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86.06pt" svg:height="1666.86pt" svg:x="775.67pt" svg:y="137.85pt">
            <draw:object draw:notify-on-update-of-ranges="Sheet1.L1:Sheet1.L1 Sheet1.L2:Sheet1.L502 Sheet1.K2:Sheet1.K502 Sheet1.A1:Sheet1.A1 Sheet1.A2:Sheet1.A502 Sheet1.B1:Sheet1.B1 Sheet1.B2:Sheet1.B502 Sheet1.A1:Sheet1.A1 Sheet1.C2:Sheet1.C502 Sheet1.D1:Sheet1.D1 Sheet1.D2:Sheet1.D502 Sheet1.A1:Sheet1.A1 Sheet1.E2:Sheet1.E502 Sheet1.F1:Sheet1.F1 Sheet1.F2:Sheet1.F502 Sheet1.A1:Sheet1.A1 Sheet1.I2:Sheet1.I502 Sheet1.J1:Sheet1.J1 Sheet1.J2:Sheet1.J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gps_x</text:p>
          </table:table-cell>
          <table:table-cell office:value-type="string" calcext:value-type="string">
            <text:p><text:s/>gps_y</text:p>
          </table:table-cell>
          <table:table-cell office:value-type="string" calcext:value-type="string">
            <text:p><text:s/>true_x</text:p>
          </table:table-cell>
          <table:table-cell office:value-type="string" calcext:value-type="string">
            <text:p><text:s/>true_y</text:p>
          </table:table-cell>
          <table:table-cell office:value-type="string" calcext:value-type="string">
            <text:p><text:s/>dead_reckon_x</text:p>
          </table:table-cell>
          <table:table-cell office:value-type="string" calcext:value-type="string">
            <text:p><text:s/>dead_reckon_y</text:p>
          </table:table-cell>
          <table:table-cell office:value-type="string" calcext:value-type="string">
            <text:p><text:s/>u_v</text:p>
          </table:table-cell>
          <table:table-cell office:value-type="string" calcext:value-type="string">
            <text:p><text:s/>u_yawrate</text:p>
          </table:table-cell>
          <table:table-cell office:value-type="string" calcext:value-type="string">
            <text:p><text:s/>estimated_x</text:p>
          </table:table-cell>
          <table:table-cell office:value-type="string" calcext:value-type="string">
            <text:p><text:s/>estimated_y</text:p>
          </table:table-cell>
          <table:table-cell office:value-type="string" calcext:value-type="string">
            <text:p>java_est_x</text:p>
          </table:table-cell>
          <table:table-cell office:value-type="string" calcext:value-type="string">
            <text:p>java_est_y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4363061627975" calcext:value-type="float">
            <text:p>-0.524363061627975</text:p>
          </table:table-cell>
          <table:table-cell office:value-type="float" office:value="-0.131996278475582" calcext:value-type="float">
            <text:p>-0.1319962784755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25337087991375" calcext:value-type="float">
            <text:p>0.225337087991375</text:p>
          </table:table-cell>
          <table:table-cell office:value-type="float" office:value="0" calcext:value-type="float">
            <text:p>0</text:p>
          </table:table-cell>
          <table:table-cell office:value-type="float" office:value="2.25337087991375" calcext:value-type="float">
            <text:p>2.25337087991375</text:p>
          </table:table-cell>
          <table:table-cell office:value-type="float" office:value="0.09796339602255" calcext:value-type="float">
            <text:p>0.09796339602255</text:p>
          </table:table-cell>
          <table:table-cell office:value-type="float" office:value="-0.153212412760899" calcext:value-type="float">
            <text:p>-0.153212412760899</text:p>
          </table:table-cell>
          <table:table-cell office:value-type="float" office:value="-0.0678725068889205" calcext:value-type="float">
            <text:p>-0.067872506888921</text:p>
          </table:table-cell>
          <table:table-cell office:value-type="float" office:value="-0.0390449509429125" calcext:value-type="float">
            <text:p>-0.039044950942913</text:p>
          </table:table-cell>
          <table:table-cell office:value-type="float" office:value="-0.0474819050362616" calcext:value-type="float">
            <text:p>-0.047481905036262</text:p>
          </table:table-cell>
        </table:table-row>
        <table:table-row table:style-name="ro1">
          <table:table-cell office:value-type="float" office:value="-0.105116597381607" calcext:value-type="float">
            <text:p>-0.105116597381607</text:p>
          </table:table-cell>
          <table:table-cell office:value-type="float" office:value="0.261370512146026" calcext:value-type="float">
            <text:p>0.261370512146026</text:p>
          </table:table-cell>
          <table:table-cell office:value-type="float" office:value="0.199995000041667" calcext:value-type="float">
            <text:p>0.199995000041667</text:p>
          </table:table-cell>
          <table:table-cell office:value-type="float" office:value="0.000999983333416667" calcext:value-type="float">
            <text:p>0.000999983333417</text:p>
          </table:table-cell>
          <table:table-cell office:value-type="float" office:value="0.264624461631519" calcext:value-type="float">
            <text:p>0.264624461631519</text:p>
          </table:table-cell>
          <table:table-cell office:value-type="float" office:value="0.000384884766579981" calcext:value-type="float">
            <text:p>0.00038488476658</text:p>
          </table:table-cell>
          <table:table-cell office:value-type="float" office:value="0.39289258886161" calcext:value-type="float">
            <text:p>0.39289258886161</text:p>
          </table:table-cell>
          <table:table-cell office:value-type="float" office:value="0.583645280933659" calcext:value-type="float">
            <text:p>0.583645280933659</text:p>
          </table:table-cell>
          <table:table-cell office:value-type="float" office:value="-0.110685823276705" calcext:value-type="float">
            <text:p>-0.110685823276705</text:p>
          </table:table-cell>
          <table:table-cell office:value-type="float" office:value="0.0467699517715775" calcext:value-type="float">
            <text:p>0.046769951771578</text:p>
          </table:table-cell>
          <table:table-cell office:value-type="float" office:value="-0.030848376266576" calcext:value-type="float">
            <text:p>-0.030848376266576</text:p>
          </table:table-cell>
          <table:table-cell office:value-type="float" office:value="0.0377497216036663" calcext:value-type="float">
            <text:p>0.037749721603666</text:p>
          </table:table-cell>
        </table:table-row>
        <table:table-row table:style-name="ro1">
          <table:table-cell office:value-type="float" office:value="0.348758872117847" calcext:value-type="float">
            <text:p>0.348758872117847</text:p>
          </table:table-cell>
          <table:table-cell office:value-type="float" office:value="0.170353209720765" calcext:value-type="float">
            <text:p>0.170353209720765</text:p>
          </table:table-cell>
          <table:table-cell office:value-type="float" office:value="0.299975000708324" calcext:value-type="float">
            <text:p>0.299975000708324</text:p>
          </table:table-cell>
          <table:table-cell office:value-type="float" office:value="0.00299985000274998" calcext:value-type="float">
            <text:p>0.00299985000275</text:p>
          </table:table-cell>
          <table:table-cell office:value-type="float" office:value="0.407977305495971" calcext:value-type="float">
            <text:p>0.407977305495971</text:p>
          </table:table-cell>
          <table:table-cell office:value-type="float" office:value="0.0101710989572651" calcext:value-type="float">
            <text:p>0.010171098957265</text:p>
          </table:table-cell>
          <table:table-cell office:value-type="float" office:value="1.43686491474362" calcext:value-type="float">
            <text:p>1.43686491474362</text:p>
          </table:table-cell>
          <table:table-cell office:value-type="float" office:value="0.370190438941165" calcext:value-type="float">
            <text:p>0.370190438941165</text:p>
          </table:table-cell>
          <table:table-cell office:value-type="float" office:value="0.126781841511236" calcext:value-type="float">
            <text:p>0.126781841511236</text:p>
          </table:table-cell>
          <table:table-cell office:value-type="float" office:value="0.0916190057746676" calcext:value-type="float">
            <text:p>0.091619005774668</text:p>
          </table:table-cell>
          <table:table-cell office:value-type="float" office:value="0.18129692205427" calcext:value-type="float">
            <text:p>0.18129692205427</text:p>
          </table:table-cell>
          <table:table-cell office:value-type="float" office:value="0.0821815537465072" calcext:value-type="float">
            <text:p>0.082181553746507</text:p>
          </table:table-cell>
        </table:table-row>
        <table:table-row table:style-name="ro1">
          <table:table-cell office:value-type="float" office:value="0.192967100345913" calcext:value-type="float">
            <text:p>0.192967100345913</text:p>
          </table:table-cell>
          <table:table-cell office:value-type="float" office:value="0.0463568510749762" calcext:value-type="float">
            <text:p>0.046356851074976</text:p>
          </table:table-cell>
          <table:table-cell office:value-type="float" office:value="0.399930004083223" calcext:value-type="float">
            <text:p>0.399930004083223</text:p>
          </table:table-cell>
          <table:table-cell office:value-type="float" office:value="0.00599940002299954" calcext:value-type="float">
            <text:p>0.005999400023</text:p>
          </table:table-cell>
          <table:table-cell office:value-type="float" office:value="0.408228544106962" calcext:value-type="float">
            <text:p>0.408228544106962</text:p>
          </table:table-cell>
          <table:table-cell office:value-type="float" office:value="0.0101976220911985" calcext:value-type="float">
            <text:p>0.010197622091199</text:p>
          </table:table-cell>
          <table:table-cell office:value-type="float" office:value="0.00252634748770697" calcext:value-type="float">
            <text:p>0.002526347487707</text:p>
          </table:table-cell>
          <table:table-cell office:value-type="float" office:value="0.771681661093817" calcext:value-type="float">
            <text:p>0.771681661093817</text:p>
          </table:table-cell>
          <table:table-cell office:value-type="float" office:value="0.145613080917537" calcext:value-type="float">
            <text:p>0.145613080917537</text:p>
          </table:table-cell>
          <table:table-cell office:value-type="float" office:value="0.0818335058950015" calcext:value-type="float">
            <text:p>0.081833505895002</text:p>
          </table:table-cell>
          <table:table-cell office:value-type="float" office:value="0.184481337597489" calcext:value-type="float">
            <text:p>0.184481337597489</text:p>
          </table:table-cell>
          <table:table-cell office:value-type="float" office:value="0.0747694826795761" calcext:value-type="float">
            <text:p>0.074769482679576</text:p>
          </table:table-cell>
        </table:table-row>
        <table:table-row table:style-name="ro1">
          <table:table-cell office:value-type="float" office:value="0.612910853906651" calcext:value-type="float">
            <text:p>0.612910853906651</text:p>
          </table:table-cell>
          <table:table-cell office:value-type="float" office:value="-0.446161007002727" calcext:value-type="float">
            <text:p>-0.446161007002727</text:p>
          </table:table-cell>
          <table:table-cell office:value-type="float" office:value="0.499850014749321" calcext:value-type="float">
            <text:p>0.499850014749321</text:p>
          </table:table-cell>
          <table:table-cell office:value-type="float" office:value="0.00999833344166296" calcext:value-type="float">
            <text:p>0.009998333441663</text:p>
          </table:table-cell>
          <table:table-cell office:value-type="float" office:value="0.572249828523364" calcext:value-type="float">
            <text:p>0.572249828523364</text:p>
          </table:table-cell>
          <table:table-cell office:value-type="float" office:value="0.0404425564336929" calcext:value-type="float">
            <text:p>0.040442556433693</text:p>
          </table:table-cell>
          <table:table-cell office:value-type="float" office:value="1.667865036356" calcext:value-type="float">
            <text:p>1.667865036356</text:p>
          </table:table-cell>
          <table:table-cell office:value-type="float" office:value="0.367120341771794" calcext:value-type="float">
            <text:p>0.367120341771794</text:p>
          </table:table-cell>
          <table:table-cell office:value-type="float" office:value="0.393315483137686" calcext:value-type="float">
            <text:p>0.393315483137686</text:p>
          </table:table-cell>
          <table:table-cell office:value-type="float" office:value="-0.0132869611468997" calcext:value-type="float">
            <text:p>-0.0132869611469</text:p>
          </table:table-cell>
          <table:table-cell office:value-type="float" office:value="0.423253662827949" calcext:value-type="float">
            <text:p>0.423253662827949</text:p>
          </table:table-cell>
          <table:table-cell office:value-type="float" office:value="-0.0130601284235569" calcext:value-type="float">
            <text:p>-0.013060128423557</text:p>
          </table:table-cell>
        </table:table-row>
        <table:table-row table:style-name="ro1">
          <table:table-cell office:value-type="float" office:value="0.677140830799902" calcext:value-type="float">
            <text:p>0.677140830799902</text:p>
          </table:table-cell>
          <table:table-cell office:value-type="float" office:value="0.194266398415921" calcext:value-type="float">
            <text:p>0.194266398415921</text:p>
          </table:table-cell>
          <table:table-cell office:value-type="float" office:value="0.599725040788818" calcext:value-type="float">
            <text:p>0.599725040788818</text:p>
          </table:table-cell>
          <table:table-cell office:value-type="float" office:value="0.0149962503687308" calcext:value-type="float">
            <text:p>0.014996250368731</text:p>
          </table:table-cell>
          <table:table-cell office:value-type="float" office:value="0.814573018211319" calcext:value-type="float">
            <text:p>0.814573018211319</text:p>
          </table:table-cell>
          <table:table-cell office:value-type="float" office:value="0.0943916323059984" calcext:value-type="float">
            <text:p>0.094391632305998</text:p>
          </table:table-cell>
          <table:table-cell office:value-type="float" office:value="2.48255978876683" calcext:value-type="float">
            <text:p>2.48255978876683</text:p>
          </table:table-cell>
          <table:table-cell office:value-type="float" office:value="0.110260685773304" calcext:value-type="float">
            <text:p>0.110260685773304</text:p>
          </table:table-cell>
          <table:table-cell office:value-type="float" office:value="0.653778174223282" calcext:value-type="float">
            <text:p>0.653778174223282</text:p>
          </table:table-cell>
          <table:table-cell office:value-type="float" office:value="0.0673272009368952" calcext:value-type="float">
            <text:p>0.067327200936895</text:p>
          </table:table-cell>
          <table:table-cell office:value-type="float" office:value="0.674498711438849" calcext:value-type="float">
            <text:p>0.674498711438849</text:p>
          </table:table-cell>
          <table:table-cell office:value-type="float" office:value="0.0678831769198935" calcext:value-type="float">
            <text:p>0.067883176919894</text:p>
          </table:table-cell>
        </table:table-row>
        <table:table-row table:style-name="ro1">
          <table:table-cell office:value-type="float" office:value="0.634632563297976" calcext:value-type="float">
            <text:p>0.634632563297976</text:p>
          </table:table-cell>
          <table:table-cell office:value-type="float" office:value="0.296337919922856" calcext:value-type="float">
            <text:p>0.296337919922856</text:p>
          </table:table-cell>
          <table:table-cell office:value-type="float" office:value="0.699545094782338" calcext:value-type="float">
            <text:p>0.699545094782338</text:p>
          </table:table-cell>
          <table:table-cell office:value-type="float" office:value="0.0209926510166752" calcext:value-type="float">
            <text:p>0.020992651016675</text:p>
          </table:table-cell>
          <table:table-cell office:value-type="float" office:value="0.740156205981513" calcext:value-type="float">
            <text:p>0.740156205981513</text:p>
          </table:table-cell>
          <table:table-cell office:value-type="float" office:value="0.0769606646681861" calcext:value-type="float">
            <text:p>0.076960664668186</text:p>
          </table:table-cell>
          <table:table-cell office:value-type="float" office:value="-0.764310184103068" calcext:value-type="float">
            <text:p>-0.764310184103068</text:p>
          </table:table-cell>
          <table:table-cell office:value-type="float" office:value="0.181431200084481" calcext:value-type="float">
            <text:p>0.181431200084481</text:p>
          </table:table-cell>
          <table:table-cell office:value-type="float" office:value="0.604556723238823" calcext:value-type="float">
            <text:p>0.604556723238823</text:p>
          </table:table-cell>
          <table:table-cell office:value-type="float" office:value="0.105846961295683" calcext:value-type="float">
            <text:p>0.105846961295683</text:p>
          </table:table-cell>
          <table:table-cell office:value-type="float" office:value="0.619207542441572" calcext:value-type="float">
            <text:p>0.619207542441572</text:p>
          </table:table-cell>
          <table:table-cell office:value-type="float" office:value="0.105419676655468" calcext:value-type="float">
            <text:p>0.105419676655468</text:p>
          </table:table-cell>
        </table:table-row>
        <table:table-row table:style-name="ro1">
          <table:table-cell office:value-type="float" office:value="0.796315184481464" calcext:value-type="float">
            <text:p>0.796315184481464</text:p>
          </table:table-cell>
          <table:table-cell office:value-type="float" office:value="-0.189374694207965" calcext:value-type="float">
            <text:p>-0.189374694207965</text:p>
          </table:table-cell>
          <table:table-cell office:value-type="float" office:value="0.799300194807666" calcext:value-type="float">
            <text:p>0.799300194807666</text:p>
          </table:table-cell>
          <table:table-cell office:value-type="float" office:value="0.0279869357504285" calcext:value-type="float">
            <text:p>0.027986935750429</text:p>
          </table:table-cell>
          <table:table-cell office:value-type="float" office:value="0.774119603387364" calcext:value-type="float">
            <text:p>0.774119603387364</text:p>
          </table:table-cell>
          <table:table-cell office:value-type="float" office:value="0.0855689126938965" calcext:value-type="float">
            <text:p>0.085568912693897</text:p>
          </table:table-cell>
          <table:table-cell office:value-type="float" office:value="0.350373272014282" calcext:value-type="float">
            <text:p>0.350373272014282</text:p>
          </table:table-cell>
          <table:table-cell office:value-type="float" office:value="-0.539686465285399" calcext:value-type="float">
            <text:p>-0.539686465285399</text:p>
          </table:table-cell>
          <table:table-cell office:value-type="float" office:value="0.685409135818873" calcext:value-type="float">
            <text:p>0.685409135818873</text:p>
          </table:table-cell>
          <table:table-cell office:value-type="float" office:value="0.0611495110560759" calcext:value-type="float">
            <text:p>0.061149511056076</text:p>
          </table:table-cell>
          <table:table-cell office:value-type="float" office:value="0.695047812884414" calcext:value-type="float">
            <text:p>0.695047812884414</text:p>
          </table:table-cell>
          <table:table-cell table:style-name="ce1" office:value-type="float" office:value="0.0607521113018719" calcext:value-type="float">
            <text:p>6.08E-02</text:p>
          </table:table-cell>
        </table:table-row>
        <table:table-row table:style-name="ro1">
          <table:table-cell office:value-type="float" office:value="1.13538802710858" calcext:value-type="float">
            <text:p>1.13538802710858</text:p>
          </table:table-cell>
          <table:table-cell office:value-type="float" office:value="-0.561575024133189" calcext:value-type="float">
            <text:p>-0.561575024133189</text:p>
          </table:table-cell>
          <table:table-cell office:value-type="float" office:value="0.898980365437928" calcext:value-type="float">
            <text:p>0.898980365437928</text:p>
          </table:table-cell>
          <table:table-cell office:value-type="float" office:value="0.0359784051473458" calcext:value-type="float">
            <text:p>0.035978405147346</text:p>
          </table:table-cell>
          <table:table-cell office:value-type="float" office:value="0.755551491158767" calcext:value-type="float">
            <text:p>0.755551491158767</text:p>
          </table:table-cell>
          <table:table-cell office:value-type="float" office:value="0.0819157901703308" calcext:value-type="float">
            <text:p>0.081915790170331</text:p>
          </table:table-cell>
          <table:table-cell office:value-type="float" office:value="-0.189240612952389" calcext:value-type="float">
            <text:p>-0.189240612952389</text:p>
          </table:table-cell>
          <table:table-cell office:value-type="float" office:value="0.167026436289544" calcext:value-type="float">
            <text:p>0.167026436289544</text:p>
          </table:table-cell>
          <table:table-cell office:value-type="float" office:value="0.815858938278391" calcext:value-type="float">
            <text:p>0.815858938278391</text:p>
          </table:table-cell>
          <table:table-cell office:value-type="float" office:value="-0.0271149534468956" calcext:value-type="float">
            <text:p>-0.027114953446896</text:p>
          </table:table-cell>
          <table:table-cell office:value-type="float" office:value="0.821842240659481" calcext:value-type="float">
            <text:p>0.821842240659481</text:p>
          </table:table-cell>
          <table:table-cell office:value-type="float" office:value="-0.0273096911677906" calcext:value-type="float">
            <text:p>-0.027309691167791</text:p>
          </table:table-cell>
        </table:table-row>
        <table:table-row table:style-name="ro1">
          <table:table-cell office:value-type="float" office:value="0.907951125460487" calcext:value-type="float">
            <text:p>0.907951125460487</text:p>
          </table:table-cell>
          <table:table-cell office:value-type="float" office:value="0.0211765024531308" calcext:value-type="float">
            <text:p>0.021176502453131</text:p>
          </table:table-cell>
          <table:table-cell office:value-type="float" office:value="0.998575638739127" calcext:value-type="float">
            <text:p>0.998575638739127</text:p>
          </table:table-cell>
          <table:table-cell office:value-type="float" office:value="0.0449662600671469" calcext:value-type="float">
            <text:p>0.044966260067147</text:p>
          </table:table-cell>
          <table:table-cell office:value-type="float" office:value="0.814956429053005" calcext:value-type="float">
            <text:p>0.814956429053005</text:p>
          </table:table-cell>
          <table:table-cell office:value-type="float" office:value="0.0946373404754732" calcext:value-type="float">
            <text:p>0.094637340475473</text:p>
          </table:table-cell>
          <table:table-cell office:value-type="float" office:value="0.607518270374191" calcext:value-type="float">
            <text:p>0.607518270374191</text:p>
          </table:table-cell>
          <table:table-cell office:value-type="float" office:value="0.2023145877057" calcext:value-type="float">
            <text:p>0.2023145877057</text:p>
          </table:table-cell>
          <table:table-cell office:value-type="float" office:value="0.889440288782757" calcext:value-type="float">
            <text:p>0.889440288782757</text:p>
          </table:table-cell>
          <table:table-cell office:value-type="float" office:value="-0.0158994567121327" calcext:value-type="float">
            <text:p>-0.015899456712133</text:p>
          </table:table-cell>
          <table:table-cell office:value-type="float" office:value="0.893238773553979" calcext:value-type="float">
            <text:p>0.893238773553979</text:p>
          </table:table-cell>
          <table:table-cell office:value-type="float" office:value="-0.0160250377903943" calcext:value-type="float">
            <text:p>-0.016025037790394</text:p>
          </table:table-cell>
        </table:table-row>
        <table:table-row table:style-name="ro1">
          <table:table-cell office:value-type="float" office:value="1.20775683607156" calcext:value-type="float">
            <text:p>1.20775683607156</text:p>
          </table:table-cell>
          <table:table-cell office:value-type="float" office:value="-0.201045303667872" calcext:value-type="float">
            <text:p>-0.201045303667872</text:p>
          </table:table-cell>
          <table:table-cell office:value-type="float" office:value="1.09807605526693" calcext:value-type="float">
            <text:p>1.09807605526693</text:p>
          </table:table-cell>
          <table:table-cell office:value-type="float" office:value="0.0549496017318297" calcext:value-type="float">
            <text:p>0.05494960173183</text:p>
          </table:table-cell>
          <table:table-cell office:value-type="float" office:value="0.839701418963709" calcext:value-type="float">
            <text:p>0.839701418963709</text:p>
          </table:table-cell>
          <table:table-cell office:value-type="float" office:value="0.100462409392391" calcext:value-type="float">
            <text:p>0.100462409392391</text:p>
          </table:table-cell>
          <table:table-cell office:value-type="float" office:value="0.254213680506712" calcext:value-type="float">
            <text:p>0.254213680506712</text:p>
          </table:table-cell>
          <table:table-cell office:value-type="float" office:value="-0.0165765548988928" calcext:value-type="float">
            <text:p>-0.016576554898893</text:p>
          </table:table-cell>
          <table:table-cell office:value-type="float" office:value="1.01821567532803" calcext:value-type="float">
            <text:p>1.01821567532803</text:p>
          </table:table-cell>
          <table:table-cell office:value-type="float" office:value="-0.0351606713440731" calcext:value-type="float">
            <text:p>-0.035160671344073</text:p>
          </table:table-cell>
          <table:table-cell office:value-type="float" office:value="1.02007725185474" calcext:value-type="float">
            <text:p>1.02007725185474</text:p>
          </table:table-cell>
          <table:table-cell office:value-type="float" office:value="-0.0350886755598535" calcext:value-type="float">
            <text:p>-0.035088675559854</text:p>
          </table:table-cell>
        </table:table-row>
        <table:table-row table:style-name="ro1">
          <table:table-cell office:value-type="float" office:value="1.17264543092784" calcext:value-type="float">
            <text:p>1.17264543092784</text:p>
          </table:table-cell>
          <table:table-cell office:value-type="float" office:value="0.0109852896138116" calcext:value-type="float">
            <text:p>0.010985289613812</text:p>
          </table:table-cell>
          <table:table-cell office:value-type="float" office:value="1.1974716650626" calcext:value-type="float">
            <text:p>1.1974716650626</text:p>
          </table:table-cell>
          <table:table-cell office:value-type="float" office:value="0.0659274318155472" calcext:value-type="float">
            <text:p>0.065927431815547</text:p>
          </table:table-cell>
          <table:table-cell office:value-type="float" office:value="0.854955644528263" calcext:value-type="float">
            <text:p>0.854955644528263</text:p>
          </table:table-cell>
          <table:table-cell office:value-type="float" office:value="0.104026637579425" calcext:value-type="float">
            <text:p>0.104026637579425</text:p>
          </table:table-cell>
          <table:table-cell office:value-type="float" office:value="0.156650924077562" calcext:value-type="float">
            <text:p>0.156650924077562</text:p>
          </table:table-cell>
          <table:table-cell office:value-type="float" office:value="0.500818200011732" calcext:value-type="float">
            <text:p>0.500818200011732</text:p>
          </table:table-cell>
          <table:table-cell office:value-type="float" office:value="1.08614515374204" calcext:value-type="float">
            <text:p>1.08614515374204</text:p>
          </table:table-cell>
          <table:table-cell office:value-type="float" office:value="-0.024617488077146" calcext:value-type="float">
            <text:p>-0.024617488077146</text:p>
          </table:table-cell>
          <table:table-cell office:value-type="float" office:value="1.08717085285038" calcext:value-type="float">
            <text:p>1.08717085285038</text:p>
          </table:table-cell>
          <table:table-cell office:value-type="float" office:value="-0.0244416757709508" calcext:value-type="float">
            <text:p>-0.024441675770951</text:p>
          </table:table-cell>
        </table:table-row>
        <table:table-row table:style-name="ro1">
          <table:table-cell office:value-type="float" office:value="1.19162953123401" calcext:value-type="float">
            <text:p>1.19162953123401</text:p>
          </table:table-cell>
          <table:table-cell office:value-type="float" office:value="-0.0242035430402937" calcext:value-type="float">
            <text:p>-0.024203543040294</text:p>
          </table:table-cell>
          <table:table-cell office:value-type="float" office:value="1.29675252864799" calcext:value-type="float">
            <text:p>1.29675252864799</text:p>
          </table:table-cell>
          <table:table-cell office:value-type="float" office:value="0.0778986525444392" calcext:value-type="float">
            <text:p>0.077898652544439</text:p>
          </table:table-cell>
          <table:table-cell office:value-type="float" office:value="0.90616703700219" calcext:value-type="float">
            <text:p>0.90616703700219</text:p>
          </table:table-cell>
          <table:table-cell office:value-type="float" office:value="0.118731568036955" calcext:value-type="float">
            <text:p>0.118731568036955</text:p>
          </table:table-cell>
          <table:table-cell office:value-type="float" office:value="0.532807817029684" calcext:value-type="float">
            <text:p>0.532807817029684</text:p>
          </table:table-cell>
          <table:table-cell office:value-type="float" office:value="0.19775178363135" calcext:value-type="float">
            <text:p>0.19775178363135</text:p>
          </table:table-cell>
          <table:table-cell office:value-type="float" office:value="1.15836439869692" calcext:value-type="float">
            <text:p>1.15836439869692</text:p>
          </table:table-cell>
          <table:table-cell office:value-type="float" office:value="-0.0190110703169121" calcext:value-type="float">
            <text:p>-0.019011070316912</text:p>
          </table:table-cell>
          <table:table-cell office:value-type="float" office:value="1.15893721068523" calcext:value-type="float">
            <text:p>1.15893721068523</text:p>
          </table:table-cell>
          <table:table-cell office:value-type="float" office:value="-0.0186944690197674" calcext:value-type="float">
            <text:p>-0.018694469019767</text:p>
          </table:table-cell>
        </table:table-row>
        <table:table-row table:style-name="ro1">
          <table:table-cell office:value-type="float" office:value="1.28683292924153" calcext:value-type="float">
            <text:p>1.28683292924153</text:p>
          </table:table-cell>
          <table:table-cell office:value-type="float" office:value="-0.360877607403388" calcext:value-type="float">
            <text:p>-0.360877607403388</text:p>
          </table:table-cell>
          <table:table-cell office:value-type="float" office:value="1.39590871801946" calcext:value-type="float">
            <text:p>1.39590871801946</text:p>
          </table:table-cell>
          <table:table-cell office:value-type="float" office:value="0.0908620668064087" calcext:value-type="float">
            <text:p>0.090862066806409</text:p>
          </table:table-cell>
          <table:table-cell office:value-type="float" office:value="0.930797247483367" calcext:value-type="float">
            <text:p>0.930797247483367</text:p>
          </table:table-cell>
          <table:table-cell office:value-type="float" office:value="0.126334236562294" calcext:value-type="float">
            <text:p>0.126334236562294</text:p>
          </table:table-cell>
          <table:table-cell office:value-type="float" office:value="0.257768857128485" calcext:value-type="float">
            <text:p>0.257768857128485</text:p>
          </table:table-cell>
          <table:table-cell office:value-type="float" office:value="0.534448494632903" calcext:value-type="float">
            <text:p>0.534448494632903</text:p>
          </table:table-cell>
          <table:table-cell office:value-type="float" office:value="1.21195528436702" calcext:value-type="float">
            <text:p>1.21195528436702</text:p>
          </table:table-cell>
          <table:table-cell office:value-type="float" office:value="-0.0619367540222467" calcext:value-type="float">
            <text:p>-0.061936754022247</text:p>
          </table:table-cell>
          <table:table-cell table:style-name="ce1" office:value-type="float" office:value="1.21196441780364" calcext:value-type="float">
            <text:p>1.21E+00</text:p>
          </table:table-cell>
          <table:table-cell office:value-type="float" office:value="-0.0614615556286822" calcext:value-type="float">
            <text:p>-0.061461555628682</text:p>
          </table:table-cell>
        </table:table-row>
        <table:table-row table:style-name="ro1">
          <table:table-cell office:value-type="float" office:value="1.53028546520081" calcext:value-type="float">
            <text:p>1.53028546520081</text:p>
          </table:table-cell>
          <table:table-cell office:value-type="float" office:value="0.0284027032030607" calcext:value-type="float">
            <text:p>0.028402703203061</text:p>
          </table:table-cell>
          <table:table-cell office:value-type="float" office:value="1.49493031764073" calcext:value-type="float">
            <text:p>1.49493031764073</text:p>
          </table:table-cell>
          <table:table-cell office:value-type="float" office:value="0.104816378270832" calcext:value-type="float">
            <text:p>0.104816378270832</text:p>
          </table:table-cell>
          <table:table-cell office:value-type="float" office:value="0.84392597955948" calcext:value-type="float">
            <text:p>0.84392597955948</text:p>
          </table:table-cell>
          <table:table-cell office:value-type="float" office:value="0.0943439731466665" calcext:value-type="float">
            <text:p>0.094343973146667</text:p>
          </table:table-cell>
          <table:table-cell office:value-type="float" office:value="-0.92574262860176" calcext:value-type="float">
            <text:p>-0.92574262860176</text:p>
          </table:table-cell>
          <table:table-cell office:value-type="float" office:value="-0.168313698843336" calcext:value-type="float">
            <text:p>-0.168313698843336</text:p>
          </table:table-cell>
          <table:table-cell office:value-type="float" office:value="1.27295299681868" calcext:value-type="float">
            <text:p>1.27295299681868</text:p>
          </table:table-cell>
          <table:table-cell office:value-type="float" office:value="-0.049019860056436" calcext:value-type="float">
            <text:p>-0.049019860056436</text:p>
          </table:table-cell>
          <table:table-cell office:value-type="float" office:value="1.27288408659028" calcext:value-type="float">
            <text:p>1.27288408659028</text:p>
          </table:table-cell>
          <table:table-cell office:value-type="float" office:value="-0.0485929341411897" calcext:value-type="float">
            <text:p>-0.04859293414119</text:p>
          </table:table-cell>
        </table:table-row>
        <table:table-row table:style-name="ro1">
          <table:table-cell office:value-type="float" office:value="1.48500191400782" calcext:value-type="float">
            <text:p>1.48500191400782</text:p>
          </table:table-cell>
          <table:table-cell office:value-type="float" office:value="-0.202765276232891" calcext:value-type="float">
            <text:p>-0.202765276232891</text:p>
          </table:table-cell>
          <table:table-cell office:value-type="float" office:value="1.59380742543433" calcext:value-type="float">
            <text:p>1.59380742543433</text:p>
          </table:table-cell>
          <table:table-cell office:value-type="float" office:value="0.119760191518192" calcext:value-type="float">
            <text:p>0.119760191518192</text:p>
          </table:table-cell>
          <table:table-cell office:value-type="float" office:value="1.11746215553426" calcext:value-type="float">
            <text:p>1.11746215553426</text:p>
          </table:table-cell>
          <table:table-cell office:value-type="float" office:value="0.189876810079573" calcext:value-type="float">
            <text:p>0.189876810079573</text:p>
          </table:table-cell>
          <table:table-cell office:value-type="float" office:value="2.89738783215773" calcext:value-type="float">
            <text:p>2.89738783215773</text:p>
          </table:table-cell>
          <table:table-cell office:value-type="float" office:value="0.160739178124048" calcext:value-type="float">
            <text:p>0.160739178124048</text:p>
          </table:table-cell>
          <table:table-cell office:value-type="float" office:value="1.52889224024009" calcext:value-type="float">
            <text:p>1.52889224024009</text:p>
          </table:table-cell>
          <table:table-cell office:value-type="float" office:value="-0.051763115171103" calcext:value-type="float">
            <text:p>-0.051763115171103</text:p>
          </table:table-cell>
          <table:table-cell office:value-type="float" office:value="1.52851904614618" calcext:value-type="float">
            <text:p>1.52851904614618</text:p>
          </table:table-cell>
          <table:table-cell office:value-type="float" office:value="-0.0498052337317366" calcext:value-type="float">
            <text:p>-0.049805233731737</text:p>
          </table:table-cell>
        </table:table-row>
        <table:table-row table:style-name="ro1">
          <table:table-cell office:value-type="float" office:value="2.06661126787331" calcext:value-type="float">
            <text:p>2.06661126787331</text:p>
          </table:table-cell>
          <table:table-cell office:value-type="float" office:value="0.267850840834258" calcext:value-type="float">
            <text:p>0.267850840834258</text:p>
          </table:table-cell>
          <table:table-cell office:value-type="float" office:value="1.6925301537719" calcext:value-type="float">
            <text:p>1.6925301537719</text:p>
          </table:table-cell>
          <table:table-cell office:value-type="float" office:value="0.135692012179617" calcext:value-type="float">
            <text:p>0.135692012179617</text:p>
          </table:table-cell>
          <table:table-cell office:value-type="float" office:value="1.16331433711328" calcext:value-type="float">
            <text:p>1.16331433711328</text:p>
          </table:table-cell>
          <table:table-cell office:value-type="float" office:value="0.206722403598173" calcext:value-type="float">
            <text:p>0.206722403598173</text:p>
          </table:table-cell>
          <table:table-cell office:value-type="float" office:value="0.488487111042721" calcext:value-type="float">
            <text:p>0.488487111042721</text:p>
          </table:table-cell>
          <table:table-cell office:value-type="float" office:value="-0.17842937535301" calcext:value-type="float">
            <text:p>-0.17842937535301</text:p>
          </table:table-cell>
          <table:table-cell office:value-type="float" office:value="1.76336273147452" calcext:value-type="float">
            <text:p>1.76336273147452</text:p>
          </table:table-cell>
          <table:table-cell office:value-type="float" office:value="0.0164289246416488" calcext:value-type="float">
            <text:p>0.016428924641649</text:p>
          </table:table-cell>
          <table:table-cell office:value-type="float" office:value="1.7633510660522" calcext:value-type="float">
            <text:p>1.7633510660522</text:p>
          </table:table-cell>
          <table:table-cell office:value-type="float" office:value="0.0180821147675698" calcext:value-type="float">
            <text:p>0.01808211476757</text:p>
          </table:table-cell>
        </table:table-row>
        <table:table-row table:style-name="ro1">
          <table:table-cell office:value-type="float" office:value="1.98502216629339" calcext:value-type="float">
            <text:p>1.98502216629339</text:p>
          </table:table-cell>
          <table:table-cell office:value-type="float" office:value="0.211080287913896" calcext:value-type="float">
            <text:p>0.211080287913896</text:p>
          </table:table-cell>
          <table:table-cell office:value-type="float" office:value="1.79108863046285" calcext:value-type="float">
            <text:p>1.79108863046285</text:p>
          </table:table-cell>
          <table:table-cell office:value-type="float" office:value="0.152610247086316" calcext:value-type="float">
            <text:p>0.152610247086316</text:p>
          </table:table-cell>
          <table:table-cell office:value-type="float" office:value="1.32166608868635" calcext:value-type="float">
            <text:p>1.32166608868635</text:p>
          </table:table-cell>
          <table:table-cell office:value-type="float" office:value="0.261712839846956" calcext:value-type="float">
            <text:p>0.261712839846956</text:p>
          </table:table-cell>
          <table:table-cell office:value-type="float" office:value="1.67628235405288" calcext:value-type="float">
            <text:p>1.67628235405288</text:p>
          </table:table-cell>
          <table:table-cell office:value-type="float" office:value="0.0677898932915704" calcext:value-type="float">
            <text:p>0.06778989329157</text:p>
          </table:table-cell>
          <table:table-cell office:value-type="float" office:value="1.95335756153293" calcext:value-type="float">
            <text:p>1.95335756153293</text:p>
          </table:table-cell>
          <table:table-cell office:value-type="float" office:value="0.0720036358947027" calcext:value-type="float">
            <text:p>0.072003635894703</text:p>
          </table:table-cell>
          <table:table-cell table:style-name="ce1" office:value-type="float" office:value="1.95350823801263" calcext:value-type="float">
            <text:p>1.95E+00</text:p>
          </table:table-cell>
          <table:table-cell office:value-type="float" office:value="0.0728635854964704" calcext:value-type="float">
            <text:p>0.07286358549647</text:p>
          </table:table-cell>
        </table:table-row>
        <table:table-row table:style-name="ro1">
          <table:table-cell office:value-type="float" office:value="1.98143167922896" calcext:value-type="float">
            <text:p>1.98143167922896</text:p>
          </table:table-cell>
          <table:table-cell office:value-type="float" office:value="-0.338627657065499" calcext:value-type="float">
            <text:p>-0.338627657065499</text:p>
          </table:table-cell>
          <table:table-cell office:value-type="float" office:value="1.88947299974166" calcext:value-type="float">
            <text:p>1.88947299974166</text:p>
          </table:table-cell>
          <table:table-cell office:value-type="float" office:value="0.170513204428899" calcext:value-type="float">
            <text:p>0.170513204428899</text:p>
          </table:table-cell>
          <table:table-cell office:value-type="float" office:value="1.19959172966679" calcext:value-type="float">
            <text:p>1.19959172966679</text:p>
          </table:table-cell>
          <table:table-cell office:value-type="float" office:value="0.21839082706715" calcext:value-type="float">
            <text:p>0.21839082706715</text:p>
          </table:table-cell>
          <table:table-cell office:value-type="float" office:value="-1.29533570634527" calcext:value-type="float">
            <text:p>-1.29533570634527</text:p>
          </table:table-cell>
          <table:table-cell office:value-type="float" office:value="0.188840323511271" calcext:value-type="float">
            <text:p>0.188840323511271</text:p>
          </table:table-cell>
          <table:table-cell office:value-type="float" office:value="1.87050073964374" calcext:value-type="float">
            <text:p>1.87050073964374</text:p>
          </table:table-cell>
          <table:table-cell table:style-name="ce1" office:value-type="float" office:value="0.0000328442413791152" calcext:value-type="float">
            <text:p>3.28E-05</text:p>
          </table:table-cell>
          <table:table-cell office:value-type="float" office:value="1.87022473563956" calcext:value-type="float">
            <text:p>1.87022473563956</text:p>
          </table:table-cell>
          <table:table-cell office:value-type="float" office:value="0.00152266320507417" calcext:value-type="float">
            <text:p>0.001522663205074</text:p>
          </table:table-cell>
        </table:table-row>
        <table:table-row table:style-name="ro1">
          <table:table-cell office:value-type="float" office:value="1.77390750575488" calcext:value-type="float">
            <text:p>1.77390750575488</text:p>
          </table:table-cell>
          <table:table-cell office:value-type="float" office:value="0.193911402593296" calcext:value-type="float">
            <text:p>0.193911402593296</text:p>
          </table:table-cell>
          <table:table-cell office:value-type="float" office:value="1.98767342325339" calcext:value-type="float">
            <text:p>1.98767342325339</text:p>
          </table:table-cell>
          <table:table-cell office:value-type="float" office:value="0.189399093926549" calcext:value-type="float">
            <text:p>0.189399093926549</text:p>
          </table:table-cell>
          <table:table-cell office:value-type="float" office:value="1.07412143981149" calcext:value-type="float">
            <text:p>1.07412143981149</text:p>
          </table:table-cell>
          <table:table-cell office:value-type="float" office:value="0.171177549891393" calcext:value-type="float">
            <text:p>0.171177549891393</text:p>
          </table:table-cell>
          <table:table-cell office:value-type="float" office:value="-1.34059267408287" calcext:value-type="float">
            <text:p>-1.34059267408287</text:p>
          </table:table-cell>
          <table:table-cell office:value-type="float" office:value="0.171270626225607" calcext:value-type="float">
            <text:p>0.171270626225607</text:p>
          </table:table-cell>
          <table:table-cell office:value-type="float" office:value="1.75807288833718" calcext:value-type="float">
            <text:p>1.75807288833718</text:p>
          </table:table-cell>
          <table:table-cell office:value-type="float" office:value="0.00861690274551709" calcext:value-type="float">
            <text:p>0.008616902745517</text:p>
          </table:table-cell>
          <table:table-cell office:value-type="float" office:value="1.75804739197396" calcext:value-type="float">
            <text:p>1.75804739197396</text:p>
          </table:table-cell>
          <table:table-cell office:value-type="float" office:value="0.00960842875109933" calcext:value-type="float">
            <text:p>0.009608428751099</text:p>
          </table:table-cell>
        </table:table-row>
        <table:table-row table:style-name="ro1">
          <table:table-cell office:value-type="float" office:value="2.17957755758068" calcext:value-type="float">
            <text:p>2.17957755758068</text:p>
          </table:table-cell>
          <table:table-cell office:value-type="float" office:value="0.314701126940308" calcext:value-type="float">
            <text:p>0.314701126940308</text:p>
          </table:table-cell>
          <table:table-cell office:value-type="float" office:value="2.08568008103751" calcext:value-type="float">
            <text:p>2.08568008103751</text:p>
          </table:table-cell>
          <table:table-cell office:value-type="float" office:value="0.209266027006055" calcext:value-type="float">
            <text:p>0.209266027006055</text:p>
          </table:table-cell>
          <table:table-cell office:value-type="float" office:value="1.11832352921177" calcext:value-type="float">
            <text:p>1.11832352921177</text:p>
          </table:table-cell>
          <table:table-cell office:value-type="float" office:value="0.188680313854496" calcext:value-type="float">
            <text:p>0.188680313854496</text:p>
          </table:table-cell>
          <table:table-cell office:value-type="float" office:value="0.475412605396425" calcext:value-type="float">
            <text:p>0.475412605396425</text:p>
          </table:table-cell>
          <table:table-cell office:value-type="float" office:value="-0.304538671396308" calcext:value-type="float">
            <text:p>-0.304538671396308</text:p>
          </table:table-cell>
          <table:table-cell office:value-type="float" office:value="1.95153779735893" calcext:value-type="float">
            <text:p>1.95153779735893</text:p>
          </table:table-cell>
          <table:table-cell office:value-type="float" office:value="0.0639686422780773" calcext:value-type="float">
            <text:p>0.063968642278077</text:p>
          </table:table-cell>
          <table:table-cell office:value-type="float" office:value="1.9516266028055" calcext:value-type="float">
            <text:p>1.9516266028055</text:p>
          </table:table-cell>
          <table:table-cell office:value-type="float" office:value="0.0651526848833899" calcext:value-type="float">
            <text:p>0.06515268488339</text:p>
          </table:table-cell>
        </table:table-row>
        <table:table-row table:style-name="ro1">
          <table:table-cell office:value-type="float" office:value="2.5036900577587" calcext:value-type="float">
            <text:p>2.5036900577587</text:p>
          </table:table-cell>
          <table:table-cell office:value-type="float" office:value="0.182175550840067" calcext:value-type="float">
            <text:p>0.182175550840067</text:p>
          </table:table-cell>
          <table:table-cell office:value-type="float" office:value="2.18348317250993" calcext:value-type="float">
            <text:p>2.18348317250993</text:p>
          </table:table-cell>
          <table:table-cell office:value-type="float" office:value="0.230112016990665" calcext:value-type="float">
            <text:p>0.230112016990665</text:p>
          </table:table-cell>
          <table:table-cell office:value-type="float" office:value="1.17669520877762" calcext:value-type="float">
            <text:p>1.17669520877762</text:p>
          </table:table-cell>
          <table:table-cell office:value-type="float" office:value="0.209761345533533" calcext:value-type="float">
            <text:p>0.209761345533533</text:p>
          </table:table-cell>
          <table:table-cell office:value-type="float" office:value="0.620617665877417" calcext:value-type="float">
            <text:p>0.620617665877417</text:p>
          </table:table-cell>
          <table:table-cell office:value-type="float" office:value="0.196123932604596" calcext:value-type="float">
            <text:p>0.196123932604596</text:p>
          </table:table-cell>
          <table:table-cell office:value-type="float" office:value="2.19521258970387" calcext:value-type="float">
            <text:p>2.19521258970387</text:p>
          </table:table-cell>
          <table:table-cell office:value-type="float" office:value="0.10382523132823" calcext:value-type="float">
            <text:p>0.10382523132823</text:p>
          </table:table-cell>
          <table:table-cell office:value-type="float" office:value="2.19520715379147" calcext:value-type="float">
            <text:p>2.19520715379147</text:p>
          </table:table-cell>
          <table:table-cell office:value-type="float" office:value="0.105192051680303" calcext:value-type="float">
            <text:p>0.105192051680303</text:p>
          </table:table-cell>
        </table:table-row>
        <table:table-row table:style-name="ro1">
          <table:table-cell office:value-type="float" office:value="1.83933394523853" calcext:value-type="float">
            <text:p>1.83933394523853</text:p>
          </table:table-cell>
          <table:table-cell office:value-type="float" office:value="0.169152397303212" calcext:value-type="float">
            <text:p>0.169152397303212</text:p>
          </table:table-cell>
          <table:table-cell office:value-type="float" office:value="2.28107291744299" calcext:value-type="float">
            <text:p>2.28107291744299</text:p>
          </table:table-cell>
          <table:table-cell office:value-type="float" office:value="0.251934979298752" calcext:value-type="float">
            <text:p>0.251934979298752</text:p>
          </table:table-cell>
          <table:table-cell office:value-type="float" office:value="1.33427459814446" calcext:value-type="float">
            <text:p>1.33427459814446</text:p>
          </table:table-cell>
          <table:table-cell office:value-type="float" office:value="0.270190392967148" calcext:value-type="float">
            <text:p>0.270190392967148</text:p>
          </table:table-cell>
          <table:table-cell office:value-type="float" office:value="1.68768876653722" calcext:value-type="float">
            <text:p>1.68768876653722</text:p>
          </table:table-cell>
          <table:table-cell office:value-type="float" office:value="-0.23313919465834" calcext:value-type="float">
            <text:p>-0.23313919465834</text:p>
          </table:table-cell>
          <table:table-cell office:value-type="float" office:value="2.17269430594392" calcext:value-type="float">
            <text:p>2.17269430594392</text:p>
          </table:table-cell>
          <table:table-cell office:value-type="float" office:value="0.120759827480657" calcext:value-type="float">
            <text:p>0.120759827480657</text:p>
          </table:table-cell>
          <table:table-cell office:value-type="float" office:value="2.17275243515949" calcext:value-type="float">
            <text:p>2.17275243515949</text:p>
          </table:table-cell>
          <table:table-cell office:value-type="float" office:value="0.121520033794921" calcext:value-type="float">
            <text:p>0.121520033794921</text:p>
          </table:table-cell>
        </table:table-row>
        <table:table-row table:style-name="ro1">
          <table:table-cell office:value-type="float" office:value="2.29090174800567" calcext:value-type="float">
            <text:p>2.29090174800567</text:p>
          </table:table-cell>
          <table:table-cell office:value-type="float" office:value="0.208421226893022" calcext:value-type="float">
            <text:p>0.208421226893022</text:p>
          </table:table-cell>
          <table:table-cell office:value-type="float" office:value="2.37843955694353" calcext:value-type="float">
            <text:p>2.37843955694353</text:p>
          </table:table-cell>
          <table:table-cell office:value-type="float" office:value="0.274732731652271" calcext:value-type="float">
            <text:p>0.274732731652271</text:p>
          </table:table-cell>
          <table:table-cell office:value-type="float" office:value="1.30979892436173" calcext:value-type="float">
            <text:p>1.30979892436173</text:p>
          </table:table-cell>
          <table:table-cell office:value-type="float" office:value="0.261453239367104" calcext:value-type="float">
            <text:p>0.261453239367104</text:p>
          </table:table-cell>
          <table:table-cell office:value-type="float" office:value="-0.259883908726478" calcext:value-type="float">
            <text:p>-0.259883908726478</text:p>
          </table:table-cell>
          <table:table-cell office:value-type="float" office:value="0.154515075045487" calcext:value-type="float">
            <text:p>0.154515075045487</text:p>
          </table:table-cell>
          <table:table-cell office:value-type="float" office:value="2.20261354023897" calcext:value-type="float">
            <text:p>2.20261354023897</text:p>
          </table:table-cell>
          <table:table-cell office:value-type="float" office:value="0.134124578528233" calcext:value-type="float">
            <text:p>0.134124578528233</text:p>
          </table:table-cell>
          <table:table-cell office:value-type="float" office:value="2.20265255651949" calcext:value-type="float">
            <text:p>2.20265255651949</text:p>
          </table:table-cell>
          <table:table-cell office:value-type="float" office:value="0.13472003715709" calcext:value-type="float">
            <text:p>0.13472003715709</text:p>
          </table:table-cell>
        </table:table-row>
        <table:table-row table:style-name="ro1">
          <table:table-cell office:value-type="float" office:value="1.91827122961987" calcext:value-type="float">
            <text:p>1.91827122961987</text:p>
          </table:table-cell>
          <table:table-cell office:value-type="float" office:value="0.263763908604732" calcext:value-type="float">
            <text:p>0.263763908604732</text:p>
          </table:table-cell>
          <table:table-cell office:value-type="float" office:value="2.47557335442873" calcext:value-type="float">
            <text:p>2.47557335442873</text:p>
          </table:table-cell>
          <table:table-cell office:value-type="float" office:value="0.298502994294984" calcext:value-type="float">
            <text:p>0.298502994294984</text:p>
          </table:table-cell>
          <table:table-cell office:value-type="float" office:value="1.39722337577828" calcext:value-type="float">
            <text:p>1.39722337577828</text:p>
          </table:table-cell>
          <table:table-cell office:value-type="float" office:value="0.294192950322896" calcext:value-type="float">
            <text:p>0.294192950322896</text:p>
          </table:table-cell>
          <table:table-cell office:value-type="float" office:value="0.933537539628388" calcext:value-type="float">
            <text:p>0.933537539628388</text:p>
          </table:table-cell>
          <table:table-cell office:value-type="float" office:value="-0.0590016670563951" calcext:value-type="float">
            <text:p>-0.059001667056395</text:p>
          </table:table-cell>
          <table:table-cell office:value-type="float" office:value="2.16210359788259" calcext:value-type="float">
            <text:p>2.16210359788259</text:p>
          </table:table-cell>
          <table:table-cell office:value-type="float" office:value="0.153353324121002" calcext:value-type="float">
            <text:p>0.153353324121002</text:p>
          </table:table-cell>
          <table:table-cell office:value-type="float" office:value="2.16222023226948" calcext:value-type="float">
            <text:p>2.16222023226948</text:p>
          </table:table-cell>
          <table:table-cell office:value-type="float" office:value="0.153310627889027" calcext:value-type="float">
            <text:p>0.153310627889027</text:p>
          </table:table-cell>
        </table:table-row>
        <table:table-row table:style-name="ro1">
          <table:table-cell office:value-type="float" office:value="2.60863369112699" calcext:value-type="float">
            <text:p>2.60863369112699</text:p>
          </table:table-cell>
          <table:table-cell office:value-type="float" office:value="-0.16254087148411" calcext:value-type="float">
            <text:p>-0.16254087148411</text:p>
          </table:table-cell>
          <table:table-cell office:value-type="float" office:value="2.5724645965998" calcext:value-type="float">
            <text:p>2.5724645965998</text:p>
          </table:table-cell>
          <table:table-cell office:value-type="float" office:value="0.323243390220437" calcext:value-type="float">
            <text:p>0.323243390220437</text:p>
          </table:table-cell>
          <table:table-cell office:value-type="float" office:value="1.60121153407869" calcext:value-type="float">
            <text:p>1.60121153407869</text:p>
          </table:table-cell>
          <table:table-cell office:value-type="float" office:value="0.369215427874837" calcext:value-type="float">
            <text:p>0.369215427874837</text:p>
          </table:table-cell>
          <table:table-cell office:value-type="float" office:value="2.17346591564776" calcext:value-type="float">
            <text:p>2.17346591564776</text:p>
          </table:table-cell>
          <table:table-cell office:value-type="float" office:value="0.0752807322376479" calcext:value-type="float">
            <text:p>0.075280732237648</text:p>
          </table:table-cell>
          <table:table-cell office:value-type="float" office:value="2.44830579904844" calcext:value-type="float">
            <text:p>2.44830579904844</text:p>
          </table:table-cell>
          <table:table-cell office:value-type="float" office:value="0.13905200345384" calcext:value-type="float">
            <text:p>0.13905200345384</text:p>
          </table:table-cell>
          <table:table-cell office:value-type="float" office:value="2.44810681402111" calcext:value-type="float">
            <text:p>2.44810681402111</text:p>
          </table:table-cell>
          <table:table-cell office:value-type="float" office:value="0.140636756077472" calcext:value-type="float">
            <text:p>0.140636756077472</text:p>
          </table:table-cell>
        </table:table-row>
        <table:table-row table:style-name="ro1">
          <table:table-cell office:value-type="float" office:value="2.32973970868248" calcext:value-type="float">
            <text:p>2.32973970868248</text:p>
          </table:table-cell>
          <table:table-cell office:value-type="float" office:value="0.306178970669977" calcext:value-type="float">
            <text:p>0.306178970669977</text:p>
          </table:table-cell>
          <table:table-cell office:value-type="float" office:value="2.66910359441325" calcext:value-type="float">
            <text:p>2.66910359441325</text:p>
          </table:table-cell>
          <table:table-cell office:value-type="float" office:value="0.348951445409652" calcext:value-type="float">
            <text:p>0.348951445409652</text:p>
          </table:table-cell>
          <table:table-cell office:value-type="float" office:value="1.6105094245317" calcext:value-type="float">
            <text:p>1.6105094245317</text:p>
          </table:table-cell>
          <table:table-cell office:value-type="float" office:value="0.372714677883572" calcext:value-type="float">
            <text:p>0.372714677883572</text:p>
          </table:table-cell>
          <table:table-cell office:value-type="float" office:value="0.0993456176686644" calcext:value-type="float">
            <text:p>0.099345617668665</text:p>
          </table:table-cell>
          <table:table-cell office:value-type="float" office:value="0.136459748426381" calcext:value-type="float">
            <text:p>0.136459748426381</text:p>
          </table:table-cell>
          <table:table-cell office:value-type="float" office:value="2.41737305964579" calcext:value-type="float">
            <text:p>2.41737305964579</text:p>
          </table:table-cell>
          <table:table-cell office:value-type="float" office:value="0.162970968362144" calcext:value-type="float">
            <text:p>0.162970968362144</text:p>
          </table:table-cell>
          <table:table-cell office:value-type="float" office:value="2.41733615604111" calcext:value-type="float">
            <text:p>2.41733615604111</text:p>
          </table:table-cell>
          <table:table-cell office:value-type="float" office:value="0.163593658492875" calcext:value-type="float">
            <text:p>0.163593658492875</text:p>
          </table:table-cell>
        </table:table-row>
        <table:table-row table:style-name="ro1">
          <table:table-cell office:value-type="float" office:value="2.73474373441064" calcext:value-type="float">
            <text:p>2.73474373441064</text:p>
          </table:table-cell>
          <table:table-cell office:value-type="float" office:value="0.162329666224323" calcext:value-type="float">
            <text:p>0.162329666224323</text:p>
          </table:table-cell>
          <table:table-cell office:value-type="float" office:value="2.76548068404984" calcext:value-type="float">
            <text:p>2.76548068404984</text:p>
          </table:table-cell>
          <table:table-cell office:value-type="float" office:value="0.375624589078535" calcext:value-type="float">
            <text:p>0.375624589078535</text:p>
          </table:table-cell>
          <table:table-cell office:value-type="float" office:value="1.79961516135782" calcext:value-type="float">
            <text:p>1.79961516135782</text:p>
          </table:table-cell>
          <table:table-cell office:value-type="float" office:value="0.446845824229901" calcext:value-type="float">
            <text:p>0.446845824229901</text:p>
          </table:table-cell>
          <table:table-cell office:value-type="float" office:value="2.03116731361977" calcext:value-type="float">
            <text:p>2.03116731361977</text:p>
          </table:table-cell>
          <table:table-cell office:value-type="float" office:value="0.0944406714751288" calcext:value-type="float">
            <text:p>0.094440671475129</text:p>
          </table:table-cell>
          <table:table-cell office:value-type="float" office:value="2.65868992044875" calcext:value-type="float">
            <text:p>2.65868992044875</text:p>
          </table:table-cell>
          <table:table-cell office:value-type="float" office:value="0.196207585892223" calcext:value-type="float">
            <text:p>0.196207585892223</text:p>
          </table:table-cell>
          <table:table-cell office:value-type="float" office:value="2.65857035386043" calcext:value-type="float">
            <text:p>2.65857035386043</text:p>
          </table:table-cell>
          <table:table-cell office:value-type="float" office:value="0.197101700593683" calcext:value-type="float">
            <text:p>0.197101700593683</text:p>
          </table:table-cell>
        </table:table-row>
        <table:table-row table:style-name="ro1">
          <table:table-cell office:value-type="float" office:value="2.81516494458071" calcext:value-type="float">
            <text:p>2.81516494458071</text:p>
          </table:table-cell>
          <table:table-cell office:value-type="float" office:value="0.237195030749099" calcext:value-type="float">
            <text:p>0.237195030749099</text:p>
          </table:table-cell>
          <table:table-cell office:value-type="float" office:value="2.86158622788091" calcext:value-type="float">
            <text:p>2.86158622788091</text:p>
          </table:table-cell>
          <table:table-cell office:value-type="float" office:value="0.403260153934947" calcext:value-type="float">
            <text:p>0.403260153934947</text:p>
          </table:table-cell>
          <table:table-cell office:value-type="float" office:value="1.85416776948034" calcext:value-type="float">
            <text:p>1.85416776948034</text:p>
          </table:table-cell>
          <table:table-cell office:value-type="float" office:value="0.468827532317957" calcext:value-type="float">
            <text:p>0.468827532317957</text:p>
          </table:table-cell>
          <table:table-cell office:value-type="float" office:value="0.588148156797006" calcext:value-type="float">
            <text:p>0.588148156797006</text:p>
          </table:table-cell>
          <table:table-cell office:value-type="float" office:value="0.32109249950596" calcext:value-type="float">
            <text:p>0.32109249950596</text:p>
          </table:table-cell>
          <table:table-cell office:value-type="float" office:value="2.75329416451986" calcext:value-type="float">
            <text:p>2.75329416451986</text:p>
          </table:table-cell>
          <table:table-cell office:value-type="float" office:value="0.215922082977034" calcext:value-type="float">
            <text:p>0.215922082977034</text:p>
          </table:table-cell>
          <table:table-cell office:value-type="float" office:value="2.75318778080181" calcext:value-type="float">
            <text:p>2.75318778080181</text:p>
          </table:table-cell>
          <table:table-cell office:value-type="float" office:value="0.216654849451242" calcext:value-type="float">
            <text:p>0.216654849451242</text:p>
          </table:table-cell>
        </table:table-row>
        <table:table-row table:style-name="ro1">
          <table:table-cell office:value-type="float" office:value="2.8561554463235" calcext:value-type="float">
            <text:p>2.8561554463235</text:p>
          </table:table-cell>
          <table:table-cell office:value-type="float" office:value="0.290253426841063" calcext:value-type="float">
            <text:p>0.290253426841063</text:p>
          </table:table-cell>
          <table:table-cell office:value-type="float" office:value="2.95741061543218" calcext:value-type="float">
            <text:p>2.95741061543218</text:p>
          </table:table-cell>
          <table:table-cell office:value-type="float" office:value="0.43185537644543" calcext:value-type="float">
            <text:p>0.43185537644543</text:p>
          </table:table-cell>
          <table:table-cell office:value-type="float" office:value="1.98072363823961" calcext:value-type="float">
            <text:p>1.98072363823961</text:p>
          </table:table-cell>
          <table:table-cell office:value-type="float" office:value="0.524609586367387" calcext:value-type="float">
            <text:p>0.524609586367387</text:p>
          </table:table-cell>
          <table:table-cell office:value-type="float" office:value="1.38304105041709" calcext:value-type="float">
            <text:p>1.38304105041709</text:p>
          </table:table-cell>
          <table:table-cell office:value-type="float" office:value="0.52464481746796" calcext:value-type="float">
            <text:p>0.52464481746796</text:p>
          </table:table-cell>
          <table:table-cell office:value-type="float" office:value="2.87845559805132" calcext:value-type="float">
            <text:p>2.87845559805132</text:p>
          </table:table-cell>
          <table:table-cell office:value-type="float" office:value="0.252999913145319" calcext:value-type="float">
            <text:p>0.252999913145319</text:p>
          </table:table-cell>
          <table:table-cell office:value-type="float" office:value="2.87840458039014" calcext:value-type="float">
            <text:p>2.87840458039014</text:p>
          </table:table-cell>
          <table:table-cell office:value-type="float" office:value="0.253407255361904" calcext:value-type="float">
            <text:p>0.253407255361904</text:p>
          </table:table-cell>
        </table:table-row>
        <table:table-row table:style-name="ro1">
          <table:table-cell office:value-type="float" office:value="2.97197703387756" calcext:value-type="float">
            <text:p>2.97197703387756</text:p>
          </table:table-cell>
          <table:table-cell office:value-type="float" office:value="0.702452595689026" calcext:value-type="float">
            <text:p>0.702452595689026</text:p>
          </table:table-cell>
          <table:table-cell office:value-type="float" office:value="3.05294426434474" calcext:value-type="float">
            <text:p>3.05294426434474</text:p>
          </table:table-cell>
          <table:table-cell office:value-type="float" office:value="0.461407397111564" calcext:value-type="float">
            <text:p>0.461407397111564</text:p>
          </table:table-cell>
          <table:table-cell office:value-type="float" office:value="2.0002369079882" calcext:value-type="float">
            <text:p>2.0002369079882</text:p>
          </table:table-cell>
          <table:table-cell office:value-type="float" office:value="0.534463220269253" calcext:value-type="float">
            <text:p>0.534463220269253</text:p>
          </table:table-cell>
          <table:table-cell office:value-type="float" office:value="0.21860050259618" calcext:value-type="float">
            <text:p>0.21860050259618</text:p>
          </table:table-cell>
          <table:table-cell office:value-type="float" office:value="-0.378335219068082" calcext:value-type="float">
            <text:p>-0.378335219068082</text:p>
          </table:table-cell>
          <table:table-cell office:value-type="float" office:value="2.94474814581383" calcext:value-type="float">
            <text:p>2.94474814581383</text:p>
          </table:table-cell>
          <table:table-cell office:value-type="float" office:value="0.340499619484009" calcext:value-type="float">
            <text:p>0.340499619484009</text:p>
          </table:table-cell>
          <table:table-cell office:value-type="float" office:value="2.94507255315575" calcext:value-type="float">
            <text:p>2.94507255315575</text:p>
          </table:table-cell>
          <table:table-cell office:value-type="float" office:value="0.33928328010576" calcext:value-type="float">
            <text:p>0.33928328010576</text:p>
          </table:table-cell>
        </table:table-row>
        <table:table-row table:style-name="ro1">
          <table:table-cell office:value-type="float" office:value="3.29875784059673" calcext:value-type="float">
            <text:p>3.29875784059673</text:p>
          </table:table-cell>
          <table:table-cell office:value-type="float" office:value="0.0387260651931315" calcext:value-type="float">
            <text:p>0.038726065193132</text:p>
          </table:table-cell>
          <table:table-cell office:value-type="float" office:value="3.14817762133331" calcext:value-type="float">
            <text:p>3.14817762133331</text:p>
          </table:table-cell>
          <table:table-cell office:value-type="float" office:value="0.491913260755909" calcext:value-type="float">
            <text:p>0.491913260755909</text:p>
          </table:table-cell>
          <table:table-cell office:value-type="float" office:value="2.05000650030435" calcext:value-type="float">
            <text:p>2.05000650030435</text:p>
          </table:table-cell>
          <table:table-cell office:value-type="float" office:value="0.557275526265905" calcext:value-type="float">
            <text:p>0.557275526265905</text:p>
          </table:table-cell>
          <table:table-cell office:value-type="float" office:value="0.547486403867799" calcext:value-type="float">
            <text:p>0.547486403867799</text:p>
          </table:table-cell>
          <table:table-cell office:value-type="float" office:value="0.291448185146265" calcext:value-type="float">
            <text:p>0.291448185146265</text:p>
          </table:table-cell>
          <table:table-cell office:value-type="float" office:value="3.0884813176906" calcext:value-type="float">
            <text:p>3.0884813176906</text:p>
          </table:table-cell>
          <table:table-cell office:value-type="float" office:value="0.316325521836184" calcext:value-type="float">
            <text:p>0.316325521836184</text:p>
          </table:table-cell>
          <table:table-cell office:value-type="float" office:value="3.0885527223202" calcext:value-type="float">
            <text:p>3.0885527223202</text:p>
          </table:table-cell>
          <table:table-cell office:value-type="float" office:value="0.316372231231617" calcext:value-type="float">
            <text:p>0.316372231231617</text:p>
          </table:table-cell>
        </table:table-row>
        <table:table-row table:style-name="ro1">
          <table:table-cell office:value-type="float" office:value="2.8936612746986" calcext:value-type="float">
            <text:p>2.8936612746986</text:p>
          </table:table-cell>
          <table:table-cell office:value-type="float" office:value="0.776268646209808" calcext:value-type="float">
            <text:p>0.776268646209808</text:p>
          </table:table-cell>
          <table:table-cell office:value-type="float" office:value="3.24310116314156" calcext:value-type="float">
            <text:p>3.24310116314156</text:p>
          </table:table-cell>
          <table:table-cell office:value-type="float" office:value="0.52336991681752" calcext:value-type="float">
            <text:p>0.52336991681752</text:p>
          </table:table-cell>
          <table:table-cell office:value-type="float" office:value="1.93882221388787" calcext:value-type="float">
            <text:p>1.93882221388787</text:p>
          </table:table-cell>
          <table:table-cell office:value-type="float" office:value="0.502337813373021" calcext:value-type="float">
            <text:p>0.502337813373021</text:p>
          </table:table-cell>
          <table:table-cell office:value-type="float" office:value="-1.24016522463112" calcext:value-type="float">
            <text:p>-1.24016522463112</text:p>
          </table:table-cell>
          <table:table-cell office:value-type="float" office:value="0.22144478482391" calcext:value-type="float">
            <text:p>0.22144478482391</text:p>
          </table:table-cell>
          <table:table-cell office:value-type="float" office:value="2.9728671016253" calcext:value-type="float">
            <text:p>2.9728671016253</text:p>
          </table:table-cell>
          <table:table-cell office:value-type="float" office:value="0.349564003578884" calcext:value-type="float">
            <text:p>0.349564003578884</text:p>
          </table:table-cell>
          <table:table-cell office:value-type="float" office:value="2.97301109290193" calcext:value-type="float">
            <text:p>2.97301109290193</text:p>
          </table:table-cell>
          <table:table-cell office:value-type="float" office:value="0.348885852658681" calcext:value-type="float">
            <text:p>0.348885852658681</text:p>
          </table:table-cell>
        </table:table-row>
        <table:table-row table:style-name="ro1">
          <table:table-cell office:value-type="float" office:value="3.26580786661533" calcext:value-type="float">
            <text:p>3.26580786661533</text:p>
          </table:table-cell>
          <table:table-cell office:value-type="float" office:value="0.864759751261154" calcext:value-type="float">
            <text:p>0.864759751261154</text:p>
          </table:table-cell>
          <table:table-cell office:value-type="float" office:value="3.3377053974944" calcext:value-type="float">
            <text:p>3.3377053974944</text:p>
          </table:table-cell>
          <table:table-cell office:value-type="float" office:value="0.555774219657007" calcext:value-type="float">
            <text:p>0.555774219657007</text:p>
          </table:table-cell>
          <table:table-cell office:value-type="float" office:value="2.07199184613904" calcext:value-type="float">
            <text:p>2.07199184613904</text:p>
          </table:table-cell>
          <table:table-cell office:value-type="float" office:value="0.571848955807226" calcext:value-type="float">
            <text:p>0.571848955807226</text:p>
          </table:table-cell>
          <table:table-cell office:value-type="float" office:value="1.50219672068679" calcext:value-type="float">
            <text:p>1.50219672068679</text:p>
          </table:table-cell>
          <table:table-cell office:value-type="float" office:value="-0.136606795448313" calcext:value-type="float">
            <text:p>-0.136606795448313</text:p>
          </table:table-cell>
          <table:table-cell office:value-type="float" office:value="3.19639658724568" calcext:value-type="float">
            <text:p>3.19639658724568</text:p>
          </table:table-cell>
          <table:table-cell office:value-type="float" office:value="0.481542777932285" calcext:value-type="float">
            <text:p>0.481542777932285</text:p>
          </table:table-cell>
          <table:table-cell office:value-type="float" office:value="3.19679082236362" calcext:value-type="float">
            <text:p>3.19679082236362</text:p>
          </table:table-cell>
          <table:table-cell office:value-type="float" office:value="0.479733614883545" calcext:value-type="float">
            <text:p>0.479733614883545</text:p>
          </table:table-cell>
        </table:table-row>
        <table:table-row table:style-name="ro1">
          <table:table-cell office:value-type="float" office:value="3.50986548133939" calcext:value-type="float">
            <text:p>3.50986548133939</text:p>
          </table:table-cell>
          <table:table-cell office:value-type="float" office:value="0.294561448140756" calcext:value-type="float">
            <text:p>0.294561448140756</text:p>
          </table:table-cell>
          <table:table-cell office:value-type="float" office:value="3.43198086404723" calcext:value-type="float">
            <text:p>3.43198086404723</text:p>
          </table:table-cell>
          <table:table-cell office:value-type="float" office:value="0.589122928871089" calcext:value-type="float">
            <text:p>0.589122928871089</text:p>
          </table:table-cell>
          <table:table-cell office:value-type="float" office:value="2.25203992344416" calcext:value-type="float">
            <text:p>2.25203992344416</text:p>
          </table:table-cell>
          <table:table-cell office:value-type="float" office:value="0.662721704869886" calcext:value-type="float">
            <text:p>0.662721704869886</text:p>
          </table:table-cell>
          <table:table-cell office:value-type="float" office:value="2.01680853487575" calcext:value-type="float">
            <text:p>2.01680853487575</text:p>
          </table:table-cell>
          <table:table-cell office:value-type="float" office:value="0.201785154380301" calcext:value-type="float">
            <text:p>0.201785154380301</text:p>
          </table:table-cell>
          <table:table-cell office:value-type="float" office:value="3.41354920248609" calcext:value-type="float">
            <text:p>3.41354920248609</text:p>
          </table:table-cell>
          <table:table-cell office:value-type="float" office:value="0.512749222776567" calcext:value-type="float">
            <text:p>0.512749222776567</text:p>
          </table:table-cell>
          <table:table-cell office:value-type="float" office:value="3.4139962281781" calcext:value-type="float">
            <text:p>3.4139962281781</text:p>
          </table:table-cell>
          <table:table-cell office:value-type="float" office:value="0.511415990919758" calcext:value-type="float">
            <text:p>0.511415990919758</text:p>
          </table:table-cell>
        </table:table-row>
        <table:table-row table:style-name="ro1">
          <table:table-cell office:value-type="float" office:value="3.74548720103453" calcext:value-type="float">
            <text:p>3.74548720103453</text:p>
          </table:table-cell>
          <table:table-cell office:value-type="float" office:value="0.27550509811803" calcext:value-type="float">
            <text:p>0.27550509811803</text:p>
          </table:table-cell>
          <table:table-cell office:value-type="float" office:value="3.52591813533197" calcext:value-type="float">
            <text:p>3.52591813533197</text:p>
          </table:table-cell>
          <table:table-cell office:value-type="float" office:value="0.623412709616634" calcext:value-type="float">
            <text:p>0.623412709616634</text:p>
          </table:table-cell>
          <table:table-cell office:value-type="float" office:value="2.28846089520858" calcext:value-type="float">
            <text:p>2.28846089520858</text:p>
          </table:table-cell>
          <table:table-cell office:value-type="float" office:value="0.682035619644369" calcext:value-type="float">
            <text:p>0.682035619644369</text:p>
          </table:table-cell>
          <table:table-cell office:value-type="float" office:value="0.412251681401116" calcext:value-type="float">
            <text:p>0.412251681401116</text:p>
          </table:table-cell>
          <table:table-cell office:value-type="float" office:value="0.443950834370754" calcext:value-type="float">
            <text:p>0.443950834370754</text:p>
          </table:table-cell>
          <table:table-cell office:value-type="float" office:value="3.53638571239563" calcext:value-type="float">
            <text:p>3.53638571239563</text:p>
          </table:table-cell>
          <table:table-cell office:value-type="float" office:value="0.502744889668429" calcext:value-type="float">
            <text:p>0.502744889668429</text:p>
          </table:table-cell>
          <table:table-cell office:value-type="float" office:value="3.53670965280925" calcext:value-type="float">
            <text:p>3.53670965280925</text:p>
          </table:table-cell>
          <table:table-cell office:value-type="float" office:value="0.50227990152793" calcext:value-type="float">
            <text:p>0.50227990152793</text:p>
          </table:table-cell>
        </table:table-row>
        <table:table-row table:style-name="ro1">
          <table:table-cell office:value-type="float" office:value="3.84932874003603" calcext:value-type="float">
            <text:p>3.84932874003603</text:p>
          </table:table-cell>
          <table:table-cell office:value-type="float" office:value="0.74348223300532" calcext:value-type="float">
            <text:p>0.74348223300532</text:p>
          </table:table-cell>
          <table:table-cell office:value-type="float" office:value="3.61950781769976" calcext:value-type="float">
            <text:p>3.61950781769976</text:p>
          </table:table-cell>
          <table:table-cell office:value-type="float" office:value="0.658640132944143" calcext:value-type="float">
            <text:p>0.658640132944143</text:p>
          </table:table-cell>
          <table:table-cell office:value-type="float" office:value="2.26031438402842" calcext:value-type="float">
            <text:p>2.26031438402842</text:p>
          </table:table-cell>
          <table:table-cell office:value-type="float" office:value="0.665468956193274" calcext:value-type="float">
            <text:p>0.665468956193274</text:p>
          </table:table-cell>
          <table:table-cell office:value-type="float" office:value="-0.326600739361796" calcext:value-type="float">
            <text:p>-0.326600739361796</text:p>
          </table:table-cell>
          <table:table-cell office:value-type="float" office:value="0.0377875613316547" calcext:value-type="float">
            <text:p>0.037787561331655</text:p>
          </table:table-cell>
          <table:table-cell office:value-type="float" office:value="3.64201260511554" calcext:value-type="float">
            <text:p>3.64201260511554</text:p>
          </table:table-cell>
          <table:table-cell office:value-type="float" office:value="0.557776064276295" calcext:value-type="float">
            <text:p>0.557776064276295</text:p>
          </table:table-cell>
          <table:table-cell office:value-type="float" office:value="3.64233149210239" calcext:value-type="float">
            <text:p>3.64233149210239</text:p>
          </table:table-cell>
          <table:table-cell office:value-type="float" office:value="0.557010201835176" calcext:value-type="float">
            <text:p>0.557010201835176</text:p>
          </table:table-cell>
        </table:table-row>
        <table:table-row table:style-name="ro1">
          <table:table-cell office:value-type="float" office:value="3.66528071463342" calcext:value-type="float">
            <text:p>3.66528071463342</text:p>
          </table:table-cell>
          <table:table-cell office:value-type="float" office:value="0.508066905622414" calcext:value-type="float">
            <text:p>0.508066905622414</text:p>
          </table:table-cell>
          <table:table-cell office:value-type="float" office:value="3.71274055226037" calcext:value-type="float">
            <text:p>3.71274055226037</text:p>
          </table:table-cell>
          <table:table-cell office:value-type="float" office:value="0.694801676140639" calcext:value-type="float">
            <text:p>0.694801676140639</text:p>
          </table:table-cell>
          <table:table-cell office:value-type="float" office:value="2.32079480132215" calcext:value-type="float">
            <text:p>2.32079480132215</text:p>
          </table:table-cell>
          <table:table-cell office:value-type="float" office:value="0.701375330766172" calcext:value-type="float">
            <text:p>0.701375330766172</text:p>
          </table:table-cell>
          <table:table-cell office:value-type="float" office:value="0.703359695390122" calcext:value-type="float">
            <text:p>0.703359695390122</text:p>
          </table:table-cell>
          <table:table-cell office:value-type="float" office:value="0.330351849315308" calcext:value-type="float">
            <text:p>0.330351849315308</text:p>
          </table:table-cell>
          <table:table-cell office:value-type="float" office:value="3.68730783650382" calcext:value-type="float">
            <text:p>3.68730783650382</text:p>
          </table:table-cell>
          <table:table-cell office:value-type="float" office:value="0.567727055216994" calcext:value-type="float">
            <text:p>0.567727055216994</text:p>
          </table:table-cell>
          <table:table-cell office:value-type="float" office:value="3.68758381075979" calcext:value-type="float">
            <text:p>3.68758381075979</text:p>
          </table:table-cell>
          <table:table-cell office:value-type="float" office:value="0.567109294434544" calcext:value-type="float">
            <text:p>0.567109294434544</text:p>
          </table:table-cell>
        </table:table-row>
        <table:table-row table:style-name="ro1">
          <table:table-cell office:value-type="float" office:value="3.35461983385767" calcext:value-type="float">
            <text:p>3.35461983385767</text:p>
          </table:table-cell>
          <table:table-cell office:value-type="float" office:value="0.935753694441942" calcext:value-type="float">
            <text:p>0.935753694441942</text:p>
          </table:table-cell>
          <table:table-cell office:value-type="float" office:value="3.80560701581802" calcext:value-type="float">
            <text:p>3.80560701581802</text:p>
          </table:table-cell>
          <table:table-cell office:value-type="float" office:value="0.731893723081937" calcext:value-type="float">
            <text:p>0.731893723081937</text:p>
          </table:table-cell>
          <table:table-cell office:value-type="float" office:value="2.47294049424614" calcext:value-type="float">
            <text:p>2.47294049424614</text:p>
          </table:table-cell>
          <table:table-cell office:value-type="float" office:value="0.798638350425106" calcext:value-type="float">
            <text:p>0.798638350425106</text:p>
          </table:table-cell>
          <table:table-cell office:value-type="float" office:value="1.80577980021087" calcext:value-type="float">
            <text:p>1.80577980021087</text:p>
          </table:table-cell>
          <table:table-cell office:value-type="float" office:value="0.0480031522905626" calcext:value-type="float">
            <text:p>0.048003152290563</text:p>
          </table:table-cell>
          <table:table-cell office:value-type="float" office:value="3.70727560068188" calcext:value-type="float">
            <text:p>3.70727560068188</text:p>
          </table:table-cell>
          <table:table-cell office:value-type="float" office:value="0.653393942533984" calcext:value-type="float">
            <text:p>0.653393942533984</text:p>
          </table:table-cell>
          <table:table-cell office:value-type="float" office:value="3.70776628555167" calcext:value-type="float">
            <text:p>3.70776628555167</text:p>
          </table:table-cell>
          <table:table-cell office:value-type="float" office:value="0.651858364615766" calcext:value-type="float">
            <text:p>0.651858364615766</text:p>
          </table:table-cell>
        </table:table-row>
        <table:table-row table:style-name="ro1">
          <table:table-cell office:value-type="float" office:value="3.45493950809864" calcext:value-type="float">
            <text:p>3.45493950809864</text:p>
          </table:table-cell>
          <table:table-cell office:value-type="float" office:value="0.716739099733033" calcext:value-type="float">
            <text:p>0.716739099733033</text:p>
          </table:table-cell>
          <table:table-cell office:value-type="float" office:value="3.89809792180375" calcext:value-type="float">
            <text:p>3.89809792180375</text:p>
          </table:table-cell>
          <table:table-cell office:value-type="float" office:value="0.769912564594254" calcext:value-type="float">
            <text:p>0.769912564594254</text:p>
          </table:table-cell>
          <table:table-cell office:value-type="float" office:value="2.45814539474864" calcext:value-type="float">
            <text:p>2.45814539474864</text:p>
          </table:table-cell>
          <table:table-cell office:value-type="float" office:value="0.789079850927892" calcext:value-type="float">
            <text:p>0.789079850927892</text:p>
          </table:table-cell>
          <table:table-cell office:value-type="float" office:value="-0.176141954621626" calcext:value-type="float">
            <text:p>-0.176141954621626</text:p>
          </table:table-cell>
          <table:table-cell office:value-type="float" office:value="0.0244618728142772" calcext:value-type="float">
            <text:p>0.024461872814277</text:p>
          </table:table-cell>
          <table:table-cell office:value-type="float" office:value="3.61866414520608" calcext:value-type="float">
            <text:p>3.61866414520608</text:p>
          </table:table-cell>
          <table:table-cell office:value-type="float" office:value="0.637959609850954" calcext:value-type="float">
            <text:p>0.637959609850954</text:p>
          </table:table-cell>
          <table:table-cell office:value-type="float" office:value="3.61911054580841" calcext:value-type="float">
            <text:p>3.61911054580841</text:p>
          </table:table-cell>
          <table:table-cell office:value-type="float" office:value="0.636500959999248" calcext:value-type="float">
            <text:p>0.636500959999248</text:p>
          </table:table-cell>
        </table:table-row>
        <table:table-row table:style-name="ro1">
          <table:table-cell office:value-type="float" office:value="4.34758436130648" calcext:value-type="float">
            <text:p>4.34758436130648</text:p>
          </table:table-cell>
          <table:table-cell office:value-type="float" office:value="0.834568864024757" calcext:value-type="float">
            <text:p>0.834568864024757</text:p>
          </table:table-cell>
          <table:table-cell office:value-type="float" office:value="3.99020402120404" calcext:value-type="float">
            <text:p>3.99020402120404</text:p>
          </table:table-cell>
          <table:table-cell office:value-type="float" office:value="0.808854398825119" calcext:value-type="float">
            <text:p>0.808854398825119</text:p>
          </table:table-cell>
          <table:table-cell office:value-type="float" office:value="2.36844341700097" calcext:value-type="float">
            <text:p>2.36844341700097</text:p>
          </table:table-cell>
          <table:table-cell office:value-type="float" office:value="0.730815619417714" calcext:value-type="float">
            <text:p>0.730815619417714</text:p>
          </table:table-cell>
          <table:table-cell office:value-type="float" office:value="-1.06963383853143" calcext:value-type="float">
            <text:p>-1.06963383853143</text:p>
          </table:table-cell>
          <table:table-cell office:value-type="float" office:value="0.693769186510959" calcext:value-type="float">
            <text:p>0.693769186510959</text:p>
          </table:table-cell>
          <table:table-cell office:value-type="float" office:value="3.81222284512012" calcext:value-type="float">
            <text:p>3.81222284512012</text:p>
          </table:table-cell>
          <table:table-cell office:value-type="float" office:value="0.710418140080076" calcext:value-type="float">
            <text:p>0.710418140080076</text:p>
          </table:table-cell>
          <table:table-cell office:value-type="float" office:value="3.81277472608812" calcext:value-type="float">
            <text:p>3.81277472608812</text:p>
          </table:table-cell>
          <table:table-cell office:value-type="float" office:value="0.709104813491754" calcext:value-type="float">
            <text:p>0.709104813491754</text:p>
          </table:table-cell>
        </table:table-row>
        <table:table-row table:style-name="ro1">
          <table:table-cell office:value-type="float" office:value="4.17948314064311" calcext:value-type="float">
            <text:p>4.17948314064311</text:p>
          </table:table-cell>
          <table:table-cell office:value-type="float" office:value="0.519446631710778" calcext:value-type="float">
            <text:p>0.519446631710778</text:p>
          </table:table-cell>
          <table:table-cell office:value-type="float" office:value="4.0819161034857" calcext:value-type="float">
            <text:p>4.0819161034857</text:p>
          </table:table-cell>
          <table:table-cell office:value-type="float" office:value="0.848715331623561" calcext:value-type="float">
            <text:p>0.848715331623561</text:p>
          </table:table-cell>
          <table:table-cell office:value-type="float" office:value="2.51923954451176" calcext:value-type="float">
            <text:p>2.51923954451176</text:p>
          </table:table-cell>
          <table:table-cell office:value-type="float" office:value="0.844366083783449" calcext:value-type="float">
            <text:p>0.844366083783449</text:p>
          </table:table-cell>
          <table:table-cell office:value-type="float" office:value="1.88767529066636" calcext:value-type="float">
            <text:p>1.88767529066636</text:p>
          </table:table-cell>
          <table:table-cell office:value-type="float" office:value="0.156394754172033" calcext:value-type="float">
            <text:p>0.156394754172033</text:p>
          </table:table-cell>
          <table:table-cell office:value-type="float" office:value="4.01355698204125" calcext:value-type="float">
            <text:p>4.01355698204125</text:p>
          </table:table-cell>
          <table:table-cell office:value-type="float" office:value="0.773128645322596" calcext:value-type="float">
            <text:p>0.773128645322596</text:p>
          </table:table-cell>
          <table:table-cell office:value-type="float" office:value="4.01423974014224" calcext:value-type="float">
            <text:p>4.01423974014224</text:p>
          </table:table-cell>
          <table:table-cell office:value-type="float" office:value="0.772073873423455" calcext:value-type="float">
            <text:p>0.772073873423455</text:p>
          </table:table-cell>
        </table:table-row>
        <table:table-row table:style-name="ro1">
          <table:table-cell office:value-type="float" office:value="4.26820740491244" calcext:value-type="float">
            <text:p>4.26820740491244</text:p>
          </table:table-cell>
          <table:table-cell office:value-type="float" office:value="0.496921747450967" calcext:value-type="float">
            <text:p>0.496921747450967</text:p>
          </table:table-cell>
          <table:table-cell office:value-type="float" office:value="4.17322499751693" calcext:value-type="float">
            <text:p>4.17322499751693</text:p>
          </table:table-cell>
          <table:table-cell office:value-type="float" office:value="0.889491376929518" calcext:value-type="float">
            <text:p>0.889491376929518</text:p>
          </table:table-cell>
          <table:table-cell office:value-type="float" office:value="2.7313302292694" calcext:value-type="float">
            <text:p>2.7313302292694</text:p>
          </table:table-cell>
          <table:table-cell office:value-type="float" office:value="1.00933190505502" calcext:value-type="float">
            <text:p>1.00933190505502</text:p>
          </table:table-cell>
          <table:table-cell office:value-type="float" office:value="2.68693469866257" calcext:value-type="float">
            <text:p>2.68693469866257</text:p>
          </table:table-cell>
          <table:table-cell office:value-type="float" office:value="-0.691239700689363" calcext:value-type="float">
            <text:p>-0.691239700689363</text:p>
          </table:table-cell>
          <table:table-cell office:value-type="float" office:value="4.2184676526672" calcext:value-type="float">
            <text:p>4.2184676526672</text:p>
          </table:table-cell>
          <table:table-cell office:value-type="float" office:value="0.827589648774571" calcext:value-type="float">
            <text:p>0.827589648774571</text:p>
          </table:table-cell>
          <table:table-cell office:value-type="float" office:value="4.21896127696651" calcext:value-type="float">
            <text:p>4.21896127696651</text:p>
          </table:table-cell>
          <table:table-cell office:value-type="float" office:value="0.827180850358208" calcext:value-type="float">
            <text:p>0.827180850358208</text:p>
          </table:table-cell>
        </table:table-row>
        <table:table-row table:style-name="ro1">
          <table:table-cell office:value-type="float" office:value="4.68960774599061" calcext:value-type="float">
            <text:p>4.68960774599061</text:p>
          </table:table-cell>
          <table:table-cell office:value-type="float" office:value="1.24192337801489" calcext:value-type="float">
            <text:p>1.24192337801489</text:p>
          </table:table-cell>
          <table:table-cell office:value-type="float" office:value="4.26412157248442" calcext:value-type="float">
            <text:p>4.26412157248442</text:p>
          </table:table-cell>
          <table:table-cell office:value-type="float" office:value="0.931178457172439" calcext:value-type="float">
            <text:p>0.931178457172439</text:p>
          </table:table-cell>
          <table:table-cell office:value-type="float" office:value="2.75315610521518" calcext:value-type="float">
            <text:p>2.75315610521518</text:p>
          </table:table-cell>
          <table:table-cell office:value-type="float" office:value="1.02400688436821" calcext:value-type="float">
            <text:p>1.02400688436821</text:p>
          </table:table-cell>
          <table:table-cell office:value-type="float" office:value="0.263006440727817" calcext:value-type="float">
            <text:p>0.263006440727817</text:p>
          </table:table-cell>
          <table:table-cell office:value-type="float" office:value="0.0963661141895344" calcext:value-type="float">
            <text:p>0.096366114189534</text:p>
          </table:table-cell>
          <table:table-cell office:value-type="float" office:value="4.4237852798781" calcext:value-type="float">
            <text:p>4.4237852798781</text:p>
          </table:table-cell>
          <table:table-cell office:value-type="float" office:value="0.953462696543685" calcext:value-type="float">
            <text:p>0.953462696543685</text:p>
          </table:table-cell>
          <table:table-cell office:value-type="float" office:value="4.42431478577583" calcext:value-type="float">
            <text:p>4.42431478577583</text:p>
          </table:table-cell>
          <table:table-cell office:value-type="float" office:value="0.952649235399338" calcext:value-type="float">
            <text:p>0.952649235399338</text:p>
          </table:table-cell>
        </table:table-row>
        <table:table-row table:style-name="ro1">
          <table:table-cell office:value-type="float" office:value="4.72345040351404" calcext:value-type="float">
            <text:p>4.72345040351404</text:p>
          </table:table-cell>
          <table:table-cell office:value-type="float" office:value="1.17419157573467" calcext:value-type="float">
            <text:p>1.17419157573467</text:p>
          </table:table-cell>
          <table:table-cell office:value-type="float" office:value="4.35459673880642" calcext:value-type="float">
            <text:p>4.35459673880642</text:p>
          </table:table-cell>
          <table:table-cell office:value-type="float" office:value="0.973772403679039" calcext:value-type="float">
            <text:p>0.973772403679039</text:p>
          </table:table-cell>
          <table:table-cell office:value-type="float" office:value="2.78718769321309" calcext:value-type="float">
            <text:p>2.78718769321309</text:p>
          </table:table-cell>
          <table:table-cell office:value-type="float" office:value="1.04736789858631" calcext:value-type="float">
            <text:p>1.04736789858631</text:p>
          </table:table-cell>
          <table:table-cell office:value-type="float" office:value="0.412781536282522" calcext:value-type="float">
            <text:p>0.412781536282522</text:p>
          </table:table-cell>
          <table:table-cell office:value-type="float" office:value="0.365099364229994" calcext:value-type="float">
            <text:p>0.365099364229994</text:p>
          </table:table-cell>
          <table:table-cell office:value-type="float" office:value="4.56460407576007" calcext:value-type="float">
            <text:p>4.56460407576007</text:p>
          </table:table-cell>
          <table:table-cell office:value-type="float" office:value="1.03232559374321" calcext:value-type="float">
            <text:p>1.03232559374321</text:p>
          </table:table-cell>
          <table:table-cell office:value-type="float" office:value="4.56511137414526" calcext:value-type="float">
            <text:p>4.56511137414526</text:p>
          </table:table-cell>
          <table:table-cell office:value-type="float" office:value="1.03142486535649" calcext:value-type="float">
            <text:p>1.03142486535649</text:p>
          </table:table-cell>
        </table:table-row>
        <table:table-row table:style-name="ro1">
          <table:table-cell office:value-type="float" office:value="4.21007231100747" calcext:value-type="float">
            <text:p>4.21007231100747</text:p>
          </table:table-cell>
          <table:table-cell office:value-type="float" office:value="0.845758054509353" calcext:value-type="float">
            <text:p>0.845758054509353</text:p>
          </table:table-cell>
          <table:table-cell office:value-type="float" office:value="4.44464144904168" calcext:value-type="float">
            <text:p>4.44464144904168</text:p>
          </table:table-cell>
          <table:table-cell office:value-type="float" office:value="1.01726895709016" calcext:value-type="float">
            <text:p>1.01726895709016</text:p>
          </table:table-cell>
          <table:table-cell office:value-type="float" office:value="2.8254620689758" calcext:value-type="float">
            <text:p>2.8254620689758</text:p>
          </table:table-cell>
          <table:table-cell office:value-type="float" office:value="1.07575105741536" calcext:value-type="float">
            <text:p>1.07575105741536</text:p>
          </table:table-cell>
          <table:table-cell office:value-type="float" office:value="0.476500949121866" calcext:value-type="float">
            <text:p>0.476500949121866</text:p>
          </table:table-cell>
          <table:table-cell office:value-type="float" office:value="0.211079051752422" calcext:value-type="float">
            <text:p>0.211079051752422</text:p>
          </table:table-cell>
          <table:table-cell office:value-type="float" office:value="4.4600759635591" calcext:value-type="float">
            <text:p>4.4600759635591</text:p>
          </table:table-cell>
          <table:table-cell office:value-type="float" office:value="0.978452675101525" calcext:value-type="float">
            <text:p>0.978452675101525</text:p>
          </table:table-cell>
          <table:table-cell office:value-type="float" office:value="4.4604751076694" calcext:value-type="float">
            <text:p>4.4604751076694</text:p>
          </table:table-cell>
          <table:table-cell office:value-type="float" office:value="0.977734684532079" calcext:value-type="float">
            <text:p>0.977734684532079</text:p>
          </table:table-cell>
        </table:table-row>
        <table:table-row table:style-name="ro1">
          <table:table-cell office:value-type="float" office:value="4.57089040446662" calcext:value-type="float">
            <text:p>4.57089040446662</text:p>
          </table:table-cell>
          <table:table-cell office:value-type="float" office:value="1.04162316616" calcext:value-type="float">
            <text:p>1.04162316616</text:p>
          </table:table-cell>
          <table:table-cell office:value-type="float" office:value="4.53424669879424" calcext:value-type="float">
            <text:p>4.53424669879424</text:p>
          </table:table-cell>
          <table:table-cell office:value-type="float" office:value="1.06166376778671" calcext:value-type="float">
            <text:p>1.06166376778671</text:p>
          </table:table-cell>
          <table:table-cell office:value-type="float" office:value="2.92962280902237" calcext:value-type="float">
            <text:p>2.92962280902237</text:p>
          </table:table-cell>
          <table:table-cell office:value-type="float" office:value="1.15645602359891" calcext:value-type="float">
            <text:p>1.15645602359891</text:p>
          </table:table-cell>
          <table:table-cell office:value-type="float" office:value="1.31767793233917" calcext:value-type="float">
            <text:p>1.31767793233917</text:p>
          </table:table-cell>
          <table:table-cell office:value-type="float" office:value="0.3040083457871" calcext:value-type="float">
            <text:p>0.3040083457871</text:p>
          </table:table-cell>
          <table:table-cell office:value-type="float" office:value="4.57422118613402" calcext:value-type="float">
            <text:p>4.57422118613402</text:p>
          </table:table-cell>
          <table:table-cell office:value-type="float" office:value="1.04108837964224" calcext:value-type="float">
            <text:p>1.04108837964224</text:p>
          </table:table-cell>
          <table:table-cell office:value-type="float" office:value="4.57460204432431" calcext:value-type="float">
            <text:p>4.57460204432431</text:p>
          </table:table-cell>
          <table:table-cell office:value-type="float" office:value="1.04039253331577" calcext:value-type="float">
            <text:p>1.04039253331577</text:p>
          </table:table-cell>
        </table:table-row>
        <table:table-row table:style-name="ro1">
          <table:table-cell office:value-type="float" office:value="4.70530683482572" calcext:value-type="float">
            <text:p>4.70530683482572</text:p>
          </table:table-cell>
          <table:table-cell office:value-type="float" office:value="0.899738598338752" calcext:value-type="float">
            <text:p>0.899738598338752</text:p>
          </table:table-cell>
          <table:table-cell office:value-type="float" office:value="4.62340352761377" calcext:value-type="float">
            <text:p>4.62340352761377</text:p>
          </table:table-cell>
          <table:table-cell office:value-type="float" office:value="1.10695239632462" calcext:value-type="float">
            <text:p>1.10695239632462</text:p>
          </table:table-cell>
          <table:table-cell office:value-type="float" office:value="2.9844014697005" calcext:value-type="float">
            <text:p>2.9844014697005</text:p>
          </table:table-cell>
          <table:table-cell office:value-type="float" office:value="1.20162938732365" calcext:value-type="float">
            <text:p>1.20162938732365</text:p>
          </table:table-cell>
          <table:table-cell office:value-type="float" office:value="0.71002355284159" calcext:value-type="float">
            <text:p>0.71002355284159</text:p>
          </table:table-cell>
          <table:table-cell office:value-type="float" office:value="0.544386491117042" calcext:value-type="float">
            <text:p>0.544386491117042</text:p>
          </table:table-cell>
          <table:table-cell office:value-type="float" office:value="4.63942314175573" calcext:value-type="float">
            <text:p>4.63942314175573</text:p>
          </table:table-cell>
          <table:table-cell office:value-type="float" office:value="1.05000075865703" calcext:value-type="float">
            <text:p>1.05000075865703</text:p>
          </table:table-cell>
          <table:table-cell office:value-type="float" office:value="4.63969251507118" calcext:value-type="float">
            <text:p>4.63969251507118</text:p>
          </table:table-cell>
          <table:table-cell office:value-type="float" office:value="1.04958102144662" calcext:value-type="float">
            <text:p>1.04958102144662</text:p>
          </table:table-cell>
        </table:table-row>
        <table:table-row table:style-name="ro1">
          <table:table-cell office:value-type="float" office:value="4.88808165663532" calcext:value-type="float">
            <text:p>4.88808165663532</text:p>
          </table:table-cell>
          <table:table-cell office:value-type="float" office:value="1.23173085631328" calcext:value-type="float">
            <text:p>1.23173085631328</text:p>
          </table:table-cell>
          <table:table-cell office:value-type="float" office:value="4.7121030198917" calcext:value-type="float">
            <text:p>4.7121030198917</text:p>
          </table:table-cell>
          <table:table-cell office:value-type="float" office:value="1.15313031387877" calcext:value-type="float">
            <text:p>1.15313031387877</text:p>
          </table:table-cell>
          <table:table-cell office:value-type="float" office:value="3.03961967331598" calcext:value-type="float">
            <text:p>3.03961967331598</text:p>
          </table:table-cell>
          <table:table-cell office:value-type="float" office:value="1.25245831726776" calcext:value-type="float">
            <text:p>1.25245831726776</text:p>
          </table:table-cell>
          <table:table-cell office:value-type="float" office:value="0.750508502935429" calcext:value-type="float">
            <text:p>0.750508502935429</text:p>
          </table:table-cell>
          <table:table-cell office:value-type="float" office:value="-0.283852819049206" calcext:value-type="float">
            <text:p>-0.283852819049206</text:p>
          </table:table-cell>
          <table:table-cell office:value-type="float" office:value="4.77421557596407" calcext:value-type="float">
            <text:p>4.77421557596407</text:p>
          </table:table-cell>
          <table:table-cell office:value-type="float" office:value="1.13694486359911" calcext:value-type="float">
            <text:p>1.13694486359911</text:p>
          </table:table-cell>
          <table:table-cell office:value-type="float" office:value="4.77448340190898" calcext:value-type="float">
            <text:p>4.77448340190898</text:p>
          </table:table-cell>
          <table:table-cell office:value-type="float" office:value="1.1365040922428" calcext:value-type="float">
            <text:p>1.1365040922428</text:p>
          </table:table-cell>
        </table:table-row>
        <table:table-row table:style-name="ro1">
          <table:table-cell office:value-type="float" office:value="5.13625182443501" calcext:value-type="float">
            <text:p>5.13625182443501</text:p>
          </table:table-cell>
          <table:table-cell office:value-type="float" office:value="0.879186528992573" calcext:value-type="float">
            <text:p>0.879186528992573</text:p>
          </table:table-cell>
          <table:table-cell office:value-type="float" office:value="4.80033630575271" calcext:value-type="float">
            <text:p>4.80033630575271</text:p>
          </table:table-cell>
          <table:table-cell office:value-type="float" office:value="1.20019290269589" calcext:value-type="float">
            <text:p>1.20019290269589</text:p>
          </table:table-cell>
          <table:table-cell office:value-type="float" office:value="3.04445602896857" calcext:value-type="float">
            <text:p>3.04445602896857</text:p>
          </table:table-cell>
          <table:table-cell office:value-type="float" office:value="1.25666302068892" calcext:value-type="float">
            <text:p>1.25666302068892</text:p>
          </table:table-cell>
          <table:table-cell office:value-type="float" office:value="0.0640857760024159" calcext:value-type="float">
            <text:p>0.064085776002416</text:p>
          </table:table-cell>
          <table:table-cell office:value-type="float" office:value="0.0772830033575234" calcext:value-type="float">
            <text:p>0.077283003357524</text:p>
          </table:table-cell>
          <table:table-cell office:value-type="float" office:value="4.86048034093292" calcext:value-type="float">
            <text:p>4.86048034093292</text:p>
          </table:table-cell>
          <table:table-cell office:value-type="float" office:value="1.12890281198982" calcext:value-type="float">
            <text:p>1.12890281198982</text:p>
          </table:table-cell>
          <table:table-cell office:value-type="float" office:value="4.86058691454884" calcext:value-type="float">
            <text:p>4.86058691454884</text:p>
          </table:table-cell>
          <table:table-cell office:value-type="float" office:value="1.12882322509808" calcext:value-type="float">
            <text:p>1.12882322509808</text:p>
          </table:table-cell>
        </table:table-row>
        <table:table-row table:style-name="ro1">
          <table:table-cell office:value-type="float" office:value="5.11412817935195" calcext:value-type="float">
            <text:p>5.11412817935195</text:p>
          </table:table-cell>
          <table:table-cell office:value-type="float" office:value="1.2577380545346" calcext:value-type="float">
            <text:p>1.2577380545346</text:p>
          </table:table-cell>
          <table:table-cell office:value-type="float" office:value="4.88809456194175" calcext:value-type="float">
            <text:p>4.88809456194175</text:p>
          </table:table-cell>
          <table:table-cell office:value-type="float" office:value="1.24813545655631" calcext:value-type="float">
            <text:p>1.24813545655631</text:p>
          </table:table-cell>
          <table:table-cell office:value-type="float" office:value="3.17170390408795" calcext:value-type="float">
            <text:p>3.17170390408795</text:p>
          </table:table-cell>
          <table:table-cell office:value-type="float" office:value="1.36903011988183" calcext:value-type="float">
            <text:p>1.36903011988183</text:p>
          </table:table-cell>
          <table:table-cell office:value-type="float" office:value="1.69759791185738" calcext:value-type="float">
            <text:p>1.69759791185738</text:p>
          </table:table-cell>
          <table:table-cell office:value-type="float" office:value="0.0860854900454094" calcext:value-type="float">
            <text:p>0.08608549004541</text:p>
          </table:table-cell>
          <table:table-cell office:value-type="float" office:value="5.04385972907911" calcext:value-type="float">
            <text:p>5.04385972907911</text:p>
          </table:table-cell>
          <table:table-cell office:value-type="float" office:value="1.23492494692876" calcext:value-type="float">
            <text:p>1.23492494692876</text:p>
          </table:table-cell>
          <table:table-cell office:value-type="float" office:value="5.04391245530073" calcext:value-type="float">
            <text:p>5.04391245530073</text:p>
          </table:table-cell>
          <table:table-cell office:value-type="float" office:value="1.23490104303022" calcext:value-type="float">
            <text:p>1.23490104303022</text:p>
          </table:table-cell>
        </table:table-row>
        <table:table-row table:style-name="ro1">
          <table:table-cell office:value-type="float" office:value="5.04826345224477" calcext:value-type="float">
            <text:p>5.04826345224477</text:p>
          </table:table-cell>
          <table:table-cell office:value-type="float" office:value="1.00478777218406" calcext:value-type="float">
            <text:p>1.00478777218406</text:p>
          </table:table-cell>
          <table:table-cell office:value-type="float" office:value="4.97536901270632" calcext:value-type="float">
            <text:p>4.97536901270632</text:p>
          </table:table-cell>
          <table:table-cell office:value-type="float" office:value="1.2969531812446" calcext:value-type="float">
            <text:p>1.2969531812446</text:p>
          </table:table-cell>
          <table:table-cell office:value-type="float" office:value="3.20556594165105" calcext:value-type="float">
            <text:p>3.20556594165105</text:p>
          </table:table-cell>
          <table:table-cell office:value-type="float" office:value="1.39945502291959" calcext:value-type="float">
            <text:p>1.39945502291959</text:p>
          </table:table-cell>
          <table:table-cell office:value-type="float" office:value="0.45522657136657" calcext:value-type="float">
            <text:p>0.45522657136657</text:p>
          </table:table-cell>
          <table:table-cell office:value-type="float" office:value="0.370248709015344" calcext:value-type="float">
            <text:p>0.370248709015344</text:p>
          </table:table-cell>
          <table:table-cell office:value-type="float" office:value="5.04523210944205" calcext:value-type="float">
            <text:p>5.04523210944205</text:p>
          </table:table-cell>
          <table:table-cell office:value-type="float" office:value="1.20518875172392" calcext:value-type="float">
            <text:p>1.20518875172392</text:p>
          </table:table-cell>
          <table:table-cell office:value-type="float" office:value="5.04517174368902" calcext:value-type="float">
            <text:p>5.04517174368902</text:p>
          </table:table-cell>
          <table:table-cell office:value-type="float" office:value="1.20532887388804" calcext:value-type="float">
            <text:p>1.20532887388804</text:p>
          </table:table-cell>
        </table:table-row>
        <table:table-row table:style-name="ro1">
          <table:table-cell office:value-type="float" office:value="5.27552019522467" calcext:value-type="float">
            <text:p>5.27552019522467</text:p>
          </table:table-cell>
          <table:table-cell office:value-type="float" office:value="1.23177726109052" calcext:value-type="float">
            <text:p>1.23177726109052</text:p>
          </table:table-cell>
          <table:table-cell office:value-type="float" office:value="5.06215093067409" calcext:value-type="float">
            <text:p>5.06215093067409</text:p>
          </table:table-cell>
          <table:table-cell office:value-type="float" office:value="1.34664119502897" calcext:value-type="float">
            <text:p>1.34664119502897</text:p>
          </table:table-cell>
          <table:table-cell office:value-type="float" office:value="3.27831096069443" calcext:value-type="float">
            <text:p>3.27831096069443</text:p>
          </table:table-cell>
          <table:table-cell office:value-type="float" office:value="1.46985373634855" calcext:value-type="float">
            <text:p>1.46985373634855</text:p>
          </table:table-cell>
          <table:table-cell office:value-type="float" office:value="1.01231500275727" calcext:value-type="float">
            <text:p>1.01231500275727</text:p>
          </table:table-cell>
          <table:table-cell office:value-type="float" office:value="-0.0707839902402126" calcext:value-type="float">
            <text:p>-0.070783990240213</text:p>
          </table:table-cell>
          <table:table-cell office:value-type="float" office:value="5.17125607333186" calcext:value-type="float">
            <text:p>5.17125607333186</text:p>
          </table:table-cell>
          <table:table-cell office:value-type="float" office:value="1.26983322005532" calcext:value-type="float">
            <text:p>1.26983322005532</text:p>
          </table:table-cell>
          <table:table-cell office:value-type="float" office:value="5.17111593115904" calcext:value-type="float">
            <text:p>5.17111593115904</text:p>
          </table:table-cell>
          <table:table-cell office:value-type="float" office:value="1.27007530489225" calcext:value-type="float">
            <text:p>1.27007530489225</text:p>
          </table:table-cell>
        </table:table-row>
        <table:table-row table:style-name="ro1">
          <table:table-cell office:value-type="float" office:value="4.99695543159592" calcext:value-type="float">
            <text:p>4.99695543159592</text:p>
          </table:table-cell>
          <table:table-cell office:value-type="float" office:value="0.904103040485109" calcext:value-type="float">
            <text:p>0.904103040485109</text:p>
          </table:table-cell>
          <table:table-cell office:value-type="float" office:value="5.14843163772556" calcext:value-type="float">
            <text:p>5.14843163772556</text:p>
          </table:table-cell>
          <table:table-cell office:value-type="float" office:value="1.39719452914945" calcext:value-type="float">
            <text:p>1.39719452914945</text:p>
          </table:table-cell>
          <table:table-cell office:value-type="float" office:value="3.44068267267463" calcext:value-type="float">
            <text:p>3.44068267267463</text:p>
          </table:table-cell>
          <table:table-cell office:value-type="float" office:value="1.62477772592167" calcext:value-type="float">
            <text:p>1.62477772592167</text:p>
          </table:table-cell>
          <table:table-cell office:value-type="float" office:value="2.24423740715269" calcext:value-type="float">
            <text:p>2.24423740715269</text:p>
          </table:table-cell>
          <table:table-cell office:value-type="float" office:value="0.16812792458116" calcext:value-type="float">
            <text:p>0.16812792458116</text:p>
          </table:table-cell>
          <table:table-cell office:value-type="float" office:value="5.20111812952752" calcext:value-type="float">
            <text:p>5.20111812952752</text:p>
          </table:table-cell>
          <table:table-cell office:value-type="float" office:value="1.25137489588087" calcext:value-type="float">
            <text:p>1.25137489588087</text:p>
          </table:table-cell>
          <table:table-cell office:value-type="float" office:value="5.20080188409827" calcext:value-type="float">
            <text:p>5.20080188409827</text:p>
          </table:table-cell>
          <table:table-cell office:value-type="float" office:value="1.25185464126047" calcext:value-type="float">
            <text:p>1.25185464126047</text:p>
          </table:table-cell>
        </table:table-row>
        <table:table-row table:style-name="ro1">
          <table:table-cell office:value-type="float" office:value="5.52386663858879" calcext:value-type="float">
            <text:p>5.52386663858879</text:p>
          </table:table-cell>
          <table:table-cell office:value-type="float" office:value="1.60678064921403" calcext:value-type="float">
            <text:p>1.60678064921403</text:p>
          </table:table-cell>
          <table:table-cell office:value-type="float" office:value="5.23420250586195" calcext:value-type="float">
            <text:p>5.23420250586195</text:p>
          </table:table-cell>
          <table:table-cell office:value-type="float" office:value="1.44860812831477" calcext:value-type="float">
            <text:p>1.44860812831477</text:p>
          </table:table-cell>
          <table:table-cell office:value-type="float" office:value="3.44816449923328" calcext:value-type="float">
            <text:p>3.44816449923328</text:p>
          </table:table-cell>
          <table:table-cell office:value-type="float" office:value="1.63216062042651" calcext:value-type="float">
            <text:p>1.63216062042651</text:p>
          </table:table-cell>
          <table:table-cell office:value-type="float" office:value="0.105111778561376" calcext:value-type="float">
            <text:p>0.105111778561376</text:p>
          </table:table-cell>
          <table:table-cell office:value-type="float" office:value="-0.0822392158424122" calcext:value-type="float">
            <text:p>-0.082239215842412</text:p>
          </table:table-cell>
          <table:table-cell office:value-type="float" office:value="5.34192001943324" calcext:value-type="float">
            <text:p>5.34192001943324</text:p>
          </table:table-cell>
          <table:table-cell office:value-type="float" office:value="1.36019068883461" calcext:value-type="float">
            <text:p>1.36019068883461</text:p>
          </table:table-cell>
          <table:table-cell office:value-type="float" office:value="5.34168438119606" calcext:value-type="float">
            <text:p>5.34168438119606</text:p>
          </table:table-cell>
          <table:table-cell office:value-type="float" office:value="1.36058557367459" calcext:value-type="float">
            <text:p>1.36058557367459</text:p>
          </table:table-cell>
        </table:table-row>
        <table:table-row table:style-name="ro1">
          <table:table-cell office:value-type="float" office:value="5.85917808526734" calcext:value-type="float">
            <text:p>5.85917808526734</text:p>
          </table:table-cell>
          <table:table-cell office:value-type="float" office:value="1.73946168991463" calcext:value-type="float">
            <text:p>1.73946168991463</text:p>
          </table:table-cell>
          <table:table-cell office:value-type="float" office:value="5.3194549580679" calcext:value-type="float">
            <text:p>5.3194549580679</text:p>
          </table:table-cell>
          <table:table-cell office:value-type="float" office:value="1.50087685120783" calcext:value-type="float">
            <text:p>1.50087685120783</text:p>
          </table:table-cell>
          <table:table-cell office:value-type="float" office:value="3.64315479168197" calcext:value-type="float">
            <text:p>3.64315479168197</text:p>
          </table:table-cell>
          <table:table-cell office:value-type="float" office:value="1.82143292597194" calcext:value-type="float">
            <text:p>1.82143292597194</text:p>
          </table:table-cell>
          <table:table-cell office:value-type="float" office:value="2.71744769582979" calcext:value-type="float">
            <text:p>2.71744769582979</text:p>
          </table:table-cell>
          <table:table-cell office:value-type="float" office:value="0.258302937498651" calcext:value-type="float">
            <text:p>0.258302937498651</text:p>
          </table:table-cell>
          <table:table-cell office:value-type="float" office:value="5.68300627367128" calcext:value-type="float">
            <text:p>5.68300627367128</text:p>
          </table:table-cell>
          <table:table-cell office:value-type="float" office:value="1.58325404908819" calcext:value-type="float">
            <text:p>1.58325404908819</text:p>
          </table:table-cell>
          <table:table-cell office:value-type="float" office:value="5.68270330733066" calcext:value-type="float">
            <text:p>5.68270330733066</text:p>
          </table:table-cell>
          <table:table-cell office:value-type="float" office:value="1.5837588870877" calcext:value-type="float">
            <text:p>1.5837588870877</text:p>
          </table:table-cell>
        </table:table-row>
        <table:table-row table:style-name="ro1">
          <table:table-cell office:value-type="float" office:value="5.77689931144984" calcext:value-type="float">
            <text:p>5.77689931144984</text:p>
          </table:table-cell>
          <table:table-cell office:value-type="float" office:value="1.67163397401799" calcext:value-type="float">
            <text:p>1.67163397401799</text:p>
          </table:table-cell>
          <table:table-cell office:value-type="float" office:value="5.40418046916924" calcext:value-type="float">
            <text:p>5.40418046916924</text:p>
          </table:table-cell>
          <table:table-cell office:value-type="float" office:value="1.55399547099992" calcext:value-type="float">
            <text:p>1.55399547099992</text:p>
          </table:table-cell>
          <table:table-cell office:value-type="float" office:value="3.75625831050108" calcext:value-type="float">
            <text:p>3.75625831050108</text:p>
          </table:table-cell>
          <table:table-cell office:value-type="float" office:value="1.93704116207875" calcext:value-type="float">
            <text:p>1.93704116207875</text:p>
          </table:table-cell>
          <table:table-cell office:value-type="float" office:value="1.61733330593887" calcext:value-type="float">
            <text:p>1.61733330593887</text:p>
          </table:table-cell>
          <table:table-cell office:value-type="float" office:value="0.385755707814373" calcext:value-type="float">
            <text:p>0.385755707814373</text:p>
          </table:table-cell>
          <table:table-cell office:value-type="float" office:value="5.80506845157294" calcext:value-type="float">
            <text:p>5.80506845157294</text:p>
          </table:table-cell>
          <table:table-cell office:value-type="float" office:value="1.66872834322084" calcext:value-type="float">
            <text:p>1.66872834322084</text:p>
          </table:table-cell>
          <table:table-cell office:value-type="float" office:value="5.80477096408114" calcext:value-type="float">
            <text:p>5.80477096408114</text:p>
          </table:table-cell>
          <table:table-cell office:value-type="float" office:value="1.66921262974136" calcext:value-type="float">
            <text:p>1.66921262974136</text:p>
          </table:table-cell>
        </table:table-row>
        <table:table-row table:style-name="ro1">
          <table:table-cell office:value-type="float" office:value="5.54481134666949" calcext:value-type="float">
            <text:p>5.54481134666949</text:p>
          </table:table-cell>
          <table:table-cell office:value-type="float" office:value="2.0186393917826" calcext:value-type="float">
            <text:p>2.0186393917826</text:p>
          </table:table-cell>
          <table:table-cell office:value-type="float" office:value="5.48837056668546" calcext:value-type="float">
            <text:p>5.48837056668546</text:p>
          </table:table-cell>
          <table:table-cell office:value-type="float" office:value="1.60795867587332" calcext:value-type="float">
            <text:p>1.60795867587332</text:p>
          </table:table-cell>
          <table:table-cell office:value-type="float" office:value="3.89395125610028" calcext:value-type="float">
            <text:p>3.89395125610028</text:p>
          </table:table-cell>
          <table:table-cell office:value-type="float" office:value="2.08909606286178" calcext:value-type="float">
            <text:p>2.08909606286178</text:p>
          </table:table-cell>
          <table:table-cell office:value-type="float" office:value="2.05134200268809" calcext:value-type="float">
            <text:p>2.05134200268809</text:p>
          </table:table-cell>
          <table:table-cell office:value-type="float" office:value="0.314121796525601" calcext:value-type="float">
            <text:p>0.314121796525601</text:p>
          </table:table-cell>
          <table:table-cell office:value-type="float" office:value="5.86614842032414" calcext:value-type="float">
            <text:p>5.86614842032414</text:p>
          </table:table-cell>
          <table:table-cell office:value-type="float" office:value="1.79885685123398" calcext:value-type="float">
            <text:p>1.79885685123398</text:p>
          </table:table-cell>
          <table:table-cell office:value-type="float" office:value="5.8661903963721" calcext:value-type="float">
            <text:p>5.8661903963721</text:p>
          </table:table-cell>
          <table:table-cell office:value-type="float" office:value="1.79893882838638" calcext:value-type="float">
            <text:p>1.79893882838638</text:p>
          </table:table-cell>
        </table:table-row>
        <table:table-row table:style-name="ro1">
          <table:table-cell office:value-type="float" office:value="6.23384307178845" calcext:value-type="float">
            <text:p>6.23384307178845</text:p>
          </table:table-cell>
          <table:table-cell office:value-type="float" office:value="1.84560452750909" calcext:value-type="float">
            <text:p>1.84560452750909</text:p>
          </table:table-cell>
          <table:table-cell office:value-type="float" office:value="5.57201683167698" calcext:value-type="float">
            <text:p>5.57201683167698</text:p>
          </table:table-cell>
          <table:table-cell office:value-type="float" office:value="1.6627610695525" calcext:value-type="float">
            <text:p>1.6627610695525</text:p>
          </table:table-cell>
          <table:table-cell office:value-type="float" office:value="3.96543021681597" calcext:value-type="float">
            <text:p>3.96543021681597</text:p>
          </table:table-cell>
          <table:table-cell office:value-type="float" office:value="2.17319485912385" calcext:value-type="float">
            <text:p>2.17319485912385</text:p>
          </table:table-cell>
          <table:table-cell office:value-type="float" office:value="1.10371415492076" calcext:value-type="float">
            <text:p>1.10371415492076</text:p>
          </table:table-cell>
          <table:table-cell office:value-type="float" office:value="0.580725924322461" calcext:value-type="float">
            <text:p>0.580725924322461</text:p>
          </table:table-cell>
          <table:table-cell office:value-type="float" office:value="6.03081321310543" calcext:value-type="float">
            <text:p>6.03081321310543</text:p>
          </table:table-cell>
          <table:table-cell office:value-type="float" office:value="1.89260704940087" calcext:value-type="float">
            <text:p>1.89260704940087</text:p>
          </table:table-cell>
          <table:table-cell office:value-type="float" office:value="6.03068077571464" calcext:value-type="float">
            <text:p>6.03068077571464</text:p>
          </table:table-cell>
          <table:table-cell office:value-type="float" office:value="1.89283896006485" calcext:value-type="float">
            <text:p>1.89283896006485</text:p>
          </table:table-cell>
        </table:table-row>
        <table:table-row table:style-name="ro1">
          <table:table-cell office:value-type="float" office:value="5.68823005093192" calcext:value-type="float">
            <text:p>5.68823005093192</text:p>
          </table:table-cell>
          <table:table-cell office:value-type="float" office:value="1.88715060747957" calcext:value-type="float">
            <text:p>1.88715060747957</text:p>
          </table:table-cell>
          <table:table-cell office:value-type="float" office:value="5.655110899587" calcext:value-type="float">
            <text:p>5.655110899587</text:p>
          </table:table-cell>
          <table:table-cell office:value-type="float" office:value="1.71839717184378" calcext:value-type="float">
            <text:p>1.71839717184378</text:p>
          </table:table-cell>
          <table:table-cell office:value-type="float" office:value="4.11307315577921" calcext:value-type="float">
            <text:p>4.11307315577921</text:p>
          </table:table-cell>
          <table:table-cell office:value-type="float" office:value="2.36887314858381" calcext:value-type="float">
            <text:p>2.36887314858381</text:p>
          </table:table-cell>
          <table:table-cell office:value-type="float" office:value="2.45129415598533" calcext:value-type="float">
            <text:p>2.45129415598533</text:p>
          </table:table-cell>
          <table:table-cell office:value-type="float" office:value="0.0214113599493043" calcext:value-type="float">
            <text:p>0.021411359949304</text:p>
          </table:table-cell>
          <table:table-cell office:value-type="float" office:value="6.04550610066619" calcext:value-type="float">
            <text:p>6.04550610066619</text:p>
          </table:table-cell>
          <table:table-cell office:value-type="float" office:value="1.96235536507367" calcext:value-type="float">
            <text:p>1.96235536507367</text:p>
          </table:table-cell>
          <table:table-cell office:value-type="float" office:value="6.04551762657029" calcext:value-type="float">
            <text:p>6.04551762657029</text:p>
          </table:table-cell>
          <table:table-cell office:value-type="float" office:value="1.96240141987782" calcext:value-type="float">
            <text:p>1.96240141987782</text:p>
          </table:table-cell>
        </table:table-row>
        <table:table-row table:style-name="ro1">
          <table:table-cell office:value-type="float" office:value="5.60392815702051" calcext:value-type="float">
            <text:p>5.60392815702051</text:p>
          </table:table-cell>
          <table:table-cell office:value-type="float" office:value="1.99877543523347" calcext:value-type="float">
            <text:p>1.99877543523347</text:p>
          </table:table-cell>
          <table:table-cell office:value-type="float" office:value="5.73764446107797" calcext:value-type="float">
            <text:p>5.73764446107797</text:p>
          </table:table-cell>
          <table:table-cell office:value-type="float" office:value="1.77486141918329" calcext:value-type="float">
            <text:p>1.77486141918329</text:p>
          </table:table-cell>
          <table:table-cell office:value-type="float" office:value="4.21749438500405" calcext:value-type="float">
            <text:p>4.21749438500405</text:p>
          </table:table-cell>
          <table:table-cell office:value-type="float" office:value="2.50788569083437" calcext:value-type="float">
            <text:p>2.50788569083437</text:p>
          </table:table-cell>
          <table:table-cell office:value-type="float" office:value="1.73862819532492" calcext:value-type="float">
            <text:p>1.73862819532492</text:p>
          </table:table-cell>
          <table:table-cell office:value-type="float" office:value="0.0859485324630274" calcext:value-type="float">
            <text:p>0.085948532463027</text:p>
          </table:table-cell>
          <table:table-cell office:value-type="float" office:value="6.00484071543818" calcext:value-type="float">
            <text:p>6.00484071543818</text:p>
          </table:table-cell>
          <table:table-cell office:value-type="float" office:value="2.00172021666487" calcext:value-type="float">
            <text:p>2.00172021666487</text:p>
          </table:table-cell>
          <table:table-cell office:value-type="float" office:value="6.00506344921706" calcext:value-type="float">
            <text:p>6.00506344921706</text:p>
          </table:table-cell>
          <table:table-cell office:value-type="float" office:value="2.00152133500462" calcext:value-type="float">
            <text:p>2.00152133500462</text:p>
          </table:table-cell>
        </table:table-row>
        <table:table-row table:style-name="ro1">
          <table:table-cell office:value-type="float" office:value="6.1185264270267" calcext:value-type="float">
            <text:p>6.1185264270267</text:p>
          </table:table-cell>
          <table:table-cell office:value-type="float" office:value="1.82397076083423" calcext:value-type="float">
            <text:p>1.82397076083423</text:p>
          </table:table-cell>
          <table:table-cell office:value-type="float" office:value="5.81960926286252" calcext:value-type="float">
            <text:p>5.81960926286252</text:p>
          </table:table-cell>
          <table:table-cell office:value-type="float" office:value="1.83214816519333" calcext:value-type="float">
            <text:p>1.83214816519333</text:p>
          </table:table-cell>
          <table:table-cell office:value-type="float" office:value="4.32748936765802" calcext:value-type="float">
            <text:p>4.32748936765802</text:p>
          </table:table-cell>
          <table:table-cell office:value-type="float" office:value="2.65696966899506" calcext:value-type="float">
            <text:p>2.65696966899506</text:p>
          </table:table-cell>
          <table:table-cell office:value-type="float" office:value="1.85269880858347" calcext:value-type="float">
            <text:p>1.85269880858347</text:p>
          </table:table-cell>
          <table:table-cell office:value-type="float" office:value="-0.0502553784108679" calcext:value-type="float">
            <text:p>-0.050255378410868</text:p>
          </table:table-cell>
          <table:table-cell office:value-type="float" office:value="6.10087266382604" calcext:value-type="float">
            <text:p>6.10087266382604</text:p>
          </table:table-cell>
          <table:table-cell office:value-type="float" office:value="2.05132025067673" calcext:value-type="float">
            <text:p>2.05132025067673</text:p>
          </table:table-cell>
          <table:table-cell office:value-type="float" office:value="6.10092780354486" calcext:value-type="float">
            <text:p>6.10092780354486</text:p>
          </table:table-cell>
          <table:table-cell office:value-type="float" office:value="2.05127901379672" calcext:value-type="float">
            <text:p>2.05127901379672</text:p>
          </table:table-cell>
        </table:table-row>
        <table:table-row table:style-name="ro1">
          <table:table-cell office:value-type="float" office:value="6.29223790934461" calcext:value-type="float">
            <text:p>6.29223790934461</text:p>
          </table:table-cell>
          <table:table-cell office:value-type="float" office:value="1.38228824284785" calcext:value-type="float">
            <text:p>1.38228824284785</text:p>
          </table:table-cell>
          <table:table-cell office:value-type="float" office:value="5.90099710852877" calcext:value-type="float">
            <text:p>5.90099710852877</text:p>
          </table:table-cell>
          <table:table-cell office:value-type="float" office:value="1.89025168124707" calcext:value-type="float">
            <text:p>1.89025168124707</text:p>
          </table:table-cell>
          <table:table-cell office:value-type="float" office:value="4.38940358439119" calcext:value-type="float">
            <text:p>4.38940358439119</text:p>
          </table:table-cell>
          <table:table-cell office:value-type="float" office:value="2.74000960176024" calcext:value-type="float">
            <text:p>2.74000960176024</text:p>
          </table:table-cell>
          <table:table-cell office:value-type="float" office:value="1.03580889488979" calcext:value-type="float">
            <text:p>1.03580889488979</text:p>
          </table:table-cell>
          <table:table-cell office:value-type="float" office:value="0.362586174985971" calcext:value-type="float">
            <text:p>0.362586174985971</text:p>
          </table:table-cell>
          <table:table-cell office:value-type="float" office:value="6.12838655382999" calcext:value-type="float">
            <text:p>6.12838655382999</text:p>
          </table:table-cell>
          <table:table-cell office:value-type="float" office:value="1.94734876666607" calcext:value-type="float">
            <text:p>1.94734876666607</text:p>
          </table:table-cell>
          <table:table-cell office:value-type="float" office:value="6.12808905729472" calcext:value-type="float">
            <text:p>6.12808905729472</text:p>
          </table:table-cell>
          <table:table-cell office:value-type="float" office:value="1.94765207831282" calcext:value-type="float">
            <text:p>1.94765207831282</text:p>
          </table:table-cell>
        </table:table-row>
        <table:table-row table:style-name="ro1">
          <table:table-cell office:value-type="float" office:value="5.94684057781102" calcext:value-type="float">
            <text:p>5.94684057781102</text:p>
          </table:table-cell>
          <table:table-cell office:value-type="float" office:value="1.6679962598967" calcext:value-type="float">
            <text:p>1.6679962598967</text:p>
          </table:table-cell>
          <table:table-cell office:value-type="float" office:value="5.98179985935998" calcext:value-type="float">
            <text:p>5.98179985935998</text:p>
          </table:table-cell>
          <table:table-cell office:value-type="float" office:value="1.94916615704129" calcext:value-type="float">
            <text:p>1.94916615704129</text:p>
          </table:table-cell>
          <table:table-cell office:value-type="float" office:value="4.48475041274707" calcext:value-type="float">
            <text:p>4.48475041274707</text:p>
          </table:table-cell>
          <table:table-cell office:value-type="float" office:value="2.87806496034042" calcext:value-type="float">
            <text:p>2.87806496034042</text:p>
          </table:table-cell>
          <table:table-cell office:value-type="float" office:value="1.67780510519631" calcext:value-type="float">
            <text:p>1.67780510519631</text:p>
          </table:table-cell>
          <table:table-cell office:value-type="float" office:value="-0.364591147817199" calcext:value-type="float">
            <text:p>-0.364591147817199</text:p>
          </table:table-cell>
          <table:table-cell office:value-type="float" office:value="6.1256214813625" calcext:value-type="float">
            <text:p>6.1256214813625</text:p>
          </table:table-cell>
          <table:table-cell office:value-type="float" office:value="1.93108319296768" calcext:value-type="float">
            <text:p>1.93108319296768</text:p>
          </table:table-cell>
          <table:table-cell office:value-type="float" office:value="6.12529916201494" calcext:value-type="float">
            <text:p>6.12529916201494</text:p>
          </table:table-cell>
          <table:table-cell office:value-type="float" office:value="1.93141141297254" calcext:value-type="float">
            <text:p>1.93141141297254</text:p>
          </table:table-cell>
        </table:table-row>
        <table:table-row table:style-name="ro1">
          <table:table-cell office:value-type="float" office:value="5.98296603243137" calcext:value-type="float">
            <text:p>5.98296603243137</text:p>
          </table:table-cell>
          <table:table-cell office:value-type="float" office:value="2.10492555073204" calcext:value-type="float">
            <text:p>2.10492555073204</text:p>
          </table:table-cell>
          <table:table-cell office:value-type="float" office:value="6.06200943514841" calcext:value-type="float">
            <text:p>6.06200943514841</text:p>
          </table:table-cell>
          <table:table-cell office:value-type="float" office:value="2.00888570117753" calcext:value-type="float">
            <text:p>2.00888570117753</text:p>
          </table:table-cell>
          <table:table-cell office:value-type="float" office:value="4.56925761989849" calcext:value-type="float">
            <text:p>4.56925761989849</text:p>
          </table:table-cell>
          <table:table-cell office:value-type="float" office:value="2.99135941608084" calcext:value-type="float">
            <text:p>2.99135941608084</text:p>
          </table:table-cell>
          <table:table-cell office:value-type="float" office:value="1.41340375555073" calcext:value-type="float">
            <text:p>1.41340375555073</text:p>
          </table:table-cell>
          <table:table-cell office:value-type="float" office:value="0.120894045751294" calcext:value-type="float">
            <text:p>0.120894045751294</text:p>
          </table:table-cell>
          <table:table-cell office:value-type="float" office:value="6.17358472391814" calcext:value-type="float">
            <text:p>6.17358472391814</text:p>
          </table:table-cell>
          <table:table-cell office:value-type="float" office:value="2.01739864125907" calcext:value-type="float">
            <text:p>2.01739864125907</text:p>
          </table:table-cell>
          <table:table-cell office:value-type="float" office:value="6.17339352970052" calcext:value-type="float">
            <text:p>6.17339352970052</text:p>
          </table:table-cell>
          <table:table-cell office:value-type="float" office:value="2.01762347013765" calcext:value-type="float">
            <text:p>2.01762347013765</text:p>
          </table:table-cell>
        </table:table-row>
        <table:table-row table:style-name="ro1">
          <table:table-cell office:value-type="float" office:value="5.87128814615368" calcext:value-type="float">
            <text:p>5.87128814615368</text:p>
          </table:table-cell>
          <table:table-cell office:value-type="float" office:value="1.88527188615047" calcext:value-type="float">
            <text:p>1.88527188615047</text:p>
          </table:table-cell>
          <table:table-cell office:value-type="float" office:value="6.14161781500332" calcext:value-type="float">
            <text:p>6.14161781500332</text:p>
          </table:table-cell>
          <table:table-cell office:value-type="float" office:value="2.06940434175114" calcext:value-type="float">
            <text:p>2.06940434175114</text:p>
          </table:table-cell>
          <table:table-cell office:value-type="float" office:value="4.62278359649664" calcext:value-type="float">
            <text:p>4.62278359649664</text:p>
          </table:table-cell>
          <table:table-cell office:value-type="float" office:value="3.06495899572659" calcext:value-type="float">
            <text:p>3.06495899572659</text:p>
          </table:table-cell>
          <table:table-cell office:value-type="float" office:value="0.910051003780446" calcext:value-type="float">
            <text:p>0.910051003780446</text:p>
          </table:table-cell>
          <table:table-cell office:value-type="float" office:value="0.424797010853981" calcext:value-type="float">
            <text:p>0.424797010853981</text:p>
          </table:table-cell>
          <table:table-cell office:value-type="float" office:value="6.12158968346134" calcext:value-type="float">
            <text:p>6.12158968346134</text:p>
          </table:table-cell>
          <table:table-cell office:value-type="float" office:value="1.98931488336871" calcext:value-type="float">
            <text:p>1.98931488336871</text:p>
          </table:table-cell>
          <table:table-cell office:value-type="float" office:value="6.12147785491617" calcext:value-type="float">
            <text:p>6.12147785491617</text:p>
          </table:table-cell>
          <table:table-cell office:value-type="float" office:value="1.9894630654293" calcext:value-type="float">
            <text:p>1.9894630654293</text:p>
          </table:table-cell>
        </table:table-row>
        <table:table-row table:style-name="ro1">
          <table:table-cell office:value-type="float" office:value="5.89762854431986" calcext:value-type="float">
            <text:p>5.89762854431986</text:p>
          </table:table-cell>
          <table:table-cell office:value-type="float" office:value="2.20415978077222" calcext:value-type="float">
            <text:p>2.20415978077222</text:p>
          </table:table-cell>
          <table:table-cell office:value-type="float" office:value="6.22061703815306" calcext:value-type="float">
            <text:p>6.22061703815306</text:p>
          </table:table-cell>
          <table:table-cell office:value-type="float" office:value="2.13071602694848" calcext:value-type="float">
            <text:p>2.13071602694848</text:p>
          </table:table-cell>
          <table:table-cell office:value-type="float" office:value="4.75203686503588" calcext:value-type="float">
            <text:p>4.75203686503588</text:p>
          </table:table-cell>
          <table:table-cell office:value-type="float" office:value="3.25955266200167" calcext:value-type="float">
            <text:p>3.25955266200167</text:p>
          </table:table-cell>
          <table:table-cell office:value-type="float" office:value="2.33608866232542" calcext:value-type="float">
            <text:p>2.33608866232542</text:p>
          </table:table-cell>
          <table:table-cell office:value-type="float" office:value="0.155853607657072" calcext:value-type="float">
            <text:p>0.155853607657072</text:p>
          </table:table-cell>
          <table:table-cell office:value-type="float" office:value="6.18949858546709" calcext:value-type="float">
            <text:p>6.18949858546709</text:p>
          </table:table-cell>
          <table:table-cell office:value-type="float" office:value="2.12500332599143" calcext:value-type="float">
            <text:p>2.12500332599143</text:p>
          </table:table-cell>
          <table:table-cell office:value-type="float" office:value="6.18950703588746" calcext:value-type="float">
            <text:p>6.18950703588746</text:p>
          </table:table-cell>
          <table:table-cell office:value-type="float" office:value="2.12505332261242" calcext:value-type="float">
            <text:p>2.12505332261242</text:p>
          </table:table-cell>
        </table:table-row>
        <table:table-row table:style-name="ro1">
          <table:table-cell office:value-type="float" office:value="5.83467673771278" calcext:value-type="float">
            <text:p>5.83467673771278</text:p>
          </table:table-cell>
          <table:table-cell office:value-type="float" office:value="2.21083759047989" calcext:value-type="float">
            <text:p>2.21083759047989</text:p>
          </table:table-cell>
          <table:table-cell office:value-type="float" office:value="6.29899920474114" calcext:value-type="float">
            <text:p>6.29899920474114</text:p>
          </table:table-cell>
          <table:table-cell office:value-type="float" office:value="2.19281462565213" calcext:value-type="float">
            <text:p>2.19281462565213</text:p>
          </table:table-cell>
          <table:table-cell office:value-type="float" office:value="4.73120581190018" calcext:value-type="float">
            <text:p>4.73120581190018</text:p>
          </table:table-cell>
          <table:table-cell office:value-type="float" office:value="3.22710494476417" calcext:value-type="float">
            <text:p>3.22710494476417</text:p>
          </table:table-cell>
          <table:table-cell office:value-type="float" office:value="-0.385588787267871" calcext:value-type="float">
            <text:p>-0.385588787267871</text:p>
          </table:table-cell>
          <table:table-cell office:value-type="float" office:value="0.256272881172472" calcext:value-type="float">
            <text:p>0.256272881172472</text:p>
          </table:table-cell>
          <table:table-cell office:value-type="float" office:value="6.09443948280481" calcext:value-type="float">
            <text:p>6.09443948280481</text:p>
          </table:table-cell>
          <table:table-cell office:value-type="float" office:value="2.08726146332889" calcext:value-type="float">
            <text:p>2.08726146332889</text:p>
          </table:table-cell>
          <table:table-cell office:value-type="float" office:value="6.09455564747495" calcext:value-type="float">
            <text:p>6.09455564747495</text:p>
          </table:table-cell>
          <table:table-cell office:value-type="float" office:value="2.08721700607687" calcext:value-type="float">
            <text:p>2.08721700607687</text:p>
          </table:table-cell>
        </table:table-row>
        <table:table-row table:style-name="ro1">
          <table:table-cell office:value-type="float" office:value="6.42540926427104" calcext:value-type="float">
            <text:p>6.42540926427104</text:p>
          </table:table-cell>
          <table:table-cell office:value-type="float" office:value="2.10855482071561" calcext:value-type="float">
            <text:p>2.10855482071561</text:p>
          </table:table-cell>
          <table:table-cell office:value-type="float" office:value="6.37675647661623" calcext:value-type="float">
            <text:p>6.37675647661623</text:p>
          </table:table-cell>
          <table:table-cell office:value-type="float" office:value="2.25569392805398" calcext:value-type="float">
            <text:p>2.25569392805398</text:p>
          </table:table-cell>
          <table:table-cell office:value-type="float" office:value="4.76091781881837" calcext:value-type="float">
            <text:p>4.76091781881837</text:p>
          </table:table-cell>
          <table:table-cell office:value-type="float" office:value="3.2761041923798" calcext:value-type="float">
            <text:p>3.2761041923798</text:p>
          </table:table-cell>
          <table:table-cell office:value-type="float" office:value="0.573038360147463" calcext:value-type="float">
            <text:p>0.573038360147463</text:p>
          </table:table-cell>
          <table:table-cell office:value-type="float" office:value="0.0568087228397594" calcext:value-type="float">
            <text:p>0.056808722839759</text:p>
          </table:table-cell>
          <table:table-cell office:value-type="float" office:value="6.20044079069566" calcext:value-type="float">
            <text:p>6.20044079069566</text:p>
          </table:table-cell>
          <table:table-cell office:value-type="float" office:value="2.15990149420904" calcext:value-type="float">
            <text:p>2.15990149420904</text:p>
          </table:table-cell>
          <table:table-cell office:value-type="float" office:value="6.20046034011065" calcext:value-type="float">
            <text:p>6.20046034011065</text:p>
          </table:table-cell>
          <table:table-cell office:value-type="float" office:value="2.15990564164021" calcext:value-type="float">
            <text:p>2.15990564164021</text:p>
          </table:table-cell>
        </table:table-row>
        <table:table-row table:style-name="ro1">
          <table:table-cell office:value-type="float" office:value="6.35353514336115" calcext:value-type="float">
            <text:p>6.35353514336115</text:p>
          </table:table-cell>
          <table:table-cell office:value-type="float" office:value="2.61934412683739" calcext:value-type="float">
            <text:p>2.61934412683739</text:p>
          </table:table-cell>
          <table:table-cell office:value-type="float" office:value="6.45388107811594" calcext:value-type="float">
            <text:p>6.45388107811594</text:p>
          </table:table-cell>
          <table:table-cell office:value-type="float" office:value="2.31934764627618" calcext:value-type="float">
            <text:p>2.31934764627618</text:p>
          </table:table-cell>
          <table:table-cell office:value-type="float" office:value="4.81665385210487" calcext:value-type="float">
            <text:p>4.81665385210487</text:p>
          </table:table-cell>
          <table:table-cell office:value-type="float" office:value="3.36920959765404" calcext:value-type="float">
            <text:p>3.36920959765404</text:p>
          </table:table-cell>
          <table:table-cell office:value-type="float" office:value="1.08513233744981" calcext:value-type="float">
            <text:p>1.08513233744981</text:p>
          </table:table-cell>
          <table:table-cell office:value-type="float" office:value="0.0412625613192664" calcext:value-type="float">
            <text:p>0.041262561319267</text:p>
          </table:table-cell>
          <table:table-cell office:value-type="float" office:value="6.33652672030322" calcext:value-type="float">
            <text:p>6.33652672030322</text:p>
          </table:table-cell>
          <table:table-cell office:value-type="float" office:value="2.34910653571222" calcext:value-type="float">
            <text:p>2.34910653571222</text:p>
          </table:table-cell>
          <table:table-cell office:value-type="float" office:value="6.33656728185994" calcext:value-type="float">
            <text:p>6.33656728185994</text:p>
          </table:table-cell>
          <table:table-cell office:value-type="float" office:value="2.34909754684402" calcext:value-type="float">
            <text:p>2.34909754684402</text:p>
          </table:table-cell>
        </table:table-row>
        <table:table-row table:style-name="ro1">
          <table:table-cell office:value-type="float" office:value="6.24556633133981" calcext:value-type="float">
            <text:p>6.24556633133981</text:p>
          </table:table-cell>
          <table:table-cell office:value-type="float" office:value="2.13123854710423" calcext:value-type="float">
            <text:p>2.13123854710423</text:p>
          </table:table-cell>
          <table:table-cell office:value-type="float" office:value="6.53036529684439" calcext:value-type="float">
            <text:p>6.53036529684439</text:p>
          </table:table-cell>
          <table:table-cell office:value-type="float" office:value="2.38376941499995" calcext:value-type="float">
            <text:p>2.38376941499995</text:p>
          </table:table-cell>
          <table:table-cell office:value-type="float" office:value="4.88333478583688" calcext:value-type="float">
            <text:p>4.88333478583688</text:p>
          </table:table-cell>
          <table:table-cell office:value-type="float" office:value="3.48164830230647" calcext:value-type="float">
            <text:p>3.48164830230647</text:p>
          </table:table-cell>
          <table:table-cell office:value-type="float" office:value="1.30724172314419" calcext:value-type="float">
            <text:p>1.30724172314419</text:p>
          </table:table-cell>
          <table:table-cell office:value-type="float" office:value="0.135217982422502" calcext:value-type="float">
            <text:p>0.135217982422502</text:p>
          </table:table-cell>
          <table:table-cell office:value-type="float" office:value="6.34238573573435" calcext:value-type="float">
            <text:p>6.34238573573435</text:p>
          </table:table-cell>
          <table:table-cell office:value-type="float" office:value="2.34421315619646" calcext:value-type="float">
            <text:p>2.34421315619646</text:p>
          </table:table-cell>
          <table:table-cell office:value-type="float" office:value="6.34240281481922" calcext:value-type="float">
            <text:p>6.34240281481922</text:p>
          </table:table-cell>
          <table:table-cell office:value-type="float" office:value="2.3442097885415" calcext:value-type="float">
            <text:p>2.3442097885415</text:p>
          </table:table-cell>
        </table:table-row>
        <table:table-row table:style-name="ro1">
          <table:table-cell office:value-type="float" office:value="6.2672006100731" calcext:value-type="float">
            <text:p>6.2672006100731</text:p>
          </table:table-cell>
          <table:table-cell office:value-type="float" office:value="2.47070933360519" calcext:value-type="float">
            <text:p>2.47070933360519</text:p>
          </table:table-cell>
          <table:table-cell office:value-type="float" office:value="6.60620148444344" calcext:value-type="float">
            <text:p>6.60620148444344</text:p>
          </table:table-cell>
          <table:table-cell office:value-type="float" office:value="2.4489527921021" calcext:value-type="float">
            <text:p>2.4489527921021</text:p>
          </table:table-cell>
          <table:table-cell office:value-type="float" office:value="4.85679237121987" calcext:value-type="float">
            <text:p>4.85679237121987</text:p>
          </table:table-cell>
          <table:table-cell office:value-type="float" office:value="3.43548030883545" calcext:value-type="float">
            <text:p>3.43548030883545</text:p>
          </table:table-cell>
          <table:table-cell office:value-type="float" office:value="-0.532539519175931" calcext:value-type="float">
            <text:p>-0.532539519175931</text:p>
          </table:table-cell>
          <table:table-cell office:value-type="float" office:value="0.207577161057548" calcext:value-type="float">
            <text:p>0.207577161057548</text:p>
          </table:table-cell>
          <table:table-cell office:value-type="float" office:value="6.31969156977335" calcext:value-type="float">
            <text:p>6.31969156977335</text:p>
          </table:table-cell>
          <table:table-cell office:value-type="float" office:value="2.34221763006524" calcext:value-type="float">
            <text:p>2.34221763006524</text:p>
          </table:table-cell>
          <table:table-cell office:value-type="float" office:value="6.31973100556686" calcext:value-type="float">
            <text:p>6.31973100556686</text:p>
          </table:table-cell>
          <table:table-cell office:value-type="float" office:value="2.34219846819017" calcext:value-type="float">
            <text:p>2.34219846819017</text:p>
          </table:table-cell>
        </table:table-row>
        <table:table-row table:style-name="ro1">
          <table:table-cell office:value-type="float" office:value="6.62420212281969" calcext:value-type="float">
            <text:p>6.62420212281969</text:p>
          </table:table-cell>
          <table:table-cell office:value-type="float" office:value="2.72373316467181" calcext:value-type="float">
            <text:p>2.72373316467181</text:p>
          </table:table-cell>
          <table:table-cell office:value-type="float" office:value="6.68138205735753" calcext:value-type="float">
            <text:p>6.68138205735753</text:p>
          </table:table-cell>
          <table:table-cell office:value-type="float" office:value="2.51489125929925" calcext:value-type="float">
            <text:p>2.51489125929925</text:p>
          </table:table-cell>
          <table:table-cell office:value-type="float" office:value="4.9040569086988" calcext:value-type="float">
            <text:p>4.9040569086988</text:p>
          </table:table-cell>
          <table:table-cell office:value-type="float" office:value="3.52179046702433" calcext:value-type="float">
            <text:p>3.52179046702433</text:p>
          </table:table-cell>
          <table:table-cell office:value-type="float" office:value="0.984041661195638" calcext:value-type="float">
            <text:p>0.984041661195638</text:p>
          </table:table-cell>
          <table:table-cell office:value-type="float" office:value="0.498751612501789" calcext:value-type="float">
            <text:p>0.498751612501789</text:p>
          </table:table-cell>
          <table:table-cell office:value-type="float" office:value="6.47126286512937" calcext:value-type="float">
            <text:p>6.47126286512937</text:p>
          </table:table-cell>
          <table:table-cell office:value-type="float" office:value="2.53084368859106" calcext:value-type="float">
            <text:p>2.53084368859106</text:p>
          </table:table-cell>
          <table:table-cell office:value-type="float" office:value="6.4712803791116" calcext:value-type="float">
            <text:p>6.4712803791116</text:p>
          </table:table-cell>
          <table:table-cell office:value-type="float" office:value="2.53083782315554" calcext:value-type="float">
            <text:p>2.53083782315554</text:p>
          </table:table-cell>
        </table:table-row>
        <table:table-row table:style-name="ro1">
          <table:table-cell office:value-type="float" office:value="6.56159624429542" calcext:value-type="float">
            <text:p>6.56159624429542</text:p>
          </table:table-cell>
          <table:table-cell office:value-type="float" office:value="2.26378491095677" calcext:value-type="float">
            <text:p>2.26378491095677</text:p>
          </table:table-cell>
          <table:table-cell office:value-type="float" office:value="6.75589949759202" calcext:value-type="float">
            <text:p>6.75589949759202</text:p>
          </table:table-cell>
          <table:table-cell office:value-type="float" office:value="2.58157822279962" calcext:value-type="float">
            <text:p>2.58157822279962</text:p>
          </table:table-cell>
          <table:table-cell office:value-type="float" office:value="5.02471590408286" calcext:value-type="float">
            <text:p>5.02471590408286</text:p>
          </table:table-cell>
          <table:table-cell office:value-type="float" office:value="3.77085248500201" calcext:value-type="float">
            <text:p>3.77085248500201</text:p>
          </table:table-cell>
          <table:table-cell office:value-type="float" office:value="2.76749854500781" calcext:value-type="float">
            <text:p>2.76749854500781</text:p>
          </table:table-cell>
          <table:table-cell office:value-type="float" office:value="0.423572121408865" calcext:value-type="float">
            <text:p>0.423572121408865</text:p>
          </table:table-cell>
          <table:table-cell office:value-type="float" office:value="6.55975494238972" calcext:value-type="float">
            <text:p>6.55975494238972</text:p>
          </table:table-cell>
          <table:table-cell office:value-type="float" office:value="2.61024560390099" calcext:value-type="float">
            <text:p>2.61024560390099</text:p>
          </table:table-cell>
          <table:table-cell office:value-type="float" office:value="6.55971363444026" calcext:value-type="float">
            <text:p>6.55971363444026</text:p>
          </table:table-cell>
          <table:table-cell office:value-type="float" office:value="2.61027151122132" calcext:value-type="float">
            <text:p>2.61027151122132</text:p>
          </table:table-cell>
        </table:table-row>
        <table:table-row table:style-name="ro1">
          <table:table-cell office:value-type="float" office:value="6.67794032109496" calcext:value-type="float">
            <text:p>6.67794032109496</text:p>
          </table:table-cell>
          <table:table-cell office:value-type="float" office:value="2.3424222688401" calcext:value-type="float">
            <text:p>2.3424222688401</text:p>
          </table:table-cell>
          <table:table-cell office:value-type="float" office:value="6.82974635346498" calcext:value-type="float">
            <text:p>6.82974635346498</text:p>
          </table:table-cell>
          <table:table-cell office:value-type="float" office:value="2.64900701396243" calcext:value-type="float">
            <text:p>2.64900701396243</text:p>
          </table:table-cell>
          <table:table-cell office:value-type="float" office:value="5.09150603625356" calcext:value-type="float">
            <text:p>5.09150603625356</text:p>
          </table:table-cell>
          <table:table-cell office:value-type="float" office:value="3.92503922072417" calcext:value-type="float">
            <text:p>3.92503922072417</text:p>
          </table:table-cell>
          <table:table-cell office:value-type="float" office:value="1.68031161479154" calcext:value-type="float">
            <text:p>1.68031161479154</text:p>
          </table:table-cell>
          <table:table-cell office:value-type="float" office:value="-0.014357642595751" calcext:value-type="float">
            <text:p>-0.014357642595751</text:p>
          </table:table-cell>
          <table:table-cell office:value-type="float" office:value="6.61126080020105" calcext:value-type="float">
            <text:p>6.61126080020105</text:p>
          </table:table-cell>
          <table:table-cell office:value-type="float" office:value="2.63701977142434" calcext:value-type="float">
            <text:p>2.63701977142434</text:p>
          </table:table-cell>
          <table:table-cell office:value-type="float" office:value="6.61116260582643" calcext:value-type="float">
            <text:p>6.61116260582643</text:p>
          </table:table-cell>
          <table:table-cell office:value-type="float" office:value="2.63707757779671" calcext:value-type="float">
            <text:p>2.63707757779671</text:p>
          </table:table-cell>
        </table:table-row>
        <table:table-row table:style-name="ro1">
          <table:table-cell office:value-type="float" office:value="6.72421325161835" calcext:value-type="float">
            <text:p>6.72421325161835</text:p>
          </table:table-cell>
          <table:table-cell office:value-type="float" office:value="2.71814190655413" calcext:value-type="float">
            <text:p>2.71814190655413</text:p>
          </table:table-cell>
          <table:table-cell office:value-type="float" office:value="6.90291524035236" calcext:value-type="float">
            <text:p>6.90291524035236</text:p>
          </table:table-cell>
          <table:table-cell office:value-type="float" office:value="2.71717088996477" calcext:value-type="float">
            <text:p>2.71717088996477</text:p>
          </table:table-cell>
          <table:table-cell office:value-type="float" office:value="5.0943169695068" calcext:value-type="float">
            <text:p>5.0943169695068</text:p>
          </table:table-cell>
          <table:table-cell office:value-type="float" office:value="3.9315028727214" calcext:value-type="float">
            <text:p>3.9315028727214</text:p>
          </table:table-cell>
          <table:table-cell office:value-type="float" office:value="0.0704841421139949" calcext:value-type="float">
            <text:p>0.070484142113995</text:p>
          </table:table-cell>
          <table:table-cell office:value-type="float" office:value="0.465202187075546" calcext:value-type="float">
            <text:p>0.465202187075546</text:p>
          </table:table-cell>
          <table:table-cell office:value-type="float" office:value="6.64578375687921" calcext:value-type="float">
            <text:p>6.64578375687921</text:p>
          </table:table-cell>
          <table:table-cell office:value-type="float" office:value="2.67718890269056" calcext:value-type="float">
            <text:p>2.67718890269056</text:p>
          </table:table-cell>
          <table:table-cell office:value-type="float" office:value="6.64568595861205" calcext:value-type="float">
            <text:p>6.64568595861205</text:p>
          </table:table-cell>
          <table:table-cell office:value-type="float" office:value="2.67724794132012" calcext:value-type="float">
            <text:p>2.67724794132012</text:p>
          </table:table-cell>
        </table:table-row>
        <table:table-row table:style-name="ro1">
          <table:table-cell office:value-type="float" office:value="6.70983724493387" calcext:value-type="float">
            <text:p>6.70983724493387</text:p>
          </table:table-cell>
          <table:table-cell office:value-type="float" office:value="2.55415253431335" calcext:value-type="float">
            <text:p>2.55415253431335</text:p>
          </table:table-cell>
          <table:table-cell office:value-type="float" office:value="6.97539884142645" calcext:value-type="float">
            <text:p>6.97539884142645</text:p>
          </table:table-cell>
          <table:table-cell office:value-type="float" office:value="2.78606303447582" calcext:value-type="float">
            <text:p>2.78606303447582</text:p>
          </table:table-cell>
          <table:table-cell office:value-type="float" office:value="5.12941417465567" calcext:value-type="float">
            <text:p>5.12941417465567</text:p>
          </table:table-cell>
          <table:table-cell office:value-type="float" office:value="4.02371265867161" calcext:value-type="float">
            <text:p>4.02371265867161</text:p>
          </table:table-cell>
          <table:table-cell office:value-type="float" office:value="0.986633591271177" calcext:value-type="float">
            <text:p>0.986633591271177</text:p>
          </table:table-cell>
          <table:table-cell office:value-type="float" office:value="0.245992875531219" calcext:value-type="float">
            <text:p>0.245992875531219</text:p>
          </table:table-cell>
          <table:table-cell office:value-type="float" office:value="6.67625257979327" calcext:value-type="float">
            <text:p>6.67625257979327</text:p>
          </table:table-cell>
          <table:table-cell office:value-type="float" office:value="2.70172492526448" calcext:value-type="float">
            <text:p>2.70172492526448</text:p>
          </table:table-cell>
          <table:table-cell office:value-type="float" office:value="6.67613851475078" calcext:value-type="float">
            <text:p>6.67613851475078</text:p>
          </table:table-cell>
          <table:table-cell office:value-type="float" office:value="2.70179012493071" calcext:value-type="float">
            <text:p>2.70179012493071</text:p>
          </table:table-cell>
        </table:table-row>
        <table:table-row table:style-name="ro1">
          <table:table-cell office:value-type="float" office:value="7.32447620438182" calcext:value-type="float">
            <text:p>7.32447620438182</text:p>
          </table:table-cell>
          <table:table-cell office:value-type="float" office:value="2.65444157171423" calcext:value-type="float">
            <text:p>2.65444157171423</text:p>
          </table:table-cell>
          <table:table-cell office:value-type="float" office:value="7.04718990838755" calcext:value-type="float">
            <text:p>7.04718990838755</text:p>
          </table:table-cell>
          <table:table-cell office:value-type="float" office:value="2.85567655833856" calcext:value-type="float">
            <text:p>2.85567655833856</text:p>
          </table:table-cell>
          <table:table-cell office:value-type="float" office:value="5.15047062272721" calcext:value-type="float">
            <text:p>5.15047062272721</text:p>
          </table:table-cell>
          <table:table-cell office:value-type="float" office:value="4.08341068025648" calcext:value-type="float">
            <text:p>4.08341068025648</text:p>
          </table:table-cell>
          <table:table-cell office:value-type="float" office:value="0.633026680838725" calcext:value-type="float">
            <text:p>0.633026680838725</text:p>
          </table:table-cell>
          <table:table-cell office:value-type="float" office:value="-0.173955412845606" calcext:value-type="float">
            <text:p>-0.173955412845606</text:p>
          </table:table-cell>
          <table:table-cell office:value-type="float" office:value="6.81337842414837" calcext:value-type="float">
            <text:p>6.81337842414837</text:p>
          </table:table-cell>
          <table:table-cell office:value-type="float" office:value="2.79597058982212" calcext:value-type="float">
            <text:p>2.79597058982212</text:p>
          </table:table-cell>
          <table:table-cell office:value-type="float" office:value="6.81317383799" calcext:value-type="float">
            <text:p>6.81317383799</text:p>
          </table:table-cell>
          <table:table-cell office:value-type="float" office:value="2.79606421053522" calcext:value-type="float">
            <text:p>2.79606421053522</text:p>
          </table:table-cell>
        </table:table-row>
        <table:table-row table:style-name="ro1">
          <table:table-cell office:value-type="float" office:value="6.94018010377829" calcext:value-type="float">
            <text:p>6.94018010377829</text:p>
          </table:table-cell>
          <table:table-cell office:value-type="float" office:value="2.82507996868955" calcext:value-type="float">
            <text:p>2.82507996868955</text:p>
          </table:table-cell>
          <table:table-cell office:value-type="float" office:value="7.11828126218877" calcext:value-type="float">
            <text:p>7.11828126218877</text:p>
          </table:table-cell>
          <table:table-cell office:value-type="float" office:value="2.9260045002586" calcext:value-type="float">
            <text:p>2.9260045002586</text:p>
          </table:table-cell>
          <table:table-cell office:value-type="float" office:value="5.2114849407093" calcext:value-type="float">
            <text:p>5.2114849407093</text:p>
          </table:table-cell>
          <table:table-cell office:value-type="float" office:value="4.24725216949399" calcext:value-type="float">
            <text:p>4.24725216949399</text:p>
          </table:table-cell>
          <table:table-cell office:value-type="float" office:value="1.74833579710489" calcext:value-type="float">
            <text:p>1.74833579710489</text:p>
          </table:table-cell>
          <table:table-cell office:value-type="float" office:value="0.300565456850144" calcext:value-type="float">
            <text:p>0.300565456850144</text:p>
          </table:table-cell>
          <table:table-cell office:value-type="float" office:value="6.89926579138782" calcext:value-type="float">
            <text:p>6.89926579138782</text:p>
          </table:table-cell>
          <table:table-cell office:value-type="float" office:value="2.91221392199673" calcext:value-type="float">
            <text:p>2.91221392199673</text:p>
          </table:table-cell>
          <table:table-cell office:value-type="float" office:value="6.89904080799906" calcext:value-type="float">
            <text:p>6.89904080799906</text:p>
          </table:table-cell>
          <table:table-cell office:value-type="float" office:value="2.91232633337788" calcext:value-type="float">
            <text:p>2.91232633337788</text:p>
          </table:table-cell>
        </table:table-row>
        <table:table-row table:style-name="ro1">
          <table:table-cell office:value-type="float" office:value="6.96087062754262" calcext:value-type="float">
            <text:p>6.96087062754262</text:p>
          </table:table-cell>
          <table:table-cell office:value-type="float" office:value="3.01453139256278" calcext:value-type="float">
            <text:p>3.01453139256278</text:p>
          </table:table-cell>
          <table:table-cell office:value-type="float" office:value="7.188665793754" calcext:value-type="float">
            <text:p>7.188665793754</text:p>
          </table:table-cell>
          <table:table-cell office:value-type="float" office:value="2.99703982750036" calcext:value-type="float">
            <text:p>2.99703982750036</text:p>
          </table:table-cell>
          <table:table-cell office:value-type="float" office:value="5.29164532636158" calcext:value-type="float">
            <text:p>5.29164532636158</text:p>
          </table:table-cell>
          <table:table-cell office:value-type="float" office:value="4.48403309799827" calcext:value-type="float">
            <text:p>4.48403309799827</text:p>
          </table:table-cell>
          <table:table-cell office:value-type="float" office:value="2.49981790399362" calcext:value-type="float">
            <text:p>2.49981790399362</text:p>
          </table:table-cell>
          <table:table-cell office:value-type="float" office:value="0.0511556715991148" calcext:value-type="float">
            <text:p>0.051155671599115</text:p>
          </table:table-cell>
          <table:table-cell office:value-type="float" office:value="7.0012704401598" calcext:value-type="float">
            <text:p>7.0012704401598</text:p>
          </table:table-cell>
          <table:table-cell office:value-type="float" office:value="3.08640486606073" calcext:value-type="float">
            <text:p>3.08640486606073</text:p>
          </table:table-cell>
          <table:table-cell office:value-type="float" office:value="7.00102710555039" calcext:value-type="float">
            <text:p>7.00102710555039</text:p>
          </table:table-cell>
          <table:table-cell office:value-type="float" office:value="3.08653603989564" calcext:value-type="float">
            <text:p>3.08653603989564</text:p>
          </table:table-cell>
        </table:table-row>
        <table:table-row table:style-name="ro1">
          <table:table-cell office:value-type="float" office:value="7.1496166281292" calcext:value-type="float">
            <text:p>7.1496166281292</text:p>
          </table:table-cell>
          <table:table-cell office:value-type="float" office:value="3.14597690379218" calcext:value-type="float">
            <text:p>3.14597690379218</text:p>
          </table:table-cell>
          <table:table-cell office:value-type="float" office:value="7.25833646468871" calcext:value-type="float">
            <text:p>7.25833646468871</text:p>
          </table:table-cell>
          <table:table-cell office:value-type="float" office:value="3.06877543659031" calcext:value-type="float">
            <text:p>3.06877543659031</text:p>
          </table:table-cell>
          <table:table-cell office:value-type="float" office:value="5.33088270392017" calcext:value-type="float">
            <text:p>5.33088270392017</text:p>
          </table:table-cell>
          <table:table-cell office:value-type="float" office:value="4.60191603765063" calcext:value-type="float">
            <text:p>4.60191603765063</text:p>
          </table:table-cell>
          <table:table-cell office:value-type="float" office:value="1.24241535964263" calcext:value-type="float">
            <text:p>1.24241535964263</text:p>
          </table:table-cell>
          <table:table-cell office:value-type="float" office:value="-0.0501763321859544" calcext:value-type="float">
            <text:p>-0.050176332185955</text:p>
          </table:table-cell>
          <table:table-cell office:value-type="float" office:value="7.07469772528968" calcext:value-type="float">
            <text:p>7.07469772528968</text:p>
          </table:table-cell>
          <table:table-cell office:value-type="float" office:value="3.18849036312822" calcext:value-type="float">
            <text:p>3.18849036312822</text:p>
          </table:table-cell>
          <table:table-cell office:value-type="float" office:value="7.07444134616268" calcext:value-type="float">
            <text:p>7.07444134616268</text:p>
          </table:table-cell>
          <table:table-cell office:value-type="float" office:value="3.18862630004052" calcext:value-type="float">
            <text:p>3.18862630004052</text:p>
          </table:table-cell>
        </table:table-row>
        <table:table-row table:style-name="ro1">
          <table:table-cell office:value-type="float" office:value="7.05734403879446" calcext:value-type="float">
            <text:p>7.05734403879446</text:p>
          </table:table-cell>
          <table:table-cell office:value-type="float" office:value="3.40718114258219" calcext:value-type="float">
            <text:p>3.40718114258219</text:p>
          </table:table-cell>
          <table:table-cell office:value-type="float" office:value="7.32728630798389" calcext:value-type="float">
            <text:p>7.32728630798389</text:p>
          </table:table-cell>
          <table:table-cell office:value-type="float" office:value="3.14120415402733" calcext:value-type="float">
            <text:p>3.14120415402733</text:p>
          </table:table-cell>
          <table:table-cell office:value-type="float" office:value="5.36020940566941" calcext:value-type="float">
            <text:p>5.36020940566941</text:p>
          </table:table-cell>
          <table:table-cell office:value-type="float" office:value="4.6885703527213" calcext:value-type="float">
            <text:p>4.6885703527213</text:p>
          </table:table-cell>
          <table:table-cell office:value-type="float" office:value="0.914823794829067" calcext:value-type="float">
            <text:p>0.914823794829067</text:p>
          </table:table-cell>
          <table:table-cell office:value-type="float" office:value="0.00224340932065822" calcext:value-type="float">
            <text:p>0.002243409320658</text:p>
          </table:table-cell>
          <table:table-cell office:value-type="float" office:value="7.12437196651994" calcext:value-type="float">
            <text:p>7.12437196651994</text:p>
          </table:table-cell>
          <table:table-cell office:value-type="float" office:value="3.30304107605485" calcext:value-type="float">
            <text:p>3.30304107605485</text:p>
          </table:table-cell>
          <table:table-cell office:value-type="float" office:value="7.1241440581997" calcext:value-type="float">
            <text:p>7.1241440581997</text:p>
          </table:table-cell>
          <table:table-cell office:value-type="float" office:value="3.30317638706123" calcext:value-type="float">
            <text:p>3.30317638706123</text:p>
          </table:table-cell>
        </table:table-row>
        <table:table-row table:style-name="ro1">
          <table:table-cell office:value-type="float" office:value="7.42031118585592" calcext:value-type="float">
            <text:p>7.42031118585592</text:p>
          </table:table-cell>
          <table:table-cell office:value-type="float" office:value="3.09220940738239" calcext:value-type="float">
            <text:p>3.09220940738239</text:p>
          </table:table-cell>
          <table:table-cell office:value-type="float" office:value="7.39550842871265" calcext:value-type="float">
            <text:p>7.39550842871265</text:p>
          </table:table-cell>
          <table:table-cell office:value-type="float" office:value="3.21431873700002" calcext:value-type="float">
            <text:p>3.21431873700002</text:p>
          </table:table-cell>
          <table:table-cell office:value-type="float" office:value="5.37324068662147" calcext:value-type="float">
            <text:p>5.37324068662147</text:p>
          </table:table-cell>
          <table:table-cell office:value-type="float" office:value="4.72710354884316" calcext:value-type="float">
            <text:p>4.72710354884316</text:p>
          </table:table-cell>
          <table:table-cell office:value-type="float" office:value="0.406770388132817" calcext:value-type="float">
            <text:p>0.406770388132817</text:p>
          </table:table-cell>
          <table:table-cell office:value-type="float" office:value="-0.185541697339531" calcext:value-type="float">
            <text:p>-0.185541697339531</text:p>
          </table:table-cell>
          <table:table-cell office:value-type="float" office:value="7.16862353066822" calcext:value-type="float">
            <text:p>7.16862353066822</text:p>
          </table:table-cell>
          <table:table-cell office:value-type="float" office:value="3.29384319816669" calcext:value-type="float">
            <text:p>3.29384319816669</text:p>
          </table:table-cell>
          <table:table-cell office:value-type="float" office:value="7.1683660372614" calcext:value-type="float">
            <text:p>7.1683660372614</text:p>
          </table:table-cell>
          <table:table-cell office:value-type="float" office:value="3.29396545145551" calcext:value-type="float">
            <text:p>3.29396545145551</text:p>
          </table:table-cell>
        </table:table-row>
        <table:table-row table:style-name="ro1">
          <table:table-cell office:value-type="float" office:value="7.33630948769401" calcext:value-type="float">
            <text:p>7.33630948769401</text:p>
          </table:table-cell>
          <table:table-cell office:value-type="float" office:value="3.48426514593696" calcext:value-type="float">
            <text:p>3.48426514593696</text:p>
          </table:table-cell>
          <table:table-cell office:value-type="float" office:value="7.46299600471978" calcext:value-type="float">
            <text:p>7.46299600471978</text:p>
          </table:table-cell>
          <table:table-cell office:value-type="float" office:value="3.28811187411101" calcext:value-type="float">
            <text:p>3.28811187411101</text:p>
          </table:table-cell>
          <table:table-cell office:value-type="float" office:value="5.38323953254829" calcext:value-type="float">
            <text:p>5.38323953254829</text:p>
          </table:table-cell>
          <table:table-cell office:value-type="float" office:value="4.75495607961426" calcext:value-type="float">
            <text:p>4.75495607961426</text:p>
          </table:table-cell>
          <table:table-cell office:value-type="float" office:value="0.295929111481728" calcext:value-type="float">
            <text:p>0.295929111481728</text:p>
          </table:table-cell>
          <table:table-cell office:value-type="float" office:value="0.190302678009096" calcext:value-type="float">
            <text:p>0.190302678009096</text:p>
          </table:table-cell>
          <table:table-cell office:value-type="float" office:value="7.23027124412514" calcext:value-type="float">
            <text:p>7.23027124412514</text:p>
          </table:table-cell>
          <table:table-cell office:value-type="float" office:value="3.3858825245555" calcext:value-type="float">
            <text:p>3.3858825245555</text:p>
          </table:table-cell>
          <table:table-cell office:value-type="float" office:value="7.23001977078518" calcext:value-type="float">
            <text:p>7.23001977078518</text:p>
          </table:table-cell>
          <table:table-cell office:value-type="float" office:value="3.3860086350104" calcext:value-type="float">
            <text:p>3.3860086350104</text:p>
          </table:table-cell>
        </table:table-row>
        <table:table-row table:style-name="ro1">
          <table:table-cell office:value-type="float" office:value="7.32724601107726" calcext:value-type="float">
            <text:p>7.32724601107726</text:p>
          </table:table-cell>
          <table:table-cell office:value-type="float" office:value="3.23386805709494" calcext:value-type="float">
            <text:p>3.23386805709494</text:p>
          </table:table-cell>
          <table:table-cell office:value-type="float" office:value="7.52974228730391" calcext:value-type="float">
            <text:p>7.52974228730391</text:p>
          </table:table-cell>
          <table:table-cell office:value-type="float" office:value="3.3625761861081" calcext:value-type="float">
            <text:p>3.3625761861081</text:p>
          </table:table-cell>
          <table:table-cell office:value-type="float" office:value="5.38777226704476" calcext:value-type="float">
            <text:p>5.38777226704476</text:p>
          </table:table-cell>
          <table:table-cell office:value-type="float" office:value="4.76838032742569" calcext:value-type="float">
            <text:p>4.76838032742569</text:p>
          </table:table-cell>
          <table:table-cell office:value-type="float" office:value="0.14168842977396" calcext:value-type="float">
            <text:p>0.14168842977396</text:p>
          </table:table-cell>
          <table:table-cell office:value-type="float" office:value="-0.102609941411356" calcext:value-type="float">
            <text:p>-0.102609941411356</text:p>
          </table:table-cell>
          <table:table-cell office:value-type="float" office:value="7.23504345544128" calcext:value-type="float">
            <text:p>7.23504345544128</text:p>
          </table:table-cell>
          <table:table-cell office:value-type="float" office:value="3.35884586981641" calcext:value-type="float">
            <text:p>3.35884586981641</text:p>
          </table:table-cell>
          <table:table-cell office:value-type="float" office:value="7.23480773008331" calcext:value-type="float">
            <text:p>7.23480773008331</text:p>
          </table:table-cell>
          <table:table-cell office:value-type="float" office:value="3.35895695812617" calcext:value-type="float">
            <text:p>3.35895695812617</text:p>
          </table:table-cell>
        </table:table-row>
        <table:table-row table:style-name="ro1">
          <table:table-cell office:value-type="float" office:value="7.35600727521871" calcext:value-type="float">
            <text:p>7.35600727521871</text:p>
          </table:table-cell>
          <table:table-cell office:value-type="float" office:value="3.00651047697616" calcext:value-type="float">
            <text:p>3.00651047697616</text:p>
          </table:table-cell>
          <table:table-cell office:value-type="float" office:value="7.5957406018924" calcext:value-type="float">
            <text:p>7.5957406018924</text:p>
          </table:table-cell>
          <table:table-cell office:value-type="float" office:value="3.43770422662213" calcext:value-type="float">
            <text:p>3.43770422662213</text:p>
          </table:table-cell>
          <table:table-cell office:value-type="float" office:value="5.37439412100547" calcext:value-type="float">
            <text:p>5.37439412100547</text:p>
          </table:table-cell>
          <table:table-cell office:value-type="float" office:value="4.73006111949772" calcext:value-type="float">
            <text:p>4.73006111949772</text:p>
          </table:table-cell>
          <table:table-cell office:value-type="float" office:value="-0.405873932111361" calcext:value-type="float">
            <text:p>-0.405873932111361</text:p>
          </table:table-cell>
          <table:table-cell office:value-type="float" office:value="0.259978475370601" calcext:value-type="float">
            <text:p>0.259978475370601</text:p>
          </table:table-cell>
          <table:table-cell office:value-type="float" office:value="7.202252910366" calcext:value-type="float">
            <text:p>7.202252910366</text:p>
          </table:table-cell>
          <table:table-cell office:value-type="float" office:value="3.24514541870189" calcext:value-type="float">
            <text:p>3.24514541870189</text:p>
          </table:table-cell>
          <table:table-cell office:value-type="float" office:value="7.2020425475632" calcext:value-type="float">
            <text:p>7.2020425475632</text:p>
          </table:table-cell>
          <table:table-cell office:value-type="float" office:value="3.24522551704463" calcext:value-type="float">
            <text:p>3.24522551704463</text:p>
          </table:table-cell>
        </table:table-row>
        <table:table-row table:style-name="ro1">
          <table:table-cell office:value-type="float" office:value="7.6775332071758" calcext:value-type="float">
            <text:p>7.6775332071758</text:p>
          </table:table-cell>
          <table:table-cell office:value-type="float" office:value="3.48689430550433" calcext:value-type="float">
            <text:p>3.48689430550433</text:p>
          </table:table-cell>
          <table:table-cell office:value-type="float" office:value="7.66098434870881" calcext:value-type="float">
            <text:p>7.66098434870881</text:p>
          </table:table-cell>
          <table:table-cell office:value-type="float" office:value="3.51348848291165" calcext:value-type="float">
            <text:p>3.51348848291165</text:p>
          </table:table-cell>
          <table:table-cell office:value-type="float" office:value="5.38798588492877" calcext:value-type="float">
            <text:p>5.38798588492877</text:p>
          </table:table-cell>
          <table:table-cell office:value-type="float" office:value="4.77250712883695" calcext:value-type="float">
            <text:p>4.77250712883695</text:p>
          </table:table-cell>
          <table:table-cell office:value-type="float" office:value="0.445690448110827" calcext:value-type="float">
            <text:p>0.445690448110827</text:p>
          </table:table-cell>
          <table:table-cell office:value-type="float" office:value="0.523502924483848" calcext:value-type="float">
            <text:p>0.523502924483848</text:p>
          </table:table-cell>
          <table:table-cell office:value-type="float" office:value="7.32523918708583" calcext:value-type="float">
            <text:p>7.32523918708583</text:p>
          </table:table-cell>
          <table:table-cell office:value-type="float" office:value="3.39657450475744" calcext:value-type="float">
            <text:p>3.39657450475744</text:p>
          </table:table-cell>
          <table:table-cell office:value-type="float" office:value="7.32499001317529" calcext:value-type="float">
            <text:p>7.32499001317529</text:p>
          </table:table-cell>
          <table:table-cell office:value-type="float" office:value="3.3966641808879" calcext:value-type="float">
            <text:p>3.3966641808879</text:p>
          </table:table-cell>
        </table:table-row>
        <table:table-row table:style-name="ro1">
          <table:table-cell office:value-type="float" office:value="8.13461677424072" calcext:value-type="float">
            <text:p>8.13461677424072</text:p>
          </table:table-cell>
          <table:table-cell office:value-type="float" office:value="3.04763080753629" calcext:value-type="float">
            <text:p>3.04763080753629</text:p>
          </table:table-cell>
          <table:table-cell office:value-type="float" office:value="7.72546700343281" calcext:value-type="float">
            <text:p>7.72546700343281</text:p>
          </table:table-cell>
          <table:table-cell office:value-type="float" office:value="3.5899213766142" calcext:value-type="float">
            <text:p>3.5899213766142</text:p>
          </table:table-cell>
          <table:table-cell office:value-type="float" office:value="5.42077147239098" calcext:value-type="float">
            <text:p>5.42077147239098</text:p>
          </table:table-cell>
          <table:table-cell office:value-type="float" office:value="4.89698000737686" calcext:value-type="float">
            <text:p>4.89698000737686</text:p>
          </table:table-cell>
          <table:table-cell office:value-type="float" office:value="1.28718266913647" calcext:value-type="float">
            <text:p>1.28718266913647</text:p>
          </table:table-cell>
          <table:table-cell office:value-type="float" office:value="0.146019702355017" calcext:value-type="float">
            <text:p>0.146019702355017</text:p>
          </table:table-cell>
          <table:table-cell office:value-type="float" office:value="7.46020815700532" calcext:value-type="float">
            <text:p>7.46020815700532</text:p>
          </table:table-cell>
          <table:table-cell office:value-type="float" office:value="3.45107752976044" calcext:value-type="float">
            <text:p>3.45107752976044</text:p>
          </table:table-cell>
          <table:table-cell office:value-type="float" office:value="7.45987764773822" calcext:value-type="float">
            <text:p>7.45987764773822</text:p>
          </table:table-cell>
          <table:table-cell office:value-type="float" office:value="3.45114449918051" calcext:value-type="float">
            <text:p>3.45114449918051</text:p>
          </table:table-cell>
        </table:table-row>
        <table:table-row table:style-name="ro1">
          <table:table-cell office:value-type="float" office:value="8.4263160901212" calcext:value-type="float">
            <text:p>8.4263160901212</text:p>
          </table:table-cell>
          <table:table-cell office:value-type="float" office:value="4.0400904618231" calcext:value-type="float">
            <text:p>4.0400904618231</text:p>
          </table:table-cell>
          <table:table-cell office:value-type="float" office:value="7.78918211785267" calcext:value-type="float">
            <text:p>7.78918211785267</text:p>
          </table:table-cell>
          <table:table-cell office:value-type="float" office:value="3.6669952645041" calcext:value-type="float">
            <text:p>3.6669952645041</text:p>
          </table:table-cell>
          <table:table-cell office:value-type="float" office:value="5.46567122180323" calcext:value-type="float">
            <text:p>5.46567122180323</text:p>
          </table:table-cell>
          <table:table-cell office:value-type="float" office:value="5.07814489087656" calcext:value-type="float">
            <text:p>5.07814489087656</text:p>
          </table:table-cell>
          <table:table-cell office:value-type="float" office:value="1.86645928192247" calcext:value-type="float">
            <text:p>1.86645928192247</text:p>
          </table:table-cell>
          <table:table-cell office:value-type="float" office:value="0.273453635324962" calcext:value-type="float">
            <text:p>0.273453635324962</text:p>
          </table:table-cell>
          <table:table-cell office:value-type="float" office:value="7.73951311110413" calcext:value-type="float">
            <text:p>7.73951311110413</text:p>
          </table:table-cell>
          <table:table-cell office:value-type="float" office:value="3.842536258139" calcext:value-type="float">
            <text:p>3.842536258139</text:p>
          </table:table-cell>
          <table:table-cell office:value-type="float" office:value="7.73904881657109" calcext:value-type="float">
            <text:p>7.73904881657109</text:p>
          </table:table-cell>
          <table:table-cell office:value-type="float" office:value="3.84265544892054" calcext:value-type="float">
            <text:p>3.84265544892054</text:p>
          </table:table-cell>
        </table:table-row>
        <table:table-row table:style-name="ro1">
          <table:table-cell office:value-type="float" office:value="7.95144769289427" calcext:value-type="float">
            <text:p>7.95144769289427</text:p>
          </table:table-cell>
          <table:table-cell office:value-type="float" office:value="3.71641585934334" calcext:value-type="float">
            <text:p>3.71641585934334</text:p>
          </table:table-cell>
          <table:table-cell office:value-type="float" office:value="7.85212332051004" calcext:value-type="float">
            <text:p>7.85212332051004</text:p>
          </table:table-cell>
          <table:table-cell office:value-type="float" office:value="3.74470243925678" calcext:value-type="float">
            <text:p>3.74470243925678</text:p>
          </table:table-cell>
          <table:table-cell office:value-type="float" office:value="5.4825110935146" calcext:value-type="float">
            <text:p>5.4825110935146</text:p>
          </table:table-cell>
          <table:table-cell office:value-type="float" office:value="5.1550384546789" calcext:value-type="float">
            <text:p>5.1550384546789</text:p>
          </table:table-cell>
          <table:table-cell office:value-type="float" office:value="0.78715954122904" calcext:value-type="float">
            <text:p>0.78715954122904</text:p>
          </table:table-cell>
          <table:table-cell office:value-type="float" office:value="0.268385075390943" calcext:value-type="float">
            <text:p>0.268385075390943</text:p>
          </table:table-cell>
          <table:table-cell office:value-type="float" office:value="7.78317686333218" calcext:value-type="float">
            <text:p>7.78317686333218</text:p>
          </table:table-cell>
          <table:table-cell office:value-type="float" office:value="3.86950107569235" calcext:value-type="float">
            <text:p>3.86950107569235</text:p>
          </table:table-cell>
          <table:table-cell office:value-type="float" office:value="7.78273149564244" calcext:value-type="float">
            <text:p>7.78273149564244</text:p>
          </table:table-cell>
          <table:table-cell office:value-type="float" office:value="3.86962726486421" calcext:value-type="float">
            <text:p>3.86962726486421</text:p>
          </table:table-cell>
        </table:table-row>
        <table:table-row table:style-name="ro1">
          <table:table-cell office:value-type="float" office:value="7.61818522512965" calcext:value-type="float">
            <text:p>7.61818522512965</text:p>
          </table:table-cell>
          <table:table-cell office:value-type="float" office:value="3.85536915601176" calcext:value-type="float">
            <text:p>3.85536915601176</text:p>
          </table:table-cell>
          <table:table-cell office:value-type="float" office:value="7.9142843173371" calcext:value-type="float">
            <text:p>7.9142843173371</text:p>
          </table:table-cell>
          <table:table-cell office:value-type="float" office:value="3.82303513021953" calcext:value-type="float">
            <text:p>3.82303513021953</text:p>
          </table:table-cell>
          <table:table-cell office:value-type="float" office:value="5.47765342806562" calcext:value-type="float">
            <text:p>5.47765342806562</text:p>
          </table:table-cell>
          <table:table-cell office:value-type="float" office:value="5.12961021669985" calcext:value-type="float">
            <text:p>5.12961021669985</text:p>
          </table:table-cell>
          <table:table-cell office:value-type="float" office:value="-0.258880706182093" calcext:value-type="float">
            <text:p>-0.258880706182093</text:p>
          </table:table-cell>
          <table:table-cell office:value-type="float" office:value="0.133447078301041" calcext:value-type="float">
            <text:p>0.133447078301041</text:p>
          </table:table-cell>
          <table:table-cell office:value-type="float" office:value="7.74874775279864" calcext:value-type="float">
            <text:p>7.74874775279864</text:p>
          </table:table-cell>
          <table:table-cell office:value-type="float" office:value="3.83306110361957" calcext:value-type="float">
            <text:p>3.83306110361957</text:p>
          </table:table-cell>
          <table:table-cell office:value-type="float" office:value="7.74838729555962" calcext:value-type="float">
            <text:p>7.74838729555962</text:p>
          </table:table-cell>
          <table:table-cell office:value-type="float" office:value="3.83319645239876" calcext:value-type="float">
            <text:p>3.83319645239876</text:p>
          </table:table-cell>
        </table:table-row>
        <table:table-row table:style-name="ro1">
          <table:table-cell office:value-type="float" office:value="7.94015119704231" calcext:value-type="float">
            <text:p>7.94015119704231</text:p>
          </table:table-cell>
          <table:table-cell office:value-type="float" office:value="4.21623367651322" calcext:value-type="float">
            <text:p>4.21623367651322</text:p>
          </table:table-cell>
          <table:table-cell office:value-type="float" office:value="7.97565889228598" calcext:value-type="float">
            <text:p>7.97565889228598</text:p>
          </table:table-cell>
          <table:table-cell office:value-type="float" office:value="3.90198550418853" calcext:value-type="float">
            <text:p>3.90198550418853</text:p>
          </table:table-cell>
          <table:table-cell office:value-type="float" office:value="5.482150341177" calcext:value-type="float">
            <text:p>5.482150341177</text:p>
          </table:table-cell>
          <table:table-cell office:value-type="float" office:value="5.15498254152973" calcext:value-type="float">
            <text:p>5.15498254152973</text:p>
          </table:table-cell>
          <table:table-cell office:value-type="float" office:value="0.257677530026241" calcext:value-type="float">
            <text:p>0.257677530026241</text:p>
          </table:table-cell>
          <table:table-cell office:value-type="float" office:value="-0.0810445767167011" calcext:value-type="float">
            <text:p>-0.081044576716701</text:p>
          </table:table-cell>
          <table:table-cell office:value-type="float" office:value="7.82446860996266" calcext:value-type="float">
            <text:p>7.82446860996266</text:p>
          </table:table-cell>
          <table:table-cell office:value-type="float" office:value="3.98988660715943" calcext:value-type="float">
            <text:p>3.98988660715943</text:p>
          </table:table-cell>
          <table:table-cell office:value-type="float" office:value="7.8241009015944" calcext:value-type="float">
            <text:p>7.8241009015944</text:p>
          </table:table-cell>
          <table:table-cell office:value-type="float" office:value="3.9900384689807" calcext:value-type="float">
            <text:p>3.9900384689807</text:p>
          </table:table-cell>
        </table:table-row>
        <table:table-row table:style-name="ro1">
          <table:table-cell office:value-type="float" office:value="8.05166744712253" calcext:value-type="float">
            <text:p>8.05166744712253</text:p>
          </table:table-cell>
          <table:table-cell office:value-type="float" office:value="3.81542894771551" calcext:value-type="float">
            <text:p>3.81542894771551</text:p>
          </table:table-cell>
          <table:table-cell office:value-type="float" office:value="8.03624090795033" calcext:value-type="float">
            <text:p>8.03624090795033</text:p>
          </table:table-cell>
          <table:table-cell office:value-type="float" office:value="3.98154566619216" calcext:value-type="float">
            <text:p>3.98154566619216</text:p>
          </table:table-cell>
          <table:table-cell office:value-type="float" office:value="5.50650892507667" calcext:value-type="float">
            <text:p>5.50650892507667</text:p>
          </table:table-cell>
          <table:table-cell office:value-type="float" office:value="5.28621912323904" calcext:value-type="float">
            <text:p>5.28621912323904</text:p>
          </table:table-cell>
          <table:table-cell office:value-type="float" office:value="1.33478016872979" calcext:value-type="float">
            <text:p>1.33478016872979</text:p>
          </table:table-cell>
          <table:table-cell office:value-type="float" office:value="0.0366599591858232" calcext:value-type="float">
            <text:p>0.036659959185823</text:p>
          </table:table-cell>
          <table:table-cell office:value-type="float" office:value="7.87727068076934" calcext:value-type="float">
            <text:p>7.87727068076934</text:p>
          </table:table-cell>
          <table:table-cell office:value-type="float" office:value="4.03344557698207" calcext:value-type="float">
            <text:p>4.03344557698207</text:p>
          </table:table-cell>
          <table:table-cell office:value-type="float" office:value="7.87689262805519" calcext:value-type="float">
            <text:p>7.87689262805519</text:p>
          </table:table-cell>
          <table:table-cell office:value-type="float" office:value="4.0335759428346" calcext:value-type="float">
            <text:p>4.0335759428346</text:p>
          </table:table-cell>
        </table:table-row>
        <table:table-row table:style-name="ro1">
          <table:table-cell office:value-type="float" office:value="8.27323330850571" calcext:value-type="float">
            <text:p>8.27323330850571</text:p>
          </table:table-cell>
          <table:table-cell office:value-type="float" office:value="4.16452985016633" calcext:value-type="float">
            <text:p>4.16452985016633</text:p>
          </table:table-cell>
          <table:table-cell office:value-type="float" office:value="8.09602430617906" calcext:value-type="float">
            <text:p>8.09602430617906</text:p>
          </table:table-cell>
          <table:table-cell office:value-type="float" office:value="4.06170766028054" calcext:value-type="float">
            <text:p>4.06170766028054</text:p>
          </table:table-cell>
          <table:table-cell office:value-type="float" office:value="5.5395147912405" calcext:value-type="float">
            <text:p>5.5395147912405</text:p>
          </table:table-cell>
          <table:table-cell office:value-type="float" office:value="5.46775111238777" calcext:value-type="float">
            <text:p>5.46775111238777</text:p>
          </table:table-cell>
          <table:table-cell office:value-type="float" office:value="1.84508130675902" calcext:value-type="float">
            <text:p>1.84508130675902</text:p>
          </table:table-cell>
          <table:table-cell office:value-type="float" office:value="-0.542575606389375" calcext:value-type="float">
            <text:p>-0.542575606389375</text:p>
          </table:table-cell>
          <table:table-cell office:value-type="float" office:value="8.00219571940302" calcext:value-type="float">
            <text:p>8.00219571940302</text:p>
          </table:table-cell>
          <table:table-cell office:value-type="float" office:value="4.22154114748467" calcext:value-type="float">
            <text:p>4.22154114748467</text:p>
          </table:table-cell>
          <table:table-cell office:value-type="float" office:value="8.00175882768632" calcext:value-type="float">
            <text:p>8.00175882768632</text:p>
          </table:table-cell>
          <table:table-cell office:value-type="float" office:value="4.22168156289129" calcext:value-type="float">
            <text:p>4.22168156289129</text:p>
          </table:table-cell>
        </table:table-row>
        <table:table-row table:style-name="ro1">
          <table:table-cell office:value-type="float" office:value="8.30676945973692" calcext:value-type="float">
            <text:p>8.30676945973692</text:p>
          </table:table-cell>
          <table:table-cell office:value-type="float" office:value="3.89773220718121" calcext:value-type="float">
            <text:p>3.89773220718121</text:p>
          </table:table-cell>
          <table:table-cell office:value-type="float" office:value="8.15500310868217" calcext:value-type="float">
            <text:p>8.15500310868217</text:p>
          </table:table-cell>
          <table:table-cell office:value-type="float" office:value="4.14246347032105" calcext:value-type="float">
            <text:p>4.14246347032105</text:p>
          </table:table-cell>
          <table:table-cell office:value-type="float" office:value="5.59118411885991" calcext:value-type="float">
            <text:p>5.59118411885991</text:p>
          </table:table-cell>
          <table:table-cell office:value-type="float" office:value="5.68440826841822" calcext:value-type="float">
            <text:p>5.68440826841822</text:p>
          </table:table-cell>
          <table:table-cell office:value-type="float" office:value="2.22733119844906" calcext:value-type="float">
            <text:p>2.22733119844906</text:p>
          </table:table-cell>
          <table:table-cell office:value-type="float" office:value="0.198871596232423" calcext:value-type="float">
            <text:p>0.198871596232423</text:p>
          </table:table-cell>
          <table:table-cell office:value-type="float" office:value="8.08820827178544" calcext:value-type="float">
            <text:p>8.08820827178544</text:p>
          </table:table-cell>
          <table:table-cell office:value-type="float" office:value="4.27194152764542" calcext:value-type="float">
            <text:p>4.27194152764542</text:p>
          </table:table-cell>
          <table:table-cell office:value-type="float" office:value="8.08774252582414" calcext:value-type="float">
            <text:p>8.08774252582414</text:p>
          </table:table-cell>
          <table:table-cell office:value-type="float" office:value="4.27207574174532" calcext:value-type="float">
            <text:p>4.27207574174532</text:p>
          </table:table-cell>
        </table:table-row>
        <table:table-row table:style-name="ro1">
          <table:table-cell office:value-type="float" office:value="8.14013308243159" calcext:value-type="float">
            <text:p>8.14013308243159</text:p>
          </table:table-cell>
          <table:table-cell office:value-type="float" office:value="4.07081042349523" calcext:value-type="float">
            <text:p>4.07081042349523</text:p>
          </table:table-cell>
          <table:table-cell office:value-type="float" office:value="8.21317141762856" calcext:value-type="float">
            <text:p>8.21317141762856</text:p>
          </table:table-cell>
          <table:table-cell office:value-type="float" office:value="4.22380502079999" calcext:value-type="float">
            <text:p>4.22380502079999</text:p>
          </table:table-cell>
          <table:table-cell office:value-type="float" office:value="5.61379557018178" calcext:value-type="float">
            <text:p>5.61379557018178</text:p>
          </table:table-cell>
          <table:table-cell office:value-type="float" office:value="5.78833908935478" calcext:value-type="float">
            <text:p>5.78833908935478</text:p>
          </table:table-cell>
          <table:table-cell office:value-type="float" office:value="1.06362085685778" calcext:value-type="float">
            <text:p>1.06362085685778</text:p>
          </table:table-cell>
          <table:table-cell office:value-type="float" office:value="0.376441338403835" calcext:value-type="float">
            <text:p>0.376441338403835</text:p>
          </table:table-cell>
          <table:table-cell office:value-type="float" office:value="8.10837220738875" calcext:value-type="float">
            <text:p>8.10837220738875</text:p>
          </table:table-cell>
          <table:table-cell office:value-type="float" office:value="4.27207733915581" calcext:value-type="float">
            <text:p>4.27207733915581</text:p>
          </table:table-cell>
          <table:table-cell office:value-type="float" office:value="8.10794219083572" calcext:value-type="float">
            <text:p>8.10794219083572</text:p>
          </table:table-cell>
          <table:table-cell office:value-type="float" office:value="4.27221291738858" calcext:value-type="float">
            <text:p>4.27221291738858</text:p>
          </table:table-cell>
        </table:table-row>
        <table:table-row table:style-name="ro1">
          <table:table-cell office:value-type="float" office:value="8.36366247215452" calcext:value-type="float">
            <text:p>8.36366247215452</text:p>
          </table:table-cell>
          <table:table-cell office:value-type="float" office:value="4.50553854262573" calcext:value-type="float">
            <text:p>4.50553854262573</text:p>
          </table:table-cell>
          <table:table-cell office:value-type="float" office:value="8.2705234162358" calcext:value-type="float">
            <text:p>8.2705234162358</text:p>
          </table:table-cell>
          <table:table-cell office:value-type="float" office:value="4.30572417763009" calcext:value-type="float">
            <text:p>4.30572417763009</text:p>
          </table:table-cell>
          <table:table-cell office:value-type="float" office:value="5.62279864013966" calcext:value-type="float">
            <text:p>5.62279864013966</text:p>
          </table:table-cell>
          <table:table-cell office:value-type="float" office:value="5.83879383934143" calcext:value-type="float">
            <text:p>5.83879383934143</text:p>
          </table:table-cell>
          <table:table-cell office:value-type="float" office:value="0.512517030437275" calcext:value-type="float">
            <text:p>0.512517030437275</text:p>
          </table:table-cell>
          <table:table-cell office:value-type="float" office:value="-0.149877838463716" calcext:value-type="float">
            <text:p>-0.149877838463716</text:p>
          </table:table-cell>
          <table:table-cell office:value-type="float" office:value="8.187542769054" calcext:value-type="float">
            <text:p>8.187542769054</text:p>
          </table:table-cell>
          <table:table-cell office:value-type="float" office:value="4.4016118684722" calcext:value-type="float">
            <text:p>4.4016118684722</text:p>
          </table:table-cell>
          <table:table-cell office:value-type="float" office:value="8.18710775250703" calcext:value-type="float">
            <text:p>8.18710775250703</text:p>
          </table:table-cell>
          <table:table-cell office:value-type="float" office:value="4.40176147207447" calcext:value-type="float">
            <text:p>4.40176147207447</text:p>
          </table:table-cell>
        </table:table-row>
        <table:table-row table:style-name="ro1">
          <table:table-cell office:value-type="float" office:value="8.47689315129616" calcext:value-type="float">
            <text:p>8.47689315129616</text:p>
          </table:table-cell>
          <table:table-cell office:value-type="float" office:value="4.38814508504746" calcext:value-type="float">
            <text:p>4.38814508504746</text:p>
          </table:table-cell>
          <table:table-cell office:value-type="float" office:value="8.32705336935184" calcext:value-type="float">
            <text:p>8.32705336935184</text:p>
          </table:table-cell>
          <table:table-cell office:value-type="float" office:value="4.38821274896393" calcext:value-type="float">
            <text:p>4.38821274896393</text:p>
          </table:table-cell>
          <table:table-cell office:value-type="float" office:value="5.61385939275394" calcext:value-type="float">
            <text:p>5.61385939275394</text:p>
          </table:table-cell>
          <table:table-cell office:value-type="float" office:value="5.79270244712254" calcext:value-type="float">
            <text:p>5.79270244712254</text:p>
          </table:table-cell>
          <table:table-cell office:value-type="float" office:value="-0.46950256447641" calcext:value-type="float">
            <text:p>-0.46950256447641</text:p>
          </table:table-cell>
          <table:table-cell office:value-type="float" office:value="-0.13859728447686" calcext:value-type="float">
            <text:p>-0.13859728447686</text:p>
          </table:table-cell>
          <table:table-cell office:value-type="float" office:value="8.21904585478319" calcext:value-type="float">
            <text:p>8.21904585478319</text:p>
          </table:table-cell>
          <table:table-cell office:value-type="float" office:value="4.40118441951783" calcext:value-type="float">
            <text:p>4.40118441951783</text:p>
          </table:table-cell>
          <table:table-cell office:value-type="float" office:value="8.21863995012289" calcext:value-type="float">
            <text:p>8.21863995012289</text:p>
          </table:table-cell>
          <table:table-cell office:value-type="float" office:value="4.40130883810306" calcext:value-type="float">
            <text:p>4.40130883810306</text:p>
          </table:table-cell>
        </table:table-row>
        <table:table-row table:style-name="ro1">
          <table:table-cell office:value-type="float" office:value="8.37598888644299" calcext:value-type="float">
            <text:p>8.37598888644299</text:p>
          </table:table-cell>
          <table:table-cell office:value-type="float" office:value="4.33372376216316" calcext:value-type="float">
            <text:p>4.33372376216316</text:p>
          </table:table-cell>
          <table:table-cell office:value-type="float" office:value="8.38275562402846" calcext:value-type="float">
            <text:p>8.38275562402846</text:p>
          </table:table-cell>
          <table:table-cell office:value-type="float" office:value="4.47126248601313" calcext:value-type="float">
            <text:p>4.47126248601313</text:p>
          </table:table-cell>
          <table:table-cell office:value-type="float" office:value="5.62275896039472" calcext:value-type="float">
            <text:p>5.62275896039472</text:p>
          </table:table-cell>
          <table:table-cell office:value-type="float" office:value="5.83541349312848" calcext:value-type="float">
            <text:p>5.83541349312848</text:p>
          </table:table-cell>
          <table:table-cell office:value-type="float" office:value="0.436283824489806" calcext:value-type="float">
            <text:p>0.436283824489806</text:p>
          </table:table-cell>
          <table:table-cell office:value-type="float" office:value="0.232863686549419" calcext:value-type="float">
            <text:p>0.232863686549419</text:p>
          </table:table-cell>
          <table:table-cell office:value-type="float" office:value="8.24993691881584" calcext:value-type="float">
            <text:p>8.24993691881584</text:p>
          </table:table-cell>
          <table:table-cell office:value-type="float" office:value="4.42063536539553" calcext:value-type="float">
            <text:p>4.42063536539553</text:p>
          </table:table-cell>
          <table:table-cell office:value-type="float" office:value="8.24955474084346" calcext:value-type="float">
            <text:p>8.24955474084346</text:p>
          </table:table-cell>
          <table:table-cell office:value-type="float" office:value="4.42075406027775" calcext:value-type="float">
            <text:p>4.42075406027775</text:p>
          </table:table-cell>
        </table:table-row>
        <table:table-row table:style-name="ro1">
          <table:table-cell office:value-type="float" office:value="8.6146376734599" calcext:value-type="float">
            <text:p>8.6146376734599</text:p>
          </table:table-cell>
          <table:table-cell office:value-type="float" office:value="4.61080871953086" calcext:value-type="float">
            <text:p>4.61080871953086</text:p>
          </table:table-cell>
          <table:table-cell office:value-type="float" office:value="8.43762461008662" calcext:value-type="float">
            <text:p>8.43762461008662</text:p>
          </table:table-cell>
          <table:table-cell office:value-type="float" office:value="4.55486508387318" calcext:value-type="float">
            <text:p>4.55486508387318</text:p>
          </table:table-cell>
          <table:table-cell office:value-type="float" office:value="5.64249297975629" calcext:value-type="float">
            <text:p>5.64249297975629</text:p>
          </table:table-cell>
          <table:table-cell office:value-type="float" office:value="5.94255734412634" calcext:value-type="float">
            <text:p>5.94255734412634</text:p>
          </table:table-cell>
          <table:table-cell office:value-type="float" office:value="1.0894602483255" calcext:value-type="float">
            <text:p>1.0894602483255</text:p>
          </table:table-cell>
          <table:table-cell office:value-type="float" office:value="0.0707891728860763" calcext:value-type="float">
            <text:p>0.070789172886076</text:p>
          </table:table-cell>
          <table:table-cell office:value-type="float" office:value="8.35869900345674" calcext:value-type="float">
            <text:p>8.35869900345674</text:p>
          </table:table-cell>
          <table:table-cell office:value-type="float" office:value="4.58044946258129" calcext:value-type="float">
            <text:p>4.58044946258129</text:p>
          </table:table-cell>
          <table:table-cell office:value-type="float" office:value="8.35827779354781" calcext:value-type="float">
            <text:p>8.35827779354781</text:p>
          </table:table-cell>
          <table:table-cell office:value-type="float" office:value="4.58058109010349" calcext:value-type="float">
            <text:p>4.58058109010349</text:p>
          </table:table-cell>
        </table:table-row>
        <table:table-row table:style-name="ro1">
          <table:table-cell office:value-type="float" office:value="8.35620239102551" calcext:value-type="float">
            <text:p>8.35620239102551</text:p>
          </table:table-cell>
          <table:table-cell office:value-type="float" office:value="4.69966099429219" calcext:value-type="float">
            <text:p>4.69966099429219</text:p>
          </table:table-cell>
          <table:table-cell office:value-type="float" office:value="8.49165484067343" calcext:value-type="float">
            <text:p>8.49165484067343</text:p>
          </table:table-cell>
          <table:table-cell office:value-type="float" office:value="4.63901218235397" calcext:value-type="float">
            <text:p>4.63901218235397</text:p>
          </table:table-cell>
          <table:table-cell office:value-type="float" office:value="5.66098335923585" calcext:value-type="float">
            <text:p>5.66098335923585</text:p>
          </table:table-cell>
          <table:table-cell office:value-type="float" office:value="6.0470978782622" calcext:value-type="float">
            <text:p>6.0470978782622</text:p>
          </table:table-cell>
          <table:table-cell office:value-type="float" office:value="1.06163164095219" calcext:value-type="float">
            <text:p>1.06163164095219</text:p>
          </table:table-cell>
          <table:table-cell office:value-type="float" office:value="-0.0336463754242616" calcext:value-type="float">
            <text:p>-0.033646375424262</text:p>
          </table:table-cell>
          <table:table-cell office:value-type="float" office:value="8.4004876379439" calcext:value-type="float">
            <text:p>8.4004876379439</text:p>
          </table:table-cell>
          <table:table-cell office:value-type="float" office:value="4.67798357828945" calcext:value-type="float">
            <text:p>4.67798357828945</text:p>
          </table:table-cell>
          <table:table-cell office:value-type="float" office:value="8.40008463951477" calcext:value-type="float">
            <text:p>8.40008463951477</text:p>
          </table:table-cell>
          <table:table-cell office:value-type="float" office:value="4.6781426122516" calcext:value-type="float">
            <text:p>4.6781426122516</text:p>
          </table:table-cell>
        </table:table-row>
        <table:table-row table:style-name="ro1">
          <table:table-cell office:value-type="float" office:value="8.22837120411452" calcext:value-type="float">
            <text:p>8.22837120411452</text:p>
          </table:table-cell>
          <table:table-cell office:value-type="float" office:value="4.65595341333237" calcext:value-type="float">
            <text:p>4.65595341333237</text:p>
          </table:table-cell>
          <table:table-cell office:value-type="float" office:value="8.54484091281087" calcext:value-type="float">
            <text:p>8.54484091281087</text:p>
          </table:table-cell>
          <table:table-cell office:value-type="float" office:value="4.72369536681577" calcext:value-type="float">
            <text:p>4.72369536681577</text:p>
          </table:table-cell>
          <table:table-cell office:value-type="float" office:value="5.68773803019149" calcext:value-type="float">
            <text:p>5.68773803019149</text:p>
          </table:table-cell>
          <table:table-cell office:value-type="float" office:value="6.19545076092134" calcext:value-type="float">
            <text:p>6.19545076092134</text:p>
          </table:table-cell>
          <table:table-cell office:value-type="float" office:value="1.50746111761539" calcext:value-type="float">
            <text:p>1.50746111761539</text:p>
          </table:table-cell>
          <table:table-cell office:value-type="float" office:value="0.15113169481301" calcext:value-type="float">
            <text:p>0.15113169481301</text:p>
          </table:table-cell>
          <table:table-cell office:value-type="float" office:value="8.41325632308098" calcext:value-type="float">
            <text:p>8.41325632308098</text:p>
          </table:table-cell>
          <table:table-cell office:value-type="float" office:value="4.738329582358" calcext:value-type="float">
            <text:p>4.738329582358</text:p>
          </table:table-cell>
          <table:table-cell office:value-type="float" office:value="8.41288621231898" calcext:value-type="float">
            <text:p>8.41288621231898</text:p>
          </table:table-cell>
          <table:table-cell office:value-type="float" office:value="4.73850707243128" calcext:value-type="float">
            <text:p>4.73850707243128</text:p>
          </table:table-cell>
        </table:table-row>
        <table:table-row table:style-name="ro1">
          <table:table-cell office:value-type="float" office:value="8.85558618993757" calcext:value-type="float">
            <text:p>8.85558618993757</text:p>
          </table:table-cell>
          <table:table-cell office:value-type="float" office:value="4.36073092724743" calcext:value-type="float">
            <text:p>4.36073092724743</text:p>
          </table:table-cell>
          <table:table-cell office:value-type="float" office:value="8.59717750793603" calcext:value-type="float">
            <text:p>8.59717750793603</text:p>
          </table:table-cell>
          <table:table-cell office:value-type="float" office:value="4.80890616901071" calcext:value-type="float">
            <text:p>4.80890616901071</text:p>
          </table:table-cell>
          <table:table-cell office:value-type="float" office:value="5.67179281790981" calcext:value-type="float">
            <text:p>5.67179281790981</text:p>
          </table:table-cell>
          <table:table-cell office:value-type="float" office:value="6.09868486404598" calcext:value-type="float">
            <text:p>6.09868486404598</text:p>
          </table:table-cell>
          <table:table-cell office:value-type="float" office:value="-0.980708345676769" calcext:value-type="float">
            <text:p>-0.980708345676769</text:p>
          </table:table-cell>
          <table:table-cell office:value-type="float" office:value="0.298933429813312" calcext:value-type="float">
            <text:p>0.298933429813312</text:p>
          </table:table-cell>
          <table:table-cell office:value-type="float" office:value="8.41566907254744" calcext:value-type="float">
            <text:p>8.41566907254744</text:p>
          </table:table-cell>
          <table:table-cell office:value-type="float" office:value="4.60750386832315" calcext:value-type="float">
            <text:p>4.60750386832315</text:p>
          </table:table-cell>
          <table:table-cell office:value-type="float" office:value="8.4153349699251" calcext:value-type="float">
            <text:p>8.4153349699251</text:p>
          </table:table-cell>
          <table:table-cell office:value-type="float" office:value="4.60758760854943" calcext:value-type="float">
            <text:p>4.60758760854943</text:p>
          </table:table-cell>
        </table:table-row>
        <table:table-row table:style-name="ro1">
          <table:table-cell office:value-type="float" office:value="8.69128953550425" calcext:value-type="float">
            <text:p>8.69128953550425</text:p>
          </table:table-cell>
          <table:table-cell office:value-type="float" office:value="4.51801281500775" calcext:value-type="float">
            <text:p>4.51801281500775</text:p>
          </table:table-cell>
          <table:table-cell office:value-type="float" office:value="8.64865939243303" calcext:value-type="float">
            <text:p>8.64865939243303</text:p>
          </table:table-cell>
          <table:table-cell office:value-type="float" office:value="4.89463606792957" calcext:value-type="float">
            <text:p>4.89463606792957</text:p>
          </table:table-cell>
          <table:table-cell office:value-type="float" office:value="5.68051374241806" calcext:value-type="float">
            <text:p>5.68051374241806</text:p>
          </table:table-cell>
          <table:table-cell office:value-type="float" office:value="6.16366081170261" calcext:value-type="float">
            <text:p>6.16366081170261</text:p>
          </table:table-cell>
          <table:table-cell office:value-type="float" office:value="0.655585867614245" calcext:value-type="float">
            <text:p>0.655585867614245</text:p>
          </table:table-cell>
          <table:table-cell office:value-type="float" office:value="0.0589431013300795" calcext:value-type="float">
            <text:p>0.05894310133008</text:p>
          </table:table-cell>
          <table:table-cell office:value-type="float" office:value="8.46517370809253" calcext:value-type="float">
            <text:p>8.46517370809253</text:p>
          </table:table-cell>
          <table:table-cell office:value-type="float" office:value="4.64461742763724" calcext:value-type="float">
            <text:p>4.64461742763724</text:p>
          </table:table-cell>
          <table:table-cell office:value-type="float" office:value="8.46483795874118" calcext:value-type="float">
            <text:p>8.46483795874118</text:p>
          </table:table-cell>
          <table:table-cell office:value-type="float" office:value="4.64468920382473" calcext:value-type="float">
            <text:p>4.64468920382473</text:p>
          </table:table-cell>
        </table:table-row>
        <table:table-row table:style-name="ro1">
          <table:table-cell office:value-type="float" office:value="8.73471882931397" calcext:value-type="float">
            <text:p>8.73471882931397</text:p>
          </table:table-cell>
          <table:table-cell office:value-type="float" office:value="4.75237402966862" calcext:value-type="float">
            <text:p>4.75237402966862</text:p>
          </table:table-cell>
          <table:table-cell office:value-type="float" office:value="8.69928141815631" calcext:value-type="float">
            <text:p>8.69928141815631</text:p>
          </table:table-cell>
          <table:table-cell office:value-type="float" office:value="4.9808764906539" calcext:value-type="float">
            <text:p>4.9808764906539</text:p>
          </table:table-cell>
          <table:table-cell office:value-type="float" office:value="5.69153228262169" calcext:value-type="float">
            <text:p>5.69153228262169</text:p>
          </table:table-cell>
          <table:table-cell office:value-type="float" office:value="6.24959417266811" calcext:value-type="float">
            <text:p>6.24959417266811</text:p>
          </table:table-cell>
          <table:table-cell office:value-type="float" office:value="0.866368902664838" calcext:value-type="float">
            <text:p>0.866368902664838</text:p>
          </table:table-cell>
          <table:table-cell office:value-type="float" office:value="0.380888359128083" calcext:value-type="float">
            <text:p>0.380888359128083</text:p>
          </table:table-cell>
          <table:table-cell office:value-type="float" office:value="8.53830161680696" calcext:value-type="float">
            <text:p>8.53830161680696</text:p>
          </table:table-cell>
          <table:table-cell office:value-type="float" office:value="4.75606650518783" calcext:value-type="float">
            <text:p>4.75606650518783</text:p>
          </table:table-cell>
          <table:table-cell office:value-type="float" office:value="8.5379462025834" calcext:value-type="float">
            <text:p>8.5379462025834</text:p>
          </table:table-cell>
          <table:table-cell office:value-type="float" office:value="4.75614884369509" calcext:value-type="float">
            <text:p>4.75614884369509</text:p>
          </table:table-cell>
        </table:table-row>
        <table:table-row table:style-name="ro1">
          <table:table-cell office:value-type="float" office:value="8.62245097311745" calcext:value-type="float">
            <text:p>8.62245097311745</text:p>
          </table:table-cell>
          <table:table-cell office:value-type="float" office:value="4.80485687865438" calcext:value-type="float">
            <text:p>4.80485687865438</text:p>
          </table:table-cell>
          <table:table-cell office:value-type="float" office:value="8.74903852294548" calcext:value-type="float">
            <text:p>8.74903852294548</text:p>
          </table:table-cell>
          <table:table-cell office:value-type="float" office:value="5.06761881321331" calcext:value-type="float">
            <text:p>5.06761881321331</text:p>
          </table:table-cell>
          <table:table-cell office:value-type="float" office:value="5.69662425364185" calcext:value-type="float">
            <text:p>5.69662425364185</text:p>
          </table:table-cell>
          <table:table-cell office:value-type="float" office:value="6.30637574286258" calcext:value-type="float">
            <text:p>6.30637574286258</text:p>
          </table:table-cell>
          <table:table-cell office:value-type="float" office:value="0.570094280151953" calcext:value-type="float">
            <text:p>0.570094280151953</text:p>
          </table:table-cell>
          <table:table-cell office:value-type="float" office:value="-0.505967696424442" calcext:value-type="float">
            <text:p>-0.505967696424442</text:p>
          </table:table-cell>
          <table:table-cell office:value-type="float" office:value="8.56871130521888" calcext:value-type="float">
            <text:p>8.56871130521888</text:p>
          </table:table-cell>
          <table:table-cell office:value-type="float" office:value="4.81378392236462" calcext:value-type="float">
            <text:p>4.81378392236462</text:p>
          </table:table-cell>
          <table:table-cell office:value-type="float" office:value="8.56837129095054" calcext:value-type="float">
            <text:p>8.56837129095054</text:p>
          </table:table-cell>
          <table:table-cell office:value-type="float" office:value="4.813879259755" calcext:value-type="float">
            <text:p>4.813879259755</text:p>
          </table:table-cell>
        </table:table-row>
        <table:table-row table:style-name="ro1">
          <table:table-cell office:value-type="float" office:value="8.61887597547862" calcext:value-type="float">
            <text:p>8.61887597547862</text:p>
          </table:table-cell>
          <table:table-cell office:value-type="float" office:value="4.8216416783082" calcext:value-type="float">
            <text:p>4.8216416783082</text:p>
          </table:table-cell>
          <table:table-cell office:value-type="float" office:value="8.79792573113153" calcext:value-type="float">
            <text:p>8.79792573113153</text:p>
          </table:table-cell>
          <table:table-cell office:value-type="float" office:value="5.1548543614478" calcext:value-type="float">
            <text:p>5.1548543614478</text:p>
          </table:table-cell>
          <table:table-cell office:value-type="float" office:value="5.71831177956986" calcext:value-type="float">
            <text:p>5.71831177956986</text:p>
          </table:table-cell>
          <table:table-cell office:value-type="float" office:value="6.46023536470929" calcext:value-type="float">
            <text:p>6.46023536470929</text:p>
          </table:table-cell>
          <table:table-cell office:value-type="float" office:value="1.55380603730615" calcext:value-type="float">
            <text:p>1.55380603730615</text:p>
          </table:table-cell>
          <table:table-cell office:value-type="float" office:value="-0.134071702404396" calcext:value-type="float">
            <text:p>-0.134071702404396</text:p>
          </table:table-cell>
          <table:table-cell office:value-type="float" office:value="8.61899333148877" calcext:value-type="float">
            <text:p>8.61899333148877</text:p>
          </table:table-cell>
          <table:table-cell office:value-type="float" office:value="4.91002198027409" calcext:value-type="float">
            <text:p>4.91002198027409</text:p>
          </table:table-cell>
          <table:table-cell office:value-type="float" office:value="8.61864697749176" calcext:value-type="float">
            <text:p>8.61864697749176</text:p>
          </table:table-cell>
          <table:table-cell office:value-type="float" office:value="4.91013727973708" calcext:value-type="float">
            <text:p>4.91013727973708</text:p>
          </table:table-cell>
        </table:table-row>
        <table:table-row table:style-name="ro1">
          <table:table-cell office:value-type="float" office:value="9.07032089198852" calcext:value-type="float">
            <text:p>9.07032089198852</text:p>
          </table:table-cell>
          <table:table-cell office:value-type="float" office:value="5.27528840800932" calcext:value-type="float">
            <text:p>5.27528840800932</text:p>
          </table:table-cell>
          <table:table-cell office:value-type="float" office:value="8.84593815403439" calcext:value-type="float">
            <text:p>8.84593815403439</text:p>
          </table:table-cell>
          <table:table-cell office:value-type="float" office:value="5.24257441187527" calcext:value-type="float">
            <text:p>5.24257441187527</text:p>
          </table:table-cell>
          <table:table-cell office:value-type="float" office:value="5.73020208438093" calcext:value-type="float">
            <text:p>5.73020208438093</text:p>
          </table:table-cell>
          <table:table-cell office:value-type="float" office:value="6.53711721762743" calcext:value-type="float">
            <text:p>6.53711721762743</text:p>
          </table:table-cell>
          <table:table-cell office:value-type="float" office:value="0.777958781467673" calcext:value-type="float">
            <text:p>0.777958781467673</text:p>
          </table:table-cell>
          <table:table-cell office:value-type="float" office:value="0.0391479646707996" calcext:value-type="float">
            <text:p>0.0391479646708</text:p>
          </table:table-cell>
          <table:table-cell office:value-type="float" office:value="8.74631803190171" calcext:value-type="float">
            <text:p>8.74631803190171</text:p>
          </table:table-cell>
          <table:table-cell office:value-type="float" office:value="5.11695508730801" calcext:value-type="float">
            <text:p>5.11695508730801</text:p>
          </table:table-cell>
          <table:table-cell office:value-type="float" office:value="8.74591377931069" calcext:value-type="float">
            <text:p>8.74591377931069</text:p>
          </table:table-cell>
          <table:table-cell office:value-type="float" office:value="5.117079655201" calcext:value-type="float">
            <text:p>5.117079655201</text:p>
          </table:table-cell>
        </table:table-row>
        <table:table-row table:style-name="ro1">
          <table:table-cell office:value-type="float" office:value="8.77752330288141" calcext:value-type="float">
            <text:p>8.77752330288141</text:p>
          </table:table-cell>
          <table:table-cell office:value-type="float" office:value="4.84345515462505" calcext:value-type="float">
            <text:p>4.84345515462505</text:p>
          </table:table-cell>
          <table:table-cell office:value-type="float" office:value="8.89307099045176" calcext:value-type="float">
            <text:p>8.89307099045176</text:p>
          </table:table-cell>
          <table:table-cell office:value-type="float" office:value="5.33077019256377" calcext:value-type="float">
            <text:p>5.33077019256377</text:p>
          </table:table-cell>
          <table:table-cell office:value-type="float" office:value="5.72810461070273" calcext:value-type="float">
            <text:p>5.72810461070273</text:p>
          </table:table-cell>
          <table:table-cell office:value-type="float" office:value="6.52319446747932" calcext:value-type="float">
            <text:p>6.52319446747932</text:p>
          </table:table-cell>
          <table:table-cell office:value-type="float" office:value="-0.140798568003209" calcext:value-type="float">
            <text:p>-0.140798568003209</text:p>
          </table:table-cell>
          <table:table-cell office:value-type="float" office:value="0.124381849649112" calcext:value-type="float">
            <text:p>0.124381849649112</text:p>
          </table:table-cell>
          <table:table-cell office:value-type="float" office:value="8.71935261117333" calcext:value-type="float">
            <text:p>8.71935261117333</text:p>
          </table:table-cell>
          <table:table-cell office:value-type="float" office:value="5.02425413090451" calcext:value-type="float">
            <text:p>5.02425413090451</text:p>
          </table:table-cell>
          <table:table-cell office:value-type="float" office:value="8.71901655056012" calcext:value-type="float">
            <text:p>8.71901655056012</text:p>
          </table:table-cell>
          <table:table-cell office:value-type="float" office:value="5.02435049908127" calcext:value-type="float">
            <text:p>5.02435049908127</text:p>
          </table:table-cell>
        </table:table-row>
        <table:table-row table:style-name="ro1">
          <table:table-cell office:value-type="float" office:value="9.02398822635123" calcext:value-type="float">
            <text:p>9.02398822635123</text:p>
          </table:table-cell>
          <table:table-cell office:value-type="float" office:value="5.22118595342001" calcext:value-type="float">
            <text:p>5.22118595342001</text:p>
          </table:table-cell>
          <table:table-cell office:value-type="float" office:value="8.93931952713929" calcext:value-type="float">
            <text:p>8.93931952713929</text:p>
          </table:table-cell>
          <table:table-cell office:value-type="float" office:value="5.41943288400872" calcext:value-type="float">
            <text:p>5.41943288400872</text:p>
          </table:table-cell>
          <table:table-cell office:value-type="float" office:value="5.72540836706699" calcext:value-type="float">
            <text:p>5.72540836706699</text:p>
          </table:table-cell>
          <table:table-cell office:value-type="float" office:value="6.50364988110174" calcext:value-type="float">
            <text:p>6.50364988110174</text:p>
          </table:table-cell>
          <table:table-cell office:value-type="float" office:value="-0.197296879451686" calcext:value-type="float">
            <text:p>-0.197296879451686</text:p>
          </table:table-cell>
          <table:table-cell office:value-type="float" office:value="0.270038775820887" calcext:value-type="float">
            <text:p>0.270038775820887</text:p>
          </table:table-cell>
          <table:table-cell office:value-type="float" office:value="8.77910922604981" calcext:value-type="float">
            <text:p>8.77910922604981</text:p>
          </table:table-cell>
          <table:table-cell office:value-type="float" office:value="5.10730583527329" calcext:value-type="float">
            <text:p>5.10730583527329</text:p>
          </table:table-cell>
          <table:table-cell office:value-type="float" office:value="8.77877026954628" calcext:value-type="float">
            <text:p>8.77877026954628</text:p>
          </table:table-cell>
          <table:table-cell office:value-type="float" office:value="5.10739787844018" calcext:value-type="float">
            <text:p>5.10739787844018</text:p>
          </table:table-cell>
        </table:table-row>
        <table:table-row table:style-name="ro1">
          <table:table-cell office:value-type="float" office:value="8.86310960025846" calcext:value-type="float">
            <text:p>8.86310960025846</text:p>
          </table:table-cell>
          <table:table-cell office:value-type="float" office:value="5.61611565984587" calcext:value-type="float">
            <text:p>5.61611565984587</text:p>
          </table:table-cell>
          <table:table-cell office:value-type="float" office:value="8.98467913928185" calcext:value-type="float">
            <text:p>8.98467913928185</text:p>
          </table:table-cell>
          <table:table-cell office:value-type="float" office:value="5.50855362001486" calcext:value-type="float">
            <text:p>5.50855362001486</text:p>
          </table:table-cell>
          <table:table-cell office:value-type="float" office:value="5.74329833634766" calcext:value-type="float">
            <text:p>5.74329833634766</text:p>
          </table:table-cell>
          <table:table-cell office:value-type="float" office:value="6.66550439425886" calcext:value-type="float">
            <text:p>6.66550439425886</text:p>
          </table:table-cell>
          <table:table-cell office:value-type="float" office:value="1.62840211342874" calcext:value-type="float">
            <text:p>1.62840211342874</text:p>
          </table:table-cell>
          <table:table-cell office:value-type="float" office:value="0.138016488793135" calcext:value-type="float">
            <text:p>0.138016488793135</text:p>
          </table:table-cell>
          <table:table-cell office:value-type="float" office:value="8.88336695135044" calcext:value-type="float">
            <text:p>8.88336695135044</text:p>
          </table:table-cell>
          <table:table-cell office:value-type="float" office:value="5.37462049195371" calcext:value-type="float">
            <text:p>5.37462049195371</text:p>
          </table:table-cell>
          <table:table-cell office:value-type="float" office:value="8.88297798981503" calcext:value-type="float">
            <text:p>8.88297798981503</text:p>
          </table:table-cell>
          <table:table-cell office:value-type="float" office:value="5.37477491951302" calcext:value-type="float">
            <text:p>5.37477491951302</text:p>
          </table:table-cell>
        </table:table-row>
        <table:table-row table:style-name="ro1">
          <table:table-cell office:value-type="float" office:value="9.39307635010406" calcext:value-type="float">
            <text:p>9.39307635010406</text:p>
          </table:table-cell>
          <table:table-cell office:value-type="float" office:value="5.76060347562262" calcext:value-type="float">
            <text:p>5.76060347562262</text:p>
          </table:table-cell>
          <table:table-cell office:value-type="float" office:value="9.02914529095602" calcext:value-type="float">
            <text:p>9.02914529095602</text:p>
          </table:table-cell>
          <table:table-cell office:value-type="float" office:value="5.59812348858287" calcext:value-type="float">
            <text:p>5.59812348858287</text:p>
          </table:table-cell>
          <table:table-cell office:value-type="float" office:value="5.74565896823988" calcext:value-type="float">
            <text:p>5.74565896823988</text:p>
          </table:table-cell>
          <table:table-cell office:value-type="float" office:value="6.6899463081805" calcext:value-type="float">
            <text:p>6.6899463081805</text:p>
          </table:table-cell>
          <table:table-cell office:value-type="float" office:value="0.245556457679961" calcext:value-type="float">
            <text:p>0.245556457679961</text:p>
          </table:table-cell>
          <table:table-cell office:value-type="float" office:value="0.61065432271123" calcext:value-type="float">
            <text:p>0.61065432271123</text:p>
          </table:table-cell>
          <table:table-cell office:value-type="float" office:value="8.9992597136429" calcext:value-type="float">
            <text:p>8.9992597136429</text:p>
          </table:table-cell>
          <table:table-cell office:value-type="float" office:value="5.56407684109241" calcext:value-type="float">
            <text:p>5.56407684109241</text:p>
          </table:table-cell>
          <table:table-cell office:value-type="float" office:value="8.99882126679965" calcext:value-type="float">
            <text:p>8.99882126679965</text:p>
          </table:table-cell>
          <table:table-cell office:value-type="float" office:value="5.56421304797703" calcext:value-type="float">
            <text:p>5.56421304797703</text:p>
          </table:table-cell>
        </table:table-row>
        <table:table-row table:style-name="ro1">
          <table:table-cell office:value-type="float" office:value="8.88777384917728" calcext:value-type="float">
            <text:p>8.88777384917728</text:p>
          </table:table-cell>
          <table:table-cell office:value-type="float" office:value="5.71354183949413" calcext:value-type="float">
            <text:p>5.71354183949413</text:p>
          </table:table-cell>
          <table:table-cell office:value-type="float" office:value="9.07271353558369" calcext:value-type="float">
            <text:p>9.07271353558369</text:p>
          </table:table-cell>
          <table:table-cell office:value-type="float" office:value="5.68813353280052" calcext:value-type="float">
            <text:p>5.68813353280052</text:p>
          </table:table-cell>
          <table:table-cell office:value-type="float" office:value="5.74858549743281" calcext:value-type="float">
            <text:p>5.74858549743281</text:p>
          </table:table-cell>
          <table:table-cell office:value-type="float" office:value="6.77301128834053" calcext:value-type="float">
            <text:p>6.77301128834053</text:p>
          </table:table-cell>
          <table:table-cell office:value-type="float" office:value="0.831165176249741" calcext:value-type="float">
            <text:p>0.831165176249741</text:p>
          </table:table-cell>
          <table:table-cell office:value-type="float" office:value="0.424711978545367" calcext:value-type="float">
            <text:p>0.424711978545367</text:p>
          </table:table-cell>
          <table:table-cell office:value-type="float" office:value="9.01433733247905" calcext:value-type="float">
            <text:p>9.01433733247905</text:p>
          </table:table-cell>
          <table:table-cell office:value-type="float" office:value="5.65358635480417" calcext:value-type="float">
            <text:p>5.65358635480417</text:p>
          </table:table-cell>
          <table:table-cell office:value-type="float" office:value="9.01392343326731" calcext:value-type="float">
            <text:p>9.01392343326731</text:p>
          </table:table-cell>
          <table:table-cell office:value-type="float" office:value="5.65374542453065" calcext:value-type="float">
            <text:p>5.65374542453065</text:p>
          </table:table-cell>
        </table:table-row>
        <table:table-row table:style-name="ro1">
          <table:table-cell office:value-type="float" office:value="8.74000555941498" calcext:value-type="float">
            <text:p>8.74000555941498</text:p>
          </table:table-cell>
          <table:table-cell office:value-type="float" office:value="5.81315960209454" calcext:value-type="float">
            <text:p>5.81315960209454</text:p>
          </table:table-cell>
          <table:table-cell office:value-type="float" office:value="9.11537951637671" calcext:value-type="float">
            <text:p>9.11537951637671</text:p>
          </table:table-cell>
          <table:table-cell office:value-type="float" office:value="5.7785747517384" calcext:value-type="float">
            <text:p>5.7785747517384</text:p>
          </table:table-cell>
          <table:table-cell office:value-type="float" office:value="5.74764428887461" calcext:value-type="float">
            <text:p>5.74764428887461</text:p>
          </table:table-cell>
          <table:table-cell office:value-type="float" office:value="6.90276002236291" calcext:value-type="float">
            <text:p>6.90276002236291</text:p>
          </table:table-cell>
          <table:table-cell office:value-type="float" office:value="1.29752147781682" calcext:value-type="float">
            <text:p>1.29752147781682</text:p>
          </table:table-cell>
          <table:table-cell office:value-type="float" office:value="0.0943837506188121" calcext:value-type="float">
            <text:p>0.094383750618812</text:p>
          </table:table-cell>
          <table:table-cell office:value-type="float" office:value="9.01318810854512" calcext:value-type="float">
            <text:p>9.01318810854512</text:p>
          </table:table-cell>
          <table:table-cell office:value-type="float" office:value="5.76341187473143" calcext:value-type="float">
            <text:p>5.76341187473143</text:p>
          </table:table-cell>
          <table:table-cell office:value-type="float" office:value="9.0127949123678" calcext:value-type="float">
            <text:p>9.0127949123678</text:p>
          </table:table-cell>
          <table:table-cell office:value-type="float" office:value="5.76359706986127" calcext:value-type="float">
            <text:p>5.76359706986127</text:p>
          </table:table-cell>
        </table:table-row>
        <table:table-row table:style-name="ro1">
          <table:table-cell office:value-type="float" office:value="9.07555353982666" calcext:value-type="float">
            <text:p>9.07555353982666</text:p>
          </table:table-cell>
          <table:table-cell office:value-type="float" office:value="5.28673332840092" calcext:value-type="float">
            <text:p>5.28673332840092</text:p>
          </table:table-cell>
          <table:table-cell office:value-type="float" office:value="9.15713896677254" calcext:value-type="float">
            <text:p>9.15713896677254</text:p>
          </table:table-cell>
          <table:table-cell office:value-type="float" office:value="5.86943810134999" calcext:value-type="float">
            <text:p>5.86943810134999</text:p>
          </table:table-cell>
          <table:table-cell office:value-type="float" office:value="5.74530222232215" calcext:value-type="float">
            <text:p>5.74530222232215</text:p>
          </table:table-cell>
          <table:table-cell office:value-type="float" office:value="7.04305490003113" calcext:value-type="float">
            <text:p>7.04305490003113</text:p>
          </table:table-cell>
          <table:table-cell office:value-type="float" office:value="1.40314425401236" calcext:value-type="float">
            <text:p>1.40314425401236</text:p>
          </table:table-cell>
          <table:table-cell office:value-type="float" office:value="0.0449300773877627" calcext:value-type="float">
            <text:p>0.044930077387763</text:p>
          </table:table-cell>
          <table:table-cell office:value-type="float" office:value="9.00767058915699" calcext:value-type="float">
            <text:p>9.00767058915699</text:p>
          </table:table-cell>
          <table:table-cell office:value-type="float" office:value="5.69075873693411" calcext:value-type="float">
            <text:p>5.69075873693411</text:p>
          </table:table-cell>
          <table:table-cell office:value-type="float" office:value="9.00731436958257" calcext:value-type="float">
            <text:p>9.00731436958257</text:p>
          </table:table-cell>
          <table:table-cell office:value-type="float" office:value="5.69088349621152" calcext:value-type="float">
            <text:p>5.69088349621152</text:p>
          </table:table-cell>
        </table:table-row>
        <table:table-row table:style-name="ro1">
          <table:table-cell office:value-type="float" office:value="9.43923349148847" calcext:value-type="float">
            <text:p>9.43923349148847</text:p>
          </table:table-cell>
          <table:table-cell office:value-type="float" office:value="5.83786927382301" calcext:value-type="float">
            <text:p>5.83786927382301</text:p>
          </table:table-cell>
          <table:table-cell office:value-type="float" office:value="9.19798771086096" calcext:value-type="float">
            <text:p>9.19798771086096</text:p>
          </table:table-cell>
          <table:table-cell office:value-type="float" office:value="5.96071449537604" calcext:value-type="float">
            <text:p>5.96071449537604</text:p>
          </table:table-cell>
          <table:table-cell office:value-type="float" office:value="5.74049520334418" calcext:value-type="float">
            <text:p>5.74049520334418</text:p>
          </table:table-cell>
          <table:table-cell office:value-type="float" office:value="7.26992401311376" calcext:value-type="float">
            <text:p>7.26992401311376</text:p>
          </table:table-cell>
          <table:table-cell office:value-type="float" office:value="2.26920034158182" calcext:value-type="float">
            <text:p>2.26920034158182</text:p>
          </table:table-cell>
          <table:table-cell office:value-type="float" office:value="-0.342484280381979" calcext:value-type="float">
            <text:p>-0.342484280381979</text:p>
          </table:table-cell>
          <table:table-cell office:value-type="float" office:value="9.11645884706127" calcext:value-type="float">
            <text:p>9.11645884706127</text:p>
          </table:table-cell>
          <table:table-cell office:value-type="float" office:value="5.91228300531149" calcext:value-type="float">
            <text:p>5.91228300531149</text:p>
          </table:table-cell>
          <table:table-cell office:value-type="float" office:value="9.11602827608279" calcext:value-type="float">
            <text:p>9.11602827608279</text:p>
          </table:table-cell>
          <table:table-cell office:value-type="float" office:value="5.9123825985846" calcext:value-type="float">
            <text:p>5.9123825985846</text:p>
          </table:table-cell>
        </table:table-row>
        <table:table-row table:style-name="ro1">
          <table:table-cell office:value-type="float" office:value="8.99620082016063" calcext:value-type="float">
            <text:p>8.99620082016063</text:p>
          </table:table-cell>
          <table:table-cell office:value-type="float" office:value="5.97797245338925" calcext:value-type="float">
            <text:p>5.97797245338925</text:p>
          </table:table-cell>
          <table:table-cell office:value-type="float" office:value="9.23792166380158" calcext:value-type="float">
            <text:p>9.23792166380158</text:p>
          </table:table-cell>
          <table:table-cell office:value-type="float" office:value="6.05239480625322" calcext:value-type="float">
            <text:p>6.05239480625322</text:p>
          </table:table-cell>
          <table:table-cell office:value-type="float" office:value="5.73991927791224" calcext:value-type="float">
            <text:p>5.73991927791224</text:p>
          </table:table-cell>
          <table:table-cell office:value-type="float" office:value="7.22583851298908" calcext:value-type="float">
            <text:p>7.22583851298908</text:p>
          </table:table-cell>
          <table:table-cell office:value-type="float" office:value="-0.440892618598445" calcext:value-type="float">
            <text:p>-0.440892618598445</text:p>
          </table:table-cell>
          <table:table-cell office:value-type="float" office:value="-0.0297926843571926" calcext:value-type="float">
            <text:p>-0.029792684357193</text:p>
          </table:table-cell>
          <table:table-cell office:value-type="float" office:value="9.09655658990767" calcext:value-type="float">
            <text:p>9.09655658990767</text:p>
          </table:table-cell>
          <table:table-cell office:value-type="float" office:value="5.89915916827201" calcext:value-type="float">
            <text:p>5.89915916827201</text:p>
          </table:table-cell>
          <table:table-cell office:value-type="float" office:value="9.09619217815734" calcext:value-type="float">
            <text:p>9.09619217815734</text:p>
          </table:table-cell>
          <table:table-cell office:value-type="float" office:value="5.89926870440756" calcext:value-type="float">
            <text:p>5.89926870440756</text:p>
          </table:table-cell>
        </table:table-row>
        <table:table-row table:style-name="ro1">
          <table:table-cell office:value-type="float" office:value="9.06599579202331" calcext:value-type="float">
            <text:p>9.06599579202331</text:p>
          </table:table-cell>
          <table:table-cell office:value-type="float" office:value="5.85386942193217" calcext:value-type="float">
            <text:p>5.85386942193217</text:p>
          </table:table-cell>
          <table:table-cell office:value-type="float" office:value="9.27693683223241" calcext:value-type="float">
            <text:p>9.27693683223241</text:p>
          </table:table-cell>
          <table:table-cell office:value-type="float" office:value="6.14446986602683" calcext:value-type="float">
            <text:p>6.14446986602683</text:p>
          </table:table-cell>
          <table:table-cell office:value-type="float" office:value="5.74343071492395" calcext:value-type="float">
            <text:p>5.74343071492395</text:p>
          </table:table-cell>
          <table:table-cell office:value-type="float" office:value="7.44470512798676" calcext:value-type="float">
            <text:p>7.44470512798676</text:p>
          </table:table-cell>
          <table:table-cell office:value-type="float" office:value="2.18894781460016" calcext:value-type="float">
            <text:p>2.18894781460016</text:p>
          </table:table-cell>
          <table:table-cell office:value-type="float" office:value="0.217798017230162" calcext:value-type="float">
            <text:p>0.217798017230162</text:p>
          </table:table-cell>
          <table:table-cell office:value-type="float" office:value="9.13411443142721" calcext:value-type="float">
            <text:p>9.13411443142721</text:p>
          </table:table-cell>
          <table:table-cell office:value-type="float" office:value="6.01189118023568" calcext:value-type="float">
            <text:p>6.01189118023568</text:p>
          </table:table-cell>
          <table:table-cell office:value-type="float" office:value="9.13374313406737" calcext:value-type="float">
            <text:p>9.13374313406737</text:p>
          </table:table-cell>
          <table:table-cell office:value-type="float" office:value="6.0120090045324" calcext:value-type="float">
            <text:p>6.0120090045324</text:p>
          </table:table-cell>
        </table:table-row>
        <table:table-row table:style-name="ro1">
          <table:table-cell office:value-type="float" office:value="9.2925844194853" calcext:value-type="float">
            <text:p>9.2925844194853</text:p>
          </table:table-cell>
          <table:table-cell office:value-type="float" office:value="6.09596378359116" calcext:value-type="float">
            <text:p>6.09596378359116</text:p>
          </table:table-cell>
          <table:table-cell office:value-type="float" office:value="9.3150293146691" calcext:value-type="float">
            <text:p>9.3150293146691</text:p>
          </table:table-cell>
          <table:table-cell office:value-type="float" office:value="6.23693046726763" calcext:value-type="float">
            <text:p>6.23693046726763</text:p>
          </table:table-cell>
          <table:table-cell office:value-type="float" office:value="5.74183364244919" calcext:value-type="float">
            <text:p>5.74183364244919</text:p>
          </table:table-cell>
          <table:table-cell office:value-type="float" office:value="7.72306148125746" calcext:value-type="float">
            <text:p>7.72306148125746</text:p>
          </table:table-cell>
          <table:table-cell office:value-type="float" office:value="2.78360934842971" calcext:value-type="float">
            <text:p>2.78360934842971</text:p>
          </table:table-cell>
          <table:table-cell office:value-type="float" office:value="0.32782240247945" calcext:value-type="float">
            <text:p>0.32782240247945</text:p>
          </table:table-cell>
          <table:table-cell office:value-type="float" office:value="9.21530573577441" calcext:value-type="float">
            <text:p>9.21530573577441</text:p>
          </table:table-cell>
          <table:table-cell office:value-type="float" office:value="6.21983641332202" calcext:value-type="float">
            <text:p>6.21983641332202</text:p>
          </table:table-cell>
          <table:table-cell office:value-type="float" office:value="9.214887034925" calcext:value-type="float">
            <text:p>9.214887034925</text:p>
          </table:table-cell>
          <table:table-cell office:value-type="float" office:value="6.2199540253904" calcext:value-type="float">
            <text:p>6.2199540253904</text:p>
          </table:table-cell>
        </table:table-row>
        <table:table-row table:style-name="ro1">
          <table:table-cell office:value-type="float" office:value="9.50600814725241" calcext:value-type="float">
            <text:p>9.50600814725241</text:p>
          </table:table-cell>
          <table:table-cell office:value-type="float" office:value="6.38461549956214" calcext:value-type="float">
            <text:p>6.38461549956214</text:p>
          </table:table-cell>
          <table:table-cell office:value-type="float" office:value="9.35219530189515" calcext:value-type="float">
            <text:p>9.35219530189515</text:p>
          </table:table-cell>
          <table:table-cell office:value-type="float" office:value="6.32976736399255" calcext:value-type="float">
            <text:p>6.32976736399255</text:p>
          </table:table-cell>
          <table:table-cell office:value-type="float" office:value="5.74070467739113" calcext:value-type="float">
            <text:p>5.74070467739113</text:p>
          </table:table-cell>
          <table:table-cell office:value-type="float" office:value="7.75235576417321" calcext:value-type="float">
            <text:p>7.75235576417321</text:p>
          </table:table-cell>
          <table:table-cell office:value-type="float" office:value="0.293160292954272" calcext:value-type="float">
            <text:p>0.293160292954272</text:p>
          </table:table-cell>
          <table:table-cell office:value-type="float" office:value="0.113307485520457" calcext:value-type="float">
            <text:p>0.113307485520457</text:p>
          </table:table-cell>
          <table:table-cell office:value-type="float" office:value="9.27103563238568" calcext:value-type="float">
            <text:p>9.27103563238568</text:p>
          </table:table-cell>
          <table:table-cell office:value-type="float" office:value="6.31516553245227" calcext:value-type="float">
            <text:p>6.31516553245227</text:p>
          </table:table-cell>
          <table:table-cell office:value-type="float" office:value="9.27061860438429" calcext:value-type="float">
            <text:p>9.27061860438429</text:p>
          </table:table-cell>
          <table:table-cell office:value-type="float" office:value="6.31525885535937" calcext:value-type="float">
            <text:p>6.31525885535937</text:p>
          </table:table-cell>
        </table:table-row>
        <table:table-row table:style-name="ro1">
          <table:table-cell office:value-type="float" office:value="9.64736096955181" calcext:value-type="float">
            <text:p>9.64736096955181</text:p>
          </table:table-cell>
          <table:table-cell office:value-type="float" office:value="6.4186654485214" calcext:value-type="float">
            <text:p>6.4186654485214</text:p>
          </table:table-cell>
          <table:table-cell office:value-type="float" office:value="9.38843107734282" calcext:value-type="float">
            <text:p>9.38843107734282</text:p>
          </table:table-cell>
          <table:table-cell office:value-type="float" office:value="6.42297127258927" calcext:value-type="float">
            <text:p>6.42297127258927</text:p>
          </table:table-cell>
          <table:table-cell office:value-type="float" office:value="5.73554646801883" calcext:value-type="float">
            <text:p>5.73554646801883</text:p>
          </table:table-cell>
          <table:table-cell office:value-type="float" office:value="7.85574374272048" calcext:value-type="float">
            <text:p>7.85574374272048</text:p>
          </table:table-cell>
          <table:table-cell office:value-type="float" office:value="1.03516574672946" calcext:value-type="float">
            <text:p>1.03516574672946</text:p>
          </table:table-cell>
          <table:table-cell office:value-type="float" office:value="0.224218471930243" calcext:value-type="float">
            <text:p>0.224218471930243</text:p>
          </table:table-cell>
          <table:table-cell office:value-type="float" office:value="9.3452837519832" calcext:value-type="float">
            <text:p>9.3452837519832</text:p>
          </table:table-cell>
          <table:table-cell office:value-type="float" office:value="6.43943311911932" calcext:value-type="float">
            <text:p>6.43943311911932</text:p>
          </table:table-cell>
          <table:table-cell office:value-type="float" office:value="9.34484973907661" calcext:value-type="float">
            <text:p>9.34484973907661</text:p>
          </table:table-cell>
          <table:table-cell office:value-type="float" office:value="6.43950290599279" calcext:value-type="float">
            <text:p>6.43950290599279</text:p>
          </table:table-cell>
        </table:table-row>
        <table:table-row table:style-name="ro1">
          <table:table-cell office:value-type="float" office:value="9.20870784603427" calcext:value-type="float">
            <text:p>9.20870784603427</text:p>
          </table:table-cell>
          <table:table-cell office:value-type="float" office:value="6.43560038200161" calcext:value-type="float">
            <text:p>6.43560038200161</text:p>
          </table:table-cell>
          <table:table-cell office:value-type="float" office:value="9.42373301746475" calcext:value-type="float">
            <text:p>9.42373301746475</text:p>
          </table:table-cell>
          <table:table-cell office:value-type="float" office:value="6.51653287274461" calcext:value-type="float">
            <text:p>6.51653287274461</text:p>
          </table:table-cell>
          <table:table-cell office:value-type="float" office:value="5.72484390352324" calcext:value-type="float">
            <text:p>5.72484390352324</text:p>
          </table:table-cell>
          <table:table-cell office:value-type="float" office:value="8.00357252741868" calcext:value-type="float">
            <text:p>8.00357252741868</text:p>
          </table:table-cell>
          <table:table-cell office:value-type="float" office:value="1.48215702515381" calcext:value-type="float">
            <text:p>1.48215702515381</text:p>
          </table:table-cell>
          <table:table-cell office:value-type="float" office:value="0.0177763887178026" calcext:value-type="float">
            <text:p>0.017776388717803</text:p>
          </table:table-cell>
          <table:table-cell office:value-type="float" office:value="9.34970305517542" calcext:value-type="float">
            <text:p>9.34970305517542</text:p>
          </table:table-cell>
          <table:table-cell office:value-type="float" office:value="6.52006693151925" calcext:value-type="float">
            <text:p>6.52006693151925</text:p>
          </table:table-cell>
          <table:table-cell office:value-type="float" office:value="9.34929741123254" calcext:value-type="float">
            <text:p>9.34929741123254</text:p>
          </table:table-cell>
          <table:table-cell office:value-type="float" office:value="6.52016035386124" calcext:value-type="float">
            <text:p>6.52016035386124</text:p>
          </table:table-cell>
        </table:table-row>
        <table:table-row table:style-name="ro1">
          <table:table-cell office:value-type="float" office:value="9.26616313258679" calcext:value-type="float">
            <text:p>9.26616313258679</text:p>
          </table:table-cell>
          <table:table-cell office:value-type="float" office:value="6.50270915167242" calcext:value-type="float">
            <text:p>6.50270915167242</text:p>
          </table:table-cell>
          <table:table-cell office:value-type="float" office:value="9.45809759209635" calcext:value-type="float">
            <text:p>9.45809759209635</text:p>
          </table:table-cell>
          <table:table-cell office:value-type="float" office:value="6.61044280837652" calcext:value-type="float">
            <text:p>6.61044280837652</text:p>
          </table:table-cell>
          <table:table-cell office:value-type="float" office:value="5.72022201088172" calcext:value-type="float">
            <text:p>5.72022201088172</text:p>
          </table:table-cell>
          <table:table-cell office:value-type="float" office:value="8.06587430337916" calcext:value-type="float">
            <text:p>8.06587430337916</text:p>
          </table:table-cell>
          <table:table-cell office:value-type="float" office:value="0.624729795945412" calcext:value-type="float">
            <text:p>0.624729795945412</text:p>
          </table:table-cell>
          <table:table-cell office:value-type="float" office:value="-0.408073377565135" calcext:value-type="float">
            <text:p>-0.408073377565135</text:p>
          </table:table-cell>
          <table:table-cell office:value-type="float" office:value="9.34685993404773" calcext:value-type="float">
            <text:p>9.34685993404773</text:p>
          </table:table-cell>
          <table:table-cell office:value-type="float" office:value="6.54683523065415" calcext:value-type="float">
            <text:p>6.54683523065415</text:p>
          </table:table-cell>
          <table:table-cell office:value-type="float" office:value="9.34649502368598" calcext:value-type="float">
            <text:p>9.34649502368598</text:p>
          </table:table-cell>
          <table:table-cell office:value-type="float" office:value="6.54693208811917" calcext:value-type="float">
            <text:p>6.54693208811917</text:p>
          </table:table-cell>
        </table:table-row>
        <table:table-row table:style-name="ro1">
          <table:table-cell office:value-type="float" office:value="9.76874473705431" calcext:value-type="float">
            <text:p>9.76874473705431</text:p>
          </table:table-cell>
          <table:table-cell office:value-type="float" office:value="6.78513267958613" calcext:value-type="float">
            <text:p>6.78513267958613</text:p>
          </table:table-cell>
          <table:table-cell office:value-type="float" office:value="9.4915213648088" calcext:value-type="float">
            <text:p>9.4915213648088</text:p>
          </table:table-cell>
          <table:table-cell office:value-type="float" office:value="6.70469168856969" calcext:value-type="float">
            <text:p>6.70469168856969</text:p>
          </table:table-cell>
          <table:table-cell office:value-type="float" office:value="5.72132679785956" calcext:value-type="float">
            <text:p>5.72132679785956</text:p>
          </table:table-cell>
          <table:table-cell office:value-type="float" office:value="8.03265245835852" calcext:value-type="float">
            <text:p>8.03265245835852</text:p>
          </table:table-cell>
          <table:table-cell office:value-type="float" office:value="-0.332402096991227" calcext:value-type="float">
            <text:p>-0.332402096991227</text:p>
          </table:table-cell>
          <table:table-cell office:value-type="float" office:value="-0.428634915976887" calcext:value-type="float">
            <text:p>-0.428634915976887</text:p>
          </table:table-cell>
          <table:table-cell office:value-type="float" office:value="9.41249291931482" calcext:value-type="float">
            <text:p>9.41249291931482</text:p>
          </table:table-cell>
          <table:table-cell office:value-type="float" office:value="6.63922010512898" calcext:value-type="float">
            <text:p>6.63922010512898</text:p>
          </table:table-cell>
          <table:table-cell office:value-type="float" office:value="9.41212418206952" calcext:value-type="float">
            <text:p>9.41212418206952</text:p>
          </table:table-cell>
          <table:table-cell office:value-type="float" office:value="6.63928495539366" calcext:value-type="float">
            <text:p>6.63928495539366</text:p>
          </table:table-cell>
        </table:table-row>
        <table:table-row table:style-name="ro1">
          <table:table-cell office:value-type="float" office:value="9.54233253021031" calcext:value-type="float">
            <text:p>9.54233253021031</text:p>
          </table:table-cell>
          <table:table-cell office:value-type="float" office:value="6.85408279294292" calcext:value-type="float">
            <text:p>6.85408279294292</text:p>
          </table:table-cell>
          <table:table-cell office:value-type="float" office:value="9.52400099325268" calcext:value-type="float">
            <text:p>9.52400099325268</text:p>
          </table:table-cell>
          <table:table-cell office:value-type="float" office:value="6.79927008851464" calcext:value-type="float">
            <text:p>6.79927008851464</text:p>
          </table:table-cell>
          <table:table-cell office:value-type="float" office:value="5.72285569797851" calcext:value-type="float">
            <text:p>5.72285569797851</text:p>
          </table:table-cell>
          <table:table-cell office:value-type="float" office:value="8.19156189802372" calcext:value-type="float">
            <text:p>8.19156189802372</text:p>
          </table:table-cell>
          <table:table-cell office:value-type="float" office:value="1.58916794424888" calcext:value-type="float">
            <text:p>1.58916794424888</text:p>
          </table:table-cell>
          <table:table-cell office:value-type="float" office:value="-0.0355216884255373" calcext:value-type="float">
            <text:p>-0.035521688425537</text:p>
          </table:table-cell>
          <table:table-cell office:value-type="float" office:value="9.48006942875373" calcext:value-type="float">
            <text:p>9.48006942875373</text:p>
          </table:table-cell>
          <table:table-cell office:value-type="float" office:value="6.81729747109187" calcext:value-type="float">
            <text:p>6.81729747109187</text:p>
          </table:table-cell>
          <table:table-cell office:value-type="float" office:value="9.47968255031348" calcext:value-type="float">
            <text:p>9.47968255031348</text:p>
          </table:table-cell>
          <table:table-cell office:value-type="float" office:value="6.8173818314104" calcext:value-type="float">
            <text:p>6.8173818314104</text:p>
          </table:table-cell>
        </table:table-row>
        <table:table-row table:style-name="ro1">
          <table:table-cell office:value-type="float" office:value="9.59197415754517" calcext:value-type="float">
            <text:p>9.59197415754517</text:p>
          </table:table-cell>
          <table:table-cell office:value-type="float" office:value="6.88964442887395" calcext:value-type="float">
            <text:p>6.88964442887395</text:p>
          </table:table-cell>
          <table:table-cell office:value-type="float" office:value="9.55553322949221" calcext:value-type="float">
            <text:p>9.55553322949221</text:p>
          </table:table-cell>
          <table:table-cell office:value-type="float" office:value="6.8941685504502" calcext:value-type="float">
            <text:p>6.8941685504502</text:p>
          </table:table-cell>
          <table:table-cell office:value-type="float" office:value="5.72486841823131" calcext:value-type="float">
            <text:p>5.72486841823131</text:p>
          </table:table-cell>
          <table:table-cell office:value-type="float" office:value="8.34434351468767" calcext:value-type="float">
            <text:p>8.34434351468767</text:p>
          </table:table-cell>
          <table:table-cell office:value-type="float" office:value="1.52794873713963" calcext:value-type="float">
            <text:p>1.52794873713963</text:p>
          </table:table-cell>
          <table:table-cell office:value-type="float" office:value="0.467978811859902" calcext:value-type="float">
            <text:p>0.467978811859902</text:p>
          </table:table-cell>
          <table:table-cell office:value-type="float" office:value="9.53423828431288" calcext:value-type="float">
            <text:p>9.53423828431288</text:p>
          </table:table-cell>
          <table:table-cell office:value-type="float" office:value="6.94090635415794" calcext:value-type="float">
            <text:p>6.94090635415794</text:p>
          </table:table-cell>
          <table:table-cell office:value-type="float" office:value="9.53384976713509" calcext:value-type="float">
            <text:p>9.53384976713509</text:p>
          </table:table-cell>
          <table:table-cell office:value-type="float" office:value="6.94099763617192" calcext:value-type="float">
            <text:p>6.94099763617192</text:p>
          </table:table-cell>
        </table:table-row>
        <table:table-row table:style-name="ro1">
          <table:table-cell office:value-type="float" office:value="9.58946156948863" calcext:value-type="float">
            <text:p>9.58946156948863</text:p>
          </table:table-cell>
          <table:table-cell office:value-type="float" office:value="7.10938341805478" calcext:value-type="float">
            <text:p>7.10938341805478</text:p>
          </table:table-cell>
          <table:table-cell office:value-type="float" office:value="9.58611492033003" calcext:value-type="float">
            <text:p>9.58611492033003</text:p>
          </table:table-cell>
          <table:table-cell office:value-type="float" office:value="6.98937758460925" calcext:value-type="float">
            <text:p>6.98937758460925</text:p>
          </table:table-cell>
          <table:table-cell office:value-type="float" office:value="5.72305966180357" calcext:value-type="float">
            <text:p>5.72305966180357</text:p>
          </table:table-cell>
          <table:table-cell office:value-type="float" office:value="8.39811556431526" calcext:value-type="float">
            <text:p>8.39811556431526</text:p>
          </table:table-cell>
          <table:table-cell office:value-type="float" office:value="0.538024620344327" calcext:value-type="float">
            <text:p>0.538024620344327</text:p>
          </table:table-cell>
          <table:table-cell office:value-type="float" office:value="0.305853471214371" calcext:value-type="float">
            <text:p>0.305853471214371</text:p>
          </table:table-cell>
          <table:table-cell office:value-type="float" office:value="9.56349329251023" calcext:value-type="float">
            <text:p>9.56349329251023</text:p>
          </table:table-cell>
          <table:table-cell office:value-type="float" office:value="7.03580629271739" calcext:value-type="float">
            <text:p>7.03580629271739</text:p>
          </table:table-cell>
          <table:table-cell office:value-type="float" office:value="9.5631209170263" calcext:value-type="float">
            <text:p>9.5631209170263</text:p>
          </table:table-cell>
          <table:table-cell office:value-type="float" office:value="7.03590182136181" calcext:value-type="float">
            <text:p>7.03590182136181</text:p>
          </table:table-cell>
        </table:table-row>
        <table:table-row table:style-name="ro1">
          <table:table-cell office:value-type="float" office:value="9.71238602584331" calcext:value-type="float">
            <text:p>9.71238602584331</text:p>
          </table:table-cell>
          <table:table-cell office:value-type="float" office:value="7.18179203970918" calcext:value-type="float">
            <text:p>7.18179203970918</text:p>
          </table:table-cell>
          <table:table-cell office:value-type="float" office:value="9.61574300762257" calcext:value-type="float">
            <text:p>9.61574300762257</text:p>
          </table:table-cell>
          <table:table-cell office:value-type="float" office:value="7.08488767016772" calcext:value-type="float">
            <text:p>7.08488767016772</text:p>
          </table:table-cell>
          <table:table-cell office:value-type="float" office:value="5.72189438667891" calcext:value-type="float">
            <text:p>5.72189438667891</text:p>
          </table:table-cell>
          <table:table-cell office:value-type="float" office:value="8.41623844964901" calcext:value-type="float">
            <text:p>8.41623844964901</text:p>
          </table:table-cell>
          <table:table-cell office:value-type="float" office:value="0.181603094394487" calcext:value-type="float">
            <text:p>0.181603094394487</text:p>
          </table:table-cell>
          <table:table-cell office:value-type="float" office:value="-0.222180208982968" calcext:value-type="float">
            <text:p>-0.222180208982968</text:p>
          </table:table-cell>
          <table:table-cell office:value-type="float" office:value="9.59620632212468" calcext:value-type="float">
            <text:p>9.59620632212468</text:p>
          </table:table-cell>
          <table:table-cell office:value-type="float" office:value="7.10823844298445" calcext:value-type="float">
            <text:p>7.10823844298445</text:p>
          </table:table-cell>
          <table:table-cell office:value-type="float" office:value="9.59584978623385" calcext:value-type="float">
            <text:p>9.59584978623385</text:p>
          </table:table-cell>
          <table:table-cell office:value-type="float" office:value="7.10832461585823" calcext:value-type="float">
            <text:p>7.10832461585823</text:p>
          </table:table-cell>
        </table:table-row>
        <table:table-row table:style-name="ro1">
          <table:table-cell office:value-type="float" office:value="9.30178498739907" calcext:value-type="float">
            <text:p>9.30178498739907</text:p>
          </table:table-cell>
          <table:table-cell office:value-type="float" office:value="7.36317158968624" calcext:value-type="float">
            <text:p>7.36317158968624</text:p>
          </table:table-cell>
          <table:table-cell office:value-type="float" office:value="9.64441452858576" calcext:value-type="float">
            <text:p>9.64441452858576</text:p>
          </table:table-cell>
          <table:table-cell office:value-type="float" office:value="7.18068925619664" calcext:value-type="float">
            <text:p>7.18068925619664</text:p>
          </table:table-cell>
          <table:table-cell office:value-type="float" office:value="5.71120360610464" calcext:value-type="float">
            <text:p>5.71120360610464</text:p>
          </table:table-cell>
          <table:table-cell office:value-type="float" office:value="8.67067887984354" calcext:value-type="float">
            <text:p>8.67067887984354</text:p>
          </table:table-cell>
          <table:table-cell office:value-type="float" office:value="2.54664927516259" calcext:value-type="float">
            <text:p>2.54664927516259</text:p>
          </table:table-cell>
          <table:table-cell office:value-type="float" office:value="0.283999040333281" calcext:value-type="float">
            <text:p>0.283999040333281</text:p>
          </table:table-cell>
          <table:table-cell office:value-type="float" office:value="9.6203947811329" calcext:value-type="float">
            <text:p>9.6203947811329</text:p>
          </table:table-cell>
          <table:table-cell office:value-type="float" office:value="7.33106762928529" calcext:value-type="float">
            <text:p>7.33106762928529</text:p>
          </table:table-cell>
          <table:table-cell office:value-type="float" office:value="9.62002858795315" calcext:value-type="float">
            <text:p>9.62002858795315</text:p>
          </table:table-cell>
          <table:table-cell office:value-type="float" office:value="7.3311984136642" calcext:value-type="float">
            <text:p>7.3311984136642</text:p>
          </table:table-cell>
        </table:table-row>
        <table:table-row table:style-name="ro1">
          <table:table-cell office:value-type="float" office:value="9.7810933058958" calcext:value-type="float">
            <text:p>9.7810933058958</text:p>
          </table:table-cell>
          <table:table-cell office:value-type="float" office:value="7.07203362427766" calcext:value-type="float">
            <text:p>7.07203362427766</text:p>
          </table:table-cell>
          <table:table-cell office:value-type="float" office:value="9.67212661609142" calcext:value-type="float">
            <text:p>9.67212661609142</text:p>
          </table:table-cell>
          <table:table-cell office:value-type="float" office:value="7.27677276261725" calcext:value-type="float">
            <text:p>7.27677276261725</text:p>
          </table:table-cell>
          <table:table-cell office:value-type="float" office:value="5.7049731169122" calcext:value-type="float">
            <text:p>5.7049731169122</text:p>
          </table:table-cell>
          <table:table-cell office:value-type="float" office:value="8.75904391957987" calcext:value-type="float">
            <text:p>8.75904391957987</text:p>
          </table:table-cell>
          <table:table-cell office:value-type="float" office:value="0.885844187381719" calcext:value-type="float">
            <text:p>0.885844187381719</text:p>
          </table:table-cell>
          <table:table-cell office:value-type="float" office:value="0.214394210785041" calcext:value-type="float">
            <text:p>0.214394210785041</text:p>
          </table:table-cell>
          <table:table-cell office:value-type="float" office:value="9.63833463786255" calcext:value-type="float">
            <text:p>9.63833463786255</text:p>
          </table:table-cell>
          <table:table-cell office:value-type="float" office:value="7.30493807430825" calcext:value-type="float">
            <text:p>7.30493807430825</text:p>
          </table:table-cell>
          <table:table-cell office:value-type="float" office:value="9.63799795596611" calcext:value-type="float">
            <text:p>9.63799795596611</text:p>
          </table:table-cell>
          <table:table-cell office:value-type="float" office:value="7.30502774828633" calcext:value-type="float">
            <text:p>7.30502774828633</text:p>
          </table:table-cell>
        </table:table-row>
        <table:table-row table:style-name="ro1">
          <table:table-cell office:value-type="float" office:value="9.72651897885938" calcext:value-type="float">
            <text:p>9.72651897885938</text:p>
          </table:table-cell>
          <table:table-cell office:value-type="float" office:value="7.54157222480689" calcext:value-type="float">
            <text:p>7.54157222480689</text:p>
          </table:table-cell>
          <table:table-cell office:value-type="float" office:value="9.69887649895388" calcext:value-type="float">
            <text:p>9.69887649895388</text:p>
          </table:table-cell>
          <table:table-cell office:value-type="float" office:value="7.37312858115897" calcext:value-type="float">
            <text:p>7.37312858115897</text:p>
          </table:table-cell>
          <table:table-cell office:value-type="float" office:value="5.70380332667833" calcext:value-type="float">
            <text:p>5.70380332667833</text:p>
          </table:table-cell>
          <table:table-cell office:value-type="float" office:value="8.77174653957081" calcext:value-type="float">
            <text:p>8.77174653957081</text:p>
          </table:table-cell>
          <table:table-cell office:value-type="float" office:value="0.127563695393962" calcext:value-type="float">
            <text:p>0.127563695393962</text:p>
          </table:table-cell>
          <table:table-cell office:value-type="float" office:value="0.0781816985093325" calcext:value-type="float">
            <text:p>0.078181698509333</text:p>
          </table:table-cell>
          <table:table-cell office:value-type="float" office:value="9.66629978837801" calcext:value-type="float">
            <text:p>9.66629978837801</text:p>
          </table:table-cell>
          <table:table-cell office:value-type="float" office:value="7.4016717297159" calcext:value-type="float">
            <text:p>7.4016717297159</text:p>
          </table:table-cell>
          <table:table-cell office:value-type="float" office:value="9.66597422042772" calcext:value-type="float">
            <text:p>9.66597422042772</text:p>
          </table:table-cell>
          <table:table-cell office:value-type="float" office:value="7.40175537735109" calcext:value-type="float">
            <text:p>7.40175537735109</text:p>
          </table:table-cell>
        </table:table-row>
        <table:table-row table:style-name="ro1">
          <table:table-cell office:value-type="float" office:value="9.44037237369323" calcext:value-type="float">
            <text:p>9.44037237369323</text:p>
          </table:table-cell>
          <table:table-cell office:value-type="float" office:value="6.79442826205677" calcext:value-type="float">
            <text:p>6.79442826205677</text:p>
          </table:table-cell>
          <table:table-cell office:value-type="float" office:value="9.72466150220714" calcext:value-type="float">
            <text:p>9.72466150220714</text:p>
          </table:table-cell>
          <table:table-cell office:value-type="float" office:value="7.46974707632024" calcext:value-type="float">
            <text:p>7.46974707632024</text:p>
          </table:table-cell>
          <table:table-cell office:value-type="float" office:value="5.69656317926521" calcext:value-type="float">
            <text:p>5.69656317926521</text:p>
          </table:table-cell>
          <table:table-cell office:value-type="float" office:value="8.84416192920305" calcext:value-type="float">
            <text:p>8.84416192920305</text:p>
          </table:table-cell>
          <table:table-cell office:value-type="float" office:value="0.727764274346602" calcext:value-type="float">
            <text:p>0.727764274346602</text:p>
          </table:table-cell>
          <table:table-cell office:value-type="float" office:value="0.261804390199123" calcext:value-type="float">
            <text:p>0.261804390199123</text:p>
          </table:table-cell>
          <table:table-cell office:value-type="float" office:value="9.61229137176787" calcext:value-type="float">
            <text:p>9.61229137176787</text:p>
          </table:table-cell>
          <table:table-cell office:value-type="float" office:value="7.2180193025699" calcext:value-type="float">
            <text:p>7.2180193025699</text:p>
          </table:table-cell>
          <table:table-cell office:value-type="float" office:value="9.61204550774481" calcext:value-type="float">
            <text:p>9.61204550774481</text:p>
          </table:table-cell>
          <table:table-cell office:value-type="float" office:value="7.2180886208682" calcext:value-type="float">
            <text:p>7.2180886208682</text:p>
          </table:table-cell>
        </table:table-row>
        <table:table-row table:style-name="ro1">
          <table:table-cell office:value-type="float" office:value="10.0289090043543" calcext:value-type="float">
            <text:p>10.0289090043543</text:p>
          </table:table-cell>
          <table:table-cell office:value-type="float" office:value="7.75393741508653" calcext:value-type="float">
            <text:p>7.75393741508653</text:p>
          </table:table-cell>
          <table:table-cell office:value-type="float" office:value="9.74947904737238" calcext:value-type="float">
            <text:p>9.74947904737238</text:p>
          </table:table-cell>
          <table:table-cell office:value-type="float" office:value="7.56661858633207" calcext:value-type="float">
            <text:p>7.56661858633207</text:p>
          </table:table-cell>
          <table:table-cell office:value-type="float" office:value="5.6897466310211" calcext:value-type="float">
            <text:p>5.6897466310211</text:p>
          </table:table-cell>
          <table:table-cell office:value-type="float" office:value="8.89804836920959" calcext:value-type="float">
            <text:p>8.89804836920959</text:p>
          </table:table-cell>
          <table:table-cell office:value-type="float" office:value="0.543158701167795" calcext:value-type="float">
            <text:p>0.543158701167795</text:p>
          </table:table-cell>
          <table:table-cell office:value-type="float" office:value="0.369057981237175" calcext:value-type="float">
            <text:p>0.369057981237175</text:p>
          </table:table-cell>
          <table:table-cell office:value-type="float" office:value="9.6984352858849" calcext:value-type="float">
            <text:p>9.6984352858849</text:p>
          </table:table-cell>
          <table:table-cell office:value-type="float" office:value="7.46543575888307" calcext:value-type="float">
            <text:p>7.46543575888307</text:p>
          </table:table-cell>
          <table:table-cell office:value-type="float" office:value="9.69814137628598" calcext:value-type="float">
            <text:p>9.69814137628598</text:p>
          </table:table-cell>
          <table:table-cell office:value-type="float" office:value="7.46548339082311" calcext:value-type="float">
            <text:p>7.46548339082311</text:p>
          </table:table-cell>
        </table:table-row>
        <table:table-row table:style-name="ro1">
          <table:table-cell office:value-type="float" office:value="9.83396214781118" calcext:value-type="float">
            <text:p>9.83396214781118</text:p>
          </table:table-cell>
          <table:table-cell office:value-type="float" office:value="7.76393679449252" calcext:value-type="float">
            <text:p>7.76393679449252</text:p>
          </table:table-cell>
          <table:table-cell office:value-type="float" office:value="9.77332665271575" calcext:value-type="float">
            <text:p>9.77332665271575</text:p>
          </table:table-cell>
          <table:table-cell office:value-type="float" office:value="7.66373342412417" calcext:value-type="float">
            <text:p>7.66373342412417</text:p>
          </table:table-cell>
          <table:table-cell office:value-type="float" office:value="5.69212873122834" calcext:value-type="float">
            <text:p>5.69212873122834</text:p>
          </table:table-cell>
          <table:table-cell office:value-type="float" office:value="8.88353998378983" calcext:value-type="float">
            <text:p>8.88353998378983</text:p>
          </table:table-cell>
          <table:table-cell office:value-type="float" office:value="-0.147026408813436" calcext:value-type="float">
            <text:p>-0.147026408813436</text:p>
          </table:table-cell>
          <table:table-cell office:value-type="float" office:value="-0.275500345158831" calcext:value-type="float">
            <text:p>-0.275500345158831</text:p>
          </table:table-cell>
          <table:table-cell office:value-type="float" office:value="9.72870799246287" calcext:value-type="float">
            <text:p>9.72870799246287</text:p>
          </table:table-cell>
          <table:table-cell office:value-type="float" office:value="7.57013463483188" calcext:value-type="float">
            <text:p>7.57013463483188</text:p>
          </table:table-cell>
          <table:table-cell office:value-type="float" office:value="9.72841906979103" calcext:value-type="float">
            <text:p>9.72841906979103</text:p>
          </table:table-cell>
          <table:table-cell office:value-type="float" office:value="7.57018026367102" calcext:value-type="float">
            <text:p>7.57018026367102</text:p>
          </table:table-cell>
        </table:table-row>
        <table:table-row table:style-name="ro1">
          <table:table-cell office:value-type="float" office:value="9.93012463064962" calcext:value-type="float">
            <text:p>9.93012463064962</text:p>
          </table:table-cell>
          <table:table-cell office:value-type="float" office:value="7.38186504132126" calcext:value-type="float">
            <text:p>7.38186504132126</text:p>
          </table:table-cell>
          <table:table-cell office:value-type="float" office:value="9.7962019334966" calcext:value-type="float">
            <text:p>9.7962019334966</text:p>
          </table:table-cell>
          <table:table-cell office:value-type="float" office:value="7.76108187829371" calcext:value-type="float">
            <text:p>7.76108187829371</text:p>
          </table:table-cell>
          <table:table-cell office:value-type="float" office:value="5.68147872265395" calcext:value-type="float">
            <text:p>5.68147872265395</text:p>
          </table:table-cell>
          <table:table-cell office:value-type="float" office:value="8.96183999807781" calcext:value-type="float">
            <text:p>8.96183999807781</text:p>
          </table:table-cell>
          <table:table-cell office:value-type="float" office:value="0.790209777219566" calcext:value-type="float">
            <text:p>0.790209777219566</text:p>
          </table:table-cell>
          <table:table-cell office:value-type="float" office:value="-0.208086054921763" calcext:value-type="float">
            <text:p>-0.208086054921763</text:p>
          </table:table-cell>
          <table:table-cell office:value-type="float" office:value="9.75182675304358" calcext:value-type="float">
            <text:p>9.75182675304358</text:p>
          </table:table-cell>
          <table:table-cell office:value-type="float" office:value="7.56252295341363" calcext:value-type="float">
            <text:p>7.56252295341363</text:p>
          </table:table-cell>
          <table:table-cell office:value-type="float" office:value="9.75155875510452" calcext:value-type="float">
            <text:p>9.75155875510452</text:p>
          </table:table-cell>
          <table:table-cell office:value-type="float" office:value="7.56254852618337" calcext:value-type="float">
            <text:p>7.56254852618337</text:p>
          </table:table-cell>
        </table:table-row>
        <table:table-row table:style-name="ro1">
          <table:table-cell office:value-type="float" office:value="9.70200733423536" calcext:value-type="float">
            <text:p>9.70200733423536</text:p>
          </table:table-cell>
          <table:table-cell office:value-type="float" office:value="8.19972167834088" calcext:value-type="float">
            <text:p>8.19972167834088</text:p>
          </table:table-cell>
          <table:table-cell office:value-type="float" office:value="9.8181026022059" calcext:value-type="float">
            <text:p>9.8181026022059</text:p>
          </table:table-cell>
          <table:table-cell office:value-type="float" office:value="7.85865421407637" calcext:value-type="float">
            <text:p>7.85865421407637</text:p>
          </table:table-cell>
          <table:table-cell office:value-type="float" office:value="5.68261779452318" calcext:value-type="float">
            <text:p>5.68261779452318</text:p>
          </table:table-cell>
          <table:table-cell office:value-type="float" office:value="8.9519245592663" calcext:value-type="float">
            <text:p>8.9519245592663</text:p>
          </table:table-cell>
          <table:table-cell office:value-type="float" office:value="-0.0998065185988155" calcext:value-type="float">
            <text:p>-0.099806518598816</text:p>
          </table:table-cell>
          <table:table-cell office:value-type="float" office:value="0.340596974030823" calcext:value-type="float">
            <text:p>0.340596974030823</text:p>
          </table:table-cell>
          <table:table-cell office:value-type="float" office:value="9.77784834201452" calcext:value-type="float">
            <text:p>9.77784834201452</text:p>
          </table:table-cell>
          <table:table-cell office:value-type="float" office:value="7.78194552892438" calcext:value-type="float">
            <text:p>7.78194552892438</text:p>
          </table:table-cell>
          <table:table-cell office:value-type="float" office:value="9.77756367639657" calcext:value-type="float">
            <text:p>9.77756367639657</text:p>
          </table:table-cell>
          <table:table-cell office:value-type="float" office:value="7.78200084164631" calcext:value-type="float">
            <text:p>7.78200084164631</text:p>
          </table:table-cell>
        </table:table-row>
        <table:table-row table:style-name="ro1">
          <table:table-cell office:value-type="float" office:value="10.1423754382529" calcext:value-type="float">
            <text:p>10.1423754382529</text:p>
          </table:table-cell>
          <table:table-cell office:value-type="float" office:value="7.72423944905239" calcext:value-type="float">
            <text:p>7.72423944905239</text:p>
          </table:table-cell>
          <table:table-cell office:value-type="float" office:value="9.83902646879504" calcext:value-type="float">
            <text:p>9.83902646879504</text:p>
          </table:table-cell>
          <table:table-cell office:value-type="float" office:value="7.9564406743199" calcext:value-type="float">
            <text:p>7.9564406743199</text:p>
          </table:table-cell>
          <table:table-cell office:value-type="float" office:value="5.66624119829337" calcext:value-type="float">
            <text:p>5.66624119829337</text:p>
          </table:table-cell>
          <table:table-cell office:value-type="float" office:value="9.06144004268523" calcext:value-type="float">
            <text:p>9.06144004268523</text:p>
          </table:table-cell>
          <table:table-cell office:value-type="float" office:value="1.10733165820165" calcext:value-type="float">
            <text:p>1.10733165820165</text:p>
          </table:table-cell>
          <table:table-cell office:value-type="float" office:value="-0.0315234566139851" calcext:value-type="float">
            <text:p>-0.031523456613985</text:p>
          </table:table-cell>
          <table:table-cell office:value-type="float" office:value="9.82926558661877" calcext:value-type="float">
            <text:p>9.82926558661877</text:p>
          </table:table-cell>
          <table:table-cell office:value-type="float" office:value="7.84850230403276" calcext:value-type="float">
            <text:p>7.84850230403276</text:p>
          </table:table-cell>
          <table:table-cell office:value-type="float" office:value="9.82897834692935" calcext:value-type="float">
            <text:p>9.82897834692935</text:p>
          </table:table-cell>
          <table:table-cell office:value-type="float" office:value="7.8485260495632" calcext:value-type="float">
            <text:p>7.8485260495632</text:p>
          </table:table-cell>
        </table:table-row>
        <table:table-row table:style-name="ro1">
          <table:table-cell office:value-type="float" office:value="9.78024382463161" calcext:value-type="float">
            <text:p>9.78024382463161</text:p>
          </table:table-cell>
          <table:table-cell office:value-type="float" office:value="8.02278614338332" calcext:value-type="float">
            <text:p>8.02278614338332</text:p>
          </table:table-cell>
          <table:table-cell office:value-type="float" office:value="9.8589714408948" calcext:value-type="float">
            <text:p>9.8589714408948</text:p>
          </table:table-cell>
          <table:table-cell office:value-type="float" office:value="8.05443148045977" calcext:value-type="float">
            <text:p>8.05443148045977</text:p>
          </table:table-cell>
          <table:table-cell office:value-type="float" office:value="5.64404301516664" calcext:value-type="float">
            <text:p>5.64404301516664</text:p>
          </table:table-cell>
          <table:table-cell office:value-type="float" office:value="9.21315456114357" calcext:value-type="float">
            <text:p>9.21315456114357</text:p>
          </table:table-cell>
          <table:table-cell office:value-type="float" office:value="1.53329887644822" calcext:value-type="float">
            <text:p>1.53329887644822</text:p>
          </table:table-cell>
          <table:table-cell office:value-type="float" office:value="-0.306771292367926" calcext:value-type="float">
            <text:p>-0.306771292367926</text:p>
          </table:table-cell>
          <table:table-cell office:value-type="float" office:value="9.8509099419526" calcext:value-type="float">
            <text:p>9.8509099419526</text:p>
          </table:table-cell>
          <table:table-cell office:value-type="float" office:value="8.00340215146181" calcext:value-type="float">
            <text:p>8.00340215146181</text:p>
          </table:table-cell>
          <table:table-cell office:value-type="float" office:value="9.85061433187746" calcext:value-type="float">
            <text:p>9.85061433187746</text:p>
          </table:table-cell>
          <table:table-cell office:value-type="float" office:value="8.00344742953435" calcext:value-type="float">
            <text:p>8.00344742953435</text:p>
          </table:table-cell>
        </table:table-row>
        <table:table-row table:style-name="ro1">
          <table:table-cell office:value-type="float" office:value="9.78827476375228" calcext:value-type="float">
            <text:p>9.78827476375228</text:p>
          </table:table-cell>
          <table:table-cell office:value-type="float" office:value="8.24532796836414" calcext:value-type="float">
            <text:p>8.24532796836414</text:p>
          </table:table-cell>
          <table:table-cell office:value-type="float" office:value="9.87793552402458" calcext:value-type="float">
            <text:p>9.87793552402458</text:p>
          </table:table-cell>
          <table:table-cell office:value-type="float" office:value="8.152616833497" calcext:value-type="float">
            <text:p>8.152616833497</text:p>
          </table:table-cell>
          <table:table-cell office:value-type="float" office:value="5.63732756605384" calcext:value-type="float">
            <text:p>5.63732756605384</text:p>
          </table:table-cell>
          <table:table-cell office:value-type="float" office:value="9.27149301456428" calcext:value-type="float">
            <text:p>9.27149301456428</text:p>
          </table:table-cell>
          <table:table-cell office:value-type="float" office:value="0.587236954244765" calcext:value-type="float">
            <text:p>0.587236954244765</text:p>
          </table:table-cell>
          <table:table-cell office:value-type="float" office:value="-0.265989982777569" calcext:value-type="float">
            <text:p>-0.265989982777569</text:p>
          </table:table-cell>
          <table:table-cell office:value-type="float" office:value="9.86518332273565" calcext:value-type="float">
            <text:p>9.86518332273565</text:p>
          </table:table-cell>
          <table:table-cell office:value-type="float" office:value="8.12233772418627" calcext:value-type="float">
            <text:p>8.12233772418627</text:p>
          </table:table-cell>
          <table:table-cell office:value-type="float" office:value="9.86489395955739" calcext:value-type="float">
            <text:p>9.86489395955739</text:p>
          </table:table-cell>
          <table:table-cell office:value-type="float" office:value="8.12239860435283" calcext:value-type="float">
            <text:p>8.12239860435283</text:p>
          </table:table-cell>
        </table:table-row>
        <table:table-row table:style-name="ro1">
          <table:table-cell office:value-type="float" office:value="9.73459490531494" calcext:value-type="float">
            <text:p>9.73459490531494</text:p>
          </table:table-cell>
          <table:table-cell office:value-type="float" office:value="8.10957985916989" calcext:value-type="float">
            <text:p>8.10957985916989</text:p>
          </table:table-cell>
          <table:table-cell office:value-type="float" office:value="9.89591682179188" calcext:value-type="float">
            <text:p>9.89591682179188</text:p>
          </table:table-cell>
          <table:table-cell office:value-type="float" office:value="8.25098691497813" calcext:value-type="float">
            <text:p>8.25098691497813</text:p>
          </table:table-cell>
          <table:table-cell office:value-type="float" office:value="5.61997769619247" calcext:value-type="float">
            <text:p>5.61997769619247</text:p>
          </table:table-cell>
          <table:table-cell office:value-type="float" office:value="9.46812246024679" calcext:value-type="float">
            <text:p>9.46812246024679</text:p>
          </table:table-cell>
          <table:table-cell office:value-type="float" office:value="1.97393406408669" calcext:value-type="float">
            <text:p>1.97393406408669</text:p>
          </table:table-cell>
          <table:table-cell office:value-type="float" office:value="-0.180593651517219" calcext:value-type="float">
            <text:p>-0.180593651517219</text:p>
          </table:table-cell>
          <table:table-cell office:value-type="float" office:value="9.88000584066551" calcext:value-type="float">
            <text:p>9.88000584066551</text:p>
          </table:table-cell>
          <table:table-cell office:value-type="float" office:value="8.23086865673164" calcext:value-type="float">
            <text:p>8.23086865673164</text:p>
          </table:table-cell>
          <table:table-cell office:value-type="float" office:value="9.87971982781217" calcext:value-type="float">
            <text:p>9.87971982781217</text:p>
          </table:table-cell>
          <table:table-cell office:value-type="float" office:value="8.23094272413605" calcext:value-type="float">
            <text:p>8.23094272413605</text:p>
          </table:table-cell>
        </table:table-row>
        <table:table-row table:style-name="ro1">
          <table:table-cell office:value-type="float" office:value="9.92134113800557" calcext:value-type="float">
            <text:p>9.92134113800557</text:p>
          </table:table-cell>
          <table:table-cell office:value-type="float" office:value="8.10437313452862" calcext:value-type="float">
            <text:p>8.10437313452862</text:p>
          </table:table-cell>
          <table:table-cell office:value-type="float" office:value="9.91291353608191" calcext:value-type="float">
            <text:p>9.91291353608191</text:p>
          </table:table-cell>
          <table:table-cell office:value-type="float" office:value="8.34953188797697" calcext:value-type="float">
            <text:p>8.34953188797697</text:p>
          </table:table-cell>
          <table:table-cell office:value-type="float" office:value="5.60864444253498" calcext:value-type="float">
            <text:p>5.60864444253498</text:p>
          </table:table-cell>
          <table:table-cell office:value-type="float" office:value="9.62987960024645" calcext:value-type="float">
            <text:p>9.62987960024645</text:p>
          </table:table-cell>
          <table:table-cell office:value-type="float" office:value="1.6215367704537" calcext:value-type="float">
            <text:p>1.6215367704537</text:p>
          </table:table-cell>
          <table:table-cell office:value-type="float" office:value="0.025549369516639" calcext:value-type="float">
            <text:p>0.025549369516639</text:p>
          </table:table-cell>
          <table:table-cell office:value-type="float" office:value="9.90538479159641" calcext:value-type="float">
            <text:p>9.90538479159641</text:p>
          </table:table-cell>
          <table:table-cell office:value-type="float" office:value="8.28715756297435" calcext:value-type="float">
            <text:p>8.28715756297435</text:p>
          </table:table-cell>
          <table:table-cell office:value-type="float" office:value="9.90510822949918" calcext:value-type="float">
            <text:p>9.90510822949918</text:p>
          </table:table-cell>
          <table:table-cell office:value-type="float" office:value="8.28722321663306" calcext:value-type="float">
            <text:p>8.28722321663306</text:p>
          </table:table-cell>
        </table:table-row>
        <table:table-row table:style-name="ro1">
          <table:table-cell office:value-type="float" office:value="9.52526570808502" calcext:value-type="float">
            <text:p>9.52526570808502</text:p>
          </table:table-cell>
          <table:table-cell office:value-type="float" office:value="7.9755726328267" calcext:value-type="float">
            <text:p>7.9755726328267</text:p>
          </table:table-cell>
          <table:table-cell office:value-type="float" office:value="9.92892396723739" calcext:value-type="float">
            <text:p>9.92892396723739</text:p>
          </table:table-cell>
          <table:table-cell office:value-type="float" office:value="8.44824189807836" calcext:value-type="float">
            <text:p>8.44824189807836</text:p>
          </table:table-cell>
          <table:table-cell office:value-type="float" office:value="5.60413849527944" calcext:value-type="float">
            <text:p>5.60413849527944</text:p>
          </table:table-cell>
          <table:table-cell office:value-type="float" office:value="9.69191821324783" calcext:value-type="float">
            <text:p>9.69191821324783</text:p>
          </table:table-cell>
          <table:table-cell office:value-type="float" office:value="0.622020342416959" calcext:value-type="float">
            <text:p>0.622020342416959</text:p>
          </table:table-cell>
          <table:table-cell office:value-type="float" office:value="0.262775833584836" calcext:value-type="float">
            <text:p>0.262775833584836</text:p>
          </table:table-cell>
          <table:table-cell office:value-type="float" office:value="9.84964830176112" calcext:value-type="float">
            <text:p>9.84964830176112</text:p>
          </table:table-cell>
          <table:table-cell office:value-type="float" office:value="8.19188912895754" calcext:value-type="float">
            <text:p>8.19188912895754</text:p>
          </table:table-cell>
          <table:table-cell office:value-type="float" office:value="9.84943065159155" calcext:value-type="float">
            <text:p>9.84943065159155</text:p>
          </table:table-cell>
          <table:table-cell office:value-type="float" office:value="8.19196527978348" calcext:value-type="float">
            <text:p>8.19196527978348</text:p>
          </table:table-cell>
        </table:table-row>
        <table:table-row table:style-name="ro1">
          <table:table-cell office:value-type="float" office:value="10.0121620157731" calcext:value-type="float">
            <text:p>10.0121620157731</text:p>
          </table:table-cell>
          <table:table-cell office:value-type="float" office:value="8.77286048355781" calcext:value-type="float">
            <text:p>8.77286048355781</text:p>
          </table:table-cell>
          <table:table-cell office:value-type="float" office:value="9.94394651422856" calcext:value-type="float">
            <text:p>9.94394651422856</text:p>
          </table:table-cell>
          <table:table-cell office:value-type="float" office:value="8.54710707436353" calcext:value-type="float">
            <text:p>8.54710707436353</text:p>
          </table:table-cell>
          <table:table-cell office:value-type="float" office:value="5.61000833775715" calcext:value-type="float">
            <text:p>5.61000833775715</text:p>
          </table:table-cell>
          <table:table-cell office:value-type="float" office:value="9.63268919075725" calcext:value-type="float">
            <text:p>9.63268919075725</text:p>
          </table:table-cell>
          <table:table-cell office:value-type="float" office:value="-0.595191746910397" calcext:value-type="float">
            <text:p>-0.595191746910397</text:p>
          </table:table-cell>
          <table:table-cell office:value-type="float" office:value="-0.395705262249014" calcext:value-type="float">
            <text:p>-0.395705262249014</text:p>
          </table:table-cell>
          <table:table-cell office:value-type="float" office:value="9.8979228053887" calcext:value-type="float">
            <text:p>9.8979228053887</text:p>
          </table:table-cell>
          <table:table-cell office:value-type="float" office:value="8.37026727977859" calcext:value-type="float">
            <text:p>8.37026727977859</text:p>
          </table:table-cell>
          <table:table-cell office:value-type="float" office:value="9.89769113362945" calcext:value-type="float">
            <text:p>9.89769113362945</text:p>
          </table:table-cell>
          <table:table-cell office:value-type="float" office:value="8.37033875824453" calcext:value-type="float">
            <text:p>8.37033875824453</text:p>
          </table:table-cell>
        </table:table-row>
        <table:table-row table:style-name="ro1">
          <table:table-cell office:value-type="float" office:value="10.170482660465" calcext:value-type="float">
            <text:p>10.170482660465</text:p>
          </table:table-cell>
          <table:table-cell office:value-type="float" office:value="8.68925280921995" calcext:value-type="float">
            <text:p>8.68925280921995</text:p>
          </table:table-cell>
          <table:table-cell office:value-type="float" office:value="9.95797967481323" calcext:value-type="float">
            <text:p>9.95797967481323</text:p>
          </table:table-cell>
          <table:table-cell office:value-type="float" office:value="8.64611753039725" calcext:value-type="float">
            <text:p>8.64611753039725</text:p>
          </table:table-cell>
          <table:table-cell office:value-type="float" office:value="5.60406234815046" calcext:value-type="float">
            <text:p>5.60406234815046</text:p>
          </table:table-cell>
          <table:table-cell office:value-type="float" office:value="9.73299203137423" calcext:value-type="float">
            <text:p>9.73299203137423</text:p>
          </table:table-cell>
          <table:table-cell office:value-type="float" office:value="1.00478926289241" calcext:value-type="float">
            <text:p>1.00478926289241</text:p>
          </table:table-cell>
          <table:table-cell office:value-type="float" office:value="-0.128023316765526" calcext:value-type="float">
            <text:p>-0.128023316765526</text:p>
          </table:table-cell>
          <table:table-cell office:value-type="float" office:value="9.96982604280068" calcext:value-type="float">
            <text:p>9.96982604280068</text:p>
          </table:table-cell>
          <table:table-cell office:value-type="float" office:value="8.56117391843545" calcext:value-type="float">
            <text:p>8.56117391843545</text:p>
          </table:table-cell>
          <table:table-cell office:value-type="float" office:value="9.96956857733115" calcext:value-type="float">
            <text:p>9.96956857733115</text:p>
          </table:table-cell>
          <table:table-cell office:value-type="float" office:value="8.56123473090507" calcext:value-type="float">
            <text:p>8.56123473090507</text:p>
          </table:table-cell>
        </table:table-row>
        <table:table-row table:style-name="ro1">
          <table:table-cell office:value-type="float" office:value="9.58326945765744" calcext:value-type="float">
            <text:p>9.58326945765744</text:p>
          </table:table-cell>
          <table:table-cell office:value-type="float" office:value="8.94014539605133" calcext:value-type="float">
            <text:p>8.94014539605133</text:p>
          </table:table-cell>
          <table:table-cell office:value-type="float" office:value="9.97102204568705" calcext:value-type="float">
            <text:p>9.97102204568705</text:p>
          </table:table-cell>
          <table:table-cell office:value-type="float" office:value="8.74526336521642" calcext:value-type="float">
            <text:p>8.74526336521642</text:p>
          </table:table-cell>
          <table:table-cell office:value-type="float" office:value="5.60065469392764" calcext:value-type="float">
            <text:p>5.60065469392764</text:p>
          </table:table-cell>
          <table:table-cell office:value-type="float" office:value="9.80636629363462" calcext:value-type="float">
            <text:p>9.80636629363462</text:p>
          </table:table-cell>
          <table:table-cell office:value-type="float" office:value="0.734533489335773" calcext:value-type="float">
            <text:p>0.734533489335773</text:p>
          </table:table-cell>
          <table:table-cell office:value-type="float" office:value="0.461873815196139" calcext:value-type="float">
            <text:p>0.461873815196139</text:p>
          </table:table-cell>
          <table:table-cell office:value-type="float" office:value="9.96044203316932" calcext:value-type="float">
            <text:p>9.96044203316932</text:p>
          </table:table-cell>
          <table:table-cell office:value-type="float" office:value="8.71373642926013" calcext:value-type="float">
            <text:p>8.71373642926013</text:p>
          </table:table-cell>
          <table:table-cell office:value-type="float" office:value="9.96019385080101" calcext:value-type="float">
            <text:p>9.96019385080101</text:p>
          </table:table-cell>
          <table:table-cell office:value-type="float" office:value="8.71383439037404" calcext:value-type="float">
            <text:p>8.71383439037404</text:p>
          </table:table-cell>
        </table:table-row>
        <table:table-row table:style-name="ro1">
          <table:table-cell office:value-type="float" office:value="9.95575326757552" calcext:value-type="float">
            <text:p>9.95575326757552</text:p>
          </table:table-cell>
          <table:table-cell office:value-type="float" office:value="9.12092327973438" calcext:value-type="float">
            <text:p>9.12092327973438</text:p>
          </table:table-cell>
          <table:table-cell office:value-type="float" office:value="9.98307232262378" calcext:value-type="float">
            <text:p>9.98307232262378</text:p>
          </table:table-cell>
          <table:table-cell office:value-type="float" office:value="8.84453466432018" calcext:value-type="float">
            <text:p>8.84453466432018</text:p>
          </table:table-cell>
          <table:table-cell office:value-type="float" office:value="5.60403006483992" calcext:value-type="float">
            <text:p>5.60403006483992</text:p>
          </table:table-cell>
          <table:table-cell office:value-type="float" office:value="9.77001792078256" calcext:value-type="float">
            <text:p>9.77001792078256</text:p>
          </table:table-cell>
          <table:table-cell office:value-type="float" office:value="-0.365047577418066" calcext:value-type="float">
            <text:p>-0.365047577418066</text:p>
          </table:table-cell>
          <table:table-cell office:value-type="float" office:value="-0.124861817828526" calcext:value-type="float">
            <text:p>-0.124861817828526</text:p>
          </table:table-cell>
          <table:table-cell office:value-type="float" office:value="9.98115786911856" calcext:value-type="float">
            <text:p>9.98115786911856</text:p>
          </table:table-cell>
          <table:table-cell office:value-type="float" office:value="8.83418525851405" calcext:value-type="float">
            <text:p>8.83418525851405</text:p>
          </table:table-cell>
          <table:table-cell office:value-type="float" office:value="9.98091349175684" calcext:value-type="float">
            <text:p>9.98091349175684</text:p>
          </table:table-cell>
          <table:table-cell office:value-type="float" office:value="8.83427836952582" calcext:value-type="float">
            <text:p>8.83427836952582</text:p>
          </table:table-cell>
        </table:table-row>
        <table:table-row table:style-name="ro1">
          <table:table-cell office:value-type="float" office:value="9.67145615640314" calcext:value-type="float">
            <text:p>9.67145615640314</text:p>
          </table:table-cell>
          <table:table-cell office:value-type="float" office:value="9.18942049894168" calcext:value-type="float">
            <text:p>9.18942049894168</text:p>
          </table:table-cell>
          <table:table-cell office:value-type="float" office:value="9.99412930060579" calcext:value-type="float">
            <text:p>9.99412930060579</text:p>
          </table:table-cell>
          <table:table-cell office:value-type="float" office:value="8.94392150066134" calcext:value-type="float">
            <text:p>8.94392150066134</text:p>
          </table:table-cell>
          <table:table-cell office:value-type="float" office:value="5.61080327761095" calcext:value-type="float">
            <text:p>5.61080327761095</text:p>
          </table:table-cell>
          <table:table-cell office:value-type="float" office:value="9.68564990234693" calcext:value-type="float">
            <text:p>9.68564990234693</text:p>
          </table:table-cell>
          <table:table-cell office:value-type="float" office:value="-0.846394644713432" calcext:value-type="float">
            <text:p>-0.846394644713432</text:p>
          </table:table-cell>
          <table:table-cell office:value-type="float" office:value="-0.448788683949511" calcext:value-type="float">
            <text:p>-0.448788683949511</text:p>
          </table:table-cell>
          <table:table-cell office:value-type="float" office:value="9.95606830313884" calcext:value-type="float">
            <text:p>9.95606830313884</text:p>
          </table:table-cell>
          <table:table-cell office:value-type="float" office:value="8.88564962076881" calcext:value-type="float">
            <text:p>8.88564962076881</text:p>
          </table:table-cell>
          <table:table-cell office:value-type="float" office:value="9.95585020479988" calcext:value-type="float">
            <text:p>9.95585020479988</text:p>
          </table:table-cell>
          <table:table-cell office:value-type="float" office:value="8.88575577100626" calcext:value-type="float">
            <text:p>8.88575577100626</text:p>
          </table:table-cell>
        </table:table-row>
        <table:table-row table:style-name="ro1">
          <table:table-cell office:value-type="float" office:value="10.1334233998678" calcext:value-type="float">
            <text:p>10.1334233998678</text:p>
          </table:table-cell>
          <table:table-cell office:value-type="float" office:value="9.22601625946426" calcext:value-type="float">
            <text:p>9.22601625946426</text:p>
          </table:table-cell>
          <table:table-cell office:value-type="float" office:value="10.0041918739445" calcext:value-type="float">
            <text:p>10.0041918739445</text:p>
          </table:table-cell>
          <table:table-cell office:value-type="float" office:value="9.0434139356391" calcext:value-type="float">
            <text:p>9.0434139356391</text:p>
          </table:table-cell>
          <table:table-cell office:value-type="float" office:value="5.60620753416907" calcext:value-type="float">
            <text:p>5.60620753416907</text:p>
          </table:table-cell>
          <table:table-cell office:value-type="float" office:value="9.81604165560572" calcext:value-type="float">
            <text:p>9.81604165560572</text:p>
          </table:table-cell>
          <table:table-cell office:value-type="float" office:value="1.3047271812791" calcext:value-type="float">
            <text:p>1.3047271812791</text:p>
          </table:table-cell>
          <table:table-cell office:value-type="float" office:value="0.384119697940488" calcext:value-type="float">
            <text:p>0.384119697940488</text:p>
          </table:table-cell>
          <table:table-cell office:value-type="float" office:value="10.0239404313817" calcext:value-type="float">
            <text:p>10.0239404313817</text:p>
          </table:table-cell>
          <table:table-cell office:value-type="float" office:value="9.09569461169795" calcext:value-type="float">
            <text:p>9.09569461169795</text:p>
          </table:table-cell>
          <table:table-cell office:value-type="float" office:value="10.0236941412156" calcext:value-type="float">
            <text:p>10.0236941412156</text:p>
          </table:table-cell>
          <table:table-cell office:value-type="float" office:value="9.09578522938044" calcext:value-type="float">
            <text:p>9.09578522938044</text:p>
          </table:table-cell>
        </table:table-row>
        <table:table-row table:style-name="ro1">
          <table:table-cell office:value-type="float" office:value="10.5262166952534" calcext:value-type="float">
            <text:p>10.5262166952534</text:p>
          </table:table-cell>
          <table:table-cell office:value-type="float" office:value="9.23094431697858" calcext:value-type="float">
            <text:p>9.23094431697858</text:p>
          </table:table-cell>
          <table:table-cell office:value-type="float" office:value="10.0132590363909" calcext:value-type="float">
            <text:p>10.0132590363909</text:p>
          </table:table-cell>
          <table:table-cell office:value-type="float" office:value="9.14300202009286" calcext:value-type="float">
            <text:p>9.14300202009286</text:p>
          </table:table-cell>
          <table:table-cell office:value-type="float" office:value="5.59036578205986" calcext:value-type="float">
            <text:p>5.59036578205986</text:p>
          </table:table-cell>
          <table:table-cell office:value-type="float" office:value="10.0307680197734" calcext:value-type="float">
            <text:p>10.0307680197734</text:p>
          </table:table-cell>
          <table:table-cell office:value-type="float" office:value="2.15309945377694" calcext:value-type="float">
            <text:p>2.15309945377694</text:p>
          </table:table-cell>
          <table:table-cell office:value-type="float" office:value="-0.0895519841183596" calcext:value-type="float">
            <text:p>-0.08955198411836</text:p>
          </table:table-cell>
          <table:table-cell office:value-type="float" office:value="10.1271082150392" calcext:value-type="float">
            <text:p>10.1271082150392</text:p>
          </table:table-cell>
          <table:table-cell office:value-type="float" office:value="9.30802497375475" calcext:value-type="float">
            <text:p>9.30802497375475</text:p>
          </table:table-cell>
          <table:table-cell office:value-type="float" office:value="10.1268253808387" calcext:value-type="float">
            <text:p>10.1268253808387</text:p>
          </table:table-cell>
          <table:table-cell office:value-type="float" office:value="9.30808345454138" calcext:value-type="float">
            <text:p>9.30808345454138</text:p>
          </table:table-cell>
        </table:table-row>
        <table:table-row table:style-name="ro1">
          <table:table-cell office:value-type="float" office:value="9.73879961307605" calcext:value-type="float">
            <text:p>9.73879961307605</text:p>
          </table:table-cell>
          <table:table-cell office:value-type="float" office:value="8.90989805600734" calcext:value-type="float">
            <text:p>8.90989805600734</text:p>
          </table:table-cell>
          <table:table-cell office:value-type="float" office:value="10.0213298812364" calcext:value-type="float">
            <text:p>10.0213298812364</text:p>
          </table:table-cell>
          <table:table-cell office:value-type="float" office:value="9.24267579529718" calcext:value-type="float">
            <text:p>9.24267579529718</text:p>
          </table:table-cell>
          <table:table-cell office:value-type="float" office:value="5.58165239385985" calcext:value-type="float">
            <text:p>5.58165239385985</text:p>
          </table:table-cell>
          <table:table-cell office:value-type="float" office:value="10.1652790805583" calcext:value-type="float">
            <text:p>10.1652790805583</text:p>
          </table:table-cell>
          <table:table-cell office:value-type="float" office:value="1.34792984266325" calcext:value-type="float">
            <text:p>1.34792984266325</text:p>
          </table:table-cell>
          <table:table-cell office:value-type="float" office:value="0.539106872039211" calcext:value-type="float">
            <text:p>0.539106872039211</text:p>
          </table:table-cell>
          <table:table-cell office:value-type="float" office:value="10.077687694943" calcext:value-type="float">
            <text:p>10.077687694943</text:p>
          </table:table-cell>
          <table:table-cell office:value-type="float" office:value="9.2254394054385" calcext:value-type="float">
            <text:p>9.2254394054385</text:p>
          </table:table-cell>
          <table:table-cell office:value-type="float" office:value="10.0774536873048" calcext:value-type="float">
            <text:p>10.0774536873048</text:p>
          </table:table-cell>
          <table:table-cell office:value-type="float" office:value="9.22551009707555" calcext:value-type="float">
            <text:p>9.22551009707555</text:p>
          </table:table-cell>
        </table:table-row>
        <table:table-row table:style-name="ro1">
          <table:table-cell office:value-type="float" office:value="9.68556377830532" calcext:value-type="float">
            <text:p>9.68556377830532</text:p>
          </table:table-cell>
          <table:table-cell office:value-type="float" office:value="9.42855520453873" calcext:value-type="float">
            <text:p>9.42855520453873</text:p>
          </table:table-cell>
          <table:table-cell office:value-type="float" office:value="10.0284036014032" calcext:value-type="float">
            <text:p>10.0284036014032</text:p>
          </table:table-cell>
          <table:table-cell office:value-type="float" office:value="9.34242529395758" calcext:value-type="float">
            <text:p>9.34242529395758</text:p>
          </table:table-cell>
          <table:table-cell office:value-type="float" office:value="5.5882469491487" calcext:value-type="float">
            <text:p>5.5882469491487</text:p>
          </table:table-cell>
          <table:table-cell office:value-type="float" office:value="10.1099360070959" calcext:value-type="float">
            <text:p>10.1099360070959</text:p>
          </table:table-cell>
          <table:table-cell office:value-type="float" office:value="-0.557345847721582" calcext:value-type="float">
            <text:p>-0.557345847721582</text:p>
          </table:table-cell>
          <table:table-cell office:value-type="float" office:value="-0.232559127932845" calcext:value-type="float">
            <text:p>-0.232559127932845</text:p>
          </table:table-cell>
          <table:table-cell office:value-type="float" office:value="10.0370963826759" calcext:value-type="float">
            <text:p>10.0370963826759</text:p>
          </table:table-cell>
          <table:table-cell office:value-type="float" office:value="9.23859702024344" calcext:value-type="float">
            <text:p>9.23859702024344</text:p>
          </table:table-cell>
          <table:table-cell office:value-type="float" office:value="10.0368965546487" calcext:value-type="float">
            <text:p>10.0368965546487</text:p>
          </table:table-cell>
          <table:table-cell office:value-type="float" office:value="9.2386843737117" calcext:value-type="float">
            <text:p>9.2386843737117</text:p>
          </table:table-cell>
        </table:table-row>
        <table:table-row table:style-name="ro1">
          <table:table-cell office:value-type="float" office:value="10.1457463266441" calcext:value-type="float">
            <text:p>10.1457463266441</text:p>
          </table:table-cell>
          <table:table-cell office:value-type="float" office:value="9.38242075827792" calcext:value-type="float">
            <text:p>9.38242075827792</text:p>
          </table:table-cell>
          <table:table-cell office:value-type="float" office:value="10.0344794895251" calcext:value-type="float">
            <text:p>10.0344794895251</text:p>
          </table:table-cell>
          <table:table-cell office:value-type="float" office:value="9.44224054120734" calcext:value-type="float">
            <text:p>9.44224054120734</text:p>
          </table:table-cell>
          <table:table-cell office:value-type="float" office:value="5.57480187201704" calcext:value-type="float">
            <text:p>5.57480187201704</text:p>
          </table:table-cell>
          <table:table-cell office:value-type="float" office:value="10.2505269889188" calcext:value-type="float">
            <text:p>10.2505269889188</text:p>
          </table:table-cell>
          <table:table-cell office:value-type="float" office:value="1.41232412246603" calcext:value-type="float">
            <text:p>1.41232412246603</text:p>
          </table:table-cell>
          <table:table-cell office:value-type="float" office:value="-0.304395717636856" calcext:value-type="float">
            <text:p>-0.304395717636856</text:p>
          </table:table-cell>
          <table:table-cell office:value-type="float" office:value="10.078032144392" calcext:value-type="float">
            <text:p>10.078032144392</text:p>
          </table:table-cell>
          <table:table-cell office:value-type="float" office:value="9.38324150585697" calcext:value-type="float">
            <text:p>9.38324150585697</text:p>
          </table:table-cell>
          <table:table-cell office:value-type="float" office:value="10.0778186545043" calcext:value-type="float">
            <text:p>10.0778186545043</text:p>
          </table:table-cell>
          <table:table-cell office:value-type="float" office:value="9.38331289667775" calcext:value-type="float">
            <text:p>9.38331289667775</text:p>
          </table:table-cell>
        </table:table-row>
        <table:table-row table:style-name="ro1">
          <table:table-cell office:value-type="float" office:value="9.86617952225501" calcext:value-type="float">
            <text:p>9.86617952225501</text:p>
          </table:table-cell>
          <table:table-cell office:value-type="float" office:value="9.10402782217251" calcext:value-type="float">
            <text:p>9.10402782217251</text:p>
          </table:table-cell>
          <table:table-cell office:value-type="float" office:value="10.0395569380185" calcext:value-type="float">
            <text:p>10.0395569380185</text:p>
          </table:table-cell>
          <table:table-cell office:value-type="float" office:value="9.54211155560489" calcext:value-type="float">
            <text:p>9.54211155560489</text:p>
          </table:table-cell>
          <table:table-cell office:value-type="float" office:value="5.57325612496451" calcext:value-type="float">
            <text:p>5.57325612496451</text:p>
          </table:table-cell>
          <table:table-cell office:value-type="float" office:value="10.2743097848461" calcext:value-type="float">
            <text:p>10.2743097848461</text:p>
          </table:table-cell>
          <table:table-cell office:value-type="float" office:value="0.238329753927014" calcext:value-type="float">
            <text:p>0.238329753927014</text:p>
          </table:table-cell>
          <table:table-cell office:value-type="float" office:value="-0.217415938549692" calcext:value-type="float">
            <text:p>-0.217415938549692</text:p>
          </table:table-cell>
          <table:table-cell office:value-type="float" office:value="10.0385816144113" calcext:value-type="float">
            <text:p>10.0385816144113</text:p>
          </table:table-cell>
          <table:table-cell office:value-type="float" office:value="9.28592727009177" calcext:value-type="float">
            <text:p>9.28592727009177</text:p>
          </table:table-cell>
          <table:table-cell office:value-type="float" office:value="10.0384088922086" calcext:value-type="float">
            <text:p>10.0384088922086</text:p>
          </table:table-cell>
          <table:table-cell office:value-type="float" office:value="9.28599110116366" calcext:value-type="float">
            <text:p>9.28599110116366</text:p>
          </table:table-cell>
        </table:table-row>
        <table:table-row table:style-name="ro1">
          <table:table-cell office:value-type="float" office:value="10.2630734243096" calcext:value-type="float">
            <text:p>10.2630734243096</text:p>
          </table:table-cell>
          <table:table-cell office:value-type="float" office:value="10.0542276740191" calcext:value-type="float">
            <text:p>10.0542276740191</text:p>
          </table:table-cell>
          <table:table-cell office:value-type="float" office:value="10.0436354391426" calcext:value-type="float">
            <text:p>10.0436354391426</text:p>
          </table:table-cell>
          <table:table-cell office:value-type="float" office:value="9.64202835013204" calcext:value-type="float">
            <text:p>9.64202835013204</text:p>
          </table:table-cell>
          <table:table-cell office:value-type="float" office:value="5.5685643201532" calcext:value-type="float">
            <text:p>5.5685643201532</text:p>
          </table:table-cell>
          <table:table-cell office:value-type="float" office:value="10.38294585377" calcext:value-type="float">
            <text:p>10.38294585377</text:p>
          </table:table-cell>
          <table:table-cell office:value-type="float" office:value="1.08737337210481" calcext:value-type="float">
            <text:p>1.08737337210481</text:p>
          </table:table-cell>
          <table:table-cell office:value-type="float" office:value="0.277817986825189" calcext:value-type="float">
            <text:p>0.277817986825189</text:p>
          </table:table-cell>
          <table:table-cell office:value-type="float" office:value="10.1337210864641" calcext:value-type="float">
            <text:p>10.1337210864641</text:p>
          </table:table-cell>
          <table:table-cell office:value-type="float" office:value="9.63684976766549" calcext:value-type="float">
            <text:p>9.63684976766549</text:p>
          </table:table-cell>
          <table:table-cell office:value-type="float" office:value="10.1335009351658" calcext:value-type="float">
            <text:p>10.1335009351658</text:p>
          </table:table-cell>
          <table:table-cell office:value-type="float" office:value="9.63691727401923" calcext:value-type="float">
            <text:p>9.63691727401923</text:p>
          </table:table-cell>
        </table:table-row>
        <table:table-row table:style-name="ro1">
          <table:table-cell office:value-type="float" office:value="9.89940934740121" calcext:value-type="float">
            <text:p>9.89940934740121</text:p>
          </table:table-cell>
          <table:table-cell office:value-type="float" office:value="10.0616349500206" calcext:value-type="float">
            <text:p>10.0616349500206</text:p>
          </table:table-cell>
          <table:table-cell office:value-type="float" office:value="10.0467145850509" calcext:value-type="float">
            <text:p>10.0467145850509</text:p>
          </table:table-cell>
          <table:table-cell office:value-type="float" office:value="9.74198093319259" calcext:value-type="float">
            <text:p>9.74198093319259</text:p>
          </table:table-cell>
          <table:table-cell office:value-type="float" office:value="5.57249924988264" calcext:value-type="float">
            <text:p>5.57249924988264</text:p>
          </table:table-cell>
          <table:table-cell office:value-type="float" office:value="10.3275730622736" calcext:value-type="float">
            <text:p>10.3275730622736</text:p>
          </table:table-cell>
          <table:table-cell office:value-type="float" office:value="-0.555124284289408" calcext:value-type="float">
            <text:p>-0.555124284289408</text:p>
          </table:table-cell>
          <table:table-cell office:value-type="float" office:value="0.320622278144914" calcext:value-type="float">
            <text:p>0.320622278144914</text:p>
          </table:table-cell>
          <table:table-cell office:value-type="float" office:value="10.1239633526141" calcext:value-type="float">
            <text:p>10.1239633526141</text:p>
          </table:table-cell>
          <table:table-cell office:value-type="float" office:value="9.73849984226472" calcext:value-type="float">
            <text:p>9.73849984226472</text:p>
          </table:table-cell>
          <table:table-cell office:value-type="float" office:value="10.1237569785293" calcext:value-type="float">
            <text:p>10.1237569785293</text:p>
          </table:table-cell>
          <table:table-cell office:value-type="float" office:value="9.73858009851531" calcext:value-type="float">
            <text:p>9.73858009851531</text:p>
          </table:table-cell>
        </table:table-row>
        <table:table-row table:style-name="ro1">
          <table:table-cell office:value-type="float" office:value="9.84457411230021" calcext:value-type="float">
            <text:p>9.84457411230021</text:p>
          </table:table-cell>
          <table:table-cell office:value-type="float" office:value="9.70314133207197" calcext:value-type="float">
            <text:p>9.70314133207197</text:p>
          </table:table-cell>
          <table:table-cell office:value-type="float" office:value="10.0487940678312" calcext:value-type="float">
            <text:p>10.0487940678312</text:p>
          </table:table-cell>
          <table:table-cell office:value-type="float" office:value="9.84195930961153" calcext:value-type="float">
            <text:p>9.84195930961153</text:p>
          </table:table-cell>
          <table:table-cell office:value-type="float" office:value="5.55983478581787" calcext:value-type="float">
            <text:p>5.55983478581787</text:p>
          </table:table-cell>
          <table:table-cell office:value-type="float" office:value="10.4500873346464" calcext:value-type="float">
            <text:p>10.4500873346464</text:p>
          </table:table-cell>
          <table:table-cell office:value-type="float" office:value="1.23167104313943" calcext:value-type="float">
            <text:p>1.23167104313943</text:p>
          </table:table-cell>
          <table:table-cell office:value-type="float" office:value="-0.585833778954485" calcext:value-type="float">
            <text:p>-0.585833778954485</text:p>
          </table:table-cell>
          <table:table-cell office:value-type="float" office:value="10.1035628762133" calcext:value-type="float">
            <text:p>10.1035628762133</text:p>
          </table:table-cell>
          <table:table-cell office:value-type="float" office:value="9.78471432972003" calcext:value-type="float">
            <text:p>9.78471432972003</text:p>
          </table:table-cell>
          <table:table-cell office:value-type="float" office:value="10.1033708176346" calcext:value-type="float">
            <text:p>10.1033708176346</text:p>
          </table:table-cell>
          <table:table-cell office:value-type="float" office:value="9.78479613892997" calcext:value-type="float">
            <text:p>9.78479613892997</text:p>
          </table:table-cell>
        </table:table-row>
        <table:table-row table:style-name="ro1">
          <table:table-cell office:value-type="float" office:value="9.76267722479611" calcext:value-type="float">
            <text:p>9.76267722479611</text:p>
          </table:table-cell>
          <table:table-cell office:value-type="float" office:value="10.1610080716163" calcext:value-type="float">
            <text:p>10.1610080716163</text:p>
          </table:table-cell>
          <table:table-cell office:value-type="float" office:value="10.049873679537" calcext:value-type="float">
            <text:p>10.049873679537</text:p>
          </table:table-cell>
          <table:table-cell office:value-type="float" office:value="9.94195348163452" calcext:value-type="float">
            <text:p>9.94195348163452</text:p>
          </table:table-cell>
          <table:table-cell office:value-type="float" office:value="5.55414313138318" calcext:value-type="float">
            <text:p>5.55414313138318</text:p>
          </table:table-cell>
          <table:table-cell office:value-type="float" office:value="10.5781296704934" calcext:value-type="float">
            <text:p>10.5781296704934</text:p>
          </table:table-cell>
          <table:table-cell office:value-type="float" office:value="1.2816877427579" calcext:value-type="float">
            <text:p>1.2816877427579</text:p>
          </table:table-cell>
          <table:table-cell office:value-type="float" office:value="-0.561891054134922" calcext:value-type="float">
            <text:p>-0.561891054134922</text:p>
          </table:table-cell>
          <table:table-cell office:value-type="float" office:value="10.1081205638171" calcext:value-type="float">
            <text:p>10.1081205638171</text:p>
          </table:table-cell>
          <table:table-cell office:value-type="float" office:value="9.97156498154048" calcext:value-type="float">
            <text:p>9.97156498154048</text:p>
          </table:table-cell>
          <table:table-cell office:value-type="float" office:value="10.1079237136101" calcext:value-type="float">
            <text:p>10.1079237136101</text:p>
          </table:table-cell>
          <table:table-cell office:value-type="float" office:value="9.97166361096883" calcext:value-type="float">
            <text:p>9.97166361096883</text:p>
          </table:table-cell>
        </table:table-row>
        <table:table-row table:style-name="ro1">
          <table:table-cell office:value-type="float" office:value="10.1619121498611" calcext:value-type="float">
            <text:p>10.1619121498611</text:p>
          </table:table-cell>
          <table:table-cell office:value-type="float" office:value="9.95720929917943" calcext:value-type="float">
            <text:p>9.95720929917943</text:p>
          </table:table-cell>
          <table:table-cell office:value-type="float" office:value="10.0499533122081" calcext:value-type="float">
            <text:p>10.0499533122081</text:p>
          </table:table-cell>
          <table:table-cell office:value-type="float" office:value="10.0419534499277" calcext:value-type="float">
            <text:p>10.0419534499277</text:p>
          </table:table-cell>
          <table:table-cell office:value-type="float" office:value="5.55545779803296" calcext:value-type="float">
            <text:p>5.55545779803296</text:p>
          </table:table-cell>
          <table:table-cell office:value-type="float" office:value="10.6898493910349" calcext:value-type="float">
            <text:p>10.6898493910349</text:p>
          </table:table-cell>
          <table:table-cell office:value-type="float" office:value="1.11727455472117" calcext:value-type="float">
            <text:p>1.11727455472117</text:p>
          </table:table-cell>
          <table:table-cell office:value-type="float" office:value="-0.229848306892964" calcext:value-type="float">
            <text:p>-0.229848306892964</text:p>
          </table:table-cell>
          <table:table-cell office:value-type="float" office:value="10.1366399861334" calcext:value-type="float">
            <text:p>10.1366399861334</text:p>
          </table:table-cell>
          <table:table-cell office:value-type="float" office:value="10.0372797132404" calcext:value-type="float">
            <text:p>10.0372797132404</text:p>
          </table:table-cell>
          <table:table-cell office:value-type="float" office:value="10.1364462947911" calcext:value-type="float">
            <text:p>10.1364462947911</text:p>
          </table:table-cell>
          <table:table-cell office:value-type="float" office:value="10.0373598832498" calcext:value-type="float">
            <text:p>10.0373598832498</text:p>
          </table:table-cell>
        </table:table-row>
        <table:table-row table:style-name="ro1">
          <table:table-cell office:value-type="float" office:value="9.39794793872703" calcext:value-type="float">
            <text:p>9.39794793872703</text:p>
          </table:table-cell>
          <table:table-cell office:value-type="float" office:value="10.0706851433353" calcext:value-type="float">
            <text:p>10.0706851433353</text:p>
          </table:table-cell>
          <table:table-cell office:value-type="float" office:value="10.0490329578812" calcext:value-type="float">
            <text:p>10.0490329578812</text:p>
          </table:table-cell>
          <table:table-cell office:value-type="float" office:value="10.1419492145776" calcext:value-type="float">
            <text:p>10.1419492145776</text:p>
          </table:table-cell>
          <table:table-cell office:value-type="float" office:value="5.56184599303383" calcext:value-type="float">
            <text:p>5.56184599303383</text:p>
          </table:table-cell>
          <table:table-cell office:value-type="float" office:value="10.873598649164" calcext:value-type="float">
            <text:p>10.873598649164</text:p>
          </table:table-cell>
          <table:table-cell office:value-type="float" office:value="1.83860270037813" calcext:value-type="float">
            <text:p>1.83860270037813</text:p>
          </table:table-cell>
          <table:table-cell office:value-type="float" office:value="-0.220666519730492" calcext:value-type="float">
            <text:p>-0.220666519730492</text:p>
          </table:table-cell>
          <table:table-cell office:value-type="float" office:value="10.0804844505101" calcext:value-type="float">
            <text:p>10.0804844505101</text:p>
          </table:table-cell>
          <table:table-cell office:value-type="float" office:value="10.1019948533891" calcext:value-type="float">
            <text:p>10.1019948533891</text:p>
          </table:table-cell>
          <table:table-cell office:value-type="float" office:value="10.0803162453579" calcext:value-type="float">
            <text:p>10.0803162453579</text:p>
          </table:table-cell>
          <table:table-cell office:value-type="float" office:value="10.1021029240605" calcext:value-type="float">
            <text:p>10.1021029240605</text:p>
          </table:table-cell>
        </table:table-row>
        <table:table-row table:style-name="ro1">
          <table:table-cell office:value-type="float" office:value="9.956816948747" calcext:value-type="float">
            <text:p>9.956816948747</text:p>
          </table:table-cell>
          <table:table-cell office:value-type="float" office:value="10.4362092364643" calcext:value-type="float">
            <text:p>10.4362092364643</text:p>
          </table:table-cell>
          <table:table-cell office:value-type="float" office:value="10.047112708591" calcext:value-type="float">
            <text:p>10.047112708591</text:p>
          </table:table-cell>
          <table:table-cell office:value-type="float" office:value="10.241930776091" calcext:value-type="float">
            <text:p>10.241930776091</text:p>
          </table:table-cell>
          <table:table-cell office:value-type="float" office:value="5.55951022477312" calcext:value-type="float">
            <text:p>5.55951022477312</text:p>
          </table:table-cell>
          <table:table-cell office:value-type="float" office:value="10.8325335933687" calcext:value-type="float">
            <text:p>10.8325335933687</text:p>
          </table:table-cell>
          <table:table-cell office:value-type="float" office:value="-0.411314310575039" calcext:value-type="float">
            <text:p>-0.411314310575039</text:p>
          </table:table-cell>
          <table:table-cell office:value-type="float" office:value="0.326453191853115" calcext:value-type="float">
            <text:p>0.326453191853115</text:p>
          </table:table-cell>
          <table:table-cell office:value-type="float" office:value="10.0810971360864" calcext:value-type="float">
            <text:p>10.0810971360864</text:p>
          </table:table-cell>
          <table:table-cell office:value-type="float" office:value="10.1827320239166" calcext:value-type="float">
            <text:p>10.1827320239166</text:p>
          </table:table-cell>
          <table:table-cell office:value-type="float" office:value="10.0809375054696" calcext:value-type="float">
            <text:p>10.0809375054696</text:p>
          </table:table-cell>
          <table:table-cell office:value-type="float" office:value="10.1828302488064" calcext:value-type="float">
            <text:p>10.1828302488064</text:p>
          </table:table-cell>
        </table:table-row>
        <table:table-row table:style-name="ro1">
          <table:table-cell office:value-type="float" office:value="10.1938864021706" calcext:value-type="float">
            <text:p>10.1938864021706</text:p>
          </table:table-cell>
          <table:table-cell office:value-type="float" office:value="10.6847736357739" calcext:value-type="float">
            <text:p>10.6847736357739</text:p>
          </table:table-cell>
          <table:table-cell office:value-type="float" office:value="10.0441927563609" calcext:value-type="float">
            <text:p>10.0441927563609</text:p>
          </table:table-cell>
          <table:table-cell office:value-type="float" office:value="10.3418881363952" calcext:value-type="float">
            <text:p>10.3418881363952</text:p>
          </table:table-cell>
          <table:table-cell office:value-type="float" office:value="5.56114002915807" calcext:value-type="float">
            <text:p>5.56114002915807</text:p>
          </table:table-cell>
          <table:table-cell office:value-type="float" office:value="10.8999425159763" calcext:value-type="float">
            <text:p>10.8999425159763</text:p>
          </table:table-cell>
          <table:table-cell office:value-type="float" office:value="0.674286223308995" calcext:value-type="float">
            <text:p>0.674286223308995</text:p>
          </table:table-cell>
          <table:table-cell office:value-type="float" office:value="-0.133548444336738" calcext:value-type="float">
            <text:p>-0.133548444336738</text:p>
          </table:table-cell>
          <table:table-cell office:value-type="float" office:value="10.1486130872218" calcext:value-type="float">
            <text:p>10.1486130872218</text:p>
          </table:table-cell>
          <table:table-cell office:value-type="float" office:value="10.404047772557" calcext:value-type="float">
            <text:p>10.404047772557</text:p>
          </table:table-cell>
          <table:table-cell office:value-type="float" office:value="10.1484345190243" calcext:value-type="float">
            <text:p>10.1484345190243</text:p>
          </table:table-cell>
          <table:table-cell office:value-type="float" office:value="10.4041385080761" calcext:value-type="float">
            <text:p>10.4041385080761</text:p>
          </table:table-cell>
        </table:table-row>
        <table:table-row table:style-name="ro1">
          <table:table-cell office:value-type="float" office:value="10.1872908619857" calcext:value-type="float">
            <text:p>10.1872908619857</text:p>
          </table:table-cell>
          <table:table-cell office:value-type="float" office:value="10.1930725515315" calcext:value-type="float">
            <text:p>10.1930725515315</text:p>
          </table:table-cell>
          <table:table-cell office:value-type="float" office:value="10.0402733931836" calcext:value-type="float">
            <text:p>10.0402733931836</text:p>
          </table:table-cell>
          <table:table-cell office:value-type="float" office:value="10.4418112998373" calcext:value-type="float">
            <text:p>10.4418112998373</text:p>
          </table:table-cell>
          <table:table-cell office:value-type="float" office:value="5.57193406820408" calcext:value-type="float">
            <text:p>5.57193406820408</text:p>
          </table:table-cell>
          <table:table-cell office:value-type="float" office:value="11.1874336952799" calcext:value-type="float">
            <text:p>11.1874336952799</text:p>
          </table:table-cell>
          <table:table-cell office:value-type="float" office:value="2.87693742469907" calcext:value-type="float">
            <text:p>2.87693742469907</text:p>
          </table:table-cell>
          <table:table-cell office:value-type="float" office:value="-0.385036293362524" calcext:value-type="float">
            <text:p>-0.385036293362524</text:p>
          </table:table-cell>
          <table:table-cell office:value-type="float" office:value="10.1947059867924" calcext:value-type="float">
            <text:p>10.1947059867924</text:p>
          </table:table-cell>
          <table:table-cell office:value-type="float" office:value="10.5075061382691" calcext:value-type="float">
            <text:p>10.5075061382691</text:p>
          </table:table-cell>
          <table:table-cell office:value-type="float" office:value="10.1945203458711" calcext:value-type="float">
            <text:p>10.1945203458711</text:p>
          </table:table-cell>
          <table:table-cell office:value-type="float" office:value="10.5075826985739" calcext:value-type="float">
            <text:p>10.5075826985739</text:p>
          </table:table-cell>
        </table:table-row>
        <table:table-row table:style-name="ro1">
          <table:table-cell office:value-type="float" office:value="10.3340241053589" calcext:value-type="float">
            <text:p>10.3340241053589</text:p>
          </table:table-cell>
          <table:table-cell office:value-type="float" office:value="10.7171860464054" calcext:value-type="float">
            <text:p>10.7171860464054</text:p>
          </table:table-cell>
          <table:table-cell office:value-type="float" office:value="10.0353550109922" calcext:value-type="float">
            <text:p>10.0353550109922</text:p>
          </table:table-cell>
          <table:table-cell office:value-type="float" office:value="10.5416902741844" calcext:value-type="float">
            <text:p>10.5416902741844</text:p>
          </table:table-cell>
          <table:table-cell office:value-type="float" office:value="5.59328867936463" calcext:value-type="float">
            <text:p>5.59328867936463</text:p>
          </table:table-cell>
          <table:table-cell office:value-type="float" office:value="11.4677570847493" calcext:value-type="float">
            <text:p>11.4677570847493</text:p>
          </table:table-cell>
          <table:table-cell office:value-type="float" office:value="2.81135593800276" calcext:value-type="float">
            <text:p>2.81135593800276</text:p>
          </table:table-cell>
          <table:table-cell office:value-type="float" office:value="0.114347616204666" calcext:value-type="float">
            <text:p>0.114347616204666</text:p>
          </table:table-cell>
          <table:table-cell office:value-type="float" office:value="10.2969449822791" calcext:value-type="float">
            <text:p>10.2969449822791</text:p>
          </table:table-cell>
          <table:table-cell office:value-type="float" office:value="10.7550474489694" calcext:value-type="float">
            <text:p>10.7550474489694</text:p>
          </table:table-cell>
          <table:table-cell office:value-type="float" office:value="10.2967384086486" calcext:value-type="float">
            <text:p>10.2967384086486</text:p>
          </table:table-cell>
          <table:table-cell office:value-type="float" office:value="10.7551257138805" calcext:value-type="float">
            <text:p>10.7551257138805</text:p>
          </table:table-cell>
        </table:table-row>
        <table:table-row table:style-name="ro1">
          <table:table-cell office:value-type="float" office:value="10.0792803685661" calcext:value-type="float">
            <text:p>10.0792803685661</text:p>
          </table:table-cell>
          <table:table-cell office:value-type="float" office:value="10.4014384771226" calcext:value-type="float">
            <text:p>10.4014384771226</text:p>
          </table:table-cell>
          <table:table-cell office:value-type="float" office:value="10.0294381016208" calcext:value-type="float">
            <text:p>10.0294381016208</text:p>
          </table:table-cell>
          <table:table-cell office:value-type="float" office:value="10.6415150716221" calcext:value-type="float">
            <text:p>10.6415150716221</text:p>
          </table:table-cell>
          <table:table-cell office:value-type="float" office:value="5.60587099292472" calcext:value-type="float">
            <text:p>5.60587099292472</text:p>
          </table:table-cell>
          <table:table-cell office:value-type="float" office:value="11.6622681591016" calcext:value-type="float">
            <text:p>11.6622681591016</text:p>
          </table:table-cell>
          <table:table-cell office:value-type="float" office:value="1.94917604798025" calcext:value-type="float">
            <text:p>1.94917604798025</text:p>
          </table:table-cell>
          <table:table-cell office:value-type="float" office:value="-0.00210049732295567" calcext:value-type="float">
            <text:p>-0.002100497322956</text:p>
          </table:table-cell>
          <table:table-cell office:value-type="float" office:value="10.2794967921379" calcext:value-type="float">
            <text:p>10.2794967921379</text:p>
          </table:table-cell>
          <table:table-cell office:value-type="float" office:value="10.7327922398747" calcext:value-type="float">
            <text:p>10.7327922398747</text:p>
          </table:table-cell>
          <table:table-cell office:value-type="float" office:value="10.2793148899274" calcext:value-type="float">
            <text:p>10.2793148899274</text:p>
          </table:table-cell>
          <table:table-cell office:value-type="float" office:value="10.7328647278197" calcext:value-type="float">
            <text:p>10.7328647278197</text:p>
          </table:table-cell>
        </table:table-row>
        <table:table-row table:style-name="ro1">
          <table:table-cell office:value-type="float" office:value="9.64558089911964" calcext:value-type="float">
            <text:p>9.64558089911964</text:p>
          </table:table-cell>
          <table:table-cell office:value-type="float" office:value="10.7165845659335" calcext:value-type="float">
            <text:p>10.7165845659335</text:p>
          </table:table-cell>
          <table:table-cell office:value-type="float" office:value="10.0225232567554" calcext:value-type="float">
            <text:p>10.0225232567554</text:p>
          </table:table-cell>
          <table:table-cell office:value-type="float" office:value="10.741275709754" calcext:value-type="float">
            <text:p>10.741275709754</text:p>
          </table:table-cell>
          <table:table-cell office:value-type="float" office:value="5.61584417672332" calcext:value-type="float">
            <text:p>5.61584417672332</text:p>
          </table:table-cell>
          <table:table-cell office:value-type="float" office:value="11.8159433651795" calcext:value-type="float">
            <text:p>11.8159433651795</text:p>
          </table:table-cell>
          <table:table-cell office:value-type="float" office:value="1.539984849217" calcext:value-type="float">
            <text:p>1.539984849217</text:p>
          </table:table-cell>
          <table:table-cell office:value-type="float" office:value="0.430561688300885" calcext:value-type="float">
            <text:p>0.430561688300885</text:p>
          </table:table-cell>
          <table:table-cell office:value-type="float" office:value="10.2175535731882" calcext:value-type="float">
            <text:p>10.2175535731882</text:p>
          </table:table-cell>
          <table:table-cell office:value-type="float" office:value="10.7692577105771" calcext:value-type="float">
            <text:p>10.7692577105771</text:p>
          </table:table-cell>
          <table:table-cell office:value-type="float" office:value="10.2174026495997" calcext:value-type="float">
            <text:p>10.2174026495997</text:p>
          </table:table-cell>
          <table:table-cell office:value-type="float" office:value="10.7693446510748" calcext:value-type="float">
            <text:p>10.7693446510748</text:p>
          </table:table-cell>
        </table:table-row>
        <table:table-row table:style-name="ro1">
          <table:table-cell office:value-type="float" office:value="10.2323820490902" calcext:value-type="float">
            <text:p>10.2323820490902</text:p>
          </table:table-cell>
          <table:table-cell office:value-type="float" office:value="10.3579686081909" calcext:value-type="float">
            <text:p>10.3579686081909</text:p>
          </table:table-cell>
          <table:table-cell office:value-type="float" office:value="10.0146111678747" calcext:value-type="float">
            <text:p>10.0146111678747</text:p>
          </table:table-cell>
          <table:table-cell office:value-type="float" office:value="10.8409622125994" calcext:value-type="float">
            <text:p>10.8409622125994</text:p>
          </table:table-cell>
          <table:table-cell office:value-type="float" office:value="5.61755679012498" calcext:value-type="float">
            <text:p>5.61755679012498</text:p>
          </table:table-cell>
          <table:table-cell office:value-type="float" office:value="11.8946690545607" calcext:value-type="float">
            <text:p>11.8946690545607</text:p>
          </table:table-cell>
          <table:table-cell office:value-type="float" office:value="0.787443154342243" calcext:value-type="float">
            <text:p>0.787443154342243</text:p>
          </table:table-cell>
          <table:table-cell office:value-type="float" office:value="0.343910796924858" calcext:value-type="float">
            <text:p>0.343910796924858</text:p>
          </table:table-cell>
          <table:table-cell office:value-type="float" office:value="10.2035041893485" calcext:value-type="float">
            <text:p>10.2035041893485</text:p>
          </table:table-cell>
          <table:table-cell office:value-type="float" office:value="10.6765080554428" calcext:value-type="float">
            <text:p>10.6765080554428</text:p>
          </table:table-cell>
          <table:table-cell office:value-type="float" office:value="10.2033736414203" calcext:value-type="float">
            <text:p>10.2033736414203</text:p>
          </table:table-cell>
          <table:table-cell office:value-type="float" office:value="10.6765677259523" calcext:value-type="float">
            <text:p>10.6765677259523</text:p>
          </table:table-cell>
        </table:table-row>
        <table:table-row table:style-name="ro1">
          <table:table-cell office:value-type="float" office:value="10.3114600473159" calcext:value-type="float">
            <text:p>10.3114600473159</text:p>
          </table:table-cell>
          <table:table-cell office:value-type="float" office:value="10.676456394763" calcext:value-type="float">
            <text:p>10.676456394763</text:p>
          </table:table-cell>
          <table:table-cell office:value-type="float" office:value="10.005702626181" calcext:value-type="float">
            <text:p>10.005702626181</text:p>
          </table:table-cell>
          <table:table-cell office:value-type="float" office:value="10.9405646115911" calcext:value-type="float">
            <text:p>10.9405646115911</text:p>
          </table:table-cell>
          <table:table-cell office:value-type="float" office:value="5.61610476464005" calcext:value-type="float">
            <text:p>5.61610476464005</text:p>
          </table:table-cell>
          <table:table-cell office:value-type="float" office:value="12.0095354351449" calcext:value-type="float">
            <text:p>12.0095354351449</text:p>
          </table:table-cell>
          <table:table-cell office:value-type="float" office:value="1.14875557741891" calcext:value-type="float">
            <text:p>1.14875557741891</text:p>
          </table:table-cell>
          <table:table-cell office:value-type="float" office:value="0.358574138945765" calcext:value-type="float">
            <text:p>0.358574138945765</text:p>
          </table:table-cell>
          <table:table-cell office:value-type="float" office:value="10.2370268949075" calcext:value-type="float">
            <text:p>10.2370268949075</text:p>
          </table:table-cell>
          <table:table-cell office:value-type="float" office:value="10.7541249387523" calcext:value-type="float">
            <text:p>10.7541249387523</text:p>
          </table:table-cell>
          <table:table-cell office:value-type="float" office:value="10.2368958425018" calcext:value-type="float">
            <text:p>10.2368958425018</text:p>
          </table:table-cell>
          <table:table-cell office:value-type="float" office:value="10.7541722141552" calcext:value-type="float">
            <text:p>10.7541722141552</text:p>
          </table:table-cell>
        </table:table-row>
        <table:table-row table:style-name="ro1">
          <table:table-cell office:value-type="float" office:value="10.281390513442" calcext:value-type="float">
            <text:p>10.281390513442</text:p>
          </table:table-cell>
          <table:table-cell office:value-type="float" office:value="10.4226051589888" calcext:value-type="float">
            <text:p>10.4226051589888</text:p>
          </table:table-cell>
          <table:table-cell office:value-type="float" office:value="9.99579852252117" calcext:value-type="float">
            <text:p>9.99579852252117</text:p>
          </table:table-cell>
          <table:table-cell office:value-type="float" office:value="11.0400729465721" calcext:value-type="float">
            <text:p>11.0400729465721</text:p>
          </table:table-cell>
          <table:table-cell office:value-type="float" office:value="5.61069588489635" calcext:value-type="float">
            <text:p>5.61069588489635</text:p>
          </table:table-cell>
          <table:table-cell office:value-type="float" office:value="12.1209764798216" calcext:value-type="float">
            <text:p>12.1209764798216</text:p>
          </table:table-cell>
          <table:table-cell office:value-type="float" office:value="1.11572229603613" calcext:value-type="float">
            <text:p>1.11572229603613</text:p>
          </table:table-cell>
          <table:table-cell office:value-type="float" office:value="0.191851139048186" calcext:value-type="float">
            <text:p>0.191851139048186</text:p>
          </table:table-cell>
          <table:table-cell office:value-type="float" office:value="10.2373500428647" calcext:value-type="float">
            <text:p>10.2373500428647</text:p>
          </table:table-cell>
          <table:table-cell office:value-type="float" office:value="10.709449696562" calcext:value-type="float">
            <text:p>10.709449696562</text:p>
          </table:table-cell>
          <table:table-cell office:value-type="float" office:value="10.2372327125239" calcext:value-type="float">
            <text:p>10.2372327125239</text:p>
          </table:table-cell>
          <table:table-cell office:value-type="float" office:value="10.7094828101755" calcext:value-type="float">
            <text:p>10.7094828101755</text:p>
          </table:table-cell>
        </table:table-row>
        <table:table-row table:style-name="ro1">
          <table:table-cell office:value-type="float" office:value="9.99834231251266" calcext:value-type="float">
            <text:p>9.99834231251266</text:p>
          </table:table-cell>
          <table:table-cell office:value-type="float" office:value="11.2450946718888" calcext:value-type="float">
            <text:p>11.2450946718888</text:p>
          </table:table-cell>
          <table:table-cell office:value-type="float" office:value="9.98489984729718" calcext:value-type="float">
            <text:p>9.98489984729718</text:p>
          </table:table-cell>
          <table:table-cell office:value-type="float" office:value="11.1394772667919" calcext:value-type="float">
            <text:p>11.1394772667919</text:p>
          </table:table-cell>
          <table:table-cell office:value-type="float" office:value="5.59975565455502" calcext:value-type="float">
            <text:p>5.59975565455502</text:p>
          </table:table-cell>
          <table:table-cell office:value-type="float" office:value="12.2823692033122" calcext:value-type="float">
            <text:p>12.2823692033122</text:p>
          </table:table-cell>
          <table:table-cell office:value-type="float" office:value="1.61763097879714" calcext:value-type="float">
            <text:p>1.61763097879714</text:p>
          </table:table-cell>
          <table:table-cell office:value-type="float" office:value="-0.136282830349559" calcext:value-type="float">
            <text:p>-0.136282830349559</text:p>
          </table:table-cell>
          <table:table-cell office:value-type="float" office:value="10.257660621985" calcext:value-type="float">
            <text:p>10.257660621985</text:p>
          </table:table-cell>
          <table:table-cell office:value-type="float" office:value="10.9842119948759" calcext:value-type="float">
            <text:p>10.9842119948759</text:p>
          </table:table-cell>
          <table:table-cell office:value-type="float" office:value="10.2575303093661" calcext:value-type="float">
            <text:p>10.2575303093661</text:p>
          </table:table-cell>
          <table:table-cell office:value-type="float" office:value="10.9842619574267" calcext:value-type="float">
            <text:p>10.9842619574267</text:p>
          </table:table-cell>
        </table:table-row>
        <table:table-row table:style-name="ro1">
          <table:table-cell office:value-type="float" office:value="9.80643790072092" calcext:value-type="float">
            <text:p>9.80643790072092</text:p>
          </table:table-cell>
          <table:table-cell office:value-type="float" office:value="11.5485661945666" calcext:value-type="float">
            <text:p>11.5485661945666</text:p>
          </table:table-cell>
          <table:table-cell office:value-type="float" office:value="9.97300769036752" calcext:value-type="float">
            <text:p>9.97300769036752</text:p>
          </table:table-cell>
          <table:table-cell office:value-type="float" office:value="11.2387676319013" calcext:value-type="float">
            <text:p>11.2387676319013</text:p>
          </table:table-cell>
          <table:table-cell office:value-type="float" office:value="5.58439583126538" calcext:value-type="float">
            <text:p>5.58439583126538</text:p>
          </table:table-cell>
          <table:table-cell office:value-type="float" office:value="12.566246423641" calcext:value-type="float">
            <text:p>12.566246423641</text:p>
          </table:table-cell>
          <table:table-cell office:value-type="float" office:value="2.84292455744219" calcext:value-type="float">
            <text:p>2.84292455744219</text:p>
          </table:table-cell>
          <table:table-cell office:value-type="float" office:value="-0.164467805230013" calcext:value-type="float">
            <text:p>-0.164467805230013</text:p>
          </table:table-cell>
          <table:table-cell office:value-type="float" office:value="10.2642705877481" calcext:value-type="float">
            <text:p>10.2642705877481</text:p>
          </table:table-cell>
          <table:table-cell office:value-type="float" office:value="11.3338109577197" calcext:value-type="float">
            <text:p>11.3338109577197</text:p>
          </table:table-cell>
          <table:table-cell office:value-type="float" office:value="10.2641244649707" calcext:value-type="float">
            <text:p>10.2641244649707</text:p>
          </table:table-cell>
          <table:table-cell office:value-type="float" office:value="11.3338806017997" calcext:value-type="float">
            <text:p>11.3338806017997</text:p>
          </table:table-cell>
        </table:table-row>
        <table:table-row table:style-name="ro1">
          <table:table-cell office:value-type="float" office:value="9.87413133397027" calcext:value-type="float">
            <text:p>9.87413133397027</text:p>
          </table:table-cell>
          <table:table-cell office:value-type="float" office:value="11.0014244407274" calcext:value-type="float">
            <text:p>11.0014244407274</text:p>
          </table:table-cell>
          <table:table-cell office:value-type="float" office:value="9.96012324093796" calcext:value-type="float">
            <text:p>9.96012324093796</text:p>
          </table:table-cell>
          <table:table-cell office:value-type="float" office:value="11.3379341129466" calcext:value-type="float">
            <text:p>11.3379341129466</text:p>
          </table:table-cell>
          <table:table-cell office:value-type="float" office:value="5.57888308907523" calcext:value-type="float">
            <text:p>5.57888308907523</text:p>
          </table:table-cell>
          <table:table-cell office:value-type="float" office:value="12.7127624347546" calcext:value-type="float">
            <text:p>12.7127624347546</text:p>
          </table:table-cell>
          <table:table-cell office:value-type="float" office:value="1.46619684350661" calcext:value-type="float">
            <text:p>1.46619684350661</text:p>
          </table:table-cell>
          <table:table-cell office:value-type="float" office:value="-0.264829858709344" calcext:value-type="float">
            <text:p>-0.264829858709344</text:p>
          </table:table-cell>
          <table:table-cell office:value-type="float" office:value="10.2103213256959" calcext:value-type="float">
            <text:p>10.2103213256959</text:p>
          </table:table-cell>
          <table:table-cell office:value-type="float" office:value="11.2841440965699" calcext:value-type="float">
            <text:p>11.2841440965699</text:p>
          </table:table-cell>
          <table:table-cell office:value-type="float" office:value="10.2102001179339" calcext:value-type="float">
            <text:p>10.2102001179339</text:p>
          </table:table-cell>
          <table:table-cell office:value-type="float" office:value="11.284206462895" calcext:value-type="float">
            <text:p>11.284206462895</text:p>
          </table:table-cell>
        </table:table-row>
        <table:table-row table:style-name="ro1">
          <table:table-cell office:value-type="float" office:value="10.1415935111678" calcext:value-type="float">
            <text:p>10.1415935111678</text:p>
          </table:table-cell>
          <table:table-cell office:value-type="float" office:value="11.6082080244829" calcext:value-type="float">
            <text:p>11.6082080244829</text:p>
          </table:table-cell>
          <table:table-cell office:value-type="float" office:value="9.94624778744272" calcext:value-type="float">
            <text:p>9.94624778744272</text:p>
          </table:table-cell>
          <table:table-cell office:value-type="float" office:value="11.4369667933622" calcext:value-type="float">
            <text:p>11.4369667933622</text:p>
          </table:table-cell>
          <table:table-cell office:value-type="float" office:value="5.57648359682373" calcext:value-type="float">
            <text:p>5.57648359682373</text:p>
          </table:table-cell>
          <table:table-cell office:value-type="float" office:value="12.9284420848201" calcext:value-type="float">
            <text:p>12.9284420848201</text:p>
          </table:table-cell>
          <table:table-cell office:value-type="float" office:value="2.15692997140483" calcext:value-type="float">
            <text:p>2.15692997140483</text:p>
          </table:table-cell>
          <table:table-cell office:value-type="float" office:value="0.166649268103768" calcext:value-type="float">
            <text:p>0.166649268103768</text:p>
          </table:table-cell>
          <table:table-cell office:value-type="float" office:value="10.2514956711772" calcext:value-type="float">
            <text:p>10.2514956711772</text:p>
          </table:table-cell>
          <table:table-cell office:value-type="float" office:value="11.5275579501176" calcext:value-type="float">
            <text:p>11.5275579501176</text:p>
          </table:table-cell>
          <table:table-cell office:value-type="float" office:value="10.2513628576115" calcext:value-type="float">
            <text:p>10.2513628576115</text:p>
          </table:table-cell>
          <table:table-cell office:value-type="float" office:value="11.5276164842883" calcext:value-type="float">
            <text:p>11.5276164842883</text:p>
          </table:table-cell>
        </table:table-row>
        <table:table-row table:style-name="ro1">
          <table:table-cell office:value-type="float" office:value="9.94229729762756" calcext:value-type="float">
            <text:p>9.94229729762756</text:p>
          </table:table-cell>
          <table:table-cell office:value-type="float" office:value="11.7858953306909" calcext:value-type="float">
            <text:p>11.7858953306909</text:p>
          </table:table-cell>
          <table:table-cell office:value-type="float" office:value="9.93138271741559" calcext:value-type="float">
            <text:p>9.93138271741559</text:p>
          </table:table-cell>
          <table:table-cell office:value-type="float" office:value="11.5358557699626" calcext:value-type="float">
            <text:p>11.5358557699626</text:p>
          </table:table-cell>
          <table:table-cell office:value-type="float" office:value="5.57340729828214" calcext:value-type="float">
            <text:p>5.57340729828214</text:p>
          </table:table-cell>
          <table:table-cell office:value-type="float" office:value="13.039112710054" calcext:value-type="float">
            <text:p>13.039112710054</text:p>
          </table:table-cell>
          <table:table-cell office:value-type="float" office:value="1.10713372735161" calcext:value-type="float">
            <text:p>1.10713372735161</text:p>
          </table:table-cell>
          <table:table-cell office:value-type="float" office:value="-0.142100363497719" calcext:value-type="float">
            <text:p>-0.142100363497719</text:p>
          </table:table-cell>
          <table:table-cell office:value-type="float" office:value="10.237671081069" calcext:value-type="float">
            <text:p>10.237671081069</text:p>
          </table:table-cell>
          <table:table-cell office:value-type="float" office:value="11.6704305363551" calcext:value-type="float">
            <text:p>11.6704305363551</text:p>
          </table:table-cell>
          <table:table-cell office:value-type="float" office:value="10.2375449670394" calcext:value-type="float">
            <text:p>10.2375449670394</text:p>
          </table:table-cell>
          <table:table-cell office:value-type="float" office:value="11.670490554598" calcext:value-type="float">
            <text:p>11.670490554598</text:p>
          </table:table-cell>
        </table:table-row>
        <table:table-row table:style-name="ro1">
          <table:table-cell office:value-type="float" office:value="9.8550739371861" calcext:value-type="float">
            <text:p>9.8550739371861</text:p>
          </table:table-cell>
          <table:table-cell office:value-type="float" office:value="11.5932487084898" calcext:value-type="float">
            <text:p>11.5932487084898</text:p>
          </table:table-cell>
          <table:table-cell office:value-type="float" office:value="9.91552951735117" calcext:value-type="float">
            <text:p>9.91552951735117</text:p>
          </table:table-cell>
          <table:table-cell office:value-type="float" office:value="11.6345911539327" calcext:value-type="float">
            <text:p>11.6345911539327</text:p>
          </table:table-cell>
          <table:table-cell office:value-type="float" office:value="5.57240944670195" calcext:value-type="float">
            <text:p>5.57240944670195</text:p>
          </table:table-cell>
          <table:table-cell office:value-type="float" office:value="13.1125893585611" calcext:value-type="float">
            <text:p>13.1125893585611</text:p>
          </table:table-cell>
          <table:table-cell office:value-type="float" office:value="0.734834238696135" calcext:value-type="float">
            <text:p>0.734834238696135</text:p>
          </table:table-cell>
          <table:table-cell office:value-type="float" office:value="0.35334942217203" calcext:value-type="float">
            <text:p>0.35334942217203</text:p>
          </table:table-cell>
          <table:table-cell office:value-type="float" office:value="10.1924388269202" calcext:value-type="float">
            <text:p>10.1924388269202</text:p>
          </table:table-cell>
          <table:table-cell office:value-type="float" office:value="11.6676605749263" calcext:value-type="float">
            <text:p>11.6676605749263</text:p>
          </table:table-cell>
          <table:table-cell office:value-type="float" office:value="10.1923318048071" calcext:value-type="float">
            <text:p>10.1923318048071</text:p>
          </table:table-cell>
          <table:table-cell office:value-type="float" office:value="11.6677171711035" calcext:value-type="float">
            <text:p>11.6677171711035</text:p>
          </table:table-cell>
        </table:table-row>
        <table:table-row table:style-name="ro1">
          <table:table-cell office:value-type="float" office:value="9.78585042321498" calcext:value-type="float">
            <text:p>9.78585042321498</text:p>
          </table:table-cell>
          <table:table-cell office:value-type="float" office:value="11.5673983081137" calcext:value-type="float">
            <text:p>11.5673983081137</text:p>
          </table:table-cell>
          <table:table-cell office:value-type="float" office:value="9.89868977255626" calcext:value-type="float">
            <text:p>9.89868977255626</text:p>
          </table:table-cell>
          <table:table-cell office:value-type="float" office:value="11.7331630718163" calcext:value-type="float">
            <text:p>11.7331630718163</text:p>
          </table:table-cell>
          <table:table-cell office:value-type="float" office:value="5.56607130748456" calcext:value-type="float">
            <text:p>5.56607130748456</text:p>
          </table:table-cell>
          <table:table-cell office:value-type="float" office:value="13.2420615210678" calcext:value-type="float">
            <text:p>13.2420615210678</text:p>
          </table:table-cell>
          <table:table-cell office:value-type="float" office:value="1.29627207302026" calcext:value-type="float">
            <text:p>1.29627207302026</text:p>
          </table:table-cell>
          <table:table-cell office:value-type="float" office:value="0.526602282696425" calcext:value-type="float">
            <text:p>0.526602282696425</text:p>
          </table:table-cell>
          <table:table-cell office:value-type="float" office:value="10.148781756831" calcext:value-type="float">
            <text:p>10.148781756831</text:p>
          </table:table-cell>
          <table:table-cell office:value-type="float" office:value="11.6929214198739" calcext:value-type="float">
            <text:p>11.6929214198739</text:p>
          </table:table-cell>
          <table:table-cell office:value-type="float" office:value="10.1486875613842" calcext:value-type="float">
            <text:p>10.1486875613842</text:p>
          </table:table-cell>
          <table:table-cell office:value-type="float" office:value="11.6929749060348" calcext:value-type="float">
            <text:p>11.6929749060348</text:p>
          </table:table-cell>
        </table:table-row>
        <table:table-row table:style-name="ro1">
          <table:table-cell office:value-type="float" office:value="9.79597694528795" calcext:value-type="float">
            <text:p>9.79597694528795</text:p>
          </table:table-cell>
          <table:table-cell office:value-type="float" office:value="11.4033263290968" calcext:value-type="float">
            <text:p>11.4033263290968</text:p>
          </table:table-cell>
          <table:table-cell office:value-type="float" office:value="9.88086516699131" calcext:value-type="float">
            <text:p>9.88086516699131</text:p>
          </table:table-cell>
          <table:table-cell office:value-type="float" office:value="11.8315616665037" calcext:value-type="float">
            <text:p>11.8315616665037</text:p>
          </table:table-cell>
          <table:table-cell office:value-type="float" office:value="5.55856041369119" calcext:value-type="float">
            <text:p>5.55856041369119</text:p>
          </table:table-cell>
          <table:table-cell office:value-type="float" office:value="13.3157514551913" calcext:value-type="float">
            <text:p>13.3157514551913</text:p>
          </table:table-cell>
          <table:table-cell office:value-type="float" office:value="0.740717214374058" calcext:value-type="float">
            <text:p>0.740717214374058</text:p>
          </table:table-cell>
          <table:table-cell office:value-type="float" office:value="-0.0904812682818097" calcext:value-type="float">
            <text:p>-0.09048126828181</text:p>
          </table:table-cell>
          <table:table-cell office:value-type="float" office:value="10.0961982804451" calcext:value-type="float">
            <text:p>10.0961982804451</text:p>
          </table:table-cell>
          <table:table-cell office:value-type="float" office:value="11.619825774842" calcext:value-type="float">
            <text:p>11.619825774842</text:p>
          </table:table-cell>
          <table:table-cell office:value-type="float" office:value="10.0961228043835" calcext:value-type="float">
            <text:p>10.0961228043835</text:p>
          </table:table-cell>
          <table:table-cell office:value-type="float" office:value="11.6198714932886" calcext:value-type="float">
            <text:p>11.6198714932886</text:p>
          </table:table-cell>
        </table:table-row>
        <table:table-row table:style-name="ro1">
          <table:table-cell office:value-type="float" office:value="9.71327560475958" calcext:value-type="float">
            <text:p>9.71327560475958</text:p>
          </table:table-cell>
          <table:table-cell office:value-type="float" office:value="11.972215716229" calcext:value-type="float">
            <text:p>11.972215716229</text:p>
          </table:table-cell>
          <table:table-cell office:value-type="float" office:value="9.86205748310202" calcext:value-type="float">
            <text:p>9.86205748310202</text:p>
          </table:table-cell>
          <table:table-cell office:value-type="float" office:value="11.9297770982174" calcext:value-type="float">
            <text:p>11.9297770982174</text:p>
          </table:table-cell>
          <table:table-cell office:value-type="float" office:value="5.55126813159952" calcext:value-type="float">
            <text:p>5.55126813159952</text:p>
          </table:table-cell>
          <table:table-cell office:value-type="float" office:value="13.3943391190372" calcext:value-type="float">
            <text:p>13.3943391190372</text:p>
          </table:table-cell>
          <table:table-cell office:value-type="float" office:value="0.789252702678678" calcext:value-type="float">
            <text:p>0.789252702678678</text:p>
          </table:table-cell>
          <table:table-cell office:value-type="float" office:value="0.304456772983378" calcext:value-type="float">
            <text:p>0.304456772983378</text:p>
          </table:table-cell>
          <table:table-cell office:value-type="float" office:value="10.0680825807425" calcext:value-type="float">
            <text:p>10.0680825807425</text:p>
          </table:table-cell>
          <table:table-cell office:value-type="float" office:value="11.7827492748752" calcext:value-type="float">
            <text:p>11.7827492748752</text:p>
          </table:table-cell>
          <table:table-cell office:value-type="float" office:value="10.068004733393" calcext:value-type="float">
            <text:p>10.068004733393</text:p>
          </table:table-cell>
          <table:table-cell office:value-type="float" office:value="11.782796077175" calcext:value-type="float">
            <text:p>11.782796077175</text:p>
          </table:table-cell>
        </table:table-row>
        <table:table-row table:style-name="ro1">
          <table:table-cell office:value-type="float" office:value="9.98997871066706" calcext:value-type="float">
            <text:p>9.98997871066706</text:p>
          </table:table-cell>
          <table:table-cell office:value-type="float" office:value="11.7210911614269" calcext:value-type="float">
            <text:p>11.7210911614269</text:p>
          </table:table-cell>
          <table:table-cell office:value-type="float" office:value="9.84226860164111" calcext:value-type="float">
            <text:p>9.84226860164111</text:p>
          </table:table-cell>
          <table:table-cell office:value-type="float" office:value="12.0277995454962" calcext:value-type="float">
            <text:p>12.0277995454962</text:p>
          </table:table-cell>
          <table:table-cell office:value-type="float" office:value="5.54062918499517" calcext:value-type="float">
            <text:p>5.54062918499517</text:p>
          </table:table-cell>
          <table:table-cell office:value-type="float" office:value="13.4804174847402" calcext:value-type="float">
            <text:p>13.4804174847402</text:p>
          </table:table-cell>
          <table:table-cell office:value-type="float" office:value="0.867333397659385" calcext:value-type="float">
            <text:p>0.867333397659385</text:p>
          </table:table-cell>
          <table:table-cell office:value-type="float" office:value="-0.289970177011683" calcext:value-type="float">
            <text:p>-0.289970177011683</text:p>
          </table:table-cell>
          <table:table-cell office:value-type="float" office:value="10.0602682627313" calcext:value-type="float">
            <text:p>10.0602682627313</text:p>
          </table:table-cell>
          <table:table-cell office:value-type="float" office:value="11.8123275447499" calcext:value-type="float">
            <text:p>11.8123275447499</text:p>
          </table:table-cell>
          <table:table-cell office:value-type="float" office:value="10.060195075976" calcext:value-type="float">
            <text:p>10.060195075976</text:p>
          </table:table-cell>
          <table:table-cell office:value-type="float" office:value="11.812362089897" calcext:value-type="float">
            <text:p>11.812362089897</text:p>
          </table:table-cell>
        </table:table-row>
        <table:table-row table:style-name="ro1">
          <table:table-cell office:value-type="float" office:value="9.37762508003944" calcext:value-type="float">
            <text:p>9.37762508003944</text:p>
          </table:table-cell>
          <table:table-cell office:value-type="float" office:value="12.4602451641158" calcext:value-type="float">
            <text:p>12.4602451641158</text:p>
          </table:table-cell>
          <table:table-cell office:value-type="float" office:value="9.82150050148023" calcext:value-type="float">
            <text:p>9.82150050148023</text:p>
          </table:table-cell>
          <table:table-cell office:value-type="float" office:value="12.125619206177" calcext:value-type="float">
            <text:p>12.125619206177</text:p>
          </table:table-cell>
          <table:table-cell office:value-type="float" office:value="5.52970009033323" calcext:value-type="float">
            <text:p>5.52970009033323</text:p>
          </table:table-cell>
          <table:table-cell office:value-type="float" office:value="13.596372333545" calcext:value-type="float">
            <text:p>13.596372333545</text:p>
          </table:table-cell>
          <table:table-cell office:value-type="float" office:value="1.16468760066618" calcext:value-type="float">
            <text:p>1.16468760066618</text:p>
          </table:table-cell>
          <table:table-cell office:value-type="float" office:value="0.503935773390021" calcext:value-type="float">
            <text:p>0.503935773390021</text:p>
          </table:table-cell>
          <table:table-cell office:value-type="float" office:value="10.0063632410176" calcext:value-type="float">
            <text:p>10.0063632410176</text:p>
          </table:table-cell>
          <table:table-cell office:value-type="float" office:value="12.1021350129133" calcext:value-type="float">
            <text:p>12.1021350129133</text:p>
          </table:table-cell>
          <table:table-cell office:value-type="float" office:value="10.0062797651058" calcext:value-type="float">
            <text:p>10.0062797651058</text:p>
          </table:table-cell>
          <table:table-cell office:value-type="float" office:value="12.1021833247697" calcext:value-type="float">
            <text:p>12.1021833247697</text:p>
          </table:table-cell>
        </table:table-row>
        <table:table-row table:style-name="ro1">
          <table:table-cell office:value-type="float" office:value="9.90532369460737" calcext:value-type="float">
            <text:p>9.90532369460737</text:p>
          </table:table-cell>
          <table:table-cell office:value-type="float" office:value="12.1978224319821" calcext:value-type="float">
            <text:p>12.1978224319821</text:p>
          </table:table-cell>
          <table:table-cell office:value-type="float" office:value="9.7997552594121" calcext:value-type="float">
            <text:p>9.7997552594121</text:p>
          </table:table-cell>
          <table:table-cell office:value-type="float" office:value="12.2232262983753" calcext:value-type="float">
            <text:p>12.2232262983753</text:p>
          </table:table-cell>
          <table:table-cell office:value-type="float" office:value="5.5143734551546" calcext:value-type="float">
            <text:p>5.5143734551546</text:p>
          </table:table-cell>
          <table:table-cell office:value-type="float" office:value="13.7017966874589" calcext:value-type="float">
            <text:p>13.7017966874589</text:p>
          </table:table-cell>
          <table:table-cell office:value-type="float" office:value="1.06532624787296" calcext:value-type="float">
            <text:p>1.06532624787296</text:p>
          </table:table-cell>
          <table:table-cell office:value-type="float" office:value="-0.0426170141592915" calcext:value-type="float">
            <text:p>-0.042617014159292</text:p>
          </table:table-cell>
          <table:table-cell office:value-type="float" office:value="9.99912679693089" calcext:value-type="float">
            <text:p>9.99912679693089</text:p>
          </table:table-cell>
          <table:table-cell office:value-type="float" office:value="12.202028201534" calcext:value-type="float">
            <text:p>12.202028201534</text:p>
          </table:table-cell>
          <table:table-cell office:value-type="float" office:value="9.99904357225235" calcext:value-type="float">
            <text:p>9.99904357225235</text:p>
          </table:table-cell>
          <table:table-cell office:value-type="float" office:value="12.2020643205145" calcext:value-type="float">
            <text:p>12.2020643205145</text:p>
          </table:table-cell>
        </table:table-row>
        <table:table-row table:style-name="ro1">
          <table:table-cell office:value-type="float" office:value="9.78508363117276" calcext:value-type="float">
            <text:p>9.78508363117276</text:p>
          </table:table-cell>
          <table:table-cell office:value-type="float" office:value="12.5896157838225" calcext:value-type="float">
            <text:p>12.5896157838225</text:p>
          </table:table-cell>
          <table:table-cell office:value-type="float" office:value="9.77703504994279" calcext:value-type="float">
            <text:p>9.77703504994279</text:p>
          </table:table-cell>
          <table:table-cell office:value-type="float" office:value="12.3206110614631" calcext:value-type="float">
            <text:p>12.3206110614631</text:p>
          </table:table-cell>
          <table:table-cell office:value-type="float" office:value="5.49493562173231" calcext:value-type="float">
            <text:p>5.49493562173231</text:p>
          </table:table-cell>
          <table:table-cell office:value-type="float" office:value="13.8396230686" calcext:value-type="float">
            <text:p>13.8396230686</text:p>
          </table:table-cell>
          <table:table-cell office:value-type="float" office:value="1.39190303924522" calcext:value-type="float">
            <text:p>1.39190303924522</text:p>
          </table:table-cell>
          <table:table-cell office:value-type="float" office:value="-0.0514141551505933" calcext:value-type="float">
            <text:p>-0.051414155150593</text:p>
          </table:table-cell>
          <table:table-cell office:value-type="float" office:value="9.98587197618498" calcext:value-type="float">
            <text:p>9.98587197618498</text:p>
          </table:table-cell>
          <table:table-cell office:value-type="float" office:value="12.4276127001552" calcext:value-type="float">
            <text:p>12.4276127001552</text:p>
          </table:table-cell>
          <table:table-cell office:value-type="float" office:value="9.98578065818539" calcext:value-type="float">
            <text:p>9.98578065818539</text:p>
          </table:table-cell>
          <table:table-cell office:value-type="float" office:value="12.4276451026744" calcext:value-type="float">
            <text:p>12.4276451026744</text:p>
          </table:table-cell>
        </table:table-row>
        <table:table-row table:style-name="ro1">
          <table:table-cell office:value-type="float" office:value="9.33192410274768" calcext:value-type="float">
            <text:p>9.33192410274768</text:p>
          </table:table-cell>
          <table:table-cell office:value-type="float" office:value="12.7934679882111" calcext:value-type="float">
            <text:p>12.7934679882111</text:p>
          </table:table-cell>
          <table:table-cell office:value-type="float" office:value="9.75334214507432" calcext:value-type="float">
            <text:p>9.75334214507432</text:p>
          </table:table-cell>
          <table:table-cell office:value-type="float" office:value="12.4177637570453" calcext:value-type="float">
            <text:p>12.4177637570453</text:p>
          </table:table-cell>
          <table:table-cell office:value-type="float" office:value="5.47749672125457" calcext:value-type="float">
            <text:p>5.47749672125457</text:p>
          </table:table-cell>
          <table:table-cell office:value-type="float" office:value="13.968047282763" calcext:value-type="float">
            <text:p>13.968047282763</text:p>
          </table:table-cell>
          <table:table-cell office:value-type="float" office:value="1.29602831887499" calcext:value-type="float">
            <text:p>1.29602831887499</text:p>
          </table:table-cell>
          <table:table-cell office:value-type="float" office:value="0.343159849798096" calcext:value-type="float">
            <text:p>0.343159849798096</text:p>
          </table:table-cell>
          <table:table-cell office:value-type="float" office:value="9.91963191203683" calcext:value-type="float">
            <text:p>9.91963191203683</text:p>
          </table:table-cell>
          <table:table-cell office:value-type="float" office:value="12.6334584511365" calcext:value-type="float">
            <text:p>12.6334584511365</text:p>
          </table:table-cell>
          <table:table-cell office:value-type="float" office:value="9.91953833924766" calcext:value-type="float">
            <text:p>9.91953833924766</text:p>
          </table:table-cell>
          <table:table-cell office:value-type="float" office:value="12.6334990565194" calcext:value-type="float">
            <text:p>12.6334990565194</text:p>
          </table:table-cell>
        </table:table-row>
        <table:table-row table:style-name="ro1">
          <table:table-cell office:value-type="float" office:value="9.30295094484889" calcext:value-type="float">
            <text:p>9.30295094484889</text:p>
          </table:table-cell>
          <table:table-cell office:value-type="float" office:value="12.6498737524593" calcext:value-type="float">
            <text:p>12.6498737524593</text:p>
          </table:table-cell>
          <table:table-cell office:value-type="float" office:value="9.72867891407743" calcext:value-type="float">
            <text:p>9.72867891407743</text:p>
          </table:table-cell>
          <table:table-cell office:value-type="float" office:value="12.5146746699334" calcext:value-type="float">
            <text:p>12.5146746699334</text:p>
          </table:table-cell>
          <table:table-cell office:value-type="float" office:value="5.47176525824017" calcext:value-type="float">
            <text:p>5.47176525824017</text:p>
          </table:table-cell>
          <table:table-cell office:value-type="float" office:value="14.0015807706707" calcext:value-type="float">
            <text:p>14.0015807706707</text:p>
          </table:table-cell>
          <table:table-cell office:value-type="float" office:value="0.340197660124151" calcext:value-type="float">
            <text:p>0.340197660124151</text:p>
          </table:table-cell>
          <table:table-cell office:value-type="float" office:value="0.155384137896135" calcext:value-type="float">
            <text:p>0.155384137896135</text:p>
          </table:table-cell>
          <table:table-cell office:value-type="float" office:value="9.84988443263194" calcext:value-type="float">
            <text:p>9.84988443263194</text:p>
          </table:table-cell>
          <table:table-cell office:value-type="float" office:value="12.65465706533" calcext:value-type="float">
            <text:p>12.65465706533</text:p>
          </table:table-cell>
          <table:table-cell office:value-type="float" office:value="9.84980215589924" calcext:value-type="float">
            <text:p>9.84980215589924</text:p>
          </table:table-cell>
          <table:table-cell office:value-type="float" office:value="12.6546995137111" calcext:value-type="float">
            <text:p>12.6546995137111</text:p>
          </table:table-cell>
        </table:table-row>
        <table:table-row table:style-name="ro1">
          <table:table-cell office:value-type="float" office:value="9.69021783183785" calcext:value-type="float">
            <text:p>9.69021783183785</text:p>
          </table:table-cell>
          <table:table-cell office:value-type="float" office:value="12.7877474278436" calcext:value-type="float">
            <text:p>12.7877474278436</text:p>
          </table:table-cell>
          <table:table-cell office:value-type="float" office:value="9.70304782325468" calcext:value-type="float">
            <text:p>9.70304782325468</text:p>
          </table:table-cell>
          <table:table-cell office:value-type="float" office:value="12.6113341091167" calcext:value-type="float">
            <text:p>12.6113341091167</text:p>
          </table:table-cell>
          <table:table-cell office:value-type="float" office:value="5.45003246780271" calcext:value-type="float">
            <text:p>5.45003246780271</text:p>
          </table:table-cell>
          <table:table-cell office:value-type="float" office:value="14.1178276171594" calcext:value-type="float">
            <text:p>14.1178276171594</text:p>
          </table:table-cell>
          <table:table-cell office:value-type="float" office:value="1.18260912810467" calcext:value-type="float">
            <text:p>1.18260912810467</text:p>
          </table:table-cell>
          <table:table-cell office:value-type="float" office:value="-0.154808446334433" calcext:value-type="float">
            <text:p>-0.154808446334433</text:p>
          </table:table-cell>
          <table:table-cell office:value-type="float" office:value="9.83007833637734" calcext:value-type="float">
            <text:p>9.83007833637734</text:p>
          </table:table-cell>
          <table:table-cell office:value-type="float" office:value="12.7773571018159" calcext:value-type="float">
            <text:p>12.7773571018159</text:p>
          </table:table-cell>
          <table:table-cell office:value-type="float" office:value="9.82999602024407" calcext:value-type="float">
            <text:p>9.82999602024407</text:p>
          </table:table-cell>
          <table:table-cell office:value-type="float" office:value="12.7773883224659" calcext:value-type="float">
            <text:p>12.7773883224659</text:p>
          </table:table-cell>
        </table:table-row>
        <table:table-row table:style-name="ro1">
          <table:table-cell office:value-type="float" office:value="9.75924503020524" calcext:value-type="float">
            <text:p>9.75924503020524</text:p>
          </table:table-cell>
          <table:table-cell office:value-type="float" office:value="12.9824390403276" calcext:value-type="float">
            <text:p>12.9824390403276</text:p>
          </table:table-cell>
          <table:table-cell office:value-type="float" office:value="9.67645143569378" calcext:value-type="float">
            <text:p>9.67645143569378</text:p>
          </table:table-cell>
          <table:table-cell office:value-type="float" office:value="12.707732408732" calcext:value-type="float">
            <text:p>12.707732408732</text:p>
          </table:table-cell>
          <table:table-cell office:value-type="float" office:value="5.42724843247075" calcext:value-type="float">
            <text:p>5.42724843247075</text:p>
          </table:table-cell>
          <table:table-cell office:value-type="float" office:value="14.2510856351857" calcext:value-type="float">
            <text:p>14.2510856351857</text:p>
          </table:table-cell>
          <table:table-cell office:value-type="float" office:value="1.35191758751476" calcext:value-type="float">
            <text:p>1.35191758751476</text:p>
          </table:table-cell>
          <table:table-cell office:value-type="float" office:value="-0.105045993127478" calcext:value-type="float">
            <text:p>-0.105045993127478</text:p>
          </table:table-cell>
          <table:table-cell office:value-type="float" office:value="9.82175185922057" calcext:value-type="float">
            <text:p>9.82175185922057</text:p>
          </table:table-cell>
          <table:table-cell office:value-type="float" office:value="12.9380073924006" calcext:value-type="float">
            <text:p>12.9380073924006</text:p>
          </table:table-cell>
          <table:table-cell office:value-type="float" office:value="9.82166682227698" calcext:value-type="float">
            <text:p>9.82166682227698</text:p>
          </table:table-cell>
          <table:table-cell office:value-type="float" office:value="12.9380292144817" calcext:value-type="float">
            <text:p>12.9380292144817</text:p>
          </table:table-cell>
        </table:table-row>
        <table:table-row table:style-name="ro1">
          <table:table-cell office:value-type="float" office:value="10.0494252521722" calcext:value-type="float">
            <text:p>10.0494252521722</text:p>
          </table:table-cell>
          <table:table-cell office:value-type="float" office:value="12.5128259046636" calcext:value-type="float">
            <text:p>12.5128259046636</text:p>
          </table:table-cell>
          <table:table-cell office:value-type="float" office:value="9.64889241101133" calcext:value-type="float">
            <text:p>9.64889241101133</text:p>
          </table:table-cell>
          <table:table-cell office:value-type="float" office:value="12.8038599290295" calcext:value-type="float">
            <text:p>12.8038599290295</text:p>
          </table:table-cell>
          <table:table-cell office:value-type="float" office:value="5.39598313371126" calcext:value-type="float">
            <text:p>5.39598313371126</text:p>
          </table:table-cell>
          <table:table-cell office:value-type="float" office:value="14.446269108652" calcext:value-type="float">
            <text:p>14.446269108652</text:p>
          </table:table-cell>
          <table:table-cell office:value-type="float" office:value="1.9767171578375" calcext:value-type="float">
            <text:p>1.9767171578375</text:p>
          </table:table-cell>
          <table:table-cell office:value-type="float" office:value="0.772289184617304" calcext:value-type="float">
            <text:p>0.772289184617304</text:p>
          </table:table-cell>
          <table:table-cell office:value-type="float" office:value="9.85043523146323" calcext:value-type="float">
            <text:p>9.85043523146323</text:p>
          </table:table-cell>
          <table:table-cell office:value-type="float" office:value="12.9056868370493" calcext:value-type="float">
            <text:p>12.9056868370493</text:p>
          </table:table-cell>
          <table:table-cell office:value-type="float" office:value="9.85035879508828" calcext:value-type="float">
            <text:p>9.85035879508828</text:p>
          </table:table-cell>
          <table:table-cell office:value-type="float" office:value="12.9056954010513" calcext:value-type="float">
            <text:p>12.9056954010513</text:p>
          </table:table-cell>
        </table:table-row>
        <table:table-row table:style-name="ro1">
          <table:table-cell office:value-type="float" office:value="9.57348040236961" calcext:value-type="float">
            <text:p>9.57348040236961</text:p>
          </table:table-cell>
          <table:table-cell office:value-type="float" office:value="12.5858465645742" calcext:value-type="float">
            <text:p>12.5858465645742</text:p>
          </table:table-cell>
          <table:table-cell office:value-type="float" office:value="9.62037350508683" calcext:value-type="float">
            <text:p>9.62037350508683</text:p>
          </table:table-cell>
          <table:table-cell office:value-type="float" office:value="12.8997070573374" calcext:value-type="float">
            <text:p>12.8997070573374</text:p>
          </table:table-cell>
          <table:table-cell office:value-type="float" office:value="5.36445643632912" calcext:value-type="float">
            <text:p>5.36445643632912</text:p>
          </table:table-cell>
          <table:table-cell office:value-type="float" office:value="14.5773307101841" calcext:value-type="float">
            <text:p>14.5773307101841</text:p>
          </table:table-cell>
          <table:table-cell office:value-type="float" office:value="1.34800133694199" calcext:value-type="float">
            <text:p>1.34800133694199</text:p>
          </table:table-cell>
          <table:table-cell office:value-type="float" office:value="-0.0145918490059402" calcext:value-type="float">
            <text:p>-0.01459184900594</text:p>
          </table:table-cell>
          <table:table-cell office:value-type="float" office:value="9.81329181400185" calcext:value-type="float">
            <text:p>9.81329181400185</text:p>
          </table:table-cell>
          <table:table-cell office:value-type="float" office:value="12.8748198407684" calcext:value-type="float">
            <text:p>12.8748198407684</text:p>
          </table:table-cell>
          <table:table-cell office:value-type="float" office:value="9.81322504213226" calcext:value-type="float">
            <text:p>9.81322504213226</text:p>
          </table:table-cell>
          <table:table-cell office:value-type="float" office:value="12.8748307447435" calcext:value-type="float">
            <text:p>12.8748307447435</text:p>
          </table:table-cell>
        </table:table-row>
        <table:table-row table:style-name="ro1">
          <table:table-cell office:value-type="float" office:value="9.56752574055894" calcext:value-type="float">
            <text:p>9.56752574055894</text:p>
          </table:table-cell>
          <table:table-cell office:value-type="float" office:value="13.1187897033836" calcext:value-type="float">
            <text:p>13.1187897033836</text:p>
          </table:table-cell>
          <table:table-cell office:value-type="float" office:value="9.5908975697871" calcext:value-type="float">
            <text:p>9.5908975697871</text:p>
          </table:table-cell>
          <table:table-cell office:value-type="float" office:value="12.9952642090227" calcext:value-type="float">
            <text:p>12.9952642090227</text:p>
          </table:table-cell>
          <table:table-cell office:value-type="float" office:value="5.36599591043104" calcext:value-type="float">
            <text:p>5.36599591043104</text:p>
          </table:table-cell>
          <table:table-cell office:value-type="float" office:value="14.5708895473611" calcext:value-type="float">
            <text:p>14.5708895473611</text:p>
          </table:table-cell>
          <table:table-cell office:value-type="float" office:value="-0.0662257948406888" calcext:value-type="float">
            <text:p>-0.066225794840689</text:p>
          </table:table-cell>
          <table:table-cell office:value-type="float" office:value="0.308075436792106" calcext:value-type="float">
            <text:p>0.308075436792106</text:p>
          </table:table-cell>
          <table:table-cell office:value-type="float" office:value="9.7825868405748" calcext:value-type="float">
            <text:p>9.7825868405748</text:p>
          </table:table-cell>
          <table:table-cell office:value-type="float" office:value="12.9637003353385" calcext:value-type="float">
            <text:p>12.9637003353385</text:p>
          </table:table-cell>
          <table:table-cell office:value-type="float" office:value="9.78252271767955" calcext:value-type="float">
            <text:p>9.78252271767955</text:p>
          </table:table-cell>
          <table:table-cell office:value-type="float" office:value="12.9637112912364" calcext:value-type="float">
            <text:p>12.9637112912364</text:p>
          </table:table-cell>
        </table:table-row>
        <table:table-row table:style-name="ro1">
          <table:table-cell office:value-type="float" office:value="9.24149116522128" calcext:value-type="float">
            <text:p>9.24149116522128</text:p>
          </table:table-cell>
          <table:table-cell office:value-type="float" office:value="12.9060428290784" calcext:value-type="float">
            <text:p>12.9060428290784</text:p>
          </table:table-cell>
          <table:table-cell office:value-type="float" office:value="9.56046755268112" calcext:value-type="float">
            <text:p>9.56046755268112</text:p>
          </table:table-cell>
          <table:table-cell office:value-type="float" office:value="13.0905218284498" calcext:value-type="float">
            <text:p>13.0905218284498</text:p>
          </table:table-cell>
          <table:table-cell office:value-type="float" office:value="5.34956797688547" calcext:value-type="float">
            <text:p>5.34956797688547</text:p>
          </table:table-cell>
          <table:table-cell office:value-type="float" office:value="14.6313252359894" calcext:value-type="float">
            <text:p>14.6313252359894</text:p>
          </table:table-cell>
          <table:table-cell office:value-type="float" office:value="0.626286632506284" calcext:value-type="float">
            <text:p>0.626286632506284</text:p>
          </table:table-cell>
          <table:table-cell office:value-type="float" office:value="-0.162681348894278" calcext:value-type="float">
            <text:p>-0.162681348894278</text:p>
          </table:table-cell>
          <table:table-cell office:value-type="float" office:value="9.71823347394674" calcext:value-type="float">
            <text:p>9.71823347394674</text:p>
          </table:table-cell>
          <table:table-cell office:value-type="float" office:value="12.991192561504" calcext:value-type="float">
            <text:p>12.991192561504</text:p>
          </table:table-cell>
          <table:table-cell office:value-type="float" office:value="9.71817453747721" calcext:value-type="float">
            <text:p>9.71817453747721</text:p>
          </table:table-cell>
          <table:table-cell office:value-type="float" office:value="12.9912100785789" calcext:value-type="float">
            <text:p>12.9912100785789</text:p>
          </table:table-cell>
        </table:table-row>
        <table:table-row table:style-name="ro1">
          <table:table-cell office:value-type="float" office:value="9.26633632250445" calcext:value-type="float">
            <text:p>9.26633632250445</text:p>
          </table:table-cell>
          <table:table-cell office:value-type="float" office:value="13.5428108436088" calcext:value-type="float">
            <text:p>13.5428108436088</text:p>
          </table:table-cell>
          <table:table-cell office:value-type="float" office:value="9.52908649674523" calcext:value-type="float">
            <text:p>9.52908649674523</text:p>
          </table:table-cell>
          <table:table-cell office:value-type="float" office:value="13.1854703899363" calcext:value-type="float">
            <text:p>13.1854703899363</text:p>
          </table:table-cell>
          <table:table-cell office:value-type="float" office:value="5.30129690915754" calcext:value-type="float">
            <text:p>5.30129690915754</text:p>
          </table:table-cell>
          <table:table-cell office:value-type="float" office:value="14.8210474329668" calcext:value-type="float">
            <text:p>14.8210474329668</text:p>
          </table:table-cell>
          <table:table-cell office:value-type="float" office:value="1.95766718329511" calcext:value-type="float">
            <text:p>1.95766718329511</text:p>
          </table:table-cell>
          <table:table-cell office:value-type="float" office:value="0.0448530378890514" calcext:value-type="float">
            <text:p>0.044853037889051</text:p>
          </table:table-cell>
          <table:table-cell office:value-type="float" office:value="9.64179836790402" calcext:value-type="float">
            <text:p>9.64179836790402</text:p>
          </table:table-cell>
          <table:table-cell office:value-type="float" office:value="13.3257868369594" calcext:value-type="float">
            <text:p>13.3257868369594</text:p>
          </table:table-cell>
          <table:table-cell office:value-type="float" office:value="9.64172482853393" calcext:value-type="float">
            <text:p>9.64172482853393</text:p>
          </table:table-cell>
          <table:table-cell office:value-type="float" office:value="13.3258034224593" calcext:value-type="float">
            <text:p>13.3258034224593</text:p>
          </table:table-cell>
        </table:table-row>
        <table:table-row table:style-name="ro1">
          <table:table-cell office:value-type="float" office:value="9.55954467058283" calcext:value-type="float">
            <text:p>9.55954467058283</text:p>
          </table:table-cell>
          <table:table-cell office:value-type="float" office:value="12.9272571359915" calcext:value-type="float">
            <text:p>12.9272571359915</text:p>
          </table:table-cell>
          <table:table-cell office:value-type="float" office:value="9.49675754005888" calcext:value-type="float">
            <text:p>9.49675754005888</text:p>
          </table:table-cell>
          <table:table-cell office:value-type="float" office:value="13.280100398705" calcext:value-type="float">
            <text:p>13.280100398705</text:p>
          </table:table-cell>
          <table:table-cell office:value-type="float" office:value="5.2523385071027" calcext:value-type="float">
            <text:p>5.2523385071027</text:p>
          </table:table-cell>
          <table:table-cell office:value-type="float" office:value="15.0099218454496" calcext:value-type="float">
            <text:p>15.0099218454496</text:p>
          </table:table-cell>
          <table:table-cell office:value-type="float" office:value="1.95116551892713" calcext:value-type="float">
            <text:p>1.95116551892713</text:p>
          </table:table-cell>
          <table:table-cell office:value-type="float" office:value="0.266194371132334" calcext:value-type="float">
            <text:p>0.266194371132334</text:p>
          </table:table-cell>
          <table:table-cell office:value-type="float" office:value="9.62772461471359" calcext:value-type="float">
            <text:p>9.62772461471359</text:p>
          </table:table-cell>
          <table:table-cell office:value-type="float" office:value="13.3043113669847" calcext:value-type="float">
            <text:p>13.3043113669847</text:p>
          </table:table-cell>
          <table:table-cell office:value-type="float" office:value="9.62765905581738" calcext:value-type="float">
            <text:p>9.62765905581738</text:p>
          </table:table-cell>
          <table:table-cell office:value-type="float" office:value="13.3043222741383" calcext:value-type="float">
            <text:p>13.3043222741383</text:p>
          </table:table-cell>
        </table:table-row>
        <table:table-row table:style-name="ro1">
          <table:table-cell office:value-type="float" office:value="9.64196266925635" calcext:value-type="float">
            <text:p>9.64196266925635</text:p>
          </table:table-cell>
          <table:table-cell office:value-type="float" office:value="13.5715860808662" calcext:value-type="float">
            <text:p>13.5715860808662</text:p>
          </table:table-cell>
          <table:table-cell office:value-type="float" office:value="9.4634839154908" calcext:value-type="float">
            <text:p>9.4634839154908</text:p>
          </table:table-cell>
          <table:table-cell office:value-type="float" office:value="13.374402391834" calcext:value-type="float">
            <text:p>13.374402391834</text:p>
          </table:table-cell>
          <table:table-cell office:value-type="float" office:value="5.25930120010802" calcext:value-type="float">
            <text:p>5.25930120010802</text:p>
          </table:table-cell>
          <table:table-cell office:value-type="float" office:value="14.985731011386" calcext:value-type="float">
            <text:p>14.985731011386</text:p>
          </table:table-cell>
          <table:table-cell office:value-type="float" office:value="-0.251729129537989" calcext:value-type="float">
            <text:p>-0.251729129537989</text:p>
          </table:table-cell>
          <table:table-cell office:value-type="float" office:value="-0.0890644389725701" calcext:value-type="float">
            <text:p>-0.08906443897257</text:p>
          </table:table-cell>
          <table:table-cell office:value-type="float" office:value="9.62417641648898" calcext:value-type="float">
            <text:p>9.62417641648898</text:p>
          </table:table-cell>
          <table:table-cell office:value-type="float" office:value="13.3858638557945" calcext:value-type="float">
            <text:p>13.3858638557945</text:p>
          </table:table-cell>
          <table:table-cell office:value-type="float" office:value="9.62411442258489" calcext:value-type="float">
            <text:p>9.62411442258489</text:p>
          </table:table-cell>
          <table:table-cell office:value-type="float" office:value="13.3858676001894" calcext:value-type="float">
            <text:p>13.3858676001894</text:p>
          </table:table-cell>
        </table:table-row>
        <table:table-row table:style-name="ro1">
          <table:table-cell office:value-type="float" office:value="8.96708718504757" calcext:value-type="float">
            <text:p>8.96708718504757</text:p>
          </table:table-cell>
          <table:table-cell office:value-type="float" office:value="13.6978646054552" calcext:value-type="float">
            <text:p>13.6978646054552</text:p>
          </table:table-cell>
          <table:table-cell office:value-type="float" office:value="9.42926895037571" calcext:value-type="float">
            <text:p>9.42926895037571</text:p>
          </table:table-cell>
          <table:table-cell office:value-type="float" office:value="13.4683669392026" calcext:value-type="float">
            <text:p>13.4683669392026</text:p>
          </table:table-cell>
          <table:table-cell office:value-type="float" office:value="5.21052487428361" calcext:value-type="float">
            <text:p>5.21052487428361</text:p>
          </table:table-cell>
          <table:table-cell office:value-type="float" office:value="15.1610569327155" calcext:value-type="float">
            <text:p>15.1610569327155</text:p>
          </table:table-cell>
          <table:table-cell office:value-type="float" office:value="1.81984363754019" calcext:value-type="float">
            <text:p>1.81984363754019</text:p>
          </table:table-cell>
          <table:table-cell office:value-type="float" office:value="0.089641178035564" calcext:value-type="float">
            <text:p>0.089641178035564</text:p>
          </table:table-cell>
          <table:table-cell office:value-type="float" office:value="9.52256042663185" calcext:value-type="float">
            <text:p>9.52256042663185</text:p>
          </table:table-cell>
          <table:table-cell office:value-type="float" office:value="13.6337335933556" calcext:value-type="float">
            <text:p>13.6337335933556</text:p>
          </table:table-cell>
          <table:table-cell office:value-type="float" office:value="9.5224896770163" calcext:value-type="float">
            <text:p>9.5224896770163</text:p>
          </table:table-cell>
          <table:table-cell office:value-type="float" office:value="13.6337443722703" calcext:value-type="float">
            <text:p>13.6337443722703</text:p>
          </table:table-cell>
        </table:table-row>
        <table:table-row table:style-name="ro1">
          <table:table-cell office:value-type="float" office:value="9.61074328969721" calcext:value-type="float">
            <text:p>9.61074328969721</text:p>
          </table:table-cell>
          <table:table-cell office:value-type="float" office:value="13.756808227333" calcext:value-type="float">
            <text:p>13.756808227333</text:p>
          </table:table-cell>
          <table:table-cell office:value-type="float" office:value="9.39411606618161" calcext:value-type="float">
            <text:p>9.39411606618161</text:p>
          </table:table-cell>
          <table:table-cell office:value-type="float" office:value="13.5619846444342" calcext:value-type="float">
            <text:p>13.5619846444342</text:p>
          </table:table-cell>
          <table:table-cell office:value-type="float" office:value="5.15938091289691" calcext:value-type="float">
            <text:p>5.15938091289691</text:p>
          </table:table-cell>
          <table:table-cell office:value-type="float" office:value="15.3387104191011" calcext:value-type="float">
            <text:p>15.3387104191011</text:p>
          </table:table-cell>
          <table:table-cell office:value-type="float" office:value="1.84868780520905" calcext:value-type="float">
            <text:p>1.84868780520905</text:p>
          </table:table-cell>
          <table:table-cell office:value-type="float" office:value="-0.0229604928928938" calcext:value-type="float">
            <text:p>-0.022960492892894</text:p>
          </table:table-cell>
          <table:table-cell office:value-type="float" office:value="9.51074879563836" calcext:value-type="float">
            <text:p>9.51074879563836</text:p>
          </table:table-cell>
          <table:table-cell office:value-type="float" office:value="13.7909879582812" calcext:value-type="float">
            <text:p>13.7909879582812</text:p>
          </table:table-cell>
          <table:table-cell office:value-type="float" office:value="9.51067661375715" calcext:value-type="float">
            <text:p>9.51067661375715</text:p>
          </table:table-cell>
          <table:table-cell office:value-type="float" office:value="13.7909889009525" calcext:value-type="float">
            <text:p>13.7909889009525</text:p>
          </table:table-cell>
        </table:table-row>
        <table:table-row table:style-name="ro1">
          <table:table-cell office:value-type="float" office:value="9.47878378776089" calcext:value-type="float">
            <text:p>9.47878378776089</text:p>
          </table:table-cell>
          <table:table-cell office:value-type="float" office:value="13.4252570675311" calcext:value-type="float">
            <text:p>13.4252570675311</text:p>
          </table:table-cell>
          <table:table-cell office:value-type="float" office:value="9.35802877816763" calcext:value-type="float">
            <text:p>9.35802877816763</text:p>
          </table:table-cell>
          <table:table-cell office:value-type="float" office:value="13.6552461458364" calcext:value-type="float">
            <text:p>13.6552461458364</text:p>
          </table:table-cell>
          <table:table-cell office:value-type="float" office:value="5.11124380086951" calcext:value-type="float">
            <text:p>5.11124380086951</text:p>
          </table:table-cell>
          <table:table-cell office:value-type="float" office:value="15.5073750447071" calcext:value-type="float">
            <text:p>15.5073750447071</text:p>
          </table:table-cell>
          <table:table-cell office:value-type="float" office:value="1.75399365692011" calcext:value-type="float">
            <text:p>1.75399365692011</text:p>
          </table:table-cell>
          <table:table-cell office:value-type="float" office:value="-0.0277444382289135" calcext:value-type="float">
            <text:p>-0.027744438228914</text:p>
          </table:table-cell>
          <table:table-cell office:value-type="float" office:value="9.50273566140554" calcext:value-type="float">
            <text:p>9.50273566140554</text:p>
          </table:table-cell>
          <table:table-cell office:value-type="float" office:value="13.7684351404175" calcext:value-type="float">
            <text:p>13.7684351404175</text:p>
          </table:table-cell>
          <table:table-cell office:value-type="float" office:value="9.50267133372237" calcext:value-type="float">
            <text:p>9.50267133372237</text:p>
          </table:table-cell>
          <table:table-cell office:value-type="float" office:value="13.7684345948301" calcext:value-type="float">
            <text:p>13.7684345948301</text:p>
          </table:table-cell>
        </table:table-row>
        <table:table-row table:style-name="ro1">
          <table:table-cell office:value-type="float" office:value="9.39748734162482" calcext:value-type="float">
            <text:p>9.39748734162482</text:p>
          </table:table-cell>
          <table:table-cell office:value-type="float" office:value="13.7144946015408" calcext:value-type="float">
            <text:p>13.7144946015408</text:p>
          </table:table-cell>
          <table:table-cell office:value-type="float" office:value="9.32101069503251" calcext:value-type="float">
            <text:p>9.32101069503251</text:p>
          </table:table-cell>
          <table:table-cell office:value-type="float" office:value="13.7481421173368" calcext:value-type="float">
            <text:p>13.7481421173368</text:p>
          </table:table-cell>
          <table:table-cell office:value-type="float" office:value="5.13451692151754" calcext:value-type="float">
            <text:p>5.13451692151754</text:p>
          </table:table-cell>
          <table:table-cell office:value-type="float" office:value="15.4249641027926" calcext:value-type="float">
            <text:p>15.4249641027926</text:p>
          </table:table-cell>
          <table:table-cell office:value-type="float" office:value="-0.856341140664098" calcext:value-type="float">
            <text:p>-0.856341140664098</text:p>
          </table:table-cell>
          <table:table-cell office:value-type="float" office:value="0.00468574940930781" calcext:value-type="float">
            <text:p>0.004685749409308</text:p>
          </table:table-cell>
          <table:table-cell office:value-type="float" office:value="9.50044398196762" calcext:value-type="float">
            <text:p>9.50044398196762</text:p>
          </table:table-cell>
          <table:table-cell office:value-type="float" office:value="13.6990958175541" calcext:value-type="float">
            <text:p>13.6990958175541</text:p>
          </table:table-cell>
          <table:table-cell office:value-type="float" office:value="9.50039132299086" calcext:value-type="float">
            <text:p>9.50039132299086</text:p>
          </table:table-cell>
          <table:table-cell office:value-type="float" office:value="13.6990959265731" calcext:value-type="float">
            <text:p>13.6990959265731</text:p>
          </table:table-cell>
        </table:table-row>
        <table:table-row table:style-name="ro1">
          <table:table-cell office:value-type="float" office:value="9.54203201266173" calcext:value-type="float">
            <text:p>9.54203201266173</text:p>
          </table:table-cell>
          <table:table-cell office:value-type="float" office:value="13.993266898388" calcext:value-type="float">
            <text:p>13.993266898388</text:p>
          </table:table-cell>
          <table:table-cell office:value-type="float" office:value="9.28306551855369" calcext:value-type="float">
            <text:p>9.28306551855369</text:p>
          </table:table-cell>
          <table:table-cell office:value-type="float" office:value="13.8406632694156" calcext:value-type="float">
            <text:p>13.8406632694156</text:p>
          </table:table-cell>
          <table:table-cell office:value-type="float" office:value="5.0808001785235" calcext:value-type="float">
            <text:p>5.0808001785235</text:p>
          </table:table-cell>
          <table:table-cell office:value-type="float" office:value="15.6148367715525" calcext:value-type="float">
            <text:p>15.6148367715525</text:p>
          </table:table-cell>
          <table:table-cell office:value-type="float" office:value="1.97324906739888" calcext:value-type="float">
            <text:p>1.97324906739888</text:p>
          </table:table-cell>
          <table:table-cell office:value-type="float" office:value="0.218133062727326" calcext:value-type="float">
            <text:p>0.218133062727326</text:p>
          </table:table-cell>
          <table:table-cell office:value-type="float" office:value="9.47621857306955" calcext:value-type="float">
            <text:p>9.47621857306955</text:p>
          </table:table-cell>
          <table:table-cell office:value-type="float" office:value="13.9275879329975" calcext:value-type="float">
            <text:p>13.9275879329975</text:p>
          </table:table-cell>
          <table:table-cell office:value-type="float" office:value="9.4761587304762" calcext:value-type="float">
            <text:p>9.4761587304762</text:p>
          </table:table-cell>
          <table:table-cell office:value-type="float" office:value="13.9275824764412" calcext:value-type="float">
            <text:p>13.9275824764412</text:p>
          </table:table-cell>
        </table:table-row>
        <table:table-row table:style-name="ro1">
          <table:table-cell office:value-type="float" office:value="9.31986909969628" calcext:value-type="float">
            <text:p>9.31986909969628</text:p>
          </table:table-cell>
          <table:table-cell office:value-type="float" office:value="14.1314270381957" calcext:value-type="float">
            <text:p>14.1314270381957</text:p>
          </table:table-cell>
          <table:table-cell office:value-type="float" office:value="9.24419704321721" calcext:value-type="float">
            <text:p>9.24419704321721</text:p>
          </table:table-cell>
          <table:table-cell office:value-type="float" office:value="13.9328003500348" calcext:value-type="float">
            <text:p>13.9328003500348</text:p>
          </table:table-cell>
          <table:table-cell office:value-type="float" office:value="5.02535957903379" calcext:value-type="float">
            <text:p>5.02535957903379</text:p>
          </table:table-cell>
          <table:table-cell office:value-type="float" office:value="15.7956496973342" calcext:value-type="float">
            <text:p>15.7956496973342</text:p>
          </table:table-cell>
          <table:table-cell office:value-type="float" office:value="1.89121585763042" calcext:value-type="float">
            <text:p>1.89121585763042</text:p>
          </table:table-cell>
          <table:table-cell office:value-type="float" office:value="0.233413072190457" calcext:value-type="float">
            <text:p>0.233413072190457</text:p>
          </table:table-cell>
          <table:table-cell office:value-type="float" office:value="9.42893027632938" calcext:value-type="float">
            <text:p>9.42893027632938</text:p>
          </table:table-cell>
          <table:table-cell office:value-type="float" office:value="14.1253790839724" calcext:value-type="float">
            <text:p>14.1253790839724</text:p>
          </table:table-cell>
          <table:table-cell office:value-type="float" office:value="9.42886557235003" calcext:value-type="float">
            <text:p>9.42886557235003</text:p>
          </table:table-cell>
          <table:table-cell office:value-type="float" office:value="14.1253733891832" calcext:value-type="float">
            <text:p>14.1253733891832</text:p>
          </table:table-cell>
        </table:table-row>
        <table:table-row table:style-name="ro1">
          <table:table-cell office:value-type="float" office:value="9.27311483849122" calcext:value-type="float">
            <text:p>9.27311483849122</text:p>
          </table:table-cell>
          <table:table-cell office:value-type="float" office:value="13.7976469499288" calcext:value-type="float">
            <text:p>13.7976469499288</text:p>
          </table:table-cell>
          <table:table-cell office:value-type="float" office:value="9.20440915583822" calcext:value-type="float">
            <text:p>9.20440915583822</text:p>
          </table:table-cell>
          <table:table-cell office:value-type="float" office:value="14.024544145563" calcext:value-type="float">
            <text:p>14.024544145563</text:p>
          </table:table-cell>
          <table:table-cell office:value-type="float" office:value="4.99622104404463" calcext:value-type="float">
            <text:p>4.99622104404463</text:p>
          </table:table-cell>
          <table:table-cell office:value-type="float" office:value="15.8833257665726" calcext:value-type="float">
            <text:p>15.8833257665726</text:p>
          </table:table-cell>
          <table:table-cell office:value-type="float" office:value="0.923912730641076" calcext:value-type="float">
            <text:p>0.923912730641076</text:p>
          </table:table-cell>
          <table:table-cell office:value-type="float" office:value="-0.319745016775256" calcext:value-type="float">
            <text:p>-0.319745016775256</text:p>
          </table:table-cell>
          <table:table-cell office:value-type="float" office:value="9.41168312959054" calcext:value-type="float">
            <text:p>9.41168312959054</text:p>
          </table:table-cell>
          <table:table-cell office:value-type="float" office:value="14.0702546546471" calcext:value-type="float">
            <text:p>14.0702546546471</text:p>
          </table:table-cell>
          <table:table-cell office:value-type="float" office:value="9.41162724095729" calcext:value-type="float">
            <text:p>9.41162724095729</text:p>
          </table:table-cell>
          <table:table-cell office:value-type="float" office:value="14.070252097174" calcext:value-type="float">
            <text:p>14.070252097174</text:p>
          </table:table-cell>
        </table:table-row>
        <table:table-row table:style-name="ro1">
          <table:table-cell office:value-type="float" office:value="9.05110986738353" calcext:value-type="float">
            <text:p>9.05110986738353</text:p>
          </table:table-cell>
          <table:table-cell office:value-type="float" office:value="14.1270124841767" calcext:value-type="float">
            <text:p>14.1270124841767</text:p>
          </table:table-cell>
          <table:table-cell office:value-type="float" office:value="9.1637058351723" calcext:value-type="float">
            <text:p>9.1637058351723</text:p>
          </table:table-cell>
          <table:table-cell office:value-type="float" office:value="14.1158854816971" calcext:value-type="float">
            <text:p>14.1158854816971</text:p>
          </table:table-cell>
          <table:table-cell office:value-type="float" office:value="4.93600814561065" calcext:value-type="float">
            <text:p>4.93600814561065</text:p>
          </table:table-cell>
          <table:table-cell office:value-type="float" office:value="16.0859274431337" calcext:value-type="float">
            <text:p>16.0859274431337</text:p>
          </table:table-cell>
          <table:table-cell office:value-type="float" office:value="2.11359959507934" calcext:value-type="float">
            <text:p>2.11359959507934</text:p>
          </table:table-cell>
          <table:table-cell office:value-type="float" office:value="0.0264908212993789" calcext:value-type="float">
            <text:p>0.026490821299379</text:p>
          </table:table-cell>
          <table:table-cell office:value-type="float" office:value="9.34310334825352" calcext:value-type="float">
            <text:p>9.34310334825352</text:p>
          </table:table-cell>
          <table:table-cell office:value-type="float" office:value="14.2371659735099" calcext:value-type="float">
            <text:p>14.2371659735099</text:p>
          </table:table-cell>
          <table:table-cell office:value-type="float" office:value="9.34304367094307" calcext:value-type="float">
            <text:p>9.34304367094307</text:p>
          </table:table-cell>
          <table:table-cell office:value-type="float" office:value="14.2371662828539" calcext:value-type="float">
            <text:p>14.2371662828539</text:p>
          </table:table-cell>
        </table:table-row>
        <table:table-row table:style-name="ro1">
          <table:table-cell office:value-type="float" office:value="9.42604851031056" calcext:value-type="float">
            <text:p>9.42604851031056</text:p>
          </table:table-cell>
          <table:table-cell office:value-type="float" office:value="14.2297261133734" calcext:value-type="float">
            <text:p>14.2297261133734</text:p>
          </table:table-cell>
          <table:table-cell office:value-type="float" office:value="9.12209115151758" calcext:value-type="float">
            <text:p>9.12209115151758</text:p>
          </table:table-cell>
          <table:table-cell office:value-type="float" office:value="14.2068152243796" calcext:value-type="float">
            <text:p>14.2068152243796</text:p>
          </table:table-cell>
          <table:table-cell office:value-type="float" office:value="4.87366928708632" calcext:value-type="float">
            <text:p>4.87366928708632</text:p>
          </table:table-cell>
          <table:table-cell office:value-type="float" office:value="16.2936656328142" calcext:value-type="float">
            <text:p>16.2936656328142</text:p>
          </table:table-cell>
          <table:table-cell office:value-type="float" office:value="2.1689003834624" calcext:value-type="float">
            <text:p>2.1689003834624</text:p>
          </table:table-cell>
          <table:table-cell office:value-type="float" office:value="0.394609004144505" calcext:value-type="float">
            <text:p>0.394609004144505</text:p>
          </table:table-cell>
          <table:table-cell office:value-type="float" office:value="9.33062216384859" calcext:value-type="float">
            <text:p>9.33062216384859</text:p>
          </table:table-cell>
          <table:table-cell office:value-type="float" office:value="14.3658090850577" calcext:value-type="float">
            <text:p>14.3658090850577</text:p>
          </table:table-cell>
          <table:table-cell office:value-type="float" office:value="9.33056216436105" calcext:value-type="float">
            <text:p>9.33056216436105</text:p>
          </table:table-cell>
          <table:table-cell office:value-type="float" office:value="14.3658039665102" calcext:value-type="float">
            <text:p>14.3658039665102</text:p>
          </table:table-cell>
        </table:table-row>
        <table:table-row table:style-name="ro1">
          <table:table-cell office:value-type="float" office:value="8.90510344941033" calcext:value-type="float">
            <text:p>8.90510344941033</text:p>
          </table:table-cell>
          <table:table-cell office:value-type="float" office:value="14.1650880498814" calcext:value-type="float">
            <text:p>14.1650880498814</text:p>
          </table:table-cell>
          <table:table-cell office:value-type="float" office:value="9.07956926630777" calcext:value-type="float">
            <text:p>9.07956926630777</text:p>
          </table:table-cell>
          <table:table-cell office:value-type="float" office:value="14.2973242807122" calcext:value-type="float">
            <text:p>14.2973242807122</text:p>
          </table:table-cell>
          <table:table-cell office:value-type="float" office:value="4.84328371803851" calcext:value-type="float">
            <text:p>4.84328371803851</text:p>
          </table:table-cell>
          <table:table-cell office:value-type="float" office:value="16.3820892182152" calcext:value-type="float">
            <text:p>16.3820892182152</text:p>
          </table:table-cell>
          <table:table-cell office:value-type="float" office:value="0.934987340103496" calcext:value-type="float">
            <text:p>0.934987340103496</text:p>
          </table:table-cell>
          <table:table-cell office:value-type="float" office:value="0.246161131878031" calcext:value-type="float">
            <text:p>0.246161131878031</text:p>
          </table:table-cell>
          <table:table-cell office:value-type="float" office:value="9.27332985545175" calcext:value-type="float">
            <text:p>9.27332985545175</text:p>
          </table:table-cell>
          <table:table-cell office:value-type="float" office:value="14.3717835438001" calcext:value-type="float">
            <text:p>14.3717835438001</text:p>
          </table:table-cell>
          <table:table-cell office:value-type="float" office:value="9.27327500932459" calcext:value-type="float">
            <text:p>9.27327500932459</text:p>
          </table:table-cell>
          <table:table-cell office:value-type="float" office:value="14.3717844052183" calcext:value-type="float">
            <text:p>14.3717844052183</text:p>
          </table:table-cell>
        </table:table-row>
        <table:table-row table:style-name="ro1">
          <table:table-cell office:value-type="float" office:value="8.8278436750435" calcext:value-type="float">
            <text:p>8.8278436750435</text:p>
          </table:table-cell>
          <table:table-cell office:value-type="float" office:value="13.9565734777262" calcext:value-type="float">
            <text:p>13.9565734777262</text:p>
          </table:table-cell>
          <table:table-cell office:value-type="float" office:value="9.03614443169594" calcext:value-type="float">
            <text:p>9.03614443169594</text:p>
          </table:table-cell>
          <table:table-cell office:value-type="float" office:value="14.3874035998644" calcext:value-type="float">
            <text:p>14.3874035998644</text:p>
          </table:table-cell>
          <table:table-cell office:value-type="float" office:value="4.79319577754212" calcext:value-type="float">
            <text:p>4.79319577754212</text:p>
          </table:table-cell>
          <table:table-cell office:value-type="float" office:value="16.5169517891769" calcext:value-type="float">
            <text:p>16.5169517891769</text:p>
          </table:table-cell>
          <table:table-cell office:value-type="float" office:value="1.43863528489898" calcext:value-type="float">
            <text:p>1.43863528489898</text:p>
          </table:table-cell>
          <table:table-cell office:value-type="float" office:value="-0.162486859504861" calcext:value-type="float">
            <text:p>-0.162486859504861</text:p>
          </table:table-cell>
          <table:table-cell office:value-type="float" office:value="9.21365830567424" calcext:value-type="float">
            <text:p>9.21365830567424</text:p>
          </table:table-cell>
          <table:table-cell office:value-type="float" office:value="14.3334741884861" calcext:value-type="float">
            <text:p>14.3334741884861</text:p>
          </table:table-cell>
          <table:table-cell office:value-type="float" office:value="9.21360952973671" calcext:value-type="float">
            <text:p>9.21360952973671</text:p>
          </table:table-cell>
          <table:table-cell office:value-type="float" office:value="14.3334798970576" calcext:value-type="float">
            <text:p>14.3334798970576</text:p>
          </table:table-cell>
        </table:table-row>
        <table:table-row table:style-name="ro1">
          <table:table-cell office:value-type="float" office:value="8.73197224134029" calcext:value-type="float">
            <text:p>8.73197224134029</text:p>
          </table:table-cell>
          <table:table-cell office:value-type="float" office:value="14.6854189297001" calcext:value-type="float">
            <text:p>14.6854189297001</text:p>
          </table:table-cell>
          <table:table-cell office:value-type="float" office:value="8.99182099012937" calcext:value-type="float">
            <text:p>8.99182099012937</text:p>
          </table:table-cell>
          <table:table-cell office:value-type="float" office:value="14.4770441739796" calcext:value-type="float">
            <text:p>14.4770441739796</text:p>
          </table:table-cell>
          <table:table-cell office:value-type="float" office:value="4.7303302553616" calcext:value-type="float">
            <text:p>4.7303302553616</text:p>
          </table:table-cell>
          <table:table-cell office:value-type="float" office:value="16.6950314141536" calcext:value-type="float">
            <text:p>16.6950314141536</text:p>
          </table:table-cell>
          <table:table-cell office:value-type="float" office:value="1.88850275908916" calcext:value-type="float">
            <text:p>1.88850275908916</text:p>
          </table:table-cell>
          <table:table-cell office:value-type="float" office:value="-0.142605385885387" calcext:value-type="float">
            <text:p>-0.142605385885387</text:p>
          </table:table-cell>
          <table:table-cell office:value-type="float" office:value="9.10313170872072" calcext:value-type="float">
            <text:p>9.10313170872072</text:p>
          </table:table-cell>
          <table:table-cell office:value-type="float" office:value="14.5997697150113" calcext:value-type="float">
            <text:p>14.5997697150113</text:p>
          </table:table-cell>
          <table:table-cell office:value-type="float" office:value="9.10307568560927" calcext:value-type="float">
            <text:p>9.10307568560927</text:p>
          </table:table-cell>
          <table:table-cell office:value-type="float" office:value="14.5997738294456" calcext:value-type="float">
            <text:p>14.5997738294456</text:p>
          </table:table-cell>
        </table:table-row>
        <table:table-row table:style-name="ro1">
          <table:table-cell office:value-type="float" office:value="8.88860678144789" calcext:value-type="float">
            <text:p>8.88860678144789</text:p>
          </table:table-cell>
          <table:table-cell office:value-type="float" office:value="14.8483903746166" calcext:value-type="float">
            <text:p>14.8483903746166</text:p>
          </table:table-cell>
          <table:table-cell office:value-type="float" office:value="8.94660337391528" calcext:value-type="float">
            <text:p>8.94660337391528</text:p>
          </table:table-cell>
          <table:table-cell office:value-type="float" office:value="14.5662370390749" calcext:value-type="float">
            <text:p>14.5662370390749</text:p>
          </table:table-cell>
          <table:table-cell office:value-type="float" office:value="4.7322102031594" calcext:value-type="float">
            <text:p>4.7322102031594</text:p>
          </table:table-cell>
          <table:table-cell office:value-type="float" office:value="16.689453938786" calcext:value-type="float">
            <text:p>16.689453938786</text:p>
          </table:table-cell>
          <table:table-cell office:value-type="float" office:value="-0.0588578246276406" calcext:value-type="float">
            <text:p>-0.058857824627641</text:p>
          </table:table-cell>
          <table:table-cell office:value-type="float" office:value="0.100626820299111" calcext:value-type="float">
            <text:p>0.100626820299111</text:p>
          </table:table-cell>
          <table:table-cell office:value-type="float" office:value="9.06307373960424" calcext:value-type="float">
            <text:p>9.06307373960424</text:p>
          </table:table-cell>
          <table:table-cell office:value-type="float" office:value="14.696489583539" calcext:value-type="float">
            <text:p>14.696489583539</text:p>
          </table:table-cell>
          <table:table-cell office:value-type="float" office:value="9.06302064977467" calcext:value-type="float">
            <text:p>9.06302064977467</text:p>
          </table:table-cell>
          <table:table-cell office:value-type="float" office:value="14.6964905739462" calcext:value-type="float">
            <text:p>14.6964905739462</text:p>
          </table:table-cell>
        </table:table-row>
        <table:table-row table:style-name="ro1">
          <table:table-cell office:value-type="float" office:value="9.00862537515454" calcext:value-type="float">
            <text:p>9.00862537515454</text:p>
          </table:table-cell>
          <table:table-cell office:value-type="float" office:value="15.0517789107435" calcext:value-type="float">
            <text:p>15.0517789107435</text:p>
          </table:table-cell>
          <table:table-cell office:value-type="float" office:value="8.9004961047776" calcext:value-type="float">
            <text:p>8.9004961047776</text:p>
          </table:table-cell>
          <table:table-cell office:value-type="float" office:value="14.6549732759383" calcext:value-type="float">
            <text:p>14.6549732759383</text:p>
          </table:table-cell>
          <table:table-cell office:value-type="float" office:value="4.7273072095501" calcext:value-type="float">
            <text:p>4.7273072095501</text:p>
          </table:table-cell>
          <table:table-cell office:value-type="float" office:value="16.7035306583316" calcext:value-type="float">
            <text:p>16.7035306583316</text:p>
          </table:table-cell>
          <table:table-cell office:value-type="float" office:value="0.149061524042506" calcext:value-type="float">
            <text:p>0.149061524042506</text:p>
          </table:table-cell>
          <table:table-cell office:value-type="float" office:value="0.622228752318274" calcext:value-type="float">
            <text:p>0.622228752318274</text:p>
          </table:table-cell>
          <table:table-cell office:value-type="float" office:value="9.03215049615321" calcext:value-type="float">
            <text:p>9.03215049615321</text:p>
          </table:table-cell>
          <table:table-cell office:value-type="float" office:value="14.8343522694808" calcext:value-type="float">
            <text:p>14.8343522694808</text:p>
          </table:table-cell>
          <table:table-cell office:value-type="float" office:value="9.03209856618857" calcext:value-type="float">
            <text:p>9.03209856618857</text:p>
          </table:table-cell>
          <table:table-cell office:value-type="float" office:value="14.8343477090755" calcext:value-type="float">
            <text:p>14.8343477090755</text:p>
          </table:table-cell>
        </table:table-row>
        <table:table-row table:style-name="ro1">
          <table:table-cell office:value-type="float" office:value="8.68893104496342" calcext:value-type="float">
            <text:p>8.68893104496342</text:p>
          </table:table-cell>
          <table:table-cell office:value-type="float" office:value="14.3979897595244" calcext:value-type="float">
            <text:p>14.3979897595244</text:p>
          </table:table-cell>
          <table:table-cell office:value-type="float" office:value="8.85350379340484" calcext:value-type="float">
            <text:p>8.85350379340484</text:p>
          </table:table-cell>
          <table:table-cell office:value-type="float" office:value="14.7432440110199" calcext:value-type="float">
            <text:p>14.7432440110199</text:p>
          </table:table-cell>
          <table:table-cell office:value-type="float" office:value="4.7145588653103" calcext:value-type="float">
            <text:p>4.7145588653103</text:p>
          </table:table-cell>
          <table:table-cell office:value-type="float" office:value="16.7339043601405" calcext:value-type="float">
            <text:p>16.7339043601405</text:p>
          </table:table-cell>
          <table:table-cell office:value-type="float" office:value="0.329405835168198" calcext:value-type="float">
            <text:p>0.329405835168198</text:p>
          </table:table-cell>
          <table:table-cell office:value-type="float" office:value="0.787389254191374" calcext:value-type="float">
            <text:p>0.787389254191374</text:p>
          </table:table-cell>
          <table:table-cell office:value-type="float" office:value="9.01172329444061" calcext:value-type="float">
            <text:p>9.01172329444061</text:p>
          </table:table-cell>
          <table:table-cell office:value-type="float" office:value="14.7269157218697" calcext:value-type="float">
            <text:p>14.7269157218697</text:p>
          </table:table-cell>
          <table:table-cell office:value-type="float" office:value="9.01167988115971" calcext:value-type="float">
            <text:p>9.01167988115971</text:p>
          </table:table-cell>
          <table:table-cell office:value-type="float" office:value="14.7269166245084" calcext:value-type="float">
            <text:p>14.7269166245084</text:p>
          </table:table-cell>
        </table:table-row>
        <table:table-row table:style-name="ro1">
          <table:table-cell office:value-type="float" office:value="9.19204861019527" calcext:value-type="float">
            <text:p>9.19204861019527</text:p>
          </table:table-cell>
          <table:table-cell office:value-type="float" office:value="15.3156086923132" calcext:value-type="float">
            <text:p>15.3156086923132</text:p>
          </table:table-cell>
          <table:table-cell office:value-type="float" office:value="8.80563113898897" calcext:value-type="float">
            <text:p>8.80563113898897</text:p>
          </table:table-cell>
          <table:table-cell office:value-type="float" office:value="14.8310404173198" calcext:value-type="float">
            <text:p>14.8310404173198</text:p>
          </table:table-cell>
          <table:table-cell office:value-type="float" office:value="4.63131887703177" calcext:value-type="float">
            <text:p>4.63131887703177</text:p>
          </table:table-cell>
          <table:table-cell office:value-type="float" office:value="16.8953170653975" calcext:value-type="float">
            <text:p>16.8953170653975</text:p>
          </table:table-cell>
          <table:table-cell office:value-type="float" office:value="1.81612106058541" calcext:value-type="float">
            <text:p>1.81612106058541</text:p>
          </table:table-cell>
          <table:table-cell office:value-type="float" office:value="0.244273044782049" calcext:value-type="float">
            <text:p>0.244273044782049</text:p>
          </table:table-cell>
          <table:table-cell office:value-type="float" office:value="8.94410391599626" calcext:value-type="float">
            <text:p>8.94410391599626</text:p>
          </table:table-cell>
          <table:table-cell office:value-type="float" office:value="15.018920688768" calcext:value-type="float">
            <text:p>15.018920688768</text:p>
          </table:table-cell>
          <table:table-cell office:value-type="float" office:value="8.94405554052559" calcext:value-type="float">
            <text:p>8.94405554052559</text:p>
          </table:table-cell>
          <table:table-cell office:value-type="float" office:value="15.0189081290244" calcext:value-type="float">
            <text:p>15.0189081290244</text:p>
          </table:table-cell>
        </table:table-row>
        <table:table-row table:style-name="ro1">
          <table:table-cell office:value-type="float" office:value="9.17543638436529" calcext:value-type="float">
            <text:p>9.17543638436529</text:p>
          </table:table-cell>
          <table:table-cell office:value-type="float" office:value="14.6322584288484" calcext:value-type="float">
            <text:p>14.6322584288484</text:p>
          </table:table-cell>
          <table:table-cell office:value-type="float" office:value="8.75688292875554" calcext:value-type="float">
            <text:p>8.75688292875554</text:p>
          </table:table-cell>
          <table:table-cell office:value-type="float" office:value="14.9183537152705" calcext:value-type="float">
            <text:p>14.9183537152705</text:p>
          </table:table-cell>
          <table:table-cell office:value-type="float" office:value="4.54337672178658" calcext:value-type="float">
            <text:p>4.54337672178658</text:p>
          </table:table-cell>
          <table:table-cell office:value-type="float" office:value="17.0560826483588" calcext:value-type="float">
            <text:p>17.0560826483588</text:p>
          </table:table-cell>
          <table:table-cell office:value-type="float" office:value="1.83246815344851" calcext:value-type="float">
            <text:p>1.83246815344851</text:p>
          </table:table-cell>
          <table:table-cell office:value-type="float" office:value="0.0786957499905068" calcext:value-type="float">
            <text:p>0.078695749990507</text:p>
          </table:table-cell>
          <table:table-cell office:value-type="float" office:value="8.96153808582886" calcext:value-type="float">
            <text:p>8.96153808582886</text:p>
          </table:table-cell>
          <table:table-cell office:value-type="float" office:value="14.9746974850243" calcext:value-type="float">
            <text:p>14.9746974850243</text:p>
          </table:table-cell>
          <table:table-cell office:value-type="float" office:value="8.96149629874548" calcext:value-type="float">
            <text:p>8.96149629874548</text:p>
          </table:table-cell>
          <table:table-cell office:value-type="float" office:value="14.9746836386672" calcext:value-type="float">
            <text:p>14.9746836386672</text:p>
          </table:table-cell>
        </table:table-row>
        <table:table-row table:style-name="ro1">
          <table:table-cell office:value-type="float" office:value="8.37466199494232" calcext:value-type="float">
            <text:p>8.37466199494232</text:p>
          </table:table-cell>
          <table:table-cell office:value-type="float" office:value="14.9111861035846" calcext:value-type="float">
            <text:p>14.9111861035846</text:p>
          </table:table-cell>
          <table:table-cell office:value-type="float" office:value="8.70726403748494" calcext:value-type="float">
            <text:p>8.70726403748494</text:p>
          </table:table-cell>
          <table:table-cell office:value-type="float" office:value="15.0051751736151" calcext:value-type="float">
            <text:p>15.0051751736151</text:p>
          </table:table-cell>
          <table:table-cell office:value-type="float" office:value="4.42452347715743" calcext:value-type="float">
            <text:p>4.42452347715743</text:p>
          </table:table-cell>
          <table:table-cell office:value-type="float" office:value="17.2693527155569" calcext:value-type="float">
            <text:p>17.2693527155569</text:p>
          </table:table-cell>
          <table:table-cell office:value-type="float" office:value="2.4415203321202" calcext:value-type="float">
            <text:p>2.4415203321202</text:p>
          </table:table-cell>
          <table:table-cell office:value-type="float" office:value="0.015559538909273" calcext:value-type="float">
            <text:p>0.015559538909273</text:p>
          </table:table-cell>
          <table:table-cell office:value-type="float" office:value="8.81314683934566" calcext:value-type="float">
            <text:p>8.81314683934566</text:p>
          </table:table-cell>
          <table:table-cell office:value-type="float" office:value="15.1444066784994" calcext:value-type="float">
            <text:p>15.1444066784994</text:p>
          </table:table-cell>
          <table:table-cell office:value-type="float" office:value="8.81309886498029" calcext:value-type="float">
            <text:p>8.81309886498029</text:p>
          </table:table-cell>
          <table:table-cell office:value-type="float" office:value="15.1443971364663" calcext:value-type="float">
            <text:p>15.1443971364663</text:p>
          </table:table-cell>
        </table:table-row>
        <table:table-row table:style-name="ro1">
          <table:table-cell office:value-type="float" office:value="8.78842662769796" calcext:value-type="float">
            <text:p>8.78842662769796</text:p>
          </table:table-cell>
          <table:table-cell office:value-type="float" office:value="15.2460650273321" calcext:value-type="float">
            <text:p>15.2460650273321</text:p>
          </table:table-cell>
          <table:table-cell office:value-type="float" office:value="8.65677942702495" calcext:value-type="float">
            <text:p>8.65677942702495</text:p>
          </table:table-cell>
          <table:table-cell office:value-type="float" office:value="15.09149611028" calcext:value-type="float">
            <text:p>15.09149611028</text:p>
          </table:table-cell>
          <table:table-cell office:value-type="float" office:value="4.33792318944873" calcext:value-type="float">
            <text:p>4.33792318944873</text:p>
          </table:table-cell>
          <table:table-cell office:value-type="float" office:value="17.4241811022244" calcext:value-type="float">
            <text:p>17.4241811022244</text:p>
          </table:table-cell>
          <table:table-cell office:value-type="float" office:value="1.77401914164734" calcext:value-type="float">
            <text:p>1.77401914164734</text:p>
          </table:table-cell>
          <table:table-cell office:value-type="float" office:value="0.470455019300946" calcext:value-type="float">
            <text:p>0.470455019300946</text:p>
          </table:table-cell>
          <table:table-cell office:value-type="float" office:value="8.75265906189984" calcext:value-type="float">
            <text:p>8.75265906189984</text:p>
          </table:table-cell>
          <table:table-cell office:value-type="float" office:value="15.2816702308246" calcext:value-type="float">
            <text:p>15.2816702308246</text:p>
          </table:table-cell>
          <table:table-cell office:value-type="float" office:value="8.75261159385949" calcext:value-type="float">
            <text:p>8.75261159385949</text:p>
          </table:table-cell>
          <table:table-cell office:value-type="float" office:value="15.2816562997037" calcext:value-type="float">
            <text:p>15.2816562997037</text:p>
          </table:table-cell>
        </table:table-row>
        <table:table-row table:style-name="ro1">
          <table:table-cell office:value-type="float" office:value="8.53804712877927" calcext:value-type="float">
            <text:p>8.53804712877927</text:p>
          </table:table-cell>
          <table:table-cell office:value-type="float" office:value="14.9987306988395" calcext:value-type="float">
            <text:p>14.9987306988395</text:p>
          </table:table-cell>
          <table:table-cell office:value-type="float" office:value="8.60543414579455" calcext:value-type="float">
            <text:p>8.60543414579455</text:p>
          </table:table-cell>
          <table:table-cell office:value-type="float" office:value="15.1773078932434" calcext:value-type="float">
            <text:p>15.1773078932434</text:p>
          </table:table-cell>
          <table:table-cell office:value-type="float" office:value="4.20302938027491" calcext:value-type="float">
            <text:p>4.20302938027491</text:p>
          </table:table-cell>
          <table:table-cell office:value-type="float" office:value="17.6407694893411" calcext:value-type="float">
            <text:p>17.6407694893411</text:p>
          </table:table-cell>
          <table:table-cell office:value-type="float" office:value="2.55160477322099" calcext:value-type="float">
            <text:p>2.55160477322099</text:p>
          </table:table-cell>
          <table:table-cell office:value-type="float" office:value="0.168117990786084" calcext:value-type="float">
            <text:p>0.168117990786084</text:p>
          </table:table-cell>
          <table:table-cell office:value-type="float" office:value="8.66758131018996" calcext:value-type="float">
            <text:p>8.66758131018996</text:p>
          </table:table-cell>
          <table:table-cell office:value-type="float" office:value="15.3524896710548" calcext:value-type="float">
            <text:p>15.3524896710548</text:p>
          </table:table-cell>
          <table:table-cell office:value-type="float" office:value="8.66753414826675" calcext:value-type="float">
            <text:p>8.66753414826675</text:p>
          </table:table-cell>
          <table:table-cell office:value-type="float" office:value="15.3524767725168" calcext:value-type="float">
            <text:p>15.3524767725168</text:p>
          </table:table-cell>
        </table:table-row>
        <table:table-row table:style-name="ro1">
          <table:table-cell office:value-type="float" office:value="8.61540570955443" calcext:value-type="float">
            <text:p>8.61540570955443</text:p>
          </table:table-cell>
          <table:table-cell office:value-type="float" office:value="14.8878077423988" calcext:value-type="float">
            <text:p>14.8878077423988</text:p>
          </table:table-cell>
          <table:table-cell office:value-type="float" office:value="8.55323332827908" calcext:value-type="float">
            <text:p>8.55323332827908</text:p>
          </table:table-cell>
          <table:table-cell office:value-type="float" office:value="15.2626019413987" calcext:value-type="float">
            <text:p>15.2626019413987</text:p>
          </table:table-cell>
          <table:table-cell office:value-type="float" office:value="4.09541622099522" calcext:value-type="float">
            <text:p>4.09541622099522</text:p>
          </table:table-cell>
          <table:table-cell office:value-type="float" office:value="17.8072517955083" calcext:value-type="float">
            <text:p>17.8072517955083</text:p>
          </table:table-cell>
          <table:table-cell office:value-type="float" office:value="1.98234584058617" calcext:value-type="float">
            <text:p>1.98234584058617</text:p>
          </table:table-cell>
          <table:table-cell office:value-type="float" office:value="0.274843456127646" calcext:value-type="float">
            <text:p>0.274843456127646</text:p>
          </table:table-cell>
          <table:table-cell office:value-type="float" office:value="8.64284735224728" calcext:value-type="float">
            <text:p>8.64284735224728</text:p>
          </table:table-cell>
          <table:table-cell office:value-type="float" office:value="15.3187273628708" calcext:value-type="float">
            <text:p>15.3187273628708</text:p>
          </table:table-cell>
          <table:table-cell office:value-type="float" office:value="8.64280517824842" calcext:value-type="float">
            <text:p>8.64280517824842</text:p>
          </table:table-cell>
          <table:table-cell office:value-type="float" office:value="15.3187162071941" calcext:value-type="float">
            <text:p>15.3187162071941</text:p>
          </table:table-cell>
        </table:table-row>
        <table:table-row table:style-name="ro1">
          <table:table-cell office:value-type="float" office:value="8.77976627787536" calcext:value-type="float">
            <text:p>8.77976627787536</text:p>
          </table:table-cell>
          <table:table-cell office:value-type="float" office:value="15.5377840172712" calcext:value-type="float">
            <text:p>15.5377840172712</text:p>
          </table:table-cell>
          <table:table-cell office:value-type="float" office:value="8.50018219451679" calcext:value-type="float">
            <text:p>8.50018219451679</text:p>
          </table:table-cell>
          <table:table-cell office:value-type="float" office:value="15.3473697254121" calcext:value-type="float">
            <text:p>15.3473697254121</text:p>
          </table:table-cell>
          <table:table-cell office:value-type="float" office:value="3.98747774335293" calcext:value-type="float">
            <text:p>3.98747774335293</text:p>
          </table:table-cell>
          <table:table-cell office:value-type="float" office:value="17.9645788653726" calcext:value-type="float">
            <text:p>17.9645788653726</text:p>
          </table:table-cell>
          <table:table-cell office:value-type="float" office:value="1.90794449258449" calcext:value-type="float">
            <text:p>1.90794449258449</text:p>
          </table:table-cell>
          <table:table-cell office:value-type="float" office:value="0.41377159835562" calcext:value-type="float">
            <text:p>0.41377159835562</text:p>
          </table:table-cell>
          <table:table-cell office:value-type="float" office:value="8.58302533111313" calcext:value-type="float">
            <text:p>8.58302533111313</text:p>
          </table:table-cell>
          <table:table-cell office:value-type="float" office:value="15.4763638333317" calcext:value-type="float">
            <text:p>15.4763638333317</text:p>
          </table:table-cell>
          <table:table-cell office:value-type="float" office:value="8.58298449546094" calcext:value-type="float">
            <text:p>8.58298449546094</text:p>
          </table:table-cell>
          <table:table-cell office:value-type="float" office:value="15.4763456170662" calcext:value-type="float">
            <text:p>15.4763456170662</text:p>
          </table:table-cell>
        </table:table-row>
        <table:table-row table:style-name="ro1">
          <table:table-cell office:value-type="float" office:value="8.70626887489419" calcext:value-type="float">
            <text:p>8.70626887489419</text:p>
          </table:table-cell>
          <table:table-cell office:value-type="float" office:value="15.4986069342482" calcext:value-type="float">
            <text:p>15.4986069342482</text:p>
          </table:table-cell>
          <table:table-cell office:value-type="float" office:value="8.44628604957684" calcext:value-type="float">
            <text:p>8.44628604957684</text:p>
          </table:table-cell>
          <table:table-cell office:value-type="float" office:value="15.4316027685758" calcext:value-type="float">
            <text:p>15.4316027685758</text:p>
          </table:table-cell>
          <table:table-cell office:value-type="float" office:value="4.08255387974463" calcext:value-type="float">
            <text:p>4.08255387974463</text:p>
          </table:table-cell>
          <table:table-cell office:value-type="float" office:value="17.8375982369412" calcext:value-type="float">
            <text:p>17.8375982369412</text:p>
          </table:table-cell>
          <table:table-cell office:value-type="float" office:value="-1.58630235793841" calcext:value-type="float">
            <text:p>-1.58630235793841</text:p>
          </table:table-cell>
          <table:table-cell office:value-type="float" office:value="0.0647377815041745" calcext:value-type="float">
            <text:p>0.064737781504175</text:p>
          </table:table-cell>
          <table:table-cell office:value-type="float" office:value="8.65793448688878" calcext:value-type="float">
            <text:p>8.65793448688878</text:p>
          </table:table-cell>
          <table:table-cell office:value-type="float" office:value="15.385868821893" calcext:value-type="float">
            <text:p>15.385868821893</text:p>
          </table:table-cell>
          <table:table-cell office:value-type="float" office:value="8.65790391835853" calcext:value-type="float">
            <text:p>8.65790391835853</text:p>
          </table:table-cell>
          <table:table-cell office:value-type="float" office:value="15.3858531572969" calcext:value-type="float">
            <text:p>15.3858531572969</text:p>
          </table:table-cell>
        </table:table-row>
        <table:table-row table:style-name="ro1">
          <table:table-cell office:value-type="float" office:value="8.2531729368631" calcext:value-type="float">
            <text:p>8.2531729368631</text:p>
          </table:table-cell>
          <table:table-cell office:value-type="float" office:value="15.676219608305" calcext:value-type="float">
            <text:p>15.676219608305</text:p>
          </table:table-cell>
          <table:table-cell office:value-type="float" office:value="8.39155028302881" calcext:value-type="float">
            <text:p>8.39155028302881</text:p>
          </table:table-cell>
          <table:table-cell office:value-type="float" office:value="15.5152926476556" calcext:value-type="float">
            <text:p>15.5152926476556</text:p>
          </table:table-cell>
          <table:table-cell office:value-type="float" office:value="4.01251714806708" calcext:value-type="float">
            <text:p>4.01251714806708</text:p>
          </table:table-cell>
          <table:table-cell office:value-type="float" office:value="17.9298856894195" calcext:value-type="float">
            <text:p>17.9298856894195</text:p>
          </table:table-cell>
          <table:table-cell office:value-type="float" office:value="1.15853863418542" calcext:value-type="float">
            <text:p>1.15853863418542</text:p>
          </table:table-cell>
          <table:table-cell office:value-type="float" office:value="0.100738110789859" calcext:value-type="float">
            <text:p>0.100738110789859</text:p>
          </table:table-cell>
          <table:table-cell office:value-type="float" office:value="8.51071285645919" calcext:value-type="float">
            <text:p>8.51071285645919</text:p>
          </table:table-cell>
          <table:table-cell office:value-type="float" office:value="15.5796908708319" calcext:value-type="float">
            <text:p>15.5796908708319</text:p>
          </table:table-cell>
          <table:table-cell office:value-type="float" office:value="8.51067745227418" calcext:value-type="float">
            <text:p>8.51067745227418</text:p>
          </table:table-cell>
          <table:table-cell office:value-type="float" office:value="15.5796738079272" calcext:value-type="float">
            <text:p>15.5796738079272</text:p>
          </table:table-cell>
        </table:table-row>
        <table:table-row table:style-name="ro1">
          <table:table-cell office:value-type="float" office:value="8.25362433540933" calcext:value-type="float">
            <text:p>8.25362433540933</text:p>
          </table:table-cell>
          <table:table-cell office:value-type="float" office:value="16.0306886606649" calcext:value-type="float">
            <text:p>16.0306886606649</text:p>
          </table:table-cell>
          <table:table-cell office:value-type="float" office:value="8.33598036840375" calcext:value-type="float">
            <text:p>8.33598036840375</text:p>
          </table:table-cell>
          <table:table-cell office:value-type="float" office:value="15.5984309937335" calcext:value-type="float">
            <text:p>15.5984309937335</text:p>
          </table:table-cell>
          <table:table-cell office:value-type="float" office:value="3.94732249587451" calcext:value-type="float">
            <text:p>3.94732249587451</text:p>
          </table:table-cell>
          <table:table-cell office:value-type="float" office:value="18.0140191021312" calcext:value-type="float">
            <text:p>18.0140191021312</text:p>
          </table:table-cell>
          <table:table-cell office:value-type="float" office:value="1.06436712693652" calcext:value-type="float">
            <text:p>1.06436712693652</text:p>
          </table:table-cell>
          <table:table-cell office:value-type="float" office:value="0.0843781245070358" calcext:value-type="float">
            <text:p>0.084378124507036</text:p>
          </table:table-cell>
          <table:table-cell office:value-type="float" office:value="8.37314356406622" calcext:value-type="float">
            <text:p>8.37314356406622</text:p>
          </table:table-cell>
          <table:table-cell office:value-type="float" office:value="15.7983129354253" calcext:value-type="float">
            <text:p>15.7983129354253</text:p>
          </table:table-cell>
          <table:table-cell office:value-type="float" office:value="8.37310517268625" calcext:value-type="float">
            <text:p>8.37310517268625</text:p>
          </table:table-cell>
          <table:table-cell office:value-type="float" office:value="15.7982915608918" calcext:value-type="float">
            <text:p>15.7982915608918</text:p>
          </table:table-cell>
        </table:table-row>
        <table:table-row table:style-name="ro1">
          <table:table-cell office:value-type="float" office:value="8.12430699983072" calcext:value-type="float">
            <text:p>8.12430699983072</text:p>
          </table:table-cell>
          <table:table-cell office:value-type="float" office:value="15.2314041346825" calcext:value-type="float">
            <text:p>15.2314041346825</text:p>
          </table:table-cell>
          <table:table-cell office:value-type="float" office:value="8.27958186264681" calcext:value-type="float">
            <text:p>8.27958186264681</text:p>
          </table:table-cell>
          <table:table-cell office:value-type="float" office:value="15.681009493044" calcext:value-type="float">
            <text:p>15.681009493044</text:p>
          </table:table-cell>
          <table:table-cell office:value-type="float" office:value="3.85805572770325" calcext:value-type="float">
            <text:p>3.85805572770325</text:p>
          </table:table-cell>
          <table:table-cell office:value-type="float" office:value="18.1272314468638" calcext:value-type="float">
            <text:p>18.1272314468638</text:p>
          </table:table-cell>
          <table:table-cell office:value-type="float" office:value="1.44172087796434" calcext:value-type="float">
            <text:p>1.44172087796434</text:p>
          </table:table-cell>
          <table:table-cell office:value-type="float" office:value="-0.276142375571423" calcext:value-type="float">
            <text:p>-0.276142375571423</text:p>
          </table:table-cell>
          <table:table-cell office:value-type="float" office:value="8.3402711138331" calcext:value-type="float">
            <text:p>8.3402711138331</text:p>
          </table:table-cell>
          <table:table-cell office:value-type="float" office:value="15.7349224847851" calcext:value-type="float">
            <text:p>15.7349224847851</text:p>
          </table:table-cell>
          <table:table-cell office:value-type="float" office:value="8.34023470446594" calcext:value-type="float">
            <text:p>8.34023470446594</text:p>
          </table:table-cell>
          <table:table-cell office:value-type="float" office:value="15.7349082571206" calcext:value-type="float">
            <text:p>15.7349082571206</text:p>
          </table:table-cell>
        </table:table-row>
        <table:table-row table:style-name="ro1">
          <table:table-cell office:value-type="float" office:value="7.95838536106886" calcext:value-type="float">
            <text:p>7.95838536106886</text:p>
          </table:table-cell>
          <table:table-cell office:value-type="float" office:value="16.1422991743919" calcext:value-type="float">
            <text:p>16.1422991743919</text:p>
          </table:table-cell>
          <table:table-cell office:value-type="float" office:value="8.22236040556157" calcext:value-type="float">
            <text:p>8.22236040556157</text:p>
          </table:table-cell>
          <table:table-cell office:value-type="float" office:value="15.7630198878062" calcext:value-type="float">
            <text:p>15.7630198878062</text:p>
          </table:table-cell>
          <table:table-cell office:value-type="float" office:value="3.82014970738336" calcext:value-type="float">
            <text:p>3.82014970738336</text:p>
          </table:table-cell>
          <table:table-cell office:value-type="float" office:value="18.1781358821134" calcext:value-type="float">
            <text:p>18.1781358821134</text:p>
          </table:table-cell>
          <table:table-cell office:value-type="float" office:value="0.634675342562804" calcext:value-type="float">
            <text:p>0.634675342562804</text:p>
          </table:table-cell>
          <table:table-cell office:value-type="float" office:value="0.170542805324823" calcext:value-type="float">
            <text:p>0.170542805324823</text:p>
          </table:table-cell>
          <table:table-cell office:value-type="float" office:value="8.19880391643237" calcext:value-type="float">
            <text:p>8.19880391643237</text:p>
          </table:table-cell>
          <table:table-cell office:value-type="float" office:value="15.9324444668077" calcext:value-type="float">
            <text:p>15.9324444668077</text:p>
          </table:table-cell>
          <table:table-cell office:value-type="float" office:value="8.19876531392229" calcext:value-type="float">
            <text:p>8.19876531392229</text:p>
          </table:table-cell>
          <table:table-cell office:value-type="float" office:value="15.9324266922317" calcext:value-type="float">
            <text:p>15.9324266922317</text:p>
          </table:table-cell>
        </table:table-row>
        <table:table-row table:style-name="ro1">
          <table:table-cell office:value-type="float" office:value="8.16177699869194" calcext:value-type="float">
            <text:p>8.16177699869194</text:p>
          </table:table-cell>
          <table:table-cell office:value-type="float" office:value="16.2716016559659" calcext:value-type="float">
            <text:p>16.2716016559659</text:p>
          </table:table-cell>
          <table:table-cell office:value-type="float" office:value="8.16432171924605" calcext:value-type="float">
            <text:p>8.16432171924605</text:p>
          </table:table-cell>
          <table:table-cell office:value-type="float" office:value="15.8444539770487" calcext:value-type="float">
            <text:p>15.8444539770487</text:p>
          </table:table-cell>
          <table:table-cell office:value-type="float" office:value="3.84053204347145" calcext:value-type="float">
            <text:p>3.84053204347145</text:p>
          </table:table-cell>
          <table:table-cell office:value-type="float" office:value="18.151716961011" calcext:value-type="float">
            <text:p>18.151716961011</text:p>
          </table:table-cell>
          <table:table-cell office:value-type="float" office:value="-0.333676342677035" calcext:value-type="float">
            <text:p>-0.333676342677035</text:p>
          </table:table-cell>
          <table:table-cell office:value-type="float" office:value="-0.065707387622945" calcext:value-type="float">
            <text:p>-0.065707387622945</text:p>
          </table:table-cell>
          <table:table-cell office:value-type="float" office:value="8.16315214145012" calcext:value-type="float">
            <text:p>8.16315214145012</text:p>
          </table:table-cell>
          <table:table-cell office:value-type="float" office:value="16.0177847969926" calcext:value-type="float">
            <text:p>16.0177847969926</text:p>
          </table:table-cell>
          <table:table-cell office:value-type="float" office:value="8.16311731400271" calcext:value-type="float">
            <text:p>8.16311731400271</text:p>
          </table:table-cell>
          <table:table-cell office:value-type="float" office:value="16.0177645597058" calcext:value-type="float">
            <text:p>16.0177645597058</text:p>
          </table:table-cell>
        </table:table-row>
        <table:table-row table:style-name="ro1">
          <table:table-cell office:value-type="float" office:value="8.17180555797989" calcext:value-type="float">
            <text:p>8.17180555797989</text:p>
          </table:table-cell>
          <table:table-cell office:value-type="float" office:value="15.591180582126" calcext:value-type="float">
            <text:p>15.591180582126</text:p>
          </table:table-cell>
          <table:table-cell office:value-type="float" office:value="8.10547160752051" calcext:value-type="float">
            <text:p>8.10547160752051</text:p>
          </table:table-cell>
          <table:table-cell office:value-type="float" office:value="15.9253036174307" calcext:value-type="float">
            <text:p>15.9253036174307</text:p>
          </table:table-cell>
          <table:table-cell office:value-type="float" office:value="3.81913396447142" calcext:value-type="float">
            <text:p>3.81913396447142</text:p>
          </table:table-cell>
          <table:table-cell office:value-type="float" office:value="18.179832515629" calcext:value-type="float">
            <text:p>18.179832515629</text:p>
          </table:table-cell>
          <table:table-cell office:value-type="float" office:value="0.353321694263319" calcext:value-type="float">
            <text:p>0.353321694263319</text:p>
          </table:table-cell>
          <table:table-cell office:value-type="float" office:value="0.194804587494258" calcext:value-type="float">
            <text:p>0.194804587494258</text:p>
          </table:table-cell>
          <table:table-cell office:value-type="float" office:value="8.20421230477502" calcext:value-type="float">
            <text:p>8.20421230477502</text:p>
          </table:table-cell>
          <table:table-cell office:value-type="float" office:value="15.912661814075" calcext:value-type="float">
            <text:p>15.912661814075</text:p>
          </table:table-cell>
          <table:table-cell office:value-type="float" office:value="8.20418283235898" calcext:value-type="float">
            <text:p>8.20418283235898</text:p>
          </table:table-cell>
          <table:table-cell office:value-type="float" office:value="15.9126472073963" calcext:value-type="float">
            <text:p>15.9126472073963</text:p>
          </table:table-cell>
        </table:table-row>
        <table:table-row table:style-name="ro1">
          <table:table-cell office:value-type="float" office:value="8.2213011089067" calcext:value-type="float">
            <text:p>8.2213011089067</text:p>
          </table:table-cell>
          <table:table-cell office:value-type="float" office:value="15.7944599291585" calcext:value-type="float">
            <text:p>15.7944599291585</text:p>
          </table:table-cell>
          <table:table-cell office:value-type="float" office:value="8.0458159553471" calcext:value-type="float">
            <text:p>8.0458159553471</text:p>
          </table:table-cell>
          <table:table-cell office:value-type="float" office:value="16.0055607240554" calcext:value-type="float">
            <text:p>16.0055607240554</text:p>
          </table:table-cell>
          <table:table-cell office:value-type="float" office:value="3.75082920403256" calcext:value-type="float">
            <text:p>3.75082920403256</text:p>
          </table:table-cell>
          <table:table-cell office:value-type="float" office:value="18.266042435719" calcext:value-type="float">
            <text:p>18.266042435719</text:p>
          </table:table-cell>
          <table:table-cell office:value-type="float" office:value="1.09989502319687" calcext:value-type="float">
            <text:p>1.09989502319687</text:p>
          </table:table-cell>
          <table:table-cell office:value-type="float" office:value="0.579986300983168" calcext:value-type="float">
            <text:p>0.579986300983168</text:p>
          </table:table-cell>
          <table:table-cell office:value-type="float" office:value="8.18253863433689" calcext:value-type="float">
            <text:p>8.18253863433689</text:p>
          </table:table-cell>
          <table:table-cell office:value-type="float" office:value="15.934321774251" calcext:value-type="float">
            <text:p>15.934321774251</text:p>
          </table:table-cell>
          <table:table-cell office:value-type="float" office:value="8.18251136635397" calcext:value-type="float">
            <text:p>8.18251136635397</text:p>
          </table:table-cell>
          <table:table-cell office:value-type="float" office:value="15.9343072474426" calcext:value-type="float">
            <text:p>15.9343072474426</text:p>
          </table:table-cell>
        </table:table-row>
        <table:table-row table:style-name="ro1">
          <table:table-cell office:value-type="float" office:value="8.0862522571981" calcext:value-type="float">
            <text:p>8.0862522571981</text:p>
          </table:table-cell>
          <table:table-cell office:value-type="float" office:value="16.1233807651288" calcext:value-type="float">
            <text:p>16.1233807651288</text:p>
          </table:table-cell>
          <table:table-cell office:value-type="float" office:value="7.9853607282413" calcext:value-type="float">
            <text:p>7.9853607282413</text:p>
          </table:table-cell>
          <table:table-cell office:value-type="float" office:value="16.085217271279" calcext:value-type="float">
            <text:p>16.085217271279</text:p>
          </table:table-cell>
          <table:table-cell office:value-type="float" office:value="3.70690317646579" calcext:value-type="float">
            <text:p>3.70690317646579</text:p>
          </table:table-cell>
          <table:table-cell office:value-type="float" office:value="18.3153211982838" calcext:value-type="float">
            <text:p>18.3153211982838</text:p>
          </table:table-cell>
          <table:table-cell office:value-type="float" office:value="0.660143343351538" calcext:value-type="float">
            <text:p>0.660143343351538</text:p>
          </table:table-cell>
          <table:table-cell office:value-type="float" office:value="0.228846240842861" calcext:value-type="float">
            <text:p>0.228846240842861</text:p>
          </table:table-cell>
          <table:table-cell office:value-type="float" office:value="8.11361944028112" calcext:value-type="float">
            <text:p>8.11361944028112</text:p>
          </table:table-cell>
          <table:table-cell office:value-type="float" office:value="16.0310964642416" calcext:value-type="float">
            <text:p>16.0310964642416</text:p>
          </table:table-cell>
          <table:table-cell office:value-type="float" office:value="8.11359277913853" calcext:value-type="float">
            <text:p>8.11359277913853</text:p>
          </table:table-cell>
          <table:table-cell office:value-type="float" office:value="16.0310797827405" calcext:value-type="float">
            <text:p>16.0310797827405</text:p>
          </table:table-cell>
        </table:table-row>
        <table:table-row table:style-name="ro1">
          <table:table-cell office:value-type="float" office:value="7.83855918946534" calcext:value-type="float">
            <text:p>7.83855918946534</text:p>
          </table:table-cell>
          <table:table-cell office:value-type="float" office:value="15.9608647382672" calcext:value-type="float">
            <text:p>15.9608647382672</text:p>
          </table:table-cell>
          <table:table-cell office:value-type="float" office:value="7.92411197167546" calcext:value-type="float">
            <text:p>7.92411197167546</text:p>
          </table:table-cell>
          <table:table-cell office:value-type="float" office:value="16.1642652935132" calcext:value-type="float">
            <text:p>16.1642652935132</text:p>
          </table:table-cell>
          <table:table-cell office:value-type="float" office:value="3.54690956356458" calcext:value-type="float">
            <text:p>3.54690956356458</text:p>
          </table:table-cell>
          <table:table-cell office:value-type="float" office:value="18.4867474245392" calcext:value-type="float">
            <text:p>18.4867474245392</text:p>
          </table:table-cell>
          <table:table-cell office:value-type="float" office:value="2.3448860786262" calcext:value-type="float">
            <text:p>2.3448860786262</text:p>
          </table:table-cell>
          <table:table-cell office:value-type="float" office:value="0.317815840005414" calcext:value-type="float">
            <text:p>0.317815840005414</text:p>
          </table:table-cell>
          <table:table-cell office:value-type="float" office:value="7.97017032243063" calcext:value-type="float">
            <text:p>7.97017032243063</text:p>
          </table:table-cell>
          <table:table-cell office:value-type="float" office:value="16.1599575697924" calcext:value-type="float">
            <text:p>16.1599575697924</text:p>
          </table:table-cell>
          <table:table-cell office:value-type="float" office:value="7.97013995579944" calcext:value-type="float">
            <text:p>7.97013995579944</text:p>
          </table:table-cell>
          <table:table-cell office:value-type="float" office:value="16.1599397882459" calcext:value-type="float">
            <text:p>16.1599397882459</text:p>
          </table:table-cell>
        </table:table-row>
        <table:table-row table:style-name="ro1">
          <table:table-cell office:value-type="float" office:value="7.72139100924265" calcext:value-type="float">
            <text:p>7.72139100924265</text:p>
          </table:table-cell>
          <table:table-cell office:value-type="float" office:value="16.1291791750459" calcext:value-type="float">
            <text:p>16.1291791750459</text:p>
          </table:table-cell>
          <table:table-cell office:value-type="float" office:value="7.8620758104742" calcext:value-type="float">
            <text:p>7.8620758104742</text:p>
          </table:table-cell>
          <table:table-cell office:value-type="float" office:value="16.2426968860216" calcext:value-type="float">
            <text:p>16.2426968860216</text:p>
          </table:table-cell>
          <table:table-cell office:value-type="float" office:value="3.39545928624218" calcext:value-type="float">
            <text:p>3.39545928624218</text:p>
          </table:table-cell>
          <table:table-cell office:value-type="float" office:value="18.6390179339649" calcext:value-type="float">
            <text:p>18.6390179339649</text:p>
          </table:table-cell>
          <table:table-cell office:value-type="float" office:value="2.14763811061837" calcext:value-type="float">
            <text:p>2.14763811061837</text:p>
          </table:table-cell>
          <table:table-cell office:value-type="float" office:value="0.178875522569178" calcext:value-type="float">
            <text:p>0.178875522569178</text:p>
          </table:table-cell>
          <table:table-cell office:value-type="float" office:value="7.82910158023706" calcext:value-type="float">
            <text:p>7.82910158023706</text:p>
          </table:table-cell>
          <table:table-cell office:value-type="float" office:value="16.2833470037688" calcext:value-type="float">
            <text:p>16.2833470037688</text:p>
          </table:table-cell>
          <table:table-cell office:value-type="float" office:value="7.82906916044425" calcext:value-type="float">
            <text:p>7.82906916044425</text:p>
          </table:table-cell>
          <table:table-cell office:value-type="float" office:value="16.2833274433114" calcext:value-type="float">
            <text:p>16.2833274433114</text:p>
          </table:table-cell>
        </table:table-row>
        <table:table-row table:style-name="ro1">
          <table:table-cell office:value-type="float" office:value="7.84594404944119" calcext:value-type="float">
            <text:p>7.84594404944119</text:p>
          </table:table-cell>
          <table:table-cell office:value-type="float" office:value="16.3388017025361" calcext:value-type="float">
            <text:p>16.3388017025361</text:p>
          </table:table-cell>
          <table:table-cell office:value-type="float" office:value="7.79925844820192" calcext:value-type="float">
            <text:p>7.79925844820192</text:p>
          </table:table-cell>
          <table:table-cell office:value-type="float" office:value="16.3205042057104" calcext:value-type="float">
            <text:p>16.3205042057104</text:p>
          </table:table-cell>
          <table:table-cell office:value-type="float" office:value="3.34041473952493" calcext:value-type="float">
            <text:p>3.34041473952493</text:p>
          </table:table-cell>
          <table:table-cell office:value-type="float" office:value="18.692415450247" calcext:value-type="float">
            <text:p>18.692415450247</text:p>
          </table:table-cell>
          <table:table-cell office:value-type="float" office:value="0.766889618419955" calcext:value-type="float">
            <text:p>0.766889618419955</text:p>
          </table:table-cell>
          <table:table-cell office:value-type="float" office:value="0.237353911856054" calcext:value-type="float">
            <text:p>0.237353911856054</text:p>
          </table:table-cell>
          <table:table-cell office:value-type="float" office:value="7.79249849201164" calcext:value-type="float">
            <text:p>7.79249849201164</text:p>
          </table:table-cell>
          <table:table-cell office:value-type="float" office:value="16.3307621112372" calcext:value-type="float">
            <text:p>16.3307621112372</text:p>
          </table:table-cell>
          <table:table-cell office:value-type="float" office:value="7.79246947737553" calcext:value-type="float">
            <text:p>7.79246947737553</text:p>
          </table:table-cell>
          <table:table-cell office:value-type="float" office:value="16.3307415849524" calcext:value-type="float">
            <text:p>16.3307415849524</text:p>
          </table:table-cell>
        </table:table-row>
        <table:table-row table:style-name="ro1">
          <table:table-cell office:value-type="float" office:value="8.04171064651308" calcext:value-type="float">
            <text:p>8.04171064651308</text:p>
          </table:table-cell>
          <table:table-cell office:value-type="float" office:value="16.2747695350642" calcext:value-type="float">
            <text:p>16.2747695350642</text:p>
          </table:table-cell>
          <table:table-cell office:value-type="float" office:value="7.73566616654252" calcext:value-type="float">
            <text:p>7.73566616654252</text:p>
          </table:table-cell>
          <table:table-cell office:value-type="float" office:value="16.3976794719124" calcext:value-type="float">
            <text:p>16.3976794719124</text:p>
          </table:table-cell>
          <table:table-cell office:value-type="float" office:value="3.2616285357062" calcext:value-type="float">
            <text:p>3.2616285357062</text:p>
          </table:table-cell>
          <table:table-cell office:value-type="float" office:value="18.7652954673766" calcext:value-type="float">
            <text:p>18.7652954673766</text:p>
          </table:table-cell>
          <table:table-cell office:value-type="float" office:value="1.07325499341868" calcext:value-type="float">
            <text:p>1.07325499341868</text:p>
          </table:table-cell>
          <table:table-cell office:value-type="float" office:value="0.0574017705851893" calcext:value-type="float">
            <text:p>0.057401770585189</text:p>
          </table:table-cell>
          <table:table-cell office:value-type="float" office:value="7.80846361435181" calcext:value-type="float">
            <text:p>7.80846361435181</text:p>
          </table:table-cell>
          <table:table-cell office:value-type="float" office:value="16.3329035926958" calcext:value-type="float">
            <text:p>16.3329035926958</text:p>
          </table:table-cell>
          <table:table-cell office:value-type="float" office:value="7.80843926568236" calcext:value-type="float">
            <text:p>7.80843926568236</text:p>
          </table:table-cell>
          <table:table-cell office:value-type="float" office:value="16.332882983919" calcext:value-type="float">
            <text:p>16.332882983919</text:p>
          </table:table-cell>
        </table:table-row>
        <table:table-row table:style-name="ro1">
          <table:table-cell office:value-type="float" office:value="7.74241287128677" calcext:value-type="float">
            <text:p>7.74241287128677</text:p>
          </table:table-cell>
          <table:table-cell office:value-type="float" office:value="16.3840477609215" calcext:value-type="float">
            <text:p>16.3840477609215</text:p>
          </table:table-cell>
          <table:table-cell office:value-type="float" office:value="7.67130532467117" calcext:value-type="float">
            <text:p>7.67130532467117</text:p>
          </table:table-cell>
          <table:table-cell office:value-type="float" office:value="16.4742149671654" calcext:value-type="float">
            <text:p>16.4742149671654</text:p>
          </table:table-cell>
          <table:table-cell office:value-type="float" office:value="3.18465922028741" calcext:value-type="float">
            <text:p>3.18465922028741</text:p>
          </table:table-cell>
          <table:table-cell office:value-type="float" office:value="18.8356792437663" calcext:value-type="float">
            <text:p>18.8356792437663</text:p>
          </table:table-cell>
          <table:table-cell office:value-type="float" office:value="1.04298377240047" calcext:value-type="float">
            <text:p>1.04298377240047</text:p>
          </table:table-cell>
          <table:table-cell office:value-type="float" office:value="0.0949884981616668" calcext:value-type="float">
            <text:p>0.094988498161667</text:p>
          </table:table-cell>
          <table:table-cell office:value-type="float" office:value="7.74036368855391" calcext:value-type="float">
            <text:p>7.74036368855391</text:p>
          </table:table-cell>
          <table:table-cell office:value-type="float" office:value="16.4009840460503" calcext:value-type="float">
            <text:p>16.4009840460503</text:p>
          </table:table-cell>
          <table:table-cell office:value-type="float" office:value="7.74033985133916" calcext:value-type="float">
            <text:p>7.74033985133916</text:p>
          </table:table-cell>
          <table:table-cell office:value-type="float" office:value="16.4009632163841" calcext:value-type="float">
            <text:p>16.4009632163841</text:p>
          </table:table-cell>
        </table:table-row>
        <table:table-row table:style-name="ro1">
          <table:table-cell office:value-type="float" office:value="8.16665754398133" calcext:value-type="float">
            <text:p>8.16665754398133</text:p>
          </table:table-cell>
          <table:table-cell office:value-type="float" office:value="16.7355216009579" calcext:value-type="float">
            <text:p>16.7355216009579</text:p>
          </table:table-cell>
          <table:table-cell office:value-type="float" office:value="7.60618235861842" calcext:value-type="float">
            <text:p>7.60618235861842</text:p>
          </table:table-cell>
          <table:table-cell office:value-type="float" office:value="16.5501030379835" calcext:value-type="float">
            <text:p>16.5501030379835</text:p>
          </table:table-cell>
          <table:table-cell office:value-type="float" office:value="3.13318304437184" calcext:value-type="float">
            <text:p>3.13318304437184</text:p>
          </table:table-cell>
          <table:table-cell office:value-type="float" office:value="18.8818609571084" calcext:value-type="float">
            <text:p>18.8818609571084</text:p>
          </table:table-cell>
          <table:table-cell office:value-type="float" office:value="0.691559638361346" calcext:value-type="float">
            <text:p>0.691559638361346</text:p>
          </table:table-cell>
          <table:table-cell office:value-type="float" office:value="-0.0164130654033872" calcext:value-type="float">
            <text:p>-0.016413065403387</text:p>
          </table:table-cell>
          <table:table-cell office:value-type="float" office:value="7.76569419483938" calcext:value-type="float">
            <text:p>7.76569419483938</text:p>
          </table:table-cell>
          <table:table-cell office:value-type="float" office:value="16.4587050144895" calcext:value-type="float">
            <text:p>16.4587050144895</text:p>
          </table:table-cell>
          <table:table-cell office:value-type="float" office:value="7.76567602733723" calcext:value-type="float">
            <text:p>7.76567602733723</text:p>
          </table:table-cell>
          <table:table-cell office:value-type="float" office:value="16.458681338895" calcext:value-type="float">
            <text:p>16.458681338895</text:p>
          </table:table-cell>
        </table:table-row>
        <table:table-row table:style-name="ro1">
          <table:table-cell office:value-type="float" office:value="7.43408137915787" calcext:value-type="float">
            <text:p>7.43408137915787</text:p>
          </table:table-cell>
          <table:table-cell office:value-type="float" office:value="16.6934924122179" calcext:value-type="float">
            <text:p>16.6934924122179</text:p>
          </table:table-cell>
          <table:table-cell office:value-type="float" office:value="7.5403037806266" calcext:value-type="float">
            <text:p>7.5403037806266</text:p>
          </table:table-cell>
          <table:table-cell office:value-type="float" office:value="16.6253360956229" calcext:value-type="float">
            <text:p>16.6253360956229</text:p>
          </table:table-cell>
          <table:table-cell office:value-type="float" office:value="3.07225664973474" calcext:value-type="float">
            <text:p>3.07225664973474</text:p>
          </table:table-cell>
          <table:table-cell office:value-type="float" office:value="18.93670166051" calcext:value-type="float">
            <text:p>18.93670166051</text:p>
          </table:table-cell>
          <table:table-cell office:value-type="float" office:value="0.819727290814667" calcext:value-type="float">
            <text:p>0.819727290814667</text:p>
          </table:table-cell>
          <table:table-cell office:value-type="float" office:value="0.624601471713139" calcext:value-type="float">
            <text:p>0.624601471713139</text:p>
          </table:table-cell>
          <table:table-cell office:value-type="float" office:value="7.62022542222856" calcext:value-type="float">
            <text:p>7.62022542222856</text:p>
          </table:table-cell>
          <table:table-cell office:value-type="float" office:value="16.5951468552346" calcext:value-type="float">
            <text:p>16.5951468552346</text:p>
          </table:table-cell>
          <table:table-cell office:value-type="float" office:value="7.62020385899027" calcext:value-type="float">
            <text:p>7.62020385899027</text:p>
          </table:table-cell>
          <table:table-cell office:value-type="float" office:value="16.5951228446078" calcext:value-type="float">
            <text:p>16.5951228446078</text:p>
          </table:table-cell>
        </table:table-row>
        <table:table-row table:style-name="ro1">
          <table:table-cell office:value-type="float" office:value="7.55066302977196" calcext:value-type="float">
            <text:p>7.55066302977196</text:p>
          </table:table-cell>
          <table:table-cell office:value-type="float" office:value="16.5233437431212" calcext:value-type="float">
            <text:p>16.5233437431212</text:p>
          </table:table-cell>
          <table:table-cell office:value-type="float" office:value="7.47367617849862" calcext:value-type="float">
            <text:p>7.47367617849862</text:p>
          </table:table-cell>
          <table:table-cell office:value-type="float" office:value="16.6999066168405" calcext:value-type="float">
            <text:p>16.6999066168405</text:p>
          </table:table-cell>
          <table:table-cell office:value-type="float" office:value="2.88468688935549" calcext:value-type="float">
            <text:p>2.88468688935549</text:p>
          </table:table-cell>
          <table:table-cell office:value-type="float" office:value="19.0854322315806" calcext:value-type="float">
            <text:p>19.0854322315806</text:p>
          </table:table-cell>
          <table:table-cell office:value-type="float" office:value="2.39380863436678" calcext:value-type="float">
            <text:p>2.39380863436678</text:p>
          </table:table-cell>
          <table:table-cell office:value-type="float" office:value="0.497136675659673" calcext:value-type="float">
            <text:p>0.497136675659673</text:p>
          </table:table-cell>
          <table:table-cell office:value-type="float" office:value="7.49926039647683" calcext:value-type="float">
            <text:p>7.49926039647683</text:p>
          </table:table-cell>
          <table:table-cell office:value-type="float" office:value="16.6879734411632" calcext:value-type="float">
            <text:p>16.6879734411632</text:p>
          </table:table-cell>
          <table:table-cell office:value-type="float" office:value="7.49923678898923" calcext:value-type="float">
            <text:p>7.49923678898923</text:p>
          </table:table-cell>
          <table:table-cell office:value-type="float" office:value="16.6879488608922" calcext:value-type="float">
            <text:p>16.6879488608922</text:p>
          </table:table-cell>
        </table:table-row>
        <table:table-row table:style-name="ro1">
          <table:table-cell office:value-type="float" office:value="7.69535507539012" calcext:value-type="float">
            <text:p>7.69535507539012</text:p>
          </table:table-cell>
          <table:table-cell office:value-type="float" office:value="16.6519629272081" calcext:value-type="float">
            <text:p>16.6519629272081</text:p>
          </table:table-cell>
          <table:table-cell office:value-type="float" office:value="7.40630621493916" calcext:value-type="float">
            <text:p>7.40630621493916</text:p>
          </table:table-cell>
          <table:table-cell office:value-type="float" office:value="16.7738071446465" calcext:value-type="float">
            <text:p>16.7738071446465</text:p>
          </table:table-cell>
          <table:table-cell office:value-type="float" office:value="2.79690585678657" calcext:value-type="float">
            <text:p>2.79690585678657</text:p>
          </table:table-cell>
          <table:table-cell office:value-type="float" office:value="19.1481932809421" calcext:value-type="float">
            <text:p>19.1481932809421</text:p>
          </table:table-cell>
          <table:table-cell office:value-type="float" office:value="1.07909494465645" calcext:value-type="float">
            <text:p>1.07909494465645</text:p>
          </table:table-cell>
          <table:table-cell office:value-type="float" office:value="0.230772843345811" calcext:value-type="float">
            <text:p>0.230772843345811</text:p>
          </table:table-cell>
          <table:table-cell office:value-type="float" office:value="7.50044291265393" calcext:value-type="float">
            <text:p>7.50044291265393</text:p>
          </table:table-cell>
          <table:table-cell office:value-type="float" office:value="16.6973112838915" calcext:value-type="float">
            <text:p>16.6973112838915</text:p>
          </table:table-cell>
          <table:table-cell office:value-type="float" office:value="7.50042249896043" calcext:value-type="float">
            <text:p>7.50042249896043</text:p>
          </table:table-cell>
          <table:table-cell office:value-type="float" office:value="16.6972878561834" calcext:value-type="float">
            <text:p>16.6972878561834</text:p>
          </table:table-cell>
        </table:table-row>
        <table:table-row table:style-name="ro1">
          <table:table-cell office:value-type="float" office:value="7.21364371524614" calcext:value-type="float">
            <text:p>7.21364371524614</text:p>
          </table:table-cell>
          <table:table-cell office:value-type="float" office:value="16.7024427646838" calcext:value-type="float">
            <text:p>16.7024427646838</text:p>
          </table:table-cell>
          <table:table-cell office:value-type="float" office:value="7.33820062688845" calcext:value-type="float">
            <text:p>7.33820062688845</text:p>
          </table:table-cell>
          <table:table-cell office:value-type="float" office:value="16.8470302890495" calcext:value-type="float">
            <text:p>16.8470302890495</text:p>
          </table:table-cell>
          <table:table-cell office:value-type="float" office:value="2.62228510327697" calcext:value-type="float">
            <text:p>2.62228510327697</text:p>
          </table:table-cell>
          <table:table-cell office:value-type="float" office:value="19.2670504319159" calcext:value-type="float">
            <text:p>19.2670504319159</text:p>
          </table:table-cell>
          <table:table-cell office:value-type="float" office:value="2.11233117417385" calcext:value-type="float">
            <text:p>2.11233117417385</text:p>
          </table:table-cell>
          <table:table-cell office:value-type="float" office:value="0.270206539395185" calcext:value-type="float">
            <text:p>0.270206539395185</text:p>
          </table:table-cell>
          <table:table-cell office:value-type="float" office:value="7.31776812850965" calcext:value-type="float">
            <text:p>7.31776812850965</text:p>
          </table:table-cell>
          <table:table-cell office:value-type="float" office:value="16.8149329146508" calcext:value-type="float">
            <text:p>16.8149329146508</text:p>
          </table:table-cell>
          <table:table-cell office:value-type="float" office:value="7.31774478226575" calcext:value-type="float">
            <text:p>7.31774478226575</text:p>
          </table:table-cell>
          <table:table-cell office:value-type="float" office:value="16.8149078892248" calcext:value-type="float">
            <text:p>16.8149078892248</text:p>
          </table:table-cell>
        </table:table-row>
        <table:table-row table:style-name="ro1">
          <table:table-cell office:value-type="float" office:value="7.0351430835088" calcext:value-type="float">
            <text:p>7.0351430835088</text:p>
          </table:table-cell>
          <table:table-cell office:value-type="float" office:value="17.1312189805408" calcext:value-type="float">
            <text:p>17.1312189805408</text:p>
          </table:table-cell>
          <table:table-cell office:value-type="float" office:value="7.26936622484852" calcext:value-type="float">
            <text:p>7.26936622484852</text:p>
          </table:table-cell>
          <table:table-cell office:value-type="float" office:value="16.9195687277962" calcext:value-type="float">
            <text:p>16.9195687277962</text:p>
          </table:table-cell>
          <table:table-cell office:value-type="float" office:value="2.533077820755" calcext:value-type="float">
            <text:p>2.533077820755</text:p>
          </table:table-cell>
          <table:table-cell office:value-type="float" office:value="19.3243058381278" calcext:value-type="float">
            <text:p>19.3243058381278</text:p>
          </table:table-cell>
          <table:table-cell office:value-type="float" office:value="1.06000569788296" calcext:value-type="float">
            <text:p>1.06000569788296</text:p>
          </table:table-cell>
          <table:table-cell office:value-type="float" office:value="0.0726559864608486" calcext:value-type="float">
            <text:p>0.072655986460849</text:p>
          </table:table-cell>
          <table:table-cell office:value-type="float" office:value="7.14779418469978" calcext:value-type="float">
            <text:p>7.14779418469978</text:p>
          </table:table-cell>
          <table:table-cell office:value-type="float" office:value="16.9561288948628" calcext:value-type="float">
            <text:p>16.9561288948628</text:p>
          </table:table-cell>
          <table:table-cell office:value-type="float" office:value="7.1477708155173" calcext:value-type="float">
            <text:p>7.1477708155173</text:p>
          </table:table-cell>
          <table:table-cell office:value-type="float" office:value="16.9561010030926" calcext:value-type="float">
            <text:p>16.9561010030926</text:p>
          </table:table-cell>
        </table:table-row>
        <table:table-row table:style-name="ro1">
          <table:table-cell office:value-type="float" office:value="7.4310731841372" calcext:value-type="float">
            <text:p>7.4310731841372</text:p>
          </table:table-cell>
          <table:table-cell office:value-type="float" office:value="16.9399457535242" calcext:value-type="float">
            <text:p>16.9399457535242</text:p>
          </table:table-cell>
          <table:table-cell office:value-type="float" office:value="7.19980989220223" calcext:value-type="float">
            <text:p>7.19980989220223</text:p>
          </table:table-cell>
          <table:table-cell office:value-type="float" office:value="16.9914152071031" calcext:value-type="float">
            <text:p>16.9914152071031</text:p>
          </table:table-cell>
          <table:table-cell office:value-type="float" office:value="2.46225065721727" calcext:value-type="float">
            <text:p>2.46225065721727</text:p>
          </table:table-cell>
          <table:table-cell office:value-type="float" office:value="19.3690412102379" calcext:value-type="float">
            <text:p>19.3690412102379</text:p>
          </table:table-cell>
          <table:table-cell office:value-type="float" office:value="0.837719560033344" calcext:value-type="float">
            <text:p>0.837719560033344</text:p>
          </table:table-cell>
          <table:table-cell office:value-type="float" office:value="0.299962095138343" calcext:value-type="float">
            <text:p>0.299962095138343</text:p>
          </table:table-cell>
          <table:table-cell office:value-type="float" office:value="7.18487286256928" calcext:value-type="float">
            <text:p>7.18487286256928</text:p>
          </table:table-cell>
          <table:table-cell office:value-type="float" office:value="16.9488617614695" calcext:value-type="float">
            <text:p>16.9488617614695</text:p>
          </table:table-cell>
          <table:table-cell office:value-type="float" office:value="7.18485388349557" calcext:value-type="float">
            <text:p>7.18485388349557</text:p>
          </table:table-cell>
          <table:table-cell office:value-type="float" office:value="16.9488360975181" calcext:value-type="float">
            <text:p>16.9488360975181</text:p>
          </table:table-cell>
        </table:table-row>
        <table:table-row table:style-name="ro1">
          <table:table-cell office:value-type="float" office:value="7.17175069497406" calcext:value-type="float">
            <text:p>7.17175069497406</text:p>
          </table:table-cell>
          <table:table-cell office:value-type="float" office:value="16.6528745125158" calcext:value-type="float">
            <text:p>16.6528745125158</text:p>
          </table:table-cell>
          <table:table-cell office:value-type="float" office:value="7.12953858452488" calcext:value-type="float">
            <text:p>7.12953858452488</text:p>
          </table:table-cell>
          <table:table-cell office:value-type="float" office:value="17.0625625423822" calcext:value-type="float">
            <text:p>17.0625625423822</text:p>
          </table:table-cell>
          <table:table-cell office:value-type="float" office:value="2.37061182687299" calcext:value-type="float">
            <text:p>2.37061182687299</text:p>
          </table:table-cell>
          <table:table-cell office:value-type="float" office:value="19.4231464776637" calcext:value-type="float">
            <text:p>19.4231464776637</text:p>
          </table:table-cell>
          <table:table-cell office:value-type="float" office:value="1.06419242574299" calcext:value-type="float">
            <text:p>1.06419242574299</text:p>
          </table:table-cell>
          <table:table-cell office:value-type="float" office:value="0.00405265906222013" calcext:value-type="float">
            <text:p>0.00405265906222</text:p>
          </table:table-cell>
          <table:table-cell office:value-type="float" office:value="7.16123380526709" calcext:value-type="float">
            <text:p>7.16123380526709</text:p>
          </table:table-cell>
          <table:table-cell office:value-type="float" office:value="16.9280667735475" calcext:value-type="float">
            <text:p>16.9280667735475</text:p>
          </table:table-cell>
          <table:table-cell office:value-type="float" office:value="7.16121492158296" calcext:value-type="float">
            <text:p>7.16121492158296</text:p>
          </table:table-cell>
          <table:table-cell office:value-type="float" office:value="16.9280446799363" calcext:value-type="float">
            <text:p>16.9280446799363</text:p>
          </table:table-cell>
        </table:table-row>
        <table:table-row table:style-name="ro1">
          <table:table-cell office:value-type="float" office:value="7.28423736148578" calcext:value-type="float">
            <text:p>7.28423736148578</text:p>
          </table:table-cell>
          <table:table-cell office:value-type="float" office:value="16.8867492528077" calcext:value-type="float">
            <text:p>16.8867492528077</text:p>
          </table:table-cell>
          <table:table-cell office:value-type="float" office:value="7.05855932888867" calcext:value-type="float">
            <text:p>7.05855932888867</text:p>
          </table:table-cell>
          <table:table-cell office:value-type="float" office:value="17.1330036189592" calcext:value-type="float">
            <text:p>17.1330036189592</text:p>
          </table:table-cell>
          <table:table-cell office:value-type="float" office:value="2.40481451393227" calcext:value-type="float">
            <text:p>2.40481451393227</text:p>
          </table:table-cell>
          <table:table-cell office:value-type="float" office:value="19.4029712646226" calcext:value-type="float">
            <text:p>19.4029712646226</text:p>
          </table:table-cell>
          <table:table-cell office:value-type="float" office:value="-0.397097346166954" calcext:value-type="float">
            <text:p>-0.397097346166954</text:p>
          </table:table-cell>
          <table:table-cell office:value-type="float" office:value="-0.169232596250659" calcext:value-type="float">
            <text:p>-0.169232596250659</text:p>
          </table:table-cell>
          <table:table-cell office:value-type="float" office:value="7.22174290485651" calcext:value-type="float">
            <text:p>7.22174290485651</text:p>
          </table:table-cell>
          <table:table-cell office:value-type="float" office:value="16.890954891433" calcext:value-type="float">
            <text:p>16.890954891433</text:p>
          </table:table-cell>
          <table:table-cell office:value-type="float" office:value="7.22172797734983" calcext:value-type="float">
            <text:p>7.22172797734983</text:p>
          </table:table-cell>
          <table:table-cell office:value-type="float" office:value="16.8909362047953" calcext:value-type="float">
            <text:p>16.8909362047953</text:p>
          </table:table-cell>
        </table:table-row>
        <table:table-row table:style-name="ro1">
          <table:table-cell office:value-type="float" office:value="6.51397584183897" calcext:value-type="float">
            <text:p>6.51397584183897</text:p>
          </table:table-cell>
          <table:table-cell office:value-type="float" office:value="17.3395133081652" calcext:value-type="float">
            <text:p>17.3395133081652</text:p>
          </table:table-cell>
          <table:table-cell office:value-type="float" office:value="6.98687922316001" calcext:value-type="float">
            <text:p>6.98687922316001</text:p>
          </table:table-cell>
          <table:table-cell office:value-type="float" office:value="17.2027313927852" calcext:value-type="float">
            <text:p>17.2027313927852</text:p>
          </table:table-cell>
          <table:table-cell office:value-type="float" office:value="2.20501257724235" calcext:value-type="float">
            <text:p>2.20501257724235</text:p>
          </table:table-cell>
          <table:table-cell office:value-type="float" office:value="19.5254330875219" calcext:value-type="float">
            <text:p>19.5254330875219</text:p>
          </table:table-cell>
          <table:table-cell office:value-type="float" office:value="2.34345283658229" calcext:value-type="float">
            <text:p>2.34345283658229</text:p>
          </table:table-cell>
          <table:table-cell office:value-type="float" office:value="0.240518858575451" calcext:value-type="float">
            <text:p>0.240518858575451</text:p>
          </table:table-cell>
          <table:table-cell office:value-type="float" office:value="6.84548482156281" calcext:value-type="float">
            <text:p>6.84548482156281</text:p>
          </table:table-cell>
          <table:table-cell office:value-type="float" office:value="17.1495360116552" calcext:value-type="float">
            <text:p>17.1495360116552</text:p>
          </table:table-cell>
          <table:table-cell office:value-type="float" office:value="6.84546467901628" calcext:value-type="float">
            <text:p>6.84546467901628</text:p>
          </table:table-cell>
          <table:table-cell office:value-type="float" office:value="17.149509485273" calcext:value-type="float">
            <text:p>17.149509485273</text:p>
          </table:table-cell>
        </table:table-row>
        <table:table-row table:style-name="ro1">
          <table:table-cell office:value-type="float" office:value="6.87540336266271" calcext:value-type="float">
            <text:p>6.87540336266271</text:p>
          </table:table-cell>
          <table:table-cell office:value-type="float" office:value="17.524427261166" calcext:value-type="float">
            <text:p>17.524427261166</text:p>
          </table:table-cell>
          <table:table-cell office:value-type="float" office:value="6.91450543528976" calcext:value-type="float">
            <text:p>6.91450543528976</text:p>
          </table:table-cell>
          <table:table-cell office:value-type="float" office:value="17.2717388911409" calcext:value-type="float">
            <text:p>17.2717388911409</text:p>
          </table:table-cell>
          <table:table-cell office:value-type="float" office:value="2.09029820813479" calcext:value-type="float">
            <text:p>2.09029820813479</text:p>
          </table:table-cell>
          <table:table-cell office:value-type="float" office:value="19.5920022045657" calcext:value-type="float">
            <text:p>19.5920022045657</text:p>
          </table:table-cell>
          <table:table-cell office:value-type="float" office:value="1.32630440788445" calcext:value-type="float">
            <text:p>1.32630440788445</text:p>
          </table:table-cell>
          <table:table-cell office:value-type="float" office:value="-0.404338959875827" calcext:value-type="float">
            <text:p>-0.404338959875827</text:p>
          </table:table-cell>
          <table:table-cell office:value-type="float" office:value="6.73873368756534" calcext:value-type="float">
            <text:p>6.73873368756534</text:p>
          </table:table-cell>
          <table:table-cell office:value-type="float" office:value="17.2657222130282" calcext:value-type="float">
            <text:p>17.2657222130282</text:p>
          </table:table-cell>
          <table:table-cell office:value-type="float" office:value="6.73871588324367" calcext:value-type="float">
            <text:p>6.73871588324367</text:p>
          </table:table-cell>
          <table:table-cell office:value-type="float" office:value="17.265693250607" calcext:value-type="float">
            <text:p>17.265693250607</text:p>
          </table:table-cell>
        </table:table-row>
        <table:table-row table:style-name="ro1">
          <table:table-cell office:value-type="float" office:value="7.06863213731709" calcext:value-type="float">
            <text:p>7.06863213731709</text:p>
          </table:table-cell>
          <table:table-cell office:value-type="float" office:value="17.3677639671744" calcext:value-type="float">
            <text:p>17.3677639671744</text:p>
          </table:table-cell>
          <table:table-cell office:value-type="float" office:value="6.84144520259637" calcext:value-type="float">
            <text:p>6.84144520259637</text:p>
          </table:table-cell>
          <table:table-cell office:value-type="float" office:value="17.340019213334" calcext:value-type="float">
            <text:p>17.340019213334</text:p>
          </table:table-cell>
          <table:table-cell office:value-type="float" office:value="2.01219840347237" calcext:value-type="float">
            <text:p>2.01219840347237</text:p>
          </table:table-cell>
          <table:table-cell office:value-type="float" office:value="19.6416489153288" calcext:value-type="float">
            <text:p>19.6416489153288</text:p>
          </table:table-cell>
          <table:table-cell office:value-type="float" office:value="0.925439105392792" calcext:value-type="float">
            <text:p>0.925439105392792</text:p>
          </table:table-cell>
          <table:table-cell office:value-type="float" office:value="0.15013538211434" calcext:value-type="float">
            <text:p>0.15013538211434</text:p>
          </table:table-cell>
          <table:table-cell office:value-type="float" office:value="6.77315420718585" calcext:value-type="float">
            <text:p>6.77315420718585</text:p>
          </table:table-cell>
          <table:table-cell office:value-type="float" office:value="17.2809790622183" calcext:value-type="float">
            <text:p>17.2809790622183</text:p>
          </table:table-cell>
          <table:table-cell office:value-type="float" office:value="6.77313971336309" calcext:value-type="float">
            <text:p>6.77313971336309</text:p>
          </table:table-cell>
          <table:table-cell office:value-type="float" office:value="17.2809522518425" calcext:value-type="float">
            <text:p>17.2809522518425</text:p>
          </table:table-cell>
        </table:table-row>
        <table:table-row table:style-name="ro1">
          <table:table-cell office:value-type="float" office:value="7.05061056399484" calcext:value-type="float">
            <text:p>7.05061056399484</text:p>
          </table:table-cell>
          <table:table-cell office:value-type="float" office:value="17.46188956161" calcext:value-type="float">
            <text:p>17.46188956161</text:p>
          </table:table-cell>
          <table:table-cell office:value-type="float" office:value="6.76770583104225" calcext:value-type="float">
            <text:p>6.76770583104225</text:p>
          </table:table-cell>
          <table:table-cell office:value-type="float" office:value="17.4075655313891" calcext:value-type="float">
            <text:p>17.4075655313891</text:p>
          </table:table-cell>
          <table:table-cell office:value-type="float" office:value="1.92906163480477" calcext:value-type="float">
            <text:p>1.92906163480477</text:p>
          </table:table-cell>
          <table:table-cell office:value-type="float" office:value="19.6927614204462" calcext:value-type="float">
            <text:p>19.6927614204462</text:p>
          </table:table-cell>
          <table:table-cell office:value-type="float" office:value="0.975920615822605" calcext:value-type="float">
            <text:p>0.975920615822605</text:p>
          </table:table-cell>
          <table:table-cell office:value-type="float" office:value="0.228375675409969" calcext:value-type="float">
            <text:p>0.228375675409969</text:p>
          </table:table-cell>
          <table:table-cell office:value-type="float" office:value="6.78033278790592" calcext:value-type="float">
            <text:p>6.78033278790592</text:p>
          </table:table-cell>
          <table:table-cell office:value-type="float" office:value="17.3191148305416" calcext:value-type="float">
            <text:p>17.3191148305416</text:p>
          </table:table-cell>
          <table:table-cell office:value-type="float" office:value="6.78032068401628" calcext:value-type="float">
            <text:p>6.78032068401628</text:p>
          </table:table-cell>
          <table:table-cell office:value-type="float" office:value="17.3190892847449" calcext:value-type="float">
            <text:p>17.3190892847449</text:p>
          </table:table-cell>
        </table:table-row>
        <table:table-row table:style-name="ro1">
          <table:table-cell office:value-type="float" office:value="6.90685846430924" calcext:value-type="float">
            <text:p>6.90685846430924</text:p>
          </table:table-cell>
          <table:table-cell office:value-type="float" office:value="17.5711087996752" calcext:value-type="float">
            <text:p>17.5711087996752</text:p>
          </table:table-cell>
          <table:table-cell office:value-type="float" office:value="6.69329469450309" calcext:value-type="float">
            <text:p>6.69329469450309</text:p>
          </table:table-cell>
          <table:table-cell office:value-type="float" office:value="17.4743710907307" calcext:value-type="float">
            <text:p>17.4743710907307</text:p>
          </table:table-cell>
          <table:table-cell office:value-type="float" office:value="1.89096270793295" calcext:value-type="float">
            <text:p>1.89096270793295</text:p>
          </table:table-cell>
          <table:table-cell office:value-type="float" office:value="19.7150020863182" calcext:value-type="float">
            <text:p>19.7150020863182</text:p>
          </table:table-cell>
          <table:table-cell office:value-type="float" office:value="0.441154785445215" calcext:value-type="float">
            <text:p>0.441154785445215</text:p>
          </table:table-cell>
          <table:table-cell office:value-type="float" office:value="-0.0400138568812526" calcext:value-type="float">
            <text:p>-0.040013856881253</text:p>
          </table:table-cell>
          <table:table-cell office:value-type="float" office:value="6.76262763410003" calcext:value-type="float">
            <text:p>6.76262763410003</text:p>
          </table:table-cell>
          <table:table-cell office:value-type="float" office:value="17.3684592473791" calcext:value-type="float">
            <text:p>17.3684592473791</text:p>
          </table:table-cell>
          <table:table-cell office:value-type="float" office:value="6.76261702663837" calcext:value-type="float">
            <text:p>6.76261702663837</text:p>
          </table:table-cell>
          <table:table-cell office:value-type="float" office:value="17.3684348377617" calcext:value-type="float">
            <text:p>17.3684348377617</text:p>
          </table:table-cell>
        </table:table-row>
        <table:table-row table:style-name="ro1">
          <table:table-cell office:value-type="float" office:value="6.4758866056106" calcext:value-type="float">
            <text:p>6.4758866056106</text:p>
          </table:table-cell>
          <table:table-cell office:value-type="float" office:value="17.6204229140934" calcext:value-type="float">
            <text:p>17.6204229140934</text:p>
          </table:table-cell>
          <table:table-cell office:value-type="float" office:value="6.61821923403054" calcext:value-type="float">
            <text:p>6.61821923403054</text:p>
          </table:table-cell>
          <table:table-cell office:value-type="float" office:value="17.5404292108587" calcext:value-type="float">
            <text:p>17.5404292108587</text:p>
          </table:table-cell>
          <table:table-cell office:value-type="float" office:value="1.82747768365009" calcext:value-type="float">
            <text:p>1.82747768365009</text:p>
          </table:table-cell>
          <table:table-cell office:value-type="float" office:value="19.7524035588375" calcext:value-type="float">
            <text:p>19.7524035588375</text:p>
          </table:table-cell>
          <table:table-cell office:value-type="float" office:value="0.736832304856954" calcext:value-type="float">
            <text:p>0.736832304856954</text:p>
          </table:table-cell>
          <table:table-cell office:value-type="float" office:value="0.109076468529165" calcext:value-type="float">
            <text:p>0.109076468529165</text:p>
          </table:table-cell>
          <table:table-cell office:value-type="float" office:value="6.61254013091486" calcext:value-type="float">
            <text:p>6.61254013091486</text:p>
          </table:table-cell>
          <table:table-cell office:value-type="float" office:value="17.4789963785981" calcext:value-type="float">
            <text:p>17.4789963785981</text:p>
          </table:table-cell>
          <table:table-cell office:value-type="float" office:value="6.61252726265487" calcext:value-type="float">
            <text:p>6.61252726265487</text:p>
          </table:table-cell>
          <table:table-cell office:value-type="float" office:value="17.4789714909418" calcext:value-type="float">
            <text:p>17.4789714909418</text:p>
          </table:table-cell>
        </table:table-row>
        <table:table-row table:style-name="ro1">
          <table:table-cell office:value-type="float" office:value="5.98797770613599" calcext:value-type="float">
            <text:p>5.98797770613599</text:p>
          </table:table-cell>
          <table:table-cell office:value-type="float" office:value="17.4210070306167" calcext:value-type="float">
            <text:p>17.4210070306167</text:p>
          </table:table-cell>
          <table:table-cell office:value-type="float" office:value="6.54248695710809" calcext:value-type="float">
            <text:p>6.54248695710809</text:p>
          </table:table-cell>
          <table:table-cell office:value-type="float" office:value="17.6057332860159" calcext:value-type="float">
            <text:p>17.6057332860159</text:p>
          </table:table-cell>
          <table:table-cell office:value-type="float" office:value="1.7843840895016" calcext:value-type="float">
            <text:p>1.7843840895016</text:p>
          </table:table-cell>
          <table:table-cell office:value-type="float" office:value="19.7771624763156" calcext:value-type="float">
            <text:p>19.7771624763156</text:p>
          </table:table-cell>
          <table:table-cell office:value-type="float" office:value="0.496997168132658" calcext:value-type="float">
            <text:p>0.496997168132658</text:p>
          </table:table-cell>
          <table:table-cell office:value-type="float" office:value="-0.297160540237947" calcext:value-type="float">
            <text:p>-0.297160540237947</text:p>
          </table:table-cell>
          <table:table-cell office:value-type="float" office:value="6.4177895524121" calcext:value-type="float">
            <text:p>6.4177895524121</text:p>
          </table:table-cell>
          <table:table-cell office:value-type="float" office:value="17.5624253631811" calcext:value-type="float">
            <text:p>17.5624253631811</text:p>
          </table:table-cell>
          <table:table-cell office:value-type="float" office:value="6.41777185506386" calcext:value-type="float">
            <text:p>6.41777185506386</text:p>
          </table:table-cell>
          <table:table-cell office:value-type="float" office:value="17.5624017582447" calcext:value-type="float">
            <text:p>17.5624017582447</text:p>
          </table:table-cell>
        </table:table-row>
        <table:table-row table:style-name="ro1">
          <table:table-cell office:value-type="float" office:value="6.26850040658767" calcext:value-type="float">
            <text:p>6.26850040658767</text:p>
          </table:table-cell>
          <table:table-cell office:value-type="float" office:value="17.5153550250318" calcext:value-type="float">
            <text:p>17.5153550250318</text:p>
          </table:table-cell>
          <table:table-cell office:value-type="float" office:value="6.46610543690031" calcext:value-type="float">
            <text:p>6.46610543690031</text:p>
          </table:table-cell>
          <table:table-cell office:value-type="float" office:value="17.6702767858493" calcext:value-type="float">
            <text:p>17.6702767858493</text:p>
          </table:table-cell>
          <table:table-cell office:value-type="float" office:value="1.76827603151575" calcext:value-type="float">
            <text:p>1.76827603151575</text:p>
          </table:table-cell>
          <table:table-cell office:value-type="float" office:value="19.7870650976979" calcext:value-type="float">
            <text:p>19.7870650976979</text:p>
          </table:table-cell>
          <table:table-cell office:value-type="float" office:value="0.189085018528165" calcext:value-type="float">
            <text:p>0.189085018528165</text:p>
          </table:table-cell>
          <table:table-cell office:value-type="float" office:value="0.311927424412168" calcext:value-type="float">
            <text:p>0.311927424412168</text:p>
          </table:table-cell>
          <table:table-cell office:value-type="float" office:value="6.37187356823465" calcext:value-type="float">
            <text:p>6.37187356823465</text:p>
          </table:table-cell>
          <table:table-cell office:value-type="float" office:value="17.578968332656" calcext:value-type="float">
            <text:p>17.578968332656</text:p>
          </table:table-cell>
          <table:table-cell office:value-type="float" office:value="6.37185650099072" calcext:value-type="float">
            <text:p>6.37185650099072</text:p>
          </table:table-cell>
          <table:table-cell office:value-type="float" office:value="17.5789467428354" calcext:value-type="float">
            <text:p>17.5789467428354</text:p>
          </table:table-cell>
        </table:table-row>
        <table:table-row table:style-name="ro1">
          <table:table-cell office:value-type="float" office:value="6.03576164584412" calcext:value-type="float">
            <text:p>6.03576164584412</text:p>
          </table:table-cell>
          <table:table-cell office:value-type="float" office:value="17.8526923319865" calcext:value-type="float">
            <text:p>17.8526923319865</text:p>
          </table:table-cell>
          <table:table-cell office:value-type="float" office:value="6.38908231149558" calcext:value-type="float">
            <text:p>6.38908231149558</text:p>
          </table:table-cell>
          <table:table-cell office:value-type="float" office:value="17.7340532560628" calcext:value-type="float">
            <text:p>17.7340532560628</text:p>
          </table:table-cell>
          <table:table-cell office:value-type="float" office:value="1.70798862993978" calcext:value-type="float">
            <text:p>1.70798862993978</text:p>
          </table:table-cell>
          <table:table-cell office:value-type="float" office:value="19.8215842026468" calcext:value-type="float">
            <text:p>19.8215842026468</text:p>
          </table:table-cell>
          <table:table-cell office:value-type="float" office:value="0.694704210096203" calcext:value-type="float">
            <text:p>0.694704210096203</text:p>
          </table:table-cell>
          <table:table-cell office:value-type="float" office:value="0.552132324947116" calcext:value-type="float">
            <text:p>0.552132324947116</text:p>
          </table:table-cell>
          <table:table-cell office:value-type="float" office:value="6.20586687560973" calcext:value-type="float">
            <text:p>6.20586687560973</text:p>
          </table:table-cell>
          <table:table-cell office:value-type="float" office:value="17.6957488413756" calcext:value-type="float">
            <text:p>17.6957488413756</text:p>
          </table:table-cell>
          <table:table-cell office:value-type="float" office:value="6.20584972318873" calcext:value-type="float">
            <text:p>6.20584972318873</text:p>
          </table:table-cell>
          <table:table-cell office:value-type="float" office:value="17.6957251624346" calcext:value-type="float">
            <text:p>17.6957251624346</text:p>
          </table:table-cell>
        </table:table-row>
        <table:table-row table:style-name="ro1">
          <table:table-cell office:value-type="float" office:value="6.26829026101877" calcext:value-type="float">
            <text:p>6.26829026101877</text:p>
          </table:table-cell>
          <table:table-cell office:value-type="float" office:value="17.8847697783822" calcext:value-type="float">
            <text:p>17.8847697783822</text:p>
          </table:table-cell>
          <table:table-cell office:value-type="float" office:value="6.31142528314225" calcext:value-type="float">
            <text:p>6.31142528314225</text:p>
          </table:table-cell>
          <table:table-cell office:value-type="float" office:value="17.7970563190624" calcext:value-type="float">
            <text:p>17.7970563190624</text:p>
          </table:table-cell>
          <table:table-cell office:value-type="float" office:value="1.61717138748793" calcext:value-type="float">
            <text:p>1.61717138748793</text:p>
          </table:table-cell>
          <table:table-cell office:value-type="float" office:value="19.8671234091881" calcext:value-type="float">
            <text:p>19.8671234091881</text:p>
          </table:table-cell>
          <table:table-cell office:value-type="float" office:value="1.01595230493212" calcext:value-type="float">
            <text:p>1.01595230493212</text:p>
          </table:table-cell>
          <table:table-cell office:value-type="float" office:value="0.277195652933788" calcext:value-type="float">
            <text:p>0.277195652933788</text:p>
          </table:table-cell>
          <table:table-cell office:value-type="float" office:value="6.14612563305782" calcext:value-type="float">
            <text:p>6.14612563305782</text:p>
          </table:table-cell>
          <table:table-cell office:value-type="float" office:value="17.7550150132214" calcext:value-type="float">
            <text:p>17.7550150132214</text:p>
          </table:table-cell>
          <table:table-cell office:value-type="float" office:value="6.14611079378123" calcext:value-type="float">
            <text:p>6.14611079378123</text:p>
          </table:table-cell>
          <table:table-cell office:value-type="float" office:value="17.7549908805169" calcext:value-type="float">
            <text:p>17.7549908805169</text:p>
          </table:table-cell>
        </table:table-row>
        <table:table-row table:style-name="ro1">
          <table:table-cell office:value-type="float" office:value="5.83931204713301" calcext:value-type="float">
            <text:p>5.83931204713301</text:p>
          </table:table-cell>
          <table:table-cell office:value-type="float" office:value="17.9222312700301" calcext:value-type="float">
            <text:p>17.9222312700301</text:p>
          </table:table-cell>
          <table:table-cell office:value-type="float" office:value="6.23314211747844" calcext:value-type="float">
            <text:p>6.23314211747844</text:p>
          </table:table-cell>
          <table:table-cell office:value-type="float" office:value="17.8592796745943" calcext:value-type="float">
            <text:p>17.8592796745943</text:p>
          </table:table-cell>
          <table:table-cell office:value-type="float" office:value="1.6036977857794" calcext:value-type="float">
            <text:p>1.6036977857794</text:p>
          </table:table-cell>
          <table:table-cell office:value-type="float" office:value="19.8734184838546" calcext:value-type="float">
            <text:p>19.8734184838546</text:p>
          </table:table-cell>
          <table:table-cell office:value-type="float" office:value="0.148716477922449" calcext:value-type="float">
            <text:p>0.148716477922449</text:p>
          </table:table-cell>
          <table:table-cell office:value-type="float" office:value="0.324188410323863" calcext:value-type="float">
            <text:p>0.324188410323863</text:p>
          </table:table-cell>
          <table:table-cell office:value-type="float" office:value="6.02696478719377" calcext:value-type="float">
            <text:p>6.02696478719377</text:p>
          </table:table-cell>
          <table:table-cell office:value-type="float" office:value="17.8245827981068" calcext:value-type="float">
            <text:p>17.8245827981068</text:p>
          </table:table-cell>
          <table:table-cell office:value-type="float" office:value="6.02694994063722" calcext:value-type="float">
            <text:p>6.02694994063722</text:p>
          </table:table-cell>
          <table:table-cell office:value-type="float" office:value="17.8245586867351" calcext:value-type="float">
            <text:p>17.8245586867351</text:p>
          </table:table-cell>
        </table:table-row>
        <table:table-row table:style-name="ro1">
          <table:table-cell office:value-type="float" office:value="5.85030034658541" calcext:value-type="float">
            <text:p>5.85030034658541</text:p>
          </table:table-cell>
          <table:table-cell office:value-type="float" office:value="17.848170945903" calcext:value-type="float">
            <text:p>17.848170945903</text:p>
          </table:table-cell>
          <table:table-cell office:value-type="float" office:value="6.15424064275549" calcext:value-type="float">
            <text:p>6.15424064275549</text:p>
          </table:table-cell>
          <table:table-cell office:value-type="float" office:value="17.9207171003749" calcext:value-type="float">
            <text:p>17.9207171003749</text:p>
          </table:table-cell>
          <table:table-cell office:value-type="float" office:value="1.46000626487946" calcext:value-type="float">
            <text:p>1.46000626487946</text:p>
          </table:table-cell>
          <table:table-cell office:value-type="float" office:value="19.9349609501617" calcext:value-type="float">
            <text:p>19.9349609501617</text:p>
          </table:table-cell>
          <table:table-cell office:value-type="float" office:value="1.56316116692096" calcext:value-type="float">
            <text:p>1.56316116692096</text:p>
          </table:table-cell>
          <table:table-cell office:value-type="float" office:value="-0.283306458038227" calcext:value-type="float">
            <text:p>-0.283306458038227</text:p>
          </table:table-cell>
          <table:table-cell office:value-type="float" office:value="5.88262479625082" calcext:value-type="float">
            <text:p>5.88262479625082</text:p>
          </table:table-cell>
          <table:table-cell office:value-type="float" office:value="17.8930842817025" calcext:value-type="float">
            <text:p>17.8930842817025</text:p>
          </table:table-cell>
          <table:table-cell office:value-type="float" office:value="5.88260939578358" calcext:value-type="float">
            <text:p>5.88260939578358</text:p>
          </table:table-cell>
          <table:table-cell office:value-type="float" office:value="17.8930594313247" calcext:value-type="float">
            <text:p>17.8930594313247</text:p>
          </table:table-cell>
        </table:table-row>
        <table:table-row table:style-name="ro1">
          <table:table-cell office:value-type="float" office:value="6.00294776647454" calcext:value-type="float">
            <text:p>6.00294776647454</text:p>
          </table:table-cell>
          <table:table-cell office:value-type="float" office:value="18.215938775762" calcext:value-type="float">
            <text:p>18.215938775762</text:p>
          </table:table-cell>
          <table:table-cell office:value-type="float" office:value="6.07472874905511" calcext:value-type="float">
            <text:p>6.07472874905511</text:p>
          </table:table-cell>
          <table:table-cell office:value-type="float" office:value="17.9813624527127" calcext:value-type="float">
            <text:p>17.9813624527127</text:p>
          </table:table-cell>
          <table:table-cell office:value-type="float" office:value="1.30103944627203" calcext:value-type="float">
            <text:p>1.30103944627203</text:p>
          </table:table-cell>
          <table:table-cell office:value-type="float" office:value="20.0084424548141" calcext:value-type="float">
            <text:p>20.0084424548141</text:p>
          </table:table-cell>
          <table:table-cell office:value-type="float" office:value="1.75128469827614" calcext:value-type="float">
            <text:p>1.75128469827614</text:p>
          </table:table-cell>
          <table:table-cell office:value-type="float" office:value="0.443167606663392" calcext:value-type="float">
            <text:p>0.443167606663392</text:p>
          </table:table-cell>
          <table:table-cell office:value-type="float" office:value="5.78718248217722" calcext:value-type="float">
            <text:p>5.78718248217722</text:p>
          </table:table-cell>
          <table:table-cell office:value-type="float" office:value="17.988631397435" calcext:value-type="float">
            <text:p>17.988631397435</text:p>
          </table:table-cell>
          <table:table-cell office:value-type="float" office:value="5.78716954820685" calcext:value-type="float">
            <text:p>5.78716954820685</text:p>
          </table:table-cell>
          <table:table-cell office:value-type="float" office:value="17.9886048654047" calcext:value-type="float">
            <text:p>17.9886048654047</text:p>
          </table:table-cell>
        </table:table-row>
        <table:table-row table:style-name="ro1">
          <table:table-cell office:value-type="float" office:value="5.63580875124951" calcext:value-type="float">
            <text:p>5.63580875124951</text:p>
          </table:table-cell>
          <table:table-cell office:value-type="float" office:value="17.9867354241474" calcext:value-type="float">
            <text:p>17.9867354241474</text:p>
          </table:table-cell>
          <table:table-cell office:value-type="float" office:value="5.99461438750042" calcext:value-type="float">
            <text:p>5.99461438750042</text:p>
          </table:table-cell>
          <table:table-cell office:value-type="float" office:value="18.0412096671231" calcext:value-type="float">
            <text:p>18.0412096671231</text:p>
          </table:table-cell>
          <table:table-cell office:value-type="float" office:value="1.17443122105893" calcext:value-type="float">
            <text:p>1.17443122105893</text:p>
          </table:table-cell>
          <table:table-cell office:value-type="float" office:value="20.0602890594961" calcext:value-type="float">
            <text:p>20.0602890594961</text:p>
          </table:table-cell>
          <table:table-cell office:value-type="float" office:value="1.36812693521684" calcext:value-type="float">
            <text:p>1.36812693521684</text:p>
          </table:table-cell>
          <table:table-cell office:value-type="float" office:value="-0.264793645810156" calcext:value-type="float">
            <text:p>-0.264793645810156</text:p>
          </table:table-cell>
          <table:table-cell office:value-type="float" office:value="5.66320081597463" calcext:value-type="float">
            <text:p>5.66320081597463</text:p>
          </table:table-cell>
          <table:table-cell office:value-type="float" office:value="18.0431249305681" calcext:value-type="float">
            <text:p>18.0431249305681</text:p>
          </table:table-cell>
          <table:table-cell office:value-type="float" office:value="5.66318703488449" calcext:value-type="float">
            <text:p>5.66318703488449</text:p>
          </table:table-cell>
          <table:table-cell office:value-type="float" office:value="18.0430988592173" calcext:value-type="float">
            <text:p>18.0430988592173</text:p>
          </table:table-cell>
        </table:table-row>
        <table:table-row table:style-name="ro1">
          <table:table-cell office:value-type="float" office:value="6.19131627780118" calcext:value-type="float">
            <text:p>6.19131627780118</text:p>
          </table:table-cell>
          <table:table-cell office:value-type="float" office:value="17.8924788710589" calcext:value-type="float">
            <text:p>17.8924788710589</text:p>
          </table:table-cell>
          <table:table-cell office:value-type="float" office:value="5.91390556946081" calcext:value-type="float">
            <text:p>5.91390556946081</text:p>
          </table:table-cell>
          <table:table-cell office:value-type="float" office:value="18.1002527589345" calcext:value-type="float">
            <text:p>18.1002527589345</text:p>
          </table:table-cell>
          <table:table-cell office:value-type="float" office:value="1.0094857235358" calcext:value-type="float">
            <text:p>1.0094857235358</text:p>
          </table:table-cell>
          <table:table-cell office:value-type="float" office:value="20.1329921465133" calcext:value-type="float">
            <text:p>20.1329921465133</text:p>
          </table:table-cell>
          <table:table-cell office:value-type="float" office:value="1.80257471453967" calcext:value-type="float">
            <text:p>1.80257471453967</text:p>
          </table:table-cell>
          <table:table-cell office:value-type="float" office:value="-0.445803080945576" calcext:value-type="float">
            <text:p>-0.445803080945576</text:p>
          </table:table-cell>
          <table:table-cell office:value-type="float" office:value="5.74158471053417" calcext:value-type="float">
            <text:p>5.74158471053417</text:p>
          </table:table-cell>
          <table:table-cell office:value-type="float" office:value="18.0128136101847" calcext:value-type="float">
            <text:p>18.0128136101847</text:p>
          </table:table-cell>
          <table:table-cell office:value-type="float" office:value="5.74157349751628" calcext:value-type="float">
            <text:p>5.74157349751628</text:p>
          </table:table-cell>
          <table:table-cell office:value-type="float" office:value="18.0127907321572" calcext:value-type="float">
            <text:p>18.0127907321572</text:p>
          </table:table-cell>
        </table:table-row>
        <table:table-row table:style-name="ro1">
          <table:table-cell office:value-type="float" office:value="6.10119782853801" calcext:value-type="float">
            <text:p>6.10119782853801</text:p>
          </table:table-cell>
          <table:table-cell office:value-type="float" office:value="18.3722027806966" calcext:value-type="float">
            <text:p>18.3722027806966</text:p>
          </table:table-cell>
          <table:table-cell office:value-type="float" office:value="5.83261036575082" calcext:value-type="float">
            <text:p>5.83261036575082</text:p>
          </table:table-cell>
          <table:table-cell office:value-type="float" office:value="18.1584858238869" calcext:value-type="float">
            <text:p>18.1584858238869</text:p>
          </table:table-cell>
          <table:table-cell office:value-type="float" office:value="0.944406300813224" calcext:value-type="float">
            <text:p>0.944406300813224</text:p>
          </table:table-cell>
          <table:table-cell office:value-type="float" office:value="20.1652139800544" calcext:value-type="float">
            <text:p>20.1652139800544</text:p>
          </table:table-cell>
          <table:table-cell office:value-type="float" office:value="0.726194038715475" calcext:value-type="float">
            <text:p>0.726194038715475</text:p>
          </table:table-cell>
          <table:table-cell office:value-type="float" office:value="-0.0356862422066965" calcext:value-type="float">
            <text:p>-0.035686242206697</text:p>
          </table:table-cell>
          <table:table-cell office:value-type="float" office:value="5.7721372049628" calcext:value-type="float">
            <text:p>5.7721372049628</text:p>
          </table:table-cell>
          <table:table-cell office:value-type="float" office:value="18.0592277308513" calcext:value-type="float">
            <text:p>18.0592277308513</text:p>
          </table:table-cell>
          <table:table-cell office:value-type="float" office:value="5.77212960542887" calcext:value-type="float">
            <text:p>5.77212960542887</text:p>
          </table:table-cell>
          <table:table-cell office:value-type="float" office:value="18.0592056098366" calcext:value-type="float">
            <text:p>18.0592056098366</text:p>
          </table:table-cell>
        </table:table-row>
        <table:table-row table:style-name="ro1">
          <table:table-cell office:value-type="float" office:value="5.82778064074382" calcext:value-type="float">
            <text:p>5.82778064074382</text:p>
          </table:table-cell>
          <table:table-cell office:value-type="float" office:value="18.2450316704392" calcext:value-type="float">
            <text:p>18.2450316704392</text:p>
          </table:table-cell>
          <table:table-cell office:value-type="float" office:value="5.75073690582308" calcext:value-type="float">
            <text:p>5.75073690582308</text:p>
          </table:table-cell>
          <table:table-cell office:value-type="float" office:value="18.2159030387224" calcext:value-type="float">
            <text:p>18.2159030387224</text:p>
          </table:table-cell>
          <table:table-cell office:value-type="float" office:value="0.865713036608278" calcext:value-type="float">
            <text:p>0.865713036608278</text:p>
          </table:table-cell>
          <table:table-cell office:value-type="float" office:value="20.204526526856" calcext:value-type="float">
            <text:p>20.204526526856</text:p>
          </table:table-cell>
          <table:table-cell office:value-type="float" office:value="0.87966505939772" calcext:value-type="float">
            <text:p>0.87966505939772</text:p>
          </table:table-cell>
          <table:table-cell office:value-type="float" office:value="0.0812401849309268" calcext:value-type="float">
            <text:p>0.081240184930927</text:p>
          </table:table-cell>
          <table:table-cell office:value-type="float" office:value="5.72115459867965" calcext:value-type="float">
            <text:p>5.72115459867965</text:p>
          </table:table-cell>
          <table:table-cell office:value-type="float" office:value="18.1152513446816" calcext:value-type="float">
            <text:p>18.1152513446816</text:p>
          </table:table-cell>
          <table:table-cell office:value-type="float" office:value="5.72114699372659" calcext:value-type="float">
            <text:p>5.72114699372659</text:p>
          </table:table-cell>
          <table:table-cell office:value-type="float" office:value="18.1152300958192" calcext:value-type="float">
            <text:p>18.1152300958192</text:p>
          </table:table-cell>
        </table:table-row>
        <table:table-row table:style-name="ro1">
          <table:table-cell office:value-type="float" office:value="5.58491166732449" calcext:value-type="float">
            <text:p>5.58491166732449</text:p>
          </table:table-cell>
          <table:table-cell office:value-type="float" office:value="17.8836028865641" calcext:value-type="float">
            <text:p>17.8836028865641</text:p>
          </table:table-cell>
          <table:table-cell office:value-type="float" office:value="5.66829337695536" calcext:value-type="float">
            <text:p>5.66829337695536</text:p>
          </table:table-cell>
          <table:table-cell office:value-type="float" office:value="18.2724986617672" calcext:value-type="float">
            <text:p>18.2724986617672</text:p>
          </table:table-cell>
          <table:table-cell office:value-type="float" office:value="0.61435502217596" calcext:value-type="float">
            <text:p>0.61435502217596</text:p>
          </table:table-cell>
          <table:table-cell office:value-type="float" office:value="20.327555256554" calcext:value-type="float">
            <text:p>20.327555256554</text:p>
          </table:table-cell>
          <table:table-cell office:value-type="float" office:value="2.79851603087203" calcext:value-type="float">
            <text:p>2.79851603087203</text:p>
          </table:table-cell>
          <table:table-cell office:value-type="float" office:value="0.278968391233911" calcext:value-type="float">
            <text:p>0.278968391233911</text:p>
          </table:table-cell>
          <table:table-cell office:value-type="float" office:value="5.55531127069868" calcext:value-type="float">
            <text:p>5.55531127069868</text:p>
          </table:table-cell>
          <table:table-cell office:value-type="float" office:value="18.1824184664435" calcext:value-type="float">
            <text:p>18.1824184664435</text:p>
          </table:table-cell>
          <table:table-cell office:value-type="float" office:value="5.5552997660178" calcext:value-type="float">
            <text:p>5.5552997660178</text:p>
          </table:table-cell>
          <table:table-cell office:value-type="float" office:value="18.1823973494622" calcext:value-type="float">
            <text:p>18.1823973494622</text:p>
          </table:table-cell>
        </table:table-row>
        <table:table-row table:style-name="ro1">
          <table:table-cell office:value-type="float" office:value="5.85256977110644" calcext:value-type="float">
            <text:p>5.85256977110644</text:p>
          </table:table-cell>
          <table:table-cell office:value-type="float" office:value="18.0073152337199" calcext:value-type="float">
            <text:p>18.0073152337199</text:p>
          </table:table-cell>
          <table:table-cell office:value-type="float" office:value="5.58528802343184" calcext:value-type="float">
            <text:p>5.58528802343184</text:p>
          </table:table-cell>
          <table:table-cell office:value-type="float" office:value="18.3282670335064" calcext:value-type="float">
            <text:p>18.3282670335064</text:p>
          </table:table-cell>
          <table:table-cell office:value-type="float" office:value="0.481303861574005" calcext:value-type="float">
            <text:p>0.481303861574005</text:p>
          </table:table-cell>
          <table:table-cell office:value-type="float" office:value="20.3881378707191" calcext:value-type="float">
            <text:p>20.3881378707191</text:p>
          </table:table-cell>
          <table:table-cell office:value-type="float" office:value="1.46194611653769" calcext:value-type="float">
            <text:p>1.46194611653769</text:p>
          </table:table-cell>
          <table:table-cell office:value-type="float" office:value="-0.25217882794348" calcext:value-type="float">
            <text:p>-0.25217882794348</text:p>
          </table:table-cell>
          <table:table-cell office:value-type="float" office:value="5.58438720804393" calcext:value-type="float">
            <text:p>5.58438720804393</text:p>
          </table:table-cell>
          <table:table-cell office:value-type="float" office:value="18.1630110040576" calcext:value-type="float">
            <text:p>18.1630110040576</text:p>
          </table:table-cell>
          <table:table-cell office:value-type="float" office:value="5.58437688856776" calcext:value-type="float">
            <text:p>5.58437688856776</text:p>
          </table:table-cell>
          <table:table-cell office:value-type="float" office:value="18.1629923773067" calcext:value-type="float">
            <text:p>18.1629923773067</text:p>
          </table:table-cell>
        </table:table-row>
        <table:table-row table:style-name="ro1">
          <table:table-cell office:value-type="float" office:value="5.76273387736697" calcext:value-type="float">
            <text:p>5.76273387736697</text:p>
          </table:table-cell>
          <table:table-cell office:value-type="float" office:value="18.2529653964321" calcext:value-type="float">
            <text:p>18.2529653964321</text:p>
          </table:table-cell>
          <table:table-cell office:value-type="float" office:value="5.5017291457187" calcext:value-type="float">
            <text:p>5.5017291457187</text:p>
          </table:table-cell>
          <table:table-cell office:value-type="float" office:value="18.3832025771491" calcext:value-type="float">
            <text:p>18.3832025771491</text:p>
          </table:table-cell>
          <table:table-cell office:value-type="float" office:value="0.378957431589065" calcext:value-type="float">
            <text:p>0.378957431589065</text:p>
          </table:table-cell>
          <table:table-cell office:value-type="float" office:value="20.4378925394783" calcext:value-type="float">
            <text:p>20.4378925394783</text:p>
          </table:table-cell>
          <table:table-cell office:value-type="float" office:value="1.13799467459247" calcext:value-type="float">
            <text:p>1.13799467459247</text:p>
          </table:table-cell>
          <table:table-cell office:value-type="float" office:value="0.268780606333026" calcext:value-type="float">
            <text:p>0.268780606333026</text:p>
          </table:table-cell>
          <table:table-cell office:value-type="float" office:value="5.56739062961369" calcext:value-type="float">
            <text:p>5.56739062961369</text:p>
          </table:table-cell>
          <table:table-cell office:value-type="float" office:value="18.1968293945522" calcext:value-type="float">
            <text:p>18.1968293945522</text:p>
          </table:table-cell>
          <table:table-cell office:value-type="float" office:value="5.56738175309386" calcext:value-type="float">
            <text:p>5.56738175309386</text:p>
          </table:table-cell>
          <table:table-cell office:value-type="float" office:value="18.1968115048925" calcext:value-type="float">
            <text:p>18.1968115048925</text:p>
          </table:table-cell>
        </table:table-row>
        <table:table-row table:style-name="ro1">
          <table:table-cell office:value-type="float" office:value="5.65853828502465" calcext:value-type="float">
            <text:p>5.65853828502465</text:p>
          </table:table-cell>
          <table:table-cell office:value-type="float" office:value="18.5196329768641" calcext:value-type="float">
            <text:p>18.5196329768641</text:p>
          </table:table-cell>
          <table:table-cell office:value-type="float" office:value="5.41762509963408" calcext:value-type="float">
            <text:p>5.41762509963408</text:p>
          </table:table-cell>
          <table:table-cell office:value-type="float" office:value="18.4372997991868" calcext:value-type="float">
            <text:p>18.4372997991868</text:p>
          </table:table-cell>
          <table:table-cell office:value-type="float" office:value="0.426260012430071" calcext:value-type="float">
            <text:p>0.426260012430071</text:p>
          </table:table-cell>
          <table:table-cell office:value-type="float" office:value="20.4164488435563" calcext:value-type="float">
            <text:p>20.4164488435563</text:p>
          </table:table-cell>
          <table:table-cell office:value-type="float" office:value="-0.519361747630385" calcext:value-type="float">
            <text:p>-0.519361747630385</text:p>
          </table:table-cell>
          <table:table-cell office:value-type="float" office:value="0.375002110667501" calcext:value-type="float">
            <text:p>0.375002110667501</text:p>
          </table:table-cell>
          <table:table-cell office:value-type="float" office:value="5.5879755139455" calcext:value-type="float">
            <text:p>5.5879755139455</text:p>
          </table:table-cell>
          <table:table-cell office:value-type="float" office:value="18.2261008610561" calcext:value-type="float">
            <text:p>18.2261008610561</text:p>
          </table:table-cell>
          <table:table-cell office:value-type="float" office:value="5.58796932258081" calcext:value-type="float">
            <text:p>5.58796932258081</text:p>
          </table:table-cell>
          <table:table-cell office:value-type="float" office:value="18.2260842279282" calcext:value-type="float">
            <text:p>18.2260842279282</text:p>
          </table:table-cell>
        </table:table-row>
        <table:table-row table:style-name="ro1">
          <table:table-cell office:value-type="float" office:value="5.68613348940796" calcext:value-type="float">
            <text:p>5.68613348940796</text:p>
          </table:table-cell>
          <table:table-cell office:value-type="float" office:value="18.0481964498388" calcext:value-type="float">
            <text:p>18.0481964498388</text:p>
          </table:table-cell>
          <table:table-cell office:value-type="float" office:value="5.3329842955125" calcext:value-type="float">
            <text:p>5.3329842955125</text:p>
          </table:table-cell>
          <table:table-cell office:value-type="float" office:value="18.4905532899423" calcext:value-type="float">
            <text:p>18.4905532899423</text:p>
          </table:table-cell>
          <table:table-cell office:value-type="float" office:value="0.324690205205699" calcext:value-type="float">
            <text:p>0.324690205205699</text:p>
          </table:table-cell>
          <table:table-cell office:value-type="float" office:value="20.4579765436532" calcext:value-type="float">
            <text:p>20.4579765436532</text:p>
          </table:table-cell>
          <table:table-cell office:value-type="float" office:value="1.0973137935402" calcext:value-type="float">
            <text:p>1.0973137935402</text:p>
          </table:table-cell>
          <table:table-cell office:value-type="float" office:value="0.357171647371736" calcext:value-type="float">
            <text:p>0.357171647371736</text:p>
          </table:table-cell>
          <table:table-cell office:value-type="float" office:value="5.57620018064455" calcext:value-type="float">
            <text:p>5.57620018064455</text:p>
          </table:table-cell>
          <table:table-cell office:value-type="float" office:value="18.2175608690658" calcext:value-type="float">
            <text:p>18.2175608690658</text:p>
          </table:table-cell>
          <table:table-cell office:value-type="float" office:value="5.57619325819036" calcext:value-type="float">
            <text:p>5.57619325819036</text:p>
          </table:table-cell>
          <table:table-cell office:value-type="float" office:value="18.2175462102745" calcext:value-type="float">
            <text:p>18.2175462102745</text:p>
          </table:table-cell>
        </table:table-row>
        <table:table-row table:style-name="ro1">
          <table:table-cell office:value-type="float" office:value="5.56710200930498" calcext:value-type="float">
            <text:p>5.56710200930498</text:p>
          </table:table-cell>
          <table:table-cell office:value-type="float" office:value="18.4316657115101" calcext:value-type="float">
            <text:p>18.4316657115101</text:p>
          </table:table-cell>
          <table:table-cell office:value-type="float" office:value="5.24781519736384" calcext:value-type="float">
            <text:p>5.24781519736384</text:p>
          </table:table-cell>
          <table:table-cell office:value-type="float" office:value="18.5429577241111" calcext:value-type="float">
            <text:p>18.5429577241111</text:p>
          </table:table-cell>
          <table:table-cell office:value-type="float" office:value="0.370899825723709" calcext:value-type="float">
            <text:p>0.370899825723709</text:p>
          </table:table-cell>
          <table:table-cell office:value-type="float" office:value="20.4409827868369" calcext:value-type="float">
            <text:p>20.4409827868369</text:p>
          </table:table-cell>
          <table:table-cell office:value-type="float" office:value="-0.492353206463836" calcext:value-type="float">
            <text:p>-0.492353206463836</text:p>
          </table:table-cell>
          <table:table-cell office:value-type="float" office:value="0.415579409480227" calcext:value-type="float">
            <text:p>0.415579409480227</text:p>
          </table:table-cell>
          <table:table-cell office:value-type="float" office:value="5.57885853309863" calcext:value-type="float">
            <text:p>5.57885853309863</text:p>
          </table:table-cell>
          <table:table-cell office:value-type="float" office:value="18.2394896772373" calcext:value-type="float">
            <text:p>18.2394896772373</text:p>
          </table:table-cell>
          <table:table-cell office:value-type="float" office:value="5.57885330388991" calcext:value-type="float">
            <text:p>5.57885330388991</text:p>
          </table:table-cell>
          <table:table-cell office:value-type="float" office:value="18.2394761342859" calcext:value-type="float">
            <text:p>18.2394761342859</text:p>
          </table:table-cell>
        </table:table-row>
        <table:table-row table:style-name="ro1">
          <table:table-cell office:value-type="float" office:value="5.15789487476663" calcext:value-type="float">
            <text:p>5.15789487476663</text:p>
          </table:table-cell>
          <table:table-cell office:value-type="float" office:value="18.2649348878003" calcext:value-type="float">
            <text:p>18.2649348878003</text:p>
          </table:table-cell>
          <table:table-cell office:value-type="float" office:value="5.16212632202695" calcext:value-type="float">
            <text:p>5.16212632202695</text:p>
          </table:table-cell>
          <table:table-cell office:value-type="float" office:value="18.5945078612932" calcext:value-type="float">
            <text:p>18.5945078612932</text:p>
          </table:table-cell>
          <table:table-cell office:value-type="float" office:value="0.299877091896666" calcext:value-type="float">
            <text:p>0.299877091896666</text:p>
          </table:table-cell>
          <table:table-cell office:value-type="float" office:value="20.4637994873703" calcext:value-type="float">
            <text:p>20.4637994873703</text:p>
          </table:table-cell>
          <table:table-cell office:value-type="float" office:value="0.745977918138347" calcext:value-type="float">
            <text:p>0.745977918138347</text:p>
          </table:table-cell>
          <table:table-cell office:value-type="float" office:value="-0.134567787093713" calcext:value-type="float">
            <text:p>-0.134567787093713</text:p>
          </table:table-cell>
          <table:table-cell office:value-type="float" office:value="5.39865973233361" calcext:value-type="float">
            <text:p>5.39865973233361</text:p>
          </table:table-cell>
          <table:table-cell office:value-type="float" office:value="18.3048902105896" calcext:value-type="float">
            <text:p>18.3048902105896</text:p>
          </table:table-cell>
          <table:table-cell office:value-type="float" office:value="5.39865235541859" calcext:value-type="float">
            <text:p>5.39865235541859</text:p>
          </table:table-cell>
          <table:table-cell office:value-type="float" office:value="18.3048754606267" calcext:value-type="float">
            <text:p>18.3048754606267</text:p>
          </table:table-cell>
        </table:table-row>
        <table:table-row table:style-name="ro1">
          <table:table-cell office:value-type="float" office:value="5.24551883803694" calcext:value-type="float">
            <text:p>5.24551883803694</text:p>
          </table:table-cell>
          <table:table-cell office:value-type="float" office:value="18.1676343228711" calcext:value-type="float">
            <text:p>18.1676343228711</text:p>
          </table:table-cell>
          <table:table-cell office:value-type="float" office:value="5.07592623831794" calcext:value-type="float">
            <text:p>5.07592623831794</text:p>
          </table:table-cell>
          <table:table-cell office:value-type="float" office:value="18.645198546518" calcext:value-type="float">
            <text:p>18.645198546518</text:p>
          </table:table-cell>
          <table:table-cell office:value-type="float" office:value="0.348754280572945" calcext:value-type="float">
            <text:p>0.348754280572945</text:p>
          </table:table-cell>
          <table:table-cell office:value-type="float" office:value="20.4473684382648" calcext:value-type="float">
            <text:p>20.4473684382648</text:p>
          </table:table-cell>
          <table:table-cell office:value-type="float" office:value="-0.515650942751397" calcext:value-type="float">
            <text:p>-0.515650942751397</text:p>
          </table:table-cell>
          <table:table-cell office:value-type="float" office:value="0.287147044698938" calcext:value-type="float">
            <text:p>0.287147044698938</text:p>
          </table:table-cell>
          <table:table-cell office:value-type="float" office:value="5.3930702318227" calcext:value-type="float">
            <text:p>5.3930702318227</text:p>
          </table:table-cell>
          <table:table-cell office:value-type="float" office:value="18.2867414752423" calcext:value-type="float">
            <text:p>18.2867414752423</text:p>
          </table:table-cell>
          <table:table-cell office:value-type="float" office:value="5.39306274346198" calcext:value-type="float">
            <text:p>5.39306274346198</text:p>
          </table:table-cell>
          <table:table-cell office:value-type="float" office:value="18.2867289207378" calcext:value-type="float">
            <text:p>18.2867289207378</text:p>
          </table:table-cell>
        </table:table-row>
        <table:table-row table:style-name="ro1">
          <table:table-cell office:value-type="float" office:value="4.92616390396545" calcext:value-type="float">
            <text:p>4.92616390396545</text:p>
          </table:table-cell>
          <table:table-cell office:value-type="float" office:value="19.0569903055028" calcext:value-type="float">
            <text:p>19.0569903055028</text:p>
          </table:table-cell>
          <table:table-cell office:value-type="float" office:value="4.98922356617336" calcext:value-type="float">
            <text:p>4.98922356617336</text:p>
          </table:table-cell>
          <table:table-cell office:value-type="float" office:value="18.6950247107592" calcext:value-type="float">
            <text:p>18.6950247107592</text:p>
          </table:table-cell>
          <table:table-cell office:value-type="float" office:value="0.22841531533565" calcext:value-type="float">
            <text:p>0.22841531533565</text:p>
          </table:table-cell>
          <table:table-cell office:value-type="float" office:value="20.4840125280801" calcext:value-type="float">
            <text:p>20.4840125280801</text:p>
          </table:table-cell>
          <table:table-cell office:value-type="float" office:value="1.25794498579125" calcext:value-type="float">
            <text:p>1.25794498579125</text:p>
          </table:table-cell>
          <table:table-cell office:value-type="float" office:value="0.0444288608749274" calcext:value-type="float">
            <text:p>0.044428860874927</text:p>
          </table:table-cell>
          <table:table-cell office:value-type="float" office:value="5.0919463886566" calcext:value-type="float">
            <text:p>5.0919463886566</text:p>
          </table:table-cell>
          <table:table-cell office:value-type="float" office:value="18.4750873317367" calcext:value-type="float">
            <text:p>18.4750873317367</text:p>
          </table:table-cell>
          <table:table-cell office:value-type="float" office:value="5.09194050022671" calcext:value-type="float">
            <text:p>5.09194050022671</text:p>
          </table:table-cell>
          <table:table-cell office:value-type="float" office:value="18.475068643689" calcext:value-type="float">
            <text:p>18.475068643689</text:p>
          </table:table-cell>
        </table:table-row>
        <table:table-row table:style-name="ro1">
          <table:table-cell office:value-type="float" office:value="4.81933243600562" calcext:value-type="float">
            <text:p>4.81933243600562</text:p>
          </table:table-cell>
          <table:table-cell office:value-type="float" office:value="18.7162507450469" calcext:value-type="float">
            <text:p>18.7162507450469</text:p>
          </table:table-cell>
          <table:table-cell office:value-type="float" office:value="4.90202697578817" calcext:value-type="float">
            <text:p>4.90202697578817</text:p>
          </table:table-cell>
          <table:table-cell office:value-type="float" office:value="18.7439813714419" calcext:value-type="float">
            <text:p>18.7439813714419</text:p>
          </table:table-cell>
          <table:table-cell office:value-type="float" office:value="0.224008760748179" calcext:value-type="float">
            <text:p>0.224008760748179</text:p>
          </table:table-cell>
          <table:table-cell office:value-type="float" office:value="20.485332991585" calcext:value-type="float">
            <text:p>20.485332991585</text:p>
          </table:table-cell>
          <table:table-cell office:value-type="float" office:value="0.0460014643246035" calcext:value-type="float">
            <text:p>0.046001464324604</text:p>
          </table:table-cell>
          <table:table-cell office:value-type="float" office:value="0.398247848644578" calcext:value-type="float">
            <text:p>0.398247848644578</text:p>
          </table:table-cell>
          <table:table-cell office:value-type="float" office:value="4.97674593273759" calcext:value-type="float">
            <text:p>4.97674593273759</text:p>
          </table:table-cell>
          <table:table-cell office:value-type="float" office:value="18.536176481723" calcext:value-type="float">
            <text:p>18.536176481723</text:p>
          </table:table-cell>
          <table:table-cell office:value-type="float" office:value="4.97674003898357" calcext:value-type="float">
            <text:p>4.97674003898357</text:p>
          </table:table-cell>
          <table:table-cell office:value-type="float" office:value="18.5361575700188" calcext:value-type="float">
            <text:p>18.5361575700188</text:p>
          </table:table-cell>
        </table:table-row>
        <table:table-row table:style-name="ro1">
          <table:table-cell office:value-type="float" office:value="4.34807364876969" calcext:value-type="float">
            <text:p>4.34807364876969</text:p>
          </table:table-cell>
          <table:table-cell office:value-type="float" office:value="18.7063679775149" calcext:value-type="float">
            <text:p>18.7063679775149</text:p>
          </table:table-cell>
          <table:table-cell office:value-type="float" office:value="4.81434518674875" calcext:value-type="float">
            <text:p>4.81434518674875</text:p>
          </table:table-cell>
          <table:table-cell office:value-type="float" office:value="18.7920636329407" calcext:value-type="float">
            <text:p>18.7920636329407</text:p>
          </table:table-cell>
          <table:table-cell office:value-type="float" office:value="-0.111369464029077" calcext:value-type="float">
            <text:p>-0.111369464029077</text:p>
          </table:table-cell>
          <table:table-cell office:value-type="float" office:value="20.5714405077542" calcext:value-type="float">
            <text:p>20.5714405077542</text:p>
          </table:table-cell>
          <table:table-cell office:value-type="float" office:value="3.46255769620632" calcext:value-type="float">
            <text:p>3.46255769620632</text:p>
          </table:table-cell>
          <table:table-cell office:value-type="float" office:value="-0.016291437599929" calcext:value-type="float">
            <text:p>-0.016291437599929</text:p>
          </table:table-cell>
          <table:table-cell office:value-type="float" office:value="4.5461173796832" calcext:value-type="float">
            <text:p>4.5461173796832</text:p>
          </table:table-cell>
          <table:table-cell office:value-type="float" office:value="18.6900832002912" calcext:value-type="float">
            <text:p>18.6900832002912</text:p>
          </table:table-cell>
          <table:table-cell office:value-type="float" office:value="4.54610828125202" calcext:value-type="float">
            <text:p>4.54610828125202</text:p>
          </table:table-cell>
          <table:table-cell office:value-type="float" office:value="18.6900584966899" calcext:value-type="float">
            <text:p>18.6900584966899</text:p>
          </table:table-cell>
        </table:table-row>
        <table:table-row table:style-name="ro1">
          <table:table-cell office:value-type="float" office:value="4.58484114604931" calcext:value-type="float">
            <text:p>4.58484114604931</text:p>
          </table:table-cell>
          <table:table-cell office:value-type="float" office:value="18.9007803822199" calcext:value-type="float">
            <text:p>18.9007803822199</text:p>
          </table:table-cell>
          <table:table-cell office:value-type="float" office:value="4.72618696716092" calcext:value-type="float">
            <text:p>4.72618696716092</text:p>
          </table:table-cell>
          <table:table-cell office:value-type="float" office:value="18.8392666870697" calcext:value-type="float">
            <text:p>18.8392666870697</text:p>
          </table:table-cell>
          <table:table-cell office:value-type="float" office:value="-0.380473128518007" calcext:value-type="float">
            <text:p>-0.380473128518007</text:p>
          </table:table-cell>
          <table:table-cell office:value-type="float" office:value="20.6409997012532" calcext:value-type="float">
            <text:p>20.6409997012532</text:p>
          </table:table-cell>
          <table:table-cell office:value-type="float" office:value="2.77948311096873" calcext:value-type="float">
            <text:p>2.77948311096873</text:p>
          </table:table-cell>
          <table:table-cell office:value-type="float" office:value="0.148298831279231" calcext:value-type="float">
            <text:p>0.148298831279231</text:p>
          </table:table-cell>
          <table:table-cell office:value-type="float" office:value="4.37621211309387" calcext:value-type="float">
            <text:p>4.37621211309387</text:p>
          </table:table-cell>
          <table:table-cell office:value-type="float" office:value="18.7775081096559" calcext:value-type="float">
            <text:p>18.7775081096559</text:p>
          </table:table-cell>
          <table:table-cell office:value-type="float" office:value="4.3762037275818" calcext:value-type="float">
            <text:p>4.3762037275818</text:p>
          </table:table-cell>
          <table:table-cell office:value-type="float" office:value="18.7774820176078" calcext:value-type="float">
            <text:p>18.7774820176078</text:p>
          </table:table-cell>
        </table:table-row>
        <table:table-row table:style-name="ro1">
          <table:table-cell office:value-type="float" office:value="4.54811210810489" calcext:value-type="float">
            <text:p>4.54811210810489</text:p>
          </table:table-cell>
          <table:table-cell office:value-type="float" office:value="18.9398751546259" calcext:value-type="float">
            <text:p>18.9398751546259</text:p>
          </table:table-cell>
          <table:table-cell office:value-type="float" office:value="4.63756113277318" calcext:value-type="float">
            <text:p>4.63756113277318</text:p>
          </table:table-cell>
          <table:table-cell office:value-type="float" office:value="18.8855858135628" calcext:value-type="float">
            <text:p>18.8855858135628</text:p>
          </table:table-cell>
          <table:table-cell office:value-type="float" office:value="-0.534060824868822" calcext:value-type="float">
            <text:p>-0.534060824868822</text:p>
          </table:table-cell>
          <table:table-cell office:value-type="float" office:value="20.6782790108029" calcext:value-type="float">
            <text:p>20.6782790108029</text:p>
          </table:table-cell>
          <table:table-cell office:value-type="float" office:value="1.5804723151909" calcext:value-type="float">
            <text:p>1.5804723151909</text:p>
          </table:table-cell>
          <table:table-cell office:value-type="float" office:value="0.637109682730807" calcext:value-type="float">
            <text:p>0.637109682730807</text:p>
          </table:table-cell>
          <table:table-cell office:value-type="float" office:value="4.32786457238446" calcext:value-type="float">
            <text:p>4.32786457238446</text:p>
          </table:table-cell>
          <table:table-cell office:value-type="float" office:value="18.8207943663519" calcext:value-type="float">
            <text:p>18.8207943663519</text:p>
          </table:table-cell>
          <table:table-cell office:value-type="float" office:value="4.3278575771433" calcext:value-type="float">
            <text:p>4.3278575771433</text:p>
          </table:table-cell>
          <table:table-cell office:value-type="float" office:value="18.8207695236795" calcext:value-type="float">
            <text:p>18.8207695236795</text:p>
          </table:table-cell>
        </table:table-row>
        <table:table-row table:style-name="ro1">
          <table:table-cell office:value-type="float" office:value="4.29783701719183" calcext:value-type="float">
            <text:p>4.29783701719183</text:p>
          </table:table-cell>
          <table:table-cell office:value-type="float" office:value="19.0224783483608" calcext:value-type="float">
            <text:p>19.0224783483608</text:p>
          </table:table-cell>
          <table:table-cell office:value-type="float" office:value="4.54847654609513" calcext:value-type="float">
            <text:p>4.54847654609513</text:p>
          </table:table-cell>
          <table:table-cell office:value-type="float" office:value="18.9310163805458" calcext:value-type="float">
            <text:p>18.9310163805458</text:p>
          </table:table-cell>
          <table:table-cell office:value-type="float" office:value="-0.609661648724084" calcext:value-type="float">
            <text:p>-0.609661648724084</text:p>
          </table:table-cell>
          <table:table-cell office:value-type="float" office:value="20.691599689564" calcext:value-type="float">
            <text:p>20.691599689564</text:p>
          </table:table-cell>
          <table:table-cell office:value-type="float" office:value="0.767653896639065" calcext:value-type="float">
            <text:p>0.767653896639065</text:p>
          </table:table-cell>
          <table:table-cell office:value-type="float" office:value="0.147108083051287" calcext:value-type="float">
            <text:p>0.147108083051287</text:p>
          </table:table-cell>
          <table:table-cell office:value-type="float" office:value="4.25565909030953" calcext:value-type="float">
            <text:p>4.25565909030953</text:p>
          </table:table-cell>
          <table:table-cell office:value-type="float" office:value="18.8639115089399" calcext:value-type="float">
            <text:p>18.8639115089399</text:p>
          </table:table-cell>
          <table:table-cell office:value-type="float" office:value="4.25565317445094" calcext:value-type="float">
            <text:p>4.25565317445094</text:p>
          </table:table-cell>
          <table:table-cell office:value-type="float" office:value="18.8638878014422" calcext:value-type="float">
            <text:p>18.8638878014422</text:p>
          </table:table-cell>
        </table:table-row>
        <table:table-row table:style-name="ro1">
          <table:table-cell office:value-type="float" office:value="3.97934508548845" calcext:value-type="float">
            <text:p>3.97934508548845</text:p>
          </table:table-cell>
          <table:table-cell office:value-type="float" office:value="19.030362765734" calcext:value-type="float">
            <text:p>19.030362765734</text:p>
          </table:table-cell>
          <table:table-cell office:value-type="float" office:value="4.45894211551118" calcext:value-type="float">
            <text:p>4.45894211551118</text:p>
          </table:table-cell>
          <table:table-cell office:value-type="float" office:value="18.975553845" calcext:value-type="float">
            <text:p>18.975553845</text:p>
          </table:table-cell>
          <table:table-cell office:value-type="float" office:value="-0.627817793166639" calcext:value-type="float">
            <text:p>-0.627817793166639</text:p>
          </table:table-cell>
          <table:table-cell office:value-type="float" office:value="20.6945240660652" calcext:value-type="float">
            <text:p>20.6945240660652</text:p>
          </table:table-cell>
          <table:table-cell office:value-type="float" office:value="0.183901484208182" calcext:value-type="float">
            <text:p>0.183901484208182</text:p>
          </table:table-cell>
          <table:table-cell office:value-type="float" office:value="-0.24334883656393" calcext:value-type="float">
            <text:p>-0.24334883656393</text:p>
          </table:table-cell>
          <table:table-cell office:value-type="float" office:value="4.13672679673054" calcext:value-type="float">
            <text:p>4.13672679673054</text:p>
          </table:table-cell>
          <table:table-cell office:value-type="float" office:value="18.909638273159" calcext:value-type="float">
            <text:p>18.909638273159</text:p>
          </table:table-cell>
          <table:table-cell office:value-type="float" office:value="4.13672098790742" calcext:value-type="float">
            <text:p>4.13672098790742</text:p>
          </table:table-cell>
          <table:table-cell office:value-type="float" office:value="18.9096153054829" calcext:value-type="float">
            <text:p>18.9096153054829</text:p>
          </table:table-cell>
        </table:table-row>
        <table:table-row table:style-name="ro1">
          <table:table-cell office:value-type="float" office:value="3.93807844369671" calcext:value-type="float">
            <text:p>3.93807844369671</text:p>
          </table:table-cell>
          <table:table-cell office:value-type="float" office:value="19.0219931212632" calcext:value-type="float">
            <text:p>19.0219931212632</text:p>
          </table:table-cell>
          <table:table-cell office:value-type="float" office:value="4.36896679438978" calcext:value-type="float">
            <text:p>4.36896679438978</text:p>
          </table:table-cell>
          <table:table-cell office:value-type="float" office:value="19.019193753216" calcext:value-type="float">
            <text:p>19.019193753216</text:p>
          </table:table-cell>
          <table:table-cell office:value-type="float" office:value="-0.581230318844457" calcext:value-type="float">
            <text:p>-0.581230318844457</text:p>
          </table:table-cell>
          <table:table-cell office:value-type="float" office:value="20.6858523873975" calcext:value-type="float">
            <text:p>20.6858523873975</text:p>
          </table:table-cell>
          <table:table-cell office:value-type="float" office:value="-0.47387664794083" calcext:value-type="float">
            <text:p>-0.47387664794083</text:p>
          </table:table-cell>
          <table:table-cell office:value-type="float" office:value="0.02829679902589" calcext:value-type="float">
            <text:p>0.02829679902589</text:p>
          </table:table-cell>
          <table:table-cell office:value-type="float" office:value="4.08835622153995" calcext:value-type="float">
            <text:p>4.08835622153995</text:p>
          </table:table-cell>
          <table:table-cell office:value-type="float" office:value="18.9301313757292" calcext:value-type="float">
            <text:p>18.9301313757292</text:p>
          </table:table-cell>
          <table:table-cell office:value-type="float" office:value="4.08835079518829" calcext:value-type="float">
            <text:p>4.08835079518829</text:p>
          </table:table-cell>
          <table:table-cell office:value-type="float" office:value="18.930110265733" calcext:value-type="float">
            <text:p>18.930110265733</text:p>
          </table:table-cell>
        </table:table-row>
        <table:table-row table:style-name="ro1">
          <table:table-cell office:value-type="float" office:value="4.34466451232848" calcext:value-type="float">
            <text:p>4.34466451232848</text:p>
          </table:table-cell>
          <table:table-cell office:value-type="float" office:value="19.2746906370919" calcext:value-type="float">
            <text:p>19.2746906370919</text:p>
          </table:table-cell>
          <table:table-cell office:value-type="float" office:value="4.27855958018808" calcext:value-type="float">
            <text:p>4.27855958018808</text:p>
          </table:table-cell>
          <table:table-cell office:value-type="float" office:value="19.0619317412394" calcext:value-type="float">
            <text:p>19.0619317412394</text:p>
          </table:table-cell>
          <table:table-cell office:value-type="float" office:value="-0.672201864659159" calcext:value-type="float">
            <text:p>-0.672201864659159</text:p>
          </table:table-cell>
          <table:table-cell office:value-type="float" office:value="20.7025194089652" calcext:value-type="float">
            <text:p>20.7025194089652</text:p>
          </table:table-cell>
          <table:table-cell office:value-type="float" office:value="0.9248573812138" calcext:value-type="float">
            <text:p>0.9248573812138</text:p>
          </table:table-cell>
          <table:table-cell office:value-type="float" office:value="0.0477521631778204" calcext:value-type="float">
            <text:p>0.047752163177821</text:p>
          </table:table-cell>
          <table:table-cell office:value-type="float" office:value="4.09630039365108" calcext:value-type="float">
            <text:p>4.09630039365108</text:p>
          </table:table-cell>
          <table:table-cell office:value-type="float" office:value="18.9728461268888" calcext:value-type="float">
            <text:p>18.9728461268888</text:p>
          </table:table-cell>
          <table:table-cell office:value-type="float" office:value="4.09629728526704" calcext:value-type="float">
            <text:p>4.09629728526704</text:p>
          </table:table-cell>
          <table:table-cell office:value-type="float" office:value="18.9728263491753" calcext:value-type="float">
            <text:p>18.9728263491753</text:p>
          </table:table-cell>
        </table:table-row>
        <table:table-row table:style-name="ro1">
          <table:table-cell office:value-type="float" office:value="4.39124183515209" calcext:value-type="float">
            <text:p>4.39124183515209</text:p>
          </table:table-cell>
          <table:table-cell office:value-type="float" office:value="19.1879331423066" calcext:value-type="float">
            <text:p>19.1879331423066</text:p>
          </table:table-cell>
          <table:table-cell office:value-type="float" office:value="4.18772951355214" calcext:value-type="float">
            <text:p>4.18772951355214</text:p>
          </table:table-cell>
          <table:table-cell office:value-type="float" office:value="19.1037635353069" calcext:value-type="float">
            <text:p>19.1037635353069</text:p>
          </table:table-cell>
          <table:table-cell office:value-type="float" office:value="-0.806203406503966" calcext:value-type="float">
            <text:p>-0.806203406503966</text:p>
          </table:table-cell>
          <table:table-cell office:value-type="float" office:value="20.7264092231227" calcext:value-type="float">
            <text:p>20.7264092231227</text:p>
          </table:table-cell>
          <table:table-cell office:value-type="float" office:value="1.36114424060286" calcext:value-type="float">
            <text:p>1.36114424060286</text:p>
          </table:table-cell>
          <table:table-cell office:value-type="float" office:value="-0.0840922510825595" calcext:value-type="float">
            <text:p>-0.08409225108256</text:p>
          </table:table-cell>
          <table:table-cell office:value-type="float" office:value="4.10070874377749" calcext:value-type="float">
            <text:p>4.10070874377749</text:p>
          </table:table-cell>
          <table:table-cell office:value-type="float" office:value="19.0043906599254" calcext:value-type="float">
            <text:p>19.0043906599254</text:p>
          </table:table-cell>
          <table:table-cell office:value-type="float" office:value="4.10070659549445" calcext:value-type="float">
            <text:p>4.10070659549445</text:p>
          </table:table-cell>
          <table:table-cell office:value-type="float" office:value="19.0043722899784" calcext:value-type="float">
            <text:p>19.0043722899784</text:p>
          </table:table-cell>
        </table:table-row>
        <table:table-row table:style-name="ro1">
          <table:table-cell office:value-type="float" office:value="4.24446849330969" calcext:value-type="float">
            <text:p>4.24446849330969</text:p>
          </table:table-cell>
          <table:table-cell office:value-type="float" office:value="19.3775898693" calcext:value-type="float">
            <text:p>19.3775898693</text:p>
          </table:table-cell>
          <table:table-cell office:value-type="float" office:value="4.09648567741295" calcext:value-type="float">
            <text:p>4.09648567741295</text:p>
          </table:table-cell>
          <table:table-cell office:value-type="float" office:value="19.1446849522741" calcext:value-type="float">
            <text:p>19.1446849522741</text:p>
          </table:table-cell>
          <table:table-cell office:value-type="float" office:value="-0.863648462076243" calcext:value-type="float">
            <text:p>-0.863648462076243</text:p>
          </table:table-cell>
          <table:table-cell office:value-type="float" office:value="20.7371497181916" calcext:value-type="float">
            <text:p>20.7371497181916</text:p>
          </table:table-cell>
          <table:table-cell office:value-type="float" office:value="0.584405051657526" calcext:value-type="float">
            <text:p>0.584405051657526</text:p>
          </table:table-cell>
          <table:table-cell office:value-type="float" office:value="0.227604475376797" calcext:value-type="float">
            <text:p>0.227604475376797</text:p>
          </table:table-cell>
          <table:table-cell office:value-type="float" office:value="4.0886227744396" calcext:value-type="float">
            <text:p>4.0886227744396</text:p>
          </table:table-cell>
          <table:table-cell office:value-type="float" office:value="19.0534166421853" calcext:value-type="float">
            <text:p>19.0534166421853</text:p>
          </table:table-cell>
          <table:table-cell office:value-type="float" office:value="4.08862185009504" calcext:value-type="float">
            <text:p>4.08862185009504</text:p>
          </table:table-cell>
          <table:table-cell office:value-type="float" office:value="19.0533993388796" calcext:value-type="float">
            <text:p>19.0533993388796</text:p>
          </table:table-cell>
        </table:table-row>
        <table:table-row table:style-name="ro1">
          <table:table-cell office:value-type="float" office:value="4.06093484137817" calcext:value-type="float">
            <text:p>4.06093484137817</text:p>
          </table:table-cell>
          <table:table-cell office:value-type="float" office:value="18.8826727483335" calcext:value-type="float">
            <text:p>18.8826727483335</text:p>
          </table:table-cell>
          <table:table-cell office:value-type="float" office:value="4.00483719607807" calcext:value-type="float">
            <text:p>4.00483719607807</text:p>
          </table:table-cell>
          <table:table-cell office:value-type="float" office:value="19.1846919000334" calcext:value-type="float">
            <text:p>19.1846919000334</text:p>
          </table:table-cell>
          <table:table-cell office:value-type="float" office:value="-0.942083992537635" calcext:value-type="float">
            <text:p>-0.942083992537635</text:p>
          </table:table-cell>
          <table:table-cell office:value-type="float" office:value="20.7499746774187" calcext:value-type="float">
            <text:p>20.7499746774187</text:p>
          </table:table-cell>
          <table:table-cell office:value-type="float" office:value="0.794771163161884" calcext:value-type="float">
            <text:p>0.794771163161884</text:p>
          </table:table-cell>
          <table:table-cell office:value-type="float" office:value="-0.583449629325017" calcext:value-type="float">
            <text:p>-0.583449629325017</text:p>
          </table:table-cell>
          <table:table-cell office:value-type="float" office:value="4.04374291372519" calcext:value-type="float">
            <text:p>4.04374291372519</text:p>
          </table:table-cell>
          <table:table-cell office:value-type="float" office:value="19.0472921175175" calcext:value-type="float">
            <text:p>19.0472921175175</text:p>
          </table:table-cell>
          <table:table-cell office:value-type="float" office:value="4.04373994961972" calcext:value-type="float">
            <text:p>4.04373994961972</text:p>
          </table:table-cell>
          <table:table-cell office:value-type="float" office:value="19.0472764946649" calcext:value-type="float">
            <text:p>19.0472764946649</text:p>
          </table:table-cell>
        </table:table-row>
        <table:table-row table:style-name="ro1">
          <table:table-cell office:value-type="float" office:value="3.76365735415765" calcext:value-type="float">
            <text:p>3.76365735415765</text:p>
          </table:table-cell>
          <table:table-cell office:value-type="float" office:value="19.0755957748598" calcext:value-type="float">
            <text:p>19.0755957748598</text:p>
          </table:table-cell>
          <table:table-cell office:value-type="float" office:value="3.91279323431927" calcext:value-type="float">
            <text:p>3.91279323431927</text:p>
          </table:table-cell>
          <table:table-cell office:value-type="float" office:value="19.2237803779232" calcext:value-type="float">
            <text:p>19.2237803779232</text:p>
          </table:table-cell>
          <table:table-cell office:value-type="float" office:value="-1.12675137324108" calcext:value-type="float">
            <text:p>-1.12675137324108</text:p>
          </table:table-cell>
          <table:table-cell office:value-type="float" office:value="20.7913513946635" calcext:value-type="float">
            <text:p>20.7913513946635</text:p>
          </table:table-cell>
          <table:table-cell office:value-type="float" office:value="1.8924606792698" calcext:value-type="float">
            <text:p>1.8924606792698</text:p>
          </table:table-cell>
          <table:table-cell office:value-type="float" office:value="-0.209712778176385" calcext:value-type="float">
            <text:p>-0.209712778176385</text:p>
          </table:table-cell>
          <table:table-cell office:value-type="float" office:value="3.83359970596474" calcext:value-type="float">
            <text:p>3.83359970596474</text:p>
          </table:table-cell>
          <table:table-cell office:value-type="float" office:value="19.1146272807064" calcext:value-type="float">
            <text:p>19.1146272807064</text:p>
          </table:table-cell>
          <table:table-cell office:value-type="float" office:value="3.83359503521456" calcext:value-type="float">
            <text:p>3.83359503521456</text:p>
          </table:table-cell>
          <table:table-cell office:value-type="float" office:value="19.1146102705109" calcext:value-type="float">
            <text:p>19.1146102705109</text:p>
          </table:table-cell>
        </table:table-row>
        <table:table-row table:style-name="ro1">
          <table:table-cell office:value-type="float" office:value="4.01553442628632" calcext:value-type="float">
            <text:p>4.01553442628632</text:p>
          </table:table-cell>
          <table:table-cell office:value-type="float" office:value="19.2103888979946" calcext:value-type="float">
            <text:p>19.2103888979946</text:p>
          </table:table-cell>
          <table:table-cell office:value-type="float" office:value="3.82036299645603" calcext:value-type="float">
            <text:p>3.82036299645603</text:p>
          </table:table-cell>
          <table:table-cell office:value-type="float" office:value="19.2619464771285" calcext:value-type="float">
            <text:p>19.2619464771285</text:p>
          </table:table-cell>
          <table:table-cell office:value-type="float" office:value="-1.14024661300829" calcext:value-type="float">
            <text:p>-1.14024661300829</text:p>
          </table:table-cell>
          <table:table-cell office:value-type="float" office:value="20.794673816342" calcext:value-type="float">
            <text:p>20.794673816342</text:p>
          </table:table-cell>
          <table:table-cell office:value-type="float" office:value="0.138982006815454" calcext:value-type="float">
            <text:p>0.138982006815454</text:p>
          </table:table-cell>
          <table:table-cell office:value-type="float" office:value="0.058740274283965" calcext:value-type="float">
            <text:p>0.058740274283965</text:p>
          </table:table-cell>
          <table:table-cell office:value-type="float" office:value="3.87954381039287" calcext:value-type="float">
            <text:p>3.87954381039287</text:p>
          </table:table-cell>
          <table:table-cell office:value-type="float" office:value="19.1160425782753" calcext:value-type="float">
            <text:p>19.1160425782753</text:p>
          </table:table-cell>
          <table:table-cell office:value-type="float" office:value="3.87954021616168" calcext:value-type="float">
            <text:p>3.87954021616168</text:p>
          </table:table-cell>
          <table:table-cell office:value-type="float" office:value="19.1160277451953" calcext:value-type="float">
            <text:p>19.1160277451953</text:p>
          </table:table-cell>
        </table:table-row>
        <table:table-row table:style-name="ro1">
          <table:table-cell office:value-type="float" office:value="3.82987229266652" calcext:value-type="float">
            <text:p>3.82987229266652</text:p>
          </table:table-cell>
          <table:table-cell office:value-type="float" office:value="19.7808556914372" calcext:value-type="float">
            <text:p>19.7808556914372</text:p>
          </table:table-cell>
          <table:table-cell office:value-type="float" office:value="3.7275557254351" calcext:value-type="float">
            <text:p>3.7275557254351</text:p>
          </table:table-cell>
          <table:table-cell office:value-type="float" office:value="19.299186381071" calcext:value-type="float">
            <text:p>19.299186381071</text:p>
          </table:table-cell>
          <table:table-cell office:value-type="float" office:value="-1.1113407989935" calcext:value-type="float">
            <text:p>-1.1113407989935</text:p>
          </table:table-cell>
          <table:table-cell office:value-type="float" office:value="20.7877372595698" calcext:value-type="float">
            <text:p>20.7877372595698</text:p>
          </table:table-cell>
          <table:table-cell office:value-type="float" office:value="-0.297264512465228" calcext:value-type="float">
            <text:p>-0.297264512465228</text:p>
          </table:table-cell>
          <table:table-cell office:value-type="float" office:value="-0.0617757051900209" calcext:value-type="float">
            <text:p>-0.061775705190021</text:p>
          </table:table-cell>
          <table:table-cell office:value-type="float" office:value="3.82407045735414" calcext:value-type="float">
            <text:p>3.82407045735414</text:p>
          </table:table-cell>
          <table:table-cell office:value-type="float" office:value="19.202992485619" calcext:value-type="float">
            <text:p>19.202992485619</text:p>
          </table:table-cell>
          <table:table-cell office:value-type="float" office:value="3.82406931015841" calcext:value-type="float">
            <text:p>3.82406931015841</text:p>
          </table:table-cell>
          <table:table-cell office:value-type="float" office:value="19.2029773441947" calcext:value-type="float">
            <text:p>19.2029773441947</text:p>
          </table:table-cell>
        </table:table-row>
        <table:table-row table:style-name="ro1">
          <table:table-cell office:value-type="float" office:value="3.91963577105817" calcext:value-type="float">
            <text:p>3.91963577105817</text:p>
          </table:table-cell>
          <table:table-cell office:value-type="float" office:value="19.2087581916596" calcext:value-type="float">
            <text:p>19.2087581916596</text:p>
          </table:table-cell>
          <table:table-cell office:value-type="float" office:value="3.63438070190624" calcext:value-type="float">
            <text:p>3.63438070190624</text:p>
          </table:table-cell>
          <table:table-cell office:value-type="float" office:value="19.3354963657914" calcext:value-type="float">
            <text:p>19.3354963657914</text:p>
          </table:table-cell>
          <table:table-cell office:value-type="float" office:value="-1.1622085783663" calcext:value-type="float">
            <text:p>-1.1622085783663</text:p>
          </table:table-cell>
          <table:table-cell office:value-type="float" office:value="20.8002768836254" calcext:value-type="float">
            <text:p>20.8002768836254</text:p>
          </table:table-cell>
          <table:table-cell office:value-type="float" office:value="0.523905826439855" calcext:value-type="float">
            <text:p>0.523905826439855</text:p>
          </table:table-cell>
          <table:table-cell office:value-type="float" office:value="0.310878084550836" calcext:value-type="float">
            <text:p>0.310878084550836</text:p>
          </table:table-cell>
          <table:table-cell office:value-type="float" office:value="3.82522492196337" calcext:value-type="float">
            <text:p>3.82522492196337</text:p>
          </table:table-cell>
          <table:table-cell office:value-type="float" office:value="19.2081495019428" calcext:value-type="float">
            <text:p>19.2081495019428</text:p>
          </table:table-cell>
          <table:table-cell office:value-type="float" office:value="3.82522297169359" calcext:value-type="float">
            <text:p>3.82522297169359</text:p>
          </table:table-cell>
          <table:table-cell office:value-type="float" office:value="19.2081360923737" calcext:value-type="float">
            <text:p>19.2081360923737</text:p>
          </table:table-cell>
        </table:table-row>
        <table:table-row table:style-name="ro1">
          <table:table-cell office:value-type="float" office:value="3.6350813718625" calcext:value-type="float">
            <text:p>3.6350813718625</text:p>
          </table:table-cell>
          <table:table-cell office:value-type="float" office:value="19.3838409740364" calcext:value-type="float">
            <text:p>19.3838409740364</text:p>
          </table:table-cell>
          <table:table-cell office:value-type="float" office:value="3.54084724329416" calcext:value-type="float">
            <text:p>3.54084724329416</text:p>
          </table:table-cell>
          <table:table-cell office:value-type="float" office:value="19.3708728003215" calcext:value-type="float">
            <text:p>19.3708728003215</text:p>
          </table:table-cell>
          <table:table-cell office:value-type="float" office:value="-1.27328337342568" calcext:value-type="float">
            <text:p>-1.27328337342568</text:p>
          </table:table-cell>
          <table:table-cell office:value-type="float" office:value="20.8240221676408" calcext:value-type="float">
            <text:p>20.8240221676408</text:p>
          </table:table-cell>
          <table:table-cell office:value-type="float" office:value="1.13584543888928" calcext:value-type="float">
            <text:p>1.13584543888928</text:p>
          </table:table-cell>
          <table:table-cell office:value-type="float" office:value="0.333796568841777" calcext:value-type="float">
            <text:p>0.333796568841777</text:p>
          </table:table-cell>
          <table:table-cell office:value-type="float" office:value="3.67869857597306" calcext:value-type="float">
            <text:p>3.67869857597306</text:p>
          </table:table-cell>
          <table:table-cell office:value-type="float" office:value="19.2719105625169" calcext:value-type="float">
            <text:p>19.2719105625169</text:p>
          </table:table-cell>
          <table:table-cell office:value-type="float" office:value="3.6786958193142" calcext:value-type="float">
            <text:p>3.6786958193142</text:p>
          </table:table-cell>
          <table:table-cell office:value-type="float" office:value="19.271896343057" calcext:value-type="float">
            <text:p>19.271896343057</text:p>
          </table:table-cell>
        </table:table-row>
        <table:table-row table:style-name="ro1">
          <table:table-cell office:value-type="float" office:value="3.76583259625408" calcext:value-type="float">
            <text:p>3.76583259625408</text:p>
          </table:table-cell>
          <table:table-cell office:value-type="float" office:value="19.3652235900061" calcext:value-type="float">
            <text:p>19.3652235900061</text:p>
          </table:table-cell>
          <table:table-cell office:value-type="float" office:value="3.44696470286679" calcext:value-type="float">
            <text:p>3.44696470286679</text:p>
          </table:table-cell>
          <table:table-cell office:value-type="float" office:value="19.4053121470474" calcext:value-type="float">
            <text:p>19.4053121470474</text:p>
          </table:table-cell>
          <table:table-cell office:value-type="float" office:value="-1.43951449246947" calcext:value-type="float">
            <text:p>-1.43951449246947</text:p>
          </table:table-cell>
          <table:table-cell office:value-type="float" office:value="20.8537952947676" calcext:value-type="float">
            <text:p>20.8537952947676</text:p>
          </table:table-cell>
          <table:table-cell office:value-type="float" office:value="1.68876357248295" calcext:value-type="float">
            <text:p>1.68876357248295</text:p>
          </table:table-cell>
          <table:table-cell office:value-type="float" office:value="0.248615728100317" calcext:value-type="float">
            <text:p>0.248615728100317</text:p>
          </table:table-cell>
          <table:table-cell office:value-type="float" office:value="3.59940998790965" calcext:value-type="float">
            <text:p>3.59940998790965</text:p>
          </table:table-cell>
          <table:table-cell office:value-type="float" office:value="19.3097688055265" calcext:value-type="float">
            <text:p>19.3097688055265</text:p>
          </table:table-cell>
          <table:table-cell office:value-type="float" office:value="3.59940707545026" calcext:value-type="float">
            <text:p>3.59940707545026</text:p>
          </table:table-cell>
          <table:table-cell office:value-type="float" office:value="19.309754543194" calcext:value-type="float">
            <text:p>19.309754543194</text:p>
          </table:table-cell>
        </table:table-row>
        <table:table-row table:style-name="ro1">
          <table:table-cell office:value-type="float" office:value="3.04850490992927" calcext:value-type="float">
            <text:p>3.04850490992927</text:p>
          </table:table-cell>
          <table:table-cell office:value-type="float" office:value="19.4825238062067" calcext:value-type="float">
            <text:p>19.4825238062067</text:p>
          </table:table-cell>
          <table:table-cell office:value-type="float" office:value="3.35274246879993" calcext:value-type="float">
            <text:p>3.35274246879993</text:p>
          </table:table-cell>
          <table:table-cell office:value-type="float" office:value="19.4388109620629" calcext:value-type="float">
            <text:p>19.4388109620629</text:p>
          </table:table-cell>
          <table:table-cell office:value-type="float" office:value="-1.57756040904937" calcext:value-type="float">
            <text:p>-1.57756040904937</text:p>
          </table:table-cell>
          <table:table-cell office:value-type="float" office:value="20.8749931033235" calcext:value-type="float">
            <text:p>20.8749931033235</text:p>
          </table:table-cell>
          <table:table-cell office:value-type="float" office:value="1.39663961607716" calcext:value-type="float">
            <text:p>1.39663961607716</text:p>
          </table:table-cell>
          <table:table-cell office:value-type="float" office:value="0.0445203330529748" calcext:value-type="float">
            <text:p>0.044520333052975</text:p>
          </table:table-cell>
          <table:table-cell office:value-type="float" office:value="3.31208453621629" calcext:value-type="float">
            <text:p>3.31208453621629</text:p>
          </table:table-cell>
          <table:table-cell office:value-type="float" office:value="19.3993699518741" calcext:value-type="float">
            <text:p>19.3993699518741</text:p>
          </table:table-cell>
          <table:table-cell office:value-type="float" office:value="3.31208025295727" calcext:value-type="float">
            <text:p>3.31208025295727</text:p>
          </table:table-cell>
          <table:table-cell office:value-type="float" office:value="19.3993533550599" calcext:value-type="float">
            <text:p>19.3993533550599</text:p>
          </table:table-cell>
        </table:table-row>
        <table:table-row table:style-name="ro1">
          <table:table-cell office:value-type="float" office:value="2.8972565841046" calcext:value-type="float">
            <text:p>2.8972565841046</text:p>
          </table:table-cell>
          <table:table-cell office:value-type="float" office:value="19.4643654015701" calcext:value-type="float">
            <text:p>19.4643654015701</text:p>
          </table:table-cell>
          <table:table-cell office:value-type="float" office:value="3.25818996323846" calcext:value-type="float">
            <text:p>3.25818996323846</text:p>
          </table:table-cell>
          <table:table-cell office:value-type="float" office:value="19.4713658955147" calcext:value-type="float">
            <text:p>19.4713658955147</text:p>
          </table:table-cell>
          <table:table-cell office:value-type="float" office:value="-1.70183228595348" calcext:value-type="float">
            <text:p>-1.70183228595348</text:p>
          </table:table-cell>
          <table:table-cell office:value-type="float" office:value="20.893509897424" calcext:value-type="float">
            <text:p>20.893509897424</text:p>
          </table:table-cell>
          <table:table-cell office:value-type="float" office:value="1.25643826163602" calcext:value-type="float">
            <text:p>1.25643826163602</text:p>
          </table:table-cell>
          <table:table-cell office:value-type="float" office:value="0.159757593387011" calcext:value-type="float">
            <text:p>0.159757593387011</text:p>
          </table:table-cell>
          <table:table-cell office:value-type="float" office:value="3.08759770003553" calcext:value-type="float">
            <text:p>3.08759770003553</text:p>
          </table:table-cell>
          <table:table-cell office:value-type="float" office:value="19.4602969401329" calcext:value-type="float">
            <text:p>19.4602969401329</text:p>
          </table:table-cell>
          <table:table-cell office:value-type="float" office:value="3.08759248515562" calcext:value-type="float">
            <text:p>3.08759248515562</text:p>
          </table:table-cell>
          <table:table-cell office:value-type="float" office:value="19.4602792036475" calcext:value-type="float">
            <text:p>19.4602792036475</text:p>
          </table:table-cell>
        </table:table-row>
        <table:table-row table:style-name="ro1">
          <table:table-cell office:value-type="float" office:value="2.63063040153605" calcext:value-type="float">
            <text:p>2.63063040153605</text:p>
          </table:table-cell>
          <table:table-cell office:value-type="float" office:value="19.4909326340115" calcext:value-type="float">
            <text:p>19.4909326340115</text:p>
          </table:table-cell>
          <table:table-cell office:value-type="float" office:value="3.16331664135415" calcext:value-type="float">
            <text:p>3.16331664135415</text:p>
          </table:table-cell>
          <table:table-cell office:value-type="float" office:value="19.5029736919364" calcext:value-type="float">
            <text:p>19.5029736919364</text:p>
          </table:table-cell>
          <table:table-cell office:value-type="float" office:value="-1.84190468910946" calcext:value-type="float">
            <text:p>-1.84190468910946</text:p>
          </table:table-cell>
          <table:table-cell office:value-type="float" office:value="20.9120987994549" calcext:value-type="float">
            <text:p>20.9120987994549</text:p>
          </table:table-cell>
          <table:table-cell office:value-type="float" office:value="1.41300479137916" calcext:value-type="float">
            <text:p>1.41300479137916</text:p>
          </table:table-cell>
          <table:table-cell office:value-type="float" office:value="0.0991051906309673" calcext:value-type="float">
            <text:p>0.099105190630967</text:p>
          </table:table-cell>
          <table:table-cell office:value-type="float" office:value="2.84027247386702" calcext:value-type="float">
            <text:p>2.84027247386702</text:p>
          </table:table-cell>
          <table:table-cell office:value-type="float" office:value="19.519424281583" calcext:value-type="float">
            <text:p>19.519424281583</text:p>
          </table:table-cell>
          <table:table-cell office:value-type="float" office:value="2.84026645927063" calcext:value-type="float">
            <text:p>2.84026645927063</text:p>
          </table:table-cell>
          <table:table-cell office:value-type="float" office:value="19.5194053051923" calcext:value-type="float">
            <text:p>19.5194053051923</text:p>
          </table:table-cell>
        </table:table-row>
        <table:table-row table:style-name="ro1">
          <table:table-cell office:value-type="float" office:value="3.21380325659801" calcext:value-type="float">
            <text:p>3.21380325659801</text:p>
          </table:table-cell>
          <table:table-cell office:value-type="float" office:value="19.5967867574395" calcext:value-type="float">
            <text:p>19.5967867574395</text:p>
          </table:table-cell>
          <table:table-cell office:value-type="float" office:value="3.06813199040012" calcext:value-type="float">
            <text:p>3.06813199040012</text:p>
          </table:table-cell>
          <table:table-cell office:value-type="float" office:value="19.5336311905748" calcext:value-type="float">
            <text:p>19.5336311905748</text:p>
          </table:table-cell>
          <table:table-cell office:value-type="float" office:value="-1.9546924651332" calcext:value-type="float">
            <text:p>-1.9546924651332</text:p>
          </table:table-cell>
          <table:table-cell office:value-type="float" office:value="20.9259307647429" calcext:value-type="float">
            <text:p>20.9259307647429</text:p>
          </table:table-cell>
          <table:table-cell office:value-type="float" office:value="1.13632766771344" calcext:value-type="float">
            <text:p>1.13632766771344</text:p>
          </table:table-cell>
          <table:table-cell office:value-type="float" office:value="-0.0982547637792874" calcext:value-type="float">
            <text:p>-0.098254763779287</text:p>
          </table:table-cell>
          <table:table-cell office:value-type="float" office:value="2.89581646941608" calcext:value-type="float">
            <text:p>2.89581646941608</text:p>
          </table:table-cell>
          <table:table-cell office:value-type="float" office:value="19.5216058257585" calcext:value-type="float">
            <text:p>19.5216058257585</text:p>
          </table:table-cell>
          <table:table-cell office:value-type="float" office:value="2.89581212748592" calcext:value-type="float">
            <text:p>2.89581212748592</text:p>
          </table:table-cell>
          <table:table-cell office:value-type="float" office:value="19.5215889942232" calcext:value-type="float">
            <text:p>19.5215889942232</text:p>
          </table:table-cell>
        </table:table-row>
        <table:table-row table:style-name="ro1">
          <table:table-cell office:value-type="float" office:value="3.01954630083499" calcext:value-type="float">
            <text:p>3.01954630083499</text:p>
          </table:table-cell>
          <table:table-cell office:value-type="float" office:value="19.705802433234" calcext:value-type="float">
            <text:p>19.705802433234</text:p>
          </table:table-cell>
          <table:table-cell office:value-type="float" office:value="2.97264552876216" calcext:value-type="float">
            <text:p>2.97264552876216</text:p>
          </table:table-cell>
          <table:table-cell office:value-type="float" office:value="19.5633353257054" calcext:value-type="float">
            <text:p>19.5633353257054</text:p>
          </table:table-cell>
          <table:table-cell office:value-type="float" office:value="-2.08632350462902" calcext:value-type="float">
            <text:p>-2.08632350462902</text:p>
          </table:table-cell>
          <table:table-cell office:value-type="float" office:value="20.9433880285472" calcext:value-type="float">
            <text:p>20.9433880285472</text:p>
          </table:table-cell>
          <table:table-cell office:value-type="float" office:value="1.32783608243957" calcext:value-type="float">
            <text:p>1.32783608243957</text:p>
          </table:table-cell>
          <table:table-cell office:value-type="float" office:value="0.077197776398439" calcext:value-type="float">
            <text:p>0.077197776398439</text:p>
          </table:table-cell>
          <table:table-cell office:value-type="float" office:value="2.84603901534051" calcext:value-type="float">
            <text:p>2.84603901534051</text:p>
          </table:table-cell>
          <table:table-cell office:value-type="float" office:value="19.5596226998412" calcext:value-type="float">
            <text:p>19.5596226998412</text:p>
          </table:table-cell>
          <table:table-cell office:value-type="float" office:value="2.84603566501939" calcext:value-type="float">
            <text:p>2.84603566501939</text:p>
          </table:table-cell>
          <table:table-cell office:value-type="float" office:value="19.5596065259643" calcext:value-type="float">
            <text:p>19.5596065259643</text:p>
          </table:table-cell>
        </table:table-row>
        <table:table-row table:style-name="ro1">
          <table:table-cell office:value-type="float" office:value="2.71465220412529" calcext:value-type="float">
            <text:p>2.71465220412529</text:p>
          </table:table-cell>
          <table:table-cell office:value-type="float" office:value="19.1297219427231" calcext:value-type="float">
            <text:p>19.1297219427231</text:p>
          </table:table-cell>
          <table:table-cell office:value-type="float" office:value="2.87686680500685" calcext:value-type="float">
            <text:p>2.87686680500685</text:p>
          </table:table-cell>
          <table:table-cell office:value-type="float" office:value="19.5920831269397" calcext:value-type="float">
            <text:p>19.5920831269397</text:p>
          </table:table-cell>
          <table:table-cell office:value-type="float" office:value="-2.13185149557335" calcext:value-type="float">
            <text:p>-2.13185149557335</text:p>
          </table:table-cell>
          <table:table-cell office:value-type="float" office:value="20.9490687844892" calcext:value-type="float">
            <text:p>20.9490687844892</text:p>
          </table:table-cell>
          <table:table-cell office:value-type="float" office:value="0.458810303665795" calcext:value-type="float">
            <text:p>0.458810303665795</text:p>
          </table:table-cell>
          <table:table-cell office:value-type="float" office:value="-0.259491638557467" calcext:value-type="float">
            <text:p>-0.259491638557467</text:p>
          </table:table-cell>
          <table:table-cell office:value-type="float" office:value="2.8013626295877" calcext:value-type="float">
            <text:p>2.8013626295877</text:p>
          </table:table-cell>
          <table:table-cell office:value-type="float" office:value="19.5206580192948" calcext:value-type="float">
            <text:p>19.5206580192948</text:p>
          </table:table-cell>
          <table:table-cell office:value-type="float" office:value="2.80135740215057" calcext:value-type="float">
            <text:p>2.80135740215057</text:p>
          </table:table-cell>
          <table:table-cell office:value-type="float" office:value="19.5206437768628" calcext:value-type="float">
            <text:p>19.5206437768628</text:p>
          </table:table-cell>
        </table:table-row>
        <table:table-row table:style-name="ro1">
          <table:table-cell office:value-type="float" office:value="2.71695587828515" calcext:value-type="float">
            <text:p>2.71695587828515</text:p>
          </table:table-cell>
          <table:table-cell office:value-type="float" office:value="19.9704300721759" calcext:value-type="float">
            <text:p>19.9704300721759</text:p>
          </table:table-cell>
          <table:table-cell office:value-type="float" office:value="2.78080539692676" calcext:value-type="float">
            <text:p>2.78080539692676</text:p>
          </table:table-cell>
          <table:table-cell office:value-type="float" office:value="19.6198717195214" calcext:value-type="float">
            <text:p>19.6198717195214</text:p>
          </table:table-cell>
          <table:table-cell office:value-type="float" office:value="-2.35174304316211" calcext:value-type="float">
            <text:p>-2.35174304316211</text:p>
          </table:table-cell>
          <table:table-cell office:value-type="float" office:value="20.9823207269817" calcext:value-type="float">
            <text:p>20.9823207269817</text:p>
          </table:table-cell>
          <table:table-cell office:value-type="float" office:value="2.22391511484827" calcext:value-type="float">
            <text:p>2.22391511484827</text:p>
          </table:table-cell>
          <table:table-cell office:value-type="float" office:value="0.171722600187331" calcext:value-type="float">
            <text:p>0.171722600187331</text:p>
          </table:table-cell>
          <table:table-cell office:value-type="float" office:value="2.60740313524987" calcext:value-type="float">
            <text:p>2.60740313524987</text:p>
          </table:table-cell>
          <table:table-cell office:value-type="float" office:value="19.6256888263762" calcext:value-type="float">
            <text:p>19.6256888263762</text:p>
          </table:table-cell>
          <table:table-cell office:value-type="float" office:value="2.60739956896405" calcext:value-type="float">
            <text:p>2.60739956896405</text:p>
          </table:table-cell>
          <table:table-cell office:value-type="float" office:value="19.6256727914538" calcext:value-type="float">
            <text:p>19.6256727914538</text:p>
          </table:table-cell>
        </table:table-row>
        <table:table-row table:style-name="ro1">
          <table:table-cell office:value-type="float" office:value="2.83572768735318" calcext:value-type="float">
            <text:p>2.83572768735318</text:p>
          </table:table-cell>
          <table:table-cell office:value-type="float" office:value="19.799089156255" calcext:value-type="float">
            <text:p>19.799089156255</text:p>
          </table:table-cell>
          <table:table-cell office:value-type="float" office:value="2.68447091058263" calcext:value-type="float">
            <text:p>2.68447091058263</text:p>
          </table:table-cell>
          <table:table-cell office:value-type="float" office:value="19.6466983246143" calcext:value-type="float">
            <text:p>19.6466983246143</text:p>
          </table:table-cell>
          <table:table-cell office:value-type="float" office:value="-2.50667076628953" calcext:value-type="float">
            <text:p>-2.50667076628953</text:p>
          </table:table-cell>
          <table:table-cell office:value-type="float" office:value="21.0030343421037" calcext:value-type="float">
            <text:p>21.0030343421037</text:p>
          </table:table-cell>
          <table:table-cell office:value-type="float" office:value="1.56306280247694" calcext:value-type="float">
            <text:p>1.56306280247694</text:p>
          </table:table-cell>
          <table:table-cell office:value-type="float" office:value="-0.126443288172826" calcext:value-type="float">
            <text:p>-0.126443288172826</text:p>
          </table:table-cell>
          <table:table-cell office:value-type="float" office:value="2.58069925644507" calcext:value-type="float">
            <text:p>2.58069925644507</text:p>
          </table:table-cell>
          <table:table-cell office:value-type="float" office:value="19.6603880874023" calcext:value-type="float">
            <text:p>19.6603880874023</text:p>
          </table:table-cell>
          <table:table-cell office:value-type="float" office:value="2.58069653362127" calcext:value-type="float">
            <text:p>2.58069653362127</text:p>
          </table:table-cell>
          <table:table-cell office:value-type="float" office:value="19.6603729406997" calcext:value-type="float">
            <text:p>19.6603729406997</text:p>
          </table:table-cell>
        </table:table-row>
        <table:table-row table:style-name="ro1">
          <table:table-cell office:value-type="float" office:value="2.33924568453681" calcext:value-type="float">
            <text:p>2.33924568453681</text:p>
          </table:table-cell>
          <table:table-cell office:value-type="float" office:value="19.4782690392136" calcext:value-type="float">
            <text:p>19.4782690392136</text:p>
          </table:table-cell>
          <table:table-cell office:value-type="float" office:value="2.58787297934284" calcext:value-type="float">
            <text:p>2.58787297934284</text:p>
          </table:table-cell>
          <table:table-cell office:value-type="float" office:value="19.6725602595804" calcext:value-type="float">
            <text:p>19.6725602595804</text:p>
          </table:table-cell>
          <table:table-cell office:value-type="float" office:value="-2.43999590624131" calcext:value-type="float">
            <text:p>-2.43999590624131</text:p>
          </table:table-cell>
          <table:table-cell office:value-type="float" office:value="20.9932603807942" calcext:value-type="float">
            <text:p>20.9932603807942</text:p>
          </table:table-cell>
          <table:table-cell office:value-type="float" office:value="-0.673874415757914" calcext:value-type="float">
            <text:p>-0.673874415757914</text:p>
          </table:table-cell>
          <table:table-cell office:value-type="float" office:value="0.0273195854408297" calcext:value-type="float">
            <text:p>0.02731958544083</text:p>
          </table:table-cell>
          <table:table-cell office:value-type="float" office:value="2.54972649182735" calcext:value-type="float">
            <text:p>2.54972649182735</text:p>
          </table:table-cell>
          <table:table-cell office:value-type="float" office:value="19.6411399151044" calcext:value-type="float">
            <text:p>19.6411399151044</text:p>
          </table:table-cell>
          <table:table-cell office:value-type="float" office:value="2.54972272676272" calcext:value-type="float">
            <text:p>2.54972272676272</text:p>
          </table:table-cell>
          <table:table-cell office:value-type="float" office:value="19.6411267069385" calcext:value-type="float">
            <text:p>19.6411267069385</text:p>
          </table:table-cell>
        </table:table-row>
        <table:table-row table:style-name="ro1">
          <table:table-cell office:value-type="float" office:value="2.60556288083056" calcext:value-type="float">
            <text:p>2.60556288083056</text:p>
          </table:table-cell>
          <table:table-cell office:value-type="float" office:value="19.6050785443894" calcext:value-type="float">
            <text:p>19.6050785443894</text:p>
          </table:table-cell>
          <table:table-cell office:value-type="float" office:value="2.49102126291999" calcext:value-type="float">
            <text:p>2.49102126291999</text:p>
          </table:table-cell>
          <table:table-cell office:value-type="float" office:value="19.6974549382478" calcext:value-type="float">
            <text:p>19.6974549382478</text:p>
          </table:table-cell>
          <table:table-cell office:value-type="float" office:value="-2.53367124472475" calcext:value-type="float">
            <text:p>-2.53367124472475</text:p>
          </table:table-cell>
          <table:table-cell office:value-type="float" office:value="21.0067310675773" calcext:value-type="float">
            <text:p>21.0067310675773</text:p>
          </table:table-cell>
          <table:table-cell office:value-type="float" office:value="0.946389372425354" calcext:value-type="float">
            <text:p>0.946389372425354</text:p>
          </table:table-cell>
          <table:table-cell office:value-type="float" office:value="-0.166177940335521" calcext:value-type="float">
            <text:p>-0.166177940335521</text:p>
          </table:table-cell>
          <table:table-cell office:value-type="float" office:value="2.51435790268852" calcext:value-type="float">
            <text:p>2.51435790268852</text:p>
          </table:table-cell>
          <table:table-cell office:value-type="float" office:value="19.6493521463785" calcext:value-type="float">
            <text:p>19.6493521463785</text:p>
          </table:table-cell>
          <table:table-cell office:value-type="float" office:value="2.51435427641921" calcext:value-type="float">
            <text:p>2.51435427641921</text:p>
          </table:table-cell>
          <table:table-cell office:value-type="float" office:value="19.6493398247884" calcext:value-type="float">
            <text:p>19.6493398247884</text:p>
          </table:table-cell>
        </table:table-row>
        <table:table-row table:style-name="ro1">
          <table:table-cell office:value-type="float" office:value="2.55381337021946" calcext:value-type="float">
            <text:p>2.55381337021946</text:p>
          </table:table-cell>
          <table:table-cell office:value-type="float" office:value="19.8360377025538" calcext:value-type="float">
            <text:p>19.8360377025538</text:p>
          </table:table-cell>
          <table:table-cell office:value-type="float" office:value="2.39392544640503" calcext:value-type="float">
            <text:p>2.39392544640503</text:p>
          </table:table-cell>
          <table:table-cell office:value-type="float" office:value="19.7213798711692" calcext:value-type="float">
            <text:p>19.7213798711692</text:p>
          </table:table-cell>
          <table:table-cell office:value-type="float" office:value="-2.5762497637794" calcext:value-type="float">
            <text:p>-2.5762497637794</text:p>
          </table:table-cell>
          <table:table-cell office:value-type="float" office:value="21.0135779267363" calcext:value-type="float">
            <text:p>21.0135779267363</text:p>
          </table:table-cell>
          <table:table-cell office:value-type="float" office:value="0.431255117677437" calcext:value-type="float">
            <text:p>0.431255117677437</text:p>
          </table:table-cell>
          <table:table-cell office:value-type="float" office:value="-0.0783289913610494" calcext:value-type="float">
            <text:p>-0.078328991361049</text:p>
          </table:table-cell>
          <table:table-cell office:value-type="float" office:value="2.48856617282464" calcext:value-type="float">
            <text:p>2.48856617282464</text:p>
          </table:table-cell>
          <table:table-cell office:value-type="float" office:value="19.6788051397166" calcext:value-type="float">
            <text:p>19.6788051397166</text:p>
          </table:table-cell>
          <table:table-cell office:value-type="float" office:value="2.48856348407252" calcext:value-type="float">
            <text:p>2.48856348407252</text:p>
          </table:table-cell>
          <table:table-cell office:value-type="float" office:value="19.67879349822" calcext:value-type="float">
            <text:p>19.67879349822</text:p>
          </table:table-cell>
        </table:table-row>
        <table:table-row table:style-name="ro1">
          <table:table-cell office:value-type="float" office:value="1.84319473161982" calcext:value-type="float">
            <text:p>1.84319473161982</text:p>
          </table:table-cell>
          <table:table-cell office:value-type="float" office:value="19.4988378168422" calcext:value-type="float">
            <text:p>19.4988378168422</text:p>
          </table:table-cell>
          <table:table-cell office:value-type="float" office:value="2.2965952392987" calcext:value-type="float">
            <text:p>2.2965952392987</text:p>
          </table:table-cell>
          <table:table-cell office:value-type="float" office:value="19.7443326658713" calcext:value-type="float">
            <text:p>19.7443326658713</text:p>
          </table:table-cell>
          <table:table-cell office:value-type="float" office:value="-2.65739823871505" calcext:value-type="float">
            <text:p>-2.65739823871505</text:p>
          </table:table-cell>
          <table:table-cell office:value-type="float" office:value="21.0272799459992" calcext:value-type="float">
            <text:p>21.0272799459992</text:p>
          </table:table-cell>
          <table:table-cell office:value-type="float" office:value="0.822971464648872" calcext:value-type="float">
            <text:p>0.822971464648872</text:p>
          </table:table-cell>
          <table:table-cell office:value-type="float" office:value="0.02663231482745" calcext:value-type="float">
            <text:p>0.02663231482745</text:p>
          </table:table-cell>
          <table:table-cell office:value-type="float" office:value="2.22917291559144" calcext:value-type="float">
            <text:p>2.22917291559144</text:p>
          </table:table-cell>
          <table:table-cell office:value-type="float" office:value="19.7192121263131" calcext:value-type="float">
            <text:p>19.7192121263131</text:p>
          </table:table-cell>
          <table:table-cell office:value-type="float" office:value="2.22916811526435" calcext:value-type="float">
            <text:p>2.22916811526435</text:p>
          </table:table-cell>
          <table:table-cell office:value-type="float" office:value="19.7191994640018" calcext:value-type="float">
            <text:p>19.7191994640018</text:p>
          </table:table-cell>
        </table:table-row>
        <table:table-row table:style-name="ro1">
          <table:table-cell office:value-type="float" office:value="2.23000713353489" calcext:value-type="float">
            <text:p>2.23000713353489</text:p>
          </table:table-cell>
          <table:table-cell office:value-type="float" office:value="19.8348825077359" calcext:value-type="float">
            <text:p>19.8348825077359</text:p>
          </table:table-cell>
          <table:table-cell office:value-type="float" office:value="2.19904037454059" calcext:value-type="float">
            <text:p>2.19904037454059</text:p>
          </table:table-cell>
          <table:table-cell office:value-type="float" office:value="19.7663110270938" calcext:value-type="float">
            <text:p>19.7663110270938</text:p>
          </table:table-cell>
          <table:table-cell office:value-type="float" office:value="-2.82824759997807" calcext:value-type="float">
            <text:p>-2.82824759997807</text:p>
          </table:table-cell>
          <table:table-cell office:value-type="float" office:value="21.055660294791" calcext:value-type="float">
            <text:p>21.055660294791</text:p>
          </table:table-cell>
          <table:table-cell office:value-type="float" office:value="1.73190497549742" calcext:value-type="float">
            <text:p>1.73190497549742</text:p>
          </table:table-cell>
          <table:table-cell office:value-type="float" office:value="0.0416923349896535" calcext:value-type="float">
            <text:p>0.041692334989654</text:p>
          </table:table-cell>
          <table:table-cell office:value-type="float" office:value="2.11673358350819" calcext:value-type="float">
            <text:p>2.11673358350819</text:p>
          </table:table-cell>
          <table:table-cell office:value-type="float" office:value="19.7674024671676" calcext:value-type="float">
            <text:p>19.7674024671676</text:p>
          </table:table-cell>
          <table:table-cell office:value-type="float" office:value="2.11672942136844" calcext:value-type="float">
            <text:p>2.11672942136844</text:p>
          </table:table-cell>
          <table:table-cell office:value-type="float" office:value="19.7673894544232" calcext:value-type="float">
            <text:p>19.7673894544232</text:p>
          </table:table-cell>
        </table:table-row>
        <table:table-row table:style-name="ro1">
          <table:table-cell office:value-type="float" office:value="2.16619535289473" calcext:value-type="float">
            <text:p>2.16619535289473</text:p>
          </table:table-cell>
          <table:table-cell office:value-type="float" office:value="19.9052029747519" calcext:value-type="float">
            <text:p>19.9052029747519</text:p>
          </table:table-cell>
          <table:table-cell office:value-type="float" office:value="2.10127060753589" calcext:value-type="float">
            <text:p>2.10127060753589</text:p>
          </table:table-cell>
          <table:table-cell office:value-type="float" office:value="19.7873127570189" calcext:value-type="float">
            <text:p>19.7873127570189</text:p>
          </table:table-cell>
          <table:table-cell office:value-type="float" office:value="-2.93224399066452" calcext:value-type="float">
            <text:p>-2.93224399066452</text:p>
          </table:table-cell>
          <table:table-cell office:value-type="float" office:value="21.0724902333255" calcext:value-type="float">
            <text:p>21.0724902333255</text:p>
          </table:table-cell>
          <table:table-cell office:value-type="float" office:value="1.05349400125874" calcext:value-type="float">
            <text:p>1.05349400125874</text:p>
          </table:table-cell>
          <table:table-cell office:value-type="float" office:value="-0.0684660281660962" calcext:value-type="float">
            <text:p>-0.068466028166096</text:p>
          </table:table-cell>
          <table:table-cell office:value-type="float" office:value="2.06013631220568" calcext:value-type="float">
            <text:p>2.06013631220568</text:p>
          </table:table-cell>
          <table:table-cell office:value-type="float" office:value="19.8017938547954" calcext:value-type="float">
            <text:p>19.8017938547954</text:p>
          </table:table-cell>
          <table:table-cell office:value-type="float" office:value="2.06013287718112" calcext:value-type="float">
            <text:p>2.06013287718112</text:p>
          </table:table-cell>
          <table:table-cell office:value-type="float" office:value="19.8017812611712" calcext:value-type="float">
            <text:p>19.8017812611712</text:p>
          </table:table-cell>
        </table:table-row>
        <table:table-row table:style-name="ro1">
          <table:table-cell office:value-type="float" office:value="2.65369337344793" calcext:value-type="float">
            <text:p>2.65369337344793</text:p>
          </table:table-cell>
          <table:table-cell office:value-type="float" office:value="19.7172589690576" calcext:value-type="float">
            <text:p>19.7172589690576</text:p>
          </table:table-cell>
          <table:table-cell office:value-type="float" office:value="2.00329571517982" calcext:value-type="float">
            <text:p>2.00329571517982</text:p>
          </table:table-cell>
          <table:table-cell office:value-type="float" office:value="19.8073357554911" calcext:value-type="float">
            <text:p>19.8073357554911</text:p>
          </table:table-cell>
          <table:table-cell office:value-type="float" office:value="-2.95530349419373" calcext:value-type="float">
            <text:p>-2.95530349419373</text:p>
          </table:table-cell>
          <table:table-cell office:value-type="float" office:value="21.0763841940124" calcext:value-type="float">
            <text:p>21.0763841940124</text:p>
          </table:table-cell>
          <table:table-cell office:value-type="float" office:value="0.233859708553062" calcext:value-type="float">
            <text:p>0.233859708553062</text:p>
          </table:table-cell>
          <table:table-cell office:value-type="float" office:value="0.141343527100678" calcext:value-type="float">
            <text:p>0.141343527100678</text:p>
          </table:table-cell>
          <table:table-cell office:value-type="float" office:value="2.25745511851331" calcext:value-type="float">
            <text:p>2.25745511851331</text:p>
          </table:table-cell>
          <table:table-cell office:value-type="float" office:value="19.7512335955992" calcext:value-type="float">
            <text:p>19.7512335955992</text:p>
          </table:table-cell>
          <table:table-cell office:value-type="float" office:value="2.25745284693451" calcext:value-type="float">
            <text:p>2.25745284693451</text:p>
          </table:table-cell>
          <table:table-cell office:value-type="float" office:value="19.7512241504253" calcext:value-type="float">
            <text:p>19.7512241504253</text:p>
          </table:table-cell>
        </table:table-row>
        <table:table-row table:style-name="ro1">
          <table:table-cell office:value-type="float" office:value="2.00056337513773" calcext:value-type="float">
            <text:p>2.00056337513773</text:p>
          </table:table-cell>
          <table:table-cell office:value-type="float" office:value="20.1742728895741" calcext:value-type="float">
            <text:p>20.1742728895741</text:p>
          </table:table-cell>
          <table:table-cell office:value-type="float" office:value="1.90512549487998" calcext:value-type="float">
            <text:p>1.90512549487998</text:p>
          </table:table-cell>
          <table:table-cell office:value-type="float" office:value="19.8263780202272" calcext:value-type="float">
            <text:p>19.8263780202272</text:p>
          </table:table-cell>
          <table:table-cell office:value-type="float" office:value="-3.08050262409435" calcext:value-type="float">
            <text:p>-3.08050262409435</text:p>
          </table:table-cell>
          <table:table-cell office:value-type="float" office:value="21.0957101837494" calcext:value-type="float">
            <text:p>21.0957101837494</text:p>
          </table:table-cell>
          <table:table-cell office:value-type="float" office:value="1.26681948229357" calcext:value-type="float">
            <text:p>1.26681948229357</text:p>
          </table:table-cell>
          <table:table-cell office:value-type="float" office:value="-0.224924545330824" calcext:value-type="float">
            <text:p>-0.224924545330824</text:p>
          </table:table-cell>
          <table:table-cell office:value-type="float" office:value="2.06056737228467" calcext:value-type="float">
            <text:p>2.06056737228467</text:p>
          </table:table-cell>
          <table:table-cell office:value-type="float" office:value="19.8497374429648" calcext:value-type="float">
            <text:p>19.8497374429648</text:p>
          </table:table-cell>
          <table:table-cell office:value-type="float" office:value="2.06056556695163" calcext:value-type="float">
            <text:p>2.06056556695163</text:p>
          </table:table-cell>
          <table:table-cell office:value-type="float" office:value="19.8497264309381" calcext:value-type="float">
            <text:p>19.8497264309381</text:p>
          </table:table-cell>
        </table:table-row>
        <table:table-row table:style-name="ro1">
          <table:table-cell office:value-type="float" office:value="2.29671639098604" calcext:value-type="float">
            <text:p>2.29671639098604</text:p>
          </table:table-cell>
          <table:table-cell office:value-type="float" office:value="20.0678702575684" calcext:value-type="float">
            <text:p>20.0678702575684</text:p>
          </table:table-cell>
          <table:table-cell office:value-type="float" office:value="1.80676976357658" calcext:value-type="float">
            <text:p>1.80676976357658</text:p>
          </table:table-cell>
          <table:table-cell office:value-type="float" office:value="19.8444376470166" calcext:value-type="float">
            <text:p>19.8444376470166</text:p>
          </table:table-cell>
          <table:table-cell office:value-type="float" office:value="-3.23544657511451" calcext:value-type="float">
            <text:p>-3.23544657511451</text:p>
          </table:table-cell>
          <table:table-cell office:value-type="float" office:value="21.1232087922972" calcext:value-type="float">
            <text:p>21.1232087922972</text:p>
          </table:table-cell>
          <table:table-cell office:value-type="float" office:value="1.57365184935554" calcext:value-type="float">
            <text:p>1.57365184935554</text:p>
          </table:table-cell>
          <table:table-cell office:value-type="float" office:value="0.162897699796909" calcext:value-type="float">
            <text:p>0.162897699796909</text:p>
          </table:table-cell>
          <table:table-cell office:value-type="float" office:value="2.03176157120556" calcext:value-type="float">
            <text:p>2.03176157120556</text:p>
          </table:table-cell>
          <table:table-cell office:value-type="float" office:value="19.8938170414341" calcext:value-type="float">
            <text:p>19.8938170414341</text:p>
          </table:table-cell>
          <table:table-cell office:value-type="float" office:value="2.03176023665064" calcext:value-type="float">
            <text:p>2.03176023665064</text:p>
          </table:table-cell>
          <table:table-cell office:value-type="float" office:value="19.8938063698774" calcext:value-type="float">
            <text:p>19.8938063698774</text:p>
          </table:table-cell>
        </table:table-row>
        <table:table-row table:style-name="ro1">
          <table:table-cell office:value-type="float" office:value="1.54560997671263" calcext:value-type="float">
            <text:p>1.54560997671263</text:p>
          </table:table-cell>
          <table:table-cell office:value-type="float" office:value="19.7416863393985" calcext:value-type="float">
            <text:p>19.7416863393985</text:p>
          </table:table-cell>
          <table:table-cell office:value-type="float" office:value="1.70823835676079" calcext:value-type="float">
            <text:p>1.70823835676079</text:p>
          </table:table-cell>
          <table:table-cell office:value-type="float" office:value="19.8615128299117" calcext:value-type="float">
            <text:p>19.8615128299117</text:p>
          </table:table-cell>
          <table:table-cell office:value-type="float" office:value="-3.36554712755535" calcext:value-type="float">
            <text:p>-3.36554712755535</text:p>
          </table:table-cell>
          <table:table-cell office:value-type="float" office:value="21.1441183788469" calcext:value-type="float">
            <text:p>21.1441183788469</text:p>
          </table:table-cell>
          <table:table-cell office:value-type="float" office:value="1.31770120114886" calcext:value-type="float">
            <text:p>1.31770120114886</text:p>
          </table:table-cell>
          <table:table-cell office:value-type="float" office:value="0.348241242964838" calcext:value-type="float">
            <text:p>0.348241242964838</text:p>
          </table:table-cell>
          <table:table-cell office:value-type="float" office:value="1.79573129175841" calcext:value-type="float">
            <text:p>1.79573129175841</text:p>
          </table:table-cell>
          <table:table-cell office:value-type="float" office:value="19.9351655868049" calcext:value-type="float">
            <text:p>19.9351655868049</text:p>
          </table:table-cell>
          <table:table-cell office:value-type="float" office:value="1.79572792574362" calcext:value-type="float">
            <text:p>1.79572792574362</text:p>
          </table:table-cell>
          <table:table-cell office:value-type="float" office:value="19.9351541593283" calcext:value-type="float">
            <text:p>19.9351541593283</text:p>
          </table:table-cell>
        </table:table-row>
        <table:table-row table:style-name="ro1">
          <table:table-cell office:value-type="float" office:value="1.61653622025874" calcext:value-type="float">
            <text:p>1.61653622025874</text:p>
          </table:table-cell>
          <table:table-cell office:value-type="float" office:value="19.9927134537077" calcext:value-type="float">
            <text:p>19.9927134537077</text:p>
          </table:table-cell>
          <table:table-cell office:value-type="float" office:value="1.60954112749119" calcext:value-type="float">
            <text:p>1.60954112749119</text:p>
          </table:table-cell>
          <table:table-cell office:value-type="float" office:value="19.8776018614085" calcext:value-type="float">
            <text:p>19.8776018614085</text:p>
          </table:table-cell>
          <table:table-cell office:value-type="float" office:value="-3.60914096744321" calcext:value-type="float">
            <text:p>-3.60914096744321</text:p>
          </table:table-cell>
          <table:table-cell office:value-type="float" office:value="21.174611346884" calcext:value-type="float">
            <text:p>21.174611346884</text:p>
          </table:table-cell>
          <table:table-cell office:value-type="float" office:value="2.45494969258076" calcext:value-type="float">
            <text:p>2.45494969258076</text:p>
          </table:table-cell>
          <table:table-cell office:value-type="float" office:value="-0.162104576961638" calcext:value-type="float">
            <text:p>-0.162104576961638</text:p>
          </table:table-cell>
          <table:table-cell office:value-type="float" office:value="1.57989325194671" calcext:value-type="float">
            <text:p>1.57989325194671</text:p>
          </table:table-cell>
          <table:table-cell office:value-type="float" office:value="19.9964847289422" calcext:value-type="float">
            <text:p>19.9964847289422</text:p>
          </table:table-cell>
          <table:table-cell office:value-type="float" office:value="1.5798895548932" calcext:value-type="float">
            <text:p>1.5798895548932</text:p>
          </table:table-cell>
          <table:table-cell office:value-type="float" office:value="19.9964721518302" calcext:value-type="float">
            <text:p>19.9964721518302</text:p>
          </table:table-cell>
        </table:table-row>
        <table:table-row table:style-name="ro1">
          <table:table-cell office:value-type="float" office:value="1.50408260207217" calcext:value-type="float">
            <text:p>1.50408260207217</text:p>
          </table:table-cell>
          <table:table-cell office:value-type="float" office:value="19.5978651690911" calcext:value-type="float">
            <text:p>19.5978651690911</text:p>
          </table:table-cell>
          <table:table-cell office:value-type="float" office:value="1.51068794540845" calcext:value-type="float">
            <text:p>1.51068794540845</text:p>
          </table:table-cell>
          <table:table-cell office:value-type="float" office:value="19.8927031326171" calcext:value-type="float">
            <text:p>19.8927031326171</text:p>
          </table:table-cell>
          <table:table-cell office:value-type="float" office:value="-3.85433451777039" calcext:value-type="float">
            <text:p>-3.85433451777039</text:p>
          </table:table-cell>
          <table:table-cell office:value-type="float" office:value="21.2093501125251" calcext:value-type="float">
            <text:p>21.2093501125251</text:p>
          </table:table-cell>
          <table:table-cell office:value-type="float" office:value="2.47642199473997" calcext:value-type="float">
            <text:p>2.47642199473997</text:p>
          </table:table-cell>
          <table:table-cell office:value-type="float" office:value="-0.105407313225836" calcext:value-type="float">
            <text:p>-0.105407313225836</text:p>
          </table:table-cell>
          <table:table-cell office:value-type="float" office:value="1.43153274627353" calcext:value-type="float">
            <text:p>1.43153274627353</text:p>
          </table:table-cell>
          <table:table-cell office:value-type="float" office:value="19.9897694250875" calcext:value-type="float">
            <text:p>19.9897694250875</text:p>
          </table:table-cell>
          <table:table-cell office:value-type="float" office:value="1.43152772034064" calcext:value-type="float">
            <text:p>1.43152772034064</text:p>
          </table:table-cell>
          <table:table-cell office:value-type="float" office:value="19.9897570746369" calcext:value-type="float">
            <text:p>19.9897570746369</text:p>
          </table:table-cell>
        </table:table-row>
        <table:table-row table:style-name="ro1">
          <table:table-cell office:value-type="float" office:value="1.13522533245166" calcext:value-type="float">
            <text:p>1.13522533245166</text:p>
          </table:table-cell>
          <table:table-cell office:value-type="float" office:value="20.005045498127" calcext:value-type="float">
            <text:p>20.005045498127</text:p>
          </table:table-cell>
          <table:table-cell office:value-type="float" office:value="1.4116886957484" calcext:value-type="float">
            <text:p>1.4116886957484</text:p>
          </table:table-cell>
          <table:table-cell office:value-type="float" office:value="19.9068151334231" calcext:value-type="float">
            <text:p>19.9068151334231</text:p>
          </table:table-cell>
          <table:table-cell office:value-type="float" office:value="-3.9502235391116" calcext:value-type="float">
            <text:p>-3.9502235391116</text:p>
          </table:table-cell>
          <table:table-cell office:value-type="float" office:value="21.2239681780012" calcext:value-type="float">
            <text:p>21.2239681780012</text:p>
          </table:table-cell>
          <table:table-cell office:value-type="float" office:value="0.96996867227956" calcext:value-type="float">
            <text:p>0.96996867227956</text:p>
          </table:table-cell>
          <table:table-cell office:value-type="float" office:value="-0.0944234427393777" calcext:value-type="float">
            <text:p>-0.094423442739378</text:p>
          </table:table-cell>
          <table:table-cell office:value-type="float" office:value="1.26898913028334" calcext:value-type="float">
            <text:p>1.26898913028334</text:p>
          </table:table-cell>
          <table:table-cell office:value-type="float" office:value="20.030343859336" calcext:value-type="float">
            <text:p>20.030343859336</text:p>
          </table:table-cell>
          <table:table-cell office:value-type="float" office:value="1.26898427963063" calcext:value-type="float">
            <text:p>1.26898427963063</text:p>
          </table:table-cell>
          <table:table-cell office:value-type="float" office:value="20.0303313865487" calcext:value-type="float">
            <text:p>20.0303313865487</text:p>
          </table:table-cell>
        </table:table-row>
        <table:table-row table:style-name="ro1">
          <table:table-cell office:value-type="float" office:value="1.45675038581464" calcext:value-type="float">
            <text:p>1.45675038581464</text:p>
          </table:table-cell>
          <table:table-cell office:value-type="float" office:value="19.460453032805" calcext:value-type="float">
            <text:p>19.460453032805</text:p>
          </table:table-cell>
          <table:table-cell office:value-type="float" office:value="1.31255327835352" calcext:value-type="float">
            <text:p>1.31255327835352</text:p>
          </table:table-cell>
          <table:table-cell office:value-type="float" office:value="19.9199364526381" calcext:value-type="float">
            <text:p>19.9199364526381</text:p>
          </table:table-cell>
          <table:table-cell office:value-type="float" office:value="-4.15800913753056" calcext:value-type="float">
            <text:p>-4.15800913753056</text:p>
          </table:table-cell>
          <table:table-cell office:value-type="float" office:value="21.2576551589037" calcext:value-type="float">
            <text:p>21.2576551589037</text:p>
          </table:table-cell>
          <table:table-cell office:value-type="float" office:value="2.10498616605083" calcext:value-type="float">
            <text:p>2.10498616605083</text:p>
          </table:table-cell>
          <table:table-cell office:value-type="float" office:value="0.00495235414128489" calcext:value-type="float">
            <text:p>0.004952354141285</text:p>
          </table:table-cell>
          <table:table-cell office:value-type="float" office:value="1.24701569617973" calcext:value-type="float">
            <text:p>1.24701569617973</text:p>
          </table:table-cell>
          <table:table-cell office:value-type="float" office:value="19.975258589737" calcext:value-type="float">
            <text:p>19.975258589737</text:p>
          </table:table-cell>
          <table:table-cell office:value-type="float" office:value="1.24701009227492" calcext:value-type="float">
            <text:p>1.24701009227492</text:p>
          </table:table-cell>
          <table:table-cell office:value-type="float" office:value="19.9752475805766" calcext:value-type="float">
            <text:p>19.9752475805766</text:p>
          </table:table-cell>
        </table:table-row>
        <table:table-row table:style-name="ro1">
          <table:table-cell office:value-type="float" office:value="0.977050742111876" calcext:value-type="float">
            <text:p>0.977050742111876</text:p>
          </table:table-cell>
          <table:table-cell office:value-type="float" office:value="20.2929732169915" calcext:value-type="float">
            <text:p>20.2929732169915</text:p>
          </table:table-cell>
          <table:table-cell office:value-type="float" office:value="1.21329160668293" calcext:value-type="float">
            <text:p>1.21329160668293</text:p>
          </table:table-cell>
          <table:table-cell office:value-type="float" office:value="19.9320657781412" calcext:value-type="float">
            <text:p>19.9320657781412</text:p>
          </table:table-cell>
          <table:table-cell office:value-type="float" office:value="-4.36307754997745" calcext:value-type="float">
            <text:p>-4.36307754997745</text:p>
          </table:table-cell>
          <table:table-cell office:value-type="float" office:value="21.2907974013003" calcext:value-type="float">
            <text:p>21.2907974013003</text:p>
          </table:table-cell>
          <table:table-cell office:value-type="float" office:value="2.0772929984613" calcext:value-type="float">
            <text:p>2.0772929984613</text:p>
          </table:table-cell>
          <table:table-cell office:value-type="float" office:value="-0.28709625912146" calcext:value-type="float">
            <text:p>-0.28709625912146</text:p>
          </table:table-cell>
          <table:table-cell office:value-type="float" office:value="1.00527092727531" calcext:value-type="float">
            <text:p>1.00527092727531</text:p>
          </table:table-cell>
          <table:table-cell office:value-type="float" office:value="20.0772843585859" calcext:value-type="float">
            <text:p>20.0772843585859</text:p>
          </table:table-cell>
          <table:table-cell office:value-type="float" office:value="1.0052663881163" calcext:value-type="float">
            <text:p>1.0052663881163</text:p>
          </table:table-cell>
          <table:table-cell office:value-type="float" office:value="20.0772719186891" calcext:value-type="float">
            <text:p>20.0772719186891</text:p>
          </table:table-cell>
        </table:table-row>
        <table:table-row table:style-name="ro1">
          <table:table-cell office:value-type="float" office:value="0.951865759366146" calcext:value-type="float">
            <text:p>0.951865759366146</text:p>
          </table:table-cell>
          <table:table-cell office:value-type="float" office:value="19.9247407408121" calcext:value-type="float">
            <text:p>19.9247407408121</text:p>
          </table:table-cell>
          <table:table-cell office:value-type="float" office:value="1.11391360682107" calcext:value-type="float">
            <text:p>1.11391360682107</text:p>
          </table:table-cell>
          <table:table-cell office:value-type="float" office:value="19.9432018970098" calcext:value-type="float">
            <text:p>19.9432018970098</text:p>
          </table:table-cell>
          <table:table-cell office:value-type="float" office:value="-4.54302226366853" calcext:value-type="float">
            <text:p>-4.54302226366853</text:p>
          </table:table-cell>
          <table:table-cell office:value-type="float" office:value="21.3252065283376" calcext:value-type="float">
            <text:p>21.3252065283376</text:p>
          </table:table-cell>
          <table:table-cell office:value-type="float" office:value="1.83205043622803" calcext:value-type="float">
            <text:p>1.83205043622803</text:p>
          </table:table-cell>
          <table:table-cell office:value-type="float" office:value="0.229990412560949" calcext:value-type="float">
            <text:p>0.229990412560949</text:p>
          </table:table-cell>
          <table:table-cell office:value-type="float" office:value="0.887977211683253" calcext:value-type="float">
            <text:p>0.887977211683253</text:p>
          </table:table-cell>
          <table:table-cell office:value-type="float" office:value="20.0962316023104" calcext:value-type="float">
            <text:p>20.0962316023104</text:p>
          </table:table-cell>
          <table:table-cell office:value-type="float" office:value="0.887972519213669" calcext:value-type="float">
            <text:p>0.887972519213669</text:p>
          </table:table-cell>
          <table:table-cell office:value-type="float" office:value="20.0962196041509" calcext:value-type="float">
            <text:p>20.0962196041509</text:p>
          </table:table-cell>
        </table:table-row>
        <table:table-row table:style-name="ro1">
          <table:table-cell office:value-type="float" office:value="1.22773865346079" calcext:value-type="float">
            <text:p>1.22773865346079</text:p>
          </table:table-cell>
          <table:table-cell office:value-type="float" office:value="19.6572833035904" calcext:value-type="float">
            <text:p>19.6572833035904</text:p>
          </table:table-cell>
          <table:table-cell office:value-type="float" office:value="1.01442921648513" calcext:value-type="float">
            <text:p>1.01442921648513</text:p>
          </table:table-cell>
          <table:table-cell office:value-type="float" office:value="19.9533436956415" calcext:value-type="float">
            <text:p>19.9533436956415</text:p>
          </table:table-cell>
          <table:table-cell office:value-type="float" office:value="-4.71696216029508" calcext:value-type="float">
            <text:p>-4.71696216029508</text:p>
          </table:table-cell>
          <table:table-cell office:value-type="float" office:value="21.3543381145085" calcext:value-type="float">
            <text:p>21.3543381145085</text:p>
          </table:table-cell>
          <table:table-cell office:value-type="float" office:value="1.76362515720564" calcext:value-type="float">
            <text:p>1.76362515720564</text:p>
          </table:table-cell>
          <table:table-cell office:value-type="float" office:value="0.632790399067248" calcext:value-type="float">
            <text:p>0.632790399067248</text:p>
          </table:table-cell>
          <table:table-cell office:value-type="float" office:value="0.929063289474182" calcext:value-type="float">
            <text:p>0.929063289474182</text:p>
          </table:table-cell>
          <table:table-cell office:value-type="float" office:value="20.0434966924414" calcext:value-type="float">
            <text:p>20.0434966924414</text:p>
          </table:table-cell>
          <table:table-cell office:value-type="float" office:value="0.929058581766696" calcext:value-type="float">
            <text:p>0.929058581766696</text:p>
          </table:table-cell>
          <table:table-cell office:value-type="float" office:value="20.0434864708924" calcext:value-type="float">
            <text:p>20.0434864708924</text:p>
          </table:table-cell>
        </table:table-row>
        <table:table-row table:style-name="ro1">
          <table:table-cell office:value-type="float" office:value="1.18768192680183" calcext:value-type="float">
            <text:p>1.18768192680183</text:p>
          </table:table-cell>
          <table:table-cell office:value-type="float" office:value="19.5012672620442" calcext:value-type="float">
            <text:p>19.5012672620442</text:p>
          </table:table-cell>
          <table:table-cell office:value-type="float" office:value="0.91484838403122" calcext:value-type="float">
            <text:p>0.91484838403122</text:p>
          </table:table-cell>
          <table:table-cell office:value-type="float" office:value="19.9624901598647" calcext:value-type="float">
            <text:p>19.9624901598647</text:p>
          </table:table-cell>
          <table:table-cell office:value-type="float" office:value="-4.85870329719294" calcext:value-type="float">
            <text:p>-4.85870329719294</text:p>
          </table:table-cell>
          <table:table-cell office:value-type="float" office:value="21.368940827227" calcext:value-type="float">
            <text:p>21.368940827227</text:p>
          </table:table-cell>
          <table:table-cell office:value-type="float" office:value="1.42491365029036" calcext:value-type="float">
            <text:p>1.42491365029036</text:p>
          </table:table-cell>
          <table:table-cell office:value-type="float" office:value="-0.117988023681197" calcext:value-type="float">
            <text:p>-0.117988023681197</text:p>
          </table:table-cell>
          <table:table-cell office:value-type="float" office:value="0.965790663851868" calcext:value-type="float">
            <text:p>0.965790663851868</text:p>
          </table:table-cell>
          <table:table-cell office:value-type="float" office:value="19.9688959740451" calcext:value-type="float">
            <text:p>19.9688959740451</text:p>
          </table:table-cell>
          <table:table-cell office:value-type="float" office:value="0.965785870858434" calcext:value-type="float">
            <text:p>0.965785870858434</text:p>
          </table:table-cell>
          <table:table-cell office:value-type="float" office:value="19.9688873805273" calcext:value-type="float">
            <text:p>19.9688873805273</text:p>
          </table:table-cell>
        </table:table-row>
        <table:table-row table:style-name="ro1">
          <table:table-cell office:value-type="float" office:value="0.519920374358422" calcext:value-type="float">
            <text:p>0.519920374358422</text:p>
          </table:table-cell>
          <table:table-cell office:value-type="float" office:value="20.0146510849906" calcext:value-type="float">
            <text:p>20.0146510849906</text:p>
          </table:table-cell>
          <table:table-cell office:value-type="float" office:value="0.815181067459615" calcext:value-type="float">
            <text:p>0.815181067459615</text:p>
          </table:table-cell>
          <table:table-cell office:value-type="float" office:value="19.9706403750408" calcext:value-type="float">
            <text:p>19.9706403750408</text:p>
          </table:table-cell>
          <table:table-cell office:value-type="float" office:value="-5.03208231181606" calcext:value-type="float">
            <text:p>-5.03208231181606</text:p>
          </table:table-cell>
          <table:table-cell office:value-type="float" office:value="21.3888729842896" calcext:value-type="float">
            <text:p>21.3888729842896</text:p>
          </table:table-cell>
          <table:table-cell office:value-type="float" office:value="1.74520983256604" calcext:value-type="float">
            <text:p>1.74520983256604</text:p>
          </table:table-cell>
          <table:table-cell office:value-type="float" office:value="0.472396652339878" calcext:value-type="float">
            <text:p>0.472396652339878</text:p>
          </table:table-cell>
          <table:table-cell office:value-type="float" office:value="0.697718595657318" calcext:value-type="float">
            <text:p>0.697718595657318</text:p>
          </table:table-cell>
          <table:table-cell office:value-type="float" office:value="20.0249366789777" calcext:value-type="float">
            <text:p>20.0249366789777</text:p>
          </table:table-cell>
          <table:table-cell office:value-type="float" office:value="0.69771430798652" calcext:value-type="float">
            <text:p>0.69771430798652</text:p>
          </table:table-cell>
          <table:table-cell office:value-type="float" office:value="20.0249267836911" calcext:value-type="float">
            <text:p>20.0249267836911</text:p>
          </table:table-cell>
        </table:table-row>
        <table:table-row table:style-name="ro1">
          <table:table-cell office:value-type="float" office:value="0.561267043959871" calcext:value-type="float">
            <text:p>0.561267043959871</text:p>
          </table:table-cell>
          <table:table-cell office:value-type="float" office:value="20.5079558166899" calcext:value-type="float">
            <text:p>20.5079558166899</text:p>
          </table:table-cell>
          <table:table-cell office:value-type="float" office:value="0.715437233418914" calcext:value-type="float">
            <text:p>0.715437233418914</text:p>
          </table:table-cell>
          <table:table-cell office:value-type="float" office:value="19.9777935261549" calcext:value-type="float">
            <text:p>19.9777935261549</text:p>
          </table:table-cell>
          <table:table-cell office:value-type="float" office:value="-5.02284817855008" calcext:value-type="float">
            <text:p>-5.02284817855008</text:p>
          </table:table-cell>
          <table:table-cell office:value-type="float" office:value="21.3882513221861" calcext:value-type="float">
            <text:p>21.3882513221861</text:p>
          </table:table-cell>
          <table:table-cell office:value-type="float" office:value="-0.0925503543725612" calcext:value-type="float">
            <text:p>-0.092550354372561</text:p>
          </table:table-cell>
          <table:table-cell office:value-type="float" office:value="0.381928648477986" calcext:value-type="float">
            <text:p>0.381928648477986</text:p>
          </table:table-cell>
          <table:table-cell office:value-type="float" office:value="0.630036877362126" calcext:value-type="float">
            <text:p>0.630036877362126</text:p>
          </table:table-cell>
          <table:table-cell office:value-type="float" office:value="20.0938051423433" calcext:value-type="float">
            <text:p>20.0938051423433</text:p>
          </table:table-cell>
          <table:table-cell office:value-type="float" office:value="0.630034648715637" calcext:value-type="float">
            <text:p>0.630034648715637</text:p>
          </table:table-cell>
          <table:table-cell office:value-type="float" office:value="20.0937954879366" calcext:value-type="float">
            <text:p>20.0937954879366</text:p>
          </table:table-cell>
        </table:table-row>
        <table:table-row table:style-name="ro1">
          <table:table-cell office:value-type="float" office:value="1.131913460317" calcext:value-type="float">
            <text:p>1.131913460317</text:p>
          </table:table-cell>
          <table:table-cell office:value-type="float" office:value="20.0029805847609" calcext:value-type="float">
            <text:p>20.0029805847609</text:p>
          </table:table-cell>
          <table:table-cell office:value-type="float" office:value="0.615626856209399" calcext:value-type="float">
            <text:p>0.615626856209399</text:p>
          </table:table-cell>
          <table:table-cell office:value-type="float" office:value="19.9839488978979" calcext:value-type="float">
            <text:p>19.9839488978979</text:p>
          </table:table-cell>
          <table:table-cell office:value-type="float" office:value="-5.10586711265183" calcext:value-type="float">
            <text:p>-5.10586711265183</text:p>
          </table:table-cell>
          <table:table-cell office:value-type="float" office:value="21.3906618642973" calcext:value-type="float">
            <text:p>21.3906618642973</text:p>
          </table:table-cell>
          <table:table-cell office:value-type="float" office:value="0.830539230419701" calcext:value-type="float">
            <text:p>0.830539230419701</text:p>
          </table:table-cell>
          <table:table-cell office:value-type="float" office:value="-0.0276432752670695" calcext:value-type="float">
            <text:p>-0.02764327526707</text:p>
          </table:table-cell>
          <table:table-cell office:value-type="float" office:value="0.762601620979073" calcext:value-type="float">
            <text:p>0.762601620979073</text:p>
          </table:table-cell>
          <table:table-cell office:value-type="float" office:value="20.0658109166697" calcext:value-type="float">
            <text:p>20.0658109166697</text:p>
          </table:table-cell>
          <table:table-cell office:value-type="float" office:value="0.762599948057565" calcext:value-type="float">
            <text:p>0.762599948057565</text:p>
          </table:table-cell>
          <table:table-cell office:value-type="float" office:value="20.065803183939" calcext:value-type="float">
            <text:p>20.065803183939</text:p>
          </table:table-cell>
        </table:table-row>
        <table:table-row table:style-name="ro1">
          <table:table-cell office:value-type="float" office:value="0.116342881440412" calcext:value-type="float">
            <text:p>0.116342881440412</text:p>
          </table:table-cell>
          <table:table-cell office:value-type="float" office:value="19.9797406208418" calcext:value-type="float">
            <text:p>19.9797406208418</text:p>
          </table:table-cell>
          <table:table-cell office:value-type="float" office:value="0.515759916785618" calcext:value-type="float">
            <text:p>0.515759916785618</text:p>
          </table:table-cell>
          <table:table-cell office:value-type="float" office:value="19.9891058747377" calcext:value-type="float">
            <text:p>19.9891058747377</text:p>
          </table:table-cell>
          <table:table-cell office:value-type="float" office:value="-5.22869596518428" calcext:value-type="float">
            <text:p>-5.22869596518428</text:p>
          </table:table-cell>
          <table:table-cell office:value-type="float" office:value="21.3945681828667" calcext:value-type="float">
            <text:p>21.3945681828667</text:p>
          </table:table-cell>
          <table:table-cell office:value-type="float" office:value="1.22890953040505" calcext:value-type="float">
            <text:p>1.22890953040505</text:p>
          </table:table-cell>
          <table:table-cell office:value-type="float" office:value="0.180864867423458" calcext:value-type="float">
            <text:p>0.180864867423458</text:p>
          </table:table-cell>
          <table:table-cell office:value-type="float" office:value="0.456046653822229" calcext:value-type="float">
            <text:p>0.456046653822229</text:p>
          </table:table-cell>
          <table:table-cell office:value-type="float" office:value="20.0937806635377" calcext:value-type="float">
            <text:p>20.0937806635377</text:p>
          </table:table-cell>
          <table:table-cell office:value-type="float" office:value="0.456044372649409" calcext:value-type="float">
            <text:p>0.456044372649409</text:p>
          </table:table-cell>
          <table:table-cell office:value-type="float" office:value="20.0937715733939" calcext:value-type="float">
            <text:p>20.0937715733939</text:p>
          </table:table-cell>
        </table:table-row>
        <table:table-row table:style-name="ro1">
          <table:table-cell office:value-type="float" office:value="0.778529093786011" calcext:value-type="float">
            <text:p>0.778529093786011</text:p>
          </table:table-cell>
          <table:table-cell office:value-type="float" office:value="19.9926483477677" calcext:value-type="float">
            <text:p>19.9926483477677</text:p>
          </table:table-cell>
          <table:table-cell office:value-type="float" office:value="0.41584640175829" calcext:value-type="float">
            <text:p>0.41584640175829</text:p>
          </table:table-cell>
          <table:table-cell office:value-type="float" office:value="19.993263940981" calcext:value-type="float">
            <text:p>19.993263940981</text:p>
          </table:table-cell>
          <table:table-cell office:value-type="float" office:value="-5.20947345697876" calcext:value-type="float">
            <text:p>-5.20947345697876</text:p>
          </table:table-cell>
          <table:table-cell office:value-type="float" office:value="21.3943047077235" calcext:value-type="float">
            <text:p>21.3943047077235</text:p>
          </table:table-cell>
          <table:table-cell office:value-type="float" office:value="-0.19224313794316" calcext:value-type="float">
            <text:p>-0.19224313794316</text:p>
          </table:table-cell>
          <table:table-cell office:value-type="float" office:value="0.280515774991389" calcext:value-type="float">
            <text:p>0.280515774991389</text:p>
          </table:table-cell>
          <table:table-cell office:value-type="float" office:value="0.588919974539966" calcext:value-type="float">
            <text:p>0.588919974539966</text:p>
          </table:table-cell>
          <table:table-cell office:value-type="float" office:value="20.0682250755559" calcext:value-type="float">
            <text:p>20.0682250755559</text:p>
          </table:table-cell>
          <table:table-cell office:value-type="float" office:value="0.588918189287351" calcext:value-type="float">
            <text:p>0.588918189287351</text:p>
          </table:table-cell>
          <table:table-cell office:value-type="float" office:value="20.068217959847" calcext:value-type="float">
            <text:p>20.068217959847</text:p>
          </table:table-cell>
        </table:table-row>
        <table:table-row table:style-name="ro1">
          <table:table-cell office:value-type="float" office:value="0.23309776904302" calcext:value-type="float">
            <text:p>0.23309776904302</text:p>
          </table:table-cell>
          <table:table-cell office:value-type="float" office:value="19.9165299364488" calcext:value-type="float">
            <text:p>19.9165299364488</text:p>
          </table:table-cell>
          <table:table-cell office:value-type="float" office:value="0.315896302395657" calcext:value-type="float">
            <text:p>0.315896302395657</text:p>
          </table:table-cell>
          <table:table-cell office:value-type="float" office:value="19.9964226808247" calcext:value-type="float">
            <text:p>19.9964226808247</text:p>
          </table:table-cell>
          <table:table-cell office:value-type="float" office:value="-5.40922874496701" calcext:value-type="float">
            <text:p>-5.40922874496701</text:p>
          </table:table-cell>
          <table:table-cell office:value-type="float" office:value="21.3914388536539" calcext:value-type="float">
            <text:p>21.3914388536539</text:p>
          </table:table-cell>
          <table:table-cell office:value-type="float" office:value="1.99775844883244" calcext:value-type="float">
            <text:p>1.99775844883244</text:p>
          </table:table-cell>
          <table:table-cell office:value-type="float" office:value="-0.248736751652875" calcext:value-type="float">
            <text:p>-0.248736751652875</text:p>
          </table:table-cell>
          <table:table-cell office:value-type="float" office:value="0.339072189452268" calcext:value-type="float">
            <text:p>0.339072189452268</text:p>
          </table:table-cell>
          <table:table-cell office:value-type="float" office:value="20.073605559397" calcext:value-type="float">
            <text:p>20.073605559397</text:p>
          </table:table-cell>
          <table:table-cell office:value-type="float" office:value="0.339070088904673" calcext:value-type="float">
            <text:p>0.339070088904673</text:p>
          </table:table-cell>
          <table:table-cell office:value-type="float" office:value="20.0735972956378" calcext:value-type="float">
            <text:p>20.0735972956378</text:p>
          </table:table-cell>
        </table:table-row>
        <table:table-row table:style-name="ro1">
          <table:table-cell office:value-type="float" office:value="0.281936448999788" calcext:value-type="float">
            <text:p>0.281936448999788</text:p>
          </table:table-cell>
          <table:table-cell office:value-type="float" office:value="20.177292295652" calcext:value-type="float">
            <text:p>20.177292295652</text:p>
          </table:table-cell>
          <table:table-cell office:value-type="float" office:value="0.215919613624365" calcext:value-type="float">
            <text:p>0.215919613624365</text:p>
          </table:table-cell>
          <table:table-cell office:value-type="float" office:value="19.9985817783973" calcext:value-type="float">
            <text:p>19.9985817783973</text:p>
          </table:table-cell>
          <table:table-cell office:value-type="float" office:value="-5.58645864798468" calcext:value-type="float">
            <text:p>-5.58645864798468</text:p>
          </table:table-cell>
          <table:table-cell office:value-type="float" office:value="21.393304769738" calcext:value-type="float">
            <text:p>21.393304769738</text:p>
          </table:table-cell>
          <table:table-cell office:value-type="float" office:value="1.77239725136567" calcext:value-type="float">
            <text:p>1.77239725136567</text:p>
          </table:table-cell>
          <table:table-cell office:value-type="float" office:value="-0.0738754139600631" calcext:value-type="float">
            <text:p>-0.073875413960063</text:p>
          </table:table-cell>
          <table:table-cell office:value-type="float" office:value="0.203684538938254" calcext:value-type="float">
            <text:p>0.203684538938254</text:p>
          </table:table-cell>
          <table:table-cell office:value-type="float" office:value="20.1013810582517" calcext:value-type="float">
            <text:p>20.1013810582517</text:p>
          </table:table-cell>
          <table:table-cell office:value-type="float" office:value="0.203683010799976" calcext:value-type="float">
            <text:p>0.203683010799976</text:p>
          </table:table-cell>
          <table:table-cell office:value-type="float" office:value="20.1013724861461" calcext:value-type="float">
            <text:p>20.1013724861461</text:p>
          </table:table-cell>
        </table:table-row>
        <table:table-row table:style-name="ro1">
          <table:table-cell office:value-type="float" office:value="0.727488950891798" calcext:value-type="float">
            <text:p>0.727488950891798</text:p>
          </table:table-cell>
          <table:table-cell office:value-type="float" office:value="19.9007085844111" calcext:value-type="float">
            <text:p>19.9007085844111</text:p>
          </table:table-cell>
          <table:table-cell office:value-type="float" office:value="0.115926333029975" calcext:value-type="float">
            <text:p>0.115926333029975</text:p>
          </table:table-cell>
          <table:table-cell office:value-type="float" office:value="19.9997410177909" calcext:value-type="float">
            <text:p>19.9997410177909</text:p>
          </table:table-cell>
          <table:table-cell office:value-type="float" office:value="-5.85079164230394" calcext:value-type="float">
            <text:p>-5.85079164230394</text:p>
          </table:table-cell>
          <table:table-cell office:value-type="float" office:value="21.3980409014968" calcext:value-type="float">
            <text:p>21.3980409014968</text:p>
          </table:table-cell>
          <table:table-cell office:value-type="float" office:value="2.64375420245196" calcext:value-type="float">
            <text:p>2.64375420245196</text:p>
          </table:table-cell>
          <table:table-cell office:value-type="float" office:value="0.195203417324058" calcext:value-type="float">
            <text:p>0.195203417324058</text:p>
          </table:table-cell>
          <table:table-cell office:value-type="float" office:value="0.235598482722583" calcext:value-type="float">
            <text:p>0.235598482722583</text:p>
          </table:table-cell>
          <table:table-cell office:value-type="float" office:value="20.0825727683819" calcext:value-type="float">
            <text:p>20.0825727683819</text:p>
          </table:table-cell>
          <table:table-cell office:value-type="float" office:value="0.23559689217601" calcext:value-type="float">
            <text:p>0.23559689217601</text:p>
          </table:table-cell>
          <table:table-cell office:value-type="float" office:value="20.0825650418142" calcext:value-type="float">
            <text:p>20.0825650418142</text:p>
          </table:table-cell>
        </table:table-row>
        <table:table-row table:style-name="ro1">
          <table:table-cell office:value-type="float" office:value="-0.113935538403722" calcext:value-type="float">
            <text:p>-0.113935538403722</text:p>
          </table:table-cell>
          <table:table-cell office:value-type="float" office:value="19.8815331719041" calcext:value-type="float">
            <text:p>19.8815331719041</text:p>
          </table:table-cell>
          <table:table-cell office:value-type="float" office:value="0.0159264598572213" calcext:value-type="float">
            <text:p>0.015926459857221</text:p>
          </table:table-cell>
          <table:table-cell office:value-type="float" office:value="19.9999002830826" calcext:value-type="float">
            <text:p>19.9999002830826</text:p>
          </table:table-cell>
          <table:table-cell office:value-type="float" office:value="-5.75008143576674" calcext:value-type="float">
            <text:p>-5.75008143576674</text:p>
          </table:table-cell>
          <table:table-cell office:value-type="float" office:value="21.3982025380425" calcext:value-type="float">
            <text:p>21.3982025380425</text:p>
          </table:table-cell>
          <table:table-cell office:value-type="float" office:value="-1.00710336247765" calcext:value-type="float">
            <text:p>-1.00710336247765</text:p>
          </table:table-cell>
          <table:table-cell office:value-type="float" office:value="0.236077833760729" calcext:value-type="float">
            <text:p>0.236077833760729</text:p>
          </table:table-cell>
          <table:table-cell office:value-type="float" office:value="0.176967164391192" calcext:value-type="float">
            <text:p>0.176967164391192</text:p>
          </table:table-cell>
          <table:table-cell office:value-type="float" office:value="20.0625721378041" calcext:value-type="float">
            <text:p>20.0625721378041</text:p>
          </table:table-cell>
          <table:table-cell office:value-type="float" office:value="0.176965329354889" calcext:value-type="float">
            <text:p>0.176965329354889</text:p>
          </table:table-cell>
          <table:table-cell office:value-type="float" office:value="20.0625651238227" calcext:value-type="float">
            <text:p>20.0625651238227</text:p>
          </table:table-cell>
        </table:table-row>
        <table:table-row table:style-name="ro1">
          <table:table-cell office:value-type="float" office:value="-0.0775282259712226" calcext:value-type="float">
            <text:p>-0.077528225971223</text:p>
          </table:table-cell>
          <table:table-cell office:value-type="float" office:value="20.1054978893725" calcext:value-type="float">
            <text:p>20.1054978893725</text:p>
          </table:table-cell>
          <table:table-cell office:value-type="float" office:value="-0.084070005989913" calcext:value-type="float">
            <text:p>-0.084070005989913</text:p>
          </table:table-cell>
          <table:table-cell office:value-type="float" office:value="19.9990595583459" calcext:value-type="float">
            <text:p>19.9990595583459</text:p>
          </table:table-cell>
          <table:table-cell office:value-type="float" office:value="-5.73632424213066" calcext:value-type="float">
            <text:p>-5.73632424213066</text:p>
          </table:table-cell>
          <table:table-cell office:value-type="float" office:value="21.3985494682265" calcext:value-type="float">
            <text:p>21.3985494682265</text:p>
          </table:table-cell>
          <table:table-cell office:value-type="float" office:value="-0.137615673995834" calcext:value-type="float">
            <text:p>-0.137615673995834</text:p>
          </table:table-cell>
          <table:table-cell office:value-type="float" office:value="-0.00905640829237768" calcext:value-type="float">
            <text:p>-0.009056408292378</text:p>
          </table:table-cell>
          <table:table-cell office:value-type="float" office:value="0.0913845360631486" calcext:value-type="float">
            <text:p>0.091384536063149</text:p>
          </table:table-cell>
          <table:table-cell office:value-type="float" office:value="20.0735432409741" calcext:value-type="float">
            <text:p>20.0735432409741</text:p>
          </table:table-cell>
          <table:table-cell office:value-type="float" office:value="0.0913831635562186" calcext:value-type="float">
            <text:p>0.091383163556219</text:p>
          </table:table-cell>
          <table:table-cell office:value-type="float" office:value="20.0735364148056" calcext:value-type="float">
            <text:p>20.0735364148056</text:p>
          </table:table-cell>
        </table:table-row>
        <table:table-row table:style-name="ro1">
          <table:table-cell office:value-type="float" office:value="0.0698794697951659" calcext:value-type="float">
            <text:p>0.069879469795166</text:p>
          </table:table-cell>
          <table:table-cell office:value-type="float" office:value="20.4072681236466" calcext:value-type="float">
            <text:p>20.4072681236466</text:p>
          </table:table-cell>
          <table:table-cell office:value-type="float" office:value="-0.184053064948173" calcext:value-type="float">
            <text:p>-0.184053064948173</text:p>
          </table:table-cell>
          <table:table-cell office:value-type="float" office:value="19.9972189276526" calcext:value-type="float">
            <text:p>19.9972189276526</text:p>
          </table:table-cell>
          <table:table-cell office:value-type="float" office:value="-5.95115902987336" calcext:value-type="float">
            <text:p>-5.95115902987336</text:p>
          </table:table-cell>
          <table:table-cell office:value-type="float" office:value="21.3933264271355" calcext:value-type="float">
            <text:p>21.3933264271355</text:p>
          </table:table-cell>
          <table:table-cell office:value-type="float" office:value="2.14898269380399" calcext:value-type="float">
            <text:p>2.14898269380399</text:p>
          </table:table-cell>
          <table:table-cell office:value-type="float" office:value="0.483160093053155" calcext:value-type="float">
            <text:p>0.483160093053155</text:p>
          </table:table-cell>
          <table:table-cell office:value-type="float" office:value="-0.0589231204863979" calcext:value-type="float">
            <text:p>-0.058923120486398</text:p>
          </table:table-cell>
          <table:table-cell office:value-type="float" office:value="20.1233096438773" calcext:value-type="float">
            <text:p>20.1233096438773</text:p>
          </table:table-cell>
          <table:table-cell office:value-type="float" office:value="-0.0589234747454577" calcext:value-type="float">
            <text:p>-0.058923474745458</text:p>
          </table:table-cell>
          <table:table-cell office:value-type="float" office:value="20.123302195152" calcext:value-type="float">
            <text:p>20.123302195152</text:p>
          </table:table-cell>
        </table:table-row>
        <table:table-row table:style-name="ro1">
          <table:table-cell office:value-type="float" office:value="-0.530228732774764" calcext:value-type="float">
            <text:p>-0.530228732774764</text:p>
          </table:table-cell>
          <table:table-cell office:value-type="float" office:value="19.8371926911767" calcext:value-type="float">
            <text:p>19.8371926911767</text:p>
          </table:table-cell>
          <table:table-cell office:value-type="float" office:value="-0.284012718794981" calcext:value-type="float">
            <text:p>-0.284012718794981</text:p>
          </table:table-cell>
          <table:table-cell office:value-type="float" office:value="19.9943785750642" calcext:value-type="float">
            <text:p>19.9943785750642</text:p>
          </table:table-cell>
          <table:table-cell office:value-type="float" office:value="-6.15274566311129" calcext:value-type="float">
            <text:p>-6.15274566311129</text:p>
          </table:table-cell>
          <table:table-cell office:value-type="float" office:value="21.3786607855725" calcext:value-type="float">
            <text:p>21.3786607855725</text:p>
          </table:table-cell>
          <table:table-cell office:value-type="float" office:value="2.0211939971872" calcext:value-type="float">
            <text:p>2.0211939971872</text:p>
          </table:table-cell>
          <table:table-cell office:value-type="float" office:value="-0.199282038152308" calcext:value-type="float">
            <text:p>-0.199282038152308</text:p>
          </table:table-cell>
          <table:table-cell office:value-type="float" office:value="-0.354121234348324" calcext:value-type="float">
            <text:p>-0.354121234348324</text:p>
          </table:table-cell>
          <table:table-cell office:value-type="float" office:value="20.1027891585891" calcext:value-type="float">
            <text:p>20.1027891585891</text:p>
          </table:table-cell>
          <table:table-cell office:value-type="float" office:value="-0.354122439169356" calcext:value-type="float">
            <text:p>-0.354122439169356</text:p>
          </table:table-cell>
          <table:table-cell office:value-type="float" office:value="20.1027805053232" calcext:value-type="float">
            <text:p>20.1027805053232</text:p>
          </table:table-cell>
        </table:table-row>
        <table:table-row table:style-name="ro1">
          <table:table-cell office:value-type="float" office:value="-0.378136867326413" calcext:value-type="float">
            <text:p>-0.378136867326413</text:p>
          </table:table-cell>
          <table:table-cell office:value-type="float" office:value="20.2645296069536" calcext:value-type="float">
            <text:p>20.2645296069536</text:p>
          </table:table-cell>
          <table:table-cell office:value-type="float" office:value="-0.383938971648254" calcext:value-type="float">
            <text:p>-0.383938971648254</text:p>
          </table:table-cell>
          <table:table-cell office:value-type="float" office:value="19.9905387846137" calcext:value-type="float">
            <text:p>19.9905387846137</text:p>
          </table:table-cell>
          <table:table-cell office:value-type="float" office:value="-6.13846506060541" calcext:value-type="float">
            <text:p>-6.13846506060541</text:p>
          </table:table-cell>
          <table:table-cell office:value-type="float" office:value="21.3794139979778" calcext:value-type="float">
            <text:p>21.3794139979778</text:p>
          </table:table-cell>
          <table:table-cell office:value-type="float" office:value="-0.143004523305546" calcext:value-type="float">
            <text:p>-0.143004523305546</text:p>
          </table:table-cell>
          <table:table-cell office:value-type="float" office:value="-0.126267272753305" calcext:value-type="float">
            <text:p>-0.126267272753305</text:p>
          </table:table-cell>
          <table:table-cell office:value-type="float" office:value="-0.356893402581367" calcext:value-type="float">
            <text:p>-0.356893402581367</text:p>
          </table:table-cell>
          <table:table-cell office:value-type="float" office:value="20.1207874578705" calcext:value-type="float">
            <text:p>20.1207874578705</text:p>
          </table:table-cell>
          <table:table-cell office:value-type="float" office:value="-0.356893962402577" calcext:value-type="float">
            <text:p>-0.356893962402577</text:p>
          </table:table-cell>
          <table:table-cell office:value-type="float" office:value="20.1207797115105" calcext:value-type="float">
            <text:p>20.1207797115105</text:p>
          </table:table-cell>
        </table:table-row>
        <table:table-row table:style-name="ro1">
          <table:table-cell office:value-type="float" office:value="-0.92747558014895" calcext:value-type="float">
            <text:p>-0.92747558014895</text:p>
          </table:table-cell>
          <table:table-cell office:value-type="float" office:value="19.6156954645692" calcext:value-type="float">
            <text:p>19.6156954645692</text:p>
          </table:table-cell>
          <table:table-cell office:value-type="float" office:value="-0.483821830965976" calcext:value-type="float">
            <text:p>-0.483821830965976</text:p>
          </table:table-cell>
          <table:table-cell office:value-type="float" office:value="19.9856999402768" calcext:value-type="float">
            <text:p>19.9856999402768</text:p>
          </table:table-cell>
          <table:table-cell office:value-type="float" office:value="-6.26910123175614" calcext:value-type="float">
            <text:p>-6.26910123175614</text:p>
          </table:table-cell>
          <table:table-cell office:value-type="float" office:value="21.3741768405581" calcext:value-type="float">
            <text:p>21.3741768405581</text:p>
          </table:table-cell>
          <table:table-cell office:value-type="float" office:value="1.30741106889771" calcext:value-type="float">
            <text:p>1.30741106889771</text:p>
          </table:table-cell>
          <table:table-cell office:value-type="float" office:value="-0.290898017118111" calcext:value-type="float">
            <text:p>-0.290898017118111</text:p>
          </table:table-cell>
          <table:table-cell office:value-type="float" office:value="-0.638643275736701" calcext:value-type="float">
            <text:p>-0.638643275736701</text:p>
          </table:table-cell>
          <table:table-cell office:value-type="float" office:value="20.0811875256335" calcext:value-type="float">
            <text:p>20.0811875256335</text:p>
          </table:table-cell>
          <table:table-cell office:value-type="float" office:value="-0.638645145683418" calcext:value-type="float">
            <text:p>-0.638645145683418</text:p>
          </table:table-cell>
          <table:table-cell office:value-type="float" office:value="20.0811788769099" calcext:value-type="float">
            <text:p>20.0811788769099</text:p>
          </table:table-cell>
        </table:table-row>
        <table:table-row table:style-name="ro1">
          <table:table-cell office:value-type="float" office:value="-0.268701094281531" calcext:value-type="float">
            <text:p>-0.268701094281531</text:p>
          </table:table-cell>
          <table:table-cell office:value-type="float" office:value="20.2792515502123" calcext:value-type="float">
            <text:p>20.2792515502123</text:p>
          </table:table-cell>
          <table:table-cell office:value-type="float" office:value="-0.583651308545451" calcext:value-type="float">
            <text:p>-0.583651308545451</text:p>
          </table:table-cell>
          <table:table-cell office:value-type="float" office:value="19.9798625259341" calcext:value-type="float">
            <text:p>19.9798625259341</text:p>
          </table:table-cell>
          <table:table-cell office:value-type="float" office:value="-6.59029361487464" calcext:value-type="float">
            <text:p>-6.59029361487464</text:p>
          </table:table-cell>
          <table:table-cell office:value-type="float" office:value="21.3706505253911" calcext:value-type="float">
            <text:p>21.3706505253911</text:p>
          </table:table-cell>
          <table:table-cell office:value-type="float" office:value="3.21211739934884" calcext:value-type="float">
            <text:p>3.21211739934884</text:p>
          </table:table-cell>
          <table:table-cell office:value-type="float" office:value="0.248173626216693" calcext:value-type="float">
            <text:p>0.248173626216693</text:p>
          </table:table-cell>
          <table:table-cell office:value-type="float" office:value="-0.708336208242269" calcext:value-type="float">
            <text:p>-0.708336208242269</text:p>
          </table:table-cell>
          <table:table-cell office:value-type="float" office:value="20.1176213467051" calcext:value-type="float">
            <text:p>20.1176213467051</text:p>
          </table:table-cell>
          <table:table-cell office:value-type="float" office:value="-0.708337176691305" calcext:value-type="float">
            <text:p>-0.708337176691305</text:p>
          </table:table-cell>
          <table:table-cell office:value-type="float" office:value="20.11761277814" calcext:value-type="float">
            <text:p>20.11761277814</text:p>
          </table:table-cell>
        </table:table-row>
        <table:table-row table:style-name="ro1">
          <table:table-cell office:value-type="float" office:value="-0.469984308094609" calcext:value-type="float">
            <text:p>-0.469984308094609</text:p>
          </table:table-cell>
          <table:table-cell office:value-type="float" office:value="20.1698557100007" calcext:value-type="float">
            <text:p>20.1698557100007</text:p>
          </table:table-cell>
          <table:table-cell office:value-type="float" office:value="-0.683417421522113" calcext:value-type="float">
            <text:p>-0.683417421522113</text:p>
          </table:table-cell>
          <table:table-cell office:value-type="float" office:value="19.973027125322" calcext:value-type="float">
            <text:p>19.973027125322</text:p>
          </table:table-cell>
          <table:table-cell office:value-type="float" office:value="-6.58598205678625" calcext:value-type="float">
            <text:p>-6.58598205678625</text:p>
          </table:table-cell>
          <table:table-cell office:value-type="float" office:value="21.3708049267866" calcext:value-type="float">
            <text:p>21.3708049267866</text:p>
          </table:table-cell>
          <table:table-cell office:value-type="float" office:value="-0.0431432184015717" calcext:value-type="float">
            <text:p>-0.043143218401572</text:p>
          </table:table-cell>
          <table:table-cell office:value-type="float" office:value="-0.00402220762867507" calcext:value-type="float">
            <text:p>-0.004022207628675</text:p>
          </table:table-cell>
          <table:table-cell office:value-type="float" office:value="-0.619050573578914" calcext:value-type="float">
            <text:p>-0.619050573578914</text:p>
          </table:table-cell>
          <table:table-cell office:value-type="float" office:value="20.1189155770823" calcext:value-type="float">
            <text:p>20.1189155770823</text:p>
          </table:table-cell>
          <table:table-cell office:value-type="float" office:value="-0.619051159527694" calcext:value-type="float">
            <text:p>-0.619051159527694</text:p>
          </table:table-cell>
          <table:table-cell office:value-type="float" office:value="20.1189084755462" calcext:value-type="float">
            <text:p>20.1189084755462</text:p>
          </table:table-cell>
        </table:table-row>
        <table:table-row table:style-name="ro1">
          <table:table-cell office:value-type="float" office:value="-0.650226373951291" calcext:value-type="float">
            <text:p>-0.650226373951291</text:p>
          </table:table-cell>
          <table:table-cell office:value-type="float" office:value="19.8024426735321" calcext:value-type="float">
            <text:p>19.8024426735321</text:p>
          </table:table-cell>
          <table:table-cell office:value-type="float" office:value="-0.783110193367802" calcext:value-type="float">
            <text:p>-0.783110193367802</text:p>
          </table:table-cell>
          <table:table-cell office:value-type="float" office:value="19.9651944219749" calcext:value-type="float">
            <text:p>19.9651944219749</text:p>
          </table:table-cell>
          <table:table-cell office:value-type="float" office:value="-6.86653428908417" calcext:value-type="float">
            <text:p>-6.86653428908417</text:p>
          </table:table-cell>
          <table:table-cell office:value-type="float" office:value="21.360871045534" calcext:value-type="float">
            <text:p>21.360871045534</text:p>
          </table:table-cell>
          <table:table-cell office:value-type="float" office:value="2.80728048196265" calcext:value-type="float">
            <text:p>2.80728048196265</text:p>
          </table:table-cell>
          <table:table-cell office:value-type="float" office:value="-0.549173432103011" calcext:value-type="float">
            <text:p>-0.549173432103011</text:p>
          </table:table-cell>
          <table:table-cell office:value-type="float" office:value="-0.800456703786988" calcext:value-type="float">
            <text:p>-0.800456703786988</text:p>
          </table:table-cell>
          <table:table-cell office:value-type="float" office:value="20.0935463793159" calcext:value-type="float">
            <text:p>20.0935463793159</text:p>
          </table:table-cell>
          <table:table-cell office:value-type="float" office:value="-0.800457977667237" calcext:value-type="float">
            <text:p>-0.800457977667237</text:p>
          </table:table-cell>
          <table:table-cell office:value-type="float" office:value="20.0935387776098" calcext:value-type="float">
            <text:p>20.0935387776098</text:p>
          </table:table-cell>
        </table:table-row>
        <table:table-row table:style-name="ro1">
          <table:table-cell office:value-type="float" office:value="-1.0696962861932" calcext:value-type="float">
            <text:p>-1.0696962861932</text:p>
          </table:table-cell>
          <table:table-cell office:value-type="float" office:value="19.7532824234661" calcext:value-type="float">
            <text:p>19.7532824234661</text:p>
          </table:table-cell>
          <table:table-cell office:value-type="float" office:value="-0.88271965488841" calcext:value-type="float">
            <text:p>-0.88271965488841</text:p>
          </table:table-cell>
          <table:table-cell office:value-type="float" office:value="19.9563651991566" calcext:value-type="float">
            <text:p>19.9563651991566</text:p>
          </table:table-cell>
          <table:table-cell office:value-type="float" office:value="-6.81085638286183" calcext:value-type="float">
            <text:p>-6.81085638286183</text:p>
          </table:table-cell>
          <table:table-cell office:value-type="float" office:value="21.3597838621522" calcext:value-type="float">
            <text:p>21.3597838621522</text:p>
          </table:table-cell>
          <table:table-cell office:value-type="float" office:value="-0.556885195440608" calcext:value-type="float">
            <text:p>-0.556885195440608</text:p>
          </table:table-cell>
          <table:table-cell office:value-type="float" office:value="0.0645935602968881" calcext:value-type="float">
            <text:p>0.064593560296888</text:p>
          </table:table-cell>
          <table:table-cell office:value-type="float" office:value="-0.855839744150648" calcext:value-type="float">
            <text:p>-0.855839744150648</text:p>
          </table:table-cell>
          <table:table-cell office:value-type="float" office:value="20.0568219637903" calcext:value-type="float">
            <text:p>20.0568219637903</text:p>
          </table:table-cell>
          <table:table-cell office:value-type="float" office:value="-0.855841504369749" calcext:value-type="float">
            <text:p>-0.855841504369749</text:p>
          </table:table-cell>
          <table:table-cell office:value-type="float" office:value="20.0568150548254" calcext:value-type="float">
            <text:p>20.0568150548254</text:p>
          </table:table-cell>
        </table:table-row>
        <table:table-row table:style-name="ro1">
          <table:table-cell office:value-type="float" office:value="-0.585031614386665" calcext:value-type="float">
            <text:p>-0.585031614386665</text:p>
          </table:table-cell>
          <table:table-cell office:value-type="float" office:value="19.6968901841261" calcext:value-type="float">
            <text:p>19.6968901841261</text:p>
          </table:table-cell>
          <table:table-cell office:value-type="float" office:value="-0.982235845220793" calcext:value-type="float">
            <text:p>-0.982235845220793</text:p>
          </table:table-cell>
          <table:table-cell office:value-type="float" office:value="19.9465403397821" calcext:value-type="float">
            <text:p>19.9465403397821</text:p>
          </table:table-cell>
          <table:table-cell office:value-type="float" office:value="-6.77050280400551" calcext:value-type="float">
            <text:p>-6.77050280400551</text:p>
          </table:table-cell>
          <table:table-cell office:value-type="float" office:value="21.3592566344081" calcext:value-type="float">
            <text:p>21.3592566344081</text:p>
          </table:table-cell>
          <table:table-cell office:value-type="float" office:value="-0.403570228783916" calcext:value-type="float">
            <text:p>-0.403570228783916</text:p>
          </table:table-cell>
          <table:table-cell office:value-type="float" office:value="0.14585081837497" calcext:value-type="float">
            <text:p>0.14585081837497</text:p>
          </table:table-cell>
          <table:table-cell office:value-type="float" office:value="-0.722295555248923" calcext:value-type="float">
            <text:p>-0.722295555248923</text:p>
          </table:table-cell>
          <table:table-cell office:value-type="float" office:value="20.0076103081567" calcext:value-type="float">
            <text:p>20.0076103081567</text:p>
          </table:table-cell>
          <table:table-cell office:value-type="float" office:value="-0.72229744848008" calcext:value-type="float">
            <text:p>-0.72229744848008</text:p>
          </table:table-cell>
          <table:table-cell office:value-type="float" office:value="20.0076050043176" calcext:value-type="float">
            <text:p>20.0076050043176</text:p>
          </table:table-cell>
        </table:table-row>
        <table:table-row table:style-name="ro1">
          <table:table-cell office:value-type="float" office:value="-1.21029224346854" calcext:value-type="float">
            <text:p>-1.21029224346854</text:p>
          </table:table-cell>
          <table:table-cell office:value-type="float" office:value="20.3256317295269" calcext:value-type="float">
            <text:p>20.3256317295269</text:p>
          </table:table-cell>
          <table:table-cell office:value-type="float" office:value="-1.08164881282885" calcext:value-type="float">
            <text:p>-1.08164881282885</text:p>
          </table:table-cell>
          <table:table-cell office:value-type="float" office:value="19.9357208263291" calcext:value-type="float">
            <text:p>19.9357208263291</text:p>
          </table:table-cell>
          <table:table-cell office:value-type="float" office:value="-6.82748452681412" calcext:value-type="float">
            <text:p>-6.82748452681412</text:p>
          </table:table-cell>
          <table:table-cell office:value-type="float" office:value="21.3591699867333" calcext:value-type="float">
            <text:p>21.3591699867333</text:p>
          </table:table-cell>
          <table:table-cell office:value-type="float" office:value="0.569817886877567" calcext:value-type="float">
            <text:p>0.569817886877567</text:p>
          </table:table-cell>
          <table:table-cell office:value-type="float" office:value="0.0783737742898651" calcext:value-type="float">
            <text:p>0.078373774289865</text:p>
          </table:table-cell>
          <table:table-cell office:value-type="float" office:value="-0.944694266998299" calcext:value-type="float">
            <text:p>-0.944694266998299</text:p>
          </table:table-cell>
          <table:table-cell office:value-type="float" office:value="20.0572357660904" calcext:value-type="float">
            <text:p>20.0572357660904</text:p>
          </table:table-cell>
          <table:table-cell office:value-type="float" office:value="-0.944695165038445" calcext:value-type="float">
            <text:p>-0.944695165038445</text:p>
          </table:table-cell>
          <table:table-cell office:value-type="float" office:value="20.0572296124434" calcext:value-type="float">
            <text:p>20.0572296124434</text:p>
          </table:table-cell>
        </table:table-row>
        <table:table-row table:style-name="ro1">
          <table:table-cell office:value-type="float" office:value="-1.41197523695786" calcext:value-type="float">
            <text:p>-1.41197523695786</text:p>
          </table:table-cell>
          <table:table-cell office:value-type="float" office:value="20.1575160460275" calcext:value-type="float">
            <text:p>20.1575160460275</text:p>
          </table:table-cell>
          <table:table-cell office:value-type="float" office:value="-1.18094861649866" calcext:value-type="float">
            <text:p>-1.18094861649866</text:p>
          </table:table-cell>
          <table:table-cell office:value-type="float" office:value="19.9239077407399" calcext:value-type="float">
            <text:p>19.9239077407399</text:p>
          </table:table-cell>
          <table:table-cell office:value-type="float" office:value="-7.12154169514499" calcext:value-type="float">
            <text:p>-7.12154169514499</text:p>
          </table:table-cell>
          <table:table-cell office:value-type="float" office:value="21.3564181198653" calcext:value-type="float">
            <text:p>21.3564181198653</text:p>
          </table:table-cell>
          <table:table-cell office:value-type="float" office:value="2.94070044407845" calcext:value-type="float">
            <text:p>2.94070044407845</text:p>
          </table:table-cell>
          <table:table-cell office:value-type="float" office:value="-0.283497656729899" calcext:value-type="float">
            <text:p>-0.283497656729899</text:p>
          </table:table-cell>
          <table:table-cell office:value-type="float" office:value="-1.30340760023338" calcext:value-type="float">
            <text:p>-1.30340760023338</text:p>
          </table:table-cell>
          <table:table-cell office:value-type="float" office:value="20.0953653154885" calcext:value-type="float">
            <text:p>20.0953653154885</text:p>
          </table:table-cell>
          <table:table-cell office:value-type="float" office:value="-1.30340842251922" calcext:value-type="float">
            <text:p>-1.30340842251922</text:p>
          </table:table-cell>
          <table:table-cell office:value-type="float" office:value="20.0953575225055" calcext:value-type="float">
            <text:p>20.0953575225055</text:p>
          </table:table-cell>
        </table:table-row>
        <table:table-row table:style-name="ro1">
          <table:table-cell office:value-type="float" office:value="-1.38388391990846" calcext:value-type="float">
            <text:p>-1.38388391990846</text:p>
          </table:table-cell>
          <table:table-cell office:value-type="float" office:value="20.0631060021441" calcext:value-type="float">
            <text:p>20.0631060021441</text:p>
          </table:table-cell>
          <table:table-cell office:value-type="float" office:value="-1.2801253263326" calcext:value-type="float">
            <text:p>-1.2801253263326</text:p>
          </table:table-cell>
          <table:table-cell office:value-type="float" office:value="19.9111022643133" calcext:value-type="float">
            <text:p>19.9111022643133</text:p>
          </table:table-cell>
          <table:table-cell office:value-type="float" office:value="-7.22008568160559" calcext:value-type="float">
            <text:p>-7.22008568160559</text:p>
          </table:table-cell>
          <table:table-cell office:value-type="float" office:value="21.3582898693572" calcext:value-type="float">
            <text:p>21.3582898693572</text:p>
          </table:table-cell>
          <table:table-cell office:value-type="float" office:value="0.985617609101335" calcext:value-type="float">
            <text:p>0.985617609101335</text:p>
          </table:table-cell>
          <table:table-cell office:value-type="float" office:value="0.492486053925788" calcext:value-type="float">
            <text:p>0.492486053925788</text:p>
          </table:table-cell>
          <table:table-cell office:value-type="float" office:value="-1.3939158541475" calcext:value-type="float">
            <text:p>-1.3939158541475</text:p>
          </table:table-cell>
          <table:table-cell office:value-type="float" office:value="20.101332611064" calcext:value-type="float">
            <text:p>20.101332611064</text:p>
          </table:table-cell>
          <table:table-cell office:value-type="float" office:value="-1.39391670302002" calcext:value-type="float">
            <text:p>-1.39391670302002</text:p>
          </table:table-cell>
          <table:table-cell office:value-type="float" office:value="20.1013250912904" calcext:value-type="float">
            <text:p>20.1013250912904</text:p>
          </table:table-cell>
        </table:table-row>
        <table:table-row table:style-name="ro1">
          <table:table-cell office:value-type="float" office:value="-1.83519365790798" calcext:value-type="float">
            <text:p>-1.83519365790798</text:p>
          </table:table-cell>
          <table:table-cell office:value-type="float" office:value="20.3207562069137" calcext:value-type="float">
            <text:p>20.3207562069137</text:p>
          </table:table-cell>
          <table:table-cell office:value-type="float" office:value="-1.37916902474235" calcext:value-type="float">
            <text:p>-1.37916902474235</text:p>
          </table:table-cell>
          <table:table-cell office:value-type="float" office:value="19.8973056775862" calcext:value-type="float">
            <text:p>19.8973056775862</text:p>
          </table:table-cell>
          <table:table-cell office:value-type="float" office:value="-7.27304228448051" calcext:value-type="float">
            <text:p>-7.27304228448051</text:p>
          </table:table-cell>
          <table:table-cell office:value-type="float" office:value="21.3566870808568" calcext:value-type="float">
            <text:p>21.3566870808568</text:p>
          </table:table-cell>
          <table:table-cell office:value-type="float" office:value="0.529808523811044" calcext:value-type="float">
            <text:p>0.529808523811044</text:p>
          </table:table-cell>
          <table:table-cell office:value-type="float" office:value="0.0478919793771705" calcext:value-type="float">
            <text:p>0.047891979377171</text:p>
          </table:table-cell>
          <table:table-cell office:value-type="float" office:value="-1.59386346434449" calcext:value-type="float">
            <text:p>-1.59386346434449</text:p>
          </table:table-cell>
          <table:table-cell office:value-type="float" office:value="20.1369883609069" calcext:value-type="float">
            <text:p>20.1369883609069</text:p>
          </table:table-cell>
          <table:table-cell office:value-type="float" office:value="-1.59386389594869" calcext:value-type="float">
            <text:p>-1.59386389594869</text:p>
          </table:table-cell>
          <table:table-cell office:value-type="float" office:value="20.1369805082849" calcext:value-type="float">
            <text:p>20.1369805082849</text:p>
          </table:table-cell>
        </table:table-row>
        <table:table-row table:style-name="ro1">
          <table:table-cell office:value-type="float" office:value="-1.68884100636816" calcext:value-type="float">
            <text:p>-1.68884100636816</text:p>
          </table:table-cell>
          <table:table-cell office:value-type="float" office:value="19.3948111139243" calcext:value-type="float">
            <text:p>19.3948111139243</text:p>
          </table:table-cell>
          <table:table-cell office:value-type="float" office:value="-1.4780698074406" calcext:value-type="float">
            <text:p>-1.4780698074406</text:p>
          </table:table-cell>
          <table:table-cell office:value-type="float" office:value="19.8825193602058" calcext:value-type="float">
            <text:p>19.8825193602058</text:p>
          </table:table-cell>
          <table:table-cell office:value-type="float" office:value="-7.34891564200949" calcext:value-type="float">
            <text:p>-7.34891564200949</text:p>
          </table:table-cell>
          <table:table-cell office:value-type="float" office:value="21.3540269312496" calcext:value-type="float">
            <text:p>21.3540269312496</text:p>
          </table:table-cell>
          <table:table-cell office:value-type="float" office:value="0.759199761502405" calcext:value-type="float">
            <text:p>0.759199761502405</text:p>
          </table:table-cell>
          <table:table-cell office:value-type="float" office:value="0.118380787154765" calcext:value-type="float">
            <text:p>0.118380787154765</text:p>
          </table:table-cell>
          <table:table-cell office:value-type="float" office:value="-1.66262052315451" calcext:value-type="float">
            <text:p>-1.66262052315451</text:p>
          </table:table-cell>
          <table:table-cell office:value-type="float" office:value="20.06002883526" calcext:value-type="float">
            <text:p>20.06002883526</text:p>
          </table:table-cell>
          <table:table-cell office:value-type="float" office:value="-1.6626223871166" calcext:value-type="float">
            <text:p>-1.6626223871166</text:p>
          </table:table-cell>
          <table:table-cell office:value-type="float" office:value="20.0600215403131" calcext:value-type="float">
            <text:p>20.0600215403131</text:p>
          </table:table-cell>
        </table:table-row>
        <table:table-row table:style-name="ro1">
          <table:table-cell office:value-type="float" office:value="-1.6988017227526" calcext:value-type="float">
            <text:p>-1.6988017227526</text:p>
          </table:table-cell>
          <table:table-cell office:value-type="float" office:value="19.8639368708452" calcext:value-type="float">
            <text:p>19.8639368708452</text:p>
          </table:table-cell>
          <table:table-cell office:value-type="float" office:value="-1.57681778443148" calcext:value-type="float">
            <text:p>-1.57681778443148</text:p>
          </table:table-cell>
          <table:table-cell office:value-type="float" office:value="19.8667447907914" calcext:value-type="float">
            <text:p>19.8667447907914</text:p>
          </table:table-cell>
          <table:table-cell office:value-type="float" office:value="-7.25288054307281" calcext:value-type="float">
            <text:p>-7.25288054307281</text:p>
          </table:table-cell>
          <table:table-cell office:value-type="float" office:value="21.3585327537899" calcext:value-type="float">
            <text:p>21.3585327537899</text:p>
          </table:table-cell>
          <table:table-cell office:value-type="float" office:value="-0.961407440398778" calcext:value-type="float">
            <text:p>-0.961407440398778</text:p>
          </table:table-cell>
          <table:table-cell office:value-type="float" office:value="-0.0571500195228559" calcext:value-type="float">
            <text:p>-0.057150019522856</text:p>
          </table:table-cell>
          <table:table-cell office:value-type="float" office:value="-1.61191485604196" calcext:value-type="float">
            <text:p>-1.61191485604196</text:p>
          </table:table-cell>
          <table:table-cell office:value-type="float" office:value="20.0382275087793" calcext:value-type="float">
            <text:p>20.0382275087793</text:p>
          </table:table-cell>
          <table:table-cell office:value-type="float" office:value="-1.61191652475038" calcext:value-type="float">
            <text:p>-1.61191652475038</text:p>
          </table:table-cell>
          <table:table-cell office:value-type="float" office:value="20.0382213414373" calcext:value-type="float">
            <text:p>20.0382213414373</text:p>
          </table:table-cell>
        </table:table-row>
        <table:table-row table:style-name="ro1">
          <table:table-cell office:value-type="float" office:value="-0.918497862751052" calcext:value-type="float">
            <text:p>-0.918497862751052</text:p>
          </table:table-cell>
          <table:table-cell office:value-type="float" office:value="19.9605238519943" calcext:value-type="float">
            <text:p>19.9605238519943</text:p>
          </table:table-cell>
          <table:table-cell office:value-type="float" office:value="-1.6754030809996" calcext:value-type="float">
            <text:p>-1.6754030809996</text:p>
          </table:table-cell>
          <table:table-cell office:value-type="float" office:value="19.849983546787" calcext:value-type="float">
            <text:p>19.849983546787</text:p>
          </table:table-cell>
          <table:table-cell office:value-type="float" office:value="-7.43602301217614" calcext:value-type="float">
            <text:p>-7.43602301217614</text:p>
          </table:table-cell>
          <table:table-cell office:value-type="float" office:value="21.3509886781774" calcext:value-type="float">
            <text:p>21.3509886781774</text:p>
          </table:table-cell>
          <table:table-cell office:value-type="float" office:value="1.8329778249098" calcext:value-type="float">
            <text:p>1.8329778249098</text:p>
          </table:table-cell>
          <table:table-cell office:value-type="float" office:value="0.354050030004716" calcext:value-type="float">
            <text:p>0.354050030004716</text:p>
          </table:table-cell>
          <table:table-cell office:value-type="float" office:value="-1.47142504951306" calcext:value-type="float">
            <text:p>-1.47142504951306</text:p>
          </table:table-cell>
          <table:table-cell office:value-type="float" office:value="20.0261146599814" calcext:value-type="float">
            <text:p>20.0261146599814</text:p>
          </table:table-cell>
          <table:table-cell office:value-type="float" office:value="-1.47142623324744" calcext:value-type="float">
            <text:p>-1.47142623324744</text:p>
          </table:table-cell>
          <table:table-cell office:value-type="float" office:value="20.0261096458972" calcext:value-type="float">
            <text:p>20.0261096458972</text:p>
          </table:table-cell>
        </table:table-row>
        <table:table-row table:style-name="ro1">
          <table:table-cell office:value-type="float" office:value="-1.98275803581997" calcext:value-type="float">
            <text:p>-1.98275803581997</text:p>
          </table:table-cell>
          <table:table-cell office:value-type="float" office:value="19.4517328488095" calcext:value-type="float">
            <text:p>19.4517328488095</text:p>
          </table:table-cell>
          <table:table-cell office:value-type="float" office:value="-1.77381583869746" calcext:value-type="float">
            <text:p>-1.77381583869746</text:p>
          </table:table-cell>
          <table:table-cell office:value-type="float" office:value="19.8322373043029" calcext:value-type="float">
            <text:p>19.8322373043029</text:p>
          </table:table-cell>
          <table:table-cell office:value-type="float" office:value="-7.66508290460547" calcext:value-type="float">
            <text:p>-7.66508290460547</text:p>
          </table:table-cell>
          <table:table-cell office:value-type="float" office:value="21.3334142562223" calcext:value-type="float">
            <text:p>21.3334142562223</text:p>
          </table:table-cell>
          <table:table-cell office:value-type="float" office:value="2.29733094322067" calcext:value-type="float">
            <text:p>2.29733094322067</text:p>
          </table:table-cell>
          <table:table-cell office:value-type="float" office:value="-0.08310370407175" calcext:value-type="float">
            <text:p>-0.08310370407175</text:p>
          </table:table-cell>
          <table:table-cell office:value-type="float" office:value="-1.79936742875083" calcext:value-type="float">
            <text:p>-1.79936742875083</text:p>
          </table:table-cell>
          <table:table-cell office:value-type="float" office:value="19.9671127816953" calcext:value-type="float">
            <text:p>19.9671127816953</text:p>
          </table:table-cell>
          <table:table-cell office:value-type="float" office:value="-1.79936932016021" calcext:value-type="float">
            <text:p>-1.79936932016021</text:p>
          </table:table-cell>
          <table:table-cell office:value-type="float" office:value="19.9671064954932" calcext:value-type="float">
            <text:p>19.9671064954932</text:p>
          </table:table-cell>
        </table:table-row>
        <table:table-row table:style-name="ro1">
          <table:table-cell office:value-type="float" office:value="-1.90048607113878" calcext:value-type="float">
            <text:p>-1.90048607113878</text:p>
          </table:table-cell>
          <table:table-cell office:value-type="float" office:value="19.7096927379808" calcext:value-type="float">
            <text:p>19.7096927379808</text:p>
          </table:table-cell>
          <table:table-cell office:value-type="float" office:value="-1.87204621633128" calcext:value-type="float">
            <text:p>-1.87204621633128</text:p>
          </table:table-cell>
          <table:table-cell office:value-type="float" office:value="19.8135078379486" calcext:value-type="float">
            <text:p>19.8135078379486</text:p>
          </table:table-cell>
          <table:table-cell office:value-type="float" office:value="-7.85480499977609" calcext:value-type="float">
            <text:p>-7.85480499977609</text:p>
          </table:table-cell>
          <table:table-cell office:value-type="float" office:value="21.3204429606563" calcext:value-type="float">
            <text:p>21.3204429606563</text:p>
          </table:table-cell>
          <table:table-cell office:value-type="float" office:value="1.90165001786845" calcext:value-type="float">
            <text:p>1.90165001786845</text:p>
          </table:table-cell>
          <table:table-cell office:value-type="float" office:value="0.226225323385442" calcext:value-type="float">
            <text:p>0.226225323385442</text:p>
          </table:table-cell>
          <table:table-cell office:value-type="float" office:value="-1.95536136741297" calcext:value-type="float">
            <text:p>-1.95536136741297</text:p>
          </table:table-cell>
          <table:table-cell office:value-type="float" office:value="19.938885397262" calcext:value-type="float">
            <text:p>19.938885397262</text:p>
          </table:table-cell>
          <table:table-cell office:value-type="float" office:value="-1.95536305529395" calcext:value-type="float">
            <text:p>-1.95536305529395</text:p>
          </table:table-cell>
          <table:table-cell office:value-type="float" office:value="19.9388788609478" calcext:value-type="float">
            <text:p>19.9388788609478</text:p>
          </table:table-cell>
        </table:table-row>
        <table:table-row table:style-name="ro1">
          <table:table-cell office:value-type="float" office:value="-2.17132254947235" calcext:value-type="float">
            <text:p>-2.17132254947235</text:p>
          </table:table-cell>
          <table:table-cell office:value-type="float" office:value="19.7259503378495" calcext:value-type="float">
            <text:p>19.7259503378495</text:p>
          </table:table-cell>
          <table:table-cell office:value-type="float" office:value="-1.97008439094517" calcext:value-type="float">
            <text:p>-1.97008439094517</text:p>
          </table:table-cell>
          <table:table-cell office:value-type="float" office:value="19.7937970206552" calcext:value-type="float">
            <text:p>19.7937970206552</text:p>
          </table:table-cell>
          <table:table-cell office:value-type="float" office:value="-7.89378659216997" calcext:value-type="float">
            <text:p>-7.89378659216997</text:p>
          </table:table-cell>
          <table:table-cell office:value-type="float" office:value="21.316890281344" calcext:value-type="float">
            <text:p>21.316890281344</text:p>
          </table:table-cell>
          <table:table-cell office:value-type="float" office:value="0.391431485174428" calcext:value-type="float">
            <text:p>0.391431485174428</text:p>
          </table:table-cell>
          <table:table-cell office:value-type="float" office:value="0.1768692743675" calcext:value-type="float">
            <text:p>0.1768692743675</text:p>
          </table:table-cell>
          <table:table-cell office:value-type="float" office:value="-2.05955989530706" calcext:value-type="float">
            <text:p>-2.05955989530706</text:p>
          </table:table-cell>
          <table:table-cell office:value-type="float" office:value="19.9148285924674" calcext:value-type="float">
            <text:p>19.9148285924674</text:p>
          </table:table-cell>
          <table:table-cell office:value-type="float" office:value="-2.05956133306011" calcext:value-type="float">
            <text:p>-2.05956133306011</text:p>
          </table:table-cell>
          <table:table-cell office:value-type="float" office:value="19.9148222424258" calcext:value-type="float">
            <text:p>19.9148222424258</text:p>
          </table:table-cell>
        </table:table-row>
        <table:table-row table:style-name="ro1">
          <table:table-cell office:value-type="float" office:value="-1.79939023826322" calcext:value-type="float">
            <text:p>-1.79939023826322</text:p>
          </table:table-cell>
          <table:table-cell office:value-type="float" office:value="19.9042497462514" calcext:value-type="float">
            <text:p>19.9042497462514</text:p>
          </table:table-cell>
          <table:table-cell office:value-type="float" office:value="-2.06792055880336" calcext:value-type="float">
            <text:p>-2.06792055880336</text:p>
          </table:table-cell>
          <table:table-cell office:value-type="float" office:value="19.7731068234878" calcext:value-type="float">
            <text:p>19.7731068234878</text:p>
          </table:table-cell>
          <table:table-cell office:value-type="float" office:value="-7.99137513406268" calcext:value-type="float">
            <text:p>-7.99137513406268</text:p>
          </table:table-cell>
          <table:table-cell office:value-type="float" office:value="21.3062529495447" calcext:value-type="float">
            <text:p>21.3062529495447</text:p>
          </table:table-cell>
          <table:table-cell office:value-type="float" office:value="0.981665744362792" calcext:value-type="float">
            <text:p>0.981665744362792</text:p>
          </table:table-cell>
          <table:table-cell office:value-type="float" office:value="-0.302117659500679" calcext:value-type="float">
            <text:p>-0.302117659500679</text:p>
          </table:table-cell>
          <table:table-cell office:value-type="float" office:value="-2.02559009450905" calcext:value-type="float">
            <text:p>-2.02559009450905</text:p>
          </table:table-cell>
          <table:table-cell office:value-type="float" office:value="19.9105106331707" calcext:value-type="float">
            <text:p>19.9105106331707</text:p>
          </table:table-cell>
          <table:table-cell office:value-type="float" office:value="-2.02559099421593" calcext:value-type="float">
            <text:p>-2.02559099421593</text:p>
          </table:table-cell>
          <table:table-cell office:value-type="float" office:value="19.9105050377418" calcext:value-type="float">
            <text:p>19.9105050377418</text:p>
          </table:table-cell>
        </table:table-row>
        <table:table-row table:style-name="ro1">
          <table:table-cell office:value-type="float" office:value="-1.85317256776042" calcext:value-type="float">
            <text:p>-1.85317256776042</text:p>
          </table:table-cell>
          <table:table-cell office:value-type="float" office:value="20.0063227023987" calcext:value-type="float">
            <text:p>20.0063227023987</text:p>
          </table:table-cell>
          <table:table-cell office:value-type="float" office:value="-2.16554493637061" calcext:value-type="float">
            <text:p>-2.16554493637061</text:p>
          </table:table-cell>
          <table:table-cell office:value-type="float" office:value="19.7514393154491" calcext:value-type="float">
            <text:p>19.7514393154491</text:p>
          </table:table-cell>
          <table:table-cell office:value-type="float" office:value="-8.19264897986381" calcext:value-type="float">
            <text:p>-8.19264897986381</text:p>
          </table:table-cell>
          <table:table-cell office:value-type="float" office:value="21.2904484788397" calcext:value-type="float">
            <text:p>21.2904484788397</text:p>
          </table:table-cell>
          <table:table-cell office:value-type="float" office:value="2.01893393398209" calcext:value-type="float">
            <text:p>2.01893393398209</text:p>
          </table:table-cell>
          <table:table-cell office:value-type="float" office:value="0.226560798370965" calcext:value-type="float">
            <text:p>0.226560798370965</text:p>
          </table:table-cell>
          <table:table-cell office:value-type="float" office:value="-2.08913882294891" calcext:value-type="float">
            <text:p>-2.08913882294891</text:p>
          </table:table-cell>
          <table:table-cell office:value-type="float" office:value="19.9207350384085" calcext:value-type="float">
            <text:p>19.9207350384085</text:p>
          </table:table-cell>
          <table:table-cell office:value-type="float" office:value="-2.08913921014595" calcext:value-type="float">
            <text:p>-2.08913921014595</text:p>
          </table:table-cell>
          <table:table-cell office:value-type="float" office:value="19.9207295699158" calcext:value-type="float">
            <text:p>19.9207295699158</text:p>
          </table:table-cell>
        </table:table-row>
        <table:table-row table:style-name="ro1">
          <table:table-cell office:value-type="float" office:value="-2.57261210231989" calcext:value-type="float">
            <text:p>-2.57261210231989</text:p>
          </table:table-cell>
          <table:table-cell office:value-type="float" office:value="20.1826098262957" calcext:value-type="float">
            <text:p>20.1826098262957</text:p>
          </table:table-cell>
          <table:table-cell office:value-type="float" office:value="-2.26294776129049" calcext:value-type="float">
            <text:p>-2.26294776129049</text:p>
          </table:table-cell>
          <table:table-cell office:value-type="float" office:value="19.7287966632717" calcext:value-type="float">
            <text:p>19.7287966632717</text:p>
          </table:table-cell>
          <table:table-cell office:value-type="float" office:value="-8.31997843605343" calcext:value-type="float">
            <text:p>-8.31997843605343</text:p>
          </table:table-cell>
          <table:table-cell office:value-type="float" office:value="21.2775420417484" calcext:value-type="float">
            <text:p>21.2775420417484</text:p>
          </table:table-cell>
          <table:table-cell office:value-type="float" office:value="1.2798189923553" calcext:value-type="float">
            <text:p>1.2798189923553</text:p>
          </table:table-cell>
          <table:table-cell office:value-type="float" office:value="-0.362621780834685" calcext:value-type="float">
            <text:p>-0.362621780834685</text:p>
          </table:table-cell>
          <table:table-cell office:value-type="float" office:value="-2.34732922080885" calcext:value-type="float">
            <text:p>-2.34732922080885</text:p>
          </table:table-cell>
          <table:table-cell office:value-type="float" office:value="19.9455871612243" calcext:value-type="float">
            <text:p>19.9455871612243</text:p>
          </table:table-cell>
          <table:table-cell office:value-type="float" office:value="-2.34732897759342" calcext:value-type="float">
            <text:p>-2.34732897759342</text:p>
          </table:table-cell>
          <table:table-cell office:value-type="float" office:value="19.9455810192364" calcext:value-type="float">
            <text:p>19.9455810192364</text:p>
          </table:table-cell>
        </table:table-row>
        <table:table-row table:style-name="ro1">
          <table:table-cell office:value-type="float" office:value="-2.39951172546248" calcext:value-type="float">
            <text:p>-2.39951172546248</text:p>
          </table:table-cell>
          <table:table-cell office:value-type="float" office:value="19.4957042406655" calcext:value-type="float">
            <text:p>19.4957042406655</text:p>
          </table:table-cell>
          <table:table-cell office:value-type="float" office:value="-2.3601192933617" calcext:value-type="float">
            <text:p>-2.3601192933617</text:p>
          </table:table-cell>
          <table:table-cell office:value-type="float" office:value="19.705181131202" calcext:value-type="float">
            <text:p>19.705181131202</text:p>
          </table:table-cell>
          <table:table-cell office:value-type="float" office:value="-8.41297008232109" calcext:value-type="float">
            <text:p>-8.41297008232109</text:p>
          </table:table-cell>
          <table:table-cell office:value-type="float" office:value="21.2715119049869" calcext:value-type="float">
            <text:p>21.2715119049869</text:p>
          </table:table-cell>
          <table:table-cell office:value-type="float" office:value="0.931869563025477" calcext:value-type="float">
            <text:p>0.931869563025477</text:p>
          </table:table-cell>
          <table:table-cell office:value-type="float" office:value="0.0465041617177543" calcext:value-type="float">
            <text:p>0.046504161717754</text:p>
          </table:table-cell>
          <table:table-cell office:value-type="float" office:value="-2.42634342451555" calcext:value-type="float">
            <text:p>-2.42634342451555</text:p>
          </table:table-cell>
          <table:table-cell office:value-type="float" office:value="19.8959949645073" calcext:value-type="float">
            <text:p>19.8959949645073</text:p>
          </table:table-cell>
          <table:table-cell office:value-type="float" office:value="-2.42634399519232" calcext:value-type="float">
            <text:p>-2.42634399519232</text:p>
          </table:table-cell>
          <table:table-cell office:value-type="float" office:value="19.8959890624924" calcext:value-type="float">
            <text:p>19.8959890624924</text:p>
          </table:table-cell>
        </table:table-row>
        <table:table-row table:style-name="ro1">
          <table:table-cell office:value-type="float" office:value="-2.24866458653876" calcext:value-type="float">
            <text:p>-2.24866458653876</text:p>
          </table:table-cell>
          <table:table-cell office:value-type="float" office:value="19.89481188203" calcext:value-type="float">
            <text:p>19.89481188203</text:p>
          </table:table-cell>
          <table:table-cell office:value-type="float" office:value="-2.457049815512" calcext:value-type="float">
            <text:p>-2.457049815512</text:p>
          </table:table-cell>
          <table:table-cell office:value-type="float" office:value="19.6805950807736" calcext:value-type="float">
            <text:p>19.6805950807736</text:p>
          </table:table-cell>
          <table:table-cell office:value-type="float" office:value="-8.6752372310279" calcext:value-type="float">
            <text:p>-8.6752372310279</text:p>
          </table:table-cell>
          <table:table-cell office:value-type="float" office:value="21.2532797698219" calcext:value-type="float">
            <text:p>21.2532797698219</text:p>
          </table:table-cell>
          <table:table-cell office:value-type="float" office:value="2.62900110390761" calcext:value-type="float">
            <text:p>2.62900110390761</text:p>
          </table:table-cell>
          <table:table-cell office:value-type="float" office:value="0.243602356049487" calcext:value-type="float">
            <text:p>0.243602356049487</text:p>
          </table:table-cell>
          <table:table-cell office:value-type="float" office:value="-2.52684119242575" calcext:value-type="float">
            <text:p>-2.52684119242575</text:p>
          </table:table-cell>
          <table:table-cell office:value-type="float" office:value="19.8965566151851" calcext:value-type="float">
            <text:p>19.8965566151851</text:p>
          </table:table-cell>
          <table:table-cell office:value-type="float" office:value="-2.52684154304482" calcext:value-type="float">
            <text:p>-2.52684154304482</text:p>
          </table:table-cell>
          <table:table-cell office:value-type="float" office:value="19.8965506990072" calcext:value-type="float">
            <text:p>19.8965506990072</text:p>
          </table:table-cell>
        </table:table-row>
        <table:table-row table:style-name="ro1">
          <table:table-cell office:value-type="float" office:value="-2.79569411325933" calcext:value-type="float">
            <text:p>-2.79569411325933</text:p>
          </table:table-cell>
          <table:table-cell office:value-type="float" office:value="20.1282908945837" calcext:value-type="float">
            <text:p>20.1282908945837</text:p>
          </table:table-cell>
          <table:table-cell office:value-type="float" office:value="-2.55372963476994" calcext:value-type="float">
            <text:p>-2.55372963476994</text:p>
          </table:table-cell>
          <table:table-cell office:value-type="float" office:value="19.6550409705709" calcext:value-type="float">
            <text:p>19.6550409705709</text:p>
          </table:table-cell>
          <table:table-cell office:value-type="float" office:value="-8.75219967443705" calcext:value-type="float">
            <text:p>-8.75219967443705</text:p>
          </table:table-cell>
          <table:table-cell office:value-type="float" office:value="21.2460420860725" calcext:value-type="float">
            <text:p>21.2460420860725</text:p>
          </table:table-cell>
          <table:table-cell office:value-type="float" office:value="0.773020165426662" calcext:value-type="float">
            <text:p>0.773020165426662</text:p>
          </table:table-cell>
          <table:table-cell office:value-type="float" office:value="-0.102562712473389" calcext:value-type="float">
            <text:p>-0.102562712473389</text:p>
          </table:table-cell>
          <table:table-cell office:value-type="float" office:value="-2.67384005143188" calcext:value-type="float">
            <text:p>-2.67384005143188</text:p>
          </table:table-cell>
          <table:table-cell office:value-type="float" office:value="19.9205336037273" calcext:value-type="float">
            <text:p>19.9205336037273</text:p>
          </table:table-cell>
          <table:table-cell office:value-type="float" office:value="-2.67383986735282" calcext:value-type="float">
            <text:p>-2.67383986735282</text:p>
          </table:table-cell>
          <table:table-cell office:value-type="float" office:value="19.9205276731228" calcext:value-type="float">
            <text:p>19.9205276731228</text:p>
          </table:table-cell>
        </table:table-row>
        <table:table-row table:style-name="ro1">
          <table:table-cell office:value-type="float" office:value="-2.48441246580341" calcext:value-type="float">
            <text:p>-2.48441246580341</text:p>
          </table:table-cell>
          <table:table-cell office:value-type="float" office:value="20.259058617661" calcext:value-type="float">
            <text:p>20.259058617661</text:p>
          </table:table-cell>
          <table:table-cell office:value-type="float" office:value="-2.65014908323418" calcext:value-type="float">
            <text:p>-2.65014908323418</text:p>
          </table:table-cell>
          <table:table-cell office:value-type="float" office:value="19.6285213559837" calcext:value-type="float">
            <text:p>19.6285213559837</text:p>
          </table:table-cell>
          <table:table-cell office:value-type="float" office:value="-8.80232358016707" calcext:value-type="float">
            <text:p>-8.80232358016707</text:p>
          </table:table-cell>
          <table:table-cell office:value-type="float" office:value="21.2418464949471" calcext:value-type="float">
            <text:p>21.2418464949471</text:p>
          </table:table-cell>
          <table:table-cell office:value-type="float" office:value="0.502991939351301" calcext:value-type="float">
            <text:p>0.502991939351301</text:p>
          </table:table-cell>
          <table:table-cell office:value-type="float" office:value="-0.25305643293998" calcext:value-type="float">
            <text:p>-0.25305643293998</text:p>
          </table:table-cell>
          <table:table-cell office:value-type="float" office:value="-2.63506288231537" calcext:value-type="float">
            <text:p>-2.63506288231537</text:p>
          </table:table-cell>
          <table:table-cell office:value-type="float" office:value="19.9584982533515" calcext:value-type="float">
            <text:p>19.9584982533515</text:p>
          </table:table-cell>
          <table:table-cell office:value-type="float" office:value="-2.63506223337336" calcext:value-type="float">
            <text:p>-2.63506223337336</text:p>
          </table:table-cell>
          <table:table-cell office:value-type="float" office:value="19.9584931059966" calcext:value-type="float">
            <text:p>19.9584931059966</text:p>
          </table:table-cell>
        </table:table-row>
        <table:table-row table:style-name="ro1">
          <table:table-cell office:value-type="float" office:value="-2.65296343319554" calcext:value-type="float">
            <text:p>-2.65296343319554</text:p>
          </table:table-cell>
          <table:table-cell office:value-type="float" office:value="19.1460671313928" calcext:value-type="float">
            <text:p>19.1460671313928</text:p>
          </table:table-cell>
          <table:table-cell office:value-type="float" office:value="-2.74629851904021" calcext:value-type="float">
            <text:p>-2.74629851904021</text:p>
          </table:table-cell>
          <table:table-cell office:value-type="float" office:value="19.6010388889514" calcext:value-type="float">
            <text:p>19.6010388889514</text:p>
          </table:table-cell>
          <table:table-cell office:value-type="float" office:value="-9.01410739322649" calcext:value-type="float">
            <text:p>-9.01410739322649</text:p>
          </table:table-cell>
          <table:table-cell office:value-type="float" office:value="21.2295058746556" calcext:value-type="float">
            <text:p>21.2295058746556</text:p>
          </table:table-cell>
          <table:table-cell office:value-type="float" office:value="2.12143051696645" calcext:value-type="float">
            <text:p>2.12143051696645</text:p>
          </table:table-cell>
          <table:table-cell office:value-type="float" office:value="-0.224382762185888" calcext:value-type="float">
            <text:p>-0.224382762185888</text:p>
          </table:table-cell>
          <table:table-cell office:value-type="float" office:value="-2.77450215147785" calcext:value-type="float">
            <text:p>-2.77450215147785</text:p>
          </table:table-cell>
          <table:table-cell office:value-type="float" office:value="19.8678090532641" calcext:value-type="float">
            <text:p>19.8678090532641</text:p>
          </table:table-cell>
          <table:table-cell office:value-type="float" office:value="-2.77450298455202" calcext:value-type="float">
            <text:p>-2.77450298455202</text:p>
          </table:table-cell>
          <table:table-cell office:value-type="float" office:value="19.8678037386078" calcext:value-type="float">
            <text:p>19.8678037386078</text:p>
          </table:table-cell>
        </table:table-row>
        <table:table-row table:style-name="ro1">
          <table:table-cell office:value-type="float" office:value="-3.04401962605632" calcext:value-type="float">
            <text:p>-3.04401962605632</text:p>
          </table:table-cell>
          <table:table-cell office:value-type="float" office:value="19.4827691990752" calcext:value-type="float">
            <text:p>19.4827691990752</text:p>
          </table:table-cell>
          <table:table-cell office:value-type="float" office:value="-2.84216832732458" calcext:value-type="float">
            <text:p>-2.84216832732458</text:p>
          </table:table-cell>
          <table:table-cell office:value-type="float" office:value="19.5725963176978" calcext:value-type="float">
            <text:p>19.5725963176978</text:p>
          </table:table-cell>
          <table:table-cell office:value-type="float" office:value="-9.29539647664967" calcext:value-type="float">
            <text:p>-9.29539647664967</text:p>
          </table:table-cell>
          <table:table-cell office:value-type="float" office:value="21.2194410529828" calcext:value-type="float">
            <text:p>21.2194410529828</text:p>
          </table:table-cell>
          <table:table-cell office:value-type="float" office:value="2.81469090822349" calcext:value-type="float">
            <text:p>2.81469090822349</text:p>
          </table:table-cell>
          <table:table-cell office:value-type="float" office:value="0.144109092092886" calcext:value-type="float">
            <text:p>0.144109092092886</text:p>
          </table:table-cell>
          <table:table-cell office:value-type="float" office:value="-3.05070028611773" calcext:value-type="float">
            <text:p>-3.05070028611773</text:p>
          </table:table-cell>
          <table:table-cell office:value-type="float" office:value="19.8275807641057" calcext:value-type="float">
            <text:p>19.8275807641057</text:p>
          </table:table-cell>
          <table:table-cell office:value-type="float" office:value="-3.05070141732681" calcext:value-type="float">
            <text:p>-3.05070141732681</text:p>
          </table:table-cell>
          <table:table-cell office:value-type="float" office:value="19.8275747288628" calcext:value-type="float">
            <text:p>19.8275747288628</text:p>
          </table:table-cell>
        </table:table-row>
        <table:table-row table:style-name="ro1">
          <table:table-cell office:value-type="float" office:value="-2.9439991554425" calcext:value-type="float">
            <text:p>-2.9439991554425</text:p>
          </table:table-cell>
          <table:table-cell office:value-type="float" office:value="19.3363271811921" calcext:value-type="float">
            <text:p>19.3363271811921</text:p>
          </table:table-cell>
          <table:table-cell office:value-type="float" office:value="-2.93774892118635" calcext:value-type="float">
            <text:p>-2.93774892118635</text:p>
          </table:table-cell>
          <table:table-cell office:value-type="float" office:value="19.5431964864562" calcext:value-type="float">
            <text:p>19.5431964864562</text:p>
          </table:table-cell>
          <table:table-cell office:value-type="float" office:value="-9.17391409918548" calcext:value-type="float">
            <text:p>-9.17391409918548</text:p>
          </table:table-cell>
          <table:table-cell office:value-type="float" office:value="21.2255417599475" calcext:value-type="float">
            <text:p>21.2255417599475</text:p>
          </table:table-cell>
          <table:table-cell office:value-type="float" office:value="-1.21635466290968" calcext:value-type="float">
            <text:p>-1.21635466290968</text:p>
          </table:table-cell>
          <table:table-cell office:value-type="float" office:value="0.365131493576747" calcext:value-type="float">
            <text:p>0.365131493576747</text:p>
          </table:table-cell>
          <table:table-cell office:value-type="float" office:value="-2.93489306904693" calcext:value-type="float">
            <text:p>-2.93489306904693</text:p>
          </table:table-cell>
          <table:table-cell office:value-type="float" office:value="19.7723950314192" calcext:value-type="float">
            <text:p>19.7723950314192</text:p>
          </table:table-cell>
          <table:table-cell office:value-type="float" office:value="-2.93489449773545" calcext:value-type="float">
            <text:p>-2.93489449773545</text:p>
          </table:table-cell>
          <table:table-cell office:value-type="float" office:value="19.7723902404272" calcext:value-type="float">
            <text:p>19.7723902404272</text:p>
          </table:table-cell>
        </table:table-row>
        <table:table-row table:style-name="ro1">
          <table:table-cell office:value-type="float" office:value="-2.98263173255566" calcext:value-type="float">
            <text:p>-2.98263173255566</text:p>
          </table:table-cell>
          <table:table-cell office:value-type="float" office:value="19.4082041223478" calcext:value-type="float">
            <text:p>19.4082041223478</text:p>
          </table:table-cell>
          <table:table-cell office:value-type="float" office:value="-3.03303074264578" calcext:value-type="float">
            <text:p>-3.03303074264578</text:p>
          </table:table-cell>
          <table:table-cell office:value-type="float" office:value="19.5128423351854" calcext:value-type="float">
            <text:p>19.5128423351854</text:p>
          </table:table-cell>
          <table:table-cell office:value-type="float" office:value="-9.05637082659124" calcext:value-type="float">
            <text:p>-9.05637082659124</text:p>
          </table:table-cell>
          <table:table-cell office:value-type="float" office:value="21.2357571727598" calcext:value-type="float">
            <text:p>21.2357571727598</text:p>
          </table:table-cell>
          <table:table-cell office:value-type="float" office:value="-1.17986336459322" calcext:value-type="float">
            <text:p>-1.17986336459322</text:p>
          </table:table-cell>
          <table:table-cell office:value-type="float" office:value="0.137043042290839" calcext:value-type="float">
            <text:p>0.137043042290839</text:p>
          </table:table-cell>
          <table:table-cell office:value-type="float" office:value="-2.87971813978923" calcext:value-type="float">
            <text:p>-2.87971813978923</text:p>
          </table:table-cell>
          <table:table-cell office:value-type="float" office:value="19.7375308398405" calcext:value-type="float">
            <text:p>19.7375308398405</text:p>
          </table:table-cell>
          <table:table-cell office:value-type="float" office:value="-2.8797195742076" calcext:value-type="float">
            <text:p>-2.8797195742076</text:p>
          </table:table-cell>
          <table:table-cell office:value-type="float" office:value="19.7375268693478" calcext:value-type="float">
            <text:p>19.7375268693478</text:p>
          </table:table-cell>
        </table:table-row>
        <table:table-row table:style-name="ro1">
          <table:table-cell office:value-type="float" office:value="-3.02581167718966" calcext:value-type="float">
            <text:p>-3.02581167718966</text:p>
          </table:table-cell>
          <table:table-cell office:value-type="float" office:value="19.777531273278" calcext:value-type="float">
            <text:p>19.777531273278</text:p>
          </table:table-cell>
          <table:table-cell office:value-type="float" office:value="-3.12800426360013" calcext:value-type="float">
            <text:p>-3.12800426360013</text:p>
          </table:table-cell>
          <table:table-cell office:value-type="float" office:value="19.4815368992751" calcext:value-type="float">
            <text:p>19.4815368992751</text:p>
          </table:table-cell>
          <table:table-cell office:value-type="float" office:value="-9.03480501887124" calcext:value-type="float">
            <text:p>-9.03480501887124</text:p>
          </table:table-cell>
          <table:table-cell office:value-type="float" office:value="21.2379295574049" calcext:value-type="float">
            <text:p>21.2379295574049</text:p>
          </table:table-cell>
          <table:table-cell office:value-type="float" office:value="-0.216749467741427" calcext:value-type="float">
            <text:p>-0.216749467741427</text:p>
          </table:table-cell>
          <table:table-cell office:value-type="float" office:value="0.328355047432569" calcext:value-type="float">
            <text:p>0.328355047432569</text:p>
          </table:table-cell>
          <table:table-cell office:value-type="float" office:value="-2.91941094229619" calcext:value-type="float">
            <text:p>-2.91941094229619</text:p>
          </table:table-cell>
          <table:table-cell office:value-type="float" office:value="19.7411162238802" calcext:value-type="float">
            <text:p>19.7411162238802</text:p>
          </table:table-cell>
          <table:table-cell office:value-type="float" office:value="-2.91941173833039" calcext:value-type="float">
            <text:p>-2.91941173833039</text:p>
          </table:table-cell>
          <table:table-cell office:value-type="float" office:value="19.7411125439307" calcext:value-type="float">
            <text:p>19.7411125439307</text:p>
          </table:table-cell>
        </table:table-row>
        <table:table-row table:style-name="ro1">
          <table:table-cell office:value-type="float" office:value="-3.02563119935976" calcext:value-type="float">
            <text:p>-3.02563119935976</text:p>
          </table:table-cell>
          <table:table-cell office:value-type="float" office:value="19.4684817298817" calcext:value-type="float">
            <text:p>19.4684817298817</text:p>
          </table:table-cell>
          <table:table-cell office:value-type="float" office:value="-3.22265998677645" calcext:value-type="float">
            <text:p>-3.22265998677645</text:p>
          </table:table-cell>
          <table:table-cell office:value-type="float" office:value="19.4492833092428" calcext:value-type="float">
            <text:p>19.4492833092428</text:p>
          </table:table-cell>
          <table:table-cell office:value-type="float" office:value="-9.06744674202915" calcext:value-type="float">
            <text:p>-9.06744674202915</text:p>
          </table:table-cell>
          <table:table-cell office:value-type="float" office:value="21.2335547965171" calcext:value-type="float">
            <text:p>21.2335547965171</text:p>
          </table:table-cell>
          <table:table-cell office:value-type="float" office:value="0.329335789665114" calcext:value-type="float">
            <text:p>0.329335789665114</text:p>
          </table:table-cell>
          <table:table-cell office:value-type="float" office:value="-0.0497371703695216" calcext:value-type="float">
            <text:p>-0.049737170369522</text:p>
          </table:table-cell>
          <table:table-cell office:value-type="float" office:value="-2.98312506249912" calcext:value-type="float">
            <text:p>-2.98312506249912</text:p>
          </table:table-cell>
          <table:table-cell office:value-type="float" office:value="19.7091455471062" calcext:value-type="float">
            <text:p>19.7091455471062</text:p>
          </table:table-cell>
          <table:table-cell office:value-type="float" office:value="-2.98312587424277" calcext:value-type="float">
            <text:p>-2.98312587424277</text:p>
          </table:table-cell>
          <table:table-cell office:value-type="float" office:value="19.7091419579346" calcext:value-type="float">
            <text:p>19.7091419579346</text:p>
          </table:table-cell>
        </table:table-row>
        <table:table-row table:style-name="ro1">
          <table:table-cell office:value-type="float" office:value="-3.4697663596218" calcext:value-type="float">
            <text:p>-3.4697663596218</text:p>
          </table:table-cell>
          <table:table-cell office:value-type="float" office:value="19.4844886151577" calcext:value-type="float">
            <text:p>19.4844886151577</text:p>
          </table:table-cell>
          <table:table-cell office:value-type="float" office:value="-3.31698844668129" calcext:value-type="float">
            <text:p>-3.31698844668129</text:p>
          </table:table-cell>
          <table:table-cell office:value-type="float" office:value="19.4160847904208" calcext:value-type="float">
            <text:p>19.4160847904208</text:p>
          </table:table-cell>
          <table:table-cell office:value-type="float" office:value="-9.22688057137248" calcext:value-type="float">
            <text:p>-9.22688057137248</text:p>
          </table:table-cell>
          <table:table-cell office:value-type="float" office:value="21.2129935939133" calcext:value-type="float">
            <text:p>21.2129935939133</text:p>
          </table:table-cell>
          <table:table-cell office:value-type="float" office:value="1.60754188099688" calcext:value-type="float">
            <text:p>1.60754188099688</text:p>
          </table:table-cell>
          <table:table-cell office:value-type="float" office:value="0.324509500807647" calcext:value-type="float">
            <text:p>0.324509500807647</text:p>
          </table:table-cell>
          <table:table-cell office:value-type="float" office:value="-3.26724590499825" calcext:value-type="float">
            <text:p>-3.26724590499825</text:p>
          </table:table-cell>
          <table:table-cell office:value-type="float" office:value="19.6658637465927" calcext:value-type="float">
            <text:p>19.6658637465927</text:p>
          </table:table-cell>
          <table:table-cell office:value-type="float" office:value="-3.26724650672592" calcext:value-type="float">
            <text:p>-3.26724650672592</text:p>
          </table:table-cell>
          <table:table-cell office:value-type="float" office:value="19.6658593058732" calcext:value-type="float">
            <text:p>19.6658593058732</text:p>
          </table:table-cell>
        </table:table-row>
        <table:table-row table:style-name="ro1">
          <table:table-cell office:value-type="float" office:value="-3.54630588615729" calcext:value-type="float">
            <text:p>-3.54630588615729</text:p>
          </table:table-cell>
          <table:table-cell office:value-type="float" office:value="19.2963840649624" calcext:value-type="float">
            <text:p>19.2963840649624</text:p>
          </table:table-cell>
          <table:table-cell office:value-type="float" office:value="-3.41098021054729" calcext:value-type="float">
            <text:p>-3.41098021054729</text:p>
          </table:table-cell>
          <table:table-cell office:value-type="float" office:value="19.3819446626331" calcext:value-type="float">
            <text:p>19.3819446626331</text:p>
          </table:table-cell>
          <table:table-cell office:value-type="float" office:value="-9.30841088155892" calcext:value-type="float">
            <text:p>-9.30841088155892</text:p>
          </table:table-cell>
          <table:table-cell office:value-type="float" office:value="21.1997771346886" calcext:value-type="float">
            <text:p>21.1997771346886</text:p>
          </table:table-cell>
          <table:table-cell office:value-type="float" office:value="0.825945898563232" calcext:value-type="float">
            <text:p>0.825945898563232</text:p>
          </table:table-cell>
          <table:table-cell office:value-type="float" office:value="-0.418612689091262" calcext:value-type="float">
            <text:p>-0.418612689091262</text:p>
          </table:table-cell>
          <table:table-cell office:value-type="float" office:value="-3.4292050617864" calcext:value-type="float">
            <text:p>-3.4292050617864</text:p>
          </table:table-cell>
          <table:table-cell office:value-type="float" office:value="19.613237025281" calcext:value-type="float">
            <text:p>19.613237025281</text:p>
          </table:table-cell>
          <table:table-cell office:value-type="float" office:value="-3.42920575488527" calcext:value-type="float">
            <text:p>-3.42920575488527</text:p>
          </table:table-cell>
          <table:table-cell office:value-type="float" office:value="19.6132323402745" calcext:value-type="float">
            <text:p>19.6132323402745</text:p>
          </table:table-cell>
        </table:table-row>
        <table:table-row table:style-name="ro1">
          <table:table-cell office:value-type="float" office:value="-3.60561814102853" calcext:value-type="float">
            <text:p>-3.60561814102853</text:p>
          </table:table-cell>
          <table:table-cell office:value-type="float" office:value="19.4654317283618" calcext:value-type="float">
            <text:p>19.4654317283618</text:p>
          </table:table-cell>
          <table:table-cell office:value-type="float" office:value="-3.50462587927637" calcext:value-type="float">
            <text:p>-3.50462587927637</text:p>
          </table:table-cell>
          <table:table-cell office:value-type="float" office:value="19.3468663398641" calcext:value-type="float">
            <text:p>19.3468663398641</text:p>
          </table:table-cell>
          <table:table-cell office:value-type="float" office:value="-9.42953307928937" calcext:value-type="float">
            <text:p>-9.42953307928937</text:p>
          </table:table-cell>
          <table:table-cell office:value-type="float" office:value="21.185314132946" calcext:value-type="float">
            <text:p>21.185314132946</text:p>
          </table:table-cell>
          <table:table-cell office:value-type="float" office:value="1.21982643037698" calcext:value-type="float">
            <text:p>1.21982643037698</text:p>
          </table:table-cell>
          <table:table-cell office:value-type="float" office:value="-0.22154697924447" calcext:value-type="float">
            <text:p>-0.22154697924447</text:p>
          </table:table-cell>
          <table:table-cell office:value-type="float" office:value="-3.57373380324919" calcext:value-type="float">
            <text:p>-3.57373380324919</text:p>
          </table:table-cell>
          <table:table-cell office:value-type="float" office:value="19.5867962843677" calcext:value-type="float">
            <text:p>19.5867962843677</text:p>
          </table:table-cell>
          <table:table-cell office:value-type="float" office:value="-3.57373427101712" calcext:value-type="float">
            <text:p>-3.57373427101712</text:p>
          </table:table-cell>
          <table:table-cell office:value-type="float" office:value="19.5867914592182" calcext:value-type="float">
            <text:p>19.5867914592182</text:p>
          </table:table-cell>
        </table:table-row>
        <table:table-row table:style-name="ro1">
          <table:table-cell office:value-type="float" office:value="-3.56537299684144" calcext:value-type="float">
            <text:p>-3.56537299684144</text:p>
          </table:table-cell>
          <table:table-cell office:value-type="float" office:value="19.0253810653681" calcext:value-type="float">
            <text:p>19.0253810653681</text:p>
          </table:table-cell>
          <table:table-cell office:value-type="float" office:value="-3.5979160883797" calcext:value-type="float">
            <text:p>-3.5979160883797</text:p>
          </table:table-cell>
          <table:table-cell office:value-type="float" office:value="19.3108533299169" calcext:value-type="float">
            <text:p>19.3108533299169</text:p>
          </table:table-cell>
          <table:table-cell office:value-type="float" office:value="-9.50057990626755" calcext:value-type="float">
            <text:p>-9.50057990626755</text:p>
          </table:table-cell>
          <table:table-cell office:value-type="float" office:value="21.1784230601645" calcext:value-type="float">
            <text:p>21.1784230601645</text:p>
          </table:table-cell>
          <table:table-cell office:value-type="float" office:value="0.713802389162991" calcext:value-type="float">
            <text:p>0.713802389162991</text:p>
          </table:table-cell>
          <table:table-cell office:value-type="float" office:value="0.255400394207919" calcext:value-type="float">
            <text:p>0.255400394207919</text:p>
          </table:table-cell>
          <table:table-cell office:value-type="float" office:value="-3.62806964704198" calcext:value-type="float">
            <text:p>-3.62806964704198</text:p>
          </table:table-cell>
          <table:table-cell office:value-type="float" office:value="19.5244059403218" calcext:value-type="float">
            <text:p>19.5244059403218</text:p>
          </table:table-cell>
          <table:table-cell office:value-type="float" office:value="-3.62807057578154" calcext:value-type="float">
            <text:p>-3.62807057578154</text:p>
          </table:table-cell>
          <table:table-cell office:value-type="float" office:value="19.5244013045569" calcext:value-type="float">
            <text:p>19.5244013045569</text:p>
          </table:table-cell>
        </table:table-row>
        <table:table-row table:style-name="ro1">
          <table:table-cell office:value-type="float" office:value="-3.79213466739721" calcext:value-type="float">
            <text:p>-3.79213466739721</text:p>
          </table:table-cell>
          <table:table-cell office:value-type="float" office:value="19.4375104914348" calcext:value-type="float">
            <text:p>19.4375104914348</text:p>
          </table:table-cell>
          <table:table-cell office:value-type="float" office:value="-3.69084150891412" calcext:value-type="float">
            <text:p>-3.69084150891412</text:p>
          </table:table-cell>
          <table:table-cell office:value-type="float" office:value="19.2739092340625" calcext:value-type="float">
            <text:p>19.2739092340625</text:p>
          </table:table-cell>
          <table:table-cell office:value-type="float" office:value="-9.67116671039687" calcext:value-type="float">
            <text:p>-9.67116671039687</text:p>
          </table:table-cell>
          <table:table-cell office:value-type="float" office:value="21.1574676035854" calcext:value-type="float">
            <text:p>21.1574676035854</text:p>
          </table:table-cell>
          <table:table-cell office:value-type="float" office:value="1.71869103981761" calcext:value-type="float">
            <text:p>1.71869103981761</text:p>
          </table:table-cell>
          <table:table-cell office:value-type="float" office:value="-0.169494470111086" calcext:value-type="float">
            <text:p>-0.169494470111086</text:p>
          </table:table-cell>
          <table:table-cell office:value-type="float" office:value="-3.79807893524394" calcext:value-type="float">
            <text:p>-3.79807893524394</text:p>
          </table:table-cell>
          <table:table-cell office:value-type="float" office:value="19.4998870697564" calcext:value-type="float">
            <text:p>19.4998870697564</text:p>
          </table:table-cell>
          <table:table-cell office:value-type="float" office:value="-3.79807944187813" calcext:value-type="float">
            <text:p>-3.79807944187813</text:p>
          </table:table-cell>
          <table:table-cell office:value-type="float" office:value="19.4998821985138" calcext:value-type="float">
            <text:p>19.4998821985138</text:p>
          </table:table-cell>
        </table:table-row>
        <table:table-row table:style-name="ro1">
          <table:table-cell office:value-type="float" office:value="-3.60157054578904" calcext:value-type="float">
            <text:p>-3.60157054578904</text:p>
          </table:table-cell>
          <table:table-cell office:value-type="float" office:value="19.490427111663" calcext:value-type="float">
            <text:p>19.490427111663</text:p>
          </table:table-cell>
          <table:table-cell office:value-type="float" office:value="-3.783392848415" calcext:value-type="float">
            <text:p>-3.783392848415</text:p>
          </table:table-cell>
          <table:table-cell office:value-type="float" office:value="19.2360377466796" calcext:value-type="float">
            <text:p>19.2360377466796</text:p>
          </table:table-cell>
          <table:table-cell office:value-type="float" office:value="-9.9737603989973" calcext:value-type="float">
            <text:p>-9.9737603989973</text:p>
          </table:table-cell>
          <table:table-cell office:value-type="float" office:value="21.1254918483231" calcext:value-type="float">
            <text:p>21.1254918483231</text:p>
          </table:table-cell>
          <table:table-cell office:value-type="float" office:value="3.04278473286245" calcext:value-type="float">
            <text:p>3.04278473286245</text:p>
          </table:table-cell>
          <table:table-cell office:value-type="float" office:value="-0.156052750102628" calcext:value-type="float">
            <text:p>-0.156052750102628</text:p>
          </table:table-cell>
          <table:table-cell office:value-type="float" office:value="-3.91756468867213" calcext:value-type="float">
            <text:p>-3.91756468867213</text:p>
          </table:table-cell>
          <table:table-cell office:value-type="float" office:value="19.4865922700013" calcext:value-type="float">
            <text:p>19.4865922700013</text:p>
          </table:table-cell>
          <table:table-cell office:value-type="float" office:value="-3.91756488351373" calcext:value-type="float">
            <text:p>-3.91756488351373</text:p>
          </table:table-cell>
          <table:table-cell office:value-type="float" office:value="19.4865872945376" calcext:value-type="float">
            <text:p>19.4865872945376</text:p>
          </table:table-cell>
        </table:table-row>
        <table:table-row table:style-name="ro1">
          <table:table-cell office:value-type="float" office:value="-3.87598436512199" calcext:value-type="float">
            <text:p>-3.87598436512199</text:p>
          </table:table-cell>
          <table:table-cell office:value-type="float" office:value="19.3042902487676" calcext:value-type="float">
            <text:p>19.3042902487676</text:p>
          </table:table-cell>
          <table:table-cell office:value-type="float" office:value="-3.87556085182552" calcext:value-type="float">
            <text:p>-3.87556085182552</text:p>
          </table:table-cell>
          <table:table-cell office:value-type="float" office:value="19.1972426548854" calcext:value-type="float">
            <text:p>19.1972426548854</text:p>
          </table:table-cell>
          <table:table-cell office:value-type="float" office:value="-10.1509880655459" calcext:value-type="float">
            <text:p>-10.1509880655459</text:p>
          </table:table-cell>
          <table:table-cell office:value-type="float" office:value="21.1095559944835" calcext:value-type="float">
            <text:p>21.1095559944835</text:p>
          </table:table-cell>
          <table:table-cell office:value-type="float" office:value="1.77942679613012" calcext:value-type="float">
            <text:p>1.77942679613012</text:p>
          </table:table-cell>
          <table:table-cell office:value-type="float" office:value="0.285762316355222" calcext:value-type="float">
            <text:p>0.285762316355222</text:p>
          </table:table-cell>
          <table:table-cell office:value-type="float" office:value="-4.01836578745341" calcext:value-type="float">
            <text:p>-4.01836578745341</text:p>
          </table:table-cell>
          <table:table-cell office:value-type="float" office:value="19.4592659300999" calcext:value-type="float">
            <text:p>19.4592659300999</text:p>
          </table:table-cell>
          <table:table-cell office:value-type="float" office:value="-4.01836600514524" calcext:value-type="float">
            <text:p>-4.01836600514524</text:p>
          </table:table-cell>
          <table:table-cell office:value-type="float" office:value="19.459261022334" calcext:value-type="float">
            <text:p>19.459261022334</text:p>
          </table:table-cell>
        </table:table-row>
        <table:table-row table:style-name="ro1">
          <table:table-cell office:value-type="float" office:value="-3.76826362398877" calcext:value-type="float">
            <text:p>-3.76826362398877</text:p>
          </table:table-cell>
          <table:table-cell office:value-type="float" office:value="18.9338142886658" calcext:value-type="float">
            <text:p>18.9338142886658</text:p>
          </table:table-cell>
          <table:table-cell office:value-type="float" office:value="-3.96733630242215" calcext:value-type="float">
            <text:p>-3.96733630242215</text:p>
          </table:table-cell>
          <table:table-cell office:value-type="float" office:value="19.1575278381568" calcext:value-type="float">
            <text:p>19.1575278381568</text:p>
          </table:table-cell>
          <table:table-cell office:value-type="float" office:value="-10.4430484544681" calcext:value-type="float">
            <text:p>-10.4430484544681</text:p>
          </table:table-cell>
          <table:table-cell office:value-type="float" office:value="21.0748572383528" calcext:value-type="float">
            <text:p>21.0748572383528</text:p>
          </table:table-cell>
          <table:table-cell office:value-type="float" office:value="2.94114390083837" calcext:value-type="float">
            <text:p>2.94114390083837</text:p>
          </table:table-cell>
          <table:table-cell office:value-type="float" office:value="-0.400294687627353" calcext:value-type="float">
            <text:p>-0.400294687627353</text:p>
          </table:table-cell>
          <table:table-cell office:value-type="float" office:value="-4.12137702089697" calcext:value-type="float">
            <text:p>-4.12137702089697</text:p>
          </table:table-cell>
          <table:table-cell office:value-type="float" office:value="19.3796068430867" calcext:value-type="float">
            <text:p>19.3796068430867</text:p>
          </table:table-cell>
          <table:table-cell office:value-type="float" office:value="-4.12137764128343" calcext:value-type="float">
            <text:p>-4.12137764128343</text:p>
          </table:table-cell>
          <table:table-cell office:value-type="float" office:value="19.3796018855933" calcext:value-type="float">
            <text:p>19.3796018855933</text:p>
          </table:table-cell>
        </table:table-row>
        <table:table-row table:style-name="ro1">
          <table:table-cell office:value-type="float" office:value="-3.68280188464213" calcext:value-type="float">
            <text:p>-3.68280188464213</text:p>
          </table:table-cell>
          <table:table-cell office:value-type="float" office:value="19.0305231174057" calcext:value-type="float">
            <text:p>19.0305231174057</text:p>
          </table:table-cell>
          <table:table-cell office:value-type="float" office:value="-4.0587100227363" calcext:value-type="float">
            <text:p>-4.0587100227363</text:p>
          </table:table-cell>
          <table:table-cell office:value-type="float" office:value="19.1168972679424" calcext:value-type="float">
            <text:p>19.1168972679424</text:p>
          </table:table-cell>
          <table:table-cell office:value-type="float" office:value="-10.5245504831055" calcext:value-type="float">
            <text:p>-10.5245504831055</text:p>
          </table:table-cell>
          <table:table-cell office:value-type="float" office:value="21.0684688687298" calcext:value-type="float">
            <text:p>21.0684688687298</text:p>
          </table:table-cell>
          <table:table-cell office:value-type="float" office:value="0.817520148892872" calcext:value-type="float">
            <text:p>0.817520148892872</text:p>
          </table:table-cell>
          <table:table-cell office:value-type="float" office:value="-0.348211136173841" calcext:value-type="float">
            <text:p>-0.348211136173841</text:p>
          </table:table-cell>
          <table:table-cell office:value-type="float" office:value="-4.01749621664116" calcext:value-type="float">
            <text:p>-4.01749621664116</text:p>
          </table:table-cell>
          <table:table-cell office:value-type="float" office:value="19.3413442456255" calcext:value-type="float">
            <text:p>19.3413442456255</text:p>
          </table:table-cell>
          <table:table-cell office:value-type="float" office:value="-4.01749699268716" calcext:value-type="float">
            <text:p>-4.01749699268716</text:p>
          </table:table-cell>
          <table:table-cell office:value-type="float" office:value="19.3413401230261" calcext:value-type="float">
            <text:p>19.3413401230261</text:p>
          </table:table-cell>
        </table:table-row>
        <table:table-row table:style-name="ro1">
          <table:table-cell office:value-type="float" office:value="-4.70821251240214" calcext:value-type="float">
            <text:p>-4.70821251240214</text:p>
          </table:table-cell>
          <table:table-cell office:value-type="float" office:value="19.0161694951122" calcext:value-type="float">
            <text:p>19.0161694951122</text:p>
          </table:table-cell>
          <table:table-cell office:value-type="float" office:value="-4.1496728754721" calcext:value-type="float">
            <text:p>-4.1496728754721</text:p>
          </table:table-cell>
          <table:table-cell office:value-type="float" office:value="19.0753550072653" calcext:value-type="float">
            <text:p>19.0753550072653</text:p>
          </table:table-cell>
          <table:table-cell office:value-type="float" office:value="-10.4707461659607" calcext:value-type="float">
            <text:p>-10.4707461659607</text:p>
          </table:table-cell>
          <table:table-cell office:value-type="float" office:value="21.0708055458605" calcext:value-type="float">
            <text:p>21.0708055458605</text:p>
          </table:table-cell>
          <table:table-cell office:value-type="float" office:value="-0.538550332228464" calcext:value-type="float">
            <text:p>-0.538550332228464</text:p>
          </table:table-cell>
          <table:table-cell office:value-type="float" office:value="-0.0657504271382956" calcext:value-type="float">
            <text:p>-0.065750427138296</text:p>
          </table:table-cell>
          <table:table-cell office:value-type="float" office:value="-4.24234370761204" calcext:value-type="float">
            <text:p>-4.24234370761204</text:p>
          </table:table-cell>
          <table:table-cell office:value-type="float" office:value="19.2957207301151" calcext:value-type="float">
            <text:p>19.2957207301151</text:p>
          </table:table-cell>
          <table:table-cell office:value-type="float" office:value="-4.24234443638021" calcext:value-type="float">
            <text:p>-4.24234443638021</text:p>
          </table:table-cell>
          <table:table-cell office:value-type="float" office:value="19.2957163668997" calcext:value-type="float">
            <text:p>19.2957163668997</text:p>
          </table:table-cell>
        </table:table-row>
        <table:table-row table:style-name="ro1">
          <table:table-cell office:value-type="float" office:value="-4.57044623817081" calcext:value-type="float">
            <text:p>-4.57044623817081</text:p>
          </table:table-cell>
          <table:table-cell office:value-type="float" office:value="19.1756563889841" calcext:value-type="float">
            <text:p>19.1756563889841</text:p>
          </table:table-cell>
          <table:table-cell office:value-type="float" office:value="-4.24021576442006" calcext:value-type="float">
            <text:p>-4.24021576442006</text:p>
          </table:table-cell>
          <table:table-cell office:value-type="float" office:value="19.0329052103169" calcext:value-type="float">
            <text:p>19.0329052103169</text:p>
          </table:table-cell>
          <table:table-cell office:value-type="float" office:value="-10.5599518051375" calcext:value-type="float">
            <text:p>-10.5599518051375</text:p>
          </table:table-cell>
          <table:table-cell office:value-type="float" office:value="21.0675188963553" calcext:value-type="float">
            <text:p>21.0675188963553</text:p>
          </table:table-cell>
          <table:table-cell office:value-type="float" office:value="0.892661645076867" calcext:value-type="float">
            <text:p>0.892661645076867</text:p>
          </table:table-cell>
          <table:table-cell office:value-type="float" office:value="-0.0508044138558386" calcext:value-type="float">
            <text:p>-0.050804413855839</text:p>
          </table:table-cell>
          <table:table-cell office:value-type="float" office:value="-4.42096466427063" calcext:value-type="float">
            <text:p>-4.42096466427063</text:p>
          </table:table-cell>
          <table:table-cell office:value-type="float" office:value="19.2757472509325" calcext:value-type="float">
            <text:p>19.2757472509325</text:p>
          </table:table-cell>
          <table:table-cell office:value-type="float" office:value="-4.42096516032995" calcext:value-type="float">
            <text:p>-4.42096516032995</text:p>
          </table:table-cell>
          <table:table-cell office:value-type="float" office:value="19.2757427395541" calcext:value-type="float">
            <text:p>19.2757427395541</text:p>
          </table:table-cell>
        </table:table-row>
        <table:table-row table:style-name="ro1">
          <table:table-cell office:value-type="float" office:value="-3.9279644657571" calcext:value-type="float">
            <text:p>-3.9279644657571</text:p>
          </table:table-cell>
          <table:table-cell office:value-type="float" office:value="19.1675827055692" calcext:value-type="float">
            <text:p>19.1675827055692</text:p>
          </table:table-cell>
          <table:table-cell office:value-type="float" office:value="-4.33032963536675" calcext:value-type="float">
            <text:p>-4.33032963536675</text:p>
          </table:table-cell>
          <table:table-cell office:value-type="float" office:value="18.9895521220416" calcext:value-type="float">
            <text:p>18.9895521220416</text:p>
          </table:table-cell>
          <table:table-cell office:value-type="float" office:value="-10.6168711673707" calcext:value-type="float">
            <text:p>-10.6168711673707</text:p>
          </table:table-cell>
          <table:table-cell office:value-type="float" office:value="21.0657113031736" calcext:value-type="float">
            <text:p>21.0657113031736</text:p>
          </table:table-cell>
          <table:table-cell office:value-type="float" office:value="0.569480569479233" calcext:value-type="float">
            <text:p>0.569480569479233</text:p>
          </table:table-cell>
          <table:table-cell office:value-type="float" office:value="0.0541475648973634" calcext:value-type="float">
            <text:p>0.054147564897363</text:p>
          </table:table-cell>
          <table:table-cell office:value-type="float" office:value="-4.27676728672468" calcext:value-type="float">
            <text:p>-4.27676728672468</text:p>
          </table:table-cell>
          <table:table-cell office:value-type="float" office:value="19.26861142137" calcext:value-type="float">
            <text:p>19.26861142137</text:p>
          </table:table-cell>
          <table:table-cell office:value-type="float" office:value="-4.27676772025511" calcext:value-type="float">
            <text:p>-4.27676772025511</text:p>
          </table:table-cell>
          <table:table-cell office:value-type="float" office:value="19.2686078240004" calcext:value-type="float">
            <text:p>19.2686078240004</text:p>
          </table:table-cell>
        </table:table-row>
        <table:table-row table:style-name="ro1">
          <table:table-cell office:value-type="float" office:value="-4.54295223485623" calcext:value-type="float">
            <text:p>-4.54295223485623</text:p>
          </table:table-cell>
          <table:table-cell office:value-type="float" office:value="19.1884541995946" calcext:value-type="float">
            <text:p>19.1884541995946</text:p>
          </table:table-cell>
          <table:table-cell office:value-type="float" office:value="-4.42000547700017" calcext:value-type="float">
            <text:p>-4.42000547700017</text:p>
          </table:table-cell>
          <table:table-cell office:value-type="float" office:value="18.9453000777122" calcext:value-type="float">
            <text:p>18.9453000777122</text:p>
          </table:table-cell>
          <table:table-cell office:value-type="float" office:value="-10.7339255836751" calcext:value-type="float">
            <text:p>-10.7339255836751</text:p>
          </table:table-cell>
          <table:table-cell office:value-type="float" office:value="21.0613594201036" calcext:value-type="float">
            <text:p>21.0613594201036</text:p>
          </table:table-cell>
          <table:table-cell office:value-type="float" office:value="1.17135286155009" calcext:value-type="float">
            <text:p>1.17135286155009</text:p>
          </table:table-cell>
          <table:table-cell office:value-type="float" office:value="0.163483385814073" calcext:value-type="float">
            <text:p>0.163483385814073</text:p>
          </table:table-cell>
          <table:table-cell office:value-type="float" office:value="-4.44965506167877" calcext:value-type="float">
            <text:p>-4.44965506167877</text:p>
          </table:table-cell>
          <table:table-cell office:value-type="float" office:value="19.2528812334418" calcext:value-type="float">
            <text:p>19.2528812334418</text:p>
          </table:table-cell>
          <table:table-cell office:value-type="float" office:value="-4.44965533473154" calcext:value-type="float">
            <text:p>-4.44965533473154</text:p>
          </table:table-cell>
          <table:table-cell office:value-type="float" office:value="19.2528774135324" calcext:value-type="float">
            <text:p>19.2528774135324</text:p>
          </table:table-cell>
        </table:table-row>
        <table:table-row table:style-name="ro1">
          <table:table-cell office:value-type="float" office:value="-4.54242228482172" calcext:value-type="float">
            <text:p>-4.54242228482172</text:p>
          </table:table-cell>
          <table:table-cell office:value-type="float" office:value="18.6730595542419" calcext:value-type="float">
            <text:p>18.6730595542419</text:p>
          </table:table-cell>
          <table:table-cell office:value-type="float" office:value="-4.50923432181088" calcext:value-type="float">
            <text:p>-4.50923432181088</text:p>
          </table:table-cell>
          <table:table-cell office:value-type="float" office:value="18.900153502496" calcext:value-type="float">
            <text:p>18.900153502496</text:p>
          </table:table-cell>
          <table:table-cell office:value-type="float" office:value="-10.9049515262025" calcext:value-type="float">
            <text:p>-10.9049515262025</text:p>
          </table:table-cell>
          <table:table-cell office:value-type="float" office:value="21.0521991606979" calcext:value-type="float">
            <text:p>21.0521991606979</text:p>
          </table:table-cell>
          <table:table-cell office:value-type="float" office:value="1.71271081533855" calcext:value-type="float">
            <text:p>1.71271081533855</text:p>
          </table:table-cell>
          <table:table-cell office:value-type="float" office:value="-0.311405606612346" calcext:value-type="float">
            <text:p>-0.311405606612346</text:p>
          </table:table-cell>
          <table:table-cell office:value-type="float" office:value="-4.59851286583788" calcext:value-type="float">
            <text:p>-4.59851286583788</text:p>
          </table:table-cell>
          <table:table-cell office:value-type="float" office:value="19.1788227675326" calcext:value-type="float">
            <text:p>19.1788227675326</text:p>
          </table:table-cell>
          <table:table-cell office:value-type="float" office:value="-4.59851359919936" calcext:value-type="float">
            <text:p>-4.59851359919936</text:p>
          </table:table-cell>
          <table:table-cell office:value-type="float" office:value="19.1788187697371" calcext:value-type="float">
            <text:p>19.1788187697371</text:p>
          </table:table-cell>
        </table:table-row>
        <table:table-row table:style-name="ro1">
          <table:table-cell office:value-type="float" office:value="-4.42978678148929" calcext:value-type="float">
            <text:p>-4.42978678148929</text:p>
          </table:table-cell>
          <table:table-cell office:value-type="float" office:value="18.5258155928536" calcext:value-type="float">
            <text:p>18.5258155928536</text:p>
          </table:table-cell>
          <table:table-cell office:value-type="float" office:value="-4.59800724698875" calcext:value-type="float">
            <text:p>-4.59800724698875</text:p>
          </table:table-cell>
          <table:table-cell office:value-type="float" office:value="18.8541169110131" calcext:value-type="float">
            <text:p>18.8541169110131</text:p>
          </table:table-cell>
          <table:table-cell office:value-type="float" office:value="-11.050285621295" calcext:value-type="float">
            <text:p>-11.050285621295</text:p>
          </table:table-cell>
          <table:table-cell office:value-type="float" office:value="21.0489476468437" calcext:value-type="float">
            <text:p>21.0489476468437</text:p>
          </table:table-cell>
          <table:table-cell office:value-type="float" office:value="1.45370463088933" calcext:value-type="float">
            <text:p>1.45370463088933</text:p>
          </table:table-cell>
          <table:table-cell office:value-type="float" office:value="-0.0823431219201723" calcext:value-type="float">
            <text:p>-0.082343121920172</text:p>
          </table:table-cell>
          <table:table-cell office:value-type="float" office:value="-4.63515032468695" calcext:value-type="float">
            <text:p>-4.63515032468695</text:p>
          </table:table-cell>
          <table:table-cell office:value-type="float" office:value="19.10272813256" calcext:value-type="float">
            <text:p>19.10272813256</text:p>
          </table:table-cell>
          <table:table-cell office:value-type="float" office:value="-4.63515145963169" calcext:value-type="float">
            <text:p>-4.63515145963169</text:p>
          </table:table-cell>
          <table:table-cell office:value-type="float" office:value="19.1027243468391" calcext:value-type="float">
            <text:p>19.1027243468391</text:p>
          </table:table-cell>
        </table:table-row>
        <table:table-row table:style-name="ro1">
          <table:table-cell office:value-type="float" office:value="-4.74681290656715" calcext:value-type="float">
            <text:p>-4.74681290656715</text:p>
          </table:table-cell>
          <table:table-cell office:value-type="float" office:value="19.3005940820042" calcext:value-type="float">
            <text:p>19.3005940820042</text:p>
          </table:table-cell>
          <table:table-cell office:value-type="float" office:value="-4.68631537531526" calcext:value-type="float">
            <text:p>-4.68631537531526</text:p>
          </table:table-cell>
          <table:table-cell office:value-type="float" office:value="18.8071949068842" calcext:value-type="float">
            <text:p>18.8071949068842</text:p>
          </table:table-cell>
          <table:table-cell office:value-type="float" office:value="-11.1378119307667" calcext:value-type="float">
            <text:p>-11.1378119307667</text:p>
          </table:table-cell>
          <table:table-cell office:value-type="float" office:value="21.0477104115179" calcext:value-type="float">
            <text:p>21.0477104115179</text:p>
          </table:table-cell>
          <table:table-cell office:value-type="float" office:value="0.875350535556648" calcext:value-type="float">
            <text:p>0.875350535556648</text:p>
          </table:table-cell>
          <table:table-cell office:value-type="float" office:value="-0.104512217468306" calcext:value-type="float">
            <text:p>-0.104512217468306</text:p>
          </table:table-cell>
          <table:table-cell office:value-type="float" office:value="-4.72944523094935" calcext:value-type="float">
            <text:p>-4.72944523094935</text:p>
          </table:table-cell>
          <table:table-cell office:value-type="float" office:value="19.1211343580738" calcext:value-type="float">
            <text:p>19.1211343580738</text:p>
          </table:table-cell>
          <table:table-cell office:value-type="float" office:value="-4.7294456746389" calcext:value-type="float">
            <text:p>-4.7294456746389</text:p>
          </table:table-cell>
          <table:table-cell office:value-type="float" office:value="19.1211306822927" calcext:value-type="float">
            <text:p>19.1211306822927</text:p>
          </table:table-cell>
        </table:table-row>
        <table:table-row table:style-name="ro1">
          <table:table-cell office:value-type="float" office:value="-4.70011359278904" calcext:value-type="float">
            <text:p>-4.70011359278904</text:p>
          </table:table-cell>
          <table:table-cell office:value-type="float" office:value="18.6530475989201" calcext:value-type="float">
            <text:p>18.6530475989201</text:p>
          </table:table-cell>
          <table:table-cell office:value-type="float" office:value="-4.77414987605115" calcext:value-type="float">
            <text:p>-4.77414987605115</text:p>
          </table:table-cell>
          <table:table-cell office:value-type="float" office:value="18.7593921822707" calcext:value-type="float">
            <text:p>18.7593921822707</text:p>
          </table:table-cell>
          <table:table-cell office:value-type="float" office:value="-11.2245567843464" calcext:value-type="float">
            <text:p>-11.2245567843464</text:p>
          </table:table-cell>
          <table:table-cell office:value-type="float" office:value="21.0473908924415" calcext:value-type="float">
            <text:p>21.0473908924415</text:p>
          </table:table-cell>
          <table:table-cell office:value-type="float" office:value="0.867454420416354" calcext:value-type="float">
            <text:p>0.867454420416354</text:p>
          </table:table-cell>
          <table:table-cell office:value-type="float" office:value="-0.153835117130611" calcext:value-type="float">
            <text:p>-0.153835117130611</text:p>
          </table:table-cell>
          <table:table-cell office:value-type="float" office:value="-4.7773670522235" calcext:value-type="float">
            <text:p>-4.7773670522235</text:p>
          </table:table-cell>
          <table:table-cell office:value-type="float" office:value="19.0675262475912" calcext:value-type="float">
            <text:p>19.0675262475912</text:p>
          </table:table-cell>
          <table:table-cell office:value-type="float" office:value="-4.77736779640002" calcext:value-type="float">
            <text:p>-4.77736779640002</text:p>
          </table:table-cell>
          <table:table-cell office:value-type="float" office:value="19.0675227672974" calcext:value-type="float">
            <text:p>19.0675227672974</text:p>
          </table:table-cell>
        </table:table-row>
        <table:table-row table:style-name="ro1">
          <table:table-cell office:value-type="float" office:value="-4.84463230810537" calcext:value-type="float">
            <text:p>-4.84463230810537</text:p>
          </table:table-cell>
          <table:table-cell office:value-type="float" office:value="18.61482398264" calcext:value-type="float">
            <text:p>18.61482398264</text:p>
          </table:table-cell>
          <table:table-cell office:value-type="float" office:value="-4.86150196581954" calcext:value-type="float">
            <text:p>-4.86150196581954</text:p>
          </table:table-cell>
          <table:table-cell office:value-type="float" office:value="18.7107135174052" calcext:value-type="float">
            <text:p>18.7107135174052</text:p>
          </table:table-cell>
          <table:table-cell office:value-type="float" office:value="-11.2667338181138" calcext:value-type="float">
            <text:p>-11.2667338181138</text:p>
          </table:table-cell>
          <table:table-cell office:value-type="float" office:value="21.0478843901708" calcext:value-type="float">
            <text:p>21.0478843901708</text:p>
          </table:table-cell>
          <table:table-cell office:value-type="float" office:value="0.421799207849985" calcext:value-type="float">
            <text:p>0.421799207849985</text:p>
          </table:table-cell>
          <table:table-cell office:value-type="float" office:value="-0.198821460376695" calcext:value-type="float">
            <text:p>-0.198821460376695</text:p>
          </table:table-cell>
          <table:table-cell office:value-type="float" office:value="-4.83164776294538" calcext:value-type="float">
            <text:p>-4.83164776294538</text:p>
          </table:table-cell>
          <table:table-cell office:value-type="float" office:value="19.0169761173279" calcext:value-type="float">
            <text:p>19.0169761173279</text:p>
          </table:table-cell>
          <table:table-cell office:value-type="float" office:value="-4.83164868456883" calcext:value-type="float">
            <text:p>-4.83164868456883</text:p>
          </table:table-cell>
          <table:table-cell office:value-type="float" office:value="19.0169728241929" calcext:value-type="float">
            <text:p>19.0169728241929</text:p>
          </table:table-cell>
        </table:table-row>
        <table:table-row table:style-name="ro1">
          <table:table-cell office:value-type="float" office:value="-4.74321002070859" calcext:value-type="float">
            <text:p>-4.74321002070859</text:p>
          </table:table-cell>
          <table:table-cell office:value-type="float" office:value="18.6208957529389" calcext:value-type="float">
            <text:p>18.6208957529389</text:p>
          </table:table-cell>
          <table:table-cell office:value-type="float" office:value="-4.94836290948426" calcext:value-type="float">
            <text:p>-4.94836290948426</text:p>
          </table:table-cell>
          <table:table-cell office:value-type="float" office:value="18.6611637801135" calcext:value-type="float">
            <text:p>18.6611637801135</text:p>
          </table:table-cell>
          <table:table-cell office:value-type="float" office:value="-11.3869279042096" calcext:value-type="float">
            <text:p>-11.3869279042096</text:p>
          </table:table-cell>
          <table:table-cell office:value-type="float" office:value="21.0516816511033" calcext:value-type="float">
            <text:p>21.0516816511033</text:p>
          </table:table-cell>
          <table:table-cell office:value-type="float" office:value="1.20254054081246" calcext:value-type="float">
            <text:p>1.20254054081246</text:p>
          </table:table-cell>
          <table:table-cell office:value-type="float" office:value="0.48568200901952" calcext:value-type="float">
            <text:p>0.48568200901952</text:p>
          </table:table-cell>
          <table:table-cell office:value-type="float" office:value="-4.87837142659176" calcext:value-type="float">
            <text:p>-4.87837142659176</text:p>
          </table:table-cell>
          <table:table-cell office:value-type="float" office:value="18.9740295070486" calcext:value-type="float">
            <text:p>18.9740295070486</text:p>
          </table:table-cell>
          <table:table-cell office:value-type="float" office:value="-4.87837239843991" calcext:value-type="float">
            <text:p>-4.87837239843991</text:p>
          </table:table-cell>
          <table:table-cell office:value-type="float" office:value="18.974026357044" calcext:value-type="float">
            <text:p>18.974026357044</text:p>
          </table:table-cell>
        </table:table-row>
        <table:table-row table:style-name="ro1">
          <table:table-cell office:value-type="float" office:value="-4.83532731435077" calcext:value-type="float">
            <text:p>-4.83532731435077</text:p>
          </table:table-cell>
          <table:table-cell office:value-type="float" office:value="18.8784708689478" calcext:value-type="float">
            <text:p>18.8784708689478</text:p>
          </table:table-cell>
          <table:table-cell office:value-type="float" office:value="-5.03472402102332" calcext:value-type="float">
            <text:p>-5.03472402102332</text:p>
          </table:table-cell>
          <table:table-cell office:value-type="float" office:value="18.6107479253281" calcext:value-type="float">
            <text:p>18.6107479253281</text:p>
          </table:table-cell>
          <table:table-cell office:value-type="float" office:value="-11.4306855367538" calcext:value-type="float">
            <text:p>-11.4306855367538</text:p>
          </table:table-cell>
          <table:table-cell office:value-type="float" office:value="21.050938314127" calcext:value-type="float">
            <text:p>21.050938314127</text:p>
          </table:table-cell>
          <table:table-cell office:value-type="float" office:value="0.437639458428667" calcext:value-type="float">
            <text:p>0.437639458428667</text:p>
          </table:table-cell>
          <table:table-cell office:value-type="float" office:value="-0.126447320803206" calcext:value-type="float">
            <text:p>-0.126447320803206</text:p>
          </table:table-cell>
          <table:table-cell office:value-type="float" office:value="-4.89103463554486" calcext:value-type="float">
            <text:p>-4.89103463554486</text:p>
          </table:table-cell>
          <table:table-cell office:value-type="float" office:value="18.9619723693365" calcext:value-type="float">
            <text:p>18.9619723693365</text:p>
          </table:table-cell>
          <table:table-cell office:value-type="float" office:value="-4.89103531166808" calcext:value-type="float">
            <text:p>-4.89103531166808</text:p>
          </table:table-cell>
          <table:table-cell office:value-type="float" office:value="18.9619695022747" calcext:value-type="float">
            <text:p>18.9619695022747</text:p>
          </table:table-cell>
        </table:table-row>
        <table:table-row table:style-name="ro1">
          <table:table-cell office:value-type="float" office:value="-5.04669799537211" calcext:value-type="float">
            <text:p>-5.04669799537211</text:p>
          </table:table-cell>
          <table:table-cell office:value-type="float" office:value="18.7809261439497" calcext:value-type="float">
            <text:p>18.7809261439497</text:p>
          </table:table-cell>
          <table:table-cell office:value-type="float" office:value="-5.12057666439753" calcext:value-type="float">
            <text:p>-5.12057666439753</text:p>
          </table:table-cell>
          <table:table-cell office:value-type="float" office:value="18.5594709945925" calcext:value-type="float">
            <text:p>18.5594709945925</text:p>
          </table:table-cell>
          <table:table-cell office:value-type="float" office:value="-11.7506290339181" calcext:value-type="float">
            <text:p>-11.7506290339181</text:p>
          </table:table-cell>
          <table:table-cell office:value-type="float" office:value="21.049549357109" calcext:value-type="float">
            <text:p>21.049549357109</text:p>
          </table:table-cell>
          <table:table-cell office:value-type="float" office:value="3.19946512059952" calcext:value-type="float">
            <text:p>3.19946512059952</text:p>
          </table:table-cell>
          <table:table-cell office:value-type="float" office:value="-0.140053079225374" calcext:value-type="float">
            <text:p>-0.140053079225374</text:p>
          </table:table-cell>
          <table:table-cell office:value-type="float" office:value="-5.15182906120924" calcext:value-type="float">
            <text:p>-5.15182906120924</text:p>
          </table:table-cell>
          <table:table-cell office:value-type="float" office:value="18.9273376580673" calcext:value-type="float">
            <text:p>18.9273376580673</text:p>
          </table:table-cell>
          <table:table-cell office:value-type="float" office:value="-5.15182958010629" calcext:value-type="float">
            <text:p>-5.15182958010629</text:p>
          </table:table-cell>
          <table:table-cell office:value-type="float" office:value="18.9273341988254" calcext:value-type="float">
            <text:p>18.9273341988254</text:p>
          </table:table-cell>
        </table:table-row>
        <table:table-row table:style-name="ro1">
          <table:table-cell office:value-type="float" office:value="-5.24303143911583" calcext:value-type="float">
            <text:p>-5.24303143911583</text:p>
          </table:table-cell>
          <table:table-cell office:value-type="float" office:value="18.4069796902098" calcext:value-type="float">
            <text:p>18.4069796902098</text:p>
          </table:table-cell>
          <table:table-cell office:value-type="float" office:value="-5.2059122544141" calcext:value-type="float">
            <text:p>-5.2059122544141</text:p>
          </table:table-cell>
          <table:table-cell office:value-type="float" office:value="18.5073381155571" calcext:value-type="float">
            <text:p>18.5073381155571</text:p>
          </table:table-cell>
          <table:table-cell office:value-type="float" office:value="-11.9719942597343" calcext:value-type="float">
            <text:p>-11.9719942597343</text:p>
          </table:table-cell>
          <table:table-cell office:value-type="float" office:value="21.0516887145133" calcext:value-type="float">
            <text:p>21.0516887145133</text:p>
          </table:table-cell>
          <table:table-cell office:value-type="float" office:value="2.21375563355005" calcext:value-type="float">
            <text:p>2.21375563355005</text:p>
          </table:table-cell>
          <table:table-cell office:value-type="float" office:value="0.0789895057014873" calcext:value-type="float">
            <text:p>0.078989505701487</text:p>
          </table:table-cell>
          <table:table-cell office:value-type="float" office:value="-5.33070801676789" calcext:value-type="float">
            <text:p>-5.33070801676789</text:p>
          </table:table-cell>
          <table:table-cell office:value-type="float" office:value="18.8587563819256" calcext:value-type="float">
            <text:p>18.8587563819256</text:p>
          </table:table-cell>
          <table:table-cell office:value-type="float" office:value="-5.33070877873982" calcext:value-type="float">
            <text:p>-5.33070877873982</text:p>
          </table:table-cell>
          <table:table-cell office:value-type="float" office:value="18.8587526901039" calcext:value-type="float">
            <text:p>18.8587526901039</text:p>
          </table:table-cell>
        </table:table-row>
        <table:table-row table:style-name="ro1">
          <table:table-cell office:value-type="float" office:value="-4.82949346562093" calcext:value-type="float">
            <text:p>-4.82949346562093</text:p>
          </table:table-cell>
          <table:table-cell office:value-type="float" office:value="18.2796480216192" calcext:value-type="float">
            <text:p>18.2796480216192</text:p>
          </table:table-cell>
          <table:table-cell office:value-type="float" office:value="-5.29072225758515" calcext:value-type="float">
            <text:p>-5.29072225758515</text:p>
          </table:table-cell>
          <table:table-cell office:value-type="float" office:value="18.4543545014663" calcext:value-type="float">
            <text:p>18.4543545014663</text:p>
          </table:table-cell>
          <table:table-cell office:value-type="float" office:value="-12.1185658780992" calcext:value-type="float">
            <text:p>-12.1185658780992</text:p>
          </table:table-cell>
          <table:table-cell office:value-type="float" office:value="21.0519474323619" calcext:value-type="float">
            <text:p>21.0519474323619</text:p>
          </table:table-cell>
          <table:table-cell office:value-type="float" office:value="1.46571846699939" calcext:value-type="float">
            <text:p>1.46571846699939</text:p>
          </table:table-cell>
          <table:table-cell office:value-type="float" office:value="-0.141706488036292" calcext:value-type="float">
            <text:p>-0.141706488036292</text:p>
          </table:table-cell>
          <table:table-cell office:value-type="float" office:value="-5.24505922783187" calcext:value-type="float">
            <text:p>-5.24505922783187</text:p>
          </table:table-cell>
          <table:table-cell office:value-type="float" office:value="18.7894987227195" calcext:value-type="float">
            <text:p>18.7894987227195</text:p>
          </table:table-cell>
          <table:table-cell office:value-type="float" office:value="-5.2450602365621" calcext:value-type="float">
            <text:p>-5.2450602365621</text:p>
          </table:table-cell>
          <table:table-cell office:value-type="float" office:value="18.7894955704848" calcext:value-type="float">
            <text:p>18.7894955704848</text:p>
          </table:table-cell>
        </table:table-row>
        <table:table-row table:style-name="ro1">
          <table:table-cell office:value-type="float" office:value="-5.26107670242079" calcext:value-type="float">
            <text:p>-5.26107670242079</text:p>
          </table:table-cell>
          <table:table-cell office:value-type="float" office:value="18.7793425542637" calcext:value-type="float">
            <text:p>18.7793425542637</text:p>
          </table:table-cell>
          <table:table-cell office:value-type="float" office:value="-5.37499819298102" calcext:value-type="float">
            <text:p>-5.37499819298102</text:p>
          </table:table-cell>
          <table:table-cell office:value-type="float" office:value="18.4005254506373" calcext:value-type="float">
            <text:p>18.4005254506373</text:p>
          </table:table-cell>
          <table:table-cell office:value-type="float" office:value="-12.300557502631" calcext:value-type="float">
            <text:p>-12.300557502631</text:p>
          </table:table-cell>
          <table:table-cell office:value-type="float" office:value="21.0548478556856" calcext:value-type="float">
            <text:p>21.0548478556856</text:p>
          </table:table-cell>
          <table:table-cell office:value-type="float" office:value="1.82014735269439" calcext:value-type="float">
            <text:p>1.82014735269439</text:p>
          </table:table-cell>
          <table:table-cell office:value-type="float" office:value="0.0665784084330389" calcext:value-type="float">
            <text:p>0.066578408433039</text:p>
          </table:table-cell>
          <table:table-cell office:value-type="float" office:value="-5.36577311988231" calcext:value-type="float">
            <text:p>-5.36577311988231</text:p>
          </table:table-cell>
          <table:table-cell office:value-type="float" office:value="18.7808972024107" calcext:value-type="float">
            <text:p>18.7808972024107</text:p>
          </table:table-cell>
          <table:table-cell office:value-type="float" office:value="-5.36577369911916" calcext:value-type="float">
            <text:p>-5.36577369911916</text:p>
          </table:table-cell>
          <table:table-cell office:value-type="float" office:value="18.7808940144889" calcext:value-type="float">
            <text:p>18.7808940144889</text:p>
          </table:table-cell>
        </table:table-row>
        <table:table-row table:style-name="ro1">
          <table:table-cell office:value-type="float" office:value="-5.45180305952243" calcext:value-type="float">
            <text:p>-5.45180305952243</text:p>
          </table:table-cell>
          <table:table-cell office:value-type="float" office:value="18.5638185044013" calcext:value-type="float">
            <text:p>18.5638185044013</text:p>
          </table:table-cell>
          <table:table-cell office:value-type="float" office:value="-5.45873163307841" calcext:value-type="float">
            <text:p>-5.45873163307841</text:p>
          </table:table-cell>
          <table:table-cell office:value-type="float" office:value="18.3458563459303" calcext:value-type="float">
            <text:p>18.3458563459303</text:p>
          </table:table-cell>
          <table:table-cell office:value-type="float" office:value="-12.3212695421625" calcext:value-type="float">
            <text:p>-12.3212695421625</text:p>
          </table:table-cell>
          <table:table-cell office:value-type="float" office:value="21.0550400261637" calcext:value-type="float">
            <text:p>21.0550400261637</text:p>
          </table:table-cell>
          <table:table-cell office:value-type="float" office:value="0.207129310104836" calcext:value-type="float">
            <text:p>0.207129310104836</text:p>
          </table:table-cell>
          <table:table-cell office:value-type="float" office:value="-0.220633391233113" calcext:value-type="float">
            <text:p>-0.220633391233113</text:p>
          </table:table-cell>
          <table:table-cell office:value-type="float" office:value="-5.41323101557817" calcext:value-type="float">
            <text:p>-5.41323101557817</text:p>
          </table:table-cell>
          <table:table-cell office:value-type="float" office:value="18.7536898943904" calcext:value-type="float">
            <text:p>18.7536898943904</text:p>
          </table:table-cell>
          <table:table-cell office:value-type="float" office:value="-5.41323153137883" calcext:value-type="float">
            <text:p>-5.41323153137883</text:p>
          </table:table-cell>
          <table:table-cell office:value-type="float" office:value="18.7536869380901" calcext:value-type="float">
            <text:p>18.7536869380901</text:p>
          </table:table-cell>
        </table:table-row>
        <table:table-row table:style-name="ro1">
          <table:table-cell office:value-type="float" office:value="-5.37465471495277" calcext:value-type="float">
            <text:p>-5.37465471495277</text:p>
          </table:table-cell>
          <table:table-cell office:value-type="float" office:value="18.4402151610367" calcext:value-type="float">
            <text:p>18.4402151610367</text:p>
          </table:table-cell>
          <table:table-cell office:value-type="float" office:value="-5.54191420460308" calcext:value-type="float">
            <text:p>-5.54191420460308</text:p>
          </table:table-cell>
          <table:table-cell office:value-type="float" office:value="18.2903526542104" calcext:value-type="float">
            <text:p>18.2903526542104</text:p>
          </table:table-cell>
          <table:table-cell office:value-type="float" office:value="-12.6034968408552" calcext:value-type="float">
            <text:p>-12.6034968408552</text:p>
          </table:table-cell>
          <table:table-cell office:value-type="float" office:value="21.0638882867321" calcext:value-type="float">
            <text:p>21.0638882867321</text:p>
          </table:table-cell>
          <table:table-cell office:value-type="float" office:value="2.82365967925453" calcext:value-type="float">
            <text:p>2.82365967925453</text:p>
          </table:table-cell>
          <table:table-cell office:value-type="float" office:value="-0.246705668612895" calcext:value-type="float">
            <text:p>-0.246705668612895</text:p>
          </table:table-cell>
          <table:table-cell office:value-type="float" office:value="-5.58043974860743" calcext:value-type="float">
            <text:p>-5.58043974860743</text:p>
          </table:table-cell>
          <table:table-cell office:value-type="float" office:value="18.7073153539824" calcext:value-type="float">
            <text:p>18.7073153539824</text:p>
          </table:table-cell>
          <table:table-cell office:value-type="float" office:value="-5.58044029612225" calcext:value-type="float">
            <text:p>-5.58044029612225</text:p>
          </table:table-cell>
          <table:table-cell office:value-type="float" office:value="18.7073121568712" calcext:value-type="float">
            <text:p>18.7073121568712</text:p>
          </table:table-cell>
        </table:table-row>
        <table:table-row table:style-name="ro1">
          <table:table-cell office:value-type="float" office:value="-5.6415336631997" calcext:value-type="float">
            <text:p>-5.6415336631997</text:p>
          </table:table-cell>
          <table:table-cell office:value-type="float" office:value="18.4289978798311" calcext:value-type="float">
            <text:p>18.4289978798311</text:p>
          </table:table-cell>
          <table:table-cell office:value-type="float" office:value="-5.62453758936721" calcext:value-type="float">
            <text:p>-5.62453758936721</text:p>
          </table:table-cell>
          <table:table-cell office:value-type="float" office:value="18.2340199258004" calcext:value-type="float">
            <text:p>18.2340199258004</text:p>
          </table:table-cell>
          <table:table-cell office:value-type="float" office:value="-12.7184567087658" calcext:value-type="float">
            <text:p>-12.7184567087658</text:p>
          </table:table-cell>
          <table:table-cell office:value-type="float" office:value="21.0703341429433" calcext:value-type="float">
            <text:p>21.0703341429433</text:p>
          </table:table-cell>
          <table:table-cell office:value-type="float" office:value="1.15140437259518" calcext:value-type="float">
            <text:p>1.15140437259518</text:p>
          </table:table-cell>
          <table:table-cell office:value-type="float" office:value="0.199860730669985" calcext:value-type="float">
            <text:p>0.199860730669985</text:p>
          </table:table-cell>
          <table:table-cell office:value-type="float" office:value="-5.67869789751904" calcext:value-type="float">
            <text:p>-5.67869789751904</text:p>
          </table:table-cell>
          <table:table-cell office:value-type="float" office:value="18.6715700670117" calcext:value-type="float">
            <text:p>18.6715700670117</text:p>
          </table:table-cell>
          <table:table-cell office:value-type="float" office:value="-5.67869844389583" calcext:value-type="float">
            <text:p>-5.67869844389583</text:p>
          </table:table-cell>
          <table:table-cell office:value-type="float" office:value="18.671566936824" calcext:value-type="float">
            <text:p>18.671566936824</text:p>
          </table:table-cell>
        </table:table-row>
        <table:table-row table:style-name="ro1">
          <table:table-cell office:value-type="float" office:value="-5.68918490439491" calcext:value-type="float">
            <text:p>-5.68918490439491</text:p>
          </table:table-cell>
          <table:table-cell office:value-type="float" office:value="18.8077295925889" calcext:value-type="float">
            <text:p>18.8077295925889</text:p>
          </table:table-cell>
          <table:table-cell office:value-type="float" office:value="-5.70659352510117" calcext:value-type="float">
            <text:p>-5.70659352510117</text:p>
          </table:table-cell>
          <table:table-cell office:value-type="float" office:value="18.1768637939261" calcext:value-type="float">
            <text:p>18.1768637939261</text:p>
          </table:table-cell>
          <table:table-cell office:value-type="float" office:value="-12.9703831606283" calcext:value-type="float">
            <text:p>-12.9703831606283</text:p>
          </table:table-cell>
          <table:table-cell office:value-type="float" office:value="21.0794139153405" calcext:value-type="float">
            <text:p>21.0794139153405</text:p>
          </table:table-cell>
          <table:table-cell office:value-type="float" office:value="2.52090022441964" calcext:value-type="float">
            <text:p>2.52090022441964</text:p>
          </table:table-cell>
          <table:table-cell office:value-type="float" office:value="0.0584669717549661" calcext:value-type="float">
            <text:p>0.058466971754966</text:p>
          </table:table-cell>
          <table:table-cell office:value-type="float" office:value="-5.83982005665731" calcext:value-type="float">
            <text:p>-5.83982005665731</text:p>
          </table:table-cell>
          <table:table-cell office:value-type="float" office:value="18.6791185951939" calcext:value-type="float">
            <text:p>18.6791185951939</text:p>
          </table:table-cell>
          <table:table-cell office:value-type="float" office:value="-5.8398202163047" calcext:value-type="float">
            <text:p>-5.8398202163047</text:p>
          </table:table-cell>
          <table:table-cell office:value-type="float" office:value="18.679115331999" calcext:value-type="float">
            <text:p>18.679115331999</text:p>
          </table:table-cell>
        </table:table-row>
        <table:table-row table:style-name="ro1">
          <table:table-cell office:value-type="float" office:value="-5.77804178071233" calcext:value-type="float">
            <text:p>-5.77804178071233</text:p>
          </table:table-cell>
          <table:table-cell office:value-type="float" office:value="18.4552069783448" calcext:value-type="float">
            <text:p>18.4552069783448</text:p>
          </table:table-cell>
          <table:table-cell office:value-type="float" office:value="-5.78807380627976" calcext:value-type="float">
            <text:p>-5.78807380627976</text:p>
          </table:table-cell>
          <table:table-cell office:value-type="float" office:value="18.1188899741533" calcext:value-type="float">
            <text:p>18.1188899741533</text:p>
          </table:table-cell>
          <table:table-cell office:value-type="float" office:value="-13.1610426787172" calcext:value-type="float">
            <text:p>-13.1610426787172</text:p>
          </table:table-cell>
          <table:table-cell office:value-type="float" office:value="21.0851695899771" calcext:value-type="float">
            <text:p>21.0851695899771</text:p>
          </table:table-cell>
          <table:table-cell office:value-type="float" office:value="1.90746375138381" calcext:value-type="float">
            <text:p>1.90746375138381</text:p>
          </table:table-cell>
          <table:table-cell office:value-type="float" office:value="0.234205951339778" calcext:value-type="float">
            <text:p>0.234205951339778</text:p>
          </table:table-cell>
          <table:table-cell office:value-type="float" office:value="-5.94049063184863" calcext:value-type="float">
            <text:p>-5.94049063184863</text:p>
          </table:table-cell>
          <table:table-cell office:value-type="float" office:value="18.644999415888" calcext:value-type="float">
            <text:p>18.644999415888</text:p>
          </table:table-cell>
          <table:table-cell office:value-type="float" office:value="-5.94049085676319" calcext:value-type="float">
            <text:p>-5.94049085676319</text:p>
          </table:table-cell>
          <table:table-cell office:value-type="float" office:value="18.6449962016947" calcext:value-type="float">
            <text:p>18.6449962016947</text:p>
          </table:table-cell>
        </table:table-row>
        <table:table-row table:style-name="ro1">
          <table:table-cell office:value-type="float" office:value="-6.06777456833594" calcext:value-type="float">
            <text:p>-6.06777456833594</text:p>
          </table:table-cell>
          <table:table-cell office:value-type="float" office:value="18.0920242128768" calcext:value-type="float">
            <text:p>18.0920242128768</text:p>
          </table:table-cell>
          <table:table-cell office:value-type="float" office:value="-5.86897028494277" calcext:value-type="float">
            <text:p>-5.86897028494277</text:p>
          </table:table-cell>
          <table:table-cell office:value-type="float" office:value="18.0601042638154" calcext:value-type="float">
            <text:p>18.0601042638154</text:p>
          </table:table-cell>
          <table:table-cell office:value-type="float" office:value="-13.2913710147149" calcext:value-type="float">
            <text:p>-13.2913710147149</text:p>
          </table:table-cell>
          <table:table-cell office:value-type="float" office:value="21.0860504243155" calcext:value-type="float">
            <text:p>21.0860504243155</text:p>
          </table:table-cell>
          <table:table-cell office:value-type="float" office:value="1.30331312557916" calcext:value-type="float">
            <text:p>1.30331312557916</text:p>
          </table:table-cell>
          <table:table-cell office:value-type="float" office:value="0.158155390814835" calcext:value-type="float">
            <text:p>0.158155390814835</text:p>
          </table:table-cell>
          <table:table-cell office:value-type="float" office:value="-6.07883567734484" calcext:value-type="float">
            <text:p>-6.07883567734484</text:p>
          </table:table-cell>
          <table:table-cell office:value-type="float" office:value="18.5665252681192" calcext:value-type="float">
            <text:p>18.5665252681192</text:p>
          </table:table-cell>
          <table:table-cell office:value-type="float" office:value="-6.0788361783616" calcext:value-type="float">
            <text:p>-6.0788361783616</text:p>
          </table:table-cell>
          <table:table-cell office:value-type="float" office:value="18.5665220279265" calcext:value-type="float">
            <text:p>18.5665220279265</text:p>
          </table:table-cell>
        </table:table-row>
        <table:table-row table:style-name="ro1">
          <table:table-cell office:value-type="float" office:value="-6.42850955977395" calcext:value-type="float">
            <text:p>-6.42850955977395</text:p>
          </table:table-cell>
          <table:table-cell office:value-type="float" office:value="17.8725322100079" calcext:value-type="float">
            <text:p>17.8725322100079</text:p>
          </table:table-cell>
          <table:table-cell office:value-type="float" office:value="-5.94927487150975" calcext:value-type="float">
            <text:p>-5.94927487150975</text:p>
          </table:table-cell>
          <table:table-cell office:value-type="float" office:value="18.0005125414346" calcext:value-type="float">
            <text:p>18.0005125414346</text:p>
          </table:table-cell>
          <table:table-cell office:value-type="float" office:value="-13.3333191958394" calcext:value-type="float">
            <text:p>-13.3333191958394</text:p>
          </table:table-cell>
          <table:table-cell office:value-type="float" office:value="21.0856704866028" calcext:value-type="float">
            <text:p>21.0856704866028</text:p>
          </table:table-cell>
          <table:table-cell office:value-type="float" office:value="0.419499016961457" calcext:value-type="float">
            <text:p>0.419499016961457</text:p>
          </table:table-cell>
          <table:table-cell office:value-type="float" office:value="0.374851177476427" calcext:value-type="float">
            <text:p>0.374851177476427</text:p>
          </table:table-cell>
          <table:table-cell office:value-type="float" office:value="-6.24953361896741" calcext:value-type="float">
            <text:p>-6.24953361896741</text:p>
          </table:table-cell>
          <table:table-cell office:value-type="float" office:value="18.4710651846838" calcext:value-type="float">
            <text:p>18.4710651846838</text:p>
          </table:table-cell>
          <table:table-cell office:value-type="float" office:value="-6.24953435888655" calcext:value-type="float">
            <text:p>-6.24953435888655</text:p>
          </table:table-cell>
          <table:table-cell office:value-type="float" office:value="18.4710618780512" calcext:value-type="float">
            <text:p>18.4710618780512</text:p>
          </table:table-cell>
        </table:table-row>
        <table:table-row table:style-name="ro1">
          <table:table-cell office:value-type="float" office:value="-6.29147855763253" calcext:value-type="float">
            <text:p>-6.29147855763253</text:p>
          </table:table-cell>
          <table:table-cell office:value-type="float" office:value="17.5342416350694" calcext:value-type="float">
            <text:p>17.5342416350694</text:p>
          </table:table-cell>
          <table:table-cell office:value-type="float" office:value="-6.02897953558895" calcext:value-type="float">
            <text:p>-6.02897953558895</text:p>
          </table:table-cell>
          <table:table-cell office:value-type="float" office:value="17.9401207661335" calcext:value-type="float">
            <text:p>17.9401207661335</text:p>
          </table:table-cell>
          <table:table-cell office:value-type="float" office:value="-13.5461083758626" calcext:value-type="float">
            <text:p>-13.5461083758626</text:p>
          </table:table-cell>
          <table:table-cell office:value-type="float" office:value="21.0757596568717" calcext:value-type="float">
            <text:p>21.0757596568717</text:p>
          </table:table-cell>
          <table:table-cell office:value-type="float" office:value="2.13019857480267" calcext:value-type="float">
            <text:p>2.13019857480267</text:p>
          </table:table-cell>
          <table:table-cell office:value-type="float" office:value="0.0130591763107212" calcext:value-type="float">
            <text:p>0.013059176310721</text:p>
          </table:table-cell>
          <table:table-cell office:value-type="float" office:value="-6.42410879805679" calcext:value-type="float">
            <text:p>-6.42410879805679</text:p>
          </table:table-cell>
          <table:table-cell office:value-type="float" office:value="18.3288814513495" calcext:value-type="float">
            <text:p>18.3288814513495</text:p>
          </table:table-cell>
          <table:table-cell office:value-type="float" office:value="-6.42410982015477" calcext:value-type="float">
            <text:p>-6.42410982015477</text:p>
          </table:table-cell>
          <table:table-cell office:value-type="float" office:value="18.3288779761264" calcext:value-type="float">
            <text:p>18.3288779761264</text:p>
          </table:table-cell>
        </table:table-row>
        <table:table-row table:style-name="ro1">
          <table:table-cell office:value-type="float" office:value="-5.83601697082806" calcext:value-type="float">
            <text:p>-5.83601697082806</text:p>
          </table:table-cell>
          <table:table-cell office:value-type="float" office:value="17.844740267406" calcext:value-type="float">
            <text:p>17.844740267406</text:p>
          </table:table-cell>
          <table:table-cell office:value-type="float" office:value="-6.1080763067804" calcext:value-type="float">
            <text:p>-6.1080763067804</text:p>
          </table:table-cell>
          <table:table-cell office:value-type="float" office:value="17.8789349770393" calcext:value-type="float">
            <text:p>17.8789349770393</text:p>
          </table:table-cell>
          <table:table-cell office:value-type="float" office:value="-13.5175901898966" calcext:value-type="float">
            <text:p>-13.5175901898966</text:p>
          </table:table-cell>
          <table:table-cell office:value-type="float" office:value="21.0771252401423" calcext:value-type="float">
            <text:p>21.0771252401423</text:p>
          </table:table-cell>
          <table:table-cell office:value-type="float" office:value="-0.285508624818855" calcext:value-type="float">
            <text:p>-0.285508624818855</text:p>
          </table:table-cell>
          <table:table-cell office:value-type="float" office:value="-0.407529634700425" calcext:value-type="float">
            <text:p>-0.407529634700425</text:p>
          </table:table-cell>
          <table:table-cell office:value-type="float" office:value="-6.20751096929791" calcext:value-type="float">
            <text:p>-6.20751096929791</text:p>
          </table:table-cell>
          <table:table-cell office:value-type="float" office:value="18.2936059194408" calcext:value-type="float">
            <text:p>18.2936059194408</text:p>
          </table:table-cell>
          <table:table-cell office:value-type="float" office:value="-6.20751201229756" calcext:value-type="float">
            <text:p>-6.20751201229756</text:p>
          </table:table-cell>
          <table:table-cell office:value-type="float" office:value="18.2936033034881" calcext:value-type="float">
            <text:p>18.2936033034881</text:p>
          </table:table-cell>
        </table:table-row>
        <table:table-row table:style-name="ro1">
          <table:table-cell office:value-type="float" office:value="-6.04163987347415" calcext:value-type="float">
            <text:p>-6.04163987347415</text:p>
          </table:table-cell>
          <table:table-cell office:value-type="float" office:value="17.4577004336305" calcext:value-type="float">
            <text:p>17.4577004336305</text:p>
          </table:table-cell>
          <table:table-cell office:value-type="float" office:value="-6.18655727547288" calcext:value-type="float">
            <text:p>-6.18655727547288</text:p>
          </table:table-cell>
          <table:table-cell office:value-type="float" office:value="17.8169612926798" calcext:value-type="float">
            <text:p>17.8169612926798</text:p>
          </table:table-cell>
          <table:table-cell office:value-type="float" office:value="-13.7139077352954" calcext:value-type="float">
            <text:p>-13.7139077352954</text:p>
          </table:table-cell>
          <table:table-cell office:value-type="float" office:value="21.0757323172771" calcext:value-type="float">
            <text:p>21.0757323172771</text:p>
          </table:table-cell>
          <table:table-cell office:value-type="float" office:value="1.96322486907389" calcext:value-type="float">
            <text:p>1.96322486907389</text:p>
          </table:table-cell>
          <table:table-cell office:value-type="float" office:value="-0.150466976662278" calcext:value-type="float">
            <text:p>-0.150466976662278</text:p>
          </table:table-cell>
          <table:table-cell office:value-type="float" office:value="-6.29700648385305" calcext:value-type="float">
            <text:p>-6.29700648385305</text:p>
          </table:table-cell>
          <table:table-cell office:value-type="float" office:value="18.1779515652047" calcext:value-type="float">
            <text:p>18.1779515652047</text:p>
          </table:table-cell>
          <table:table-cell office:value-type="float" office:value="-6.29700766586889" calcext:value-type="float">
            <text:p>-6.29700766586889</text:p>
          </table:table-cell>
          <table:table-cell office:value-type="float" office:value="18.177948900337" calcext:value-type="float">
            <text:p>18.177948900337</text:p>
          </table:table-cell>
        </table:table-row>
        <table:table-row table:style-name="ro1">
          <table:table-cell office:value-type="float" office:value="-6.36424498447943" calcext:value-type="float">
            <text:p>-6.36424498447943</text:p>
          </table:table-cell>
          <table:table-cell office:value-type="float" office:value="17.7146584371003" calcext:value-type="float">
            <text:p>17.7146584371003</text:p>
          </table:table-cell>
          <table:table-cell office:value-type="float" office:value="-6.26441459363492" calcext:value-type="float">
            <text:p>-6.26441459363492</text:p>
          </table:table-cell>
          <table:table-cell office:value-type="float" office:value="17.7542059103718" calcext:value-type="float">
            <text:p>17.7542059103718</text:p>
          </table:table-cell>
          <table:table-cell office:value-type="float" office:value="-13.7820916855195" calcext:value-type="float">
            <text:p>-13.7820916855195</text:p>
          </table:table-cell>
          <table:table-cell office:value-type="float" office:value="21.0762744976557" calcext:value-type="float">
            <text:p>21.0762744976557</text:p>
          </table:table-cell>
          <table:table-cell office:value-type="float" office:value="0.681861058260911" calcext:value-type="float">
            <text:p>0.681861058260911</text:p>
          </table:table-cell>
          <table:table-cell office:value-type="float" office:value="-0.0894353136622438" calcext:value-type="float">
            <text:p>-0.089435313662244</text:p>
          </table:table-cell>
          <table:table-cell office:value-type="float" office:value="-6.37992123418045" calcext:value-type="float">
            <text:p>-6.37992123418045</text:p>
          </table:table-cell>
          <table:table-cell office:value-type="float" office:value="18.1135530153249" calcext:value-type="float">
            <text:p>18.1135530153249</text:p>
          </table:table-cell>
          <table:table-cell office:value-type="float" office:value="-6.37992220537661" calcext:value-type="float">
            <text:p>-6.37992220537661</text:p>
          </table:table-cell>
          <table:table-cell office:value-type="float" office:value="18.1135504410807" calcext:value-type="float">
            <text:p>18.1135504410807</text:p>
          </table:table-cell>
        </table:table-row>
        <table:table-row table:style-name="ro1">
          <table:table-cell office:value-type="float" office:value="-6.12862123063291" calcext:value-type="float">
            <text:p>-6.12862123063291</text:p>
          </table:table-cell>
          <table:table-cell office:value-type="float" office:value="17.6931098087554" calcext:value-type="float">
            <text:p>17.6931098087554</text:p>
          </table:table-cell>
          <table:table-cell office:value-type="float" office:value="-6.3416404755996" calcext:value-type="float">
            <text:p>-6.3416404755996</text:p>
          </table:table-cell>
          <table:table-cell office:value-type="float" office:value="17.6906751056014" calcext:value-type="float">
            <text:p>17.6906751056014</text:p>
          </table:table-cell>
          <table:table-cell office:value-type="float" office:value="-13.9750892229607" calcext:value-type="float">
            <text:p>-13.9750892229607</text:p>
          </table:table-cell>
          <table:table-cell office:value-type="float" office:value="21.0795355194807" calcext:value-type="float">
            <text:p>21.0795355194807</text:p>
          </table:table-cell>
          <table:table-cell office:value-type="float" office:value="1.93025085731669" calcext:value-type="float">
            <text:p>1.93025085731669</text:p>
          </table:table-cell>
          <table:table-cell office:value-type="float" office:value="0.42348641554974" calcext:value-type="float">
            <text:p>0.42348641554974</text:p>
          </table:table-cell>
          <table:table-cell office:value-type="float" office:value="-6.42528568958827" calcext:value-type="float">
            <text:p>-6.42528568958827</text:p>
          </table:table-cell>
          <table:table-cell office:value-type="float" office:value="18.0535159741611" calcext:value-type="float">
            <text:p>18.0535159741611</text:p>
          </table:table-cell>
          <table:table-cell office:value-type="float" office:value="-6.42528651814658" calcext:value-type="float">
            <text:p>-6.42528651814658</text:p>
          </table:table-cell>
          <table:table-cell office:value-type="float" office:value="18.0535134956164" calcext:value-type="float">
            <text:p>18.0535134956164</text:p>
          </table:table-cell>
        </table:table-row>
        <table:table-row table:style-name="ro1">
          <table:table-cell office:value-type="float" office:value="-6.13228304727517" calcext:value-type="float">
            <text:p>-6.13228304727517</text:p>
          </table:table-cell>
          <table:table-cell office:value-type="float" office:value="17.5623555909918" calcext:value-type="float">
            <text:p>17.5623555909918</text:p>
          </table:table-cell>
          <table:table-cell office:value-type="float" office:value="-6.41822719884306" calcext:value-type="float">
            <text:p>-6.41822719884306</text:p>
          </table:table-cell>
          <table:table-cell office:value-type="float" office:value="17.626375231396" calcext:value-type="float">
            <text:p>17.626375231396</text:p>
          </table:table-cell>
          <table:table-cell office:value-type="float" office:value="-14.117380763533" calcext:value-type="float">
            <text:p>-14.117380763533</text:p>
          </table:table-cell>
          <table:table-cell office:value-type="float" office:value="21.0759129126122" calcext:value-type="float">
            <text:p>21.0759129126122</text:p>
          </table:table-cell>
          <table:table-cell office:value-type="float" office:value="1.42337647159674" calcext:value-type="float">
            <text:p>1.42337647159674</text:p>
          </table:table-cell>
          <table:table-cell office:value-type="float" office:value="-0.460844846284273" calcext:value-type="float">
            <text:p>-0.460844846284273</text:p>
          </table:table-cell>
          <table:table-cell office:value-type="float" office:value="-6.42583450116588" calcext:value-type="float">
            <text:p>-6.42583450116588</text:p>
          </table:table-cell>
          <table:table-cell office:value-type="float" office:value="17.985074173992" calcext:value-type="float">
            <text:p>17.985074173992</text:p>
          </table:table-cell>
          <table:table-cell office:value-type="float" office:value="-6.42583529161416" calcext:value-type="float">
            <text:p>-6.42583529161416</text:p>
          </table:table-cell>
          <table:table-cell office:value-type="float" office:value="17.9850718809153" calcext:value-type="float">
            <text:p>17.9850718809153</text:p>
          </table:table-cell>
        </table:table-row>
        <table:table-row table:style-name="ro1">
          <table:table-cell office:value-type="float" office:value="-6.49733181602508" calcext:value-type="float">
            <text:p>-6.49733181602508</text:p>
          </table:table-cell>
          <table:table-cell office:value-type="float" office:value="17.4252905789301" calcext:value-type="float">
            <text:p>17.4252905789301</text:p>
          </table:table-cell>
          <table:table-cell office:value-type="float" office:value="-6.49416710475682" calcext:value-type="float">
            <text:p>-6.49416710475682</text:p>
          </table:table-cell>
          <table:table-cell office:value-type="float" office:value="17.5613127176895" calcext:value-type="float">
            <text:p>17.5613127176895</text:p>
          </table:table-cell>
          <table:table-cell office:value-type="float" office:value="-14.4135016414547" calcext:value-type="float">
            <text:p>-14.4135016414547</text:p>
          </table:table-cell>
          <table:table-cell office:value-type="float" office:value="21.0820230307335" calcext:value-type="float">
            <text:p>21.0820230307335</text:p>
          </table:table-cell>
          <table:table-cell office:value-type="float" office:value="2.96183908888659" calcext:value-type="float">
            <text:p>2.96183908888659</text:p>
          </table:table-cell>
          <table:table-cell office:value-type="float" office:value="-0.164828542954175" calcext:value-type="float">
            <text:p>-0.164828542954175</text:p>
          </table:table-cell>
          <table:table-cell office:value-type="float" office:value="-6.65719363189032" calcext:value-type="float">
            <text:p>-6.65719363189032</text:p>
          </table:table-cell>
          <table:table-cell office:value-type="float" office:value="17.8797213744282" calcext:value-type="float">
            <text:p>17.8797213744282</text:p>
          </table:table-cell>
          <table:table-cell office:value-type="float" office:value="-6.65719432865613" calcext:value-type="float">
            <text:p>-6.65719432865613</text:p>
          </table:table-cell>
          <table:table-cell office:value-type="float" office:value="17.8797187197365" calcext:value-type="float">
            <text:p>17.8797187197365</text:p>
          </table:table-cell>
        </table:table-row>
        <table:table-row table:style-name="ro1">
          <table:table-cell office:value-type="float" office:value="-6.60485281271193" calcext:value-type="float">
            <text:p>-6.60485281271193</text:p>
          </table:table-cell>
          <table:table-cell office:value-type="float" office:value="17.7406156523109" calcext:value-type="float">
            <text:p>17.7406156523109</text:p>
          </table:table-cell>
          <table:table-cell office:value-type="float" office:value="-6.56945259941355" calcext:value-type="float">
            <text:p>-6.56945259941355</text:p>
          </table:table-cell>
          <table:table-cell office:value-type="float" office:value="17.495494070679" calcext:value-type="float">
            <text:p>17.495494070679</text:p>
          </table:table-cell>
          <table:table-cell office:value-type="float" office:value="-14.7000886120312" calcext:value-type="float">
            <text:p>-14.7000886120312</text:p>
          </table:table-cell>
          <table:table-cell office:value-type="float" office:value="21.0926642460764" calcext:value-type="float">
            <text:p>21.0926642460764</text:p>
          </table:table-cell>
          <table:table-cell office:value-type="float" office:value="2.86784461169411" calcext:value-type="float">
            <text:p>2.86784461169411</text:p>
          </table:table-cell>
          <table:table-cell office:value-type="float" office:value="0.0534855118564677" calcext:value-type="float">
            <text:p>0.053485511856468</text:p>
          </table:table-cell>
          <table:table-cell office:value-type="float" office:value="-6.8222056804362" calcext:value-type="float">
            <text:p>-6.8222056804362</text:p>
          </table:table-cell>
          <table:table-cell office:value-type="float" office:value="17.8346379775215" calcext:value-type="float">
            <text:p>17.8346379775215</text:p>
          </table:table-cell>
          <table:table-cell office:value-type="float" office:value="-6.82220604928937" calcext:value-type="float">
            <text:p>-6.82220604928937</text:p>
          </table:table-cell>
          <table:table-cell office:value-type="float" office:value="17.8346352159891" calcext:value-type="float">
            <text:p>17.8346352159891</text:p>
          </table:table-cell>
        </table:table-row>
        <table:table-row table:style-name="ro1">
          <table:table-cell office:value-type="float" office:value="-6.52293455898084" calcext:value-type="float">
            <text:p>-6.52293455898084</text:p>
          </table:table-cell>
          <table:table-cell office:value-type="float" office:value="17.4842600077794" calcext:value-type="float">
            <text:p>17.4842600077794</text:p>
          </table:table-cell>
          <table:table-cell office:value-type="float" office:value="-6.64407615432653" calcext:value-type="float">
            <text:p>-6.64407615432653</text:p>
          </table:table-cell>
          <table:table-cell office:value-type="float" office:value="17.4289258721744" calcext:value-type="float">
            <text:p>17.4289258721744</text:p>
          </table:table-cell>
          <table:table-cell office:value-type="float" office:value="-14.6850659302049" calcext:value-type="float">
            <text:p>-14.6850659302049</text:p>
          </table:table-cell>
          <table:table-cell office:value-type="float" office:value="21.0921868864121" calcext:value-type="float">
            <text:p>21.0921868864121</text:p>
          </table:table-cell>
          <table:table-cell office:value-type="float" office:value="-0.150302641860862" calcext:value-type="float">
            <text:p>-0.150302641860862</text:p>
          </table:table-cell>
          <table:table-cell office:value-type="float" office:value="0.526221593964615" calcext:value-type="float">
            <text:p>0.526221593964615</text:p>
          </table:table-cell>
          <table:table-cell office:value-type="float" office:value="-6.71983585153728" calcext:value-type="float">
            <text:p>-6.71983585153728</text:p>
          </table:table-cell>
          <table:table-cell office:value-type="float" office:value="17.8044949488729" calcext:value-type="float">
            <text:p>17.8044949488729</text:p>
          </table:table-cell>
          <table:table-cell office:value-type="float" office:value="-6.71983627547221" calcext:value-type="float">
            <text:p>-6.71983627547221</text:p>
          </table:table-cell>
          <table:table-cell office:value-type="float" office:value="17.8044926924835" calcext:value-type="float">
            <text:p>17.8044926924835</text:p>
          </table:table-cell>
        </table:table-row>
        <table:table-row table:style-name="ro1">
          <table:table-cell office:value-type="float" office:value="-6.84657927530205" calcext:value-type="float">
            <text:p>-6.84657927530205</text:p>
          </table:table-cell>
          <table:table-cell office:value-type="float" office:value="17.3651489783745" calcext:value-type="float">
            <text:p>17.3651489783745</text:p>
          </table:table-cell>
          <table:table-cell office:value-type="float" office:value="-6.71803030720246" calcext:value-type="float">
            <text:p>-6.71803030720246</text:p>
          </table:table-cell>
          <table:table-cell office:value-type="float" office:value="17.3616147789401" calcext:value-type="float">
            <text:p>17.3616147789401</text:p>
          </table:table-cell>
          <table:table-cell office:value-type="float" office:value="-14.6642124320338" calcext:value-type="float">
            <text:p>-14.6642124320338</text:p>
          </table:table-cell>
          <table:table-cell office:value-type="float" office:value="21.0926218892174" calcext:value-type="float">
            <text:p>21.0926218892174</text:p>
          </table:table-cell>
          <table:table-cell office:value-type="float" office:value="-0.208580347447123" calcext:value-type="float">
            <text:p>-0.208580347447123</text:p>
          </table:table-cell>
          <table:table-cell office:value-type="float" office:value="-0.0585231795251724" calcext:value-type="float">
            <text:p>-0.058523179525173</text:p>
          </table:table-cell>
          <table:table-cell office:value-type="float" office:value="-6.773335279187" calcext:value-type="float">
            <text:p>-6.773335279187</text:p>
          </table:table-cell>
          <table:table-cell office:value-type="float" office:value="17.7475760047003" calcext:value-type="float">
            <text:p>17.7475760047003</text:p>
          </table:table-cell>
          <table:table-cell office:value-type="float" office:value="-6.77333570706769" calcext:value-type="float">
            <text:p>-6.77333570706769</text:p>
          </table:table-cell>
          <table:table-cell office:value-type="float" office:value="17.7475738834291" calcext:value-type="float">
            <text:p>17.7475738834291</text:p>
          </table:table-cell>
        </table:table-row>
        <table:table-row table:style-name="ro1">
          <table:table-cell office:value-type="float" office:value="-6.79851029208701" calcext:value-type="float">
            <text:p>-6.79851029208701</text:p>
          </table:table-cell>
          <table:table-cell office:value-type="float" office:value="17.0415031786993" calcext:value-type="float">
            <text:p>17.0415031786993</text:p>
          </table:table-cell>
          <table:table-cell office:value-type="float" office:value="-6.79130766268767" calcext:value-type="float">
            <text:p>-6.79130766268767</text:p>
          </table:table-cell>
          <table:table-cell office:value-type="float" office:value="17.2935675220292" calcext:value-type="float">
            <text:p>17.2935675220292</text:p>
          </table:table-cell>
          <table:table-cell office:value-type="float" office:value="-14.7831824825475" calcext:value-type="float">
            <text:p>-14.7831824825475</text:p>
          </table:table-cell>
          <table:table-cell office:value-type="float" office:value="21.0908366570724" calcext:value-type="float">
            <text:p>21.0908366570724</text:p>
          </table:table-cell>
          <table:table-cell office:value-type="float" office:value="1.18983444113195" calcext:value-type="float">
            <text:p>1.18983444113195</text:p>
          </table:table-cell>
          <table:table-cell office:value-type="float" office:value="-0.122723956917802" calcext:value-type="float">
            <text:p>-0.122723956917802</text:p>
          </table:table-cell>
          <table:table-cell office:value-type="float" office:value="-6.89026239027138" calcext:value-type="float">
            <text:p>-6.89026239027138</text:p>
          </table:table-cell>
          <table:table-cell office:value-type="float" office:value="17.6412187829744" calcext:value-type="float">
            <text:p>17.6412187829744</text:p>
          </table:table-cell>
          <table:table-cell office:value-type="float" office:value="-6.89026295866541" calcext:value-type="float">
            <text:p>-6.89026295866541</text:p>
          </table:table-cell>
          <table:table-cell office:value-type="float" office:value="17.641216550769" calcext:value-type="float">
            <text:p>17.641216550769</text:p>
          </table:table-cell>
        </table:table-row>
        <table:table-row table:style-name="ro1">
          <table:table-cell office:value-type="float" office:value="-6.96139856431895" calcext:value-type="float">
            <text:p>-6.96139856431895</text:p>
          </table:table-cell>
          <table:table-cell office:value-type="float" office:value="17.2790058668769" calcext:value-type="float">
            <text:p>17.2790058668769</text:p>
          </table:table-cell>
          <table:table-cell office:value-type="float" office:value="-6.86390089310769" calcext:value-type="float">
            <text:p>-6.86390089310769</text:p>
          </table:table-cell>
          <table:table-cell office:value-type="float" office:value="17.2247909061108" calcext:value-type="float">
            <text:p>17.2247909061108</text:p>
          </table:table-cell>
          <table:table-cell office:value-type="float" office:value="-14.9013197672604" calcext:value-type="float">
            <text:p>-14.9013197672604</text:p>
          </table:table-cell>
          <table:table-cell office:value-type="float" office:value="21.0905138809235" calcext:value-type="float">
            <text:p>21.0905138809235</text:p>
          </table:table-cell>
          <table:table-cell office:value-type="float" office:value="1.1813772565854" calcext:value-type="float">
            <text:p>1.1813772565854</text:p>
          </table:table-cell>
          <table:table-cell office:value-type="float" office:value="0.442536798428748" calcext:value-type="float">
            <text:p>0.442536798428748</text:p>
          </table:table-cell>
          <table:table-cell office:value-type="float" office:value="-7.00797724884548" calcext:value-type="float">
            <text:p>-7.00797724884548</text:p>
          </table:table-cell>
          <table:table-cell office:value-type="float" office:value="17.5749224549533" calcext:value-type="float">
            <text:p>17.5749224549533</text:p>
          </table:table-cell>
          <table:table-cell office:value-type="float" office:value="-7.00797765323518" calcext:value-type="float">
            <text:p>-7.00797765323518</text:p>
          </table:table-cell>
          <table:table-cell office:value-type="float" office:value="17.5749201989549" calcext:value-type="float">
            <text:p>17.5749201989549</text:p>
          </table:table-cell>
        </table:table-row>
        <table:table-row table:style-name="ro1">
          <table:table-cell office:value-type="float" office:value="-7.23318326434273" calcext:value-type="float">
            <text:p>-7.23318326434273</text:p>
          </table:table-cell>
          <table:table-cell office:value-type="float" office:value="16.5463353780634" calcext:value-type="float">
            <text:p>16.5463353780634</text:p>
          </table:table-cell>
          <table:table-cell office:value-type="float" office:value="-6.93580273919996" calcext:value-type="float">
            <text:p>-6.93580273919996</text:p>
          </table:table-cell>
          <table:table-cell office:value-type="float" office:value="17.1552918087892" calcext:value-type="float">
            <text:p>17.1552918087892</text:p>
          </table:table-cell>
          <table:table-cell office:value-type="float" office:value="-15.0005098546176" calcext:value-type="float">
            <text:p>-15.0005098546176</text:p>
          </table:table-cell>
          <table:table-cell office:value-type="float" office:value="21.0858499141691" calcext:value-type="float">
            <text:p>21.0858499141691</text:p>
          </table:table-cell>
          <table:table-cell office:value-type="float" office:value="0.992996778233301" calcext:value-type="float">
            <text:p>0.992996778233301</text:p>
          </table:table-cell>
          <table:table-cell office:value-type="float" office:value="0.572932633595586" calcext:value-type="float">
            <text:p>0.572932633595586</text:p>
          </table:table-cell>
          <table:table-cell office:value-type="float" office:value="-7.2113831482142" calcext:value-type="float">
            <text:p>-7.2113831482142</text:p>
          </table:table-cell>
          <table:table-cell office:value-type="float" office:value="17.410755286724" calcext:value-type="float">
            <text:p>17.410755286724</text:p>
          </table:table-cell>
          <table:table-cell office:value-type="float" office:value="-7.21138375853496" calcext:value-type="float">
            <text:p>-7.21138375853496</text:p>
          </table:table-cell>
          <table:table-cell office:value-type="float" office:value="17.4107527272508" calcext:value-type="float">
            <text:p>17.4107527272508</text:p>
          </table:table-cell>
        </table:table-row>
        <table:table-row table:style-name="ro1">
          <table:table-cell office:value-type="float" office:value="-6.79410580457001" calcext:value-type="float">
            <text:p>-6.79410580457001</text:p>
          </table:table-cell>
          <table:table-cell office:value-type="float" office:value="17.3664327965967" calcext:value-type="float">
            <text:p>17.3664327965967</text:p>
          </table:table-cell>
          <table:table-cell office:value-type="float" office:value="-7.0070060108398" calcext:value-type="float">
            <text:p>-7.0070060108398</text:p>
          </table:table-cell>
          <table:table-cell office:value-type="float" office:value="17.0850771799161" calcext:value-type="float">
            <text:p>17.0850771799161</text:p>
          </table:table-cell>
          <table:table-cell office:value-type="float" office:value="-15.1254955262879" calcext:value-type="float">
            <text:p>-15.1254955262879</text:p>
          </table:table-cell>
          <table:table-cell office:value-type="float" office:value="21.0727690659833" calcext:value-type="float">
            <text:p>21.0727690659833</text:p>
          </table:table-cell>
          <table:table-cell office:value-type="float" office:value="1.25668320240764" calcext:value-type="float">
            <text:p>1.25668320240764</text:p>
          </table:table-cell>
          <table:table-cell office:value-type="float" office:value="-0.0281736406766071" calcext:value-type="float">
            <text:p>-0.028173640676607</text:p>
          </table:table-cell>
          <table:table-cell office:value-type="float" office:value="-7.14314358082826" calcext:value-type="float">
            <text:p>-7.14314358082826</text:p>
          </table:table-cell>
          <table:table-cell office:value-type="float" office:value="17.4043592593181" calcext:value-type="float">
            <text:p>17.4043592593181</text:p>
          </table:table-cell>
          <table:table-cell office:value-type="float" office:value="-7.14314390364911" calcext:value-type="float">
            <text:p>-7.14314390364911</text:p>
          </table:table-cell>
          <table:table-cell office:value-type="float" office:value="17.4043571171" calcext:value-type="float">
            <text:p>17.4043571171</text:p>
          </table:table-cell>
        </table:table-row>
        <table:table-row table:style-name="ro1">
          <table:table-cell office:value-type="float" office:value="-6.66730409318296" calcext:value-type="float">
            <text:p>-6.66730409318296</text:p>
          </table:table-cell>
          <table:table-cell office:value-type="float" office:value="16.658666948241" calcext:value-type="float">
            <text:p>16.658666948241</text:p>
          </table:table-cell>
          <table:table-cell office:value-type="float" office:value="-7.07750358775936" calcext:value-type="float">
            <text:p>-7.07750358775936</text:p>
          </table:table-cell>
          <table:table-cell office:value-type="float" office:value="17.0141540408959" calcext:value-type="float">
            <text:p>17.0141540408959</text:p>
          </table:table-cell>
          <table:table-cell office:value-type="float" office:value="-15.0662524066811" calcext:value-type="float">
            <text:p>-15.0662524066811</text:p>
          </table:table-cell>
          <table:table-cell office:value-type="float" office:value="21.0788006903544" calcext:value-type="float">
            <text:p>21.0788006903544</text:p>
          </table:table-cell>
          <table:table-cell office:value-type="float" office:value="-0.595493720646915" calcext:value-type="float">
            <text:p>-0.595493720646915</text:p>
          </table:table-cell>
          <table:table-cell office:value-type="float" office:value="0.0375867287936194" calcext:value-type="float">
            <text:p>0.037586728793619</text:p>
          </table:table-cell>
          <table:table-cell office:value-type="float" office:value="-6.99986815717975" calcext:value-type="float">
            <text:p>-6.99986815717975</text:p>
          </table:table-cell>
          <table:table-cell office:value-type="float" office:value="17.3550396868168" calcext:value-type="float">
            <text:p>17.3550396868168</text:p>
          </table:table-cell>
          <table:table-cell office:value-type="float" office:value="-6.99986882959721" calcext:value-type="float">
            <text:p>-6.99986882959721</text:p>
          </table:table-cell>
          <table:table-cell office:value-type="float" office:value="17.3550379135131" calcext:value-type="float">
            <text:p>17.3550379135131</text:p>
          </table:table-cell>
        </table:table-row>
        <table:table-row table:style-name="ro1">
          <table:table-cell office:value-type="float" office:value="-7.02587004647406" calcext:value-type="float">
            <text:p>-7.02587004647406</text:p>
          </table:table-cell>
          <table:table-cell office:value-type="float" office:value="17.2478172714287" calcext:value-type="float">
            <text:p>17.2478172714287</text:p>
          </table:table-cell>
          <table:table-cell office:value-type="float" office:value="-7.14728842025972" calcext:value-type="float">
            <text:p>-7.14728842025972</text:p>
          </table:table-cell>
          <table:table-cell office:value-type="float" office:value="16.9425294839835" calcext:value-type="float">
            <text:p>16.9425294839835</text:p>
          </table:table-cell>
          <table:table-cell office:value-type="float" office:value="-15.2077033544099" calcext:value-type="float">
            <text:p>-15.2077033544099</text:p>
          </table:table-cell>
          <table:table-cell office:value-type="float" office:value="21.06386198566" calcext:value-type="float">
            <text:p>21.06386198566</text:p>
          </table:table-cell>
          <table:table-cell office:value-type="float" office:value="1.42237602311517" calcext:value-type="float">
            <text:p>1.42237602311517</text:p>
          </table:table-cell>
          <table:table-cell office:value-type="float" office:value="-0.469536510491871" calcext:value-type="float">
            <text:p>-0.469536510491871</text:p>
          </table:table-cell>
          <table:table-cell office:value-type="float" office:value="-7.10040061207517" calcext:value-type="float">
            <text:p>-7.10040061207517</text:p>
          </table:table-cell>
          <table:table-cell office:value-type="float" office:value="17.3051515298384" calcext:value-type="float">
            <text:p>17.3051515298384</text:p>
          </table:table-cell>
          <table:table-cell office:value-type="float" office:value="-7.10040088269414" calcext:value-type="float">
            <text:p>-7.10040088269414</text:p>
          </table:table-cell>
          <table:table-cell office:value-type="float" office:value="17.3051497864544" calcext:value-type="float">
            <text:p>17.3051497864544</text:p>
          </table:table-cell>
        </table:table-row>
        <table:table-row table:style-name="ro1">
          <table:table-cell office:value-type="float" office:value="-6.97690842009021" calcext:value-type="float">
            <text:p>-6.97690842009021</text:p>
          </table:table-cell>
          <table:table-cell office:value-type="float" office:value="16.9726129863496" calcext:value-type="float">
            <text:p>16.9726129863496</text:p>
          </table:table-cell>
          <table:table-cell office:value-type="float" office:value="-7.21635352991578" calcext:value-type="float">
            <text:p>-7.21635352991578</text:p>
          </table:table-cell>
          <table:table-cell office:value-type="float" office:value="16.8702106715749" calcext:value-type="float">
            <text:p>16.8702106715749</text:p>
          </table:table-cell>
          <table:table-cell office:value-type="float" office:value="-15.2672381723028" calcext:value-type="float">
            <text:p>-15.2672381723028</text:p>
          </table:table-cell>
          <table:table-cell office:value-type="float" office:value="21.0603891509395" calcext:value-type="float">
            <text:p>21.0603891509395</text:p>
          </table:table-cell>
          <table:table-cell office:value-type="float" office:value="0.596360220213528" calcext:value-type="float">
            <text:p>0.596360220213528</text:p>
          </table:table-cell>
          <table:table-cell office:value-type="float" office:value="0.139340361800237" calcext:value-type="float">
            <text:p>0.139340361800237</text:p>
          </table:table-cell>
          <table:table-cell office:value-type="float" office:value="-7.11993387951584" calcext:value-type="float">
            <text:p>-7.11993387951584</text:p>
          </table:table-cell>
          <table:table-cell office:value-type="float" office:value="17.2586782229518" calcext:value-type="float">
            <text:p>17.2586782229518</text:p>
          </table:table-cell>
          <table:table-cell office:value-type="float" office:value="-7.11993411454158" calcext:value-type="float">
            <text:p>-7.11993411454158</text:p>
          </table:table-cell>
          <table:table-cell office:value-type="float" office:value="17.2586765824575" calcext:value-type="float">
            <text:p>17.2586765824575</text:p>
          </table:table-cell>
        </table:table-row>
        <table:table-row table:style-name="ro1">
          <table:table-cell office:value-type="float" office:value="-7.10443607758238" calcext:value-type="float">
            <text:p>-7.10443607758238</text:p>
          </table:table-cell>
          <table:table-cell office:value-type="float" office:value="17.3176060920389" calcext:value-type="float">
            <text:p>17.3176060920389</text:p>
          </table:table-cell>
          <table:table-cell office:value-type="float" office:value="-7.28469201027411" calcext:value-type="float">
            <text:p>-7.28469201027411</text:p>
          </table:table-cell>
          <table:table-cell office:value-type="float" office:value="16.797204835491" calcext:value-type="float">
            <text:p>16.797204835491</text:p>
          </table:table-cell>
          <table:table-cell office:value-type="float" office:value="-15.1102935834729" calcext:value-type="float">
            <text:p>-15.1102935834729</text:p>
          </table:table-cell>
          <table:table-cell office:value-type="float" office:value="21.0717404139351" calcext:value-type="float">
            <text:p>21.0717404139351</text:p>
          </table:table-cell>
          <table:table-cell office:value-type="float" office:value="-1.57354552316023" calcext:value-type="float">
            <text:p>-1.57354552316023</text:p>
          </table:table-cell>
          <table:table-cell office:value-type="float" office:value="-0.398648147651486" calcext:value-type="float">
            <text:p>-0.398648147651486</text:p>
          </table:table-cell>
          <table:table-cell office:value-type="float" office:value="-7.01640149902875" calcext:value-type="float">
            <text:p>-7.01640149902875</text:p>
          </table:table-cell>
          <table:table-cell office:value-type="float" office:value="17.300886465256" calcext:value-type="float">
            <text:p>17.300886465256</text:p>
          </table:table-cell>
          <table:table-cell office:value-type="float" office:value="-7.01640157920151" calcext:value-type="float">
            <text:p>-7.01640157920151</text:p>
          </table:table-cell>
          <table:table-cell office:value-type="float" office:value="17.3008853097688" calcext:value-type="float">
            <text:p>17.3008853097688</text:p>
          </table:table-cell>
        </table:table-row>
        <table:table-row table:style-name="ro1">
          <table:table-cell office:value-type="float" office:value="-7.21063563078585" calcext:value-type="float">
            <text:p>-7.21063563078585</text:p>
          </table:table-cell>
          <table:table-cell office:value-type="float" office:value="16.7757611120601" calcext:value-type="float">
            <text:p>16.7757611120601</text:p>
          </table:table-cell>
          <table:table-cell office:value-type="float" office:value="-7.35229702754365" calcext:value-type="float">
            <text:p>-7.35229702754365</text:p>
          </table:table-cell>
          <table:table-cell office:value-type="float" office:value="16.7235192762545" calcext:value-type="float">
            <text:p>16.7235192762545</text:p>
          </table:table-cell>
          <table:table-cell office:value-type="float" office:value="-15.2692316048591" calcext:value-type="float">
            <text:p>-15.2692316048591</text:p>
          </table:table-cell>
          <table:table-cell office:value-type="float" office:value="21.0665991975932" calcext:value-type="float">
            <text:p>21.0665991975932</text:p>
          </table:table-cell>
          <table:table-cell office:value-type="float" office:value="1.59021151887501" calcext:value-type="float">
            <text:p>1.59021151887501</text:p>
          </table:table-cell>
          <table:table-cell office:value-type="float" office:value="0.137274414953842" calcext:value-type="float">
            <text:p>0.137274414953842</text:p>
          </table:table-cell>
          <table:table-cell office:value-type="float" office:value="-7.22045799184896" calcext:value-type="float">
            <text:p>-7.22045799184896</text:p>
          </table:table-cell>
          <table:table-cell office:value-type="float" office:value="17.1894450277337" calcext:value-type="float">
            <text:p>17.1894450277337</text:p>
          </table:table-cell>
          <table:table-cell office:value-type="float" office:value="-7.22045808698063" calcext:value-type="float">
            <text:p>-7.22045808698063</text:p>
          </table:table-cell>
          <table:table-cell office:value-type="float" office:value="17.1894434947976" calcext:value-type="float">
            <text:p>17.1894434947976</text:p>
          </table:table-cell>
        </table:table-row>
        <table:table-row table:style-name="ro1">
          <table:table-cell office:value-type="float" office:value="-7.64376896764652" calcext:value-type="float">
            <text:p>-7.64376896764652</text:p>
          </table:table-cell>
          <table:table-cell office:value-type="float" office:value="17.1364257934367" calcext:value-type="float">
            <text:p>17.1364257934367</text:p>
          </table:table-cell>
          <table:table-cell office:value-type="float" office:value="-7.41916182127898" calcext:value-type="float">
            <text:p>-7.41916182127898</text:p>
          </table:table-cell>
          <table:table-cell office:value-type="float" office:value="16.6491613623601" calcext:value-type="float">
            <text:p>16.6491613623601</text:p>
          </table:table-cell>
          <table:table-cell office:value-type="float" office:value="-15.4020864330125" calcext:value-type="float">
            <text:p>-15.4020864330125</text:p>
          </table:table-cell>
          <table:table-cell office:value-type="float" office:value="21.0604751112144" calcext:value-type="float">
            <text:p>21.0604751112144</text:p>
          </table:table-cell>
          <table:table-cell office:value-type="float" office:value="1.32995901431778" calcext:value-type="float">
            <text:p>1.32995901431778</text:p>
          </table:table-cell>
          <table:table-cell office:value-type="float" office:value="0.366792016622668" calcext:value-type="float">
            <text:p>0.366792016622668</text:p>
          </table:table-cell>
          <table:table-cell office:value-type="float" office:value="-7.44933678802182" calcext:value-type="float">
            <text:p>-7.44933678802182</text:p>
          </table:table-cell>
          <table:table-cell office:value-type="float" office:value="17.1231272251778" calcext:value-type="float">
            <text:p>17.1231272251778</text:p>
          </table:table-cell>
          <table:table-cell office:value-type="float" office:value="-7.44933653032295" calcext:value-type="float">
            <text:p>-7.44933653032295</text:p>
          </table:table-cell>
          <table:table-cell office:value-type="float" office:value="17.1231254749009" calcext:value-type="float">
            <text:p>17.1231254749009</text:p>
          </table:table-cell>
        </table:table-row>
        <table:table-row table:style-name="ro1">
          <table:table-cell office:value-type="float" office:value="-7.35699294018219" calcext:value-type="float">
            <text:p>-7.35699294018219</text:p>
          </table:table-cell>
          <table:table-cell office:value-type="float" office:value="16.4299025182507" calcext:value-type="float">
            <text:p>16.4299025182507</text:p>
          </table:table-cell>
          <table:table-cell office:value-type="float" office:value="-7.48527970505648" calcext:value-type="float">
            <text:p>-7.48527970505648</text:p>
          </table:table-cell>
          <table:table-cell office:value-type="float" office:value="16.5741385295371" calcext:value-type="float">
            <text:p>16.5741385295371</text:p>
          </table:table-cell>
          <table:table-cell office:value-type="float" office:value="-15.6227977635748" calcext:value-type="float">
            <text:p>-15.6227977635748</text:p>
          </table:table-cell>
          <table:table-cell office:value-type="float" office:value="21.0421710751614" calcext:value-type="float">
            <text:p>21.0421710751614</text:p>
          </table:table-cell>
          <table:table-cell office:value-type="float" office:value="2.21469025315935" calcext:value-type="float">
            <text:p>2.21469025315935</text:p>
          </table:table-cell>
          <table:table-cell office:value-type="float" office:value="0.0416184596037471" calcext:value-type="float">
            <text:p>0.041618459603747</text:p>
          </table:table-cell>
          <table:table-cell office:value-type="float" office:value="-7.6049269990852" calcext:value-type="float">
            <text:p>-7.6049269990852</text:p>
          </table:table-cell>
          <table:table-cell office:value-type="float" office:value="16.9878698285765" calcext:value-type="float">
            <text:p>16.9878698285765</text:p>
          </table:table-cell>
          <table:table-cell office:value-type="float" office:value="-7.60492695194695" calcext:value-type="float">
            <text:p>-7.60492695194695</text:p>
          </table:table-cell>
          <table:table-cell office:value-type="float" office:value="16.9878677647407" calcext:value-type="float">
            <text:p>16.9878677647407</text:p>
          </table:table-cell>
        </table:table-row>
        <table:table-row table:style-name="ro1">
          <table:table-cell office:value-type="float" office:value="-7.48901737167538" calcext:value-type="float">
            <text:p>-7.48901737167538</text:p>
          </table:table-cell>
          <table:table-cell office:value-type="float" office:value="16.782531164786" calcext:value-type="float">
            <text:p>16.782531164786</text:p>
          </table:table-cell>
          <table:table-cell office:value-type="float" office:value="-7.55064406714284" calcext:value-type="float">
            <text:p>-7.55064406714284</text:p>
          </table:table-cell>
          <table:table-cell office:value-type="float" office:value="16.4984582800063" calcext:value-type="float">
            <text:p>16.4984582800063</text:p>
          </table:table-cell>
          <table:table-cell office:value-type="float" office:value="-15.8126399993187" calcext:value-type="float">
            <text:p>-15.8126399993187</text:p>
          </table:table-cell>
          <table:table-cell office:value-type="float" office:value="21.0256312679817" calcext:value-type="float">
            <text:p>21.0256312679817</text:p>
          </table:table-cell>
          <table:table-cell office:value-type="float" office:value="1.90561380383873" calcext:value-type="float">
            <text:p>1.90561380383873</text:p>
          </table:table-cell>
          <table:table-cell office:value-type="float" office:value="0.0592386907651428" calcext:value-type="float">
            <text:p>0.059238690765143</text:p>
          </table:table-cell>
          <table:table-cell office:value-type="float" office:value="-7.69465563061709" calcext:value-type="float">
            <text:p>-7.69465563061709</text:p>
          </table:table-cell>
          <table:table-cell office:value-type="float" office:value="16.925207738258" calcext:value-type="float">
            <text:p>16.925207738258</text:p>
          </table:table-cell>
          <table:table-cell office:value-type="float" office:value="-7.69465547230665" calcext:value-type="float">
            <text:p>-7.69465547230665</text:p>
          </table:table-cell>
          <table:table-cell office:value-type="float" office:value="16.9252056739814" calcext:value-type="float">
            <text:p>16.9252056739814</text:p>
          </table:table-cell>
        </table:table-row>
        <table:table-row table:style-name="ro1">
          <table:table-cell office:value-type="float" office:value="-7.32032043907948" calcext:value-type="float">
            <text:p>-7.32032043907948</text:p>
          </table:table-cell>
          <table:table-cell office:value-type="float" office:value="16.1867504464105" calcext:value-type="float">
            <text:p>16.1867504464105</text:p>
          </table:table-cell>
          <table:table-cell office:value-type="float" office:value="-7.61524837115634" calcext:value-type="float">
            <text:p>-7.61524837115634</text:p>
          </table:table-cell>
          <table:table-cell office:value-type="float" office:value="16.4221281817296" calcext:value-type="float">
            <text:p>16.4221281817296</text:p>
          </table:table-cell>
          <table:table-cell office:value-type="float" office:value="-16.0352423684427" calcext:value-type="float">
            <text:p>-16.0352423684427</text:p>
          </table:table-cell>
          <table:table-cell office:value-type="float" office:value="21.0049078898787" calcext:value-type="float">
            <text:p>21.0049078898787</text:p>
          </table:table-cell>
          <table:table-cell office:value-type="float" office:value="2.2356491929546" calcext:value-type="float">
            <text:p>2.2356491929546</text:p>
          </table:table-cell>
          <table:table-cell office:value-type="float" office:value="0.303904966783679" calcext:value-type="float">
            <text:p>0.303904966783679</text:p>
          </table:table-cell>
          <table:table-cell office:value-type="float" office:value="-7.76224490380225" calcext:value-type="float">
            <text:p>-7.76224490380225</text:p>
          </table:table-cell>
          <table:table-cell office:value-type="float" office:value="16.7976953883711" calcext:value-type="float">
            <text:p>16.7976953883711</text:p>
          </table:table-cell>
          <table:table-cell office:value-type="float" office:value="-7.76224498868987" calcext:value-type="float">
            <text:p>-7.76224498868987</text:p>
          </table:table-cell>
          <table:table-cell office:value-type="float" office:value="16.7976931869489" calcext:value-type="float">
            <text:p>16.7976931869489</text:p>
          </table:table-cell>
        </table:table-row>
        <table:table-row table:style-name="ro1">
          <table:table-cell office:value-type="float" office:value="-7.4633227279315" calcext:value-type="float">
            <text:p>-7.4633227279315</text:p>
          </table:table-cell>
          <table:table-cell office:value-type="float" office:value="16.0608679899244" calcext:value-type="float">
            <text:p>16.0608679899244</text:p>
          </table:table-cell>
          <table:table-cell office:value-type="float" office:value="-7.67908615672041" calcext:value-type="float">
            <text:p>-7.67908615672041</text:p>
          </table:table-cell>
          <table:table-cell office:value-type="float" office:value="16.3451558676532" calcext:value-type="float">
            <text:p>16.3451558676532</text:p>
          </table:table-cell>
          <table:table-cell office:value-type="float" office:value="-16.2581261004295" calcext:value-type="float">
            <text:p>-16.2581261004295</text:p>
          </table:table-cell>
          <table:table-cell office:value-type="float" office:value="20.9773045643728" calcext:value-type="float">
            <text:p>20.9773045643728</text:p>
          </table:table-cell>
          <table:table-cell office:value-type="float" office:value="2.24586512425273" calcext:value-type="float">
            <text:p>2.24586512425273</text:p>
          </table:table-cell>
          <table:table-cell office:value-type="float" office:value="0.141880792656612" calcext:value-type="float">
            <text:p>0.141880792656612</text:p>
          </table:table-cell>
          <table:table-cell office:value-type="float" office:value="-7.85583586259938" calcext:value-type="float">
            <text:p>-7.85583586259938</text:p>
          </table:table-cell>
          <table:table-cell office:value-type="float" office:value="16.6529315949214" calcext:value-type="float">
            <text:p>16.6529315949214</text:p>
          </table:table-cell>
          <table:table-cell office:value-type="float" office:value="-7.85583602798348" calcext:value-type="float">
            <text:p>-7.85583602798348</text:p>
          </table:table-cell>
          <table:table-cell office:value-type="float" office:value="16.6529292726396" calcext:value-type="float">
            <text:p>16.6529292726396</text:p>
          </table:table-cell>
        </table:table-row>
        <table:table-row table:style-name="ro1">
          <table:table-cell office:value-type="float" office:value="-7.84545337101715" calcext:value-type="float">
            <text:p>-7.84545337101715</text:p>
          </table:table-cell>
          <table:table-cell office:value-type="float" office:value="16.4862284302895" calcext:value-type="float">
            <text:p>16.4862284302895</text:p>
          </table:table-cell>
          <table:table-cell office:value-type="float" office:value="-7.74215104010969" calcext:value-type="float">
            <text:p>-7.74215104010969</text:p>
          </table:table-cell>
          <table:table-cell office:value-type="float" office:value="16.2675490349444" calcext:value-type="float">
            <text:p>16.2675490349444</text:p>
          </table:table-cell>
          <table:table-cell office:value-type="float" office:value="-16.3891419708523" calcext:value-type="float">
            <text:p>-16.3891419708523</text:p>
          </table:table-cell>
          <table:table-cell office:value-type="float" office:value="20.9591879096472" calcext:value-type="float">
            <text:p>20.9591879096472</text:p>
          </table:table-cell>
          <table:table-cell office:value-type="float" office:value="1.32262509733837" calcext:value-type="float">
            <text:p>1.32262509733837</text:p>
          </table:table-cell>
          <table:table-cell office:value-type="float" office:value="-0.184149579646308" calcext:value-type="float">
            <text:p>-0.184149579646308</text:p>
          </table:table-cell>
          <table:table-cell office:value-type="float" office:value="-7.94218267843483" calcext:value-type="float">
            <text:p>-7.94218267843483</text:p>
          </table:table-cell>
          <table:table-cell office:value-type="float" office:value="16.5907514101517" calcext:value-type="float">
            <text:p>16.5907514101517</text:p>
          </table:table-cell>
          <table:table-cell office:value-type="float" office:value="-7.94218256914984" calcext:value-type="float">
            <text:p>-7.94218256914984</text:p>
          </table:table-cell>
          <table:table-cell office:value-type="float" office:value="16.5907492309896" calcext:value-type="float">
            <text:p>16.5907492309896</text:p>
          </table:table-cell>
        </table:table-row>
        <table:table-row table:style-name="ro1">
          <table:table-cell office:value-type="float" office:value="-7.7985557572074" calcext:value-type="float">
            <text:p>-7.7985557572074</text:p>
          </table:table-cell>
          <table:table-cell office:value-type="float" office:value="16.0264623553801" calcext:value-type="float">
            <text:p>16.0264623553801</text:p>
          </table:table-cell>
          <table:table-cell office:value-type="float" office:value="-7.8044367148884" calcext:value-type="float">
            <text:p>-7.8044367148884</text:p>
          </table:table-cell>
          <table:table-cell office:value-type="float" office:value="16.1893154442217" calcext:value-type="float">
            <text:p>16.1893154442217</text:p>
          </table:table-cell>
          <table:table-cell office:value-type="float" office:value="-16.7052336784166" calcext:value-type="float">
            <text:p>-16.7052336784166</text:p>
          </table:table-cell>
          <table:table-cell office:value-type="float" office:value="20.9213969935419" calcext:value-type="float">
            <text:p>20.9213969935419</text:p>
          </table:table-cell>
          <table:table-cell office:value-type="float" office:value="3.18342772701078" calcext:value-type="float">
            <text:p>3.18342772701078</text:p>
          </table:table-cell>
          <table:table-cell office:value-type="float" office:value="0.26966447180216" calcext:value-type="float">
            <text:p>0.26966447180216</text:p>
          </table:table-cell>
          <table:table-cell office:value-type="float" office:value="-8.12871801606583" calcext:value-type="float">
            <text:p>-8.12871801606583</text:p>
          </table:table-cell>
          <table:table-cell office:value-type="float" office:value="16.4272992257873" calcext:value-type="float">
            <text:p>16.4272992257873</text:p>
          </table:table-cell>
          <table:table-cell office:value-type="float" office:value="-8.12871783203842" calcext:value-type="float">
            <text:p>-8.12871783203842</text:p>
          </table:table-cell>
          <table:table-cell office:value-type="float" office:value="16.4272968181361" calcext:value-type="float">
            <text:p>16.4272968181361</text:p>
          </table:table-cell>
        </table:table-row>
        <table:table-row table:style-name="ro1">
          <table:table-cell office:value-type="float" office:value="-8.05542050496719" calcext:value-type="float">
            <text:p>-8.05542050496719</text:p>
          </table:table-cell>
          <table:table-cell office:value-type="float" office:value="15.8974110227693" calcext:value-type="float">
            <text:p>15.8974110227693</text:p>
          </table:table-cell>
          <table:table-cell office:value-type="float" office:value="-7.86593695254096" calcext:value-type="float">
            <text:p>-7.86593695254096</text:p>
          </table:table-cell>
          <table:table-cell office:value-type="float" office:value="16.1104629187791" calcext:value-type="float">
            <text:p>16.1104629187791</text:p>
          </table:table-cell>
          <table:table-cell office:value-type="float" office:value="-16.8010279001062" calcext:value-type="float">
            <text:p>-16.8010279001062</text:p>
          </table:table-cell>
          <table:table-cell office:value-type="float" office:value="20.9073148737712" calcext:value-type="float">
            <text:p>20.9073148737712</text:p>
          </table:table-cell>
          <table:table-cell office:value-type="float" office:value="0.968237522839804" calcext:value-type="float">
            <text:p>0.968237522839804</text:p>
          </table:table-cell>
          <table:table-cell office:value-type="float" office:value="0.261740337276942" calcext:value-type="float">
            <text:p>0.261740337276942</text:p>
          </table:table-cell>
          <table:table-cell office:value-type="float" office:value="-8.21006070117635" calcext:value-type="float">
            <text:p>-8.21006070117635</text:p>
          </table:table-cell>
          <table:table-cell office:value-type="float" office:value="16.318321103723" calcext:value-type="float">
            <text:p>16.318321103723</text:p>
          </table:table-cell>
          <table:table-cell office:value-type="float" office:value="-8.21006050415623" calcext:value-type="float">
            <text:p>-8.21006050415623</text:p>
          </table:table-cell>
          <table:table-cell office:value-type="float" office:value="16.318318762939" calcext:value-type="float">
            <text:p>16.318318762939</text:p>
          </table:table-cell>
        </table:table-row>
        <table:table-row table:style-name="ro1">
          <table:table-cell office:value-type="float" office:value="-7.96826715944194" calcext:value-type="float">
            <text:p>-7.96826715944194</text:p>
          </table:table-cell>
          <table:table-cell office:value-type="float" office:value="15.8887628551936" calcext:value-type="float">
            <text:p>15.8887628551936</text:p>
          </table:table-cell>
          <table:table-cell office:value-type="float" office:value="-7.92664560309485" calcext:value-type="float">
            <text:p>-7.92664560309485</text:p>
          </table:table-cell>
          <table:table-cell office:value-type="float" office:value="16.0309993438034" calcext:value-type="float">
            <text:p>16.0309993438034</text:p>
          </table:table-cell>
          <table:table-cell office:value-type="float" office:value="-16.8844717535727" calcext:value-type="float">
            <text:p>-16.8844717535727</text:p>
          </table:table-cell>
          <table:table-cell office:value-type="float" office:value="20.8928079136563" calcext:value-type="float">
            <text:p>20.8928079136563</text:p>
          </table:table-cell>
          <table:table-cell office:value-type="float" office:value="0.846955050349427" calcext:value-type="float">
            <text:p>0.846955050349427</text:p>
          </table:table-cell>
          <table:table-cell office:value-type="float" office:value="0.155801616706582" calcext:value-type="float">
            <text:p>0.155801616706582</text:p>
          </table:table-cell>
          <table:table-cell office:value-type="float" office:value="-8.22288287794282" calcext:value-type="float">
            <text:p>-8.22288287794282</text:p>
          </table:table-cell>
          <table:table-cell office:value-type="float" office:value="16.2434893809067" calcext:value-type="float">
            <text:p>16.2434893809067</text:p>
          </table:table-cell>
          <table:table-cell office:value-type="float" office:value="-8.22288269988658" calcext:value-type="float">
            <text:p>-8.22288269988658</text:p>
          </table:table-cell>
          <table:table-cell office:value-type="float" office:value="16.2434872108684" calcext:value-type="float">
            <text:p>16.2434872108684</text:p>
          </table:table-cell>
        </table:table-row>
        <table:table-row table:style-name="ro1">
          <table:table-cell office:value-type="float" office:value="-8.53928438274778" calcext:value-type="float">
            <text:p>-8.53928438274778</text:p>
          </table:table-cell>
          <table:table-cell office:value-type="float" office:value="16.3783571618908" calcext:value-type="float">
            <text:p>16.3783571618908</text:p>
          </table:table-cell>
          <table:table-cell office:value-type="float" office:value="-7.98655659573563" calcext:value-type="float">
            <text:p>-7.98655659573563</text:p>
          </table:table-cell>
          <table:table-cell office:value-type="float" office:value="15.9509326655858" calcext:value-type="float">
            <text:p>15.9509326655858</text:p>
          </table:table-cell>
          <table:table-cell office:value-type="float" office:value="-17.0318932535548" calcext:value-type="float">
            <text:p>-17.0318932535548</text:p>
          </table:table-cell>
          <table:table-cell office:value-type="float" office:value="20.8648053588129" calcext:value-type="float">
            <text:p>20.8648053588129</text:p>
          </table:table-cell>
          <table:table-cell office:value-type="float" office:value="1.50057461442965" calcext:value-type="float">
            <text:p>1.50057461442965</text:p>
          </table:table-cell>
          <table:table-cell office:value-type="float" office:value="0.762703019624664" calcext:value-type="float">
            <text:p>0.762703019624664</text:p>
          </table:table-cell>
          <table:table-cell office:value-type="float" office:value="-8.38783105042627" calcext:value-type="float">
            <text:p>-8.38783105042627</text:p>
          </table:table-cell>
          <table:table-cell office:value-type="float" office:value="16.1854413315885" calcext:value-type="float">
            <text:p>16.1854413315885</text:p>
          </table:table-cell>
          <table:table-cell office:value-type="float" office:value="-8.38783041675375" calcext:value-type="float">
            <text:p>-8.38783041675375</text:p>
          </table:table-cell>
          <table:table-cell office:value-type="float" office:value="16.1854393351664" calcext:value-type="float">
            <text:p>16.1854393351664</text:p>
          </table:table-cell>
        </table:table-row>
        <table:table-row table:style-name="ro1">
          <table:table-cell office:value-type="float" office:value="-7.74712566743768" calcext:value-type="float">
            <text:p>-7.74712566743768</text:p>
          </table:table-cell>
          <table:table-cell office:value-type="float" office:value="16.0683668413728" calcext:value-type="float">
            <text:p>16.0683668413728</text:p>
          </table:table-cell>
          <table:table-cell office:value-type="float" office:value="-8.04566393941393" calcext:value-type="float">
            <text:p>-8.04566393941393</text:p>
          </table:table-cell>
          <table:table-cell office:value-type="float" office:value="15.8702708907275" calcext:value-type="float">
            <text:p>15.8702708907275</text:p>
          </table:table-cell>
          <table:table-cell office:value-type="float" office:value="-17.2286962591434" calcext:value-type="float">
            <text:p>-17.2286962591434</text:p>
          </table:table-cell>
          <table:table-cell office:value-type="float" office:value="20.8116112973657" calcext:value-type="float">
            <text:p>20.8116112973657</text:p>
          </table:table-cell>
          <table:table-cell office:value-type="float" office:value="2.03865227986438" calcext:value-type="float">
            <text:p>2.03865227986438</text:p>
          </table:table-cell>
          <table:table-cell office:value-type="float" office:value="0.478561056761232" calcext:value-type="float">
            <text:p>0.478561056761232</text:p>
          </table:table-cell>
          <table:table-cell office:value-type="float" office:value="-8.31376802508362" calcext:value-type="float">
            <text:p>-8.31376802508362</text:p>
          </table:table-cell>
          <table:table-cell office:value-type="float" office:value="16.1591184632329" calcext:value-type="float">
            <text:p>16.1591184632329</text:p>
          </table:table-cell>
          <table:table-cell office:value-type="float" office:value="-8.31376753679957" calcext:value-type="float">
            <text:p>-8.31376753679957</text:p>
          </table:table-cell>
          <table:table-cell office:value-type="float" office:value="16.1591166631379" calcext:value-type="float">
            <text:p>16.1591166631379</text:p>
          </table:table-cell>
        </table:table-row>
        <table:table-row table:style-name="ro1">
          <table:table-cell office:value-type="float" office:value="-7.8490829139475" calcext:value-type="float">
            <text:p>-7.8490829139475</text:p>
          </table:table-cell>
          <table:table-cell office:value-type="float" office:value="15.743239115709" calcext:value-type="float">
            <text:p>15.743239115709</text:p>
          </table:table-cell>
          <table:table-cell office:value-type="float" office:value="-8.10396172344466" calcext:value-type="float">
            <text:p>-8.10396172344466</text:p>
          </table:table-cell>
          <table:table-cell office:value-type="float" office:value="15.7890220853387" calcext:value-type="float">
            <text:p>15.7890220853387</text:p>
          </table:table-cell>
          <table:table-cell office:value-type="float" office:value="-17.3864183816353" calcext:value-type="float">
            <text:p>-17.3864183816353</text:p>
          </table:table-cell>
          <table:table-cell office:value-type="float" office:value="20.7607685520144" calcext:value-type="float">
            <text:p>20.7607685520144</text:p>
          </table:table-cell>
          <table:table-cell office:value-type="float" office:value="1.65714370765531" calcext:value-type="float">
            <text:p>1.65714370765531</text:p>
          </table:table-cell>
          <table:table-cell office:value-type="float" office:value="0.402767778484976" calcext:value-type="float">
            <text:p>0.402767778484976</text:p>
          </table:table-cell>
          <table:table-cell office:value-type="float" office:value="-8.30856548116739" calcext:value-type="float">
            <text:p>-8.30856548116739</text:p>
          </table:table-cell>
          <table:table-cell office:value-type="float" office:value="16.063408109359" calcext:value-type="float">
            <text:p>16.063408109359</text:p>
          </table:table-cell>
          <table:table-cell office:value-type="float" office:value="-8.30856509610745" calcext:value-type="float">
            <text:p>-8.30856509610745</text:p>
          </table:table-cell>
          <table:table-cell office:value-type="float" office:value="16.0634063437466" calcext:value-type="float">
            <text:p>16.0634063437466</text:p>
          </table:table-cell>
        </table:table-row>
        <table:table-row table:style-name="ro1">
          <table:table-cell office:value-type="float" office:value="-8.18525261609518" calcext:value-type="float">
            <text:p>-8.18525261609518</text:p>
          </table:table-cell>
          <table:table-cell office:value-type="float" office:value="15.6812818543888" calcext:value-type="float">
            <text:p>15.6812818543888</text:p>
          </table:table-cell>
          <table:table-cell office:value-type="float" office:value="-8.16144411809799" calcext:value-type="float">
            <text:p>-8.16144411809799</text:p>
          </table:table-cell>
          <table:table-cell office:value-type="float" office:value="15.7071943742322" calcext:value-type="float">
            <text:p>15.7071943742322</text:p>
          </table:table-cell>
          <table:table-cell office:value-type="float" office:value="-17.3601415943446" calcext:value-type="float">
            <text:p>-17.3601415943446</text:p>
          </table:table-cell>
          <table:table-cell office:value-type="float" office:value="20.7704233822965" calcext:value-type="float">
            <text:p>20.7704233822965</text:p>
          </table:table-cell>
          <table:table-cell office:value-type="float" office:value="-0.279943797591291" calcext:value-type="float">
            <text:p>-0.279943797591291</text:p>
          </table:table-cell>
          <table:table-cell office:value-type="float" office:value="-0.0258041092553614" calcext:value-type="float">
            <text:p>-0.025804109255361</text:p>
          </table:table-cell>
          <table:table-cell office:value-type="float" office:value="-8.30699610599742" calcext:value-type="float">
            <text:p>-8.30699610599742</text:p>
          </table:table-cell>
          <table:table-cell office:value-type="float" office:value="16.0118707494852" calcext:value-type="float">
            <text:p>16.0118707494852</text:p>
          </table:table-cell>
          <table:table-cell office:value-type="float" office:value="-8.30699575813039" calcext:value-type="float">
            <text:p>-8.30699575813039</text:p>
          </table:table-cell>
          <table:table-cell office:value-type="float" office:value="16.011869157455" calcext:value-type="float">
            <text:p>16.011869157455</text:p>
          </table:table-cell>
        </table:table-row>
        <table:table-row table:style-name="ro1">
          <table:table-cell office:value-type="float" office:value="-7.85313930859182" calcext:value-type="float">
            <text:p>-7.85313930859182</text:p>
          </table:table-cell>
          <table:table-cell office:value-type="float" office:value="15.7900510272095" calcext:value-type="float">
            <text:p>15.7900510272095</text:p>
          </table:table-cell>
          <table:table-cell office:value-type="float" office:value="-8.21810537518236" calcext:value-type="float">
            <text:p>-8.21810537518236</text:p>
          </table:table-cell>
          <table:table-cell office:value-type="float" office:value="15.6247959401111" calcext:value-type="float">
            <text:p>15.6247959401111</text:p>
          </table:table-cell>
          <table:table-cell office:value-type="float" office:value="-17.3404196681846" calcext:value-type="float">
            <text:p>-17.3404196681846</text:p>
          </table:table-cell>
          <table:table-cell office:value-type="float" office:value="20.7776120658402" calcext:value-type="float">
            <text:p>20.7776120658402</text:p>
          </table:table-cell>
          <table:table-cell office:value-type="float" office:value="-0.209912253704252" calcext:value-type="float">
            <text:p>-0.209912253704252</text:p>
          </table:table-cell>
          <table:table-cell office:value-type="float" office:value="0.202085774590815" calcext:value-type="float">
            <text:p>0.202085774590815</text:p>
          </table:table-cell>
          <table:table-cell office:value-type="float" office:value="-8.20242489685305" calcext:value-type="float">
            <text:p>-8.20242489685305</text:p>
          </table:table-cell>
          <table:table-cell office:value-type="float" office:value="16.0306374729625" calcext:value-type="float">
            <text:p>16.0306374729625</text:p>
          </table:table-cell>
          <table:table-cell office:value-type="float" office:value="-8.20242471468836" calcext:value-type="float">
            <text:p>-8.20242471468836</text:p>
          </table:table-cell>
          <table:table-cell office:value-type="float" office:value="16.0306361359554" calcext:value-type="float">
            <text:p>16.0306361359554</text:p>
          </table:table-cell>
        </table:table-row>
        <table:table-row table:style-name="ro1">
          <table:table-cell office:value-type="float" office:value="-8.49314186876331" calcext:value-type="float">
            <text:p>-8.49314186876331</text:p>
          </table:table-cell>
          <table:table-cell office:value-type="float" office:value="15.5156535739354" calcext:value-type="float">
            <text:p>15.5156535739354</text:p>
          </table:table-cell>
          <table:table-cell office:value-type="float" office:value="-8.27393982861928" calcext:value-type="float">
            <text:p>-8.27393982861928</text:p>
          </table:table-cell>
          <table:table-cell office:value-type="float" office:value="15.54183502275" calcext:value-type="float">
            <text:p>15.54183502275</text:p>
          </table:table-cell>
          <table:table-cell office:value-type="float" office:value="-17.341872588565" calcext:value-type="float">
            <text:p>-17.341872588565</text:p>
          </table:table-cell>
          <table:table-cell office:value-type="float" office:value="20.7770489594101" calcext:value-type="float">
            <text:p>20.7770489594101</text:p>
          </table:table-cell>
          <table:table-cell office:value-type="float" office:value="0.0155822542764297" calcext:value-type="float">
            <text:p>0.01558225427643</text:p>
          </table:table-cell>
          <table:table-cell office:value-type="float" office:value="0.273406601662446" calcext:value-type="float">
            <text:p>0.273406601662446</text:p>
          </table:table-cell>
          <table:table-cell office:value-type="float" office:value="-8.34461373279892" calcext:value-type="float">
            <text:p>-8.34461373279892</text:p>
          </table:table-cell>
          <table:table-cell office:value-type="float" office:value="15.8809856996032" calcext:value-type="float">
            <text:p>15.8809856996032</text:p>
          </table:table-cell>
          <table:table-cell office:value-type="float" office:value="-8.34461332375548" calcext:value-type="float">
            <text:p>-8.34461332375548</text:p>
          </table:table-cell>
          <table:table-cell office:value-type="float" office:value="15.8809843441076" calcext:value-type="float">
            <text:p>15.8809843441076</text:p>
          </table:table-cell>
        </table:table-row>
        <table:table-row table:style-name="ro1">
          <table:table-cell office:value-type="float" office:value="-8.05519448162029" calcext:value-type="float">
            <text:p>-8.05519448162029</text:p>
          </table:table-cell>
          <table:table-cell office:value-type="float" office:value="15.4149019178859" calcext:value-type="float">
            <text:p>15.4149019178859</text:p>
          </table:table-cell>
          <table:table-cell office:value-type="float" office:value="-8.32894189500992" calcext:value-type="float">
            <text:p>-8.32894189500992</text:p>
          </table:table-cell>
          <table:table-cell office:value-type="float" office:value="15.4583199181714" calcext:value-type="float">
            <text:p>15.4583199181714</text:p>
          </table:table-cell>
          <table:table-cell office:value-type="float" office:value="-17.4679374766043" calcext:value-type="float">
            <text:p>-17.4679374766043</text:p>
          </table:table-cell>
          <table:table-cell office:value-type="float" office:value="20.7241822657749" calcext:value-type="float">
            <text:p>20.7241822657749</text:p>
          </table:table-cell>
          <table:table-cell office:value-type="float" office:value="1.36701292211489" calcext:value-type="float">
            <text:p>1.36701292211489</text:p>
          </table:table-cell>
          <table:table-cell office:value-type="float" office:value="-0.103818711361358" calcext:value-type="float">
            <text:p>-0.103818711361358</text:p>
          </table:table-cell>
          <table:table-cell office:value-type="float" office:value="-8.39172588735203" calcext:value-type="float">
            <text:p>-8.39172588735203</text:p>
          </table:table-cell>
          <table:table-cell office:value-type="float" office:value="15.7531214749364" calcext:value-type="float">
            <text:p>15.7531214749364</text:p>
          </table:table-cell>
          <table:table-cell office:value-type="float" office:value="-8.39172546887137" calcext:value-type="float">
            <text:p>-8.39172546887137</text:p>
          </table:table-cell>
          <table:table-cell office:value-type="float" office:value="15.7531200410347" calcext:value-type="float">
            <text:p>15.7531200410347</text:p>
          </table:table-cell>
        </table:table-row>
        <table:table-row table:style-name="ro1">
          <table:table-cell office:value-type="float" office:value="-8.57123271452192" calcext:value-type="float">
            <text:p>-8.57123271452192</text:p>
          </table:table-cell>
          <table:table-cell office:value-type="float" office:value="15.5461565328961" calcext:value-type="float">
            <text:p>15.5461565328961</text:p>
          </table:table-cell>
          <table:table-cell office:value-type="float" office:value="-8.3831060741935" calcext:value-type="float">
            <text:p>-8.3831060741935</text:p>
          </table:table-cell>
          <table:table-cell office:value-type="float" office:value="15.3742589778164" calcext:value-type="float">
            <text:p>15.3742589778164</text:p>
          </table:table-cell>
          <table:table-cell office:value-type="float" office:value="-17.3950069612529" calcext:value-type="float">
            <text:p>-17.3950069612529</text:p>
          </table:table-cell>
          <table:table-cell office:value-type="float" office:value="20.7538799937888" calcext:value-type="float">
            <text:p>20.7538799937888</text:p>
          </table:table-cell>
          <table:table-cell office:value-type="float" office:value="-0.787452545783371" calcext:value-type="float">
            <text:p>-0.787452545783371</text:p>
          </table:table-cell>
          <table:table-cell office:value-type="float" office:value="0.426088315574328" calcext:value-type="float">
            <text:p>0.426088315574328</text:p>
          </table:table-cell>
          <table:table-cell office:value-type="float" office:value="-8.42728305941236" calcext:value-type="float">
            <text:p>-8.42728305941236</text:p>
          </table:table-cell>
          <table:table-cell office:value-type="float" office:value="15.7170001827069" calcext:value-type="float">
            <text:p>15.7170001827069</text:p>
          </table:table-cell>
          <table:table-cell office:value-type="float" office:value="-8.42728253691494" calcext:value-type="float">
            <text:p>-8.42728253691494</text:p>
          </table:table-cell>
          <table:table-cell office:value-type="float" office:value="15.7169989767064" calcext:value-type="float">
            <text:p>15.7169989767064</text:p>
          </table:table-cell>
        </table:table-row>
        <table:table-row table:style-name="ro1">
          <table:table-cell office:value-type="float" office:value="-8.42165708305416" calcext:value-type="float">
            <text:p>-8.42165708305416</text:p>
          </table:table-cell>
          <table:table-cell office:value-type="float" office:value="14.9268656247814" calcext:value-type="float">
            <text:p>14.9268656247814</text:p>
          </table:table-cell>
          <table:table-cell office:value-type="float" office:value="-8.43642694979721" calcext:value-type="float">
            <text:p>-8.43642694979721</text:p>
          </table:table-cell>
          <table:table-cell office:value-type="float" office:value="15.2896606077089" calcext:value-type="float">
            <text:p>15.2896606077089</text:p>
          </table:table-cell>
          <table:table-cell office:value-type="float" office:value="-17.3326164623056" calcext:value-type="float">
            <text:p>-17.3326164623056</text:p>
          </table:table-cell>
          <table:table-cell office:value-type="float" office:value="20.7824416227743" calcext:value-type="float">
            <text:p>20.7824416227743</text:p>
          </table:table-cell>
          <table:table-cell office:value-type="float" office:value="-0.686173520998585" calcext:value-type="float">
            <text:p>-0.686173520998585</text:p>
          </table:table-cell>
          <table:table-cell office:value-type="float" office:value="0.150122301937061" calcext:value-type="float">
            <text:p>0.150122301937061</text:p>
          </table:table-cell>
          <table:table-cell office:value-type="float" office:value="-8.50131492173986" calcext:value-type="float">
            <text:p>-8.50131492173986</text:p>
          </table:table-cell>
          <table:table-cell office:value-type="float" office:value="15.5652749640061" calcext:value-type="float">
            <text:p>15.5652749640061</text:p>
          </table:table-cell>
          <table:table-cell office:value-type="float" office:value="-8.5013144334778" calcext:value-type="float">
            <text:p>-8.5013144334778</text:p>
          </table:table-cell>
          <table:table-cell office:value-type="float" office:value="15.565273626481" calcext:value-type="float">
            <text:p>15.565273626481</text:p>
          </table:table-cell>
        </table:table-row>
        <table:table-row table:style-name="ro1">
          <table:table-cell office:value-type="float" office:value="-8.54880554911684" calcext:value-type="float">
            <text:p>-8.54880554911684</text:p>
          </table:table-cell>
          <table:table-cell office:value-type="float" office:value="15.3269590937581" calcext:value-type="float">
            <text:p>15.3269590937581</text:p>
          </table:table-cell>
          <table:table-cell office:value-type="float" office:value="-8.48889918977795" calcext:value-type="float">
            <text:p>-8.48889918977795</text:p>
          </table:table-cell>
          <table:table-cell office:value-type="float" office:value="15.2045332676153" calcext:value-type="float">
            <text:p>15.2045332676153</text:p>
          </table:table-cell>
          <table:table-cell office:value-type="float" office:value="-17.269381551134" calcext:value-type="float">
            <text:p>-17.269381551134</text:p>
          </table:table-cell>
          <table:table-cell office:value-type="float" office:value="20.8125460880946" calcext:value-type="float">
            <text:p>20.8125460880946</text:p>
          </table:table-cell>
          <table:table-cell office:value-type="float" office:value="-0.700352255876118" calcext:value-type="float">
            <text:p>-0.700352255876118</text:p>
          </table:table-cell>
          <table:table-cell office:value-type="float" office:value="-0.22661724720736" calcext:value-type="float">
            <text:p>-0.22661724720736</text:p>
          </table:table-cell>
          <table:table-cell office:value-type="float" office:value="-8.51488566744834" calcext:value-type="float">
            <text:p>-8.51488566744834</text:p>
          </table:table-cell>
          <table:table-cell office:value-type="float" office:value="15.5358218468094" calcext:value-type="float">
            <text:p>15.5358218468094</text:p>
          </table:table-cell>
          <table:table-cell office:value-type="float" office:value="-8.51488514972345" calcext:value-type="float">
            <text:p>-8.51488514972345</text:p>
          </table:table-cell>
          <table:table-cell office:value-type="float" office:value="15.5358206928434" calcext:value-type="float">
            <text:p>15.5358206928434</text:p>
          </table:table-cell>
        </table:table-row>
        <table:table-row table:style-name="ro1">
          <table:table-cell office:value-type="float" office:value="-9.25079332929935" calcext:value-type="float">
            <text:p>-9.25079332929935</text:p>
          </table:table-cell>
          <table:table-cell office:value-type="float" office:value="15.2586313479259" calcext:value-type="float">
            <text:p>15.2586313479259</text:p>
          </table:table-cell>
          <table:table-cell office:value-type="float" office:value="-8.54051754695544" calcext:value-type="float">
            <text:p>-8.54051754695544</text:p>
          </table:table-cell>
          <table:table-cell office:value-type="float" office:value="15.1188854701988" calcext:value-type="float">
            <text:p>15.1188854701988</text:p>
          </table:table-cell>
          <table:table-cell office:value-type="float" office:value="-17.204286281079" calcext:value-type="float">
            <text:p>-17.204286281079</text:p>
          </table:table-cell>
          <table:table-cell office:value-type="float" office:value="20.8417457188717" calcext:value-type="float">
            <text:p>20.8417457188717</text:p>
          </table:table-cell>
          <table:table-cell office:value-type="float" office:value="-0.713443243787276" calcext:value-type="float">
            <text:p>-0.713443243787276</text:p>
          </table:table-cell>
          <table:table-cell office:value-type="float" office:value="-0.09484993007645" calcext:value-type="float">
            <text:p>-0.09484993007645</text:p>
          </table:table-cell>
          <table:table-cell office:value-type="float" office:value="-8.69120692664521" calcext:value-type="float">
            <text:p>-8.69120692664521</text:p>
          </table:table-cell>
          <table:table-cell office:value-type="float" office:value="15.4036647160894" calcext:value-type="float">
            <text:p>15.4036647160894</text:p>
          </table:table-cell>
          <table:table-cell office:value-type="float" office:value="-8.69120605968882" calcext:value-type="float">
            <text:p>-8.69120605968882</text:p>
          </table:table-cell>
          <table:table-cell office:value-type="float" office:value="15.4036636888304" calcext:value-type="float">
            <text:p>15.4036636888304</text:p>
          </table:table-cell>
        </table:table-row>
        <table:table-row table:style-name="ro1">
          <table:table-cell office:value-type="float" office:value="-8.4002436368892" calcext:value-type="float">
            <text:p>-8.4002436368892</text:p>
          </table:table-cell>
          <table:table-cell office:value-type="float" office:value="15.0172028007829" calcext:value-type="float">
            <text:p>15.0172028007829</text:p>
          </table:table-cell>
          <table:table-cell office:value-type="float" office:value="-8.59127685953697" calcext:value-type="float">
            <text:p>-8.59127685953697</text:p>
          </table:table-cell>
          <table:table-cell office:value-type="float" office:value="15.0327257801678" calcext:value-type="float">
            <text:p>15.0327257801678</text:p>
          </table:table-cell>
          <table:table-cell office:value-type="float" office:value="-17.2248700736773" calcext:value-type="float">
            <text:p>-17.2248700736773</text:p>
          </table:table-cell>
          <table:table-cell office:value-type="float" office:value="20.832746030637" calcext:value-type="float">
            <text:p>20.832746030637</text:p>
          </table:table-cell>
          <table:table-cell office:value-type="float" office:value="0.224652377253517" calcext:value-type="float">
            <text:p>0.224652377253517</text:p>
          </table:table-cell>
          <table:table-cell office:value-type="float" office:value="0.30669297598174" calcext:value-type="float">
            <text:p>0.30669297598174</text:p>
          </table:table-cell>
          <table:table-cell office:value-type="float" office:value="-8.68704238960008" calcext:value-type="float">
            <text:p>-8.68704238960008</text:p>
          </table:table-cell>
          <table:table-cell office:value-type="float" office:value="15.3405552687159" calcext:value-type="float">
            <text:p>15.3405552687159</text:p>
          </table:table-cell>
          <table:table-cell office:value-type="float" office:value="-8.68704170138262" calcext:value-type="float">
            <text:p>-8.68704170138262</text:p>
          </table:table-cell>
          <table:table-cell office:value-type="float" office:value="15.340554154197" calcext:value-type="float">
            <text:p>15.340554154197</text:p>
          </table:table-cell>
        </table:table-row>
        <table:table-row table:style-name="ro1">
          <table:table-cell office:value-type="float" office:value="-8.3524042212906" calcext:value-type="float">
            <text:p>-8.3524042212906</text:p>
          </table:table-cell>
          <table:table-cell office:value-type="float" office:value="15.1483926360562" calcext:value-type="float">
            <text:p>15.1483926360562</text:p>
          </table:table-cell>
          <table:table-cell office:value-type="float" office:value="-8.64117205163359" calcext:value-type="float">
            <text:p>-8.64117205163359</text:p>
          </table:table-cell>
          <table:table-cell office:value-type="float" office:value="14.9460628134193" calcext:value-type="float">
            <text:p>14.9460628134193</text:p>
          </table:table-cell>
          <table:table-cell office:value-type="float" office:value="-17.3498084259159" calcext:value-type="float">
            <text:p>-17.3498084259159</text:p>
          </table:table-cell>
          <table:table-cell office:value-type="float" office:value="20.7734924555549" calcext:value-type="float">
            <text:p>20.7734924555549</text:p>
          </table:table-cell>
          <table:table-cell office:value-type="float" office:value="1.38277178232986" calcext:value-type="float">
            <text:p>1.38277178232986</text:p>
          </table:table-cell>
          <table:table-cell office:value-type="float" office:value="0.404056766950148" calcext:value-type="float">
            <text:p>0.404056766950148</text:p>
          </table:table-cell>
          <table:table-cell office:value-type="float" office:value="-8.69719043276032" calcext:value-type="float">
            <text:p>-8.69719043276032</text:p>
          </table:table-cell>
          <table:table-cell office:value-type="float" office:value="15.274299340764" calcext:value-type="float">
            <text:p>15.274299340764</text:p>
          </table:table-cell>
          <table:table-cell office:value-type="float" office:value="-8.69718979081011" calcext:value-type="float">
            <text:p>-8.69718979081011</text:p>
          </table:table-cell>
          <table:table-cell office:value-type="float" office:value="15.2742981928837" calcext:value-type="float">
            <text:p>15.2742981928837</text:p>
          </table:table-cell>
        </table:table-row>
        <table:table-row table:style-name="ro1">
          <table:table-cell office:value-type="float" office:value="-8.38115865954955" calcext:value-type="float">
            <text:p>-8.38115865954955</text:p>
          </table:table-cell>
          <table:table-cell office:value-type="float" office:value="15.0121814473367" calcext:value-type="float">
            <text:p>15.0121814473367</text:p>
          </table:table-cell>
          <table:table-cell office:value-type="float" office:value="-8.69019813376766" calcext:value-type="float">
            <text:p>-8.69019813376766</text:p>
          </table:table-cell>
          <table:table-cell office:value-type="float" office:value="14.858905236178" calcext:value-type="float">
            <text:p>14.858905236178</text:p>
          </table:table-cell>
          <table:table-cell office:value-type="float" office:value="-17.4119602084531" calcext:value-type="float">
            <text:p>-17.4119602084531</text:p>
          </table:table-cell>
          <table:table-cell office:value-type="float" office:value="20.7408782199198" calcext:value-type="float">
            <text:p>20.7408782199198</text:p>
          </table:table-cell>
          <table:table-cell office:value-type="float" office:value="0.701892615619741" calcext:value-type="float">
            <text:p>0.701892615619741</text:p>
          </table:table-cell>
          <table:table-cell office:value-type="float" office:value="0.209448117663334" calcext:value-type="float">
            <text:p>0.209448117663334</text:p>
          </table:table-cell>
          <table:table-cell office:value-type="float" office:value="-8.69155382588969" calcext:value-type="float">
            <text:p>-8.69155382588969</text:p>
          </table:table-cell>
          <table:table-cell office:value-type="float" office:value="15.2168806747084" calcext:value-type="float">
            <text:p>15.2168806747084</text:p>
          </table:table-cell>
          <table:table-cell office:value-type="float" office:value="-8.69155324839323" calcext:value-type="float">
            <text:p>-8.69155324839323</text:p>
          </table:table-cell>
          <table:table-cell office:value-type="float" office:value="15.2168795318281" calcext:value-type="float">
            <text:p>15.2168795318281</text:p>
          </table:table-cell>
        </table:table-row>
        <table:table-row table:style-name="ro1">
          <table:table-cell office:value-type="float" office:value="-8.89574136915408" calcext:value-type="float">
            <text:p>-8.89574136915408</text:p>
          </table:table-cell>
          <table:table-cell office:value-type="float" office:value="14.8510825211364" calcext:value-type="float">
            <text:p>14.8510825211364</text:p>
          </table:table-cell>
          <table:table-cell office:value-type="float" office:value="-8.73835020337183" calcext:value-type="float">
            <text:p>-8.73835020337183</text:p>
          </table:table-cell>
          <table:table-cell office:value-type="float" office:value="14.7712617641288" calcext:value-type="float">
            <text:p>14.7712617641288</text:p>
          </table:table-cell>
          <table:table-cell office:value-type="float" office:value="-17.5725118951959" calcext:value-type="float">
            <text:p>-17.5725118951959</text:p>
          </table:table-cell>
          <table:table-cell office:value-type="float" office:value="20.6522914958605" calcext:value-type="float">
            <text:p>20.6522914958605</text:p>
          </table:table-cell>
          <table:table-cell office:value-type="float" office:value="1.83369713408516" calcext:value-type="float">
            <text:p>1.83369713408516</text:p>
          </table:table-cell>
          <table:table-cell office:value-type="float" office:value="0.375565393684495" calcext:value-type="float">
            <text:p>0.375565393684495</text:p>
          </table:table-cell>
          <table:table-cell office:value-type="float" office:value="-8.85483535882596" calcext:value-type="float">
            <text:p>-8.85483535882596</text:p>
          </table:table-cell>
          <table:table-cell office:value-type="float" office:value="15.0049384186022" calcext:value-type="float">
            <text:p>15.0049384186022</text:p>
          </table:table-cell>
          <table:table-cell office:value-type="float" office:value="-8.85483446410473" calcext:value-type="float">
            <text:p>-8.85483446410473</text:p>
          </table:table-cell>
          <table:table-cell office:value-type="float" office:value="15.0049372082081" calcext:value-type="float">
            <text:p>15.0049372082081</text:p>
          </table:table-cell>
        </table:table-row>
        <table:table-row table:style-name="ro1">
          <table:table-cell office:value-type="float" office:value="-8.88305526328461" calcext:value-type="float">
            <text:p>-8.88305526328461</text:p>
          </table:table-cell>
          <table:table-cell office:value-type="float" office:value="14.9154654463266" calcext:value-type="float">
            <text:p>14.9154654463266</text:p>
          </table:table-cell>
          <table:table-cell office:value-type="float" office:value="-8.78562344527927" calcext:value-type="float">
            <text:p>-8.78562344527927</text:p>
          </table:table-cell>
          <table:table-cell office:value-type="float" office:value="14.683141161546" calcext:value-type="float">
            <text:p>14.683141161546</text:p>
          </table:table-cell>
          <table:table-cell office:value-type="float" office:value="-17.7807297730951" calcext:value-type="float">
            <text:p>-17.7807297730951</text:p>
          </table:table-cell>
          <table:table-cell office:value-type="float" office:value="20.5269827213135" calcext:value-type="float">
            <text:p>20.5269827213135</text:p>
          </table:table-cell>
          <table:table-cell office:value-type="float" office:value="2.43016406144361" calcext:value-type="float">
            <text:p>2.43016406144361</text:p>
          </table:table-cell>
          <table:table-cell office:value-type="float" office:value="-0.116115613939315" calcext:value-type="float">
            <text:p>-0.116115613939315</text:p>
          </table:table-cell>
          <table:table-cell office:value-type="float" office:value="-8.96180899053681" calcext:value-type="float">
            <text:p>-8.96180899053681</text:p>
          </table:table-cell>
          <table:table-cell office:value-type="float" office:value="14.8528743237916" calcext:value-type="float">
            <text:p>14.8528743237916</text:p>
          </table:table-cell>
          <table:table-cell office:value-type="float" office:value="-8.96180788504937" calcext:value-type="float">
            <text:p>-8.96180788504937</text:p>
          </table:table-cell>
          <table:table-cell office:value-type="float" office:value="14.8528731199797" calcext:value-type="float">
            <text:p>14.8528731199797</text:p>
          </table:table-cell>
        </table:table-row>
        <table:table-row table:style-name="ro1">
          <table:table-cell office:value-type="float" office:value="-8.81634709015784" calcext:value-type="float">
            <text:p>-8.81634709015784</text:p>
          </table:table-cell>
          <table:table-cell office:value-type="float" office:value="14.3849082115936" calcext:value-type="float">
            <text:p>14.3849082115936</text:p>
          </table:table-cell>
          <table:table-cell office:value-type="float" office:value="-8.83201313220517" calcext:value-type="float">
            <text:p>-8.83201313220517</text:p>
          </table:table-cell>
          <table:table-cell office:value-type="float" office:value="14.5945522404163" calcext:value-type="float">
            <text:p>14.5945522404163</text:p>
          </table:table-cell>
          <table:table-cell office:value-type="float" office:value="-17.8105641771101" calcext:value-type="float">
            <text:p>-17.8105641771101</text:p>
          </table:table-cell>
          <table:table-cell office:value-type="float" office:value="20.5094965492782" calcext:value-type="float">
            <text:p>20.5094965492782</text:p>
          </table:table-cell>
          <table:table-cell office:value-type="float" office:value="0.345811780507797" calcext:value-type="float">
            <text:p>0.345811780507797</text:p>
          </table:table-cell>
          <table:table-cell office:value-type="float" office:value="0.290463521666968" calcext:value-type="float">
            <text:p>0.290463521666968</text:p>
          </table:table-cell>
          <table:table-cell office:value-type="float" office:value="-9.00532061177485" calcext:value-type="float">
            <text:p>-9.00532061177485</text:p>
          </table:table-cell>
          <table:table-cell office:value-type="float" office:value="14.7285112085789" calcext:value-type="float">
            <text:p>14.7285112085789</text:p>
          </table:table-cell>
          <table:table-cell office:value-type="float" office:value="-9.00531956036505" calcext:value-type="float">
            <text:p>-9.00531956036505</text:p>
          </table:table-cell>
          <table:table-cell office:value-type="float" office:value="14.7285099322008" calcext:value-type="float">
            <text:p>14.7285099322008</text:p>
          </table:table-cell>
        </table:table-row>
        <table:table-row table:style-name="ro1">
          <table:table-cell office:value-type="float" office:value="-9.22043809970491" calcext:value-type="float">
            <text:p>-9.22043809970491</text:p>
          </table:table-cell>
          <table:table-cell office:value-type="float" office:value="14.2082277269235" calcext:value-type="float">
            <text:p>14.2082277269235</text:p>
          </table:table-cell>
          <table:table-cell office:value-type="float" office:value="-8.87751462521951" calcext:value-type="float">
            <text:p>-8.87751462521951</text:p>
          </table:table-cell>
          <table:table-cell office:value-type="float" office:value="14.5055038595581" calcext:value-type="float">
            <text:p>14.5055038595581</text:p>
          </table:table-cell>
          <table:table-cell office:value-type="float" office:value="-17.8258524593168" calcext:value-type="float">
            <text:p>-17.8258524593168</text:p>
          </table:table-cell>
          <table:table-cell office:value-type="float" office:value="20.4999288474221" calcext:value-type="float">
            <text:p>20.4999288474221</text:p>
          </table:table-cell>
          <table:table-cell office:value-type="float" office:value="0.180353123520971" calcext:value-type="float">
            <text:p>0.180353123520971</text:p>
          </table:table-cell>
          <table:table-cell office:value-type="float" office:value="0.146144950241157" calcext:value-type="float">
            <text:p>0.146144950241157</text:p>
          </table:table-cell>
          <table:table-cell office:value-type="float" office:value="-9.12075747969345" calcext:value-type="float">
            <text:p>-9.12075747969345</text:p>
          </table:table-cell>
          <table:table-cell office:value-type="float" office:value="14.5496242336318" calcext:value-type="float">
            <text:p>14.5496242336318</text:p>
          </table:table-cell>
          <table:table-cell office:value-type="float" office:value="-9.12075629215605" calcext:value-type="float">
            <text:p>-9.12075629215605</text:p>
          </table:table-cell>
          <table:table-cell office:value-type="float" office:value="14.5496229546682" calcext:value-type="float">
            <text:p>14.5496229546682</text:p>
          </table:table-cell>
        </table:table-row>
        <table:table-row table:style-name="ro1">
          <table:table-cell office:value-type="float" office:value="-8.80023322329057" calcext:value-type="float">
            <text:p>-8.80023322329057</text:p>
          </table:table-cell>
          <table:table-cell office:value-type="float" office:value="14.6479423334896" calcext:value-type="float">
            <text:p>14.6479423334896</text:p>
          </table:table-cell>
          <table:table-cell office:value-type="float" office:value="-8.92212337421089" calcext:value-type="float">
            <text:p>-8.92212337421089</text:p>
          </table:table-cell>
          <table:table-cell office:value-type="float" office:value="14.4160049237352" calcext:value-type="float">
            <text:p>14.4160049237352</text:p>
          </table:table-cell>
          <table:table-cell office:value-type="float" office:value="-18.0042873471668" calcext:value-type="float">
            <text:p>-18.0042873471668</text:p>
          </table:table-cell>
          <table:table-cell office:value-type="float" office:value="20.3845980373622" calcext:value-type="float">
            <text:p>20.3845980373622</text:p>
          </table:table-cell>
          <table:table-cell office:value-type="float" office:value="2.12462243589544" calcext:value-type="float">
            <text:p>2.12462243589544</text:p>
          </table:table-cell>
          <table:table-cell office:value-type="float" office:value="0.675818287824126" calcext:value-type="float">
            <text:p>0.675818287824126</text:p>
          </table:table-cell>
          <table:table-cell office:value-type="float" office:value="-9.12270373388594" calcext:value-type="float">
            <text:p>-9.12270373388594</text:p>
          </table:table-cell>
          <table:table-cell office:value-type="float" office:value="14.505898714408" calcext:value-type="float">
            <text:p>14.505898714408</text:p>
          </table:table-cell>
          <table:table-cell office:value-type="float" office:value="-9.12270258344348" calcext:value-type="float">
            <text:p>-9.12270258344348</text:p>
          </table:table-cell>
          <table:table-cell office:value-type="float" office:value="14.5058975150094" calcext:value-type="float">
            <text:p>14.5058975150094</text:p>
          </table:table-cell>
        </table:table-row>
        <table:table-row table:style-name="ro1">
          <table:table-cell office:value-type="float" office:value="-8.8546199458198" calcext:value-type="float">
            <text:p>-8.8546199458198</text:p>
          </table:table-cell>
          <table:table-cell office:value-type="float" office:value="14.0924097522697" calcext:value-type="float">
            <text:p>14.0924097522697</text:p>
          </table:table-cell>
          <table:table-cell office:value-type="float" office:value="-8.9658349183416" calcext:value-type="float">
            <text:p>-8.9658349183416</text:p>
          </table:table-cell>
          <table:table-cell office:value-type="float" office:value="14.3260643827667" calcext:value-type="float">
            <text:p>14.3260643827667</text:p>
          </table:table-cell>
          <table:table-cell office:value-type="float" office:value="-18.2915486084857" calcext:value-type="float">
            <text:p>-18.2915486084857</text:p>
          </table:table-cell>
          <table:table-cell office:value-type="float" office:value="20.1701005857328" calcext:value-type="float">
            <text:p>20.1701005857328</text:p>
          </table:table-cell>
          <table:table-cell office:value-type="float" office:value="3.58508283042447" calcext:value-type="float">
            <text:p>3.58508283042447</text:p>
          </table:table-cell>
          <table:table-cell office:value-type="float" office:value="0.0514157242117522" calcext:value-type="float">
            <text:p>0.051415724211752</text:p>
          </table:table-cell>
          <table:table-cell office:value-type="float" office:value="-9.23072883459545" calcext:value-type="float">
            <text:p>-9.23072883459545</text:p>
          </table:table-cell>
          <table:table-cell office:value-type="float" office:value="14.2189757498646" calcext:value-type="float">
            <text:p>14.2189757498646</text:p>
          </table:table-cell>
          <table:table-cell office:value-type="float" office:value="-9.23072746946171" calcext:value-type="float">
            <text:p>-9.23072746946171</text:p>
          </table:table-cell>
          <table:table-cell office:value-type="float" office:value="14.2189743669705" calcext:value-type="float">
            <text:p>14.2189743669705</text:p>
          </table:table-cell>
        </table:table-row>
        <table:table-row table:style-name="ro1">
          <table:table-cell office:value-type="float" office:value="-8.83230166971392" calcext:value-type="float">
            <text:p>-8.83230166971392</text:p>
          </table:table-cell>
          <table:table-cell office:value-type="float" office:value="13.9848580393685" calcext:value-type="float">
            <text:p>13.9848580393685</text:p>
          </table:table-cell>
          <table:table-cell office:value-type="float" office:value="-9.00864488649364" calcext:value-type="float">
            <text:p>-9.00864488649364</text:p>
          </table:table-cell>
          <table:table-cell office:value-type="float" office:value="14.2356912306317" calcext:value-type="float">
            <text:p>14.2356912306317</text:p>
          </table:table-cell>
          <table:table-cell office:value-type="float" office:value="-18.4060682498732" calcext:value-type="float">
            <text:p>-18.4060682498732</text:p>
          </table:table-cell>
          <table:table-cell office:value-type="float" office:value="20.0836683315973" calcext:value-type="float">
            <text:p>20.0836683315973</text:p>
          </table:table-cell>
          <table:table-cell office:value-type="float" office:value="1.43475722052461" calcext:value-type="float">
            <text:p>1.43475722052461</text:p>
          </table:table-cell>
          <table:table-cell office:value-type="float" office:value="-0.235421652821071" calcext:value-type="float">
            <text:p>-0.235421652821071</text:p>
          </table:table-cell>
          <table:table-cell office:value-type="float" office:value="-9.22634040233476" calcext:value-type="float">
            <text:p>-9.22634040233476</text:p>
          </table:table-cell>
          <table:table-cell office:value-type="float" office:value="14.1159541493252" calcext:value-type="float">
            <text:p>14.1159541493252</text:p>
          </table:table-cell>
          <table:table-cell office:value-type="float" office:value="-9.22633911786134" calcext:value-type="float">
            <text:p>-9.22633911786134</text:p>
          </table:table-cell>
          <table:table-cell office:value-type="float" office:value="14.1159527827935" calcext:value-type="float">
            <text:p>14.1159527827935</text:p>
          </table:table-cell>
        </table:table-row>
        <table:table-row table:style-name="ro1">
          <table:table-cell office:value-type="float" office:value="-8.850344845431" calcext:value-type="float">
            <text:p>-8.850344845431</text:p>
          </table:table-cell>
          <table:table-cell office:value-type="float" office:value="13.9262900625515" calcext:value-type="float">
            <text:p>13.9262900625515</text:p>
          </table:table-cell>
          <table:table-cell office:value-type="float" office:value="-9.05054899770588" calcext:value-type="float">
            <text:p>-9.05054899770588</text:p>
          </table:table-cell>
          <table:table-cell office:value-type="float" office:value="14.1448945045701" calcext:value-type="float">
            <text:p>14.1448945045701</text:p>
          </table:table-cell>
          <table:table-cell office:value-type="float" office:value="-18.425423608557" calcext:value-type="float">
            <text:p>-18.425423608557</text:p>
          </table:table-cell>
          <table:table-cell office:value-type="float" office:value="20.0697629880581" calcext:value-type="float">
            <text:p>20.0697629880581</text:p>
          </table:table-cell>
          <table:table-cell office:value-type="float" office:value="0.238325090732038" calcext:value-type="float">
            <text:p>0.238325090732038</text:p>
          </table:table-cell>
          <table:table-cell office:value-type="float" office:value="-0.00798420798740823" calcext:value-type="float">
            <text:p>-0.007984207987408</text:p>
          </table:table-cell>
          <table:table-cell office:value-type="float" office:value="-9.18711189600865" calcext:value-type="float">
            <text:p>-9.18711189600865</text:p>
          </table:table-cell>
          <table:table-cell office:value-type="float" office:value="14.0896533218016" calcext:value-type="float">
            <text:p>14.0896533218016</text:p>
          </table:table-cell>
          <table:table-cell office:value-type="float" office:value="-9.18711077683753" calcext:value-type="float">
            <text:p>-9.18711077683753</text:p>
          </table:table-cell>
          <table:table-cell office:value-type="float" office:value="14.0896520570711" calcext:value-type="float">
            <text:p>14.0896520570711</text:p>
          </table:table-cell>
        </table:table-row>
        <table:table-row table:style-name="ro1">
          <table:table-cell office:value-type="float" office:value="-9.7631366951395" calcext:value-type="float">
            <text:p>-9.7631366951395</text:p>
          </table:table-cell>
          <table:table-cell office:value-type="float" office:value="14.1415988496847" calcext:value-type="float">
            <text:p>14.1415988496847</text:p>
          </table:table-cell>
          <table:table-cell office:value-type="float" office:value="-9.09154306160212" calcext:value-type="float">
            <text:p>-9.09154306160212</text:p>
          </table:table-cell>
          <table:table-cell office:value-type="float" office:value="14.0536832841788" calcext:value-type="float">
            <text:p>14.0536832841788</text:p>
          </table:table-cell>
          <table:table-cell office:value-type="float" office:value="-18.4922110027398" calcext:value-type="float">
            <text:p>-18.4922110027398</text:p>
          </table:table-cell>
          <table:table-cell office:value-type="float" office:value="20.0218621585703" calcext:value-type="float">
            <text:p>20.0218621585703</text:p>
          </table:table-cell>
          <table:table-cell office:value-type="float" office:value="0.821890837480511" calcext:value-type="float">
            <text:p>0.821890837480511</text:p>
          </table:table-cell>
          <table:table-cell office:value-type="float" office:value="-0.651655678460639" calcext:value-type="float">
            <text:p>-0.651655678460639</text:p>
          </table:table-cell>
          <table:table-cell office:value-type="float" office:value="-9.31221356292456" calcext:value-type="float">
            <text:p>-9.31221356292456</text:p>
          </table:table-cell>
          <table:table-cell office:value-type="float" office:value="13.9929257786953" calcext:value-type="float">
            <text:p>13.9929257786953</text:p>
          </table:table-cell>
          <table:table-cell office:value-type="float" office:value="-9.31221221948477" calcext:value-type="float">
            <text:p>-9.31221221948477</text:p>
          </table:table-cell>
          <table:table-cell office:value-type="float" office:value="13.9929248446124" calcext:value-type="float">
            <text:p>13.9929248446124</text:p>
          </table:table-cell>
        </table:table-row>
        <table:table-row table:style-name="ro1">
          <table:table-cell office:value-type="float" office:value="-9.00795345167465" calcext:value-type="float">
            <text:p>-9.00795345167465</text:p>
          </table:table-cell>
          <table:table-cell office:value-type="float" office:value="13.6003662050748" calcext:value-type="float">
            <text:p>13.6003662050748</text:p>
          </table:table-cell>
          <table:table-cell office:value-type="float" office:value="-9.13162297881012" calcext:value-type="float">
            <text:p>-9.13162297881012</text:p>
          </table:table-cell>
          <table:table-cell office:value-type="float" office:value="13.9620666905038" calcext:value-type="float">
            <text:p>13.9620666905038</text:p>
          </table:table-cell>
          <table:table-cell office:value-type="float" office:value="-18.5619198833256" calcext:value-type="float">
            <text:p>-18.5619198833256</text:p>
          </table:table-cell>
          <table:table-cell office:value-type="float" office:value="19.9784470554155" calcext:value-type="float">
            <text:p>19.9784470554155</text:p>
          </table:table-cell>
          <table:table-cell office:value-type="float" office:value="0.82123073581476" calcext:value-type="float">
            <text:p>0.82123073581476</text:p>
          </table:table-cell>
          <table:table-cell office:value-type="float" office:value="0.0218330804853731" calcext:value-type="float">
            <text:p>0.021833080485373</text:p>
          </table:table-cell>
          <table:table-cell office:value-type="float" office:value="-9.33196941613407" calcext:value-type="float">
            <text:p>-9.33196941613407</text:p>
          </table:table-cell>
          <table:table-cell office:value-type="float" office:value="13.8710873987695" calcext:value-type="float">
            <text:p>13.8710873987695</text:p>
          </table:table-cell>
          <table:table-cell office:value-type="float" office:value="-9.33196819359935" calcext:value-type="float">
            <text:p>-9.33196819359935</text:p>
          </table:table-cell>
          <table:table-cell office:value-type="float" office:value="13.8710863323756" calcext:value-type="float">
            <text:p>13.8710863323756</text:p>
          </table:table-cell>
        </table:table-row>
        <table:table-row table:style-name="ro1">
          <table:table-cell office:value-type="float" office:value="-9.35541604322469" calcext:value-type="float">
            <text:p>-9.35541604322469</text:p>
          </table:table-cell>
          <table:table-cell office:value-type="float" office:value="13.9056563170431" calcext:value-type="float">
            <text:p>13.9056563170431</text:p>
          </table:table-cell>
          <table:table-cell office:value-type="float" office:value="-9.17078474137157" calcext:value-type="float">
            <text:p>-9.17078474137157</text:p>
          </table:table-cell>
          <table:table-cell office:value-type="float" office:value="13.8700538851282" calcext:value-type="float">
            <text:p>13.8700538851282</text:p>
          </table:table-cell>
          <table:table-cell office:value-type="float" office:value="-18.6721011135069" calcext:value-type="float">
            <text:p>-18.6721011135069</text:p>
          </table:table-cell>
          <table:table-cell office:value-type="float" office:value="19.9094912088563" calcext:value-type="float">
            <text:p>19.9094912088563</text:p>
          </table:table-cell>
          <table:table-cell office:value-type="float" office:value="1.29980045618387" calcext:value-type="float">
            <text:p>1.29980045618387</text:p>
          </table:table-cell>
          <table:table-cell office:value-type="float" office:value="-0.0710637978651959" calcext:value-type="float">
            <text:p>-0.071063797865196</text:p>
          </table:table-cell>
          <table:table-cell office:value-type="float" office:value="-9.37844709036103" calcext:value-type="float">
            <text:p>-9.37844709036103</text:p>
          </table:table-cell>
          <table:table-cell office:value-type="float" office:value="13.8105344611685" calcext:value-type="float">
            <text:p>13.8105344611685</text:p>
          </table:table-cell>
          <table:table-cell office:value-type="float" office:value="-9.37844586591151" calcext:value-type="float">
            <text:p>-9.37844586591151</text:p>
          </table:table-cell>
          <table:table-cell office:value-type="float" office:value="13.8105335089131" calcext:value-type="float">
            <text:p>13.8105335089131</text:p>
          </table:table-cell>
        </table:table-row>
        <table:table-row table:style-name="ro1">
          <table:table-cell office:value-type="float" office:value="-9.52128250610386" calcext:value-type="float">
            <text:p>-9.52128250610386</text:p>
          </table:table-cell>
          <table:table-cell office:value-type="float" office:value="13.9629795220341" calcext:value-type="float">
            <text:p>13.9629795220341</text:p>
          </table:table-cell>
          <table:table-cell office:value-type="float" office:value="-9.20902443314284" calcext:value-type="float">
            <text:p>-9.20902443314284</text:p>
          </table:table-cell>
          <table:table-cell office:value-type="float" office:value="13.7776540692559" calcext:value-type="float">
            <text:p>13.7776540692559</text:p>
          </table:table-cell>
          <table:table-cell office:value-type="float" office:value="-18.8572898576734" calcext:value-type="float">
            <text:p>-18.8572898576734</text:p>
          </table:table-cell>
          <table:table-cell office:value-type="float" office:value="19.795416039221" calcext:value-type="float">
            <text:p>19.795416039221</text:p>
          </table:table-cell>
          <table:table-cell office:value-type="float" office:value="2.17504058107652" calcext:value-type="float">
            <text:p>2.17504058107652</text:p>
          </table:table-cell>
          <table:table-cell office:value-type="float" office:value="-0.170024845011257" calcext:value-type="float">
            <text:p>-0.170024845011257</text:p>
          </table:table-cell>
          <table:table-cell office:value-type="float" office:value="-9.4659204523839" calcext:value-type="float">
            <text:p>-9.4659204523839</text:p>
          </table:table-cell>
          <table:table-cell office:value-type="float" office:value="13.7248481996042" calcext:value-type="float">
            <text:p>13.7248481996042</text:p>
          </table:table-cell>
          <table:table-cell office:value-type="float" office:value="-9.46591915485105" calcext:value-type="float">
            <text:p>-9.46591915485105</text:p>
          </table:table-cell>
          <table:table-cell office:value-type="float" office:value="13.7248473417777" calcext:value-type="float">
            <text:p>13.7248473417777</text:p>
          </table:table-cell>
        </table:table-row>
        <table:table-row table:style-name="ro1">
          <table:table-cell office:value-type="float" office:value="-8.94673460264957" calcext:value-type="float">
            <text:p>-8.94673460264957</text:p>
          </table:table-cell>
          <table:table-cell office:value-type="float" office:value="13.5023043001531" calcext:value-type="float">
            <text:p>13.5023043001531</text:p>
          </table:table-cell>
          <table:table-cell office:value-type="float" office:value="-9.24633823018663" calcext:value-type="float">
            <text:p>-9.24633823018663</text:p>
          </table:table-cell>
          <table:table-cell office:value-type="float" office:value="13.6848764827914" calcext:value-type="float">
            <text:p>13.6848764827914</text:p>
          </table:table-cell>
          <table:table-cell office:value-type="float" office:value="-19.0515860338475" calcext:value-type="float">
            <text:p>-19.0515860338475</text:p>
          </table:table-cell>
          <table:table-cell office:value-type="float" office:value="19.6802409756899" calcext:value-type="float">
            <text:p>19.6802409756899</text:p>
          </table:table-cell>
          <table:table-cell office:value-type="float" office:value="2.25867880264656" calcext:value-type="float">
            <text:p>2.25867880264656</text:p>
          </table:table-cell>
          <table:table-cell office:value-type="float" office:value="-0.0848759891609618" calcext:value-type="float">
            <text:p>-0.084875989160962</text:p>
          </table:table-cell>
          <table:table-cell office:value-type="float" office:value="-9.47308301331249" calcext:value-type="float">
            <text:p>-9.47308301331249</text:p>
          </table:table-cell>
          <table:table-cell office:value-type="float" office:value="13.6060181882207" calcext:value-type="float">
            <text:p>13.6060181882207</text:p>
          </table:table-cell>
          <table:table-cell office:value-type="float" office:value="-9.47308185962735" calcext:value-type="float">
            <text:p>-9.47308185962735</text:p>
          </table:table-cell>
          <table:table-cell office:value-type="float" office:value="13.6060171517508" calcext:value-type="float">
            <text:p>13.6060171517508</text:p>
          </table:table-cell>
        </table:table-row>
        <table:table-row table:style-name="ro1">
          <table:table-cell office:value-type="float" office:value="-9.23913047459867" calcext:value-type="float">
            <text:p>-9.23913047459867</text:p>
          </table:table-cell>
          <table:table-cell office:value-type="float" office:value="13.5536251390327" calcext:value-type="float">
            <text:p>13.5536251390327</text:p>
          </table:table-cell>
          <table:table-cell office:value-type="float" office:value="-9.28272240115432" calcext:value-type="float">
            <text:p>-9.28272240115432</text:p>
          </table:table-cell>
          <table:table-cell office:value-type="float" office:value="13.5917304034161" calcext:value-type="float">
            <text:p>13.5917304034161</text:p>
          </table:table-cell>
          <table:table-cell office:value-type="float" office:value="-19.1594223180321" calcext:value-type="float">
            <text:p>-19.1594223180321</text:p>
          </table:table-cell>
          <table:table-cell office:value-type="float" office:value="19.6175484102934" calcext:value-type="float">
            <text:p>19.6175484102934</text:p>
          </table:table-cell>
          <table:table-cell office:value-type="float" office:value="1.24735808582494" calcext:value-type="float">
            <text:p>1.24735808582494</text:p>
          </table:table-cell>
          <table:table-cell office:value-type="float" office:value="0.0733318720747043" calcext:value-type="float">
            <text:p>0.073331872074704</text:p>
          </table:table-cell>
          <table:table-cell office:value-type="float" office:value="-9.47868635289913" calcext:value-type="float">
            <text:p>-9.47868635289913</text:p>
          </table:table-cell>
          <table:table-cell office:value-type="float" office:value="13.5544919245129" calcext:value-type="float">
            <text:p>13.5544919245129</text:p>
          </table:table-cell>
          <table:table-cell office:value-type="float" office:value="-9.47868529082197" calcext:value-type="float">
            <text:p>-9.47868529082197</text:p>
          </table:table-cell>
          <table:table-cell office:value-type="float" office:value="13.5544909346106" calcext:value-type="float">
            <text:p>13.5544909346106</text:p>
          </table:table-cell>
        </table:table-row>
        <table:table-row table:style-name="ro1">
          <table:table-cell office:value-type="float" office:value="-9.29192411119483" calcext:value-type="float">
            <text:p>-9.29192411119483</text:p>
          </table:table-cell>
          <table:table-cell office:value-type="float" office:value="13.0833649030329" calcext:value-type="float">
            <text:p>13.0833649030329</text:p>
          </table:table-cell>
          <table:table-cell office:value-type="float" office:value="-9.31817330765913" calcext:value-type="float">
            <text:p>-9.31817330765913</text:p>
          </table:table-cell>
          <table:table-cell office:value-type="float" office:value="13.4982251456603" calcext:value-type="float">
            <text:p>13.4982251456603</text:p>
          </table:table-cell>
          <table:table-cell office:value-type="float" office:value="-19.102769604401" calcext:value-type="float">
            <text:p>-19.102769604401</text:p>
          </table:table-cell>
          <table:table-cell office:value-type="float" office:value="19.6510427360563" calcext:value-type="float">
            <text:p>19.6510427360563</text:p>
          </table:table-cell>
          <table:table-cell office:value-type="float" office:value="-0.658133711343967" calcext:value-type="float">
            <text:p>-0.658133711343967</text:p>
          </table:table-cell>
          <table:table-cell office:value-type="float" office:value="0.50732860154732" calcext:value-type="float">
            <text:p>0.50732860154732</text:p>
          </table:table-cell>
          <table:table-cell office:value-type="float" office:value="-9.47542889950739" calcext:value-type="float">
            <text:p>-9.47542889950739</text:p>
          </table:table-cell>
          <table:table-cell office:value-type="float" office:value="13.475099270772" calcext:value-type="float">
            <text:p>13.475099270772</text:p>
          </table:table-cell>
          <table:table-cell office:value-type="float" office:value="-9.47542796850038" calcext:value-type="float">
            <text:p>-9.47542796850038</text:p>
          </table:table-cell>
          <table:table-cell office:value-type="float" office:value="13.475098279689" calcext:value-type="float">
            <text:p>13.475098279689</text:p>
          </table:table-cell>
        </table:table-row>
        <table:table-row table:style-name="ro1">
          <table:table-cell office:value-type="float" office:value="-9.46202365851609" calcext:value-type="float">
            <text:p>-9.46202365851609</text:p>
          </table:table-cell>
          <table:table-cell office:value-type="float" office:value="13.7783315932688" calcext:value-type="float">
            <text:p>13.7783315932688</text:p>
          </table:table-cell>
          <table:table-cell office:value-type="float" office:value="-9.35268740463997" calcext:value-type="float">
            <text:p>-9.35268740463997</text:p>
          </table:table-cell>
          <table:table-cell office:value-type="float" office:value="13.4043700599718" calcext:value-type="float">
            <text:p>13.4043700599718</text:p>
          </table:table-cell>
          <table:table-cell office:value-type="float" office:value="-19.2264662532368" calcext:value-type="float">
            <text:p>-19.2264662532368</text:p>
          </table:table-cell>
          <table:table-cell office:value-type="float" office:value="19.5691719190216" calcext:value-type="float">
            <text:p>19.5691719190216</text:p>
          </table:table-cell>
          <table:table-cell office:value-type="float" office:value="1.48336413651992" calcext:value-type="float">
            <text:p>1.48336413651992</text:p>
          </table:table-cell>
          <table:table-cell office:value-type="float" office:value="0.141435130602204" calcext:value-type="float">
            <text:p>0.141435130602204</text:p>
          </table:table-cell>
          <table:table-cell office:value-type="float" office:value="-9.48522132984631" calcext:value-type="float">
            <text:p>-9.48522132984631</text:p>
          </table:table-cell>
          <table:table-cell office:value-type="float" office:value="13.4847334220277" calcext:value-type="float">
            <text:p>13.4847334220277</text:p>
          </table:table-cell>
          <table:table-cell office:value-type="float" office:value="-9.48522039752875" calcext:value-type="float">
            <text:p>-9.48522039752875</text:p>
          </table:table-cell>
          <table:table-cell office:value-type="float" office:value="13.4847326471558" calcext:value-type="float">
            <text:p>13.4847326471558</text:p>
          </table:table-cell>
        </table:table-row>
        <table:table-row table:style-name="ro1">
          <table:table-cell office:value-type="float" office:value="-9.33970528143518" calcext:value-type="float">
            <text:p>-9.33970528143518</text:p>
          </table:table-cell>
          <table:table-cell office:value-type="float" office:value="13.1938974447349" calcext:value-type="float">
            <text:p>13.1938974447349</text:p>
          </table:table-cell>
          <table:table-cell office:value-type="float" office:value="-9.38626124071589" calcext:value-type="float">
            <text:p>-9.38626124071589</text:p>
          </table:table-cell>
          <table:table-cell office:value-type="float" office:value="13.310174531781" calcext:value-type="float">
            <text:p>13.310174531781</text:p>
          </table:table-cell>
          <table:table-cell office:value-type="float" office:value="-19.3476071813556" calcext:value-type="float">
            <text:p>-19.3476071813556</text:p>
          </table:table-cell>
          <table:table-cell office:value-type="float" office:value="19.4865052732411" calcext:value-type="float">
            <text:p>19.4865052732411</text:p>
          </table:table-cell>
          <table:table-cell office:value-type="float" office:value="1.4665912446921" calcext:value-type="float">
            <text:p>1.4665912446921</text:p>
          </table:table-cell>
          <table:table-cell office:value-type="float" office:value="-0.0779035332008248" calcext:value-type="float">
            <text:p>-0.077903533200825</text:p>
          </table:table-cell>
          <table:table-cell office:value-type="float" office:value="-9.53812758097105" calcext:value-type="float">
            <text:p>-9.53812758097105</text:p>
          </table:table-cell>
          <table:table-cell office:value-type="float" office:value="13.3355733086466" calcext:value-type="float">
            <text:p>13.3355733086466</text:p>
          </table:table-cell>
          <table:table-cell office:value-type="float" office:value="-9.53812662716697" calcext:value-type="float">
            <text:p>-9.53812662716697</text:p>
          </table:table-cell>
          <table:table-cell office:value-type="float" office:value="13.335572473449" calcext:value-type="float">
            <text:p>13.335572473449</text:p>
          </table:table-cell>
        </table:table-row>
        <table:table-row table:style-name="ro1">
          <table:table-cell office:value-type="float" office:value="-10.0269596287674" calcext:value-type="float">
            <text:p>-10.0269596287674</text:p>
          </table:table-cell>
          <table:table-cell office:value-type="float" office:value="13.2140909456652" calcext:value-type="float">
            <text:p>13.2140909456652</text:p>
          </table:table-cell>
          <table:table-cell office:value-type="float" office:value="-9.41889145853126" calcext:value-type="float">
            <text:p>-9.41889145853126</text:p>
          </table:table-cell>
          <table:table-cell office:value-type="float" office:value="13.2156479805621" calcext:value-type="float">
            <text:p>13.2156479805621</text:p>
          </table:table-cell>
          <table:table-cell office:value-type="float" office:value="-19.4014470436166" calcext:value-type="float">
            <text:p>-19.4014470436166</text:p>
          </table:table-cell>
          <table:table-cell office:value-type="float" office:value="19.4503764272615" calcext:value-type="float">
            <text:p>19.4503764272615</text:p>
          </table:table-cell>
          <table:table-cell office:value-type="float" office:value="0.648384475454218" calcext:value-type="float">
            <text:p>0.648384475454218</text:p>
          </table:table-cell>
          <table:table-cell office:value-type="float" office:value="0.202096404097521" calcext:value-type="float">
            <text:p>0.202096404097521</text:p>
          </table:table-cell>
          <table:table-cell office:value-type="float" office:value="-9.66189647827504" calcext:value-type="float">
            <text:p>-9.66189647827504</text:p>
          </table:table-cell>
          <table:table-cell office:value-type="float" office:value="13.2080294104952" calcext:value-type="float">
            <text:p>13.2080294104952</text:p>
          </table:table-cell>
          <table:table-cell office:value-type="float" office:value="-9.66189537832443" calcext:value-type="float">
            <text:p>-9.66189537832443</text:p>
          </table:table-cell>
          <table:table-cell office:value-type="float" office:value="13.2080287269288" calcext:value-type="float">
            <text:p>13.2080287269288</text:p>
          </table:table-cell>
        </table:table-row>
        <table:table-row table:style-name="ro1">
          <table:table-cell office:value-type="float" office:value="-9.3464076001848" calcext:value-type="float">
            <text:p>-9.3464076001848</text:p>
          </table:table-cell>
          <table:table-cell office:value-type="float" office:value="12.9617722524052" calcext:value-type="float">
            <text:p>12.9617722524052</text:p>
          </table:table-cell>
          <table:table-cell office:value-type="float" office:value="-9.4505747950915" calcext:value-type="float">
            <text:p>-9.4505747950915</text:p>
          </table:table-cell>
          <table:table-cell office:value-type="float" office:value="13.1207998588917" calcext:value-type="float">
            <text:p>13.1207998588917</text:p>
          </table:table-cell>
          <table:table-cell office:value-type="float" office:value="-19.4147677738982" calcext:value-type="float">
            <text:p>-19.4147677738982</text:p>
          </table:table-cell>
          <table:table-cell office:value-type="float" office:value="19.441041795622" calcext:value-type="float">
            <text:p>19.441041795622</text:p>
          </table:table-cell>
          <table:table-cell office:value-type="float" office:value="0.162658293081137" calcext:value-type="float">
            <text:p>0.162658293081137</text:p>
          </table:table-cell>
          <table:table-cell office:value-type="float" office:value="0.0657657954168727" calcext:value-type="float">
            <text:p>0.065765795416873</text:p>
          </table:table-cell>
          <table:table-cell office:value-type="float" office:value="-9.63922607365321" calcext:value-type="float">
            <text:p>-9.63922607365321</text:p>
          </table:table-cell>
          <table:table-cell office:value-type="float" office:value="13.1614388283187" calcext:value-type="float">
            <text:p>13.1614388283187</text:p>
          </table:table-cell>
          <table:table-cell office:value-type="float" office:value="-9.63922513724325" calcext:value-type="float">
            <text:p>-9.63922513724325</text:p>
          </table:table-cell>
          <table:table-cell office:value-type="float" office:value="13.1614380866416" calcext:value-type="float">
            <text:p>13.1614380866416</text:p>
          </table:table-cell>
        </table:table-row>
        <table:table-row table:style-name="ro1">
          <table:table-cell office:value-type="float" office:value="-9.81094050006992" calcext:value-type="float">
            <text:p>-9.81094050006992</text:p>
          </table:table-cell>
          <table:table-cell office:value-type="float" office:value="12.9443852483595" calcext:value-type="float">
            <text:p>12.9443852483595</text:p>
          </table:table-cell>
          <table:table-cell office:value-type="float" office:value="-9.48130808208935" calcext:value-type="float">
            <text:p>-9.48130808208935</text:p>
          </table:table-cell>
          <table:table-cell office:value-type="float" office:value="13.0256396515028" calcext:value-type="float">
            <text:p>13.0256396515028</text:p>
          </table:table-cell>
          <table:table-cell office:value-type="float" office:value="-19.5056585733796" calcext:value-type="float">
            <text:p>-19.5056585733796</text:p>
          </table:table-cell>
          <table:table-cell office:value-type="float" office:value="19.3764537575217" calcext:value-type="float">
            <text:p>19.3764537575217</text:p>
          </table:table-cell>
          <table:table-cell office:value-type="float" office:value="1.11502251528929" calcext:value-type="float">
            <text:p>1.11502251528929</text:p>
          </table:table-cell>
          <table:table-cell office:value-type="float" office:value="0.245833308487796" calcext:value-type="float">
            <text:p>0.245833308487796</text:p>
          </table:table-cell>
          <table:table-cell office:value-type="float" office:value="-9.72774086992378" calcext:value-type="float">
            <text:p>-9.72774086992378</text:p>
          </table:table-cell>
          <table:table-cell office:value-type="float" office:value="13.0147032560322" calcext:value-type="float">
            <text:p>13.0147032560322</text:p>
          </table:table-cell>
          <table:table-cell office:value-type="float" office:value="-9.72773984409791" calcext:value-type="float">
            <text:p>-9.72773984409791</text:p>
          </table:table-cell>
          <table:table-cell office:value-type="float" office:value="13.0147025545195" calcext:value-type="float">
            <text:p>13.0147025545195</text:p>
          </table:table-cell>
        </table:table-row>
        <table:table-row table:style-name="ro1">
          <table:table-cell office:value-type="float" office:value="-9.62126986913992" calcext:value-type="float">
            <text:p>-9.62126986913992</text:p>
          </table:table-cell>
          <table:table-cell office:value-type="float" office:value="13.0823081001654" calcext:value-type="float">
            <text:p>13.0823081001654</text:p>
          </table:table-cell>
          <table:table-cell office:value-type="float" office:value="-9.51108824622171" calcext:value-type="float">
            <text:p>-9.51108824622171</text:p>
          </table:table-cell>
          <table:table-cell office:value-type="float" office:value="12.9301768743367" calcext:value-type="float">
            <text:p>12.9301768743367</text:p>
          </table:table-cell>
          <table:table-cell office:value-type="float" office:value="-19.5382795946739" calcext:value-type="float">
            <text:p>-19.5382795946739</text:p>
          </table:table-cell>
          <table:table-cell office:value-type="float" office:value="19.3520442934136" calcext:value-type="float">
            <text:p>19.3520442934136</text:p>
          </table:table-cell>
          <table:table-cell office:value-type="float" office:value="0.407425203973639" calcext:value-type="float">
            <text:p>0.407425203973639</text:p>
          </table:table-cell>
          <table:table-cell office:value-type="float" office:value="-0.185805462399324" calcext:value-type="float">
            <text:p>-0.185805462399324</text:p>
          </table:table-cell>
          <table:table-cell office:value-type="float" office:value="-9.71373917557839" calcext:value-type="float">
            <text:p>-9.71373917557839</text:p>
          </table:table-cell>
          <table:table-cell office:value-type="float" office:value="13.0243990108657" calcext:value-type="float">
            <text:p>13.0243990108657</text:p>
          </table:table-cell>
          <table:table-cell office:value-type="float" office:value="-9.71373826152623" calcext:value-type="float">
            <text:p>-9.71373826152623</text:p>
          </table:table-cell>
          <table:table-cell office:value-type="float" office:value="13.0243983945884" calcext:value-type="float">
            <text:p>13.0243983945884</text:p>
          </table:table-cell>
        </table:table-row>
        <table:table-row table:style-name="ro1">
          <table:table-cell office:value-type="float" office:value="-9.11744917653146" calcext:value-type="float">
            <text:p>-9.11744917653146</text:p>
          </table:table-cell>
          <table:table-cell office:value-type="float" office:value="13.4732006878156" calcext:value-type="float">
            <text:p>13.4732006878156</text:p>
          </table:table-cell>
          <table:table-cell office:value-type="float" office:value="-9.53991230949701" calcext:value-type="float">
            <text:p>-9.53991230949701</text:p>
          </table:table-cell>
          <table:table-cell office:value-type="float" office:value="12.8344210735918" calcext:value-type="float">
            <text:p>12.8344210735918</text:p>
          </table:table-cell>
          <table:table-cell office:value-type="float" office:value="-19.572655349937" calcext:value-type="float">
            <text:p>-19.572655349937</text:p>
          </table:table-cell>
          <table:table-cell office:value-type="float" office:value="19.327304605121" calcext:value-type="float">
            <text:p>19.327304605121</text:p>
          </table:table-cell>
          <table:table-cell office:value-type="float" office:value="0.423526236108452" calcext:value-type="float">
            <text:p>0.423526236108452</text:p>
          </table:table-cell>
          <table:table-cell office:value-type="float" office:value="-0.314513047045264" calcext:value-type="float">
            <text:p>-0.314513047045264</text:p>
          </table:table-cell>
          <table:table-cell office:value-type="float" office:value="-9.57380219285892" calcext:value-type="float">
            <text:p>-9.57380219285892</text:p>
          </table:table-cell>
          <table:table-cell office:value-type="float" office:value="13.2048112315106" calcext:value-type="float">
            <text:p>13.2048112315106</text:p>
          </table:table-cell>
          <table:table-cell office:value-type="float" office:value="-9.57380159009146" calcext:value-type="float">
            <text:p>-9.57380159009146</text:p>
          </table:table-cell>
          <table:table-cell office:value-type="float" office:value="13.2048107123081" calcext:value-type="float">
            <text:p>13.2048107123081</text:p>
          </table:table-cell>
        </table:table-row>
        <table:table-row table:style-name="ro1">
          <table:table-cell office:value-type="float" office:value="-9.75615736791378" calcext:value-type="float">
            <text:p>-9.75615736791378</text:p>
          </table:table-cell>
          <table:table-cell office:value-type="float" office:value="12.5828080134934" calcext:value-type="float">
            <text:p>12.5828080134934</text:p>
          </table:table-cell>
          <table:table-cell office:value-type="float" office:value="-9.56777738953292" calcext:value-type="float">
            <text:p>-9.56777738953292</text:p>
          </table:table-cell>
          <table:table-cell office:value-type="float" office:value="12.7383818247683" calcext:value-type="float">
            <text:p>12.7383818247683</text:p>
          </table:table-cell>
          <table:table-cell office:value-type="float" office:value="-19.6736276475687" calcext:value-type="float">
            <text:p>-19.6736276475687</text:p>
          </table:table-cell>
          <table:table-cell office:value-type="float" office:value="19.2593518141227" calcext:value-type="float">
            <text:p>19.2593518141227</text:p>
          </table:table-cell>
          <table:table-cell office:value-type="float" office:value="1.21708613883618" calcext:value-type="float">
            <text:p>1.21708613883618</text:p>
          </table:table-cell>
          <table:table-cell office:value-type="float" office:value="0.761463062752736" calcext:value-type="float">
            <text:p>0.761463062752736</text:p>
          </table:table-cell>
          <table:table-cell office:value-type="float" office:value="-9.71303554332281" calcext:value-type="float">
            <text:p>-9.71303554332281</text:p>
          </table:table-cell>
          <table:table-cell office:value-type="float" office:value="12.9275182866719" calcext:value-type="float">
            <text:p>12.9275182866719</text:p>
          </table:table-cell>
          <table:table-cell office:value-type="float" office:value="-9.71303473831607" calcext:value-type="float">
            <text:p>-9.71303473831607</text:p>
          </table:table-cell>
          <table:table-cell office:value-type="float" office:value="12.9275176667732" calcext:value-type="float">
            <text:p>12.9275176667732</text:p>
          </table:table-cell>
        </table:table-row>
        <table:table-row table:style-name="ro1">
          <table:table-cell office:value-type="float" office:value="-9.36974119929973" calcext:value-type="float">
            <text:p>-9.36974119929973</text:p>
          </table:table-cell>
          <table:table-cell office:value-type="float" office:value="12.9437010170802" calcext:value-type="float">
            <text:p>12.9437010170802</text:p>
          </table:table-cell>
          <table:table-cell office:value-type="float" office:value="-9.59468069984466" calcext:value-type="float">
            <text:p>-9.59468069984466</text:p>
          </table:table-cell>
          <table:table-cell office:value-type="float" office:value="12.6420687317109" calcext:value-type="float">
            <text:p>12.6420687317109</text:p>
          </table:table-cell>
          <table:table-cell office:value-type="float" office:value="-19.7077500871156" calcext:value-type="float">
            <text:p>-19.7077500871156</text:p>
          </table:table-cell>
          <table:table-cell office:value-type="float" office:value="19.2324008232863" calcext:value-type="float">
            <text:p>19.2324008232863</text:p>
          </table:table-cell>
          <table:table-cell office:value-type="float" office:value="0.434821433199426" calcext:value-type="float">
            <text:p>0.434821433199426</text:p>
          </table:table-cell>
          <table:table-cell office:value-type="float" office:value="0.192185193483033" calcext:value-type="float">
            <text:p>0.192185193483033</text:p>
          </table:table-cell>
          <table:table-cell office:value-type="float" office:value="-9.66734041418589" calcext:value-type="float">
            <text:p>-9.66734041418589</text:p>
          </table:table-cell>
          <table:table-cell office:value-type="float" office:value="12.9448406716782" calcext:value-type="float">
            <text:p>12.9448406716782</text:p>
          </table:table-cell>
          <table:table-cell office:value-type="float" office:value="-9.66733974009963" calcext:value-type="float">
            <text:p>-9.66733974009963</text:p>
          </table:table-cell>
          <table:table-cell office:value-type="float" office:value="12.9448400831921" calcext:value-type="float">
            <text:p>12.9448400831921</text:p>
          </table:table-cell>
        </table:table-row>
        <table:table-row table:style-name="ro1">
          <table:table-cell office:value-type="float" office:value="-9.34598691442579" calcext:value-type="float">
            <text:p>-9.34598691442579</text:p>
          </table:table-cell>
          <table:table-cell office:value-type="float" office:value="12.3611376304468" calcext:value-type="float">
            <text:p>12.3611376304468</text:p>
          </table:table-cell>
          <table:table-cell office:value-type="float" office:value="-9.62061955012363" calcext:value-type="float">
            <text:p>-9.62061955012363</text:p>
          </table:table-cell>
          <table:table-cell office:value-type="float" office:value="12.5454914256489" calcext:value-type="float">
            <text:p>12.5454914256489</text:p>
          </table:table-cell>
          <table:table-cell office:value-type="float" office:value="-19.7998610572214" calcext:value-type="float">
            <text:p>-19.7998610572214</text:p>
          </table:table-cell>
          <table:table-cell office:value-type="float" office:value="19.1567293992515" calcext:value-type="float">
            <text:p>19.1567293992515</text:p>
          </table:table-cell>
          <table:table-cell office:value-type="float" office:value="1.19208201183002" calcext:value-type="float">
            <text:p>1.19208201183002</text:p>
          </table:table-cell>
          <table:table-cell office:value-type="float" office:value="0.42877637193203" calcext:value-type="float">
            <text:p>0.42877637193203</text:p>
          </table:table-cell>
          <table:table-cell office:value-type="float" office:value="-9.70798851777559" calcext:value-type="float">
            <text:p>-9.70798851777559</text:p>
          </table:table-cell>
          <table:table-cell office:value-type="float" office:value="12.7238412147287" calcext:value-type="float">
            <text:p>12.7238412147287</text:p>
          </table:table-cell>
          <table:table-cell office:value-type="float" office:value="-9.70798777177081" calcext:value-type="float">
            <text:p>-9.70798777177081</text:p>
          </table:table-cell>
          <table:table-cell office:value-type="float" office:value="12.7238404903244" calcext:value-type="float">
            <text:p>12.7238404903244</text:p>
          </table:table-cell>
        </table:table-row>
        <table:table-row table:style-name="ro1">
          <table:table-cell office:value-type="float" office:value="-9.69013226242237" calcext:value-type="float">
            <text:p>-9.69013226242237</text:p>
          </table:table-cell>
          <table:table-cell office:value-type="float" office:value="12.6096740624482" calcext:value-type="float">
            <text:p>12.6096740624482</text:p>
          </table:table-cell>
          <table:table-cell office:value-type="float" office:value="-9.64559134650641" calcext:value-type="float">
            <text:p>-9.64559134650641</text:p>
          </table:table-cell>
          <table:table-cell office:value-type="float" office:value="12.4486595642322" calcext:value-type="float">
            <text:p>12.4486595642322</text:p>
          </table:table-cell>
          <table:table-cell office:value-type="float" office:value="-19.871231481299" calcext:value-type="float">
            <text:p>-19.871231481299</text:p>
          </table:table-cell>
          <table:table-cell office:value-type="float" office:value="19.0927807982336" calcext:value-type="float">
            <text:p>19.0927807982336</text:p>
          </table:table-cell>
          <table:table-cell office:value-type="float" office:value="0.958288109346882" calcext:value-type="float">
            <text:p>0.958288109346882</text:p>
          </table:table-cell>
          <table:table-cell office:value-type="float" office:value="-0.222687246316082" calcext:value-type="float">
            <text:p>-0.222687246316082</text:p>
          </table:table-cell>
          <table:table-cell office:value-type="float" office:value="-9.73799703520875" calcext:value-type="float">
            <text:p>-9.73799703520875</text:p>
          </table:table-cell>
          <table:table-cell office:value-type="float" office:value="12.6321745564095" calcext:value-type="float">
            <text:p>12.6321745564095</text:p>
          </table:table-cell>
          <table:table-cell office:value-type="float" office:value="-9.73799624419907" calcext:value-type="float">
            <text:p>-9.73799624419907</text:p>
          </table:table-cell>
          <table:table-cell office:value-type="float" office:value="12.6321739326794" calcext:value-type="float">
            <text:p>12.6321739326794</text:p>
          </table:table-cell>
        </table:table-row>
        <table:table-row table:style-name="ro1">
          <table:table-cell office:value-type="float" office:value="-9.73461978630159" calcext:value-type="float">
            <text:p>-9.73461978630159</text:p>
          </table:table-cell>
          <table:table-cell office:value-type="float" office:value="12.4067742175643" calcext:value-type="float">
            <text:p>12.4067742175643</text:p>
          </table:table-cell>
          <table:table-cell office:value-type="float" office:value="-9.66959359183417" calcext:value-type="float">
            <text:p>-9.66959359183417</text:p>
          </table:table-cell>
          <table:table-cell office:value-type="float" office:value="12.3515828305664" calcext:value-type="float">
            <text:p>12.3515828305664</text:p>
          </table:table-cell>
          <table:table-cell office:value-type="float" office:value="-19.938745508014" calcext:value-type="float">
            <text:p>-19.938745508014</text:p>
          </table:table-cell>
          <table:table-cell office:value-type="float" office:value="19.0349454463067" calcext:value-type="float">
            <text:p>19.0349454463067</text:p>
          </table:table-cell>
          <table:table-cell office:value-type="float" office:value="0.888992223576226" calcext:value-type="float">
            <text:p>0.888992223576226</text:p>
          </table:table-cell>
          <table:table-cell office:value-type="float" office:value="0.120886837766917" calcext:value-type="float">
            <text:p>0.120886837766917</text:p>
          </table:table-cell>
          <table:table-cell office:value-type="float" office:value="-9.7811447126896" calcext:value-type="float">
            <text:p>-9.7811447126896</text:p>
          </table:table-cell>
          <table:table-cell office:value-type="float" office:value="12.5074841528444" calcext:value-type="float">
            <text:p>12.5074841528444</text:p>
          </table:table-cell>
          <table:table-cell office:value-type="float" office:value="-9.78114387171055" calcext:value-type="float">
            <text:p>-9.78114387171055</text:p>
          </table:table-cell>
          <table:table-cell office:value-type="float" office:value="12.5074835744889" calcext:value-type="float">
            <text:p>12.5074835744889</text:p>
          </table:table-cell>
        </table:table-row>
        <table:table-row table:style-name="ro1">
          <table:table-cell office:value-type="float" office:value="-9.73054928338254" calcext:value-type="float">
            <text:p>-9.73054928338254</text:p>
          </table:table-cell>
          <table:table-cell office:value-type="float" office:value="12.0918826380117" calcext:value-type="float">
            <text:p>12.0918826380117</text:p>
          </table:table-cell>
          <table:table-cell office:value-type="float" office:value="-9.69262388590238" calcext:value-type="float">
            <text:p>-9.69262388590238</text:p>
          </table:table-cell>
          <table:table-cell office:value-type="float" office:value="12.2542709322439" calcext:value-type="float">
            <text:p>12.2542709322439</text:p>
          </table:table-cell>
          <table:table-cell office:value-type="float" office:value="-20.04347875894" calcext:value-type="float">
            <text:p>-20.04347875894</text:p>
          </table:table-cell>
          <table:table-cell office:value-type="float" office:value="18.9430082765248" calcext:value-type="float">
            <text:p>18.9430082765248</text:p>
          </table:table-cell>
          <table:table-cell office:value-type="float" office:value="1.39361031271392" calcext:value-type="float">
            <text:p>1.39361031271392</text:p>
          </table:table-cell>
          <table:table-cell office:value-type="float" office:value="0.0325265174227766" calcext:value-type="float">
            <text:p>0.032526517422777</text:p>
          </table:table-cell>
          <table:table-cell office:value-type="float" office:value="-9.84587626801847" calcext:value-type="float">
            <text:p>-9.84587626801847</text:p>
          </table:table-cell>
          <table:table-cell office:value-type="float" office:value="12.2945007257325" calcext:value-type="float">
            <text:p>12.2945007257325</text:p>
          </table:table-cell>
          <table:table-cell office:value-type="float" office:value="-9.84587532510244" calcext:value-type="float">
            <text:p>-9.84587532510244</text:p>
          </table:table-cell>
          <table:table-cell office:value-type="float" office:value="12.2945001127895" calcext:value-type="float">
            <text:p>12.2945001127895</text:p>
          </table:table-cell>
        </table:table-row>
        <table:table-row table:style-name="ro1">
          <table:table-cell office:value-type="float" office:value="-9.75066426882017" calcext:value-type="float">
            <text:p>-9.75066426882017</text:p>
          </table:table-cell>
          <table:table-cell office:value-type="float" office:value="12.1815623253844" calcext:value-type="float">
            <text:p>12.1815623253844</text:p>
          </table:table-cell>
          <table:table-cell office:value-type="float" office:value="-9.71467992570082" calcext:value-type="float">
            <text:p>-9.71467992570082</text:p>
          </table:table-cell>
          <table:table-cell office:value-type="float" office:value="12.1567336003734" calcext:value-type="float">
            <text:p>12.1567336003734</text:p>
          </table:table-cell>
          <table:table-cell office:value-type="float" office:value="-20.1946379156976" calcext:value-type="float">
            <text:p>-20.1946379156976</text:p>
          </table:table-cell>
          <table:table-cell office:value-type="float" office:value="18.8094443878184" calcext:value-type="float">
            <text:p>18.8094443878184</text:p>
          </table:table-cell>
          <table:table-cell office:value-type="float" office:value="2.01713665967547" calcext:value-type="float">
            <text:p>2.01713665967547</text:p>
          </table:table-cell>
          <table:table-cell office:value-type="float" office:value="0.0273698566528803" calcext:value-type="float">
            <text:p>0.02736985665288</text:p>
          </table:table-cell>
          <table:table-cell office:value-type="float" office:value="-9.88897517102055" calcext:value-type="float">
            <text:p>-9.88897517102055</text:p>
          </table:table-cell>
          <table:table-cell office:value-type="float" office:value="12.14761050818" calcext:value-type="float">
            <text:p>12.14761050818</text:p>
          </table:table-cell>
          <table:table-cell office:value-type="float" office:value="-9.8889741748833" calcext:value-type="float">
            <text:p>-9.8889741748833</text:p>
          </table:table-cell>
          <table:table-cell office:value-type="float" office:value="12.1476099122146" calcext:value-type="float">
            <text:p>12.1476099122146</text:p>
          </table:table-cell>
        </table:table-row>
        <table:table-row table:style-name="ro1">
          <table:table-cell office:value-type="float" office:value="-9.62837283768458" calcext:value-type="float">
            <text:p>-9.62837283768458</text:p>
          </table:table-cell>
          <table:table-cell office:value-type="float" office:value="11.9289554847346" calcext:value-type="float">
            <text:p>11.9289554847346</text:p>
          </table:table-cell>
          <table:table-cell office:value-type="float" office:value="-9.73575950564391" calcext:value-type="float">
            <text:p>-9.73575950564391</text:p>
          </table:table-cell>
          <table:table-cell office:value-type="float" office:value="12.0589805886069" calcext:value-type="float">
            <text:p>12.0589805886069</text:p>
          </table:table-cell>
          <table:table-cell office:value-type="float" office:value="-20.324031019275" calcext:value-type="float">
            <text:p>-20.324031019275</text:p>
          </table:table-cell>
          <table:table-cell office:value-type="float" office:value="18.6944807583878" calcext:value-type="float">
            <text:p>18.6944807583878</text:p>
          </table:table-cell>
          <table:table-cell office:value-type="float" office:value="1.73087294002883" calcext:value-type="float">
            <text:p>1.73087294002883</text:p>
          </table:table-cell>
          <table:table-cell office:value-type="float" office:value="0.146181960940126" calcext:value-type="float">
            <text:p>0.146181960940126</text:p>
          </table:table-cell>
          <table:table-cell office:value-type="float" office:value="-9.90960697894116" calcext:value-type="float">
            <text:p>-9.90960697894116</text:p>
          </table:table-cell>
          <table:table-cell office:value-type="float" office:value="11.9965112192952" calcext:value-type="float">
            <text:p>11.9965112192952</text:p>
          </table:table-cell>
          <table:table-cell office:value-type="float" office:value="-9.90960597273249" calcext:value-type="float">
            <text:p>-9.90960597273249</text:p>
          </table:table-cell>
          <table:table-cell office:value-type="float" office:value="11.9965105863241" calcext:value-type="float">
            <text:p>11.9965105863241</text:p>
          </table:table-cell>
        </table:table-row>
        <table:table-row table:style-name="ro1">
          <table:table-cell office:value-type="float" office:value="-9.44316509599713" calcext:value-type="float">
            <text:p>-9.44316509599713</text:p>
          </table:table-cell>
          <table:table-cell office:value-type="float" office:value="11.7841995648241" calcext:value-type="float">
            <text:p>11.7841995648241</text:p>
          </table:table-cell>
          <table:table-cell office:value-type="float" office:value="-9.7558605177912" calcext:value-type="float">
            <text:p>-9.7558605177912</text:p>
          </table:table-cell>
          <table:table-cell office:value-type="float" office:value="11.961021672164" calcext:value-type="float">
            <text:p>11.961021672164</text:p>
          </table:table-cell>
          <table:table-cell office:value-type="float" office:value="-20.5381859287602" calcext:value-type="float">
            <text:p>-20.5381859287602</text:p>
          </table:table-cell>
          <table:table-cell office:value-type="float" office:value="18.4985317144192" calcext:value-type="float">
            <text:p>18.4985317144192</text:p>
          </table:table-cell>
          <table:table-cell office:value-type="float" office:value="2.90272894168225" calcext:value-type="float">
            <text:p>2.90272894168225</text:p>
          </table:table-cell>
          <table:table-cell office:value-type="float" office:value="0.197423008997661" calcext:value-type="float">
            <text:p>0.197423008997661</text:p>
          </table:table-cell>
          <table:table-cell office:value-type="float" office:value="-9.91998895898056" calcext:value-type="float">
            <text:p>-9.91998895898056</text:p>
          </table:table-cell>
          <table:table-cell office:value-type="float" office:value="11.7925978699681" calcext:value-type="float">
            <text:p>11.7925978699681</text:p>
          </table:table-cell>
          <table:table-cell office:value-type="float" office:value="-9.91998791028273" calcext:value-type="float">
            <text:p>-9.91998791028273</text:p>
          </table:table-cell>
          <table:table-cell office:value-type="float" office:value="11.7925971554835" calcext:value-type="float">
            <text:p>11.7925971554835</text:p>
          </table:table-cell>
        </table:table-row>
        <table:table-row table:style-name="ro1">
          <table:table-cell office:value-type="float" office:value="-9.71863811800531" calcext:value-type="float">
            <text:p>-9.71863811800531</text:p>
          </table:table-cell>
          <table:table-cell office:value-type="float" office:value="11.7914681573759" calcext:value-type="float">
            <text:p>11.7914681573759</text:p>
          </table:table-cell>
          <table:table-cell office:value-type="float" office:value="-9.77498095205823" calcext:value-type="float">
            <text:p>-9.77498095205823</text:p>
          </table:table-cell>
          <table:table-cell office:value-type="float" office:value="11.8628666468549" calcext:value-type="float">
            <text:p>11.8628666468549</text:p>
          </table:table-cell>
          <table:table-cell office:value-type="float" office:value="-20.4906122017943" calcext:value-type="float">
            <text:p>-20.4906122017943</text:p>
          </table:table-cell>
          <table:table-cell office:value-type="float" office:value="18.5438185783111" calcext:value-type="float">
            <text:p>18.5438185783111</text:p>
          </table:table-cell>
          <table:table-cell office:value-type="float" office:value="-0.656822619782839" calcext:value-type="float">
            <text:p>-0.656822619782839</text:p>
          </table:table-cell>
          <table:table-cell office:value-type="float" office:value="0.245453564439412" calcext:value-type="float">
            <text:p>0.245453564439412</text:p>
          </table:table-cell>
          <table:table-cell office:value-type="float" office:value="-9.87836496023753" calcext:value-type="float">
            <text:p>-9.87836496023753</text:p>
          </table:table-cell>
          <table:table-cell office:value-type="float" office:value="11.8482054581402" calcext:value-type="float">
            <text:p>11.8482054581402</text:p>
          </table:table-cell>
          <table:table-cell office:value-type="float" office:value="-9.8783640817431" calcext:value-type="float">
            <text:p>-9.8783640817431</text:p>
          </table:table-cell>
          <table:table-cell office:value-type="float" office:value="11.8482048681633" calcext:value-type="float">
            <text:p>11.8482048681633</text:p>
          </table:table-cell>
        </table:table-row>
        <table:table-row table:style-name="ro1">
          <table:table-cell office:value-type="float" office:value="-10.0440036586909" calcext:value-type="float">
            <text:p>-10.0440036586909</text:p>
          </table:table-cell>
          <table:table-cell office:value-type="float" office:value="11.8090284778502" calcext:value-type="float">
            <text:p>11.8090284778502</text:p>
          </table:table-cell>
          <table:table-cell office:value-type="float" office:value="-9.79311889641752" calcext:value-type="float">
            <text:p>-9.79311889641752</text:p>
          </table:table-cell>
          <table:table-cell office:value-type="float" office:value="11.7645253281002" calcext:value-type="float">
            <text:p>11.7645253281002</text:p>
          </table:table-cell>
          <table:table-cell office:value-type="float" office:value="-20.5810956248794" calcext:value-type="float">
            <text:p>-20.5810956248794</text:p>
          </table:table-cell>
          <table:table-cell office:value-type="float" office:value="18.453348999673" calcext:value-type="float">
            <text:p>18.453348999673</text:p>
          </table:table-cell>
          <table:table-cell office:value-type="float" office:value="1.27953094969005" calcext:value-type="float">
            <text:p>1.27953094969005</text:p>
          </table:table-cell>
          <table:table-cell office:value-type="float" office:value="-0.222612684937493" calcext:value-type="float">
            <text:p>-0.222612684937493</text:p>
          </table:table-cell>
          <table:table-cell office:value-type="float" office:value="-9.92757941222956" calcext:value-type="float">
            <text:p>-9.92757941222956</text:p>
          </table:table-cell>
          <table:table-cell office:value-type="float" office:value="11.7439800329349" calcext:value-type="float">
            <text:p>11.7439800329349</text:p>
          </table:table-cell>
          <table:table-cell office:value-type="float" office:value="-9.9275784906415" calcext:value-type="float">
            <text:p>-9.9275784906415</text:p>
          </table:table-cell>
          <table:table-cell office:value-type="float" office:value="11.74397957911" calcext:value-type="float">
            <text:p>11.74397957911</text:p>
          </table:table-cell>
        </table:table-row>
        <table:table-row table:style-name="ro1">
          <table:table-cell office:value-type="float" office:value="-9.72942461514865" calcext:value-type="float">
            <text:p>-9.72942461514865</text:p>
          </table:table-cell>
          <table:table-cell office:value-type="float" office:value="11.7383750700579" calcext:value-type="float">
            <text:p>11.7383750700579</text:p>
          </table:table-cell>
          <table:table-cell office:value-type="float" office:value="-9.81027253708974" calcext:value-type="float">
            <text:p>-9.81027253708974</text:p>
          </table:table-cell>
          <table:table-cell office:value-type="float" office:value="11.6660075499498" calcext:value-type="float">
            <text:p>11.6660075499498</text:p>
          </table:table-cell>
          <table:table-cell office:value-type="float" office:value="-20.6772593026309" calcext:value-type="float">
            <text:p>-20.6772593026309</text:p>
          </table:table-cell>
          <table:table-cell office:value-type="float" office:value="18.3613883013709" calcext:value-type="float">
            <text:p>18.3613883013709</text:p>
          </table:table-cell>
          <table:table-cell office:value-type="float" office:value="1.33057216831397" calcext:value-type="float">
            <text:p>1.33057216831397</text:p>
          </table:table-cell>
          <table:table-cell office:value-type="float" office:value="0.216623709689258" calcext:value-type="float">
            <text:p>0.216623709689258</text:p>
          </table:table-cell>
          <table:table-cell office:value-type="float" office:value="-9.92708812299004" calcext:value-type="float">
            <text:p>-9.92708812299004</text:p>
          </table:table-cell>
          <table:table-cell office:value-type="float" office:value="11.6778034672832" calcext:value-type="float">
            <text:p>11.6778034672832</text:p>
          </table:table-cell>
          <table:table-cell office:value-type="float" office:value="-9.92708724536814" calcext:value-type="float">
            <text:p>-9.92708724536814</text:p>
          </table:table-cell>
          <table:table-cell office:value-type="float" office:value="11.6778030251732" calcext:value-type="float">
            <text:p>11.6778030251732</text:p>
          </table:table-cell>
        </table:table-row>
        <table:table-row table:style-name="ro1">
          <table:table-cell office:value-type="float" office:value="-9.48330882983618" calcext:value-type="float">
            <text:p>-9.48330882983618</text:p>
          </table:table-cell>
          <table:table-cell office:value-type="float" office:value="11.662665803931" calcext:value-type="float">
            <text:p>11.662665803931</text:p>
          </table:table-cell>
          <table:table-cell office:value-type="float" office:value="-9.82644015872511" calcext:value-type="float">
            <text:p>-9.82644015872511</text:p>
          </table:table-cell>
          <table:table-cell office:value-type="float" office:value="11.5673231640995" calcext:value-type="float">
            <text:p>11.5673231640995</text:p>
          </table:table-cell>
          <table:table-cell office:value-type="float" office:value="-20.6324868096934" calcext:value-type="float">
            <text:p>-20.6324868096934</text:p>
          </table:table-cell>
          <table:table-cell office:value-type="float" office:value="18.4061003558946" calcext:value-type="float">
            <text:p>18.4061003558946</text:p>
          </table:table-cell>
          <table:table-cell office:value-type="float" office:value="-0.632751447534941" calcext:value-type="float">
            <text:p>-0.632751447534941</text:p>
          </table:table-cell>
          <table:table-cell office:value-type="float" office:value="0.131084182072813" calcext:value-type="float">
            <text:p>0.131084182072813</text:p>
          </table:table-cell>
          <table:table-cell office:value-type="float" office:value="-9.85764515641319" calcext:value-type="float">
            <text:p>-9.85764515641319</text:p>
          </table:table-cell>
          <table:table-cell office:value-type="float" office:value="11.7447183677212" calcext:value-type="float">
            <text:p>11.7447183677212</text:p>
          </table:table-cell>
          <table:table-cell office:value-type="float" office:value="-9.85764446999204" calcext:value-type="float">
            <text:p>-9.85764446999204</text:p>
          </table:table-cell>
          <table:table-cell office:value-type="float" office:value="11.7447179200196" calcext:value-type="float">
            <text:p>11.7447179200196</text:p>
          </table:table-cell>
        </table:table-row>
        <table:table-row table:style-name="ro1">
          <table:table-cell office:value-type="float" office:value="-9.69339274166481" calcext:value-type="float">
            <text:p>-9.69339274166481</text:p>
          </table:table-cell>
          <table:table-cell office:value-type="float" office:value="11.7856907861858" calcext:value-type="float">
            <text:p>11.7856907861858</text:p>
          </table:table-cell>
          <table:table-cell office:value-type="float" office:value="-9.84162014457495" calcext:value-type="float">
            <text:p>-9.84162014457495</text:p>
          </table:table-cell>
          <table:table-cell office:value-type="float" office:value="11.4684820389055" calcext:value-type="float">
            <text:p>11.4684820389055</text:p>
          </table:table-cell>
          <table:table-cell office:value-type="float" office:value="-20.7201224008168" calcext:value-type="float">
            <text:p>-20.7201224008168</text:p>
          </table:table-cell>
          <table:table-cell office:value-type="float" office:value="18.316258066419" calcext:value-type="float">
            <text:p>18.316258066419</text:p>
          </table:table-cell>
          <table:table-cell office:value-type="float" office:value="1.25505513065313" calcext:value-type="float">
            <text:p>1.25505513065313</text:p>
          </table:table-cell>
          <table:table-cell office:value-type="float" office:value="-0.00219289280888638" calcext:value-type="float">
            <text:p>-0.002192892808886</text:p>
          </table:table-cell>
          <table:table-cell office:value-type="float" office:value="-9.85421760132054" calcext:value-type="float">
            <text:p>-9.85421760132054</text:p>
          </table:table-cell>
          <table:table-cell office:value-type="float" office:value="11.694642443883" calcext:value-type="float">
            <text:p>11.694642443883</text:p>
          </table:table-cell>
          <table:table-cell office:value-type="float" office:value="-9.85421693058584" calcext:value-type="float">
            <text:p>-9.85421693058584</text:p>
          </table:table-cell>
          <table:table-cell office:value-type="float" office:value="11.6946420485244" calcext:value-type="float">
            <text:p>11.6946420485244</text:p>
          </table:table-cell>
        </table:table-row>
        <table:table-row table:style-name="ro1">
          <table:table-cell office:value-type="float" office:value="-9.87467009104214" calcext:value-type="float">
            <text:p>-9.87467009104214</text:p>
          </table:table-cell>
          <table:table-cell office:value-type="float" office:value="11.4258040012569" calcext:value-type="float">
            <text:p>11.4258040012569</text:p>
          </table:table-cell>
          <table:table-cell office:value-type="float" office:value="-9.85581097665332" calcext:value-type="float">
            <text:p>-9.85581097665332</text:p>
          </table:table-cell>
          <table:table-cell office:value-type="float" office:value="11.3694940583982" calcext:value-type="float">
            <text:p>11.3694940583982</text:p>
          </table:table-cell>
          <table:table-cell office:value-type="float" office:value="-20.8190766504618" calcext:value-type="float">
            <text:p>-20.8190766504618</text:p>
          </table:table-cell>
          <table:table-cell office:value-type="float" office:value="18.214856605965" calcext:value-type="float">
            <text:p>18.214856605965</text:p>
          </table:table-cell>
          <table:table-cell office:value-type="float" office:value="1.41683448945114" calcext:value-type="float">
            <text:p>1.41683448945114</text:p>
          </table:table-cell>
          <table:table-cell office:value-type="float" office:value="-0.381808165435791" calcext:value-type="float">
            <text:p>-0.381808165435791</text:p>
          </table:table-cell>
          <table:table-cell office:value-type="float" office:value="-9.90050039704023" calcext:value-type="float">
            <text:p>-9.90050039704023</text:p>
          </table:table-cell>
          <table:table-cell office:value-type="float" office:value="11.5139671908881" calcext:value-type="float">
            <text:p>11.5139671908881</text:p>
          </table:table-cell>
          <table:table-cell office:value-type="float" office:value="-9.90049963832655" calcext:value-type="float">
            <text:p>-9.90049963832655</text:p>
          </table:table-cell>
          <table:table-cell office:value-type="float" office:value="11.5139668224619" calcext:value-type="float">
            <text:p>11.5139668224619</text:p>
          </table:table-cell>
        </table:table-row>
        <table:table-row table:style-name="ro1">
          <table:table-cell office:value-type="float" office:value="-10.0092031783458" calcext:value-type="float">
            <text:p>-10.0092031783458</text:p>
          </table:table-cell>
          <table:table-cell office:value-type="float" office:value="11.1170116628573" calcext:value-type="float">
            <text:p>11.1170116628573</text:p>
          </table:table-cell>
          <table:table-cell office:value-type="float" office:value="-9.86901123588885" calcext:value-type="float">
            <text:p>-9.86901123588885</text:p>
          </table:table-cell>
          <table:table-cell office:value-type="float" office:value="11.270369121293" calcext:value-type="float">
            <text:p>11.270369121293</text:p>
          </table:table-cell>
          <table:table-cell office:value-type="float" office:value="-20.9067368072467" calcext:value-type="float">
            <text:p>-20.9067368072467</text:p>
          </table:table-cell>
          <table:table-cell office:value-type="float" office:value="18.1316347558719" calcext:value-type="float">
            <text:p>18.1316347558719</text:p>
          </table:table-cell>
          <table:table-cell office:value-type="float" office:value="1.20872575137961" calcext:value-type="float">
            <text:p>1.20872575137961</text:p>
          </table:table-cell>
          <table:table-cell office:value-type="float" office:value="-0.0123697578677524" calcext:value-type="float">
            <text:p>-0.012369757867752</text:p>
          </table:table-cell>
          <table:table-cell office:value-type="float" office:value="-9.968518232708" calcext:value-type="float">
            <text:p>-9.968518232708</text:p>
          </table:table-cell>
          <table:table-cell office:value-type="float" office:value="11.2964324102538" calcext:value-type="float">
            <text:p>11.2964324102538</text:p>
          </table:table-cell>
          <table:table-cell office:value-type="float" office:value="-9.96851737532821" calcext:value-type="float">
            <text:p>-9.96851737532821</text:p>
          </table:table-cell>
          <table:table-cell office:value-type="float" office:value="11.2964320524616" calcext:value-type="float">
            <text:p>11.2964320524616</text:p>
          </table:table-cell>
        </table:table-row>
        <table:table-row table:style-name="ro1">
          <table:table-cell office:value-type="float" office:value="-9.81713793680366" calcext:value-type="float">
            <text:p>-9.81713793680366</text:p>
          </table:table-cell>
          <table:table-cell office:value-type="float" office:value="11.5977287459998" calcext:value-type="float">
            <text:p>11.5977287459998</text:p>
          </table:table-cell>
          <table:table-cell office:value-type="float" office:value="-9.8812196022666" calcext:value-type="float">
            <text:p>-9.8812196022666</text:p>
          </table:table-cell>
          <table:table-cell office:value-type="float" office:value="11.171117140001" calcext:value-type="float">
            <text:p>11.171117140001</text:p>
          </table:table-cell>
          <table:table-cell office:value-type="float" office:value="-20.9073366493505" calcext:value-type="float">
            <text:p>-20.9073366493505</text:p>
          </table:table-cell>
          <table:table-cell office:value-type="float" office:value="18.1310666933661" calcext:value-type="float">
            <text:p>18.1310666933661</text:p>
          </table:table-cell>
          <table:table-cell office:value-type="float" office:value="0.00826138947156352" calcext:value-type="float">
            <text:p>0.008261389471564</text:p>
          </table:table-cell>
          <table:table-cell office:value-type="float" office:value="-0.38902065209503" calcext:value-type="float">
            <text:p>-0.38902065209503</text:p>
          </table:table-cell>
          <table:table-cell office:value-type="float" office:value="-9.92506043836617" calcext:value-type="float">
            <text:p>-9.92506043836617</text:p>
          </table:table-cell>
          <table:table-cell office:value-type="float" office:value="11.4110117018155" calcext:value-type="float">
            <text:p>11.4110117018155</text:p>
          </table:table-cell>
          <table:table-cell office:value-type="float" office:value="-9.92505975401134" calcext:value-type="float">
            <text:p>-9.92505975401134</text:p>
          </table:table-cell>
          <table:table-cell office:value-type="float" office:value="11.4110114150005" calcext:value-type="float">
            <text:p>11.4110114150005</text:p>
          </table:table-cell>
        </table:table-row>
        <table:table-row table:style-name="ro1">
          <table:table-cell office:value-type="float" office:value="-9.54311619608079" calcext:value-type="float">
            <text:p>-9.54311619608079</text:p>
          </table:table-cell>
          <table:table-cell office:value-type="float" office:value="10.9955465373419" calcext:value-type="float">
            <text:p>10.9955465373419</text:p>
          </table:table-cell>
          <table:table-cell office:value-type="float" office:value="-9.89243485496011" calcext:value-type="float">
            <text:p>-9.89243485496011</text:p>
          </table:table-cell>
          <table:table-cell office:value-type="float" office:value="11.0717480396376" calcext:value-type="float">
            <text:p>11.0717480396376</text:p>
          </table:table-cell>
          <table:table-cell office:value-type="float" office:value="-20.956793164118" calcext:value-type="float">
            <text:p>-20.956793164118</text:p>
          </table:table-cell>
          <table:table-cell office:value-type="float" office:value="18.0877518814759" calcext:value-type="float">
            <text:p>18.0877518814759</text:p>
          </table:table-cell>
          <table:table-cell office:value-type="float" office:value="0.657428306511463" calcext:value-type="float">
            <text:p>0.657428306511463</text:p>
          </table:table-cell>
          <table:table-cell office:value-type="float" office:value="0.0551602889699201" calcext:value-type="float">
            <text:p>0.05516028896992</text:p>
          </table:table-cell>
          <table:table-cell office:value-type="float" office:value="-9.92193078524102" calcext:value-type="float">
            <text:p>-9.92193078524102</text:p>
          </table:table-cell>
          <table:table-cell office:value-type="float" office:value="11.260945962057" calcext:value-type="float">
            <text:p>11.260945962057</text:p>
          </table:table-cell>
          <table:table-cell office:value-type="float" office:value="-9.92193010816921" calcext:value-type="float">
            <text:p>-9.92193010816921</text:p>
          </table:table-cell>
          <table:table-cell office:value-type="float" office:value="11.2609455603063" calcext:value-type="float">
            <text:p>11.2609455603063</text:p>
          </table:table-cell>
        </table:table-row>
        <table:table-row table:style-name="ro1">
          <table:table-cell office:value-type="float" office:value="-9.58623715460491" calcext:value-type="float">
            <text:p>-9.58623715460491</text:p>
          </table:table-cell>
          <table:table-cell office:value-type="float" office:value="11.2426872255149" calcext:value-type="float">
            <text:p>11.2426872255149</text:p>
          </table:table-cell>
          <table:table-cell office:value-type="float" office:value="-9.90265587245346" calcext:value-type="float">
            <text:p>-9.90265587245346</text:p>
          </table:table-cell>
          <table:table-cell office:value-type="float" office:value="10.9722717570302" calcext:value-type="float">
            <text:p>10.9722717570302</text:p>
          </table:table-cell>
          <table:table-cell office:value-type="float" office:value="-21.079939463401" calcext:value-type="float">
            <text:p>-21.079939463401</text:p>
          </table:table-cell>
          <table:table-cell office:value-type="float" office:value="17.9786922088987" calcext:value-type="float">
            <text:p>17.9786922088987</text:p>
          </table:table-cell>
          <table:table-cell office:value-type="float" office:value="1.64496271111993" calcext:value-type="float">
            <text:p>1.64496271111993</text:p>
          </table:table-cell>
          <table:table-cell office:value-type="float" office:value="0.0276359088729941" calcext:value-type="float">
            <text:p>0.027635908872994</text:p>
          </table:table-cell>
          <table:table-cell office:value-type="float" office:value="-9.91283940585212" calcext:value-type="float">
            <text:p>-9.91283940585212</text:p>
          </table:table-cell>
          <table:table-cell office:value-type="float" office:value="11.1839829536915" calcext:value-type="float">
            <text:p>11.1839829536915</text:p>
          </table:table-cell>
          <table:table-cell office:value-type="float" office:value="-9.91283874652141" calcext:value-type="float">
            <text:p>-9.91283874652141</text:p>
          </table:table-cell>
          <table:table-cell office:value-type="float" office:value="11.1839825317351" calcext:value-type="float">
            <text:p>11.1839825317351</text:p>
          </table:table-cell>
        </table:table-row>
        <table:table-row table:style-name="ro1">
          <table:table-cell office:value-type="float" office:value="-9.94166325250361" calcext:value-type="float">
            <text:p>-9.94166325250361</text:p>
          </table:table-cell>
          <table:table-cell office:value-type="float" office:value="10.478118387527" calcext:value-type="float">
            <text:p>10.478118387527</text:p>
          </table:table-cell>
          <table:table-cell office:value-type="float" office:value="-9.91188163265341" calcext:value-type="float">
            <text:p>-9.91188163265341</text:p>
          </table:table-cell>
          <table:table-cell office:value-type="float" office:value="10.8726982397239" calcext:value-type="float">
            <text:p>10.8726982397239</text:p>
          </table:table-cell>
          <table:table-cell office:value-type="float" office:value="-21.2284608639966" calcext:value-type="float">
            <text:p>-21.2284608639966</text:p>
          </table:table-cell>
          <table:table-cell office:value-type="float" office:value="17.8464259052072" calcext:value-type="float">
            <text:p>17.8464259052072</text:p>
          </table:table-cell>
          <table:table-cell office:value-type="float" office:value="1.9887931397485" calcext:value-type="float">
            <text:p>1.9887931397485</text:p>
          </table:table-cell>
          <table:table-cell office:value-type="float" office:value="-0.0578576598687755" calcext:value-type="float">
            <text:p>-0.057857659868776</text:p>
          </table:table-cell>
          <table:table-cell office:value-type="float" office:value="-10.0145328197148" calcext:value-type="float">
            <text:p>-10.0145328197148</text:p>
          </table:table-cell>
          <table:table-cell office:value-type="float" office:value="10.8225752748933" calcext:value-type="float">
            <text:p>10.8225752748933</text:p>
          </table:table-cell>
          <table:table-cell office:value-type="float" office:value="-10.0145319677681" calcext:value-type="float">
            <text:p>-10.0145319677681</text:p>
          </table:table-cell>
          <table:table-cell office:value-type="float" office:value="10.8225748025991" calcext:value-type="float">
            <text:p>10.8225748025991</text:p>
          </table:table-cell>
        </table:table-row>
        <table:table-row table:style-name="ro1">
          <table:table-cell office:value-type="float" office:value="-10.2083602673179" calcext:value-type="float">
            <text:p>-10.2083602673179</text:p>
          </table:table-cell>
          <table:table-cell office:value-type="float" office:value="10.6555404522831" calcext:value-type="float">
            <text:p>10.6555404522831</text:p>
          </table:table-cell>
          <table:table-cell office:value-type="float" office:value="-9.92011121299164" calcext:value-type="float">
            <text:p>-9.92011121299164</text:p>
          </table:table-cell>
          <table:table-cell office:value-type="float" office:value="10.7730374449877" calcext:value-type="float">
            <text:p>10.7730374449877</text:p>
          </table:table-cell>
          <table:table-cell office:value-type="float" office:value="-21.295608953163" calcext:value-type="float">
            <text:p>-21.295608953163</text:p>
          </table:table-cell>
          <table:table-cell office:value-type="float" office:value="17.7873199728354" calcext:value-type="float">
            <text:p>17.7873199728354</text:p>
          </table:table-cell>
          <table:table-cell office:value-type="float" office:value="0.894560066190741" calcext:value-type="float">
            <text:p>0.894560066190741</text:p>
          </table:table-cell>
          <table:table-cell office:value-type="float" office:value="-0.344565085401769" calcext:value-type="float">
            <text:p>-0.344565085401769</text:p>
          </table:table-cell>
          <table:table-cell office:value-type="float" office:value="-10.0740336229854" calcext:value-type="float">
            <text:p>-10.0740336229854</text:p>
          </table:table-cell>
          <table:table-cell office:value-type="float" office:value="10.6966318256595" calcext:value-type="float">
            <text:p>10.6966318256595</text:p>
          </table:table-cell>
          <table:table-cell office:value-type="float" office:value="-10.0740327425388" calcext:value-type="float">
            <text:p>-10.0740327425388</text:p>
          </table:table-cell>
          <table:table-cell office:value-type="float" office:value="10.6966314370117" calcext:value-type="float">
            <text:p>10.6966314370117</text:p>
          </table:table-cell>
        </table:table-row>
        <table:table-row table:style-name="ro1">
          <table:table-cell office:value-type="float" office:value="-10.2521146888678" calcext:value-type="float">
            <text:p>-10.2521146888678</text:p>
          </table:table-cell>
          <table:table-cell office:value-type="float" office:value="10.5228678698828" calcext:value-type="float">
            <text:p>10.5228678698828</text:p>
          </table:table-cell>
          <table:table-cell office:value-type="float" office:value="-9.92734379051698" calcext:value-type="float">
            <text:p>-9.92734379051698</text:p>
          </table:table-cell>
          <table:table-cell office:value-type="float" office:value="10.6732993388179" calcext:value-type="float">
            <text:p>10.6732993388179</text:p>
          </table:table-cell>
          <table:table-cell office:value-type="float" office:value="-21.4034432499577" calcext:value-type="float">
            <text:p>-21.4034432499577</text:p>
          </table:table-cell>
          <table:table-cell office:value-type="float" office:value="17.6988035253035" calcext:value-type="float">
            <text:p>17.6988035253035</text:p>
          </table:table-cell>
          <table:table-cell office:value-type="float" office:value="1.39511279289058" calcext:value-type="float">
            <text:p>1.39511279289058</text:p>
          </table:table-cell>
          <table:table-cell office:value-type="float" office:value="-0.102426439115888" calcext:value-type="float">
            <text:p>-0.102426439115888</text:p>
          </table:table-cell>
          <table:table-cell office:value-type="float" office:value="-10.1469015886797" calcext:value-type="float">
            <text:p>-10.1469015886797</text:p>
          </table:table-cell>
          <table:table-cell office:value-type="float" office:value="10.5412411200664" calcext:value-type="float">
            <text:p>10.5412411200664</text:p>
          </table:table-cell>
          <table:table-cell office:value-type="float" office:value="-10.1469006708433" calcext:value-type="float">
            <text:p>-10.1469006708433</text:p>
          </table:table-cell>
          <table:table-cell office:value-type="float" office:value="10.5412407643297" calcext:value-type="float">
            <text:p>10.5412407643297</text:p>
          </table:table-cell>
        </table:table-row>
        <table:table-row table:style-name="ro1">
          <table:table-cell office:value-type="float" office:value="-9.79616982148149" calcext:value-type="float">
            <text:p>-9.79616982148149</text:p>
          </table:table-cell>
          <table:table-cell office:value-type="float" office:value="10.4208937509893" calcext:value-type="float">
            <text:p>10.4208937509893</text:p>
          </table:table-cell>
          <table:table-cell office:value-type="float" office:value="-9.93357864197768" calcext:value-type="float">
            <text:p>-9.93357864197768</text:p>
          </table:table-cell>
          <table:table-cell office:value-type="float" office:value="10.573493894942" calcext:value-type="float">
            <text:p>10.573493894942</text:p>
          </table:table-cell>
          <table:table-cell office:value-type="float" office:value="-21.3505006445082" calcext:value-type="float">
            <text:p>-21.3505006445082</text:p>
          </table:table-cell>
          <table:table-cell office:value-type="float" office:value="17.741361668058" calcext:value-type="float">
            <text:p>17.741361668058</text:p>
          </table:table-cell>
          <table:table-cell office:value-type="float" office:value="-0.679272771903072" calcext:value-type="float">
            <text:p>-0.679272771903072</text:p>
          </table:table-cell>
          <table:table-cell office:value-type="float" office:value="-0.0648930992265038" calcext:value-type="float">
            <text:p>-0.064893099226504</text:p>
          </table:table-cell>
          <table:table-cell office:value-type="float" office:value="-10.0916235657265" calcext:value-type="float">
            <text:p>-10.0916235657265</text:p>
          </table:table-cell>
          <table:table-cell office:value-type="float" office:value="10.5714941003408" calcext:value-type="float">
            <text:p>10.5714941003408</text:p>
          </table:table-cell>
          <table:table-cell office:value-type="float" office:value="-10.0916228149888" calcext:value-type="float">
            <text:p>-10.0916228149888</text:p>
          </table:table-cell>
          <table:table-cell office:value-type="float" office:value="10.5714937157769" calcext:value-type="float">
            <text:p>10.5714937157769</text:p>
          </table:table-cell>
        </table:table-row>
        <table:table-row table:style-name="ro1">
          <table:table-cell office:value-type="float" office:value="-10.131939832801" calcext:value-type="float">
            <text:p>-10.131939832801</text:p>
          </table:table-cell>
          <table:table-cell office:value-type="float" office:value="10.635749361449" calcext:value-type="float">
            <text:p>10.635749361449</text:p>
          </table:table-cell>
          <table:table-cell office:value-type="float" office:value="-9.93881514389381" calcext:value-type="float">
            <text:p>-9.93881514389381</text:p>
          </table:table-cell>
          <table:table-cell office:value-type="float" office:value="10.4736310938213" calcext:value-type="float">
            <text:p>10.4736310938213</text:p>
          </table:table-cell>
          <table:table-cell office:value-type="float" office:value="-21.2824185308932" calcext:value-type="float">
            <text:p>-21.2824185308932</text:p>
          </table:table-cell>
          <table:table-cell office:value-type="float" office:value="17.7953662412586" calcext:value-type="float">
            <text:p>17.7953662412586</text:p>
          </table:table-cell>
          <table:table-cell office:value-type="float" office:value="-0.869003344117017" calcext:value-type="float">
            <text:p>-0.869003344117017</text:p>
          </table:table-cell>
          <table:table-cell office:value-type="float" office:value="0.290930517061397" calcext:value-type="float">
            <text:p>0.290930517061397</text:p>
          </table:table-cell>
          <table:table-cell office:value-type="float" office:value="-10.0703145462224" calcext:value-type="float">
            <text:p>-10.0703145462224</text:p>
          </table:table-cell>
          <table:table-cell office:value-type="float" office:value="10.6400255341058" calcext:value-type="float">
            <text:p>10.6400255341058</text:p>
          </table:table-cell>
          <table:table-cell office:value-type="float" office:value="-10.0703139118713" calcext:value-type="float">
            <text:p>-10.0703139118713</text:p>
          </table:table-cell>
          <table:table-cell office:value-type="float" office:value="10.6400252463053" calcext:value-type="float">
            <text:p>10.6400252463053</text:p>
          </table:table-cell>
        </table:table-row>
        <table:table-row table:style-name="ro1">
          <table:table-cell office:value-type="float" office:value="-9.68693467097307" calcext:value-type="float">
            <text:p>-9.68693467097307</text:p>
          </table:table-cell>
          <table:table-cell office:value-type="float" office:value="10.3222498031006" calcext:value-type="float">
            <text:p>10.3222498031006</text:p>
          </table:table-cell>
          <table:table-cell office:value-type="float" office:value="-9.94305277261953" calcext:value-type="float">
            <text:p>-9.94305277261953</text:p>
          </table:table-cell>
          <table:table-cell office:value-type="float" office:value="10.3737209216525" calcext:value-type="float">
            <text:p>10.3737209216525</text:p>
          </table:table-cell>
          <table:table-cell office:value-type="float" office:value="-21.2965233017215" calcext:value-type="float">
            <text:p>-21.2965233017215</text:p>
          </table:table-cell>
          <table:table-cell office:value-type="float" office:value="17.7834934178914" calcext:value-type="float">
            <text:p>17.7834934178914</text:p>
          </table:table-cell>
          <table:table-cell office:value-type="float" office:value="0.184366074651836" calcext:value-type="float">
            <text:p>0.184366074651836</text:p>
          </table:table-cell>
          <table:table-cell office:value-type="float" office:value="-0.48681914954201" calcext:value-type="float">
            <text:p>-0.48681914954201</text:p>
          </table:table-cell>
          <table:table-cell office:value-type="float" office:value="-10.0504242787016" calcext:value-type="float">
            <text:p>-10.0504242787016</text:p>
          </table:table-cell>
          <table:table-cell office:value-type="float" office:value="10.5587848161927" calcext:value-type="float">
            <text:p>10.5587848161927</text:p>
          </table:table-cell>
          <table:table-cell office:value-type="float" office:value="-10.0504237042188" calcext:value-type="float">
            <text:p>-10.0504237042188</text:p>
          </table:table-cell>
          <table:table-cell office:value-type="float" office:value="10.5587844458686" calcext:value-type="float">
            <text:p>10.5587844458686</text:p>
          </table:table-cell>
        </table:table-row>
        <table:table-row table:style-name="ro1">
          <table:table-cell office:value-type="float" office:value="-10.2494256993724" calcext:value-type="float">
            <text:p>-10.2494256993724</text:p>
          </table:table-cell>
          <table:table-cell office:value-type="float" office:value="10.5726092015603" calcext:value-type="float">
            <text:p>10.5726092015603</text:p>
          </table:table-cell>
          <table:table-cell office:value-type="float" office:value="-9.94629110439551" calcext:value-type="float">
            <text:p>-9.94629110439551</text:p>
          </table:table-cell>
          <table:table-cell office:value-type="float" office:value="10.2737733693698" calcext:value-type="float">
            <text:p>10.2737733693698</text:p>
          </table:table-cell>
          <table:table-cell office:value-type="float" office:value="-21.363683635031" calcext:value-type="float">
            <text:p>-21.363683635031</text:p>
          </table:table-cell>
          <table:table-cell office:value-type="float" office:value="17.7323308752053" calcext:value-type="float">
            <text:p>17.7323308752053</text:p>
          </table:table-cell>
          <table:table-cell office:value-type="float" office:value="0.844281715089839" calcext:value-type="float">
            <text:p>0.844281715089839</text:p>
          </table:table-cell>
          <table:table-cell office:value-type="float" office:value="0.183850133376751" calcext:value-type="float">
            <text:p>0.183850133376751</text:p>
          </table:table-cell>
          <table:table-cell office:value-type="float" office:value="-10.0981287115699" calcext:value-type="float">
            <text:p>-10.0981287115699</text:p>
          </table:table-cell>
          <table:table-cell office:value-type="float" office:value="10.4961288215978" calcext:value-type="float">
            <text:p>10.4961288215978</text:p>
          </table:table-cell>
          <table:table-cell office:value-type="float" office:value="-10.0981281128143" calcext:value-type="float">
            <text:p>-10.0981281128143</text:p>
          </table:table-cell>
          <table:table-cell office:value-type="float" office:value="10.4961285387" calcext:value-type="float">
            <text:p>10.4961285387</text:p>
          </table:table-cell>
        </table:table-row>
        <table:table-row table:style-name="ro1">
          <table:table-cell office:value-type="float" office:value="-10.4122876526527" calcext:value-type="float">
            <text:p>-10.4122876526527</text:p>
          </table:table-cell>
          <table:table-cell office:value-type="float" office:value="9.87230514972571" calcext:value-type="float">
            <text:p>9.87230514972571</text:p>
          </table:table-cell>
          <table:table-cell office:value-type="float" office:value="-9.94852981539126" calcext:value-type="float">
            <text:p>-9.94852981539126</text:p>
          </table:table-cell>
          <table:table-cell office:value-type="float" office:value="10.173798431645" calcext:value-type="float">
            <text:p>10.173798431645</text:p>
          </table:table-cell>
          <table:table-cell office:value-type="float" office:value="-21.4166821491612" calcext:value-type="float">
            <text:p>-21.4166821491612</text:p>
          </table:table-cell>
          <table:table-cell office:value-type="float" office:value="17.6903948690209" calcext:value-type="float">
            <text:p>17.6903948690209</text:p>
          </table:table-cell>
          <table:table-cell office:value-type="float" office:value="0.67583068254643" calcext:value-type="float">
            <text:p>0.67583068254643</text:p>
          </table:table-cell>
          <table:table-cell office:value-type="float" office:value="0.131646533907704" calcext:value-type="float">
            <text:p>0.131646533907704</text:p>
          </table:table-cell>
          <table:table-cell office:value-type="float" office:value="-10.2152990871484" calcext:value-type="float">
            <text:p>-10.2152990871484</text:p>
          </table:table-cell>
          <table:table-cell office:value-type="float" office:value="10.2207214518316" calcext:value-type="float">
            <text:p>10.2207214518316</text:p>
          </table:table-cell>
          <table:table-cell office:value-type="float" office:value="-10.2152983607952" calcext:value-type="float">
            <text:p>-10.2152983607952</text:p>
          </table:table-cell>
          <table:table-cell office:value-type="float" office:value="10.2207211481412" calcext:value-type="float">
            <text:p>10.2207211481412</text:p>
          </table:table-cell>
        </table:table-row>
        <table:table-row table:style-name="ro1">
          <table:table-cell office:value-type="float" office:value="-9.56090224318049" calcext:value-type="float">
            <text:p>-9.56090224318049</text:p>
          </table:table-cell>
          <table:table-cell office:value-type="float" office:value="9.87099920636018" calcext:value-type="float">
            <text:p>9.87099920636018</text:p>
          </table:table-cell>
          <table:table-cell office:value-type="float" office:value="-9.94976868173756" calcext:value-type="float">
            <text:p>-9.94976868173756</text:p>
          </table:table-cell>
          <table:table-cell office:value-type="float" office:value="10.0738061058886" calcext:value-type="float">
            <text:p>10.0738061058886</text:p>
          </table:table-cell>
          <table:table-cell office:value-type="float" office:value="-21.5190605865024" calcext:value-type="float">
            <text:p>-21.5190605865024</text:p>
          </table:table-cell>
          <table:table-cell office:value-type="float" office:value="17.6071713055747" calcext:value-type="float">
            <text:p>17.6071713055747</text:p>
          </table:table-cell>
          <table:table-cell office:value-type="float" office:value="1.31937507726645" calcext:value-type="float">
            <text:p>1.31937507726645</text:p>
          </table:table-cell>
          <table:table-cell office:value-type="float" office:value="0.559589458482488" calcext:value-type="float">
            <text:p>0.559589458482488</text:p>
          </table:table-cell>
          <table:table-cell office:value-type="float" office:value="-10.1871478289594" calcext:value-type="float">
            <text:p>-10.1871478289594</text:p>
          </table:table-cell>
          <table:table-cell office:value-type="float" office:value="10.0839376377404" calcext:value-type="float">
            <text:p>10.0839376377404</text:p>
          </table:table-cell>
          <table:table-cell office:value-type="float" office:value="-10.1871471517072" calcext:value-type="float">
            <text:p>-10.1871471517072</text:p>
          </table:table-cell>
          <table:table-cell office:value-type="float" office:value="10.0839371857144" calcext:value-type="float">
            <text:p>10.0839371857144</text:p>
          </table:table-cell>
        </table:table-row>
        <table:table-row table:style-name="ro1">
          <table:table-cell office:value-type="float" office:value="-9.82427880103777" calcext:value-type="float">
            <text:p>-9.82427880103777</text:p>
          </table:table-cell>
          <table:table-cell office:value-type="float" office:value="10.272644983915" calcext:value-type="float">
            <text:p>10.272644983915</text:p>
          </table:table-cell>
          <table:table-cell office:value-type="float" office:value="-9.95000757954879" calcext:value-type="float">
            <text:p>-9.95000757954879</text:p>
          </table:table-cell>
          <table:table-cell office:value-type="float" office:value="9.97380639124983" calcext:value-type="float">
            <text:p>9.97380639124983</text:p>
          </table:table-cell>
          <table:table-cell office:value-type="float" office:value="-21.5520005457499" calcext:value-type="float">
            <text:p>-21.5520005457499</text:p>
          </table:table-cell>
          <table:table-cell office:value-type="float" office:value="17.5771836200389" calcext:value-type="float">
            <text:p>17.5771836200389</text:p>
          </table:table-cell>
          <table:table-cell office:value-type="float" office:value="0.445455070576415" calcext:value-type="float">
            <text:p>0.445455070576415</text:p>
          </table:table-cell>
          <table:table-cell office:value-type="float" office:value="-0.0490194366067329" calcext:value-type="float">
            <text:p>-0.049019436606733</text:p>
          </table:table-cell>
          <table:table-cell office:value-type="float" office:value="-10.1304809675001" calcext:value-type="float">
            <text:p>-10.1304809675001</text:p>
          </table:table-cell>
          <table:table-cell office:value-type="float" office:value="10.1516501582761" calcext:value-type="float">
            <text:p>10.1516501582761</text:p>
          </table:table-cell>
          <table:table-cell office:value-type="float" office:value="-10.1304804042237" calcext:value-type="float">
            <text:p>-10.1304804042237</text:p>
          </table:table-cell>
          <table:table-cell office:value-type="float" office:value="10.1516497599618" calcext:value-type="float">
            <text:p>10.1516497599618</text:p>
          </table:table-cell>
        </table:table-row>
        <table:table-row table:style-name="ro1">
          <table:table-cell office:value-type="float" office:value="-10.0700068526638" calcext:value-type="float">
            <text:p>-10.0700068526638</text:p>
          </table:table-cell>
          <table:table-cell office:value-type="float" office:value="10.4818553669079" calcext:value-type="float">
            <text:p>10.4818553669079</text:p>
          </table:table-cell>
          <table:table-cell office:value-type="float" office:value="-9.94924648493538" calcext:value-type="float">
            <text:p>-9.94924648493538</text:p>
          </table:table-cell>
          <table:table-cell office:value-type="float" office:value="9.87380928761683" calcext:value-type="float">
            <text:p>9.87380928761683</text:p>
          </table:table-cell>
          <table:table-cell office:value-type="float" office:value="-21.5432703850006" calcext:value-type="float">
            <text:p>-21.5432703850006</text:p>
          </table:table-cell>
          <table:table-cell office:value-type="float" office:value="17.5850534170598" calcext:value-type="float">
            <text:p>17.5850534170598</text:p>
          </table:table-cell>
          <table:table-cell office:value-type="float" office:value="-0.11753697795166" calcext:value-type="float">
            <text:p>-0.11753697795166</text:p>
          </table:table-cell>
          <table:table-cell office:value-type="float" office:value="0.181432818391026" calcext:value-type="float">
            <text:p>0.181432818391026</text:p>
          </table:table-cell>
          <table:table-cell office:value-type="float" office:value="-10.0932440055517" calcext:value-type="float">
            <text:p>-10.0932440055517</text:p>
          </table:table-cell>
          <table:table-cell office:value-type="float" office:value="10.2760272312244" calcext:value-type="float">
            <text:p>10.2760272312244</text:p>
          </table:table-cell>
          <table:table-cell office:value-type="float" office:value="-10.0932435533336" calcext:value-type="float">
            <text:p>-10.0932435533336</text:p>
          </table:table-cell>
          <table:table-cell office:value-type="float" office:value="10.2760269579733" calcext:value-type="float">
            <text:p>10.2760269579733</text:p>
          </table:table-cell>
        </table:table-row>
        <table:table-row table:style-name="ro1">
          <table:table-cell office:value-type="float" office:value="-9.75541475580796" calcext:value-type="float">
            <text:p>-9.75541475580796</text:p>
          </table:table-cell>
          <table:table-cell office:value-type="float" office:value="9.57540951716063" calcext:value-type="float">
            <text:p>9.57540951716063</text:p>
          </table:table-cell>
          <table:table-cell office:value-type="float" office:value="-9.94748547400616" calcext:value-type="float">
            <text:p>-9.94748547400616</text:p>
          </table:table-cell>
          <table:table-cell office:value-type="float" office:value="9.77382479461663" calcext:value-type="float">
            <text:p>9.77382479461663</text:p>
          </table:table-cell>
          <table:table-cell office:value-type="float" office:value="-21.7278036864593" calcext:value-type="float">
            <text:p>-21.7278036864593</text:p>
          </table:table-cell>
          <table:table-cell office:value-type="float" office:value="17.4125357209715" calcext:value-type="float">
            <text:p>17.4125357209715</text:p>
          </table:table-cell>
          <table:table-cell office:value-type="float" office:value="2.52616101646035" calcext:value-type="float">
            <text:p>2.52616101646035</text:p>
          </table:table-cell>
          <table:table-cell office:value-type="float" office:value="-0.159407920332053" calcext:value-type="float">
            <text:p>-0.159407920332053</text:p>
          </table:table-cell>
          <table:table-cell office:value-type="float" office:value="-10.1482578935415" calcext:value-type="float">
            <text:p>-10.1482578935415</text:p>
          </table:table-cell>
          <table:table-cell office:value-type="float" office:value="9.90973706240737" calcext:value-type="float">
            <text:p>9.90973706240737</text:p>
          </table:table-cell>
          <table:table-cell office:value-type="float" office:value="-10.1482572817625" calcext:value-type="float">
            <text:p>-10.1482572817625</text:p>
          </table:table-cell>
          <table:table-cell office:value-type="float" office:value="9.90973666405053" calcext:value-type="float">
            <text:p>9.90973666405053</text:p>
          </table:table-cell>
        </table:table-row>
        <table:table-row table:style-name="ro1">
          <table:table-cell office:value-type="float" office:value="-9.95752798759226" calcext:value-type="float">
            <text:p>-9.95752798759226</text:p>
          </table:table-cell>
          <table:table-cell office:value-type="float" office:value="9.82666991256872" calcext:value-type="float">
            <text:p>9.82666991256872</text:p>
          </table:table-cell>
          <table:table-cell office:value-type="float" office:value="-9.94472472286074" calcext:value-type="float">
            <text:p>-9.94472472286074</text:p>
          </table:table-cell>
          <table:table-cell office:value-type="float" office:value="9.67386291061521" calcext:value-type="float">
            <text:p>9.67386291061521</text:p>
          </table:table-cell>
          <table:table-cell office:value-type="float" office:value="-21.9053903959234" calcext:value-type="float">
            <text:p>-21.9053903959234</text:p>
          </table:table-cell>
          <table:table-cell office:value-type="float" office:value="17.2517399283267" calcext:value-type="float">
            <text:p>17.2517399283267</text:p>
          </table:table-cell>
          <table:table-cell office:value-type="float" office:value="2.39566955798542" calcext:value-type="float">
            <text:p>2.39566955798542</text:p>
          </table:table-cell>
          <table:table-cell office:value-type="float" office:value="0.000981378279657261" calcext:value-type="float">
            <text:p>0.000981378279657</text:p>
          </table:table-cell>
          <table:table-cell office:value-type="float" office:value="-10.1729620170378" calcext:value-type="float">
            <text:p>-10.1729620170378</text:p>
          </table:table-cell>
          <table:table-cell office:value-type="float" office:value="9.75099458868787" calcext:value-type="float">
            <text:p>9.75099458868787</text:p>
          </table:table-cell>
          <table:table-cell office:value-type="float" office:value="-10.1729613541766" calcext:value-type="float">
            <text:p>-10.1729613541766</text:p>
          </table:table-cell>
          <table:table-cell office:value-type="float" office:value="9.75099420427514" calcext:value-type="float">
            <text:p>9.75099420427514</text:p>
          </table:table-cell>
        </table:table-row>
        <table:table-row table:style-name="ro1">
          <table:table-cell office:value-type="float" office:value="-10.3501944084506" calcext:value-type="float">
            <text:p>-10.3501944084506</text:p>
          </table:table-cell>
          <table:table-cell office:value-type="float" office:value="9.75802187592489" calcext:value-type="float">
            <text:p>9.75802187592489</text:p>
          </table:table-cell>
          <table:table-cell office:value-type="float" office:value="-9.94096450757195" calcext:value-type="float">
            <text:p>-9.94096450757195</text:p>
          </table:table-cell>
          <table:table-cell office:value-type="float" office:value="9.57393363171767" calcext:value-type="float">
            <text:p>9.57393363171767</text:p>
          </table:table-cell>
          <table:table-cell office:value-type="float" office:value="-21.8796333293463" calcext:value-type="float">
            <text:p>-21.8796333293463</text:p>
          </table:table-cell>
          <table:table-cell office:value-type="float" office:value="17.2750662511993" calcext:value-type="float">
            <text:p>17.2750662511993</text:p>
          </table:table-cell>
          <table:table-cell office:value-type="float" office:value="-0.347497311847373" calcext:value-type="float">
            <text:p>-0.347497311847373</text:p>
          </table:table-cell>
          <table:table-cell office:value-type="float" office:value="0.448629454727148" calcext:value-type="float">
            <text:p>0.448629454727148</text:p>
          </table:table-cell>
          <table:table-cell office:value-type="float" office:value="-10.1887654086079" calcext:value-type="float">
            <text:p>-10.1887654086079</text:p>
          </table:table-cell>
          <table:table-cell office:value-type="float" office:value="9.76143565663422" calcext:value-type="float">
            <text:p>9.76143565663422</text:p>
          </table:table-cell>
          <table:table-cell office:value-type="float" office:value="-10.1887647993663" calcext:value-type="float">
            <text:p>-10.1887647993663</text:p>
          </table:table-cell>
          <table:table-cell office:value-type="float" office:value="9.76143539318472" calcext:value-type="float">
            <text:p>9.76143539318472</text:p>
          </table:table-cell>
        </table:table-row>
        <table:table-row table:style-name="ro1">
          <table:table-cell office:value-type="float" office:value="-9.87974191620681" calcext:value-type="float">
            <text:p>-9.87974191620681</text:p>
          </table:table-cell>
          <table:table-cell office:value-type="float" office:value="8.94617406199246" calcext:value-type="float">
            <text:p>8.94617406199246</text:p>
          </table:table-cell>
          <table:table-cell office:value-type="float" office:value="-9.93620520415818" calcext:value-type="float">
            <text:p>-9.93620520415818</text:p>
          </table:table-cell>
          <table:table-cell office:value-type="float" office:value="9.47404695076863" calcext:value-type="float">
            <text:p>9.47404695076863</text:p>
          </table:table-cell>
          <table:table-cell office:value-type="float" office:value="-21.9241403757035" calcext:value-type="float">
            <text:p>-21.9241403757035</text:p>
          </table:table-cell>
          <table:table-cell office:value-type="float" office:value="17.2309685055808" calcext:value-type="float">
            <text:p>17.2309685055808</text:p>
          </table:table-cell>
          <table:table-cell office:value-type="float" office:value="0.626537177194937" calcext:value-type="float">
            <text:p>0.626537177194937</text:p>
          </table:table-cell>
          <table:table-cell office:value-type="float" office:value="0.0599879486480209" calcext:value-type="float">
            <text:p>0.059987948648021</text:p>
          </table:table-cell>
          <table:table-cell office:value-type="float" office:value="-10.2164750857061" calcext:value-type="float">
            <text:p>-10.2164750857061</text:p>
          </table:table-cell>
          <table:table-cell office:value-type="float" office:value="9.4605806250946" calcext:value-type="float">
            <text:p>9.4605806250946</text:p>
          </table:table-cell>
          <table:table-cell office:value-type="float" office:value="-10.2164743978072" calcext:value-type="float">
            <text:p>-10.2164743978072</text:p>
          </table:table-cell>
          <table:table-cell office:value-type="float" office:value="9.46058026052035" calcext:value-type="float">
            <text:p>9.46058026052035</text:p>
          </table:table-cell>
        </table:table-row>
        <table:table-row table:style-name="ro1">
          <table:table-cell office:value-type="float" office:value="-9.56558463277747" calcext:value-type="float">
            <text:p>-9.56558463277747</text:p>
          </table:table-cell>
          <table:table-cell office:value-type="float" office:value="9.76234963713062" calcext:value-type="float">
            <text:p>9.76234963713062</text:p>
          </table:table-cell>
          <table:table-cell office:value-type="float" office:value="-9.9304472885458" calcext:value-type="float">
            <text:p>-9.9304472885458</text:p>
          </table:table-cell>
          <table:table-cell office:value-type="float" office:value="9.37421285635294" calcext:value-type="float">
            <text:p>9.37421285635294</text:p>
          </table:table-cell>
          <table:table-cell office:value-type="float" office:value="-21.9602603785612" calcext:value-type="float">
            <text:p>-21.9602603785612</text:p>
          </table:table-cell>
          <table:table-cell office:value-type="float" office:value="17.1947487149495" calcext:value-type="float">
            <text:p>17.1947487149495</text:p>
          </table:table-cell>
          <table:table-cell office:value-type="float" office:value="0.511520071924051" calcext:value-type="float">
            <text:p>0.511520071924051</text:p>
          </table:table-cell>
          <table:table-cell office:value-type="float" office:value="-0.108546488161059" calcext:value-type="float">
            <text:p>-0.108546488161059</text:p>
          </table:table-cell>
          <table:table-cell office:value-type="float" office:value="-10.1228735360946" calcext:value-type="float">
            <text:p>-10.1228735360946</text:p>
          </table:table-cell>
          <table:table-cell office:value-type="float" office:value="9.57882803363991" calcext:value-type="float">
            <text:p>9.57882803363991</text:p>
          </table:table-cell>
          <table:table-cell office:value-type="float" office:value="-10.1228730063641" calcext:value-type="float">
            <text:p>-10.1228730063641</text:p>
          </table:table-cell>
          <table:table-cell office:value-type="float" office:value="9.57882766280907" calcext:value-type="float">
            <text:p>9.57882766280907</text:p>
          </table:table-cell>
        </table:table-row>
        <table:table-row table:style-name="ro1">
          <table:table-cell office:value-type="float" office:value="-9.5011583937717" calcext:value-type="float">
            <text:p>-9.5011583937717</text:p>
          </table:table-cell>
          <table:table-cell office:value-type="float" office:value="9.22645560812613" calcext:value-type="float">
            <text:p>9.22645560812613</text:p>
          </table:table-cell>
          <table:table-cell office:value-type="float" office:value="-9.92369133652158" calcext:value-type="float">
            <text:p>-9.92369133652158</text:p>
          </table:table-cell>
          <table:table-cell office:value-type="float" office:value="9.27444133179685" calcext:value-type="float">
            <text:p>9.27444133179685</text:p>
          </table:table-cell>
          <table:table-cell office:value-type="float" office:value="-22.0793087622231" calcext:value-type="float">
            <text:p>-22.0793087622231</text:p>
          </table:table-cell>
          <table:table-cell office:value-type="float" office:value="17.0779352407899" calcext:value-type="float">
            <text:p>17.0779352407899</text:p>
          </table:table-cell>
          <table:table-cell office:value-type="float" office:value="1.66787006081851" calcext:value-type="float">
            <text:p>1.66787006081851</text:p>
          </table:table-cell>
          <table:table-cell office:value-type="float" office:value="-0.248217839612225" calcext:value-type="float">
            <text:p>-0.248217839612225</text:p>
          </table:table-cell>
          <table:table-cell office:value-type="float" office:value="-10.0930291255362" calcext:value-type="float">
            <text:p>-10.0930291255362</text:p>
          </table:table-cell>
          <table:table-cell office:value-type="float" office:value="9.39440491885843" calcext:value-type="float">
            <text:p>9.39440491885843</text:p>
          </table:table-cell>
          <table:table-cell office:value-type="float" office:value="-10.0930285657731" calcext:value-type="float">
            <text:p>-10.0930285657731</text:p>
          </table:table-cell>
          <table:table-cell office:value-type="float" office:value="9.39440448272534" calcext:value-type="float">
            <text:p>9.39440448272534</text:p>
          </table:table-cell>
        </table:table-row>
        <table:table-row table:style-name="ro1">
          <table:table-cell office:value-type="float" office:value="-10.136965168808" calcext:value-type="float">
            <text:p>-10.136965168808</text:p>
          </table:table-cell>
          <table:table-cell office:value-type="float" office:value="9.21345786669784" calcext:value-type="float">
            <text:p>9.21345786669784</text:p>
          </table:table-cell>
          <table:table-cell office:value-type="float" office:value="-9.91593802367508" calcext:value-type="float">
            <text:p>-9.91593802367508</text:p>
          </table:table-cell>
          <table:table-cell office:value-type="float" office:value="9.17474235416967" calcext:value-type="float">
            <text:p>9.17474235416967</text:p>
          </table:table-cell>
          <table:table-cell office:value-type="float" office:value="-22.1887091352523" calcext:value-type="float">
            <text:p>-22.1887091352523</text:p>
          </table:table-cell>
          <table:table-cell office:value-type="float" office:value="16.9757929916711" calcext:value-type="float">
            <text:p>16.9757929916711</text:p>
          </table:table-cell>
          <table:table-cell office:value-type="float" office:value="1.49671241973856" calcext:value-type="float">
            <text:p>1.49671241973856</text:p>
          </table:table-cell>
          <table:table-cell office:value-type="float" office:value="0.0210409665365555" calcext:value-type="float">
            <text:p>0.021040966536556</text:p>
          </table:table-cell>
          <table:table-cell office:value-type="float" office:value="-10.134521420509" calcext:value-type="float">
            <text:p>-10.134521420509</text:p>
          </table:table-cell>
          <table:table-cell office:value-type="float" office:value="9.23664905152156" calcext:value-type="float">
            <text:p>9.23664905152156</text:p>
          </table:table-cell>
          <table:table-cell office:value-type="float" office:value="-10.1345208025681" calcext:value-type="float">
            <text:p>-10.1345208025681</text:p>
          </table:table-cell>
          <table:table-cell office:value-type="float" office:value="9.23664870429692" calcext:value-type="float">
            <text:p>9.23664870429692</text:p>
          </table:table-cell>
        </table:table-row>
        <table:table-row table:style-name="ro1">
          <table:table-cell office:value-type="float" office:value="-10.0831935598319" calcext:value-type="float">
            <text:p>-10.0831935598319</text:p>
          </table:table-cell>
          <table:table-cell office:value-type="float" office:value="9.27502998992821" calcext:value-type="float">
            <text:p>9.27502998992821</text:p>
          </table:table-cell>
          <table:table-cell office:value-type="float" office:value="-9.90718812533114" calcext:value-type="float">
            <text:p>-9.90718812533114</text:p>
          </table:table-cell>
          <table:table-cell office:value-type="float" office:value="9.07512589328609" calcext:value-type="float">
            <text:p>9.07512589328609</text:p>
          </table:table-cell>
          <table:table-cell office:value-type="float" office:value="-22.2299116632218" calcext:value-type="float">
            <text:p>-22.2299116632218</text:p>
          </table:table-cell>
          <table:table-cell office:value-type="float" office:value="16.9371614428439" calcext:value-type="float">
            <text:p>16.9371614428439</text:p>
          </table:table-cell>
          <table:table-cell office:value-type="float" office:value="0.564804822559105" calcext:value-type="float">
            <text:p>0.564804822559105</text:p>
          </table:table-cell>
          <table:table-cell office:value-type="float" office:value="0.164939653912172" calcext:value-type="float">
            <text:p>0.164939653912172</text:p>
          </table:table-cell>
          <table:table-cell office:value-type="float" office:value="-10.1347774344487" calcext:value-type="float">
            <text:p>-10.1347774344487</text:p>
          </table:table-cell>
          <table:table-cell office:value-type="float" office:value="9.2189601220462" calcext:value-type="float">
            <text:p>9.2189601220462</text:p>
          </table:table-cell>
          <table:table-cell office:value-type="float" office:value="-10.1347768582156" calcext:value-type="float">
            <text:p>-10.1347768582156</text:p>
          </table:table-cell>
          <table:table-cell office:value-type="float" office:value="9.21895984611035" calcext:value-type="float">
            <text:p>9.21895984611035</text:p>
          </table:table-cell>
        </table:table-row>
        <table:table-row table:style-name="ro1">
          <table:table-cell office:value-type="float" office:value="-9.32306259092659" calcext:value-type="float">
            <text:p>-9.32306259092659</text:p>
          </table:table-cell>
          <table:table-cell office:value-type="float" office:value="9.40626343524306" calcext:value-type="float">
            <text:p>9.40626343524306</text:p>
          </table:table-cell>
          <table:table-cell office:value-type="float" office:value="-9.8974425164723" calcext:value-type="float">
            <text:p>-9.8974425164723</text:p>
          </table:table-cell>
          <table:table-cell office:value-type="float" office:value="8.97560191070917" calcext:value-type="float">
            <text:p>8.97560191070917</text:p>
          </table:table-cell>
          <table:table-cell office:value-type="float" office:value="-22.3573618020688" calcext:value-type="float">
            <text:p>-22.3573618020688</text:p>
          </table:table-cell>
          <table:table-cell office:value-type="float" office:value="16.8136514360452" calcext:value-type="float">
            <text:p>16.8136514360452</text:p>
          </table:table-cell>
          <table:table-cell office:value-type="float" office:value="1.77477490605211" calcext:value-type="float">
            <text:p>1.77477490605211</text:p>
          </table:table-cell>
          <table:table-cell office:value-type="float" office:value="0.227857886519326" calcext:value-type="float">
            <text:p>0.227857886519326</text:p>
          </table:table-cell>
          <table:table-cell office:value-type="float" office:value="-10.0480409057213" calcext:value-type="float">
            <text:p>-10.0480409057213</text:p>
          </table:table-cell>
          <table:table-cell office:value-type="float" office:value="9.2255486827619" calcext:value-type="float">
            <text:p>9.2255486827619</text:p>
          </table:table-cell>
          <table:table-cell office:value-type="float" office:value="-10.0480404123157" calcext:value-type="float">
            <text:p>-10.0480404123157</text:p>
          </table:table-cell>
          <table:table-cell office:value-type="float" office:value="9.22554833306939" calcext:value-type="float">
            <text:p>9.22554833306939</text:p>
          </table:table-cell>
        </table:table-row>
        <table:table-row table:style-name="ro1">
          <table:table-cell office:value-type="float" office:value="-9.83229984651642" calcext:value-type="float">
            <text:p>-9.83229984651642</text:p>
          </table:table-cell>
          <table:table-cell office:value-type="float" office:value="8.60102529172306" calcext:value-type="float">
            <text:p>8.60102529172306</text:p>
          </table:table-cell>
          <table:table-cell office:value-type="float" office:value="-9.88670217165132" calcext:value-type="float">
            <text:p>-9.88670217165132</text:p>
          </table:table-cell>
          <table:table-cell office:value-type="float" office:value="8.87618035875424" calcext:value-type="float">
            <text:p>8.87618035875424</text:p>
          </table:table-cell>
          <table:table-cell office:value-type="float" office:value="-22.3702446642727" calcext:value-type="float">
            <text:p>-22.3702446642727</text:p>
          </table:table-cell>
          <table:table-cell office:value-type="float" office:value="16.8005846696809" calcext:value-type="float">
            <text:p>16.8005846696809</text:p>
          </table:table-cell>
          <table:table-cell office:value-type="float" office:value="0.183496191182561" calcext:value-type="float">
            <text:p>0.183496191182561</text:p>
          </table:table-cell>
          <table:table-cell office:value-type="float" office:value="0.0494944857621019" calcext:value-type="float">
            <text:p>0.049494485762102</text:p>
          </table:table-cell>
          <table:table-cell office:value-type="float" office:value="-10.0602691355347" calcext:value-type="float">
            <text:p>-10.0602691355347</text:p>
          </table:table-cell>
          <table:table-cell office:value-type="float" office:value="9.00500836736722" calcext:value-type="float">
            <text:p>9.00500836736722</text:p>
          </table:table-cell>
          <table:table-cell office:value-type="float" office:value="-10.0602685875849" calcext:value-type="float">
            <text:p>-10.0602685875849</text:p>
          </table:table-cell>
          <table:table-cell office:value-type="float" office:value="9.00500802352111" calcext:value-type="float">
            <text:p>9.00500802352111</text:p>
          </table:table-cell>
        </table:table-row>
        <table:table-row table:style-name="ro1">
          <table:table-cell office:value-type="float" office:value="-10.1093036429828" calcext:value-type="float">
            <text:p>-10.1093036429828</text:p>
          </table:table-cell>
          <table:table-cell office:value-type="float" office:value="8.67304404434065" calcext:value-type="float">
            <text:p>8.67304404434065</text:p>
          </table:table-cell>
          <table:table-cell office:value-type="float" office:value="-9.87496816489373" calcext:value-type="float">
            <text:p>-9.87496816489373</text:p>
          </table:table-cell>
          <table:table-cell office:value-type="float" office:value="8.77687117949365" calcext:value-type="float">
            <text:p>8.77687117949365</text:p>
          </table:table-cell>
          <table:table-cell office:value-type="float" office:value="-22.4805796251837" calcext:value-type="float">
            <text:p>-22.4805796251837</text:p>
          </table:table-cell>
          <table:table-cell office:value-type="float" office:value="16.6875611701933" calcext:value-type="float">
            <text:p>16.6875611701933</text:p>
          </table:table-cell>
          <table:table-cell office:value-type="float" office:value="1.57949723126265" calcext:value-type="float">
            <text:p>1.57949723126265</text:p>
          </table:table-cell>
          <table:table-cell office:value-type="float" office:value="0.0392834222123136" calcext:value-type="float">
            <text:p>0.039283422212314</text:p>
          </table:table-cell>
          <table:table-cell office:value-type="float" office:value="-10.102685768178" calcext:value-type="float">
            <text:p>-10.102685768178</text:p>
          </table:table-cell>
          <table:table-cell office:value-type="float" office:value="8.78592118540722" calcext:value-type="float">
            <text:p>8.78592118540722</text:p>
          </table:table-cell>
          <table:table-cell office:value-type="float" office:value="-10.102685143394" calcext:value-type="float">
            <text:p>-10.102685143394</text:p>
          </table:table-cell>
          <table:table-cell office:value-type="float" office:value="8.78592090444348" calcext:value-type="float">
            <text:p>8.78592090444348</text:p>
          </table:table-cell>
        </table:table-row>
        <table:table-row table:style-name="ro1">
          <table:table-cell office:value-type="float" office:value="-10.0589231703713" calcext:value-type="float">
            <text:p>-10.0589231703713</text:p>
          </table:table-cell>
          <table:table-cell office:value-type="float" office:value="8.43827037987671" calcext:value-type="float">
            <text:p>8.43827037987671</text:p>
          </table:table-cell>
          <table:table-cell office:value-type="float" office:value="-9.86224166959043" calcext:value-type="float">
            <text:p>-9.86224166959043</text:p>
          </table:table-cell>
          <table:table-cell office:value-type="float" office:value="8.67768430376256" calcext:value-type="float">
            <text:p>8.67768430376256</text:p>
          </table:table-cell>
          <table:table-cell office:value-type="float" office:value="-22.6607637160281" calcext:value-type="float">
            <text:p>-22.6607637160281</text:p>
          </table:table-cell>
          <table:table-cell office:value-type="float" office:value="16.5015300895481" calcext:value-type="float">
            <text:p>16.5015300895481</text:p>
          </table:table-cell>
          <table:table-cell office:value-type="float" office:value="2.58986234304921" calcext:value-type="float">
            <text:p>2.58986234304921</text:p>
          </table:table-cell>
          <table:table-cell office:value-type="float" office:value="0.52037207937678" calcext:value-type="float">
            <text:p>0.52037207937678</text:p>
          </table:table-cell>
          <table:table-cell office:value-type="float" office:value="-10.1445312715512" calcext:value-type="float">
            <text:p>-10.1445312715512</text:p>
          </table:table-cell>
          <table:table-cell office:value-type="float" office:value="8.50254385800738" calcext:value-type="float">
            <text:p>8.50254385800738</text:p>
          </table:table-cell>
          <table:table-cell office:value-type="float" office:value="-10.1445305516036" calcext:value-type="float">
            <text:p>-10.1445305516036</text:p>
          </table:table-cell>
          <table:table-cell office:value-type="float" office:value="8.5025435974258" calcext:value-type="float">
            <text:p>8.5025435974258</text:p>
          </table:table-cell>
        </table:table-row>
        <table:table-row table:style-name="ro1">
          <table:table-cell office:value-type="float" office:value="-9.66850978486394" calcext:value-type="float">
            <text:p>-9.66850978486394</text:p>
          </table:table-cell>
          <table:table-cell office:value-type="float" office:value="8.67121210694841" calcext:value-type="float">
            <text:p>8.67121210694841</text:p>
          </table:table-cell>
          <table:table-cell office:value-type="float" office:value="-9.84852395838034" calcext:value-type="float">
            <text:p>-9.84852395838034</text:p>
          </table:table-cell>
          <table:table-cell office:value-type="float" office:value="8.57862965016589" calcext:value-type="float">
            <text:p>8.57862965016589</text:p>
          </table:table-cell>
          <table:table-cell office:value-type="float" office:value="-22.7324052070308" calcext:value-type="float">
            <text:p>-22.7324052070308</text:p>
          </table:table-cell>
          <table:table-cell office:value-type="float" office:value="16.4194168463074" calcext:value-type="float">
            <text:p>16.4194168463074</text:p>
          </table:table-cell>
          <table:table-cell office:value-type="float" office:value="1.08972877123621" calcext:value-type="float">
            <text:p>1.08972877123621</text:p>
          </table:table-cell>
          <table:table-cell office:value-type="float" office:value="-0.0476611394886021" calcext:value-type="float">
            <text:p>-0.047661139488602</text:p>
          </table:table-cell>
          <table:table-cell office:value-type="float" office:value="-10.0869066293241" calcext:value-type="float">
            <text:p>-10.0869066293241</text:p>
          </table:table-cell>
          <table:table-cell office:value-type="float" office:value="8.51584366970281" calcext:value-type="float">
            <text:p>8.51584366970281</text:p>
          </table:table-cell>
          <table:table-cell office:value-type="float" office:value="-10.086905998572" calcext:value-type="float">
            <text:p>-10.086905998572</text:p>
          </table:table-cell>
          <table:table-cell office:value-type="float" office:value="8.51584339949517" calcext:value-type="float">
            <text:p>8.51584339949517</text:p>
          </table:table-cell>
        </table:table-row>
        <table:table-row table:style-name="ro1">
          <table:table-cell office:value-type="float" office:value="-9.17784260906745" calcext:value-type="float">
            <text:p>-9.17784260906745</text:p>
          </table:table-cell>
          <table:table-cell office:value-type="float" office:value="8.42977118629974" calcext:value-type="float">
            <text:p>8.42977118629974</text:p>
          </table:table-cell>
          <table:table-cell office:value-type="float" office:value="-9.83381640302316" calcext:value-type="float">
            <text:p>-9.83381640302316</text:p>
          </table:table-cell>
          <table:table-cell office:value-type="float" office:value="8.47971712408645" calcext:value-type="float">
            <text:p>8.47971712408645</text:p>
          </table:table-cell>
          <table:table-cell office:value-type="float" office:value="-22.8459604999998" calcext:value-type="float">
            <text:p>-22.8459604999998</text:p>
          </table:table-cell>
          <table:table-cell office:value-type="float" office:value="16.2905087325326" calcext:value-type="float">
            <text:p>16.2905087325326</text:p>
          </table:table-cell>
          <table:table-cell office:value-type="float" office:value="1.71790879729515" calcext:value-type="float">
            <text:p>1.71790879729515</text:p>
          </table:table-cell>
          <table:table-cell office:value-type="float" office:value="0.211347320099511" calcext:value-type="float">
            <text:p>0.211347320099511</text:p>
          </table:table-cell>
          <table:table-cell office:value-type="float" office:value="-9.9917008043321" calcext:value-type="float">
            <text:p>-9.9917008043321</text:p>
          </table:table-cell>
          <table:table-cell office:value-type="float" office:value="8.41188852132249" calcext:value-type="float">
            <text:p>8.41188852132249</text:p>
          </table:table-cell>
          <table:table-cell office:value-type="float" office:value="-9.99170020653719" calcext:value-type="float">
            <text:p>-9.99170020653719</text:p>
          </table:table-cell>
          <table:table-cell office:value-type="float" office:value="8.41188816689683" calcext:value-type="float">
            <text:p>8.41188816689683</text:p>
          </table:table-cell>
        </table:table-row>
        <table:table-row table:style-name="ro1">
          <table:table-cell office:value-type="float" office:value="-9.73738563569319" calcext:value-type="float">
            <text:p>-9.73738563569319</text:p>
          </table:table-cell>
          <table:table-cell office:value-type="float" office:value="8.21723717896027" calcext:value-type="float">
            <text:p>8.21723717896027</text:p>
          </table:table-cell>
          <table:table-cell office:value-type="float" office:value="-9.81812047426217" calcext:value-type="float">
            <text:p>-9.81812047426217</text:p>
          </table:table-cell>
          <table:table-cell office:value-type="float" office:value="8.38095661669443" calcext:value-type="float">
            <text:p>8.38095661669443</text:p>
          </table:table-cell>
          <table:table-cell office:value-type="float" office:value="-23.0081914345148" calcext:value-type="float">
            <text:p>-23.0081914345148</text:p>
          </table:table-cell>
          <table:table-cell office:value-type="float" office:value="16.0983026209544" calcext:value-type="float">
            <text:p>16.0983026209544</text:p>
          </table:table-cell>
          <table:table-cell office:value-type="float" office:value="2.51519513043452" calcext:value-type="float">
            <text:p>2.51519513043452</text:p>
          </table:table-cell>
          <table:table-cell office:value-type="float" office:value="0.152600698486765" calcext:value-type="float">
            <text:p>0.152600698486765</text:p>
          </table:table-cell>
          <table:table-cell office:value-type="float" office:value="-9.97819510746224" calcext:value-type="float">
            <text:p>-9.97819510746224</text:p>
          </table:table-cell>
          <table:table-cell office:value-type="float" office:value="8.19061487870199" calcext:value-type="float">
            <text:p>8.19061487870199</text:p>
          </table:table-cell>
          <table:table-cell office:value-type="float" office:value="-9.97819445631875" calcext:value-type="float">
            <text:p>-9.97819445631875</text:p>
          </table:table-cell>
          <table:table-cell office:value-type="float" office:value="8.19061457911849" calcext:value-type="float">
            <text:p>8.19061457911849</text:p>
          </table:table-cell>
        </table:table-row>
        <table:table-row table:style-name="ro1">
          <table:table-cell office:value-type="float" office:value="-10.1738311758722" calcext:value-type="float">
            <text:p>-10.1738311758722</text:p>
          </table:table-cell>
          <table:table-cell office:value-type="float" office:value="8.33609968398191" calcext:value-type="float">
            <text:p>8.33609968398191</text:p>
          </table:table-cell>
          <table:table-cell office:value-type="float" office:value="-9.80143774167715" calcext:value-type="float">
            <text:p>-9.80143774167715</text:p>
          </table:table-cell>
          <table:table-cell office:value-type="float" office:value="8.28235800395826" calcext:value-type="float">
            <text:p>8.28235800395826</text:p>
          </table:table-cell>
          <table:table-cell office:value-type="float" office:value="-22.9196079338106" calcext:value-type="float">
            <text:p>-22.9196079338106</text:p>
          </table:table-cell>
          <table:table-cell office:value-type="float" office:value="16.2065629238129" calcext:value-type="float">
            <text:p>16.2065629238129</text:p>
          </table:table-cell>
          <table:table-cell office:value-type="float" office:value="-1.39883271952077" calcext:value-type="float">
            <text:p>-1.39883271952077</text:p>
          </table:table-cell>
          <table:table-cell office:value-type="float" office:value="-0.204599373367334" calcext:value-type="float">
            <text:p>-0.204599373367334</text:p>
          </table:table-cell>
          <table:table-cell office:value-type="float" office:value="-9.99177506802076" calcext:value-type="float">
            <text:p>-9.99177506802076</text:p>
          </table:table-cell>
          <table:table-cell office:value-type="float" office:value="8.32627653619099" calcext:value-type="float">
            <text:p>8.32627653619099</text:p>
          </table:table-cell>
          <table:table-cell office:value-type="float" office:value="-9.99177455190187" calcext:value-type="float">
            <text:p>-9.99177455190187</text:p>
          </table:table-cell>
          <table:table-cell office:value-type="float" office:value="8.32627636630574" calcext:value-type="float">
            <text:p>8.32627636630574</text:p>
          </table:table-cell>
        </table:table-row>
        <table:table-row table:style-name="ro1">
          <table:table-cell office:value-type="float" office:value="-9.76666283125577" calcext:value-type="float">
            <text:p>-9.76666283125577</text:p>
          </table:table-cell>
          <table:table-cell office:value-type="float" office:value="8.47531844200973" calcext:value-type="float">
            <text:p>8.47531844200973</text:p>
          </table:table-cell>
          <table:table-cell office:value-type="float" office:value="-9.78376987352747" calcext:value-type="float">
            <text:p>-9.78376987352747</text:p>
          </table:table-cell>
          <table:table-cell office:value-type="float" office:value="8.18393114565705" calcext:value-type="float">
            <text:p>8.18393114565705</text:p>
          </table:table-cell>
          <table:table-cell office:value-type="float" office:value="-22.9277384848617" calcext:value-type="float">
            <text:p>-22.9277384848617</text:p>
          </table:table-cell>
          <table:table-cell office:value-type="float" office:value="16.1970311033153" calcext:value-type="float">
            <text:p>16.1970311033153</text:p>
          </table:table-cell>
          <table:table-cell office:value-type="float" office:value="0.125284261738125" calcext:value-type="float">
            <text:p>0.125284261738125</text:p>
          </table:table-cell>
          <table:table-cell office:value-type="float" office:value="0.0721538241600383" calcext:value-type="float">
            <text:p>0.072153824160038</text:p>
          </table:table-cell>
          <table:table-cell office:value-type="float" office:value="-9.96328360856909" calcext:value-type="float">
            <text:p>-9.96328360856909</text:p>
          </table:table-cell>
          <table:table-cell office:value-type="float" office:value="8.37898297523437" calcext:value-type="float">
            <text:p>8.37898297523437</text:p>
          </table:table-cell>
          <table:table-cell office:value-type="float" office:value="-9.9632831724819" calcext:value-type="float">
            <text:p>-9.9632831724819</text:p>
          </table:table-cell>
          <table:table-cell office:value-type="float" office:value="8.37898282241935" calcext:value-type="float">
            <text:p>8.37898282241935</text:p>
          </table:table-cell>
        </table:table-row>
        <table:table-row table:style-name="ro1">
          <table:table-cell office:value-type="float" office:value="-9.81538090093206" calcext:value-type="float">
            <text:p>-9.81538090093206</text:p>
          </table:table-cell>
          <table:table-cell office:value-type="float" office:value="7.51673625513206" calcext:value-type="float">
            <text:p>7.51673625513206</text:p>
          </table:table-cell>
          <table:table-cell office:value-type="float" office:value="-9.76511863658522" calcext:value-type="float">
            <text:p>-9.76511863658522</text:p>
          </table:table-cell>
          <table:table-cell office:value-type="float" office:value="8.08568588439462" calcext:value-type="float">
            <text:p>8.08568588439462</text:p>
          </table:table-cell>
          <table:table-cell office:value-type="float" office:value="-22.9568588537876" calcext:value-type="float">
            <text:p>-22.9568588537876</text:p>
          </table:table-cell>
          <table:table-cell office:value-type="float" office:value="16.1623887898348" calcext:value-type="float">
            <text:p>16.1623887898348</text:p>
          </table:table-cell>
          <table:table-cell office:value-type="float" office:value="0.452557816158719" calcext:value-type="float">
            <text:p>0.452557816158719</text:p>
          </table:table-cell>
          <table:table-cell office:value-type="float" office:value="0.0529336549567081" calcext:value-type="float">
            <text:p>0.052933654956708</text:p>
          </table:table-cell>
          <table:table-cell office:value-type="float" office:value="-9.97055703617207" calcext:value-type="float">
            <text:p>-9.97055703617207</text:p>
          </table:table-cell>
          <table:table-cell office:value-type="float" office:value="8.03829508476252" calcext:value-type="float">
            <text:p>8.03829508476252</text:p>
          </table:table-cell>
          <table:table-cell office:value-type="float" office:value="-9.97055649622278" calcext:value-type="float">
            <text:p>-9.97055649622278</text:p>
          </table:table-cell>
          <table:table-cell office:value-type="float" office:value="8.03829492630288" calcext:value-type="float">
            <text:p>8.03829492630288</text:p>
          </table:table-cell>
        </table:table-row>
        <table:table-row table:style-name="ro1">
          <table:table-cell office:value-type="float" office:value="-9.91670215370846" calcext:value-type="float">
            <text:p>-9.91670215370846</text:p>
          </table:table-cell>
          <table:table-cell office:value-type="float" office:value="7.6177491012194" calcext:value-type="float">
            <text:p>7.6177491012194</text:p>
          </table:table-cell>
          <table:table-cell office:value-type="float" office:value="-9.74548589595855" calcext:value-type="float">
            <text:p>-9.74548589595855</text:p>
          </table:table-cell>
          <table:table-cell office:value-type="float" office:value="7.98763204461521" calcext:value-type="float">
            <text:p>7.98763204461521</text:p>
          </table:table-cell>
          <table:table-cell office:value-type="float" office:value="-22.9113204972285" calcext:value-type="float">
            <text:p>-22.9113204972285</text:p>
          </table:table-cell>
          <table:table-cell office:value-type="float" office:value="16.2171482321666" calcext:value-type="float">
            <text:p>16.2171482321666</text:p>
          </table:table-cell>
          <table:table-cell office:value-type="float" office:value="-0.712203513232089" calcext:value-type="float">
            <text:p>-0.712203513232089</text:p>
          </table:table-cell>
          <table:table-cell office:value-type="float" office:value="-0.353822220308153" calcext:value-type="float">
            <text:p>-0.353822220308153</text:p>
          </table:table-cell>
          <table:table-cell office:value-type="float" office:value="-9.97253830975408" calcext:value-type="float">
            <text:p>-9.97253830975408</text:p>
          </table:table-cell>
          <table:table-cell office:value-type="float" office:value="7.93054832934994" calcext:value-type="float">
            <text:p>7.93054832934994</text:p>
          </table:table-cell>
          <table:table-cell office:value-type="float" office:value="-9.97253778435198" calcext:value-type="float">
            <text:p>-9.97253778435198</text:p>
          </table:table-cell>
          <table:table-cell office:value-type="float" office:value="7.93054819543375" calcext:value-type="float">
            <text:p>7.93054819543375</text:p>
          </table:table-cell>
        </table:table-row>
        <table:table-row table:style-name="ro1">
          <table:table-cell office:value-type="float" office:value="-9.84043455469741" calcext:value-type="float">
            <text:p>-9.84043455469741</text:p>
          </table:table-cell>
          <table:table-cell office:value-type="float" office:value="7.97974597923697" calcext:value-type="float">
            <text:p>7.97974597923697</text:p>
          </table:table-cell>
          <table:table-cell office:value-type="float" office:value="-9.72487361490516" calcext:value-type="float">
            <text:p>-9.72487361490516</text:p>
          </table:table-cell>
          <table:table-cell office:value-type="float" office:value="7.88977943162109" calcext:value-type="float">
            <text:p>7.88977943162109</text:p>
          </table:table-cell>
          <table:table-cell office:value-type="float" office:value="-23.021287549337" calcext:value-type="float">
            <text:p>-23.021287549337</text:p>
          </table:table-cell>
          <table:table-cell office:value-type="float" office:value="16.0940461804607" calcext:value-type="float">
            <text:p>16.0940461804607</text:p>
          </table:table-cell>
          <table:table-cell office:value-type="float" office:value="1.65066252406829" calcext:value-type="float">
            <text:p>1.65066252406829</text:p>
          </table:table-cell>
          <table:table-cell office:value-type="float" office:value="-0.209597251916114" calcext:value-type="float">
            <text:p>-0.209597251916114</text:p>
          </table:table-cell>
          <table:table-cell office:value-type="float" office:value="-9.96861208575039" calcext:value-type="float">
            <text:p>-9.96861208575039</text:p>
          </table:table-cell>
          <table:table-cell office:value-type="float" office:value="7.84860977384877" calcext:value-type="float">
            <text:p>7.84860977384877</text:p>
          </table:table-cell>
          <table:table-cell office:value-type="float" office:value="-9.96861156742256" calcext:value-type="float">
            <text:p>-9.96861156742256</text:p>
          </table:table-cell>
          <table:table-cell office:value-type="float" office:value="7.84860964932687" calcext:value-type="float">
            <text:p>7.84860964932687</text:p>
          </table:table-cell>
        </table:table-row>
        <table:table-row table:style-name="ro1">
          <table:table-cell office:value-type="float" office:value="-9.97267690508208" calcext:value-type="float">
            <text:p>-9.97267690508208</text:p>
          </table:table-cell>
          <table:table-cell office:value-type="float" office:value="7.91629508909184" calcext:value-type="float">
            <text:p>7.91629508909184</text:p>
          </table:table-cell>
          <table:table-cell office:value-type="float" office:value="-9.70328385463598" calcext:value-type="float">
            <text:p>-9.70328385463598</text:p>
          </table:table-cell>
          <table:table-cell office:value-type="float" office:value="7.79213783059203" calcext:value-type="float">
            <text:p>7.79213783059203</text:p>
          </table:table-cell>
          <table:table-cell office:value-type="float" office:value="-22.9664216579281" calcext:value-type="float">
            <text:p>-22.9664216579281</text:p>
          </table:table-cell>
          <table:table-cell office:value-type="float" office:value="16.1529334880001" calcext:value-type="float">
            <text:p>16.1529334880001</text:p>
          </table:table-cell>
          <table:table-cell office:value-type="float" office:value="-0.804859057806231" calcext:value-type="float">
            <text:p>-0.804859057806231</text:p>
          </table:table-cell>
          <table:table-cell office:value-type="float" office:value="0.208180104002945" calcext:value-type="float">
            <text:p>0.208180104002945</text:p>
          </table:table-cell>
          <table:table-cell office:value-type="float" office:value="-9.96004943114401" calcext:value-type="float">
            <text:p>-9.96004943114401</text:p>
          </table:table-cell>
          <table:table-cell office:value-type="float" office:value="7.92357804726689" calcext:value-type="float">
            <text:p>7.92357804726689</text:p>
          </table:table-cell>
          <table:table-cell office:value-type="float" office:value="-9.96004900183935" calcext:value-type="float">
            <text:p>-9.96004900183935</text:p>
          </table:table-cell>
          <table:table-cell office:value-type="float" office:value="7.92357796050055" calcext:value-type="float">
            <text:p>7.92357796050055</text:p>
          </table:table-cell>
        </table:table-row>
        <table:table-row table:style-name="ro1">
          <table:table-cell office:value-type="float" office:value="-9.49160504598128" calcext:value-type="float">
            <text:p>-9.49160504598128</text:p>
          </table:table-cell>
          <table:table-cell office:value-type="float" office:value="7.57913765089378" calcext:value-type="float">
            <text:p>7.57913765089378</text:p>
          </table:table-cell>
          <table:table-cell office:value-type="float" office:value="-9.68071877410905" calcext:value-type="float">
            <text:p>-9.68071877410905</text:p>
          </table:table-cell>
          <table:table-cell office:value-type="float" office:value="7.69471700560674" calcext:value-type="float">
            <text:p>7.69471700560674</text:p>
          </table:table-cell>
          <table:table-cell office:value-type="float" office:value="-23.1321988660171" calcext:value-type="float">
            <text:p>-23.1321988660171</text:p>
          </table:table-cell>
          <table:table-cell office:value-type="float" office:value="15.9674079690186" calcext:value-type="float">
            <text:p>15.9674079690186</text:p>
          </table:table-cell>
          <table:table-cell office:value-type="float" office:value="2.48800725310663" calcext:value-type="float">
            <text:p>2.48800725310663</text:p>
          </table:table-cell>
          <table:table-cell office:value-type="float" office:value="0.3977026348742" calcext:value-type="float">
            <text:p>0.3977026348742</text:p>
          </table:table-cell>
          <table:table-cell office:value-type="float" office:value="-9.935834613279" calcext:value-type="float">
            <text:p>-9.935834613279</text:p>
          </table:table-cell>
          <table:table-cell office:value-type="float" office:value="7.65325074528961" calcext:value-type="float">
            <text:p>7.65325074528961</text:p>
          </table:table-cell>
          <table:table-cell office:value-type="float" office:value="-9.93583410510725" calcext:value-type="float">
            <text:p>-9.93583410510725</text:p>
          </table:table-cell>
          <table:table-cell office:value-type="float" office:value="7.65325059023548" calcext:value-type="float">
            <text:p>7.65325059023548</text:p>
          </table:table-cell>
        </table:table-row>
        <table:table-row table:style-name="ro1">
          <table:table-cell office:value-type="float" office:value="-9.71282650575864" calcext:value-type="float">
            <text:p>-9.71282650575864</text:p>
          </table:table-cell>
          <table:table-cell office:value-type="float" office:value="7.5904595377312" calcext:value-type="float">
            <text:p>7.5904595377312</text:p>
          </table:table-cell>
          <table:table-cell office:value-type="float" office:value="-9.65718062981361" calcext:value-type="float">
            <text:p>-9.65718062981361</text:p>
          </table:table-cell>
          <table:table-cell office:value-type="float" office:value="7.59752669866656" calcext:value-type="float">
            <text:p>7.59752669866656</text:p>
          </table:table-cell>
          <table:table-cell office:value-type="float" office:value="-23.2260961395087" calcext:value-type="float">
            <text:p>-23.2260961395087</text:p>
          </table:table-cell>
          <table:table-cell office:value-type="float" office:value="15.8535171170636" calcext:value-type="float">
            <text:p>15.8535171170636</text:p>
          </table:table-cell>
          <table:table-cell office:value-type="float" office:value="1.4760699213858" calcext:value-type="float">
            <text:p>1.4760699213858</text:p>
          </table:table-cell>
          <table:table-cell office:value-type="float" office:value="-0.209700575288001" calcext:value-type="float">
            <text:p>-0.209700575288001</text:p>
          </table:table-cell>
          <table:table-cell office:value-type="float" office:value="-9.91744800518821" calcext:value-type="float">
            <text:p>-9.91744800518821</text:p>
          </table:table-cell>
          <table:table-cell office:value-type="float" office:value="7.54248743979915" calcext:value-type="float">
            <text:p>7.54248743979915</text:p>
          </table:table-cell>
          <table:table-cell office:value-type="float" office:value="-9.91744749564238" calcext:value-type="float">
            <text:p>-9.91744749564238</text:p>
          </table:table-cell>
          <table:table-cell office:value-type="float" office:value="7.54248729282099" calcext:value-type="float">
            <text:p>7.54248729282099</text:p>
          </table:table-cell>
        </table:table-row>
        <table:table-row table:style-name="ro1">
          <table:table-cell office:value-type="float" office:value="-9.60750319752356" calcext:value-type="float">
            <text:p>-9.60750319752356</text:p>
          </table:table-cell>
          <table:table-cell office:value-type="float" office:value="7.36302609175565" calcext:value-type="float">
            <text:p>7.36302609175565</text:p>
          </table:table-cell>
          <table:table-cell office:value-type="float" office:value="-9.63267177554448" calcext:value-type="float">
            <text:p>-9.63267177554448</text:p>
          </table:table-cell>
          <table:table-cell office:value-type="float" office:value="7.50057662872118" calcext:value-type="float">
            <text:p>7.50057662872118</text:p>
          </table:table-cell>
          <table:table-cell office:value-type="float" office:value="-23.2841166352538" calcext:value-type="float">
            <text:p>-23.2841166352538</text:p>
          </table:table-cell>
          <table:table-cell office:value-type="float" office:value="15.7860748297249" calcext:value-type="float">
            <text:p>15.7860748297249</text:p>
          </table:table-cell>
          <table:table-cell office:value-type="float" office:value="0.88965386797326" calcext:value-type="float">
            <text:p>0.88965386797326</text:p>
          </table:table-cell>
          <table:table-cell office:value-type="float" office:value="-0.0782105451964335" calcext:value-type="float">
            <text:p>-0.078210545196434</text:p>
          </table:table-cell>
          <table:table-cell office:value-type="float" office:value="-9.89185223543564" calcext:value-type="float">
            <text:p>-9.89185223543564</text:p>
          </table:table-cell>
          <table:table-cell office:value-type="float" office:value="7.42798331716399" calcext:value-type="float">
            <text:p>7.42798331716399</text:p>
          </table:table-cell>
          <table:table-cell office:value-type="float" office:value="-9.89185173098849" calcext:value-type="float">
            <text:p>-9.89185173098849</text:p>
          </table:table-cell>
          <table:table-cell office:value-type="float" office:value="7.42798316079387" calcext:value-type="float">
            <text:p>7.42798316079387</text:p>
          </table:table-cell>
        </table:table-row>
        <table:table-row table:style-name="ro1">
          <table:table-cell office:value-type="float" office:value="-9.77460788481062" calcext:value-type="float">
            <text:p>-9.77460788481062</text:p>
          </table:table-cell>
          <table:table-cell office:value-type="float" office:value="7.63574382672659" calcext:value-type="float">
            <text:p>7.63574382672659</text:p>
          </table:table-cell>
          <table:table-cell office:value-type="float" office:value="-9.60719466216666" calcext:value-type="float">
            <text:p>-9.60719466216666</text:p>
          </table:table-cell>
          <table:table-cell office:value-type="float" office:value="7.4038764906968" calcext:value-type="float">
            <text:p>7.4038764906968</text:p>
          </table:table-cell>
          <table:table-cell office:value-type="float" office:value="-23.4046617432809" calcext:value-type="float">
            <text:p>-23.4046617432809</text:p>
          </table:table-cell>
          <table:table-cell office:value-type="float" office:value="15.6481514364376" calcext:value-type="float">
            <text:p>15.6481514364376</text:p>
          </table:table-cell>
          <table:table-cell office:value-type="float" office:value="1.83177469916841" calcext:value-type="float">
            <text:p>1.83177469916841</text:p>
          </table:table-cell>
          <table:table-cell office:value-type="float" office:value="0.290399299609948" calcext:value-type="float">
            <text:p>0.290399299609948</text:p>
          </table:table-cell>
          <table:table-cell office:value-type="float" office:value="-9.88408663216028" calcext:value-type="float">
            <text:p>-9.88408663216028</text:p>
          </table:table-cell>
          <table:table-cell office:value-type="float" office:value="7.39139306891151" calcext:value-type="float">
            <text:p>7.39139306891151</text:p>
          </table:table-cell>
          <table:table-cell office:value-type="float" office:value="-9.88408615227931" calcext:value-type="float">
            <text:p>-9.88408615227931</text:p>
          </table:table-cell>
          <table:table-cell office:value-type="float" office:value="7.3913929427941" calcext:value-type="float">
            <text:p>7.3913929427941</text:p>
          </table:table-cell>
        </table:table-row>
        <table:table-row table:style-name="ro1">
          <table:table-cell office:value-type="float" office:value="-9.46242084735214" calcext:value-type="float">
            <text:p>-9.46242084735214</text:p>
          </table:table-cell>
          <table:table-cell office:value-type="float" office:value="7.44032634384904" calcext:value-type="float">
            <text:p>7.44032634384904</text:p>
          </table:table-cell>
          <table:table-cell office:value-type="float" office:value="-9.58075183737026" calcext:value-type="float">
            <text:p>-9.58075183737026</text:p>
          </table:table-cell>
          <table:table-cell office:value-type="float" office:value="7.30743595452665" calcext:value-type="float">
            <text:p>7.30743595452665</text:p>
          </table:table-cell>
          <table:table-cell office:value-type="float" office:value="-23.5661708935212" calcext:value-type="float">
            <text:p>-23.5661708935212</text:p>
          </table:table-cell>
          <table:table-cell office:value-type="float" office:value="15.4521527492228" calcext:value-type="float">
            <text:p>15.4521527492228</text:p>
          </table:table-cell>
          <table:table-cell office:value-type="float" office:value="2.53969862387761" calcext:value-type="float">
            <text:p>2.53969862387761</text:p>
          </table:table-cell>
          <table:table-cell office:value-type="float" office:value="0.485595050160785" calcext:value-type="float">
            <text:p>0.485595050160785</text:p>
          </table:table-cell>
          <table:table-cell office:value-type="float" office:value="-9.84215024698128" calcext:value-type="float">
            <text:p>-9.84215024698128</text:p>
          </table:table-cell>
          <table:table-cell office:value-type="float" office:value="7.25540102119157" calcext:value-type="float">
            <text:p>7.25540102119157</text:p>
          </table:table-cell>
          <table:table-cell office:value-type="float" office:value="-9.8421497515613" calcext:value-type="float">
            <text:p>-9.8421497515613</text:p>
          </table:table-cell>
          <table:table-cell office:value-type="float" office:value="7.2554008738316" calcext:value-type="float">
            <text:p>7.2554008738316</text:p>
          </table:table-cell>
        </table:table-row>
        <table:table-row table:style-name="ro1">
          <table:table-cell office:value-type="float" office:value="-9.78594392793482" calcext:value-type="float">
            <text:p>-9.78594392793482</text:p>
          </table:table-cell>
          <table:table-cell office:value-type="float" office:value="7.04446375343542" calcext:value-type="float">
            <text:p>7.04446375343542</text:p>
          </table:table-cell>
          <table:table-cell office:value-type="float" office:value="-9.55334594541572" calcext:value-type="float">
            <text:p>-9.55334594541572</text:p>
          </table:table-cell>
          <table:table-cell office:value-type="float" office:value="7.21126466418396" calcext:value-type="float">
            <text:p>7.21126466418396</text:p>
          </table:table-cell>
          <table:table-cell office:value-type="float" office:value="-23.5958025047439" calcext:value-type="float">
            <text:p>-23.5958025047439</text:p>
          </table:table-cell>
          <table:table-cell office:value-type="float" office:value="15.4124095383439" calcext:value-type="float">
            <text:p>15.4124095383439</text:p>
          </table:table-cell>
          <table:table-cell office:value-type="float" office:value="0.495737349270758" calcext:value-type="float">
            <text:p>0.495737349270758</text:p>
          </table:table-cell>
          <table:table-cell office:value-type="float" office:value="-0.147159298359035" calcext:value-type="float">
            <text:p>-0.147159298359035</text:p>
          </table:table-cell>
          <table:table-cell office:value-type="float" office:value="-9.83727520103496" calcext:value-type="float">
            <text:p>-9.83727520103496</text:p>
          </table:table-cell>
          <table:table-cell office:value-type="float" office:value="7.14704018239363" calcext:value-type="float">
            <text:p>7.14704018239363</text:p>
          </table:table-cell>
          <table:table-cell office:value-type="float" office:value="-9.83727471647493" calcext:value-type="float">
            <text:p>-9.83727471647493</text:p>
          </table:table-cell>
          <table:table-cell office:value-type="float" office:value="7.14704007428396" calcext:value-type="float">
            <text:p>7.14704007428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59:05.209646290</meta:creation-date>
    <dc:date>2019-11-09T19:53:24.625325536</dc:date>
    <meta:editing-duration>PT45S</meta:editing-duration>
    <meta:editing-cycles>1</meta:editing-cycles>
    <meta:document-statistic meta:table-count="1" meta:cell-count="60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0.648cm" svg:height="58.804cm" xlink:href=".." xlink:type="simple" chart:class="chart:scatter" chart:style-name="ch1">
        <chart:legend chart:legend-position="end" svg:x="77.459cm" svg:y="28.107cm" style:legend-expansion="high" chart:style-name="ch2"/>
        <chart:plot-area chart:style-name="ch3" table:cell-range-address="Sheet1.J2:Sheet1.L502 Sheet1.L1:Sheet1.L1 Sheet1.B1:Sheet1.B502 Sheet1.D1:Sheet1.D502 Sheet1.F1:Sheet1.F502 Sheet1.J1:Sheet1.J1" chart:data-source-has-labels="row" svg:x="1.612cm" svg:y="1.176cm" svg:width="74.235cm" svg:height="56.452cm">
          <chartooo:coordinate-region svg:x="1.85cm" svg:y="1.375cm" svg:width="73.81cm" svg:height="56.0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502" chart:label-cell-address="Sheet1.L1:Sheet1.L1" chart:class="chart:scatter">
            <chart:domain table:cell-range-address="Sheet1.K2:Sheet1.K502"/>
            <chart:data-point chart:repeated="501"/>
          </chart:series>
          <chart:series chart:style-name="ch7" chart:values-cell-range-address="Sheet1.B2:Sheet1.B502" chart:label-cell-address="Sheet1.B1:Sheet1.B1" chart:class="chart:scatter">
            <chart:domain table:cell-range-address="Sheet1.A2:Sheet1.A502"/>
            <chart:data-point chart:repeated="501"/>
          </chart:series>
          <chart:series chart:style-name="ch8" chart:values-cell-range-address="Sheet1.D2:Sheet1.D502" chart:label-cell-address="Sheet1.D1:Sheet1.D1" chart:class="chart:scatter">
            <chart:domain table:cell-range-address="Sheet1.C2:Sheet1.C502"/>
            <chart:data-point chart:repeated="501"/>
          </chart:series>
          <chart:series chart:style-name="ch6" chart:values-cell-range-address="Sheet1.F2:Sheet1.F502" chart:label-cell-address="Sheet1.F1:Sheet1.F1" chart:class="chart:scatter">
            <chart:domain table:cell-range-address="Sheet1.E2:Sheet1.E502"/>
            <chart:data-point chart:repeated="501"/>
          </chart:series>
          <chart:series chart:style-name="ch9" chart:values-cell-range-address="Sheet1.J2:Sheet1.J502" chart:label-cell-address="Sheet1.J1:Sheet1.J1" chart:class="chart:scatter">
            <chart:domain table:cell-range-address="Sheet1.I2:Sheet1.I502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java_est_y</text:p>
                <draw:g>
                  <svg:desc>Sheet1.L1:Sheet1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gps_y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true_y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 dead_reckon_y</text:p>
                <draw:g>
                  <svg:desc>Sheet1.F1:Sheet1.F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 estimated_y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502</svg:desc>
                </draw:g>
              </table:table-cell>
              <table:table-cell office:value-type="float" office:value="0">
                <text:p>0</text:p>
                <draw:g>
                  <svg:desc>Sheet1.L2:Sheet1.L502</svg:desc>
                </draw:g>
              </table:table-cell>
              <table:table-cell office:value-type="float" office:value="0">
                <text:p>0</text:p>
                <draw:g>
                  <svg:desc>Sheet1.A2:Sheet1.A502</svg:desc>
                </draw:g>
              </table:table-cell>
              <table:table-cell office:value-type="float" office:value="0">
                <text:p>0</text:p>
                <draw:g>
                  <svg:desc>Sheet1.B2:Sheet1.B502</svg:desc>
                </draw:g>
              </table:table-cell>
              <table:table-cell office:value-type="float" office:value="0">
                <text:p>0</text:p>
                <draw:g>
                  <svg:desc>Sheet1.C2:Sheet1.C502</svg:desc>
                </draw:g>
              </table:table-cell>
              <table:table-cell office:value-type="float" office:value="0">
                <text:p>0</text:p>
                <draw:g>
                  <svg:desc>Sheet1.D2:Sheet1.D502</svg:desc>
                </draw:g>
              </table:table-cell>
              <table:table-cell office:value-type="float" office:value="0">
                <text:p>0</text:p>
                <draw:g>
                  <svg:desc>Sheet1.E2:Sheet1.E502</svg:desc>
                </draw:g>
              </table:table-cell>
              <table:table-cell office:value-type="float" office:value="0">
                <text:p>0</text:p>
                <draw:g>
                  <svg:desc>Sheet1.F2:Sheet1.F502</svg:desc>
                </draw:g>
              </table:table-cell>
              <table:table-cell office:value-type="float" office:value="0">
                <text:p>0</text:p>
                <draw:g>
                  <svg:desc>Sheet1.I2:Sheet1.I502</svg:desc>
                </draw:g>
              </table:table-cell>
              <table:table-cell office:value-type="float" office:value="0">
                <text:p>0</text:p>
                <draw:g>
                  <svg:desc>Sheet1.J2:Sheet1.J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90449509429125">
                <text:p>-0.0390449509429125</text:p>
              </table:table-cell>
              <table:table-cell office:value-type="float" office:value="-0.0474819050362616">
                <text:p>-0.0474819050362616</text:p>
              </table:table-cell>
              <table:table-cell office:value-type="float" office:value="-0.524363061627975">
                <text:p>-0.524363061627975</text:p>
              </table:table-cell>
              <table:table-cell office:value-type="float" office:value="-0.131996278475582">
                <text:p>-0.13199627847558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25337087991375">
                <text:p>0.225337087991375</text:p>
              </table:table-cell>
              <table:table-cell office:value-type="float" office:value="0">
                <text:p>0</text:p>
              </table:table-cell>
              <table:table-cell office:value-type="float" office:value="-0.153212412760899">
                <text:p>-0.153212412760899</text:p>
              </table:table-cell>
              <table:table-cell office:value-type="float" office:value="-0.0678725068889205">
                <text:p>-0.0678725068889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0848376266576">
                <text:p>-0.030848376266576</text:p>
              </table:table-cell>
              <table:table-cell office:value-type="float" office:value="0.0377497216036663">
                <text:p>0.0377497216036663</text:p>
              </table:table-cell>
              <table:table-cell office:value-type="float" office:value="-0.105116597381607">
                <text:p>-0.105116597381607</text:p>
              </table:table-cell>
              <table:table-cell office:value-type="float" office:value="0.261370512146026">
                <text:p>0.261370512146026</text:p>
              </table:table-cell>
              <table:table-cell office:value-type="float" office:value="0.199995000041667">
                <text:p>0.199995000041667</text:p>
              </table:table-cell>
              <table:table-cell office:value-type="float" office:value="0.000999983333416667">
                <text:p>0.000999983333416667</text:p>
              </table:table-cell>
              <table:table-cell office:value-type="float" office:value="0.264624461631519">
                <text:p>0.264624461631519</text:p>
              </table:table-cell>
              <table:table-cell office:value-type="float" office:value="0.000384884766579981">
                <text:p>0.000384884766579981</text:p>
              </table:table-cell>
              <table:table-cell office:value-type="float" office:value="-0.110685823276705">
                <text:p>-0.110685823276705</text:p>
              </table:table-cell>
              <table:table-cell office:value-type="float" office:value="0.0467699517715775">
                <text:p>0.0467699517715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129692205427">
                <text:p>0.18129692205427</text:p>
              </table:table-cell>
              <table:table-cell office:value-type="float" office:value="0.0821815537465072">
                <text:p>0.0821815537465072</text:p>
              </table:table-cell>
              <table:table-cell office:value-type="float" office:value="0.348758872117847">
                <text:p>0.348758872117847</text:p>
              </table:table-cell>
              <table:table-cell office:value-type="float" office:value="0.170353209720765">
                <text:p>0.170353209720765</text:p>
              </table:table-cell>
              <table:table-cell office:value-type="float" office:value="0.299975000708324">
                <text:p>0.299975000708324</text:p>
              </table:table-cell>
              <table:table-cell office:value-type="float" office:value="0.00299985000274998">
                <text:p>0.00299985000274998</text:p>
              </table:table-cell>
              <table:table-cell office:value-type="float" office:value="0.407977305495971">
                <text:p>0.407977305495971</text:p>
              </table:table-cell>
              <table:table-cell office:value-type="float" office:value="0.0101710989572651">
                <text:p>0.0101710989572651</text:p>
              </table:table-cell>
              <table:table-cell office:value-type="float" office:value="0.126781841511236">
                <text:p>0.126781841511236</text:p>
              </table:table-cell>
              <table:table-cell office:value-type="float" office:value="0.0916190057746676">
                <text:p>0.091619005774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4481337597489">
                <text:p>0.184481337597489</text:p>
              </table:table-cell>
              <table:table-cell office:value-type="float" office:value="0.0747694826795761">
                <text:p>0.0747694826795761</text:p>
              </table:table-cell>
              <table:table-cell office:value-type="float" office:value="0.192967100345913">
                <text:p>0.192967100345913</text:p>
              </table:table-cell>
              <table:table-cell office:value-type="float" office:value="0.0463568510749762">
                <text:p>0.0463568510749762</text:p>
              </table:table-cell>
              <table:table-cell office:value-type="float" office:value="0.399930004083223">
                <text:p>0.399930004083223</text:p>
              </table:table-cell>
              <table:table-cell office:value-type="float" office:value="0.00599940002299954">
                <text:p>0.00599940002299954</text:p>
              </table:table-cell>
              <table:table-cell office:value-type="float" office:value="0.408228544106962">
                <text:p>0.408228544106962</text:p>
              </table:table-cell>
              <table:table-cell office:value-type="float" office:value="0.0101976220911985">
                <text:p>0.0101976220911985</text:p>
              </table:table-cell>
              <table:table-cell office:value-type="float" office:value="0.145613080917537">
                <text:p>0.145613080917537</text:p>
              </table:table-cell>
              <table:table-cell office:value-type="float" office:value="0.0818335058950015">
                <text:p>0.081833505895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3253662827949">
                <text:p>0.423253662827949</text:p>
              </table:table-cell>
              <table:table-cell office:value-type="float" office:value="-0.0130601284235569">
                <text:p>-0.0130601284235569</text:p>
              </table:table-cell>
              <table:table-cell office:value-type="float" office:value="0.612910853906651">
                <text:p>0.612910853906651</text:p>
              </table:table-cell>
              <table:table-cell office:value-type="float" office:value="-0.446161007002727">
                <text:p>-0.446161007002727</text:p>
              </table:table-cell>
              <table:table-cell office:value-type="float" office:value="0.499850014749321">
                <text:p>0.499850014749321</text:p>
              </table:table-cell>
              <table:table-cell office:value-type="float" office:value="0.00999833344166296">
                <text:p>0.00999833344166296</text:p>
              </table:table-cell>
              <table:table-cell office:value-type="float" office:value="0.572249828523364">
                <text:p>0.572249828523364</text:p>
              </table:table-cell>
              <table:table-cell office:value-type="float" office:value="0.0404425564336929">
                <text:p>0.0404425564336929</text:p>
              </table:table-cell>
              <table:table-cell office:value-type="float" office:value="0.393315483137686">
                <text:p>0.393315483137686</text:p>
              </table:table-cell>
              <table:table-cell office:value-type="float" office:value="-0.0132869611468997">
                <text:p>-0.0132869611468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4498711438849">
                <text:p>0.674498711438849</text:p>
              </table:table-cell>
              <table:table-cell office:value-type="float" office:value="0.0678831769198935">
                <text:p>0.0678831769198935</text:p>
              </table:table-cell>
              <table:table-cell office:value-type="float" office:value="0.677140830799902">
                <text:p>0.677140830799902</text:p>
              </table:table-cell>
              <table:table-cell office:value-type="float" office:value="0.194266398415921">
                <text:p>0.194266398415921</text:p>
              </table:table-cell>
              <table:table-cell office:value-type="float" office:value="0.599725040788818">
                <text:p>0.599725040788818</text:p>
              </table:table-cell>
              <table:table-cell office:value-type="float" office:value="0.0149962503687308">
                <text:p>0.0149962503687308</text:p>
              </table:table-cell>
              <table:table-cell office:value-type="float" office:value="0.814573018211319">
                <text:p>0.814573018211319</text:p>
              </table:table-cell>
              <table:table-cell office:value-type="float" office:value="0.0943916323059984">
                <text:p>0.0943916323059984</text:p>
              </table:table-cell>
              <table:table-cell office:value-type="float" office:value="0.653778174223282">
                <text:p>0.653778174223282</text:p>
              </table:table-cell>
              <table:table-cell office:value-type="float" office:value="0.0673272009368952">
                <text:p>0.0673272009368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9207542441572">
                <text:p>0.619207542441572</text:p>
              </table:table-cell>
              <table:table-cell office:value-type="float" office:value="0.105419676655468">
                <text:p>0.105419676655468</text:p>
              </table:table-cell>
              <table:table-cell office:value-type="float" office:value="0.634632563297976">
                <text:p>0.634632563297976</text:p>
              </table:table-cell>
              <table:table-cell office:value-type="float" office:value="0.296337919922856">
                <text:p>0.296337919922856</text:p>
              </table:table-cell>
              <table:table-cell office:value-type="float" office:value="0.699545094782338">
                <text:p>0.699545094782338</text:p>
              </table:table-cell>
              <table:table-cell office:value-type="float" office:value="0.0209926510166752">
                <text:p>0.0209926510166752</text:p>
              </table:table-cell>
              <table:table-cell office:value-type="float" office:value="0.740156205981513">
                <text:p>0.740156205981513</text:p>
              </table:table-cell>
              <table:table-cell office:value-type="float" office:value="0.0769606646681861">
                <text:p>0.0769606646681861</text:p>
              </table:table-cell>
              <table:table-cell office:value-type="float" office:value="0.604556723238823">
                <text:p>0.604556723238823</text:p>
              </table:table-cell>
              <table:table-cell office:value-type="float" office:value="0.105846961295683">
                <text:p>0.105846961295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5047812884414">
                <text:p>0.695047812884414</text:p>
              </table:table-cell>
              <table:table-cell office:value-type="float" office:value="0.0607521113018719">
                <text:p>0.0607521113018719</text:p>
              </table:table-cell>
              <table:table-cell office:value-type="float" office:value="0.796315184481464">
                <text:p>0.796315184481464</text:p>
              </table:table-cell>
              <table:table-cell office:value-type="float" office:value="-0.189374694207965">
                <text:p>-0.189374694207965</text:p>
              </table:table-cell>
              <table:table-cell office:value-type="float" office:value="0.799300194807666">
                <text:p>0.799300194807666</text:p>
              </table:table-cell>
              <table:table-cell office:value-type="float" office:value="0.0279869357504285">
                <text:p>0.0279869357504285</text:p>
              </table:table-cell>
              <table:table-cell office:value-type="float" office:value="0.774119603387364">
                <text:p>0.774119603387364</text:p>
              </table:table-cell>
              <table:table-cell office:value-type="float" office:value="0.0855689126938965">
                <text:p>0.0855689126938965</text:p>
              </table:table-cell>
              <table:table-cell office:value-type="float" office:value="0.685409135818873">
                <text:p>0.685409135818873</text:p>
              </table:table-cell>
              <table:table-cell office:value-type="float" office:value="0.0611495110560759">
                <text:p>0.0611495110560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1842240659481">
                <text:p>0.821842240659481</text:p>
              </table:table-cell>
              <table:table-cell office:value-type="float" office:value="-0.0273096911677906">
                <text:p>-0.0273096911677906</text:p>
              </table:table-cell>
              <table:table-cell office:value-type="float" office:value="1.13538802710858">
                <text:p>1.13538802710858</text:p>
              </table:table-cell>
              <table:table-cell office:value-type="float" office:value="-0.561575024133189">
                <text:p>-0.561575024133189</text:p>
              </table:table-cell>
              <table:table-cell office:value-type="float" office:value="0.898980365437928">
                <text:p>0.898980365437928</text:p>
              </table:table-cell>
              <table:table-cell office:value-type="float" office:value="0.0359784051473458">
                <text:p>0.0359784051473458</text:p>
              </table:table-cell>
              <table:table-cell office:value-type="float" office:value="0.755551491158767">
                <text:p>0.755551491158767</text:p>
              </table:table-cell>
              <table:table-cell office:value-type="float" office:value="0.0819157901703308">
                <text:p>0.0819157901703308</text:p>
              </table:table-cell>
              <table:table-cell office:value-type="float" office:value="0.815858938278391">
                <text:p>0.815858938278391</text:p>
              </table:table-cell>
              <table:table-cell office:value-type="float" office:value="-0.0271149534468956">
                <text:p>-0.0271149534468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3238773553979">
                <text:p>0.893238773553979</text:p>
              </table:table-cell>
              <table:table-cell office:value-type="float" office:value="-0.0160250377903943">
                <text:p>-0.0160250377903943</text:p>
              </table:table-cell>
              <table:table-cell office:value-type="float" office:value="0.907951125460487">
                <text:p>0.907951125460487</text:p>
              </table:table-cell>
              <table:table-cell office:value-type="float" office:value="0.0211765024531308">
                <text:p>0.0211765024531308</text:p>
              </table:table-cell>
              <table:table-cell office:value-type="float" office:value="0.998575638739127">
                <text:p>0.998575638739127</text:p>
              </table:table-cell>
              <table:table-cell office:value-type="float" office:value="0.0449662600671469">
                <text:p>0.0449662600671469</text:p>
              </table:table-cell>
              <table:table-cell office:value-type="float" office:value="0.814956429053005">
                <text:p>0.814956429053005</text:p>
              </table:table-cell>
              <table:table-cell office:value-type="float" office:value="0.0946373404754732">
                <text:p>0.0946373404754732</text:p>
              </table:table-cell>
              <table:table-cell office:value-type="float" office:value="0.889440288782757">
                <text:p>0.889440288782757</text:p>
              </table:table-cell>
              <table:table-cell office:value-type="float" office:value="-0.0158994567121327">
                <text:p>-0.0158994567121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007725185474">
                <text:p>1.02007725185474</text:p>
              </table:table-cell>
              <table:table-cell office:value-type="float" office:value="-0.0350886755598535">
                <text:p>-0.0350886755598535</text:p>
              </table:table-cell>
              <table:table-cell office:value-type="float" office:value="1.20775683607156">
                <text:p>1.20775683607156</text:p>
              </table:table-cell>
              <table:table-cell office:value-type="float" office:value="-0.201045303667872">
                <text:p>-0.201045303667872</text:p>
              </table:table-cell>
              <table:table-cell office:value-type="float" office:value="1.09807605526693">
                <text:p>1.09807605526693</text:p>
              </table:table-cell>
              <table:table-cell office:value-type="float" office:value="0.0549496017318297">
                <text:p>0.0549496017318297</text:p>
              </table:table-cell>
              <table:table-cell office:value-type="float" office:value="0.839701418963709">
                <text:p>0.839701418963709</text:p>
              </table:table-cell>
              <table:table-cell office:value-type="float" office:value="0.100462409392391">
                <text:p>0.100462409392391</text:p>
              </table:table-cell>
              <table:table-cell office:value-type="float" office:value="1.01821567532803">
                <text:p>1.01821567532803</text:p>
              </table:table-cell>
              <table:table-cell office:value-type="float" office:value="-0.0351606713440731">
                <text:p>-0.0351606713440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717085285038">
                <text:p>1.08717085285038</text:p>
              </table:table-cell>
              <table:table-cell office:value-type="float" office:value="-0.0244416757709508">
                <text:p>-0.0244416757709508</text:p>
              </table:table-cell>
              <table:table-cell office:value-type="float" office:value="1.17264543092784">
                <text:p>1.17264543092784</text:p>
              </table:table-cell>
              <table:table-cell office:value-type="float" office:value="0.0109852896138116">
                <text:p>0.0109852896138116</text:p>
              </table:table-cell>
              <table:table-cell office:value-type="float" office:value="1.1974716650626">
                <text:p>1.1974716650626</text:p>
              </table:table-cell>
              <table:table-cell office:value-type="float" office:value="0.0659274318155472">
                <text:p>0.0659274318155472</text:p>
              </table:table-cell>
              <table:table-cell office:value-type="float" office:value="0.854955644528263">
                <text:p>0.854955644528263</text:p>
              </table:table-cell>
              <table:table-cell office:value-type="float" office:value="0.104026637579425">
                <text:p>0.104026637579425</text:p>
              </table:table-cell>
              <table:table-cell office:value-type="float" office:value="1.08614515374204">
                <text:p>1.08614515374204</text:p>
              </table:table-cell>
              <table:table-cell office:value-type="float" office:value="-0.024617488077146">
                <text:p>-0.02461748807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893721068523">
                <text:p>1.15893721068523</text:p>
              </table:table-cell>
              <table:table-cell office:value-type="float" office:value="-0.0186944690197674">
                <text:p>-0.0186944690197674</text:p>
              </table:table-cell>
              <table:table-cell office:value-type="float" office:value="1.19162953123401">
                <text:p>1.19162953123401</text:p>
              </table:table-cell>
              <table:table-cell office:value-type="float" office:value="-0.0242035430402937">
                <text:p>-0.0242035430402937</text:p>
              </table:table-cell>
              <table:table-cell office:value-type="float" office:value="1.29675252864799">
                <text:p>1.29675252864799</text:p>
              </table:table-cell>
              <table:table-cell office:value-type="float" office:value="0.0778986525444392">
                <text:p>0.0778986525444392</text:p>
              </table:table-cell>
              <table:table-cell office:value-type="float" office:value="0.90616703700219">
                <text:p>0.90616703700219</text:p>
              </table:table-cell>
              <table:table-cell office:value-type="float" office:value="0.118731568036955">
                <text:p>0.118731568036955</text:p>
              </table:table-cell>
              <table:table-cell office:value-type="float" office:value="1.15836439869692">
                <text:p>1.15836439869692</text:p>
              </table:table-cell>
              <table:table-cell office:value-type="float" office:value="-0.0190110703169121">
                <text:p>-0.0190110703169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196441780364">
                <text:p>1.21196441780364</text:p>
              </table:table-cell>
              <table:table-cell office:value-type="float" office:value="-0.0614615556286822">
                <text:p>-0.0614615556286822</text:p>
              </table:table-cell>
              <table:table-cell office:value-type="float" office:value="1.28683292924153">
                <text:p>1.28683292924153</text:p>
              </table:table-cell>
              <table:table-cell office:value-type="float" office:value="-0.360877607403388">
                <text:p>-0.360877607403388</text:p>
              </table:table-cell>
              <table:table-cell office:value-type="float" office:value="1.39590871801946">
                <text:p>1.39590871801946</text:p>
              </table:table-cell>
              <table:table-cell office:value-type="float" office:value="0.0908620668064087">
                <text:p>0.0908620668064087</text:p>
              </table:table-cell>
              <table:table-cell office:value-type="float" office:value="0.930797247483367">
                <text:p>0.930797247483367</text:p>
              </table:table-cell>
              <table:table-cell office:value-type="float" office:value="0.126334236562294">
                <text:p>0.126334236562294</text:p>
              </table:table-cell>
              <table:table-cell office:value-type="float" office:value="1.21195528436702">
                <text:p>1.21195528436702</text:p>
              </table:table-cell>
              <table:table-cell office:value-type="float" office:value="-0.0619367540222467">
                <text:p>-0.0619367540222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288408659028">
                <text:p>1.27288408659028</text:p>
              </table:table-cell>
              <table:table-cell office:value-type="float" office:value="-0.0485929341411897">
                <text:p>-0.0485929341411897</text:p>
              </table:table-cell>
              <table:table-cell office:value-type="float" office:value="1.53028546520081">
                <text:p>1.53028546520081</text:p>
              </table:table-cell>
              <table:table-cell office:value-type="float" office:value="0.0284027032030607">
                <text:p>0.0284027032030607</text:p>
              </table:table-cell>
              <table:table-cell office:value-type="float" office:value="1.49493031764073">
                <text:p>1.49493031764073</text:p>
              </table:table-cell>
              <table:table-cell office:value-type="float" office:value="0.104816378270832">
                <text:p>0.104816378270832</text:p>
              </table:table-cell>
              <table:table-cell office:value-type="float" office:value="0.84392597955948">
                <text:p>0.84392597955948</text:p>
              </table:table-cell>
              <table:table-cell office:value-type="float" office:value="0.0943439731466665">
                <text:p>0.0943439731466665</text:p>
              </table:table-cell>
              <table:table-cell office:value-type="float" office:value="1.27295299681868">
                <text:p>1.27295299681868</text:p>
              </table:table-cell>
              <table:table-cell office:value-type="float" office:value="-0.049019860056436">
                <text:p>-0.049019860056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851904614618">
                <text:p>1.52851904614618</text:p>
              </table:table-cell>
              <table:table-cell office:value-type="float" office:value="-0.0498052337317366">
                <text:p>-0.0498052337317366</text:p>
              </table:table-cell>
              <table:table-cell office:value-type="float" office:value="1.48500191400782">
                <text:p>1.48500191400782</text:p>
              </table:table-cell>
              <table:table-cell office:value-type="float" office:value="-0.202765276232891">
                <text:p>-0.202765276232891</text:p>
              </table:table-cell>
              <table:table-cell office:value-type="float" office:value="1.59380742543433">
                <text:p>1.59380742543433</text:p>
              </table:table-cell>
              <table:table-cell office:value-type="float" office:value="0.119760191518192">
                <text:p>0.119760191518192</text:p>
              </table:table-cell>
              <table:table-cell office:value-type="float" office:value="1.11746215553426">
                <text:p>1.11746215553426</text:p>
              </table:table-cell>
              <table:table-cell office:value-type="float" office:value="0.189876810079573">
                <text:p>0.189876810079573</text:p>
              </table:table-cell>
              <table:table-cell office:value-type="float" office:value="1.52889224024009">
                <text:p>1.52889224024009</text:p>
              </table:table-cell>
              <table:table-cell office:value-type="float" office:value="-0.051763115171103">
                <text:p>-0.051763115171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33510660522">
                <text:p>1.7633510660522</text:p>
              </table:table-cell>
              <table:table-cell office:value-type="float" office:value="0.0180821147675698">
                <text:p>0.0180821147675698</text:p>
              </table:table-cell>
              <table:table-cell office:value-type="float" office:value="2.06661126787331">
                <text:p>2.06661126787331</text:p>
              </table:table-cell>
              <table:table-cell office:value-type="float" office:value="0.267850840834258">
                <text:p>0.267850840834258</text:p>
              </table:table-cell>
              <table:table-cell office:value-type="float" office:value="1.6925301537719">
                <text:p>1.6925301537719</text:p>
              </table:table-cell>
              <table:table-cell office:value-type="float" office:value="0.135692012179617">
                <text:p>0.135692012179617</text:p>
              </table:table-cell>
              <table:table-cell office:value-type="float" office:value="1.16331433711328">
                <text:p>1.16331433711328</text:p>
              </table:table-cell>
              <table:table-cell office:value-type="float" office:value="0.206722403598173">
                <text:p>0.206722403598173</text:p>
              </table:table-cell>
              <table:table-cell office:value-type="float" office:value="1.76336273147452">
                <text:p>1.76336273147452</text:p>
              </table:table-cell>
              <table:table-cell office:value-type="float" office:value="0.0164289246416488">
                <text:p>0.0164289246416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5350823801263">
                <text:p>1.95350823801263</text:p>
              </table:table-cell>
              <table:table-cell office:value-type="float" office:value="0.0728635854964704">
                <text:p>0.0728635854964704</text:p>
              </table:table-cell>
              <table:table-cell office:value-type="float" office:value="1.98502216629339">
                <text:p>1.98502216629339</text:p>
              </table:table-cell>
              <table:table-cell office:value-type="float" office:value="0.211080287913896">
                <text:p>0.211080287913896</text:p>
              </table:table-cell>
              <table:table-cell office:value-type="float" office:value="1.79108863046285">
                <text:p>1.79108863046285</text:p>
              </table:table-cell>
              <table:table-cell office:value-type="float" office:value="0.152610247086316">
                <text:p>0.152610247086316</text:p>
              </table:table-cell>
              <table:table-cell office:value-type="float" office:value="1.32166608868635">
                <text:p>1.32166608868635</text:p>
              </table:table-cell>
              <table:table-cell office:value-type="float" office:value="0.261712839846956">
                <text:p>0.261712839846956</text:p>
              </table:table-cell>
              <table:table-cell office:value-type="float" office:value="1.95335756153293">
                <text:p>1.95335756153293</text:p>
              </table:table-cell>
              <table:table-cell office:value-type="float" office:value="0.0720036358947027">
                <text:p>0.0720036358947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7022473563956">
                <text:p>1.87022473563956</text:p>
              </table:table-cell>
              <table:table-cell office:value-type="float" office:value="0.00152266320507417">
                <text:p>0.00152266320507417</text:p>
              </table:table-cell>
              <table:table-cell office:value-type="float" office:value="1.98143167922896">
                <text:p>1.98143167922896</text:p>
              </table:table-cell>
              <table:table-cell office:value-type="float" office:value="-0.338627657065499">
                <text:p>-0.338627657065499</text:p>
              </table:table-cell>
              <table:table-cell office:value-type="float" office:value="1.88947299974166">
                <text:p>1.88947299974166</text:p>
              </table:table-cell>
              <table:table-cell office:value-type="float" office:value="0.170513204428899">
                <text:p>0.170513204428899</text:p>
              </table:table-cell>
              <table:table-cell office:value-type="float" office:value="1.19959172966679">
                <text:p>1.19959172966679</text:p>
              </table:table-cell>
              <table:table-cell office:value-type="float" office:value="0.21839082706715">
                <text:p>0.21839082706715</text:p>
              </table:table-cell>
              <table:table-cell office:value-type="float" office:value="1.87050073964374">
                <text:p>1.87050073964374</text:p>
              </table:table-cell>
              <table:table-cell office:value-type="float" office:value="0.0000328442413791152">
                <text:p>0.0000328442413791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804739197396">
                <text:p>1.75804739197396</text:p>
              </table:table-cell>
              <table:table-cell office:value-type="float" office:value="0.00960842875109933">
                <text:p>0.00960842875109933</text:p>
              </table:table-cell>
              <table:table-cell office:value-type="float" office:value="1.77390750575488">
                <text:p>1.77390750575488</text:p>
              </table:table-cell>
              <table:table-cell office:value-type="float" office:value="0.193911402593296">
                <text:p>0.193911402593296</text:p>
              </table:table-cell>
              <table:table-cell office:value-type="float" office:value="1.98767342325339">
                <text:p>1.98767342325339</text:p>
              </table:table-cell>
              <table:table-cell office:value-type="float" office:value="0.189399093926549">
                <text:p>0.189399093926549</text:p>
              </table:table-cell>
              <table:table-cell office:value-type="float" office:value="1.07412143981149">
                <text:p>1.07412143981149</text:p>
              </table:table-cell>
              <table:table-cell office:value-type="float" office:value="0.171177549891393">
                <text:p>0.171177549891393</text:p>
              </table:table-cell>
              <table:table-cell office:value-type="float" office:value="1.75807288833718">
                <text:p>1.75807288833718</text:p>
              </table:table-cell>
              <table:table-cell office:value-type="float" office:value="0.00861690274551709">
                <text:p>0.00861690274551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16266028055">
                <text:p>1.9516266028055</text:p>
              </table:table-cell>
              <table:table-cell office:value-type="float" office:value="0.0651526848833899">
                <text:p>0.0651526848833899</text:p>
              </table:table-cell>
              <table:table-cell office:value-type="float" office:value="2.17957755758068">
                <text:p>2.17957755758068</text:p>
              </table:table-cell>
              <table:table-cell office:value-type="float" office:value="0.314701126940308">
                <text:p>0.314701126940308</text:p>
              </table:table-cell>
              <table:table-cell office:value-type="float" office:value="2.08568008103751">
                <text:p>2.08568008103751</text:p>
              </table:table-cell>
              <table:table-cell office:value-type="float" office:value="0.209266027006055">
                <text:p>0.209266027006055</text:p>
              </table:table-cell>
              <table:table-cell office:value-type="float" office:value="1.11832352921177">
                <text:p>1.11832352921177</text:p>
              </table:table-cell>
              <table:table-cell office:value-type="float" office:value="0.188680313854496">
                <text:p>0.188680313854496</text:p>
              </table:table-cell>
              <table:table-cell office:value-type="float" office:value="1.95153779735893">
                <text:p>1.95153779735893</text:p>
              </table:table-cell>
              <table:table-cell office:value-type="float" office:value="0.0639686422780773">
                <text:p>0.0639686422780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520715379147">
                <text:p>2.19520715379147</text:p>
              </table:table-cell>
              <table:table-cell office:value-type="float" office:value="0.105192051680303">
                <text:p>0.105192051680303</text:p>
              </table:table-cell>
              <table:table-cell office:value-type="float" office:value="2.5036900577587">
                <text:p>2.5036900577587</text:p>
              </table:table-cell>
              <table:table-cell office:value-type="float" office:value="0.182175550840067">
                <text:p>0.182175550840067</text:p>
              </table:table-cell>
              <table:table-cell office:value-type="float" office:value="2.18348317250993">
                <text:p>2.18348317250993</text:p>
              </table:table-cell>
              <table:table-cell office:value-type="float" office:value="0.230112016990665">
                <text:p>0.230112016990665</text:p>
              </table:table-cell>
              <table:table-cell office:value-type="float" office:value="1.17669520877762">
                <text:p>1.17669520877762</text:p>
              </table:table-cell>
              <table:table-cell office:value-type="float" office:value="0.209761345533533">
                <text:p>0.209761345533533</text:p>
              </table:table-cell>
              <table:table-cell office:value-type="float" office:value="2.19521258970387">
                <text:p>2.19521258970387</text:p>
              </table:table-cell>
              <table:table-cell office:value-type="float" office:value="0.10382523132823">
                <text:p>0.10382523132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7275243515949">
                <text:p>2.17275243515949</text:p>
              </table:table-cell>
              <table:table-cell office:value-type="float" office:value="0.121520033794921">
                <text:p>0.121520033794921</text:p>
              </table:table-cell>
              <table:table-cell office:value-type="float" office:value="1.83933394523853">
                <text:p>1.83933394523853</text:p>
              </table:table-cell>
              <table:table-cell office:value-type="float" office:value="0.169152397303212">
                <text:p>0.169152397303212</text:p>
              </table:table-cell>
              <table:table-cell office:value-type="float" office:value="2.28107291744299">
                <text:p>2.28107291744299</text:p>
              </table:table-cell>
              <table:table-cell office:value-type="float" office:value="0.251934979298752">
                <text:p>0.251934979298752</text:p>
              </table:table-cell>
              <table:table-cell office:value-type="float" office:value="1.33427459814446">
                <text:p>1.33427459814446</text:p>
              </table:table-cell>
              <table:table-cell office:value-type="float" office:value="0.270190392967148">
                <text:p>0.270190392967148</text:p>
              </table:table-cell>
              <table:table-cell office:value-type="float" office:value="2.17269430594392">
                <text:p>2.17269430594392</text:p>
              </table:table-cell>
              <table:table-cell office:value-type="float" office:value="0.120759827480657">
                <text:p>0.120759827480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0265255651949">
                <text:p>2.20265255651949</text:p>
              </table:table-cell>
              <table:table-cell office:value-type="float" office:value="0.13472003715709">
                <text:p>0.13472003715709</text:p>
              </table:table-cell>
              <table:table-cell office:value-type="float" office:value="2.29090174800567">
                <text:p>2.29090174800567</text:p>
              </table:table-cell>
              <table:table-cell office:value-type="float" office:value="0.208421226893022">
                <text:p>0.208421226893022</text:p>
              </table:table-cell>
              <table:table-cell office:value-type="float" office:value="2.37843955694353">
                <text:p>2.37843955694353</text:p>
              </table:table-cell>
              <table:table-cell office:value-type="float" office:value="0.274732731652271">
                <text:p>0.274732731652271</text:p>
              </table:table-cell>
              <table:table-cell office:value-type="float" office:value="1.30979892436173">
                <text:p>1.30979892436173</text:p>
              </table:table-cell>
              <table:table-cell office:value-type="float" office:value="0.261453239367104">
                <text:p>0.261453239367104</text:p>
              </table:table-cell>
              <table:table-cell office:value-type="float" office:value="2.20261354023897">
                <text:p>2.20261354023897</text:p>
              </table:table-cell>
              <table:table-cell office:value-type="float" office:value="0.134124578528233">
                <text:p>0.134124578528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6222023226948">
                <text:p>2.16222023226948</text:p>
              </table:table-cell>
              <table:table-cell office:value-type="float" office:value="0.153310627889027">
                <text:p>0.153310627889027</text:p>
              </table:table-cell>
              <table:table-cell office:value-type="float" office:value="1.91827122961987">
                <text:p>1.91827122961987</text:p>
              </table:table-cell>
              <table:table-cell office:value-type="float" office:value="0.263763908604732">
                <text:p>0.263763908604732</text:p>
              </table:table-cell>
              <table:table-cell office:value-type="float" office:value="2.47557335442873">
                <text:p>2.47557335442873</text:p>
              </table:table-cell>
              <table:table-cell office:value-type="float" office:value="0.298502994294984">
                <text:p>0.298502994294984</text:p>
              </table:table-cell>
              <table:table-cell office:value-type="float" office:value="1.39722337577828">
                <text:p>1.39722337577828</text:p>
              </table:table-cell>
              <table:table-cell office:value-type="float" office:value="0.294192950322896">
                <text:p>0.294192950322896</text:p>
              </table:table-cell>
              <table:table-cell office:value-type="float" office:value="2.16210359788259">
                <text:p>2.16210359788259</text:p>
              </table:table-cell>
              <table:table-cell office:value-type="float" office:value="0.153353324121002">
                <text:p>0.153353324121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4810681402111">
                <text:p>2.44810681402111</text:p>
              </table:table-cell>
              <table:table-cell office:value-type="float" office:value="0.140636756077472">
                <text:p>0.140636756077472</text:p>
              </table:table-cell>
              <table:table-cell office:value-type="float" office:value="2.60863369112699">
                <text:p>2.60863369112699</text:p>
              </table:table-cell>
              <table:table-cell office:value-type="float" office:value="-0.16254087148411">
                <text:p>-0.16254087148411</text:p>
              </table:table-cell>
              <table:table-cell office:value-type="float" office:value="2.5724645965998">
                <text:p>2.5724645965998</text:p>
              </table:table-cell>
              <table:table-cell office:value-type="float" office:value="0.323243390220437">
                <text:p>0.323243390220437</text:p>
              </table:table-cell>
              <table:table-cell office:value-type="float" office:value="1.60121153407869">
                <text:p>1.60121153407869</text:p>
              </table:table-cell>
              <table:table-cell office:value-type="float" office:value="0.369215427874837">
                <text:p>0.369215427874837</text:p>
              </table:table-cell>
              <table:table-cell office:value-type="float" office:value="2.44830579904844">
                <text:p>2.44830579904844</text:p>
              </table:table-cell>
              <table:table-cell office:value-type="float" office:value="0.13905200345384">
                <text:p>0.13905200345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1733615604111">
                <text:p>2.41733615604111</text:p>
              </table:table-cell>
              <table:table-cell office:value-type="float" office:value="0.163593658492875">
                <text:p>0.163593658492875</text:p>
              </table:table-cell>
              <table:table-cell office:value-type="float" office:value="2.32973970868248">
                <text:p>2.32973970868248</text:p>
              </table:table-cell>
              <table:table-cell office:value-type="float" office:value="0.306178970669977">
                <text:p>0.306178970669977</text:p>
              </table:table-cell>
              <table:table-cell office:value-type="float" office:value="2.66910359441325">
                <text:p>2.66910359441325</text:p>
              </table:table-cell>
              <table:table-cell office:value-type="float" office:value="0.348951445409652">
                <text:p>0.348951445409652</text:p>
              </table:table-cell>
              <table:table-cell office:value-type="float" office:value="1.6105094245317">
                <text:p>1.6105094245317</text:p>
              </table:table-cell>
              <table:table-cell office:value-type="float" office:value="0.372714677883572">
                <text:p>0.372714677883572</text:p>
              </table:table-cell>
              <table:table-cell office:value-type="float" office:value="2.41737305964579">
                <text:p>2.41737305964579</text:p>
              </table:table-cell>
              <table:table-cell office:value-type="float" office:value="0.162970968362144">
                <text:p>0.162970968362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5857035386043">
                <text:p>2.65857035386043</text:p>
              </table:table-cell>
              <table:table-cell office:value-type="float" office:value="0.197101700593683">
                <text:p>0.197101700593683</text:p>
              </table:table-cell>
              <table:table-cell office:value-type="float" office:value="2.73474373441064">
                <text:p>2.73474373441064</text:p>
              </table:table-cell>
              <table:table-cell office:value-type="float" office:value="0.162329666224323">
                <text:p>0.162329666224323</text:p>
              </table:table-cell>
              <table:table-cell office:value-type="float" office:value="2.76548068404984">
                <text:p>2.76548068404984</text:p>
              </table:table-cell>
              <table:table-cell office:value-type="float" office:value="0.375624589078535">
                <text:p>0.375624589078535</text:p>
              </table:table-cell>
              <table:table-cell office:value-type="float" office:value="1.79961516135782">
                <text:p>1.79961516135782</text:p>
              </table:table-cell>
              <table:table-cell office:value-type="float" office:value="0.446845824229901">
                <text:p>0.446845824229901</text:p>
              </table:table-cell>
              <table:table-cell office:value-type="float" office:value="2.65868992044875">
                <text:p>2.65868992044875</text:p>
              </table:table-cell>
              <table:table-cell office:value-type="float" office:value="0.196207585892223">
                <text:p>0.196207585892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5318778080181">
                <text:p>2.75318778080181</text:p>
              </table:table-cell>
              <table:table-cell office:value-type="float" office:value="0.216654849451242">
                <text:p>0.216654849451242</text:p>
              </table:table-cell>
              <table:table-cell office:value-type="float" office:value="2.81516494458071">
                <text:p>2.81516494458071</text:p>
              </table:table-cell>
              <table:table-cell office:value-type="float" office:value="0.237195030749099">
                <text:p>0.237195030749099</text:p>
              </table:table-cell>
              <table:table-cell office:value-type="float" office:value="2.86158622788091">
                <text:p>2.86158622788091</text:p>
              </table:table-cell>
              <table:table-cell office:value-type="float" office:value="0.403260153934947">
                <text:p>0.403260153934947</text:p>
              </table:table-cell>
              <table:table-cell office:value-type="float" office:value="1.85416776948034">
                <text:p>1.85416776948034</text:p>
              </table:table-cell>
              <table:table-cell office:value-type="float" office:value="0.468827532317957">
                <text:p>0.468827532317957</text:p>
              </table:table-cell>
              <table:table-cell office:value-type="float" office:value="2.75329416451986">
                <text:p>2.75329416451986</text:p>
              </table:table-cell>
              <table:table-cell office:value-type="float" office:value="0.215922082977034">
                <text:p>0.215922082977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7840458039014">
                <text:p>2.87840458039014</text:p>
              </table:table-cell>
              <table:table-cell office:value-type="float" office:value="0.253407255361904">
                <text:p>0.253407255361904</text:p>
              </table:table-cell>
              <table:table-cell office:value-type="float" office:value="2.8561554463235">
                <text:p>2.8561554463235</text:p>
              </table:table-cell>
              <table:table-cell office:value-type="float" office:value="0.290253426841063">
                <text:p>0.290253426841063</text:p>
              </table:table-cell>
              <table:table-cell office:value-type="float" office:value="2.95741061543218">
                <text:p>2.95741061543218</text:p>
              </table:table-cell>
              <table:table-cell office:value-type="float" office:value="0.43185537644543">
                <text:p>0.43185537644543</text:p>
              </table:table-cell>
              <table:table-cell office:value-type="float" office:value="1.98072363823961">
                <text:p>1.98072363823961</text:p>
              </table:table-cell>
              <table:table-cell office:value-type="float" office:value="0.524609586367387">
                <text:p>0.524609586367387</text:p>
              </table:table-cell>
              <table:table-cell office:value-type="float" office:value="2.87845559805132">
                <text:p>2.87845559805132</text:p>
              </table:table-cell>
              <table:table-cell office:value-type="float" office:value="0.252999913145319">
                <text:p>0.252999913145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4507255315575">
                <text:p>2.94507255315575</text:p>
              </table:table-cell>
              <table:table-cell office:value-type="float" office:value="0.33928328010576">
                <text:p>0.33928328010576</text:p>
              </table:table-cell>
              <table:table-cell office:value-type="float" office:value="2.97197703387756">
                <text:p>2.97197703387756</text:p>
              </table:table-cell>
              <table:table-cell office:value-type="float" office:value="0.702452595689026">
                <text:p>0.702452595689026</text:p>
              </table:table-cell>
              <table:table-cell office:value-type="float" office:value="3.05294426434474">
                <text:p>3.05294426434474</text:p>
              </table:table-cell>
              <table:table-cell office:value-type="float" office:value="0.461407397111564">
                <text:p>0.461407397111564</text:p>
              </table:table-cell>
              <table:table-cell office:value-type="float" office:value="2.0002369079882">
                <text:p>2.0002369079882</text:p>
              </table:table-cell>
              <table:table-cell office:value-type="float" office:value="0.534463220269253">
                <text:p>0.534463220269253</text:p>
              </table:table-cell>
              <table:table-cell office:value-type="float" office:value="2.94474814581383">
                <text:p>2.94474814581383</text:p>
              </table:table-cell>
              <table:table-cell office:value-type="float" office:value="0.340499619484009">
                <text:p>0.340499619484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885527223202">
                <text:p>3.0885527223202</text:p>
              </table:table-cell>
              <table:table-cell office:value-type="float" office:value="0.316372231231617">
                <text:p>0.316372231231617</text:p>
              </table:table-cell>
              <table:table-cell office:value-type="float" office:value="3.29875784059673">
                <text:p>3.29875784059673</text:p>
              </table:table-cell>
              <table:table-cell office:value-type="float" office:value="0.0387260651931315">
                <text:p>0.0387260651931315</text:p>
              </table:table-cell>
              <table:table-cell office:value-type="float" office:value="3.14817762133331">
                <text:p>3.14817762133331</text:p>
              </table:table-cell>
              <table:table-cell office:value-type="float" office:value="0.491913260755909">
                <text:p>0.491913260755909</text:p>
              </table:table-cell>
              <table:table-cell office:value-type="float" office:value="2.05000650030435">
                <text:p>2.05000650030435</text:p>
              </table:table-cell>
              <table:table-cell office:value-type="float" office:value="0.557275526265905">
                <text:p>0.557275526265905</text:p>
              </table:table-cell>
              <table:table-cell office:value-type="float" office:value="3.0884813176906">
                <text:p>3.0884813176906</text:p>
              </table:table-cell>
              <table:table-cell office:value-type="float" office:value="0.316325521836184">
                <text:p>0.316325521836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7301109290193">
                <text:p>2.97301109290193</text:p>
              </table:table-cell>
              <table:table-cell office:value-type="float" office:value="0.348885852658681">
                <text:p>0.348885852658681</text:p>
              </table:table-cell>
              <table:table-cell office:value-type="float" office:value="2.8936612746986">
                <text:p>2.8936612746986</text:p>
              </table:table-cell>
              <table:table-cell office:value-type="float" office:value="0.776268646209808">
                <text:p>0.776268646209808</text:p>
              </table:table-cell>
              <table:table-cell office:value-type="float" office:value="3.24310116314156">
                <text:p>3.24310116314156</text:p>
              </table:table-cell>
              <table:table-cell office:value-type="float" office:value="0.52336991681752">
                <text:p>0.52336991681752</text:p>
              </table:table-cell>
              <table:table-cell office:value-type="float" office:value="1.93882221388787">
                <text:p>1.93882221388787</text:p>
              </table:table-cell>
              <table:table-cell office:value-type="float" office:value="0.502337813373021">
                <text:p>0.502337813373021</text:p>
              </table:table-cell>
              <table:table-cell office:value-type="float" office:value="2.9728671016253">
                <text:p>2.9728671016253</text:p>
              </table:table-cell>
              <table:table-cell office:value-type="float" office:value="0.349564003578884">
                <text:p>0.3495640035788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9679082236362">
                <text:p>3.19679082236362</text:p>
              </table:table-cell>
              <table:table-cell office:value-type="float" office:value="0.479733614883545">
                <text:p>0.479733614883545</text:p>
              </table:table-cell>
              <table:table-cell office:value-type="float" office:value="3.26580786661533">
                <text:p>3.26580786661533</text:p>
              </table:table-cell>
              <table:table-cell office:value-type="float" office:value="0.864759751261154">
                <text:p>0.864759751261154</text:p>
              </table:table-cell>
              <table:table-cell office:value-type="float" office:value="3.3377053974944">
                <text:p>3.3377053974944</text:p>
              </table:table-cell>
              <table:table-cell office:value-type="float" office:value="0.555774219657007">
                <text:p>0.555774219657007</text:p>
              </table:table-cell>
              <table:table-cell office:value-type="float" office:value="2.07199184613904">
                <text:p>2.07199184613904</text:p>
              </table:table-cell>
              <table:table-cell office:value-type="float" office:value="0.571848955807226">
                <text:p>0.571848955807226</text:p>
              </table:table-cell>
              <table:table-cell office:value-type="float" office:value="3.19639658724568">
                <text:p>3.19639658724568</text:p>
              </table:table-cell>
              <table:table-cell office:value-type="float" office:value="0.481542777932285">
                <text:p>0.481542777932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139962281781">
                <text:p>3.4139962281781</text:p>
              </table:table-cell>
              <table:table-cell office:value-type="float" office:value="0.511415990919758">
                <text:p>0.511415990919758</text:p>
              </table:table-cell>
              <table:table-cell office:value-type="float" office:value="3.50986548133939">
                <text:p>3.50986548133939</text:p>
              </table:table-cell>
              <table:table-cell office:value-type="float" office:value="0.294561448140756">
                <text:p>0.294561448140756</text:p>
              </table:table-cell>
              <table:table-cell office:value-type="float" office:value="3.43198086404723">
                <text:p>3.43198086404723</text:p>
              </table:table-cell>
              <table:table-cell office:value-type="float" office:value="0.589122928871089">
                <text:p>0.589122928871089</text:p>
              </table:table-cell>
              <table:table-cell office:value-type="float" office:value="2.25203992344416">
                <text:p>2.25203992344416</text:p>
              </table:table-cell>
              <table:table-cell office:value-type="float" office:value="0.662721704869886">
                <text:p>0.662721704869886</text:p>
              </table:table-cell>
              <table:table-cell office:value-type="float" office:value="3.41354920248609">
                <text:p>3.41354920248609</text:p>
              </table:table-cell>
              <table:table-cell office:value-type="float" office:value="0.512749222776567">
                <text:p>0.512749222776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3670965280925">
                <text:p>3.53670965280925</text:p>
              </table:table-cell>
              <table:table-cell office:value-type="float" office:value="0.50227990152793">
                <text:p>0.50227990152793</text:p>
              </table:table-cell>
              <table:table-cell office:value-type="float" office:value="3.74548720103453">
                <text:p>3.74548720103453</text:p>
              </table:table-cell>
              <table:table-cell office:value-type="float" office:value="0.27550509811803">
                <text:p>0.27550509811803</text:p>
              </table:table-cell>
              <table:table-cell office:value-type="float" office:value="3.52591813533197">
                <text:p>3.52591813533197</text:p>
              </table:table-cell>
              <table:table-cell office:value-type="float" office:value="0.623412709616634">
                <text:p>0.623412709616634</text:p>
              </table:table-cell>
              <table:table-cell office:value-type="float" office:value="2.28846089520858">
                <text:p>2.28846089520858</text:p>
              </table:table-cell>
              <table:table-cell office:value-type="float" office:value="0.682035619644369">
                <text:p>0.682035619644369</text:p>
              </table:table-cell>
              <table:table-cell office:value-type="float" office:value="3.53638571239563">
                <text:p>3.53638571239563</text:p>
              </table:table-cell>
              <table:table-cell office:value-type="float" office:value="0.502744889668429">
                <text:p>0.502744889668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4233149210239">
                <text:p>3.64233149210239</text:p>
              </table:table-cell>
              <table:table-cell office:value-type="float" office:value="0.557010201835176">
                <text:p>0.557010201835176</text:p>
              </table:table-cell>
              <table:table-cell office:value-type="float" office:value="3.84932874003603">
                <text:p>3.84932874003603</text:p>
              </table:table-cell>
              <table:table-cell office:value-type="float" office:value="0.74348223300532">
                <text:p>0.74348223300532</text:p>
              </table:table-cell>
              <table:table-cell office:value-type="float" office:value="3.61950781769976">
                <text:p>3.61950781769976</text:p>
              </table:table-cell>
              <table:table-cell office:value-type="float" office:value="0.658640132944143">
                <text:p>0.658640132944143</text:p>
              </table:table-cell>
              <table:table-cell office:value-type="float" office:value="2.26031438402842">
                <text:p>2.26031438402842</text:p>
              </table:table-cell>
              <table:table-cell office:value-type="float" office:value="0.665468956193274">
                <text:p>0.665468956193274</text:p>
              </table:table-cell>
              <table:table-cell office:value-type="float" office:value="3.64201260511554">
                <text:p>3.64201260511554</text:p>
              </table:table-cell>
              <table:table-cell office:value-type="float" office:value="0.557776064276295">
                <text:p>0.557776064276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8758381075979">
                <text:p>3.68758381075979</text:p>
              </table:table-cell>
              <table:table-cell office:value-type="float" office:value="0.567109294434544">
                <text:p>0.567109294434544</text:p>
              </table:table-cell>
              <table:table-cell office:value-type="float" office:value="3.66528071463342">
                <text:p>3.66528071463342</text:p>
              </table:table-cell>
              <table:table-cell office:value-type="float" office:value="0.508066905622414">
                <text:p>0.508066905622414</text:p>
              </table:table-cell>
              <table:table-cell office:value-type="float" office:value="3.71274055226037">
                <text:p>3.71274055226037</text:p>
              </table:table-cell>
              <table:table-cell office:value-type="float" office:value="0.694801676140639">
                <text:p>0.694801676140639</text:p>
              </table:table-cell>
              <table:table-cell office:value-type="float" office:value="2.32079480132215">
                <text:p>2.32079480132215</text:p>
              </table:table-cell>
              <table:table-cell office:value-type="float" office:value="0.701375330766172">
                <text:p>0.701375330766172</text:p>
              </table:table-cell>
              <table:table-cell office:value-type="float" office:value="3.68730783650382">
                <text:p>3.68730783650382</text:p>
              </table:table-cell>
              <table:table-cell office:value-type="float" office:value="0.567727055216994">
                <text:p>0.567727055216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0776628555167">
                <text:p>3.70776628555167</text:p>
              </table:table-cell>
              <table:table-cell office:value-type="float" office:value="0.651858364615766">
                <text:p>0.651858364615766</text:p>
              </table:table-cell>
              <table:table-cell office:value-type="float" office:value="3.35461983385767">
                <text:p>3.35461983385767</text:p>
              </table:table-cell>
              <table:table-cell office:value-type="float" office:value="0.935753694441942">
                <text:p>0.935753694441942</text:p>
              </table:table-cell>
              <table:table-cell office:value-type="float" office:value="3.80560701581802">
                <text:p>3.80560701581802</text:p>
              </table:table-cell>
              <table:table-cell office:value-type="float" office:value="0.731893723081937">
                <text:p>0.731893723081937</text:p>
              </table:table-cell>
              <table:table-cell office:value-type="float" office:value="2.47294049424614">
                <text:p>2.47294049424614</text:p>
              </table:table-cell>
              <table:table-cell office:value-type="float" office:value="0.798638350425106">
                <text:p>0.798638350425106</text:p>
              </table:table-cell>
              <table:table-cell office:value-type="float" office:value="3.70727560068188">
                <text:p>3.70727560068188</text:p>
              </table:table-cell>
              <table:table-cell office:value-type="float" office:value="0.653393942533984">
                <text:p>0.653393942533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1911054580841">
                <text:p>3.61911054580841</text:p>
              </table:table-cell>
              <table:table-cell office:value-type="float" office:value="0.636500959999248">
                <text:p>0.636500959999248</text:p>
              </table:table-cell>
              <table:table-cell office:value-type="float" office:value="3.45493950809864">
                <text:p>3.45493950809864</text:p>
              </table:table-cell>
              <table:table-cell office:value-type="float" office:value="0.716739099733033">
                <text:p>0.716739099733033</text:p>
              </table:table-cell>
              <table:table-cell office:value-type="float" office:value="3.89809792180375">
                <text:p>3.89809792180375</text:p>
              </table:table-cell>
              <table:table-cell office:value-type="float" office:value="0.769912564594254">
                <text:p>0.769912564594254</text:p>
              </table:table-cell>
              <table:table-cell office:value-type="float" office:value="2.45814539474864">
                <text:p>2.45814539474864</text:p>
              </table:table-cell>
              <table:table-cell office:value-type="float" office:value="0.789079850927892">
                <text:p>0.789079850927892</text:p>
              </table:table-cell>
              <table:table-cell office:value-type="float" office:value="3.61866414520608">
                <text:p>3.61866414520608</text:p>
              </table:table-cell>
              <table:table-cell office:value-type="float" office:value="0.637959609850954">
                <text:p>0.637959609850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1277472608812">
                <text:p>3.81277472608812</text:p>
              </table:table-cell>
              <table:table-cell office:value-type="float" office:value="0.709104813491754">
                <text:p>0.709104813491754</text:p>
              </table:table-cell>
              <table:table-cell office:value-type="float" office:value="4.34758436130648">
                <text:p>4.34758436130648</text:p>
              </table:table-cell>
              <table:table-cell office:value-type="float" office:value="0.834568864024757">
                <text:p>0.834568864024757</text:p>
              </table:table-cell>
              <table:table-cell office:value-type="float" office:value="3.99020402120404">
                <text:p>3.99020402120404</text:p>
              </table:table-cell>
              <table:table-cell office:value-type="float" office:value="0.808854398825119">
                <text:p>0.808854398825119</text:p>
              </table:table-cell>
              <table:table-cell office:value-type="float" office:value="2.36844341700097">
                <text:p>2.36844341700097</text:p>
              </table:table-cell>
              <table:table-cell office:value-type="float" office:value="0.730815619417714">
                <text:p>0.730815619417714</text:p>
              </table:table-cell>
              <table:table-cell office:value-type="float" office:value="3.81222284512012">
                <text:p>3.81222284512012</text:p>
              </table:table-cell>
              <table:table-cell office:value-type="float" office:value="0.710418140080076">
                <text:p>0.710418140080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1423974014224">
                <text:p>4.01423974014224</text:p>
              </table:table-cell>
              <table:table-cell office:value-type="float" office:value="0.772073873423455">
                <text:p>0.772073873423455</text:p>
              </table:table-cell>
              <table:table-cell office:value-type="float" office:value="4.17948314064311">
                <text:p>4.17948314064311</text:p>
              </table:table-cell>
              <table:table-cell office:value-type="float" office:value="0.519446631710778">
                <text:p>0.519446631710778</text:p>
              </table:table-cell>
              <table:table-cell office:value-type="float" office:value="4.0819161034857">
                <text:p>4.0819161034857</text:p>
              </table:table-cell>
              <table:table-cell office:value-type="float" office:value="0.848715331623561">
                <text:p>0.848715331623561</text:p>
              </table:table-cell>
              <table:table-cell office:value-type="float" office:value="2.51923954451176">
                <text:p>2.51923954451176</text:p>
              </table:table-cell>
              <table:table-cell office:value-type="float" office:value="0.844366083783449">
                <text:p>0.844366083783449</text:p>
              </table:table-cell>
              <table:table-cell office:value-type="float" office:value="4.01355698204125">
                <text:p>4.01355698204125</text:p>
              </table:table-cell>
              <table:table-cell office:value-type="float" office:value="0.773128645322596">
                <text:p>0.773128645322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1896127696651">
                <text:p>4.21896127696651</text:p>
              </table:table-cell>
              <table:table-cell office:value-type="float" office:value="0.827180850358208">
                <text:p>0.827180850358208</text:p>
              </table:table-cell>
              <table:table-cell office:value-type="float" office:value="4.26820740491244">
                <text:p>4.26820740491244</text:p>
              </table:table-cell>
              <table:table-cell office:value-type="float" office:value="0.496921747450967">
                <text:p>0.496921747450967</text:p>
              </table:table-cell>
              <table:table-cell office:value-type="float" office:value="4.17322499751693">
                <text:p>4.17322499751693</text:p>
              </table:table-cell>
              <table:table-cell office:value-type="float" office:value="0.889491376929518">
                <text:p>0.889491376929518</text:p>
              </table:table-cell>
              <table:table-cell office:value-type="float" office:value="2.7313302292694">
                <text:p>2.7313302292694</text:p>
              </table:table-cell>
              <table:table-cell office:value-type="float" office:value="1.00933190505502">
                <text:p>1.00933190505502</text:p>
              </table:table-cell>
              <table:table-cell office:value-type="float" office:value="4.2184676526672">
                <text:p>4.2184676526672</text:p>
              </table:table-cell>
              <table:table-cell office:value-type="float" office:value="0.827589648774571">
                <text:p>0.827589648774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2431478577583">
                <text:p>4.42431478577583</text:p>
              </table:table-cell>
              <table:table-cell office:value-type="float" office:value="0.952649235399338">
                <text:p>0.952649235399338</text:p>
              </table:table-cell>
              <table:table-cell office:value-type="float" office:value="4.68960774599061">
                <text:p>4.68960774599061</text:p>
              </table:table-cell>
              <table:table-cell office:value-type="float" office:value="1.24192337801489">
                <text:p>1.24192337801489</text:p>
              </table:table-cell>
              <table:table-cell office:value-type="float" office:value="4.26412157248442">
                <text:p>4.26412157248442</text:p>
              </table:table-cell>
              <table:table-cell office:value-type="float" office:value="0.931178457172439">
                <text:p>0.931178457172439</text:p>
              </table:table-cell>
              <table:table-cell office:value-type="float" office:value="2.75315610521518">
                <text:p>2.75315610521518</text:p>
              </table:table-cell>
              <table:table-cell office:value-type="float" office:value="1.02400688436821">
                <text:p>1.02400688436821</text:p>
              </table:table-cell>
              <table:table-cell office:value-type="float" office:value="4.4237852798781">
                <text:p>4.4237852798781</text:p>
              </table:table-cell>
              <table:table-cell office:value-type="float" office:value="0.953462696543685">
                <text:p>0.953462696543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6511137414526">
                <text:p>4.56511137414526</text:p>
              </table:table-cell>
              <table:table-cell office:value-type="float" office:value="1.03142486535649">
                <text:p>1.03142486535649</text:p>
              </table:table-cell>
              <table:table-cell office:value-type="float" office:value="4.72345040351404">
                <text:p>4.72345040351404</text:p>
              </table:table-cell>
              <table:table-cell office:value-type="float" office:value="1.17419157573467">
                <text:p>1.17419157573467</text:p>
              </table:table-cell>
              <table:table-cell office:value-type="float" office:value="4.35459673880642">
                <text:p>4.35459673880642</text:p>
              </table:table-cell>
              <table:table-cell office:value-type="float" office:value="0.973772403679039">
                <text:p>0.973772403679039</text:p>
              </table:table-cell>
              <table:table-cell office:value-type="float" office:value="2.78718769321309">
                <text:p>2.78718769321309</text:p>
              </table:table-cell>
              <table:table-cell office:value-type="float" office:value="1.04736789858631">
                <text:p>1.04736789858631</text:p>
              </table:table-cell>
              <table:table-cell office:value-type="float" office:value="4.56460407576007">
                <text:p>4.56460407576007</text:p>
              </table:table-cell>
              <table:table-cell office:value-type="float" office:value="1.03232559374321">
                <text:p>1.03232559374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604751076694">
                <text:p>4.4604751076694</text:p>
              </table:table-cell>
              <table:table-cell office:value-type="float" office:value="0.977734684532079">
                <text:p>0.977734684532079</text:p>
              </table:table-cell>
              <table:table-cell office:value-type="float" office:value="4.21007231100747">
                <text:p>4.21007231100747</text:p>
              </table:table-cell>
              <table:table-cell office:value-type="float" office:value="0.845758054509353">
                <text:p>0.845758054509353</text:p>
              </table:table-cell>
              <table:table-cell office:value-type="float" office:value="4.44464144904168">
                <text:p>4.44464144904168</text:p>
              </table:table-cell>
              <table:table-cell office:value-type="float" office:value="1.01726895709016">
                <text:p>1.01726895709016</text:p>
              </table:table-cell>
              <table:table-cell office:value-type="float" office:value="2.8254620689758">
                <text:p>2.8254620689758</text:p>
              </table:table-cell>
              <table:table-cell office:value-type="float" office:value="1.07575105741536">
                <text:p>1.07575105741536</text:p>
              </table:table-cell>
              <table:table-cell office:value-type="float" office:value="4.4600759635591">
                <text:p>4.4600759635591</text:p>
              </table:table-cell>
              <table:table-cell office:value-type="float" office:value="0.978452675101525">
                <text:p>0.978452675101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7460204432431">
                <text:p>4.57460204432431</text:p>
              </table:table-cell>
              <table:table-cell office:value-type="float" office:value="1.04039253331577">
                <text:p>1.04039253331577</text:p>
              </table:table-cell>
              <table:table-cell office:value-type="float" office:value="4.57089040446662">
                <text:p>4.57089040446662</text:p>
              </table:table-cell>
              <table:table-cell office:value-type="float" office:value="1.04162316616">
                <text:p>1.04162316616</text:p>
              </table:table-cell>
              <table:table-cell office:value-type="float" office:value="4.53424669879424">
                <text:p>4.53424669879424</text:p>
              </table:table-cell>
              <table:table-cell office:value-type="float" office:value="1.06166376778671">
                <text:p>1.06166376778671</text:p>
              </table:table-cell>
              <table:table-cell office:value-type="float" office:value="2.92962280902237">
                <text:p>2.92962280902237</text:p>
              </table:table-cell>
              <table:table-cell office:value-type="float" office:value="1.15645602359891">
                <text:p>1.15645602359891</text:p>
              </table:table-cell>
              <table:table-cell office:value-type="float" office:value="4.57422118613402">
                <text:p>4.57422118613402</text:p>
              </table:table-cell>
              <table:table-cell office:value-type="float" office:value="1.04108837964224">
                <text:p>1.04108837964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3969251507118">
                <text:p>4.63969251507118</text:p>
              </table:table-cell>
              <table:table-cell office:value-type="float" office:value="1.04958102144662">
                <text:p>1.04958102144662</text:p>
              </table:table-cell>
              <table:table-cell office:value-type="float" office:value="4.70530683482572">
                <text:p>4.70530683482572</text:p>
              </table:table-cell>
              <table:table-cell office:value-type="float" office:value="0.899738598338752">
                <text:p>0.899738598338752</text:p>
              </table:table-cell>
              <table:table-cell office:value-type="float" office:value="4.62340352761377">
                <text:p>4.62340352761377</text:p>
              </table:table-cell>
              <table:table-cell office:value-type="float" office:value="1.10695239632462">
                <text:p>1.10695239632462</text:p>
              </table:table-cell>
              <table:table-cell office:value-type="float" office:value="2.9844014697005">
                <text:p>2.9844014697005</text:p>
              </table:table-cell>
              <table:table-cell office:value-type="float" office:value="1.20162938732365">
                <text:p>1.20162938732365</text:p>
              </table:table-cell>
              <table:table-cell office:value-type="float" office:value="4.63942314175573">
                <text:p>4.63942314175573</text:p>
              </table:table-cell>
              <table:table-cell office:value-type="float" office:value="1.05000075865703">
                <text:p>1.05000075865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7448340190898">
                <text:p>4.77448340190898</text:p>
              </table:table-cell>
              <table:table-cell office:value-type="float" office:value="1.1365040922428">
                <text:p>1.1365040922428</text:p>
              </table:table-cell>
              <table:table-cell office:value-type="float" office:value="4.88808165663532">
                <text:p>4.88808165663532</text:p>
              </table:table-cell>
              <table:table-cell office:value-type="float" office:value="1.23173085631328">
                <text:p>1.23173085631328</text:p>
              </table:table-cell>
              <table:table-cell office:value-type="float" office:value="4.7121030198917">
                <text:p>4.7121030198917</text:p>
              </table:table-cell>
              <table:table-cell office:value-type="float" office:value="1.15313031387877">
                <text:p>1.15313031387877</text:p>
              </table:table-cell>
              <table:table-cell office:value-type="float" office:value="3.03961967331598">
                <text:p>3.03961967331598</text:p>
              </table:table-cell>
              <table:table-cell office:value-type="float" office:value="1.25245831726776">
                <text:p>1.25245831726776</text:p>
              </table:table-cell>
              <table:table-cell office:value-type="float" office:value="4.77421557596407">
                <text:p>4.77421557596407</text:p>
              </table:table-cell>
              <table:table-cell office:value-type="float" office:value="1.13694486359911">
                <text:p>1.13694486359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6058691454884">
                <text:p>4.86058691454884</text:p>
              </table:table-cell>
              <table:table-cell office:value-type="float" office:value="1.12882322509808">
                <text:p>1.12882322509808</text:p>
              </table:table-cell>
              <table:table-cell office:value-type="float" office:value="5.13625182443501">
                <text:p>5.13625182443501</text:p>
              </table:table-cell>
              <table:table-cell office:value-type="float" office:value="0.879186528992573">
                <text:p>0.879186528992573</text:p>
              </table:table-cell>
              <table:table-cell office:value-type="float" office:value="4.80033630575271">
                <text:p>4.80033630575271</text:p>
              </table:table-cell>
              <table:table-cell office:value-type="float" office:value="1.20019290269589">
                <text:p>1.20019290269589</text:p>
              </table:table-cell>
              <table:table-cell office:value-type="float" office:value="3.04445602896857">
                <text:p>3.04445602896857</text:p>
              </table:table-cell>
              <table:table-cell office:value-type="float" office:value="1.25666302068892">
                <text:p>1.25666302068892</text:p>
              </table:table-cell>
              <table:table-cell office:value-type="float" office:value="4.86048034093292">
                <text:p>4.86048034093292</text:p>
              </table:table-cell>
              <table:table-cell office:value-type="float" office:value="1.12890281198982">
                <text:p>1.12890281198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4391245530073">
                <text:p>5.04391245530073</text:p>
              </table:table-cell>
              <table:table-cell office:value-type="float" office:value="1.23490104303022">
                <text:p>1.23490104303022</text:p>
              </table:table-cell>
              <table:table-cell office:value-type="float" office:value="5.11412817935195">
                <text:p>5.11412817935195</text:p>
              </table:table-cell>
              <table:table-cell office:value-type="float" office:value="1.2577380545346">
                <text:p>1.2577380545346</text:p>
              </table:table-cell>
              <table:table-cell office:value-type="float" office:value="4.88809456194175">
                <text:p>4.88809456194175</text:p>
              </table:table-cell>
              <table:table-cell office:value-type="float" office:value="1.24813545655631">
                <text:p>1.24813545655631</text:p>
              </table:table-cell>
              <table:table-cell office:value-type="float" office:value="3.17170390408795">
                <text:p>3.17170390408795</text:p>
              </table:table-cell>
              <table:table-cell office:value-type="float" office:value="1.36903011988183">
                <text:p>1.36903011988183</text:p>
              </table:table-cell>
              <table:table-cell office:value-type="float" office:value="5.04385972907911">
                <text:p>5.04385972907911</text:p>
              </table:table-cell>
              <table:table-cell office:value-type="float" office:value="1.23492494692876">
                <text:p>1.23492494692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4517174368902">
                <text:p>5.04517174368902</text:p>
              </table:table-cell>
              <table:table-cell office:value-type="float" office:value="1.20532887388804">
                <text:p>1.20532887388804</text:p>
              </table:table-cell>
              <table:table-cell office:value-type="float" office:value="5.04826345224477">
                <text:p>5.04826345224477</text:p>
              </table:table-cell>
              <table:table-cell office:value-type="float" office:value="1.00478777218406">
                <text:p>1.00478777218406</text:p>
              </table:table-cell>
              <table:table-cell office:value-type="float" office:value="4.97536901270632">
                <text:p>4.97536901270632</text:p>
              </table:table-cell>
              <table:table-cell office:value-type="float" office:value="1.2969531812446">
                <text:p>1.2969531812446</text:p>
              </table:table-cell>
              <table:table-cell office:value-type="float" office:value="3.20556594165105">
                <text:p>3.20556594165105</text:p>
              </table:table-cell>
              <table:table-cell office:value-type="float" office:value="1.39945502291959">
                <text:p>1.39945502291959</text:p>
              </table:table-cell>
              <table:table-cell office:value-type="float" office:value="5.04523210944205">
                <text:p>5.04523210944205</text:p>
              </table:table-cell>
              <table:table-cell office:value-type="float" office:value="1.20518875172392">
                <text:p>1.20518875172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7111593115904">
                <text:p>5.17111593115904</text:p>
              </table:table-cell>
              <table:table-cell office:value-type="float" office:value="1.27007530489225">
                <text:p>1.27007530489225</text:p>
              </table:table-cell>
              <table:table-cell office:value-type="float" office:value="5.27552019522467">
                <text:p>5.27552019522467</text:p>
              </table:table-cell>
              <table:table-cell office:value-type="float" office:value="1.23177726109052">
                <text:p>1.23177726109052</text:p>
              </table:table-cell>
              <table:table-cell office:value-type="float" office:value="5.06215093067409">
                <text:p>5.06215093067409</text:p>
              </table:table-cell>
              <table:table-cell office:value-type="float" office:value="1.34664119502897">
                <text:p>1.34664119502897</text:p>
              </table:table-cell>
              <table:table-cell office:value-type="float" office:value="3.27831096069443">
                <text:p>3.27831096069443</text:p>
              </table:table-cell>
              <table:table-cell office:value-type="float" office:value="1.46985373634855">
                <text:p>1.46985373634855</text:p>
              </table:table-cell>
              <table:table-cell office:value-type="float" office:value="5.17125607333186">
                <text:p>5.17125607333186</text:p>
              </table:table-cell>
              <table:table-cell office:value-type="float" office:value="1.26983322005532">
                <text:p>1.26983322005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0080188409827">
                <text:p>5.20080188409827</text:p>
              </table:table-cell>
              <table:table-cell office:value-type="float" office:value="1.25185464126047">
                <text:p>1.25185464126047</text:p>
              </table:table-cell>
              <table:table-cell office:value-type="float" office:value="4.99695543159592">
                <text:p>4.99695543159592</text:p>
              </table:table-cell>
              <table:table-cell office:value-type="float" office:value="0.904103040485109">
                <text:p>0.904103040485109</text:p>
              </table:table-cell>
              <table:table-cell office:value-type="float" office:value="5.14843163772556">
                <text:p>5.14843163772556</text:p>
              </table:table-cell>
              <table:table-cell office:value-type="float" office:value="1.39719452914945">
                <text:p>1.39719452914945</text:p>
              </table:table-cell>
              <table:table-cell office:value-type="float" office:value="3.44068267267463">
                <text:p>3.44068267267463</text:p>
              </table:table-cell>
              <table:table-cell office:value-type="float" office:value="1.62477772592167">
                <text:p>1.62477772592167</text:p>
              </table:table-cell>
              <table:table-cell office:value-type="float" office:value="5.20111812952752">
                <text:p>5.20111812952752</text:p>
              </table:table-cell>
              <table:table-cell office:value-type="float" office:value="1.25137489588087">
                <text:p>1.25137489588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4168438119606">
                <text:p>5.34168438119606</text:p>
              </table:table-cell>
              <table:table-cell office:value-type="float" office:value="1.36058557367459">
                <text:p>1.36058557367459</text:p>
              </table:table-cell>
              <table:table-cell office:value-type="float" office:value="5.52386663858879">
                <text:p>5.52386663858879</text:p>
              </table:table-cell>
              <table:table-cell office:value-type="float" office:value="1.60678064921403">
                <text:p>1.60678064921403</text:p>
              </table:table-cell>
              <table:table-cell office:value-type="float" office:value="5.23420250586195">
                <text:p>5.23420250586195</text:p>
              </table:table-cell>
              <table:table-cell office:value-type="float" office:value="1.44860812831477">
                <text:p>1.44860812831477</text:p>
              </table:table-cell>
              <table:table-cell office:value-type="float" office:value="3.44816449923328">
                <text:p>3.44816449923328</text:p>
              </table:table-cell>
              <table:table-cell office:value-type="float" office:value="1.63216062042651">
                <text:p>1.63216062042651</text:p>
              </table:table-cell>
              <table:table-cell office:value-type="float" office:value="5.34192001943324">
                <text:p>5.34192001943324</text:p>
              </table:table-cell>
              <table:table-cell office:value-type="float" office:value="1.36019068883461">
                <text:p>1.360190688834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8270330733066">
                <text:p>5.68270330733066</text:p>
              </table:table-cell>
              <table:table-cell office:value-type="float" office:value="1.5837588870877">
                <text:p>1.5837588870877</text:p>
              </table:table-cell>
              <table:table-cell office:value-type="float" office:value="5.85917808526734">
                <text:p>5.85917808526734</text:p>
              </table:table-cell>
              <table:table-cell office:value-type="float" office:value="1.73946168991463">
                <text:p>1.73946168991463</text:p>
              </table:table-cell>
              <table:table-cell office:value-type="float" office:value="5.3194549580679">
                <text:p>5.3194549580679</text:p>
              </table:table-cell>
              <table:table-cell office:value-type="float" office:value="1.50087685120783">
                <text:p>1.50087685120783</text:p>
              </table:table-cell>
              <table:table-cell office:value-type="float" office:value="3.64315479168197">
                <text:p>3.64315479168197</text:p>
              </table:table-cell>
              <table:table-cell office:value-type="float" office:value="1.82143292597194">
                <text:p>1.82143292597194</text:p>
              </table:table-cell>
              <table:table-cell office:value-type="float" office:value="5.68300627367128">
                <text:p>5.68300627367128</text:p>
              </table:table-cell>
              <table:table-cell office:value-type="float" office:value="1.58325404908819">
                <text:p>1.58325404908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0477096408114">
                <text:p>5.80477096408114</text:p>
              </table:table-cell>
              <table:table-cell office:value-type="float" office:value="1.66921262974136">
                <text:p>1.66921262974136</text:p>
              </table:table-cell>
              <table:table-cell office:value-type="float" office:value="5.77689931144984">
                <text:p>5.77689931144984</text:p>
              </table:table-cell>
              <table:table-cell office:value-type="float" office:value="1.67163397401799">
                <text:p>1.67163397401799</text:p>
              </table:table-cell>
              <table:table-cell office:value-type="float" office:value="5.40418046916924">
                <text:p>5.40418046916924</text:p>
              </table:table-cell>
              <table:table-cell office:value-type="float" office:value="1.55399547099992">
                <text:p>1.55399547099992</text:p>
              </table:table-cell>
              <table:table-cell office:value-type="float" office:value="3.75625831050108">
                <text:p>3.75625831050108</text:p>
              </table:table-cell>
              <table:table-cell office:value-type="float" office:value="1.93704116207875">
                <text:p>1.93704116207875</text:p>
              </table:table-cell>
              <table:table-cell office:value-type="float" office:value="5.80506845157294">
                <text:p>5.80506845157294</text:p>
              </table:table-cell>
              <table:table-cell office:value-type="float" office:value="1.66872834322084">
                <text:p>1.668728343220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661903963721">
                <text:p>5.8661903963721</text:p>
              </table:table-cell>
              <table:table-cell office:value-type="float" office:value="1.79893882838638">
                <text:p>1.79893882838638</text:p>
              </table:table-cell>
              <table:table-cell office:value-type="float" office:value="5.54481134666949">
                <text:p>5.54481134666949</text:p>
              </table:table-cell>
              <table:table-cell office:value-type="float" office:value="2.0186393917826">
                <text:p>2.0186393917826</text:p>
              </table:table-cell>
              <table:table-cell office:value-type="float" office:value="5.48837056668546">
                <text:p>5.48837056668546</text:p>
              </table:table-cell>
              <table:table-cell office:value-type="float" office:value="1.60795867587332">
                <text:p>1.60795867587332</text:p>
              </table:table-cell>
              <table:table-cell office:value-type="float" office:value="3.89395125610028">
                <text:p>3.89395125610028</text:p>
              </table:table-cell>
              <table:table-cell office:value-type="float" office:value="2.08909606286178">
                <text:p>2.08909606286178</text:p>
              </table:table-cell>
              <table:table-cell office:value-type="float" office:value="5.86614842032414">
                <text:p>5.86614842032414</text:p>
              </table:table-cell>
              <table:table-cell office:value-type="float" office:value="1.79885685123398">
                <text:p>1.798856851233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3068077571464">
                <text:p>6.03068077571464</text:p>
              </table:table-cell>
              <table:table-cell office:value-type="float" office:value="1.89283896006485">
                <text:p>1.89283896006485</text:p>
              </table:table-cell>
              <table:table-cell office:value-type="float" office:value="6.23384307178845">
                <text:p>6.23384307178845</text:p>
              </table:table-cell>
              <table:table-cell office:value-type="float" office:value="1.84560452750909">
                <text:p>1.84560452750909</text:p>
              </table:table-cell>
              <table:table-cell office:value-type="float" office:value="5.57201683167698">
                <text:p>5.57201683167698</text:p>
              </table:table-cell>
              <table:table-cell office:value-type="float" office:value="1.6627610695525">
                <text:p>1.6627610695525</text:p>
              </table:table-cell>
              <table:table-cell office:value-type="float" office:value="3.96543021681597">
                <text:p>3.96543021681597</text:p>
              </table:table-cell>
              <table:table-cell office:value-type="float" office:value="2.17319485912385">
                <text:p>2.17319485912385</text:p>
              </table:table-cell>
              <table:table-cell office:value-type="float" office:value="6.03081321310543">
                <text:p>6.03081321310543</text:p>
              </table:table-cell>
              <table:table-cell office:value-type="float" office:value="1.89260704940087">
                <text:p>1.89260704940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4551762657029">
                <text:p>6.04551762657029</text:p>
              </table:table-cell>
              <table:table-cell office:value-type="float" office:value="1.96240141987782">
                <text:p>1.96240141987782</text:p>
              </table:table-cell>
              <table:table-cell office:value-type="float" office:value="5.68823005093192">
                <text:p>5.68823005093192</text:p>
              </table:table-cell>
              <table:table-cell office:value-type="float" office:value="1.88715060747957">
                <text:p>1.88715060747957</text:p>
              </table:table-cell>
              <table:table-cell office:value-type="float" office:value="5.655110899587">
                <text:p>5.655110899587</text:p>
              </table:table-cell>
              <table:table-cell office:value-type="float" office:value="1.71839717184378">
                <text:p>1.71839717184378</text:p>
              </table:table-cell>
              <table:table-cell office:value-type="float" office:value="4.11307315577921">
                <text:p>4.11307315577921</text:p>
              </table:table-cell>
              <table:table-cell office:value-type="float" office:value="2.36887314858381">
                <text:p>2.36887314858381</text:p>
              </table:table-cell>
              <table:table-cell office:value-type="float" office:value="6.04550610066619">
                <text:p>6.04550610066619</text:p>
              </table:table-cell>
              <table:table-cell office:value-type="float" office:value="1.96235536507367">
                <text:p>1.962355365073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0506344921706">
                <text:p>6.00506344921706</text:p>
              </table:table-cell>
              <table:table-cell office:value-type="float" office:value="2.00152133500462">
                <text:p>2.00152133500462</text:p>
              </table:table-cell>
              <table:table-cell office:value-type="float" office:value="5.60392815702051">
                <text:p>5.60392815702051</text:p>
              </table:table-cell>
              <table:table-cell office:value-type="float" office:value="1.99877543523347">
                <text:p>1.99877543523347</text:p>
              </table:table-cell>
              <table:table-cell office:value-type="float" office:value="5.73764446107797">
                <text:p>5.73764446107797</text:p>
              </table:table-cell>
              <table:table-cell office:value-type="float" office:value="1.77486141918329">
                <text:p>1.77486141918329</text:p>
              </table:table-cell>
              <table:table-cell office:value-type="float" office:value="4.21749438500405">
                <text:p>4.21749438500405</text:p>
              </table:table-cell>
              <table:table-cell office:value-type="float" office:value="2.50788569083437">
                <text:p>2.50788569083437</text:p>
              </table:table-cell>
              <table:table-cell office:value-type="float" office:value="6.00484071543818">
                <text:p>6.00484071543818</text:p>
              </table:table-cell>
              <table:table-cell office:value-type="float" office:value="2.00172021666487">
                <text:p>2.001720216664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0092780354486">
                <text:p>6.10092780354486</text:p>
              </table:table-cell>
              <table:table-cell office:value-type="float" office:value="2.05127901379672">
                <text:p>2.05127901379672</text:p>
              </table:table-cell>
              <table:table-cell office:value-type="float" office:value="6.1185264270267">
                <text:p>6.1185264270267</text:p>
              </table:table-cell>
              <table:table-cell office:value-type="float" office:value="1.82397076083423">
                <text:p>1.82397076083423</text:p>
              </table:table-cell>
              <table:table-cell office:value-type="float" office:value="5.81960926286252">
                <text:p>5.81960926286252</text:p>
              </table:table-cell>
              <table:table-cell office:value-type="float" office:value="1.83214816519333">
                <text:p>1.83214816519333</text:p>
              </table:table-cell>
              <table:table-cell office:value-type="float" office:value="4.32748936765802">
                <text:p>4.32748936765802</text:p>
              </table:table-cell>
              <table:table-cell office:value-type="float" office:value="2.65696966899506">
                <text:p>2.65696966899506</text:p>
              </table:table-cell>
              <table:table-cell office:value-type="float" office:value="6.10087266382604">
                <text:p>6.10087266382604</text:p>
              </table:table-cell>
              <table:table-cell office:value-type="float" office:value="2.05132025067673">
                <text:p>2.05132025067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12808905729472">
                <text:p>6.12808905729472</text:p>
              </table:table-cell>
              <table:table-cell office:value-type="float" office:value="1.94765207831282">
                <text:p>1.94765207831282</text:p>
              </table:table-cell>
              <table:table-cell office:value-type="float" office:value="6.29223790934461">
                <text:p>6.29223790934461</text:p>
              </table:table-cell>
              <table:table-cell office:value-type="float" office:value="1.38228824284785">
                <text:p>1.38228824284785</text:p>
              </table:table-cell>
              <table:table-cell office:value-type="float" office:value="5.90099710852877">
                <text:p>5.90099710852877</text:p>
              </table:table-cell>
              <table:table-cell office:value-type="float" office:value="1.89025168124707">
                <text:p>1.89025168124707</text:p>
              </table:table-cell>
              <table:table-cell office:value-type="float" office:value="4.38940358439119">
                <text:p>4.38940358439119</text:p>
              </table:table-cell>
              <table:table-cell office:value-type="float" office:value="2.74000960176024">
                <text:p>2.74000960176024</text:p>
              </table:table-cell>
              <table:table-cell office:value-type="float" office:value="6.12838655382999">
                <text:p>6.12838655382999</text:p>
              </table:table-cell>
              <table:table-cell office:value-type="float" office:value="1.94734876666607">
                <text:p>1.94734876666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12529916201494">
                <text:p>6.12529916201494</text:p>
              </table:table-cell>
              <table:table-cell office:value-type="float" office:value="1.93141141297254">
                <text:p>1.93141141297254</text:p>
              </table:table-cell>
              <table:table-cell office:value-type="float" office:value="5.94684057781102">
                <text:p>5.94684057781102</text:p>
              </table:table-cell>
              <table:table-cell office:value-type="float" office:value="1.6679962598967">
                <text:p>1.6679962598967</text:p>
              </table:table-cell>
              <table:table-cell office:value-type="float" office:value="5.98179985935998">
                <text:p>5.98179985935998</text:p>
              </table:table-cell>
              <table:table-cell office:value-type="float" office:value="1.94916615704129">
                <text:p>1.94916615704129</text:p>
              </table:table-cell>
              <table:table-cell office:value-type="float" office:value="4.48475041274707">
                <text:p>4.48475041274707</text:p>
              </table:table-cell>
              <table:table-cell office:value-type="float" office:value="2.87806496034042">
                <text:p>2.87806496034042</text:p>
              </table:table-cell>
              <table:table-cell office:value-type="float" office:value="6.1256214813625">
                <text:p>6.1256214813625</text:p>
              </table:table-cell>
              <table:table-cell office:value-type="float" office:value="1.93108319296768">
                <text:p>1.93108319296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17339352970052">
                <text:p>6.17339352970052</text:p>
              </table:table-cell>
              <table:table-cell office:value-type="float" office:value="2.01762347013765">
                <text:p>2.01762347013765</text:p>
              </table:table-cell>
              <table:table-cell office:value-type="float" office:value="5.98296603243137">
                <text:p>5.98296603243137</text:p>
              </table:table-cell>
              <table:table-cell office:value-type="float" office:value="2.10492555073204">
                <text:p>2.10492555073204</text:p>
              </table:table-cell>
              <table:table-cell office:value-type="float" office:value="6.06200943514841">
                <text:p>6.06200943514841</text:p>
              </table:table-cell>
              <table:table-cell office:value-type="float" office:value="2.00888570117753">
                <text:p>2.00888570117753</text:p>
              </table:table-cell>
              <table:table-cell office:value-type="float" office:value="4.56925761989849">
                <text:p>4.56925761989849</text:p>
              </table:table-cell>
              <table:table-cell office:value-type="float" office:value="2.99135941608084">
                <text:p>2.99135941608084</text:p>
              </table:table-cell>
              <table:table-cell office:value-type="float" office:value="6.17358472391814">
                <text:p>6.17358472391814</text:p>
              </table:table-cell>
              <table:table-cell office:value-type="float" office:value="2.01739864125907">
                <text:p>2.01739864125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2147785491617">
                <text:p>6.12147785491617</text:p>
              </table:table-cell>
              <table:table-cell office:value-type="float" office:value="1.9894630654293">
                <text:p>1.9894630654293</text:p>
              </table:table-cell>
              <table:table-cell office:value-type="float" office:value="5.87128814615368">
                <text:p>5.87128814615368</text:p>
              </table:table-cell>
              <table:table-cell office:value-type="float" office:value="1.88527188615047">
                <text:p>1.88527188615047</text:p>
              </table:table-cell>
              <table:table-cell office:value-type="float" office:value="6.14161781500332">
                <text:p>6.14161781500332</text:p>
              </table:table-cell>
              <table:table-cell office:value-type="float" office:value="2.06940434175114">
                <text:p>2.06940434175114</text:p>
              </table:table-cell>
              <table:table-cell office:value-type="float" office:value="4.62278359649664">
                <text:p>4.62278359649664</text:p>
              </table:table-cell>
              <table:table-cell office:value-type="float" office:value="3.06495899572659">
                <text:p>3.06495899572659</text:p>
              </table:table-cell>
              <table:table-cell office:value-type="float" office:value="6.12158968346134">
                <text:p>6.12158968346134</text:p>
              </table:table-cell>
              <table:table-cell office:value-type="float" office:value="1.98931488336871">
                <text:p>1.98931488336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18950703588746">
                <text:p>6.18950703588746</text:p>
              </table:table-cell>
              <table:table-cell office:value-type="float" office:value="2.12505332261242">
                <text:p>2.12505332261242</text:p>
              </table:table-cell>
              <table:table-cell office:value-type="float" office:value="5.89762854431986">
                <text:p>5.89762854431986</text:p>
              </table:table-cell>
              <table:table-cell office:value-type="float" office:value="2.20415978077222">
                <text:p>2.20415978077222</text:p>
              </table:table-cell>
              <table:table-cell office:value-type="float" office:value="6.22061703815306">
                <text:p>6.22061703815306</text:p>
              </table:table-cell>
              <table:table-cell office:value-type="float" office:value="2.13071602694848">
                <text:p>2.13071602694848</text:p>
              </table:table-cell>
              <table:table-cell office:value-type="float" office:value="4.75203686503588">
                <text:p>4.75203686503588</text:p>
              </table:table-cell>
              <table:table-cell office:value-type="float" office:value="3.25955266200167">
                <text:p>3.25955266200167</text:p>
              </table:table-cell>
              <table:table-cell office:value-type="float" office:value="6.18949858546709">
                <text:p>6.18949858546709</text:p>
              </table:table-cell>
              <table:table-cell office:value-type="float" office:value="2.12500332599143">
                <text:p>2.12500332599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09455564747495">
                <text:p>6.09455564747495</text:p>
              </table:table-cell>
              <table:table-cell office:value-type="float" office:value="2.08721700607687">
                <text:p>2.08721700607687</text:p>
              </table:table-cell>
              <table:table-cell office:value-type="float" office:value="5.83467673771278">
                <text:p>5.83467673771278</text:p>
              </table:table-cell>
              <table:table-cell office:value-type="float" office:value="2.21083759047989">
                <text:p>2.21083759047989</text:p>
              </table:table-cell>
              <table:table-cell office:value-type="float" office:value="6.29899920474114">
                <text:p>6.29899920474114</text:p>
              </table:table-cell>
              <table:table-cell office:value-type="float" office:value="2.19281462565213">
                <text:p>2.19281462565213</text:p>
              </table:table-cell>
              <table:table-cell office:value-type="float" office:value="4.73120581190018">
                <text:p>4.73120581190018</text:p>
              </table:table-cell>
              <table:table-cell office:value-type="float" office:value="3.22710494476417">
                <text:p>3.22710494476417</text:p>
              </table:table-cell>
              <table:table-cell office:value-type="float" office:value="6.09443948280481">
                <text:p>6.09443948280481</text:p>
              </table:table-cell>
              <table:table-cell office:value-type="float" office:value="2.08726146332889">
                <text:p>2.08726146332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0046034011065">
                <text:p>6.20046034011065</text:p>
              </table:table-cell>
              <table:table-cell office:value-type="float" office:value="2.15990564164021">
                <text:p>2.15990564164021</text:p>
              </table:table-cell>
              <table:table-cell office:value-type="float" office:value="6.42540926427104">
                <text:p>6.42540926427104</text:p>
              </table:table-cell>
              <table:table-cell office:value-type="float" office:value="2.10855482071561">
                <text:p>2.10855482071561</text:p>
              </table:table-cell>
              <table:table-cell office:value-type="float" office:value="6.37675647661623">
                <text:p>6.37675647661623</text:p>
              </table:table-cell>
              <table:table-cell office:value-type="float" office:value="2.25569392805398">
                <text:p>2.25569392805398</text:p>
              </table:table-cell>
              <table:table-cell office:value-type="float" office:value="4.76091781881837">
                <text:p>4.76091781881837</text:p>
              </table:table-cell>
              <table:table-cell office:value-type="float" office:value="3.2761041923798">
                <text:p>3.2761041923798</text:p>
              </table:table-cell>
              <table:table-cell office:value-type="float" office:value="6.20044079069566">
                <text:p>6.20044079069566</text:p>
              </table:table-cell>
              <table:table-cell office:value-type="float" office:value="2.15990149420904">
                <text:p>2.159901494209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33656728185994">
                <text:p>6.33656728185994</text:p>
              </table:table-cell>
              <table:table-cell office:value-type="float" office:value="2.34909754684402">
                <text:p>2.34909754684402</text:p>
              </table:table-cell>
              <table:table-cell office:value-type="float" office:value="6.35353514336115">
                <text:p>6.35353514336115</text:p>
              </table:table-cell>
              <table:table-cell office:value-type="float" office:value="2.61934412683739">
                <text:p>2.61934412683739</text:p>
              </table:table-cell>
              <table:table-cell office:value-type="float" office:value="6.45388107811594">
                <text:p>6.45388107811594</text:p>
              </table:table-cell>
              <table:table-cell office:value-type="float" office:value="2.31934764627618">
                <text:p>2.31934764627618</text:p>
              </table:table-cell>
              <table:table-cell office:value-type="float" office:value="4.81665385210487">
                <text:p>4.81665385210487</text:p>
              </table:table-cell>
              <table:table-cell office:value-type="float" office:value="3.36920959765404">
                <text:p>3.36920959765404</text:p>
              </table:table-cell>
              <table:table-cell office:value-type="float" office:value="6.33652672030322">
                <text:p>6.33652672030322</text:p>
              </table:table-cell>
              <table:table-cell office:value-type="float" office:value="2.34910653571222">
                <text:p>2.34910653571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34240281481922">
                <text:p>6.34240281481922</text:p>
              </table:table-cell>
              <table:table-cell office:value-type="float" office:value="2.3442097885415">
                <text:p>2.3442097885415</text:p>
              </table:table-cell>
              <table:table-cell office:value-type="float" office:value="6.24556633133981">
                <text:p>6.24556633133981</text:p>
              </table:table-cell>
              <table:table-cell office:value-type="float" office:value="2.13123854710423">
                <text:p>2.13123854710423</text:p>
              </table:table-cell>
              <table:table-cell office:value-type="float" office:value="6.53036529684439">
                <text:p>6.53036529684439</text:p>
              </table:table-cell>
              <table:table-cell office:value-type="float" office:value="2.38376941499995">
                <text:p>2.38376941499995</text:p>
              </table:table-cell>
              <table:table-cell office:value-type="float" office:value="4.88333478583688">
                <text:p>4.88333478583688</text:p>
              </table:table-cell>
              <table:table-cell office:value-type="float" office:value="3.48164830230647">
                <text:p>3.48164830230647</text:p>
              </table:table-cell>
              <table:table-cell office:value-type="float" office:value="6.34238573573435">
                <text:p>6.34238573573435</text:p>
              </table:table-cell>
              <table:table-cell office:value-type="float" office:value="2.34421315619646">
                <text:p>2.34421315619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1973100556686">
                <text:p>6.31973100556686</text:p>
              </table:table-cell>
              <table:table-cell office:value-type="float" office:value="2.34219846819017">
                <text:p>2.34219846819017</text:p>
              </table:table-cell>
              <table:table-cell office:value-type="float" office:value="6.2672006100731">
                <text:p>6.2672006100731</text:p>
              </table:table-cell>
              <table:table-cell office:value-type="float" office:value="2.47070933360519">
                <text:p>2.47070933360519</text:p>
              </table:table-cell>
              <table:table-cell office:value-type="float" office:value="6.60620148444344">
                <text:p>6.60620148444344</text:p>
              </table:table-cell>
              <table:table-cell office:value-type="float" office:value="2.4489527921021">
                <text:p>2.4489527921021</text:p>
              </table:table-cell>
              <table:table-cell office:value-type="float" office:value="4.85679237121987">
                <text:p>4.85679237121987</text:p>
              </table:table-cell>
              <table:table-cell office:value-type="float" office:value="3.43548030883545">
                <text:p>3.43548030883545</text:p>
              </table:table-cell>
              <table:table-cell office:value-type="float" office:value="6.31969156977335">
                <text:p>6.31969156977335</text:p>
              </table:table-cell>
              <table:table-cell office:value-type="float" office:value="2.34221763006524">
                <text:p>2.342217630065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4712803791116">
                <text:p>6.4712803791116</text:p>
              </table:table-cell>
              <table:table-cell office:value-type="float" office:value="2.53083782315554">
                <text:p>2.53083782315554</text:p>
              </table:table-cell>
              <table:table-cell office:value-type="float" office:value="6.62420212281969">
                <text:p>6.62420212281969</text:p>
              </table:table-cell>
              <table:table-cell office:value-type="float" office:value="2.72373316467181">
                <text:p>2.72373316467181</text:p>
              </table:table-cell>
              <table:table-cell office:value-type="float" office:value="6.68138205735753">
                <text:p>6.68138205735753</text:p>
              </table:table-cell>
              <table:table-cell office:value-type="float" office:value="2.51489125929925">
                <text:p>2.51489125929925</text:p>
              </table:table-cell>
              <table:table-cell office:value-type="float" office:value="4.9040569086988">
                <text:p>4.9040569086988</text:p>
              </table:table-cell>
              <table:table-cell office:value-type="float" office:value="3.52179046702433">
                <text:p>3.52179046702433</text:p>
              </table:table-cell>
              <table:table-cell office:value-type="float" office:value="6.47126286512937">
                <text:p>6.47126286512937</text:p>
              </table:table-cell>
              <table:table-cell office:value-type="float" office:value="2.53084368859106">
                <text:p>2.53084368859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55971363444026">
                <text:p>6.55971363444026</text:p>
              </table:table-cell>
              <table:table-cell office:value-type="float" office:value="2.61027151122132">
                <text:p>2.61027151122132</text:p>
              </table:table-cell>
              <table:table-cell office:value-type="float" office:value="6.56159624429542">
                <text:p>6.56159624429542</text:p>
              </table:table-cell>
              <table:table-cell office:value-type="float" office:value="2.26378491095677">
                <text:p>2.26378491095677</text:p>
              </table:table-cell>
              <table:table-cell office:value-type="float" office:value="6.75589949759202">
                <text:p>6.75589949759202</text:p>
              </table:table-cell>
              <table:table-cell office:value-type="float" office:value="2.58157822279962">
                <text:p>2.58157822279962</text:p>
              </table:table-cell>
              <table:table-cell office:value-type="float" office:value="5.02471590408286">
                <text:p>5.02471590408286</text:p>
              </table:table-cell>
              <table:table-cell office:value-type="float" office:value="3.77085248500201">
                <text:p>3.77085248500201</text:p>
              </table:table-cell>
              <table:table-cell office:value-type="float" office:value="6.55975494238972">
                <text:p>6.55975494238972</text:p>
              </table:table-cell>
              <table:table-cell office:value-type="float" office:value="2.61024560390099">
                <text:p>2.61024560390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61116260582643">
                <text:p>6.61116260582643</text:p>
              </table:table-cell>
              <table:table-cell office:value-type="float" office:value="2.63707757779671">
                <text:p>2.63707757779671</text:p>
              </table:table-cell>
              <table:table-cell office:value-type="float" office:value="6.67794032109496">
                <text:p>6.67794032109496</text:p>
              </table:table-cell>
              <table:table-cell office:value-type="float" office:value="2.3424222688401">
                <text:p>2.3424222688401</text:p>
              </table:table-cell>
              <table:table-cell office:value-type="float" office:value="6.82974635346498">
                <text:p>6.82974635346498</text:p>
              </table:table-cell>
              <table:table-cell office:value-type="float" office:value="2.64900701396243">
                <text:p>2.64900701396243</text:p>
              </table:table-cell>
              <table:table-cell office:value-type="float" office:value="5.09150603625356">
                <text:p>5.09150603625356</text:p>
              </table:table-cell>
              <table:table-cell office:value-type="float" office:value="3.92503922072417">
                <text:p>3.92503922072417</text:p>
              </table:table-cell>
              <table:table-cell office:value-type="float" office:value="6.61126080020105">
                <text:p>6.61126080020105</text:p>
              </table:table-cell>
              <table:table-cell office:value-type="float" office:value="2.63701977142434">
                <text:p>2.63701977142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64568595861205">
                <text:p>6.64568595861205</text:p>
              </table:table-cell>
              <table:table-cell office:value-type="float" office:value="2.67724794132012">
                <text:p>2.67724794132012</text:p>
              </table:table-cell>
              <table:table-cell office:value-type="float" office:value="6.72421325161835">
                <text:p>6.72421325161835</text:p>
              </table:table-cell>
              <table:table-cell office:value-type="float" office:value="2.71814190655413">
                <text:p>2.71814190655413</text:p>
              </table:table-cell>
              <table:table-cell office:value-type="float" office:value="6.90291524035236">
                <text:p>6.90291524035236</text:p>
              </table:table-cell>
              <table:table-cell office:value-type="float" office:value="2.71717088996477">
                <text:p>2.71717088996477</text:p>
              </table:table-cell>
              <table:table-cell office:value-type="float" office:value="5.0943169695068">
                <text:p>5.0943169695068</text:p>
              </table:table-cell>
              <table:table-cell office:value-type="float" office:value="3.9315028727214">
                <text:p>3.9315028727214</text:p>
              </table:table-cell>
              <table:table-cell office:value-type="float" office:value="6.64578375687921">
                <text:p>6.64578375687921</text:p>
              </table:table-cell>
              <table:table-cell office:value-type="float" office:value="2.67718890269056">
                <text:p>2.677188902690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67613851475078">
                <text:p>6.67613851475078</text:p>
              </table:table-cell>
              <table:table-cell office:value-type="float" office:value="2.70179012493071">
                <text:p>2.70179012493071</text:p>
              </table:table-cell>
              <table:table-cell office:value-type="float" office:value="6.70983724493387">
                <text:p>6.70983724493387</text:p>
              </table:table-cell>
              <table:table-cell office:value-type="float" office:value="2.55415253431335">
                <text:p>2.55415253431335</text:p>
              </table:table-cell>
              <table:table-cell office:value-type="float" office:value="6.97539884142645">
                <text:p>6.97539884142645</text:p>
              </table:table-cell>
              <table:table-cell office:value-type="float" office:value="2.78606303447582">
                <text:p>2.78606303447582</text:p>
              </table:table-cell>
              <table:table-cell office:value-type="float" office:value="5.12941417465567">
                <text:p>5.12941417465567</text:p>
              </table:table-cell>
              <table:table-cell office:value-type="float" office:value="4.02371265867161">
                <text:p>4.02371265867161</text:p>
              </table:table-cell>
              <table:table-cell office:value-type="float" office:value="6.67625257979327">
                <text:p>6.67625257979327</text:p>
              </table:table-cell>
              <table:table-cell office:value-type="float" office:value="2.70172492526448">
                <text:p>2.70172492526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81317383799">
                <text:p>6.81317383799</text:p>
              </table:table-cell>
              <table:table-cell office:value-type="float" office:value="2.79606421053522">
                <text:p>2.79606421053522</text:p>
              </table:table-cell>
              <table:table-cell office:value-type="float" office:value="7.32447620438182">
                <text:p>7.32447620438182</text:p>
              </table:table-cell>
              <table:table-cell office:value-type="float" office:value="2.65444157171423">
                <text:p>2.65444157171423</text:p>
              </table:table-cell>
              <table:table-cell office:value-type="float" office:value="7.04718990838755">
                <text:p>7.04718990838755</text:p>
              </table:table-cell>
              <table:table-cell office:value-type="float" office:value="2.85567655833856">
                <text:p>2.85567655833856</text:p>
              </table:table-cell>
              <table:table-cell office:value-type="float" office:value="5.15047062272721">
                <text:p>5.15047062272721</text:p>
              </table:table-cell>
              <table:table-cell office:value-type="float" office:value="4.08341068025648">
                <text:p>4.08341068025648</text:p>
              </table:table-cell>
              <table:table-cell office:value-type="float" office:value="6.81337842414837">
                <text:p>6.81337842414837</text:p>
              </table:table-cell>
              <table:table-cell office:value-type="float" office:value="2.79597058982212">
                <text:p>2.79597058982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89904080799906">
                <text:p>6.89904080799906</text:p>
              </table:table-cell>
              <table:table-cell office:value-type="float" office:value="2.91232633337788">
                <text:p>2.91232633337788</text:p>
              </table:table-cell>
              <table:table-cell office:value-type="float" office:value="6.94018010377829">
                <text:p>6.94018010377829</text:p>
              </table:table-cell>
              <table:table-cell office:value-type="float" office:value="2.82507996868955">
                <text:p>2.82507996868955</text:p>
              </table:table-cell>
              <table:table-cell office:value-type="float" office:value="7.11828126218877">
                <text:p>7.11828126218877</text:p>
              </table:table-cell>
              <table:table-cell office:value-type="float" office:value="2.9260045002586">
                <text:p>2.9260045002586</text:p>
              </table:table-cell>
              <table:table-cell office:value-type="float" office:value="5.2114849407093">
                <text:p>5.2114849407093</text:p>
              </table:table-cell>
              <table:table-cell office:value-type="float" office:value="4.24725216949399">
                <text:p>4.24725216949399</text:p>
              </table:table-cell>
              <table:table-cell office:value-type="float" office:value="6.89926579138782">
                <text:p>6.89926579138782</text:p>
              </table:table-cell>
              <table:table-cell office:value-type="float" office:value="2.91221392199673">
                <text:p>2.912213921996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00102710555039">
                <text:p>7.00102710555039</text:p>
              </table:table-cell>
              <table:table-cell office:value-type="float" office:value="3.08653603989564">
                <text:p>3.08653603989564</text:p>
              </table:table-cell>
              <table:table-cell office:value-type="float" office:value="6.96087062754262">
                <text:p>6.96087062754262</text:p>
              </table:table-cell>
              <table:table-cell office:value-type="float" office:value="3.01453139256278">
                <text:p>3.01453139256278</text:p>
              </table:table-cell>
              <table:table-cell office:value-type="float" office:value="7.188665793754">
                <text:p>7.188665793754</text:p>
              </table:table-cell>
              <table:table-cell office:value-type="float" office:value="2.99703982750036">
                <text:p>2.99703982750036</text:p>
              </table:table-cell>
              <table:table-cell office:value-type="float" office:value="5.29164532636158">
                <text:p>5.29164532636158</text:p>
              </table:table-cell>
              <table:table-cell office:value-type="float" office:value="4.48403309799827">
                <text:p>4.48403309799827</text:p>
              </table:table-cell>
              <table:table-cell office:value-type="float" office:value="7.0012704401598">
                <text:p>7.0012704401598</text:p>
              </table:table-cell>
              <table:table-cell office:value-type="float" office:value="3.08640486606073">
                <text:p>3.086404866060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07444134616268">
                <text:p>7.07444134616268</text:p>
              </table:table-cell>
              <table:table-cell office:value-type="float" office:value="3.18862630004052">
                <text:p>3.18862630004052</text:p>
              </table:table-cell>
              <table:table-cell office:value-type="float" office:value="7.1496166281292">
                <text:p>7.1496166281292</text:p>
              </table:table-cell>
              <table:table-cell office:value-type="float" office:value="3.14597690379218">
                <text:p>3.14597690379218</text:p>
              </table:table-cell>
              <table:table-cell office:value-type="float" office:value="7.25833646468871">
                <text:p>7.25833646468871</text:p>
              </table:table-cell>
              <table:table-cell office:value-type="float" office:value="3.06877543659031">
                <text:p>3.06877543659031</text:p>
              </table:table-cell>
              <table:table-cell office:value-type="float" office:value="5.33088270392017">
                <text:p>5.33088270392017</text:p>
              </table:table-cell>
              <table:table-cell office:value-type="float" office:value="4.60191603765063">
                <text:p>4.60191603765063</text:p>
              </table:table-cell>
              <table:table-cell office:value-type="float" office:value="7.07469772528968">
                <text:p>7.07469772528968</text:p>
              </table:table-cell>
              <table:table-cell office:value-type="float" office:value="3.18849036312822">
                <text:p>3.18849036312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241440581997">
                <text:p>7.1241440581997</text:p>
              </table:table-cell>
              <table:table-cell office:value-type="float" office:value="3.30317638706123">
                <text:p>3.30317638706123</text:p>
              </table:table-cell>
              <table:table-cell office:value-type="float" office:value="7.05734403879446">
                <text:p>7.05734403879446</text:p>
              </table:table-cell>
              <table:table-cell office:value-type="float" office:value="3.40718114258219">
                <text:p>3.40718114258219</text:p>
              </table:table-cell>
              <table:table-cell office:value-type="float" office:value="7.32728630798389">
                <text:p>7.32728630798389</text:p>
              </table:table-cell>
              <table:table-cell office:value-type="float" office:value="3.14120415402733">
                <text:p>3.14120415402733</text:p>
              </table:table-cell>
              <table:table-cell office:value-type="float" office:value="5.36020940566941">
                <text:p>5.36020940566941</text:p>
              </table:table-cell>
              <table:table-cell office:value-type="float" office:value="4.6885703527213">
                <text:p>4.6885703527213</text:p>
              </table:table-cell>
              <table:table-cell office:value-type="float" office:value="7.12437196651994">
                <text:p>7.12437196651994</text:p>
              </table:table-cell>
              <table:table-cell office:value-type="float" office:value="3.30304107605485">
                <text:p>3.303041076054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683660372614">
                <text:p>7.1683660372614</text:p>
              </table:table-cell>
              <table:table-cell office:value-type="float" office:value="3.29396545145551">
                <text:p>3.29396545145551</text:p>
              </table:table-cell>
              <table:table-cell office:value-type="float" office:value="7.42031118585592">
                <text:p>7.42031118585592</text:p>
              </table:table-cell>
              <table:table-cell office:value-type="float" office:value="3.09220940738239">
                <text:p>3.09220940738239</text:p>
              </table:table-cell>
              <table:table-cell office:value-type="float" office:value="7.39550842871265">
                <text:p>7.39550842871265</text:p>
              </table:table-cell>
              <table:table-cell office:value-type="float" office:value="3.21431873700002">
                <text:p>3.21431873700002</text:p>
              </table:table-cell>
              <table:table-cell office:value-type="float" office:value="5.37324068662147">
                <text:p>5.37324068662147</text:p>
              </table:table-cell>
              <table:table-cell office:value-type="float" office:value="4.72710354884316">
                <text:p>4.72710354884316</text:p>
              </table:table-cell>
              <table:table-cell office:value-type="float" office:value="7.16862353066822">
                <text:p>7.16862353066822</text:p>
              </table:table-cell>
              <table:table-cell office:value-type="float" office:value="3.29384319816669">
                <text:p>3.29384319816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3001977078518">
                <text:p>7.23001977078518</text:p>
              </table:table-cell>
              <table:table-cell office:value-type="float" office:value="3.3860086350104">
                <text:p>3.3860086350104</text:p>
              </table:table-cell>
              <table:table-cell office:value-type="float" office:value="7.33630948769401">
                <text:p>7.33630948769401</text:p>
              </table:table-cell>
              <table:table-cell office:value-type="float" office:value="3.48426514593696">
                <text:p>3.48426514593696</text:p>
              </table:table-cell>
              <table:table-cell office:value-type="float" office:value="7.46299600471978">
                <text:p>7.46299600471978</text:p>
              </table:table-cell>
              <table:table-cell office:value-type="float" office:value="3.28811187411101">
                <text:p>3.28811187411101</text:p>
              </table:table-cell>
              <table:table-cell office:value-type="float" office:value="5.38323953254829">
                <text:p>5.38323953254829</text:p>
              </table:table-cell>
              <table:table-cell office:value-type="float" office:value="4.75495607961426">
                <text:p>4.75495607961426</text:p>
              </table:table-cell>
              <table:table-cell office:value-type="float" office:value="7.23027124412514">
                <text:p>7.23027124412514</text:p>
              </table:table-cell>
              <table:table-cell office:value-type="float" office:value="3.3858825245555">
                <text:p>3.3858825245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3480773008331">
                <text:p>7.23480773008331</text:p>
              </table:table-cell>
              <table:table-cell office:value-type="float" office:value="3.35895695812617">
                <text:p>3.35895695812617</text:p>
              </table:table-cell>
              <table:table-cell office:value-type="float" office:value="7.32724601107726">
                <text:p>7.32724601107726</text:p>
              </table:table-cell>
              <table:table-cell office:value-type="float" office:value="3.23386805709494">
                <text:p>3.23386805709494</text:p>
              </table:table-cell>
              <table:table-cell office:value-type="float" office:value="7.52974228730391">
                <text:p>7.52974228730391</text:p>
              </table:table-cell>
              <table:table-cell office:value-type="float" office:value="3.3625761861081">
                <text:p>3.3625761861081</text:p>
              </table:table-cell>
              <table:table-cell office:value-type="float" office:value="5.38777226704476">
                <text:p>5.38777226704476</text:p>
              </table:table-cell>
              <table:table-cell office:value-type="float" office:value="4.76838032742569">
                <text:p>4.76838032742569</text:p>
              </table:table-cell>
              <table:table-cell office:value-type="float" office:value="7.23504345544128">
                <text:p>7.23504345544128</text:p>
              </table:table-cell>
              <table:table-cell office:value-type="float" office:value="3.35884586981641">
                <text:p>3.358845869816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020425475632">
                <text:p>7.2020425475632</text:p>
              </table:table-cell>
              <table:table-cell office:value-type="float" office:value="3.24522551704463">
                <text:p>3.24522551704463</text:p>
              </table:table-cell>
              <table:table-cell office:value-type="float" office:value="7.35600727521871">
                <text:p>7.35600727521871</text:p>
              </table:table-cell>
              <table:table-cell office:value-type="float" office:value="3.00651047697616">
                <text:p>3.00651047697616</text:p>
              </table:table-cell>
              <table:table-cell office:value-type="float" office:value="7.5957406018924">
                <text:p>7.5957406018924</text:p>
              </table:table-cell>
              <table:table-cell office:value-type="float" office:value="3.43770422662213">
                <text:p>3.43770422662213</text:p>
              </table:table-cell>
              <table:table-cell office:value-type="float" office:value="5.37439412100547">
                <text:p>5.37439412100547</text:p>
              </table:table-cell>
              <table:table-cell office:value-type="float" office:value="4.73006111949772">
                <text:p>4.73006111949772</text:p>
              </table:table-cell>
              <table:table-cell office:value-type="float" office:value="7.202252910366">
                <text:p>7.202252910366</text:p>
              </table:table-cell>
              <table:table-cell office:value-type="float" office:value="3.24514541870189">
                <text:p>3.245145418701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2499001317529">
                <text:p>7.32499001317529</text:p>
              </table:table-cell>
              <table:table-cell office:value-type="float" office:value="3.3966641808879">
                <text:p>3.3966641808879</text:p>
              </table:table-cell>
              <table:table-cell office:value-type="float" office:value="7.6775332071758">
                <text:p>7.6775332071758</text:p>
              </table:table-cell>
              <table:table-cell office:value-type="float" office:value="3.48689430550433">
                <text:p>3.48689430550433</text:p>
              </table:table-cell>
              <table:table-cell office:value-type="float" office:value="7.66098434870881">
                <text:p>7.66098434870881</text:p>
              </table:table-cell>
              <table:table-cell office:value-type="float" office:value="3.51348848291165">
                <text:p>3.51348848291165</text:p>
              </table:table-cell>
              <table:table-cell office:value-type="float" office:value="5.38798588492877">
                <text:p>5.38798588492877</text:p>
              </table:table-cell>
              <table:table-cell office:value-type="float" office:value="4.77250712883695">
                <text:p>4.77250712883695</text:p>
              </table:table-cell>
              <table:table-cell office:value-type="float" office:value="7.32523918708583">
                <text:p>7.32523918708583</text:p>
              </table:table-cell>
              <table:table-cell office:value-type="float" office:value="3.39657450475744">
                <text:p>3.39657450475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45987764773822">
                <text:p>7.45987764773822</text:p>
              </table:table-cell>
              <table:table-cell office:value-type="float" office:value="3.45114449918051">
                <text:p>3.45114449918051</text:p>
              </table:table-cell>
              <table:table-cell office:value-type="float" office:value="8.13461677424072">
                <text:p>8.13461677424072</text:p>
              </table:table-cell>
              <table:table-cell office:value-type="float" office:value="3.04763080753629">
                <text:p>3.04763080753629</text:p>
              </table:table-cell>
              <table:table-cell office:value-type="float" office:value="7.72546700343281">
                <text:p>7.72546700343281</text:p>
              </table:table-cell>
              <table:table-cell office:value-type="float" office:value="3.5899213766142">
                <text:p>3.5899213766142</text:p>
              </table:table-cell>
              <table:table-cell office:value-type="float" office:value="5.42077147239098">
                <text:p>5.42077147239098</text:p>
              </table:table-cell>
              <table:table-cell office:value-type="float" office:value="4.89698000737686">
                <text:p>4.89698000737686</text:p>
              </table:table-cell>
              <table:table-cell office:value-type="float" office:value="7.46020815700532">
                <text:p>7.46020815700532</text:p>
              </table:table-cell>
              <table:table-cell office:value-type="float" office:value="3.45107752976044">
                <text:p>3.451077529760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3904881657109">
                <text:p>7.73904881657109</text:p>
              </table:table-cell>
              <table:table-cell office:value-type="float" office:value="3.84265544892054">
                <text:p>3.84265544892054</text:p>
              </table:table-cell>
              <table:table-cell office:value-type="float" office:value="8.4263160901212">
                <text:p>8.4263160901212</text:p>
              </table:table-cell>
              <table:table-cell office:value-type="float" office:value="4.0400904618231">
                <text:p>4.0400904618231</text:p>
              </table:table-cell>
              <table:table-cell office:value-type="float" office:value="7.78918211785267">
                <text:p>7.78918211785267</text:p>
              </table:table-cell>
              <table:table-cell office:value-type="float" office:value="3.6669952645041">
                <text:p>3.6669952645041</text:p>
              </table:table-cell>
              <table:table-cell office:value-type="float" office:value="5.46567122180323">
                <text:p>5.46567122180323</text:p>
              </table:table-cell>
              <table:table-cell office:value-type="float" office:value="5.07814489087656">
                <text:p>5.07814489087656</text:p>
              </table:table-cell>
              <table:table-cell office:value-type="float" office:value="7.73951311110413">
                <text:p>7.73951311110413</text:p>
              </table:table-cell>
              <table:table-cell office:value-type="float" office:value="3.842536258139">
                <text:p>3.842536258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78273149564244">
                <text:p>7.78273149564244</text:p>
              </table:table-cell>
              <table:table-cell office:value-type="float" office:value="3.86962726486421">
                <text:p>3.86962726486421</text:p>
              </table:table-cell>
              <table:table-cell office:value-type="float" office:value="7.95144769289427">
                <text:p>7.95144769289427</text:p>
              </table:table-cell>
              <table:table-cell office:value-type="float" office:value="3.71641585934334">
                <text:p>3.71641585934334</text:p>
              </table:table-cell>
              <table:table-cell office:value-type="float" office:value="7.85212332051004">
                <text:p>7.85212332051004</text:p>
              </table:table-cell>
              <table:table-cell office:value-type="float" office:value="3.74470243925678">
                <text:p>3.74470243925678</text:p>
              </table:table-cell>
              <table:table-cell office:value-type="float" office:value="5.4825110935146">
                <text:p>5.4825110935146</text:p>
              </table:table-cell>
              <table:table-cell office:value-type="float" office:value="5.1550384546789">
                <text:p>5.1550384546789</text:p>
              </table:table-cell>
              <table:table-cell office:value-type="float" office:value="7.78317686333218">
                <text:p>7.78317686333218</text:p>
              </table:table-cell>
              <table:table-cell office:value-type="float" office:value="3.86950107569235">
                <text:p>3.869501075692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74838729555962">
                <text:p>7.74838729555962</text:p>
              </table:table-cell>
              <table:table-cell office:value-type="float" office:value="3.83319645239876">
                <text:p>3.83319645239876</text:p>
              </table:table-cell>
              <table:table-cell office:value-type="float" office:value="7.61818522512965">
                <text:p>7.61818522512965</text:p>
              </table:table-cell>
              <table:table-cell office:value-type="float" office:value="3.85536915601176">
                <text:p>3.85536915601176</text:p>
              </table:table-cell>
              <table:table-cell office:value-type="float" office:value="7.9142843173371">
                <text:p>7.9142843173371</text:p>
              </table:table-cell>
              <table:table-cell office:value-type="float" office:value="3.82303513021953">
                <text:p>3.82303513021953</text:p>
              </table:table-cell>
              <table:table-cell office:value-type="float" office:value="5.47765342806562">
                <text:p>5.47765342806562</text:p>
              </table:table-cell>
              <table:table-cell office:value-type="float" office:value="5.12961021669985">
                <text:p>5.12961021669985</text:p>
              </table:table-cell>
              <table:table-cell office:value-type="float" office:value="7.74874775279864">
                <text:p>7.74874775279864</text:p>
              </table:table-cell>
              <table:table-cell office:value-type="float" office:value="3.83306110361957">
                <text:p>3.833061103619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8241009015944">
                <text:p>7.8241009015944</text:p>
              </table:table-cell>
              <table:table-cell office:value-type="float" office:value="3.9900384689807">
                <text:p>3.9900384689807</text:p>
              </table:table-cell>
              <table:table-cell office:value-type="float" office:value="7.94015119704231">
                <text:p>7.94015119704231</text:p>
              </table:table-cell>
              <table:table-cell office:value-type="float" office:value="4.21623367651322">
                <text:p>4.21623367651322</text:p>
              </table:table-cell>
              <table:table-cell office:value-type="float" office:value="7.97565889228598">
                <text:p>7.97565889228598</text:p>
              </table:table-cell>
              <table:table-cell office:value-type="float" office:value="3.90198550418853">
                <text:p>3.90198550418853</text:p>
              </table:table-cell>
              <table:table-cell office:value-type="float" office:value="5.482150341177">
                <text:p>5.482150341177</text:p>
              </table:table-cell>
              <table:table-cell office:value-type="float" office:value="5.15498254152973">
                <text:p>5.15498254152973</text:p>
              </table:table-cell>
              <table:table-cell office:value-type="float" office:value="7.82446860996266">
                <text:p>7.82446860996266</text:p>
              </table:table-cell>
              <table:table-cell office:value-type="float" office:value="3.98988660715943">
                <text:p>3.98988660715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7689262805519">
                <text:p>7.87689262805519</text:p>
              </table:table-cell>
              <table:table-cell office:value-type="float" office:value="4.0335759428346">
                <text:p>4.0335759428346</text:p>
              </table:table-cell>
              <table:table-cell office:value-type="float" office:value="8.05166744712253">
                <text:p>8.05166744712253</text:p>
              </table:table-cell>
              <table:table-cell office:value-type="float" office:value="3.81542894771551">
                <text:p>3.81542894771551</text:p>
              </table:table-cell>
              <table:table-cell office:value-type="float" office:value="8.03624090795033">
                <text:p>8.03624090795033</text:p>
              </table:table-cell>
              <table:table-cell office:value-type="float" office:value="3.98154566619216">
                <text:p>3.98154566619216</text:p>
              </table:table-cell>
              <table:table-cell office:value-type="float" office:value="5.50650892507667">
                <text:p>5.50650892507667</text:p>
              </table:table-cell>
              <table:table-cell office:value-type="float" office:value="5.28621912323904">
                <text:p>5.28621912323904</text:p>
              </table:table-cell>
              <table:table-cell office:value-type="float" office:value="7.87727068076934">
                <text:p>7.87727068076934</text:p>
              </table:table-cell>
              <table:table-cell office:value-type="float" office:value="4.03344557698207">
                <text:p>4.03344557698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00175882768632">
                <text:p>8.00175882768632</text:p>
              </table:table-cell>
              <table:table-cell office:value-type="float" office:value="4.22168156289129">
                <text:p>4.22168156289129</text:p>
              </table:table-cell>
              <table:table-cell office:value-type="float" office:value="8.27323330850571">
                <text:p>8.27323330850571</text:p>
              </table:table-cell>
              <table:table-cell office:value-type="float" office:value="4.16452985016633">
                <text:p>4.16452985016633</text:p>
              </table:table-cell>
              <table:table-cell office:value-type="float" office:value="8.09602430617906">
                <text:p>8.09602430617906</text:p>
              </table:table-cell>
              <table:table-cell office:value-type="float" office:value="4.06170766028054">
                <text:p>4.06170766028054</text:p>
              </table:table-cell>
              <table:table-cell office:value-type="float" office:value="5.5395147912405">
                <text:p>5.5395147912405</text:p>
              </table:table-cell>
              <table:table-cell office:value-type="float" office:value="5.46775111238777">
                <text:p>5.46775111238777</text:p>
              </table:table-cell>
              <table:table-cell office:value-type="float" office:value="8.00219571940302">
                <text:p>8.00219571940302</text:p>
              </table:table-cell>
              <table:table-cell office:value-type="float" office:value="4.22154114748467">
                <text:p>4.22154114748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08774252582414">
                <text:p>8.08774252582414</text:p>
              </table:table-cell>
              <table:table-cell office:value-type="float" office:value="4.27207574174532">
                <text:p>4.27207574174532</text:p>
              </table:table-cell>
              <table:table-cell office:value-type="float" office:value="8.30676945973692">
                <text:p>8.30676945973692</text:p>
              </table:table-cell>
              <table:table-cell office:value-type="float" office:value="3.89773220718121">
                <text:p>3.89773220718121</text:p>
              </table:table-cell>
              <table:table-cell office:value-type="float" office:value="8.15500310868217">
                <text:p>8.15500310868217</text:p>
              </table:table-cell>
              <table:table-cell office:value-type="float" office:value="4.14246347032105">
                <text:p>4.14246347032105</text:p>
              </table:table-cell>
              <table:table-cell office:value-type="float" office:value="5.59118411885991">
                <text:p>5.59118411885991</text:p>
              </table:table-cell>
              <table:table-cell office:value-type="float" office:value="5.68440826841822">
                <text:p>5.68440826841822</text:p>
              </table:table-cell>
              <table:table-cell office:value-type="float" office:value="8.08820827178544">
                <text:p>8.08820827178544</text:p>
              </table:table-cell>
              <table:table-cell office:value-type="float" office:value="4.27194152764542">
                <text:p>4.271941527645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0794219083572">
                <text:p>8.10794219083572</text:p>
              </table:table-cell>
              <table:table-cell office:value-type="float" office:value="4.27221291738858">
                <text:p>4.27221291738858</text:p>
              </table:table-cell>
              <table:table-cell office:value-type="float" office:value="8.14013308243159">
                <text:p>8.14013308243159</text:p>
              </table:table-cell>
              <table:table-cell office:value-type="float" office:value="4.07081042349523">
                <text:p>4.07081042349523</text:p>
              </table:table-cell>
              <table:table-cell office:value-type="float" office:value="8.21317141762856">
                <text:p>8.21317141762856</text:p>
              </table:table-cell>
              <table:table-cell office:value-type="float" office:value="4.22380502079999">
                <text:p>4.22380502079999</text:p>
              </table:table-cell>
              <table:table-cell office:value-type="float" office:value="5.61379557018178">
                <text:p>5.61379557018178</text:p>
              </table:table-cell>
              <table:table-cell office:value-type="float" office:value="5.78833908935478">
                <text:p>5.78833908935478</text:p>
              </table:table-cell>
              <table:table-cell office:value-type="float" office:value="8.10837220738875">
                <text:p>8.10837220738875</text:p>
              </table:table-cell>
              <table:table-cell office:value-type="float" office:value="4.27207733915581">
                <text:p>4.272077339155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8710775250703">
                <text:p>8.18710775250703</text:p>
              </table:table-cell>
              <table:table-cell office:value-type="float" office:value="4.40176147207447">
                <text:p>4.40176147207447</text:p>
              </table:table-cell>
              <table:table-cell office:value-type="float" office:value="8.36366247215452">
                <text:p>8.36366247215452</text:p>
              </table:table-cell>
              <table:table-cell office:value-type="float" office:value="4.50553854262573">
                <text:p>4.50553854262573</text:p>
              </table:table-cell>
              <table:table-cell office:value-type="float" office:value="8.2705234162358">
                <text:p>8.2705234162358</text:p>
              </table:table-cell>
              <table:table-cell office:value-type="float" office:value="4.30572417763009">
                <text:p>4.30572417763009</text:p>
              </table:table-cell>
              <table:table-cell office:value-type="float" office:value="5.62279864013966">
                <text:p>5.62279864013966</text:p>
              </table:table-cell>
              <table:table-cell office:value-type="float" office:value="5.83879383934143">
                <text:p>5.83879383934143</text:p>
              </table:table-cell>
              <table:table-cell office:value-type="float" office:value="8.187542769054">
                <text:p>8.187542769054</text:p>
              </table:table-cell>
              <table:table-cell office:value-type="float" office:value="4.4016118684722">
                <text:p>4.40161186847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21863995012289">
                <text:p>8.21863995012289</text:p>
              </table:table-cell>
              <table:table-cell office:value-type="float" office:value="4.40130883810306">
                <text:p>4.40130883810306</text:p>
              </table:table-cell>
              <table:table-cell office:value-type="float" office:value="8.47689315129616">
                <text:p>8.47689315129616</text:p>
              </table:table-cell>
              <table:table-cell office:value-type="float" office:value="4.38814508504746">
                <text:p>4.38814508504746</text:p>
              </table:table-cell>
              <table:table-cell office:value-type="float" office:value="8.32705336935184">
                <text:p>8.32705336935184</text:p>
              </table:table-cell>
              <table:table-cell office:value-type="float" office:value="4.38821274896393">
                <text:p>4.38821274896393</text:p>
              </table:table-cell>
              <table:table-cell office:value-type="float" office:value="5.61385939275394">
                <text:p>5.61385939275394</text:p>
              </table:table-cell>
              <table:table-cell office:value-type="float" office:value="5.79270244712254">
                <text:p>5.79270244712254</text:p>
              </table:table-cell>
              <table:table-cell office:value-type="float" office:value="8.21904585478319">
                <text:p>8.21904585478319</text:p>
              </table:table-cell>
              <table:table-cell office:value-type="float" office:value="4.40118441951783">
                <text:p>4.40118441951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4955474084346">
                <text:p>8.24955474084346</text:p>
              </table:table-cell>
              <table:table-cell office:value-type="float" office:value="4.42075406027775">
                <text:p>4.42075406027775</text:p>
              </table:table-cell>
              <table:table-cell office:value-type="float" office:value="8.37598888644299">
                <text:p>8.37598888644299</text:p>
              </table:table-cell>
              <table:table-cell office:value-type="float" office:value="4.33372376216316">
                <text:p>4.33372376216316</text:p>
              </table:table-cell>
              <table:table-cell office:value-type="float" office:value="8.38275562402846">
                <text:p>8.38275562402846</text:p>
              </table:table-cell>
              <table:table-cell office:value-type="float" office:value="4.47126248601313">
                <text:p>4.47126248601313</text:p>
              </table:table-cell>
              <table:table-cell office:value-type="float" office:value="5.62275896039472">
                <text:p>5.62275896039472</text:p>
              </table:table-cell>
              <table:table-cell office:value-type="float" office:value="5.83541349312848">
                <text:p>5.83541349312848</text:p>
              </table:table-cell>
              <table:table-cell office:value-type="float" office:value="8.24993691881584">
                <text:p>8.24993691881584</text:p>
              </table:table-cell>
              <table:table-cell office:value-type="float" office:value="4.42063536539553">
                <text:p>4.420635365395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5827779354781">
                <text:p>8.35827779354781</text:p>
              </table:table-cell>
              <table:table-cell office:value-type="float" office:value="4.58058109010349">
                <text:p>4.58058109010349</text:p>
              </table:table-cell>
              <table:table-cell office:value-type="float" office:value="8.6146376734599">
                <text:p>8.6146376734599</text:p>
              </table:table-cell>
              <table:table-cell office:value-type="float" office:value="4.61080871953086">
                <text:p>4.61080871953086</text:p>
              </table:table-cell>
              <table:table-cell office:value-type="float" office:value="8.43762461008662">
                <text:p>8.43762461008662</text:p>
              </table:table-cell>
              <table:table-cell office:value-type="float" office:value="4.55486508387318">
                <text:p>4.55486508387318</text:p>
              </table:table-cell>
              <table:table-cell office:value-type="float" office:value="5.64249297975629">
                <text:p>5.64249297975629</text:p>
              </table:table-cell>
              <table:table-cell office:value-type="float" office:value="5.94255734412634">
                <text:p>5.94255734412634</text:p>
              </table:table-cell>
              <table:table-cell office:value-type="float" office:value="8.35869900345674">
                <text:p>8.35869900345674</text:p>
              </table:table-cell>
              <table:table-cell office:value-type="float" office:value="4.58044946258129">
                <text:p>4.58044946258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0008463951477">
                <text:p>8.40008463951477</text:p>
              </table:table-cell>
              <table:table-cell office:value-type="float" office:value="4.6781426122516">
                <text:p>4.6781426122516</text:p>
              </table:table-cell>
              <table:table-cell office:value-type="float" office:value="8.35620239102551">
                <text:p>8.35620239102551</text:p>
              </table:table-cell>
              <table:table-cell office:value-type="float" office:value="4.69966099429219">
                <text:p>4.69966099429219</text:p>
              </table:table-cell>
              <table:table-cell office:value-type="float" office:value="8.49165484067343">
                <text:p>8.49165484067343</text:p>
              </table:table-cell>
              <table:table-cell office:value-type="float" office:value="4.63901218235397">
                <text:p>4.63901218235397</text:p>
              </table:table-cell>
              <table:table-cell office:value-type="float" office:value="5.66098335923585">
                <text:p>5.66098335923585</text:p>
              </table:table-cell>
              <table:table-cell office:value-type="float" office:value="6.0470978782622">
                <text:p>6.0470978782622</text:p>
              </table:table-cell>
              <table:table-cell office:value-type="float" office:value="8.4004876379439">
                <text:p>8.4004876379439</text:p>
              </table:table-cell>
              <table:table-cell office:value-type="float" office:value="4.67798357828945">
                <text:p>4.677983578289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41288621231898">
                <text:p>8.41288621231898</text:p>
              </table:table-cell>
              <table:table-cell office:value-type="float" office:value="4.73850707243128">
                <text:p>4.73850707243128</text:p>
              </table:table-cell>
              <table:table-cell office:value-type="float" office:value="8.22837120411452">
                <text:p>8.22837120411452</text:p>
              </table:table-cell>
              <table:table-cell office:value-type="float" office:value="4.65595341333237">
                <text:p>4.65595341333237</text:p>
              </table:table-cell>
              <table:table-cell office:value-type="float" office:value="8.54484091281087">
                <text:p>8.54484091281087</text:p>
              </table:table-cell>
              <table:table-cell office:value-type="float" office:value="4.72369536681577">
                <text:p>4.72369536681577</text:p>
              </table:table-cell>
              <table:table-cell office:value-type="float" office:value="5.68773803019149">
                <text:p>5.68773803019149</text:p>
              </table:table-cell>
              <table:table-cell office:value-type="float" office:value="6.19545076092134">
                <text:p>6.19545076092134</text:p>
              </table:table-cell>
              <table:table-cell office:value-type="float" office:value="8.41325632308098">
                <text:p>8.41325632308098</text:p>
              </table:table-cell>
              <table:table-cell office:value-type="float" office:value="4.738329582358">
                <text:p>4.7383295823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4153349699251">
                <text:p>8.4153349699251</text:p>
              </table:table-cell>
              <table:table-cell office:value-type="float" office:value="4.60758760854943">
                <text:p>4.60758760854943</text:p>
              </table:table-cell>
              <table:table-cell office:value-type="float" office:value="8.85558618993757">
                <text:p>8.85558618993757</text:p>
              </table:table-cell>
              <table:table-cell office:value-type="float" office:value="4.36073092724743">
                <text:p>4.36073092724743</text:p>
              </table:table-cell>
              <table:table-cell office:value-type="float" office:value="8.59717750793603">
                <text:p>8.59717750793603</text:p>
              </table:table-cell>
              <table:table-cell office:value-type="float" office:value="4.80890616901071">
                <text:p>4.80890616901071</text:p>
              </table:table-cell>
              <table:table-cell office:value-type="float" office:value="5.67179281790981">
                <text:p>5.67179281790981</text:p>
              </table:table-cell>
              <table:table-cell office:value-type="float" office:value="6.09868486404598">
                <text:p>6.09868486404598</text:p>
              </table:table-cell>
              <table:table-cell office:value-type="float" office:value="8.41566907254744">
                <text:p>8.41566907254744</text:p>
              </table:table-cell>
              <table:table-cell office:value-type="float" office:value="4.60750386832315">
                <text:p>4.60750386832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46483795874118">
                <text:p>8.46483795874118</text:p>
              </table:table-cell>
              <table:table-cell office:value-type="float" office:value="4.64468920382473">
                <text:p>4.64468920382473</text:p>
              </table:table-cell>
              <table:table-cell office:value-type="float" office:value="8.69128953550425">
                <text:p>8.69128953550425</text:p>
              </table:table-cell>
              <table:table-cell office:value-type="float" office:value="4.51801281500775">
                <text:p>4.51801281500775</text:p>
              </table:table-cell>
              <table:table-cell office:value-type="float" office:value="8.64865939243303">
                <text:p>8.64865939243303</text:p>
              </table:table-cell>
              <table:table-cell office:value-type="float" office:value="4.89463606792957">
                <text:p>4.89463606792957</text:p>
              </table:table-cell>
              <table:table-cell office:value-type="float" office:value="5.68051374241806">
                <text:p>5.68051374241806</text:p>
              </table:table-cell>
              <table:table-cell office:value-type="float" office:value="6.16366081170261">
                <text:p>6.16366081170261</text:p>
              </table:table-cell>
              <table:table-cell office:value-type="float" office:value="8.46517370809253">
                <text:p>8.46517370809253</text:p>
              </table:table-cell>
              <table:table-cell office:value-type="float" office:value="4.64461742763724">
                <text:p>4.64461742763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379462025834">
                <text:p>8.5379462025834</text:p>
              </table:table-cell>
              <table:table-cell office:value-type="float" office:value="4.75614884369509">
                <text:p>4.75614884369509</text:p>
              </table:table-cell>
              <table:table-cell office:value-type="float" office:value="8.73471882931397">
                <text:p>8.73471882931397</text:p>
              </table:table-cell>
              <table:table-cell office:value-type="float" office:value="4.75237402966862">
                <text:p>4.75237402966862</text:p>
              </table:table-cell>
              <table:table-cell office:value-type="float" office:value="8.69928141815631">
                <text:p>8.69928141815631</text:p>
              </table:table-cell>
              <table:table-cell office:value-type="float" office:value="4.9808764906539">
                <text:p>4.9808764906539</text:p>
              </table:table-cell>
              <table:table-cell office:value-type="float" office:value="5.69153228262169">
                <text:p>5.69153228262169</text:p>
              </table:table-cell>
              <table:table-cell office:value-type="float" office:value="6.24959417266811">
                <text:p>6.24959417266811</text:p>
              </table:table-cell>
              <table:table-cell office:value-type="float" office:value="8.53830161680696">
                <text:p>8.53830161680696</text:p>
              </table:table-cell>
              <table:table-cell office:value-type="float" office:value="4.75606650518783">
                <text:p>4.75606650518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56837129095054">
                <text:p>8.56837129095054</text:p>
              </table:table-cell>
              <table:table-cell office:value-type="float" office:value="4.813879259755">
                <text:p>4.813879259755</text:p>
              </table:table-cell>
              <table:table-cell office:value-type="float" office:value="8.62245097311745">
                <text:p>8.62245097311745</text:p>
              </table:table-cell>
              <table:table-cell office:value-type="float" office:value="4.80485687865438">
                <text:p>4.80485687865438</text:p>
              </table:table-cell>
              <table:table-cell office:value-type="float" office:value="8.74903852294548">
                <text:p>8.74903852294548</text:p>
              </table:table-cell>
              <table:table-cell office:value-type="float" office:value="5.06761881321331">
                <text:p>5.06761881321331</text:p>
              </table:table-cell>
              <table:table-cell office:value-type="float" office:value="5.69662425364185">
                <text:p>5.69662425364185</text:p>
              </table:table-cell>
              <table:table-cell office:value-type="float" office:value="6.30637574286258">
                <text:p>6.30637574286258</text:p>
              </table:table-cell>
              <table:table-cell office:value-type="float" office:value="8.56871130521888">
                <text:p>8.56871130521888</text:p>
              </table:table-cell>
              <table:table-cell office:value-type="float" office:value="4.81378392236462">
                <text:p>4.81378392236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61864697749176">
                <text:p>8.61864697749176</text:p>
              </table:table-cell>
              <table:table-cell office:value-type="float" office:value="4.91013727973708">
                <text:p>4.91013727973708</text:p>
              </table:table-cell>
              <table:table-cell office:value-type="float" office:value="8.61887597547862">
                <text:p>8.61887597547862</text:p>
              </table:table-cell>
              <table:table-cell office:value-type="float" office:value="4.8216416783082">
                <text:p>4.8216416783082</text:p>
              </table:table-cell>
              <table:table-cell office:value-type="float" office:value="8.79792573113153">
                <text:p>8.79792573113153</text:p>
              </table:table-cell>
              <table:table-cell office:value-type="float" office:value="5.1548543614478">
                <text:p>5.1548543614478</text:p>
              </table:table-cell>
              <table:table-cell office:value-type="float" office:value="5.71831177956986">
                <text:p>5.71831177956986</text:p>
              </table:table-cell>
              <table:table-cell office:value-type="float" office:value="6.46023536470929">
                <text:p>6.46023536470929</text:p>
              </table:table-cell>
              <table:table-cell office:value-type="float" office:value="8.61899333148877">
                <text:p>8.61899333148877</text:p>
              </table:table-cell>
              <table:table-cell office:value-type="float" office:value="4.91002198027409">
                <text:p>4.910021980274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74591377931069">
                <text:p>8.74591377931069</text:p>
              </table:table-cell>
              <table:table-cell office:value-type="float" office:value="5.117079655201">
                <text:p>5.117079655201</text:p>
              </table:table-cell>
              <table:table-cell office:value-type="float" office:value="9.07032089198852">
                <text:p>9.07032089198852</text:p>
              </table:table-cell>
              <table:table-cell office:value-type="float" office:value="5.27528840800932">
                <text:p>5.27528840800932</text:p>
              </table:table-cell>
              <table:table-cell office:value-type="float" office:value="8.84593815403439">
                <text:p>8.84593815403439</text:p>
              </table:table-cell>
              <table:table-cell office:value-type="float" office:value="5.24257441187527">
                <text:p>5.24257441187527</text:p>
              </table:table-cell>
              <table:table-cell office:value-type="float" office:value="5.73020208438093">
                <text:p>5.73020208438093</text:p>
              </table:table-cell>
              <table:table-cell office:value-type="float" office:value="6.53711721762743">
                <text:p>6.53711721762743</text:p>
              </table:table-cell>
              <table:table-cell office:value-type="float" office:value="8.74631803190171">
                <text:p>8.74631803190171</text:p>
              </table:table-cell>
              <table:table-cell office:value-type="float" office:value="5.11695508730801">
                <text:p>5.11695508730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71901655056012">
                <text:p>8.71901655056012</text:p>
              </table:table-cell>
              <table:table-cell office:value-type="float" office:value="5.02435049908127">
                <text:p>5.02435049908127</text:p>
              </table:table-cell>
              <table:table-cell office:value-type="float" office:value="8.77752330288141">
                <text:p>8.77752330288141</text:p>
              </table:table-cell>
              <table:table-cell office:value-type="float" office:value="4.84345515462505">
                <text:p>4.84345515462505</text:p>
              </table:table-cell>
              <table:table-cell office:value-type="float" office:value="8.89307099045176">
                <text:p>8.89307099045176</text:p>
              </table:table-cell>
              <table:table-cell office:value-type="float" office:value="5.33077019256377">
                <text:p>5.33077019256377</text:p>
              </table:table-cell>
              <table:table-cell office:value-type="float" office:value="5.72810461070273">
                <text:p>5.72810461070273</text:p>
              </table:table-cell>
              <table:table-cell office:value-type="float" office:value="6.52319446747932">
                <text:p>6.52319446747932</text:p>
              </table:table-cell>
              <table:table-cell office:value-type="float" office:value="8.71935261117333">
                <text:p>8.71935261117333</text:p>
              </table:table-cell>
              <table:table-cell office:value-type="float" office:value="5.02425413090451">
                <text:p>5.024254130904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77877026954628">
                <text:p>8.77877026954628</text:p>
              </table:table-cell>
              <table:table-cell office:value-type="float" office:value="5.10739787844018">
                <text:p>5.10739787844018</text:p>
              </table:table-cell>
              <table:table-cell office:value-type="float" office:value="9.02398822635123">
                <text:p>9.02398822635123</text:p>
              </table:table-cell>
              <table:table-cell office:value-type="float" office:value="5.22118595342001">
                <text:p>5.22118595342001</text:p>
              </table:table-cell>
              <table:table-cell office:value-type="float" office:value="8.93931952713929">
                <text:p>8.93931952713929</text:p>
              </table:table-cell>
              <table:table-cell office:value-type="float" office:value="5.41943288400872">
                <text:p>5.41943288400872</text:p>
              </table:table-cell>
              <table:table-cell office:value-type="float" office:value="5.72540836706699">
                <text:p>5.72540836706699</text:p>
              </table:table-cell>
              <table:table-cell office:value-type="float" office:value="6.50364988110174">
                <text:p>6.50364988110174</text:p>
              </table:table-cell>
              <table:table-cell office:value-type="float" office:value="8.77910922604981">
                <text:p>8.77910922604981</text:p>
              </table:table-cell>
              <table:table-cell office:value-type="float" office:value="5.10730583527329">
                <text:p>5.10730583527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88297798981503">
                <text:p>8.88297798981503</text:p>
              </table:table-cell>
              <table:table-cell office:value-type="float" office:value="5.37477491951302">
                <text:p>5.37477491951302</text:p>
              </table:table-cell>
              <table:table-cell office:value-type="float" office:value="8.86310960025846">
                <text:p>8.86310960025846</text:p>
              </table:table-cell>
              <table:table-cell office:value-type="float" office:value="5.61611565984587">
                <text:p>5.61611565984587</text:p>
              </table:table-cell>
              <table:table-cell office:value-type="float" office:value="8.98467913928185">
                <text:p>8.98467913928185</text:p>
              </table:table-cell>
              <table:table-cell office:value-type="float" office:value="5.50855362001486">
                <text:p>5.50855362001486</text:p>
              </table:table-cell>
              <table:table-cell office:value-type="float" office:value="5.74329833634766">
                <text:p>5.74329833634766</text:p>
              </table:table-cell>
              <table:table-cell office:value-type="float" office:value="6.66550439425886">
                <text:p>6.66550439425886</text:p>
              </table:table-cell>
              <table:table-cell office:value-type="float" office:value="8.88336695135044">
                <text:p>8.88336695135044</text:p>
              </table:table-cell>
              <table:table-cell office:value-type="float" office:value="5.37462049195371">
                <text:p>5.374620491953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99882126679965">
                <text:p>8.99882126679965</text:p>
              </table:table-cell>
              <table:table-cell office:value-type="float" office:value="5.56421304797703">
                <text:p>5.56421304797703</text:p>
              </table:table-cell>
              <table:table-cell office:value-type="float" office:value="9.39307635010406">
                <text:p>9.39307635010406</text:p>
              </table:table-cell>
              <table:table-cell office:value-type="float" office:value="5.76060347562262">
                <text:p>5.76060347562262</text:p>
              </table:table-cell>
              <table:table-cell office:value-type="float" office:value="9.02914529095602">
                <text:p>9.02914529095602</text:p>
              </table:table-cell>
              <table:table-cell office:value-type="float" office:value="5.59812348858287">
                <text:p>5.59812348858287</text:p>
              </table:table-cell>
              <table:table-cell office:value-type="float" office:value="5.74565896823988">
                <text:p>5.74565896823988</text:p>
              </table:table-cell>
              <table:table-cell office:value-type="float" office:value="6.6899463081805">
                <text:p>6.6899463081805</text:p>
              </table:table-cell>
              <table:table-cell office:value-type="float" office:value="8.9992597136429">
                <text:p>8.9992597136429</text:p>
              </table:table-cell>
              <table:table-cell office:value-type="float" office:value="5.56407684109241">
                <text:p>5.564076841092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01392343326731">
                <text:p>9.01392343326731</text:p>
              </table:table-cell>
              <table:table-cell office:value-type="float" office:value="5.65374542453065">
                <text:p>5.65374542453065</text:p>
              </table:table-cell>
              <table:table-cell office:value-type="float" office:value="8.88777384917728">
                <text:p>8.88777384917728</text:p>
              </table:table-cell>
              <table:table-cell office:value-type="float" office:value="5.71354183949413">
                <text:p>5.71354183949413</text:p>
              </table:table-cell>
              <table:table-cell office:value-type="float" office:value="9.07271353558369">
                <text:p>9.07271353558369</text:p>
              </table:table-cell>
              <table:table-cell office:value-type="float" office:value="5.68813353280052">
                <text:p>5.68813353280052</text:p>
              </table:table-cell>
              <table:table-cell office:value-type="float" office:value="5.74858549743281">
                <text:p>5.74858549743281</text:p>
              </table:table-cell>
              <table:table-cell office:value-type="float" office:value="6.77301128834053">
                <text:p>6.77301128834053</text:p>
              </table:table-cell>
              <table:table-cell office:value-type="float" office:value="9.01433733247905">
                <text:p>9.01433733247905</text:p>
              </table:table-cell>
              <table:table-cell office:value-type="float" office:value="5.65358635480417">
                <text:p>5.653586354804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0127949123678">
                <text:p>9.0127949123678</text:p>
              </table:table-cell>
              <table:table-cell office:value-type="float" office:value="5.76359706986127">
                <text:p>5.76359706986127</text:p>
              </table:table-cell>
              <table:table-cell office:value-type="float" office:value="8.74000555941498">
                <text:p>8.74000555941498</text:p>
              </table:table-cell>
              <table:table-cell office:value-type="float" office:value="5.81315960209454">
                <text:p>5.81315960209454</text:p>
              </table:table-cell>
              <table:table-cell office:value-type="float" office:value="9.11537951637671">
                <text:p>9.11537951637671</text:p>
              </table:table-cell>
              <table:table-cell office:value-type="float" office:value="5.7785747517384">
                <text:p>5.7785747517384</text:p>
              </table:table-cell>
              <table:table-cell office:value-type="float" office:value="5.74764428887461">
                <text:p>5.74764428887461</text:p>
              </table:table-cell>
              <table:table-cell office:value-type="float" office:value="6.90276002236291">
                <text:p>6.90276002236291</text:p>
              </table:table-cell>
              <table:table-cell office:value-type="float" office:value="9.01318810854512">
                <text:p>9.01318810854512</text:p>
              </table:table-cell>
              <table:table-cell office:value-type="float" office:value="5.76341187473143">
                <text:p>5.763411874731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00731436958257">
                <text:p>9.00731436958257</text:p>
              </table:table-cell>
              <table:table-cell office:value-type="float" office:value="5.69088349621152">
                <text:p>5.69088349621152</text:p>
              </table:table-cell>
              <table:table-cell office:value-type="float" office:value="9.07555353982666">
                <text:p>9.07555353982666</text:p>
              </table:table-cell>
              <table:table-cell office:value-type="float" office:value="5.28673332840092">
                <text:p>5.28673332840092</text:p>
              </table:table-cell>
              <table:table-cell office:value-type="float" office:value="9.15713896677254">
                <text:p>9.15713896677254</text:p>
              </table:table-cell>
              <table:table-cell office:value-type="float" office:value="5.86943810134999">
                <text:p>5.86943810134999</text:p>
              </table:table-cell>
              <table:table-cell office:value-type="float" office:value="5.74530222232215">
                <text:p>5.74530222232215</text:p>
              </table:table-cell>
              <table:table-cell office:value-type="float" office:value="7.04305490003113">
                <text:p>7.04305490003113</text:p>
              </table:table-cell>
              <table:table-cell office:value-type="float" office:value="9.00767058915699">
                <text:p>9.00767058915699</text:p>
              </table:table-cell>
              <table:table-cell office:value-type="float" office:value="5.69075873693411">
                <text:p>5.69075873693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11602827608279">
                <text:p>9.11602827608279</text:p>
              </table:table-cell>
              <table:table-cell office:value-type="float" office:value="5.9123825985846">
                <text:p>5.9123825985846</text:p>
              </table:table-cell>
              <table:table-cell office:value-type="float" office:value="9.43923349148847">
                <text:p>9.43923349148847</text:p>
              </table:table-cell>
              <table:table-cell office:value-type="float" office:value="5.83786927382301">
                <text:p>5.83786927382301</text:p>
              </table:table-cell>
              <table:table-cell office:value-type="float" office:value="9.19798771086096">
                <text:p>9.19798771086096</text:p>
              </table:table-cell>
              <table:table-cell office:value-type="float" office:value="5.96071449537604">
                <text:p>5.96071449537604</text:p>
              </table:table-cell>
              <table:table-cell office:value-type="float" office:value="5.74049520334418">
                <text:p>5.74049520334418</text:p>
              </table:table-cell>
              <table:table-cell office:value-type="float" office:value="7.26992401311376">
                <text:p>7.26992401311376</text:p>
              </table:table-cell>
              <table:table-cell office:value-type="float" office:value="9.11645884706127">
                <text:p>9.11645884706127</text:p>
              </table:table-cell>
              <table:table-cell office:value-type="float" office:value="5.91228300531149">
                <text:p>5.912283005311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09619217815734">
                <text:p>9.09619217815734</text:p>
              </table:table-cell>
              <table:table-cell office:value-type="float" office:value="5.89926870440756">
                <text:p>5.89926870440756</text:p>
              </table:table-cell>
              <table:table-cell office:value-type="float" office:value="8.99620082016063">
                <text:p>8.99620082016063</text:p>
              </table:table-cell>
              <table:table-cell office:value-type="float" office:value="5.97797245338925">
                <text:p>5.97797245338925</text:p>
              </table:table-cell>
              <table:table-cell office:value-type="float" office:value="9.23792166380158">
                <text:p>9.23792166380158</text:p>
              </table:table-cell>
              <table:table-cell office:value-type="float" office:value="6.05239480625322">
                <text:p>6.05239480625322</text:p>
              </table:table-cell>
              <table:table-cell office:value-type="float" office:value="5.73991927791224">
                <text:p>5.73991927791224</text:p>
              </table:table-cell>
              <table:table-cell office:value-type="float" office:value="7.22583851298908">
                <text:p>7.22583851298908</text:p>
              </table:table-cell>
              <table:table-cell office:value-type="float" office:value="9.09655658990767">
                <text:p>9.09655658990767</text:p>
              </table:table-cell>
              <table:table-cell office:value-type="float" office:value="5.89915916827201">
                <text:p>5.899159168272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13374313406737">
                <text:p>9.13374313406737</text:p>
              </table:table-cell>
              <table:table-cell office:value-type="float" office:value="6.0120090045324">
                <text:p>6.0120090045324</text:p>
              </table:table-cell>
              <table:table-cell office:value-type="float" office:value="9.06599579202331">
                <text:p>9.06599579202331</text:p>
              </table:table-cell>
              <table:table-cell office:value-type="float" office:value="5.85386942193217">
                <text:p>5.85386942193217</text:p>
              </table:table-cell>
              <table:table-cell office:value-type="float" office:value="9.27693683223241">
                <text:p>9.27693683223241</text:p>
              </table:table-cell>
              <table:table-cell office:value-type="float" office:value="6.14446986602683">
                <text:p>6.14446986602683</text:p>
              </table:table-cell>
              <table:table-cell office:value-type="float" office:value="5.74343071492395">
                <text:p>5.74343071492395</text:p>
              </table:table-cell>
              <table:table-cell office:value-type="float" office:value="7.44470512798676">
                <text:p>7.44470512798676</text:p>
              </table:table-cell>
              <table:table-cell office:value-type="float" office:value="9.13411443142721">
                <text:p>9.13411443142721</text:p>
              </table:table-cell>
              <table:table-cell office:value-type="float" office:value="6.01189118023568">
                <text:p>6.011891180235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214887034925">
                <text:p>9.214887034925</text:p>
              </table:table-cell>
              <table:table-cell office:value-type="float" office:value="6.2199540253904">
                <text:p>6.2199540253904</text:p>
              </table:table-cell>
              <table:table-cell office:value-type="float" office:value="9.2925844194853">
                <text:p>9.2925844194853</text:p>
              </table:table-cell>
              <table:table-cell office:value-type="float" office:value="6.09596378359116">
                <text:p>6.09596378359116</text:p>
              </table:table-cell>
              <table:table-cell office:value-type="float" office:value="9.3150293146691">
                <text:p>9.3150293146691</text:p>
              </table:table-cell>
              <table:table-cell office:value-type="float" office:value="6.23693046726763">
                <text:p>6.23693046726763</text:p>
              </table:table-cell>
              <table:table-cell office:value-type="float" office:value="5.74183364244919">
                <text:p>5.74183364244919</text:p>
              </table:table-cell>
              <table:table-cell office:value-type="float" office:value="7.72306148125746">
                <text:p>7.72306148125746</text:p>
              </table:table-cell>
              <table:table-cell office:value-type="float" office:value="9.21530573577441">
                <text:p>9.21530573577441</text:p>
              </table:table-cell>
              <table:table-cell office:value-type="float" office:value="6.21983641332202">
                <text:p>6.21983641332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27061860438429">
                <text:p>9.27061860438429</text:p>
              </table:table-cell>
              <table:table-cell office:value-type="float" office:value="6.31525885535937">
                <text:p>6.31525885535937</text:p>
              </table:table-cell>
              <table:table-cell office:value-type="float" office:value="9.50600814725241">
                <text:p>9.50600814725241</text:p>
              </table:table-cell>
              <table:table-cell office:value-type="float" office:value="6.38461549956214">
                <text:p>6.38461549956214</text:p>
              </table:table-cell>
              <table:table-cell office:value-type="float" office:value="9.35219530189515">
                <text:p>9.35219530189515</text:p>
              </table:table-cell>
              <table:table-cell office:value-type="float" office:value="6.32976736399255">
                <text:p>6.32976736399255</text:p>
              </table:table-cell>
              <table:table-cell office:value-type="float" office:value="5.74070467739113">
                <text:p>5.74070467739113</text:p>
              </table:table-cell>
              <table:table-cell office:value-type="float" office:value="7.75235576417321">
                <text:p>7.75235576417321</text:p>
              </table:table-cell>
              <table:table-cell office:value-type="float" office:value="9.27103563238568">
                <text:p>9.27103563238568</text:p>
              </table:table-cell>
              <table:table-cell office:value-type="float" office:value="6.31516553245227">
                <text:p>6.315165532452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4484973907661">
                <text:p>9.34484973907661</text:p>
              </table:table-cell>
              <table:table-cell office:value-type="float" office:value="6.43950290599279">
                <text:p>6.43950290599279</text:p>
              </table:table-cell>
              <table:table-cell office:value-type="float" office:value="9.64736096955181">
                <text:p>9.64736096955181</text:p>
              </table:table-cell>
              <table:table-cell office:value-type="float" office:value="6.4186654485214">
                <text:p>6.4186654485214</text:p>
              </table:table-cell>
              <table:table-cell office:value-type="float" office:value="9.38843107734282">
                <text:p>9.38843107734282</text:p>
              </table:table-cell>
              <table:table-cell office:value-type="float" office:value="6.42297127258927">
                <text:p>6.42297127258927</text:p>
              </table:table-cell>
              <table:table-cell office:value-type="float" office:value="5.73554646801883">
                <text:p>5.73554646801883</text:p>
              </table:table-cell>
              <table:table-cell office:value-type="float" office:value="7.85574374272048">
                <text:p>7.85574374272048</text:p>
              </table:table-cell>
              <table:table-cell office:value-type="float" office:value="9.3452837519832">
                <text:p>9.3452837519832</text:p>
              </table:table-cell>
              <table:table-cell office:value-type="float" office:value="6.43943311911932">
                <text:p>6.439433119119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34929741123254">
                <text:p>9.34929741123254</text:p>
              </table:table-cell>
              <table:table-cell office:value-type="float" office:value="6.52016035386124">
                <text:p>6.52016035386124</text:p>
              </table:table-cell>
              <table:table-cell office:value-type="float" office:value="9.20870784603427">
                <text:p>9.20870784603427</text:p>
              </table:table-cell>
              <table:table-cell office:value-type="float" office:value="6.43560038200161">
                <text:p>6.43560038200161</text:p>
              </table:table-cell>
              <table:table-cell office:value-type="float" office:value="9.42373301746475">
                <text:p>9.42373301746475</text:p>
              </table:table-cell>
              <table:table-cell office:value-type="float" office:value="6.51653287274461">
                <text:p>6.51653287274461</text:p>
              </table:table-cell>
              <table:table-cell office:value-type="float" office:value="5.72484390352324">
                <text:p>5.72484390352324</text:p>
              </table:table-cell>
              <table:table-cell office:value-type="float" office:value="8.00357252741868">
                <text:p>8.00357252741868</text:p>
              </table:table-cell>
              <table:table-cell office:value-type="float" office:value="9.34970305517542">
                <text:p>9.34970305517542</text:p>
              </table:table-cell>
              <table:table-cell office:value-type="float" office:value="6.52006693151925">
                <text:p>6.52006693151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34649502368598">
                <text:p>9.34649502368598</text:p>
              </table:table-cell>
              <table:table-cell office:value-type="float" office:value="6.54693208811917">
                <text:p>6.54693208811917</text:p>
              </table:table-cell>
              <table:table-cell office:value-type="float" office:value="9.26616313258679">
                <text:p>9.26616313258679</text:p>
              </table:table-cell>
              <table:table-cell office:value-type="float" office:value="6.50270915167242">
                <text:p>6.50270915167242</text:p>
              </table:table-cell>
              <table:table-cell office:value-type="float" office:value="9.45809759209635">
                <text:p>9.45809759209635</text:p>
              </table:table-cell>
              <table:table-cell office:value-type="float" office:value="6.61044280837652">
                <text:p>6.61044280837652</text:p>
              </table:table-cell>
              <table:table-cell office:value-type="float" office:value="5.72022201088172">
                <text:p>5.72022201088172</text:p>
              </table:table-cell>
              <table:table-cell office:value-type="float" office:value="8.06587430337916">
                <text:p>8.06587430337916</text:p>
              </table:table-cell>
              <table:table-cell office:value-type="float" office:value="9.34685993404773">
                <text:p>9.34685993404773</text:p>
              </table:table-cell>
              <table:table-cell office:value-type="float" office:value="6.54683523065415">
                <text:p>6.546835230654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41212418206952">
                <text:p>9.41212418206952</text:p>
              </table:table-cell>
              <table:table-cell office:value-type="float" office:value="6.63928495539366">
                <text:p>6.63928495539366</text:p>
              </table:table-cell>
              <table:table-cell office:value-type="float" office:value="9.76874473705431">
                <text:p>9.76874473705431</text:p>
              </table:table-cell>
              <table:table-cell office:value-type="float" office:value="6.78513267958613">
                <text:p>6.78513267958613</text:p>
              </table:table-cell>
              <table:table-cell office:value-type="float" office:value="9.4915213648088">
                <text:p>9.4915213648088</text:p>
              </table:table-cell>
              <table:table-cell office:value-type="float" office:value="6.70469168856969">
                <text:p>6.70469168856969</text:p>
              </table:table-cell>
              <table:table-cell office:value-type="float" office:value="5.72132679785956">
                <text:p>5.72132679785956</text:p>
              </table:table-cell>
              <table:table-cell office:value-type="float" office:value="8.03265245835852">
                <text:p>8.03265245835852</text:p>
              </table:table-cell>
              <table:table-cell office:value-type="float" office:value="9.41249291931482">
                <text:p>9.41249291931482</text:p>
              </table:table-cell>
              <table:table-cell office:value-type="float" office:value="6.63922010512898">
                <text:p>6.63922010512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47968255031348">
                <text:p>9.47968255031348</text:p>
              </table:table-cell>
              <table:table-cell office:value-type="float" office:value="6.8173818314104">
                <text:p>6.8173818314104</text:p>
              </table:table-cell>
              <table:table-cell office:value-type="float" office:value="9.54233253021031">
                <text:p>9.54233253021031</text:p>
              </table:table-cell>
              <table:table-cell office:value-type="float" office:value="6.85408279294292">
                <text:p>6.85408279294292</text:p>
              </table:table-cell>
              <table:table-cell office:value-type="float" office:value="9.52400099325268">
                <text:p>9.52400099325268</text:p>
              </table:table-cell>
              <table:table-cell office:value-type="float" office:value="6.79927008851464">
                <text:p>6.79927008851464</text:p>
              </table:table-cell>
              <table:table-cell office:value-type="float" office:value="5.72285569797851">
                <text:p>5.72285569797851</text:p>
              </table:table-cell>
              <table:table-cell office:value-type="float" office:value="8.19156189802372">
                <text:p>8.19156189802372</text:p>
              </table:table-cell>
              <table:table-cell office:value-type="float" office:value="9.48006942875373">
                <text:p>9.48006942875373</text:p>
              </table:table-cell>
              <table:table-cell office:value-type="float" office:value="6.81729747109187">
                <text:p>6.81729747109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53384976713509">
                <text:p>9.53384976713509</text:p>
              </table:table-cell>
              <table:table-cell office:value-type="float" office:value="6.94099763617192">
                <text:p>6.94099763617192</text:p>
              </table:table-cell>
              <table:table-cell office:value-type="float" office:value="9.59197415754517">
                <text:p>9.59197415754517</text:p>
              </table:table-cell>
              <table:table-cell office:value-type="float" office:value="6.88964442887395">
                <text:p>6.88964442887395</text:p>
              </table:table-cell>
              <table:table-cell office:value-type="float" office:value="9.55553322949221">
                <text:p>9.55553322949221</text:p>
              </table:table-cell>
              <table:table-cell office:value-type="float" office:value="6.8941685504502">
                <text:p>6.8941685504502</text:p>
              </table:table-cell>
              <table:table-cell office:value-type="float" office:value="5.72486841823131">
                <text:p>5.72486841823131</text:p>
              </table:table-cell>
              <table:table-cell office:value-type="float" office:value="8.34434351468767">
                <text:p>8.34434351468767</text:p>
              </table:table-cell>
              <table:table-cell office:value-type="float" office:value="9.53423828431288">
                <text:p>9.53423828431288</text:p>
              </table:table-cell>
              <table:table-cell office:value-type="float" office:value="6.94090635415794">
                <text:p>6.940906354157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5631209170263">
                <text:p>9.5631209170263</text:p>
              </table:table-cell>
              <table:table-cell office:value-type="float" office:value="7.03590182136181">
                <text:p>7.03590182136181</text:p>
              </table:table-cell>
              <table:table-cell office:value-type="float" office:value="9.58946156948863">
                <text:p>9.58946156948863</text:p>
              </table:table-cell>
              <table:table-cell office:value-type="float" office:value="7.10938341805478">
                <text:p>7.10938341805478</text:p>
              </table:table-cell>
              <table:table-cell office:value-type="float" office:value="9.58611492033003">
                <text:p>9.58611492033003</text:p>
              </table:table-cell>
              <table:table-cell office:value-type="float" office:value="6.98937758460925">
                <text:p>6.98937758460925</text:p>
              </table:table-cell>
              <table:table-cell office:value-type="float" office:value="5.72305966180357">
                <text:p>5.72305966180357</text:p>
              </table:table-cell>
              <table:table-cell office:value-type="float" office:value="8.39811556431526">
                <text:p>8.39811556431526</text:p>
              </table:table-cell>
              <table:table-cell office:value-type="float" office:value="9.56349329251023">
                <text:p>9.56349329251023</text:p>
              </table:table-cell>
              <table:table-cell office:value-type="float" office:value="7.03580629271739">
                <text:p>7.035806292717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59584978623385">
                <text:p>9.59584978623385</text:p>
              </table:table-cell>
              <table:table-cell office:value-type="float" office:value="7.10832461585823">
                <text:p>7.10832461585823</text:p>
              </table:table-cell>
              <table:table-cell office:value-type="float" office:value="9.71238602584331">
                <text:p>9.71238602584331</text:p>
              </table:table-cell>
              <table:table-cell office:value-type="float" office:value="7.18179203970918">
                <text:p>7.18179203970918</text:p>
              </table:table-cell>
              <table:table-cell office:value-type="float" office:value="9.61574300762257">
                <text:p>9.61574300762257</text:p>
              </table:table-cell>
              <table:table-cell office:value-type="float" office:value="7.08488767016772">
                <text:p>7.08488767016772</text:p>
              </table:table-cell>
              <table:table-cell office:value-type="float" office:value="5.72189438667891">
                <text:p>5.72189438667891</text:p>
              </table:table-cell>
              <table:table-cell office:value-type="float" office:value="8.41623844964901">
                <text:p>8.41623844964901</text:p>
              </table:table-cell>
              <table:table-cell office:value-type="float" office:value="9.59620632212468">
                <text:p>9.59620632212468</text:p>
              </table:table-cell>
              <table:table-cell office:value-type="float" office:value="7.10823844298445">
                <text:p>7.108238442984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62002858795315">
                <text:p>9.62002858795315</text:p>
              </table:table-cell>
              <table:table-cell office:value-type="float" office:value="7.3311984136642">
                <text:p>7.3311984136642</text:p>
              </table:table-cell>
              <table:table-cell office:value-type="float" office:value="9.30178498739907">
                <text:p>9.30178498739907</text:p>
              </table:table-cell>
              <table:table-cell office:value-type="float" office:value="7.36317158968624">
                <text:p>7.36317158968624</text:p>
              </table:table-cell>
              <table:table-cell office:value-type="float" office:value="9.64441452858576">
                <text:p>9.64441452858576</text:p>
              </table:table-cell>
              <table:table-cell office:value-type="float" office:value="7.18068925619664">
                <text:p>7.18068925619664</text:p>
              </table:table-cell>
              <table:table-cell office:value-type="float" office:value="5.71120360610464">
                <text:p>5.71120360610464</text:p>
              </table:table-cell>
              <table:table-cell office:value-type="float" office:value="8.67067887984354">
                <text:p>8.67067887984354</text:p>
              </table:table-cell>
              <table:table-cell office:value-type="float" office:value="9.6203947811329">
                <text:p>9.6203947811329</text:p>
              </table:table-cell>
              <table:table-cell office:value-type="float" office:value="7.33106762928529">
                <text:p>7.331067629285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63799795596611">
                <text:p>9.63799795596611</text:p>
              </table:table-cell>
              <table:table-cell office:value-type="float" office:value="7.30502774828633">
                <text:p>7.30502774828633</text:p>
              </table:table-cell>
              <table:table-cell office:value-type="float" office:value="9.7810933058958">
                <text:p>9.7810933058958</text:p>
              </table:table-cell>
              <table:table-cell office:value-type="float" office:value="7.07203362427766">
                <text:p>7.07203362427766</text:p>
              </table:table-cell>
              <table:table-cell office:value-type="float" office:value="9.67212661609142">
                <text:p>9.67212661609142</text:p>
              </table:table-cell>
              <table:table-cell office:value-type="float" office:value="7.27677276261725">
                <text:p>7.27677276261725</text:p>
              </table:table-cell>
              <table:table-cell office:value-type="float" office:value="5.7049731169122">
                <text:p>5.7049731169122</text:p>
              </table:table-cell>
              <table:table-cell office:value-type="float" office:value="8.75904391957987">
                <text:p>8.75904391957987</text:p>
              </table:table-cell>
              <table:table-cell office:value-type="float" office:value="9.63833463786255">
                <text:p>9.63833463786255</text:p>
              </table:table-cell>
              <table:table-cell office:value-type="float" office:value="7.30493807430825">
                <text:p>7.30493807430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66597422042772">
                <text:p>9.66597422042772</text:p>
              </table:table-cell>
              <table:table-cell office:value-type="float" office:value="7.40175537735109">
                <text:p>7.40175537735109</text:p>
              </table:table-cell>
              <table:table-cell office:value-type="float" office:value="9.72651897885938">
                <text:p>9.72651897885938</text:p>
              </table:table-cell>
              <table:table-cell office:value-type="float" office:value="7.54157222480689">
                <text:p>7.54157222480689</text:p>
              </table:table-cell>
              <table:table-cell office:value-type="float" office:value="9.69887649895388">
                <text:p>9.69887649895388</text:p>
              </table:table-cell>
              <table:table-cell office:value-type="float" office:value="7.37312858115897">
                <text:p>7.37312858115897</text:p>
              </table:table-cell>
              <table:table-cell office:value-type="float" office:value="5.70380332667833">
                <text:p>5.70380332667833</text:p>
              </table:table-cell>
              <table:table-cell office:value-type="float" office:value="8.77174653957081">
                <text:p>8.77174653957081</text:p>
              </table:table-cell>
              <table:table-cell office:value-type="float" office:value="9.66629978837801">
                <text:p>9.66629978837801</text:p>
              </table:table-cell>
              <table:table-cell office:value-type="float" office:value="7.4016717297159">
                <text:p>7.4016717297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61204550774481">
                <text:p>9.61204550774481</text:p>
              </table:table-cell>
              <table:table-cell office:value-type="float" office:value="7.2180886208682">
                <text:p>7.2180886208682</text:p>
              </table:table-cell>
              <table:table-cell office:value-type="float" office:value="9.44037237369323">
                <text:p>9.44037237369323</text:p>
              </table:table-cell>
              <table:table-cell office:value-type="float" office:value="6.79442826205677">
                <text:p>6.79442826205677</text:p>
              </table:table-cell>
              <table:table-cell office:value-type="float" office:value="9.72466150220714">
                <text:p>9.72466150220714</text:p>
              </table:table-cell>
              <table:table-cell office:value-type="float" office:value="7.46974707632024">
                <text:p>7.46974707632024</text:p>
              </table:table-cell>
              <table:table-cell office:value-type="float" office:value="5.69656317926521">
                <text:p>5.69656317926521</text:p>
              </table:table-cell>
              <table:table-cell office:value-type="float" office:value="8.84416192920305">
                <text:p>8.84416192920305</text:p>
              </table:table-cell>
              <table:table-cell office:value-type="float" office:value="9.61229137176787">
                <text:p>9.61229137176787</text:p>
              </table:table-cell>
              <table:table-cell office:value-type="float" office:value="7.2180193025699">
                <text:p>7.2180193025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69814137628598">
                <text:p>9.69814137628598</text:p>
              </table:table-cell>
              <table:table-cell office:value-type="float" office:value="7.46548339082311">
                <text:p>7.46548339082311</text:p>
              </table:table-cell>
              <table:table-cell office:value-type="float" office:value="10.0289090043543">
                <text:p>10.0289090043543</text:p>
              </table:table-cell>
              <table:table-cell office:value-type="float" office:value="7.75393741508653">
                <text:p>7.75393741508653</text:p>
              </table:table-cell>
              <table:table-cell office:value-type="float" office:value="9.74947904737238">
                <text:p>9.74947904737238</text:p>
              </table:table-cell>
              <table:table-cell office:value-type="float" office:value="7.56661858633207">
                <text:p>7.56661858633207</text:p>
              </table:table-cell>
              <table:table-cell office:value-type="float" office:value="5.6897466310211">
                <text:p>5.6897466310211</text:p>
              </table:table-cell>
              <table:table-cell office:value-type="float" office:value="8.89804836920959">
                <text:p>8.89804836920959</text:p>
              </table:table-cell>
              <table:table-cell office:value-type="float" office:value="9.6984352858849">
                <text:p>9.6984352858849</text:p>
              </table:table-cell>
              <table:table-cell office:value-type="float" office:value="7.46543575888307">
                <text:p>7.46543575888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72841906979103">
                <text:p>9.72841906979103</text:p>
              </table:table-cell>
              <table:table-cell office:value-type="float" office:value="7.57018026367102">
                <text:p>7.57018026367102</text:p>
              </table:table-cell>
              <table:table-cell office:value-type="float" office:value="9.83396214781118">
                <text:p>9.83396214781118</text:p>
              </table:table-cell>
              <table:table-cell office:value-type="float" office:value="7.76393679449252">
                <text:p>7.76393679449252</text:p>
              </table:table-cell>
              <table:table-cell office:value-type="float" office:value="9.77332665271575">
                <text:p>9.77332665271575</text:p>
              </table:table-cell>
              <table:table-cell office:value-type="float" office:value="7.66373342412417">
                <text:p>7.66373342412417</text:p>
              </table:table-cell>
              <table:table-cell office:value-type="float" office:value="5.69212873122834">
                <text:p>5.69212873122834</text:p>
              </table:table-cell>
              <table:table-cell office:value-type="float" office:value="8.88353998378983">
                <text:p>8.88353998378983</text:p>
              </table:table-cell>
              <table:table-cell office:value-type="float" office:value="9.72870799246287">
                <text:p>9.72870799246287</text:p>
              </table:table-cell>
              <table:table-cell office:value-type="float" office:value="7.57013463483188">
                <text:p>7.570134634831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75155875510452">
                <text:p>9.75155875510452</text:p>
              </table:table-cell>
              <table:table-cell office:value-type="float" office:value="7.56254852618337">
                <text:p>7.56254852618337</text:p>
              </table:table-cell>
              <table:table-cell office:value-type="float" office:value="9.93012463064962">
                <text:p>9.93012463064962</text:p>
              </table:table-cell>
              <table:table-cell office:value-type="float" office:value="7.38186504132126">
                <text:p>7.38186504132126</text:p>
              </table:table-cell>
              <table:table-cell office:value-type="float" office:value="9.7962019334966">
                <text:p>9.7962019334966</text:p>
              </table:table-cell>
              <table:table-cell office:value-type="float" office:value="7.76108187829371">
                <text:p>7.76108187829371</text:p>
              </table:table-cell>
              <table:table-cell office:value-type="float" office:value="5.68147872265395">
                <text:p>5.68147872265395</text:p>
              </table:table-cell>
              <table:table-cell office:value-type="float" office:value="8.96183999807781">
                <text:p>8.96183999807781</text:p>
              </table:table-cell>
              <table:table-cell office:value-type="float" office:value="9.75182675304358">
                <text:p>9.75182675304358</text:p>
              </table:table-cell>
              <table:table-cell office:value-type="float" office:value="7.56252295341363">
                <text:p>7.562522953413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77756367639657">
                <text:p>9.77756367639657</text:p>
              </table:table-cell>
              <table:table-cell office:value-type="float" office:value="7.78200084164631">
                <text:p>7.78200084164631</text:p>
              </table:table-cell>
              <table:table-cell office:value-type="float" office:value="9.70200733423536">
                <text:p>9.70200733423536</text:p>
              </table:table-cell>
              <table:table-cell office:value-type="float" office:value="8.19972167834088">
                <text:p>8.19972167834088</text:p>
              </table:table-cell>
              <table:table-cell office:value-type="float" office:value="9.8181026022059">
                <text:p>9.8181026022059</text:p>
              </table:table-cell>
              <table:table-cell office:value-type="float" office:value="7.85865421407637">
                <text:p>7.85865421407637</text:p>
              </table:table-cell>
              <table:table-cell office:value-type="float" office:value="5.68261779452318">
                <text:p>5.68261779452318</text:p>
              </table:table-cell>
              <table:table-cell office:value-type="float" office:value="8.9519245592663">
                <text:p>8.9519245592663</text:p>
              </table:table-cell>
              <table:table-cell office:value-type="float" office:value="9.77784834201452">
                <text:p>9.77784834201452</text:p>
              </table:table-cell>
              <table:table-cell office:value-type="float" office:value="7.78194552892438">
                <text:p>7.78194552892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82897834692935">
                <text:p>9.82897834692935</text:p>
              </table:table-cell>
              <table:table-cell office:value-type="float" office:value="7.8485260495632">
                <text:p>7.8485260495632</text:p>
              </table:table-cell>
              <table:table-cell office:value-type="float" office:value="10.1423754382529">
                <text:p>10.1423754382529</text:p>
              </table:table-cell>
              <table:table-cell office:value-type="float" office:value="7.72423944905239">
                <text:p>7.72423944905239</text:p>
              </table:table-cell>
              <table:table-cell office:value-type="float" office:value="9.83902646879504">
                <text:p>9.83902646879504</text:p>
              </table:table-cell>
              <table:table-cell office:value-type="float" office:value="7.9564406743199">
                <text:p>7.9564406743199</text:p>
              </table:table-cell>
              <table:table-cell office:value-type="float" office:value="5.66624119829337">
                <text:p>5.66624119829337</text:p>
              </table:table-cell>
              <table:table-cell office:value-type="float" office:value="9.06144004268523">
                <text:p>9.06144004268523</text:p>
              </table:table-cell>
              <table:table-cell office:value-type="float" office:value="9.82926558661877">
                <text:p>9.82926558661877</text:p>
              </table:table-cell>
              <table:table-cell office:value-type="float" office:value="7.84850230403276">
                <text:p>7.84850230403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85061433187746">
                <text:p>9.85061433187746</text:p>
              </table:table-cell>
              <table:table-cell office:value-type="float" office:value="8.00344742953435">
                <text:p>8.00344742953435</text:p>
              </table:table-cell>
              <table:table-cell office:value-type="float" office:value="9.78024382463161">
                <text:p>9.78024382463161</text:p>
              </table:table-cell>
              <table:table-cell office:value-type="float" office:value="8.02278614338332">
                <text:p>8.02278614338332</text:p>
              </table:table-cell>
              <table:table-cell office:value-type="float" office:value="9.8589714408948">
                <text:p>9.8589714408948</text:p>
              </table:table-cell>
              <table:table-cell office:value-type="float" office:value="8.05443148045977">
                <text:p>8.05443148045977</text:p>
              </table:table-cell>
              <table:table-cell office:value-type="float" office:value="5.64404301516664">
                <text:p>5.64404301516664</text:p>
              </table:table-cell>
              <table:table-cell office:value-type="float" office:value="9.21315456114357">
                <text:p>9.21315456114357</text:p>
              </table:table-cell>
              <table:table-cell office:value-type="float" office:value="9.8509099419526">
                <text:p>9.8509099419526</text:p>
              </table:table-cell>
              <table:table-cell office:value-type="float" office:value="8.00340215146181">
                <text:p>8.00340215146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6489395955739">
                <text:p>9.86489395955739</text:p>
              </table:table-cell>
              <table:table-cell office:value-type="float" office:value="8.12239860435283">
                <text:p>8.12239860435283</text:p>
              </table:table-cell>
              <table:table-cell office:value-type="float" office:value="9.78827476375228">
                <text:p>9.78827476375228</text:p>
              </table:table-cell>
              <table:table-cell office:value-type="float" office:value="8.24532796836414">
                <text:p>8.24532796836414</text:p>
              </table:table-cell>
              <table:table-cell office:value-type="float" office:value="9.87793552402458">
                <text:p>9.87793552402458</text:p>
              </table:table-cell>
              <table:table-cell office:value-type="float" office:value="8.152616833497">
                <text:p>8.152616833497</text:p>
              </table:table-cell>
              <table:table-cell office:value-type="float" office:value="5.63732756605384">
                <text:p>5.63732756605384</text:p>
              </table:table-cell>
              <table:table-cell office:value-type="float" office:value="9.27149301456428">
                <text:p>9.27149301456428</text:p>
              </table:table-cell>
              <table:table-cell office:value-type="float" office:value="9.86518332273565">
                <text:p>9.86518332273565</text:p>
              </table:table-cell>
              <table:table-cell office:value-type="float" office:value="8.12233772418627">
                <text:p>8.122337724186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87971982781217">
                <text:p>9.87971982781217</text:p>
              </table:table-cell>
              <table:table-cell office:value-type="float" office:value="8.23094272413605">
                <text:p>8.23094272413605</text:p>
              </table:table-cell>
              <table:table-cell office:value-type="float" office:value="9.73459490531494">
                <text:p>9.73459490531494</text:p>
              </table:table-cell>
              <table:table-cell office:value-type="float" office:value="8.10957985916989">
                <text:p>8.10957985916989</text:p>
              </table:table-cell>
              <table:table-cell office:value-type="float" office:value="9.89591682179188">
                <text:p>9.89591682179188</text:p>
              </table:table-cell>
              <table:table-cell office:value-type="float" office:value="8.25098691497813">
                <text:p>8.25098691497813</text:p>
              </table:table-cell>
              <table:table-cell office:value-type="float" office:value="5.61997769619247">
                <text:p>5.61997769619247</text:p>
              </table:table-cell>
              <table:table-cell office:value-type="float" office:value="9.46812246024679">
                <text:p>9.46812246024679</text:p>
              </table:table-cell>
              <table:table-cell office:value-type="float" office:value="9.88000584066551">
                <text:p>9.88000584066551</text:p>
              </table:table-cell>
              <table:table-cell office:value-type="float" office:value="8.23086865673164">
                <text:p>8.23086865673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90510822949918">
                <text:p>9.90510822949918</text:p>
              </table:table-cell>
              <table:table-cell office:value-type="float" office:value="8.28722321663306">
                <text:p>8.28722321663306</text:p>
              </table:table-cell>
              <table:table-cell office:value-type="float" office:value="9.92134113800557">
                <text:p>9.92134113800557</text:p>
              </table:table-cell>
              <table:table-cell office:value-type="float" office:value="8.10437313452862">
                <text:p>8.10437313452862</text:p>
              </table:table-cell>
              <table:table-cell office:value-type="float" office:value="9.91291353608191">
                <text:p>9.91291353608191</text:p>
              </table:table-cell>
              <table:table-cell office:value-type="float" office:value="8.34953188797697">
                <text:p>8.34953188797697</text:p>
              </table:table-cell>
              <table:table-cell office:value-type="float" office:value="5.60864444253498">
                <text:p>5.60864444253498</text:p>
              </table:table-cell>
              <table:table-cell office:value-type="float" office:value="9.62987960024645">
                <text:p>9.62987960024645</text:p>
              </table:table-cell>
              <table:table-cell office:value-type="float" office:value="9.90538479159641">
                <text:p>9.90538479159641</text:p>
              </table:table-cell>
              <table:table-cell office:value-type="float" office:value="8.28715756297435">
                <text:p>8.287157562974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84943065159155">
                <text:p>9.84943065159155</text:p>
              </table:table-cell>
              <table:table-cell office:value-type="float" office:value="8.19196527978348">
                <text:p>8.19196527978348</text:p>
              </table:table-cell>
              <table:table-cell office:value-type="float" office:value="9.52526570808502">
                <text:p>9.52526570808502</text:p>
              </table:table-cell>
              <table:table-cell office:value-type="float" office:value="7.9755726328267">
                <text:p>7.9755726328267</text:p>
              </table:table-cell>
              <table:table-cell office:value-type="float" office:value="9.92892396723739">
                <text:p>9.92892396723739</text:p>
              </table:table-cell>
              <table:table-cell office:value-type="float" office:value="8.44824189807836">
                <text:p>8.44824189807836</text:p>
              </table:table-cell>
              <table:table-cell office:value-type="float" office:value="5.60413849527944">
                <text:p>5.60413849527944</text:p>
              </table:table-cell>
              <table:table-cell office:value-type="float" office:value="9.69191821324783">
                <text:p>9.69191821324783</text:p>
              </table:table-cell>
              <table:table-cell office:value-type="float" office:value="9.84964830176112">
                <text:p>9.84964830176112</text:p>
              </table:table-cell>
              <table:table-cell office:value-type="float" office:value="8.19188912895754">
                <text:p>8.191889128957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89769113362945">
                <text:p>9.89769113362945</text:p>
              </table:table-cell>
              <table:table-cell office:value-type="float" office:value="8.37033875824453">
                <text:p>8.37033875824453</text:p>
              </table:table-cell>
              <table:table-cell office:value-type="float" office:value="10.0121620157731">
                <text:p>10.0121620157731</text:p>
              </table:table-cell>
              <table:table-cell office:value-type="float" office:value="8.77286048355781">
                <text:p>8.77286048355781</text:p>
              </table:table-cell>
              <table:table-cell office:value-type="float" office:value="9.94394651422856">
                <text:p>9.94394651422856</text:p>
              </table:table-cell>
              <table:table-cell office:value-type="float" office:value="8.54710707436353">
                <text:p>8.54710707436353</text:p>
              </table:table-cell>
              <table:table-cell office:value-type="float" office:value="5.61000833775715">
                <text:p>5.61000833775715</text:p>
              </table:table-cell>
              <table:table-cell office:value-type="float" office:value="9.63268919075725">
                <text:p>9.63268919075725</text:p>
              </table:table-cell>
              <table:table-cell office:value-type="float" office:value="9.8979228053887">
                <text:p>9.8979228053887</text:p>
              </table:table-cell>
              <table:table-cell office:value-type="float" office:value="8.37026727977859">
                <text:p>8.370267279778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6956857733115">
                <text:p>9.96956857733115</text:p>
              </table:table-cell>
              <table:table-cell office:value-type="float" office:value="8.56123473090507">
                <text:p>8.56123473090507</text:p>
              </table:table-cell>
              <table:table-cell office:value-type="float" office:value="10.170482660465">
                <text:p>10.170482660465</text:p>
              </table:table-cell>
              <table:table-cell office:value-type="float" office:value="8.68925280921995">
                <text:p>8.68925280921995</text:p>
              </table:table-cell>
              <table:table-cell office:value-type="float" office:value="9.95797967481323">
                <text:p>9.95797967481323</text:p>
              </table:table-cell>
              <table:table-cell office:value-type="float" office:value="8.64611753039725">
                <text:p>8.64611753039725</text:p>
              </table:table-cell>
              <table:table-cell office:value-type="float" office:value="5.60406234815046">
                <text:p>5.60406234815046</text:p>
              </table:table-cell>
              <table:table-cell office:value-type="float" office:value="9.73299203137423">
                <text:p>9.73299203137423</text:p>
              </table:table-cell>
              <table:table-cell office:value-type="float" office:value="9.96982604280068">
                <text:p>9.96982604280068</text:p>
              </table:table-cell>
              <table:table-cell office:value-type="float" office:value="8.56117391843545">
                <text:p>8.56117391843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96019385080101">
                <text:p>9.96019385080101</text:p>
              </table:table-cell>
              <table:table-cell office:value-type="float" office:value="8.71383439037404">
                <text:p>8.71383439037404</text:p>
              </table:table-cell>
              <table:table-cell office:value-type="float" office:value="9.58326945765744">
                <text:p>9.58326945765744</text:p>
              </table:table-cell>
              <table:table-cell office:value-type="float" office:value="8.94014539605133">
                <text:p>8.94014539605133</text:p>
              </table:table-cell>
              <table:table-cell office:value-type="float" office:value="9.97102204568705">
                <text:p>9.97102204568705</text:p>
              </table:table-cell>
              <table:table-cell office:value-type="float" office:value="8.74526336521642">
                <text:p>8.74526336521642</text:p>
              </table:table-cell>
              <table:table-cell office:value-type="float" office:value="5.60065469392764">
                <text:p>5.60065469392764</text:p>
              </table:table-cell>
              <table:table-cell office:value-type="float" office:value="9.80636629363462">
                <text:p>9.80636629363462</text:p>
              </table:table-cell>
              <table:table-cell office:value-type="float" office:value="9.96044203316932">
                <text:p>9.96044203316932</text:p>
              </table:table-cell>
              <table:table-cell office:value-type="float" office:value="8.71373642926013">
                <text:p>8.713736429260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98091349175684">
                <text:p>9.98091349175684</text:p>
              </table:table-cell>
              <table:table-cell office:value-type="float" office:value="8.83427836952582">
                <text:p>8.83427836952582</text:p>
              </table:table-cell>
              <table:table-cell office:value-type="float" office:value="9.95575326757552">
                <text:p>9.95575326757552</text:p>
              </table:table-cell>
              <table:table-cell office:value-type="float" office:value="9.12092327973438">
                <text:p>9.12092327973438</text:p>
              </table:table-cell>
              <table:table-cell office:value-type="float" office:value="9.98307232262378">
                <text:p>9.98307232262378</text:p>
              </table:table-cell>
              <table:table-cell office:value-type="float" office:value="8.84453466432018">
                <text:p>8.84453466432018</text:p>
              </table:table-cell>
              <table:table-cell office:value-type="float" office:value="5.60403006483992">
                <text:p>5.60403006483992</text:p>
              </table:table-cell>
              <table:table-cell office:value-type="float" office:value="9.77001792078256">
                <text:p>9.77001792078256</text:p>
              </table:table-cell>
              <table:table-cell office:value-type="float" office:value="9.98115786911856">
                <text:p>9.98115786911856</text:p>
              </table:table-cell>
              <table:table-cell office:value-type="float" office:value="8.83418525851405">
                <text:p>8.83418525851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95585020479988">
                <text:p>9.95585020479988</text:p>
              </table:table-cell>
              <table:table-cell office:value-type="float" office:value="8.88575577100626">
                <text:p>8.88575577100626</text:p>
              </table:table-cell>
              <table:table-cell office:value-type="float" office:value="9.67145615640314">
                <text:p>9.67145615640314</text:p>
              </table:table-cell>
              <table:table-cell office:value-type="float" office:value="9.18942049894168">
                <text:p>9.18942049894168</text:p>
              </table:table-cell>
              <table:table-cell office:value-type="float" office:value="9.99412930060579">
                <text:p>9.99412930060579</text:p>
              </table:table-cell>
              <table:table-cell office:value-type="float" office:value="8.94392150066134">
                <text:p>8.94392150066134</text:p>
              </table:table-cell>
              <table:table-cell office:value-type="float" office:value="5.61080327761095">
                <text:p>5.61080327761095</text:p>
              </table:table-cell>
              <table:table-cell office:value-type="float" office:value="9.68564990234693">
                <text:p>9.68564990234693</text:p>
              </table:table-cell>
              <table:table-cell office:value-type="float" office:value="9.95606830313884">
                <text:p>9.95606830313884</text:p>
              </table:table-cell>
              <table:table-cell office:value-type="float" office:value="8.88564962076881">
                <text:p>8.885649620768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0236941412156">
                <text:p>10.0236941412156</text:p>
              </table:table-cell>
              <table:table-cell office:value-type="float" office:value="9.09578522938044">
                <text:p>9.09578522938044</text:p>
              </table:table-cell>
              <table:table-cell office:value-type="float" office:value="10.1334233998678">
                <text:p>10.1334233998678</text:p>
              </table:table-cell>
              <table:table-cell office:value-type="float" office:value="9.22601625946426">
                <text:p>9.22601625946426</text:p>
              </table:table-cell>
              <table:table-cell office:value-type="float" office:value="10.0041918739445">
                <text:p>10.0041918739445</text:p>
              </table:table-cell>
              <table:table-cell office:value-type="float" office:value="9.0434139356391">
                <text:p>9.0434139356391</text:p>
              </table:table-cell>
              <table:table-cell office:value-type="float" office:value="5.60620753416907">
                <text:p>5.60620753416907</text:p>
              </table:table-cell>
              <table:table-cell office:value-type="float" office:value="9.81604165560572">
                <text:p>9.81604165560572</text:p>
              </table:table-cell>
              <table:table-cell office:value-type="float" office:value="10.0239404313817">
                <text:p>10.0239404313817</text:p>
              </table:table-cell>
              <table:table-cell office:value-type="float" office:value="9.09569461169795">
                <text:p>9.095694611697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1268253808387">
                <text:p>10.1268253808387</text:p>
              </table:table-cell>
              <table:table-cell office:value-type="float" office:value="9.30808345454138">
                <text:p>9.30808345454138</text:p>
              </table:table-cell>
              <table:table-cell office:value-type="float" office:value="10.5262166952534">
                <text:p>10.5262166952534</text:p>
              </table:table-cell>
              <table:table-cell office:value-type="float" office:value="9.23094431697858">
                <text:p>9.23094431697858</text:p>
              </table:table-cell>
              <table:table-cell office:value-type="float" office:value="10.0132590363909">
                <text:p>10.0132590363909</text:p>
              </table:table-cell>
              <table:table-cell office:value-type="float" office:value="9.14300202009286">
                <text:p>9.14300202009286</text:p>
              </table:table-cell>
              <table:table-cell office:value-type="float" office:value="5.59036578205986">
                <text:p>5.59036578205986</text:p>
              </table:table-cell>
              <table:table-cell office:value-type="float" office:value="10.0307680197734">
                <text:p>10.0307680197734</text:p>
              </table:table-cell>
              <table:table-cell office:value-type="float" office:value="10.1271082150392">
                <text:p>10.1271082150392</text:p>
              </table:table-cell>
              <table:table-cell office:value-type="float" office:value="9.30802497375475">
                <text:p>9.30802497375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0774536873048">
                <text:p>10.0774536873048</text:p>
              </table:table-cell>
              <table:table-cell office:value-type="float" office:value="9.22551009707555">
                <text:p>9.22551009707555</text:p>
              </table:table-cell>
              <table:table-cell office:value-type="float" office:value="9.73879961307605">
                <text:p>9.73879961307605</text:p>
              </table:table-cell>
              <table:table-cell office:value-type="float" office:value="8.90989805600734">
                <text:p>8.90989805600734</text:p>
              </table:table-cell>
              <table:table-cell office:value-type="float" office:value="10.0213298812364">
                <text:p>10.0213298812364</text:p>
              </table:table-cell>
              <table:table-cell office:value-type="float" office:value="9.24267579529718">
                <text:p>9.24267579529718</text:p>
              </table:table-cell>
              <table:table-cell office:value-type="float" office:value="5.58165239385985">
                <text:p>5.58165239385985</text:p>
              </table:table-cell>
              <table:table-cell office:value-type="float" office:value="10.1652790805583">
                <text:p>10.1652790805583</text:p>
              </table:table-cell>
              <table:table-cell office:value-type="float" office:value="10.077687694943">
                <text:p>10.077687694943</text:p>
              </table:table-cell>
              <table:table-cell office:value-type="float" office:value="9.2254394054385">
                <text:p>9.2254394054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0368965546487">
                <text:p>10.0368965546487</text:p>
              </table:table-cell>
              <table:table-cell office:value-type="float" office:value="9.2386843737117">
                <text:p>9.2386843737117</text:p>
              </table:table-cell>
              <table:table-cell office:value-type="float" office:value="9.68556377830532">
                <text:p>9.68556377830532</text:p>
              </table:table-cell>
              <table:table-cell office:value-type="float" office:value="9.42855520453873">
                <text:p>9.42855520453873</text:p>
              </table:table-cell>
              <table:table-cell office:value-type="float" office:value="10.0284036014032">
                <text:p>10.0284036014032</text:p>
              </table:table-cell>
              <table:table-cell office:value-type="float" office:value="9.34242529395758">
                <text:p>9.34242529395758</text:p>
              </table:table-cell>
              <table:table-cell office:value-type="float" office:value="5.5882469491487">
                <text:p>5.5882469491487</text:p>
              </table:table-cell>
              <table:table-cell office:value-type="float" office:value="10.1099360070959">
                <text:p>10.1099360070959</text:p>
              </table:table-cell>
              <table:table-cell office:value-type="float" office:value="10.0370963826759">
                <text:p>10.0370963826759</text:p>
              </table:table-cell>
              <table:table-cell office:value-type="float" office:value="9.23859702024344">
                <text:p>9.238597020243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0778186545043">
                <text:p>10.0778186545043</text:p>
              </table:table-cell>
              <table:table-cell office:value-type="float" office:value="9.38331289667775">
                <text:p>9.38331289667775</text:p>
              </table:table-cell>
              <table:table-cell office:value-type="float" office:value="10.1457463266441">
                <text:p>10.1457463266441</text:p>
              </table:table-cell>
              <table:table-cell office:value-type="float" office:value="9.38242075827792">
                <text:p>9.38242075827792</text:p>
              </table:table-cell>
              <table:table-cell office:value-type="float" office:value="10.0344794895251">
                <text:p>10.0344794895251</text:p>
              </table:table-cell>
              <table:table-cell office:value-type="float" office:value="9.44224054120734">
                <text:p>9.44224054120734</text:p>
              </table:table-cell>
              <table:table-cell office:value-type="float" office:value="5.57480187201704">
                <text:p>5.57480187201704</text:p>
              </table:table-cell>
              <table:table-cell office:value-type="float" office:value="10.2505269889188">
                <text:p>10.2505269889188</text:p>
              </table:table-cell>
              <table:table-cell office:value-type="float" office:value="10.078032144392">
                <text:p>10.078032144392</text:p>
              </table:table-cell>
              <table:table-cell office:value-type="float" office:value="9.38324150585697">
                <text:p>9.383241505856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0384088922086">
                <text:p>10.0384088922086</text:p>
              </table:table-cell>
              <table:table-cell office:value-type="float" office:value="9.28599110116366">
                <text:p>9.28599110116366</text:p>
              </table:table-cell>
              <table:table-cell office:value-type="float" office:value="9.86617952225501">
                <text:p>9.86617952225501</text:p>
              </table:table-cell>
              <table:table-cell office:value-type="float" office:value="9.10402782217251">
                <text:p>9.10402782217251</text:p>
              </table:table-cell>
              <table:table-cell office:value-type="float" office:value="10.0395569380185">
                <text:p>10.0395569380185</text:p>
              </table:table-cell>
              <table:table-cell office:value-type="float" office:value="9.54211155560489">
                <text:p>9.54211155560489</text:p>
              </table:table-cell>
              <table:table-cell office:value-type="float" office:value="5.57325612496451">
                <text:p>5.57325612496451</text:p>
              </table:table-cell>
              <table:table-cell office:value-type="float" office:value="10.2743097848461">
                <text:p>10.2743097848461</text:p>
              </table:table-cell>
              <table:table-cell office:value-type="float" office:value="10.0385816144113">
                <text:p>10.0385816144113</text:p>
              </table:table-cell>
              <table:table-cell office:value-type="float" office:value="9.28592727009177">
                <text:p>9.285927270091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1335009351658">
                <text:p>10.1335009351658</text:p>
              </table:table-cell>
              <table:table-cell office:value-type="float" office:value="9.63691727401923">
                <text:p>9.63691727401923</text:p>
              </table:table-cell>
              <table:table-cell office:value-type="float" office:value="10.2630734243096">
                <text:p>10.2630734243096</text:p>
              </table:table-cell>
              <table:table-cell office:value-type="float" office:value="10.0542276740191">
                <text:p>10.0542276740191</text:p>
              </table:table-cell>
              <table:table-cell office:value-type="float" office:value="10.0436354391426">
                <text:p>10.0436354391426</text:p>
              </table:table-cell>
              <table:table-cell office:value-type="float" office:value="9.64202835013204">
                <text:p>9.64202835013204</text:p>
              </table:table-cell>
              <table:table-cell office:value-type="float" office:value="5.5685643201532">
                <text:p>5.5685643201532</text:p>
              </table:table-cell>
              <table:table-cell office:value-type="float" office:value="10.38294585377">
                <text:p>10.38294585377</text:p>
              </table:table-cell>
              <table:table-cell office:value-type="float" office:value="10.1337210864641">
                <text:p>10.1337210864641</text:p>
              </table:table-cell>
              <table:table-cell office:value-type="float" office:value="9.63684976766549">
                <text:p>9.636849767665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237569785293">
                <text:p>10.1237569785293</text:p>
              </table:table-cell>
              <table:table-cell office:value-type="float" office:value="9.73858009851531">
                <text:p>9.73858009851531</text:p>
              </table:table-cell>
              <table:table-cell office:value-type="float" office:value="9.89940934740121">
                <text:p>9.89940934740121</text:p>
              </table:table-cell>
              <table:table-cell office:value-type="float" office:value="10.0616349500206">
                <text:p>10.0616349500206</text:p>
              </table:table-cell>
              <table:table-cell office:value-type="float" office:value="10.0467145850509">
                <text:p>10.0467145850509</text:p>
              </table:table-cell>
              <table:table-cell office:value-type="float" office:value="9.74198093319259">
                <text:p>9.74198093319259</text:p>
              </table:table-cell>
              <table:table-cell office:value-type="float" office:value="5.57249924988264">
                <text:p>5.57249924988264</text:p>
              </table:table-cell>
              <table:table-cell office:value-type="float" office:value="10.3275730622736">
                <text:p>10.3275730622736</text:p>
              </table:table-cell>
              <table:table-cell office:value-type="float" office:value="10.1239633526141">
                <text:p>10.1239633526141</text:p>
              </table:table-cell>
              <table:table-cell office:value-type="float" office:value="9.73849984226472">
                <text:p>9.738499842264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1033708176346">
                <text:p>10.1033708176346</text:p>
              </table:table-cell>
              <table:table-cell office:value-type="float" office:value="9.78479613892997">
                <text:p>9.78479613892997</text:p>
              </table:table-cell>
              <table:table-cell office:value-type="float" office:value="9.84457411230021">
                <text:p>9.84457411230021</text:p>
              </table:table-cell>
              <table:table-cell office:value-type="float" office:value="9.70314133207197">
                <text:p>9.70314133207197</text:p>
              </table:table-cell>
              <table:table-cell office:value-type="float" office:value="10.0487940678312">
                <text:p>10.0487940678312</text:p>
              </table:table-cell>
              <table:table-cell office:value-type="float" office:value="9.84195930961153">
                <text:p>9.84195930961153</text:p>
              </table:table-cell>
              <table:table-cell office:value-type="float" office:value="5.55983478581787">
                <text:p>5.55983478581787</text:p>
              </table:table-cell>
              <table:table-cell office:value-type="float" office:value="10.4500873346464">
                <text:p>10.4500873346464</text:p>
              </table:table-cell>
              <table:table-cell office:value-type="float" office:value="10.1035628762133">
                <text:p>10.1035628762133</text:p>
              </table:table-cell>
              <table:table-cell office:value-type="float" office:value="9.78471432972003">
                <text:p>9.78471432972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1079237136101">
                <text:p>10.1079237136101</text:p>
              </table:table-cell>
              <table:table-cell office:value-type="float" office:value="9.97166361096883">
                <text:p>9.97166361096883</text:p>
              </table:table-cell>
              <table:table-cell office:value-type="float" office:value="9.76267722479611">
                <text:p>9.76267722479611</text:p>
              </table:table-cell>
              <table:table-cell office:value-type="float" office:value="10.1610080716163">
                <text:p>10.1610080716163</text:p>
              </table:table-cell>
              <table:table-cell office:value-type="float" office:value="10.049873679537">
                <text:p>10.049873679537</text:p>
              </table:table-cell>
              <table:table-cell office:value-type="float" office:value="9.94195348163452">
                <text:p>9.94195348163452</text:p>
              </table:table-cell>
              <table:table-cell office:value-type="float" office:value="5.55414313138318">
                <text:p>5.55414313138318</text:p>
              </table:table-cell>
              <table:table-cell office:value-type="float" office:value="10.5781296704934">
                <text:p>10.5781296704934</text:p>
              </table:table-cell>
              <table:table-cell office:value-type="float" office:value="10.1081205638171">
                <text:p>10.1081205638171</text:p>
              </table:table-cell>
              <table:table-cell office:value-type="float" office:value="9.97156498154048">
                <text:p>9.971564981540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1364462947911">
                <text:p>10.1364462947911</text:p>
              </table:table-cell>
              <table:table-cell office:value-type="float" office:value="10.0373598832498">
                <text:p>10.0373598832498</text:p>
              </table:table-cell>
              <table:table-cell office:value-type="float" office:value="10.1619121498611">
                <text:p>10.1619121498611</text:p>
              </table:table-cell>
              <table:table-cell office:value-type="float" office:value="9.95720929917943">
                <text:p>9.95720929917943</text:p>
              </table:table-cell>
              <table:table-cell office:value-type="float" office:value="10.0499533122081">
                <text:p>10.0499533122081</text:p>
              </table:table-cell>
              <table:table-cell office:value-type="float" office:value="10.0419534499277">
                <text:p>10.0419534499277</text:p>
              </table:table-cell>
              <table:table-cell office:value-type="float" office:value="5.55545779803296">
                <text:p>5.55545779803296</text:p>
              </table:table-cell>
              <table:table-cell office:value-type="float" office:value="10.6898493910349">
                <text:p>10.6898493910349</text:p>
              </table:table-cell>
              <table:table-cell office:value-type="float" office:value="10.1366399861334">
                <text:p>10.1366399861334</text:p>
              </table:table-cell>
              <table:table-cell office:value-type="float" office:value="10.0372797132404">
                <text:p>10.03727971324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0803162453579">
                <text:p>10.0803162453579</text:p>
              </table:table-cell>
              <table:table-cell office:value-type="float" office:value="10.1021029240605">
                <text:p>10.1021029240605</text:p>
              </table:table-cell>
              <table:table-cell office:value-type="float" office:value="9.39794793872703">
                <text:p>9.39794793872703</text:p>
              </table:table-cell>
              <table:table-cell office:value-type="float" office:value="10.0706851433353">
                <text:p>10.0706851433353</text:p>
              </table:table-cell>
              <table:table-cell office:value-type="float" office:value="10.0490329578812">
                <text:p>10.0490329578812</text:p>
              </table:table-cell>
              <table:table-cell office:value-type="float" office:value="10.1419492145776">
                <text:p>10.1419492145776</text:p>
              </table:table-cell>
              <table:table-cell office:value-type="float" office:value="5.56184599303383">
                <text:p>5.56184599303383</text:p>
              </table:table-cell>
              <table:table-cell office:value-type="float" office:value="10.873598649164">
                <text:p>10.873598649164</text:p>
              </table:table-cell>
              <table:table-cell office:value-type="float" office:value="10.0804844505101">
                <text:p>10.0804844505101</text:p>
              </table:table-cell>
              <table:table-cell office:value-type="float" office:value="10.1019948533891">
                <text:p>10.10199485338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0809375054696">
                <text:p>10.0809375054696</text:p>
              </table:table-cell>
              <table:table-cell office:value-type="float" office:value="10.1828302488064">
                <text:p>10.1828302488064</text:p>
              </table:table-cell>
              <table:table-cell office:value-type="float" office:value="9.956816948747">
                <text:p>9.956816948747</text:p>
              </table:table-cell>
              <table:table-cell office:value-type="float" office:value="10.4362092364643">
                <text:p>10.4362092364643</text:p>
              </table:table-cell>
              <table:table-cell office:value-type="float" office:value="10.047112708591">
                <text:p>10.047112708591</text:p>
              </table:table-cell>
              <table:table-cell office:value-type="float" office:value="10.241930776091">
                <text:p>10.241930776091</text:p>
              </table:table-cell>
              <table:table-cell office:value-type="float" office:value="5.55951022477312">
                <text:p>5.55951022477312</text:p>
              </table:table-cell>
              <table:table-cell office:value-type="float" office:value="10.8325335933687">
                <text:p>10.8325335933687</text:p>
              </table:table-cell>
              <table:table-cell office:value-type="float" office:value="10.0810971360864">
                <text:p>10.0810971360864</text:p>
              </table:table-cell>
              <table:table-cell office:value-type="float" office:value="10.1827320239166">
                <text:p>10.1827320239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1484345190243">
                <text:p>10.1484345190243</text:p>
              </table:table-cell>
              <table:table-cell office:value-type="float" office:value="10.4041385080761">
                <text:p>10.4041385080761</text:p>
              </table:table-cell>
              <table:table-cell office:value-type="float" office:value="10.1938864021706">
                <text:p>10.1938864021706</text:p>
              </table:table-cell>
              <table:table-cell office:value-type="float" office:value="10.6847736357739">
                <text:p>10.6847736357739</text:p>
              </table:table-cell>
              <table:table-cell office:value-type="float" office:value="10.0441927563609">
                <text:p>10.0441927563609</text:p>
              </table:table-cell>
              <table:table-cell office:value-type="float" office:value="10.3418881363952">
                <text:p>10.3418881363952</text:p>
              </table:table-cell>
              <table:table-cell office:value-type="float" office:value="5.56114002915807">
                <text:p>5.56114002915807</text:p>
              </table:table-cell>
              <table:table-cell office:value-type="float" office:value="10.8999425159763">
                <text:p>10.8999425159763</text:p>
              </table:table-cell>
              <table:table-cell office:value-type="float" office:value="10.1486130872218">
                <text:p>10.1486130872218</text:p>
              </table:table-cell>
              <table:table-cell office:value-type="float" office:value="10.404047772557">
                <text:p>10.4040477725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945203458711">
                <text:p>10.1945203458711</text:p>
              </table:table-cell>
              <table:table-cell office:value-type="float" office:value="10.5075826985739">
                <text:p>10.5075826985739</text:p>
              </table:table-cell>
              <table:table-cell office:value-type="float" office:value="10.1872908619857">
                <text:p>10.1872908619857</text:p>
              </table:table-cell>
              <table:table-cell office:value-type="float" office:value="10.1930725515315">
                <text:p>10.1930725515315</text:p>
              </table:table-cell>
              <table:table-cell office:value-type="float" office:value="10.0402733931836">
                <text:p>10.0402733931836</text:p>
              </table:table-cell>
              <table:table-cell office:value-type="float" office:value="10.4418112998373">
                <text:p>10.4418112998373</text:p>
              </table:table-cell>
              <table:table-cell office:value-type="float" office:value="5.57193406820408">
                <text:p>5.57193406820408</text:p>
              </table:table-cell>
              <table:table-cell office:value-type="float" office:value="11.1874336952799">
                <text:p>11.1874336952799</text:p>
              </table:table-cell>
              <table:table-cell office:value-type="float" office:value="10.1947059867924">
                <text:p>10.1947059867924</text:p>
              </table:table-cell>
              <table:table-cell office:value-type="float" office:value="10.5075061382691">
                <text:p>10.50750613826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967384086486">
                <text:p>10.2967384086486</text:p>
              </table:table-cell>
              <table:table-cell office:value-type="float" office:value="10.7551257138805">
                <text:p>10.7551257138805</text:p>
              </table:table-cell>
              <table:table-cell office:value-type="float" office:value="10.3340241053589">
                <text:p>10.3340241053589</text:p>
              </table:table-cell>
              <table:table-cell office:value-type="float" office:value="10.7171860464054">
                <text:p>10.7171860464054</text:p>
              </table:table-cell>
              <table:table-cell office:value-type="float" office:value="10.0353550109922">
                <text:p>10.0353550109922</text:p>
              </table:table-cell>
              <table:table-cell office:value-type="float" office:value="10.5416902741844">
                <text:p>10.5416902741844</text:p>
              </table:table-cell>
              <table:table-cell office:value-type="float" office:value="5.59328867936463">
                <text:p>5.59328867936463</text:p>
              </table:table-cell>
              <table:table-cell office:value-type="float" office:value="11.4677570847493">
                <text:p>11.4677570847493</text:p>
              </table:table-cell>
              <table:table-cell office:value-type="float" office:value="10.2969449822791">
                <text:p>10.2969449822791</text:p>
              </table:table-cell>
              <table:table-cell office:value-type="float" office:value="10.7550474489694">
                <text:p>10.75504744896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793148899274">
                <text:p>10.2793148899274</text:p>
              </table:table-cell>
              <table:table-cell office:value-type="float" office:value="10.7328647278197">
                <text:p>10.7328647278197</text:p>
              </table:table-cell>
              <table:table-cell office:value-type="float" office:value="10.0792803685661">
                <text:p>10.0792803685661</text:p>
              </table:table-cell>
              <table:table-cell office:value-type="float" office:value="10.4014384771226">
                <text:p>10.4014384771226</text:p>
              </table:table-cell>
              <table:table-cell office:value-type="float" office:value="10.0294381016208">
                <text:p>10.0294381016208</text:p>
              </table:table-cell>
              <table:table-cell office:value-type="float" office:value="10.6415150716221">
                <text:p>10.6415150716221</text:p>
              </table:table-cell>
              <table:table-cell office:value-type="float" office:value="5.60587099292472">
                <text:p>5.60587099292472</text:p>
              </table:table-cell>
              <table:table-cell office:value-type="float" office:value="11.6622681591016">
                <text:p>11.6622681591016</text:p>
              </table:table-cell>
              <table:table-cell office:value-type="float" office:value="10.2794967921379">
                <text:p>10.2794967921379</text:p>
              </table:table-cell>
              <table:table-cell office:value-type="float" office:value="10.7327922398747">
                <text:p>10.73279223987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2174026495997">
                <text:p>10.2174026495997</text:p>
              </table:table-cell>
              <table:table-cell office:value-type="float" office:value="10.7693446510748">
                <text:p>10.7693446510748</text:p>
              </table:table-cell>
              <table:table-cell office:value-type="float" office:value="9.64558089911964">
                <text:p>9.64558089911964</text:p>
              </table:table-cell>
              <table:table-cell office:value-type="float" office:value="10.7165845659335">
                <text:p>10.7165845659335</text:p>
              </table:table-cell>
              <table:table-cell office:value-type="float" office:value="10.0225232567554">
                <text:p>10.0225232567554</text:p>
              </table:table-cell>
              <table:table-cell office:value-type="float" office:value="10.741275709754">
                <text:p>10.741275709754</text:p>
              </table:table-cell>
              <table:table-cell office:value-type="float" office:value="5.61584417672332">
                <text:p>5.61584417672332</text:p>
              </table:table-cell>
              <table:table-cell office:value-type="float" office:value="11.8159433651795">
                <text:p>11.8159433651795</text:p>
              </table:table-cell>
              <table:table-cell office:value-type="float" office:value="10.2175535731882">
                <text:p>10.2175535731882</text:p>
              </table:table-cell>
              <table:table-cell office:value-type="float" office:value="10.7692577105771">
                <text:p>10.76925771057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033736414203">
                <text:p>10.2033736414203</text:p>
              </table:table-cell>
              <table:table-cell office:value-type="float" office:value="10.6765677259523">
                <text:p>10.6765677259523</text:p>
              </table:table-cell>
              <table:table-cell office:value-type="float" office:value="10.2323820490902">
                <text:p>10.2323820490902</text:p>
              </table:table-cell>
              <table:table-cell office:value-type="float" office:value="10.3579686081909">
                <text:p>10.3579686081909</text:p>
              </table:table-cell>
              <table:table-cell office:value-type="float" office:value="10.0146111678747">
                <text:p>10.0146111678747</text:p>
              </table:table-cell>
              <table:table-cell office:value-type="float" office:value="10.8409622125994">
                <text:p>10.8409622125994</text:p>
              </table:table-cell>
              <table:table-cell office:value-type="float" office:value="5.61755679012498">
                <text:p>5.61755679012498</text:p>
              </table:table-cell>
              <table:table-cell office:value-type="float" office:value="11.8946690545607">
                <text:p>11.8946690545607</text:p>
              </table:table-cell>
              <table:table-cell office:value-type="float" office:value="10.2035041893485">
                <text:p>10.2035041893485</text:p>
              </table:table-cell>
              <table:table-cell office:value-type="float" office:value="10.6765080554428">
                <text:p>10.67650805544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2368958425018">
                <text:p>10.2368958425018</text:p>
              </table:table-cell>
              <table:table-cell office:value-type="float" office:value="10.7541722141552">
                <text:p>10.7541722141552</text:p>
              </table:table-cell>
              <table:table-cell office:value-type="float" office:value="10.3114600473159">
                <text:p>10.3114600473159</text:p>
              </table:table-cell>
              <table:table-cell office:value-type="float" office:value="10.676456394763">
                <text:p>10.676456394763</text:p>
              </table:table-cell>
              <table:table-cell office:value-type="float" office:value="10.005702626181">
                <text:p>10.005702626181</text:p>
              </table:table-cell>
              <table:table-cell office:value-type="float" office:value="10.9405646115911">
                <text:p>10.9405646115911</text:p>
              </table:table-cell>
              <table:table-cell office:value-type="float" office:value="5.61610476464005">
                <text:p>5.61610476464005</text:p>
              </table:table-cell>
              <table:table-cell office:value-type="float" office:value="12.0095354351449">
                <text:p>12.0095354351449</text:p>
              </table:table-cell>
              <table:table-cell office:value-type="float" office:value="10.2370268949075">
                <text:p>10.2370268949075</text:p>
              </table:table-cell>
              <table:table-cell office:value-type="float" office:value="10.7541249387523">
                <text:p>10.75412493875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2372327125239">
                <text:p>10.2372327125239</text:p>
              </table:table-cell>
              <table:table-cell office:value-type="float" office:value="10.7094828101755">
                <text:p>10.7094828101755</text:p>
              </table:table-cell>
              <table:table-cell office:value-type="float" office:value="10.281390513442">
                <text:p>10.281390513442</text:p>
              </table:table-cell>
              <table:table-cell office:value-type="float" office:value="10.4226051589888">
                <text:p>10.4226051589888</text:p>
              </table:table-cell>
              <table:table-cell office:value-type="float" office:value="9.99579852252117">
                <text:p>9.99579852252117</text:p>
              </table:table-cell>
              <table:table-cell office:value-type="float" office:value="11.0400729465721">
                <text:p>11.0400729465721</text:p>
              </table:table-cell>
              <table:table-cell office:value-type="float" office:value="5.61069588489635">
                <text:p>5.61069588489635</text:p>
              </table:table-cell>
              <table:table-cell office:value-type="float" office:value="12.1209764798216">
                <text:p>12.1209764798216</text:p>
              </table:table-cell>
              <table:table-cell office:value-type="float" office:value="10.2373500428647">
                <text:p>10.2373500428647</text:p>
              </table:table-cell>
              <table:table-cell office:value-type="float" office:value="10.709449696562">
                <text:p>10.7094496965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2575303093661">
                <text:p>10.2575303093661</text:p>
              </table:table-cell>
              <table:table-cell office:value-type="float" office:value="10.9842619574267">
                <text:p>10.9842619574267</text:p>
              </table:table-cell>
              <table:table-cell office:value-type="float" office:value="9.99834231251266">
                <text:p>9.99834231251266</text:p>
              </table:table-cell>
              <table:table-cell office:value-type="float" office:value="11.2450946718888">
                <text:p>11.2450946718888</text:p>
              </table:table-cell>
              <table:table-cell office:value-type="float" office:value="9.98489984729718">
                <text:p>9.98489984729718</text:p>
              </table:table-cell>
              <table:table-cell office:value-type="float" office:value="11.1394772667919">
                <text:p>11.1394772667919</text:p>
              </table:table-cell>
              <table:table-cell office:value-type="float" office:value="5.59975565455502">
                <text:p>5.59975565455502</text:p>
              </table:table-cell>
              <table:table-cell office:value-type="float" office:value="12.2823692033122">
                <text:p>12.2823692033122</text:p>
              </table:table-cell>
              <table:table-cell office:value-type="float" office:value="10.257660621985">
                <text:p>10.257660621985</text:p>
              </table:table-cell>
              <table:table-cell office:value-type="float" office:value="10.9842119948759">
                <text:p>10.98421199487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2641244649707">
                <text:p>10.2641244649707</text:p>
              </table:table-cell>
              <table:table-cell office:value-type="float" office:value="11.3338806017997">
                <text:p>11.3338806017997</text:p>
              </table:table-cell>
              <table:table-cell office:value-type="float" office:value="9.80643790072092">
                <text:p>9.80643790072092</text:p>
              </table:table-cell>
              <table:table-cell office:value-type="float" office:value="11.5485661945666">
                <text:p>11.5485661945666</text:p>
              </table:table-cell>
              <table:table-cell office:value-type="float" office:value="9.97300769036752">
                <text:p>9.97300769036752</text:p>
              </table:table-cell>
              <table:table-cell office:value-type="float" office:value="11.2387676319013">
                <text:p>11.2387676319013</text:p>
              </table:table-cell>
              <table:table-cell office:value-type="float" office:value="5.58439583126538">
                <text:p>5.58439583126538</text:p>
              </table:table-cell>
              <table:table-cell office:value-type="float" office:value="12.566246423641">
                <text:p>12.566246423641</text:p>
              </table:table-cell>
              <table:table-cell office:value-type="float" office:value="10.2642705877481">
                <text:p>10.2642705877481</text:p>
              </table:table-cell>
              <table:table-cell office:value-type="float" office:value="11.3338109577197">
                <text:p>11.33381095771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2102001179339">
                <text:p>10.2102001179339</text:p>
              </table:table-cell>
              <table:table-cell office:value-type="float" office:value="11.284206462895">
                <text:p>11.284206462895</text:p>
              </table:table-cell>
              <table:table-cell office:value-type="float" office:value="9.87413133397027">
                <text:p>9.87413133397027</text:p>
              </table:table-cell>
              <table:table-cell office:value-type="float" office:value="11.0014244407274">
                <text:p>11.0014244407274</text:p>
              </table:table-cell>
              <table:table-cell office:value-type="float" office:value="9.96012324093796">
                <text:p>9.96012324093796</text:p>
              </table:table-cell>
              <table:table-cell office:value-type="float" office:value="11.3379341129466">
                <text:p>11.3379341129466</text:p>
              </table:table-cell>
              <table:table-cell office:value-type="float" office:value="5.57888308907523">
                <text:p>5.57888308907523</text:p>
              </table:table-cell>
              <table:table-cell office:value-type="float" office:value="12.7127624347546">
                <text:p>12.7127624347546</text:p>
              </table:table-cell>
              <table:table-cell office:value-type="float" office:value="10.2103213256959">
                <text:p>10.2103213256959</text:p>
              </table:table-cell>
              <table:table-cell office:value-type="float" office:value="11.2841440965699">
                <text:p>11.28414409656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2513628576115">
                <text:p>10.2513628576115</text:p>
              </table:table-cell>
              <table:table-cell office:value-type="float" office:value="11.5276164842883">
                <text:p>11.5276164842883</text:p>
              </table:table-cell>
              <table:table-cell office:value-type="float" office:value="10.1415935111678">
                <text:p>10.1415935111678</text:p>
              </table:table-cell>
              <table:table-cell office:value-type="float" office:value="11.6082080244829">
                <text:p>11.6082080244829</text:p>
              </table:table-cell>
              <table:table-cell office:value-type="float" office:value="9.94624778744272">
                <text:p>9.94624778744272</text:p>
              </table:table-cell>
              <table:table-cell office:value-type="float" office:value="11.4369667933622">
                <text:p>11.4369667933622</text:p>
              </table:table-cell>
              <table:table-cell office:value-type="float" office:value="5.57648359682373">
                <text:p>5.57648359682373</text:p>
              </table:table-cell>
              <table:table-cell office:value-type="float" office:value="12.9284420848201">
                <text:p>12.9284420848201</text:p>
              </table:table-cell>
              <table:table-cell office:value-type="float" office:value="10.2514956711772">
                <text:p>10.2514956711772</text:p>
              </table:table-cell>
              <table:table-cell office:value-type="float" office:value="11.5275579501176">
                <text:p>11.5275579501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375449670394">
                <text:p>10.2375449670394</text:p>
              </table:table-cell>
              <table:table-cell office:value-type="float" office:value="11.670490554598">
                <text:p>11.670490554598</text:p>
              </table:table-cell>
              <table:table-cell office:value-type="float" office:value="9.94229729762756">
                <text:p>9.94229729762756</text:p>
              </table:table-cell>
              <table:table-cell office:value-type="float" office:value="11.7858953306909">
                <text:p>11.7858953306909</text:p>
              </table:table-cell>
              <table:table-cell office:value-type="float" office:value="9.93138271741559">
                <text:p>9.93138271741559</text:p>
              </table:table-cell>
              <table:table-cell office:value-type="float" office:value="11.5358557699626">
                <text:p>11.5358557699626</text:p>
              </table:table-cell>
              <table:table-cell office:value-type="float" office:value="5.57340729828214">
                <text:p>5.57340729828214</text:p>
              </table:table-cell>
              <table:table-cell office:value-type="float" office:value="13.039112710054">
                <text:p>13.039112710054</text:p>
              </table:table-cell>
              <table:table-cell office:value-type="float" office:value="10.237671081069">
                <text:p>10.237671081069</text:p>
              </table:table-cell>
              <table:table-cell office:value-type="float" office:value="11.6704305363551">
                <text:p>11.67043053635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1923318048071">
                <text:p>10.1923318048071</text:p>
              </table:table-cell>
              <table:table-cell office:value-type="float" office:value="11.6677171711035">
                <text:p>11.6677171711035</text:p>
              </table:table-cell>
              <table:table-cell office:value-type="float" office:value="9.8550739371861">
                <text:p>9.8550739371861</text:p>
              </table:table-cell>
              <table:table-cell office:value-type="float" office:value="11.5932487084898">
                <text:p>11.5932487084898</text:p>
              </table:table-cell>
              <table:table-cell office:value-type="float" office:value="9.91552951735117">
                <text:p>9.91552951735117</text:p>
              </table:table-cell>
              <table:table-cell office:value-type="float" office:value="11.6345911539327">
                <text:p>11.6345911539327</text:p>
              </table:table-cell>
              <table:table-cell office:value-type="float" office:value="5.57240944670195">
                <text:p>5.57240944670195</text:p>
              </table:table-cell>
              <table:table-cell office:value-type="float" office:value="13.1125893585611">
                <text:p>13.1125893585611</text:p>
              </table:table-cell>
              <table:table-cell office:value-type="float" office:value="10.1924388269202">
                <text:p>10.1924388269202</text:p>
              </table:table-cell>
              <table:table-cell office:value-type="float" office:value="11.6676605749263">
                <text:p>11.66766057492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1486875613842">
                <text:p>10.1486875613842</text:p>
              </table:table-cell>
              <table:table-cell office:value-type="float" office:value="11.6929749060348">
                <text:p>11.6929749060348</text:p>
              </table:table-cell>
              <table:table-cell office:value-type="float" office:value="9.78585042321498">
                <text:p>9.78585042321498</text:p>
              </table:table-cell>
              <table:table-cell office:value-type="float" office:value="11.5673983081137">
                <text:p>11.5673983081137</text:p>
              </table:table-cell>
              <table:table-cell office:value-type="float" office:value="9.89868977255626">
                <text:p>9.89868977255626</text:p>
              </table:table-cell>
              <table:table-cell office:value-type="float" office:value="11.7331630718163">
                <text:p>11.7331630718163</text:p>
              </table:table-cell>
              <table:table-cell office:value-type="float" office:value="5.56607130748456">
                <text:p>5.56607130748456</text:p>
              </table:table-cell>
              <table:table-cell office:value-type="float" office:value="13.2420615210678">
                <text:p>13.2420615210678</text:p>
              </table:table-cell>
              <table:table-cell office:value-type="float" office:value="10.148781756831">
                <text:p>10.148781756831</text:p>
              </table:table-cell>
              <table:table-cell office:value-type="float" office:value="11.6929214198739">
                <text:p>11.69292141987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0961228043835">
                <text:p>10.0961228043835</text:p>
              </table:table-cell>
              <table:table-cell office:value-type="float" office:value="11.6198714932886">
                <text:p>11.6198714932886</text:p>
              </table:table-cell>
              <table:table-cell office:value-type="float" office:value="9.79597694528795">
                <text:p>9.79597694528795</text:p>
              </table:table-cell>
              <table:table-cell office:value-type="float" office:value="11.4033263290968">
                <text:p>11.4033263290968</text:p>
              </table:table-cell>
              <table:table-cell office:value-type="float" office:value="9.88086516699131">
                <text:p>9.88086516699131</text:p>
              </table:table-cell>
              <table:table-cell office:value-type="float" office:value="11.8315616665037">
                <text:p>11.8315616665037</text:p>
              </table:table-cell>
              <table:table-cell office:value-type="float" office:value="5.55856041369119">
                <text:p>5.55856041369119</text:p>
              </table:table-cell>
              <table:table-cell office:value-type="float" office:value="13.3157514551913">
                <text:p>13.3157514551913</text:p>
              </table:table-cell>
              <table:table-cell office:value-type="float" office:value="10.0961982804451">
                <text:p>10.0961982804451</text:p>
              </table:table-cell>
              <table:table-cell office:value-type="float" office:value="11.619825774842">
                <text:p>11.6198257748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068004733393">
                <text:p>10.068004733393</text:p>
              </table:table-cell>
              <table:table-cell office:value-type="float" office:value="11.782796077175">
                <text:p>11.782796077175</text:p>
              </table:table-cell>
              <table:table-cell office:value-type="float" office:value="9.71327560475958">
                <text:p>9.71327560475958</text:p>
              </table:table-cell>
              <table:table-cell office:value-type="float" office:value="11.972215716229">
                <text:p>11.972215716229</text:p>
              </table:table-cell>
              <table:table-cell office:value-type="float" office:value="9.86205748310202">
                <text:p>9.86205748310202</text:p>
              </table:table-cell>
              <table:table-cell office:value-type="float" office:value="11.9297770982174">
                <text:p>11.9297770982174</text:p>
              </table:table-cell>
              <table:table-cell office:value-type="float" office:value="5.55126813159952">
                <text:p>5.55126813159952</text:p>
              </table:table-cell>
              <table:table-cell office:value-type="float" office:value="13.3943391190372">
                <text:p>13.3943391190372</text:p>
              </table:table-cell>
              <table:table-cell office:value-type="float" office:value="10.0680825807425">
                <text:p>10.0680825807425</text:p>
              </table:table-cell>
              <table:table-cell office:value-type="float" office:value="11.7827492748752">
                <text:p>11.7827492748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060195075976">
                <text:p>10.060195075976</text:p>
              </table:table-cell>
              <table:table-cell office:value-type="float" office:value="11.812362089897">
                <text:p>11.812362089897</text:p>
              </table:table-cell>
              <table:table-cell office:value-type="float" office:value="9.98997871066706">
                <text:p>9.98997871066706</text:p>
              </table:table-cell>
              <table:table-cell office:value-type="float" office:value="11.7210911614269">
                <text:p>11.7210911614269</text:p>
              </table:table-cell>
              <table:table-cell office:value-type="float" office:value="9.84226860164111">
                <text:p>9.84226860164111</text:p>
              </table:table-cell>
              <table:table-cell office:value-type="float" office:value="12.0277995454962">
                <text:p>12.0277995454962</text:p>
              </table:table-cell>
              <table:table-cell office:value-type="float" office:value="5.54062918499517">
                <text:p>5.54062918499517</text:p>
              </table:table-cell>
              <table:table-cell office:value-type="float" office:value="13.4804174847402">
                <text:p>13.4804174847402</text:p>
              </table:table-cell>
              <table:table-cell office:value-type="float" office:value="10.0602682627313">
                <text:p>10.0602682627313</text:p>
              </table:table-cell>
              <table:table-cell office:value-type="float" office:value="11.8123275447499">
                <text:p>11.81232754474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0062797651058">
                <text:p>10.0062797651058</text:p>
              </table:table-cell>
              <table:table-cell office:value-type="float" office:value="12.1021833247697">
                <text:p>12.1021833247697</text:p>
              </table:table-cell>
              <table:table-cell office:value-type="float" office:value="9.37762508003944">
                <text:p>9.37762508003944</text:p>
              </table:table-cell>
              <table:table-cell office:value-type="float" office:value="12.4602451641158">
                <text:p>12.4602451641158</text:p>
              </table:table-cell>
              <table:table-cell office:value-type="float" office:value="9.82150050148023">
                <text:p>9.82150050148023</text:p>
              </table:table-cell>
              <table:table-cell office:value-type="float" office:value="12.125619206177">
                <text:p>12.125619206177</text:p>
              </table:table-cell>
              <table:table-cell office:value-type="float" office:value="5.52970009033323">
                <text:p>5.52970009033323</text:p>
              </table:table-cell>
              <table:table-cell office:value-type="float" office:value="13.596372333545">
                <text:p>13.596372333545</text:p>
              </table:table-cell>
              <table:table-cell office:value-type="float" office:value="10.0063632410176">
                <text:p>10.0063632410176</text:p>
              </table:table-cell>
              <table:table-cell office:value-type="float" office:value="12.1021350129133">
                <text:p>12.1021350129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99904357225235">
                <text:p>9.99904357225235</text:p>
              </table:table-cell>
              <table:table-cell office:value-type="float" office:value="12.2020643205145">
                <text:p>12.2020643205145</text:p>
              </table:table-cell>
              <table:table-cell office:value-type="float" office:value="9.90532369460737">
                <text:p>9.90532369460737</text:p>
              </table:table-cell>
              <table:table-cell office:value-type="float" office:value="12.1978224319821">
                <text:p>12.1978224319821</text:p>
              </table:table-cell>
              <table:table-cell office:value-type="float" office:value="9.7997552594121">
                <text:p>9.7997552594121</text:p>
              </table:table-cell>
              <table:table-cell office:value-type="float" office:value="12.2232262983753">
                <text:p>12.2232262983753</text:p>
              </table:table-cell>
              <table:table-cell office:value-type="float" office:value="5.5143734551546">
                <text:p>5.5143734551546</text:p>
              </table:table-cell>
              <table:table-cell office:value-type="float" office:value="13.7017966874589">
                <text:p>13.7017966874589</text:p>
              </table:table-cell>
              <table:table-cell office:value-type="float" office:value="9.99912679693089">
                <text:p>9.99912679693089</text:p>
              </table:table-cell>
              <table:table-cell office:value-type="float" office:value="12.202028201534">
                <text:p>12.2020282015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98578065818539">
                <text:p>9.98578065818539</text:p>
              </table:table-cell>
              <table:table-cell office:value-type="float" office:value="12.4276451026744">
                <text:p>12.4276451026744</text:p>
              </table:table-cell>
              <table:table-cell office:value-type="float" office:value="9.78508363117276">
                <text:p>9.78508363117276</text:p>
              </table:table-cell>
              <table:table-cell office:value-type="float" office:value="12.5896157838225">
                <text:p>12.5896157838225</text:p>
              </table:table-cell>
              <table:table-cell office:value-type="float" office:value="9.77703504994279">
                <text:p>9.77703504994279</text:p>
              </table:table-cell>
              <table:table-cell office:value-type="float" office:value="12.3206110614631">
                <text:p>12.3206110614631</text:p>
              </table:table-cell>
              <table:table-cell office:value-type="float" office:value="5.49493562173231">
                <text:p>5.49493562173231</text:p>
              </table:table-cell>
              <table:table-cell office:value-type="float" office:value="13.8396230686">
                <text:p>13.8396230686</text:p>
              </table:table-cell>
              <table:table-cell office:value-type="float" office:value="9.98587197618498">
                <text:p>9.98587197618498</text:p>
              </table:table-cell>
              <table:table-cell office:value-type="float" office:value="12.4276127001552">
                <text:p>12.42761270015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91953833924766">
                <text:p>9.91953833924766</text:p>
              </table:table-cell>
              <table:table-cell office:value-type="float" office:value="12.6334990565194">
                <text:p>12.6334990565194</text:p>
              </table:table-cell>
              <table:table-cell office:value-type="float" office:value="9.33192410274768">
                <text:p>9.33192410274768</text:p>
              </table:table-cell>
              <table:table-cell office:value-type="float" office:value="12.7934679882111">
                <text:p>12.7934679882111</text:p>
              </table:table-cell>
              <table:table-cell office:value-type="float" office:value="9.75334214507432">
                <text:p>9.75334214507432</text:p>
              </table:table-cell>
              <table:table-cell office:value-type="float" office:value="12.4177637570453">
                <text:p>12.4177637570453</text:p>
              </table:table-cell>
              <table:table-cell office:value-type="float" office:value="5.47749672125457">
                <text:p>5.47749672125457</text:p>
              </table:table-cell>
              <table:table-cell office:value-type="float" office:value="13.968047282763">
                <text:p>13.968047282763</text:p>
              </table:table-cell>
              <table:table-cell office:value-type="float" office:value="9.91963191203683">
                <text:p>9.91963191203683</text:p>
              </table:table-cell>
              <table:table-cell office:value-type="float" office:value="12.6334584511365">
                <text:p>12.6334584511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84980215589924">
                <text:p>9.84980215589924</text:p>
              </table:table-cell>
              <table:table-cell office:value-type="float" office:value="12.6546995137111">
                <text:p>12.6546995137111</text:p>
              </table:table-cell>
              <table:table-cell office:value-type="float" office:value="9.30295094484889">
                <text:p>9.30295094484889</text:p>
              </table:table-cell>
              <table:table-cell office:value-type="float" office:value="12.6498737524593">
                <text:p>12.6498737524593</text:p>
              </table:table-cell>
              <table:table-cell office:value-type="float" office:value="9.72867891407743">
                <text:p>9.72867891407743</text:p>
              </table:table-cell>
              <table:table-cell office:value-type="float" office:value="12.5146746699334">
                <text:p>12.5146746699334</text:p>
              </table:table-cell>
              <table:table-cell office:value-type="float" office:value="5.47176525824017">
                <text:p>5.47176525824017</text:p>
              </table:table-cell>
              <table:table-cell office:value-type="float" office:value="14.0015807706707">
                <text:p>14.0015807706707</text:p>
              </table:table-cell>
              <table:table-cell office:value-type="float" office:value="9.84988443263194">
                <text:p>9.84988443263194</text:p>
              </table:table-cell>
              <table:table-cell office:value-type="float" office:value="12.65465706533">
                <text:p>12.654657065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82999602024407">
                <text:p>9.82999602024407</text:p>
              </table:table-cell>
              <table:table-cell office:value-type="float" office:value="12.7773883224659">
                <text:p>12.7773883224659</text:p>
              </table:table-cell>
              <table:table-cell office:value-type="float" office:value="9.69021783183785">
                <text:p>9.69021783183785</text:p>
              </table:table-cell>
              <table:table-cell office:value-type="float" office:value="12.7877474278436">
                <text:p>12.7877474278436</text:p>
              </table:table-cell>
              <table:table-cell office:value-type="float" office:value="9.70304782325468">
                <text:p>9.70304782325468</text:p>
              </table:table-cell>
              <table:table-cell office:value-type="float" office:value="12.6113341091167">
                <text:p>12.6113341091167</text:p>
              </table:table-cell>
              <table:table-cell office:value-type="float" office:value="5.45003246780271">
                <text:p>5.45003246780271</text:p>
              </table:table-cell>
              <table:table-cell office:value-type="float" office:value="14.1178276171594">
                <text:p>14.1178276171594</text:p>
              </table:table-cell>
              <table:table-cell office:value-type="float" office:value="9.83007833637734">
                <text:p>9.83007833637734</text:p>
              </table:table-cell>
              <table:table-cell office:value-type="float" office:value="12.7773571018159">
                <text:p>12.77735710181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82166682227698">
                <text:p>9.82166682227698</text:p>
              </table:table-cell>
              <table:table-cell office:value-type="float" office:value="12.9380292144817">
                <text:p>12.9380292144817</text:p>
              </table:table-cell>
              <table:table-cell office:value-type="float" office:value="9.75924503020524">
                <text:p>9.75924503020524</text:p>
              </table:table-cell>
              <table:table-cell office:value-type="float" office:value="12.9824390403276">
                <text:p>12.9824390403276</text:p>
              </table:table-cell>
              <table:table-cell office:value-type="float" office:value="9.67645143569378">
                <text:p>9.67645143569378</text:p>
              </table:table-cell>
              <table:table-cell office:value-type="float" office:value="12.707732408732">
                <text:p>12.707732408732</text:p>
              </table:table-cell>
              <table:table-cell office:value-type="float" office:value="5.42724843247075">
                <text:p>5.42724843247075</text:p>
              </table:table-cell>
              <table:table-cell office:value-type="float" office:value="14.2510856351857">
                <text:p>14.2510856351857</text:p>
              </table:table-cell>
              <table:table-cell office:value-type="float" office:value="9.82175185922057">
                <text:p>9.82175185922057</text:p>
              </table:table-cell>
              <table:table-cell office:value-type="float" office:value="12.9380073924006">
                <text:p>12.93800739240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85035879508828">
                <text:p>9.85035879508828</text:p>
              </table:table-cell>
              <table:table-cell office:value-type="float" office:value="12.9056954010513">
                <text:p>12.9056954010513</text:p>
              </table:table-cell>
              <table:table-cell office:value-type="float" office:value="10.0494252521722">
                <text:p>10.0494252521722</text:p>
              </table:table-cell>
              <table:table-cell office:value-type="float" office:value="12.5128259046636">
                <text:p>12.5128259046636</text:p>
              </table:table-cell>
              <table:table-cell office:value-type="float" office:value="9.64889241101133">
                <text:p>9.64889241101133</text:p>
              </table:table-cell>
              <table:table-cell office:value-type="float" office:value="12.8038599290295">
                <text:p>12.8038599290295</text:p>
              </table:table-cell>
              <table:table-cell office:value-type="float" office:value="5.39598313371126">
                <text:p>5.39598313371126</text:p>
              </table:table-cell>
              <table:table-cell office:value-type="float" office:value="14.446269108652">
                <text:p>14.446269108652</text:p>
              </table:table-cell>
              <table:table-cell office:value-type="float" office:value="9.85043523146323">
                <text:p>9.85043523146323</text:p>
              </table:table-cell>
              <table:table-cell office:value-type="float" office:value="12.9056868370493">
                <text:p>12.9056868370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81322504213226">
                <text:p>9.81322504213226</text:p>
              </table:table-cell>
              <table:table-cell office:value-type="float" office:value="12.8748307447435">
                <text:p>12.8748307447435</text:p>
              </table:table-cell>
              <table:table-cell office:value-type="float" office:value="9.57348040236961">
                <text:p>9.57348040236961</text:p>
              </table:table-cell>
              <table:table-cell office:value-type="float" office:value="12.5858465645742">
                <text:p>12.5858465645742</text:p>
              </table:table-cell>
              <table:table-cell office:value-type="float" office:value="9.62037350508683">
                <text:p>9.62037350508683</text:p>
              </table:table-cell>
              <table:table-cell office:value-type="float" office:value="12.8997070573374">
                <text:p>12.8997070573374</text:p>
              </table:table-cell>
              <table:table-cell office:value-type="float" office:value="5.36445643632912">
                <text:p>5.36445643632912</text:p>
              </table:table-cell>
              <table:table-cell office:value-type="float" office:value="14.5773307101841">
                <text:p>14.5773307101841</text:p>
              </table:table-cell>
              <table:table-cell office:value-type="float" office:value="9.81329181400185">
                <text:p>9.81329181400185</text:p>
              </table:table-cell>
              <table:table-cell office:value-type="float" office:value="12.8748198407684">
                <text:p>12.87481984076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78252271767955">
                <text:p>9.78252271767955</text:p>
              </table:table-cell>
              <table:table-cell office:value-type="float" office:value="12.9637112912364">
                <text:p>12.9637112912364</text:p>
              </table:table-cell>
              <table:table-cell office:value-type="float" office:value="9.56752574055894">
                <text:p>9.56752574055894</text:p>
              </table:table-cell>
              <table:table-cell office:value-type="float" office:value="13.1187897033836">
                <text:p>13.1187897033836</text:p>
              </table:table-cell>
              <table:table-cell office:value-type="float" office:value="9.5908975697871">
                <text:p>9.5908975697871</text:p>
              </table:table-cell>
              <table:table-cell office:value-type="float" office:value="12.9952642090227">
                <text:p>12.9952642090227</text:p>
              </table:table-cell>
              <table:table-cell office:value-type="float" office:value="5.36599591043104">
                <text:p>5.36599591043104</text:p>
              </table:table-cell>
              <table:table-cell office:value-type="float" office:value="14.5708895473611">
                <text:p>14.5708895473611</text:p>
              </table:table-cell>
              <table:table-cell office:value-type="float" office:value="9.7825868405748">
                <text:p>9.7825868405748</text:p>
              </table:table-cell>
              <table:table-cell office:value-type="float" office:value="12.9637003353385">
                <text:p>12.9637003353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71817453747721">
                <text:p>9.71817453747721</text:p>
              </table:table-cell>
              <table:table-cell office:value-type="float" office:value="12.9912100785789">
                <text:p>12.9912100785789</text:p>
              </table:table-cell>
              <table:table-cell office:value-type="float" office:value="9.24149116522128">
                <text:p>9.24149116522128</text:p>
              </table:table-cell>
              <table:table-cell office:value-type="float" office:value="12.9060428290784">
                <text:p>12.9060428290784</text:p>
              </table:table-cell>
              <table:table-cell office:value-type="float" office:value="9.56046755268112">
                <text:p>9.56046755268112</text:p>
              </table:table-cell>
              <table:table-cell office:value-type="float" office:value="13.0905218284498">
                <text:p>13.0905218284498</text:p>
              </table:table-cell>
              <table:table-cell office:value-type="float" office:value="5.34956797688547">
                <text:p>5.34956797688547</text:p>
              </table:table-cell>
              <table:table-cell office:value-type="float" office:value="14.6313252359894">
                <text:p>14.6313252359894</text:p>
              </table:table-cell>
              <table:table-cell office:value-type="float" office:value="9.71823347394674">
                <text:p>9.71823347394674</text:p>
              </table:table-cell>
              <table:table-cell office:value-type="float" office:value="12.991192561504">
                <text:p>12.9911925615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64172482853393">
                <text:p>9.64172482853393</text:p>
              </table:table-cell>
              <table:table-cell office:value-type="float" office:value="13.3258034224593">
                <text:p>13.3258034224593</text:p>
              </table:table-cell>
              <table:table-cell office:value-type="float" office:value="9.26633632250445">
                <text:p>9.26633632250445</text:p>
              </table:table-cell>
              <table:table-cell office:value-type="float" office:value="13.5428108436088">
                <text:p>13.5428108436088</text:p>
              </table:table-cell>
              <table:table-cell office:value-type="float" office:value="9.52908649674523">
                <text:p>9.52908649674523</text:p>
              </table:table-cell>
              <table:table-cell office:value-type="float" office:value="13.1854703899363">
                <text:p>13.1854703899363</text:p>
              </table:table-cell>
              <table:table-cell office:value-type="float" office:value="5.30129690915754">
                <text:p>5.30129690915754</text:p>
              </table:table-cell>
              <table:table-cell office:value-type="float" office:value="14.8210474329668">
                <text:p>14.8210474329668</text:p>
              </table:table-cell>
              <table:table-cell office:value-type="float" office:value="9.64179836790402">
                <text:p>9.64179836790402</text:p>
              </table:table-cell>
              <table:table-cell office:value-type="float" office:value="13.3257868369594">
                <text:p>13.32578683695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62765905581738">
                <text:p>9.62765905581738</text:p>
              </table:table-cell>
              <table:table-cell office:value-type="float" office:value="13.3043222741383">
                <text:p>13.3043222741383</text:p>
              </table:table-cell>
              <table:table-cell office:value-type="float" office:value="9.55954467058283">
                <text:p>9.55954467058283</text:p>
              </table:table-cell>
              <table:table-cell office:value-type="float" office:value="12.9272571359915">
                <text:p>12.9272571359915</text:p>
              </table:table-cell>
              <table:table-cell office:value-type="float" office:value="9.49675754005888">
                <text:p>9.49675754005888</text:p>
              </table:table-cell>
              <table:table-cell office:value-type="float" office:value="13.280100398705">
                <text:p>13.280100398705</text:p>
              </table:table-cell>
              <table:table-cell office:value-type="float" office:value="5.2523385071027">
                <text:p>5.2523385071027</text:p>
              </table:table-cell>
              <table:table-cell office:value-type="float" office:value="15.0099218454496">
                <text:p>15.0099218454496</text:p>
              </table:table-cell>
              <table:table-cell office:value-type="float" office:value="9.62772461471359">
                <text:p>9.62772461471359</text:p>
              </table:table-cell>
              <table:table-cell office:value-type="float" office:value="13.3043113669847">
                <text:p>13.30431136698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2411442258489">
                <text:p>9.62411442258489</text:p>
              </table:table-cell>
              <table:table-cell office:value-type="float" office:value="13.3858676001894">
                <text:p>13.3858676001894</text:p>
              </table:table-cell>
              <table:table-cell office:value-type="float" office:value="9.64196266925635">
                <text:p>9.64196266925635</text:p>
              </table:table-cell>
              <table:table-cell office:value-type="float" office:value="13.5715860808662">
                <text:p>13.5715860808662</text:p>
              </table:table-cell>
              <table:table-cell office:value-type="float" office:value="9.4634839154908">
                <text:p>9.4634839154908</text:p>
              </table:table-cell>
              <table:table-cell office:value-type="float" office:value="13.374402391834">
                <text:p>13.374402391834</text:p>
              </table:table-cell>
              <table:table-cell office:value-type="float" office:value="5.25930120010802">
                <text:p>5.25930120010802</text:p>
              </table:table-cell>
              <table:table-cell office:value-type="float" office:value="14.985731011386">
                <text:p>14.985731011386</text:p>
              </table:table-cell>
              <table:table-cell office:value-type="float" office:value="9.62417641648898">
                <text:p>9.62417641648898</text:p>
              </table:table-cell>
              <table:table-cell office:value-type="float" office:value="13.3858638557945">
                <text:p>13.3858638557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5224896770163">
                <text:p>9.5224896770163</text:p>
              </table:table-cell>
              <table:table-cell office:value-type="float" office:value="13.6337443722703">
                <text:p>13.6337443722703</text:p>
              </table:table-cell>
              <table:table-cell office:value-type="float" office:value="8.96708718504757">
                <text:p>8.96708718504757</text:p>
              </table:table-cell>
              <table:table-cell office:value-type="float" office:value="13.6978646054552">
                <text:p>13.6978646054552</text:p>
              </table:table-cell>
              <table:table-cell office:value-type="float" office:value="9.42926895037571">
                <text:p>9.42926895037571</text:p>
              </table:table-cell>
              <table:table-cell office:value-type="float" office:value="13.4683669392026">
                <text:p>13.4683669392026</text:p>
              </table:table-cell>
              <table:table-cell office:value-type="float" office:value="5.21052487428361">
                <text:p>5.21052487428361</text:p>
              </table:table-cell>
              <table:table-cell office:value-type="float" office:value="15.1610569327155">
                <text:p>15.1610569327155</text:p>
              </table:table-cell>
              <table:table-cell office:value-type="float" office:value="9.52256042663185">
                <text:p>9.52256042663185</text:p>
              </table:table-cell>
              <table:table-cell office:value-type="float" office:value="13.6337335933556">
                <text:p>13.6337335933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1067661375715">
                <text:p>9.51067661375715</text:p>
              </table:table-cell>
              <table:table-cell office:value-type="float" office:value="13.7909889009525">
                <text:p>13.7909889009525</text:p>
              </table:table-cell>
              <table:table-cell office:value-type="float" office:value="9.61074328969721">
                <text:p>9.61074328969721</text:p>
              </table:table-cell>
              <table:table-cell office:value-type="float" office:value="13.756808227333">
                <text:p>13.756808227333</text:p>
              </table:table-cell>
              <table:table-cell office:value-type="float" office:value="9.39411606618161">
                <text:p>9.39411606618161</text:p>
              </table:table-cell>
              <table:table-cell office:value-type="float" office:value="13.5619846444342">
                <text:p>13.5619846444342</text:p>
              </table:table-cell>
              <table:table-cell office:value-type="float" office:value="5.15938091289691">
                <text:p>5.15938091289691</text:p>
              </table:table-cell>
              <table:table-cell office:value-type="float" office:value="15.3387104191011">
                <text:p>15.3387104191011</text:p>
              </table:table-cell>
              <table:table-cell office:value-type="float" office:value="9.51074879563836">
                <text:p>9.51074879563836</text:p>
              </table:table-cell>
              <table:table-cell office:value-type="float" office:value="13.7909879582812">
                <text:p>13.79098795828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0267133372237">
                <text:p>9.50267133372237</text:p>
              </table:table-cell>
              <table:table-cell office:value-type="float" office:value="13.7684345948301">
                <text:p>13.7684345948301</text:p>
              </table:table-cell>
              <table:table-cell office:value-type="float" office:value="9.47878378776089">
                <text:p>9.47878378776089</text:p>
              </table:table-cell>
              <table:table-cell office:value-type="float" office:value="13.4252570675311">
                <text:p>13.4252570675311</text:p>
              </table:table-cell>
              <table:table-cell office:value-type="float" office:value="9.35802877816763">
                <text:p>9.35802877816763</text:p>
              </table:table-cell>
              <table:table-cell office:value-type="float" office:value="13.6552461458364">
                <text:p>13.6552461458364</text:p>
              </table:table-cell>
              <table:table-cell office:value-type="float" office:value="5.11124380086951">
                <text:p>5.11124380086951</text:p>
              </table:table-cell>
              <table:table-cell office:value-type="float" office:value="15.5073750447071">
                <text:p>15.5073750447071</text:p>
              </table:table-cell>
              <table:table-cell office:value-type="float" office:value="9.50273566140554">
                <text:p>9.50273566140554</text:p>
              </table:table-cell>
              <table:table-cell office:value-type="float" office:value="13.7684351404175">
                <text:p>13.768435140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0039132299086">
                <text:p>9.50039132299086</text:p>
              </table:table-cell>
              <table:table-cell office:value-type="float" office:value="13.6990959265731">
                <text:p>13.6990959265731</text:p>
              </table:table-cell>
              <table:table-cell office:value-type="float" office:value="9.39748734162482">
                <text:p>9.39748734162482</text:p>
              </table:table-cell>
              <table:table-cell office:value-type="float" office:value="13.7144946015408">
                <text:p>13.7144946015408</text:p>
              </table:table-cell>
              <table:table-cell office:value-type="float" office:value="9.32101069503251">
                <text:p>9.32101069503251</text:p>
              </table:table-cell>
              <table:table-cell office:value-type="float" office:value="13.7481421173368">
                <text:p>13.7481421173368</text:p>
              </table:table-cell>
              <table:table-cell office:value-type="float" office:value="5.13451692151754">
                <text:p>5.13451692151754</text:p>
              </table:table-cell>
              <table:table-cell office:value-type="float" office:value="15.4249641027926">
                <text:p>15.4249641027926</text:p>
              </table:table-cell>
              <table:table-cell office:value-type="float" office:value="9.50044398196762">
                <text:p>9.50044398196762</text:p>
              </table:table-cell>
              <table:table-cell office:value-type="float" office:value="13.6990958175541">
                <text:p>13.69909581755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4761587304762">
                <text:p>9.4761587304762</text:p>
              </table:table-cell>
              <table:table-cell office:value-type="float" office:value="13.9275824764412">
                <text:p>13.9275824764412</text:p>
              </table:table-cell>
              <table:table-cell office:value-type="float" office:value="9.54203201266173">
                <text:p>9.54203201266173</text:p>
              </table:table-cell>
              <table:table-cell office:value-type="float" office:value="13.993266898388">
                <text:p>13.993266898388</text:p>
              </table:table-cell>
              <table:table-cell office:value-type="float" office:value="9.28306551855369">
                <text:p>9.28306551855369</text:p>
              </table:table-cell>
              <table:table-cell office:value-type="float" office:value="13.8406632694156">
                <text:p>13.8406632694156</text:p>
              </table:table-cell>
              <table:table-cell office:value-type="float" office:value="5.0808001785235">
                <text:p>5.0808001785235</text:p>
              </table:table-cell>
              <table:table-cell office:value-type="float" office:value="15.6148367715525">
                <text:p>15.6148367715525</text:p>
              </table:table-cell>
              <table:table-cell office:value-type="float" office:value="9.47621857306955">
                <text:p>9.47621857306955</text:p>
              </table:table-cell>
              <table:table-cell office:value-type="float" office:value="13.9275879329975">
                <text:p>13.92758793299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42886557235003">
                <text:p>9.42886557235003</text:p>
              </table:table-cell>
              <table:table-cell office:value-type="float" office:value="14.1253733891832">
                <text:p>14.1253733891832</text:p>
              </table:table-cell>
              <table:table-cell office:value-type="float" office:value="9.31986909969628">
                <text:p>9.31986909969628</text:p>
              </table:table-cell>
              <table:table-cell office:value-type="float" office:value="14.1314270381957">
                <text:p>14.1314270381957</text:p>
              </table:table-cell>
              <table:table-cell office:value-type="float" office:value="9.24419704321721">
                <text:p>9.24419704321721</text:p>
              </table:table-cell>
              <table:table-cell office:value-type="float" office:value="13.9328003500348">
                <text:p>13.9328003500348</text:p>
              </table:table-cell>
              <table:table-cell office:value-type="float" office:value="5.02535957903379">
                <text:p>5.02535957903379</text:p>
              </table:table-cell>
              <table:table-cell office:value-type="float" office:value="15.7956496973342">
                <text:p>15.7956496973342</text:p>
              </table:table-cell>
              <table:table-cell office:value-type="float" office:value="9.42893027632938">
                <text:p>9.42893027632938</text:p>
              </table:table-cell>
              <table:table-cell office:value-type="float" office:value="14.1253790839724">
                <text:p>14.12537908397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1162724095729">
                <text:p>9.41162724095729</text:p>
              </table:table-cell>
              <table:table-cell office:value-type="float" office:value="14.070252097174">
                <text:p>14.070252097174</text:p>
              </table:table-cell>
              <table:table-cell office:value-type="float" office:value="9.27311483849122">
                <text:p>9.27311483849122</text:p>
              </table:table-cell>
              <table:table-cell office:value-type="float" office:value="13.7976469499288">
                <text:p>13.7976469499288</text:p>
              </table:table-cell>
              <table:table-cell office:value-type="float" office:value="9.20440915583822">
                <text:p>9.20440915583822</text:p>
              </table:table-cell>
              <table:table-cell office:value-type="float" office:value="14.024544145563">
                <text:p>14.024544145563</text:p>
              </table:table-cell>
              <table:table-cell office:value-type="float" office:value="4.99622104404463">
                <text:p>4.99622104404463</text:p>
              </table:table-cell>
              <table:table-cell office:value-type="float" office:value="15.8833257665726">
                <text:p>15.8833257665726</text:p>
              </table:table-cell>
              <table:table-cell office:value-type="float" office:value="9.41168312959054">
                <text:p>9.41168312959054</text:p>
              </table:table-cell>
              <table:table-cell office:value-type="float" office:value="14.0702546546471">
                <text:p>14.07025465464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34304367094307">
                <text:p>9.34304367094307</text:p>
              </table:table-cell>
              <table:table-cell office:value-type="float" office:value="14.2371662828539">
                <text:p>14.2371662828539</text:p>
              </table:table-cell>
              <table:table-cell office:value-type="float" office:value="9.05110986738353">
                <text:p>9.05110986738353</text:p>
              </table:table-cell>
              <table:table-cell office:value-type="float" office:value="14.1270124841767">
                <text:p>14.1270124841767</text:p>
              </table:table-cell>
              <table:table-cell office:value-type="float" office:value="9.1637058351723">
                <text:p>9.1637058351723</text:p>
              </table:table-cell>
              <table:table-cell office:value-type="float" office:value="14.1158854816971">
                <text:p>14.1158854816971</text:p>
              </table:table-cell>
              <table:table-cell office:value-type="float" office:value="4.93600814561065">
                <text:p>4.93600814561065</text:p>
              </table:table-cell>
              <table:table-cell office:value-type="float" office:value="16.0859274431337">
                <text:p>16.0859274431337</text:p>
              </table:table-cell>
              <table:table-cell office:value-type="float" office:value="9.34310334825352">
                <text:p>9.34310334825352</text:p>
              </table:table-cell>
              <table:table-cell office:value-type="float" office:value="14.2371659735099">
                <text:p>14.23716597350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33056216436105">
                <text:p>9.33056216436105</text:p>
              </table:table-cell>
              <table:table-cell office:value-type="float" office:value="14.3658039665102">
                <text:p>14.3658039665102</text:p>
              </table:table-cell>
              <table:table-cell office:value-type="float" office:value="9.42604851031056">
                <text:p>9.42604851031056</text:p>
              </table:table-cell>
              <table:table-cell office:value-type="float" office:value="14.2297261133734">
                <text:p>14.2297261133734</text:p>
              </table:table-cell>
              <table:table-cell office:value-type="float" office:value="9.12209115151758">
                <text:p>9.12209115151758</text:p>
              </table:table-cell>
              <table:table-cell office:value-type="float" office:value="14.2068152243796">
                <text:p>14.2068152243796</text:p>
              </table:table-cell>
              <table:table-cell office:value-type="float" office:value="4.87366928708632">
                <text:p>4.87366928708632</text:p>
              </table:table-cell>
              <table:table-cell office:value-type="float" office:value="16.2936656328142">
                <text:p>16.2936656328142</text:p>
              </table:table-cell>
              <table:table-cell office:value-type="float" office:value="9.33062216384859">
                <text:p>9.33062216384859</text:p>
              </table:table-cell>
              <table:table-cell office:value-type="float" office:value="14.3658090850577">
                <text:p>14.36580908505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27327500932459">
                <text:p>9.27327500932459</text:p>
              </table:table-cell>
              <table:table-cell office:value-type="float" office:value="14.3717844052183">
                <text:p>14.3717844052183</text:p>
              </table:table-cell>
              <table:table-cell office:value-type="float" office:value="8.90510344941033">
                <text:p>8.90510344941033</text:p>
              </table:table-cell>
              <table:table-cell office:value-type="float" office:value="14.1650880498814">
                <text:p>14.1650880498814</text:p>
              </table:table-cell>
              <table:table-cell office:value-type="float" office:value="9.07956926630777">
                <text:p>9.07956926630777</text:p>
              </table:table-cell>
              <table:table-cell office:value-type="float" office:value="14.2973242807122">
                <text:p>14.2973242807122</text:p>
              </table:table-cell>
              <table:table-cell office:value-type="float" office:value="4.84328371803851">
                <text:p>4.84328371803851</text:p>
              </table:table-cell>
              <table:table-cell office:value-type="float" office:value="16.3820892182152">
                <text:p>16.3820892182152</text:p>
              </table:table-cell>
              <table:table-cell office:value-type="float" office:value="9.27332985545175">
                <text:p>9.27332985545175</text:p>
              </table:table-cell>
              <table:table-cell office:value-type="float" office:value="14.3717835438001">
                <text:p>14.3717835438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21360952973671">
                <text:p>9.21360952973671</text:p>
              </table:table-cell>
              <table:table-cell office:value-type="float" office:value="14.3334798970576">
                <text:p>14.3334798970576</text:p>
              </table:table-cell>
              <table:table-cell office:value-type="float" office:value="8.8278436750435">
                <text:p>8.8278436750435</text:p>
              </table:table-cell>
              <table:table-cell office:value-type="float" office:value="13.9565734777262">
                <text:p>13.9565734777262</text:p>
              </table:table-cell>
              <table:table-cell office:value-type="float" office:value="9.03614443169594">
                <text:p>9.03614443169594</text:p>
              </table:table-cell>
              <table:table-cell office:value-type="float" office:value="14.3874035998644">
                <text:p>14.3874035998644</text:p>
              </table:table-cell>
              <table:table-cell office:value-type="float" office:value="4.79319577754212">
                <text:p>4.79319577754212</text:p>
              </table:table-cell>
              <table:table-cell office:value-type="float" office:value="16.5169517891769">
                <text:p>16.5169517891769</text:p>
              </table:table-cell>
              <table:table-cell office:value-type="float" office:value="9.21365830567424">
                <text:p>9.21365830567424</text:p>
              </table:table-cell>
              <table:table-cell office:value-type="float" office:value="14.3334741884861">
                <text:p>14.33347418848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10307568560927">
                <text:p>9.10307568560927</text:p>
              </table:table-cell>
              <table:table-cell office:value-type="float" office:value="14.5997738294456">
                <text:p>14.5997738294456</text:p>
              </table:table-cell>
              <table:table-cell office:value-type="float" office:value="8.73197224134029">
                <text:p>8.73197224134029</text:p>
              </table:table-cell>
              <table:table-cell office:value-type="float" office:value="14.6854189297001">
                <text:p>14.6854189297001</text:p>
              </table:table-cell>
              <table:table-cell office:value-type="float" office:value="8.99182099012937">
                <text:p>8.99182099012937</text:p>
              </table:table-cell>
              <table:table-cell office:value-type="float" office:value="14.4770441739796">
                <text:p>14.4770441739796</text:p>
              </table:table-cell>
              <table:table-cell office:value-type="float" office:value="4.7303302553616">
                <text:p>4.7303302553616</text:p>
              </table:table-cell>
              <table:table-cell office:value-type="float" office:value="16.6950314141536">
                <text:p>16.6950314141536</text:p>
              </table:table-cell>
              <table:table-cell office:value-type="float" office:value="9.10313170872072">
                <text:p>9.10313170872072</text:p>
              </table:table-cell>
              <table:table-cell office:value-type="float" office:value="14.5997697150113">
                <text:p>14.59976971501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06302064977467">
                <text:p>9.06302064977467</text:p>
              </table:table-cell>
              <table:table-cell office:value-type="float" office:value="14.6964905739462">
                <text:p>14.6964905739462</text:p>
              </table:table-cell>
              <table:table-cell office:value-type="float" office:value="8.88860678144789">
                <text:p>8.88860678144789</text:p>
              </table:table-cell>
              <table:table-cell office:value-type="float" office:value="14.8483903746166">
                <text:p>14.8483903746166</text:p>
              </table:table-cell>
              <table:table-cell office:value-type="float" office:value="8.94660337391528">
                <text:p>8.94660337391528</text:p>
              </table:table-cell>
              <table:table-cell office:value-type="float" office:value="14.5662370390749">
                <text:p>14.5662370390749</text:p>
              </table:table-cell>
              <table:table-cell office:value-type="float" office:value="4.7322102031594">
                <text:p>4.7322102031594</text:p>
              </table:table-cell>
              <table:table-cell office:value-type="float" office:value="16.689453938786">
                <text:p>16.689453938786</text:p>
              </table:table-cell>
              <table:table-cell office:value-type="float" office:value="9.06307373960424">
                <text:p>9.06307373960424</text:p>
              </table:table-cell>
              <table:table-cell office:value-type="float" office:value="14.696489583539">
                <text:p>14.6964895835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03209856618857">
                <text:p>9.03209856618857</text:p>
              </table:table-cell>
              <table:table-cell office:value-type="float" office:value="14.8343477090755">
                <text:p>14.8343477090755</text:p>
              </table:table-cell>
              <table:table-cell office:value-type="float" office:value="9.00862537515454">
                <text:p>9.00862537515454</text:p>
              </table:table-cell>
              <table:table-cell office:value-type="float" office:value="15.0517789107435">
                <text:p>15.0517789107435</text:p>
              </table:table-cell>
              <table:table-cell office:value-type="float" office:value="8.9004961047776">
                <text:p>8.9004961047776</text:p>
              </table:table-cell>
              <table:table-cell office:value-type="float" office:value="14.6549732759383">
                <text:p>14.6549732759383</text:p>
              </table:table-cell>
              <table:table-cell office:value-type="float" office:value="4.7273072095501">
                <text:p>4.7273072095501</text:p>
              </table:table-cell>
              <table:table-cell office:value-type="float" office:value="16.7035306583316">
                <text:p>16.7035306583316</text:p>
              </table:table-cell>
              <table:table-cell office:value-type="float" office:value="9.03215049615321">
                <text:p>9.03215049615321</text:p>
              </table:table-cell>
              <table:table-cell office:value-type="float" office:value="14.8343522694808">
                <text:p>14.83435226948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01167988115971">
                <text:p>9.01167988115971</text:p>
              </table:table-cell>
              <table:table-cell office:value-type="float" office:value="14.7269166245084">
                <text:p>14.7269166245084</text:p>
              </table:table-cell>
              <table:table-cell office:value-type="float" office:value="8.68893104496342">
                <text:p>8.68893104496342</text:p>
              </table:table-cell>
              <table:table-cell office:value-type="float" office:value="14.3979897595244">
                <text:p>14.3979897595244</text:p>
              </table:table-cell>
              <table:table-cell office:value-type="float" office:value="8.85350379340484">
                <text:p>8.85350379340484</text:p>
              </table:table-cell>
              <table:table-cell office:value-type="float" office:value="14.7432440110199">
                <text:p>14.7432440110199</text:p>
              </table:table-cell>
              <table:table-cell office:value-type="float" office:value="4.7145588653103">
                <text:p>4.7145588653103</text:p>
              </table:table-cell>
              <table:table-cell office:value-type="float" office:value="16.7339043601405">
                <text:p>16.7339043601405</text:p>
              </table:table-cell>
              <table:table-cell office:value-type="float" office:value="9.01172329444061">
                <text:p>9.01172329444061</text:p>
              </table:table-cell>
              <table:table-cell office:value-type="float" office:value="14.7269157218697">
                <text:p>14.72691572186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94405554052559">
                <text:p>8.94405554052559</text:p>
              </table:table-cell>
              <table:table-cell office:value-type="float" office:value="15.0189081290244">
                <text:p>15.0189081290244</text:p>
              </table:table-cell>
              <table:table-cell office:value-type="float" office:value="9.19204861019527">
                <text:p>9.19204861019527</text:p>
              </table:table-cell>
              <table:table-cell office:value-type="float" office:value="15.3156086923132">
                <text:p>15.3156086923132</text:p>
              </table:table-cell>
              <table:table-cell office:value-type="float" office:value="8.80563113898897">
                <text:p>8.80563113898897</text:p>
              </table:table-cell>
              <table:table-cell office:value-type="float" office:value="14.8310404173198">
                <text:p>14.8310404173198</text:p>
              </table:table-cell>
              <table:table-cell office:value-type="float" office:value="4.63131887703177">
                <text:p>4.63131887703177</text:p>
              </table:table-cell>
              <table:table-cell office:value-type="float" office:value="16.8953170653975">
                <text:p>16.8953170653975</text:p>
              </table:table-cell>
              <table:table-cell office:value-type="float" office:value="8.94410391599626">
                <text:p>8.94410391599626</text:p>
              </table:table-cell>
              <table:table-cell office:value-type="float" office:value="15.018920688768">
                <text:p>15.0189206887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96149629874548">
                <text:p>8.96149629874548</text:p>
              </table:table-cell>
              <table:table-cell office:value-type="float" office:value="14.9746836386672">
                <text:p>14.9746836386672</text:p>
              </table:table-cell>
              <table:table-cell office:value-type="float" office:value="9.17543638436529">
                <text:p>9.17543638436529</text:p>
              </table:table-cell>
              <table:table-cell office:value-type="float" office:value="14.6322584288484">
                <text:p>14.6322584288484</text:p>
              </table:table-cell>
              <table:table-cell office:value-type="float" office:value="8.75688292875554">
                <text:p>8.75688292875554</text:p>
              </table:table-cell>
              <table:table-cell office:value-type="float" office:value="14.9183537152705">
                <text:p>14.9183537152705</text:p>
              </table:table-cell>
              <table:table-cell office:value-type="float" office:value="4.54337672178658">
                <text:p>4.54337672178658</text:p>
              </table:table-cell>
              <table:table-cell office:value-type="float" office:value="17.0560826483588">
                <text:p>17.0560826483588</text:p>
              </table:table-cell>
              <table:table-cell office:value-type="float" office:value="8.96153808582886">
                <text:p>8.96153808582886</text:p>
              </table:table-cell>
              <table:table-cell office:value-type="float" office:value="14.9746974850243">
                <text:p>14.97469748502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81309886498029">
                <text:p>8.81309886498029</text:p>
              </table:table-cell>
              <table:table-cell office:value-type="float" office:value="15.1443971364663">
                <text:p>15.1443971364663</text:p>
              </table:table-cell>
              <table:table-cell office:value-type="float" office:value="8.37466199494232">
                <text:p>8.37466199494232</text:p>
              </table:table-cell>
              <table:table-cell office:value-type="float" office:value="14.9111861035846">
                <text:p>14.9111861035846</text:p>
              </table:table-cell>
              <table:table-cell office:value-type="float" office:value="8.70726403748494">
                <text:p>8.70726403748494</text:p>
              </table:table-cell>
              <table:table-cell office:value-type="float" office:value="15.0051751736151">
                <text:p>15.0051751736151</text:p>
              </table:table-cell>
              <table:table-cell office:value-type="float" office:value="4.42452347715743">
                <text:p>4.42452347715743</text:p>
              </table:table-cell>
              <table:table-cell office:value-type="float" office:value="17.2693527155569">
                <text:p>17.2693527155569</text:p>
              </table:table-cell>
              <table:table-cell office:value-type="float" office:value="8.81314683934566">
                <text:p>8.81314683934566</text:p>
              </table:table-cell>
              <table:table-cell office:value-type="float" office:value="15.1444066784994">
                <text:p>15.14440667849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75261159385949">
                <text:p>8.75261159385949</text:p>
              </table:table-cell>
              <table:table-cell office:value-type="float" office:value="15.2816562997037">
                <text:p>15.2816562997037</text:p>
              </table:table-cell>
              <table:table-cell office:value-type="float" office:value="8.78842662769796">
                <text:p>8.78842662769796</text:p>
              </table:table-cell>
              <table:table-cell office:value-type="float" office:value="15.2460650273321">
                <text:p>15.2460650273321</text:p>
              </table:table-cell>
              <table:table-cell office:value-type="float" office:value="8.65677942702495">
                <text:p>8.65677942702495</text:p>
              </table:table-cell>
              <table:table-cell office:value-type="float" office:value="15.09149611028">
                <text:p>15.09149611028</text:p>
              </table:table-cell>
              <table:table-cell office:value-type="float" office:value="4.33792318944873">
                <text:p>4.33792318944873</text:p>
              </table:table-cell>
              <table:table-cell office:value-type="float" office:value="17.4241811022244">
                <text:p>17.4241811022244</text:p>
              </table:table-cell>
              <table:table-cell office:value-type="float" office:value="8.75265906189984">
                <text:p>8.75265906189984</text:p>
              </table:table-cell>
              <table:table-cell office:value-type="float" office:value="15.2816702308246">
                <text:p>15.28167023082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6753414826675">
                <text:p>8.66753414826675</text:p>
              </table:table-cell>
              <table:table-cell office:value-type="float" office:value="15.3524767725168">
                <text:p>15.3524767725168</text:p>
              </table:table-cell>
              <table:table-cell office:value-type="float" office:value="8.53804712877927">
                <text:p>8.53804712877927</text:p>
              </table:table-cell>
              <table:table-cell office:value-type="float" office:value="14.9987306988395">
                <text:p>14.9987306988395</text:p>
              </table:table-cell>
              <table:table-cell office:value-type="float" office:value="8.60543414579455">
                <text:p>8.60543414579455</text:p>
              </table:table-cell>
              <table:table-cell office:value-type="float" office:value="15.1773078932434">
                <text:p>15.1773078932434</text:p>
              </table:table-cell>
              <table:table-cell office:value-type="float" office:value="4.20302938027491">
                <text:p>4.20302938027491</text:p>
              </table:table-cell>
              <table:table-cell office:value-type="float" office:value="17.6407694893411">
                <text:p>17.6407694893411</text:p>
              </table:table-cell>
              <table:table-cell office:value-type="float" office:value="8.66758131018996">
                <text:p>8.66758131018996</text:p>
              </table:table-cell>
              <table:table-cell office:value-type="float" office:value="15.3524896710548">
                <text:p>15.3524896710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64280517824842">
                <text:p>8.64280517824842</text:p>
              </table:table-cell>
              <table:table-cell office:value-type="float" office:value="15.3187162071941">
                <text:p>15.3187162071941</text:p>
              </table:table-cell>
              <table:table-cell office:value-type="float" office:value="8.61540570955443">
                <text:p>8.61540570955443</text:p>
              </table:table-cell>
              <table:table-cell office:value-type="float" office:value="14.8878077423988">
                <text:p>14.8878077423988</text:p>
              </table:table-cell>
              <table:table-cell office:value-type="float" office:value="8.55323332827908">
                <text:p>8.55323332827908</text:p>
              </table:table-cell>
              <table:table-cell office:value-type="float" office:value="15.2626019413987">
                <text:p>15.2626019413987</text:p>
              </table:table-cell>
              <table:table-cell office:value-type="float" office:value="4.09541622099522">
                <text:p>4.09541622099522</text:p>
              </table:table-cell>
              <table:table-cell office:value-type="float" office:value="17.8072517955083">
                <text:p>17.8072517955083</text:p>
              </table:table-cell>
              <table:table-cell office:value-type="float" office:value="8.64284735224728">
                <text:p>8.64284735224728</text:p>
              </table:table-cell>
              <table:table-cell office:value-type="float" office:value="15.3187273628708">
                <text:p>15.31872736287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8298449546094">
                <text:p>8.58298449546094</text:p>
              </table:table-cell>
              <table:table-cell office:value-type="float" office:value="15.4763456170662">
                <text:p>15.4763456170662</text:p>
              </table:table-cell>
              <table:table-cell office:value-type="float" office:value="8.77976627787536">
                <text:p>8.77976627787536</text:p>
              </table:table-cell>
              <table:table-cell office:value-type="float" office:value="15.5377840172712">
                <text:p>15.5377840172712</text:p>
              </table:table-cell>
              <table:table-cell office:value-type="float" office:value="8.50018219451679">
                <text:p>8.50018219451679</text:p>
              </table:table-cell>
              <table:table-cell office:value-type="float" office:value="15.3473697254121">
                <text:p>15.3473697254121</text:p>
              </table:table-cell>
              <table:table-cell office:value-type="float" office:value="3.98747774335293">
                <text:p>3.98747774335293</text:p>
              </table:table-cell>
              <table:table-cell office:value-type="float" office:value="17.9645788653726">
                <text:p>17.9645788653726</text:p>
              </table:table-cell>
              <table:table-cell office:value-type="float" office:value="8.58302533111313">
                <text:p>8.58302533111313</text:p>
              </table:table-cell>
              <table:table-cell office:value-type="float" office:value="15.4763638333317">
                <text:p>15.47636383333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5790391835853">
                <text:p>8.65790391835853</text:p>
              </table:table-cell>
              <table:table-cell office:value-type="float" office:value="15.3858531572969">
                <text:p>15.3858531572969</text:p>
              </table:table-cell>
              <table:table-cell office:value-type="float" office:value="8.70626887489419">
                <text:p>8.70626887489419</text:p>
              </table:table-cell>
              <table:table-cell office:value-type="float" office:value="15.4986069342482">
                <text:p>15.4986069342482</text:p>
              </table:table-cell>
              <table:table-cell office:value-type="float" office:value="8.44628604957684">
                <text:p>8.44628604957684</text:p>
              </table:table-cell>
              <table:table-cell office:value-type="float" office:value="15.4316027685758">
                <text:p>15.4316027685758</text:p>
              </table:table-cell>
              <table:table-cell office:value-type="float" office:value="4.08255387974463">
                <text:p>4.08255387974463</text:p>
              </table:table-cell>
              <table:table-cell office:value-type="float" office:value="17.8375982369412">
                <text:p>17.8375982369412</text:p>
              </table:table-cell>
              <table:table-cell office:value-type="float" office:value="8.65793448688878">
                <text:p>8.65793448688878</text:p>
              </table:table-cell>
              <table:table-cell office:value-type="float" office:value="15.385868821893">
                <text:p>15.3858688218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51067745227418">
                <text:p>8.51067745227418</text:p>
              </table:table-cell>
              <table:table-cell office:value-type="float" office:value="15.5796738079272">
                <text:p>15.5796738079272</text:p>
              </table:table-cell>
              <table:table-cell office:value-type="float" office:value="8.2531729368631">
                <text:p>8.2531729368631</text:p>
              </table:table-cell>
              <table:table-cell office:value-type="float" office:value="15.676219608305">
                <text:p>15.676219608305</text:p>
              </table:table-cell>
              <table:table-cell office:value-type="float" office:value="8.39155028302881">
                <text:p>8.39155028302881</text:p>
              </table:table-cell>
              <table:table-cell office:value-type="float" office:value="15.5152926476556">
                <text:p>15.5152926476556</text:p>
              </table:table-cell>
              <table:table-cell office:value-type="float" office:value="4.01251714806708">
                <text:p>4.01251714806708</text:p>
              </table:table-cell>
              <table:table-cell office:value-type="float" office:value="17.9298856894195">
                <text:p>17.9298856894195</text:p>
              </table:table-cell>
              <table:table-cell office:value-type="float" office:value="8.51071285645919">
                <text:p>8.51071285645919</text:p>
              </table:table-cell>
              <table:table-cell office:value-type="float" office:value="15.5796908708319">
                <text:p>15.57969087083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37310517268625">
                <text:p>8.37310517268625</text:p>
              </table:table-cell>
              <table:table-cell office:value-type="float" office:value="15.7982915608918">
                <text:p>15.7982915608918</text:p>
              </table:table-cell>
              <table:table-cell office:value-type="float" office:value="8.25362433540933">
                <text:p>8.25362433540933</text:p>
              </table:table-cell>
              <table:table-cell office:value-type="float" office:value="16.0306886606649">
                <text:p>16.0306886606649</text:p>
              </table:table-cell>
              <table:table-cell office:value-type="float" office:value="8.33598036840375">
                <text:p>8.33598036840375</text:p>
              </table:table-cell>
              <table:table-cell office:value-type="float" office:value="15.5984309937335">
                <text:p>15.5984309937335</text:p>
              </table:table-cell>
              <table:table-cell office:value-type="float" office:value="3.94732249587451">
                <text:p>3.94732249587451</text:p>
              </table:table-cell>
              <table:table-cell office:value-type="float" office:value="18.0140191021312">
                <text:p>18.0140191021312</text:p>
              </table:table-cell>
              <table:table-cell office:value-type="float" office:value="8.37314356406622">
                <text:p>8.37314356406622</text:p>
              </table:table-cell>
              <table:table-cell office:value-type="float" office:value="15.7983129354253">
                <text:p>15.79831293542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34023470446594">
                <text:p>8.34023470446594</text:p>
              </table:table-cell>
              <table:table-cell office:value-type="float" office:value="15.7349082571206">
                <text:p>15.7349082571206</text:p>
              </table:table-cell>
              <table:table-cell office:value-type="float" office:value="8.12430699983072">
                <text:p>8.12430699983072</text:p>
              </table:table-cell>
              <table:table-cell office:value-type="float" office:value="15.2314041346825">
                <text:p>15.2314041346825</text:p>
              </table:table-cell>
              <table:table-cell office:value-type="float" office:value="8.27958186264681">
                <text:p>8.27958186264681</text:p>
              </table:table-cell>
              <table:table-cell office:value-type="float" office:value="15.681009493044">
                <text:p>15.681009493044</text:p>
              </table:table-cell>
              <table:table-cell office:value-type="float" office:value="3.85805572770325">
                <text:p>3.85805572770325</text:p>
              </table:table-cell>
              <table:table-cell office:value-type="float" office:value="18.1272314468638">
                <text:p>18.1272314468638</text:p>
              </table:table-cell>
              <table:table-cell office:value-type="float" office:value="8.3402711138331">
                <text:p>8.3402711138331</text:p>
              </table:table-cell>
              <table:table-cell office:value-type="float" office:value="15.7349224847851">
                <text:p>15.73492248478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19876531392229">
                <text:p>8.19876531392229</text:p>
              </table:table-cell>
              <table:table-cell office:value-type="float" office:value="15.9324266922317">
                <text:p>15.9324266922317</text:p>
              </table:table-cell>
              <table:table-cell office:value-type="float" office:value="7.95838536106886">
                <text:p>7.95838536106886</text:p>
              </table:table-cell>
              <table:table-cell office:value-type="float" office:value="16.1422991743919">
                <text:p>16.1422991743919</text:p>
              </table:table-cell>
              <table:table-cell office:value-type="float" office:value="8.22236040556157">
                <text:p>8.22236040556157</text:p>
              </table:table-cell>
              <table:table-cell office:value-type="float" office:value="15.7630198878062">
                <text:p>15.7630198878062</text:p>
              </table:table-cell>
              <table:table-cell office:value-type="float" office:value="3.82014970738336">
                <text:p>3.82014970738336</text:p>
              </table:table-cell>
              <table:table-cell office:value-type="float" office:value="18.1781358821134">
                <text:p>18.1781358821134</text:p>
              </table:table-cell>
              <table:table-cell office:value-type="float" office:value="8.19880391643237">
                <text:p>8.19880391643237</text:p>
              </table:table-cell>
              <table:table-cell office:value-type="float" office:value="15.9324444668077">
                <text:p>15.93244446680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16311731400271">
                <text:p>8.16311731400271</text:p>
              </table:table-cell>
              <table:table-cell office:value-type="float" office:value="16.0177645597058">
                <text:p>16.0177645597058</text:p>
              </table:table-cell>
              <table:table-cell office:value-type="float" office:value="8.16177699869194">
                <text:p>8.16177699869194</text:p>
              </table:table-cell>
              <table:table-cell office:value-type="float" office:value="16.2716016559659">
                <text:p>16.2716016559659</text:p>
              </table:table-cell>
              <table:table-cell office:value-type="float" office:value="8.16432171924605">
                <text:p>8.16432171924605</text:p>
              </table:table-cell>
              <table:table-cell office:value-type="float" office:value="15.8444539770487">
                <text:p>15.8444539770487</text:p>
              </table:table-cell>
              <table:table-cell office:value-type="float" office:value="3.84053204347145">
                <text:p>3.84053204347145</text:p>
              </table:table-cell>
              <table:table-cell office:value-type="float" office:value="18.151716961011">
                <text:p>18.151716961011</text:p>
              </table:table-cell>
              <table:table-cell office:value-type="float" office:value="8.16315214145012">
                <text:p>8.16315214145012</text:p>
              </table:table-cell>
              <table:table-cell office:value-type="float" office:value="16.0177847969926">
                <text:p>16.01778479699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20418283235898">
                <text:p>8.20418283235898</text:p>
              </table:table-cell>
              <table:table-cell office:value-type="float" office:value="15.9126472073963">
                <text:p>15.9126472073963</text:p>
              </table:table-cell>
              <table:table-cell office:value-type="float" office:value="8.17180555797989">
                <text:p>8.17180555797989</text:p>
              </table:table-cell>
              <table:table-cell office:value-type="float" office:value="15.591180582126">
                <text:p>15.591180582126</text:p>
              </table:table-cell>
              <table:table-cell office:value-type="float" office:value="8.10547160752051">
                <text:p>8.10547160752051</text:p>
              </table:table-cell>
              <table:table-cell office:value-type="float" office:value="15.9253036174307">
                <text:p>15.9253036174307</text:p>
              </table:table-cell>
              <table:table-cell office:value-type="float" office:value="3.81913396447142">
                <text:p>3.81913396447142</text:p>
              </table:table-cell>
              <table:table-cell office:value-type="float" office:value="18.179832515629">
                <text:p>18.179832515629</text:p>
              </table:table-cell>
              <table:table-cell office:value-type="float" office:value="8.20421230477502">
                <text:p>8.20421230477502</text:p>
              </table:table-cell>
              <table:table-cell office:value-type="float" office:value="15.912661814075">
                <text:p>15.9126618140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18251136635397">
                <text:p>8.18251136635397</text:p>
              </table:table-cell>
              <table:table-cell office:value-type="float" office:value="15.9343072474426">
                <text:p>15.9343072474426</text:p>
              </table:table-cell>
              <table:table-cell office:value-type="float" office:value="8.2213011089067">
                <text:p>8.2213011089067</text:p>
              </table:table-cell>
              <table:table-cell office:value-type="float" office:value="15.7944599291585">
                <text:p>15.7944599291585</text:p>
              </table:table-cell>
              <table:table-cell office:value-type="float" office:value="8.0458159553471">
                <text:p>8.0458159553471</text:p>
              </table:table-cell>
              <table:table-cell office:value-type="float" office:value="16.0055607240554">
                <text:p>16.0055607240554</text:p>
              </table:table-cell>
              <table:table-cell office:value-type="float" office:value="3.75082920403256">
                <text:p>3.75082920403256</text:p>
              </table:table-cell>
              <table:table-cell office:value-type="float" office:value="18.266042435719">
                <text:p>18.266042435719</text:p>
              </table:table-cell>
              <table:table-cell office:value-type="float" office:value="8.18253863433689">
                <text:p>8.18253863433689</text:p>
              </table:table-cell>
              <table:table-cell office:value-type="float" office:value="15.934321774251">
                <text:p>15.9343217742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11359277913853">
                <text:p>8.11359277913853</text:p>
              </table:table-cell>
              <table:table-cell office:value-type="float" office:value="16.0310797827405">
                <text:p>16.0310797827405</text:p>
              </table:table-cell>
              <table:table-cell office:value-type="float" office:value="8.0862522571981">
                <text:p>8.0862522571981</text:p>
              </table:table-cell>
              <table:table-cell office:value-type="float" office:value="16.1233807651288">
                <text:p>16.1233807651288</text:p>
              </table:table-cell>
              <table:table-cell office:value-type="float" office:value="7.9853607282413">
                <text:p>7.9853607282413</text:p>
              </table:table-cell>
              <table:table-cell office:value-type="float" office:value="16.085217271279">
                <text:p>16.085217271279</text:p>
              </table:table-cell>
              <table:table-cell office:value-type="float" office:value="3.70690317646579">
                <text:p>3.70690317646579</text:p>
              </table:table-cell>
              <table:table-cell office:value-type="float" office:value="18.3153211982838">
                <text:p>18.3153211982838</text:p>
              </table:table-cell>
              <table:table-cell office:value-type="float" office:value="8.11361944028112">
                <text:p>8.11361944028112</text:p>
              </table:table-cell>
              <table:table-cell office:value-type="float" office:value="16.0310964642416">
                <text:p>16.03109646424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97013995579944">
                <text:p>7.97013995579944</text:p>
              </table:table-cell>
              <table:table-cell office:value-type="float" office:value="16.1599397882459">
                <text:p>16.1599397882459</text:p>
              </table:table-cell>
              <table:table-cell office:value-type="float" office:value="7.83855918946534">
                <text:p>7.83855918946534</text:p>
              </table:table-cell>
              <table:table-cell office:value-type="float" office:value="15.9608647382672">
                <text:p>15.9608647382672</text:p>
              </table:table-cell>
              <table:table-cell office:value-type="float" office:value="7.92411197167546">
                <text:p>7.92411197167546</text:p>
              </table:table-cell>
              <table:table-cell office:value-type="float" office:value="16.1642652935132">
                <text:p>16.1642652935132</text:p>
              </table:table-cell>
              <table:table-cell office:value-type="float" office:value="3.54690956356458">
                <text:p>3.54690956356458</text:p>
              </table:table-cell>
              <table:table-cell office:value-type="float" office:value="18.4867474245392">
                <text:p>18.4867474245392</text:p>
              </table:table-cell>
              <table:table-cell office:value-type="float" office:value="7.97017032243063">
                <text:p>7.97017032243063</text:p>
              </table:table-cell>
              <table:table-cell office:value-type="float" office:value="16.1599575697924">
                <text:p>16.15995756979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82906916044425">
                <text:p>7.82906916044425</text:p>
              </table:table-cell>
              <table:table-cell office:value-type="float" office:value="16.2833274433114">
                <text:p>16.2833274433114</text:p>
              </table:table-cell>
              <table:table-cell office:value-type="float" office:value="7.72139100924265">
                <text:p>7.72139100924265</text:p>
              </table:table-cell>
              <table:table-cell office:value-type="float" office:value="16.1291791750459">
                <text:p>16.1291791750459</text:p>
              </table:table-cell>
              <table:table-cell office:value-type="float" office:value="7.8620758104742">
                <text:p>7.8620758104742</text:p>
              </table:table-cell>
              <table:table-cell office:value-type="float" office:value="16.2426968860216">
                <text:p>16.2426968860216</text:p>
              </table:table-cell>
              <table:table-cell office:value-type="float" office:value="3.39545928624218">
                <text:p>3.39545928624218</text:p>
              </table:table-cell>
              <table:table-cell office:value-type="float" office:value="18.6390179339649">
                <text:p>18.6390179339649</text:p>
              </table:table-cell>
              <table:table-cell office:value-type="float" office:value="7.82910158023706">
                <text:p>7.82910158023706</text:p>
              </table:table-cell>
              <table:table-cell office:value-type="float" office:value="16.2833470037688">
                <text:p>16.2833470037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79246947737553">
                <text:p>7.79246947737553</text:p>
              </table:table-cell>
              <table:table-cell office:value-type="float" office:value="16.3307415849524">
                <text:p>16.3307415849524</text:p>
              </table:table-cell>
              <table:table-cell office:value-type="float" office:value="7.84594404944119">
                <text:p>7.84594404944119</text:p>
              </table:table-cell>
              <table:table-cell office:value-type="float" office:value="16.3388017025361">
                <text:p>16.3388017025361</text:p>
              </table:table-cell>
              <table:table-cell office:value-type="float" office:value="7.79925844820192">
                <text:p>7.79925844820192</text:p>
              </table:table-cell>
              <table:table-cell office:value-type="float" office:value="16.3205042057104">
                <text:p>16.3205042057104</text:p>
              </table:table-cell>
              <table:table-cell office:value-type="float" office:value="3.34041473952493">
                <text:p>3.34041473952493</text:p>
              </table:table-cell>
              <table:table-cell office:value-type="float" office:value="18.692415450247">
                <text:p>18.692415450247</text:p>
              </table:table-cell>
              <table:table-cell office:value-type="float" office:value="7.79249849201164">
                <text:p>7.79249849201164</text:p>
              </table:table-cell>
              <table:table-cell office:value-type="float" office:value="16.3307621112372">
                <text:p>16.33076211123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80843926568236">
                <text:p>7.80843926568236</text:p>
              </table:table-cell>
              <table:table-cell office:value-type="float" office:value="16.332882983919">
                <text:p>16.332882983919</text:p>
              </table:table-cell>
              <table:table-cell office:value-type="float" office:value="8.04171064651308">
                <text:p>8.04171064651308</text:p>
              </table:table-cell>
              <table:table-cell office:value-type="float" office:value="16.2747695350642">
                <text:p>16.2747695350642</text:p>
              </table:table-cell>
              <table:table-cell office:value-type="float" office:value="7.73566616654252">
                <text:p>7.73566616654252</text:p>
              </table:table-cell>
              <table:table-cell office:value-type="float" office:value="16.3976794719124">
                <text:p>16.3976794719124</text:p>
              </table:table-cell>
              <table:table-cell office:value-type="float" office:value="3.2616285357062">
                <text:p>3.2616285357062</text:p>
              </table:table-cell>
              <table:table-cell office:value-type="float" office:value="18.7652954673766">
                <text:p>18.7652954673766</text:p>
              </table:table-cell>
              <table:table-cell office:value-type="float" office:value="7.80846361435181">
                <text:p>7.80846361435181</text:p>
              </table:table-cell>
              <table:table-cell office:value-type="float" office:value="16.3329035926958">
                <text:p>16.33290359269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74033985133916">
                <text:p>7.74033985133916</text:p>
              </table:table-cell>
              <table:table-cell office:value-type="float" office:value="16.4009632163841">
                <text:p>16.4009632163841</text:p>
              </table:table-cell>
              <table:table-cell office:value-type="float" office:value="7.74241287128677">
                <text:p>7.74241287128677</text:p>
              </table:table-cell>
              <table:table-cell office:value-type="float" office:value="16.3840477609215">
                <text:p>16.3840477609215</text:p>
              </table:table-cell>
              <table:table-cell office:value-type="float" office:value="7.67130532467117">
                <text:p>7.67130532467117</text:p>
              </table:table-cell>
              <table:table-cell office:value-type="float" office:value="16.4742149671654">
                <text:p>16.4742149671654</text:p>
              </table:table-cell>
              <table:table-cell office:value-type="float" office:value="3.18465922028741">
                <text:p>3.18465922028741</text:p>
              </table:table-cell>
              <table:table-cell office:value-type="float" office:value="18.8356792437663">
                <text:p>18.8356792437663</text:p>
              </table:table-cell>
              <table:table-cell office:value-type="float" office:value="7.74036368855391">
                <text:p>7.74036368855391</text:p>
              </table:table-cell>
              <table:table-cell office:value-type="float" office:value="16.4009840460503">
                <text:p>16.4009840460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76567602733723">
                <text:p>7.76567602733723</text:p>
              </table:table-cell>
              <table:table-cell office:value-type="float" office:value="16.458681338895">
                <text:p>16.458681338895</text:p>
              </table:table-cell>
              <table:table-cell office:value-type="float" office:value="8.16665754398133">
                <text:p>8.16665754398133</text:p>
              </table:table-cell>
              <table:table-cell office:value-type="float" office:value="16.7355216009579">
                <text:p>16.7355216009579</text:p>
              </table:table-cell>
              <table:table-cell office:value-type="float" office:value="7.60618235861842">
                <text:p>7.60618235861842</text:p>
              </table:table-cell>
              <table:table-cell office:value-type="float" office:value="16.5501030379835">
                <text:p>16.5501030379835</text:p>
              </table:table-cell>
              <table:table-cell office:value-type="float" office:value="3.13318304437184">
                <text:p>3.13318304437184</text:p>
              </table:table-cell>
              <table:table-cell office:value-type="float" office:value="18.8818609571084">
                <text:p>18.8818609571084</text:p>
              </table:table-cell>
              <table:table-cell office:value-type="float" office:value="7.76569419483938">
                <text:p>7.76569419483938</text:p>
              </table:table-cell>
              <table:table-cell office:value-type="float" office:value="16.4587050144895">
                <text:p>16.4587050144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62020385899027">
                <text:p>7.62020385899027</text:p>
              </table:table-cell>
              <table:table-cell office:value-type="float" office:value="16.5951228446078">
                <text:p>16.5951228446078</text:p>
              </table:table-cell>
              <table:table-cell office:value-type="float" office:value="7.43408137915787">
                <text:p>7.43408137915787</text:p>
              </table:table-cell>
              <table:table-cell office:value-type="float" office:value="16.6934924122179">
                <text:p>16.6934924122179</text:p>
              </table:table-cell>
              <table:table-cell office:value-type="float" office:value="7.5403037806266">
                <text:p>7.5403037806266</text:p>
              </table:table-cell>
              <table:table-cell office:value-type="float" office:value="16.6253360956229">
                <text:p>16.6253360956229</text:p>
              </table:table-cell>
              <table:table-cell office:value-type="float" office:value="3.07225664973474">
                <text:p>3.07225664973474</text:p>
              </table:table-cell>
              <table:table-cell office:value-type="float" office:value="18.93670166051">
                <text:p>18.93670166051</text:p>
              </table:table-cell>
              <table:table-cell office:value-type="float" office:value="7.62022542222856">
                <text:p>7.62022542222856</text:p>
              </table:table-cell>
              <table:table-cell office:value-type="float" office:value="16.5951468552346">
                <text:p>16.59514685523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49923678898923">
                <text:p>7.49923678898923</text:p>
              </table:table-cell>
              <table:table-cell office:value-type="float" office:value="16.6879488608922">
                <text:p>16.6879488608922</text:p>
              </table:table-cell>
              <table:table-cell office:value-type="float" office:value="7.55066302977196">
                <text:p>7.55066302977196</text:p>
              </table:table-cell>
              <table:table-cell office:value-type="float" office:value="16.5233437431212">
                <text:p>16.5233437431212</text:p>
              </table:table-cell>
              <table:table-cell office:value-type="float" office:value="7.47367617849862">
                <text:p>7.47367617849862</text:p>
              </table:table-cell>
              <table:table-cell office:value-type="float" office:value="16.6999066168405">
                <text:p>16.6999066168405</text:p>
              </table:table-cell>
              <table:table-cell office:value-type="float" office:value="2.88468688935549">
                <text:p>2.88468688935549</text:p>
              </table:table-cell>
              <table:table-cell office:value-type="float" office:value="19.0854322315806">
                <text:p>19.0854322315806</text:p>
              </table:table-cell>
              <table:table-cell office:value-type="float" office:value="7.49926039647683">
                <text:p>7.49926039647683</text:p>
              </table:table-cell>
              <table:table-cell office:value-type="float" office:value="16.6879734411632">
                <text:p>16.68797344116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50042249896043">
                <text:p>7.50042249896043</text:p>
              </table:table-cell>
              <table:table-cell office:value-type="float" office:value="16.6972878561834">
                <text:p>16.6972878561834</text:p>
              </table:table-cell>
              <table:table-cell office:value-type="float" office:value="7.69535507539012">
                <text:p>7.69535507539012</text:p>
              </table:table-cell>
              <table:table-cell office:value-type="float" office:value="16.6519629272081">
                <text:p>16.6519629272081</text:p>
              </table:table-cell>
              <table:table-cell office:value-type="float" office:value="7.40630621493916">
                <text:p>7.40630621493916</text:p>
              </table:table-cell>
              <table:table-cell office:value-type="float" office:value="16.7738071446465">
                <text:p>16.7738071446465</text:p>
              </table:table-cell>
              <table:table-cell office:value-type="float" office:value="2.79690585678657">
                <text:p>2.79690585678657</text:p>
              </table:table-cell>
              <table:table-cell office:value-type="float" office:value="19.1481932809421">
                <text:p>19.1481932809421</text:p>
              </table:table-cell>
              <table:table-cell office:value-type="float" office:value="7.50044291265393">
                <text:p>7.50044291265393</text:p>
              </table:table-cell>
              <table:table-cell office:value-type="float" office:value="16.6973112838915">
                <text:p>16.69731128389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31774478226575">
                <text:p>7.31774478226575</text:p>
              </table:table-cell>
              <table:table-cell office:value-type="float" office:value="16.8149078892248">
                <text:p>16.8149078892248</text:p>
              </table:table-cell>
              <table:table-cell office:value-type="float" office:value="7.21364371524614">
                <text:p>7.21364371524614</text:p>
              </table:table-cell>
              <table:table-cell office:value-type="float" office:value="16.7024427646838">
                <text:p>16.7024427646838</text:p>
              </table:table-cell>
              <table:table-cell office:value-type="float" office:value="7.33820062688845">
                <text:p>7.33820062688845</text:p>
              </table:table-cell>
              <table:table-cell office:value-type="float" office:value="16.8470302890495">
                <text:p>16.8470302890495</text:p>
              </table:table-cell>
              <table:table-cell office:value-type="float" office:value="2.62228510327697">
                <text:p>2.62228510327697</text:p>
              </table:table-cell>
              <table:table-cell office:value-type="float" office:value="19.2670504319159">
                <text:p>19.2670504319159</text:p>
              </table:table-cell>
              <table:table-cell office:value-type="float" office:value="7.31776812850965">
                <text:p>7.31776812850965</text:p>
              </table:table-cell>
              <table:table-cell office:value-type="float" office:value="16.8149329146508">
                <text:p>16.81493291465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477708155173">
                <text:p>7.1477708155173</text:p>
              </table:table-cell>
              <table:table-cell office:value-type="float" office:value="16.9561010030926">
                <text:p>16.9561010030926</text:p>
              </table:table-cell>
              <table:table-cell office:value-type="float" office:value="7.0351430835088">
                <text:p>7.0351430835088</text:p>
              </table:table-cell>
              <table:table-cell office:value-type="float" office:value="17.1312189805408">
                <text:p>17.1312189805408</text:p>
              </table:table-cell>
              <table:table-cell office:value-type="float" office:value="7.26936622484852">
                <text:p>7.26936622484852</text:p>
              </table:table-cell>
              <table:table-cell office:value-type="float" office:value="16.9195687277962">
                <text:p>16.9195687277962</text:p>
              </table:table-cell>
              <table:table-cell office:value-type="float" office:value="2.533077820755">
                <text:p>2.533077820755</text:p>
              </table:table-cell>
              <table:table-cell office:value-type="float" office:value="19.3243058381278">
                <text:p>19.3243058381278</text:p>
              </table:table-cell>
              <table:table-cell office:value-type="float" office:value="7.14779418469978">
                <text:p>7.14779418469978</text:p>
              </table:table-cell>
              <table:table-cell office:value-type="float" office:value="16.9561288948628">
                <text:p>16.95612889486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8485388349557">
                <text:p>7.18485388349557</text:p>
              </table:table-cell>
              <table:table-cell office:value-type="float" office:value="16.9488360975181">
                <text:p>16.9488360975181</text:p>
              </table:table-cell>
              <table:table-cell office:value-type="float" office:value="7.4310731841372">
                <text:p>7.4310731841372</text:p>
              </table:table-cell>
              <table:table-cell office:value-type="float" office:value="16.9399457535242">
                <text:p>16.9399457535242</text:p>
              </table:table-cell>
              <table:table-cell office:value-type="float" office:value="7.19980989220223">
                <text:p>7.19980989220223</text:p>
              </table:table-cell>
              <table:table-cell office:value-type="float" office:value="16.9914152071031">
                <text:p>16.9914152071031</text:p>
              </table:table-cell>
              <table:table-cell office:value-type="float" office:value="2.46225065721727">
                <text:p>2.46225065721727</text:p>
              </table:table-cell>
              <table:table-cell office:value-type="float" office:value="19.3690412102379">
                <text:p>19.3690412102379</text:p>
              </table:table-cell>
              <table:table-cell office:value-type="float" office:value="7.18487286256928">
                <text:p>7.18487286256928</text:p>
              </table:table-cell>
              <table:table-cell office:value-type="float" office:value="16.9488617614695">
                <text:p>16.94886176146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6121492158296">
                <text:p>7.16121492158296</text:p>
              </table:table-cell>
              <table:table-cell office:value-type="float" office:value="16.9280446799363">
                <text:p>16.9280446799363</text:p>
              </table:table-cell>
              <table:table-cell office:value-type="float" office:value="7.17175069497406">
                <text:p>7.17175069497406</text:p>
              </table:table-cell>
              <table:table-cell office:value-type="float" office:value="16.6528745125158">
                <text:p>16.6528745125158</text:p>
              </table:table-cell>
              <table:table-cell office:value-type="float" office:value="7.12953858452488">
                <text:p>7.12953858452488</text:p>
              </table:table-cell>
              <table:table-cell office:value-type="float" office:value="17.0625625423822">
                <text:p>17.0625625423822</text:p>
              </table:table-cell>
              <table:table-cell office:value-type="float" office:value="2.37061182687299">
                <text:p>2.37061182687299</text:p>
              </table:table-cell>
              <table:table-cell office:value-type="float" office:value="19.4231464776637">
                <text:p>19.4231464776637</text:p>
              </table:table-cell>
              <table:table-cell office:value-type="float" office:value="7.16123380526709">
                <text:p>7.16123380526709</text:p>
              </table:table-cell>
              <table:table-cell office:value-type="float" office:value="16.9280667735475">
                <text:p>16.92806677354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22172797734983">
                <text:p>7.22172797734983</text:p>
              </table:table-cell>
              <table:table-cell office:value-type="float" office:value="16.8909362047953">
                <text:p>16.8909362047953</text:p>
              </table:table-cell>
              <table:table-cell office:value-type="float" office:value="7.28423736148578">
                <text:p>7.28423736148578</text:p>
              </table:table-cell>
              <table:table-cell office:value-type="float" office:value="16.8867492528077">
                <text:p>16.8867492528077</text:p>
              </table:table-cell>
              <table:table-cell office:value-type="float" office:value="7.05855932888867">
                <text:p>7.05855932888867</text:p>
              </table:table-cell>
              <table:table-cell office:value-type="float" office:value="17.1330036189592">
                <text:p>17.1330036189592</text:p>
              </table:table-cell>
              <table:table-cell office:value-type="float" office:value="2.40481451393227">
                <text:p>2.40481451393227</text:p>
              </table:table-cell>
              <table:table-cell office:value-type="float" office:value="19.4029712646226">
                <text:p>19.4029712646226</text:p>
              </table:table-cell>
              <table:table-cell office:value-type="float" office:value="7.22174290485651">
                <text:p>7.22174290485651</text:p>
              </table:table-cell>
              <table:table-cell office:value-type="float" office:value="16.890954891433">
                <text:p>16.8909548914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84546467901628">
                <text:p>6.84546467901628</text:p>
              </table:table-cell>
              <table:table-cell office:value-type="float" office:value="17.149509485273">
                <text:p>17.149509485273</text:p>
              </table:table-cell>
              <table:table-cell office:value-type="float" office:value="6.51397584183897">
                <text:p>6.51397584183897</text:p>
              </table:table-cell>
              <table:table-cell office:value-type="float" office:value="17.3395133081652">
                <text:p>17.3395133081652</text:p>
              </table:table-cell>
              <table:table-cell office:value-type="float" office:value="6.98687922316001">
                <text:p>6.98687922316001</text:p>
              </table:table-cell>
              <table:table-cell office:value-type="float" office:value="17.2027313927852">
                <text:p>17.2027313927852</text:p>
              </table:table-cell>
              <table:table-cell office:value-type="float" office:value="2.20501257724235">
                <text:p>2.20501257724235</text:p>
              </table:table-cell>
              <table:table-cell office:value-type="float" office:value="19.5254330875219">
                <text:p>19.5254330875219</text:p>
              </table:table-cell>
              <table:table-cell office:value-type="float" office:value="6.84548482156281">
                <text:p>6.84548482156281</text:p>
              </table:table-cell>
              <table:table-cell office:value-type="float" office:value="17.1495360116552">
                <text:p>17.14953601165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73871588324367">
                <text:p>6.73871588324367</text:p>
              </table:table-cell>
              <table:table-cell office:value-type="float" office:value="17.265693250607">
                <text:p>17.265693250607</text:p>
              </table:table-cell>
              <table:table-cell office:value-type="float" office:value="6.87540336266271">
                <text:p>6.87540336266271</text:p>
              </table:table-cell>
              <table:table-cell office:value-type="float" office:value="17.524427261166">
                <text:p>17.524427261166</text:p>
              </table:table-cell>
              <table:table-cell office:value-type="float" office:value="6.91450543528976">
                <text:p>6.91450543528976</text:p>
              </table:table-cell>
              <table:table-cell office:value-type="float" office:value="17.2717388911409">
                <text:p>17.2717388911409</text:p>
              </table:table-cell>
              <table:table-cell office:value-type="float" office:value="2.09029820813479">
                <text:p>2.09029820813479</text:p>
              </table:table-cell>
              <table:table-cell office:value-type="float" office:value="19.5920022045657">
                <text:p>19.5920022045657</text:p>
              </table:table-cell>
              <table:table-cell office:value-type="float" office:value="6.73873368756534">
                <text:p>6.73873368756534</text:p>
              </table:table-cell>
              <table:table-cell office:value-type="float" office:value="17.2657222130282">
                <text:p>17.26572221302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77313971336309">
                <text:p>6.77313971336309</text:p>
              </table:table-cell>
              <table:table-cell office:value-type="float" office:value="17.2809522518425">
                <text:p>17.2809522518425</text:p>
              </table:table-cell>
              <table:table-cell office:value-type="float" office:value="7.06863213731709">
                <text:p>7.06863213731709</text:p>
              </table:table-cell>
              <table:table-cell office:value-type="float" office:value="17.3677639671744">
                <text:p>17.3677639671744</text:p>
              </table:table-cell>
              <table:table-cell office:value-type="float" office:value="6.84144520259637">
                <text:p>6.84144520259637</text:p>
              </table:table-cell>
              <table:table-cell office:value-type="float" office:value="17.340019213334">
                <text:p>17.340019213334</text:p>
              </table:table-cell>
              <table:table-cell office:value-type="float" office:value="2.01219840347237">
                <text:p>2.01219840347237</text:p>
              </table:table-cell>
              <table:table-cell office:value-type="float" office:value="19.6416489153288">
                <text:p>19.6416489153288</text:p>
              </table:table-cell>
              <table:table-cell office:value-type="float" office:value="6.77315420718585">
                <text:p>6.77315420718585</text:p>
              </table:table-cell>
              <table:table-cell office:value-type="float" office:value="17.2809790622183">
                <text:p>17.2809790622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78032068401628">
                <text:p>6.78032068401628</text:p>
              </table:table-cell>
              <table:table-cell office:value-type="float" office:value="17.3190892847449">
                <text:p>17.3190892847449</text:p>
              </table:table-cell>
              <table:table-cell office:value-type="float" office:value="7.05061056399484">
                <text:p>7.05061056399484</text:p>
              </table:table-cell>
              <table:table-cell office:value-type="float" office:value="17.46188956161">
                <text:p>17.46188956161</text:p>
              </table:table-cell>
              <table:table-cell office:value-type="float" office:value="6.76770583104225">
                <text:p>6.76770583104225</text:p>
              </table:table-cell>
              <table:table-cell office:value-type="float" office:value="17.4075655313891">
                <text:p>17.4075655313891</text:p>
              </table:table-cell>
              <table:table-cell office:value-type="float" office:value="1.92906163480477">
                <text:p>1.92906163480477</text:p>
              </table:table-cell>
              <table:table-cell office:value-type="float" office:value="19.6927614204462">
                <text:p>19.6927614204462</text:p>
              </table:table-cell>
              <table:table-cell office:value-type="float" office:value="6.78033278790592">
                <text:p>6.78033278790592</text:p>
              </table:table-cell>
              <table:table-cell office:value-type="float" office:value="17.3191148305416">
                <text:p>17.31911483054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76261702663837">
                <text:p>6.76261702663837</text:p>
              </table:table-cell>
              <table:table-cell office:value-type="float" office:value="17.3684348377617">
                <text:p>17.3684348377617</text:p>
              </table:table-cell>
              <table:table-cell office:value-type="float" office:value="6.90685846430924">
                <text:p>6.90685846430924</text:p>
              </table:table-cell>
              <table:table-cell office:value-type="float" office:value="17.5711087996752">
                <text:p>17.5711087996752</text:p>
              </table:table-cell>
              <table:table-cell office:value-type="float" office:value="6.69329469450309">
                <text:p>6.69329469450309</text:p>
              </table:table-cell>
              <table:table-cell office:value-type="float" office:value="17.4743710907307">
                <text:p>17.4743710907307</text:p>
              </table:table-cell>
              <table:table-cell office:value-type="float" office:value="1.89096270793295">
                <text:p>1.89096270793295</text:p>
              </table:table-cell>
              <table:table-cell office:value-type="float" office:value="19.7150020863182">
                <text:p>19.7150020863182</text:p>
              </table:table-cell>
              <table:table-cell office:value-type="float" office:value="6.76262763410003">
                <text:p>6.76262763410003</text:p>
              </table:table-cell>
              <table:table-cell office:value-type="float" office:value="17.3684592473791">
                <text:p>17.3684592473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61252726265487">
                <text:p>6.61252726265487</text:p>
              </table:table-cell>
              <table:table-cell office:value-type="float" office:value="17.4789714909418">
                <text:p>17.4789714909418</text:p>
              </table:table-cell>
              <table:table-cell office:value-type="float" office:value="6.4758866056106">
                <text:p>6.4758866056106</text:p>
              </table:table-cell>
              <table:table-cell office:value-type="float" office:value="17.6204229140934">
                <text:p>17.6204229140934</text:p>
              </table:table-cell>
              <table:table-cell office:value-type="float" office:value="6.61821923403054">
                <text:p>6.61821923403054</text:p>
              </table:table-cell>
              <table:table-cell office:value-type="float" office:value="17.5404292108587">
                <text:p>17.5404292108587</text:p>
              </table:table-cell>
              <table:table-cell office:value-type="float" office:value="1.82747768365009">
                <text:p>1.82747768365009</text:p>
              </table:table-cell>
              <table:table-cell office:value-type="float" office:value="19.7524035588375">
                <text:p>19.7524035588375</text:p>
              </table:table-cell>
              <table:table-cell office:value-type="float" office:value="6.61254013091486">
                <text:p>6.61254013091486</text:p>
              </table:table-cell>
              <table:table-cell office:value-type="float" office:value="17.4789963785981">
                <text:p>17.47899637859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41777185506386">
                <text:p>6.41777185506386</text:p>
              </table:table-cell>
              <table:table-cell office:value-type="float" office:value="17.5624017582447">
                <text:p>17.5624017582447</text:p>
              </table:table-cell>
              <table:table-cell office:value-type="float" office:value="5.98797770613599">
                <text:p>5.98797770613599</text:p>
              </table:table-cell>
              <table:table-cell office:value-type="float" office:value="17.4210070306167">
                <text:p>17.4210070306167</text:p>
              </table:table-cell>
              <table:table-cell office:value-type="float" office:value="6.54248695710809">
                <text:p>6.54248695710809</text:p>
              </table:table-cell>
              <table:table-cell office:value-type="float" office:value="17.6057332860159">
                <text:p>17.6057332860159</text:p>
              </table:table-cell>
              <table:table-cell office:value-type="float" office:value="1.7843840895016">
                <text:p>1.7843840895016</text:p>
              </table:table-cell>
              <table:table-cell office:value-type="float" office:value="19.7771624763156">
                <text:p>19.7771624763156</text:p>
              </table:table-cell>
              <table:table-cell office:value-type="float" office:value="6.4177895524121">
                <text:p>6.4177895524121</text:p>
              </table:table-cell>
              <table:table-cell office:value-type="float" office:value="17.5624253631811">
                <text:p>17.56242536318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37185650099072">
                <text:p>6.37185650099072</text:p>
              </table:table-cell>
              <table:table-cell office:value-type="float" office:value="17.5789467428354">
                <text:p>17.5789467428354</text:p>
              </table:table-cell>
              <table:table-cell office:value-type="float" office:value="6.26850040658767">
                <text:p>6.26850040658767</text:p>
              </table:table-cell>
              <table:table-cell office:value-type="float" office:value="17.5153550250318">
                <text:p>17.5153550250318</text:p>
              </table:table-cell>
              <table:table-cell office:value-type="float" office:value="6.46610543690031">
                <text:p>6.46610543690031</text:p>
              </table:table-cell>
              <table:table-cell office:value-type="float" office:value="17.6702767858493">
                <text:p>17.6702767858493</text:p>
              </table:table-cell>
              <table:table-cell office:value-type="float" office:value="1.76827603151575">
                <text:p>1.76827603151575</text:p>
              </table:table-cell>
              <table:table-cell office:value-type="float" office:value="19.7870650976979">
                <text:p>19.7870650976979</text:p>
              </table:table-cell>
              <table:table-cell office:value-type="float" office:value="6.37187356823465">
                <text:p>6.37187356823465</text:p>
              </table:table-cell>
              <table:table-cell office:value-type="float" office:value="17.578968332656">
                <text:p>17.578968332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0584972318873">
                <text:p>6.20584972318873</text:p>
              </table:table-cell>
              <table:table-cell office:value-type="float" office:value="17.6957251624346">
                <text:p>17.6957251624346</text:p>
              </table:table-cell>
              <table:table-cell office:value-type="float" office:value="6.03576164584412">
                <text:p>6.03576164584412</text:p>
              </table:table-cell>
              <table:table-cell office:value-type="float" office:value="17.8526923319865">
                <text:p>17.8526923319865</text:p>
              </table:table-cell>
              <table:table-cell office:value-type="float" office:value="6.38908231149558">
                <text:p>6.38908231149558</text:p>
              </table:table-cell>
              <table:table-cell office:value-type="float" office:value="17.7340532560628">
                <text:p>17.7340532560628</text:p>
              </table:table-cell>
              <table:table-cell office:value-type="float" office:value="1.70798862993978">
                <text:p>1.70798862993978</text:p>
              </table:table-cell>
              <table:table-cell office:value-type="float" office:value="19.8215842026468">
                <text:p>19.8215842026468</text:p>
              </table:table-cell>
              <table:table-cell office:value-type="float" office:value="6.20586687560973">
                <text:p>6.20586687560973</text:p>
              </table:table-cell>
              <table:table-cell office:value-type="float" office:value="17.6957488413756">
                <text:p>17.69574884137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4611079378123">
                <text:p>6.14611079378123</text:p>
              </table:table-cell>
              <table:table-cell office:value-type="float" office:value="17.7549908805169">
                <text:p>17.7549908805169</text:p>
              </table:table-cell>
              <table:table-cell office:value-type="float" office:value="6.26829026101877">
                <text:p>6.26829026101877</text:p>
              </table:table-cell>
              <table:table-cell office:value-type="float" office:value="17.8847697783822">
                <text:p>17.8847697783822</text:p>
              </table:table-cell>
              <table:table-cell office:value-type="float" office:value="6.31142528314225">
                <text:p>6.31142528314225</text:p>
              </table:table-cell>
              <table:table-cell office:value-type="float" office:value="17.7970563190624">
                <text:p>17.7970563190624</text:p>
              </table:table-cell>
              <table:table-cell office:value-type="float" office:value="1.61717138748793">
                <text:p>1.61717138748793</text:p>
              </table:table-cell>
              <table:table-cell office:value-type="float" office:value="19.8671234091881">
                <text:p>19.8671234091881</text:p>
              </table:table-cell>
              <table:table-cell office:value-type="float" office:value="6.14612563305782">
                <text:p>6.14612563305782</text:p>
              </table:table-cell>
              <table:table-cell office:value-type="float" office:value="17.7550150132214">
                <text:p>17.75501501322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2694994063722">
                <text:p>6.02694994063722</text:p>
              </table:table-cell>
              <table:table-cell office:value-type="float" office:value="17.8245586867351">
                <text:p>17.8245586867351</text:p>
              </table:table-cell>
              <table:table-cell office:value-type="float" office:value="5.83931204713301">
                <text:p>5.83931204713301</text:p>
              </table:table-cell>
              <table:table-cell office:value-type="float" office:value="17.9222312700301">
                <text:p>17.9222312700301</text:p>
              </table:table-cell>
              <table:table-cell office:value-type="float" office:value="6.23314211747844">
                <text:p>6.23314211747844</text:p>
              </table:table-cell>
              <table:table-cell office:value-type="float" office:value="17.8592796745943">
                <text:p>17.8592796745943</text:p>
              </table:table-cell>
              <table:table-cell office:value-type="float" office:value="1.6036977857794">
                <text:p>1.6036977857794</text:p>
              </table:table-cell>
              <table:table-cell office:value-type="float" office:value="19.8734184838546">
                <text:p>19.8734184838546</text:p>
              </table:table-cell>
              <table:table-cell office:value-type="float" office:value="6.02696478719377">
                <text:p>6.02696478719377</text:p>
              </table:table-cell>
              <table:table-cell office:value-type="float" office:value="17.8245827981068">
                <text:p>17.82458279810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8260939578358">
                <text:p>5.88260939578358</text:p>
              </table:table-cell>
              <table:table-cell office:value-type="float" office:value="17.8930594313247">
                <text:p>17.8930594313247</text:p>
              </table:table-cell>
              <table:table-cell office:value-type="float" office:value="5.85030034658541">
                <text:p>5.85030034658541</text:p>
              </table:table-cell>
              <table:table-cell office:value-type="float" office:value="17.848170945903">
                <text:p>17.848170945903</text:p>
              </table:table-cell>
              <table:table-cell office:value-type="float" office:value="6.15424064275549">
                <text:p>6.15424064275549</text:p>
              </table:table-cell>
              <table:table-cell office:value-type="float" office:value="17.9207171003749">
                <text:p>17.9207171003749</text:p>
              </table:table-cell>
              <table:table-cell office:value-type="float" office:value="1.46000626487946">
                <text:p>1.46000626487946</text:p>
              </table:table-cell>
              <table:table-cell office:value-type="float" office:value="19.9349609501617">
                <text:p>19.9349609501617</text:p>
              </table:table-cell>
              <table:table-cell office:value-type="float" office:value="5.88262479625082">
                <text:p>5.88262479625082</text:p>
              </table:table-cell>
              <table:table-cell office:value-type="float" office:value="17.8930842817025">
                <text:p>17.8930842817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78716954820685">
                <text:p>5.78716954820685</text:p>
              </table:table-cell>
              <table:table-cell office:value-type="float" office:value="17.9886048654047">
                <text:p>17.9886048654047</text:p>
              </table:table-cell>
              <table:table-cell office:value-type="float" office:value="6.00294776647454">
                <text:p>6.00294776647454</text:p>
              </table:table-cell>
              <table:table-cell office:value-type="float" office:value="18.215938775762">
                <text:p>18.215938775762</text:p>
              </table:table-cell>
              <table:table-cell office:value-type="float" office:value="6.07472874905511">
                <text:p>6.07472874905511</text:p>
              </table:table-cell>
              <table:table-cell office:value-type="float" office:value="17.9813624527127">
                <text:p>17.9813624527127</text:p>
              </table:table-cell>
              <table:table-cell office:value-type="float" office:value="1.30103944627203">
                <text:p>1.30103944627203</text:p>
              </table:table-cell>
              <table:table-cell office:value-type="float" office:value="20.0084424548141">
                <text:p>20.0084424548141</text:p>
              </table:table-cell>
              <table:table-cell office:value-type="float" office:value="5.78718248217722">
                <text:p>5.78718248217722</text:p>
              </table:table-cell>
              <table:table-cell office:value-type="float" office:value="17.988631397435">
                <text:p>17.9886313974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66318703488449">
                <text:p>5.66318703488449</text:p>
              </table:table-cell>
              <table:table-cell office:value-type="float" office:value="18.0430988592173">
                <text:p>18.0430988592173</text:p>
              </table:table-cell>
              <table:table-cell office:value-type="float" office:value="5.63580875124951">
                <text:p>5.63580875124951</text:p>
              </table:table-cell>
              <table:table-cell office:value-type="float" office:value="17.9867354241474">
                <text:p>17.9867354241474</text:p>
              </table:table-cell>
              <table:table-cell office:value-type="float" office:value="5.99461438750042">
                <text:p>5.99461438750042</text:p>
              </table:table-cell>
              <table:table-cell office:value-type="float" office:value="18.0412096671231">
                <text:p>18.0412096671231</text:p>
              </table:table-cell>
              <table:table-cell office:value-type="float" office:value="1.17443122105893">
                <text:p>1.17443122105893</text:p>
              </table:table-cell>
              <table:table-cell office:value-type="float" office:value="20.0602890594961">
                <text:p>20.0602890594961</text:p>
              </table:table-cell>
              <table:table-cell office:value-type="float" office:value="5.66320081597463">
                <text:p>5.66320081597463</text:p>
              </table:table-cell>
              <table:table-cell office:value-type="float" office:value="18.0431249305681">
                <text:p>18.04312493056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74157349751628">
                <text:p>5.74157349751628</text:p>
              </table:table-cell>
              <table:table-cell office:value-type="float" office:value="18.0127907321572">
                <text:p>18.0127907321572</text:p>
              </table:table-cell>
              <table:table-cell office:value-type="float" office:value="6.19131627780118">
                <text:p>6.19131627780118</text:p>
              </table:table-cell>
              <table:table-cell office:value-type="float" office:value="17.8924788710589">
                <text:p>17.8924788710589</text:p>
              </table:table-cell>
              <table:table-cell office:value-type="float" office:value="5.91390556946081">
                <text:p>5.91390556946081</text:p>
              </table:table-cell>
              <table:table-cell office:value-type="float" office:value="18.1002527589345">
                <text:p>18.1002527589345</text:p>
              </table:table-cell>
              <table:table-cell office:value-type="float" office:value="1.0094857235358">
                <text:p>1.0094857235358</text:p>
              </table:table-cell>
              <table:table-cell office:value-type="float" office:value="20.1329921465133">
                <text:p>20.1329921465133</text:p>
              </table:table-cell>
              <table:table-cell office:value-type="float" office:value="5.74158471053417">
                <text:p>5.74158471053417</text:p>
              </table:table-cell>
              <table:table-cell office:value-type="float" office:value="18.0128136101847">
                <text:p>18.01281361018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77212960542887">
                <text:p>5.77212960542887</text:p>
              </table:table-cell>
              <table:table-cell office:value-type="float" office:value="18.0592056098366">
                <text:p>18.0592056098366</text:p>
              </table:table-cell>
              <table:table-cell office:value-type="float" office:value="6.10119782853801">
                <text:p>6.10119782853801</text:p>
              </table:table-cell>
              <table:table-cell office:value-type="float" office:value="18.3722027806966">
                <text:p>18.3722027806966</text:p>
              </table:table-cell>
              <table:table-cell office:value-type="float" office:value="5.83261036575082">
                <text:p>5.83261036575082</text:p>
              </table:table-cell>
              <table:table-cell office:value-type="float" office:value="18.1584858238869">
                <text:p>18.1584858238869</text:p>
              </table:table-cell>
              <table:table-cell office:value-type="float" office:value="0.944406300813224">
                <text:p>0.944406300813224</text:p>
              </table:table-cell>
              <table:table-cell office:value-type="float" office:value="20.1652139800544">
                <text:p>20.1652139800544</text:p>
              </table:table-cell>
              <table:table-cell office:value-type="float" office:value="5.7721372049628">
                <text:p>5.7721372049628</text:p>
              </table:table-cell>
              <table:table-cell office:value-type="float" office:value="18.0592277308513">
                <text:p>18.05922773085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72114699372659">
                <text:p>5.72114699372659</text:p>
              </table:table-cell>
              <table:table-cell office:value-type="float" office:value="18.1152300958192">
                <text:p>18.1152300958192</text:p>
              </table:table-cell>
              <table:table-cell office:value-type="float" office:value="5.82778064074382">
                <text:p>5.82778064074382</text:p>
              </table:table-cell>
              <table:table-cell office:value-type="float" office:value="18.2450316704392">
                <text:p>18.2450316704392</text:p>
              </table:table-cell>
              <table:table-cell office:value-type="float" office:value="5.75073690582308">
                <text:p>5.75073690582308</text:p>
              </table:table-cell>
              <table:table-cell office:value-type="float" office:value="18.2159030387224">
                <text:p>18.2159030387224</text:p>
              </table:table-cell>
              <table:table-cell office:value-type="float" office:value="0.865713036608278">
                <text:p>0.865713036608278</text:p>
              </table:table-cell>
              <table:table-cell office:value-type="float" office:value="20.204526526856">
                <text:p>20.204526526856</text:p>
              </table:table-cell>
              <table:table-cell office:value-type="float" office:value="5.72115459867965">
                <text:p>5.72115459867965</text:p>
              </table:table-cell>
              <table:table-cell office:value-type="float" office:value="18.1152513446816">
                <text:p>18.11525134468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552997660178">
                <text:p>5.5552997660178</text:p>
              </table:table-cell>
              <table:table-cell office:value-type="float" office:value="18.1823973494622">
                <text:p>18.1823973494622</text:p>
              </table:table-cell>
              <table:table-cell office:value-type="float" office:value="5.58491166732449">
                <text:p>5.58491166732449</text:p>
              </table:table-cell>
              <table:table-cell office:value-type="float" office:value="17.8836028865641">
                <text:p>17.8836028865641</text:p>
              </table:table-cell>
              <table:table-cell office:value-type="float" office:value="5.66829337695536">
                <text:p>5.66829337695536</text:p>
              </table:table-cell>
              <table:table-cell office:value-type="float" office:value="18.2724986617672">
                <text:p>18.2724986617672</text:p>
              </table:table-cell>
              <table:table-cell office:value-type="float" office:value="0.61435502217596">
                <text:p>0.61435502217596</text:p>
              </table:table-cell>
              <table:table-cell office:value-type="float" office:value="20.327555256554">
                <text:p>20.327555256554</text:p>
              </table:table-cell>
              <table:table-cell office:value-type="float" office:value="5.55531127069868">
                <text:p>5.55531127069868</text:p>
              </table:table-cell>
              <table:table-cell office:value-type="float" office:value="18.1824184664435">
                <text:p>18.18241846644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58437688856776">
                <text:p>5.58437688856776</text:p>
              </table:table-cell>
              <table:table-cell office:value-type="float" office:value="18.1629923773067">
                <text:p>18.1629923773067</text:p>
              </table:table-cell>
              <table:table-cell office:value-type="float" office:value="5.85256977110644">
                <text:p>5.85256977110644</text:p>
              </table:table-cell>
              <table:table-cell office:value-type="float" office:value="18.0073152337199">
                <text:p>18.0073152337199</text:p>
              </table:table-cell>
              <table:table-cell office:value-type="float" office:value="5.58528802343184">
                <text:p>5.58528802343184</text:p>
              </table:table-cell>
              <table:table-cell office:value-type="float" office:value="18.3282670335064">
                <text:p>18.3282670335064</text:p>
              </table:table-cell>
              <table:table-cell office:value-type="float" office:value="0.481303861574005">
                <text:p>0.481303861574005</text:p>
              </table:table-cell>
              <table:table-cell office:value-type="float" office:value="20.3881378707191">
                <text:p>20.3881378707191</text:p>
              </table:table-cell>
              <table:table-cell office:value-type="float" office:value="5.58438720804393">
                <text:p>5.58438720804393</text:p>
              </table:table-cell>
              <table:table-cell office:value-type="float" office:value="18.1630110040576">
                <text:p>18.1630110040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56738175309386">
                <text:p>5.56738175309386</text:p>
              </table:table-cell>
              <table:table-cell office:value-type="float" office:value="18.1968115048925">
                <text:p>18.1968115048925</text:p>
              </table:table-cell>
              <table:table-cell office:value-type="float" office:value="5.76273387736697">
                <text:p>5.76273387736697</text:p>
              </table:table-cell>
              <table:table-cell office:value-type="float" office:value="18.2529653964321">
                <text:p>18.2529653964321</text:p>
              </table:table-cell>
              <table:table-cell office:value-type="float" office:value="5.5017291457187">
                <text:p>5.5017291457187</text:p>
              </table:table-cell>
              <table:table-cell office:value-type="float" office:value="18.3832025771491">
                <text:p>18.3832025771491</text:p>
              </table:table-cell>
              <table:table-cell office:value-type="float" office:value="0.378957431589065">
                <text:p>0.378957431589065</text:p>
              </table:table-cell>
              <table:table-cell office:value-type="float" office:value="20.4378925394783">
                <text:p>20.4378925394783</text:p>
              </table:table-cell>
              <table:table-cell office:value-type="float" office:value="5.56739062961369">
                <text:p>5.56739062961369</text:p>
              </table:table-cell>
              <table:table-cell office:value-type="float" office:value="18.1968293945522">
                <text:p>18.19682939455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58796932258081">
                <text:p>5.58796932258081</text:p>
              </table:table-cell>
              <table:table-cell office:value-type="float" office:value="18.2260842279282">
                <text:p>18.2260842279282</text:p>
              </table:table-cell>
              <table:table-cell office:value-type="float" office:value="5.65853828502465">
                <text:p>5.65853828502465</text:p>
              </table:table-cell>
              <table:table-cell office:value-type="float" office:value="18.5196329768641">
                <text:p>18.5196329768641</text:p>
              </table:table-cell>
              <table:table-cell office:value-type="float" office:value="5.41762509963408">
                <text:p>5.41762509963408</text:p>
              </table:table-cell>
              <table:table-cell office:value-type="float" office:value="18.4372997991868">
                <text:p>18.4372997991868</text:p>
              </table:table-cell>
              <table:table-cell office:value-type="float" office:value="0.426260012430071">
                <text:p>0.426260012430071</text:p>
              </table:table-cell>
              <table:table-cell office:value-type="float" office:value="20.4164488435563">
                <text:p>20.4164488435563</text:p>
              </table:table-cell>
              <table:table-cell office:value-type="float" office:value="5.5879755139455">
                <text:p>5.5879755139455</text:p>
              </table:table-cell>
              <table:table-cell office:value-type="float" office:value="18.2261008610561">
                <text:p>18.22610086105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7619325819036">
                <text:p>5.57619325819036</text:p>
              </table:table-cell>
              <table:table-cell office:value-type="float" office:value="18.2175462102745">
                <text:p>18.2175462102745</text:p>
              </table:table-cell>
              <table:table-cell office:value-type="float" office:value="5.68613348940796">
                <text:p>5.68613348940796</text:p>
              </table:table-cell>
              <table:table-cell office:value-type="float" office:value="18.0481964498388">
                <text:p>18.0481964498388</text:p>
              </table:table-cell>
              <table:table-cell office:value-type="float" office:value="5.3329842955125">
                <text:p>5.3329842955125</text:p>
              </table:table-cell>
              <table:table-cell office:value-type="float" office:value="18.4905532899423">
                <text:p>18.4905532899423</text:p>
              </table:table-cell>
              <table:table-cell office:value-type="float" office:value="0.324690205205699">
                <text:p>0.324690205205699</text:p>
              </table:table-cell>
              <table:table-cell office:value-type="float" office:value="20.4579765436532">
                <text:p>20.4579765436532</text:p>
              </table:table-cell>
              <table:table-cell office:value-type="float" office:value="5.57620018064455">
                <text:p>5.57620018064455</text:p>
              </table:table-cell>
              <table:table-cell office:value-type="float" office:value="18.2175608690658">
                <text:p>18.21756086906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57885330388991">
                <text:p>5.57885330388991</text:p>
              </table:table-cell>
              <table:table-cell office:value-type="float" office:value="18.2394761342859">
                <text:p>18.2394761342859</text:p>
              </table:table-cell>
              <table:table-cell office:value-type="float" office:value="5.56710200930498">
                <text:p>5.56710200930498</text:p>
              </table:table-cell>
              <table:table-cell office:value-type="float" office:value="18.4316657115101">
                <text:p>18.4316657115101</text:p>
              </table:table-cell>
              <table:table-cell office:value-type="float" office:value="5.24781519736384">
                <text:p>5.24781519736384</text:p>
              </table:table-cell>
              <table:table-cell office:value-type="float" office:value="18.5429577241111">
                <text:p>18.5429577241111</text:p>
              </table:table-cell>
              <table:table-cell office:value-type="float" office:value="0.370899825723709">
                <text:p>0.370899825723709</text:p>
              </table:table-cell>
              <table:table-cell office:value-type="float" office:value="20.4409827868369">
                <text:p>20.4409827868369</text:p>
              </table:table-cell>
              <table:table-cell office:value-type="float" office:value="5.57885853309863">
                <text:p>5.57885853309863</text:p>
              </table:table-cell>
              <table:table-cell office:value-type="float" office:value="18.2394896772373">
                <text:p>18.2394896772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39865235541859">
                <text:p>5.39865235541859</text:p>
              </table:table-cell>
              <table:table-cell office:value-type="float" office:value="18.3048754606267">
                <text:p>18.3048754606267</text:p>
              </table:table-cell>
              <table:table-cell office:value-type="float" office:value="5.15789487476663">
                <text:p>5.15789487476663</text:p>
              </table:table-cell>
              <table:table-cell office:value-type="float" office:value="18.2649348878003">
                <text:p>18.2649348878003</text:p>
              </table:table-cell>
              <table:table-cell office:value-type="float" office:value="5.16212632202695">
                <text:p>5.16212632202695</text:p>
              </table:table-cell>
              <table:table-cell office:value-type="float" office:value="18.5945078612932">
                <text:p>18.5945078612932</text:p>
              </table:table-cell>
              <table:table-cell office:value-type="float" office:value="0.299877091896666">
                <text:p>0.299877091896666</text:p>
              </table:table-cell>
              <table:table-cell office:value-type="float" office:value="20.4637994873703">
                <text:p>20.4637994873703</text:p>
              </table:table-cell>
              <table:table-cell office:value-type="float" office:value="5.39865973233361">
                <text:p>5.39865973233361</text:p>
              </table:table-cell>
              <table:table-cell office:value-type="float" office:value="18.3048902105896">
                <text:p>18.30489021058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39306274346198">
                <text:p>5.39306274346198</text:p>
              </table:table-cell>
              <table:table-cell office:value-type="float" office:value="18.2867289207378">
                <text:p>18.2867289207378</text:p>
              </table:table-cell>
              <table:table-cell office:value-type="float" office:value="5.24551883803694">
                <text:p>5.24551883803694</text:p>
              </table:table-cell>
              <table:table-cell office:value-type="float" office:value="18.1676343228711">
                <text:p>18.1676343228711</text:p>
              </table:table-cell>
              <table:table-cell office:value-type="float" office:value="5.07592623831794">
                <text:p>5.07592623831794</text:p>
              </table:table-cell>
              <table:table-cell office:value-type="float" office:value="18.645198546518">
                <text:p>18.645198546518</text:p>
              </table:table-cell>
              <table:table-cell office:value-type="float" office:value="0.348754280572945">
                <text:p>0.348754280572945</text:p>
              </table:table-cell>
              <table:table-cell office:value-type="float" office:value="20.4473684382648">
                <text:p>20.4473684382648</text:p>
              </table:table-cell>
              <table:table-cell office:value-type="float" office:value="5.3930702318227">
                <text:p>5.3930702318227</text:p>
              </table:table-cell>
              <table:table-cell office:value-type="float" office:value="18.2867414752423">
                <text:p>18.28674147524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09194050022671">
                <text:p>5.09194050022671</text:p>
              </table:table-cell>
              <table:table-cell office:value-type="float" office:value="18.475068643689">
                <text:p>18.475068643689</text:p>
              </table:table-cell>
              <table:table-cell office:value-type="float" office:value="4.92616390396545">
                <text:p>4.92616390396545</text:p>
              </table:table-cell>
              <table:table-cell office:value-type="float" office:value="19.0569903055028">
                <text:p>19.0569903055028</text:p>
              </table:table-cell>
              <table:table-cell office:value-type="float" office:value="4.98922356617336">
                <text:p>4.98922356617336</text:p>
              </table:table-cell>
              <table:table-cell office:value-type="float" office:value="18.6950247107592">
                <text:p>18.6950247107592</text:p>
              </table:table-cell>
              <table:table-cell office:value-type="float" office:value="0.22841531533565">
                <text:p>0.22841531533565</text:p>
              </table:table-cell>
              <table:table-cell office:value-type="float" office:value="20.4840125280801">
                <text:p>20.4840125280801</text:p>
              </table:table-cell>
              <table:table-cell office:value-type="float" office:value="5.0919463886566">
                <text:p>5.0919463886566</text:p>
              </table:table-cell>
              <table:table-cell office:value-type="float" office:value="18.4750873317367">
                <text:p>18.47508733173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97674003898357">
                <text:p>4.97674003898357</text:p>
              </table:table-cell>
              <table:table-cell office:value-type="float" office:value="18.5361575700188">
                <text:p>18.5361575700188</text:p>
              </table:table-cell>
              <table:table-cell office:value-type="float" office:value="4.81933243600562">
                <text:p>4.81933243600562</text:p>
              </table:table-cell>
              <table:table-cell office:value-type="float" office:value="18.7162507450469">
                <text:p>18.7162507450469</text:p>
              </table:table-cell>
              <table:table-cell office:value-type="float" office:value="4.90202697578817">
                <text:p>4.90202697578817</text:p>
              </table:table-cell>
              <table:table-cell office:value-type="float" office:value="18.7439813714419">
                <text:p>18.7439813714419</text:p>
              </table:table-cell>
              <table:table-cell office:value-type="float" office:value="0.224008760748179">
                <text:p>0.224008760748179</text:p>
              </table:table-cell>
              <table:table-cell office:value-type="float" office:value="20.485332991585">
                <text:p>20.485332991585</text:p>
              </table:table-cell>
              <table:table-cell office:value-type="float" office:value="4.97674593273759">
                <text:p>4.97674593273759</text:p>
              </table:table-cell>
              <table:table-cell office:value-type="float" office:value="18.536176481723">
                <text:p>18.5361764817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54610828125202">
                <text:p>4.54610828125202</text:p>
              </table:table-cell>
              <table:table-cell office:value-type="float" office:value="18.6900584966899">
                <text:p>18.6900584966899</text:p>
              </table:table-cell>
              <table:table-cell office:value-type="float" office:value="4.34807364876969">
                <text:p>4.34807364876969</text:p>
              </table:table-cell>
              <table:table-cell office:value-type="float" office:value="18.7063679775149">
                <text:p>18.7063679775149</text:p>
              </table:table-cell>
              <table:table-cell office:value-type="float" office:value="4.81434518674875">
                <text:p>4.81434518674875</text:p>
              </table:table-cell>
              <table:table-cell office:value-type="float" office:value="18.7920636329407">
                <text:p>18.7920636329407</text:p>
              </table:table-cell>
              <table:table-cell office:value-type="float" office:value="-0.111369464029077">
                <text:p>-0.111369464029077</text:p>
              </table:table-cell>
              <table:table-cell office:value-type="float" office:value="20.5714405077542">
                <text:p>20.5714405077542</text:p>
              </table:table-cell>
              <table:table-cell office:value-type="float" office:value="4.5461173796832">
                <text:p>4.5461173796832</text:p>
              </table:table-cell>
              <table:table-cell office:value-type="float" office:value="18.6900832002912">
                <text:p>18.69008320029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762037275818">
                <text:p>4.3762037275818</text:p>
              </table:table-cell>
              <table:table-cell office:value-type="float" office:value="18.7774820176078">
                <text:p>18.7774820176078</text:p>
              </table:table-cell>
              <table:table-cell office:value-type="float" office:value="4.58484114604931">
                <text:p>4.58484114604931</text:p>
              </table:table-cell>
              <table:table-cell office:value-type="float" office:value="18.9007803822199">
                <text:p>18.9007803822199</text:p>
              </table:table-cell>
              <table:table-cell office:value-type="float" office:value="4.72618696716092">
                <text:p>4.72618696716092</text:p>
              </table:table-cell>
              <table:table-cell office:value-type="float" office:value="18.8392666870697">
                <text:p>18.8392666870697</text:p>
              </table:table-cell>
              <table:table-cell office:value-type="float" office:value="-0.380473128518007">
                <text:p>-0.380473128518007</text:p>
              </table:table-cell>
              <table:table-cell office:value-type="float" office:value="20.6409997012532">
                <text:p>20.6409997012532</text:p>
              </table:table-cell>
              <table:table-cell office:value-type="float" office:value="4.37621211309387">
                <text:p>4.37621211309387</text:p>
              </table:table-cell>
              <table:table-cell office:value-type="float" office:value="18.7775081096559">
                <text:p>18.77750810965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3278575771433">
                <text:p>4.3278575771433</text:p>
              </table:table-cell>
              <table:table-cell office:value-type="float" office:value="18.8207695236795">
                <text:p>18.8207695236795</text:p>
              </table:table-cell>
              <table:table-cell office:value-type="float" office:value="4.54811210810489">
                <text:p>4.54811210810489</text:p>
              </table:table-cell>
              <table:table-cell office:value-type="float" office:value="18.9398751546259">
                <text:p>18.9398751546259</text:p>
              </table:table-cell>
              <table:table-cell office:value-type="float" office:value="4.63756113277318">
                <text:p>4.63756113277318</text:p>
              </table:table-cell>
              <table:table-cell office:value-type="float" office:value="18.8855858135628">
                <text:p>18.8855858135628</text:p>
              </table:table-cell>
              <table:table-cell office:value-type="float" office:value="-0.534060824868822">
                <text:p>-0.534060824868822</text:p>
              </table:table-cell>
              <table:table-cell office:value-type="float" office:value="20.6782790108029">
                <text:p>20.6782790108029</text:p>
              </table:table-cell>
              <table:table-cell office:value-type="float" office:value="4.32786457238446">
                <text:p>4.32786457238446</text:p>
              </table:table-cell>
              <table:table-cell office:value-type="float" office:value="18.8207943663519">
                <text:p>18.82079436635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25565317445094">
                <text:p>4.25565317445094</text:p>
              </table:table-cell>
              <table:table-cell office:value-type="float" office:value="18.8638878014422">
                <text:p>18.8638878014422</text:p>
              </table:table-cell>
              <table:table-cell office:value-type="float" office:value="4.29783701719183">
                <text:p>4.29783701719183</text:p>
              </table:table-cell>
              <table:table-cell office:value-type="float" office:value="19.0224783483608">
                <text:p>19.0224783483608</text:p>
              </table:table-cell>
              <table:table-cell office:value-type="float" office:value="4.54847654609513">
                <text:p>4.54847654609513</text:p>
              </table:table-cell>
              <table:table-cell office:value-type="float" office:value="18.9310163805458">
                <text:p>18.9310163805458</text:p>
              </table:table-cell>
              <table:table-cell office:value-type="float" office:value="-0.609661648724084">
                <text:p>-0.609661648724084</text:p>
              </table:table-cell>
              <table:table-cell office:value-type="float" office:value="20.691599689564">
                <text:p>20.691599689564</text:p>
              </table:table-cell>
              <table:table-cell office:value-type="float" office:value="4.25565909030953">
                <text:p>4.25565909030953</text:p>
              </table:table-cell>
              <table:table-cell office:value-type="float" office:value="18.8639115089399">
                <text:p>18.86391150893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3672098790742">
                <text:p>4.13672098790742</text:p>
              </table:table-cell>
              <table:table-cell office:value-type="float" office:value="18.9096153054829">
                <text:p>18.9096153054829</text:p>
              </table:table-cell>
              <table:table-cell office:value-type="float" office:value="3.97934508548845">
                <text:p>3.97934508548845</text:p>
              </table:table-cell>
              <table:table-cell office:value-type="float" office:value="19.030362765734">
                <text:p>19.030362765734</text:p>
              </table:table-cell>
              <table:table-cell office:value-type="float" office:value="4.45894211551118">
                <text:p>4.45894211551118</text:p>
              </table:table-cell>
              <table:table-cell office:value-type="float" office:value="18.975553845">
                <text:p>18.975553845</text:p>
              </table:table-cell>
              <table:table-cell office:value-type="float" office:value="-0.627817793166639">
                <text:p>-0.627817793166639</text:p>
              </table:table-cell>
              <table:table-cell office:value-type="float" office:value="20.6945240660652">
                <text:p>20.6945240660652</text:p>
              </table:table-cell>
              <table:table-cell office:value-type="float" office:value="4.13672679673054">
                <text:p>4.13672679673054</text:p>
              </table:table-cell>
              <table:table-cell office:value-type="float" office:value="18.909638273159">
                <text:p>18.909638273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08835079518829">
                <text:p>4.08835079518829</text:p>
              </table:table-cell>
              <table:table-cell office:value-type="float" office:value="18.930110265733">
                <text:p>18.930110265733</text:p>
              </table:table-cell>
              <table:table-cell office:value-type="float" office:value="3.93807844369671">
                <text:p>3.93807844369671</text:p>
              </table:table-cell>
              <table:table-cell office:value-type="float" office:value="19.0219931212632">
                <text:p>19.0219931212632</text:p>
              </table:table-cell>
              <table:table-cell office:value-type="float" office:value="4.36896679438978">
                <text:p>4.36896679438978</text:p>
              </table:table-cell>
              <table:table-cell office:value-type="float" office:value="19.019193753216">
                <text:p>19.019193753216</text:p>
              </table:table-cell>
              <table:table-cell office:value-type="float" office:value="-0.581230318844457">
                <text:p>-0.581230318844457</text:p>
              </table:table-cell>
              <table:table-cell office:value-type="float" office:value="20.6858523873975">
                <text:p>20.6858523873975</text:p>
              </table:table-cell>
              <table:table-cell office:value-type="float" office:value="4.08835622153995">
                <text:p>4.08835622153995</text:p>
              </table:table-cell>
              <table:table-cell office:value-type="float" office:value="18.9301313757292">
                <text:p>18.93013137572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09629728526704">
                <text:p>4.09629728526704</text:p>
              </table:table-cell>
              <table:table-cell office:value-type="float" office:value="18.9728263491753">
                <text:p>18.9728263491753</text:p>
              </table:table-cell>
              <table:table-cell office:value-type="float" office:value="4.34466451232848">
                <text:p>4.34466451232848</text:p>
              </table:table-cell>
              <table:table-cell office:value-type="float" office:value="19.2746906370919">
                <text:p>19.2746906370919</text:p>
              </table:table-cell>
              <table:table-cell office:value-type="float" office:value="4.27855958018808">
                <text:p>4.27855958018808</text:p>
              </table:table-cell>
              <table:table-cell office:value-type="float" office:value="19.0619317412394">
                <text:p>19.0619317412394</text:p>
              </table:table-cell>
              <table:table-cell office:value-type="float" office:value="-0.672201864659159">
                <text:p>-0.672201864659159</text:p>
              </table:table-cell>
              <table:table-cell office:value-type="float" office:value="20.7025194089652">
                <text:p>20.7025194089652</text:p>
              </table:table-cell>
              <table:table-cell office:value-type="float" office:value="4.09630039365108">
                <text:p>4.09630039365108</text:p>
              </table:table-cell>
              <table:table-cell office:value-type="float" office:value="18.9728461268888">
                <text:p>18.97284612688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10070659549445">
                <text:p>4.10070659549445</text:p>
              </table:table-cell>
              <table:table-cell office:value-type="float" office:value="19.0043722899784">
                <text:p>19.0043722899784</text:p>
              </table:table-cell>
              <table:table-cell office:value-type="float" office:value="4.39124183515209">
                <text:p>4.39124183515209</text:p>
              </table:table-cell>
              <table:table-cell office:value-type="float" office:value="19.1879331423066">
                <text:p>19.1879331423066</text:p>
              </table:table-cell>
              <table:table-cell office:value-type="float" office:value="4.18772951355214">
                <text:p>4.18772951355214</text:p>
              </table:table-cell>
              <table:table-cell office:value-type="float" office:value="19.1037635353069">
                <text:p>19.1037635353069</text:p>
              </table:table-cell>
              <table:table-cell office:value-type="float" office:value="-0.806203406503966">
                <text:p>-0.806203406503966</text:p>
              </table:table-cell>
              <table:table-cell office:value-type="float" office:value="20.7264092231227">
                <text:p>20.7264092231227</text:p>
              </table:table-cell>
              <table:table-cell office:value-type="float" office:value="4.10070874377749">
                <text:p>4.10070874377749</text:p>
              </table:table-cell>
              <table:table-cell office:value-type="float" office:value="19.0043906599254">
                <text:p>19.00439065992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8862185009504">
                <text:p>4.08862185009504</text:p>
              </table:table-cell>
              <table:table-cell office:value-type="float" office:value="19.0533993388796">
                <text:p>19.0533993388796</text:p>
              </table:table-cell>
              <table:table-cell office:value-type="float" office:value="4.24446849330969">
                <text:p>4.24446849330969</text:p>
              </table:table-cell>
              <table:table-cell office:value-type="float" office:value="19.3775898693">
                <text:p>19.3775898693</text:p>
              </table:table-cell>
              <table:table-cell office:value-type="float" office:value="4.09648567741295">
                <text:p>4.09648567741295</text:p>
              </table:table-cell>
              <table:table-cell office:value-type="float" office:value="19.1446849522741">
                <text:p>19.1446849522741</text:p>
              </table:table-cell>
              <table:table-cell office:value-type="float" office:value="-0.863648462076243">
                <text:p>-0.863648462076243</text:p>
              </table:table-cell>
              <table:table-cell office:value-type="float" office:value="20.7371497181916">
                <text:p>20.7371497181916</text:p>
              </table:table-cell>
              <table:table-cell office:value-type="float" office:value="4.0886227744396">
                <text:p>4.0886227744396</text:p>
              </table:table-cell>
              <table:table-cell office:value-type="float" office:value="19.0534166421853">
                <text:p>19.05341664218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04373994961972">
                <text:p>4.04373994961972</text:p>
              </table:table-cell>
              <table:table-cell office:value-type="float" office:value="19.0472764946649">
                <text:p>19.0472764946649</text:p>
              </table:table-cell>
              <table:table-cell office:value-type="float" office:value="4.06093484137817">
                <text:p>4.06093484137817</text:p>
              </table:table-cell>
              <table:table-cell office:value-type="float" office:value="18.8826727483335">
                <text:p>18.8826727483335</text:p>
              </table:table-cell>
              <table:table-cell office:value-type="float" office:value="4.00483719607807">
                <text:p>4.00483719607807</text:p>
              </table:table-cell>
              <table:table-cell office:value-type="float" office:value="19.1846919000334">
                <text:p>19.1846919000334</text:p>
              </table:table-cell>
              <table:table-cell office:value-type="float" office:value="-0.942083992537635">
                <text:p>-0.942083992537635</text:p>
              </table:table-cell>
              <table:table-cell office:value-type="float" office:value="20.7499746774187">
                <text:p>20.7499746774187</text:p>
              </table:table-cell>
              <table:table-cell office:value-type="float" office:value="4.04374291372519">
                <text:p>4.04374291372519</text:p>
              </table:table-cell>
              <table:table-cell office:value-type="float" office:value="19.0472921175175">
                <text:p>19.04729211751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83359503521456">
                <text:p>3.83359503521456</text:p>
              </table:table-cell>
              <table:table-cell office:value-type="float" office:value="19.1146102705109">
                <text:p>19.1146102705109</text:p>
              </table:table-cell>
              <table:table-cell office:value-type="float" office:value="3.76365735415765">
                <text:p>3.76365735415765</text:p>
              </table:table-cell>
              <table:table-cell office:value-type="float" office:value="19.0755957748598">
                <text:p>19.0755957748598</text:p>
              </table:table-cell>
              <table:table-cell office:value-type="float" office:value="3.91279323431927">
                <text:p>3.91279323431927</text:p>
              </table:table-cell>
              <table:table-cell office:value-type="float" office:value="19.2237803779232">
                <text:p>19.2237803779232</text:p>
              </table:table-cell>
              <table:table-cell office:value-type="float" office:value="-1.12675137324108">
                <text:p>-1.12675137324108</text:p>
              </table:table-cell>
              <table:table-cell office:value-type="float" office:value="20.7913513946635">
                <text:p>20.7913513946635</text:p>
              </table:table-cell>
              <table:table-cell office:value-type="float" office:value="3.83359970596474">
                <text:p>3.83359970596474</text:p>
              </table:table-cell>
              <table:table-cell office:value-type="float" office:value="19.1146272807064">
                <text:p>19.1146272807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87954021616168">
                <text:p>3.87954021616168</text:p>
              </table:table-cell>
              <table:table-cell office:value-type="float" office:value="19.1160277451953">
                <text:p>19.1160277451953</text:p>
              </table:table-cell>
              <table:table-cell office:value-type="float" office:value="4.01553442628632">
                <text:p>4.01553442628632</text:p>
              </table:table-cell>
              <table:table-cell office:value-type="float" office:value="19.2103888979946">
                <text:p>19.2103888979946</text:p>
              </table:table-cell>
              <table:table-cell office:value-type="float" office:value="3.82036299645603">
                <text:p>3.82036299645603</text:p>
              </table:table-cell>
              <table:table-cell office:value-type="float" office:value="19.2619464771285">
                <text:p>19.2619464771285</text:p>
              </table:table-cell>
              <table:table-cell office:value-type="float" office:value="-1.14024661300829">
                <text:p>-1.14024661300829</text:p>
              </table:table-cell>
              <table:table-cell office:value-type="float" office:value="20.794673816342">
                <text:p>20.794673816342</text:p>
              </table:table-cell>
              <table:table-cell office:value-type="float" office:value="3.87954381039287">
                <text:p>3.87954381039287</text:p>
              </table:table-cell>
              <table:table-cell office:value-type="float" office:value="19.1160425782753">
                <text:p>19.11604257827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82406931015841">
                <text:p>3.82406931015841</text:p>
              </table:table-cell>
              <table:table-cell office:value-type="float" office:value="19.2029773441947">
                <text:p>19.2029773441947</text:p>
              </table:table-cell>
              <table:table-cell office:value-type="float" office:value="3.82987229266652">
                <text:p>3.82987229266652</text:p>
              </table:table-cell>
              <table:table-cell office:value-type="float" office:value="19.7808556914372">
                <text:p>19.7808556914372</text:p>
              </table:table-cell>
              <table:table-cell office:value-type="float" office:value="3.7275557254351">
                <text:p>3.7275557254351</text:p>
              </table:table-cell>
              <table:table-cell office:value-type="float" office:value="19.299186381071">
                <text:p>19.299186381071</text:p>
              </table:table-cell>
              <table:table-cell office:value-type="float" office:value="-1.1113407989935">
                <text:p>-1.1113407989935</text:p>
              </table:table-cell>
              <table:table-cell office:value-type="float" office:value="20.7877372595698">
                <text:p>20.7877372595698</text:p>
              </table:table-cell>
              <table:table-cell office:value-type="float" office:value="3.82407045735414">
                <text:p>3.82407045735414</text:p>
              </table:table-cell>
              <table:table-cell office:value-type="float" office:value="19.202992485619">
                <text:p>19.2029924856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82522297169359">
                <text:p>3.82522297169359</text:p>
              </table:table-cell>
              <table:table-cell office:value-type="float" office:value="19.2081360923737">
                <text:p>19.2081360923737</text:p>
              </table:table-cell>
              <table:table-cell office:value-type="float" office:value="3.91963577105817">
                <text:p>3.91963577105817</text:p>
              </table:table-cell>
              <table:table-cell office:value-type="float" office:value="19.2087581916596">
                <text:p>19.2087581916596</text:p>
              </table:table-cell>
              <table:table-cell office:value-type="float" office:value="3.63438070190624">
                <text:p>3.63438070190624</text:p>
              </table:table-cell>
              <table:table-cell office:value-type="float" office:value="19.3354963657914">
                <text:p>19.3354963657914</text:p>
              </table:table-cell>
              <table:table-cell office:value-type="float" office:value="-1.1622085783663">
                <text:p>-1.1622085783663</text:p>
              </table:table-cell>
              <table:table-cell office:value-type="float" office:value="20.8002768836254">
                <text:p>20.8002768836254</text:p>
              </table:table-cell>
              <table:table-cell office:value-type="float" office:value="3.82522492196337">
                <text:p>3.82522492196337</text:p>
              </table:table-cell>
              <table:table-cell office:value-type="float" office:value="19.2081495019428">
                <text:p>19.20814950194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786958193142">
                <text:p>3.6786958193142</text:p>
              </table:table-cell>
              <table:table-cell office:value-type="float" office:value="19.271896343057">
                <text:p>19.271896343057</text:p>
              </table:table-cell>
              <table:table-cell office:value-type="float" office:value="3.6350813718625">
                <text:p>3.6350813718625</text:p>
              </table:table-cell>
              <table:table-cell office:value-type="float" office:value="19.3838409740364">
                <text:p>19.3838409740364</text:p>
              </table:table-cell>
              <table:table-cell office:value-type="float" office:value="3.54084724329416">
                <text:p>3.54084724329416</text:p>
              </table:table-cell>
              <table:table-cell office:value-type="float" office:value="19.3708728003215">
                <text:p>19.3708728003215</text:p>
              </table:table-cell>
              <table:table-cell office:value-type="float" office:value="-1.27328337342568">
                <text:p>-1.27328337342568</text:p>
              </table:table-cell>
              <table:table-cell office:value-type="float" office:value="20.8240221676408">
                <text:p>20.8240221676408</text:p>
              </table:table-cell>
              <table:table-cell office:value-type="float" office:value="3.67869857597306">
                <text:p>3.67869857597306</text:p>
              </table:table-cell>
              <table:table-cell office:value-type="float" office:value="19.2719105625169">
                <text:p>19.27191056251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9940707545026">
                <text:p>3.59940707545026</text:p>
              </table:table-cell>
              <table:table-cell office:value-type="float" office:value="19.309754543194">
                <text:p>19.309754543194</text:p>
              </table:table-cell>
              <table:table-cell office:value-type="float" office:value="3.76583259625408">
                <text:p>3.76583259625408</text:p>
              </table:table-cell>
              <table:table-cell office:value-type="float" office:value="19.3652235900061">
                <text:p>19.3652235900061</text:p>
              </table:table-cell>
              <table:table-cell office:value-type="float" office:value="3.44696470286679">
                <text:p>3.44696470286679</text:p>
              </table:table-cell>
              <table:table-cell office:value-type="float" office:value="19.4053121470474">
                <text:p>19.4053121470474</text:p>
              </table:table-cell>
              <table:table-cell office:value-type="float" office:value="-1.43951449246947">
                <text:p>-1.43951449246947</text:p>
              </table:table-cell>
              <table:table-cell office:value-type="float" office:value="20.8537952947676">
                <text:p>20.8537952947676</text:p>
              </table:table-cell>
              <table:table-cell office:value-type="float" office:value="3.59940998790965">
                <text:p>3.59940998790965</text:p>
              </table:table-cell>
              <table:table-cell office:value-type="float" office:value="19.3097688055265">
                <text:p>19.30976880552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31208025295727">
                <text:p>3.31208025295727</text:p>
              </table:table-cell>
              <table:table-cell office:value-type="float" office:value="19.3993533550599">
                <text:p>19.3993533550599</text:p>
              </table:table-cell>
              <table:table-cell office:value-type="float" office:value="3.04850490992927">
                <text:p>3.04850490992927</text:p>
              </table:table-cell>
              <table:table-cell office:value-type="float" office:value="19.4825238062067">
                <text:p>19.4825238062067</text:p>
              </table:table-cell>
              <table:table-cell office:value-type="float" office:value="3.35274246879993">
                <text:p>3.35274246879993</text:p>
              </table:table-cell>
              <table:table-cell office:value-type="float" office:value="19.4388109620629">
                <text:p>19.4388109620629</text:p>
              </table:table-cell>
              <table:table-cell office:value-type="float" office:value="-1.57756040904937">
                <text:p>-1.57756040904937</text:p>
              </table:table-cell>
              <table:table-cell office:value-type="float" office:value="20.8749931033235">
                <text:p>20.8749931033235</text:p>
              </table:table-cell>
              <table:table-cell office:value-type="float" office:value="3.31208453621629">
                <text:p>3.31208453621629</text:p>
              </table:table-cell>
              <table:table-cell office:value-type="float" office:value="19.3993699518741">
                <text:p>19.39936995187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8759248515562">
                <text:p>3.08759248515562</text:p>
              </table:table-cell>
              <table:table-cell office:value-type="float" office:value="19.4602792036475">
                <text:p>19.4602792036475</text:p>
              </table:table-cell>
              <table:table-cell office:value-type="float" office:value="2.8972565841046">
                <text:p>2.8972565841046</text:p>
              </table:table-cell>
              <table:table-cell office:value-type="float" office:value="19.4643654015701">
                <text:p>19.4643654015701</text:p>
              </table:table-cell>
              <table:table-cell office:value-type="float" office:value="3.25818996323846">
                <text:p>3.25818996323846</text:p>
              </table:table-cell>
              <table:table-cell office:value-type="float" office:value="19.4713658955147">
                <text:p>19.4713658955147</text:p>
              </table:table-cell>
              <table:table-cell office:value-type="float" office:value="-1.70183228595348">
                <text:p>-1.70183228595348</text:p>
              </table:table-cell>
              <table:table-cell office:value-type="float" office:value="20.893509897424">
                <text:p>20.893509897424</text:p>
              </table:table-cell>
              <table:table-cell office:value-type="float" office:value="3.08759770003553">
                <text:p>3.08759770003553</text:p>
              </table:table-cell>
              <table:table-cell office:value-type="float" office:value="19.4602969401329">
                <text:p>19.46029694013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026645927063">
                <text:p>2.84026645927063</text:p>
              </table:table-cell>
              <table:table-cell office:value-type="float" office:value="19.5194053051923">
                <text:p>19.5194053051923</text:p>
              </table:table-cell>
              <table:table-cell office:value-type="float" office:value="2.63063040153605">
                <text:p>2.63063040153605</text:p>
              </table:table-cell>
              <table:table-cell office:value-type="float" office:value="19.4909326340115">
                <text:p>19.4909326340115</text:p>
              </table:table-cell>
              <table:table-cell office:value-type="float" office:value="3.16331664135415">
                <text:p>3.16331664135415</text:p>
              </table:table-cell>
              <table:table-cell office:value-type="float" office:value="19.5029736919364">
                <text:p>19.5029736919364</text:p>
              </table:table-cell>
              <table:table-cell office:value-type="float" office:value="-1.84190468910946">
                <text:p>-1.84190468910946</text:p>
              </table:table-cell>
              <table:table-cell office:value-type="float" office:value="20.9120987994549">
                <text:p>20.9120987994549</text:p>
              </table:table-cell>
              <table:table-cell office:value-type="float" office:value="2.84027247386702">
                <text:p>2.84027247386702</text:p>
              </table:table-cell>
              <table:table-cell office:value-type="float" office:value="19.519424281583">
                <text:p>19.5194242815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9581212748592">
                <text:p>2.89581212748592</text:p>
              </table:table-cell>
              <table:table-cell office:value-type="float" office:value="19.5215889942232">
                <text:p>19.5215889942232</text:p>
              </table:table-cell>
              <table:table-cell office:value-type="float" office:value="3.21380325659801">
                <text:p>3.21380325659801</text:p>
              </table:table-cell>
              <table:table-cell office:value-type="float" office:value="19.5967867574395">
                <text:p>19.5967867574395</text:p>
              </table:table-cell>
              <table:table-cell office:value-type="float" office:value="3.06813199040012">
                <text:p>3.06813199040012</text:p>
              </table:table-cell>
              <table:table-cell office:value-type="float" office:value="19.5336311905748">
                <text:p>19.5336311905748</text:p>
              </table:table-cell>
              <table:table-cell office:value-type="float" office:value="-1.9546924651332">
                <text:p>-1.9546924651332</text:p>
              </table:table-cell>
              <table:table-cell office:value-type="float" office:value="20.9259307647429">
                <text:p>20.9259307647429</text:p>
              </table:table-cell>
              <table:table-cell office:value-type="float" office:value="2.89581646941608">
                <text:p>2.89581646941608</text:p>
              </table:table-cell>
              <table:table-cell office:value-type="float" office:value="19.5216058257585">
                <text:p>19.52160582575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603566501939">
                <text:p>2.84603566501939</text:p>
              </table:table-cell>
              <table:table-cell office:value-type="float" office:value="19.5596065259643">
                <text:p>19.5596065259643</text:p>
              </table:table-cell>
              <table:table-cell office:value-type="float" office:value="3.01954630083499">
                <text:p>3.01954630083499</text:p>
              </table:table-cell>
              <table:table-cell office:value-type="float" office:value="19.705802433234">
                <text:p>19.705802433234</text:p>
              </table:table-cell>
              <table:table-cell office:value-type="float" office:value="2.97264552876216">
                <text:p>2.97264552876216</text:p>
              </table:table-cell>
              <table:table-cell office:value-type="float" office:value="19.5633353257054">
                <text:p>19.5633353257054</text:p>
              </table:table-cell>
              <table:table-cell office:value-type="float" office:value="-2.08632350462902">
                <text:p>-2.08632350462902</text:p>
              </table:table-cell>
              <table:table-cell office:value-type="float" office:value="20.9433880285472">
                <text:p>20.9433880285472</text:p>
              </table:table-cell>
              <table:table-cell office:value-type="float" office:value="2.84603901534051">
                <text:p>2.84603901534051</text:p>
              </table:table-cell>
              <table:table-cell office:value-type="float" office:value="19.5596226998412">
                <text:p>19.55962269984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0135740215057">
                <text:p>2.80135740215057</text:p>
              </table:table-cell>
              <table:table-cell office:value-type="float" office:value="19.5206437768628">
                <text:p>19.5206437768628</text:p>
              </table:table-cell>
              <table:table-cell office:value-type="float" office:value="2.71465220412529">
                <text:p>2.71465220412529</text:p>
              </table:table-cell>
              <table:table-cell office:value-type="float" office:value="19.1297219427231">
                <text:p>19.1297219427231</text:p>
              </table:table-cell>
              <table:table-cell office:value-type="float" office:value="2.87686680500685">
                <text:p>2.87686680500685</text:p>
              </table:table-cell>
              <table:table-cell office:value-type="float" office:value="19.5920831269397">
                <text:p>19.5920831269397</text:p>
              </table:table-cell>
              <table:table-cell office:value-type="float" office:value="-2.13185149557335">
                <text:p>-2.13185149557335</text:p>
              </table:table-cell>
              <table:table-cell office:value-type="float" office:value="20.9490687844892">
                <text:p>20.9490687844892</text:p>
              </table:table-cell>
              <table:table-cell office:value-type="float" office:value="2.8013626295877">
                <text:p>2.8013626295877</text:p>
              </table:table-cell>
              <table:table-cell office:value-type="float" office:value="19.5206580192948">
                <text:p>19.52065801929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60739956896405">
                <text:p>2.60739956896405</text:p>
              </table:table-cell>
              <table:table-cell office:value-type="float" office:value="19.6256727914538">
                <text:p>19.6256727914538</text:p>
              </table:table-cell>
              <table:table-cell office:value-type="float" office:value="2.71695587828515">
                <text:p>2.71695587828515</text:p>
              </table:table-cell>
              <table:table-cell office:value-type="float" office:value="19.9704300721759">
                <text:p>19.9704300721759</text:p>
              </table:table-cell>
              <table:table-cell office:value-type="float" office:value="2.78080539692676">
                <text:p>2.78080539692676</text:p>
              </table:table-cell>
              <table:table-cell office:value-type="float" office:value="19.6198717195214">
                <text:p>19.6198717195214</text:p>
              </table:table-cell>
              <table:table-cell office:value-type="float" office:value="-2.35174304316211">
                <text:p>-2.35174304316211</text:p>
              </table:table-cell>
              <table:table-cell office:value-type="float" office:value="20.9823207269817">
                <text:p>20.9823207269817</text:p>
              </table:table-cell>
              <table:table-cell office:value-type="float" office:value="2.60740313524987">
                <text:p>2.60740313524987</text:p>
              </table:table-cell>
              <table:table-cell office:value-type="float" office:value="19.6256888263762">
                <text:p>19.6256888263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8069653362127">
                <text:p>2.58069653362127</text:p>
              </table:table-cell>
              <table:table-cell office:value-type="float" office:value="19.6603729406997">
                <text:p>19.6603729406997</text:p>
              </table:table-cell>
              <table:table-cell office:value-type="float" office:value="2.83572768735318">
                <text:p>2.83572768735318</text:p>
              </table:table-cell>
              <table:table-cell office:value-type="float" office:value="19.799089156255">
                <text:p>19.799089156255</text:p>
              </table:table-cell>
              <table:table-cell office:value-type="float" office:value="2.68447091058263">
                <text:p>2.68447091058263</text:p>
              </table:table-cell>
              <table:table-cell office:value-type="float" office:value="19.6466983246143">
                <text:p>19.6466983246143</text:p>
              </table:table-cell>
              <table:table-cell office:value-type="float" office:value="-2.50667076628953">
                <text:p>-2.50667076628953</text:p>
              </table:table-cell>
              <table:table-cell office:value-type="float" office:value="21.0030343421037">
                <text:p>21.0030343421037</text:p>
              </table:table-cell>
              <table:table-cell office:value-type="float" office:value="2.58069925644507">
                <text:p>2.58069925644507</text:p>
              </table:table-cell>
              <table:table-cell office:value-type="float" office:value="19.6603880874023">
                <text:p>19.66038808740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54972272676272">
                <text:p>2.54972272676272</text:p>
              </table:table-cell>
              <table:table-cell office:value-type="float" office:value="19.6411267069385">
                <text:p>19.6411267069385</text:p>
              </table:table-cell>
              <table:table-cell office:value-type="float" office:value="2.33924568453681">
                <text:p>2.33924568453681</text:p>
              </table:table-cell>
              <table:table-cell office:value-type="float" office:value="19.4782690392136">
                <text:p>19.4782690392136</text:p>
              </table:table-cell>
              <table:table-cell office:value-type="float" office:value="2.58787297934284">
                <text:p>2.58787297934284</text:p>
              </table:table-cell>
              <table:table-cell office:value-type="float" office:value="19.6725602595804">
                <text:p>19.6725602595804</text:p>
              </table:table-cell>
              <table:table-cell office:value-type="float" office:value="-2.43999590624131">
                <text:p>-2.43999590624131</text:p>
              </table:table-cell>
              <table:table-cell office:value-type="float" office:value="20.9932603807942">
                <text:p>20.9932603807942</text:p>
              </table:table-cell>
              <table:table-cell office:value-type="float" office:value="2.54972649182735">
                <text:p>2.54972649182735</text:p>
              </table:table-cell>
              <table:table-cell office:value-type="float" office:value="19.6411399151044">
                <text:p>19.64113991510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51435427641921">
                <text:p>2.51435427641921</text:p>
              </table:table-cell>
              <table:table-cell office:value-type="float" office:value="19.6493398247884">
                <text:p>19.6493398247884</text:p>
              </table:table-cell>
              <table:table-cell office:value-type="float" office:value="2.60556288083056">
                <text:p>2.60556288083056</text:p>
              </table:table-cell>
              <table:table-cell office:value-type="float" office:value="19.6050785443894">
                <text:p>19.6050785443894</text:p>
              </table:table-cell>
              <table:table-cell office:value-type="float" office:value="2.49102126291999">
                <text:p>2.49102126291999</text:p>
              </table:table-cell>
              <table:table-cell office:value-type="float" office:value="19.6974549382478">
                <text:p>19.6974549382478</text:p>
              </table:table-cell>
              <table:table-cell office:value-type="float" office:value="-2.53367124472475">
                <text:p>-2.53367124472475</text:p>
              </table:table-cell>
              <table:table-cell office:value-type="float" office:value="21.0067310675773">
                <text:p>21.0067310675773</text:p>
              </table:table-cell>
              <table:table-cell office:value-type="float" office:value="2.51435790268852">
                <text:p>2.51435790268852</text:p>
              </table:table-cell>
              <table:table-cell office:value-type="float" office:value="19.6493521463785">
                <text:p>19.64935214637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8856348407252">
                <text:p>2.48856348407252</text:p>
              </table:table-cell>
              <table:table-cell office:value-type="float" office:value="19.67879349822">
                <text:p>19.67879349822</text:p>
              </table:table-cell>
              <table:table-cell office:value-type="float" office:value="2.55381337021946">
                <text:p>2.55381337021946</text:p>
              </table:table-cell>
              <table:table-cell office:value-type="float" office:value="19.8360377025538">
                <text:p>19.8360377025538</text:p>
              </table:table-cell>
              <table:table-cell office:value-type="float" office:value="2.39392544640503">
                <text:p>2.39392544640503</text:p>
              </table:table-cell>
              <table:table-cell office:value-type="float" office:value="19.7213798711692">
                <text:p>19.7213798711692</text:p>
              </table:table-cell>
              <table:table-cell office:value-type="float" office:value="-2.5762497637794">
                <text:p>-2.5762497637794</text:p>
              </table:table-cell>
              <table:table-cell office:value-type="float" office:value="21.0135779267363">
                <text:p>21.0135779267363</text:p>
              </table:table-cell>
              <table:table-cell office:value-type="float" office:value="2.48856617282464">
                <text:p>2.48856617282464</text:p>
              </table:table-cell>
              <table:table-cell office:value-type="float" office:value="19.6788051397166">
                <text:p>19.67880513971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22916811526435">
                <text:p>2.22916811526435</text:p>
              </table:table-cell>
              <table:table-cell office:value-type="float" office:value="19.7191994640018">
                <text:p>19.7191994640018</text:p>
              </table:table-cell>
              <table:table-cell office:value-type="float" office:value="1.84319473161982">
                <text:p>1.84319473161982</text:p>
              </table:table-cell>
              <table:table-cell office:value-type="float" office:value="19.4988378168422">
                <text:p>19.4988378168422</text:p>
              </table:table-cell>
              <table:table-cell office:value-type="float" office:value="2.2965952392987">
                <text:p>2.2965952392987</text:p>
              </table:table-cell>
              <table:table-cell office:value-type="float" office:value="19.7443326658713">
                <text:p>19.7443326658713</text:p>
              </table:table-cell>
              <table:table-cell office:value-type="float" office:value="-2.65739823871505">
                <text:p>-2.65739823871505</text:p>
              </table:table-cell>
              <table:table-cell office:value-type="float" office:value="21.0272799459992">
                <text:p>21.0272799459992</text:p>
              </table:table-cell>
              <table:table-cell office:value-type="float" office:value="2.22917291559144">
                <text:p>2.22917291559144</text:p>
              </table:table-cell>
              <table:table-cell office:value-type="float" office:value="19.7192121263131">
                <text:p>19.71921212631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11672942136844">
                <text:p>2.11672942136844</text:p>
              </table:table-cell>
              <table:table-cell office:value-type="float" office:value="19.7673894544232">
                <text:p>19.7673894544232</text:p>
              </table:table-cell>
              <table:table-cell office:value-type="float" office:value="2.23000713353489">
                <text:p>2.23000713353489</text:p>
              </table:table-cell>
              <table:table-cell office:value-type="float" office:value="19.8348825077359">
                <text:p>19.8348825077359</text:p>
              </table:table-cell>
              <table:table-cell office:value-type="float" office:value="2.19904037454059">
                <text:p>2.19904037454059</text:p>
              </table:table-cell>
              <table:table-cell office:value-type="float" office:value="19.7663110270938">
                <text:p>19.7663110270938</text:p>
              </table:table-cell>
              <table:table-cell office:value-type="float" office:value="-2.82824759997807">
                <text:p>-2.82824759997807</text:p>
              </table:table-cell>
              <table:table-cell office:value-type="float" office:value="21.055660294791">
                <text:p>21.055660294791</text:p>
              </table:table-cell>
              <table:table-cell office:value-type="float" office:value="2.11673358350819">
                <text:p>2.11673358350819</text:p>
              </table:table-cell>
              <table:table-cell office:value-type="float" office:value="19.7674024671676">
                <text:p>19.76740246716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06013287718112">
                <text:p>2.06013287718112</text:p>
              </table:table-cell>
              <table:table-cell office:value-type="float" office:value="19.8017812611712">
                <text:p>19.8017812611712</text:p>
              </table:table-cell>
              <table:table-cell office:value-type="float" office:value="2.16619535289473">
                <text:p>2.16619535289473</text:p>
              </table:table-cell>
              <table:table-cell office:value-type="float" office:value="19.9052029747519">
                <text:p>19.9052029747519</text:p>
              </table:table-cell>
              <table:table-cell office:value-type="float" office:value="2.10127060753589">
                <text:p>2.10127060753589</text:p>
              </table:table-cell>
              <table:table-cell office:value-type="float" office:value="19.7873127570189">
                <text:p>19.7873127570189</text:p>
              </table:table-cell>
              <table:table-cell office:value-type="float" office:value="-2.93224399066452">
                <text:p>-2.93224399066452</text:p>
              </table:table-cell>
              <table:table-cell office:value-type="float" office:value="21.0724902333255">
                <text:p>21.0724902333255</text:p>
              </table:table-cell>
              <table:table-cell office:value-type="float" office:value="2.06013631220568">
                <text:p>2.06013631220568</text:p>
              </table:table-cell>
              <table:table-cell office:value-type="float" office:value="19.8017938547954">
                <text:p>19.80179385479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25745284693451">
                <text:p>2.25745284693451</text:p>
              </table:table-cell>
              <table:table-cell office:value-type="float" office:value="19.7512241504253">
                <text:p>19.7512241504253</text:p>
              </table:table-cell>
              <table:table-cell office:value-type="float" office:value="2.65369337344793">
                <text:p>2.65369337344793</text:p>
              </table:table-cell>
              <table:table-cell office:value-type="float" office:value="19.7172589690576">
                <text:p>19.7172589690576</text:p>
              </table:table-cell>
              <table:table-cell office:value-type="float" office:value="2.00329571517982">
                <text:p>2.00329571517982</text:p>
              </table:table-cell>
              <table:table-cell office:value-type="float" office:value="19.8073357554911">
                <text:p>19.8073357554911</text:p>
              </table:table-cell>
              <table:table-cell office:value-type="float" office:value="-2.95530349419373">
                <text:p>-2.95530349419373</text:p>
              </table:table-cell>
              <table:table-cell office:value-type="float" office:value="21.0763841940124">
                <text:p>21.0763841940124</text:p>
              </table:table-cell>
              <table:table-cell office:value-type="float" office:value="2.25745511851331">
                <text:p>2.25745511851331</text:p>
              </table:table-cell>
              <table:table-cell office:value-type="float" office:value="19.7512335955992">
                <text:p>19.75123359559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6056556695163">
                <text:p>2.06056556695163</text:p>
              </table:table-cell>
              <table:table-cell office:value-type="float" office:value="19.8497264309381">
                <text:p>19.8497264309381</text:p>
              </table:table-cell>
              <table:table-cell office:value-type="float" office:value="2.00056337513773">
                <text:p>2.00056337513773</text:p>
              </table:table-cell>
              <table:table-cell office:value-type="float" office:value="20.1742728895741">
                <text:p>20.1742728895741</text:p>
              </table:table-cell>
              <table:table-cell office:value-type="float" office:value="1.90512549487998">
                <text:p>1.90512549487998</text:p>
              </table:table-cell>
              <table:table-cell office:value-type="float" office:value="19.8263780202272">
                <text:p>19.8263780202272</text:p>
              </table:table-cell>
              <table:table-cell office:value-type="float" office:value="-3.08050262409435">
                <text:p>-3.08050262409435</text:p>
              </table:table-cell>
              <table:table-cell office:value-type="float" office:value="21.0957101837494">
                <text:p>21.0957101837494</text:p>
              </table:table-cell>
              <table:table-cell office:value-type="float" office:value="2.06056737228467">
                <text:p>2.06056737228467</text:p>
              </table:table-cell>
              <table:table-cell office:value-type="float" office:value="19.8497374429648">
                <text:p>19.8497374429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3176023665064">
                <text:p>2.03176023665064</text:p>
              </table:table-cell>
              <table:table-cell office:value-type="float" office:value="19.8938063698774">
                <text:p>19.8938063698774</text:p>
              </table:table-cell>
              <table:table-cell office:value-type="float" office:value="2.29671639098604">
                <text:p>2.29671639098604</text:p>
              </table:table-cell>
              <table:table-cell office:value-type="float" office:value="20.0678702575684">
                <text:p>20.0678702575684</text:p>
              </table:table-cell>
              <table:table-cell office:value-type="float" office:value="1.80676976357658">
                <text:p>1.80676976357658</text:p>
              </table:table-cell>
              <table:table-cell office:value-type="float" office:value="19.8444376470166">
                <text:p>19.8444376470166</text:p>
              </table:table-cell>
              <table:table-cell office:value-type="float" office:value="-3.23544657511451">
                <text:p>-3.23544657511451</text:p>
              </table:table-cell>
              <table:table-cell office:value-type="float" office:value="21.1232087922972">
                <text:p>21.1232087922972</text:p>
              </table:table-cell>
              <table:table-cell office:value-type="float" office:value="2.03176157120556">
                <text:p>2.03176157120556</text:p>
              </table:table-cell>
              <table:table-cell office:value-type="float" office:value="19.8938170414341">
                <text:p>19.89381704143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9572792574362">
                <text:p>1.79572792574362</text:p>
              </table:table-cell>
              <table:table-cell office:value-type="float" office:value="19.9351541593283">
                <text:p>19.9351541593283</text:p>
              </table:table-cell>
              <table:table-cell office:value-type="float" office:value="1.54560997671263">
                <text:p>1.54560997671263</text:p>
              </table:table-cell>
              <table:table-cell office:value-type="float" office:value="19.7416863393985">
                <text:p>19.7416863393985</text:p>
              </table:table-cell>
              <table:table-cell office:value-type="float" office:value="1.70823835676079">
                <text:p>1.70823835676079</text:p>
              </table:table-cell>
              <table:table-cell office:value-type="float" office:value="19.8615128299117">
                <text:p>19.8615128299117</text:p>
              </table:table-cell>
              <table:table-cell office:value-type="float" office:value="-3.36554712755535">
                <text:p>-3.36554712755535</text:p>
              </table:table-cell>
              <table:table-cell office:value-type="float" office:value="21.1441183788469">
                <text:p>21.1441183788469</text:p>
              </table:table-cell>
              <table:table-cell office:value-type="float" office:value="1.79573129175841">
                <text:p>1.79573129175841</text:p>
              </table:table-cell>
              <table:table-cell office:value-type="float" office:value="19.9351655868049">
                <text:p>19.93516558680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798895548932">
                <text:p>1.5798895548932</text:p>
              </table:table-cell>
              <table:table-cell office:value-type="float" office:value="19.9964721518302">
                <text:p>19.9964721518302</text:p>
              </table:table-cell>
              <table:table-cell office:value-type="float" office:value="1.61653622025874">
                <text:p>1.61653622025874</text:p>
              </table:table-cell>
              <table:table-cell office:value-type="float" office:value="19.9927134537077">
                <text:p>19.9927134537077</text:p>
              </table:table-cell>
              <table:table-cell office:value-type="float" office:value="1.60954112749119">
                <text:p>1.60954112749119</text:p>
              </table:table-cell>
              <table:table-cell office:value-type="float" office:value="19.8776018614085">
                <text:p>19.8776018614085</text:p>
              </table:table-cell>
              <table:table-cell office:value-type="float" office:value="-3.60914096744321">
                <text:p>-3.60914096744321</text:p>
              </table:table-cell>
              <table:table-cell office:value-type="float" office:value="21.174611346884">
                <text:p>21.174611346884</text:p>
              </table:table-cell>
              <table:table-cell office:value-type="float" office:value="1.57989325194671">
                <text:p>1.57989325194671</text:p>
              </table:table-cell>
              <table:table-cell office:value-type="float" office:value="19.9964847289422">
                <text:p>19.99648472894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3152772034064">
                <text:p>1.43152772034064</text:p>
              </table:table-cell>
              <table:table-cell office:value-type="float" office:value="19.9897570746369">
                <text:p>19.9897570746369</text:p>
              </table:table-cell>
              <table:table-cell office:value-type="float" office:value="1.50408260207217">
                <text:p>1.50408260207217</text:p>
              </table:table-cell>
              <table:table-cell office:value-type="float" office:value="19.5978651690911">
                <text:p>19.5978651690911</text:p>
              </table:table-cell>
              <table:table-cell office:value-type="float" office:value="1.51068794540845">
                <text:p>1.51068794540845</text:p>
              </table:table-cell>
              <table:table-cell office:value-type="float" office:value="19.8927031326171">
                <text:p>19.8927031326171</text:p>
              </table:table-cell>
              <table:table-cell office:value-type="float" office:value="-3.85433451777039">
                <text:p>-3.85433451777039</text:p>
              </table:table-cell>
              <table:table-cell office:value-type="float" office:value="21.2093501125251">
                <text:p>21.2093501125251</text:p>
              </table:table-cell>
              <table:table-cell office:value-type="float" office:value="1.43153274627353">
                <text:p>1.43153274627353</text:p>
              </table:table-cell>
              <table:table-cell office:value-type="float" office:value="19.9897694250875">
                <text:p>19.9897694250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6898427963063">
                <text:p>1.26898427963063</text:p>
              </table:table-cell>
              <table:table-cell office:value-type="float" office:value="20.0303313865487">
                <text:p>20.0303313865487</text:p>
              </table:table-cell>
              <table:table-cell office:value-type="float" office:value="1.13522533245166">
                <text:p>1.13522533245166</text:p>
              </table:table-cell>
              <table:table-cell office:value-type="float" office:value="20.005045498127">
                <text:p>20.005045498127</text:p>
              </table:table-cell>
              <table:table-cell office:value-type="float" office:value="1.4116886957484">
                <text:p>1.4116886957484</text:p>
              </table:table-cell>
              <table:table-cell office:value-type="float" office:value="19.9068151334231">
                <text:p>19.9068151334231</text:p>
              </table:table-cell>
              <table:table-cell office:value-type="float" office:value="-3.9502235391116">
                <text:p>-3.9502235391116</text:p>
              </table:table-cell>
              <table:table-cell office:value-type="float" office:value="21.2239681780012">
                <text:p>21.2239681780012</text:p>
              </table:table-cell>
              <table:table-cell office:value-type="float" office:value="1.26898913028334">
                <text:p>1.26898913028334</text:p>
              </table:table-cell>
              <table:table-cell office:value-type="float" office:value="20.030343859336">
                <text:p>20.0303438593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4701009227492">
                <text:p>1.24701009227492</text:p>
              </table:table-cell>
              <table:table-cell office:value-type="float" office:value="19.9752475805766">
                <text:p>19.9752475805766</text:p>
              </table:table-cell>
              <table:table-cell office:value-type="float" office:value="1.45675038581464">
                <text:p>1.45675038581464</text:p>
              </table:table-cell>
              <table:table-cell office:value-type="float" office:value="19.460453032805">
                <text:p>19.460453032805</text:p>
              </table:table-cell>
              <table:table-cell office:value-type="float" office:value="1.31255327835352">
                <text:p>1.31255327835352</text:p>
              </table:table-cell>
              <table:table-cell office:value-type="float" office:value="19.9199364526381">
                <text:p>19.9199364526381</text:p>
              </table:table-cell>
              <table:table-cell office:value-type="float" office:value="-4.15800913753056">
                <text:p>-4.15800913753056</text:p>
              </table:table-cell>
              <table:table-cell office:value-type="float" office:value="21.2576551589037">
                <text:p>21.2576551589037</text:p>
              </table:table-cell>
              <table:table-cell office:value-type="float" office:value="1.24701569617973">
                <text:p>1.24701569617973</text:p>
              </table:table-cell>
              <table:table-cell office:value-type="float" office:value="19.975258589737">
                <text:p>19.9752585897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052663881163">
                <text:p>1.0052663881163</text:p>
              </table:table-cell>
              <table:table-cell office:value-type="float" office:value="20.0772719186891">
                <text:p>20.0772719186891</text:p>
              </table:table-cell>
              <table:table-cell office:value-type="float" office:value="0.977050742111876">
                <text:p>0.977050742111876</text:p>
              </table:table-cell>
              <table:table-cell office:value-type="float" office:value="20.2929732169915">
                <text:p>20.2929732169915</text:p>
              </table:table-cell>
              <table:table-cell office:value-type="float" office:value="1.21329160668293">
                <text:p>1.21329160668293</text:p>
              </table:table-cell>
              <table:table-cell office:value-type="float" office:value="19.9320657781412">
                <text:p>19.9320657781412</text:p>
              </table:table-cell>
              <table:table-cell office:value-type="float" office:value="-4.36307754997745">
                <text:p>-4.36307754997745</text:p>
              </table:table-cell>
              <table:table-cell office:value-type="float" office:value="21.2907974013003">
                <text:p>21.2907974013003</text:p>
              </table:table-cell>
              <table:table-cell office:value-type="float" office:value="1.00527092727531">
                <text:p>1.00527092727531</text:p>
              </table:table-cell>
              <table:table-cell office:value-type="float" office:value="20.0772843585859">
                <text:p>20.07728435858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7972519213669">
                <text:p>0.887972519213669</text:p>
              </table:table-cell>
              <table:table-cell office:value-type="float" office:value="20.0962196041509">
                <text:p>20.0962196041509</text:p>
              </table:table-cell>
              <table:table-cell office:value-type="float" office:value="0.951865759366146">
                <text:p>0.951865759366146</text:p>
              </table:table-cell>
              <table:table-cell office:value-type="float" office:value="19.9247407408121">
                <text:p>19.9247407408121</text:p>
              </table:table-cell>
              <table:table-cell office:value-type="float" office:value="1.11391360682107">
                <text:p>1.11391360682107</text:p>
              </table:table-cell>
              <table:table-cell office:value-type="float" office:value="19.9432018970098">
                <text:p>19.9432018970098</text:p>
              </table:table-cell>
              <table:table-cell office:value-type="float" office:value="-4.54302226366853">
                <text:p>-4.54302226366853</text:p>
              </table:table-cell>
              <table:table-cell office:value-type="float" office:value="21.3252065283376">
                <text:p>21.3252065283376</text:p>
              </table:table-cell>
              <table:table-cell office:value-type="float" office:value="0.887977211683253">
                <text:p>0.887977211683253</text:p>
              </table:table-cell>
              <table:table-cell office:value-type="float" office:value="20.0962316023104">
                <text:p>20.0962316023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29058581766696">
                <text:p>0.929058581766696</text:p>
              </table:table-cell>
              <table:table-cell office:value-type="float" office:value="20.0434864708924">
                <text:p>20.0434864708924</text:p>
              </table:table-cell>
              <table:table-cell office:value-type="float" office:value="1.22773865346079">
                <text:p>1.22773865346079</text:p>
              </table:table-cell>
              <table:table-cell office:value-type="float" office:value="19.6572833035904">
                <text:p>19.6572833035904</text:p>
              </table:table-cell>
              <table:table-cell office:value-type="float" office:value="1.01442921648513">
                <text:p>1.01442921648513</text:p>
              </table:table-cell>
              <table:table-cell office:value-type="float" office:value="19.9533436956415">
                <text:p>19.9533436956415</text:p>
              </table:table-cell>
              <table:table-cell office:value-type="float" office:value="-4.71696216029508">
                <text:p>-4.71696216029508</text:p>
              </table:table-cell>
              <table:table-cell office:value-type="float" office:value="21.3543381145085">
                <text:p>21.3543381145085</text:p>
              </table:table-cell>
              <table:table-cell office:value-type="float" office:value="0.929063289474182">
                <text:p>0.929063289474182</text:p>
              </table:table-cell>
              <table:table-cell office:value-type="float" office:value="20.0434966924414">
                <text:p>20.04349669244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65785870858434">
                <text:p>0.965785870858434</text:p>
              </table:table-cell>
              <table:table-cell office:value-type="float" office:value="19.9688873805273">
                <text:p>19.9688873805273</text:p>
              </table:table-cell>
              <table:table-cell office:value-type="float" office:value="1.18768192680183">
                <text:p>1.18768192680183</text:p>
              </table:table-cell>
              <table:table-cell office:value-type="float" office:value="19.5012672620442">
                <text:p>19.5012672620442</text:p>
              </table:table-cell>
              <table:table-cell office:value-type="float" office:value="0.91484838403122">
                <text:p>0.91484838403122</text:p>
              </table:table-cell>
              <table:table-cell office:value-type="float" office:value="19.9624901598647">
                <text:p>19.9624901598647</text:p>
              </table:table-cell>
              <table:table-cell office:value-type="float" office:value="-4.85870329719294">
                <text:p>-4.85870329719294</text:p>
              </table:table-cell>
              <table:table-cell office:value-type="float" office:value="21.368940827227">
                <text:p>21.368940827227</text:p>
              </table:table-cell>
              <table:table-cell office:value-type="float" office:value="0.965790663851868">
                <text:p>0.965790663851868</text:p>
              </table:table-cell>
              <table:table-cell office:value-type="float" office:value="19.9688959740451">
                <text:p>19.96889597404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9771430798652">
                <text:p>0.69771430798652</text:p>
              </table:table-cell>
              <table:table-cell office:value-type="float" office:value="20.0249267836911">
                <text:p>20.0249267836911</text:p>
              </table:table-cell>
              <table:table-cell office:value-type="float" office:value="0.519920374358422">
                <text:p>0.519920374358422</text:p>
              </table:table-cell>
              <table:table-cell office:value-type="float" office:value="20.0146510849906">
                <text:p>20.0146510849906</text:p>
              </table:table-cell>
              <table:table-cell office:value-type="float" office:value="0.815181067459615">
                <text:p>0.815181067459615</text:p>
              </table:table-cell>
              <table:table-cell office:value-type="float" office:value="19.9706403750408">
                <text:p>19.9706403750408</text:p>
              </table:table-cell>
              <table:table-cell office:value-type="float" office:value="-5.03208231181606">
                <text:p>-5.03208231181606</text:p>
              </table:table-cell>
              <table:table-cell office:value-type="float" office:value="21.3888729842896">
                <text:p>21.3888729842896</text:p>
              </table:table-cell>
              <table:table-cell office:value-type="float" office:value="0.697718595657318">
                <text:p>0.697718595657318</text:p>
              </table:table-cell>
              <table:table-cell office:value-type="float" office:value="20.0249366789777">
                <text:p>20.02493667897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30034648715637">
                <text:p>0.630034648715637</text:p>
              </table:table-cell>
              <table:table-cell office:value-type="float" office:value="20.0937954879366">
                <text:p>20.0937954879366</text:p>
              </table:table-cell>
              <table:table-cell office:value-type="float" office:value="0.561267043959871">
                <text:p>0.561267043959871</text:p>
              </table:table-cell>
              <table:table-cell office:value-type="float" office:value="20.5079558166899">
                <text:p>20.5079558166899</text:p>
              </table:table-cell>
              <table:table-cell office:value-type="float" office:value="0.715437233418914">
                <text:p>0.715437233418914</text:p>
              </table:table-cell>
              <table:table-cell office:value-type="float" office:value="19.9777935261549">
                <text:p>19.9777935261549</text:p>
              </table:table-cell>
              <table:table-cell office:value-type="float" office:value="-5.02284817855008">
                <text:p>-5.02284817855008</text:p>
              </table:table-cell>
              <table:table-cell office:value-type="float" office:value="21.3882513221861">
                <text:p>21.3882513221861</text:p>
              </table:table-cell>
              <table:table-cell office:value-type="float" office:value="0.630036877362126">
                <text:p>0.630036877362126</text:p>
              </table:table-cell>
              <table:table-cell office:value-type="float" office:value="20.0938051423433">
                <text:p>20.09380514234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62599948057565">
                <text:p>0.762599948057565</text:p>
              </table:table-cell>
              <table:table-cell office:value-type="float" office:value="20.065803183939">
                <text:p>20.065803183939</text:p>
              </table:table-cell>
              <table:table-cell office:value-type="float" office:value="1.131913460317">
                <text:p>1.131913460317</text:p>
              </table:table-cell>
              <table:table-cell office:value-type="float" office:value="20.0029805847609">
                <text:p>20.0029805847609</text:p>
              </table:table-cell>
              <table:table-cell office:value-type="float" office:value="0.615626856209399">
                <text:p>0.615626856209399</text:p>
              </table:table-cell>
              <table:table-cell office:value-type="float" office:value="19.9839488978979">
                <text:p>19.9839488978979</text:p>
              </table:table-cell>
              <table:table-cell office:value-type="float" office:value="-5.10586711265183">
                <text:p>-5.10586711265183</text:p>
              </table:table-cell>
              <table:table-cell office:value-type="float" office:value="21.3906618642973">
                <text:p>21.3906618642973</text:p>
              </table:table-cell>
              <table:table-cell office:value-type="float" office:value="0.762601620979073">
                <text:p>0.762601620979073</text:p>
              </table:table-cell>
              <table:table-cell office:value-type="float" office:value="20.0658109166697">
                <text:p>20.06581091666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56044372649409">
                <text:p>0.456044372649409</text:p>
              </table:table-cell>
              <table:table-cell office:value-type="float" office:value="20.0937715733939">
                <text:p>20.0937715733939</text:p>
              </table:table-cell>
              <table:table-cell office:value-type="float" office:value="0.116342881440412">
                <text:p>0.116342881440412</text:p>
              </table:table-cell>
              <table:table-cell office:value-type="float" office:value="19.9797406208418">
                <text:p>19.9797406208418</text:p>
              </table:table-cell>
              <table:table-cell office:value-type="float" office:value="0.515759916785618">
                <text:p>0.515759916785618</text:p>
              </table:table-cell>
              <table:table-cell office:value-type="float" office:value="19.9891058747377">
                <text:p>19.9891058747377</text:p>
              </table:table-cell>
              <table:table-cell office:value-type="float" office:value="-5.22869596518428">
                <text:p>-5.22869596518428</text:p>
              </table:table-cell>
              <table:table-cell office:value-type="float" office:value="21.3945681828667">
                <text:p>21.3945681828667</text:p>
              </table:table-cell>
              <table:table-cell office:value-type="float" office:value="0.456046653822229">
                <text:p>0.456046653822229</text:p>
              </table:table-cell>
              <table:table-cell office:value-type="float" office:value="20.0937806635377">
                <text:p>20.09378066353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88918189287351">
                <text:p>0.588918189287351</text:p>
              </table:table-cell>
              <table:table-cell office:value-type="float" office:value="20.068217959847">
                <text:p>20.068217959847</text:p>
              </table:table-cell>
              <table:table-cell office:value-type="float" office:value="0.778529093786011">
                <text:p>0.778529093786011</text:p>
              </table:table-cell>
              <table:table-cell office:value-type="float" office:value="19.9926483477677">
                <text:p>19.9926483477677</text:p>
              </table:table-cell>
              <table:table-cell office:value-type="float" office:value="0.41584640175829">
                <text:p>0.41584640175829</text:p>
              </table:table-cell>
              <table:table-cell office:value-type="float" office:value="19.993263940981">
                <text:p>19.993263940981</text:p>
              </table:table-cell>
              <table:table-cell office:value-type="float" office:value="-5.20947345697876">
                <text:p>-5.20947345697876</text:p>
              </table:table-cell>
              <table:table-cell office:value-type="float" office:value="21.3943047077235">
                <text:p>21.3943047077235</text:p>
              </table:table-cell>
              <table:table-cell office:value-type="float" office:value="0.588919974539966">
                <text:p>0.588919974539966</text:p>
              </table:table-cell>
              <table:table-cell office:value-type="float" office:value="20.0682250755559">
                <text:p>20.06822507555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39070088904673">
                <text:p>0.339070088904673</text:p>
              </table:table-cell>
              <table:table-cell office:value-type="float" office:value="20.0735972956378">
                <text:p>20.0735972956378</text:p>
              </table:table-cell>
              <table:table-cell office:value-type="float" office:value="0.23309776904302">
                <text:p>0.23309776904302</text:p>
              </table:table-cell>
              <table:table-cell office:value-type="float" office:value="19.9165299364488">
                <text:p>19.9165299364488</text:p>
              </table:table-cell>
              <table:table-cell office:value-type="float" office:value="0.315896302395657">
                <text:p>0.315896302395657</text:p>
              </table:table-cell>
              <table:table-cell office:value-type="float" office:value="19.9964226808247">
                <text:p>19.9964226808247</text:p>
              </table:table-cell>
              <table:table-cell office:value-type="float" office:value="-5.40922874496701">
                <text:p>-5.40922874496701</text:p>
              </table:table-cell>
              <table:table-cell office:value-type="float" office:value="21.3914388536539">
                <text:p>21.3914388536539</text:p>
              </table:table-cell>
              <table:table-cell office:value-type="float" office:value="0.339072189452268">
                <text:p>0.339072189452268</text:p>
              </table:table-cell>
              <table:table-cell office:value-type="float" office:value="20.073605559397">
                <text:p>20.0736055593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3683010799976">
                <text:p>0.203683010799976</text:p>
              </table:table-cell>
              <table:table-cell office:value-type="float" office:value="20.1013724861461">
                <text:p>20.1013724861461</text:p>
              </table:table-cell>
              <table:table-cell office:value-type="float" office:value="0.281936448999788">
                <text:p>0.281936448999788</text:p>
              </table:table-cell>
              <table:table-cell office:value-type="float" office:value="20.177292295652">
                <text:p>20.177292295652</text:p>
              </table:table-cell>
              <table:table-cell office:value-type="float" office:value="0.215919613624365">
                <text:p>0.215919613624365</text:p>
              </table:table-cell>
              <table:table-cell office:value-type="float" office:value="19.9985817783973">
                <text:p>19.9985817783973</text:p>
              </table:table-cell>
              <table:table-cell office:value-type="float" office:value="-5.58645864798468">
                <text:p>-5.58645864798468</text:p>
              </table:table-cell>
              <table:table-cell office:value-type="float" office:value="21.393304769738">
                <text:p>21.393304769738</text:p>
              </table:table-cell>
              <table:table-cell office:value-type="float" office:value="0.203684538938254">
                <text:p>0.203684538938254</text:p>
              </table:table-cell>
              <table:table-cell office:value-type="float" office:value="20.1013810582517">
                <text:p>20.10138105825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3559689217601">
                <text:p>0.23559689217601</text:p>
              </table:table-cell>
              <table:table-cell office:value-type="float" office:value="20.0825650418142">
                <text:p>20.0825650418142</text:p>
              </table:table-cell>
              <table:table-cell office:value-type="float" office:value="0.727488950891798">
                <text:p>0.727488950891798</text:p>
              </table:table-cell>
              <table:table-cell office:value-type="float" office:value="19.9007085844111">
                <text:p>19.9007085844111</text:p>
              </table:table-cell>
              <table:table-cell office:value-type="float" office:value="0.115926333029975">
                <text:p>0.115926333029975</text:p>
              </table:table-cell>
              <table:table-cell office:value-type="float" office:value="19.9997410177909">
                <text:p>19.9997410177909</text:p>
              </table:table-cell>
              <table:table-cell office:value-type="float" office:value="-5.85079164230394">
                <text:p>-5.85079164230394</text:p>
              </table:table-cell>
              <table:table-cell office:value-type="float" office:value="21.3980409014968">
                <text:p>21.3980409014968</text:p>
              </table:table-cell>
              <table:table-cell office:value-type="float" office:value="0.235598482722583">
                <text:p>0.235598482722583</text:p>
              </table:table-cell>
              <table:table-cell office:value-type="float" office:value="20.0825727683819">
                <text:p>20.08257276838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76965329354889">
                <text:p>0.176965329354889</text:p>
              </table:table-cell>
              <table:table-cell office:value-type="float" office:value="20.0625651238227">
                <text:p>20.0625651238227</text:p>
              </table:table-cell>
              <table:table-cell office:value-type="float" office:value="-0.113935538403722">
                <text:p>-0.113935538403722</text:p>
              </table:table-cell>
              <table:table-cell office:value-type="float" office:value="19.8815331719041">
                <text:p>19.8815331719041</text:p>
              </table:table-cell>
              <table:table-cell office:value-type="float" office:value="0.0159264598572213">
                <text:p>0.0159264598572213</text:p>
              </table:table-cell>
              <table:table-cell office:value-type="float" office:value="19.9999002830826">
                <text:p>19.9999002830826</text:p>
              </table:table-cell>
              <table:table-cell office:value-type="float" office:value="-5.75008143576674">
                <text:p>-5.75008143576674</text:p>
              </table:table-cell>
              <table:table-cell office:value-type="float" office:value="21.3982025380425">
                <text:p>21.3982025380425</text:p>
              </table:table-cell>
              <table:table-cell office:value-type="float" office:value="0.176967164391192">
                <text:p>0.176967164391192</text:p>
              </table:table-cell>
              <table:table-cell office:value-type="float" office:value="20.0625721378041">
                <text:p>20.0625721378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13831635562186">
                <text:p>0.0913831635562186</text:p>
              </table:table-cell>
              <table:table-cell office:value-type="float" office:value="20.0735364148056">
                <text:p>20.0735364148056</text:p>
              </table:table-cell>
              <table:table-cell office:value-type="float" office:value="-0.0775282259712226">
                <text:p>-0.0775282259712226</text:p>
              </table:table-cell>
              <table:table-cell office:value-type="float" office:value="20.1054978893725">
                <text:p>20.1054978893725</text:p>
              </table:table-cell>
              <table:table-cell office:value-type="float" office:value="-0.084070005989913">
                <text:p>-0.084070005989913</text:p>
              </table:table-cell>
              <table:table-cell office:value-type="float" office:value="19.9990595583459">
                <text:p>19.9990595583459</text:p>
              </table:table-cell>
              <table:table-cell office:value-type="float" office:value="-5.73632424213066">
                <text:p>-5.73632424213066</text:p>
              </table:table-cell>
              <table:table-cell office:value-type="float" office:value="21.3985494682265">
                <text:p>21.3985494682265</text:p>
              </table:table-cell>
              <table:table-cell office:value-type="float" office:value="0.0913845360631486">
                <text:p>0.0913845360631486</text:p>
              </table:table-cell>
              <table:table-cell office:value-type="float" office:value="20.0735432409741">
                <text:p>20.07354324097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589234747454577">
                <text:p>-0.0589234747454577</text:p>
              </table:table-cell>
              <table:table-cell office:value-type="float" office:value="20.123302195152">
                <text:p>20.123302195152</text:p>
              </table:table-cell>
              <table:table-cell office:value-type="float" office:value="0.0698794697951659">
                <text:p>0.0698794697951659</text:p>
              </table:table-cell>
              <table:table-cell office:value-type="float" office:value="20.4072681236466">
                <text:p>20.4072681236466</text:p>
              </table:table-cell>
              <table:table-cell office:value-type="float" office:value="-0.184053064948173">
                <text:p>-0.184053064948173</text:p>
              </table:table-cell>
              <table:table-cell office:value-type="float" office:value="19.9972189276526">
                <text:p>19.9972189276526</text:p>
              </table:table-cell>
              <table:table-cell office:value-type="float" office:value="-5.95115902987336">
                <text:p>-5.95115902987336</text:p>
              </table:table-cell>
              <table:table-cell office:value-type="float" office:value="21.3933264271355">
                <text:p>21.3933264271355</text:p>
              </table:table-cell>
              <table:table-cell office:value-type="float" office:value="-0.0589231204863979">
                <text:p>-0.0589231204863979</text:p>
              </table:table-cell>
              <table:table-cell office:value-type="float" office:value="20.1233096438773">
                <text:p>20.12330964387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54122439169356">
                <text:p>-0.354122439169356</text:p>
              </table:table-cell>
              <table:table-cell office:value-type="float" office:value="20.1027805053232">
                <text:p>20.1027805053232</text:p>
              </table:table-cell>
              <table:table-cell office:value-type="float" office:value="-0.530228732774764">
                <text:p>-0.530228732774764</text:p>
              </table:table-cell>
              <table:table-cell office:value-type="float" office:value="19.8371926911767">
                <text:p>19.8371926911767</text:p>
              </table:table-cell>
              <table:table-cell office:value-type="float" office:value="-0.284012718794981">
                <text:p>-0.284012718794981</text:p>
              </table:table-cell>
              <table:table-cell office:value-type="float" office:value="19.9943785750642">
                <text:p>19.9943785750642</text:p>
              </table:table-cell>
              <table:table-cell office:value-type="float" office:value="-6.15274566311129">
                <text:p>-6.15274566311129</text:p>
              </table:table-cell>
              <table:table-cell office:value-type="float" office:value="21.3786607855725">
                <text:p>21.3786607855725</text:p>
              </table:table-cell>
              <table:table-cell office:value-type="float" office:value="-0.354121234348324">
                <text:p>-0.354121234348324</text:p>
              </table:table-cell>
              <table:table-cell office:value-type="float" office:value="20.1027891585891">
                <text:p>20.10278915858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56893962402577">
                <text:p>-0.356893962402577</text:p>
              </table:table-cell>
              <table:table-cell office:value-type="float" office:value="20.1207797115105">
                <text:p>20.1207797115105</text:p>
              </table:table-cell>
              <table:table-cell office:value-type="float" office:value="-0.378136867326413">
                <text:p>-0.378136867326413</text:p>
              </table:table-cell>
              <table:table-cell office:value-type="float" office:value="20.2645296069536">
                <text:p>20.2645296069536</text:p>
              </table:table-cell>
              <table:table-cell office:value-type="float" office:value="-0.383938971648254">
                <text:p>-0.383938971648254</text:p>
              </table:table-cell>
              <table:table-cell office:value-type="float" office:value="19.9905387846137">
                <text:p>19.9905387846137</text:p>
              </table:table-cell>
              <table:table-cell office:value-type="float" office:value="-6.13846506060541">
                <text:p>-6.13846506060541</text:p>
              </table:table-cell>
              <table:table-cell office:value-type="float" office:value="21.3794139979778">
                <text:p>21.3794139979778</text:p>
              </table:table-cell>
              <table:table-cell office:value-type="float" office:value="-0.356893402581367">
                <text:p>-0.356893402581367</text:p>
              </table:table-cell>
              <table:table-cell office:value-type="float" office:value="20.1207874578705">
                <text:p>20.12078745787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638645145683418">
                <text:p>-0.638645145683418</text:p>
              </table:table-cell>
              <table:table-cell office:value-type="float" office:value="20.0811788769099">
                <text:p>20.0811788769099</text:p>
              </table:table-cell>
              <table:table-cell office:value-type="float" office:value="-0.92747558014895">
                <text:p>-0.92747558014895</text:p>
              </table:table-cell>
              <table:table-cell office:value-type="float" office:value="19.6156954645692">
                <text:p>19.6156954645692</text:p>
              </table:table-cell>
              <table:table-cell office:value-type="float" office:value="-0.483821830965976">
                <text:p>-0.483821830965976</text:p>
              </table:table-cell>
              <table:table-cell office:value-type="float" office:value="19.9856999402768">
                <text:p>19.9856999402768</text:p>
              </table:table-cell>
              <table:table-cell office:value-type="float" office:value="-6.26910123175614">
                <text:p>-6.26910123175614</text:p>
              </table:table-cell>
              <table:table-cell office:value-type="float" office:value="21.3741768405581">
                <text:p>21.3741768405581</text:p>
              </table:table-cell>
              <table:table-cell office:value-type="float" office:value="-0.638643275736701">
                <text:p>-0.638643275736701</text:p>
              </table:table-cell>
              <table:table-cell office:value-type="float" office:value="20.0811875256335">
                <text:p>20.08118752563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708337176691305">
                <text:p>-0.708337176691305</text:p>
              </table:table-cell>
              <table:table-cell office:value-type="float" office:value="20.11761277814">
                <text:p>20.11761277814</text:p>
              </table:table-cell>
              <table:table-cell office:value-type="float" office:value="-0.268701094281531">
                <text:p>-0.268701094281531</text:p>
              </table:table-cell>
              <table:table-cell office:value-type="float" office:value="20.2792515502123">
                <text:p>20.2792515502123</text:p>
              </table:table-cell>
              <table:table-cell office:value-type="float" office:value="-0.583651308545451">
                <text:p>-0.583651308545451</text:p>
              </table:table-cell>
              <table:table-cell office:value-type="float" office:value="19.9798625259341">
                <text:p>19.9798625259341</text:p>
              </table:table-cell>
              <table:table-cell office:value-type="float" office:value="-6.59029361487464">
                <text:p>-6.59029361487464</text:p>
              </table:table-cell>
              <table:table-cell office:value-type="float" office:value="21.3706505253911">
                <text:p>21.3706505253911</text:p>
              </table:table-cell>
              <table:table-cell office:value-type="float" office:value="-0.708336208242269">
                <text:p>-0.708336208242269</text:p>
              </table:table-cell>
              <table:table-cell office:value-type="float" office:value="20.1176213467051">
                <text:p>20.11762134670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619051159527694">
                <text:p>-0.619051159527694</text:p>
              </table:table-cell>
              <table:table-cell office:value-type="float" office:value="20.1189084755462">
                <text:p>20.1189084755462</text:p>
              </table:table-cell>
              <table:table-cell office:value-type="float" office:value="-0.469984308094609">
                <text:p>-0.469984308094609</text:p>
              </table:table-cell>
              <table:table-cell office:value-type="float" office:value="20.1698557100007">
                <text:p>20.1698557100007</text:p>
              </table:table-cell>
              <table:table-cell office:value-type="float" office:value="-0.683417421522113">
                <text:p>-0.683417421522113</text:p>
              </table:table-cell>
              <table:table-cell office:value-type="float" office:value="19.973027125322">
                <text:p>19.973027125322</text:p>
              </table:table-cell>
              <table:table-cell office:value-type="float" office:value="-6.58598205678625">
                <text:p>-6.58598205678625</text:p>
              </table:table-cell>
              <table:table-cell office:value-type="float" office:value="21.3708049267866">
                <text:p>21.3708049267866</text:p>
              </table:table-cell>
              <table:table-cell office:value-type="float" office:value="-0.619050573578914">
                <text:p>-0.619050573578914</text:p>
              </table:table-cell>
              <table:table-cell office:value-type="float" office:value="20.1189155770823">
                <text:p>20.11891557708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800457977667237">
                <text:p>-0.800457977667237</text:p>
              </table:table-cell>
              <table:table-cell office:value-type="float" office:value="20.0935387776098">
                <text:p>20.0935387776098</text:p>
              </table:table-cell>
              <table:table-cell office:value-type="float" office:value="-0.650226373951291">
                <text:p>-0.650226373951291</text:p>
              </table:table-cell>
              <table:table-cell office:value-type="float" office:value="19.8024426735321">
                <text:p>19.8024426735321</text:p>
              </table:table-cell>
              <table:table-cell office:value-type="float" office:value="-0.783110193367802">
                <text:p>-0.783110193367802</text:p>
              </table:table-cell>
              <table:table-cell office:value-type="float" office:value="19.9651944219749">
                <text:p>19.9651944219749</text:p>
              </table:table-cell>
              <table:table-cell office:value-type="float" office:value="-6.86653428908417">
                <text:p>-6.86653428908417</text:p>
              </table:table-cell>
              <table:table-cell office:value-type="float" office:value="21.360871045534">
                <text:p>21.360871045534</text:p>
              </table:table-cell>
              <table:table-cell office:value-type="float" office:value="-0.800456703786988">
                <text:p>-0.800456703786988</text:p>
              </table:table-cell>
              <table:table-cell office:value-type="float" office:value="20.0935463793159">
                <text:p>20.0935463793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855841504369749">
                <text:p>-0.855841504369749</text:p>
              </table:table-cell>
              <table:table-cell office:value-type="float" office:value="20.0568150548254">
                <text:p>20.0568150548254</text:p>
              </table:table-cell>
              <table:table-cell office:value-type="float" office:value="-1.0696962861932">
                <text:p>-1.0696962861932</text:p>
              </table:table-cell>
              <table:table-cell office:value-type="float" office:value="19.7532824234661">
                <text:p>19.7532824234661</text:p>
              </table:table-cell>
              <table:table-cell office:value-type="float" office:value="-0.88271965488841">
                <text:p>-0.88271965488841</text:p>
              </table:table-cell>
              <table:table-cell office:value-type="float" office:value="19.9563651991566">
                <text:p>19.9563651991566</text:p>
              </table:table-cell>
              <table:table-cell office:value-type="float" office:value="-6.81085638286183">
                <text:p>-6.81085638286183</text:p>
              </table:table-cell>
              <table:table-cell office:value-type="float" office:value="21.3597838621522">
                <text:p>21.3597838621522</text:p>
              </table:table-cell>
              <table:table-cell office:value-type="float" office:value="-0.855839744150648">
                <text:p>-0.855839744150648</text:p>
              </table:table-cell>
              <table:table-cell office:value-type="float" office:value="20.0568219637903">
                <text:p>20.05682196379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72229744848008">
                <text:p>-0.72229744848008</text:p>
              </table:table-cell>
              <table:table-cell office:value-type="float" office:value="20.0076050043176">
                <text:p>20.0076050043176</text:p>
              </table:table-cell>
              <table:table-cell office:value-type="float" office:value="-0.585031614386665">
                <text:p>-0.585031614386665</text:p>
              </table:table-cell>
              <table:table-cell office:value-type="float" office:value="19.6968901841261">
                <text:p>19.6968901841261</text:p>
              </table:table-cell>
              <table:table-cell office:value-type="float" office:value="-0.982235845220793">
                <text:p>-0.982235845220793</text:p>
              </table:table-cell>
              <table:table-cell office:value-type="float" office:value="19.9465403397821">
                <text:p>19.9465403397821</text:p>
              </table:table-cell>
              <table:table-cell office:value-type="float" office:value="-6.77050280400551">
                <text:p>-6.77050280400551</text:p>
              </table:table-cell>
              <table:table-cell office:value-type="float" office:value="21.3592566344081">
                <text:p>21.3592566344081</text:p>
              </table:table-cell>
              <table:table-cell office:value-type="float" office:value="-0.722295555248923">
                <text:p>-0.722295555248923</text:p>
              </table:table-cell>
              <table:table-cell office:value-type="float" office:value="20.0076103081567">
                <text:p>20.00761030815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944695165038445">
                <text:p>-0.944695165038445</text:p>
              </table:table-cell>
              <table:table-cell office:value-type="float" office:value="20.0572296124434">
                <text:p>20.0572296124434</text:p>
              </table:table-cell>
              <table:table-cell office:value-type="float" office:value="-1.21029224346854">
                <text:p>-1.21029224346854</text:p>
              </table:table-cell>
              <table:table-cell office:value-type="float" office:value="20.3256317295269">
                <text:p>20.3256317295269</text:p>
              </table:table-cell>
              <table:table-cell office:value-type="float" office:value="-1.08164881282885">
                <text:p>-1.08164881282885</text:p>
              </table:table-cell>
              <table:table-cell office:value-type="float" office:value="19.9357208263291">
                <text:p>19.9357208263291</text:p>
              </table:table-cell>
              <table:table-cell office:value-type="float" office:value="-6.82748452681412">
                <text:p>-6.82748452681412</text:p>
              </table:table-cell>
              <table:table-cell office:value-type="float" office:value="21.3591699867333">
                <text:p>21.3591699867333</text:p>
              </table:table-cell>
              <table:table-cell office:value-type="float" office:value="-0.944694266998299">
                <text:p>-0.944694266998299</text:p>
              </table:table-cell>
              <table:table-cell office:value-type="float" office:value="20.0572357660904">
                <text:p>20.05723576609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30340842251922">
                <text:p>-1.30340842251922</text:p>
              </table:table-cell>
              <table:table-cell office:value-type="float" office:value="20.0953575225055">
                <text:p>20.0953575225055</text:p>
              </table:table-cell>
              <table:table-cell office:value-type="float" office:value="-1.41197523695786">
                <text:p>-1.41197523695786</text:p>
              </table:table-cell>
              <table:table-cell office:value-type="float" office:value="20.1575160460275">
                <text:p>20.1575160460275</text:p>
              </table:table-cell>
              <table:table-cell office:value-type="float" office:value="-1.18094861649866">
                <text:p>-1.18094861649866</text:p>
              </table:table-cell>
              <table:table-cell office:value-type="float" office:value="19.9239077407399">
                <text:p>19.9239077407399</text:p>
              </table:table-cell>
              <table:table-cell office:value-type="float" office:value="-7.12154169514499">
                <text:p>-7.12154169514499</text:p>
              </table:table-cell>
              <table:table-cell office:value-type="float" office:value="21.3564181198653">
                <text:p>21.3564181198653</text:p>
              </table:table-cell>
              <table:table-cell office:value-type="float" office:value="-1.30340760023338">
                <text:p>-1.30340760023338</text:p>
              </table:table-cell>
              <table:table-cell office:value-type="float" office:value="20.0953653154885">
                <text:p>20.09536531548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39391670302002">
                <text:p>-1.39391670302002</text:p>
              </table:table-cell>
              <table:table-cell office:value-type="float" office:value="20.1013250912904">
                <text:p>20.1013250912904</text:p>
              </table:table-cell>
              <table:table-cell office:value-type="float" office:value="-1.38388391990846">
                <text:p>-1.38388391990846</text:p>
              </table:table-cell>
              <table:table-cell office:value-type="float" office:value="20.0631060021441">
                <text:p>20.0631060021441</text:p>
              </table:table-cell>
              <table:table-cell office:value-type="float" office:value="-1.2801253263326">
                <text:p>-1.2801253263326</text:p>
              </table:table-cell>
              <table:table-cell office:value-type="float" office:value="19.9111022643133">
                <text:p>19.9111022643133</text:p>
              </table:table-cell>
              <table:table-cell office:value-type="float" office:value="-7.22008568160559">
                <text:p>-7.22008568160559</text:p>
              </table:table-cell>
              <table:table-cell office:value-type="float" office:value="21.3582898693572">
                <text:p>21.3582898693572</text:p>
              </table:table-cell>
              <table:table-cell office:value-type="float" office:value="-1.3939158541475">
                <text:p>-1.3939158541475</text:p>
              </table:table-cell>
              <table:table-cell office:value-type="float" office:value="20.101332611064">
                <text:p>20.1013326110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59386389594869">
                <text:p>-1.59386389594869</text:p>
              </table:table-cell>
              <table:table-cell office:value-type="float" office:value="20.1369805082849">
                <text:p>20.1369805082849</text:p>
              </table:table-cell>
              <table:table-cell office:value-type="float" office:value="-1.83519365790798">
                <text:p>-1.83519365790798</text:p>
              </table:table-cell>
              <table:table-cell office:value-type="float" office:value="20.3207562069137">
                <text:p>20.3207562069137</text:p>
              </table:table-cell>
              <table:table-cell office:value-type="float" office:value="-1.37916902474235">
                <text:p>-1.37916902474235</text:p>
              </table:table-cell>
              <table:table-cell office:value-type="float" office:value="19.8973056775862">
                <text:p>19.8973056775862</text:p>
              </table:table-cell>
              <table:table-cell office:value-type="float" office:value="-7.27304228448051">
                <text:p>-7.27304228448051</text:p>
              </table:table-cell>
              <table:table-cell office:value-type="float" office:value="21.3566870808568">
                <text:p>21.3566870808568</text:p>
              </table:table-cell>
              <table:table-cell office:value-type="float" office:value="-1.59386346434449">
                <text:p>-1.59386346434449</text:p>
              </table:table-cell>
              <table:table-cell office:value-type="float" office:value="20.1369883609069">
                <text:p>20.13698836090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6626223871166">
                <text:p>-1.6626223871166</text:p>
              </table:table-cell>
              <table:table-cell office:value-type="float" office:value="20.0600215403131">
                <text:p>20.0600215403131</text:p>
              </table:table-cell>
              <table:table-cell office:value-type="float" office:value="-1.68884100636816">
                <text:p>-1.68884100636816</text:p>
              </table:table-cell>
              <table:table-cell office:value-type="float" office:value="19.3948111139243">
                <text:p>19.3948111139243</text:p>
              </table:table-cell>
              <table:table-cell office:value-type="float" office:value="-1.4780698074406">
                <text:p>-1.4780698074406</text:p>
              </table:table-cell>
              <table:table-cell office:value-type="float" office:value="19.8825193602058">
                <text:p>19.8825193602058</text:p>
              </table:table-cell>
              <table:table-cell office:value-type="float" office:value="-7.34891564200949">
                <text:p>-7.34891564200949</text:p>
              </table:table-cell>
              <table:table-cell office:value-type="float" office:value="21.3540269312496">
                <text:p>21.3540269312496</text:p>
              </table:table-cell>
              <table:table-cell office:value-type="float" office:value="-1.66262052315451">
                <text:p>-1.66262052315451</text:p>
              </table:table-cell>
              <table:table-cell office:value-type="float" office:value="20.06002883526">
                <text:p>20.060028835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61191652475038">
                <text:p>-1.61191652475038</text:p>
              </table:table-cell>
              <table:table-cell office:value-type="float" office:value="20.0382213414373">
                <text:p>20.0382213414373</text:p>
              </table:table-cell>
              <table:table-cell office:value-type="float" office:value="-1.6988017227526">
                <text:p>-1.6988017227526</text:p>
              </table:table-cell>
              <table:table-cell office:value-type="float" office:value="19.8639368708452">
                <text:p>19.8639368708452</text:p>
              </table:table-cell>
              <table:table-cell office:value-type="float" office:value="-1.57681778443148">
                <text:p>-1.57681778443148</text:p>
              </table:table-cell>
              <table:table-cell office:value-type="float" office:value="19.8667447907914">
                <text:p>19.8667447907914</text:p>
              </table:table-cell>
              <table:table-cell office:value-type="float" office:value="-7.25288054307281">
                <text:p>-7.25288054307281</text:p>
              </table:table-cell>
              <table:table-cell office:value-type="float" office:value="21.3585327537899">
                <text:p>21.3585327537899</text:p>
              </table:table-cell>
              <table:table-cell office:value-type="float" office:value="-1.61191485604196">
                <text:p>-1.61191485604196</text:p>
              </table:table-cell>
              <table:table-cell office:value-type="float" office:value="20.0382275087793">
                <text:p>20.03822750877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47142623324744">
                <text:p>-1.47142623324744</text:p>
              </table:table-cell>
              <table:table-cell office:value-type="float" office:value="20.0261096458972">
                <text:p>20.0261096458972</text:p>
              </table:table-cell>
              <table:table-cell office:value-type="float" office:value="-0.918497862751052">
                <text:p>-0.918497862751052</text:p>
              </table:table-cell>
              <table:table-cell office:value-type="float" office:value="19.9605238519943">
                <text:p>19.9605238519943</text:p>
              </table:table-cell>
              <table:table-cell office:value-type="float" office:value="-1.6754030809996">
                <text:p>-1.6754030809996</text:p>
              </table:table-cell>
              <table:table-cell office:value-type="float" office:value="19.849983546787">
                <text:p>19.849983546787</text:p>
              </table:table-cell>
              <table:table-cell office:value-type="float" office:value="-7.43602301217614">
                <text:p>-7.43602301217614</text:p>
              </table:table-cell>
              <table:table-cell office:value-type="float" office:value="21.3509886781774">
                <text:p>21.3509886781774</text:p>
              </table:table-cell>
              <table:table-cell office:value-type="float" office:value="-1.47142504951306">
                <text:p>-1.47142504951306</text:p>
              </table:table-cell>
              <table:table-cell office:value-type="float" office:value="20.0261146599814">
                <text:p>20.02611465998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79936932016021">
                <text:p>-1.79936932016021</text:p>
              </table:table-cell>
              <table:table-cell office:value-type="float" office:value="19.9671064954932">
                <text:p>19.9671064954932</text:p>
              </table:table-cell>
              <table:table-cell office:value-type="float" office:value="-1.98275803581997">
                <text:p>-1.98275803581997</text:p>
              </table:table-cell>
              <table:table-cell office:value-type="float" office:value="19.4517328488095">
                <text:p>19.4517328488095</text:p>
              </table:table-cell>
              <table:table-cell office:value-type="float" office:value="-1.77381583869746">
                <text:p>-1.77381583869746</text:p>
              </table:table-cell>
              <table:table-cell office:value-type="float" office:value="19.8322373043029">
                <text:p>19.8322373043029</text:p>
              </table:table-cell>
              <table:table-cell office:value-type="float" office:value="-7.66508290460547">
                <text:p>-7.66508290460547</text:p>
              </table:table-cell>
              <table:table-cell office:value-type="float" office:value="21.3334142562223">
                <text:p>21.3334142562223</text:p>
              </table:table-cell>
              <table:table-cell office:value-type="float" office:value="-1.79936742875083">
                <text:p>-1.79936742875083</text:p>
              </table:table-cell>
              <table:table-cell office:value-type="float" office:value="19.9671127816953">
                <text:p>19.96711278169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95536305529395">
                <text:p>-1.95536305529395</text:p>
              </table:table-cell>
              <table:table-cell office:value-type="float" office:value="19.9388788609478">
                <text:p>19.9388788609478</text:p>
              </table:table-cell>
              <table:table-cell office:value-type="float" office:value="-1.90048607113878">
                <text:p>-1.90048607113878</text:p>
              </table:table-cell>
              <table:table-cell office:value-type="float" office:value="19.7096927379808">
                <text:p>19.7096927379808</text:p>
              </table:table-cell>
              <table:table-cell office:value-type="float" office:value="-1.87204621633128">
                <text:p>-1.87204621633128</text:p>
              </table:table-cell>
              <table:table-cell office:value-type="float" office:value="19.8135078379486">
                <text:p>19.8135078379486</text:p>
              </table:table-cell>
              <table:table-cell office:value-type="float" office:value="-7.85480499977609">
                <text:p>-7.85480499977609</text:p>
              </table:table-cell>
              <table:table-cell office:value-type="float" office:value="21.3204429606563">
                <text:p>21.3204429606563</text:p>
              </table:table-cell>
              <table:table-cell office:value-type="float" office:value="-1.95536136741297">
                <text:p>-1.95536136741297</text:p>
              </table:table-cell>
              <table:table-cell office:value-type="float" office:value="19.938885397262">
                <text:p>19.9388853972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05956133306011">
                <text:p>-2.05956133306011</text:p>
              </table:table-cell>
              <table:table-cell office:value-type="float" office:value="19.9148222424258">
                <text:p>19.9148222424258</text:p>
              </table:table-cell>
              <table:table-cell office:value-type="float" office:value="-2.17132254947235">
                <text:p>-2.17132254947235</text:p>
              </table:table-cell>
              <table:table-cell office:value-type="float" office:value="19.7259503378495">
                <text:p>19.7259503378495</text:p>
              </table:table-cell>
              <table:table-cell office:value-type="float" office:value="-1.97008439094517">
                <text:p>-1.97008439094517</text:p>
              </table:table-cell>
              <table:table-cell office:value-type="float" office:value="19.7937970206552">
                <text:p>19.7937970206552</text:p>
              </table:table-cell>
              <table:table-cell office:value-type="float" office:value="-7.89378659216997">
                <text:p>-7.89378659216997</text:p>
              </table:table-cell>
              <table:table-cell office:value-type="float" office:value="21.316890281344">
                <text:p>21.316890281344</text:p>
              </table:table-cell>
              <table:table-cell office:value-type="float" office:value="-2.05955989530706">
                <text:p>-2.05955989530706</text:p>
              </table:table-cell>
              <table:table-cell office:value-type="float" office:value="19.9148285924674">
                <text:p>19.91482859246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02559099421593">
                <text:p>-2.02559099421593</text:p>
              </table:table-cell>
              <table:table-cell office:value-type="float" office:value="19.9105050377418">
                <text:p>19.9105050377418</text:p>
              </table:table-cell>
              <table:table-cell office:value-type="float" office:value="-1.79939023826322">
                <text:p>-1.79939023826322</text:p>
              </table:table-cell>
              <table:table-cell office:value-type="float" office:value="19.9042497462514">
                <text:p>19.9042497462514</text:p>
              </table:table-cell>
              <table:table-cell office:value-type="float" office:value="-2.06792055880336">
                <text:p>-2.06792055880336</text:p>
              </table:table-cell>
              <table:table-cell office:value-type="float" office:value="19.7731068234878">
                <text:p>19.7731068234878</text:p>
              </table:table-cell>
              <table:table-cell office:value-type="float" office:value="-7.99137513406268">
                <text:p>-7.99137513406268</text:p>
              </table:table-cell>
              <table:table-cell office:value-type="float" office:value="21.3062529495447">
                <text:p>21.3062529495447</text:p>
              </table:table-cell>
              <table:table-cell office:value-type="float" office:value="-2.02559009450905">
                <text:p>-2.02559009450905</text:p>
              </table:table-cell>
              <table:table-cell office:value-type="float" office:value="19.9105106331707">
                <text:p>19.91051063317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08913921014595">
                <text:p>-2.08913921014595</text:p>
              </table:table-cell>
              <table:table-cell office:value-type="float" office:value="19.9207295699158">
                <text:p>19.9207295699158</text:p>
              </table:table-cell>
              <table:table-cell office:value-type="float" office:value="-1.85317256776042">
                <text:p>-1.85317256776042</text:p>
              </table:table-cell>
              <table:table-cell office:value-type="float" office:value="20.0063227023987">
                <text:p>20.0063227023987</text:p>
              </table:table-cell>
              <table:table-cell office:value-type="float" office:value="-2.16554493637061">
                <text:p>-2.16554493637061</text:p>
              </table:table-cell>
              <table:table-cell office:value-type="float" office:value="19.7514393154491">
                <text:p>19.7514393154491</text:p>
              </table:table-cell>
              <table:table-cell office:value-type="float" office:value="-8.19264897986381">
                <text:p>-8.19264897986381</text:p>
              </table:table-cell>
              <table:table-cell office:value-type="float" office:value="21.2904484788397">
                <text:p>21.2904484788397</text:p>
              </table:table-cell>
              <table:table-cell office:value-type="float" office:value="-2.08913882294891">
                <text:p>-2.08913882294891</text:p>
              </table:table-cell>
              <table:table-cell office:value-type="float" office:value="19.9207350384085">
                <text:p>19.92073503840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34732897759342">
                <text:p>-2.34732897759342</text:p>
              </table:table-cell>
              <table:table-cell office:value-type="float" office:value="19.9455810192364">
                <text:p>19.9455810192364</text:p>
              </table:table-cell>
              <table:table-cell office:value-type="float" office:value="-2.57261210231989">
                <text:p>-2.57261210231989</text:p>
              </table:table-cell>
              <table:table-cell office:value-type="float" office:value="20.1826098262957">
                <text:p>20.1826098262957</text:p>
              </table:table-cell>
              <table:table-cell office:value-type="float" office:value="-2.26294776129049">
                <text:p>-2.26294776129049</text:p>
              </table:table-cell>
              <table:table-cell office:value-type="float" office:value="19.7287966632717">
                <text:p>19.7287966632717</text:p>
              </table:table-cell>
              <table:table-cell office:value-type="float" office:value="-8.31997843605343">
                <text:p>-8.31997843605343</text:p>
              </table:table-cell>
              <table:table-cell office:value-type="float" office:value="21.2775420417484">
                <text:p>21.2775420417484</text:p>
              </table:table-cell>
              <table:table-cell office:value-type="float" office:value="-2.34732922080885">
                <text:p>-2.34732922080885</text:p>
              </table:table-cell>
              <table:table-cell office:value-type="float" office:value="19.9455871612243">
                <text:p>19.94558716122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42634399519232">
                <text:p>-2.42634399519232</text:p>
              </table:table-cell>
              <table:table-cell office:value-type="float" office:value="19.8959890624924">
                <text:p>19.8959890624924</text:p>
              </table:table-cell>
              <table:table-cell office:value-type="float" office:value="-2.39951172546248">
                <text:p>-2.39951172546248</text:p>
              </table:table-cell>
              <table:table-cell office:value-type="float" office:value="19.4957042406655">
                <text:p>19.4957042406655</text:p>
              </table:table-cell>
              <table:table-cell office:value-type="float" office:value="-2.3601192933617">
                <text:p>-2.3601192933617</text:p>
              </table:table-cell>
              <table:table-cell office:value-type="float" office:value="19.705181131202">
                <text:p>19.705181131202</text:p>
              </table:table-cell>
              <table:table-cell office:value-type="float" office:value="-8.41297008232109">
                <text:p>-8.41297008232109</text:p>
              </table:table-cell>
              <table:table-cell office:value-type="float" office:value="21.2715119049869">
                <text:p>21.2715119049869</text:p>
              </table:table-cell>
              <table:table-cell office:value-type="float" office:value="-2.42634342451555">
                <text:p>-2.42634342451555</text:p>
              </table:table-cell>
              <table:table-cell office:value-type="float" office:value="19.8959949645073">
                <text:p>19.89599496450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.52684154304482">
                <text:p>-2.52684154304482</text:p>
              </table:table-cell>
              <table:table-cell office:value-type="float" office:value="19.8965506990072">
                <text:p>19.8965506990072</text:p>
              </table:table-cell>
              <table:table-cell office:value-type="float" office:value="-2.24866458653876">
                <text:p>-2.24866458653876</text:p>
              </table:table-cell>
              <table:table-cell office:value-type="float" office:value="19.89481188203">
                <text:p>19.89481188203</text:p>
              </table:table-cell>
              <table:table-cell office:value-type="float" office:value="-2.457049815512">
                <text:p>-2.457049815512</text:p>
              </table:table-cell>
              <table:table-cell office:value-type="float" office:value="19.6805950807736">
                <text:p>19.6805950807736</text:p>
              </table:table-cell>
              <table:table-cell office:value-type="float" office:value="-8.6752372310279">
                <text:p>-8.6752372310279</text:p>
              </table:table-cell>
              <table:table-cell office:value-type="float" office:value="21.2532797698219">
                <text:p>21.2532797698219</text:p>
              </table:table-cell>
              <table:table-cell office:value-type="float" office:value="-2.52684119242575">
                <text:p>-2.52684119242575</text:p>
              </table:table-cell>
              <table:table-cell office:value-type="float" office:value="19.8965566151851">
                <text:p>19.89655661518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.67383986735282">
                <text:p>-2.67383986735282</text:p>
              </table:table-cell>
              <table:table-cell office:value-type="float" office:value="19.9205276731228">
                <text:p>19.9205276731228</text:p>
              </table:table-cell>
              <table:table-cell office:value-type="float" office:value="-2.79569411325933">
                <text:p>-2.79569411325933</text:p>
              </table:table-cell>
              <table:table-cell office:value-type="float" office:value="20.1282908945837">
                <text:p>20.1282908945837</text:p>
              </table:table-cell>
              <table:table-cell office:value-type="float" office:value="-2.55372963476994">
                <text:p>-2.55372963476994</text:p>
              </table:table-cell>
              <table:table-cell office:value-type="float" office:value="19.6550409705709">
                <text:p>19.6550409705709</text:p>
              </table:table-cell>
              <table:table-cell office:value-type="float" office:value="-8.75219967443705">
                <text:p>-8.75219967443705</text:p>
              </table:table-cell>
              <table:table-cell office:value-type="float" office:value="21.2460420860725">
                <text:p>21.2460420860725</text:p>
              </table:table-cell>
              <table:table-cell office:value-type="float" office:value="-2.67384005143188">
                <text:p>-2.67384005143188</text:p>
              </table:table-cell>
              <table:table-cell office:value-type="float" office:value="19.9205336037273">
                <text:p>19.92053360372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.63506223337336">
                <text:p>-2.63506223337336</text:p>
              </table:table-cell>
              <table:table-cell office:value-type="float" office:value="19.9584931059966">
                <text:p>19.9584931059966</text:p>
              </table:table-cell>
              <table:table-cell office:value-type="float" office:value="-2.48441246580341">
                <text:p>-2.48441246580341</text:p>
              </table:table-cell>
              <table:table-cell office:value-type="float" office:value="20.259058617661">
                <text:p>20.259058617661</text:p>
              </table:table-cell>
              <table:table-cell office:value-type="float" office:value="-2.65014908323418">
                <text:p>-2.65014908323418</text:p>
              </table:table-cell>
              <table:table-cell office:value-type="float" office:value="19.6285213559837">
                <text:p>19.6285213559837</text:p>
              </table:table-cell>
              <table:table-cell office:value-type="float" office:value="-8.80232358016707">
                <text:p>-8.80232358016707</text:p>
              </table:table-cell>
              <table:table-cell office:value-type="float" office:value="21.2418464949471">
                <text:p>21.2418464949471</text:p>
              </table:table-cell>
              <table:table-cell office:value-type="float" office:value="-2.63506288231537">
                <text:p>-2.63506288231537</text:p>
              </table:table-cell>
              <table:table-cell office:value-type="float" office:value="19.9584982533515">
                <text:p>19.95849825335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77450298455202">
                <text:p>-2.77450298455202</text:p>
              </table:table-cell>
              <table:table-cell office:value-type="float" office:value="19.8678037386078">
                <text:p>19.8678037386078</text:p>
              </table:table-cell>
              <table:table-cell office:value-type="float" office:value="-2.65296343319554">
                <text:p>-2.65296343319554</text:p>
              </table:table-cell>
              <table:table-cell office:value-type="float" office:value="19.1460671313928">
                <text:p>19.1460671313928</text:p>
              </table:table-cell>
              <table:table-cell office:value-type="float" office:value="-2.74629851904021">
                <text:p>-2.74629851904021</text:p>
              </table:table-cell>
              <table:table-cell office:value-type="float" office:value="19.6010388889514">
                <text:p>19.6010388889514</text:p>
              </table:table-cell>
              <table:table-cell office:value-type="float" office:value="-9.01410739322649">
                <text:p>-9.01410739322649</text:p>
              </table:table-cell>
              <table:table-cell office:value-type="float" office:value="21.2295058746556">
                <text:p>21.2295058746556</text:p>
              </table:table-cell>
              <table:table-cell office:value-type="float" office:value="-2.77450215147785">
                <text:p>-2.77450215147785</text:p>
              </table:table-cell>
              <table:table-cell office:value-type="float" office:value="19.8678090532641">
                <text:p>19.86780905326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.05070141732681">
                <text:p>-3.05070141732681</text:p>
              </table:table-cell>
              <table:table-cell office:value-type="float" office:value="19.8275747288628">
                <text:p>19.8275747288628</text:p>
              </table:table-cell>
              <table:table-cell office:value-type="float" office:value="-3.04401962605632">
                <text:p>-3.04401962605632</text:p>
              </table:table-cell>
              <table:table-cell office:value-type="float" office:value="19.4827691990752">
                <text:p>19.4827691990752</text:p>
              </table:table-cell>
              <table:table-cell office:value-type="float" office:value="-2.84216832732458">
                <text:p>-2.84216832732458</text:p>
              </table:table-cell>
              <table:table-cell office:value-type="float" office:value="19.5725963176978">
                <text:p>19.5725963176978</text:p>
              </table:table-cell>
              <table:table-cell office:value-type="float" office:value="-9.29539647664967">
                <text:p>-9.29539647664967</text:p>
              </table:table-cell>
              <table:table-cell office:value-type="float" office:value="21.2194410529828">
                <text:p>21.2194410529828</text:p>
              </table:table-cell>
              <table:table-cell office:value-type="float" office:value="-3.05070028611773">
                <text:p>-3.05070028611773</text:p>
              </table:table-cell>
              <table:table-cell office:value-type="float" office:value="19.8275807641057">
                <text:p>19.82758076410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.93489449773545">
                <text:p>-2.93489449773545</text:p>
              </table:table-cell>
              <table:table-cell office:value-type="float" office:value="19.7723902404272">
                <text:p>19.7723902404272</text:p>
              </table:table-cell>
              <table:table-cell office:value-type="float" office:value="-2.9439991554425">
                <text:p>-2.9439991554425</text:p>
              </table:table-cell>
              <table:table-cell office:value-type="float" office:value="19.3363271811921">
                <text:p>19.3363271811921</text:p>
              </table:table-cell>
              <table:table-cell office:value-type="float" office:value="-2.93774892118635">
                <text:p>-2.93774892118635</text:p>
              </table:table-cell>
              <table:table-cell office:value-type="float" office:value="19.5431964864562">
                <text:p>19.5431964864562</text:p>
              </table:table-cell>
              <table:table-cell office:value-type="float" office:value="-9.17391409918548">
                <text:p>-9.17391409918548</text:p>
              </table:table-cell>
              <table:table-cell office:value-type="float" office:value="21.2255417599475">
                <text:p>21.2255417599475</text:p>
              </table:table-cell>
              <table:table-cell office:value-type="float" office:value="-2.93489306904693">
                <text:p>-2.93489306904693</text:p>
              </table:table-cell>
              <table:table-cell office:value-type="float" office:value="19.7723950314192">
                <text:p>19.77239503141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.8797195742076">
                <text:p>-2.8797195742076</text:p>
              </table:table-cell>
              <table:table-cell office:value-type="float" office:value="19.7375268693478">
                <text:p>19.7375268693478</text:p>
              </table:table-cell>
              <table:table-cell office:value-type="float" office:value="-2.98263173255566">
                <text:p>-2.98263173255566</text:p>
              </table:table-cell>
              <table:table-cell office:value-type="float" office:value="19.4082041223478">
                <text:p>19.4082041223478</text:p>
              </table:table-cell>
              <table:table-cell office:value-type="float" office:value="-3.03303074264578">
                <text:p>-3.03303074264578</text:p>
              </table:table-cell>
              <table:table-cell office:value-type="float" office:value="19.5128423351854">
                <text:p>19.5128423351854</text:p>
              </table:table-cell>
              <table:table-cell office:value-type="float" office:value="-9.05637082659124">
                <text:p>-9.05637082659124</text:p>
              </table:table-cell>
              <table:table-cell office:value-type="float" office:value="21.2357571727598">
                <text:p>21.2357571727598</text:p>
              </table:table-cell>
              <table:table-cell office:value-type="float" office:value="-2.87971813978923">
                <text:p>-2.87971813978923</text:p>
              </table:table-cell>
              <table:table-cell office:value-type="float" office:value="19.7375308398405">
                <text:p>19.73753083984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.91941173833039">
                <text:p>-2.91941173833039</text:p>
              </table:table-cell>
              <table:table-cell office:value-type="float" office:value="19.7411125439307">
                <text:p>19.7411125439307</text:p>
              </table:table-cell>
              <table:table-cell office:value-type="float" office:value="-3.02581167718966">
                <text:p>-3.02581167718966</text:p>
              </table:table-cell>
              <table:table-cell office:value-type="float" office:value="19.777531273278">
                <text:p>19.777531273278</text:p>
              </table:table-cell>
              <table:table-cell office:value-type="float" office:value="-3.12800426360013">
                <text:p>-3.12800426360013</text:p>
              </table:table-cell>
              <table:table-cell office:value-type="float" office:value="19.4815368992751">
                <text:p>19.4815368992751</text:p>
              </table:table-cell>
              <table:table-cell office:value-type="float" office:value="-9.03480501887124">
                <text:p>-9.03480501887124</text:p>
              </table:table-cell>
              <table:table-cell office:value-type="float" office:value="21.2379295574049">
                <text:p>21.2379295574049</text:p>
              </table:table-cell>
              <table:table-cell office:value-type="float" office:value="-2.91941094229619">
                <text:p>-2.91941094229619</text:p>
              </table:table-cell>
              <table:table-cell office:value-type="float" office:value="19.7411162238802">
                <text:p>19.74111622388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.98312587424277">
                <text:p>-2.98312587424277</text:p>
              </table:table-cell>
              <table:table-cell office:value-type="float" office:value="19.7091419579346">
                <text:p>19.7091419579346</text:p>
              </table:table-cell>
              <table:table-cell office:value-type="float" office:value="-3.02563119935976">
                <text:p>-3.02563119935976</text:p>
              </table:table-cell>
              <table:table-cell office:value-type="float" office:value="19.4684817298817">
                <text:p>19.4684817298817</text:p>
              </table:table-cell>
              <table:table-cell office:value-type="float" office:value="-3.22265998677645">
                <text:p>-3.22265998677645</text:p>
              </table:table-cell>
              <table:table-cell office:value-type="float" office:value="19.4492833092428">
                <text:p>19.4492833092428</text:p>
              </table:table-cell>
              <table:table-cell office:value-type="float" office:value="-9.06744674202915">
                <text:p>-9.06744674202915</text:p>
              </table:table-cell>
              <table:table-cell office:value-type="float" office:value="21.2335547965171">
                <text:p>21.2335547965171</text:p>
              </table:table-cell>
              <table:table-cell office:value-type="float" office:value="-2.98312506249912">
                <text:p>-2.98312506249912</text:p>
              </table:table-cell>
              <table:table-cell office:value-type="float" office:value="19.7091455471062">
                <text:p>19.70914554710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.26724650672592">
                <text:p>-3.26724650672592</text:p>
              </table:table-cell>
              <table:table-cell office:value-type="float" office:value="19.6658593058732">
                <text:p>19.6658593058732</text:p>
              </table:table-cell>
              <table:table-cell office:value-type="float" office:value="-3.4697663596218">
                <text:p>-3.4697663596218</text:p>
              </table:table-cell>
              <table:table-cell office:value-type="float" office:value="19.4844886151577">
                <text:p>19.4844886151577</text:p>
              </table:table-cell>
              <table:table-cell office:value-type="float" office:value="-3.31698844668129">
                <text:p>-3.31698844668129</text:p>
              </table:table-cell>
              <table:table-cell office:value-type="float" office:value="19.4160847904208">
                <text:p>19.4160847904208</text:p>
              </table:table-cell>
              <table:table-cell office:value-type="float" office:value="-9.22688057137248">
                <text:p>-9.22688057137248</text:p>
              </table:table-cell>
              <table:table-cell office:value-type="float" office:value="21.2129935939133">
                <text:p>21.2129935939133</text:p>
              </table:table-cell>
              <table:table-cell office:value-type="float" office:value="-3.26724590499825">
                <text:p>-3.26724590499825</text:p>
              </table:table-cell>
              <table:table-cell office:value-type="float" office:value="19.6658637465927">
                <text:p>19.6658637465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.42920575488527">
                <text:p>-3.42920575488527</text:p>
              </table:table-cell>
              <table:table-cell office:value-type="float" office:value="19.6132323402745">
                <text:p>19.6132323402745</text:p>
              </table:table-cell>
              <table:table-cell office:value-type="float" office:value="-3.54630588615729">
                <text:p>-3.54630588615729</text:p>
              </table:table-cell>
              <table:table-cell office:value-type="float" office:value="19.2963840649624">
                <text:p>19.2963840649624</text:p>
              </table:table-cell>
              <table:table-cell office:value-type="float" office:value="-3.41098021054729">
                <text:p>-3.41098021054729</text:p>
              </table:table-cell>
              <table:table-cell office:value-type="float" office:value="19.3819446626331">
                <text:p>19.3819446626331</text:p>
              </table:table-cell>
              <table:table-cell office:value-type="float" office:value="-9.30841088155892">
                <text:p>-9.30841088155892</text:p>
              </table:table-cell>
              <table:table-cell office:value-type="float" office:value="21.1997771346886">
                <text:p>21.1997771346886</text:p>
              </table:table-cell>
              <table:table-cell office:value-type="float" office:value="-3.4292050617864">
                <text:p>-3.4292050617864</text:p>
              </table:table-cell>
              <table:table-cell office:value-type="float" office:value="19.613237025281">
                <text:p>19.6132370252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.57373427101712">
                <text:p>-3.57373427101712</text:p>
              </table:table-cell>
              <table:table-cell office:value-type="float" office:value="19.5867914592182">
                <text:p>19.5867914592182</text:p>
              </table:table-cell>
              <table:table-cell office:value-type="float" office:value="-3.60561814102853">
                <text:p>-3.60561814102853</text:p>
              </table:table-cell>
              <table:table-cell office:value-type="float" office:value="19.4654317283618">
                <text:p>19.4654317283618</text:p>
              </table:table-cell>
              <table:table-cell office:value-type="float" office:value="-3.50462587927637">
                <text:p>-3.50462587927637</text:p>
              </table:table-cell>
              <table:table-cell office:value-type="float" office:value="19.3468663398641">
                <text:p>19.3468663398641</text:p>
              </table:table-cell>
              <table:table-cell office:value-type="float" office:value="-9.42953307928937">
                <text:p>-9.42953307928937</text:p>
              </table:table-cell>
              <table:table-cell office:value-type="float" office:value="21.185314132946">
                <text:p>21.185314132946</text:p>
              </table:table-cell>
              <table:table-cell office:value-type="float" office:value="-3.57373380324919">
                <text:p>-3.57373380324919</text:p>
              </table:table-cell>
              <table:table-cell office:value-type="float" office:value="19.5867962843677">
                <text:p>19.58679628436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.62807057578154">
                <text:p>-3.62807057578154</text:p>
              </table:table-cell>
              <table:table-cell office:value-type="float" office:value="19.5244013045569">
                <text:p>19.5244013045569</text:p>
              </table:table-cell>
              <table:table-cell office:value-type="float" office:value="-3.56537299684144">
                <text:p>-3.56537299684144</text:p>
              </table:table-cell>
              <table:table-cell office:value-type="float" office:value="19.0253810653681">
                <text:p>19.0253810653681</text:p>
              </table:table-cell>
              <table:table-cell office:value-type="float" office:value="-3.5979160883797">
                <text:p>-3.5979160883797</text:p>
              </table:table-cell>
              <table:table-cell office:value-type="float" office:value="19.3108533299169">
                <text:p>19.3108533299169</text:p>
              </table:table-cell>
              <table:table-cell office:value-type="float" office:value="-9.50057990626755">
                <text:p>-9.50057990626755</text:p>
              </table:table-cell>
              <table:table-cell office:value-type="float" office:value="21.1784230601645">
                <text:p>21.1784230601645</text:p>
              </table:table-cell>
              <table:table-cell office:value-type="float" office:value="-3.62806964704198">
                <text:p>-3.62806964704198</text:p>
              </table:table-cell>
              <table:table-cell office:value-type="float" office:value="19.5244059403218">
                <text:p>19.52440594032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.79807944187813">
                <text:p>-3.79807944187813</text:p>
              </table:table-cell>
              <table:table-cell office:value-type="float" office:value="19.4998821985138">
                <text:p>19.4998821985138</text:p>
              </table:table-cell>
              <table:table-cell office:value-type="float" office:value="-3.79213466739721">
                <text:p>-3.79213466739721</text:p>
              </table:table-cell>
              <table:table-cell office:value-type="float" office:value="19.4375104914348">
                <text:p>19.4375104914348</text:p>
              </table:table-cell>
              <table:table-cell office:value-type="float" office:value="-3.69084150891412">
                <text:p>-3.69084150891412</text:p>
              </table:table-cell>
              <table:table-cell office:value-type="float" office:value="19.2739092340625">
                <text:p>19.2739092340625</text:p>
              </table:table-cell>
              <table:table-cell office:value-type="float" office:value="-9.67116671039687">
                <text:p>-9.67116671039687</text:p>
              </table:table-cell>
              <table:table-cell office:value-type="float" office:value="21.1574676035854">
                <text:p>21.1574676035854</text:p>
              </table:table-cell>
              <table:table-cell office:value-type="float" office:value="-3.79807893524394">
                <text:p>-3.79807893524394</text:p>
              </table:table-cell>
              <table:table-cell office:value-type="float" office:value="19.4998870697564">
                <text:p>19.49988706975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.91756488351373">
                <text:p>-3.91756488351373</text:p>
              </table:table-cell>
              <table:table-cell office:value-type="float" office:value="19.4865872945376">
                <text:p>19.4865872945376</text:p>
              </table:table-cell>
              <table:table-cell office:value-type="float" office:value="-3.60157054578904">
                <text:p>-3.60157054578904</text:p>
              </table:table-cell>
              <table:table-cell office:value-type="float" office:value="19.490427111663">
                <text:p>19.490427111663</text:p>
              </table:table-cell>
              <table:table-cell office:value-type="float" office:value="-3.783392848415">
                <text:p>-3.783392848415</text:p>
              </table:table-cell>
              <table:table-cell office:value-type="float" office:value="19.2360377466796">
                <text:p>19.2360377466796</text:p>
              </table:table-cell>
              <table:table-cell office:value-type="float" office:value="-9.9737603989973">
                <text:p>-9.9737603989973</text:p>
              </table:table-cell>
              <table:table-cell office:value-type="float" office:value="21.1254918483231">
                <text:p>21.1254918483231</text:p>
              </table:table-cell>
              <table:table-cell office:value-type="float" office:value="-3.91756468867213">
                <text:p>-3.91756468867213</text:p>
              </table:table-cell>
              <table:table-cell office:value-type="float" office:value="19.4865922700013">
                <text:p>19.48659227000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.01836600514524">
                <text:p>-4.01836600514524</text:p>
              </table:table-cell>
              <table:table-cell office:value-type="float" office:value="19.459261022334">
                <text:p>19.459261022334</text:p>
              </table:table-cell>
              <table:table-cell office:value-type="float" office:value="-3.87598436512199">
                <text:p>-3.87598436512199</text:p>
              </table:table-cell>
              <table:table-cell office:value-type="float" office:value="19.3042902487676">
                <text:p>19.3042902487676</text:p>
              </table:table-cell>
              <table:table-cell office:value-type="float" office:value="-3.87556085182552">
                <text:p>-3.87556085182552</text:p>
              </table:table-cell>
              <table:table-cell office:value-type="float" office:value="19.1972426548854">
                <text:p>19.1972426548854</text:p>
              </table:table-cell>
              <table:table-cell office:value-type="float" office:value="-10.1509880655459">
                <text:p>-10.1509880655459</text:p>
              </table:table-cell>
              <table:table-cell office:value-type="float" office:value="21.1095559944835">
                <text:p>21.1095559944835</text:p>
              </table:table-cell>
              <table:table-cell office:value-type="float" office:value="-4.01836578745341">
                <text:p>-4.01836578745341</text:p>
              </table:table-cell>
              <table:table-cell office:value-type="float" office:value="19.4592659300999">
                <text:p>19.4592659300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.12137764128343">
                <text:p>-4.12137764128343</text:p>
              </table:table-cell>
              <table:table-cell office:value-type="float" office:value="19.3796018855933">
                <text:p>19.3796018855933</text:p>
              </table:table-cell>
              <table:table-cell office:value-type="float" office:value="-3.76826362398877">
                <text:p>-3.76826362398877</text:p>
              </table:table-cell>
              <table:table-cell office:value-type="float" office:value="18.9338142886658">
                <text:p>18.9338142886658</text:p>
              </table:table-cell>
              <table:table-cell office:value-type="float" office:value="-3.96733630242215">
                <text:p>-3.96733630242215</text:p>
              </table:table-cell>
              <table:table-cell office:value-type="float" office:value="19.1575278381568">
                <text:p>19.1575278381568</text:p>
              </table:table-cell>
              <table:table-cell office:value-type="float" office:value="-10.4430484544681">
                <text:p>-10.4430484544681</text:p>
              </table:table-cell>
              <table:table-cell office:value-type="float" office:value="21.0748572383528">
                <text:p>21.0748572383528</text:p>
              </table:table-cell>
              <table:table-cell office:value-type="float" office:value="-4.12137702089697">
                <text:p>-4.12137702089697</text:p>
              </table:table-cell>
              <table:table-cell office:value-type="float" office:value="19.3796068430867">
                <text:p>19.37960684308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.01749699268716">
                <text:p>-4.01749699268716</text:p>
              </table:table-cell>
              <table:table-cell office:value-type="float" office:value="19.3413401230261">
                <text:p>19.3413401230261</text:p>
              </table:table-cell>
              <table:table-cell office:value-type="float" office:value="-3.68280188464213">
                <text:p>-3.68280188464213</text:p>
              </table:table-cell>
              <table:table-cell office:value-type="float" office:value="19.0305231174057">
                <text:p>19.0305231174057</text:p>
              </table:table-cell>
              <table:table-cell office:value-type="float" office:value="-4.0587100227363">
                <text:p>-4.0587100227363</text:p>
              </table:table-cell>
              <table:table-cell office:value-type="float" office:value="19.1168972679424">
                <text:p>19.1168972679424</text:p>
              </table:table-cell>
              <table:table-cell office:value-type="float" office:value="-10.5245504831055">
                <text:p>-10.5245504831055</text:p>
              </table:table-cell>
              <table:table-cell office:value-type="float" office:value="21.0684688687298">
                <text:p>21.0684688687298</text:p>
              </table:table-cell>
              <table:table-cell office:value-type="float" office:value="-4.01749621664116">
                <text:p>-4.01749621664116</text:p>
              </table:table-cell>
              <table:table-cell office:value-type="float" office:value="19.3413442456255">
                <text:p>19.34134424562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.24234443638021">
                <text:p>-4.24234443638021</text:p>
              </table:table-cell>
              <table:table-cell office:value-type="float" office:value="19.2957163668997">
                <text:p>19.2957163668997</text:p>
              </table:table-cell>
              <table:table-cell office:value-type="float" office:value="-4.70821251240214">
                <text:p>-4.70821251240214</text:p>
              </table:table-cell>
              <table:table-cell office:value-type="float" office:value="19.0161694951122">
                <text:p>19.0161694951122</text:p>
              </table:table-cell>
              <table:table-cell office:value-type="float" office:value="-4.1496728754721">
                <text:p>-4.1496728754721</text:p>
              </table:table-cell>
              <table:table-cell office:value-type="float" office:value="19.0753550072653">
                <text:p>19.0753550072653</text:p>
              </table:table-cell>
              <table:table-cell office:value-type="float" office:value="-10.4707461659607">
                <text:p>-10.4707461659607</text:p>
              </table:table-cell>
              <table:table-cell office:value-type="float" office:value="21.0708055458605">
                <text:p>21.0708055458605</text:p>
              </table:table-cell>
              <table:table-cell office:value-type="float" office:value="-4.24234370761204">
                <text:p>-4.24234370761204</text:p>
              </table:table-cell>
              <table:table-cell office:value-type="float" office:value="19.2957207301151">
                <text:p>19.29572073011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.42096516032995">
                <text:p>-4.42096516032995</text:p>
              </table:table-cell>
              <table:table-cell office:value-type="float" office:value="19.2757427395541">
                <text:p>19.2757427395541</text:p>
              </table:table-cell>
              <table:table-cell office:value-type="float" office:value="-4.57044623817081">
                <text:p>-4.57044623817081</text:p>
              </table:table-cell>
              <table:table-cell office:value-type="float" office:value="19.1756563889841">
                <text:p>19.1756563889841</text:p>
              </table:table-cell>
              <table:table-cell office:value-type="float" office:value="-4.24021576442006">
                <text:p>-4.24021576442006</text:p>
              </table:table-cell>
              <table:table-cell office:value-type="float" office:value="19.0329052103169">
                <text:p>19.0329052103169</text:p>
              </table:table-cell>
              <table:table-cell office:value-type="float" office:value="-10.5599518051375">
                <text:p>-10.5599518051375</text:p>
              </table:table-cell>
              <table:table-cell office:value-type="float" office:value="21.0675188963553">
                <text:p>21.0675188963553</text:p>
              </table:table-cell>
              <table:table-cell office:value-type="float" office:value="-4.42096466427063">
                <text:p>-4.42096466427063</text:p>
              </table:table-cell>
              <table:table-cell office:value-type="float" office:value="19.2757472509325">
                <text:p>19.27574725093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.27676772025511">
                <text:p>-4.27676772025511</text:p>
              </table:table-cell>
              <table:table-cell office:value-type="float" office:value="19.2686078240004">
                <text:p>19.2686078240004</text:p>
              </table:table-cell>
              <table:table-cell office:value-type="float" office:value="-3.9279644657571">
                <text:p>-3.9279644657571</text:p>
              </table:table-cell>
              <table:table-cell office:value-type="float" office:value="19.1675827055692">
                <text:p>19.1675827055692</text:p>
              </table:table-cell>
              <table:table-cell office:value-type="float" office:value="-4.33032963536675">
                <text:p>-4.33032963536675</text:p>
              </table:table-cell>
              <table:table-cell office:value-type="float" office:value="18.9895521220416">
                <text:p>18.9895521220416</text:p>
              </table:table-cell>
              <table:table-cell office:value-type="float" office:value="-10.6168711673707">
                <text:p>-10.6168711673707</text:p>
              </table:table-cell>
              <table:table-cell office:value-type="float" office:value="21.0657113031736">
                <text:p>21.0657113031736</text:p>
              </table:table-cell>
              <table:table-cell office:value-type="float" office:value="-4.27676728672468">
                <text:p>-4.27676728672468</text:p>
              </table:table-cell>
              <table:table-cell office:value-type="float" office:value="19.26861142137">
                <text:p>19.268611421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.44965533473154">
                <text:p>-4.44965533473154</text:p>
              </table:table-cell>
              <table:table-cell office:value-type="float" office:value="19.2528774135324">
                <text:p>19.2528774135324</text:p>
              </table:table-cell>
              <table:table-cell office:value-type="float" office:value="-4.54295223485623">
                <text:p>-4.54295223485623</text:p>
              </table:table-cell>
              <table:table-cell office:value-type="float" office:value="19.1884541995946">
                <text:p>19.1884541995946</text:p>
              </table:table-cell>
              <table:table-cell office:value-type="float" office:value="-4.42000547700017">
                <text:p>-4.42000547700017</text:p>
              </table:table-cell>
              <table:table-cell office:value-type="float" office:value="18.9453000777122">
                <text:p>18.9453000777122</text:p>
              </table:table-cell>
              <table:table-cell office:value-type="float" office:value="-10.7339255836751">
                <text:p>-10.7339255836751</text:p>
              </table:table-cell>
              <table:table-cell office:value-type="float" office:value="21.0613594201036">
                <text:p>21.0613594201036</text:p>
              </table:table-cell>
              <table:table-cell office:value-type="float" office:value="-4.44965506167877">
                <text:p>-4.44965506167877</text:p>
              </table:table-cell>
              <table:table-cell office:value-type="float" office:value="19.2528812334418">
                <text:p>19.25288123344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.59851359919936">
                <text:p>-4.59851359919936</text:p>
              </table:table-cell>
              <table:table-cell office:value-type="float" office:value="19.1788187697371">
                <text:p>19.1788187697371</text:p>
              </table:table-cell>
              <table:table-cell office:value-type="float" office:value="-4.54242228482172">
                <text:p>-4.54242228482172</text:p>
              </table:table-cell>
              <table:table-cell office:value-type="float" office:value="18.6730595542419">
                <text:p>18.6730595542419</text:p>
              </table:table-cell>
              <table:table-cell office:value-type="float" office:value="-4.50923432181088">
                <text:p>-4.50923432181088</text:p>
              </table:table-cell>
              <table:table-cell office:value-type="float" office:value="18.900153502496">
                <text:p>18.900153502496</text:p>
              </table:table-cell>
              <table:table-cell office:value-type="float" office:value="-10.9049515262025">
                <text:p>-10.9049515262025</text:p>
              </table:table-cell>
              <table:table-cell office:value-type="float" office:value="21.0521991606979">
                <text:p>21.0521991606979</text:p>
              </table:table-cell>
              <table:table-cell office:value-type="float" office:value="-4.59851286583788">
                <text:p>-4.59851286583788</text:p>
              </table:table-cell>
              <table:table-cell office:value-type="float" office:value="19.1788227675326">
                <text:p>19.17882276753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.63515145963169">
                <text:p>-4.63515145963169</text:p>
              </table:table-cell>
              <table:table-cell office:value-type="float" office:value="19.1027243468391">
                <text:p>19.1027243468391</text:p>
              </table:table-cell>
              <table:table-cell office:value-type="float" office:value="-4.42978678148929">
                <text:p>-4.42978678148929</text:p>
              </table:table-cell>
              <table:table-cell office:value-type="float" office:value="18.5258155928536">
                <text:p>18.5258155928536</text:p>
              </table:table-cell>
              <table:table-cell office:value-type="float" office:value="-4.59800724698875">
                <text:p>-4.59800724698875</text:p>
              </table:table-cell>
              <table:table-cell office:value-type="float" office:value="18.8541169110131">
                <text:p>18.8541169110131</text:p>
              </table:table-cell>
              <table:table-cell office:value-type="float" office:value="-11.050285621295">
                <text:p>-11.050285621295</text:p>
              </table:table-cell>
              <table:table-cell office:value-type="float" office:value="21.0489476468437">
                <text:p>21.0489476468437</text:p>
              </table:table-cell>
              <table:table-cell office:value-type="float" office:value="-4.63515032468695">
                <text:p>-4.63515032468695</text:p>
              </table:table-cell>
              <table:table-cell office:value-type="float" office:value="19.10272813256">
                <text:p>19.10272813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.7294456746389">
                <text:p>-4.7294456746389</text:p>
              </table:table-cell>
              <table:table-cell office:value-type="float" office:value="19.1211306822927">
                <text:p>19.1211306822927</text:p>
              </table:table-cell>
              <table:table-cell office:value-type="float" office:value="-4.74681290656715">
                <text:p>-4.74681290656715</text:p>
              </table:table-cell>
              <table:table-cell office:value-type="float" office:value="19.3005940820042">
                <text:p>19.3005940820042</text:p>
              </table:table-cell>
              <table:table-cell office:value-type="float" office:value="-4.68631537531526">
                <text:p>-4.68631537531526</text:p>
              </table:table-cell>
              <table:table-cell office:value-type="float" office:value="18.8071949068842">
                <text:p>18.8071949068842</text:p>
              </table:table-cell>
              <table:table-cell office:value-type="float" office:value="-11.1378119307667">
                <text:p>-11.1378119307667</text:p>
              </table:table-cell>
              <table:table-cell office:value-type="float" office:value="21.0477104115179">
                <text:p>21.0477104115179</text:p>
              </table:table-cell>
              <table:table-cell office:value-type="float" office:value="-4.72944523094935">
                <text:p>-4.72944523094935</text:p>
              </table:table-cell>
              <table:table-cell office:value-type="float" office:value="19.1211343580738">
                <text:p>19.1211343580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.77736779640002">
                <text:p>-4.77736779640002</text:p>
              </table:table-cell>
              <table:table-cell office:value-type="float" office:value="19.0675227672974">
                <text:p>19.0675227672974</text:p>
              </table:table-cell>
              <table:table-cell office:value-type="float" office:value="-4.70011359278904">
                <text:p>-4.70011359278904</text:p>
              </table:table-cell>
              <table:table-cell office:value-type="float" office:value="18.6530475989201">
                <text:p>18.6530475989201</text:p>
              </table:table-cell>
              <table:table-cell office:value-type="float" office:value="-4.77414987605115">
                <text:p>-4.77414987605115</text:p>
              </table:table-cell>
              <table:table-cell office:value-type="float" office:value="18.7593921822707">
                <text:p>18.7593921822707</text:p>
              </table:table-cell>
              <table:table-cell office:value-type="float" office:value="-11.2245567843464">
                <text:p>-11.2245567843464</text:p>
              </table:table-cell>
              <table:table-cell office:value-type="float" office:value="21.0473908924415">
                <text:p>21.0473908924415</text:p>
              </table:table-cell>
              <table:table-cell office:value-type="float" office:value="-4.7773670522235">
                <text:p>-4.7773670522235</text:p>
              </table:table-cell>
              <table:table-cell office:value-type="float" office:value="19.0675262475912">
                <text:p>19.06752624759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.83164868456883">
                <text:p>-4.83164868456883</text:p>
              </table:table-cell>
              <table:table-cell office:value-type="float" office:value="19.0169728241929">
                <text:p>19.0169728241929</text:p>
              </table:table-cell>
              <table:table-cell office:value-type="float" office:value="-4.84463230810537">
                <text:p>-4.84463230810537</text:p>
              </table:table-cell>
              <table:table-cell office:value-type="float" office:value="18.61482398264">
                <text:p>18.61482398264</text:p>
              </table:table-cell>
              <table:table-cell office:value-type="float" office:value="-4.86150196581954">
                <text:p>-4.86150196581954</text:p>
              </table:table-cell>
              <table:table-cell office:value-type="float" office:value="18.7107135174052">
                <text:p>18.7107135174052</text:p>
              </table:table-cell>
              <table:table-cell office:value-type="float" office:value="-11.2667338181138">
                <text:p>-11.2667338181138</text:p>
              </table:table-cell>
              <table:table-cell office:value-type="float" office:value="21.0478843901708">
                <text:p>21.0478843901708</text:p>
              </table:table-cell>
              <table:table-cell office:value-type="float" office:value="-4.83164776294538">
                <text:p>-4.83164776294538</text:p>
              </table:table-cell>
              <table:table-cell office:value-type="float" office:value="19.0169761173279">
                <text:p>19.01697611732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.87837239843991">
                <text:p>-4.87837239843991</text:p>
              </table:table-cell>
              <table:table-cell office:value-type="float" office:value="18.974026357044">
                <text:p>18.974026357044</text:p>
              </table:table-cell>
              <table:table-cell office:value-type="float" office:value="-4.74321002070859">
                <text:p>-4.74321002070859</text:p>
              </table:table-cell>
              <table:table-cell office:value-type="float" office:value="18.6208957529389">
                <text:p>18.6208957529389</text:p>
              </table:table-cell>
              <table:table-cell office:value-type="float" office:value="-4.94836290948426">
                <text:p>-4.94836290948426</text:p>
              </table:table-cell>
              <table:table-cell office:value-type="float" office:value="18.6611637801135">
                <text:p>18.6611637801135</text:p>
              </table:table-cell>
              <table:table-cell office:value-type="float" office:value="-11.3869279042096">
                <text:p>-11.3869279042096</text:p>
              </table:table-cell>
              <table:table-cell office:value-type="float" office:value="21.0516816511033">
                <text:p>21.0516816511033</text:p>
              </table:table-cell>
              <table:table-cell office:value-type="float" office:value="-4.87837142659176">
                <text:p>-4.87837142659176</text:p>
              </table:table-cell>
              <table:table-cell office:value-type="float" office:value="18.9740295070486">
                <text:p>18.97402950704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.89103531166808">
                <text:p>-4.89103531166808</text:p>
              </table:table-cell>
              <table:table-cell office:value-type="float" office:value="18.9619695022747">
                <text:p>18.9619695022747</text:p>
              </table:table-cell>
              <table:table-cell office:value-type="float" office:value="-4.83532731435077">
                <text:p>-4.83532731435077</text:p>
              </table:table-cell>
              <table:table-cell office:value-type="float" office:value="18.8784708689478">
                <text:p>18.8784708689478</text:p>
              </table:table-cell>
              <table:table-cell office:value-type="float" office:value="-5.03472402102332">
                <text:p>-5.03472402102332</text:p>
              </table:table-cell>
              <table:table-cell office:value-type="float" office:value="18.6107479253281">
                <text:p>18.6107479253281</text:p>
              </table:table-cell>
              <table:table-cell office:value-type="float" office:value="-11.4306855367538">
                <text:p>-11.4306855367538</text:p>
              </table:table-cell>
              <table:table-cell office:value-type="float" office:value="21.050938314127">
                <text:p>21.050938314127</text:p>
              </table:table-cell>
              <table:table-cell office:value-type="float" office:value="-4.89103463554486">
                <text:p>-4.89103463554486</text:p>
              </table:table-cell>
              <table:table-cell office:value-type="float" office:value="18.9619723693365">
                <text:p>18.96197236933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5.15182958010629">
                <text:p>-5.15182958010629</text:p>
              </table:table-cell>
              <table:table-cell office:value-type="float" office:value="18.9273341988254">
                <text:p>18.9273341988254</text:p>
              </table:table-cell>
              <table:table-cell office:value-type="float" office:value="-5.04669799537211">
                <text:p>-5.04669799537211</text:p>
              </table:table-cell>
              <table:table-cell office:value-type="float" office:value="18.7809261439497">
                <text:p>18.7809261439497</text:p>
              </table:table-cell>
              <table:table-cell office:value-type="float" office:value="-5.12057666439753">
                <text:p>-5.12057666439753</text:p>
              </table:table-cell>
              <table:table-cell office:value-type="float" office:value="18.5594709945925">
                <text:p>18.5594709945925</text:p>
              </table:table-cell>
              <table:table-cell office:value-type="float" office:value="-11.7506290339181">
                <text:p>-11.7506290339181</text:p>
              </table:table-cell>
              <table:table-cell office:value-type="float" office:value="21.049549357109">
                <text:p>21.049549357109</text:p>
              </table:table-cell>
              <table:table-cell office:value-type="float" office:value="-5.15182906120924">
                <text:p>-5.15182906120924</text:p>
              </table:table-cell>
              <table:table-cell office:value-type="float" office:value="18.9273376580673">
                <text:p>18.92733765806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.33070877873982">
                <text:p>-5.33070877873982</text:p>
              </table:table-cell>
              <table:table-cell office:value-type="float" office:value="18.8587526901039">
                <text:p>18.8587526901039</text:p>
              </table:table-cell>
              <table:table-cell office:value-type="float" office:value="-5.24303143911583">
                <text:p>-5.24303143911583</text:p>
              </table:table-cell>
              <table:table-cell office:value-type="float" office:value="18.4069796902098">
                <text:p>18.4069796902098</text:p>
              </table:table-cell>
              <table:table-cell office:value-type="float" office:value="-5.2059122544141">
                <text:p>-5.2059122544141</text:p>
              </table:table-cell>
              <table:table-cell office:value-type="float" office:value="18.5073381155571">
                <text:p>18.5073381155571</text:p>
              </table:table-cell>
              <table:table-cell office:value-type="float" office:value="-11.9719942597343">
                <text:p>-11.9719942597343</text:p>
              </table:table-cell>
              <table:table-cell office:value-type="float" office:value="21.0516887145133">
                <text:p>21.0516887145133</text:p>
              </table:table-cell>
              <table:table-cell office:value-type="float" office:value="-5.33070801676789">
                <text:p>-5.33070801676789</text:p>
              </table:table-cell>
              <table:table-cell office:value-type="float" office:value="18.8587563819256">
                <text:p>18.85875638192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5.2450602365621">
                <text:p>-5.2450602365621</text:p>
              </table:table-cell>
              <table:table-cell office:value-type="float" office:value="18.7894955704848">
                <text:p>18.7894955704848</text:p>
              </table:table-cell>
              <table:table-cell office:value-type="float" office:value="-4.82949346562093">
                <text:p>-4.82949346562093</text:p>
              </table:table-cell>
              <table:table-cell office:value-type="float" office:value="18.2796480216192">
                <text:p>18.2796480216192</text:p>
              </table:table-cell>
              <table:table-cell office:value-type="float" office:value="-5.29072225758515">
                <text:p>-5.29072225758515</text:p>
              </table:table-cell>
              <table:table-cell office:value-type="float" office:value="18.4543545014663">
                <text:p>18.4543545014663</text:p>
              </table:table-cell>
              <table:table-cell office:value-type="float" office:value="-12.1185658780992">
                <text:p>-12.1185658780992</text:p>
              </table:table-cell>
              <table:table-cell office:value-type="float" office:value="21.0519474323619">
                <text:p>21.0519474323619</text:p>
              </table:table-cell>
              <table:table-cell office:value-type="float" office:value="-5.24505922783187">
                <text:p>-5.24505922783187</text:p>
              </table:table-cell>
              <table:table-cell office:value-type="float" office:value="18.7894987227195">
                <text:p>18.78949872271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5.36577369911916">
                <text:p>-5.36577369911916</text:p>
              </table:table-cell>
              <table:table-cell office:value-type="float" office:value="18.7808940144889">
                <text:p>18.7808940144889</text:p>
              </table:table-cell>
              <table:table-cell office:value-type="float" office:value="-5.26107670242079">
                <text:p>-5.26107670242079</text:p>
              </table:table-cell>
              <table:table-cell office:value-type="float" office:value="18.7793425542637">
                <text:p>18.7793425542637</text:p>
              </table:table-cell>
              <table:table-cell office:value-type="float" office:value="-5.37499819298102">
                <text:p>-5.37499819298102</text:p>
              </table:table-cell>
              <table:table-cell office:value-type="float" office:value="18.4005254506373">
                <text:p>18.4005254506373</text:p>
              </table:table-cell>
              <table:table-cell office:value-type="float" office:value="-12.300557502631">
                <text:p>-12.300557502631</text:p>
              </table:table-cell>
              <table:table-cell office:value-type="float" office:value="21.0548478556856">
                <text:p>21.0548478556856</text:p>
              </table:table-cell>
              <table:table-cell office:value-type="float" office:value="-5.36577311988231">
                <text:p>-5.36577311988231</text:p>
              </table:table-cell>
              <table:table-cell office:value-type="float" office:value="18.7808972024107">
                <text:p>18.78089720241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5.41323153137883">
                <text:p>-5.41323153137883</text:p>
              </table:table-cell>
              <table:table-cell office:value-type="float" office:value="18.7536869380901">
                <text:p>18.7536869380901</text:p>
              </table:table-cell>
              <table:table-cell office:value-type="float" office:value="-5.45180305952243">
                <text:p>-5.45180305952243</text:p>
              </table:table-cell>
              <table:table-cell office:value-type="float" office:value="18.5638185044013">
                <text:p>18.5638185044013</text:p>
              </table:table-cell>
              <table:table-cell office:value-type="float" office:value="-5.45873163307841">
                <text:p>-5.45873163307841</text:p>
              </table:table-cell>
              <table:table-cell office:value-type="float" office:value="18.3458563459303">
                <text:p>18.3458563459303</text:p>
              </table:table-cell>
              <table:table-cell office:value-type="float" office:value="-12.3212695421625">
                <text:p>-12.3212695421625</text:p>
              </table:table-cell>
              <table:table-cell office:value-type="float" office:value="21.0550400261637">
                <text:p>21.0550400261637</text:p>
              </table:table-cell>
              <table:table-cell office:value-type="float" office:value="-5.41323101557817">
                <text:p>-5.41323101557817</text:p>
              </table:table-cell>
              <table:table-cell office:value-type="float" office:value="18.7536898943904">
                <text:p>18.75368989439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5.58044029612225">
                <text:p>-5.58044029612225</text:p>
              </table:table-cell>
              <table:table-cell office:value-type="float" office:value="18.7073121568712">
                <text:p>18.7073121568712</text:p>
              </table:table-cell>
              <table:table-cell office:value-type="float" office:value="-5.37465471495277">
                <text:p>-5.37465471495277</text:p>
              </table:table-cell>
              <table:table-cell office:value-type="float" office:value="18.4402151610367">
                <text:p>18.4402151610367</text:p>
              </table:table-cell>
              <table:table-cell office:value-type="float" office:value="-5.54191420460308">
                <text:p>-5.54191420460308</text:p>
              </table:table-cell>
              <table:table-cell office:value-type="float" office:value="18.2903526542104">
                <text:p>18.2903526542104</text:p>
              </table:table-cell>
              <table:table-cell office:value-type="float" office:value="-12.6034968408552">
                <text:p>-12.6034968408552</text:p>
              </table:table-cell>
              <table:table-cell office:value-type="float" office:value="21.0638882867321">
                <text:p>21.0638882867321</text:p>
              </table:table-cell>
              <table:table-cell office:value-type="float" office:value="-5.58043974860743">
                <text:p>-5.58043974860743</text:p>
              </table:table-cell>
              <table:table-cell office:value-type="float" office:value="18.7073153539824">
                <text:p>18.70731535398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5.67869844389583">
                <text:p>-5.67869844389583</text:p>
              </table:table-cell>
              <table:table-cell office:value-type="float" office:value="18.671566936824">
                <text:p>18.671566936824</text:p>
              </table:table-cell>
              <table:table-cell office:value-type="float" office:value="-5.6415336631997">
                <text:p>-5.6415336631997</text:p>
              </table:table-cell>
              <table:table-cell office:value-type="float" office:value="18.4289978798311">
                <text:p>18.4289978798311</text:p>
              </table:table-cell>
              <table:table-cell office:value-type="float" office:value="-5.62453758936721">
                <text:p>-5.62453758936721</text:p>
              </table:table-cell>
              <table:table-cell office:value-type="float" office:value="18.2340199258004">
                <text:p>18.2340199258004</text:p>
              </table:table-cell>
              <table:table-cell office:value-type="float" office:value="-12.7184567087658">
                <text:p>-12.7184567087658</text:p>
              </table:table-cell>
              <table:table-cell office:value-type="float" office:value="21.0703341429433">
                <text:p>21.0703341429433</text:p>
              </table:table-cell>
              <table:table-cell office:value-type="float" office:value="-5.67869789751904">
                <text:p>-5.67869789751904</text:p>
              </table:table-cell>
              <table:table-cell office:value-type="float" office:value="18.6715700670117">
                <text:p>18.67157006701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.8398202163047">
                <text:p>-5.8398202163047</text:p>
              </table:table-cell>
              <table:table-cell office:value-type="float" office:value="18.679115331999">
                <text:p>18.679115331999</text:p>
              </table:table-cell>
              <table:table-cell office:value-type="float" office:value="-5.68918490439491">
                <text:p>-5.68918490439491</text:p>
              </table:table-cell>
              <table:table-cell office:value-type="float" office:value="18.8077295925889">
                <text:p>18.8077295925889</text:p>
              </table:table-cell>
              <table:table-cell office:value-type="float" office:value="-5.70659352510117">
                <text:p>-5.70659352510117</text:p>
              </table:table-cell>
              <table:table-cell office:value-type="float" office:value="18.1768637939261">
                <text:p>18.1768637939261</text:p>
              </table:table-cell>
              <table:table-cell office:value-type="float" office:value="-12.9703831606283">
                <text:p>-12.9703831606283</text:p>
              </table:table-cell>
              <table:table-cell office:value-type="float" office:value="21.0794139153405">
                <text:p>21.0794139153405</text:p>
              </table:table-cell>
              <table:table-cell office:value-type="float" office:value="-5.83982005665731">
                <text:p>-5.83982005665731</text:p>
              </table:table-cell>
              <table:table-cell office:value-type="float" office:value="18.6791185951939">
                <text:p>18.67911859519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5.94049085676319">
                <text:p>-5.94049085676319</text:p>
              </table:table-cell>
              <table:table-cell office:value-type="float" office:value="18.6449962016947">
                <text:p>18.6449962016947</text:p>
              </table:table-cell>
              <table:table-cell office:value-type="float" office:value="-5.77804178071233">
                <text:p>-5.77804178071233</text:p>
              </table:table-cell>
              <table:table-cell office:value-type="float" office:value="18.4552069783448">
                <text:p>18.4552069783448</text:p>
              </table:table-cell>
              <table:table-cell office:value-type="float" office:value="-5.78807380627976">
                <text:p>-5.78807380627976</text:p>
              </table:table-cell>
              <table:table-cell office:value-type="float" office:value="18.1188899741533">
                <text:p>18.1188899741533</text:p>
              </table:table-cell>
              <table:table-cell office:value-type="float" office:value="-13.1610426787172">
                <text:p>-13.1610426787172</text:p>
              </table:table-cell>
              <table:table-cell office:value-type="float" office:value="21.0851695899771">
                <text:p>21.0851695899771</text:p>
              </table:table-cell>
              <table:table-cell office:value-type="float" office:value="-5.94049063184863">
                <text:p>-5.94049063184863</text:p>
              </table:table-cell>
              <table:table-cell office:value-type="float" office:value="18.644999415888">
                <text:p>18.6449994158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.0788361783616">
                <text:p>-6.0788361783616</text:p>
              </table:table-cell>
              <table:table-cell office:value-type="float" office:value="18.5665220279265">
                <text:p>18.5665220279265</text:p>
              </table:table-cell>
              <table:table-cell office:value-type="float" office:value="-6.06777456833594">
                <text:p>-6.06777456833594</text:p>
              </table:table-cell>
              <table:table-cell office:value-type="float" office:value="18.0920242128768">
                <text:p>18.0920242128768</text:p>
              </table:table-cell>
              <table:table-cell office:value-type="float" office:value="-5.86897028494277">
                <text:p>-5.86897028494277</text:p>
              </table:table-cell>
              <table:table-cell office:value-type="float" office:value="18.0601042638154">
                <text:p>18.0601042638154</text:p>
              </table:table-cell>
              <table:table-cell office:value-type="float" office:value="-13.2913710147149">
                <text:p>-13.2913710147149</text:p>
              </table:table-cell>
              <table:table-cell office:value-type="float" office:value="21.0860504243155">
                <text:p>21.0860504243155</text:p>
              </table:table-cell>
              <table:table-cell office:value-type="float" office:value="-6.07883567734484">
                <text:p>-6.07883567734484</text:p>
              </table:table-cell>
              <table:table-cell office:value-type="float" office:value="18.5665252681192">
                <text:p>18.56652526811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.24953435888655">
                <text:p>-6.24953435888655</text:p>
              </table:table-cell>
              <table:table-cell office:value-type="float" office:value="18.4710618780512">
                <text:p>18.4710618780512</text:p>
              </table:table-cell>
              <table:table-cell office:value-type="float" office:value="-6.42850955977395">
                <text:p>-6.42850955977395</text:p>
              </table:table-cell>
              <table:table-cell office:value-type="float" office:value="17.8725322100079">
                <text:p>17.8725322100079</text:p>
              </table:table-cell>
              <table:table-cell office:value-type="float" office:value="-5.94927487150975">
                <text:p>-5.94927487150975</text:p>
              </table:table-cell>
              <table:table-cell office:value-type="float" office:value="18.0005125414346">
                <text:p>18.0005125414346</text:p>
              </table:table-cell>
              <table:table-cell office:value-type="float" office:value="-13.3333191958394">
                <text:p>-13.3333191958394</text:p>
              </table:table-cell>
              <table:table-cell office:value-type="float" office:value="21.0856704866028">
                <text:p>21.0856704866028</text:p>
              </table:table-cell>
              <table:table-cell office:value-type="float" office:value="-6.24953361896741">
                <text:p>-6.24953361896741</text:p>
              </table:table-cell>
              <table:table-cell office:value-type="float" office:value="18.4710651846838">
                <text:p>18.47106518468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42410982015477">
                <text:p>-6.42410982015477</text:p>
              </table:table-cell>
              <table:table-cell office:value-type="float" office:value="18.3288779761264">
                <text:p>18.3288779761264</text:p>
              </table:table-cell>
              <table:table-cell office:value-type="float" office:value="-6.29147855763253">
                <text:p>-6.29147855763253</text:p>
              </table:table-cell>
              <table:table-cell office:value-type="float" office:value="17.5342416350694">
                <text:p>17.5342416350694</text:p>
              </table:table-cell>
              <table:table-cell office:value-type="float" office:value="-6.02897953558895">
                <text:p>-6.02897953558895</text:p>
              </table:table-cell>
              <table:table-cell office:value-type="float" office:value="17.9401207661335">
                <text:p>17.9401207661335</text:p>
              </table:table-cell>
              <table:table-cell office:value-type="float" office:value="-13.5461083758626">
                <text:p>-13.5461083758626</text:p>
              </table:table-cell>
              <table:table-cell office:value-type="float" office:value="21.0757596568717">
                <text:p>21.0757596568717</text:p>
              </table:table-cell>
              <table:table-cell office:value-type="float" office:value="-6.42410879805679">
                <text:p>-6.42410879805679</text:p>
              </table:table-cell>
              <table:table-cell office:value-type="float" office:value="18.3288814513495">
                <text:p>18.32888145134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.20751201229756">
                <text:p>-6.20751201229756</text:p>
              </table:table-cell>
              <table:table-cell office:value-type="float" office:value="18.2936033034881">
                <text:p>18.2936033034881</text:p>
              </table:table-cell>
              <table:table-cell office:value-type="float" office:value="-5.83601697082806">
                <text:p>-5.83601697082806</text:p>
              </table:table-cell>
              <table:table-cell office:value-type="float" office:value="17.844740267406">
                <text:p>17.844740267406</text:p>
              </table:table-cell>
              <table:table-cell office:value-type="float" office:value="-6.1080763067804">
                <text:p>-6.1080763067804</text:p>
              </table:table-cell>
              <table:table-cell office:value-type="float" office:value="17.8789349770393">
                <text:p>17.8789349770393</text:p>
              </table:table-cell>
              <table:table-cell office:value-type="float" office:value="-13.5175901898966">
                <text:p>-13.5175901898966</text:p>
              </table:table-cell>
              <table:table-cell office:value-type="float" office:value="21.0771252401423">
                <text:p>21.0771252401423</text:p>
              </table:table-cell>
              <table:table-cell office:value-type="float" office:value="-6.20751096929791">
                <text:p>-6.20751096929791</text:p>
              </table:table-cell>
              <table:table-cell office:value-type="float" office:value="18.2936059194408">
                <text:p>18.29360591944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.29700766586889">
                <text:p>-6.29700766586889</text:p>
              </table:table-cell>
              <table:table-cell office:value-type="float" office:value="18.177948900337">
                <text:p>18.177948900337</text:p>
              </table:table-cell>
              <table:table-cell office:value-type="float" office:value="-6.04163987347415">
                <text:p>-6.04163987347415</text:p>
              </table:table-cell>
              <table:table-cell office:value-type="float" office:value="17.4577004336305">
                <text:p>17.4577004336305</text:p>
              </table:table-cell>
              <table:table-cell office:value-type="float" office:value="-6.18655727547288">
                <text:p>-6.18655727547288</text:p>
              </table:table-cell>
              <table:table-cell office:value-type="float" office:value="17.8169612926798">
                <text:p>17.8169612926798</text:p>
              </table:table-cell>
              <table:table-cell office:value-type="float" office:value="-13.7139077352954">
                <text:p>-13.7139077352954</text:p>
              </table:table-cell>
              <table:table-cell office:value-type="float" office:value="21.0757323172771">
                <text:p>21.0757323172771</text:p>
              </table:table-cell>
              <table:table-cell office:value-type="float" office:value="-6.29700648385305">
                <text:p>-6.29700648385305</text:p>
              </table:table-cell>
              <table:table-cell office:value-type="float" office:value="18.1779515652047">
                <text:p>18.17795156520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.37992220537661">
                <text:p>-6.37992220537661</text:p>
              </table:table-cell>
              <table:table-cell office:value-type="float" office:value="18.1135504410807">
                <text:p>18.1135504410807</text:p>
              </table:table-cell>
              <table:table-cell office:value-type="float" office:value="-6.36424498447943">
                <text:p>-6.36424498447943</text:p>
              </table:table-cell>
              <table:table-cell office:value-type="float" office:value="17.7146584371003">
                <text:p>17.7146584371003</text:p>
              </table:table-cell>
              <table:table-cell office:value-type="float" office:value="-6.26441459363492">
                <text:p>-6.26441459363492</text:p>
              </table:table-cell>
              <table:table-cell office:value-type="float" office:value="17.7542059103718">
                <text:p>17.7542059103718</text:p>
              </table:table-cell>
              <table:table-cell office:value-type="float" office:value="-13.7820916855195">
                <text:p>-13.7820916855195</text:p>
              </table:table-cell>
              <table:table-cell office:value-type="float" office:value="21.0762744976557">
                <text:p>21.0762744976557</text:p>
              </table:table-cell>
              <table:table-cell office:value-type="float" office:value="-6.37992123418045">
                <text:p>-6.37992123418045</text:p>
              </table:table-cell>
              <table:table-cell office:value-type="float" office:value="18.1135530153249">
                <text:p>18.11355301532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.42528651814658">
                <text:p>-6.42528651814658</text:p>
              </table:table-cell>
              <table:table-cell office:value-type="float" office:value="18.0535134956164">
                <text:p>18.0535134956164</text:p>
              </table:table-cell>
              <table:table-cell office:value-type="float" office:value="-6.12862123063291">
                <text:p>-6.12862123063291</text:p>
              </table:table-cell>
              <table:table-cell office:value-type="float" office:value="17.6931098087554">
                <text:p>17.6931098087554</text:p>
              </table:table-cell>
              <table:table-cell office:value-type="float" office:value="-6.3416404755996">
                <text:p>-6.3416404755996</text:p>
              </table:table-cell>
              <table:table-cell office:value-type="float" office:value="17.6906751056014">
                <text:p>17.6906751056014</text:p>
              </table:table-cell>
              <table:table-cell office:value-type="float" office:value="-13.9750892229607">
                <text:p>-13.9750892229607</text:p>
              </table:table-cell>
              <table:table-cell office:value-type="float" office:value="21.0795355194807">
                <text:p>21.0795355194807</text:p>
              </table:table-cell>
              <table:table-cell office:value-type="float" office:value="-6.42528568958827">
                <text:p>-6.42528568958827</text:p>
              </table:table-cell>
              <table:table-cell office:value-type="float" office:value="18.0535159741611">
                <text:p>18.05351597416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.42583529161416">
                <text:p>-6.42583529161416</text:p>
              </table:table-cell>
              <table:table-cell office:value-type="float" office:value="17.9850718809153">
                <text:p>17.9850718809153</text:p>
              </table:table-cell>
              <table:table-cell office:value-type="float" office:value="-6.13228304727517">
                <text:p>-6.13228304727517</text:p>
              </table:table-cell>
              <table:table-cell office:value-type="float" office:value="17.5623555909918">
                <text:p>17.5623555909918</text:p>
              </table:table-cell>
              <table:table-cell office:value-type="float" office:value="-6.41822719884306">
                <text:p>-6.41822719884306</text:p>
              </table:table-cell>
              <table:table-cell office:value-type="float" office:value="17.626375231396">
                <text:p>17.626375231396</text:p>
              </table:table-cell>
              <table:table-cell office:value-type="float" office:value="-14.117380763533">
                <text:p>-14.117380763533</text:p>
              </table:table-cell>
              <table:table-cell office:value-type="float" office:value="21.0759129126122">
                <text:p>21.0759129126122</text:p>
              </table:table-cell>
              <table:table-cell office:value-type="float" office:value="-6.42583450116588">
                <text:p>-6.42583450116588</text:p>
              </table:table-cell>
              <table:table-cell office:value-type="float" office:value="17.985074173992">
                <text:p>17.9850741739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.65719432865613">
                <text:p>-6.65719432865613</text:p>
              </table:table-cell>
              <table:table-cell office:value-type="float" office:value="17.8797187197365">
                <text:p>17.8797187197365</text:p>
              </table:table-cell>
              <table:table-cell office:value-type="float" office:value="-6.49733181602508">
                <text:p>-6.49733181602508</text:p>
              </table:table-cell>
              <table:table-cell office:value-type="float" office:value="17.4252905789301">
                <text:p>17.4252905789301</text:p>
              </table:table-cell>
              <table:table-cell office:value-type="float" office:value="-6.49416710475682">
                <text:p>-6.49416710475682</text:p>
              </table:table-cell>
              <table:table-cell office:value-type="float" office:value="17.5613127176895">
                <text:p>17.5613127176895</text:p>
              </table:table-cell>
              <table:table-cell office:value-type="float" office:value="-14.4135016414547">
                <text:p>-14.4135016414547</text:p>
              </table:table-cell>
              <table:table-cell office:value-type="float" office:value="21.0820230307335">
                <text:p>21.0820230307335</text:p>
              </table:table-cell>
              <table:table-cell office:value-type="float" office:value="-6.65719363189032">
                <text:p>-6.65719363189032</text:p>
              </table:table-cell>
              <table:table-cell office:value-type="float" office:value="17.8797213744282">
                <text:p>17.87972137442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.82220604928937">
                <text:p>-6.82220604928937</text:p>
              </table:table-cell>
              <table:table-cell office:value-type="float" office:value="17.8346352159891">
                <text:p>17.8346352159891</text:p>
              </table:table-cell>
              <table:table-cell office:value-type="float" office:value="-6.60485281271193">
                <text:p>-6.60485281271193</text:p>
              </table:table-cell>
              <table:table-cell office:value-type="float" office:value="17.7406156523109">
                <text:p>17.7406156523109</text:p>
              </table:table-cell>
              <table:table-cell office:value-type="float" office:value="-6.56945259941355">
                <text:p>-6.56945259941355</text:p>
              </table:table-cell>
              <table:table-cell office:value-type="float" office:value="17.495494070679">
                <text:p>17.495494070679</text:p>
              </table:table-cell>
              <table:table-cell office:value-type="float" office:value="-14.7000886120312">
                <text:p>-14.7000886120312</text:p>
              </table:table-cell>
              <table:table-cell office:value-type="float" office:value="21.0926642460764">
                <text:p>21.0926642460764</text:p>
              </table:table-cell>
              <table:table-cell office:value-type="float" office:value="-6.8222056804362">
                <text:p>-6.8222056804362</text:p>
              </table:table-cell>
              <table:table-cell office:value-type="float" office:value="17.8346379775215">
                <text:p>17.83463797752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71983627547221">
                <text:p>-6.71983627547221</text:p>
              </table:table-cell>
              <table:table-cell office:value-type="float" office:value="17.8044926924835">
                <text:p>17.8044926924835</text:p>
              </table:table-cell>
              <table:table-cell office:value-type="float" office:value="-6.52293455898084">
                <text:p>-6.52293455898084</text:p>
              </table:table-cell>
              <table:table-cell office:value-type="float" office:value="17.4842600077794">
                <text:p>17.4842600077794</text:p>
              </table:table-cell>
              <table:table-cell office:value-type="float" office:value="-6.64407615432653">
                <text:p>-6.64407615432653</text:p>
              </table:table-cell>
              <table:table-cell office:value-type="float" office:value="17.4289258721744">
                <text:p>17.4289258721744</text:p>
              </table:table-cell>
              <table:table-cell office:value-type="float" office:value="-14.6850659302049">
                <text:p>-14.6850659302049</text:p>
              </table:table-cell>
              <table:table-cell office:value-type="float" office:value="21.0921868864121">
                <text:p>21.0921868864121</text:p>
              </table:table-cell>
              <table:table-cell office:value-type="float" office:value="-6.71983585153728">
                <text:p>-6.71983585153728</text:p>
              </table:table-cell>
              <table:table-cell office:value-type="float" office:value="17.8044949488729">
                <text:p>17.80449494887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77333570706769">
                <text:p>-6.77333570706769</text:p>
              </table:table-cell>
              <table:table-cell office:value-type="float" office:value="17.7475738834291">
                <text:p>17.7475738834291</text:p>
              </table:table-cell>
              <table:table-cell office:value-type="float" office:value="-6.84657927530205">
                <text:p>-6.84657927530205</text:p>
              </table:table-cell>
              <table:table-cell office:value-type="float" office:value="17.3651489783745">
                <text:p>17.3651489783745</text:p>
              </table:table-cell>
              <table:table-cell office:value-type="float" office:value="-6.71803030720246">
                <text:p>-6.71803030720246</text:p>
              </table:table-cell>
              <table:table-cell office:value-type="float" office:value="17.3616147789401">
                <text:p>17.3616147789401</text:p>
              </table:table-cell>
              <table:table-cell office:value-type="float" office:value="-14.6642124320338">
                <text:p>-14.6642124320338</text:p>
              </table:table-cell>
              <table:table-cell office:value-type="float" office:value="21.0926218892174">
                <text:p>21.0926218892174</text:p>
              </table:table-cell>
              <table:table-cell office:value-type="float" office:value="-6.773335279187">
                <text:p>-6.773335279187</text:p>
              </table:table-cell>
              <table:table-cell office:value-type="float" office:value="17.7475760047003">
                <text:p>17.74757600470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.89026295866541">
                <text:p>-6.89026295866541</text:p>
              </table:table-cell>
              <table:table-cell office:value-type="float" office:value="17.641216550769">
                <text:p>17.641216550769</text:p>
              </table:table-cell>
              <table:table-cell office:value-type="float" office:value="-6.79851029208701">
                <text:p>-6.79851029208701</text:p>
              </table:table-cell>
              <table:table-cell office:value-type="float" office:value="17.0415031786993">
                <text:p>17.0415031786993</text:p>
              </table:table-cell>
              <table:table-cell office:value-type="float" office:value="-6.79130766268767">
                <text:p>-6.79130766268767</text:p>
              </table:table-cell>
              <table:table-cell office:value-type="float" office:value="17.2935675220292">
                <text:p>17.2935675220292</text:p>
              </table:table-cell>
              <table:table-cell office:value-type="float" office:value="-14.7831824825475">
                <text:p>-14.7831824825475</text:p>
              </table:table-cell>
              <table:table-cell office:value-type="float" office:value="21.0908366570724">
                <text:p>21.0908366570724</text:p>
              </table:table-cell>
              <table:table-cell office:value-type="float" office:value="-6.89026239027138">
                <text:p>-6.89026239027138</text:p>
              </table:table-cell>
              <table:table-cell office:value-type="float" office:value="17.6412187829744">
                <text:p>17.64121878297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.00797765323518">
                <text:p>-7.00797765323518</text:p>
              </table:table-cell>
              <table:table-cell office:value-type="float" office:value="17.5749201989549">
                <text:p>17.5749201989549</text:p>
              </table:table-cell>
              <table:table-cell office:value-type="float" office:value="-6.96139856431895">
                <text:p>-6.96139856431895</text:p>
              </table:table-cell>
              <table:table-cell office:value-type="float" office:value="17.2790058668769">
                <text:p>17.2790058668769</text:p>
              </table:table-cell>
              <table:table-cell office:value-type="float" office:value="-6.86390089310769">
                <text:p>-6.86390089310769</text:p>
              </table:table-cell>
              <table:table-cell office:value-type="float" office:value="17.2247909061108">
                <text:p>17.2247909061108</text:p>
              </table:table-cell>
              <table:table-cell office:value-type="float" office:value="-14.9013197672604">
                <text:p>-14.9013197672604</text:p>
              </table:table-cell>
              <table:table-cell office:value-type="float" office:value="21.0905138809235">
                <text:p>21.0905138809235</text:p>
              </table:table-cell>
              <table:table-cell office:value-type="float" office:value="-7.00797724884548">
                <text:p>-7.00797724884548</text:p>
              </table:table-cell>
              <table:table-cell office:value-type="float" office:value="17.5749224549533">
                <text:p>17.57492245495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.21138375853496">
                <text:p>-7.21138375853496</text:p>
              </table:table-cell>
              <table:table-cell office:value-type="float" office:value="17.4107527272508">
                <text:p>17.4107527272508</text:p>
              </table:table-cell>
              <table:table-cell office:value-type="float" office:value="-7.23318326434273">
                <text:p>-7.23318326434273</text:p>
              </table:table-cell>
              <table:table-cell office:value-type="float" office:value="16.5463353780634">
                <text:p>16.5463353780634</text:p>
              </table:table-cell>
              <table:table-cell office:value-type="float" office:value="-6.93580273919996">
                <text:p>-6.93580273919996</text:p>
              </table:table-cell>
              <table:table-cell office:value-type="float" office:value="17.1552918087892">
                <text:p>17.1552918087892</text:p>
              </table:table-cell>
              <table:table-cell office:value-type="float" office:value="-15.0005098546176">
                <text:p>-15.0005098546176</text:p>
              </table:table-cell>
              <table:table-cell office:value-type="float" office:value="21.0858499141691">
                <text:p>21.0858499141691</text:p>
              </table:table-cell>
              <table:table-cell office:value-type="float" office:value="-7.2113831482142">
                <text:p>-7.2113831482142</text:p>
              </table:table-cell>
              <table:table-cell office:value-type="float" office:value="17.410755286724">
                <text:p>17.4107552867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7.14314390364911">
                <text:p>-7.14314390364911</text:p>
              </table:table-cell>
              <table:table-cell office:value-type="float" office:value="17.4043571171">
                <text:p>17.4043571171</text:p>
              </table:table-cell>
              <table:table-cell office:value-type="float" office:value="-6.79410580457001">
                <text:p>-6.79410580457001</text:p>
              </table:table-cell>
              <table:table-cell office:value-type="float" office:value="17.3664327965967">
                <text:p>17.3664327965967</text:p>
              </table:table-cell>
              <table:table-cell office:value-type="float" office:value="-7.0070060108398">
                <text:p>-7.0070060108398</text:p>
              </table:table-cell>
              <table:table-cell office:value-type="float" office:value="17.0850771799161">
                <text:p>17.0850771799161</text:p>
              </table:table-cell>
              <table:table-cell office:value-type="float" office:value="-15.1254955262879">
                <text:p>-15.1254955262879</text:p>
              </table:table-cell>
              <table:table-cell office:value-type="float" office:value="21.0727690659833">
                <text:p>21.0727690659833</text:p>
              </table:table-cell>
              <table:table-cell office:value-type="float" office:value="-7.14314358082826">
                <text:p>-7.14314358082826</text:p>
              </table:table-cell>
              <table:table-cell office:value-type="float" office:value="17.4043592593181">
                <text:p>17.40435925931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.99986882959721">
                <text:p>-6.99986882959721</text:p>
              </table:table-cell>
              <table:table-cell office:value-type="float" office:value="17.3550379135131">
                <text:p>17.3550379135131</text:p>
              </table:table-cell>
              <table:table-cell office:value-type="float" office:value="-6.66730409318296">
                <text:p>-6.66730409318296</text:p>
              </table:table-cell>
              <table:table-cell office:value-type="float" office:value="16.658666948241">
                <text:p>16.658666948241</text:p>
              </table:table-cell>
              <table:table-cell office:value-type="float" office:value="-7.07750358775936">
                <text:p>-7.07750358775936</text:p>
              </table:table-cell>
              <table:table-cell office:value-type="float" office:value="17.0141540408959">
                <text:p>17.0141540408959</text:p>
              </table:table-cell>
              <table:table-cell office:value-type="float" office:value="-15.0662524066811">
                <text:p>-15.0662524066811</text:p>
              </table:table-cell>
              <table:table-cell office:value-type="float" office:value="21.0788006903544">
                <text:p>21.0788006903544</text:p>
              </table:table-cell>
              <table:table-cell office:value-type="float" office:value="-6.99986815717975">
                <text:p>-6.99986815717975</text:p>
              </table:table-cell>
              <table:table-cell office:value-type="float" office:value="17.3550396868168">
                <text:p>17.35503968681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.10040088269414">
                <text:p>-7.10040088269414</text:p>
              </table:table-cell>
              <table:table-cell office:value-type="float" office:value="17.3051497864544">
                <text:p>17.3051497864544</text:p>
              </table:table-cell>
              <table:table-cell office:value-type="float" office:value="-7.02587004647406">
                <text:p>-7.02587004647406</text:p>
              </table:table-cell>
              <table:table-cell office:value-type="float" office:value="17.2478172714287">
                <text:p>17.2478172714287</text:p>
              </table:table-cell>
              <table:table-cell office:value-type="float" office:value="-7.14728842025972">
                <text:p>-7.14728842025972</text:p>
              </table:table-cell>
              <table:table-cell office:value-type="float" office:value="16.9425294839835">
                <text:p>16.9425294839835</text:p>
              </table:table-cell>
              <table:table-cell office:value-type="float" office:value="-15.2077033544099">
                <text:p>-15.2077033544099</text:p>
              </table:table-cell>
              <table:table-cell office:value-type="float" office:value="21.06386198566">
                <text:p>21.06386198566</text:p>
              </table:table-cell>
              <table:table-cell office:value-type="float" office:value="-7.10040061207517">
                <text:p>-7.10040061207517</text:p>
              </table:table-cell>
              <table:table-cell office:value-type="float" office:value="17.3051515298384">
                <text:p>17.30515152983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7.11993411454158">
                <text:p>-7.11993411454158</text:p>
              </table:table-cell>
              <table:table-cell office:value-type="float" office:value="17.2586765824575">
                <text:p>17.2586765824575</text:p>
              </table:table-cell>
              <table:table-cell office:value-type="float" office:value="-6.97690842009021">
                <text:p>-6.97690842009021</text:p>
              </table:table-cell>
              <table:table-cell office:value-type="float" office:value="16.9726129863496">
                <text:p>16.9726129863496</text:p>
              </table:table-cell>
              <table:table-cell office:value-type="float" office:value="-7.21635352991578">
                <text:p>-7.21635352991578</text:p>
              </table:table-cell>
              <table:table-cell office:value-type="float" office:value="16.8702106715749">
                <text:p>16.8702106715749</text:p>
              </table:table-cell>
              <table:table-cell office:value-type="float" office:value="-15.2672381723028">
                <text:p>-15.2672381723028</text:p>
              </table:table-cell>
              <table:table-cell office:value-type="float" office:value="21.0603891509395">
                <text:p>21.0603891509395</text:p>
              </table:table-cell>
              <table:table-cell office:value-type="float" office:value="-7.11993387951584">
                <text:p>-7.11993387951584</text:p>
              </table:table-cell>
              <table:table-cell office:value-type="float" office:value="17.2586782229518">
                <text:p>17.2586782229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7.01640157920151">
                <text:p>-7.01640157920151</text:p>
              </table:table-cell>
              <table:table-cell office:value-type="float" office:value="17.3008853097688">
                <text:p>17.3008853097688</text:p>
              </table:table-cell>
              <table:table-cell office:value-type="float" office:value="-7.10443607758238">
                <text:p>-7.10443607758238</text:p>
              </table:table-cell>
              <table:table-cell office:value-type="float" office:value="17.3176060920389">
                <text:p>17.3176060920389</text:p>
              </table:table-cell>
              <table:table-cell office:value-type="float" office:value="-7.28469201027411">
                <text:p>-7.28469201027411</text:p>
              </table:table-cell>
              <table:table-cell office:value-type="float" office:value="16.797204835491">
                <text:p>16.797204835491</text:p>
              </table:table-cell>
              <table:table-cell office:value-type="float" office:value="-15.1102935834729">
                <text:p>-15.1102935834729</text:p>
              </table:table-cell>
              <table:table-cell office:value-type="float" office:value="21.0717404139351">
                <text:p>21.0717404139351</text:p>
              </table:table-cell>
              <table:table-cell office:value-type="float" office:value="-7.01640149902875">
                <text:p>-7.01640149902875</text:p>
              </table:table-cell>
              <table:table-cell office:value-type="float" office:value="17.300886465256">
                <text:p>17.3008864652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.22045808698063">
                <text:p>-7.22045808698063</text:p>
              </table:table-cell>
              <table:table-cell office:value-type="float" office:value="17.1894434947976">
                <text:p>17.1894434947976</text:p>
              </table:table-cell>
              <table:table-cell office:value-type="float" office:value="-7.21063563078585">
                <text:p>-7.21063563078585</text:p>
              </table:table-cell>
              <table:table-cell office:value-type="float" office:value="16.7757611120601">
                <text:p>16.7757611120601</text:p>
              </table:table-cell>
              <table:table-cell office:value-type="float" office:value="-7.35229702754365">
                <text:p>-7.35229702754365</text:p>
              </table:table-cell>
              <table:table-cell office:value-type="float" office:value="16.7235192762545">
                <text:p>16.7235192762545</text:p>
              </table:table-cell>
              <table:table-cell office:value-type="float" office:value="-15.2692316048591">
                <text:p>-15.2692316048591</text:p>
              </table:table-cell>
              <table:table-cell office:value-type="float" office:value="21.0665991975932">
                <text:p>21.0665991975932</text:p>
              </table:table-cell>
              <table:table-cell office:value-type="float" office:value="-7.22045799184896">
                <text:p>-7.22045799184896</text:p>
              </table:table-cell>
              <table:table-cell office:value-type="float" office:value="17.1894450277337">
                <text:p>17.1894450277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.44933653032295">
                <text:p>-7.44933653032295</text:p>
              </table:table-cell>
              <table:table-cell office:value-type="float" office:value="17.1231254749009">
                <text:p>17.1231254749009</text:p>
              </table:table-cell>
              <table:table-cell office:value-type="float" office:value="-7.64376896764652">
                <text:p>-7.64376896764652</text:p>
              </table:table-cell>
              <table:table-cell office:value-type="float" office:value="17.1364257934367">
                <text:p>17.1364257934367</text:p>
              </table:table-cell>
              <table:table-cell office:value-type="float" office:value="-7.41916182127898">
                <text:p>-7.41916182127898</text:p>
              </table:table-cell>
              <table:table-cell office:value-type="float" office:value="16.6491613623601">
                <text:p>16.6491613623601</text:p>
              </table:table-cell>
              <table:table-cell office:value-type="float" office:value="-15.4020864330125">
                <text:p>-15.4020864330125</text:p>
              </table:table-cell>
              <table:table-cell office:value-type="float" office:value="21.0604751112144">
                <text:p>21.0604751112144</text:p>
              </table:table-cell>
              <table:table-cell office:value-type="float" office:value="-7.44933678802182">
                <text:p>-7.44933678802182</text:p>
              </table:table-cell>
              <table:table-cell office:value-type="float" office:value="17.1231272251778">
                <text:p>17.1231272251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.60492695194695">
                <text:p>-7.60492695194695</text:p>
              </table:table-cell>
              <table:table-cell office:value-type="float" office:value="16.9878677647407">
                <text:p>16.9878677647407</text:p>
              </table:table-cell>
              <table:table-cell office:value-type="float" office:value="-7.35699294018219">
                <text:p>-7.35699294018219</text:p>
              </table:table-cell>
              <table:table-cell office:value-type="float" office:value="16.4299025182507">
                <text:p>16.4299025182507</text:p>
              </table:table-cell>
              <table:table-cell office:value-type="float" office:value="-7.48527970505648">
                <text:p>-7.48527970505648</text:p>
              </table:table-cell>
              <table:table-cell office:value-type="float" office:value="16.5741385295371">
                <text:p>16.5741385295371</text:p>
              </table:table-cell>
              <table:table-cell office:value-type="float" office:value="-15.6227977635748">
                <text:p>-15.6227977635748</text:p>
              </table:table-cell>
              <table:table-cell office:value-type="float" office:value="21.0421710751614">
                <text:p>21.0421710751614</text:p>
              </table:table-cell>
              <table:table-cell office:value-type="float" office:value="-7.6049269990852">
                <text:p>-7.6049269990852</text:p>
              </table:table-cell>
              <table:table-cell office:value-type="float" office:value="16.9878698285765">
                <text:p>16.98786982857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.69465547230665">
                <text:p>-7.69465547230665</text:p>
              </table:table-cell>
              <table:table-cell office:value-type="float" office:value="16.9252056739814">
                <text:p>16.9252056739814</text:p>
              </table:table-cell>
              <table:table-cell office:value-type="float" office:value="-7.48901737167538">
                <text:p>-7.48901737167538</text:p>
              </table:table-cell>
              <table:table-cell office:value-type="float" office:value="16.782531164786">
                <text:p>16.782531164786</text:p>
              </table:table-cell>
              <table:table-cell office:value-type="float" office:value="-7.55064406714284">
                <text:p>-7.55064406714284</text:p>
              </table:table-cell>
              <table:table-cell office:value-type="float" office:value="16.4984582800063">
                <text:p>16.4984582800063</text:p>
              </table:table-cell>
              <table:table-cell office:value-type="float" office:value="-15.8126399993187">
                <text:p>-15.8126399993187</text:p>
              </table:table-cell>
              <table:table-cell office:value-type="float" office:value="21.0256312679817">
                <text:p>21.0256312679817</text:p>
              </table:table-cell>
              <table:table-cell office:value-type="float" office:value="-7.69465563061709">
                <text:p>-7.69465563061709</text:p>
              </table:table-cell>
              <table:table-cell office:value-type="float" office:value="16.925207738258">
                <text:p>16.9252077382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7.76224498868987">
                <text:p>-7.76224498868987</text:p>
              </table:table-cell>
              <table:table-cell office:value-type="float" office:value="16.7976931869489">
                <text:p>16.7976931869489</text:p>
              </table:table-cell>
              <table:table-cell office:value-type="float" office:value="-7.32032043907948">
                <text:p>-7.32032043907948</text:p>
              </table:table-cell>
              <table:table-cell office:value-type="float" office:value="16.1867504464105">
                <text:p>16.1867504464105</text:p>
              </table:table-cell>
              <table:table-cell office:value-type="float" office:value="-7.61524837115634">
                <text:p>-7.61524837115634</text:p>
              </table:table-cell>
              <table:table-cell office:value-type="float" office:value="16.4221281817296">
                <text:p>16.4221281817296</text:p>
              </table:table-cell>
              <table:table-cell office:value-type="float" office:value="-16.0352423684427">
                <text:p>-16.0352423684427</text:p>
              </table:table-cell>
              <table:table-cell office:value-type="float" office:value="21.0049078898787">
                <text:p>21.0049078898787</text:p>
              </table:table-cell>
              <table:table-cell office:value-type="float" office:value="-7.76224490380225">
                <text:p>-7.76224490380225</text:p>
              </table:table-cell>
              <table:table-cell office:value-type="float" office:value="16.7976953883711">
                <text:p>16.79769538837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7.85583602798348">
                <text:p>-7.85583602798348</text:p>
              </table:table-cell>
              <table:table-cell office:value-type="float" office:value="16.6529292726396">
                <text:p>16.6529292726396</text:p>
              </table:table-cell>
              <table:table-cell office:value-type="float" office:value="-7.4633227279315">
                <text:p>-7.4633227279315</text:p>
              </table:table-cell>
              <table:table-cell office:value-type="float" office:value="16.0608679899244">
                <text:p>16.0608679899244</text:p>
              </table:table-cell>
              <table:table-cell office:value-type="float" office:value="-7.67908615672041">
                <text:p>-7.67908615672041</text:p>
              </table:table-cell>
              <table:table-cell office:value-type="float" office:value="16.3451558676532">
                <text:p>16.3451558676532</text:p>
              </table:table-cell>
              <table:table-cell office:value-type="float" office:value="-16.2581261004295">
                <text:p>-16.2581261004295</text:p>
              </table:table-cell>
              <table:table-cell office:value-type="float" office:value="20.9773045643728">
                <text:p>20.9773045643728</text:p>
              </table:table-cell>
              <table:table-cell office:value-type="float" office:value="-7.85583586259938">
                <text:p>-7.85583586259938</text:p>
              </table:table-cell>
              <table:table-cell office:value-type="float" office:value="16.6529315949214">
                <text:p>16.65293159492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7.94218256914984">
                <text:p>-7.94218256914984</text:p>
              </table:table-cell>
              <table:table-cell office:value-type="float" office:value="16.5907492309896">
                <text:p>16.5907492309896</text:p>
              </table:table-cell>
              <table:table-cell office:value-type="float" office:value="-7.84545337101715">
                <text:p>-7.84545337101715</text:p>
              </table:table-cell>
              <table:table-cell office:value-type="float" office:value="16.4862284302895">
                <text:p>16.4862284302895</text:p>
              </table:table-cell>
              <table:table-cell office:value-type="float" office:value="-7.74215104010969">
                <text:p>-7.74215104010969</text:p>
              </table:table-cell>
              <table:table-cell office:value-type="float" office:value="16.2675490349444">
                <text:p>16.2675490349444</text:p>
              </table:table-cell>
              <table:table-cell office:value-type="float" office:value="-16.3891419708523">
                <text:p>-16.3891419708523</text:p>
              </table:table-cell>
              <table:table-cell office:value-type="float" office:value="20.9591879096472">
                <text:p>20.9591879096472</text:p>
              </table:table-cell>
              <table:table-cell office:value-type="float" office:value="-7.94218267843483">
                <text:p>-7.94218267843483</text:p>
              </table:table-cell>
              <table:table-cell office:value-type="float" office:value="16.5907514101517">
                <text:p>16.59075141015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8.12871783203842">
                <text:p>-8.12871783203842</text:p>
              </table:table-cell>
              <table:table-cell office:value-type="float" office:value="16.4272968181361">
                <text:p>16.4272968181361</text:p>
              </table:table-cell>
              <table:table-cell office:value-type="float" office:value="-7.7985557572074">
                <text:p>-7.7985557572074</text:p>
              </table:table-cell>
              <table:table-cell office:value-type="float" office:value="16.0264623553801">
                <text:p>16.0264623553801</text:p>
              </table:table-cell>
              <table:table-cell office:value-type="float" office:value="-7.8044367148884">
                <text:p>-7.8044367148884</text:p>
              </table:table-cell>
              <table:table-cell office:value-type="float" office:value="16.1893154442217">
                <text:p>16.1893154442217</text:p>
              </table:table-cell>
              <table:table-cell office:value-type="float" office:value="-16.7052336784166">
                <text:p>-16.7052336784166</text:p>
              </table:table-cell>
              <table:table-cell office:value-type="float" office:value="20.9213969935419">
                <text:p>20.9213969935419</text:p>
              </table:table-cell>
              <table:table-cell office:value-type="float" office:value="-8.12871801606583">
                <text:p>-8.12871801606583</text:p>
              </table:table-cell>
              <table:table-cell office:value-type="float" office:value="16.4272992257873">
                <text:p>16.42729922578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8.21006050415623">
                <text:p>-8.21006050415623</text:p>
              </table:table-cell>
              <table:table-cell office:value-type="float" office:value="16.318318762939">
                <text:p>16.318318762939</text:p>
              </table:table-cell>
              <table:table-cell office:value-type="float" office:value="-8.05542050496719">
                <text:p>-8.05542050496719</text:p>
              </table:table-cell>
              <table:table-cell office:value-type="float" office:value="15.8974110227693">
                <text:p>15.8974110227693</text:p>
              </table:table-cell>
              <table:table-cell office:value-type="float" office:value="-7.86593695254096">
                <text:p>-7.86593695254096</text:p>
              </table:table-cell>
              <table:table-cell office:value-type="float" office:value="16.1104629187791">
                <text:p>16.1104629187791</text:p>
              </table:table-cell>
              <table:table-cell office:value-type="float" office:value="-16.8010279001062">
                <text:p>-16.8010279001062</text:p>
              </table:table-cell>
              <table:table-cell office:value-type="float" office:value="20.9073148737712">
                <text:p>20.9073148737712</text:p>
              </table:table-cell>
              <table:table-cell office:value-type="float" office:value="-8.21006070117635">
                <text:p>-8.21006070117635</text:p>
              </table:table-cell>
              <table:table-cell office:value-type="float" office:value="16.318321103723">
                <text:p>16.3183211037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8.22288269988658">
                <text:p>-8.22288269988658</text:p>
              </table:table-cell>
              <table:table-cell office:value-type="float" office:value="16.2434872108684">
                <text:p>16.2434872108684</text:p>
              </table:table-cell>
              <table:table-cell office:value-type="float" office:value="-7.96826715944194">
                <text:p>-7.96826715944194</text:p>
              </table:table-cell>
              <table:table-cell office:value-type="float" office:value="15.8887628551936">
                <text:p>15.8887628551936</text:p>
              </table:table-cell>
              <table:table-cell office:value-type="float" office:value="-7.92664560309485">
                <text:p>-7.92664560309485</text:p>
              </table:table-cell>
              <table:table-cell office:value-type="float" office:value="16.0309993438034">
                <text:p>16.0309993438034</text:p>
              </table:table-cell>
              <table:table-cell office:value-type="float" office:value="-16.8844717535727">
                <text:p>-16.8844717535727</text:p>
              </table:table-cell>
              <table:table-cell office:value-type="float" office:value="20.8928079136563">
                <text:p>20.8928079136563</text:p>
              </table:table-cell>
              <table:table-cell office:value-type="float" office:value="-8.22288287794282">
                <text:p>-8.22288287794282</text:p>
              </table:table-cell>
              <table:table-cell office:value-type="float" office:value="16.2434893809067">
                <text:p>16.24348938090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8.38783041675375">
                <text:p>-8.38783041675375</text:p>
              </table:table-cell>
              <table:table-cell office:value-type="float" office:value="16.1854393351664">
                <text:p>16.1854393351664</text:p>
              </table:table-cell>
              <table:table-cell office:value-type="float" office:value="-8.53928438274778">
                <text:p>-8.53928438274778</text:p>
              </table:table-cell>
              <table:table-cell office:value-type="float" office:value="16.3783571618908">
                <text:p>16.3783571618908</text:p>
              </table:table-cell>
              <table:table-cell office:value-type="float" office:value="-7.98655659573563">
                <text:p>-7.98655659573563</text:p>
              </table:table-cell>
              <table:table-cell office:value-type="float" office:value="15.9509326655858">
                <text:p>15.9509326655858</text:p>
              </table:table-cell>
              <table:table-cell office:value-type="float" office:value="-17.0318932535548">
                <text:p>-17.0318932535548</text:p>
              </table:table-cell>
              <table:table-cell office:value-type="float" office:value="20.8648053588129">
                <text:p>20.8648053588129</text:p>
              </table:table-cell>
              <table:table-cell office:value-type="float" office:value="-8.38783105042627">
                <text:p>-8.38783105042627</text:p>
              </table:table-cell>
              <table:table-cell office:value-type="float" office:value="16.1854413315885">
                <text:p>16.18544133158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8.31376753679957">
                <text:p>-8.31376753679957</text:p>
              </table:table-cell>
              <table:table-cell office:value-type="float" office:value="16.1591166631379">
                <text:p>16.1591166631379</text:p>
              </table:table-cell>
              <table:table-cell office:value-type="float" office:value="-7.74712566743768">
                <text:p>-7.74712566743768</text:p>
              </table:table-cell>
              <table:table-cell office:value-type="float" office:value="16.0683668413728">
                <text:p>16.0683668413728</text:p>
              </table:table-cell>
              <table:table-cell office:value-type="float" office:value="-8.04566393941393">
                <text:p>-8.04566393941393</text:p>
              </table:table-cell>
              <table:table-cell office:value-type="float" office:value="15.8702708907275">
                <text:p>15.8702708907275</text:p>
              </table:table-cell>
              <table:table-cell office:value-type="float" office:value="-17.2286962591434">
                <text:p>-17.2286962591434</text:p>
              </table:table-cell>
              <table:table-cell office:value-type="float" office:value="20.8116112973657">
                <text:p>20.8116112973657</text:p>
              </table:table-cell>
              <table:table-cell office:value-type="float" office:value="-8.31376802508362">
                <text:p>-8.31376802508362</text:p>
              </table:table-cell>
              <table:table-cell office:value-type="float" office:value="16.1591184632329">
                <text:p>16.15911846323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8.30856509610745">
                <text:p>-8.30856509610745</text:p>
              </table:table-cell>
              <table:table-cell office:value-type="float" office:value="16.0634063437466">
                <text:p>16.0634063437466</text:p>
              </table:table-cell>
              <table:table-cell office:value-type="float" office:value="-7.8490829139475">
                <text:p>-7.8490829139475</text:p>
              </table:table-cell>
              <table:table-cell office:value-type="float" office:value="15.743239115709">
                <text:p>15.743239115709</text:p>
              </table:table-cell>
              <table:table-cell office:value-type="float" office:value="-8.10396172344466">
                <text:p>-8.10396172344466</text:p>
              </table:table-cell>
              <table:table-cell office:value-type="float" office:value="15.7890220853387">
                <text:p>15.7890220853387</text:p>
              </table:table-cell>
              <table:table-cell office:value-type="float" office:value="-17.3864183816353">
                <text:p>-17.3864183816353</text:p>
              </table:table-cell>
              <table:table-cell office:value-type="float" office:value="20.7607685520144">
                <text:p>20.7607685520144</text:p>
              </table:table-cell>
              <table:table-cell office:value-type="float" office:value="-8.30856548116739">
                <text:p>-8.30856548116739</text:p>
              </table:table-cell>
              <table:table-cell office:value-type="float" office:value="16.063408109359">
                <text:p>16.0634081093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.30699575813039">
                <text:p>-8.30699575813039</text:p>
              </table:table-cell>
              <table:table-cell office:value-type="float" office:value="16.011869157455">
                <text:p>16.011869157455</text:p>
              </table:table-cell>
              <table:table-cell office:value-type="float" office:value="-8.18525261609518">
                <text:p>-8.18525261609518</text:p>
              </table:table-cell>
              <table:table-cell office:value-type="float" office:value="15.6812818543888">
                <text:p>15.6812818543888</text:p>
              </table:table-cell>
              <table:table-cell office:value-type="float" office:value="-8.16144411809799">
                <text:p>-8.16144411809799</text:p>
              </table:table-cell>
              <table:table-cell office:value-type="float" office:value="15.7071943742322">
                <text:p>15.7071943742322</text:p>
              </table:table-cell>
              <table:table-cell office:value-type="float" office:value="-17.3601415943446">
                <text:p>-17.3601415943446</text:p>
              </table:table-cell>
              <table:table-cell office:value-type="float" office:value="20.7704233822965">
                <text:p>20.7704233822965</text:p>
              </table:table-cell>
              <table:table-cell office:value-type="float" office:value="-8.30699610599742">
                <text:p>-8.30699610599742</text:p>
              </table:table-cell>
              <table:table-cell office:value-type="float" office:value="16.0118707494852">
                <text:p>16.01187074948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.20242471468836">
                <text:p>-8.20242471468836</text:p>
              </table:table-cell>
              <table:table-cell office:value-type="float" office:value="16.0306361359554">
                <text:p>16.0306361359554</text:p>
              </table:table-cell>
              <table:table-cell office:value-type="float" office:value="-7.85313930859182">
                <text:p>-7.85313930859182</text:p>
              </table:table-cell>
              <table:table-cell office:value-type="float" office:value="15.7900510272095">
                <text:p>15.7900510272095</text:p>
              </table:table-cell>
              <table:table-cell office:value-type="float" office:value="-8.21810537518236">
                <text:p>-8.21810537518236</text:p>
              </table:table-cell>
              <table:table-cell office:value-type="float" office:value="15.6247959401111">
                <text:p>15.6247959401111</text:p>
              </table:table-cell>
              <table:table-cell office:value-type="float" office:value="-17.3404196681846">
                <text:p>-17.3404196681846</text:p>
              </table:table-cell>
              <table:table-cell office:value-type="float" office:value="20.7776120658402">
                <text:p>20.7776120658402</text:p>
              </table:table-cell>
              <table:table-cell office:value-type="float" office:value="-8.20242489685305">
                <text:p>-8.20242489685305</text:p>
              </table:table-cell>
              <table:table-cell office:value-type="float" office:value="16.0306374729625">
                <text:p>16.0306374729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.34461332375548">
                <text:p>-8.34461332375548</text:p>
              </table:table-cell>
              <table:table-cell office:value-type="float" office:value="15.8809843441076">
                <text:p>15.8809843441076</text:p>
              </table:table-cell>
              <table:table-cell office:value-type="float" office:value="-8.49314186876331">
                <text:p>-8.49314186876331</text:p>
              </table:table-cell>
              <table:table-cell office:value-type="float" office:value="15.5156535739354">
                <text:p>15.5156535739354</text:p>
              </table:table-cell>
              <table:table-cell office:value-type="float" office:value="-8.27393982861928">
                <text:p>-8.27393982861928</text:p>
              </table:table-cell>
              <table:table-cell office:value-type="float" office:value="15.54183502275">
                <text:p>15.54183502275</text:p>
              </table:table-cell>
              <table:table-cell office:value-type="float" office:value="-17.341872588565">
                <text:p>-17.341872588565</text:p>
              </table:table-cell>
              <table:table-cell office:value-type="float" office:value="20.7770489594101">
                <text:p>20.7770489594101</text:p>
              </table:table-cell>
              <table:table-cell office:value-type="float" office:value="-8.34461373279892">
                <text:p>-8.34461373279892</text:p>
              </table:table-cell>
              <table:table-cell office:value-type="float" office:value="15.8809856996032">
                <text:p>15.88098569960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.39172546887137">
                <text:p>-8.39172546887137</text:p>
              </table:table-cell>
              <table:table-cell office:value-type="float" office:value="15.7531200410347">
                <text:p>15.7531200410347</text:p>
              </table:table-cell>
              <table:table-cell office:value-type="float" office:value="-8.05519448162029">
                <text:p>-8.05519448162029</text:p>
              </table:table-cell>
              <table:table-cell office:value-type="float" office:value="15.4149019178859">
                <text:p>15.4149019178859</text:p>
              </table:table-cell>
              <table:table-cell office:value-type="float" office:value="-8.32894189500992">
                <text:p>-8.32894189500992</text:p>
              </table:table-cell>
              <table:table-cell office:value-type="float" office:value="15.4583199181714">
                <text:p>15.4583199181714</text:p>
              </table:table-cell>
              <table:table-cell office:value-type="float" office:value="-17.4679374766043">
                <text:p>-17.4679374766043</text:p>
              </table:table-cell>
              <table:table-cell office:value-type="float" office:value="20.7241822657749">
                <text:p>20.7241822657749</text:p>
              </table:table-cell>
              <table:table-cell office:value-type="float" office:value="-8.39172588735203">
                <text:p>-8.39172588735203</text:p>
              </table:table-cell>
              <table:table-cell office:value-type="float" office:value="15.7531214749364">
                <text:p>15.75312147493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.42728253691494">
                <text:p>-8.42728253691494</text:p>
              </table:table-cell>
              <table:table-cell office:value-type="float" office:value="15.7169989767064">
                <text:p>15.7169989767064</text:p>
              </table:table-cell>
              <table:table-cell office:value-type="float" office:value="-8.57123271452192">
                <text:p>-8.57123271452192</text:p>
              </table:table-cell>
              <table:table-cell office:value-type="float" office:value="15.5461565328961">
                <text:p>15.5461565328961</text:p>
              </table:table-cell>
              <table:table-cell office:value-type="float" office:value="-8.3831060741935">
                <text:p>-8.3831060741935</text:p>
              </table:table-cell>
              <table:table-cell office:value-type="float" office:value="15.3742589778164">
                <text:p>15.3742589778164</text:p>
              </table:table-cell>
              <table:table-cell office:value-type="float" office:value="-17.3950069612529">
                <text:p>-17.3950069612529</text:p>
              </table:table-cell>
              <table:table-cell office:value-type="float" office:value="20.7538799937888">
                <text:p>20.7538799937888</text:p>
              </table:table-cell>
              <table:table-cell office:value-type="float" office:value="-8.42728305941236">
                <text:p>-8.42728305941236</text:p>
              </table:table-cell>
              <table:table-cell office:value-type="float" office:value="15.7170001827069">
                <text:p>15.71700018270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8.5013144334778">
                <text:p>-8.5013144334778</text:p>
              </table:table-cell>
              <table:table-cell office:value-type="float" office:value="15.565273626481">
                <text:p>15.565273626481</text:p>
              </table:table-cell>
              <table:table-cell office:value-type="float" office:value="-8.42165708305416">
                <text:p>-8.42165708305416</text:p>
              </table:table-cell>
              <table:table-cell office:value-type="float" office:value="14.9268656247814">
                <text:p>14.9268656247814</text:p>
              </table:table-cell>
              <table:table-cell office:value-type="float" office:value="-8.43642694979721">
                <text:p>-8.43642694979721</text:p>
              </table:table-cell>
              <table:table-cell office:value-type="float" office:value="15.2896606077089">
                <text:p>15.2896606077089</text:p>
              </table:table-cell>
              <table:table-cell office:value-type="float" office:value="-17.3326164623056">
                <text:p>-17.3326164623056</text:p>
              </table:table-cell>
              <table:table-cell office:value-type="float" office:value="20.7824416227743">
                <text:p>20.7824416227743</text:p>
              </table:table-cell>
              <table:table-cell office:value-type="float" office:value="-8.50131492173986">
                <text:p>-8.50131492173986</text:p>
              </table:table-cell>
              <table:table-cell office:value-type="float" office:value="15.5652749640061">
                <text:p>15.56527496400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8.51488514972345">
                <text:p>-8.51488514972345</text:p>
              </table:table-cell>
              <table:table-cell office:value-type="float" office:value="15.5358206928434">
                <text:p>15.5358206928434</text:p>
              </table:table-cell>
              <table:table-cell office:value-type="float" office:value="-8.54880554911684">
                <text:p>-8.54880554911684</text:p>
              </table:table-cell>
              <table:table-cell office:value-type="float" office:value="15.3269590937581">
                <text:p>15.3269590937581</text:p>
              </table:table-cell>
              <table:table-cell office:value-type="float" office:value="-8.48889918977795">
                <text:p>-8.48889918977795</text:p>
              </table:table-cell>
              <table:table-cell office:value-type="float" office:value="15.2045332676153">
                <text:p>15.2045332676153</text:p>
              </table:table-cell>
              <table:table-cell office:value-type="float" office:value="-17.269381551134">
                <text:p>-17.269381551134</text:p>
              </table:table-cell>
              <table:table-cell office:value-type="float" office:value="20.8125460880946">
                <text:p>20.8125460880946</text:p>
              </table:table-cell>
              <table:table-cell office:value-type="float" office:value="-8.51488566744834">
                <text:p>-8.51488566744834</text:p>
              </table:table-cell>
              <table:table-cell office:value-type="float" office:value="15.5358218468094">
                <text:p>15.53582184680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8.69120605968882">
                <text:p>-8.69120605968882</text:p>
              </table:table-cell>
              <table:table-cell office:value-type="float" office:value="15.4036636888304">
                <text:p>15.4036636888304</text:p>
              </table:table-cell>
              <table:table-cell office:value-type="float" office:value="-9.25079332929935">
                <text:p>-9.25079332929935</text:p>
              </table:table-cell>
              <table:table-cell office:value-type="float" office:value="15.2586313479259">
                <text:p>15.2586313479259</text:p>
              </table:table-cell>
              <table:table-cell office:value-type="float" office:value="-8.54051754695544">
                <text:p>-8.54051754695544</text:p>
              </table:table-cell>
              <table:table-cell office:value-type="float" office:value="15.1188854701988">
                <text:p>15.1188854701988</text:p>
              </table:table-cell>
              <table:table-cell office:value-type="float" office:value="-17.204286281079">
                <text:p>-17.204286281079</text:p>
              </table:table-cell>
              <table:table-cell office:value-type="float" office:value="20.8417457188717">
                <text:p>20.8417457188717</text:p>
              </table:table-cell>
              <table:table-cell office:value-type="float" office:value="-8.69120692664521">
                <text:p>-8.69120692664521</text:p>
              </table:table-cell>
              <table:table-cell office:value-type="float" office:value="15.4036647160894">
                <text:p>15.40366471608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8.68704170138262">
                <text:p>-8.68704170138262</text:p>
              </table:table-cell>
              <table:table-cell office:value-type="float" office:value="15.340554154197">
                <text:p>15.340554154197</text:p>
              </table:table-cell>
              <table:table-cell office:value-type="float" office:value="-8.4002436368892">
                <text:p>-8.4002436368892</text:p>
              </table:table-cell>
              <table:table-cell office:value-type="float" office:value="15.0172028007829">
                <text:p>15.0172028007829</text:p>
              </table:table-cell>
              <table:table-cell office:value-type="float" office:value="-8.59127685953697">
                <text:p>-8.59127685953697</text:p>
              </table:table-cell>
              <table:table-cell office:value-type="float" office:value="15.0327257801678">
                <text:p>15.0327257801678</text:p>
              </table:table-cell>
              <table:table-cell office:value-type="float" office:value="-17.2248700736773">
                <text:p>-17.2248700736773</text:p>
              </table:table-cell>
              <table:table-cell office:value-type="float" office:value="20.832746030637">
                <text:p>20.832746030637</text:p>
              </table:table-cell>
              <table:table-cell office:value-type="float" office:value="-8.68704238960008">
                <text:p>-8.68704238960008</text:p>
              </table:table-cell>
              <table:table-cell office:value-type="float" office:value="15.3405552687159">
                <text:p>15.34055526871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8.69718979081011">
                <text:p>-8.69718979081011</text:p>
              </table:table-cell>
              <table:table-cell office:value-type="float" office:value="15.2742981928837">
                <text:p>15.2742981928837</text:p>
              </table:table-cell>
              <table:table-cell office:value-type="float" office:value="-8.3524042212906">
                <text:p>-8.3524042212906</text:p>
              </table:table-cell>
              <table:table-cell office:value-type="float" office:value="15.1483926360562">
                <text:p>15.1483926360562</text:p>
              </table:table-cell>
              <table:table-cell office:value-type="float" office:value="-8.64117205163359">
                <text:p>-8.64117205163359</text:p>
              </table:table-cell>
              <table:table-cell office:value-type="float" office:value="14.9460628134193">
                <text:p>14.9460628134193</text:p>
              </table:table-cell>
              <table:table-cell office:value-type="float" office:value="-17.3498084259159">
                <text:p>-17.3498084259159</text:p>
              </table:table-cell>
              <table:table-cell office:value-type="float" office:value="20.7734924555549">
                <text:p>20.7734924555549</text:p>
              </table:table-cell>
              <table:table-cell office:value-type="float" office:value="-8.69719043276032">
                <text:p>-8.69719043276032</text:p>
              </table:table-cell>
              <table:table-cell office:value-type="float" office:value="15.274299340764">
                <text:p>15.2742993407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8.69155324839323">
                <text:p>-8.69155324839323</text:p>
              </table:table-cell>
              <table:table-cell office:value-type="float" office:value="15.2168795318281">
                <text:p>15.2168795318281</text:p>
              </table:table-cell>
              <table:table-cell office:value-type="float" office:value="-8.38115865954955">
                <text:p>-8.38115865954955</text:p>
              </table:table-cell>
              <table:table-cell office:value-type="float" office:value="15.0121814473367">
                <text:p>15.0121814473367</text:p>
              </table:table-cell>
              <table:table-cell office:value-type="float" office:value="-8.69019813376766">
                <text:p>-8.69019813376766</text:p>
              </table:table-cell>
              <table:table-cell office:value-type="float" office:value="14.858905236178">
                <text:p>14.858905236178</text:p>
              </table:table-cell>
              <table:table-cell office:value-type="float" office:value="-17.4119602084531">
                <text:p>-17.4119602084531</text:p>
              </table:table-cell>
              <table:table-cell office:value-type="float" office:value="20.7408782199198">
                <text:p>20.7408782199198</text:p>
              </table:table-cell>
              <table:table-cell office:value-type="float" office:value="-8.69155382588969">
                <text:p>-8.69155382588969</text:p>
              </table:table-cell>
              <table:table-cell office:value-type="float" office:value="15.2168806747084">
                <text:p>15.2168806747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8.85483446410473">
                <text:p>-8.85483446410473</text:p>
              </table:table-cell>
              <table:table-cell office:value-type="float" office:value="15.0049372082081">
                <text:p>15.0049372082081</text:p>
              </table:table-cell>
              <table:table-cell office:value-type="float" office:value="-8.89574136915408">
                <text:p>-8.89574136915408</text:p>
              </table:table-cell>
              <table:table-cell office:value-type="float" office:value="14.8510825211364">
                <text:p>14.8510825211364</text:p>
              </table:table-cell>
              <table:table-cell office:value-type="float" office:value="-8.73835020337183">
                <text:p>-8.73835020337183</text:p>
              </table:table-cell>
              <table:table-cell office:value-type="float" office:value="14.7712617641288">
                <text:p>14.7712617641288</text:p>
              </table:table-cell>
              <table:table-cell office:value-type="float" office:value="-17.5725118951959">
                <text:p>-17.5725118951959</text:p>
              </table:table-cell>
              <table:table-cell office:value-type="float" office:value="20.6522914958605">
                <text:p>20.6522914958605</text:p>
              </table:table-cell>
              <table:table-cell office:value-type="float" office:value="-8.85483535882596">
                <text:p>-8.85483535882596</text:p>
              </table:table-cell>
              <table:table-cell office:value-type="float" office:value="15.0049384186022">
                <text:p>15.00493841860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8.96180788504937">
                <text:p>-8.96180788504937</text:p>
              </table:table-cell>
              <table:table-cell office:value-type="float" office:value="14.8528731199797">
                <text:p>14.8528731199797</text:p>
              </table:table-cell>
              <table:table-cell office:value-type="float" office:value="-8.88305526328461">
                <text:p>-8.88305526328461</text:p>
              </table:table-cell>
              <table:table-cell office:value-type="float" office:value="14.9154654463266">
                <text:p>14.9154654463266</text:p>
              </table:table-cell>
              <table:table-cell office:value-type="float" office:value="-8.78562344527927">
                <text:p>-8.78562344527927</text:p>
              </table:table-cell>
              <table:table-cell office:value-type="float" office:value="14.683141161546">
                <text:p>14.683141161546</text:p>
              </table:table-cell>
              <table:table-cell office:value-type="float" office:value="-17.7807297730951">
                <text:p>-17.7807297730951</text:p>
              </table:table-cell>
              <table:table-cell office:value-type="float" office:value="20.5269827213135">
                <text:p>20.5269827213135</text:p>
              </table:table-cell>
              <table:table-cell office:value-type="float" office:value="-8.96180899053681">
                <text:p>-8.96180899053681</text:p>
              </table:table-cell>
              <table:table-cell office:value-type="float" office:value="14.8528743237916">
                <text:p>14.8528743237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9.00531956036505">
                <text:p>-9.00531956036505</text:p>
              </table:table-cell>
              <table:table-cell office:value-type="float" office:value="14.7285099322008">
                <text:p>14.7285099322008</text:p>
              </table:table-cell>
              <table:table-cell office:value-type="float" office:value="-8.81634709015784">
                <text:p>-8.81634709015784</text:p>
              </table:table-cell>
              <table:table-cell office:value-type="float" office:value="14.3849082115936">
                <text:p>14.3849082115936</text:p>
              </table:table-cell>
              <table:table-cell office:value-type="float" office:value="-8.83201313220517">
                <text:p>-8.83201313220517</text:p>
              </table:table-cell>
              <table:table-cell office:value-type="float" office:value="14.5945522404163">
                <text:p>14.5945522404163</text:p>
              </table:table-cell>
              <table:table-cell office:value-type="float" office:value="-17.8105641771101">
                <text:p>-17.8105641771101</text:p>
              </table:table-cell>
              <table:table-cell office:value-type="float" office:value="20.5094965492782">
                <text:p>20.5094965492782</text:p>
              </table:table-cell>
              <table:table-cell office:value-type="float" office:value="-9.00532061177485">
                <text:p>-9.00532061177485</text:p>
              </table:table-cell>
              <table:table-cell office:value-type="float" office:value="14.7285112085789">
                <text:p>14.72851120857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9.12075629215605">
                <text:p>-9.12075629215605</text:p>
              </table:table-cell>
              <table:table-cell office:value-type="float" office:value="14.5496229546682">
                <text:p>14.5496229546682</text:p>
              </table:table-cell>
              <table:table-cell office:value-type="float" office:value="-9.22043809970491">
                <text:p>-9.22043809970491</text:p>
              </table:table-cell>
              <table:table-cell office:value-type="float" office:value="14.2082277269235">
                <text:p>14.2082277269235</text:p>
              </table:table-cell>
              <table:table-cell office:value-type="float" office:value="-8.87751462521951">
                <text:p>-8.87751462521951</text:p>
              </table:table-cell>
              <table:table-cell office:value-type="float" office:value="14.5055038595581">
                <text:p>14.5055038595581</text:p>
              </table:table-cell>
              <table:table-cell office:value-type="float" office:value="-17.8258524593168">
                <text:p>-17.8258524593168</text:p>
              </table:table-cell>
              <table:table-cell office:value-type="float" office:value="20.4999288474221">
                <text:p>20.4999288474221</text:p>
              </table:table-cell>
              <table:table-cell office:value-type="float" office:value="-9.12075747969345">
                <text:p>-9.12075747969345</text:p>
              </table:table-cell>
              <table:table-cell office:value-type="float" office:value="14.5496242336318">
                <text:p>14.54962423363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9.12270258344348">
                <text:p>-9.12270258344348</text:p>
              </table:table-cell>
              <table:table-cell office:value-type="float" office:value="14.5058975150094">
                <text:p>14.5058975150094</text:p>
              </table:table-cell>
              <table:table-cell office:value-type="float" office:value="-8.80023322329057">
                <text:p>-8.80023322329057</text:p>
              </table:table-cell>
              <table:table-cell office:value-type="float" office:value="14.6479423334896">
                <text:p>14.6479423334896</text:p>
              </table:table-cell>
              <table:table-cell office:value-type="float" office:value="-8.92212337421089">
                <text:p>-8.92212337421089</text:p>
              </table:table-cell>
              <table:table-cell office:value-type="float" office:value="14.4160049237352">
                <text:p>14.4160049237352</text:p>
              </table:table-cell>
              <table:table-cell office:value-type="float" office:value="-18.0042873471668">
                <text:p>-18.0042873471668</text:p>
              </table:table-cell>
              <table:table-cell office:value-type="float" office:value="20.3845980373622">
                <text:p>20.3845980373622</text:p>
              </table:table-cell>
              <table:table-cell office:value-type="float" office:value="-9.12270373388594">
                <text:p>-9.12270373388594</text:p>
              </table:table-cell>
              <table:table-cell office:value-type="float" office:value="14.505898714408">
                <text:p>14.5058987144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9.23072746946171">
                <text:p>-9.23072746946171</text:p>
              </table:table-cell>
              <table:table-cell office:value-type="float" office:value="14.2189743669705">
                <text:p>14.2189743669705</text:p>
              </table:table-cell>
              <table:table-cell office:value-type="float" office:value="-8.8546199458198">
                <text:p>-8.8546199458198</text:p>
              </table:table-cell>
              <table:table-cell office:value-type="float" office:value="14.0924097522697">
                <text:p>14.0924097522697</text:p>
              </table:table-cell>
              <table:table-cell office:value-type="float" office:value="-8.9658349183416">
                <text:p>-8.9658349183416</text:p>
              </table:table-cell>
              <table:table-cell office:value-type="float" office:value="14.3260643827667">
                <text:p>14.3260643827667</text:p>
              </table:table-cell>
              <table:table-cell office:value-type="float" office:value="-18.2915486084857">
                <text:p>-18.2915486084857</text:p>
              </table:table-cell>
              <table:table-cell office:value-type="float" office:value="20.1701005857328">
                <text:p>20.1701005857328</text:p>
              </table:table-cell>
              <table:table-cell office:value-type="float" office:value="-9.23072883459545">
                <text:p>-9.23072883459545</text:p>
              </table:table-cell>
              <table:table-cell office:value-type="float" office:value="14.2189757498646">
                <text:p>14.21897574986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9.22633911786134">
                <text:p>-9.22633911786134</text:p>
              </table:table-cell>
              <table:table-cell office:value-type="float" office:value="14.1159527827935">
                <text:p>14.1159527827935</text:p>
              </table:table-cell>
              <table:table-cell office:value-type="float" office:value="-8.83230166971392">
                <text:p>-8.83230166971392</text:p>
              </table:table-cell>
              <table:table-cell office:value-type="float" office:value="13.9848580393685">
                <text:p>13.9848580393685</text:p>
              </table:table-cell>
              <table:table-cell office:value-type="float" office:value="-9.00864488649364">
                <text:p>-9.00864488649364</text:p>
              </table:table-cell>
              <table:table-cell office:value-type="float" office:value="14.2356912306317">
                <text:p>14.2356912306317</text:p>
              </table:table-cell>
              <table:table-cell office:value-type="float" office:value="-18.4060682498732">
                <text:p>-18.4060682498732</text:p>
              </table:table-cell>
              <table:table-cell office:value-type="float" office:value="20.0836683315973">
                <text:p>20.0836683315973</text:p>
              </table:table-cell>
              <table:table-cell office:value-type="float" office:value="-9.22634040233476">
                <text:p>-9.22634040233476</text:p>
              </table:table-cell>
              <table:table-cell office:value-type="float" office:value="14.1159541493252">
                <text:p>14.1159541493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9.18711077683753">
                <text:p>-9.18711077683753</text:p>
              </table:table-cell>
              <table:table-cell office:value-type="float" office:value="14.0896520570711">
                <text:p>14.0896520570711</text:p>
              </table:table-cell>
              <table:table-cell office:value-type="float" office:value="-8.850344845431">
                <text:p>-8.850344845431</text:p>
              </table:table-cell>
              <table:table-cell office:value-type="float" office:value="13.9262900625515">
                <text:p>13.9262900625515</text:p>
              </table:table-cell>
              <table:table-cell office:value-type="float" office:value="-9.05054899770588">
                <text:p>-9.05054899770588</text:p>
              </table:table-cell>
              <table:table-cell office:value-type="float" office:value="14.1448945045701">
                <text:p>14.1448945045701</text:p>
              </table:table-cell>
              <table:table-cell office:value-type="float" office:value="-18.425423608557">
                <text:p>-18.425423608557</text:p>
              </table:table-cell>
              <table:table-cell office:value-type="float" office:value="20.0697629880581">
                <text:p>20.0697629880581</text:p>
              </table:table-cell>
              <table:table-cell office:value-type="float" office:value="-9.18711189600865">
                <text:p>-9.18711189600865</text:p>
              </table:table-cell>
              <table:table-cell office:value-type="float" office:value="14.0896533218016">
                <text:p>14.08965332180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9.31221221948477">
                <text:p>-9.31221221948477</text:p>
              </table:table-cell>
              <table:table-cell office:value-type="float" office:value="13.9929248446124">
                <text:p>13.9929248446124</text:p>
              </table:table-cell>
              <table:table-cell office:value-type="float" office:value="-9.7631366951395">
                <text:p>-9.7631366951395</text:p>
              </table:table-cell>
              <table:table-cell office:value-type="float" office:value="14.1415988496847">
                <text:p>14.1415988496847</text:p>
              </table:table-cell>
              <table:table-cell office:value-type="float" office:value="-9.09154306160212">
                <text:p>-9.09154306160212</text:p>
              </table:table-cell>
              <table:table-cell office:value-type="float" office:value="14.0536832841788">
                <text:p>14.0536832841788</text:p>
              </table:table-cell>
              <table:table-cell office:value-type="float" office:value="-18.4922110027398">
                <text:p>-18.4922110027398</text:p>
              </table:table-cell>
              <table:table-cell office:value-type="float" office:value="20.0218621585703">
                <text:p>20.0218621585703</text:p>
              </table:table-cell>
              <table:table-cell office:value-type="float" office:value="-9.31221356292456">
                <text:p>-9.31221356292456</text:p>
              </table:table-cell>
              <table:table-cell office:value-type="float" office:value="13.9929257786953">
                <text:p>13.99292577869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9.33196819359935">
                <text:p>-9.33196819359935</text:p>
              </table:table-cell>
              <table:table-cell office:value-type="float" office:value="13.8710863323756">
                <text:p>13.8710863323756</text:p>
              </table:table-cell>
              <table:table-cell office:value-type="float" office:value="-9.00795345167465">
                <text:p>-9.00795345167465</text:p>
              </table:table-cell>
              <table:table-cell office:value-type="float" office:value="13.6003662050748">
                <text:p>13.6003662050748</text:p>
              </table:table-cell>
              <table:table-cell office:value-type="float" office:value="-9.13162297881012">
                <text:p>-9.13162297881012</text:p>
              </table:table-cell>
              <table:table-cell office:value-type="float" office:value="13.9620666905038">
                <text:p>13.9620666905038</text:p>
              </table:table-cell>
              <table:table-cell office:value-type="float" office:value="-18.5619198833256">
                <text:p>-18.5619198833256</text:p>
              </table:table-cell>
              <table:table-cell office:value-type="float" office:value="19.9784470554155">
                <text:p>19.9784470554155</text:p>
              </table:table-cell>
              <table:table-cell office:value-type="float" office:value="-9.33196941613407">
                <text:p>-9.33196941613407</text:p>
              </table:table-cell>
              <table:table-cell office:value-type="float" office:value="13.8710873987695">
                <text:p>13.87108739876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9.37844586591151">
                <text:p>-9.37844586591151</text:p>
              </table:table-cell>
              <table:table-cell office:value-type="float" office:value="13.8105335089131">
                <text:p>13.8105335089131</text:p>
              </table:table-cell>
              <table:table-cell office:value-type="float" office:value="-9.35541604322469">
                <text:p>-9.35541604322469</text:p>
              </table:table-cell>
              <table:table-cell office:value-type="float" office:value="13.9056563170431">
                <text:p>13.9056563170431</text:p>
              </table:table-cell>
              <table:table-cell office:value-type="float" office:value="-9.17078474137157">
                <text:p>-9.17078474137157</text:p>
              </table:table-cell>
              <table:table-cell office:value-type="float" office:value="13.8700538851282">
                <text:p>13.8700538851282</text:p>
              </table:table-cell>
              <table:table-cell office:value-type="float" office:value="-18.6721011135069">
                <text:p>-18.6721011135069</text:p>
              </table:table-cell>
              <table:table-cell office:value-type="float" office:value="19.9094912088563">
                <text:p>19.9094912088563</text:p>
              </table:table-cell>
              <table:table-cell office:value-type="float" office:value="-9.37844709036103">
                <text:p>-9.37844709036103</text:p>
              </table:table-cell>
              <table:table-cell office:value-type="float" office:value="13.8105344611685">
                <text:p>13.81053446116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9.46591915485105">
                <text:p>-9.46591915485105</text:p>
              </table:table-cell>
              <table:table-cell office:value-type="float" office:value="13.7248473417777">
                <text:p>13.7248473417777</text:p>
              </table:table-cell>
              <table:table-cell office:value-type="float" office:value="-9.52128250610386">
                <text:p>-9.52128250610386</text:p>
              </table:table-cell>
              <table:table-cell office:value-type="float" office:value="13.9629795220341">
                <text:p>13.9629795220341</text:p>
              </table:table-cell>
              <table:table-cell office:value-type="float" office:value="-9.20902443314284">
                <text:p>-9.20902443314284</text:p>
              </table:table-cell>
              <table:table-cell office:value-type="float" office:value="13.7776540692559">
                <text:p>13.7776540692559</text:p>
              </table:table-cell>
              <table:table-cell office:value-type="float" office:value="-18.8572898576734">
                <text:p>-18.8572898576734</text:p>
              </table:table-cell>
              <table:table-cell office:value-type="float" office:value="19.795416039221">
                <text:p>19.795416039221</text:p>
              </table:table-cell>
              <table:table-cell office:value-type="float" office:value="-9.4659204523839">
                <text:p>-9.4659204523839</text:p>
              </table:table-cell>
              <table:table-cell office:value-type="float" office:value="13.7248481996042">
                <text:p>13.72484819960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9.47308185962735">
                <text:p>-9.47308185962735</text:p>
              </table:table-cell>
              <table:table-cell office:value-type="float" office:value="13.6060171517508">
                <text:p>13.6060171517508</text:p>
              </table:table-cell>
              <table:table-cell office:value-type="float" office:value="-8.94673460264957">
                <text:p>-8.94673460264957</text:p>
              </table:table-cell>
              <table:table-cell office:value-type="float" office:value="13.5023043001531">
                <text:p>13.5023043001531</text:p>
              </table:table-cell>
              <table:table-cell office:value-type="float" office:value="-9.24633823018663">
                <text:p>-9.24633823018663</text:p>
              </table:table-cell>
              <table:table-cell office:value-type="float" office:value="13.6848764827914">
                <text:p>13.6848764827914</text:p>
              </table:table-cell>
              <table:table-cell office:value-type="float" office:value="-19.0515860338475">
                <text:p>-19.0515860338475</text:p>
              </table:table-cell>
              <table:table-cell office:value-type="float" office:value="19.6802409756899">
                <text:p>19.6802409756899</text:p>
              </table:table-cell>
              <table:table-cell office:value-type="float" office:value="-9.47308301331249">
                <text:p>-9.47308301331249</text:p>
              </table:table-cell>
              <table:table-cell office:value-type="float" office:value="13.6060181882207">
                <text:p>13.60601818822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9.47868529082197">
                <text:p>-9.47868529082197</text:p>
              </table:table-cell>
              <table:table-cell office:value-type="float" office:value="13.5544909346106">
                <text:p>13.5544909346106</text:p>
              </table:table-cell>
              <table:table-cell office:value-type="float" office:value="-9.23913047459867">
                <text:p>-9.23913047459867</text:p>
              </table:table-cell>
              <table:table-cell office:value-type="float" office:value="13.5536251390327">
                <text:p>13.5536251390327</text:p>
              </table:table-cell>
              <table:table-cell office:value-type="float" office:value="-9.28272240115432">
                <text:p>-9.28272240115432</text:p>
              </table:table-cell>
              <table:table-cell office:value-type="float" office:value="13.5917304034161">
                <text:p>13.5917304034161</text:p>
              </table:table-cell>
              <table:table-cell office:value-type="float" office:value="-19.1594223180321">
                <text:p>-19.1594223180321</text:p>
              </table:table-cell>
              <table:table-cell office:value-type="float" office:value="19.6175484102934">
                <text:p>19.6175484102934</text:p>
              </table:table-cell>
              <table:table-cell office:value-type="float" office:value="-9.47868635289913">
                <text:p>-9.47868635289913</text:p>
              </table:table-cell>
              <table:table-cell office:value-type="float" office:value="13.5544919245129">
                <text:p>13.55449192451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9.47542796850038">
                <text:p>-9.47542796850038</text:p>
              </table:table-cell>
              <table:table-cell office:value-type="float" office:value="13.475098279689">
                <text:p>13.475098279689</text:p>
              </table:table-cell>
              <table:table-cell office:value-type="float" office:value="-9.29192411119483">
                <text:p>-9.29192411119483</text:p>
              </table:table-cell>
              <table:table-cell office:value-type="float" office:value="13.0833649030329">
                <text:p>13.0833649030329</text:p>
              </table:table-cell>
              <table:table-cell office:value-type="float" office:value="-9.31817330765913">
                <text:p>-9.31817330765913</text:p>
              </table:table-cell>
              <table:table-cell office:value-type="float" office:value="13.4982251456603">
                <text:p>13.4982251456603</text:p>
              </table:table-cell>
              <table:table-cell office:value-type="float" office:value="-19.102769604401">
                <text:p>-19.102769604401</text:p>
              </table:table-cell>
              <table:table-cell office:value-type="float" office:value="19.6510427360563">
                <text:p>19.6510427360563</text:p>
              </table:table-cell>
              <table:table-cell office:value-type="float" office:value="-9.47542889950739">
                <text:p>-9.47542889950739</text:p>
              </table:table-cell>
              <table:table-cell office:value-type="float" office:value="13.475099270772">
                <text:p>13.4750992707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9.48522039752875">
                <text:p>-9.48522039752875</text:p>
              </table:table-cell>
              <table:table-cell office:value-type="float" office:value="13.4847326471558">
                <text:p>13.4847326471558</text:p>
              </table:table-cell>
              <table:table-cell office:value-type="float" office:value="-9.46202365851609">
                <text:p>-9.46202365851609</text:p>
              </table:table-cell>
              <table:table-cell office:value-type="float" office:value="13.7783315932688">
                <text:p>13.7783315932688</text:p>
              </table:table-cell>
              <table:table-cell office:value-type="float" office:value="-9.35268740463997">
                <text:p>-9.35268740463997</text:p>
              </table:table-cell>
              <table:table-cell office:value-type="float" office:value="13.4043700599718">
                <text:p>13.4043700599718</text:p>
              </table:table-cell>
              <table:table-cell office:value-type="float" office:value="-19.2264662532368">
                <text:p>-19.2264662532368</text:p>
              </table:table-cell>
              <table:table-cell office:value-type="float" office:value="19.5691719190216">
                <text:p>19.5691719190216</text:p>
              </table:table-cell>
              <table:table-cell office:value-type="float" office:value="-9.48522132984631">
                <text:p>-9.48522132984631</text:p>
              </table:table-cell>
              <table:table-cell office:value-type="float" office:value="13.4847334220277">
                <text:p>13.48473342202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9.53812662716697">
                <text:p>-9.53812662716697</text:p>
              </table:table-cell>
              <table:table-cell office:value-type="float" office:value="13.335572473449">
                <text:p>13.335572473449</text:p>
              </table:table-cell>
              <table:table-cell office:value-type="float" office:value="-9.33970528143518">
                <text:p>-9.33970528143518</text:p>
              </table:table-cell>
              <table:table-cell office:value-type="float" office:value="13.1938974447349">
                <text:p>13.1938974447349</text:p>
              </table:table-cell>
              <table:table-cell office:value-type="float" office:value="-9.38626124071589">
                <text:p>-9.38626124071589</text:p>
              </table:table-cell>
              <table:table-cell office:value-type="float" office:value="13.310174531781">
                <text:p>13.310174531781</text:p>
              </table:table-cell>
              <table:table-cell office:value-type="float" office:value="-19.3476071813556">
                <text:p>-19.3476071813556</text:p>
              </table:table-cell>
              <table:table-cell office:value-type="float" office:value="19.4865052732411">
                <text:p>19.4865052732411</text:p>
              </table:table-cell>
              <table:table-cell office:value-type="float" office:value="-9.53812758097105">
                <text:p>-9.53812758097105</text:p>
              </table:table-cell>
              <table:table-cell office:value-type="float" office:value="13.3355733086466">
                <text:p>13.33557330864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.66189537832443">
                <text:p>-9.66189537832443</text:p>
              </table:table-cell>
              <table:table-cell office:value-type="float" office:value="13.2080287269288">
                <text:p>13.2080287269288</text:p>
              </table:table-cell>
              <table:table-cell office:value-type="float" office:value="-10.0269596287674">
                <text:p>-10.0269596287674</text:p>
              </table:table-cell>
              <table:table-cell office:value-type="float" office:value="13.2140909456652">
                <text:p>13.2140909456652</text:p>
              </table:table-cell>
              <table:table-cell office:value-type="float" office:value="-9.41889145853126">
                <text:p>-9.41889145853126</text:p>
              </table:table-cell>
              <table:table-cell office:value-type="float" office:value="13.2156479805621">
                <text:p>13.2156479805621</text:p>
              </table:table-cell>
              <table:table-cell office:value-type="float" office:value="-19.4014470436166">
                <text:p>-19.4014470436166</text:p>
              </table:table-cell>
              <table:table-cell office:value-type="float" office:value="19.4503764272615">
                <text:p>19.4503764272615</text:p>
              </table:table-cell>
              <table:table-cell office:value-type="float" office:value="-9.66189647827504">
                <text:p>-9.66189647827504</text:p>
              </table:table-cell>
              <table:table-cell office:value-type="float" office:value="13.2080294104952">
                <text:p>13.20802941049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9.63922513724325">
                <text:p>-9.63922513724325</text:p>
              </table:table-cell>
              <table:table-cell office:value-type="float" office:value="13.1614380866416">
                <text:p>13.1614380866416</text:p>
              </table:table-cell>
              <table:table-cell office:value-type="float" office:value="-9.3464076001848">
                <text:p>-9.3464076001848</text:p>
              </table:table-cell>
              <table:table-cell office:value-type="float" office:value="12.9617722524052">
                <text:p>12.9617722524052</text:p>
              </table:table-cell>
              <table:table-cell office:value-type="float" office:value="-9.4505747950915">
                <text:p>-9.4505747950915</text:p>
              </table:table-cell>
              <table:table-cell office:value-type="float" office:value="13.1207998588917">
                <text:p>13.1207998588917</text:p>
              </table:table-cell>
              <table:table-cell office:value-type="float" office:value="-19.4147677738982">
                <text:p>-19.4147677738982</text:p>
              </table:table-cell>
              <table:table-cell office:value-type="float" office:value="19.441041795622">
                <text:p>19.441041795622</text:p>
              </table:table-cell>
              <table:table-cell office:value-type="float" office:value="-9.63922607365321">
                <text:p>-9.63922607365321</text:p>
              </table:table-cell>
              <table:table-cell office:value-type="float" office:value="13.1614388283187">
                <text:p>13.16143882831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9.72773984409791">
                <text:p>-9.72773984409791</text:p>
              </table:table-cell>
              <table:table-cell office:value-type="float" office:value="13.0147025545195">
                <text:p>13.0147025545195</text:p>
              </table:table-cell>
              <table:table-cell office:value-type="float" office:value="-9.81094050006992">
                <text:p>-9.81094050006992</text:p>
              </table:table-cell>
              <table:table-cell office:value-type="float" office:value="12.9443852483595">
                <text:p>12.9443852483595</text:p>
              </table:table-cell>
              <table:table-cell office:value-type="float" office:value="-9.48130808208935">
                <text:p>-9.48130808208935</text:p>
              </table:table-cell>
              <table:table-cell office:value-type="float" office:value="13.0256396515028">
                <text:p>13.0256396515028</text:p>
              </table:table-cell>
              <table:table-cell office:value-type="float" office:value="-19.5056585733796">
                <text:p>-19.5056585733796</text:p>
              </table:table-cell>
              <table:table-cell office:value-type="float" office:value="19.3764537575217">
                <text:p>19.3764537575217</text:p>
              </table:table-cell>
              <table:table-cell office:value-type="float" office:value="-9.72774086992378">
                <text:p>-9.72774086992378</text:p>
              </table:table-cell>
              <table:table-cell office:value-type="float" office:value="13.0147032560322">
                <text:p>13.01470325603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9.71373826152623">
                <text:p>-9.71373826152623</text:p>
              </table:table-cell>
              <table:table-cell office:value-type="float" office:value="13.0243983945884">
                <text:p>13.0243983945884</text:p>
              </table:table-cell>
              <table:table-cell office:value-type="float" office:value="-9.62126986913992">
                <text:p>-9.62126986913992</text:p>
              </table:table-cell>
              <table:table-cell office:value-type="float" office:value="13.0823081001654">
                <text:p>13.0823081001654</text:p>
              </table:table-cell>
              <table:table-cell office:value-type="float" office:value="-9.51108824622171">
                <text:p>-9.51108824622171</text:p>
              </table:table-cell>
              <table:table-cell office:value-type="float" office:value="12.9301768743367">
                <text:p>12.9301768743367</text:p>
              </table:table-cell>
              <table:table-cell office:value-type="float" office:value="-19.5382795946739">
                <text:p>-19.5382795946739</text:p>
              </table:table-cell>
              <table:table-cell office:value-type="float" office:value="19.3520442934136">
                <text:p>19.3520442934136</text:p>
              </table:table-cell>
              <table:table-cell office:value-type="float" office:value="-9.71373917557839">
                <text:p>-9.71373917557839</text:p>
              </table:table-cell>
              <table:table-cell office:value-type="float" office:value="13.0243990108657">
                <text:p>13.02439901086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9.57380159009146">
                <text:p>-9.57380159009146</text:p>
              </table:table-cell>
              <table:table-cell office:value-type="float" office:value="13.2048107123081">
                <text:p>13.2048107123081</text:p>
              </table:table-cell>
              <table:table-cell office:value-type="float" office:value="-9.11744917653146">
                <text:p>-9.11744917653146</text:p>
              </table:table-cell>
              <table:table-cell office:value-type="float" office:value="13.4732006878156">
                <text:p>13.4732006878156</text:p>
              </table:table-cell>
              <table:table-cell office:value-type="float" office:value="-9.53991230949701">
                <text:p>-9.53991230949701</text:p>
              </table:table-cell>
              <table:table-cell office:value-type="float" office:value="12.8344210735918">
                <text:p>12.8344210735918</text:p>
              </table:table-cell>
              <table:table-cell office:value-type="float" office:value="-19.572655349937">
                <text:p>-19.572655349937</text:p>
              </table:table-cell>
              <table:table-cell office:value-type="float" office:value="19.327304605121">
                <text:p>19.327304605121</text:p>
              </table:table-cell>
              <table:table-cell office:value-type="float" office:value="-9.57380219285892">
                <text:p>-9.57380219285892</text:p>
              </table:table-cell>
              <table:table-cell office:value-type="float" office:value="13.2048112315106">
                <text:p>13.20481123151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9.71303473831607">
                <text:p>-9.71303473831607</text:p>
              </table:table-cell>
              <table:table-cell office:value-type="float" office:value="12.9275176667732">
                <text:p>12.9275176667732</text:p>
              </table:table-cell>
              <table:table-cell office:value-type="float" office:value="-9.75615736791378">
                <text:p>-9.75615736791378</text:p>
              </table:table-cell>
              <table:table-cell office:value-type="float" office:value="12.5828080134934">
                <text:p>12.5828080134934</text:p>
              </table:table-cell>
              <table:table-cell office:value-type="float" office:value="-9.56777738953292">
                <text:p>-9.56777738953292</text:p>
              </table:table-cell>
              <table:table-cell office:value-type="float" office:value="12.7383818247683">
                <text:p>12.7383818247683</text:p>
              </table:table-cell>
              <table:table-cell office:value-type="float" office:value="-19.6736276475687">
                <text:p>-19.6736276475687</text:p>
              </table:table-cell>
              <table:table-cell office:value-type="float" office:value="19.2593518141227">
                <text:p>19.2593518141227</text:p>
              </table:table-cell>
              <table:table-cell office:value-type="float" office:value="-9.71303554332281">
                <text:p>-9.71303554332281</text:p>
              </table:table-cell>
              <table:table-cell office:value-type="float" office:value="12.9275182866719">
                <text:p>12.92751828667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9.66733974009963">
                <text:p>-9.66733974009963</text:p>
              </table:table-cell>
              <table:table-cell office:value-type="float" office:value="12.9448400831921">
                <text:p>12.9448400831921</text:p>
              </table:table-cell>
              <table:table-cell office:value-type="float" office:value="-9.36974119929973">
                <text:p>-9.36974119929973</text:p>
              </table:table-cell>
              <table:table-cell office:value-type="float" office:value="12.9437010170802">
                <text:p>12.9437010170802</text:p>
              </table:table-cell>
              <table:table-cell office:value-type="float" office:value="-9.59468069984466">
                <text:p>-9.59468069984466</text:p>
              </table:table-cell>
              <table:table-cell office:value-type="float" office:value="12.6420687317109">
                <text:p>12.6420687317109</text:p>
              </table:table-cell>
              <table:table-cell office:value-type="float" office:value="-19.7077500871156">
                <text:p>-19.7077500871156</text:p>
              </table:table-cell>
              <table:table-cell office:value-type="float" office:value="19.2324008232863">
                <text:p>19.2324008232863</text:p>
              </table:table-cell>
              <table:table-cell office:value-type="float" office:value="-9.66734041418589">
                <text:p>-9.66734041418589</text:p>
              </table:table-cell>
              <table:table-cell office:value-type="float" office:value="12.9448406716782">
                <text:p>12.94484067167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9.70798777177081">
                <text:p>-9.70798777177081</text:p>
              </table:table-cell>
              <table:table-cell office:value-type="float" office:value="12.7238404903244">
                <text:p>12.7238404903244</text:p>
              </table:table-cell>
              <table:table-cell office:value-type="float" office:value="-9.34598691442579">
                <text:p>-9.34598691442579</text:p>
              </table:table-cell>
              <table:table-cell office:value-type="float" office:value="12.3611376304468">
                <text:p>12.3611376304468</text:p>
              </table:table-cell>
              <table:table-cell office:value-type="float" office:value="-9.62061955012363">
                <text:p>-9.62061955012363</text:p>
              </table:table-cell>
              <table:table-cell office:value-type="float" office:value="12.5454914256489">
                <text:p>12.5454914256489</text:p>
              </table:table-cell>
              <table:table-cell office:value-type="float" office:value="-19.7998610572214">
                <text:p>-19.7998610572214</text:p>
              </table:table-cell>
              <table:table-cell office:value-type="float" office:value="19.1567293992515">
                <text:p>19.1567293992515</text:p>
              </table:table-cell>
              <table:table-cell office:value-type="float" office:value="-9.70798851777559">
                <text:p>-9.70798851777559</text:p>
              </table:table-cell>
              <table:table-cell office:value-type="float" office:value="12.7238412147287">
                <text:p>12.72384121472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9.73799624419907">
                <text:p>-9.73799624419907</text:p>
              </table:table-cell>
              <table:table-cell office:value-type="float" office:value="12.6321739326794">
                <text:p>12.6321739326794</text:p>
              </table:table-cell>
              <table:table-cell office:value-type="float" office:value="-9.69013226242237">
                <text:p>-9.69013226242237</text:p>
              </table:table-cell>
              <table:table-cell office:value-type="float" office:value="12.6096740624482">
                <text:p>12.6096740624482</text:p>
              </table:table-cell>
              <table:table-cell office:value-type="float" office:value="-9.64559134650641">
                <text:p>-9.64559134650641</text:p>
              </table:table-cell>
              <table:table-cell office:value-type="float" office:value="12.4486595642322">
                <text:p>12.4486595642322</text:p>
              </table:table-cell>
              <table:table-cell office:value-type="float" office:value="-19.871231481299">
                <text:p>-19.871231481299</text:p>
              </table:table-cell>
              <table:table-cell office:value-type="float" office:value="19.0927807982336">
                <text:p>19.0927807982336</text:p>
              </table:table-cell>
              <table:table-cell office:value-type="float" office:value="-9.73799703520875">
                <text:p>-9.73799703520875</text:p>
              </table:table-cell>
              <table:table-cell office:value-type="float" office:value="12.6321745564095">
                <text:p>12.63217455640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9.78114387171055">
                <text:p>-9.78114387171055</text:p>
              </table:table-cell>
              <table:table-cell office:value-type="float" office:value="12.5074835744889">
                <text:p>12.5074835744889</text:p>
              </table:table-cell>
              <table:table-cell office:value-type="float" office:value="-9.73461978630159">
                <text:p>-9.73461978630159</text:p>
              </table:table-cell>
              <table:table-cell office:value-type="float" office:value="12.4067742175643">
                <text:p>12.4067742175643</text:p>
              </table:table-cell>
              <table:table-cell office:value-type="float" office:value="-9.66959359183417">
                <text:p>-9.66959359183417</text:p>
              </table:table-cell>
              <table:table-cell office:value-type="float" office:value="12.3515828305664">
                <text:p>12.3515828305664</text:p>
              </table:table-cell>
              <table:table-cell office:value-type="float" office:value="-19.938745508014">
                <text:p>-19.938745508014</text:p>
              </table:table-cell>
              <table:table-cell office:value-type="float" office:value="19.0349454463067">
                <text:p>19.0349454463067</text:p>
              </table:table-cell>
              <table:table-cell office:value-type="float" office:value="-9.7811447126896">
                <text:p>-9.7811447126896</text:p>
              </table:table-cell>
              <table:table-cell office:value-type="float" office:value="12.5074841528444">
                <text:p>12.50748415284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9.84587532510244">
                <text:p>-9.84587532510244</text:p>
              </table:table-cell>
              <table:table-cell office:value-type="float" office:value="12.2945001127895">
                <text:p>12.2945001127895</text:p>
              </table:table-cell>
              <table:table-cell office:value-type="float" office:value="-9.73054928338254">
                <text:p>-9.73054928338254</text:p>
              </table:table-cell>
              <table:table-cell office:value-type="float" office:value="12.0918826380117">
                <text:p>12.0918826380117</text:p>
              </table:table-cell>
              <table:table-cell office:value-type="float" office:value="-9.69262388590238">
                <text:p>-9.69262388590238</text:p>
              </table:table-cell>
              <table:table-cell office:value-type="float" office:value="12.2542709322439">
                <text:p>12.2542709322439</text:p>
              </table:table-cell>
              <table:table-cell office:value-type="float" office:value="-20.04347875894">
                <text:p>-20.04347875894</text:p>
              </table:table-cell>
              <table:table-cell office:value-type="float" office:value="18.9430082765248">
                <text:p>18.9430082765248</text:p>
              </table:table-cell>
              <table:table-cell office:value-type="float" office:value="-9.84587626801847">
                <text:p>-9.84587626801847</text:p>
              </table:table-cell>
              <table:table-cell office:value-type="float" office:value="12.2945007257325">
                <text:p>12.29450072573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9.8889741748833">
                <text:p>-9.8889741748833</text:p>
              </table:table-cell>
              <table:table-cell office:value-type="float" office:value="12.1476099122146">
                <text:p>12.1476099122146</text:p>
              </table:table-cell>
              <table:table-cell office:value-type="float" office:value="-9.75066426882017">
                <text:p>-9.75066426882017</text:p>
              </table:table-cell>
              <table:table-cell office:value-type="float" office:value="12.1815623253844">
                <text:p>12.1815623253844</text:p>
              </table:table-cell>
              <table:table-cell office:value-type="float" office:value="-9.71467992570082">
                <text:p>-9.71467992570082</text:p>
              </table:table-cell>
              <table:table-cell office:value-type="float" office:value="12.1567336003734">
                <text:p>12.1567336003734</text:p>
              </table:table-cell>
              <table:table-cell office:value-type="float" office:value="-20.1946379156976">
                <text:p>-20.1946379156976</text:p>
              </table:table-cell>
              <table:table-cell office:value-type="float" office:value="18.8094443878184">
                <text:p>18.8094443878184</text:p>
              </table:table-cell>
              <table:table-cell office:value-type="float" office:value="-9.88897517102055">
                <text:p>-9.88897517102055</text:p>
              </table:table-cell>
              <table:table-cell office:value-type="float" office:value="12.14761050818">
                <text:p>12.147610508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9.90960597273249">
                <text:p>-9.90960597273249</text:p>
              </table:table-cell>
              <table:table-cell office:value-type="float" office:value="11.9965105863241">
                <text:p>11.9965105863241</text:p>
              </table:table-cell>
              <table:table-cell office:value-type="float" office:value="-9.62837283768458">
                <text:p>-9.62837283768458</text:p>
              </table:table-cell>
              <table:table-cell office:value-type="float" office:value="11.9289554847346">
                <text:p>11.9289554847346</text:p>
              </table:table-cell>
              <table:table-cell office:value-type="float" office:value="-9.73575950564391">
                <text:p>-9.73575950564391</text:p>
              </table:table-cell>
              <table:table-cell office:value-type="float" office:value="12.0589805886069">
                <text:p>12.0589805886069</text:p>
              </table:table-cell>
              <table:table-cell office:value-type="float" office:value="-20.324031019275">
                <text:p>-20.324031019275</text:p>
              </table:table-cell>
              <table:table-cell office:value-type="float" office:value="18.6944807583878">
                <text:p>18.6944807583878</text:p>
              </table:table-cell>
              <table:table-cell office:value-type="float" office:value="-9.90960697894116">
                <text:p>-9.90960697894116</text:p>
              </table:table-cell>
              <table:table-cell office:value-type="float" office:value="11.9965112192952">
                <text:p>11.99651121929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9.91998791028273">
                <text:p>-9.91998791028273</text:p>
              </table:table-cell>
              <table:table-cell office:value-type="float" office:value="11.7925971554835">
                <text:p>11.7925971554835</text:p>
              </table:table-cell>
              <table:table-cell office:value-type="float" office:value="-9.44316509599713">
                <text:p>-9.44316509599713</text:p>
              </table:table-cell>
              <table:table-cell office:value-type="float" office:value="11.7841995648241">
                <text:p>11.7841995648241</text:p>
              </table:table-cell>
              <table:table-cell office:value-type="float" office:value="-9.7558605177912">
                <text:p>-9.7558605177912</text:p>
              </table:table-cell>
              <table:table-cell office:value-type="float" office:value="11.961021672164">
                <text:p>11.961021672164</text:p>
              </table:table-cell>
              <table:table-cell office:value-type="float" office:value="-20.5381859287602">
                <text:p>-20.5381859287602</text:p>
              </table:table-cell>
              <table:table-cell office:value-type="float" office:value="18.4985317144192">
                <text:p>18.4985317144192</text:p>
              </table:table-cell>
              <table:table-cell office:value-type="float" office:value="-9.91998895898056">
                <text:p>-9.91998895898056</text:p>
              </table:table-cell>
              <table:table-cell office:value-type="float" office:value="11.7925978699681">
                <text:p>11.79259786996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9.8783640817431">
                <text:p>-9.8783640817431</text:p>
              </table:table-cell>
              <table:table-cell office:value-type="float" office:value="11.8482048681633">
                <text:p>11.8482048681633</text:p>
              </table:table-cell>
              <table:table-cell office:value-type="float" office:value="-9.71863811800531">
                <text:p>-9.71863811800531</text:p>
              </table:table-cell>
              <table:table-cell office:value-type="float" office:value="11.7914681573759">
                <text:p>11.7914681573759</text:p>
              </table:table-cell>
              <table:table-cell office:value-type="float" office:value="-9.77498095205823">
                <text:p>-9.77498095205823</text:p>
              </table:table-cell>
              <table:table-cell office:value-type="float" office:value="11.8628666468549">
                <text:p>11.8628666468549</text:p>
              </table:table-cell>
              <table:table-cell office:value-type="float" office:value="-20.4906122017943">
                <text:p>-20.4906122017943</text:p>
              </table:table-cell>
              <table:table-cell office:value-type="float" office:value="18.5438185783111">
                <text:p>18.5438185783111</text:p>
              </table:table-cell>
              <table:table-cell office:value-type="float" office:value="-9.87836496023753">
                <text:p>-9.87836496023753</text:p>
              </table:table-cell>
              <table:table-cell office:value-type="float" office:value="11.8482054581402">
                <text:p>11.84820545814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9.9275784906415">
                <text:p>-9.9275784906415</text:p>
              </table:table-cell>
              <table:table-cell office:value-type="float" office:value="11.74397957911">
                <text:p>11.74397957911</text:p>
              </table:table-cell>
              <table:table-cell office:value-type="float" office:value="-10.0440036586909">
                <text:p>-10.0440036586909</text:p>
              </table:table-cell>
              <table:table-cell office:value-type="float" office:value="11.8090284778502">
                <text:p>11.8090284778502</text:p>
              </table:table-cell>
              <table:table-cell office:value-type="float" office:value="-9.79311889641752">
                <text:p>-9.79311889641752</text:p>
              </table:table-cell>
              <table:table-cell office:value-type="float" office:value="11.7645253281002">
                <text:p>11.7645253281002</text:p>
              </table:table-cell>
              <table:table-cell office:value-type="float" office:value="-20.5810956248794">
                <text:p>-20.5810956248794</text:p>
              </table:table-cell>
              <table:table-cell office:value-type="float" office:value="18.453348999673">
                <text:p>18.453348999673</text:p>
              </table:table-cell>
              <table:table-cell office:value-type="float" office:value="-9.92757941222956">
                <text:p>-9.92757941222956</text:p>
              </table:table-cell>
              <table:table-cell office:value-type="float" office:value="11.7439800329349">
                <text:p>11.74398003293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9.92708724536814">
                <text:p>-9.92708724536814</text:p>
              </table:table-cell>
              <table:table-cell office:value-type="float" office:value="11.6778030251732">
                <text:p>11.6778030251732</text:p>
              </table:table-cell>
              <table:table-cell office:value-type="float" office:value="-9.72942461514865">
                <text:p>-9.72942461514865</text:p>
              </table:table-cell>
              <table:table-cell office:value-type="float" office:value="11.7383750700579">
                <text:p>11.7383750700579</text:p>
              </table:table-cell>
              <table:table-cell office:value-type="float" office:value="-9.81027253708974">
                <text:p>-9.81027253708974</text:p>
              </table:table-cell>
              <table:table-cell office:value-type="float" office:value="11.6660075499498">
                <text:p>11.6660075499498</text:p>
              </table:table-cell>
              <table:table-cell office:value-type="float" office:value="-20.6772593026309">
                <text:p>-20.6772593026309</text:p>
              </table:table-cell>
              <table:table-cell office:value-type="float" office:value="18.3613883013709">
                <text:p>18.3613883013709</text:p>
              </table:table-cell>
              <table:table-cell office:value-type="float" office:value="-9.92708812299004">
                <text:p>-9.92708812299004</text:p>
              </table:table-cell>
              <table:table-cell office:value-type="float" office:value="11.6778034672832">
                <text:p>11.67780346728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9.85764446999204">
                <text:p>-9.85764446999204</text:p>
              </table:table-cell>
              <table:table-cell office:value-type="float" office:value="11.7447179200196">
                <text:p>11.7447179200196</text:p>
              </table:table-cell>
              <table:table-cell office:value-type="float" office:value="-9.48330882983618">
                <text:p>-9.48330882983618</text:p>
              </table:table-cell>
              <table:table-cell office:value-type="float" office:value="11.662665803931">
                <text:p>11.662665803931</text:p>
              </table:table-cell>
              <table:table-cell office:value-type="float" office:value="-9.82644015872511">
                <text:p>-9.82644015872511</text:p>
              </table:table-cell>
              <table:table-cell office:value-type="float" office:value="11.5673231640995">
                <text:p>11.5673231640995</text:p>
              </table:table-cell>
              <table:table-cell office:value-type="float" office:value="-20.6324868096934">
                <text:p>-20.6324868096934</text:p>
              </table:table-cell>
              <table:table-cell office:value-type="float" office:value="18.4061003558946">
                <text:p>18.4061003558946</text:p>
              </table:table-cell>
              <table:table-cell office:value-type="float" office:value="-9.85764515641319">
                <text:p>-9.85764515641319</text:p>
              </table:table-cell>
              <table:table-cell office:value-type="float" office:value="11.7447183677212">
                <text:p>11.74471836772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9.85421693058584">
                <text:p>-9.85421693058584</text:p>
              </table:table-cell>
              <table:table-cell office:value-type="float" office:value="11.6946420485244">
                <text:p>11.6946420485244</text:p>
              </table:table-cell>
              <table:table-cell office:value-type="float" office:value="-9.69339274166481">
                <text:p>-9.69339274166481</text:p>
              </table:table-cell>
              <table:table-cell office:value-type="float" office:value="11.7856907861858">
                <text:p>11.7856907861858</text:p>
              </table:table-cell>
              <table:table-cell office:value-type="float" office:value="-9.84162014457495">
                <text:p>-9.84162014457495</text:p>
              </table:table-cell>
              <table:table-cell office:value-type="float" office:value="11.4684820389055">
                <text:p>11.4684820389055</text:p>
              </table:table-cell>
              <table:table-cell office:value-type="float" office:value="-20.7201224008168">
                <text:p>-20.7201224008168</text:p>
              </table:table-cell>
              <table:table-cell office:value-type="float" office:value="18.316258066419">
                <text:p>18.316258066419</text:p>
              </table:table-cell>
              <table:table-cell office:value-type="float" office:value="-9.85421760132054">
                <text:p>-9.85421760132054</text:p>
              </table:table-cell>
              <table:table-cell office:value-type="float" office:value="11.694642443883">
                <text:p>11.6946424438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9.90049963832655">
                <text:p>-9.90049963832655</text:p>
              </table:table-cell>
              <table:table-cell office:value-type="float" office:value="11.5139668224619">
                <text:p>11.5139668224619</text:p>
              </table:table-cell>
              <table:table-cell office:value-type="float" office:value="-9.87467009104214">
                <text:p>-9.87467009104214</text:p>
              </table:table-cell>
              <table:table-cell office:value-type="float" office:value="11.4258040012569">
                <text:p>11.4258040012569</text:p>
              </table:table-cell>
              <table:table-cell office:value-type="float" office:value="-9.85581097665332">
                <text:p>-9.85581097665332</text:p>
              </table:table-cell>
              <table:table-cell office:value-type="float" office:value="11.3694940583982">
                <text:p>11.3694940583982</text:p>
              </table:table-cell>
              <table:table-cell office:value-type="float" office:value="-20.8190766504618">
                <text:p>-20.8190766504618</text:p>
              </table:table-cell>
              <table:table-cell office:value-type="float" office:value="18.214856605965">
                <text:p>18.214856605965</text:p>
              </table:table-cell>
              <table:table-cell office:value-type="float" office:value="-9.90050039704023">
                <text:p>-9.90050039704023</text:p>
              </table:table-cell>
              <table:table-cell office:value-type="float" office:value="11.5139671908881">
                <text:p>11.51396719088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9.96851737532821">
                <text:p>-9.96851737532821</text:p>
              </table:table-cell>
              <table:table-cell office:value-type="float" office:value="11.2964320524616">
                <text:p>11.2964320524616</text:p>
              </table:table-cell>
              <table:table-cell office:value-type="float" office:value="-10.0092031783458">
                <text:p>-10.0092031783458</text:p>
              </table:table-cell>
              <table:table-cell office:value-type="float" office:value="11.1170116628573">
                <text:p>11.1170116628573</text:p>
              </table:table-cell>
              <table:table-cell office:value-type="float" office:value="-9.86901123588885">
                <text:p>-9.86901123588885</text:p>
              </table:table-cell>
              <table:table-cell office:value-type="float" office:value="11.270369121293">
                <text:p>11.270369121293</text:p>
              </table:table-cell>
              <table:table-cell office:value-type="float" office:value="-20.9067368072467">
                <text:p>-20.9067368072467</text:p>
              </table:table-cell>
              <table:table-cell office:value-type="float" office:value="18.1316347558719">
                <text:p>18.1316347558719</text:p>
              </table:table-cell>
              <table:table-cell office:value-type="float" office:value="-9.968518232708">
                <text:p>-9.968518232708</text:p>
              </table:table-cell>
              <table:table-cell office:value-type="float" office:value="11.2964324102538">
                <text:p>11.29643241025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9.92505975401134">
                <text:p>-9.92505975401134</text:p>
              </table:table-cell>
              <table:table-cell office:value-type="float" office:value="11.4110114150005">
                <text:p>11.4110114150005</text:p>
              </table:table-cell>
              <table:table-cell office:value-type="float" office:value="-9.81713793680366">
                <text:p>-9.81713793680366</text:p>
              </table:table-cell>
              <table:table-cell office:value-type="float" office:value="11.5977287459998">
                <text:p>11.5977287459998</text:p>
              </table:table-cell>
              <table:table-cell office:value-type="float" office:value="-9.8812196022666">
                <text:p>-9.8812196022666</text:p>
              </table:table-cell>
              <table:table-cell office:value-type="float" office:value="11.171117140001">
                <text:p>11.171117140001</text:p>
              </table:table-cell>
              <table:table-cell office:value-type="float" office:value="-20.9073366493505">
                <text:p>-20.9073366493505</text:p>
              </table:table-cell>
              <table:table-cell office:value-type="float" office:value="18.1310666933661">
                <text:p>18.1310666933661</text:p>
              </table:table-cell>
              <table:table-cell office:value-type="float" office:value="-9.92506043836617">
                <text:p>-9.92506043836617</text:p>
              </table:table-cell>
              <table:table-cell office:value-type="float" office:value="11.4110117018155">
                <text:p>11.41101170181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9.92193010816921">
                <text:p>-9.92193010816921</text:p>
              </table:table-cell>
              <table:table-cell office:value-type="float" office:value="11.2609455603063">
                <text:p>11.2609455603063</text:p>
              </table:table-cell>
              <table:table-cell office:value-type="float" office:value="-9.54311619608079">
                <text:p>-9.54311619608079</text:p>
              </table:table-cell>
              <table:table-cell office:value-type="float" office:value="10.9955465373419">
                <text:p>10.9955465373419</text:p>
              </table:table-cell>
              <table:table-cell office:value-type="float" office:value="-9.89243485496011">
                <text:p>-9.89243485496011</text:p>
              </table:table-cell>
              <table:table-cell office:value-type="float" office:value="11.0717480396376">
                <text:p>11.0717480396376</text:p>
              </table:table-cell>
              <table:table-cell office:value-type="float" office:value="-20.956793164118">
                <text:p>-20.956793164118</text:p>
              </table:table-cell>
              <table:table-cell office:value-type="float" office:value="18.0877518814759">
                <text:p>18.0877518814759</text:p>
              </table:table-cell>
              <table:table-cell office:value-type="float" office:value="-9.92193078524102">
                <text:p>-9.92193078524102</text:p>
              </table:table-cell>
              <table:table-cell office:value-type="float" office:value="11.260945962057">
                <text:p>11.2609459620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9.91283874652141">
                <text:p>-9.91283874652141</text:p>
              </table:table-cell>
              <table:table-cell office:value-type="float" office:value="11.1839825317351">
                <text:p>11.1839825317351</text:p>
              </table:table-cell>
              <table:table-cell office:value-type="float" office:value="-9.58623715460491">
                <text:p>-9.58623715460491</text:p>
              </table:table-cell>
              <table:table-cell office:value-type="float" office:value="11.2426872255149">
                <text:p>11.2426872255149</text:p>
              </table:table-cell>
              <table:table-cell office:value-type="float" office:value="-9.90265587245346">
                <text:p>-9.90265587245346</text:p>
              </table:table-cell>
              <table:table-cell office:value-type="float" office:value="10.9722717570302">
                <text:p>10.9722717570302</text:p>
              </table:table-cell>
              <table:table-cell office:value-type="float" office:value="-21.079939463401">
                <text:p>-21.079939463401</text:p>
              </table:table-cell>
              <table:table-cell office:value-type="float" office:value="17.9786922088987">
                <text:p>17.9786922088987</text:p>
              </table:table-cell>
              <table:table-cell office:value-type="float" office:value="-9.91283940585212">
                <text:p>-9.91283940585212</text:p>
              </table:table-cell>
              <table:table-cell office:value-type="float" office:value="11.1839829536915">
                <text:p>11.18398295369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0.0145319677681">
                <text:p>-10.0145319677681</text:p>
              </table:table-cell>
              <table:table-cell office:value-type="float" office:value="10.8225748025991">
                <text:p>10.8225748025991</text:p>
              </table:table-cell>
              <table:table-cell office:value-type="float" office:value="-9.94166325250361">
                <text:p>-9.94166325250361</text:p>
              </table:table-cell>
              <table:table-cell office:value-type="float" office:value="10.478118387527">
                <text:p>10.478118387527</text:p>
              </table:table-cell>
              <table:table-cell office:value-type="float" office:value="-9.91188163265341">
                <text:p>-9.91188163265341</text:p>
              </table:table-cell>
              <table:table-cell office:value-type="float" office:value="10.8726982397239">
                <text:p>10.8726982397239</text:p>
              </table:table-cell>
              <table:table-cell office:value-type="float" office:value="-21.2284608639966">
                <text:p>-21.2284608639966</text:p>
              </table:table-cell>
              <table:table-cell office:value-type="float" office:value="17.8464259052072">
                <text:p>17.8464259052072</text:p>
              </table:table-cell>
              <table:table-cell office:value-type="float" office:value="-10.0145328197148">
                <text:p>-10.0145328197148</text:p>
              </table:table-cell>
              <table:table-cell office:value-type="float" office:value="10.8225752748933">
                <text:p>10.8225752748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0.0740327425388">
                <text:p>-10.0740327425388</text:p>
              </table:table-cell>
              <table:table-cell office:value-type="float" office:value="10.6966314370117">
                <text:p>10.6966314370117</text:p>
              </table:table-cell>
              <table:table-cell office:value-type="float" office:value="-10.2083602673179">
                <text:p>-10.2083602673179</text:p>
              </table:table-cell>
              <table:table-cell office:value-type="float" office:value="10.6555404522831">
                <text:p>10.6555404522831</text:p>
              </table:table-cell>
              <table:table-cell office:value-type="float" office:value="-9.92011121299164">
                <text:p>-9.92011121299164</text:p>
              </table:table-cell>
              <table:table-cell office:value-type="float" office:value="10.7730374449877">
                <text:p>10.7730374449877</text:p>
              </table:table-cell>
              <table:table-cell office:value-type="float" office:value="-21.295608953163">
                <text:p>-21.295608953163</text:p>
              </table:table-cell>
              <table:table-cell office:value-type="float" office:value="17.7873199728354">
                <text:p>17.7873199728354</text:p>
              </table:table-cell>
              <table:table-cell office:value-type="float" office:value="-10.0740336229854">
                <text:p>-10.0740336229854</text:p>
              </table:table-cell>
              <table:table-cell office:value-type="float" office:value="10.6966318256595">
                <text:p>10.69663182565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0.1469006708433">
                <text:p>-10.1469006708433</text:p>
              </table:table-cell>
              <table:table-cell office:value-type="float" office:value="10.5412407643297">
                <text:p>10.5412407643297</text:p>
              </table:table-cell>
              <table:table-cell office:value-type="float" office:value="-10.2521146888678">
                <text:p>-10.2521146888678</text:p>
              </table:table-cell>
              <table:table-cell office:value-type="float" office:value="10.5228678698828">
                <text:p>10.5228678698828</text:p>
              </table:table-cell>
              <table:table-cell office:value-type="float" office:value="-9.92734379051698">
                <text:p>-9.92734379051698</text:p>
              </table:table-cell>
              <table:table-cell office:value-type="float" office:value="10.6732993388179">
                <text:p>10.6732993388179</text:p>
              </table:table-cell>
              <table:table-cell office:value-type="float" office:value="-21.4034432499577">
                <text:p>-21.4034432499577</text:p>
              </table:table-cell>
              <table:table-cell office:value-type="float" office:value="17.6988035253035">
                <text:p>17.6988035253035</text:p>
              </table:table-cell>
              <table:table-cell office:value-type="float" office:value="-10.1469015886797">
                <text:p>-10.1469015886797</text:p>
              </table:table-cell>
              <table:table-cell office:value-type="float" office:value="10.5412411200664">
                <text:p>10.54124112006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0.0916228149888">
                <text:p>-10.0916228149888</text:p>
              </table:table-cell>
              <table:table-cell office:value-type="float" office:value="10.5714937157769">
                <text:p>10.5714937157769</text:p>
              </table:table-cell>
              <table:table-cell office:value-type="float" office:value="-9.79616982148149">
                <text:p>-9.79616982148149</text:p>
              </table:table-cell>
              <table:table-cell office:value-type="float" office:value="10.4208937509893">
                <text:p>10.4208937509893</text:p>
              </table:table-cell>
              <table:table-cell office:value-type="float" office:value="-9.93357864197768">
                <text:p>-9.93357864197768</text:p>
              </table:table-cell>
              <table:table-cell office:value-type="float" office:value="10.573493894942">
                <text:p>10.573493894942</text:p>
              </table:table-cell>
              <table:table-cell office:value-type="float" office:value="-21.3505006445082">
                <text:p>-21.3505006445082</text:p>
              </table:table-cell>
              <table:table-cell office:value-type="float" office:value="17.741361668058">
                <text:p>17.741361668058</text:p>
              </table:table-cell>
              <table:table-cell office:value-type="float" office:value="-10.0916235657265">
                <text:p>-10.0916235657265</text:p>
              </table:table-cell>
              <table:table-cell office:value-type="float" office:value="10.5714941003408">
                <text:p>10.57149410034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0.0703139118713">
                <text:p>-10.0703139118713</text:p>
              </table:table-cell>
              <table:table-cell office:value-type="float" office:value="10.6400252463053">
                <text:p>10.6400252463053</text:p>
              </table:table-cell>
              <table:table-cell office:value-type="float" office:value="-10.131939832801">
                <text:p>-10.131939832801</text:p>
              </table:table-cell>
              <table:table-cell office:value-type="float" office:value="10.635749361449">
                <text:p>10.635749361449</text:p>
              </table:table-cell>
              <table:table-cell office:value-type="float" office:value="-9.93881514389381">
                <text:p>-9.93881514389381</text:p>
              </table:table-cell>
              <table:table-cell office:value-type="float" office:value="10.4736310938213">
                <text:p>10.4736310938213</text:p>
              </table:table-cell>
              <table:table-cell office:value-type="float" office:value="-21.2824185308932">
                <text:p>-21.2824185308932</text:p>
              </table:table-cell>
              <table:table-cell office:value-type="float" office:value="17.7953662412586">
                <text:p>17.7953662412586</text:p>
              </table:table-cell>
              <table:table-cell office:value-type="float" office:value="-10.0703145462224">
                <text:p>-10.0703145462224</text:p>
              </table:table-cell>
              <table:table-cell office:value-type="float" office:value="10.6400255341058">
                <text:p>10.64002553410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0.0504237042188">
                <text:p>-10.0504237042188</text:p>
              </table:table-cell>
              <table:table-cell office:value-type="float" office:value="10.5587844458686">
                <text:p>10.5587844458686</text:p>
              </table:table-cell>
              <table:table-cell office:value-type="float" office:value="-9.68693467097307">
                <text:p>-9.68693467097307</text:p>
              </table:table-cell>
              <table:table-cell office:value-type="float" office:value="10.3222498031006">
                <text:p>10.3222498031006</text:p>
              </table:table-cell>
              <table:table-cell office:value-type="float" office:value="-9.94305277261953">
                <text:p>-9.94305277261953</text:p>
              </table:table-cell>
              <table:table-cell office:value-type="float" office:value="10.3737209216525">
                <text:p>10.3737209216525</text:p>
              </table:table-cell>
              <table:table-cell office:value-type="float" office:value="-21.2965233017215">
                <text:p>-21.2965233017215</text:p>
              </table:table-cell>
              <table:table-cell office:value-type="float" office:value="17.7834934178914">
                <text:p>17.7834934178914</text:p>
              </table:table-cell>
              <table:table-cell office:value-type="float" office:value="-10.0504242787016">
                <text:p>-10.0504242787016</text:p>
              </table:table-cell>
              <table:table-cell office:value-type="float" office:value="10.5587848161927">
                <text:p>10.55878481619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0.0981281128143">
                <text:p>-10.0981281128143</text:p>
              </table:table-cell>
              <table:table-cell office:value-type="float" office:value="10.4961285387">
                <text:p>10.4961285387</text:p>
              </table:table-cell>
              <table:table-cell office:value-type="float" office:value="-10.2494256993724">
                <text:p>-10.2494256993724</text:p>
              </table:table-cell>
              <table:table-cell office:value-type="float" office:value="10.5726092015603">
                <text:p>10.5726092015603</text:p>
              </table:table-cell>
              <table:table-cell office:value-type="float" office:value="-9.94629110439551">
                <text:p>-9.94629110439551</text:p>
              </table:table-cell>
              <table:table-cell office:value-type="float" office:value="10.2737733693698">
                <text:p>10.2737733693698</text:p>
              </table:table-cell>
              <table:table-cell office:value-type="float" office:value="-21.363683635031">
                <text:p>-21.363683635031</text:p>
              </table:table-cell>
              <table:table-cell office:value-type="float" office:value="17.7323308752053">
                <text:p>17.7323308752053</text:p>
              </table:table-cell>
              <table:table-cell office:value-type="float" office:value="-10.0981287115699">
                <text:p>-10.0981287115699</text:p>
              </table:table-cell>
              <table:table-cell office:value-type="float" office:value="10.4961288215978">
                <text:p>10.49612882159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0.2152983607952">
                <text:p>-10.2152983607952</text:p>
              </table:table-cell>
              <table:table-cell office:value-type="float" office:value="10.2207211481412">
                <text:p>10.2207211481412</text:p>
              </table:table-cell>
              <table:table-cell office:value-type="float" office:value="-10.4122876526527">
                <text:p>-10.4122876526527</text:p>
              </table:table-cell>
              <table:table-cell office:value-type="float" office:value="9.87230514972571">
                <text:p>9.87230514972571</text:p>
              </table:table-cell>
              <table:table-cell office:value-type="float" office:value="-9.94852981539126">
                <text:p>-9.94852981539126</text:p>
              </table:table-cell>
              <table:table-cell office:value-type="float" office:value="10.173798431645">
                <text:p>10.173798431645</text:p>
              </table:table-cell>
              <table:table-cell office:value-type="float" office:value="-21.4166821491612">
                <text:p>-21.4166821491612</text:p>
              </table:table-cell>
              <table:table-cell office:value-type="float" office:value="17.6903948690209">
                <text:p>17.6903948690209</text:p>
              </table:table-cell>
              <table:table-cell office:value-type="float" office:value="-10.2152990871484">
                <text:p>-10.2152990871484</text:p>
              </table:table-cell>
              <table:table-cell office:value-type="float" office:value="10.2207214518316">
                <text:p>10.22072145183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.1871471517072">
                <text:p>-10.1871471517072</text:p>
              </table:table-cell>
              <table:table-cell office:value-type="float" office:value="10.0839371857144">
                <text:p>10.0839371857144</text:p>
              </table:table-cell>
              <table:table-cell office:value-type="float" office:value="-9.56090224318049">
                <text:p>-9.56090224318049</text:p>
              </table:table-cell>
              <table:table-cell office:value-type="float" office:value="9.87099920636018">
                <text:p>9.87099920636018</text:p>
              </table:table-cell>
              <table:table-cell office:value-type="float" office:value="-9.94976868173756">
                <text:p>-9.94976868173756</text:p>
              </table:table-cell>
              <table:table-cell office:value-type="float" office:value="10.0738061058886">
                <text:p>10.0738061058886</text:p>
              </table:table-cell>
              <table:table-cell office:value-type="float" office:value="-21.5190605865024">
                <text:p>-21.5190605865024</text:p>
              </table:table-cell>
              <table:table-cell office:value-type="float" office:value="17.6071713055747">
                <text:p>17.6071713055747</text:p>
              </table:table-cell>
              <table:table-cell office:value-type="float" office:value="-10.1871478289594">
                <text:p>-10.1871478289594</text:p>
              </table:table-cell>
              <table:table-cell office:value-type="float" office:value="10.0839376377404">
                <text:p>10.08393763774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0.1304804042237">
                <text:p>-10.1304804042237</text:p>
              </table:table-cell>
              <table:table-cell office:value-type="float" office:value="10.1516497599618">
                <text:p>10.1516497599618</text:p>
              </table:table-cell>
              <table:table-cell office:value-type="float" office:value="-9.82427880103777">
                <text:p>-9.82427880103777</text:p>
              </table:table-cell>
              <table:table-cell office:value-type="float" office:value="10.272644983915">
                <text:p>10.272644983915</text:p>
              </table:table-cell>
              <table:table-cell office:value-type="float" office:value="-9.95000757954879">
                <text:p>-9.95000757954879</text:p>
              </table:table-cell>
              <table:table-cell office:value-type="float" office:value="9.97380639124983">
                <text:p>9.97380639124983</text:p>
              </table:table-cell>
              <table:table-cell office:value-type="float" office:value="-21.5520005457499">
                <text:p>-21.5520005457499</text:p>
              </table:table-cell>
              <table:table-cell office:value-type="float" office:value="17.5771836200389">
                <text:p>17.5771836200389</text:p>
              </table:table-cell>
              <table:table-cell office:value-type="float" office:value="-10.1304809675001">
                <text:p>-10.1304809675001</text:p>
              </table:table-cell>
              <table:table-cell office:value-type="float" office:value="10.1516501582761">
                <text:p>10.15165015827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0.0932435533336">
                <text:p>-10.0932435533336</text:p>
              </table:table-cell>
              <table:table-cell office:value-type="float" office:value="10.2760269579733">
                <text:p>10.2760269579733</text:p>
              </table:table-cell>
              <table:table-cell office:value-type="float" office:value="-10.0700068526638">
                <text:p>-10.0700068526638</text:p>
              </table:table-cell>
              <table:table-cell office:value-type="float" office:value="10.4818553669079">
                <text:p>10.4818553669079</text:p>
              </table:table-cell>
              <table:table-cell office:value-type="float" office:value="-9.94924648493538">
                <text:p>-9.94924648493538</text:p>
              </table:table-cell>
              <table:table-cell office:value-type="float" office:value="9.87380928761683">
                <text:p>9.87380928761683</text:p>
              </table:table-cell>
              <table:table-cell office:value-type="float" office:value="-21.5432703850006">
                <text:p>-21.5432703850006</text:p>
              </table:table-cell>
              <table:table-cell office:value-type="float" office:value="17.5850534170598">
                <text:p>17.5850534170598</text:p>
              </table:table-cell>
              <table:table-cell office:value-type="float" office:value="-10.0932440055517">
                <text:p>-10.0932440055517</text:p>
              </table:table-cell>
              <table:table-cell office:value-type="float" office:value="10.2760272312244">
                <text:p>10.27602723122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0.1482572817625">
                <text:p>-10.1482572817625</text:p>
              </table:table-cell>
              <table:table-cell office:value-type="float" office:value="9.90973666405053">
                <text:p>9.90973666405053</text:p>
              </table:table-cell>
              <table:table-cell office:value-type="float" office:value="-9.75541475580796">
                <text:p>-9.75541475580796</text:p>
              </table:table-cell>
              <table:table-cell office:value-type="float" office:value="9.57540951716063">
                <text:p>9.57540951716063</text:p>
              </table:table-cell>
              <table:table-cell office:value-type="float" office:value="-9.94748547400616">
                <text:p>-9.94748547400616</text:p>
              </table:table-cell>
              <table:table-cell office:value-type="float" office:value="9.77382479461663">
                <text:p>9.77382479461663</text:p>
              </table:table-cell>
              <table:table-cell office:value-type="float" office:value="-21.7278036864593">
                <text:p>-21.7278036864593</text:p>
              </table:table-cell>
              <table:table-cell office:value-type="float" office:value="17.4125357209715">
                <text:p>17.4125357209715</text:p>
              </table:table-cell>
              <table:table-cell office:value-type="float" office:value="-10.1482578935415">
                <text:p>-10.1482578935415</text:p>
              </table:table-cell>
              <table:table-cell office:value-type="float" office:value="9.90973706240737">
                <text:p>9.909737062407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0.1729613541766">
                <text:p>-10.1729613541766</text:p>
              </table:table-cell>
              <table:table-cell office:value-type="float" office:value="9.75099420427514">
                <text:p>9.75099420427514</text:p>
              </table:table-cell>
              <table:table-cell office:value-type="float" office:value="-9.95752798759226">
                <text:p>-9.95752798759226</text:p>
              </table:table-cell>
              <table:table-cell office:value-type="float" office:value="9.82666991256872">
                <text:p>9.82666991256872</text:p>
              </table:table-cell>
              <table:table-cell office:value-type="float" office:value="-9.94472472286074">
                <text:p>-9.94472472286074</text:p>
              </table:table-cell>
              <table:table-cell office:value-type="float" office:value="9.67386291061521">
                <text:p>9.67386291061521</text:p>
              </table:table-cell>
              <table:table-cell office:value-type="float" office:value="-21.9053903959234">
                <text:p>-21.9053903959234</text:p>
              </table:table-cell>
              <table:table-cell office:value-type="float" office:value="17.2517399283267">
                <text:p>17.2517399283267</text:p>
              </table:table-cell>
              <table:table-cell office:value-type="float" office:value="-10.1729620170378">
                <text:p>-10.1729620170378</text:p>
              </table:table-cell>
              <table:table-cell office:value-type="float" office:value="9.75099458868787">
                <text:p>9.750994588687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0.1887647993663">
                <text:p>-10.1887647993663</text:p>
              </table:table-cell>
              <table:table-cell office:value-type="float" office:value="9.76143539318472">
                <text:p>9.76143539318472</text:p>
              </table:table-cell>
              <table:table-cell office:value-type="float" office:value="-10.3501944084506">
                <text:p>-10.3501944084506</text:p>
              </table:table-cell>
              <table:table-cell office:value-type="float" office:value="9.75802187592489">
                <text:p>9.75802187592489</text:p>
              </table:table-cell>
              <table:table-cell office:value-type="float" office:value="-9.94096450757195">
                <text:p>-9.94096450757195</text:p>
              </table:table-cell>
              <table:table-cell office:value-type="float" office:value="9.57393363171767">
                <text:p>9.57393363171767</text:p>
              </table:table-cell>
              <table:table-cell office:value-type="float" office:value="-21.8796333293463">
                <text:p>-21.8796333293463</text:p>
              </table:table-cell>
              <table:table-cell office:value-type="float" office:value="17.2750662511993">
                <text:p>17.2750662511993</text:p>
              </table:table-cell>
              <table:table-cell office:value-type="float" office:value="-10.1887654086079">
                <text:p>-10.1887654086079</text:p>
              </table:table-cell>
              <table:table-cell office:value-type="float" office:value="9.76143565663422">
                <text:p>9.761435656634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0.2164743978072">
                <text:p>-10.2164743978072</text:p>
              </table:table-cell>
              <table:table-cell office:value-type="float" office:value="9.46058026052035">
                <text:p>9.46058026052035</text:p>
              </table:table-cell>
              <table:table-cell office:value-type="float" office:value="-9.87974191620681">
                <text:p>-9.87974191620681</text:p>
              </table:table-cell>
              <table:table-cell office:value-type="float" office:value="8.94617406199246">
                <text:p>8.94617406199246</text:p>
              </table:table-cell>
              <table:table-cell office:value-type="float" office:value="-9.93620520415818">
                <text:p>-9.93620520415818</text:p>
              </table:table-cell>
              <table:table-cell office:value-type="float" office:value="9.47404695076863">
                <text:p>9.47404695076863</text:p>
              </table:table-cell>
              <table:table-cell office:value-type="float" office:value="-21.9241403757035">
                <text:p>-21.9241403757035</text:p>
              </table:table-cell>
              <table:table-cell office:value-type="float" office:value="17.2309685055808">
                <text:p>17.2309685055808</text:p>
              </table:table-cell>
              <table:table-cell office:value-type="float" office:value="-10.2164750857061">
                <text:p>-10.2164750857061</text:p>
              </table:table-cell>
              <table:table-cell office:value-type="float" office:value="9.4605806250946">
                <text:p>9.46058062509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0.1228730063641">
                <text:p>-10.1228730063641</text:p>
              </table:table-cell>
              <table:table-cell office:value-type="float" office:value="9.57882766280907">
                <text:p>9.57882766280907</text:p>
              </table:table-cell>
              <table:table-cell office:value-type="float" office:value="-9.56558463277747">
                <text:p>-9.56558463277747</text:p>
              </table:table-cell>
              <table:table-cell office:value-type="float" office:value="9.76234963713062">
                <text:p>9.76234963713062</text:p>
              </table:table-cell>
              <table:table-cell office:value-type="float" office:value="-9.9304472885458">
                <text:p>-9.9304472885458</text:p>
              </table:table-cell>
              <table:table-cell office:value-type="float" office:value="9.37421285635294">
                <text:p>9.37421285635294</text:p>
              </table:table-cell>
              <table:table-cell office:value-type="float" office:value="-21.9602603785612">
                <text:p>-21.9602603785612</text:p>
              </table:table-cell>
              <table:table-cell office:value-type="float" office:value="17.1947487149495">
                <text:p>17.1947487149495</text:p>
              </table:table-cell>
              <table:table-cell office:value-type="float" office:value="-10.1228735360946">
                <text:p>-10.1228735360946</text:p>
              </table:table-cell>
              <table:table-cell office:value-type="float" office:value="9.57882803363991">
                <text:p>9.57882803363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0.0930285657731">
                <text:p>-10.0930285657731</text:p>
              </table:table-cell>
              <table:table-cell office:value-type="float" office:value="9.39440448272534">
                <text:p>9.39440448272534</text:p>
              </table:table-cell>
              <table:table-cell office:value-type="float" office:value="-9.5011583937717">
                <text:p>-9.5011583937717</text:p>
              </table:table-cell>
              <table:table-cell office:value-type="float" office:value="9.22645560812613">
                <text:p>9.22645560812613</text:p>
              </table:table-cell>
              <table:table-cell office:value-type="float" office:value="-9.92369133652158">
                <text:p>-9.92369133652158</text:p>
              </table:table-cell>
              <table:table-cell office:value-type="float" office:value="9.27444133179685">
                <text:p>9.27444133179685</text:p>
              </table:table-cell>
              <table:table-cell office:value-type="float" office:value="-22.0793087622231">
                <text:p>-22.0793087622231</text:p>
              </table:table-cell>
              <table:table-cell office:value-type="float" office:value="17.0779352407899">
                <text:p>17.0779352407899</text:p>
              </table:table-cell>
              <table:table-cell office:value-type="float" office:value="-10.0930291255362">
                <text:p>-10.0930291255362</text:p>
              </table:table-cell>
              <table:table-cell office:value-type="float" office:value="9.39440491885843">
                <text:p>9.394404918858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0.1345208025681">
                <text:p>-10.1345208025681</text:p>
              </table:table-cell>
              <table:table-cell office:value-type="float" office:value="9.23664870429692">
                <text:p>9.23664870429692</text:p>
              </table:table-cell>
              <table:table-cell office:value-type="float" office:value="-10.136965168808">
                <text:p>-10.136965168808</text:p>
              </table:table-cell>
              <table:table-cell office:value-type="float" office:value="9.21345786669784">
                <text:p>9.21345786669784</text:p>
              </table:table-cell>
              <table:table-cell office:value-type="float" office:value="-9.91593802367508">
                <text:p>-9.91593802367508</text:p>
              </table:table-cell>
              <table:table-cell office:value-type="float" office:value="9.17474235416967">
                <text:p>9.17474235416967</text:p>
              </table:table-cell>
              <table:table-cell office:value-type="float" office:value="-22.1887091352523">
                <text:p>-22.1887091352523</text:p>
              </table:table-cell>
              <table:table-cell office:value-type="float" office:value="16.9757929916711">
                <text:p>16.9757929916711</text:p>
              </table:table-cell>
              <table:table-cell office:value-type="float" office:value="-10.134521420509">
                <text:p>-10.134521420509</text:p>
              </table:table-cell>
              <table:table-cell office:value-type="float" office:value="9.23664905152156">
                <text:p>9.236649051521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0.1347768582156">
                <text:p>-10.1347768582156</text:p>
              </table:table-cell>
              <table:table-cell office:value-type="float" office:value="9.21895984611035">
                <text:p>9.21895984611035</text:p>
              </table:table-cell>
              <table:table-cell office:value-type="float" office:value="-10.0831935598319">
                <text:p>-10.0831935598319</text:p>
              </table:table-cell>
              <table:table-cell office:value-type="float" office:value="9.27502998992821">
                <text:p>9.27502998992821</text:p>
              </table:table-cell>
              <table:table-cell office:value-type="float" office:value="-9.90718812533114">
                <text:p>-9.90718812533114</text:p>
              </table:table-cell>
              <table:table-cell office:value-type="float" office:value="9.07512589328609">
                <text:p>9.07512589328609</text:p>
              </table:table-cell>
              <table:table-cell office:value-type="float" office:value="-22.2299116632218">
                <text:p>-22.2299116632218</text:p>
              </table:table-cell>
              <table:table-cell office:value-type="float" office:value="16.9371614428439">
                <text:p>16.9371614428439</text:p>
              </table:table-cell>
              <table:table-cell office:value-type="float" office:value="-10.1347774344487">
                <text:p>-10.1347774344487</text:p>
              </table:table-cell>
              <table:table-cell office:value-type="float" office:value="9.2189601220462">
                <text:p>9.21896012204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0.0480404123157">
                <text:p>-10.0480404123157</text:p>
              </table:table-cell>
              <table:table-cell office:value-type="float" office:value="9.22554833306939">
                <text:p>9.22554833306939</text:p>
              </table:table-cell>
              <table:table-cell office:value-type="float" office:value="-9.32306259092659">
                <text:p>-9.32306259092659</text:p>
              </table:table-cell>
              <table:table-cell office:value-type="float" office:value="9.40626343524306">
                <text:p>9.40626343524306</text:p>
              </table:table-cell>
              <table:table-cell office:value-type="float" office:value="-9.8974425164723">
                <text:p>-9.8974425164723</text:p>
              </table:table-cell>
              <table:table-cell office:value-type="float" office:value="8.97560191070917">
                <text:p>8.97560191070917</text:p>
              </table:table-cell>
              <table:table-cell office:value-type="float" office:value="-22.3573618020688">
                <text:p>-22.3573618020688</text:p>
              </table:table-cell>
              <table:table-cell office:value-type="float" office:value="16.8136514360452">
                <text:p>16.8136514360452</text:p>
              </table:table-cell>
              <table:table-cell office:value-type="float" office:value="-10.0480409057213">
                <text:p>-10.0480409057213</text:p>
              </table:table-cell>
              <table:table-cell office:value-type="float" office:value="9.2255486827619">
                <text:p>9.22554868276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0.0602685875849">
                <text:p>-10.0602685875849</text:p>
              </table:table-cell>
              <table:table-cell office:value-type="float" office:value="9.00500802352111">
                <text:p>9.00500802352111</text:p>
              </table:table-cell>
              <table:table-cell office:value-type="float" office:value="-9.83229984651642">
                <text:p>-9.83229984651642</text:p>
              </table:table-cell>
              <table:table-cell office:value-type="float" office:value="8.60102529172306">
                <text:p>8.60102529172306</text:p>
              </table:table-cell>
              <table:table-cell office:value-type="float" office:value="-9.88670217165132">
                <text:p>-9.88670217165132</text:p>
              </table:table-cell>
              <table:table-cell office:value-type="float" office:value="8.87618035875424">
                <text:p>8.87618035875424</text:p>
              </table:table-cell>
              <table:table-cell office:value-type="float" office:value="-22.3702446642727">
                <text:p>-22.3702446642727</text:p>
              </table:table-cell>
              <table:table-cell office:value-type="float" office:value="16.8005846696809">
                <text:p>16.8005846696809</text:p>
              </table:table-cell>
              <table:table-cell office:value-type="float" office:value="-10.0602691355347">
                <text:p>-10.0602691355347</text:p>
              </table:table-cell>
              <table:table-cell office:value-type="float" office:value="9.00500836736722">
                <text:p>9.005008367367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0.102685143394">
                <text:p>-10.102685143394</text:p>
              </table:table-cell>
              <table:table-cell office:value-type="float" office:value="8.78592090444348">
                <text:p>8.78592090444348</text:p>
              </table:table-cell>
              <table:table-cell office:value-type="float" office:value="-10.1093036429828">
                <text:p>-10.1093036429828</text:p>
              </table:table-cell>
              <table:table-cell office:value-type="float" office:value="8.67304404434065">
                <text:p>8.67304404434065</text:p>
              </table:table-cell>
              <table:table-cell office:value-type="float" office:value="-9.87496816489373">
                <text:p>-9.87496816489373</text:p>
              </table:table-cell>
              <table:table-cell office:value-type="float" office:value="8.77687117949365">
                <text:p>8.77687117949365</text:p>
              </table:table-cell>
              <table:table-cell office:value-type="float" office:value="-22.4805796251837">
                <text:p>-22.4805796251837</text:p>
              </table:table-cell>
              <table:table-cell office:value-type="float" office:value="16.6875611701933">
                <text:p>16.6875611701933</text:p>
              </table:table-cell>
              <table:table-cell office:value-type="float" office:value="-10.102685768178">
                <text:p>-10.102685768178</text:p>
              </table:table-cell>
              <table:table-cell office:value-type="float" office:value="8.78592118540722">
                <text:p>8.785921185407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0.1445305516036">
                <text:p>-10.1445305516036</text:p>
              </table:table-cell>
              <table:table-cell office:value-type="float" office:value="8.5025435974258">
                <text:p>8.5025435974258</text:p>
              </table:table-cell>
              <table:table-cell office:value-type="float" office:value="-10.0589231703713">
                <text:p>-10.0589231703713</text:p>
              </table:table-cell>
              <table:table-cell office:value-type="float" office:value="8.43827037987671">
                <text:p>8.43827037987671</text:p>
              </table:table-cell>
              <table:table-cell office:value-type="float" office:value="-9.86224166959043">
                <text:p>-9.86224166959043</text:p>
              </table:table-cell>
              <table:table-cell office:value-type="float" office:value="8.67768430376256">
                <text:p>8.67768430376256</text:p>
              </table:table-cell>
              <table:table-cell office:value-type="float" office:value="-22.6607637160281">
                <text:p>-22.6607637160281</text:p>
              </table:table-cell>
              <table:table-cell office:value-type="float" office:value="16.5015300895481">
                <text:p>16.5015300895481</text:p>
              </table:table-cell>
              <table:table-cell office:value-type="float" office:value="-10.1445312715512">
                <text:p>-10.1445312715512</text:p>
              </table:table-cell>
              <table:table-cell office:value-type="float" office:value="8.50254385800738">
                <text:p>8.502543858007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.086905998572">
                <text:p>-10.086905998572</text:p>
              </table:table-cell>
              <table:table-cell office:value-type="float" office:value="8.51584339949517">
                <text:p>8.51584339949517</text:p>
              </table:table-cell>
              <table:table-cell office:value-type="float" office:value="-9.66850978486394">
                <text:p>-9.66850978486394</text:p>
              </table:table-cell>
              <table:table-cell office:value-type="float" office:value="8.67121210694841">
                <text:p>8.67121210694841</text:p>
              </table:table-cell>
              <table:table-cell office:value-type="float" office:value="-9.84852395838034">
                <text:p>-9.84852395838034</text:p>
              </table:table-cell>
              <table:table-cell office:value-type="float" office:value="8.57862965016589">
                <text:p>8.57862965016589</text:p>
              </table:table-cell>
              <table:table-cell office:value-type="float" office:value="-22.7324052070308">
                <text:p>-22.7324052070308</text:p>
              </table:table-cell>
              <table:table-cell office:value-type="float" office:value="16.4194168463074">
                <text:p>16.4194168463074</text:p>
              </table:table-cell>
              <table:table-cell office:value-type="float" office:value="-10.0869066293241">
                <text:p>-10.0869066293241</text:p>
              </table:table-cell>
              <table:table-cell office:value-type="float" office:value="8.51584366970281">
                <text:p>8.515843669702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9.99170020653719">
                <text:p>-9.99170020653719</text:p>
              </table:table-cell>
              <table:table-cell office:value-type="float" office:value="8.41188816689683">
                <text:p>8.41188816689683</text:p>
              </table:table-cell>
              <table:table-cell office:value-type="float" office:value="-9.17784260906745">
                <text:p>-9.17784260906745</text:p>
              </table:table-cell>
              <table:table-cell office:value-type="float" office:value="8.42977118629974">
                <text:p>8.42977118629974</text:p>
              </table:table-cell>
              <table:table-cell office:value-type="float" office:value="-9.83381640302316">
                <text:p>-9.83381640302316</text:p>
              </table:table-cell>
              <table:table-cell office:value-type="float" office:value="8.47971712408645">
                <text:p>8.47971712408645</text:p>
              </table:table-cell>
              <table:table-cell office:value-type="float" office:value="-22.8459604999998">
                <text:p>-22.8459604999998</text:p>
              </table:table-cell>
              <table:table-cell office:value-type="float" office:value="16.2905087325326">
                <text:p>16.2905087325326</text:p>
              </table:table-cell>
              <table:table-cell office:value-type="float" office:value="-9.9917008043321">
                <text:p>-9.9917008043321</text:p>
              </table:table-cell>
              <table:table-cell office:value-type="float" office:value="8.41188852132249">
                <text:p>8.411888521322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9.97819445631875">
                <text:p>-9.97819445631875</text:p>
              </table:table-cell>
              <table:table-cell office:value-type="float" office:value="8.19061457911849">
                <text:p>8.19061457911849</text:p>
              </table:table-cell>
              <table:table-cell office:value-type="float" office:value="-9.73738563569319">
                <text:p>-9.73738563569319</text:p>
              </table:table-cell>
              <table:table-cell office:value-type="float" office:value="8.21723717896027">
                <text:p>8.21723717896027</text:p>
              </table:table-cell>
              <table:table-cell office:value-type="float" office:value="-9.81812047426217">
                <text:p>-9.81812047426217</text:p>
              </table:table-cell>
              <table:table-cell office:value-type="float" office:value="8.38095661669443">
                <text:p>8.38095661669443</text:p>
              </table:table-cell>
              <table:table-cell office:value-type="float" office:value="-23.0081914345148">
                <text:p>-23.0081914345148</text:p>
              </table:table-cell>
              <table:table-cell office:value-type="float" office:value="16.0983026209544">
                <text:p>16.0983026209544</text:p>
              </table:table-cell>
              <table:table-cell office:value-type="float" office:value="-9.97819510746224">
                <text:p>-9.97819510746224</text:p>
              </table:table-cell>
              <table:table-cell office:value-type="float" office:value="8.19061487870199">
                <text:p>8.190614878701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9.99177455190187">
                <text:p>-9.99177455190187</text:p>
              </table:table-cell>
              <table:table-cell office:value-type="float" office:value="8.32627636630574">
                <text:p>8.32627636630574</text:p>
              </table:table-cell>
              <table:table-cell office:value-type="float" office:value="-10.1738311758722">
                <text:p>-10.1738311758722</text:p>
              </table:table-cell>
              <table:table-cell office:value-type="float" office:value="8.33609968398191">
                <text:p>8.33609968398191</text:p>
              </table:table-cell>
              <table:table-cell office:value-type="float" office:value="-9.80143774167715">
                <text:p>-9.80143774167715</text:p>
              </table:table-cell>
              <table:table-cell office:value-type="float" office:value="8.28235800395826">
                <text:p>8.28235800395826</text:p>
              </table:table-cell>
              <table:table-cell office:value-type="float" office:value="-22.9196079338106">
                <text:p>-22.9196079338106</text:p>
              </table:table-cell>
              <table:table-cell office:value-type="float" office:value="16.2065629238129">
                <text:p>16.2065629238129</text:p>
              </table:table-cell>
              <table:table-cell office:value-type="float" office:value="-9.99177506802076">
                <text:p>-9.99177506802076</text:p>
              </table:table-cell>
              <table:table-cell office:value-type="float" office:value="8.32627653619099">
                <text:p>8.326276536190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9.9632831724819">
                <text:p>-9.9632831724819</text:p>
              </table:table-cell>
              <table:table-cell office:value-type="float" office:value="8.37898282241935">
                <text:p>8.37898282241935</text:p>
              </table:table-cell>
              <table:table-cell office:value-type="float" office:value="-9.76666283125577">
                <text:p>-9.76666283125577</text:p>
              </table:table-cell>
              <table:table-cell office:value-type="float" office:value="8.47531844200973">
                <text:p>8.47531844200973</text:p>
              </table:table-cell>
              <table:table-cell office:value-type="float" office:value="-9.78376987352747">
                <text:p>-9.78376987352747</text:p>
              </table:table-cell>
              <table:table-cell office:value-type="float" office:value="8.18393114565705">
                <text:p>8.18393114565705</text:p>
              </table:table-cell>
              <table:table-cell office:value-type="float" office:value="-22.9277384848617">
                <text:p>-22.9277384848617</text:p>
              </table:table-cell>
              <table:table-cell office:value-type="float" office:value="16.1970311033153">
                <text:p>16.1970311033153</text:p>
              </table:table-cell>
              <table:table-cell office:value-type="float" office:value="-9.96328360856909">
                <text:p>-9.96328360856909</text:p>
              </table:table-cell>
              <table:table-cell office:value-type="float" office:value="8.37898297523437">
                <text:p>8.378982975234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9.97055649622278">
                <text:p>-9.97055649622278</text:p>
              </table:table-cell>
              <table:table-cell office:value-type="float" office:value="8.03829492630288">
                <text:p>8.03829492630288</text:p>
              </table:table-cell>
              <table:table-cell office:value-type="float" office:value="-9.81538090093206">
                <text:p>-9.81538090093206</text:p>
              </table:table-cell>
              <table:table-cell office:value-type="float" office:value="7.51673625513206">
                <text:p>7.51673625513206</text:p>
              </table:table-cell>
              <table:table-cell office:value-type="float" office:value="-9.76511863658522">
                <text:p>-9.76511863658522</text:p>
              </table:table-cell>
              <table:table-cell office:value-type="float" office:value="8.08568588439462">
                <text:p>8.08568588439462</text:p>
              </table:table-cell>
              <table:table-cell office:value-type="float" office:value="-22.9568588537876">
                <text:p>-22.9568588537876</text:p>
              </table:table-cell>
              <table:table-cell office:value-type="float" office:value="16.1623887898348">
                <text:p>16.1623887898348</text:p>
              </table:table-cell>
              <table:table-cell office:value-type="float" office:value="-9.97055703617207">
                <text:p>-9.97055703617207</text:p>
              </table:table-cell>
              <table:table-cell office:value-type="float" office:value="8.03829508476252">
                <text:p>8.038295084762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9.97253778435198">
                <text:p>-9.97253778435198</text:p>
              </table:table-cell>
              <table:table-cell office:value-type="float" office:value="7.93054819543375">
                <text:p>7.93054819543375</text:p>
              </table:table-cell>
              <table:table-cell office:value-type="float" office:value="-9.91670215370846">
                <text:p>-9.91670215370846</text:p>
              </table:table-cell>
              <table:table-cell office:value-type="float" office:value="7.6177491012194">
                <text:p>7.6177491012194</text:p>
              </table:table-cell>
              <table:table-cell office:value-type="float" office:value="-9.74548589595855">
                <text:p>-9.74548589595855</text:p>
              </table:table-cell>
              <table:table-cell office:value-type="float" office:value="7.98763204461521">
                <text:p>7.98763204461521</text:p>
              </table:table-cell>
              <table:table-cell office:value-type="float" office:value="-22.9113204972285">
                <text:p>-22.9113204972285</text:p>
              </table:table-cell>
              <table:table-cell office:value-type="float" office:value="16.2171482321666">
                <text:p>16.2171482321666</text:p>
              </table:table-cell>
              <table:table-cell office:value-type="float" office:value="-9.97253830975408">
                <text:p>-9.97253830975408</text:p>
              </table:table-cell>
              <table:table-cell office:value-type="float" office:value="7.93054832934994">
                <text:p>7.930548329349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9.96861156742256">
                <text:p>-9.96861156742256</text:p>
              </table:table-cell>
              <table:table-cell office:value-type="float" office:value="7.84860964932687">
                <text:p>7.84860964932687</text:p>
              </table:table-cell>
              <table:table-cell office:value-type="float" office:value="-9.84043455469741">
                <text:p>-9.84043455469741</text:p>
              </table:table-cell>
              <table:table-cell office:value-type="float" office:value="7.97974597923697">
                <text:p>7.97974597923697</text:p>
              </table:table-cell>
              <table:table-cell office:value-type="float" office:value="-9.72487361490516">
                <text:p>-9.72487361490516</text:p>
              </table:table-cell>
              <table:table-cell office:value-type="float" office:value="7.88977943162109">
                <text:p>7.88977943162109</text:p>
              </table:table-cell>
              <table:table-cell office:value-type="float" office:value="-23.021287549337">
                <text:p>-23.021287549337</text:p>
              </table:table-cell>
              <table:table-cell office:value-type="float" office:value="16.0940461804607">
                <text:p>16.0940461804607</text:p>
              </table:table-cell>
              <table:table-cell office:value-type="float" office:value="-9.96861208575039">
                <text:p>-9.96861208575039</text:p>
              </table:table-cell>
              <table:table-cell office:value-type="float" office:value="7.84860977384877">
                <text:p>7.848609773848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9.96004900183935">
                <text:p>-9.96004900183935</text:p>
              </table:table-cell>
              <table:table-cell office:value-type="float" office:value="7.92357796050055">
                <text:p>7.92357796050055</text:p>
              </table:table-cell>
              <table:table-cell office:value-type="float" office:value="-9.97267690508208">
                <text:p>-9.97267690508208</text:p>
              </table:table-cell>
              <table:table-cell office:value-type="float" office:value="7.91629508909184">
                <text:p>7.91629508909184</text:p>
              </table:table-cell>
              <table:table-cell office:value-type="float" office:value="-9.70328385463598">
                <text:p>-9.70328385463598</text:p>
              </table:table-cell>
              <table:table-cell office:value-type="float" office:value="7.79213783059203">
                <text:p>7.79213783059203</text:p>
              </table:table-cell>
              <table:table-cell office:value-type="float" office:value="-22.9664216579281">
                <text:p>-22.9664216579281</text:p>
              </table:table-cell>
              <table:table-cell office:value-type="float" office:value="16.1529334880001">
                <text:p>16.1529334880001</text:p>
              </table:table-cell>
              <table:table-cell office:value-type="float" office:value="-9.96004943114401">
                <text:p>-9.96004943114401</text:p>
              </table:table-cell>
              <table:table-cell office:value-type="float" office:value="7.92357804726689">
                <text:p>7.923578047266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9.93583410510725">
                <text:p>-9.93583410510725</text:p>
              </table:table-cell>
              <table:table-cell office:value-type="float" office:value="7.65325059023548">
                <text:p>7.65325059023548</text:p>
              </table:table-cell>
              <table:table-cell office:value-type="float" office:value="-9.49160504598128">
                <text:p>-9.49160504598128</text:p>
              </table:table-cell>
              <table:table-cell office:value-type="float" office:value="7.57913765089378">
                <text:p>7.57913765089378</text:p>
              </table:table-cell>
              <table:table-cell office:value-type="float" office:value="-9.68071877410905">
                <text:p>-9.68071877410905</text:p>
              </table:table-cell>
              <table:table-cell office:value-type="float" office:value="7.69471700560674">
                <text:p>7.69471700560674</text:p>
              </table:table-cell>
              <table:table-cell office:value-type="float" office:value="-23.1321988660171">
                <text:p>-23.1321988660171</text:p>
              </table:table-cell>
              <table:table-cell office:value-type="float" office:value="15.9674079690186">
                <text:p>15.9674079690186</text:p>
              </table:table-cell>
              <table:table-cell office:value-type="float" office:value="-9.935834613279">
                <text:p>-9.935834613279</text:p>
              </table:table-cell>
              <table:table-cell office:value-type="float" office:value="7.65325074528961">
                <text:p>7.653250745289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9.91744749564238">
                <text:p>-9.91744749564238</text:p>
              </table:table-cell>
              <table:table-cell office:value-type="float" office:value="7.54248729282099">
                <text:p>7.54248729282099</text:p>
              </table:table-cell>
              <table:table-cell office:value-type="float" office:value="-9.71282650575864">
                <text:p>-9.71282650575864</text:p>
              </table:table-cell>
              <table:table-cell office:value-type="float" office:value="7.5904595377312">
                <text:p>7.5904595377312</text:p>
              </table:table-cell>
              <table:table-cell office:value-type="float" office:value="-9.65718062981361">
                <text:p>-9.65718062981361</text:p>
              </table:table-cell>
              <table:table-cell office:value-type="float" office:value="7.59752669866656">
                <text:p>7.59752669866656</text:p>
              </table:table-cell>
              <table:table-cell office:value-type="float" office:value="-23.2260961395087">
                <text:p>-23.2260961395087</text:p>
              </table:table-cell>
              <table:table-cell office:value-type="float" office:value="15.8535171170636">
                <text:p>15.8535171170636</text:p>
              </table:table-cell>
              <table:table-cell office:value-type="float" office:value="-9.91744800518821">
                <text:p>-9.91744800518821</text:p>
              </table:table-cell>
              <table:table-cell office:value-type="float" office:value="7.54248743979915">
                <text:p>7.542487439799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9.89185173098849">
                <text:p>-9.89185173098849</text:p>
              </table:table-cell>
              <table:table-cell office:value-type="float" office:value="7.42798316079387">
                <text:p>7.42798316079387</text:p>
              </table:table-cell>
              <table:table-cell office:value-type="float" office:value="-9.60750319752356">
                <text:p>-9.60750319752356</text:p>
              </table:table-cell>
              <table:table-cell office:value-type="float" office:value="7.36302609175565">
                <text:p>7.36302609175565</text:p>
              </table:table-cell>
              <table:table-cell office:value-type="float" office:value="-9.63267177554448">
                <text:p>-9.63267177554448</text:p>
              </table:table-cell>
              <table:table-cell office:value-type="float" office:value="7.50057662872118">
                <text:p>7.50057662872118</text:p>
              </table:table-cell>
              <table:table-cell office:value-type="float" office:value="-23.2841166352538">
                <text:p>-23.2841166352538</text:p>
              </table:table-cell>
              <table:table-cell office:value-type="float" office:value="15.7860748297249">
                <text:p>15.7860748297249</text:p>
              </table:table-cell>
              <table:table-cell office:value-type="float" office:value="-9.89185223543564">
                <text:p>-9.89185223543564</text:p>
              </table:table-cell>
              <table:table-cell office:value-type="float" office:value="7.42798331716399">
                <text:p>7.427983317163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9.88408615227931">
                <text:p>-9.88408615227931</text:p>
              </table:table-cell>
              <table:table-cell office:value-type="float" office:value="7.3913929427941">
                <text:p>7.3913929427941</text:p>
              </table:table-cell>
              <table:table-cell office:value-type="float" office:value="-9.77460788481062">
                <text:p>-9.77460788481062</text:p>
              </table:table-cell>
              <table:table-cell office:value-type="float" office:value="7.63574382672659">
                <text:p>7.63574382672659</text:p>
              </table:table-cell>
              <table:table-cell office:value-type="float" office:value="-9.60719466216666">
                <text:p>-9.60719466216666</text:p>
              </table:table-cell>
              <table:table-cell office:value-type="float" office:value="7.4038764906968">
                <text:p>7.4038764906968</text:p>
              </table:table-cell>
              <table:table-cell office:value-type="float" office:value="-23.4046617432809">
                <text:p>-23.4046617432809</text:p>
              </table:table-cell>
              <table:table-cell office:value-type="float" office:value="15.6481514364376">
                <text:p>15.6481514364376</text:p>
              </table:table-cell>
              <table:table-cell office:value-type="float" office:value="-9.88408663216028">
                <text:p>-9.88408663216028</text:p>
              </table:table-cell>
              <table:table-cell office:value-type="float" office:value="7.39139306891151">
                <text:p>7.391393068911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9.8421497515613">
                <text:p>-9.8421497515613</text:p>
              </table:table-cell>
              <table:table-cell office:value-type="float" office:value="7.2554008738316">
                <text:p>7.2554008738316</text:p>
              </table:table-cell>
              <table:table-cell office:value-type="float" office:value="-9.46242084735214">
                <text:p>-9.46242084735214</text:p>
              </table:table-cell>
              <table:table-cell office:value-type="float" office:value="7.44032634384904">
                <text:p>7.44032634384904</text:p>
              </table:table-cell>
              <table:table-cell office:value-type="float" office:value="-9.58075183737026">
                <text:p>-9.58075183737026</text:p>
              </table:table-cell>
              <table:table-cell office:value-type="float" office:value="7.30743595452665">
                <text:p>7.30743595452665</text:p>
              </table:table-cell>
              <table:table-cell office:value-type="float" office:value="-23.5661708935212">
                <text:p>-23.5661708935212</text:p>
              </table:table-cell>
              <table:table-cell office:value-type="float" office:value="15.4521527492228">
                <text:p>15.4521527492228</text:p>
              </table:table-cell>
              <table:table-cell office:value-type="float" office:value="-9.84215024698128">
                <text:p>-9.84215024698128</text:p>
              </table:table-cell>
              <table:table-cell office:value-type="float" office:value="7.25540102119157">
                <text:p>7.255401021191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9.83727471647493">
                <text:p>-9.83727471647493</text:p>
              </table:table-cell>
              <table:table-cell office:value-type="float" office:value="7.14704007428396">
                <text:p>7.14704007428396</text:p>
              </table:table-cell>
              <table:table-cell office:value-type="float" office:value="-9.78594392793482">
                <text:p>-9.78594392793482</text:p>
              </table:table-cell>
              <table:table-cell office:value-type="float" office:value="7.04446375343542">
                <text:p>7.04446375343542</text:p>
              </table:table-cell>
              <table:table-cell office:value-type="float" office:value="-9.55334594541572">
                <text:p>-9.55334594541572</text:p>
              </table:table-cell>
              <table:table-cell office:value-type="float" office:value="7.21126466418396">
                <text:p>7.21126466418396</text:p>
              </table:table-cell>
              <table:table-cell office:value-type="float" office:value="-23.5958025047439">
                <text:p>-23.5958025047439</text:p>
              </table:table-cell>
              <table:table-cell office:value-type="float" office:value="15.4124095383439">
                <text:p>15.4124095383439</text:p>
              </table:table-cell>
              <table:table-cell office:value-type="float" office:value="-9.83727520103496">
                <text:p>-9.83727520103496</text:p>
              </table:table-cell>
              <table:table-cell office:value-type="float" office:value="7.14704018239363">
                <text:p>7.14704018239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